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Times New Roman" svg:font-family="'Times New Roman'"/>
    <style:font-face style:name="Times New Roman1" svg:font-family="'Times New Roman'" style:font-family-generic="roman" style:font-pitch="variable"/>
    <style:font-face style:name="TimesNewRoman" svg:font-family="TimesNewRoman" style:font-family-generic="roman"/>
    <style:font-face style:name="TimesNewRoman,Italic" svg:font-family="'TimesNewRoman,Italic'" style:font-family-generic="roman"/>
    <style:font-face style:name="Trebuchet MS" svg:font-family="'Trebuchet MS', Verdana, sans-serif"/>
  </office:font-face-decls>
  <office:automatic-styles>
    <style:style style:name="Table11" style:family="table">
      <style:table-properties style:width="6.925in" table:align="margins"/>
    </style:style>
    <style:style style:name="Table11.A" style:family="table-column">
      <style:table-column-properties style:column-width="0.6667in" style:rel-column-width="6307*"/>
    </style:style>
    <style:style style:name="Table11.B" style:family="table-column">
      <style:table-column-properties style:column-width="3.9486in" style:rel-column-width="37369*"/>
    </style:style>
    <style:style style:name="Table11.C" style:family="table-column">
      <style:table-column-properties style:column-width="2.3097in" style:rel-column-width="21859*"/>
    </style:style>
    <style:style style:name="Table11.A1" style:family="table-cell">
      <style:table-cell-properties fo:padding="0.0382in" fo:border-left="0.5pt solid #000000" fo:border-right="none" fo:border-top="0.5pt solid #000000" fo:border-bottom="0.5pt solid #000000"/>
    </style:style>
    <style:style style:name="Table11.C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0.5pt solid #000000" fo:border-top="none" fo:border-bottom="0.5pt solid #000000"/>
    </style:style>
    <style:style style:name="Table10" style:family="table">
      <style:table-properties style:width="4.0417in" table:align="left"/>
    </style:style>
    <style:style style:name="Table10.A" style:family="table-column">
      <style:table-column-properties style:column-width="1.791in"/>
    </style:style>
    <style:style style:name="Table10.B" style:family="table-column">
      <style:table-column-properties style:column-width="2.2507in"/>
    </style:style>
    <style:style style:name="Table10.A1" style:family="table-cell">
      <style:table-cell-properties fo:padding="0.0382in" fo:border-left="0.5pt solid #000000" fo:border-right="none" fo:border-top="0.5pt solid #000000" fo:border-bottom="0.5pt solid #000000"/>
    </style:style>
    <style:style style:name="Table10.B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B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1.2889in" style:rel-column-width="12200*"/>
    </style:style>
    <style:style style:name="Table3.B" style:family="table-column">
      <style:table-column-properties style:column-width="1.5611in" style:rel-column-width="14775*"/>
    </style:style>
    <style:style style:name="Table3.C" style:family="table-column">
      <style:table-column-properties style:column-width="1.1257in" style:rel-column-width="10656*"/>
    </style:style>
    <style:style style:name="Table3.D" style:family="table-column">
      <style:table-column-properties style:column-width="0.9389in" style:rel-column-width="8882*"/>
    </style:style>
    <style:style style:name="Table3.E" style:family="table-column">
      <style:table-column-properties style:column-width="2.0097in" style:rel-column-width="19022*"/>
    </style:style>
    <style:style style:name="Table3.A1" style:family="table-cell">
      <style:table-cell-properties fo:padding="0.0382in" fo:border-left="0.5pt solid #000000" fo:border-right="none" fo:border-top="0.5pt solid #000000" fo:border-bottom="0.5pt solid #000000"/>
    </style:style>
    <style:style style:name="Table3.E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E2" style:family="table-cell">
      <style:table-cell-properties fo:padding="0.0382in" fo:border-left="0.5pt solid #000000" fo:border-right="0.5pt solid #000000" fo:border-top="none" fo:border-bottom="0.5pt solid #000000"/>
    </style:style>
    <style:style style:name="Table9" style:family="table">
      <style:table-properties style:width="4.1667in" table:align="left"/>
    </style:style>
    <style:style style:name="Table9.A" style:family="table-column">
      <style:table-column-properties style:column-width="1.791in"/>
    </style:style>
    <style:style style:name="Table9.B" style:family="table-column">
      <style:table-column-properties style:column-width="2.3757in"/>
    </style:style>
    <style:style style:name="Table9.A1" style:family="table-cell">
      <style:table-cell-properties fo:padding="0.0382in" fo:border-left="0.5pt solid #000000" fo:border-right="none" fo:border-top="0.5pt solid #000000" fo:border-bottom="0.5pt solid #000000"/>
    </style:style>
    <style:style style:name="Table9.B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B2" style:family="table-cell">
      <style:table-cell-properties fo:padding="0.0382in" fo:border-left="0.5pt solid #000000" fo:border-right="0.5pt solid #000000" fo:border-top="none" fo:border-bottom="0.5pt solid #000000"/>
    </style:style>
    <style:style style:name="Table8" style:family="table">
      <style:table-properties style:width="4.0417in" table:align="left"/>
    </style:style>
    <style:style style:name="Table8.A" style:family="table-column">
      <style:table-column-properties style:column-width="1.791in"/>
    </style:style>
    <style:style style:name="Table8.B" style:family="table-column">
      <style:table-column-properties style:column-width="2.2507in"/>
    </style:style>
    <style:style style:name="Table8.A1" style:family="table-cell">
      <style:table-cell-properties fo:padding="0.0382in" fo:border-left="0.5pt solid #000000" fo:border-right="none" fo:border-top="0.5pt solid #000000" fo:border-bottom="0.5pt solid #000000"/>
    </style:style>
    <style:style style:name="Table8.B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5" style:family="table">
      <style:table-properties style:width="6.925in" table:align="margins"/>
    </style:style>
    <style:style style:name="Table5.A" style:family="table-column">
      <style:table-column-properties style:column-width="0.7264in" style:rel-column-width="6872*"/>
    </style:style>
    <style:style style:name="Table5.B" style:family="table-column">
      <style:table-column-properties style:column-width="1.6229in" style:rel-column-width="15360*"/>
    </style:style>
    <style:style style:name="Table5.C" style:family="table-column">
      <style:table-column-properties style:column-width="1.1049in" style:rel-column-width="10459*"/>
    </style:style>
    <style:style style:name="Table5.D" style:family="table-column">
      <style:table-column-properties style:column-width="1.0236in" style:rel-column-width="9684*"/>
    </style:style>
    <style:style style:name="Table5.E" style:family="table-column">
      <style:table-column-properties style:column-width="0.9347in" style:rel-column-width="8849*"/>
    </style:style>
    <style:style style:name="Table5.F" style:family="table-column">
      <style:table-column-properties style:column-width="1.5125in" style:rel-column-width="14311*"/>
    </style:style>
    <style:style style:name="Table5.A1" style:family="table-cell">
      <style:table-cell-properties fo:padding="0.0382in" fo:border-left="0.5pt solid #000000" fo:border-right="none" fo:border-top="0.5pt solid #000000" fo:border-bottom="0.5pt solid #000000"/>
    </style:style>
    <style:style style:name="Table5.F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F2" style:family="table-cell">
      <style:table-cell-properties fo:padding="0.0382in" fo:border-left="0.5pt solid #000000" fo:border-right="0.5pt solid #000000" fo:border-top="none" fo:border-bottom="0.5pt solid #000000"/>
    </style:style>
    <style:style style:name="Table7" style:family="table">
      <style:table-properties style:width="4.0417in" table:align="left"/>
    </style:style>
    <style:style style:name="Table7.A" style:family="table-column">
      <style:table-column-properties style:column-width="1.791in"/>
    </style:style>
    <style:style style:name="Table7.B" style:family="table-column">
      <style:table-column-properties style:column-width="2.2507in"/>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Table4" style:family="table">
      <style:table-properties style:width="6.925in" table:align="margins"/>
    </style:style>
    <style:style style:name="Table4.A" style:family="table-column">
      <style:table-column-properties style:column-width="1.2257in" style:rel-column-width="11602*"/>
    </style:style>
    <style:style style:name="Table4.B" style:family="table-column">
      <style:table-column-properties style:column-width="1.5368in" style:rel-column-width="14545*"/>
    </style:style>
    <style:style style:name="Table4.C" style:family="table-column">
      <style:table-column-properties style:column-width="1.4632in" style:rel-column-width="13849*"/>
    </style:style>
    <style:style style:name="Table4.D" style:family="table-column">
      <style:table-column-properties style:column-width="0.9389in" style:rel-column-width="8882*"/>
    </style:style>
    <style:style style:name="Table4.E" style:family="table-column">
      <style:table-column-properties style:column-width="1.7604in" style:rel-column-width="16657*"/>
    </style:style>
    <style:style style:name="Table4.A1" style:family="table-cell">
      <style:table-cell-properties fo:padding="0.0382in" fo:border-left="0.5pt solid #000000" fo:border-right="none" fo:border-top="0.5pt solid #000000" fo:border-bottom="0.5pt solid #000000"/>
    </style:style>
    <style:style style:name="Table4.E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E2" style:family="table-cell">
      <style:table-cell-properties fo:padding="0.0382in" fo:border-left="0.5pt solid #000000" fo:border-right="0.5pt solid #000000" fo:border-top="none" fo:border-bottom="0.5pt solid #000000"/>
    </style:style>
    <style:style style:name="Table6" style:family="table">
      <style:table-properties style:width="6.925in" table:align="margins"/>
    </style:style>
    <style:style style:name="Table6.A" style:family="table-column">
      <style:table-column-properties style:column-width="1.666in" style:rel-column-width="15767*"/>
    </style:style>
    <style:style style:name="Table6.B" style:family="table-column">
      <style:table-column-properties style:column-width="1.7479in" style:rel-column-width="16543*"/>
    </style:style>
    <style:style style:name="Table6.C" style:family="table-column">
      <style:table-column-properties style:column-width="0.8111in" style:rel-column-width="7673*"/>
    </style:style>
    <style:style style:name="Table6.D" style:family="table-column">
      <style:table-column-properties style:column-width="2.7in" style:rel-column-width="25552*"/>
    </style:style>
    <style:style style:name="Table6.A1" style:family="table-cell">
      <style:table-cell-properties fo:padding="0.0382in" fo:border-left="0.5pt solid #000000" fo:border-right="none" fo:border-top="0.5pt solid #000000" fo:border-bottom="0.5pt solid #000000"/>
    </style:style>
    <style:style style:name="Table6.D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D2" style:family="table-cell">
      <style:table-cell-properties fo:padding="0.0382in" fo:border-left="0.5pt solid #000000" fo:border-right="0.5pt solid #000000" fo:border-top="none" fo:border-bottom="0.5pt solid #000000"/>
    </style:style>
    <style:style style:name="Table1" style:family="table">
      <style:table-properties style:width="2.7917in" table:align="left"/>
    </style:style>
    <style:style style:name="Table1.A" style:family="table-column">
      <style:table-column-properties style:column-width="1.2917in"/>
    </style:style>
    <style:style style:name="Table1.B" style:family="table-column">
      <style:table-column-properties style:column-width="1.5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4.5625in" table:align="left"/>
    </style:style>
    <style:style style:name="Table2.A" style:family="table-column">
      <style:table-column-properties style:column-width="3.5in"/>
    </style:style>
    <style:style style:name="Table2.B" style:family="table-column">
      <style:table-column-properties style:column-width="1.0625in"/>
    </style:style>
    <style:style style:name="Table2.A1" style:family="table-cell">
      <style:table-cell-properties style:writing-mode="page"/>
    </style:style>
    <style:style style:name="P1" style:family="paragraph" style:parent-style-name="Standard">
      <style:text-properties style:font-name="Times New Roman1"/>
    </style:style>
    <style:style style:name="P2" style:family="paragraph" style:parent-style-name="Standard">
      <style:text-properties style:font-name="Times New Roman1" fo:font-size="12pt" style:font-size-asian="12pt" style:font-size-complex="12pt"/>
    </style:style>
    <style:style style:name="P3" style:family="paragraph" style:parent-style-name="Standard">
      <style:paragraph-properties fo:line-height="100%" fo:text-align="start" style:justify-single-word="false"/>
      <style:text-properties style:font-name="Times New Roman1" fo:font-size="12pt" style:font-size-asian="12pt" style:font-size-complex="12pt"/>
    </style:style>
    <style:style style:name="P4" style:family="paragraph" style:parent-style-name="Standard">
      <style:paragraph-properties fo:line-height="100%" fo:text-align="start" style:justify-single-word="false"/>
      <style:text-properties style:font-name="Times New Roman1" fo:font-size="12pt" officeooo:paragraph-rsid="00c36d05" style:font-size-asian="12pt" style:font-size-complex="12pt"/>
    </style:style>
    <style:style style:name="P5" style:family="paragraph" style:parent-style-name="Standard">
      <style:text-properties style:font-name="Times New Roman1" fo:font-size="12pt" officeooo:paragraph-rsid="00921f37" style:font-size-asian="12pt" style:font-size-complex="12pt"/>
    </style:style>
    <style:style style:name="P6" style:family="paragraph" style:parent-style-name="Standard">
      <style:text-properties style:font-name="Times New Roman1" fo:font-size="12pt" officeooo:paragraph-rsid="00930c0c" style:font-size-asian="12pt" style:font-size-complex="12pt"/>
    </style:style>
    <style:style style:name="P7" style:family="paragraph" style:parent-style-name="Standard">
      <style:text-properties style:font-name="Times New Roman1" fo:font-size="12pt" officeooo:paragraph-rsid="00c226bf" style:font-size-asian="12pt" style:font-size-complex="12pt"/>
    </style:style>
    <style:style style:name="P8" style:family="paragraph" style:parent-style-name="Standard">
      <style:text-properties style:font-name="Times New Roman1" fo:font-size="12pt" officeooo:rsid="00c226bf" officeooo:paragraph-rsid="00c226bf" style:font-size-asian="12pt" style:font-size-complex="12pt"/>
    </style:style>
    <style:style style:name="P9" style:family="paragraph" style:parent-style-name="Table_20_Contents">
      <style:text-properties style:font-name="Times New Roman1" fo:font-size="12pt" style:font-size-asian="12pt" style:font-size-complex="12pt"/>
    </style:style>
    <style:style style:name="P10" style:family="paragraph" style:parent-style-name="Table_20_Contents">
      <style:text-properties style:font-name="Times New Roman1" fo:font-size="12pt" officeooo:rsid="00c36d05" officeooo:paragraph-rsid="00c36d05" style:font-size-asian="12pt" style:font-size-complex="12pt"/>
    </style:style>
    <style:style style:name="P11" style:family="paragraph" style:parent-style-name="Standard">
      <style:text-properties style:font-name="Times New Roman1" fo:font-size="12pt" officeooo:paragraph-rsid="00d2ed4f" style:font-size-asian="12pt" style:font-size-complex="12pt"/>
    </style:style>
    <style:style style:name="P12" style:family="paragraph" style:parent-style-name="Standard">
      <style:text-properties style:font-name="Times New Roman1" fo:font-size="12pt" officeooo:paragraph-rsid="01293a58" style:font-size-asian="12pt" style:font-size-complex="12pt"/>
    </style:style>
    <style:style style:name="P13" style:family="paragraph" style:parent-style-name="Table_20_Contents">
      <style:text-properties style:font-name="Times New Roman1" fo:font-size="12pt" officeooo:rsid="016ef14c" officeooo:paragraph-rsid="016ef14c" style:font-size-asian="12pt" style:font-size-complex="12pt"/>
    </style:style>
    <style:style style:name="P14" style:family="paragraph" style:parent-style-name="Standard">
      <style:text-properties style:font-name="Times New Roman1" fo:font-size="12pt" fo:font-weight="bold" style:font-size-asian="12pt" style:font-weight-asian="bold" style:font-size-complex="12pt" style:font-weight-complex="bold"/>
    </style:style>
    <style:style style:name="P15" style:family="paragraph" style:parent-style-name="Standard">
      <style:paragraph-properties fo:line-height="100%" fo:text-align="start" style:justify-single-word="false"/>
      <style:text-properties style:font-name="Times New Roman1" fo:font-size="12pt" fo:font-weight="bold" style:font-size-asian="12pt" style:font-weight-asian="bold" style:font-size-complex="12pt" style:font-weight-complex="bold"/>
    </style:style>
    <style:style style:name="P16" style:family="paragraph" style:parent-style-name="Standard">
      <style:text-properties style:font-name="Times New Roman1" fo:font-size="12pt" fo:font-weight="bold" officeooo:rsid="01b03fbc" officeooo:paragraph-rsid="01b03fbc" style:font-size-asian="12pt" style:font-weight-asian="bold" style:font-size-complex="12pt" style:font-weight-complex="bold"/>
    </style:style>
    <style:style style:name="P17" style:family="paragraph" style:parent-style-name="Table_20_Contents">
      <style:paragraph-properties fo:text-align="start" style:justify-single-word="false"/>
      <style:text-properties style:font-name="Times New Roman1" fo:font-size="12pt" style:font-name-asian="Times New Roman" style:font-size-asian="12pt" style:font-name-complex="Times New Roman" style:font-size-complex="12pt"/>
    </style:style>
    <style:style style:name="P18" style:family="paragraph" style:parent-style-name="Table_20_Contents">
      <style:paragraph-properties fo:text-align="start" style:justify-single-word="false"/>
      <style:text-properties style:font-name="Times New Roman1" fo:font-size="12pt" officeooo:rsid="00c36d05" officeooo:paragraph-rsid="00c36d05" style:font-name-asian="Times New Roman" style:font-size-asian="12pt" style:font-name-complex="Times New Roman" style:font-size-complex="12pt"/>
    </style:style>
    <style:style style:name="P19" style:family="paragraph" style:parent-style-name="Table_20_Contents">
      <style:paragraph-properties fo:text-align="start" style:justify-single-word="false"/>
      <style:text-properties style:font-name="Times New Roman1" fo:font-size="12pt" officeooo:rsid="00c55b4d" officeooo:paragraph-rsid="00c55b4d" style:font-name-asian="Times New Roman" style:font-size-asian="12pt" style:font-name-complex="Times New Roman" style:font-size-complex="12pt"/>
    </style:style>
    <style:style style:name="P20" style:family="paragraph" style:parent-style-name="Standard">
      <style:paragraph-properties fo:line-height="100%" fo:text-align="start" style:justify-single-word="false"/>
      <style:text-properties style:font-name="Times New Roman1" officeooo:paragraph-rsid="0075cffe"/>
    </style:style>
    <style:style style:name="P21" style:family="paragraph" style:parent-style-name="Standard">
      <style:text-properties style:font-name="Times New Roman1" officeooo:paragraph-rsid="008798d9"/>
    </style:style>
    <style:style style:name="P22" style:family="paragraph" style:parent-style-name="Standard">
      <style:paragraph-properties fo:line-height="100%" fo:text-align="start" style:justify-single-word="false"/>
      <style:text-properties style:font-name="Times New Roman1" fo:font-weight="normal" officeooo:paragraph-rsid="00bd3a32" style:font-weight-asian="normal" style:font-weight-complex="normal"/>
    </style:style>
    <style:style style:name="P23" style:family="paragraph" style:parent-style-name="Standard">
      <style:text-properties style:font-name="Times New Roman1" fo:font-weight="bold" style:font-weight-asian="bold" style:font-weight-complex="bold"/>
    </style:style>
    <style:style style:name="P24" style:family="paragraph" style:parent-style-name="Standard">
      <style:text-properties style:font-name="Times New Roman1" officeooo:rsid="00c226bf" officeooo:paragraph-rsid="00c226bf"/>
    </style:style>
    <style:style style:name="P25" style:family="paragraph" style:parent-style-name="Table_20_Contents">
      <style:text-properties style:font-name="Times New Roman1" officeooo:rsid="00c226bf" officeooo:paragraph-rsid="00c226bf"/>
    </style:style>
    <style:style style:name="P26" style:family="paragraph" style:parent-style-name="Table_20_Contents">
      <style:text-properties style:font-name="Times New Roman1"/>
    </style:style>
    <style:style style:name="P27" style:family="paragraph" style:parent-style-name="Standard">
      <style:text-properties style:font-name="Times New Roman1" officeooo:rsid="01e362dd" officeooo:paragraph-rsid="01e362dd"/>
    </style:style>
    <style:style style:name="P28" style:family="paragraph" style:parent-style-name="Standard">
      <style:paragraph-properties fo:line-height="100%" fo:text-align="start" style:justify-single-word="false"/>
      <style:text-properties style:use-window-font-color="true" loext:opacity="0%" style:font-name="Calibri" fo:font-size="11pt" fo:font-weight="normal" fo:background-color="transparent" style:font-name-asian="Calibri" style:font-name-complex="Calibri"/>
    </style:style>
    <style:style style:name="P29" style:family="paragraph" style:parent-style-name="Standard">
      <style:paragraph-properties fo:line-height="100%" fo:text-align="start" style:justify-single-word="false"/>
      <style:text-properties style:use-window-font-color="true" loext:opacity="0%" style:font-name="Calibri" fo:font-size="11pt" fo:font-weight="normal" officeooo:paragraph-rsid="00d293d4" fo:background-color="transparent" style:font-name-asian="Calibri" style:font-name-complex="Calibri"/>
    </style:style>
    <style:style style:name="P30" style:family="paragraph" style:parent-style-name="Standard">
      <style:paragraph-properties fo:line-height="100%" fo:text-align="start" style:justify-single-word="false"/>
      <style:text-properties style:use-window-font-color="true" loext:opacity="0%" style:font-name="Times New Roman" fo:font-size="12pt" fo:font-weight="normal" fo:background-color="transparent" style:font-name-asian="Times New Roman" style:font-name-complex="Times New Roman"/>
    </style:style>
    <style:style style:name="P31"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00110c1" fo:background-color="transparent" style:font-name-asian="Times New Roman" style:font-name-complex="Times New Roman"/>
    </style:style>
    <style:style style:name="P32"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00580fa" fo:background-color="transparent" style:font-name-asian="Times New Roman" style:font-name-complex="Times New Roman"/>
    </style:style>
    <style:style style:name="P33"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0070d27" fo:background-color="transparent" style:font-name-asian="Times New Roman" style:font-name-complex="Times New Roman"/>
    </style:style>
    <style:style style:name="P34"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072d3ca" fo:background-color="transparent" style:font-name-asian="Times New Roman" style:font-name-complex="Times New Roman"/>
    </style:style>
    <style:style style:name="P35"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075cffe" fo:background-color="transparent" style:font-name-asian="Times New Roman" style:font-name-complex="Times New Roman"/>
    </style:style>
    <style:style style:name="P36"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07f40a0" fo:background-color="transparent" style:font-name-asian="Times New Roman" style:font-name-complex="Times New Roman"/>
    </style:style>
    <style:style style:name="P37"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08798d9" fo:background-color="transparent" style:font-name-asian="Times New Roman" style:font-name-complex="Times New Roman"/>
    </style:style>
    <style:style style:name="P38"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0910282" fo:background-color="transparent" style:font-name-asian="Times New Roman" style:font-name-complex="Times New Roman"/>
    </style:style>
    <style:style style:name="P39"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0980310" fo:background-color="transparent" style:font-name-asian="Times New Roman" style:font-name-complex="Times New Roman"/>
    </style:style>
    <style:style style:name="P40"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099e54b" fo:background-color="transparent" style:font-name-asian="Times New Roman" style:font-name-complex="Times New Roman"/>
    </style:style>
    <style:style style:name="P41"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09bbf6c" fo:background-color="transparent" style:font-name-asian="Times New Roman" style:font-name-complex="Times New Roman"/>
    </style:style>
    <style:style style:name="P42"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09c8c36" fo:background-color="transparent" style:font-name-asian="Times New Roman" style:font-name-complex="Times New Roman"/>
    </style:style>
    <style:style style:name="P43"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09de782" fo:background-color="transparent" style:font-name-asian="Times New Roman" style:font-name-complex="Times New Roman"/>
    </style:style>
    <style:style style:name="P44"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0a0d598" fo:background-color="transparent" style:font-name-asian="Times New Roman" style:font-name-complex="Times New Roman"/>
    </style:style>
    <style:style style:name="P45"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0a15458" fo:background-color="transparent" style:font-name-asian="Times New Roman" style:font-name-complex="Times New Roman"/>
    </style:style>
    <style:style style:name="P46"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0b76c88" fo:background-color="transparent" style:font-name-asian="Times New Roman" style:font-name-complex="Times New Roman"/>
    </style:style>
    <style:style style:name="P47"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0b8a65d" fo:background-color="transparent" style:font-name-asian="Times New Roman" style:font-name-complex="Times New Roman"/>
    </style:style>
    <style:style style:name="P48"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0bd3a32" fo:background-color="transparent" style:font-name-asian="Times New Roman" style:font-name-complex="Times New Roman"/>
    </style:style>
    <style:style style:name="P49"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0bea4e4" fo:background-color="transparent" style:font-name-asian="Times New Roman" style:font-name-complex="Times New Roman"/>
    </style:style>
    <style:style style:name="P50"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0c05c53" fo:background-color="transparent" style:font-name-asian="Times New Roman" style:font-name-complex="Times New Roman"/>
    </style:style>
    <style:style style:name="P51"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0c36d05" fo:background-color="transparent" style:font-name-asian="Times New Roman" style:font-name-complex="Times New Roman"/>
    </style:style>
    <style:style style:name="P52"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0c76d5d" fo:background-color="transparent" style:font-name-asian="Times New Roman" style:font-name-complex="Times New Roman"/>
    </style:style>
    <style:style style:name="P53"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0c8dc10" fo:background-color="transparent" style:font-name-asian="Times New Roman" style:font-name-complex="Times New Roman"/>
    </style:style>
    <style:style style:name="P54"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0c9becc" fo:background-color="transparent" style:font-name-asian="Times New Roman" style:font-name-complex="Times New Roman"/>
    </style:style>
    <style:style style:name="P55"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0cd5b40" fo:background-color="transparent" style:font-name-asian="Times New Roman" style:font-name-complex="Times New Roman"/>
    </style:style>
    <style:style style:name="P56"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0e6ba8c" fo:background-color="transparent" style:font-name-asian="Times New Roman" style:font-name-complex="Times New Roman"/>
    </style:style>
    <style:style style:name="P57"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0e85661" fo:background-color="transparent" style:font-name-asian="Times New Roman" style:font-name-complex="Times New Roman"/>
    </style:style>
    <style:style style:name="P58"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0ee50c7" fo:background-color="transparent" style:font-name-asian="Times New Roman" style:font-name-complex="Times New Roman"/>
    </style:style>
    <style:style style:name="P59"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0d293d4" fo:background-color="transparent" style:font-name-asian="Times New Roman" style:font-name-complex="Times New Roman"/>
    </style:style>
    <style:style style:name="P60"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0f3beef" fo:background-color="transparent" style:font-name-asian="Times New Roman" style:font-name-complex="Times New Roman"/>
    </style:style>
    <style:style style:name="P61"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0f70045" fo:background-color="transparent" style:font-name-asian="Times New Roman" style:font-name-complex="Times New Roman"/>
    </style:style>
    <style:style style:name="P62"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0f98f90" fo:background-color="transparent" style:font-name-asian="Times New Roman" style:font-name-complex="Times New Roman"/>
    </style:style>
    <style:style style:name="P63"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0ff91c3" fo:background-color="transparent" style:font-name-asian="Times New Roman" style:font-name-complex="Times New Roman"/>
    </style:style>
    <style:style style:name="P64"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1058b7a" fo:background-color="transparent" style:font-name-asian="Times New Roman" style:font-name-complex="Times New Roman"/>
    </style:style>
    <style:style style:name="P65"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10fbaaf" fo:background-color="transparent" style:font-name-asian="Times New Roman" style:font-name-complex="Times New Roman"/>
    </style:style>
    <style:style style:name="P66"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111b3fb" fo:background-color="transparent" style:font-name-asian="Times New Roman" style:font-name-complex="Times New Roman"/>
    </style:style>
    <style:style style:name="P67"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11ea1d1" fo:background-color="transparent" style:font-name-asian="Times New Roman" style:font-name-complex="Times New Roman"/>
    </style:style>
    <style:style style:name="P68"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126c212" fo:background-color="transparent" style:font-name-asian="Times New Roman" style:font-name-complex="Times New Roman"/>
    </style:style>
    <style:style style:name="P69"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1293a58" fo:background-color="transparent" style:font-name-asian="Times New Roman" style:font-name-complex="Times New Roman"/>
    </style:style>
    <style:style style:name="P70"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12fe76a" fo:background-color="transparent" style:font-name-asian="Times New Roman" style:font-name-complex="Times New Roman"/>
    </style:style>
    <style:style style:name="P71"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13181ce" fo:background-color="transparent" style:font-name-asian="Times New Roman" style:font-name-complex="Times New Roman"/>
    </style:style>
    <style:style style:name="P72"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13ceec9" fo:background-color="transparent" style:font-name-asian="Times New Roman" style:font-name-complex="Times New Roman"/>
    </style:style>
    <style:style style:name="P73"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13e5c33" fo:background-color="transparent" style:font-name-asian="Times New Roman" style:font-name-complex="Times New Roman"/>
    </style:style>
    <style:style style:name="P74"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14121e3" fo:background-color="transparent" style:font-name-asian="Times New Roman" style:font-name-complex="Times New Roman"/>
    </style:style>
    <style:style style:name="P75"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1584540" fo:background-color="transparent" style:font-name-asian="Times New Roman" style:font-name-complex="Times New Roman"/>
    </style:style>
    <style:style style:name="P76"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163f41c" fo:background-color="transparent" style:font-name-asian="Times New Roman" style:font-name-complex="Times New Roman"/>
    </style:style>
    <style:style style:name="P77"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165ca50" fo:background-color="transparent" style:font-name-asian="Times New Roman" style:font-name-complex="Times New Roman"/>
    </style:style>
    <style:style style:name="P78"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16b3200" fo:background-color="transparent" style:font-name-asian="Times New Roman" style:font-name-complex="Times New Roman"/>
    </style:style>
    <style:style style:name="P79"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16cbd26" fo:background-color="transparent" style:font-name-asian="Times New Roman" style:font-name-complex="Times New Roman"/>
    </style:style>
    <style:style style:name="P80"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180799b" fo:background-color="transparent" style:font-name-asian="Times New Roman" style:font-name-complex="Times New Roman"/>
    </style:style>
    <style:style style:name="P81"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19373df" fo:background-color="transparent" style:font-name-asian="Times New Roman" style:font-name-complex="Times New Roman"/>
    </style:style>
    <style:style style:name="P82"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19547e1" fo:background-color="transparent" style:font-name-asian="Times New Roman" style:font-name-complex="Times New Roman"/>
    </style:style>
    <style:style style:name="P83"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195dcfb" fo:background-color="transparent" style:font-name-asian="Times New Roman" style:font-name-complex="Times New Roman"/>
    </style:style>
    <style:style style:name="P84"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19d110a" fo:background-color="transparent" style:font-name-asian="Times New Roman" style:font-name-complex="Times New Roman"/>
    </style:style>
    <style:style style:name="P85"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19ee8df" fo:background-color="transparent" style:font-name-asian="Times New Roman" style:font-name-complex="Times New Roman"/>
    </style:style>
    <style:style style:name="P86"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1a877c6" fo:background-color="transparent" style:font-name-asian="Times New Roman" style:font-name-complex="Times New Roman"/>
    </style:style>
    <style:style style:name="P87"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1ae4f44" fo:background-color="transparent" style:font-name-asian="Times New Roman" style:font-name-complex="Times New Roman"/>
    </style:style>
    <style:style style:name="P88"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1b7d562" fo:background-color="transparent" style:font-name-asian="Times New Roman" style:font-name-complex="Times New Roman"/>
    </style:style>
    <style:style style:name="P89"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1b97bd7" fo:background-color="transparent" style:font-name-asian="Times New Roman" style:font-name-complex="Times New Roman"/>
    </style:style>
    <style:style style:name="P90"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1bbf2c7" fo:background-color="transparent" style:font-name-asian="Times New Roman" style:font-name-complex="Times New Roman"/>
    </style:style>
    <style:style style:name="P91"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1bdc3e3" fo:background-color="transparent" style:font-name-asian="Times New Roman" style:font-name-complex="Times New Roman"/>
    </style:style>
    <style:style style:name="P92"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1c95ae7" fo:background-color="transparent" style:font-name-asian="Times New Roman" style:font-name-complex="Times New Roman"/>
    </style:style>
    <style:style style:name="P93"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1cdcd02" fo:background-color="transparent" style:font-name-asian="Times New Roman" style:font-name-complex="Times New Roman"/>
    </style:style>
    <style:style style:name="P94"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1d26e4e" fo:background-color="transparent" style:font-name-asian="Times New Roman" style:font-name-complex="Times New Roman"/>
    </style:style>
    <style:style style:name="P95"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1ed6ed2" fo:background-color="transparent" style:font-name-asian="Times New Roman" style:font-name-complex="Times New Roman"/>
    </style:style>
    <style:style style:name="P96"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20021ea" fo:background-color="transparent" style:font-name-asian="Times New Roman" style:font-name-complex="Times New Roman"/>
    </style:style>
    <style:style style:name="P97" style:family="paragraph" style:parent-style-name="Standard">
      <style:paragraph-properties fo:line-height="100%" fo:text-align="start" style:justify-single-word="false"/>
      <style:text-properties style:use-window-font-color="true" loext:opacity="0%" style:font-name="Times New Roman" fo:font-size="12pt" fo:font-weight="normal" officeooo:rsid="001e62fb" officeooo:paragraph-rsid="001e62fb" fo:background-color="transparent" style:font-name-asian="Times New Roman" style:font-name-complex="Times New Roman"/>
    </style:style>
    <style:style style:name="P98" style:family="paragraph" style:parent-style-name="Standard">
      <style:paragraph-properties fo:line-height="100%" fo:text-align="start" style:justify-single-word="false"/>
      <style:text-properties style:use-window-font-color="true" loext:opacity="0%" style:font-name="Times New Roman" fo:font-size="12pt" fo:font-weight="normal" officeooo:rsid="0085dd86" fo:background-color="transparent" style:font-name-asian="Times New Roman" style:font-name-complex="Times New Roman"/>
    </style:style>
    <style:style style:name="P99" style:family="paragraph" style:parent-style-name="Standard">
      <style:paragraph-properties fo:line-height="100%" fo:text-align="start" style:justify-single-word="false"/>
      <style:text-properties style:use-window-font-color="true" loext:opacity="0%" style:font-name="Times New Roman" fo:font-size="12pt" fo:font-weight="normal" officeooo:rsid="002260c0" officeooo:paragraph-rsid="00c36d05" fo:background-color="transparent" style:font-name-asian="Times New Roman" style:font-name-complex="Times New Roman"/>
    </style:style>
    <style:style style:name="P100" style:family="paragraph" style:parent-style-name="Standard">
      <style:paragraph-properties fo:line-height="100%" fo:text-align="start" style:justify-single-word="false"/>
      <style:text-properties style:use-window-font-color="true" loext:opacity="0%" style:font-name="Times New Roman" fo:font-size="12pt" fo:font-weight="normal" officeooo:rsid="01257194" fo:background-color="transparent" style:font-name-asian="Times New Roman" style:font-name-complex="Times New Roman"/>
    </style:style>
    <style:style style:name="P101" style:family="paragraph" style:parent-style-name="Standard">
      <style:paragraph-properties fo:line-height="100%" fo:text-align="start" style:justify-single-word="false"/>
      <style:text-properties style:use-window-font-color="true" loext:opacity="0%" style:font-name="Times New Roman" fo:font-size="12pt" fo:font-weight="normal" officeooo:rsid="016b3200" officeooo:paragraph-rsid="016b3200" fo:background-color="transparent" style:font-name-asian="Times New Roman" style:font-name-complex="Times New Roman"/>
    </style:style>
    <style:style style:name="P102" style:family="paragraph" style:parent-style-name="Standard">
      <style:paragraph-properties fo:line-height="100%" fo:text-align="start" style:justify-single-word="false"/>
      <style:text-properties style:use-window-font-color="true" loext:opacity="0%" style:font-name="Times New Roman" fo:font-size="12pt" fo:font-weight="normal" officeooo:rsid="01b97bd7" officeooo:paragraph-rsid="01b97bd7" fo:background-color="transparent" style:font-name-asian="Times New Roman" style:font-name-complex="Times New Roman"/>
    </style:style>
    <style:style style:name="P103" style:family="paragraph" style:parent-style-name="Standard">
      <style:paragraph-properties fo:line-height="100%" fo:text-align="start" style:justify-single-word="false"/>
      <style:text-properties style:use-window-font-color="true" loext:opacity="0%" style:font-name="Times New Roman" fo:font-size="12pt" fo:font-weight="normal" officeooo:rsid="01c0742e" officeooo:paragraph-rsid="01c0742e" fo:background-color="transparent" style:font-name-asian="Times New Roman" style:font-name-complex="Times New Roman"/>
    </style:style>
    <style:style style:name="P104" style:family="paragraph" style:parent-style-name="Standard">
      <style:paragraph-properties fo:line-height="100%" fo:text-align="start" style:justify-single-word="false"/>
      <style:text-properties style:use-window-font-color="true" loext:opacity="0%" style:font-name="Times New Roman" fo:font-size="12pt" fo:font-weight="normal" officeooo:rsid="01c0742e" officeooo:paragraph-rsid="01c95ae7" fo:background-color="transparent" style:font-name-asian="Times New Roman" style:font-name-complex="Times New Roman"/>
    </style:style>
    <style:style style:name="P105" style:family="paragraph" style:parent-style-name="Standard">
      <style:paragraph-properties fo:line-height="100%" fo:text-align="start" style:justify-single-word="false"/>
      <style:text-properties style:use-window-font-color="true" loext:opacity="0%" style:font-name="Times New Roman" fo:font-size="12pt" fo:font-weight="normal" officeooo:rsid="01c0742e" officeooo:paragraph-rsid="01e13adf" fo:background-color="transparent" style:font-name-asian="Times New Roman" style:font-name-complex="Times New Roman"/>
    </style:style>
    <style:style style:name="P106" style:family="paragraph" style:parent-style-name="Standard">
      <style:paragraph-properties fo:line-height="100%" fo:text-align="start" style:justify-single-word="false"/>
      <style:text-properties style:use-window-font-color="true" loext:opacity="0%" style:font-name="Times New Roman" fo:font-size="12pt" fo:font-weight="normal" officeooo:rsid="01c48c61" officeooo:paragraph-rsid="01c95ae7" fo:background-color="transparent" style:font-name-asian="Times New Roman" style:font-name-complex="Times New Roman"/>
    </style:style>
    <style:style style:name="P107" style:family="paragraph" style:parent-style-name="Standard">
      <style:paragraph-properties fo:line-height="100%" fo:text-align="start" style:justify-single-word="false"/>
      <style:text-properties style:use-window-font-color="true" loext:opacity="0%" style:font-name="Times New Roman" fo:font-size="12pt" fo:font-weight="normal" officeooo:rsid="01cc3d2c" officeooo:paragraph-rsid="01c95ae7" fo:background-color="transparent" style:font-name-asian="Times New Roman" style:font-name-complex="Times New Roman"/>
    </style:style>
    <style:style style:name="P108" style:family="paragraph" style:parent-style-name="Standard">
      <style:paragraph-properties fo:line-height="100%" fo:text-align="start" style:justify-single-word="false"/>
      <style:text-properties style:use-window-font-color="true" loext:opacity="0%" style:font-name="Times New Roman" fo:font-size="12pt" fo:font-weight="normal" officeooo:rsid="01cc3d2c" officeooo:paragraph-rsid="01cc3d2c" fo:background-color="transparent" style:font-name-asian="Times New Roman" style:font-name-complex="Times New Roman"/>
    </style:style>
    <style:style style:name="P109" style:family="paragraph" style:parent-style-name="Standard">
      <style:paragraph-properties fo:line-height="100%" fo:text-align="start" style:justify-single-word="false"/>
      <style:text-properties style:use-window-font-color="true" loext:opacity="0%" style:font-name="Times New Roman" fo:font-size="12pt" fo:font-weight="normal" officeooo:rsid="01c0ba55" officeooo:paragraph-rsid="01c95ae7" fo:background-color="transparent" style:font-name-asian="Times New Roman" style:font-name-complex="Times New Roman"/>
    </style:style>
    <style:style style:name="P110" style:family="paragraph" style:parent-style-name="Standard">
      <style:paragraph-properties fo:line-height="100%" fo:text-align="start" style:justify-single-word="false"/>
      <style:text-properties style:use-window-font-color="true" loext:opacity="0%" style:font-name="Times New Roman" fo:font-size="12pt" fo:font-weight="normal" officeooo:rsid="01c0ba55" officeooo:paragraph-rsid="01cd4219" fo:background-color="transparent" style:font-name-asian="Times New Roman" style:font-name-complex="Times New Roman"/>
    </style:style>
    <style:style style:name="P111" style:family="paragraph" style:parent-style-name="Standard">
      <style:paragraph-properties fo:line-height="100%" fo:text-align="start" style:justify-single-word="false"/>
      <style:text-properties style:use-window-font-color="true" loext:opacity="0%" style:font-name="Times New Roman" fo:font-size="12pt" fo:font-weight="normal" officeooo:rsid="01d01b81" officeooo:paragraph-rsid="01d01b81" fo:background-color="transparent" style:font-name-asian="Times New Roman" style:font-name-complex="Times New Roman"/>
    </style:style>
    <style:style style:name="P112" style:family="paragraph" style:parent-style-name="Standard">
      <style:paragraph-properties fo:line-height="100%" fo:text-align="start" style:justify-single-word="false"/>
      <style:text-properties style:use-window-font-color="true" loext:opacity="0%" style:font-name="Times New Roman" fo:font-size="12pt" fo:font-weight="normal" officeooo:rsid="01c4a8db" officeooo:paragraph-rsid="01c95ae7" fo:background-color="transparent" style:font-name-asian="Times New Roman" style:font-name-complex="Times New Roman"/>
    </style:style>
    <style:style style:name="P113" style:family="paragraph" style:parent-style-name="Standard">
      <style:paragraph-properties fo:line-height="100%" fo:text-align="start" style:justify-single-word="false"/>
      <style:text-properties style:use-window-font-color="true" loext:opacity="0%" style:font-name="Times New Roman" fo:font-size="12pt" fo:font-weight="normal" officeooo:rsid="01c66f5e" officeooo:paragraph-rsid="01c95ae7" fo:background-color="transparent" style:font-name-asian="Times New Roman" style:font-name-complex="Times New Roman"/>
    </style:style>
    <style:style style:name="P114" style:family="paragraph" style:parent-style-name="Standard">
      <style:paragraph-properties fo:line-height="100%" fo:text-align="start" style:justify-single-word="false"/>
      <style:text-properties style:use-window-font-color="true" loext:opacity="0%" style:font-name="Times New Roman" fo:font-size="12pt" fo:font-weight="normal" officeooo:rsid="01e0afb5" officeooo:paragraph-rsid="01c95ae7" fo:background-color="transparent" style:font-name-asian="Times New Roman" style:font-name-complex="Times New Roman"/>
    </style:style>
    <style:style style:name="P115" style:family="paragraph" style:parent-style-name="Standard">
      <style:paragraph-properties fo:line-height="100%" fo:text-align="start" style:justify-single-word="false"/>
      <style:text-properties style:use-window-font-color="true" loext:opacity="0%" style:font-name="Times New Roman" fo:font-size="12pt" fo:font-weight="normal" officeooo:rsid="01ed6ed2" officeooo:paragraph-rsid="01ed6ed2" fo:background-color="transparent" style:font-name-asian="Times New Roman" style:font-name-complex="Times New Roman"/>
    </style:style>
    <style:style style:name="P116" style:family="paragraph" style:parent-style-name="Standard">
      <style:paragraph-properties fo:line-height="100%" fo:text-align="start" style:justify-single-word="false"/>
      <style:text-properties style:use-window-font-color="true" loext:opacity="0%" style:font-name="Times New Roman" fo:font-size="12pt" fo:font-weight="normal" officeooo:rsid="01f74d2e" officeooo:paragraph-rsid="01f74d2e" fo:background-color="transparent" style:font-name-asian="Times New Roman" style:font-name-complex="Times New Roman"/>
    </style:style>
    <style:style style:name="P117" style:family="paragraph" style:parent-style-name="Standard">
      <style:text-properties style:use-window-font-color="true" loext:opacity="0%" style:font-name="Times New Roman" fo:font-size="12pt" fo:font-weight="normal" fo:background-color="transparent" style:font-name-asian="Times New Roman" style:font-size-asian="12pt" style:font-name-complex="Times New Roman" style:font-size-complex="12pt"/>
    </style:style>
    <style:style style:name="P118" style:family="paragraph" style:parent-style-name="Standard">
      <style:paragraph-properties fo:line-height="100%" fo:text-align="start" style:justify-single-word="false"/>
      <style:text-properties style:use-window-font-color="true" loext:opacity="0%" style:font-name="Times New Roman" fo:font-size="12pt" fo:font-weight="normal" fo:background-color="transparent" style:font-name-asian="Times New Roman" style:font-size-asian="12pt" style:font-name-complex="Times New Roman" style:font-size-complex="12pt"/>
    </style:style>
    <style:style style:name="P119"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05c509e" fo:background-color="transparent" style:font-name-asian="Times New Roman" style:font-size-asian="12pt" style:font-name-complex="Times New Roman" style:font-size-complex="12pt"/>
    </style:style>
    <style:style style:name="P120"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1a877c6" fo:background-color="transparent" style:font-name-asian="Times New Roman" style:font-size-asian="12pt" style:font-name-complex="Times New Roman" style:font-size-complex="12pt"/>
    </style:style>
    <style:style style:name="P121" style:family="paragraph" style:parent-style-name="Standard">
      <style:text-properties style:use-window-font-color="true" loext:opacity="0%" style:font-name="Times New Roman" fo:font-size="12pt" fo:font-weight="normal" officeooo:paragraph-rsid="00f17cd1" fo:background-color="transparent" style:font-name-asian="Times New Roman" style:font-size-asian="12pt" style:font-name-complex="Times New Roman" style:font-size-complex="12pt"/>
    </style:style>
    <style:style style:name="P122" style:family="paragraph" style:parent-style-name="Standard">
      <style:paragraph-properties fo:line-height="100%" fo:text-align="start" style:justify-single-word="false"/>
      <style:text-properties style:use-window-font-color="true" loext:opacity="0%" style:font-name="Times New Roman" fo:font-size="12pt" fo:font-weight="normal" officeooo:rsid="0200c299" officeooo:paragraph-rsid="0200c299" fo:background-color="transparent" style:font-name-asian="Times New Roman" style:font-size-asian="12pt" style:font-name-complex="Times New Roman" style:font-size-complex="12pt"/>
    </style:style>
    <style:style style:name="P123" style:family="paragraph" style:parent-style-name="Standard">
      <style:paragraph-properties fo:line-height="100%" fo:text-align="start" style:justify-single-word="false"/>
      <style:text-properties style:use-window-font-color="true" loext:opacity="0%" style:font-name="Times New Roman" fo:font-size="12pt" fo:font-weight="normal" fo:background-color="transparent" style:font-name-asian="Times New Roman" style:font-size-asian="12pt" style:font-weight-asian="normal" style:font-name-complex="Times New Roman" style:font-size-complex="12pt" style:font-weight-complex="normal"/>
    </style:style>
    <style:style style:name="P124"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0d293d4" fo:background-color="transparent" style:font-name-asian="Times New Roman" style:font-size-asian="12pt" style:font-weight-asian="normal" style:font-name-complex="Times New Roman" style:font-size-complex="12pt" style:font-weight-complex="normal"/>
    </style:style>
    <style:style style:name="P125" style:family="paragraph" style:parent-style-name="Standard">
      <style:paragraph-properties fo:line-height="100%" fo:text-align="start" style:justify-single-word="false"/>
      <style:text-properties style:use-window-font-color="true" loext:opacity="0%" style:font-name="Times New Roman" fo:font-size="12pt" fo:font-weight="normal" fo:background-color="transparent" style:font-name-asian="Times New Roman" style:font-weight-asian="normal" style:font-name-complex="Times New Roman" style:font-weight-complex="normal"/>
    </style:style>
    <style:style style:name="P126"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052ddbb" fo:background-color="transparent" style:font-name-asian="Times New Roman" style:font-weight-asian="normal" style:font-name-complex="Times New Roman" style:font-weight-complex="normal"/>
    </style:style>
    <style:style style:name="P127"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07f40a0" fo:background-color="transparent" style:font-name-asian="Times New Roman" style:font-weight-asian="normal" style:font-name-complex="Times New Roman" style:font-weight-complex="normal"/>
    </style:style>
    <style:style style:name="P128"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0848ac1" fo:background-color="transparent" style:font-name-asian="Times New Roman" style:font-weight-asian="normal" style:font-name-complex="Times New Roman" style:font-weight-complex="normal"/>
    </style:style>
    <style:style style:name="P129"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0848c7a" fo:background-color="transparent" style:font-name-asian="Times New Roman" style:font-weight-asian="normal" style:font-name-complex="Times New Roman" style:font-weight-complex="normal"/>
    </style:style>
    <style:style style:name="P130"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0a2ba02" fo:background-color="transparent" style:font-name-asian="Times New Roman" style:font-weight-asian="normal" style:font-name-complex="Times New Roman" style:font-weight-complex="normal"/>
    </style:style>
    <style:style style:name="P131"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0ab0e4d" fo:background-color="transparent" style:font-name-asian="Times New Roman" style:font-weight-asian="normal" style:font-name-complex="Times New Roman" style:font-weight-complex="normal"/>
    </style:style>
    <style:style style:name="P132"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0b76c88" fo:background-color="transparent" style:font-name-asian="Times New Roman" style:font-weight-asian="normal" style:font-name-complex="Times New Roman" style:font-weight-complex="normal"/>
    </style:style>
    <style:style style:name="P133"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0d7034e" fo:background-color="transparent" style:font-name-asian="Times New Roman" style:font-weight-asian="normal" style:font-name-complex="Times New Roman" style:font-weight-complex="normal"/>
    </style:style>
    <style:style style:name="P134"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0f3beef" fo:background-color="transparent" style:font-name-asian="Times New Roman" style:font-weight-asian="normal" style:font-name-complex="Times New Roman" style:font-weight-complex="normal"/>
    </style:style>
    <style:style style:name="P135"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0f70045" fo:background-color="transparent" style:font-name-asian="Times New Roman" style:font-weight-asian="normal" style:font-name-complex="Times New Roman" style:font-weight-complex="normal"/>
    </style:style>
    <style:style style:name="P136"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0f76e9b" fo:background-color="transparent" style:font-name-asian="Times New Roman" style:font-weight-asian="normal" style:font-name-complex="Times New Roman" style:font-weight-complex="normal"/>
    </style:style>
    <style:style style:name="P137"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0ff91c3" fo:background-color="transparent" style:font-name-asian="Times New Roman" style:font-weight-asian="normal" style:font-name-complex="Times New Roman" style:font-weight-complex="normal"/>
    </style:style>
    <style:style style:name="P138"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1058b7a" fo:background-color="transparent" style:font-name-asian="Times New Roman" style:font-weight-asian="normal" style:font-name-complex="Times New Roman" style:font-weight-complex="normal"/>
    </style:style>
    <style:style style:name="P139"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129db12" fo:background-color="transparent" style:font-name-asian="Times New Roman" style:font-weight-asian="normal" style:font-name-complex="Times New Roman" style:font-weight-complex="normal"/>
    </style:style>
    <style:style style:name="P140"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12b1140" fo:background-color="transparent" style:font-name-asian="Times New Roman" style:font-weight-asian="normal" style:font-name-complex="Times New Roman" style:font-weight-complex="normal"/>
    </style:style>
    <style:style style:name="P141"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13181ce" fo:background-color="transparent" style:font-name-asian="Times New Roman" style:font-weight-asian="normal" style:font-name-complex="Times New Roman" style:font-weight-complex="normal"/>
    </style:style>
    <style:style style:name="P142"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1336f27" fo:background-color="transparent" style:font-name-asian="Times New Roman" style:font-weight-asian="normal" style:font-name-complex="Times New Roman" style:font-weight-complex="normal"/>
    </style:style>
    <style:style style:name="P143"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13a3857" fo:background-color="transparent" style:font-name-asian="Times New Roman" style:font-weight-asian="normal" style:font-name-complex="Times New Roman" style:font-weight-complex="normal"/>
    </style:style>
    <style:style style:name="P144"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14121e3" fo:background-color="transparent" style:font-name-asian="Times New Roman" style:font-weight-asian="normal" style:font-name-complex="Times New Roman" style:font-weight-complex="normal"/>
    </style:style>
    <style:style style:name="P145"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1526618" fo:background-color="transparent" style:font-name-asian="Times New Roman" style:font-weight-asian="normal" style:font-name-complex="Times New Roman" style:font-weight-complex="normal"/>
    </style:style>
    <style:style style:name="P146"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163f41c" fo:background-color="transparent" style:font-name-asian="Times New Roman" style:font-weight-asian="normal" style:font-name-complex="Times New Roman" style:font-weight-complex="normal"/>
    </style:style>
    <style:style style:name="P147"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17fe42e" fo:background-color="transparent" style:font-name-asian="Times New Roman" style:font-weight-asian="normal" style:font-name-complex="Times New Roman" style:font-weight-complex="normal"/>
    </style:style>
    <style:style style:name="P148"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1ae4f44" fo:background-color="transparent" style:font-name-asian="Times New Roman" style:font-weight-asian="normal" style:font-name-complex="Times New Roman" style:font-weight-complex="normal"/>
    </style:style>
    <style:style style:name="P149"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1b03fbc" fo:background-color="transparent" style:font-name-asian="Times New Roman" style:font-weight-asian="normal" style:font-name-complex="Times New Roman" style:font-weight-complex="normal"/>
    </style:style>
    <style:style style:name="P150"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1c95ae7" fo:background-color="transparent" style:font-name-asian="Times New Roman" style:font-weight-asian="normal" style:font-name-complex="Times New Roman" style:font-weight-complex="normal"/>
    </style:style>
    <style:style style:name="P151"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1d26e4e" fo:background-color="transparent" style:font-name-asian="Times New Roman" style:font-weight-asian="normal" style:font-name-complex="Times New Roman" style:font-weight-complex="normal"/>
    </style:style>
    <style:style style:name="P152"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1d9c9f4" fo:background-color="transparent" style:font-name-asian="Times New Roman" style:font-weight-asian="normal" style:font-name-complex="Times New Roman" style:font-weight-complex="normal"/>
    </style:style>
    <style:style style:name="P153" style:family="paragraph" style:parent-style-name="Standard">
      <style:paragraph-properties fo:line-height="100%" fo:text-align="start" style:justify-single-word="false"/>
      <style:text-properties style:use-window-font-color="true" loext:opacity="0%" style:font-name="Times New Roman" fo:font-size="12pt" fo:font-weight="normal" officeooo:rsid="004255b3" officeooo:paragraph-rsid="004255b3" fo:background-color="transparent" style:font-name-asian="Times New Roman" style:font-weight-asian="normal" style:font-name-complex="Times New Roman" style:font-weight-complex="normal"/>
    </style:style>
    <style:style style:name="P154" style:family="paragraph" style:parent-style-name="Standard">
      <style:paragraph-properties fo:line-height="100%" fo:text-align="start" style:justify-single-word="false"/>
      <style:text-properties style:use-window-font-color="true" loext:opacity="0%" style:font-name="Times New Roman" fo:font-size="12pt" fo:font-weight="normal" officeooo:rsid="005e0c20" officeooo:paragraph-rsid="005e0c20" fo:background-color="transparent" style:font-name-asian="Times New Roman" style:font-weight-asian="normal" style:font-name-complex="Times New Roman" style:font-weight-complex="normal"/>
    </style:style>
    <style:style style:name="P155" style:family="paragraph" style:parent-style-name="Standard">
      <style:paragraph-properties fo:line-height="100%" fo:text-align="start" style:justify-single-word="false"/>
      <style:text-properties style:use-window-font-color="true" loext:opacity="0%" style:font-name="Times New Roman" fo:font-size="12pt" fo:font-weight="normal" officeooo:rsid="00848ac1" officeooo:paragraph-rsid="00848ac1" fo:background-color="transparent" style:font-name-asian="Times New Roman" style:font-weight-asian="normal" style:font-name-complex="Times New Roman" style:font-weight-complex="normal"/>
    </style:style>
    <style:style style:name="P156" style:family="paragraph" style:parent-style-name="Standard">
      <style:paragraph-properties fo:line-height="100%" fo:text-align="start" style:justify-single-word="false"/>
      <style:text-properties style:use-window-font-color="true" loext:opacity="0%" style:font-name="Times New Roman" fo:font-size="12pt" fo:font-weight="normal" officeooo:rsid="00bea4e4" fo:background-color="transparent" style:font-name-asian="Times New Roman" style:font-weight-asian="normal" style:font-name-complex="Times New Roman" style:font-weight-complex="normal"/>
    </style:style>
    <style:style style:name="P157" style:family="paragraph" style:parent-style-name="Standard">
      <style:paragraph-properties fo:line-height="100%" fo:text-align="start" style:justify-single-word="false"/>
      <style:text-properties style:use-window-font-color="true" loext:opacity="0%" style:font-name="Times New Roman" fo:font-size="12pt" fo:font-weight="normal" officeooo:rsid="00bea4e4" officeooo:paragraph-rsid="00bea4e4" fo:background-color="transparent" style:font-name-asian="Times New Roman" style:font-weight-asian="normal" style:font-name-complex="Times New Roman" style:font-weight-complex="normal"/>
    </style:style>
    <style:style style:name="P158" style:family="paragraph" style:parent-style-name="Standard">
      <style:paragraph-properties fo:line-height="100%" fo:text-align="start" style:justify-single-word="false"/>
      <style:text-properties style:use-window-font-color="true" loext:opacity="0%" style:font-name="Times New Roman" fo:font-size="12pt" fo:font-weight="normal" officeooo:rsid="00ab0e4d" fo:background-color="transparent" style:font-name-asian="Times New Roman" style:font-weight-asian="normal" style:font-name-complex="Times New Roman" style:font-weight-complex="normal"/>
    </style:style>
    <style:style style:name="P159" style:family="paragraph" style:parent-style-name="Standard">
      <style:paragraph-properties fo:line-height="100%" fo:text-align="start" style:justify-single-word="false"/>
      <style:text-properties style:use-window-font-color="true" loext:opacity="0%" style:font-name="Times New Roman" fo:font-size="12pt" fo:font-weight="normal" officeooo:rsid="00d293d4" officeooo:paragraph-rsid="00d293d4" fo:background-color="transparent" style:font-name-asian="Times New Roman" style:font-weight-asian="normal" style:font-name-complex="Times New Roman" style:font-weight-complex="normal"/>
    </style:style>
    <style:style style:name="P160" style:family="paragraph" style:parent-style-name="Standard">
      <style:paragraph-properties fo:line-height="100%" fo:text-align="start" style:justify-single-word="false"/>
      <style:text-properties style:use-window-font-color="true" loext:opacity="0%" style:font-name="Times New Roman" fo:font-size="12pt" fo:font-weight="normal" officeooo:rsid="0102f115" fo:background-color="transparent" style:font-name-asian="Times New Roman" style:font-weight-asian="normal" style:font-name-complex="Times New Roman" style:font-weight-complex="normal"/>
    </style:style>
    <style:style style:name="P161" style:family="paragraph" style:parent-style-name="Standard">
      <style:paragraph-properties fo:line-height="100%" fo:text-align="start" style:justify-single-word="false"/>
      <style:text-properties style:use-window-font-color="true" loext:opacity="0%" style:font-name="Times New Roman" fo:font-size="12pt" fo:font-weight="normal" officeooo:rsid="016b3200" officeooo:paragraph-rsid="016b3200" fo:background-color="transparent" style:font-name-asian="Times New Roman" style:font-weight-asian="normal" style:font-name-complex="Times New Roman" style:font-weight-complex="normal"/>
    </style:style>
    <style:style style:name="P162" style:family="paragraph" style:parent-style-name="Standard">
      <style:paragraph-properties fo:line-height="100%" fo:text-align="start" style:justify-single-word="false"/>
      <style:text-properties style:use-window-font-color="true" loext:opacity="0%" style:font-name="Times New Roman" fo:font-size="12pt" fo:font-weight="normal" officeooo:rsid="0112fd96" officeooo:paragraph-rsid="01909c29" fo:background-color="transparent" style:font-name-asian="Times New Roman" style:font-weight-asian="normal" style:font-name-complex="Times New Roman" style:font-weight-complex="normal"/>
    </style:style>
    <style:style style:name="P163" style:family="paragraph" style:parent-style-name="Standard">
      <style:paragraph-properties fo:line-height="100%" fo:text-align="start" style:justify-single-word="false"/>
      <style:text-properties style:use-window-font-color="true" loext:opacity="0%" style:font-name="Times New Roman" fo:font-size="12pt" fo:font-weight="normal" officeooo:rsid="01b03fbc" officeooo:paragraph-rsid="01b03fbc" fo:background-color="transparent" style:font-name-asian="Times New Roman" style:font-weight-asian="normal" style:font-name-complex="Times New Roman" style:font-weight-complex="normal"/>
    </style:style>
    <style:style style:name="P164" style:family="paragraph" style:parent-style-name="Standard">
      <style:paragraph-properties fo:line-height="100%" fo:text-align="start" style:justify-single-word="false"/>
      <style:text-properties style:use-window-font-color="true" loext:opacity="0%" style:font-name="Times New Roman" fo:font-size="12pt" fo:font-weight="normal" officeooo:rsid="01cb309d" officeooo:paragraph-rsid="01cb309d" fo:background-color="transparent" style:font-name-asian="Times New Roman" style:font-weight-asian="normal" style:font-name-complex="Times New Roman" style:font-weight-complex="normal"/>
    </style:style>
    <style:style style:name="P165" style:family="paragraph" style:parent-style-name="Standard">
      <style:paragraph-properties fo:line-height="100%" fo:text-align="start" style:justify-single-word="false"/>
      <style:text-properties style:use-window-font-color="true" loext:opacity="0%" style:font-name="Times New Roman" fo:font-size="12pt" fo:font-weight="normal" officeooo:rsid="01c0742e" officeooo:paragraph-rsid="01c95ae7" fo:background-color="transparent" style:font-name-asian="Times New Roman" style:font-weight-asian="normal" style:font-name-complex="Times New Roman" style:font-weight-complex="normal"/>
    </style:style>
    <style:style style:name="P166" style:family="paragraph" style:parent-style-name="Standard">
      <style:paragraph-properties fo:line-height="100%" fo:text-align="start" style:justify-single-word="false"/>
      <style:text-properties style:use-window-font-color="true" loext:opacity="0%" style:font-name="Times New Roman" fo:font-size="12pt" fo:font-weight="normal" officeooo:rsid="01c48c61" officeooo:paragraph-rsid="01c95ae7" fo:background-color="transparent" style:font-name-asian="Times New Roman" style:font-weight-asian="normal" style:font-name-complex="Times New Roman" style:font-weight-complex="normal"/>
    </style:style>
    <style:style style:name="P167" style:family="paragraph" style:parent-style-name="Standard">
      <style:paragraph-properties fo:line-height="100%" fo:text-align="start" style:justify-single-word="false"/>
      <style:text-properties style:use-window-font-color="true" loext:opacity="0%" style:font-name="Times New Roman" fo:font-size="12pt" fo:font-weight="normal" officeooo:rsid="01cb80bd" officeooo:paragraph-rsid="01c95ae7" fo:background-color="transparent" style:font-name-asian="Times New Roman" style:font-weight-asian="bold" style:font-name-complex="Times New Roman" style:font-weight-complex="bold"/>
    </style:style>
    <style:style style:name="P168" style:family="paragraph" style:parent-style-name="Standard">
      <style:paragraph-properties fo:line-height="100%" fo:text-align="start" style:justify-single-word="false"/>
      <style:text-properties style:use-window-font-color="true" loext:opacity="0%" style:font-name="Times New Roman" fo:font-size="12pt" fo:font-weight="normal" officeooo:rsid="01d0ca90" officeooo:paragraph-rsid="01c95ae7" fo:background-color="transparent" style:font-name-asian="Times New Roman" style:font-weight-asian="bold" style:font-name-complex="Times New Roman" style:font-weight-complex="bold"/>
    </style:style>
    <style:style style:name="P169" style:family="paragraph" style:parent-style-name="Standard">
      <style:paragraph-properties fo:line-height="100%" fo:text-align="start" style:justify-single-word="false"/>
      <style:text-properties style:use-window-font-color="true" loext:opacity="0%" style:font-name="Times New Roman" fo:font-size="12pt" fo:font-weight="normal" officeooo:rsid="01c4a8db" officeooo:paragraph-rsid="01c95ae7" fo:background-color="transparent" style:font-name-asian="Times New Roman" style:font-weight-asian="bold" style:font-name-complex="Times New Roman" style:font-weight-complex="bold"/>
    </style:style>
    <style:style style:name="P170" style:family="paragraph" style:parent-style-name="Standard">
      <style:paragraph-properties fo:line-height="100%" fo:text-align="start" style:justify-single-word="false"/>
      <style:text-properties style:use-window-font-color="true" loext:opacity="0%" style:font-name="Times New Roman" fo:font-size="12pt" fo:font-weight="bold" fo:background-color="transparent" style:font-name-asian="Times New Roman" style:font-name-complex="Times New Roman"/>
    </style:style>
    <style:style style:name="P171" style:family="paragraph" style:parent-style-name="Standard">
      <style:paragraph-properties fo:line-height="100%" fo:text-align="start" style:justify-single-word="false"/>
      <style:text-properties style:use-window-font-color="true" loext:opacity="0%" style:font-name="Times New Roman" fo:font-size="12pt" fo:font-weight="bold" officeooo:paragraph-rsid="009c8c36" fo:background-color="transparent" style:font-name-asian="Times New Roman" style:font-name-complex="Times New Roman"/>
    </style:style>
    <style:style style:name="P172" style:family="paragraph" style:parent-style-name="Standard">
      <style:paragraph-properties fo:line-height="100%" fo:text-align="start" style:justify-single-word="false"/>
      <style:text-properties style:use-window-font-color="true" loext:opacity="0%" style:font-name="Times New Roman" fo:font-size="12pt" fo:font-weight="bold" officeooo:paragraph-rsid="009de782" fo:background-color="transparent" style:font-name-asian="Times New Roman" style:font-name-complex="Times New Roman"/>
    </style:style>
    <style:style style:name="P173" style:family="paragraph" style:parent-style-name="Standard">
      <style:paragraph-properties fo:line-height="100%" fo:text-align="start" style:justify-single-word="false"/>
      <style:text-properties style:use-window-font-color="true" loext:opacity="0%" style:font-name="Times New Roman" fo:font-size="12pt" fo:font-weight="bold" officeooo:paragraph-rsid="00f70045" fo:background-color="transparent" style:font-name-asian="Times New Roman" style:font-name-complex="Times New Roman"/>
    </style:style>
    <style:style style:name="P174" style:family="paragraph" style:parent-style-name="Standard">
      <style:paragraph-properties fo:line-height="100%" fo:text-align="start" style:justify-single-word="false"/>
      <style:text-properties style:use-window-font-color="true" loext:opacity="0%" style:font-name="Times New Roman" fo:font-size="12pt" fo:font-weight="bold" officeooo:paragraph-rsid="01c95ae7" fo:background-color="transparent" style:font-name-asian="Times New Roman" style:font-name-complex="Times New Roman"/>
    </style:style>
    <style:style style:name="P175" style:family="paragraph" style:parent-style-name="Standard">
      <style:text-properties style:use-window-font-color="true" loext:opacity="0%" style:font-name="Times New Roman" fo:font-size="12pt" fo:font-weight="bold" fo:background-color="transparent" style:font-name-asian="Times New Roman" style:font-weight-asian="bold" style:font-name-complex="Times New Roman" style:font-weight-complex="bold"/>
    </style:style>
    <style:style style:name="P176" style:family="paragraph" style:parent-style-name="Standard">
      <style:paragraph-properties fo:line-height="100%" fo:text-align="start" style:justify-single-word="false"/>
      <style:text-properties style:use-window-font-color="true" loext:opacity="0%" style:font-name="Times New Roman" fo:font-size="12pt" fo:font-weight="bold" fo:background-color="transparent" style:font-name-asian="Times New Roman" style:font-weight-asian="bold" style:font-name-complex="Times New Roman" style:font-weight-complex="bold"/>
    </style:style>
    <style:style style:name="P177" style:family="paragraph" style:parent-style-name="Standard">
      <style:paragraph-properties fo:line-height="100%" fo:text-align="start" style:justify-single-word="false"/>
      <style:text-properties style:use-window-font-color="true" loext:opacity="0%" style:font-name="Times New Roman" fo:font-size="12pt" fo:font-weight="bold" officeooo:paragraph-rsid="0052ddbb" fo:background-color="transparent" style:font-name-asian="Times New Roman" style:font-weight-asian="bold" style:font-name-complex="Times New Roman" style:font-weight-complex="bold"/>
    </style:style>
    <style:style style:name="P178" style:family="paragraph" style:parent-style-name="Standard">
      <style:paragraph-properties fo:line-height="100%" fo:text-align="start" style:justify-single-word="false"/>
      <style:text-properties style:use-window-font-color="true" loext:opacity="0%" style:font-name="Times New Roman" fo:font-size="12pt" fo:font-weight="bold" officeooo:paragraph-rsid="00f3beef" fo:background-color="transparent" style:font-name-asian="Times New Roman" style:font-weight-asian="bold" style:font-name-complex="Times New Roman" style:font-weight-complex="bold"/>
    </style:style>
    <style:style style:name="P179" style:family="paragraph" style:parent-style-name="Standard">
      <style:paragraph-properties fo:line-height="100%" fo:text-align="start" style:justify-single-word="false"/>
      <style:text-properties style:use-window-font-color="true" loext:opacity="0%" style:font-name="Times New Roman" fo:font-size="12pt" fo:font-weight="bold" officeooo:paragraph-rsid="013ceec9" fo:background-color="transparent" style:font-name-asian="Times New Roman" style:font-weight-asian="bold" style:font-name-complex="Times New Roman" style:font-weight-complex="bold"/>
    </style:style>
    <style:style style:name="P180" style:family="paragraph" style:parent-style-name="Standard">
      <style:paragraph-properties fo:line-height="100%" fo:text-align="start" style:justify-single-word="false"/>
      <style:text-properties style:use-window-font-color="true" loext:opacity="0%" style:font-name="Times New Roman" fo:font-size="12pt" fo:font-weight="bold" officeooo:paragraph-rsid="0195dcfb" fo:background-color="transparent" style:font-name-asian="Times New Roman" style:font-weight-asian="bold" style:font-name-complex="Times New Roman" style:font-weight-complex="bold"/>
    </style:style>
    <style:style style:name="P181" style:family="paragraph" style:parent-style-name="Standard">
      <style:paragraph-properties fo:line-height="100%" fo:text-align="start" style:justify-single-word="false"/>
      <style:text-properties style:use-window-font-color="true" loext:opacity="0%" style:font-name="Times New Roman" fo:font-size="12pt" fo:font-weight="bold" officeooo:paragraph-rsid="01ae4f44" fo:background-color="transparent" style:font-name-asian="Times New Roman" style:font-weight-asian="bold" style:font-name-complex="Times New Roman" style:font-weight-complex="bold"/>
    </style:style>
    <style:style style:name="P182" style:family="paragraph" style:parent-style-name="Standard">
      <style:paragraph-properties fo:line-height="100%" fo:text-align="start" style:justify-single-word="false"/>
      <style:text-properties style:use-window-font-color="true" loext:opacity="0%" style:font-name="Times New Roman" fo:font-size="12pt" fo:font-weight="bold" officeooo:rsid="0099e54b" officeooo:paragraph-rsid="0099e54b" fo:background-color="transparent" style:font-name-asian="Times New Roman" style:font-weight-asian="bold" style:font-name-complex="Times New Roman" style:font-weight-complex="bold"/>
    </style:style>
    <style:style style:name="P183" style:family="paragraph" style:parent-style-name="Standard">
      <style:paragraph-properties fo:line-height="100%" fo:text-align="start" style:justify-single-word="false"/>
      <style:text-properties style:use-window-font-color="true" loext:opacity="0%" style:font-name="Times New Roman" fo:font-size="12pt" fo:font-weight="bold" officeooo:rsid="009bbf6c" officeooo:paragraph-rsid="009bbf6c" fo:background-color="transparent" style:font-name-asian="Times New Roman" style:font-weight-asian="bold" style:font-name-complex="Times New Roman" style:font-weight-complex="bold"/>
    </style:style>
    <style:style style:name="P184" style:family="paragraph" style:parent-style-name="Standard">
      <style:paragraph-properties fo:line-height="100%" fo:text-align="start" style:justify-single-word="false"/>
      <style:text-properties style:use-window-font-color="true" loext:opacity="0%" style:font-name="Times New Roman" fo:font-size="12pt" fo:font-weight="bold" officeooo:rsid="009c8c36" officeooo:paragraph-rsid="009c8c36" fo:background-color="transparent" style:font-name-asian="Times New Roman" style:font-weight-asian="bold" style:font-name-complex="Times New Roman" style:font-weight-complex="bold"/>
    </style:style>
    <style:style style:name="P185" style:family="paragraph" style:parent-style-name="Standard">
      <style:paragraph-properties fo:line-height="100%" fo:text-align="start" style:justify-single-word="false"/>
      <style:text-properties style:use-window-font-color="true" loext:opacity="0%" style:font-name="Times New Roman" fo:font-size="12pt" fo:font-weight="bold" officeooo:rsid="00a08024" officeooo:paragraph-rsid="00a08024" fo:background-color="transparent" style:font-name-asian="Times New Roman" style:font-weight-asian="bold" style:font-name-complex="Times New Roman" style:font-weight-complex="bold"/>
    </style:style>
    <style:style style:name="P186" style:family="paragraph" style:parent-style-name="Standard">
      <style:paragraph-properties fo:line-height="100%" fo:text-align="start" style:justify-single-word="false"/>
      <style:text-properties style:use-window-font-color="true" loext:opacity="0%" style:font-name="Times New Roman" fo:font-size="12pt" fo:font-weight="bold" officeooo:rsid="00a0d598" officeooo:paragraph-rsid="00a0d598" fo:background-color="transparent" style:font-name-asian="Times New Roman" style:font-weight-asian="bold" style:font-name-complex="Times New Roman" style:font-weight-complex="bold"/>
    </style:style>
    <style:style style:name="P187" style:family="paragraph" style:parent-style-name="Standard">
      <style:paragraph-properties fo:line-height="100%" fo:text-align="start" style:justify-single-word="false"/>
      <style:text-properties style:use-window-font-color="true" loext:opacity="0%" style:font-name="Times New Roman" fo:font-size="12pt" fo:font-weight="bold" officeooo:rsid="00a15458" officeooo:paragraph-rsid="00a15458" fo:background-color="transparent" style:font-name-asian="Times New Roman" style:font-weight-asian="bold" style:font-name-complex="Times New Roman" style:font-weight-complex="bold"/>
    </style:style>
    <style:style style:name="P188" style:family="paragraph" style:parent-style-name="Standard">
      <style:paragraph-properties fo:line-height="100%" fo:text-align="start" style:justify-single-word="false"/>
      <style:text-properties style:use-window-font-color="true" loext:opacity="0%" style:font-name="Times New Roman" fo:font-size="12pt" fo:font-weight="bold" officeooo:rsid="007d6443" fo:background-color="transparent" style:font-name-asian="Times New Roman" style:font-weight-asian="bold" style:font-name-complex="Times New Roman" style:font-weight-complex="bold"/>
    </style:style>
    <style:style style:name="P189" style:family="paragraph" style:parent-style-name="Standard">
      <style:paragraph-properties fo:line-height="100%" fo:text-align="start" style:justify-single-word="false"/>
      <style:text-properties style:use-window-font-color="true" loext:opacity="0%" style:font-name="Times New Roman" fo:font-size="12pt" fo:font-weight="bold" officeooo:rsid="009f00b9" officeooo:paragraph-rsid="009f00b9" fo:background-color="transparent" style:font-name-asian="Times New Roman" style:font-weight-asian="bold" style:font-name-complex="Times New Roman" style:font-weight-complex="bold"/>
    </style:style>
    <style:style style:name="P190" style:family="paragraph" style:parent-style-name="Standard">
      <style:paragraph-properties fo:line-height="100%" fo:text-align="start" style:justify-single-word="false"/>
      <style:text-properties style:use-window-font-color="true" loext:opacity="0%" style:font-name="Times New Roman" fo:font-size="12pt" fo:font-weight="bold" officeooo:rsid="00f70045" officeooo:paragraph-rsid="00f70045" fo:background-color="transparent" style:font-name-asian="Times New Roman" style:font-weight-asian="bold" style:font-name-complex="Times New Roman" style:font-weight-complex="bold"/>
    </style:style>
    <style:style style:name="P191" style:family="paragraph" style:parent-style-name="Standard">
      <style:paragraph-properties fo:line-height="100%" fo:text-align="start" style:justify-single-word="false"/>
      <style:text-properties style:use-window-font-color="true" loext:opacity="0%" style:font-name="Times New Roman" fo:font-size="12pt" fo:font-weight="bold" officeooo:rsid="016b3200" officeooo:paragraph-rsid="016b3200" fo:background-color="transparent" style:font-name-asian="Times New Roman" style:font-weight-asian="bold" style:font-name-complex="Times New Roman" style:font-weight-complex="bold"/>
    </style:style>
    <style:style style:name="P192" style:family="paragraph" style:parent-style-name="Standard">
      <style:paragraph-properties fo:line-height="100%" fo:text-align="start" style:justify-single-word="false"/>
      <style:text-properties style:use-window-font-color="true" loext:opacity="0%" style:font-name="Times New Roman" fo:font-size="12pt" fo:font-weight="bold" officeooo:rsid="01c48c61" officeooo:paragraph-rsid="01c95ae7" fo:background-color="transparent" style:font-name-asian="Times New Roman" style:font-weight-asian="bold" style:font-name-complex="Times New Roman" style:font-weight-complex="bold"/>
    </style:style>
    <style:style style:name="P193" style:family="paragraph" style:parent-style-name="Standard">
      <style:paragraph-properties fo:line-height="100%" fo:text-align="start" style:justify-single-word="false"/>
      <style:text-properties style:use-window-font-color="true" loext:opacity="0%" style:font-name="Times New Roman" fo:font-size="12pt" fo:font-weight="bold" officeooo:rsid="01c0742e" officeooo:paragraph-rsid="01c95ae7" fo:background-color="transparent" style:font-name-asian="Times New Roman" style:font-weight-asian="bold" style:font-name-complex="Times New Roman" style:font-weight-complex="bold"/>
    </style:style>
    <style:style style:name="P194" style:family="paragraph" style:parent-style-name="Standard">
      <style:paragraph-properties fo:line-height="100%" fo:text-align="start" style:justify-single-word="false"/>
      <style:text-properties style:use-window-font-color="true" loext:opacity="0%" style:font-name="Times New Roman" fo:font-size="12pt" fo:font-weight="bold" fo:background-color="transparent" style:font-name-asian="Times New Roman" style:font-size-asian="12pt" style:font-weight-asian="bold" style:font-name-complex="Times New Roman" style:font-size-complex="12pt" style:font-weight-complex="bold"/>
    </style:style>
    <style:style style:name="P195" style:family="paragraph" style:parent-style-name="Standard">
      <style:paragraph-properties fo:line-height="100%" fo:text-align="start" style:justify-single-word="false"/>
      <style:text-properties style:use-window-font-color="true" loext:opacity="0%" style:font-name="Times New Roman" fo:font-size="12pt" fo:font-weight="bold" officeooo:rsid="009bbf6c" officeooo:paragraph-rsid="009bbf6c" fo:background-color="transparent" style:font-name-asian="Times New Roman" style:font-size-asian="12pt" style:font-weight-asian="bold" style:font-name-complex="Times New Roman" style:font-size-complex="12pt" style:font-weight-complex="bold"/>
    </style:style>
    <style:style style:name="P196" style:family="paragraph" style:parent-style-name="Standard">
      <style:paragraph-properties fo:line-height="100%" fo:text-align="start" style:justify-single-word="false"/>
      <style:text-properties style:use-window-font-color="true" loext:opacity="0%" style:font-name="Times New Roman" fo:font-size="12pt" fo:font-weight="bold" officeooo:rsid="0200c299" officeooo:paragraph-rsid="0200c299" fo:background-color="transparent" style:font-name-asian="Times New Roman" style:font-size-asian="12pt" style:font-weight-asian="bold" style:font-name-complex="Times New Roman" style:font-size-complex="12pt" style:font-weight-complex="bold"/>
    </style:style>
    <style:style style:name="P197" style:family="paragraph" style:parent-style-name="Standard">
      <style:paragraph-properties fo:line-height="100%" fo:text-align="start" style:justify-single-word="false"/>
      <style:text-properties style:use-window-font-color="true" loext:opacity="0%" style:font-name="Times New Roman" fo:font-size="12pt" fo:font-style="normal" fo:font-weight="normal" fo:background-color="transparent" style:font-name-asian="Times New Roman" style:font-style-asian="normal" style:font-weight-asian="normal" style:font-name-complex="Times New Roman" style:font-style-complex="normal" style:font-weight-complex="normal"/>
    </style:style>
    <style:style style:name="P198" style:family="paragraph" style:parent-style-name="Standard">
      <style:text-properties style:use-window-font-color="true" loext:opacity="0%" style:font-name="Times New Roman1" fo:font-size="12pt" fo:font-weight="normal" fo:background-color="transparent" style:font-name-asian="Calibri" style:font-size-asian="12pt" style:font-name-complex="Calibri" style:font-size-complex="12pt"/>
    </style:style>
    <style:style style:name="P199" style:family="paragraph" style:parent-style-name="Standard">
      <style:paragraph-properties fo:line-height="100%" fo:text-align="start" style:justify-single-word="false"/>
      <style:text-properties style:use-window-font-color="true" loext:opacity="0%" style:font-name="Times New Roman1" fo:font-size="12pt" fo:font-weight="normal" fo:background-color="transparent" style:font-name-asian="Calibri" style:font-size-asian="12pt" style:font-name-complex="Calibri" style:font-size-complex="12pt"/>
    </style:style>
    <style:style style:name="P200" style:family="paragraph" style:parent-style-name="Standard">
      <style:paragraph-properties fo:line-height="100%" fo:text-align="start" style:justify-single-word="false"/>
      <style:text-properties style:use-window-font-color="true" loext:opacity="0%" style:font-name="Times New Roman1" fo:font-size="12pt" fo:font-weight="normal" officeooo:paragraph-rsid="01b03fbc" fo:background-color="transparent" style:font-name-asian="Calibri" style:font-size-asian="12pt" style:font-name-complex="Calibri" style:font-size-complex="12pt"/>
    </style:style>
    <style:style style:name="P201" style:family="paragraph" style:parent-style-name="Standard">
      <style:paragraph-properties fo:line-height="100%" fo:text-align="start" style:justify-single-word="false"/>
      <style:text-properties style:use-window-font-color="true" loext:opacity="0%" style:font-name="Times New Roman1" fo:font-size="12pt" fo:font-weight="normal" fo:background-color="transparent" style:font-name-asian="Calibri" style:font-size-asian="12pt" style:font-weight-asian="normal" style:font-name-complex="Calibri" style:font-size-complex="12pt" style:font-weight-complex="normal"/>
    </style:style>
    <style:style style:name="P202" style:family="paragraph" style:parent-style-name="Standard">
      <style:paragraph-properties fo:line-height="100%" fo:text-align="start" style:justify-single-word="false"/>
      <style:text-properties style:use-window-font-color="true" loext:opacity="0%" style:font-name="Times New Roman1" fo:font-size="12pt" fo:font-weight="normal" officeooo:paragraph-rsid="01a877c6" fo:background-color="transparent" style:font-name-asian="Calibri" style:font-size-asian="12pt" style:font-weight-asian="normal" style:font-name-complex="Calibri" style:font-size-complex="12pt" style:font-weight-complex="normal"/>
    </style:style>
    <style:style style:name="P203" style:family="paragraph" style:parent-style-name="Standard">
      <style:paragraph-properties fo:line-height="100%" fo:text-align="start" style:justify-single-word="false"/>
      <style:text-properties style:use-window-font-color="true" loext:opacity="0%" style:font-name="Times New Roman1" fo:font-size="12pt" fo:font-weight="normal" officeooo:rsid="0182869e" officeooo:paragraph-rsid="01a877c6" fo:background-color="transparent" style:font-name-asian="Calibri" style:font-size-asian="12pt" style:font-weight-asian="normal" style:font-name-complex="Calibri" style:font-size-complex="12pt" style:font-weight-complex="normal"/>
    </style:style>
    <style:style style:name="P204" style:family="paragraph" style:parent-style-name="Standard">
      <style:paragraph-properties fo:line-height="100%" fo:text-align="start" style:justify-single-word="false"/>
      <style:text-properties style:use-window-font-color="true" loext:opacity="0%" style:font-name="Times New Roman1" fo:font-size="12pt" fo:font-weight="normal" officeooo:rsid="019f3eb9" officeooo:paragraph-rsid="01a877c6" fo:background-color="transparent" style:font-name-asian="Calibri" style:font-size-asian="12pt" style:font-weight-asian="normal" style:font-name-complex="Calibri" style:font-size-complex="12pt" style:font-weight-complex="normal"/>
    </style:style>
    <style:style style:name="P205" style:family="paragraph" style:parent-style-name="Standard">
      <style:paragraph-properties fo:line-height="100%" fo:text-align="start" style:justify-single-word="false"/>
      <style:text-properties style:use-window-font-color="true" loext:opacity="0%" style:font-name="Times New Roman1" fo:font-size="12pt" fo:font-weight="normal" officeooo:rsid="015b50d5" officeooo:paragraph-rsid="01a877c6" fo:background-color="transparent" style:font-name-asian="Calibri" style:font-size-asian="12pt" style:font-weight-asian="normal" style:font-name-complex="Calibri" style:font-size-complex="12pt" style:font-weight-complex="normal"/>
    </style:style>
    <style:style style:name="P206" style:family="paragraph" style:parent-style-name="Standard">
      <style:paragraph-properties fo:line-height="100%" fo:text-align="start" style:justify-single-word="false"/>
      <style:text-properties style:use-window-font-color="true" loext:opacity="0%" style:font-name="Times New Roman1" fo:font-size="12pt" fo:font-weight="normal" fo:background-color="transparent" style:font-name-asian="Times New Roman" style:font-size-asian="12pt" style:font-name-complex="Times New Roman" style:font-size-complex="12pt"/>
    </style:style>
    <style:style style:name="P207" style:family="paragraph" style:parent-style-name="Standard">
      <style:paragraph-properties fo:line-height="100%" fo:text-align="start" style:justify-single-word="false"/>
      <style:text-properties style:use-window-font-color="true" loext:opacity="0%" style:font-name="Times New Roman1" fo:font-size="12pt" fo:font-weight="normal" officeooo:paragraph-rsid="005c509e" fo:background-color="transparent" style:font-name-asian="Times New Roman" style:font-size-asian="12pt" style:font-name-complex="Times New Roman" style:font-size-complex="12pt"/>
    </style:style>
    <style:style style:name="P208" style:family="paragraph" style:parent-style-name="Standard">
      <style:paragraph-properties fo:line-height="100%" fo:text-align="start" style:justify-single-word="false"/>
      <style:text-properties style:use-window-font-color="true" loext:opacity="0%" style:font-name="Times New Roman1" fo:font-size="12pt" fo:font-weight="normal" officeooo:paragraph-rsid="007f40a0" fo:background-color="transparent" style:font-name-asian="Times New Roman" style:font-size-asian="12pt" style:font-name-complex="Times New Roman" style:font-size-complex="12pt"/>
    </style:style>
    <style:style style:name="P209" style:family="paragraph" style:parent-style-name="Standard">
      <style:paragraph-properties fo:line-height="100%" fo:text-align="start" style:justify-single-word="false"/>
      <style:text-properties style:use-window-font-color="true" loext:opacity="0%" style:font-name="Times New Roman1" fo:font-size="12pt" fo:font-weight="normal" officeooo:paragraph-rsid="00980310" fo:background-color="transparent" style:font-name-asian="Times New Roman" style:font-size-asian="12pt" style:font-name-complex="Times New Roman" style:font-size-complex="12pt"/>
    </style:style>
    <style:style style:name="P210" style:family="paragraph" style:parent-style-name="Standard">
      <style:paragraph-properties fo:line-height="100%" fo:text-align="start" style:justify-single-word="false"/>
      <style:text-properties style:use-window-font-color="true" loext:opacity="0%" style:font-name="Times New Roman1" fo:font-size="12pt" fo:font-weight="normal" officeooo:paragraph-rsid="00f61aba" fo:background-color="transparent" style:font-name-asian="Times New Roman" style:font-size-asian="12pt" style:font-name-complex="Times New Roman" style:font-size-complex="12pt"/>
    </style:style>
    <style:style style:name="P211" style:family="paragraph" style:parent-style-name="Standard">
      <style:text-properties style:use-window-font-color="true" loext:opacity="0%" style:font-name="Times New Roman1" fo:font-size="12pt" fo:font-weight="normal" officeooo:paragraph-rsid="01293a58" fo:background-color="transparent" style:font-name-asian="Times New Roman" style:font-size-asian="12pt" style:font-name-complex="Times New Roman" style:font-size-complex="12pt"/>
    </style:style>
    <style:style style:name="P212" style:family="paragraph" style:parent-style-name="Standard">
      <style:paragraph-properties fo:line-height="100%" fo:text-align="start" style:justify-single-word="false"/>
      <style:text-properties style:use-window-font-color="true" loext:opacity="0%" style:font-name="Times New Roman1" fo:font-size="12pt" fo:font-weight="normal" fo:background-color="transparent" style:font-name-asian="Times New Roman" style:font-name-complex="Times New Roman"/>
    </style:style>
    <style:style style:name="P213" style:family="paragraph" style:parent-style-name="Standard">
      <style:text-properties style:use-window-font-color="true" loext:opacity="0%" style:font-name="Times New Roman1" fo:font-size="12pt" fo:font-weight="bold" fo:background-color="transparent" style:font-name-asian="Calibri" style:font-size-asian="12pt" style:font-weight-asian="bold" style:font-name-complex="Calibri" style:font-size-complex="12pt" style:font-weight-complex="bold"/>
    </style:style>
    <style:style style:name="P214" style:family="paragraph" style:parent-style-name="Standard">
      <style:paragraph-properties fo:line-height="100%" fo:text-align="start" style:justify-single-word="false"/>
      <style:text-properties style:use-window-font-color="true" loext:opacity="0%" style:font-name="Times New Roman1" fo:font-size="12pt" fo:font-weight="bold" fo:background-color="transparent" style:font-name-asian="Calibri" style:font-size-asian="12pt" style:font-weight-asian="bold" style:font-name-complex="Calibri" style:font-size-complex="12pt" style:font-weight-complex="bold"/>
    </style:style>
    <style:style style:name="P215" style:family="paragraph" style:parent-style-name="Standard">
      <style:paragraph-properties fo:line-height="100%" fo:text-align="start" style:justify-single-word="false"/>
      <style:text-properties style:use-window-font-color="true" loext:opacity="0%" style:font-name="Times New Roman1" fo:font-size="12pt" fo:font-weight="bold" officeooo:rsid="019f3eb9" officeooo:paragraph-rsid="01a877c6" fo:background-color="transparent" style:font-name-asian="Calibri" style:font-size-asian="12pt" style:font-weight-asian="bold" style:font-name-complex="Calibri" style:font-size-complex="12pt" style:font-weight-complex="bold"/>
    </style:style>
    <style:style style:name="P216" style:family="paragraph" style:parent-style-name="Standard">
      <style:paragraph-properties fo:line-height="100%" fo:text-align="start" style:justify-single-word="false"/>
      <style:text-properties style:use-window-font-color="true" loext:opacity="0%" style:font-name="Times New Roman1" fo:font-size="12pt" fo:font-weight="bold" officeooo:rsid="0182869e" officeooo:paragraph-rsid="01a877c6" fo:background-color="transparent" style:font-name-asian="Calibri" style:font-size-asian="12pt" style:font-weight-asian="bold" style:font-name-complex="Calibri" style:font-size-complex="12pt" style:font-weight-complex="bold"/>
    </style:style>
    <style:style style:name="P217" style:family="paragraph" style:parent-style-name="Standard">
      <style:paragraph-properties fo:line-height="100%" fo:text-align="start" style:justify-single-word="false"/>
      <style:text-properties style:use-window-font-color="true" loext:opacity="0%" style:font-name="Times New Roman1" fo:font-size="12pt" fo:font-weight="bold" fo:background-color="transparent" style:font-name-asian="Times New Roman" style:font-size-asian="12pt" style:font-weight-asian="bold" style:font-name-complex="Times New Roman" style:font-size-complex="12pt" style:font-weight-complex="bold"/>
    </style:style>
    <style:style style:name="P218" style:family="paragraph" style:parent-style-name="Standard">
      <style:paragraph-properties fo:line-height="100%" fo:text-align="start" style:justify-single-word="false"/>
      <style:text-properties style:use-window-font-color="true" loext:opacity="0%" style:font-name="Times New Roman1" fo:font-size="12pt" fo:font-weight="bold" fo:background-color="transparent" style:font-name-asian="Times New Roman" style:font-size-asian="12pt" style:font-name-complex="Times New Roman" style:font-size-complex="12pt"/>
    </style:style>
    <style:style style:name="P219" style:family="paragraph" style:parent-style-name="Standard">
      <style:paragraph-properties fo:line-height="100%" fo:text-align="start" style:justify-single-word="false"/>
      <style:text-properties style:use-window-font-color="true" loext:opacity="0%" style:font-name="TimesNewRoman" fo:font-size="12pt" fo:font-weight="normal" fo:background-color="transparent" style:font-name-asian="TimesNewRoman" style:font-size-asian="12pt" style:font-name-complex="TimesNewRoman" style:font-size-complex="12pt"/>
    </style:style>
    <style:style style:name="P220" style:family="paragraph" style:parent-style-name="Standard">
      <style:paragraph-properties fo:line-height="100%" fo:text-align="start" style:justify-single-word="false"/>
      <style:text-properties style:use-window-font-color="true" loext:opacity="0%" style:font-name="TimesNewRoman" fo:font-size="12pt" fo:font-weight="normal" officeooo:rsid="00bea4e4" fo:background-color="transparent" style:font-name-asian="TimesNewRoman" style:font-size-asian="12pt" style:font-name-complex="TimesNewRoman" style:font-size-complex="12pt"/>
    </style:style>
    <style:style style:name="P221" style:family="paragraph" style:parent-style-name="Standard">
      <style:paragraph-properties fo:line-height="100%" fo:text-align="start" style:justify-single-word="false"/>
      <style:text-properties style:use-window-font-color="true" loext:opacity="0%" style:font-name="TimesNewRoman" fo:font-size="12pt" fo:font-weight="normal" officeooo:rsid="0116844c" fo:background-color="transparent" style:font-name-asian="TimesNewRoman" style:font-size-asian="12pt" style:font-name-complex="TimesNewRoman" style:font-size-complex="12pt"/>
    </style:style>
    <style:style style:name="P222" style:family="paragraph" style:parent-style-name="Standard">
      <style:paragraph-properties fo:line-height="100%" fo:text-align="start" style:justify-single-word="false"/>
      <style:text-properties style:use-window-font-color="true" loext:opacity="0%" style:font-name="TimesNewRoman" fo:font-size="12pt" fo:font-weight="bold" fo:background-color="transparent" style:font-name-asian="TimesNewRoman" style:font-size-asian="12pt" style:font-weight-asian="bold" style:font-name-complex="TimesNewRoman" style:font-size-complex="12pt" style:font-weight-complex="bold"/>
    </style:style>
    <style:style style:name="P223" style:family="paragraph" style:parent-style-name="Standard">
      <style:text-properties fo:font-variant="normal" fo:text-transform="none" fo:color="#000000" loext:opacity="100%" style:font-name="Times New Roman1" fo:font-size="12pt" fo:letter-spacing="normal" fo:font-style="normal" fo:font-weight="normal" style:font-size-asian="12pt" style:font-size-complex="12pt"/>
    </style:style>
    <style:style style:name="P224" style:family="paragraph" style:parent-style-name="Standard">
      <style:text-properties fo:font-variant="normal" fo:text-transform="none" fo:color="#000000" loext:opacity="100%" style:font-name="Times New Roman1" fo:font-size="12pt" fo:letter-spacing="normal" fo:font-style="normal" fo:font-weight="normal" officeooo:rsid="01058b7a" style:font-size-asian="12pt" style:font-size-complex="12pt"/>
    </style:style>
    <style:style style:name="P225" style:family="paragraph" style:parent-style-name="Standard">
      <style:text-properties fo:font-variant="normal" fo:text-transform="none" fo:color="#000000" loext:opacity="100%" style:font-name="Times New Roman1" fo:font-size="12pt" fo:letter-spacing="normal" fo:font-style="normal" fo:font-weight="normal" officeooo:rsid="01293a58" style:font-size-asian="12pt" style:font-size-complex="12pt"/>
    </style:style>
    <style:style style:name="P226" style:family="paragraph" style:parent-style-name="Standard">
      <style:text-properties fo:font-variant="normal" fo:text-transform="none" fo:color="#000000" loext:opacity="100%" style:font-name="Times New Roman1" fo:font-size="12pt" fo:letter-spacing="normal" fo:font-style="normal" fo:font-weight="normal" fo:background-color="transparent" style:font-name-asian="Times New Roman" style:font-size-asian="12pt" style:font-name-complex="Times New Roman" style:font-size-complex="12pt"/>
    </style:style>
    <style:style style:name="P227" style:family="paragraph" style:parent-style-name="Standard">
      <style:paragraph-properties fo:line-height="100%" fo:text-align="start" style:justify-single-word="false"/>
      <style:text-properties fo:font-variant="normal" fo:text-transform="none" fo:color="#000000" loext:opacity="100%" style:font-name="Times New Roman1" fo:font-size="12pt" fo:letter-spacing="normal" fo:font-style="normal" fo:font-weight="normal" fo:background-color="transparent" style:font-name-asian="Times New Roman" style:font-size-asian="12pt" style:font-name-complex="Times New Roman" style:font-size-complex="12pt"/>
    </style:style>
    <style:style style:name="P228" style:family="paragraph" style:parent-style-name="Standard">
      <style:paragraph-properties fo:line-height="100%" fo:text-align="start" style:justify-single-word="false"/>
      <style:text-properties fo:font-variant="normal" fo:text-transform="none" fo:color="#000000" loext:opacity="100%" style:font-name="Times New Roman1" fo:font-size="12pt" fo:letter-spacing="normal" fo:font-style="normal" fo:font-weight="normal" officeooo:rsid="00ff91c3" officeooo:paragraph-rsid="00ff91c3" fo:background-color="transparent" style:font-name-asian="Times New Roman" style:font-size-asian="12pt" style:font-name-complex="Times New Roman" style:font-size-complex="12pt"/>
    </style:style>
    <style:style style:name="P229" style:family="paragraph" style:parent-style-name="Standard">
      <style:text-properties fo:font-variant="normal" fo:text-transform="none" fo:color="#000000" loext:opacity="100%" style:font-name="Times New Roman1" fo:font-size="12pt" fo:letter-spacing="normal" fo:font-style="normal" fo:font-weight="normal" officeooo:rsid="01293a58" officeooo:paragraph-rsid="01293a58" fo:background-color="transparent" style:font-name-asian="Times New Roman" style:font-size-asian="12pt" style:font-name-complex="Times New Roman" style:font-size-complex="12pt"/>
    </style:style>
    <style:style style:name="P230" style:family="paragraph" style:parent-style-name="Standard">
      <style:paragraph-properties fo:line-height="100%" fo:text-align="start" style:justify-single-word="false"/>
      <style:text-properties fo:font-variant="normal" fo:text-transform="none" fo:color="#000000" loext:opacity="100%" style:font-name="Times New Roman1" fo:font-size="12pt" fo:letter-spacing="normal" fo:font-style="normal" fo:font-weight="normal" officeooo:rsid="01c0742e" officeooo:paragraph-rsid="01c95ae7" fo:background-color="transparent" style:font-name-asian="Times New Roman" style:font-size-asian="12pt" style:font-name-complex="Times New Roman" style:font-size-complex="12pt"/>
    </style:style>
    <style:style style:name="P231" style:family="paragraph" style:parent-style-name="Standard">
      <style:paragraph-properties fo:line-height="100%" fo:text-align="start" style:justify-single-word="false"/>
      <style:text-properties fo:font-variant="normal" fo:text-transform="none" fo:color="#000000" loext:opacity="100%" style:font-name="Times New Roman1" fo:font-size="12pt" fo:letter-spacing="normal" fo:font-style="normal" fo:font-weight="normal" officeooo:rsid="01c48c61" officeooo:paragraph-rsid="01c95ae7" fo:background-color="transparent" style:font-name-asian="Times New Roman" style:font-size-asian="12pt" style:font-name-complex="Times New Roman" style:font-size-complex="12pt"/>
    </style:style>
    <style:style style:name="P232" style:family="paragraph" style:parent-style-name="Standard">
      <style:paragraph-properties fo:line-height="100%" fo:text-align="start" style:justify-single-word="false"/>
      <style:text-properties fo:font-variant="normal" fo:text-transform="none" fo:color="#000000" loext:opacity="100%" style:font-name="Times New Roman1" fo:font-size="12pt" fo:letter-spacing="normal" fo:font-style="normal" fo:font-weight="normal" officeooo:rsid="012b8e2b" officeooo:paragraph-rsid="0129db12" fo:background-color="transparent" style:font-name-asian="Times New Roman" style:font-size-asian="12pt" style:font-weight-asian="normal" style:font-name-complex="Times New Roman" style:font-size-complex="12pt" style:font-weight-complex="normal"/>
    </style:style>
    <style:style style:name="P233" style:family="paragraph" style:parent-style-name="Standard">
      <style:paragraph-properties fo:line-height="100%" fo:text-align="start" style:justify-single-word="false"/>
      <style:text-properties fo:font-variant="normal" fo:text-transform="none" fo:color="#000000" loext:opacity="100%" style:font-name="Times New Roman1" fo:font-size="12pt" fo:letter-spacing="normal" fo:font-style="normal" fo:font-weight="normal" officeooo:rsid="01c48c61" officeooo:paragraph-rsid="01c95ae7" fo:background-color="transparent" style:font-name-asian="Times New Roman" style:font-size-asian="12pt" style:font-weight-asian="normal" style:font-name-complex="Times New Roman" style:font-size-complex="12pt" style:font-weight-complex="normal"/>
    </style:style>
    <style:style style:name="P234" style:family="paragraph" style:parent-style-name="Standard">
      <style:text-properties fo:font-variant="normal" fo:text-transform="none" fo:color="#000000" loext:opacity="100%" style:font-name="Times New Roman1" fo:font-size="12pt" fo:letter-spacing="normal" fo:font-style="normal" style:font-size-asian="12pt" style:font-size-complex="12pt"/>
    </style:style>
    <style:style style:name="P235" style:family="paragraph" style:parent-style-name="Standard">
      <style:text-properties fo:font-variant="normal" fo:text-transform="none" fo:color="#000000" loext:opacity="100%" style:font-name="Times New Roman1" fo:font-size="12pt" fo:letter-spacing="normal" fo:font-style="normal" fo:font-weight="bold" style:font-size-asian="12pt" style:font-weight-asian="bold" style:font-size-complex="12pt" style:font-weight-complex="bold"/>
    </style:style>
    <style:style style:name="P236" style:family="paragraph" style:parent-style-name="Standard">
      <style:text-properties fo:font-variant="normal" fo:text-transform="none" fo:color="#000000" loext:opacity="100%" style:font-name="Times New Roman1" fo:font-size="12pt" fo:letter-spacing="normal" fo:font-style="normal" fo:font-weight="bold" officeooo:rsid="009bbf6c" officeooo:paragraph-rsid="009bbf6c" style:font-size-asian="12pt" style:font-weight-asian="bold" style:font-size-complex="12pt" style:font-weight-complex="bold"/>
    </style:style>
    <style:style style:name="P237" style:family="paragraph" style:parent-style-name="Standard">
      <style:paragraph-properties fo:line-height="100%" fo:text-align="start" style:justify-single-word="false"/>
      <style:text-properties fo:font-variant="normal" fo:text-transform="none" fo:color="#000000" loext:opacity="100%" style:font-name="Times New Roman1" fo:font-size="12pt" fo:letter-spacing="normal" fo:font-style="normal" fo:font-weight="bold" officeooo:rsid="009a2f65" officeooo:paragraph-rsid="009a2f65" style:font-size-asian="12pt" style:font-weight-asian="bold" style:font-size-complex="12pt" style:font-weight-complex="bold"/>
    </style:style>
    <style:style style:name="P238" style:family="paragraph" style:parent-style-name="Table_20_Contents">
      <style:text-properties fo:font-variant="normal" fo:text-transform="none" fo:color="#000000" loext:opacity="100%" style:font-name="Trebuchet MS" fo:font-size="10.5pt" fo:letter-spacing="normal" fo:font-style="normal" fo:font-weight="normal"/>
    </style:style>
    <style:style style:name="P239" style:family="paragraph" style:parent-style-name="Standard">
      <style:text-properties fo:font-variant="normal" fo:text-transform="none" fo:color="#111111" loext:opacity="100%" style:font-name="Times New Roman1" fo:font-size="12pt" fo:letter-spacing="normal" fo:font-style="normal" fo:font-weight="bold" style:font-size-asian="12pt" style:font-weight-asian="bold" style:font-size-complex="12pt" style:font-weight-complex="bold"/>
    </style:style>
    <style:style style:name="P240" style:family="paragraph" style:parent-style-name="Standard">
      <style:paragraph-properties fo:line-height="100%" fo:text-align="start" style:justify-single-word="false"/>
      <style:text-properties fo:font-variant="normal" fo:text-transform="none" fo:color="#111111" loext:opacity="100%" style:font-name="Times New Roman1" fo:font-size="12pt" fo:letter-spacing="normal" fo:font-style="normal" fo:font-weight="bold" officeooo:paragraph-rsid="00c55b4d" style:font-size-asian="12pt" style:font-weight-asian="bold" style:font-size-complex="12pt" style:font-weight-complex="bold"/>
    </style:style>
    <style:style style:name="P241" style:family="paragraph" style:parent-style-name="Standard">
      <style:paragraph-properties fo:line-height="100%" fo:text-align="start" style:justify-single-word="false"/>
      <style:text-properties fo:font-variant="normal" fo:text-transform="none" fo:color="#111111" loext:opacity="100%" style:font-name="Times New Roman1" fo:font-size="12pt" fo:letter-spacing="normal" fo:font-style="normal" fo:font-weight="bold" officeooo:rsid="00f3beef" officeooo:paragraph-rsid="00f70045" fo:background-color="transparent" style:font-name-asian="Times New Roman" style:font-size-asian="12pt" style:font-weight-asian="bold" style:font-name-complex="Times New Roman" style:font-size-complex="12pt" style:font-weight-complex="bold"/>
    </style:style>
    <style:style style:name="P242" style:family="paragraph" style:parent-style-name="Standard">
      <style:text-properties fo:font-variant="normal" fo:text-transform="none" fo:color="#111111" loext:opacity="100%" style:font-name="Times New Roman1" fo:font-size="12pt" fo:letter-spacing="normal" fo:font-style="normal" fo:font-weight="normal" style:font-size-asian="12pt" style:font-size-complex="12pt"/>
    </style:style>
    <style:style style:name="P243" style:family="paragraph" style:parent-style-name="Standard">
      <style:paragraph-properties fo:line-height="100%" fo:text-align="start" style:justify-single-word="false"/>
      <style:text-properties fo:font-variant="normal" fo:text-transform="none" fo:color="#111111" loext:opacity="100%" style:font-name="Times New Roman1" fo:font-size="12pt" fo:letter-spacing="normal" fo:font-style="normal" fo:font-weight="normal" officeooo:paragraph-rsid="00c55b4d" style:font-size-asian="12pt" style:font-size-complex="12pt"/>
    </style:style>
    <style:style style:name="P244" style:family="paragraph" style:parent-style-name="Standard">
      <style:paragraph-properties fo:line-height="100%" fo:text-align="start" style:justify-single-word="false"/>
      <style:text-properties fo:font-variant="normal" fo:text-transform="none" fo:color="#111111" loext:opacity="100%" style:font-name="Times New Roman1" fo:font-size="12pt" fo:letter-spacing="normal" fo:font-style="normal" fo:font-weight="normal" fo:background-color="transparent" style:font-name-asian="Times New Roman" style:font-size-asian="12pt" style:font-name-complex="Times New Roman" style:font-size-complex="12pt"/>
    </style:style>
    <style:style style:name="P245" style:family="paragraph" style:parent-style-name="Standard">
      <style:paragraph-properties fo:line-height="100%" fo:text-align="start" style:justify-single-word="false"/>
      <style:text-properties fo:font-variant="normal" fo:text-transform="none" fo:color="#111111" loext:opacity="100%" style:font-name="Times New Roman1" fo:font-size="12pt" fo:letter-spacing="normal" fo:font-style="normal" fo:font-weight="normal" officeooo:paragraph-rsid="00c55b4d" fo:background-color="transparent" style:font-name-asian="Times New Roman" style:font-size-asian="12pt" style:font-name-complex="Times New Roman" style:font-size-complex="12pt"/>
    </style:style>
    <style:style style:name="P246" style:family="paragraph" style:parent-style-name="Standard">
      <style:paragraph-properties fo:line-height="100%" fo:text-align="start" style:justify-single-word="false"/>
      <style:text-properties fo:font-variant="normal" fo:text-transform="none" fo:color="#111111" loext:opacity="100%" style:font-name="Times New Roman1" fo:font-size="12pt" fo:letter-spacing="normal" fo:font-style="normal" fo:font-weight="normal" officeooo:paragraph-rsid="0163f41c" fo:background-color="transparent" style:font-name-asian="Times New Roman" style:font-size-asian="12pt" style:font-name-complex="Times New Roman" style:font-size-complex="12pt"/>
    </style:style>
    <style:style style:name="P247" style:family="paragraph" style:parent-style-name="Standard">
      <style:paragraph-properties fo:line-height="100%" fo:text-align="start" style:justify-single-word="false"/>
      <style:text-properties fo:font-variant="normal" fo:text-transform="none" fo:color="#111111" loext:opacity="100%" style:font-name="Times New Roman1" fo:font-size="12pt" fo:letter-spacing="normal" fo:font-style="normal" fo:font-weight="normal" officeooo:paragraph-rsid="016cbd26" fo:background-color="transparent" style:font-name-asian="Times New Roman" style:font-size-asian="12pt" style:font-name-complex="Times New Roman" style:font-size-complex="12pt"/>
    </style:style>
    <style:style style:name="P248" style:family="paragraph" style:parent-style-name="Standard">
      <style:paragraph-properties fo:line-height="100%" fo:text-align="start" style:justify-single-word="false"/>
      <style:text-properties fo:font-variant="normal" fo:text-transform="none" fo:color="#111111" loext:opacity="100%" style:font-name="Times New Roman1" fo:font-size="12pt" fo:letter-spacing="normal" fo:font-style="normal" fo:font-weight="normal" officeooo:paragraph-rsid="0180799b" fo:background-color="transparent" style:font-name-asian="Times New Roman" style:font-size-asian="12pt" style:font-name-complex="Times New Roman" style:font-size-complex="12pt"/>
    </style:style>
    <style:style style:name="P249" style:family="paragraph" style:parent-style-name="Standard">
      <style:paragraph-properties fo:line-height="100%" fo:text-align="start" style:justify-single-word="false"/>
      <style:text-properties fo:font-variant="normal" fo:text-transform="none" fo:color="#111111" loext:opacity="100%" style:font-name="Times New Roman1" fo:font-size="12pt" fo:letter-spacing="normal" fo:font-style="normal" fo:font-weight="normal" officeooo:paragraph-rsid="01fe8c6c" fo:background-color="transparent" style:font-name-asian="Times New Roman" style:font-size-asian="12pt" style:font-name-complex="Times New Roman" style:font-size-complex="12pt"/>
    </style:style>
    <style:style style:name="P250" style:family="paragraph" style:parent-style-name="Standard">
      <style:text-properties fo:font-variant="normal" fo:text-transform="none" style:use-window-font-color="true" loext:opacity="0%" style:font-name="Times New Roman" fo:font-size="12pt" fo:letter-spacing="normal" fo:font-style="normal" fo:font-weight="normal" fo:background-color="transparent" style:font-name-asian="Times New Roman" style:font-size-asian="12pt" style:font-name-complex="Times New Roman" style:font-size-complex="12pt"/>
    </style:style>
    <style:style style:name="P251" style:family="paragraph" style:parent-style-name="Standard">
      <style:paragraph-properties fo:line-height="100%" fo:text-align="start" style:justify-single-word="false"/>
      <style:text-properties fo:font-variant="normal" fo:text-transform="none" style:use-window-font-color="true" loext:opacity="0%" style:font-name="Times New Roman" fo:font-size="12pt" fo:letter-spacing="normal" fo:font-style="normal" fo:font-weight="normal" officeooo:paragraph-rsid="00f70045" fo:background-color="transparent" style:font-name-asian="Times New Roman" style:font-size-asian="12pt" style:font-name-complex="Times New Roman" style:font-size-complex="12pt"/>
    </style:style>
    <style:style style:name="P252" style:family="paragraph" style:parent-style-name="Standard">
      <style:paragraph-properties fo:line-height="100%" fo:text-align="start" style:justify-single-word="false"/>
      <style:text-properties fo:font-variant="normal" fo:text-transform="none" style:use-window-font-color="true" loext:opacity="0%" style:font-name="Times New Roman" fo:font-size="12pt" fo:letter-spacing="normal" fo:font-style="normal" fo:font-weight="normal" officeooo:paragraph-rsid="016cbd26" fo:background-color="transparent" style:font-name-asian="Times New Roman" style:font-size-asian="12pt" style:font-name-complex="Times New Roman" style:font-size-complex="12pt"/>
    </style:style>
    <style:style style:name="P253" style:family="paragraph" style:parent-style-name="Standard">
      <style:paragraph-properties fo:line-height="100%" fo:text-align="start" style:justify-single-word="false"/>
    </style:style>
    <style:style style:name="P254" style:family="paragraph" style:parent-style-name="Standard">
      <style:paragraph-properties fo:line-height="100%" fo:text-align="start" style:justify-single-word="false"/>
      <style:text-properties officeooo:paragraph-rsid="000580fa"/>
    </style:style>
    <style:style style:name="P255" style:family="paragraph" style:parent-style-name="Standard">
      <style:paragraph-properties fo:line-height="100%" fo:text-align="start" style:justify-single-word="false"/>
      <style:text-properties officeooo:paragraph-rsid="00070d27"/>
    </style:style>
    <style:style style:name="P256" style:family="paragraph" style:parent-style-name="Standard">
      <style:paragraph-properties fo:line-height="100%" fo:text-align="start" style:justify-single-word="false"/>
      <style:text-properties officeooo:paragraph-rsid="0075cffe"/>
    </style:style>
    <style:style style:name="P257" style:family="paragraph" style:parent-style-name="Standard">
      <style:paragraph-properties fo:line-height="100%" fo:text-align="start" style:justify-single-word="false"/>
      <style:text-properties officeooo:paragraph-rsid="009bbf6c"/>
    </style:style>
    <style:style style:name="P258" style:family="paragraph" style:parent-style-name="Standard">
      <style:paragraph-properties fo:line-height="100%" fo:text-align="start" style:justify-single-word="false"/>
      <style:text-properties officeooo:paragraph-rsid="009c8c36"/>
    </style:style>
    <style:style style:name="P259" style:family="paragraph" style:parent-style-name="Standard">
      <style:paragraph-properties fo:line-height="100%" fo:text-align="start" style:justify-single-word="false"/>
      <style:text-properties officeooo:paragraph-rsid="009de782"/>
    </style:style>
    <style:style style:name="P260" style:family="paragraph" style:parent-style-name="Standard">
      <style:paragraph-properties fo:line-height="100%" fo:text-align="start" style:justify-single-word="false"/>
      <style:text-properties officeooo:paragraph-rsid="00a0d598"/>
    </style:style>
    <style:style style:name="P261" style:family="paragraph" style:parent-style-name="Standard">
      <style:paragraph-properties fo:line-height="100%" fo:text-align="start" style:justify-single-word="false"/>
      <style:text-properties officeooo:paragraph-rsid="00bd3a32"/>
    </style:style>
    <style:style style:name="P262" style:family="paragraph" style:parent-style-name="Standard">
      <style:paragraph-properties fo:line-height="100%" fo:text-align="start" style:justify-single-word="false"/>
      <style:text-properties officeooo:paragraph-rsid="00d293d4"/>
    </style:style>
    <style:style style:name="P263" style:family="paragraph" style:parent-style-name="Standard">
      <style:paragraph-properties fo:line-height="100%" fo:text-align="start" style:justify-single-word="false"/>
      <style:text-properties officeooo:paragraph-rsid="00f17cd1"/>
    </style:style>
    <style:style style:name="P264" style:family="paragraph" style:parent-style-name="Standard">
      <style:paragraph-properties fo:line-height="100%" fo:text-align="start" style:justify-single-word="false"/>
      <style:text-properties officeooo:paragraph-rsid="00ff91c3"/>
    </style:style>
    <style:style style:name="P265" style:family="paragraph" style:parent-style-name="Standard">
      <style:paragraph-properties fo:line-height="100%" fo:text-align="start" style:justify-single-word="false"/>
      <style:text-properties officeooo:paragraph-rsid="0102f115"/>
    </style:style>
    <style:style style:name="P266" style:family="paragraph" style:parent-style-name="Standard">
      <style:paragraph-properties fo:line-height="100%" fo:text-align="start" style:justify-single-word="false"/>
      <style:text-properties officeooo:paragraph-rsid="01046735"/>
    </style:style>
    <style:style style:name="P267" style:family="paragraph" style:parent-style-name="Standard">
      <style:paragraph-properties fo:line-height="100%" fo:text-align="start" style:justify-single-word="false"/>
      <style:text-properties officeooo:paragraph-rsid="01452fce"/>
    </style:style>
    <style:style style:name="P268" style:family="paragraph" style:parent-style-name="Standard">
      <style:paragraph-properties fo:line-height="100%" fo:text-align="start" style:justify-single-word="false"/>
      <style:text-properties officeooo:paragraph-rsid="01ae4f44"/>
    </style:style>
    <style:style style:name="P269" style:family="paragraph" style:parent-style-name="Standard">
      <style:paragraph-properties fo:line-height="100%" fo:text-align="start" style:justify-single-word="false"/>
      <style:text-properties officeooo:paragraph-rsid="01c0742e"/>
    </style:style>
    <style:style style:name="P270" style:family="paragraph" style:parent-style-name="Standard">
      <style:paragraph-properties fo:line-height="100%" fo:text-align="start" style:justify-single-word="false"/>
      <style:text-properties officeooo:paragraph-rsid="01c95ae7"/>
    </style:style>
    <style:style style:name="P271" style:family="paragraph" style:parent-style-name="Standard">
      <style:paragraph-properties fo:line-height="100%" fo:text-align="start" style:justify-single-word="false"/>
      <style:text-properties officeooo:paragraph-rsid="01e5fa4e"/>
    </style:style>
    <style:style style:name="P272" style:family="paragraph" style:parent-style-name="Standard">
      <style:paragraph-properties fo:line-height="100%" fo:text-align="start" style:justify-single-word="false"/>
      <style:text-properties officeooo:paragraph-rsid="01ed6ed2"/>
    </style:style>
    <style:style style:name="P273" style:family="paragraph" style:parent-style-name="Standard">
      <style:text-properties fo:color="#000000" loext:opacity="100%" style:font-name="Times New Roman1" fo:font-size="12pt" fo:letter-spacing="normal" fo:font-style="normal" fo:font-weight="bold" style:font-size-asian="12pt" style:font-style-asian="normal" style:font-weight-asian="bold" style:font-size-complex="12pt" style:font-style-complex="normal" style:font-weight-complex="bold"/>
    </style:style>
    <style:style style:name="P274" style:family="paragraph" style:parent-style-name="Standard">
      <style:text-properties fo:color="#000000" loext:opacity="100%" style:font-name="Times New Roman1" fo:font-size="12pt" fo:font-weight="normal"/>
    </style:style>
    <style:style style:name="P275" style:family="paragraph" style:parent-style-name="Standard">
      <style:text-properties fo:font-style="normal" fo:font-weight="bold" style:font-style-asian="normal" style:font-weight-asian="bold" style:font-style-complex="normal" style:font-weight-complex="bold"/>
    </style:style>
    <style:style style:name="P276" style:family="paragraph" style:parent-style-name="Standard">
      <style:paragraph-properties fo:line-height="100%" fo:text-align="start" style:justify-single-word="false"/>
      <style:text-properties style:font-name="Times New Roman" fo:font-size="12pt" style:font-name-asian="Times New Roman" style:font-size-asian="12pt" style:font-name-complex="Times New Roman" style:font-size-complex="12pt"/>
    </style:style>
    <style:style style:name="P277" style:family="paragraph" style:parent-style-name="Standard">
      <style:paragraph-properties fo:line-height="100%" fo:text-align="start" style:justify-single-word="false"/>
      <style:text-properties style:font-name="Times New Roman" fo:font-size="12pt" style:font-name-asian="Times New Roman" style:font-name-complex="Times New Roman"/>
    </style:style>
    <style:style style:name="P278" style:family="paragraph" style:parent-style-name="Table_20_Contents">
      <style:paragraph-properties fo:text-align="start" style:justify-single-word="false"/>
      <style:text-properties style:font-name="Times New Roman" fo:font-size="12pt" officeooo:rsid="00d20a01" officeooo:paragraph-rsid="00d20a01" style:font-name-asian="Times New Roman" style:font-name-complex="Times New Roman"/>
    </style:style>
    <style:style style:name="P279" style:family="paragraph" style:parent-style-name="Standard">
      <style:paragraph-properties fo:line-height="100%" fo:text-align="start" style:justify-single-word="false"/>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280" style:family="paragraph" style:parent-style-name="Standard">
      <style:paragraph-properties fo:text-align="start" style:justify-single-word="false" style:text-autospace="none"/>
      <style:text-properties style:font-name="TimesNewRoman" fo:font-size="12pt" style:font-name-asian="TimesNewRoman" style:font-size-asian="12pt" style:font-name-complex="TimesNewRoman" style:font-size-complex="12pt"/>
    </style:style>
    <style:style style:name="P281" style:family="paragraph" style:parent-style-name="Standard">
      <style:paragraph-properties style:text-autospace="none"/>
      <style:text-properties style:font-name="TimesNewRoman" fo:font-size="12pt" style:font-name-asian="TimesNewRoman" style:font-size-asian="12pt" style:font-name-complex="TimesNewRoman" style:font-size-complex="12pt"/>
    </style:style>
    <style:style style:name="P282" style:family="paragraph" style:parent-style-name="Standard">
      <style:paragraph-properties fo:line-height="100%" fo:text-align="start" style:justify-single-word="false"/>
      <style:text-properties style:font-name="TimesNewRoman" fo:font-size="12pt" style:font-name-asian="TimesNewRoman" style:font-size-asian="12pt" style:font-name-complex="TimesNewRoman" style:font-size-complex="12pt"/>
    </style:style>
    <style:style style:name="P283" style:family="paragraph" style:parent-style-name="Standard">
      <style:paragraph-properties fo:line-height="100%" fo:text-align="start" style:justify-single-word="false"/>
      <style:text-properties style:font-name="TimesNewRoman" fo:font-size="12pt" officeooo:rsid="003a3df6" style:font-name-asian="TimesNewRoman" style:font-size-asian="12pt" style:font-name-complex="TimesNewRoman" style:font-size-complex="12pt"/>
    </style:style>
    <style:style style:name="P284" style:family="paragraph" style:parent-style-name="Standard">
      <style:paragraph-properties fo:line-height="100%" fo:text-align="start" style:justify-single-word="false"/>
      <style:text-properties style:font-name="TimesNewRoman" fo:font-size="12pt" officeooo:rsid="014bf3f5" style:font-name-asian="TimesNewRoman" style:font-size-asian="12pt" style:font-name-complex="TimesNewRoman" style:font-size-complex="12pt"/>
    </style:style>
    <style:style style:name="P285" style:family="paragraph" style:parent-style-name="Standard">
      <style:paragraph-properties fo:line-height="100%" fo:text-align="start" style:justify-single-word="false"/>
      <style:text-properties style:font-name="TimesNewRoman" fo:font-size="12pt" fo:font-weight="normal" style:font-name-asian="TimesNewRoman" style:font-size-asian="12pt" style:font-weight-asian="normal" style:font-name-complex="TimesNewRoman" style:font-size-complex="12pt" style:font-weight-complex="normal"/>
    </style:style>
    <style:style style:name="P286" style:family="paragraph" style:parent-style-name="Standard">
      <style:paragraph-properties fo:line-height="100%" fo:text-align="start" style:justify-single-word="false"/>
      <style:text-properties fo:font-weight="bold" style:font-weight-asian="bold" style:font-weight-complex="bold"/>
    </style:style>
    <style:style style:name="P287" style:family="paragraph" style:parent-style-name="Standard">
      <style:paragraph-properties fo:line-height="100%" fo:text-align="start" style:justify-single-word="false"/>
      <style:text-properties fo:font-weight="bold" officeooo:paragraph-rsid="01010e0d" style:font-weight-asian="bold" style:font-weight-complex="bold"/>
    </style:style>
    <style:style style:name="P288" style:family="paragraph" style:parent-style-name="Standard">
      <style:paragraph-properties fo:line-height="100%" fo:text-align="start" style:justify-single-word="false"/>
      <style:text-properties fo:font-weight="bold" officeooo:rsid="01c0742e" officeooo:paragraph-rsid="01c95ae7" style:font-weight-asian="bold" style:font-weight-complex="bold"/>
    </style:style>
    <style:style style:name="P289" style:family="paragraph" style:parent-style-name="Standard">
      <style:paragraph-properties fo:line-height="100%" fo:text-align="start" style:justify-single-word="false"/>
      <style:text-properties fo:font-weight="bold" officeooo:rsid="01c48c61" officeooo:paragraph-rsid="01c95ae7" style:font-weight-asian="bold" style:font-weight-complex="bold"/>
    </style:style>
    <style:style style:name="P290" style:family="paragraph" style:parent-style-name="Standard">
      <style:paragraph-properties fo:line-height="100%" fo:text-align="start" style:justify-single-word="false"/>
      <style:text-properties fo:font-size="12pt" style:font-size-asian="12pt" style:font-size-complex="12pt"/>
    </style:style>
    <style:style style:name="P291" style:family="paragraph" style:parent-style-name="Heading_20_2">
      <style:text-properties officeooo:paragraph-rsid="0075cffe"/>
    </style:style>
    <style:style style:name="P292" style:family="paragraph" style:parent-style-name="Heading_20_2">
      <style:text-properties officeooo:paragraph-rsid="007f40a0"/>
    </style:style>
    <style:style style:name="P293" style:family="paragraph" style:parent-style-name="Heading_20_2">
      <style:text-properties officeooo:paragraph-rsid="00b76c88"/>
    </style:style>
    <style:style style:name="P294" style:family="paragraph" style:parent-style-name="Standard">
      <style:text-properties officeooo:paragraph-rsid="00d293d4"/>
    </style:style>
    <style:style style:name="P295" style:family="paragraph" style:parent-style-name="Standard">
      <style:paragraph-properties fo:line-height="100%" fo:text-align="start" style:justify-single-word="false"/>
      <style:text-properties fo:color="#111111" loext:opacity="100%" style:font-name="Times New Roman1" fo:font-size="12pt" fo:font-weight="normal" officeooo:paragraph-rsid="00f70045" fo:background-color="transparent" style:font-name-asian="Times New Roman" style:font-name-complex="Times New Roman"/>
    </style:style>
    <style:style style:name="P296" style:family="paragraph" style:parent-style-name="Standard">
      <style:text-properties officeooo:paragraph-rsid="01293a58"/>
    </style:style>
    <style:style style:name="P297" style:family="paragraph" style:parent-style-name="Heading_20_2">
      <style:text-properties officeooo:paragraph-rsid="01a877c6"/>
    </style:style>
    <style:style style:name="P298" style:family="paragraph" style:parent-style-name="Heading_20_2">
      <style:text-properties officeooo:rsid="01ae4f44" officeooo:paragraph-rsid="01ae4f44"/>
    </style:style>
    <style:style style:name="P299" style:family="paragraph" style:parent-style-name="Standard">
      <style:text-properties officeooo:paragraph-rsid="00c226bf"/>
    </style:style>
    <style:style style:name="P300" style:family="paragraph" style:parent-style-name="Heading_20_2">
      <style:text-properties officeooo:rsid="01c0742e" officeooo:paragraph-rsid="01c95ae7"/>
    </style:style>
    <style:style style:name="P301" style:family="paragraph" style:parent-style-name="Standard">
      <style:paragraph-properties fo:line-height="100%" fo:text-align="start" style:justify-single-word="false"/>
      <style:text-properties officeooo:rsid="01c0742e" officeooo:paragraph-rsid="01c95ae7"/>
    </style:style>
    <style:style style:name="P302" style:family="paragraph" style:parent-style-name="Standard">
      <style:paragraph-properties fo:line-height="100%" fo:text-align="start" style:justify-single-word="false"/>
      <style:text-properties officeooo:rsid="01c0742e" officeooo:paragraph-rsid="01cc3d2c"/>
    </style:style>
    <style:style style:name="P303" style:family="paragraph" style:parent-style-name="Standard">
      <style:paragraph-properties fo:line-height="100%" fo:text-align="start" style:justify-single-word="false"/>
      <style:text-properties officeooo:rsid="01c0742e" officeooo:paragraph-rsid="01cd4219"/>
    </style:style>
    <style:style style:name="P304" style:family="paragraph" style:parent-style-name="Standard">
      <style:paragraph-properties fo:line-height="100%" fo:text-align="start" style:justify-single-word="false"/>
      <style:text-properties officeooo:rsid="01c0742e" officeooo:paragraph-rsid="01d01b81"/>
    </style:style>
    <style:style style:name="P305" style:family="paragraph" style:parent-style-name="Standard">
      <style:paragraph-properties fo:line-height="100%" fo:text-align="start" style:justify-single-word="false"/>
      <style:text-properties officeooo:rsid="01c0742e" officeooo:paragraph-rsid="01d0ca90"/>
    </style:style>
    <style:style style:name="P306" style:family="paragraph" style:parent-style-name="Standard">
      <style:paragraph-properties fo:line-height="100%" fo:text-align="start" style:justify-single-word="false"/>
      <style:text-properties officeooo:rsid="01c0742e" officeooo:paragraph-rsid="01c0742e"/>
    </style:style>
    <style:style style:name="P307" style:family="paragraph" style:parent-style-name="Heading_20_2">
      <style:text-properties officeooo:paragraph-rsid="01c95ae7"/>
    </style:style>
    <style:style style:name="P308" style:family="paragraph" style:parent-style-name="Standard">
      <style:paragraph-properties fo:line-height="100%" fo:text-align="start" style:justify-single-word="false"/>
      <style:text-properties officeooo:rsid="01c48c61" officeooo:paragraph-rsid="01c95ae7"/>
    </style:style>
    <style:style style:name="P309" style:family="paragraph" style:parent-style-name="Standard">
      <style:paragraph-properties fo:line-height="100%" fo:text-align="start" style:justify-single-word="false"/>
      <style:text-properties officeooo:rsid="01c66f5e" officeooo:paragraph-rsid="01c95ae7"/>
    </style:style>
    <style:style style:name="P310" style:family="paragraph" style:parent-style-name="Heading_20_2">
      <style:text-properties officeooo:rsid="01e362dd" officeooo:paragraph-rsid="01e362dd"/>
    </style:style>
    <style:style style:name="P311" style:family="paragraph" style:parent-style-name="Standard">
      <style:paragraph-properties fo:line-height="100%" fo:text-align="start" style:justify-single-word="false"/>
      <style:text-properties officeooo:rsid="01d9c9f4" officeooo:paragraph-rsid="01d9c9f4"/>
    </style:style>
    <style:style style:name="P312" style:family="paragraph" style:parent-style-name="Standard" style:list-style-name="L1">
      <style:paragraph-properties fo:line-height="100%" fo:text-align="start" style:justify-single-word="false"/>
      <style:text-properties style:use-window-font-color="true" loext:opacity="0%" style:font-name="Times New Roman" fo:font-size="12pt" fo:font-weight="normal" fo:background-color="transparent" style:font-name-asian="Times New Roman" style:font-name-complex="Times New Roman"/>
    </style:style>
    <style:style style:name="P313" style:family="paragraph" style:parent-style-name="Standard">
      <style:paragraph-properties fo:line-height="100%" fo:text-align="start" style:justify-single-word="false"/>
      <style:text-properties style:use-window-font-color="true" loext:opacity="0%" style:font-name="Times New Roman" fo:font-size="12pt" fo:font-weight="normal" fo:background-color="transparent" style:font-name-asian="Times New Roman" style:font-name-complex="Times New Roman"/>
    </style:style>
    <style:style style:name="P314" style:family="paragraph" style:parent-style-name="Standard">
      <style:paragraph-properties fo:line-height="100%" fo:text-align="start" style:justify-single-word="false"/>
      <style:text-properties style:use-window-font-color="true" loext:opacity="0%" style:font-name="Times New Roman" fo:font-size="12pt" fo:font-weight="normal" officeooo:paragraph-rsid="01ae4f44" fo:background-color="transparent" style:font-name-asian="Times New Roman" style:font-name-complex="Times New Roman"/>
    </style:style>
    <style:style style:name="P315" style:family="paragraph" style:parent-style-name="Standard">
      <style:paragraph-properties fo:line-height="100%" fo:text-align="start" style:justify-single-word="false"/>
      <style:text-properties officeooo:paragraph-rsid="01c95ae7"/>
    </style:style>
    <style:style style:name="P316" style:family="paragraph" style:parent-style-name="Standard">
      <style:paragraph-properties fo:line-height="100%" fo:text-align="start" style:justify-single-word="false"/>
      <style:text-properties officeooo:paragraph-rsid="0207eb2d"/>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style:text-position="super 58%" style:font-name="Times New Roman1" fo:font-size="12pt" style:font-size-asian="12pt" style:font-size-complex="12pt"/>
    </style:style>
    <style:style style:name="T4" style:family="text">
      <style:text-properties style:text-position="super 58%" style:font-weight-asian="normal" style:font-weight-complex="normal"/>
    </style:style>
    <style:style style:name="T5" style:family="text">
      <style:text-properties style:text-position="super 58%" style:font-name="Times New Roman" fo:font-size="12pt" style:font-name-asian="Times New Roman" style:font-name-complex="Times New Roman"/>
    </style:style>
    <style:style style:name="T6" style:family="text">
      <style:text-properties style:text-position="super 58%" style:font-name="Times New Roman" officeooo:rsid="00980310"/>
    </style:style>
    <style:style style:name="T7" style:family="text">
      <style:text-properties style:text-position="super 58%" officeooo:rsid="0083aab6"/>
    </style:style>
    <style:style style:name="T8" style:family="text">
      <style:text-properties style:text-position="super 58%" officeooo:rsid="0085dd86"/>
    </style:style>
    <style:style style:name="T9" style:family="text">
      <style:text-properties style:text-position="super 58%" officeooo:rsid="008dc89e"/>
    </style:style>
    <style:style style:name="T10" style:family="text">
      <style:text-properties style:text-position="super 58%" officeooo:rsid="00980310"/>
    </style:style>
    <style:style style:name="T11" style:family="text">
      <style:text-properties style:text-position="super 58%" officeooo:rsid="00a15458"/>
    </style:style>
    <style:style style:name="T12" style:family="text">
      <style:text-properties style:text-position="super 58%" officeooo:rsid="00a2ba02"/>
    </style:style>
    <style:style style:name="T13" style:family="text">
      <style:text-properties style:text-position="super 58%" officeooo:rsid="00f17cd1"/>
    </style:style>
    <style:style style:name="T14" style:family="text">
      <style:text-properties style:text-position="super 58%" officeooo:rsid="00ff91c3"/>
    </style:style>
    <style:style style:name="T15" style:family="text">
      <style:text-properties style:text-position="super 58%" officeooo:rsid="01058b7a"/>
    </style:style>
    <style:style style:name="T16" style:family="text">
      <style:text-properties style:text-position="super 58%" officeooo:rsid="01071e02"/>
    </style:style>
    <style:style style:name="T17" style:family="text">
      <style:text-properties style:text-position="super 58%" officeooo:rsid="01293a58"/>
    </style:style>
    <style:style style:name="T18" style:family="text">
      <style:text-properties style:text-position="super 58%" officeooo:rsid="012b8e2b"/>
    </style:style>
    <style:style style:name="T19" style:family="text">
      <style:text-properties style:text-position="super 58%" officeooo:rsid="013181ce"/>
    </style:style>
    <style:style style:name="T20" style:family="text">
      <style:text-properties style:text-position="super 58%" officeooo:rsid="01336f27"/>
    </style:style>
    <style:style style:name="T21" style:family="text">
      <style:text-properties style:text-position="super 58%" officeooo:rsid="013a3857"/>
    </style:style>
    <style:style style:name="T22" style:family="text">
      <style:text-properties style:text-position="super 58%" officeooo:rsid="014121e3"/>
    </style:style>
    <style:style style:name="T23" style:family="text">
      <style:text-properties style:text-position="super 58%" officeooo:rsid="014a480d"/>
    </style:style>
    <style:style style:name="T24" style:family="text">
      <style:text-properties style:text-position="super 58%" officeooo:rsid="01526618"/>
    </style:style>
    <style:style style:name="T25" style:family="text">
      <style:text-properties style:text-position="super 58%" officeooo:rsid="0164eea0"/>
    </style:style>
    <style:style style:name="T26" style:family="text">
      <style:text-properties style:text-position="super 58%" officeooo:rsid="0165ca50"/>
    </style:style>
    <style:style style:name="T27" style:family="text">
      <style:text-properties style:text-position="super 58%" officeooo:rsid="01ae4f44"/>
    </style:style>
    <style:style style:name="T28" style:family="text">
      <style:text-properties style:text-position="super 58%" officeooo:rsid="0207a8c0"/>
    </style:style>
    <style:style style:name="T29" style:family="text">
      <style:text-properties style:text-position="super 58%" officeooo:rsid="02086fb8"/>
    </style:style>
    <style:style style:name="T30" style:family="text">
      <style:text-properties fo:font-variant="normal" fo:text-transform="none" fo:color="#000000" loext:opacity="100%" style:font-name="Times New Roman1" fo:font-size="12pt" fo:letter-spacing="normal" fo:font-style="normal" fo:font-weight="normal" style:font-size-asian="12pt" style:font-size-complex="12pt"/>
    </style:style>
    <style:style style:name="T31" style:family="text">
      <style:text-properties fo:font-variant="normal" fo:text-transform="none" fo:color="#000000" loext:opacity="100%" style:font-name="Times New Roman1" fo:font-size="12pt" fo:letter-spacing="normal" fo:font-style="normal" fo:font-weight="normal" officeooo:rsid="000110c1" style:font-size-asian="12pt" style:font-size-complex="12pt"/>
    </style:style>
    <style:style style:name="T32" style:family="text">
      <style:text-properties fo:font-variant="normal" fo:text-transform="none" fo:color="#000000" loext:opacity="100%" style:font-name="Times New Roman1" fo:font-size="12pt" fo:letter-spacing="normal" fo:font-style="normal" fo:font-weight="normal" officeooo:rsid="0083aab6" style:font-size-asian="12pt" style:font-size-complex="12pt"/>
    </style:style>
    <style:style style:name="T33" style:family="text">
      <style:text-properties fo:font-variant="normal" fo:text-transform="none" fo:color="#000000" loext:opacity="100%" style:font-name="Times New Roman1" fo:font-size="12pt" fo:letter-spacing="normal" fo:font-style="normal" fo:font-weight="normal" officeooo:rsid="0083bdd5" style:font-size-asian="12pt" style:font-size-complex="12pt"/>
    </style:style>
    <style:style style:name="T34" style:family="text">
      <style:text-properties fo:font-variant="normal" fo:text-transform="none" fo:color="#000000" loext:opacity="100%" style:font-name="Times New Roman1" fo:font-size="12pt" fo:letter-spacing="normal" fo:font-style="normal" fo:font-weight="normal" officeooo:rsid="0088d2c4" style:font-size-asian="12pt" style:font-size-complex="12pt"/>
    </style:style>
    <style:style style:name="T35" style:family="text">
      <style:text-properties fo:font-variant="normal" fo:text-transform="none" fo:color="#000000" loext:opacity="100%" style:font-name="Times New Roman1" fo:font-size="12pt" fo:letter-spacing="normal" fo:font-style="normal" fo:font-weight="normal" officeooo:rsid="009a2f65" style:font-size-asian="12pt" style:font-size-complex="12pt"/>
    </style:style>
    <style:style style:name="T36" style:family="text">
      <style:text-properties fo:font-variant="normal" fo:text-transform="none" fo:color="#000000" loext:opacity="100%" style:font-name="Times New Roman1" fo:font-size="12pt" fo:letter-spacing="normal" fo:font-style="normal" fo:font-weight="normal" officeooo:rsid="00a8b882" style:font-size-asian="12pt" style:font-size-complex="12pt"/>
    </style:style>
    <style:style style:name="T37" style:family="text">
      <style:text-properties fo:font-variant="normal" fo:text-transform="none" fo:color="#000000" loext:opacity="100%" style:font-name="Times New Roman1" fo:font-size="12pt" fo:letter-spacing="normal" fo:font-style="normal" fo:font-weight="normal" officeooo:rsid="00c226bf" style:font-size-asian="12pt" style:font-size-complex="12pt"/>
    </style:style>
    <style:style style:name="T38" style:family="text">
      <style:text-properties fo:font-variant="normal" fo:text-transform="none" fo:color="#000000" loext:opacity="100%" style:font-name="Times New Roman1" fo:font-size="12pt" fo:letter-spacing="normal" fo:font-style="normal" fo:font-weight="normal" officeooo:rsid="00c9becc" style:font-size-asian="12pt" style:font-size-complex="12pt"/>
    </style:style>
    <style:style style:name="T39" style:family="text">
      <style:text-properties fo:font-variant="normal" fo:text-transform="none" fo:color="#000000" loext:opacity="100%" style:font-name="Times New Roman1" fo:font-size="12pt" fo:letter-spacing="normal" fo:font-style="normal" fo:font-weight="normal" officeooo:rsid="00dc504f" style:font-size-asian="12pt" style:font-size-complex="12pt"/>
    </style:style>
    <style:style style:name="T40" style:family="text">
      <style:text-properties fo:font-variant="normal" fo:text-transform="none" fo:color="#000000" loext:opacity="100%" style:font-name="Times New Roman1" fo:font-size="12pt" fo:letter-spacing="normal" fo:font-style="normal" fo:font-weight="normal" officeooo:rsid="00ff91c3" style:font-size-asian="12pt" style:font-size-complex="12pt"/>
    </style:style>
    <style:style style:name="T41" style:family="text">
      <style:text-properties fo:font-variant="normal" fo:text-transform="none" fo:color="#000000" loext:opacity="100%" style:font-name="Times New Roman1" fo:font-size="12pt" fo:letter-spacing="normal" fo:font-style="normal" fo:font-weight="normal" officeooo:rsid="01058b7a" style:font-size-asian="12pt" style:font-size-complex="12pt"/>
    </style:style>
    <style:style style:name="T42" style:family="text">
      <style:text-properties fo:font-variant="normal" fo:text-transform="none" fo:color="#000000" loext:opacity="100%" style:font-name="Times New Roman1" fo:font-size="12pt" fo:letter-spacing="normal" fo:font-style="normal" fo:font-weight="normal" officeooo:rsid="01091cee" style:font-size-asian="12pt" style:font-size-complex="12pt"/>
    </style:style>
    <style:style style:name="T43" style:family="text">
      <style:text-properties fo:font-variant="normal" fo:text-transform="none" fo:color="#000000" loext:opacity="100%" style:font-name="Times New Roman1" fo:font-size="12pt" fo:letter-spacing="normal" fo:font-style="normal" fo:font-weight="normal" officeooo:rsid="01293a58" style:font-size-asian="12pt" style:font-size-complex="12pt"/>
    </style:style>
    <style:style style:name="T44" style:family="text">
      <style:text-properties fo:font-variant="normal" fo:text-transform="none" fo:color="#000000" loext:opacity="100%" style:font-name="Times New Roman1" fo:font-size="12pt" fo:letter-spacing="normal" fo:font-style="normal" fo:font-weight="normal" officeooo:rsid="013b6d26" style:font-size-asian="12pt" style:font-size-complex="12pt"/>
    </style:style>
    <style:style style:name="T45" style:family="text">
      <style:text-properties fo:font-variant="normal" fo:text-transform="none" fo:color="#000000" loext:opacity="100%" style:font-name="Times New Roman1" fo:font-size="12pt" fo:letter-spacing="normal" fo:font-style="normal" fo:font-weight="normal" officeooo:rsid="016178f7" style:font-size-asian="12pt" style:font-size-complex="12pt"/>
    </style:style>
    <style:style style:name="T46" style:family="text">
      <style:text-properties fo:font-variant="normal" fo:text-transform="none" fo:color="#000000" loext:opacity="100%" style:font-name="Times New Roman1" fo:font-size="12pt" fo:letter-spacing="normal" fo:font-style="normal" fo:font-weight="normal" officeooo:rsid="019ee8df" style:font-size-asian="12pt" style:font-size-complex="12pt"/>
    </style:style>
    <style:style style:name="T47" style:family="text">
      <style:text-properties fo:font-variant="normal" fo:text-transform="none" fo:color="#000000" loext:opacity="100%" style:font-name="Times New Roman1" fo:font-size="12pt" fo:letter-spacing="normal" fo:font-style="normal" fo:font-weight="normal" officeooo:rsid="01a2e6a0" style:font-size-asian="12pt" style:font-size-complex="12pt"/>
    </style:style>
    <style:style style:name="T48" style:family="text">
      <style:text-properties fo:font-variant="normal" fo:text-transform="none" fo:color="#000000" loext:opacity="100%" style:font-name="Times New Roman1" fo:font-size="12pt" fo:letter-spacing="normal" fo:font-style="normal" fo:font-weight="normal" officeooo:rsid="01a7f24c" style:font-size-asian="12pt" style:font-size-complex="12pt"/>
    </style:style>
    <style:style style:name="T49" style:family="text">
      <style:text-properties fo:font-variant="normal" fo:text-transform="none" fo:color="#000000" loext:opacity="100%" style:font-name="Times New Roman1" fo:font-size="12pt" fo:letter-spacing="normal" fo:font-style="normal" fo:font-weight="normal" fo:background-color="transparent" loext:char-shading-value="0" style:font-name-asian="Times New Roman" style:font-size-asian="12pt" style:font-name-complex="Times New Roman" style:font-size-complex="12pt"/>
    </style:style>
    <style:style style:name="T50" style:family="text">
      <style:text-properties fo:font-variant="normal" fo:text-transform="none" fo:color="#000000" loext:opacity="100%" style:font-name="Times New Roman1" fo:font-size="12pt" fo:letter-spacing="normal" fo:font-style="normal" fo:font-weight="normal" officeooo:rsid="0088d2c4" fo:background-color="transparent" loext:char-shading-value="0" style:font-name-asian="Times New Roman" style:font-size-asian="12pt" style:font-name-complex="Times New Roman" style:font-size-complex="12pt"/>
    </style:style>
    <style:style style:name="T51" style:family="text">
      <style:text-properties fo:font-variant="normal" fo:text-transform="none" fo:color="#000000" loext:opacity="100%" style:font-name="Times New Roman1" fo:font-size="12pt" fo:letter-spacing="normal" fo:font-style="normal" fo:font-weight="normal" officeooo:rsid="00893874" fo:background-color="transparent" loext:char-shading-value="0" style:font-name-asian="Times New Roman" style:font-size-asian="12pt" style:font-name-complex="Times New Roman" style:font-size-complex="12pt"/>
    </style:style>
    <style:style style:name="T52" style:family="text">
      <style:text-properties fo:font-variant="normal" fo:text-transform="none" fo:color="#000000" loext:opacity="100%" style:font-name="Times New Roman1" fo:font-size="12pt" fo:letter-spacing="normal" fo:font-style="normal" fo:font-weight="normal" officeooo:rsid="00b3e947" fo:background-color="transparent" loext:char-shading-value="0" style:font-name-asian="Times New Roman" style:font-size-asian="12pt" style:font-name-complex="Times New Roman" style:font-size-complex="12pt"/>
    </style:style>
    <style:style style:name="T53" style:family="text">
      <style:text-properties fo:font-variant="normal" fo:text-transform="none" fo:color="#000000" loext:opacity="100%" style:font-name="Times New Roman1" fo:font-size="12pt" fo:letter-spacing="normal" fo:font-style="normal" fo:font-weight="normal" officeooo:rsid="00d1ff48" fo:background-color="transparent" loext:char-shading-value="0" style:font-name-asian="Times New Roman" style:font-size-asian="12pt" style:font-name-complex="Times New Roman" style:font-size-complex="12pt"/>
    </style:style>
    <style:style style:name="T54" style:family="text">
      <style:text-properties fo:font-variant="normal" fo:text-transform="none" fo:color="#000000" loext:opacity="100%" style:font-name="Times New Roman1" fo:font-size="12pt" fo:letter-spacing="normal" fo:font-style="normal" fo:font-weight="normal" officeooo:rsid="00d293d4" fo:background-color="transparent" loext:char-shading-value="0" style:font-name-asian="Times New Roman" style:font-size-asian="12pt" style:font-name-complex="Times New Roman" style:font-size-complex="12pt"/>
    </style:style>
    <style:style style:name="T55" style:family="text">
      <style:text-properties fo:font-variant="normal" fo:text-transform="none" fo:color="#000000" loext:opacity="100%" style:font-name="Times New Roman1" fo:font-size="12pt" fo:letter-spacing="normal" fo:font-style="normal" fo:font-weight="normal" officeooo:rsid="01a7f24c" fo:background-color="transparent" loext:char-shading-value="0" style:font-name-asian="Times New Roman" style:font-size-asian="12pt" style:font-name-complex="Times New Roman" style:font-size-complex="12pt"/>
    </style:style>
    <style:style style:name="T56" style:family="text">
      <style:text-properties fo:font-variant="normal" fo:text-transform="none" fo:color="#000000" loext:opacity="100%" style:font-name="Times New Roman1" fo:font-size="12pt" fo:letter-spacing="normal" fo:font-style="normal" fo:font-weight="normal" officeooo:rsid="01c0742e" fo:background-color="transparent" loext:char-shading-value="0" style:font-name-asian="Times New Roman" style:font-size-asian="12pt" style:font-name-complex="Times New Roman" style:font-size-complex="12pt"/>
    </style:style>
    <style:style style:name="T57" style:family="text">
      <style:text-properties fo:font-variant="normal" fo:text-transform="none" fo:color="#000000" loext:opacity="100%" style:font-name="Times New Roman1" fo:font-size="12pt" fo:letter-spacing="normal" fo:font-style="normal" fo:font-weight="bold" style:font-size-asian="12pt" style:font-weight-asian="bold" style:font-size-complex="12pt" style:font-weight-complex="bold"/>
    </style:style>
    <style:style style:name="T58" style:family="text">
      <style:text-properties fo:font-variant="normal" fo:text-transform="none" fo:color="#000000" loext:opacity="100%" style:font-name="Times New Roman1" fo:font-size="12pt" fo:letter-spacing="normal" fo:font-style="normal" fo:font-weight="bold" officeooo:rsid="00ff91c3" style:font-size-asian="12pt" style:font-weight-asian="bold" style:font-size-complex="12pt" style:font-weight-complex="bold"/>
    </style:style>
    <style:style style:name="T59" style:family="text">
      <style:text-properties fo:font-variant="normal" fo:text-transform="none" fo:color="#000000" loext:opacity="100%" style:font-name="Times New Roman1" fo:font-size="12pt" fo:letter-spacing="normal" fo:font-style="normal" fo:font-weight="bold" officeooo:rsid="01058b7a" style:font-size-asian="12pt" style:font-weight-asian="bold" style:font-size-complex="12pt" style:font-weight-complex="bold"/>
    </style:style>
    <style:style style:name="T60" style:family="text">
      <style:text-properties fo:font-variant="normal" fo:text-transform="none" fo:color="#000000" loext:opacity="100%" style:font-name="Times New Roman1" fo:font-size="12pt" fo:letter-spacing="normal" fo:font-style="normal" fo:font-weight="bold" officeooo:rsid="01293a58" style:font-size-asian="12pt" style:font-weight-asian="bold" style:font-size-complex="12pt" style:font-weight-complex="bold"/>
    </style:style>
    <style:style style:name="T61" style:family="text">
      <style:text-properties fo:font-variant="normal" fo:text-transform="none" fo:color="#000000" loext:opacity="100%" style:font-name="Times New Roman1" fo:font-size="12pt" fo:letter-spacing="normal" fo:font-style="normal" fo:font-weight="bold" officeooo:rsid="0129db12" style:font-size-asian="12pt" style:font-weight-asian="bold" style:font-size-complex="12pt" style:font-weight-complex="bold"/>
    </style:style>
    <style:style style:name="T62" style:family="text">
      <style:text-properties fo:font-variant="normal" fo:text-transform="none" fo:color="#000000" loext:opacity="100%" style:font-name="Times New Roman1" fo:font-size="12pt" fo:letter-spacing="normal" fo:font-style="normal" fo:font-weight="bold" fo:background-color="transparent" loext:char-shading-value="0" style:font-name-asian="Times New Roman" style:font-size-asian="12pt" style:font-weight-asian="bold" style:font-name-complex="Times New Roman" style:font-size-complex="12pt" style:font-weight-complex="bold"/>
    </style:style>
    <style:style style:name="T63" style:family="text">
      <style:text-properties fo:font-variant="normal" fo:text-transform="none" fo:color="#000000" loext:opacity="100%" style:font-name="Times New Roman1" fo:font-size="12pt" fo:letter-spacing="normal" fo:font-style="normal" style:font-size-asian="12pt" style:font-size-complex="12pt"/>
    </style:style>
    <style:style style:name="T64" style:family="text">
      <style:text-properties fo:font-variant="normal" fo:text-transform="none" fo:color="#000000" loext:opacity="100%" style:font-name="Times New Roman1" fo:font-size="12pt" fo:letter-spacing="normal" fo:font-style="normal" officeooo:rsid="00d293d4" style:font-name-asian="Times New Roman" style:font-size-asian="12pt" style:font-name-complex="Times New Roman" style:font-size-complex="12pt"/>
    </style:style>
    <style:style style:name="T65" style:family="text">
      <style:text-properties fo:font-variant="normal" fo:text-transform="none" fo:color="#000000" loext:opacity="100%" style:font-name="Times New Roman1" fo:font-size="12pt" fo:letter-spacing="normal" fo:font-style="normal" officeooo:rsid="00d1ff48" style:font-name-asian="Times New Roman" style:font-size-asian="12pt" style:font-name-complex="Times New Roman" style:font-size-complex="12pt"/>
    </style:style>
    <style:style style:name="T66" style:family="text">
      <style:text-properties fo:font-variant="normal" fo:text-transform="none" fo:color="#000000" loext:opacity="100%" style:font-name="Times New Roman1" fo:font-size="12pt" fo:letter-spacing="normal" fo:font-style="italic" fo:font-weight="normal" style:font-size-asian="12pt" style:font-style-asian="italic" style:font-size-complex="12pt" style:font-style-complex="italic"/>
    </style:style>
    <style:style style:name="T67" style:family="text">
      <style:text-properties fo:font-variant="normal" fo:text-transform="none" fo:color="#000000" loext:opacity="100%" style:font-name="Times New Roman1" fo:font-size="12pt" fo:letter-spacing="normal" fo:font-style="italic" fo:font-weight="normal" officeooo:rsid="01293a58" style:font-size-asian="12pt" style:font-style-asian="italic" style:font-size-complex="12pt" style:font-style-complex="italic"/>
    </style:style>
    <style:style style:name="T68" style:family="text">
      <style:text-properties fo:font-variant="normal" fo:text-transform="none" fo:color="#000000" loext:opacity="100%" style:font-name="Times New Roman1" fo:font-size="12pt" fo:letter-spacing="normal" fo:font-style="italic" fo:font-weight="normal" fo:background-color="transparent" loext:char-shading-value="0" style:font-name-asian="Times New Roman" style:font-size-asian="12pt" style:font-style-asian="italic" style:font-name-complex="Times New Roman" style:font-size-complex="12pt" style:font-style-complex="italic"/>
    </style:style>
    <style:style style:name="T69" style:family="text">
      <style:text-properties fo:font-variant="normal" fo:text-transform="none" fo:color="#000000" loext:opacity="100%" style:font-name="Times New Roman1" fo:font-size="12pt" fo:letter-spacing="normal" fo:font-style="italic" fo:font-weight="normal" officeooo:rsid="00b3e947" fo:background-color="transparent" loext:char-shading-value="0" style:font-name-asian="Times New Roman" style:font-size-asian="12pt" style:font-style-asian="italic" style:font-name-complex="Times New Roman" style:font-size-complex="12pt" style:font-style-complex="italic"/>
    </style:style>
    <style:style style:name="T70" style:family="text">
      <style:text-properties fo:font-variant="normal" fo:text-transform="none" fo:color="#000000" loext:opacity="100%" style:font-name="Times New Roman1" fo:font-size="12pt" fo:letter-spacing="normal" fo:font-style="italic" fo:font-weight="normal" fo:background-color="transparent" loext:char-shading-value="0" style:font-name-asian="Times New Roman" style:font-size-asian="12pt" style:font-style-asian="italic" style:font-weight-asian="normal" style:font-name-complex="Times New Roman" style:font-size-complex="12pt" style:font-style-complex="italic" style:font-weight-complex="normal"/>
    </style:style>
    <style:style style:name="T71" style:family="text">
      <style:text-properties fo:font-variant="normal" fo:text-transform="none" fo:color="#000000" loext:opacity="100%" style:font-name="Times New Roman1" fo:font-size="12pt" fo:letter-spacing="normal" fo:font-weight="normal" fo:background-color="transparent" loext:char-shading-value="0" style:font-name-asian="Times New Roman" style:font-size-asian="12pt" style:font-name-complex="Times New Roman" style:font-size-complex="12pt"/>
    </style:style>
    <style:style style:name="T72" style:family="text">
      <style:text-properties fo:font-variant="normal" fo:text-transform="none" fo:color="#000000" loext:opacity="100%" style:font-name="Times New Roman1" fo:letter-spacing="normal" fo:font-style="normal"/>
    </style:style>
    <style:style style:name="T73" style:family="text">
      <style:text-properties fo:font-variant="normal" fo:text-transform="none" fo:color="#000000" loext:opacity="100%" style:font-name="Times New Roman1" fo:letter-spacing="normal" fo:font-style="normal" style:font-size-asian="12pt" style:font-size-complex="12pt"/>
    </style:style>
    <style:style style:name="T74" style:family="text">
      <style:text-properties fo:font-variant="normal" fo:text-transform="none" fo:color="#000000" loext:opacity="100%" style:font-name="Times New Roman1" fo:letter-spacing="normal" fo:font-style="normal" officeooo:rsid="008f1d2a" style:font-size-asian="12pt" style:font-size-complex="12pt"/>
    </style:style>
    <style:style style:name="T75" style:family="text">
      <style:text-properties fo:font-variant="normal" fo:text-transform="none" fo:color="#000000" loext:opacity="100%" style:font-name="Times New Roman1" fo:letter-spacing="normal" fo:font-style="normal" officeooo:rsid="0088d2c4" style:font-size-asian="12pt" style:font-size-complex="12pt"/>
    </style:style>
    <style:style style:name="T76" style:family="text">
      <style:text-properties fo:font-variant="normal" fo:text-transform="none" fo:color="#000000" loext:opacity="100%" style:font-name="Times New Roman1" fo:letter-spacing="normal" fo:font-style="normal" officeooo:rsid="00893874" style:font-size-asian="12pt" style:font-size-complex="12pt"/>
    </style:style>
    <style:style style:name="T77" style:family="text">
      <style:text-properties fo:font-variant="normal" fo:text-transform="none" fo:color="#000000" loext:opacity="100%" style:font-name="Times New Roman1" fo:letter-spacing="normal" fo:font-style="normal" officeooo:rsid="00d293d4" style:font-size-asian="12pt" style:font-size-complex="12pt"/>
    </style:style>
    <style:style style:name="T78" style:family="text">
      <style:text-properties fo:font-variant="normal" fo:text-transform="none" fo:color="#000000" loext:opacity="100%" style:font-name="Times New Roman1" fo:letter-spacing="normal" fo:font-style="normal" officeooo:rsid="00d1ff48" style:font-size-asian="12pt" style:font-size-complex="12pt"/>
    </style:style>
    <style:style style:name="T79" style:family="text">
      <style:text-properties fo:font-variant="normal" fo:text-transform="none" fo:color="#000000" loext:opacity="100%" style:font-name="Times New Roman1" fo:letter-spacing="normal" fo:font-style="normal" officeooo:rsid="00f3beef" style:font-size-asian="12pt" style:font-size-complex="12pt"/>
    </style:style>
    <style:style style:name="T80" style:family="text">
      <style:text-properties fo:font-variant="normal" fo:text-transform="none" fo:color="#000000" loext:opacity="100%" style:font-name="Times New Roman1" fo:letter-spacing="normal" fo:font-style="normal" officeooo:rsid="00f70045" style:font-size-asian="12pt" style:font-size-complex="12pt"/>
    </style:style>
    <style:style style:name="T81" style:family="text">
      <style:text-properties fo:font-variant="normal" fo:text-transform="none" fo:color="#000000" loext:opacity="100%" style:font-name="Times New Roman1" fo:letter-spacing="normal" fo:font-style="normal" officeooo:rsid="00ff91c3" style:font-size-asian="12pt" style:font-size-complex="12pt"/>
    </style:style>
    <style:style style:name="T82" style:family="text">
      <style:text-properties fo:font-variant="normal" fo:text-transform="none" fo:color="#000000" loext:opacity="100%" style:font-name="Times New Roman1" fo:letter-spacing="normal" fo:font-style="normal" officeooo:rsid="01293a58" style:font-size-asian="12pt" style:font-size-complex="12pt"/>
    </style:style>
    <style:style style:name="T83" style:family="text">
      <style:text-properties fo:font-variant="normal" fo:text-transform="none" fo:color="#000000" loext:opacity="100%" style:font-name="Times New Roman1" fo:letter-spacing="normal" fo:font-style="normal" officeooo:rsid="012b8e2b" style:font-size-asian="12pt" style:font-size-complex="12pt"/>
    </style:style>
    <style:style style:name="T84" style:family="text">
      <style:text-properties fo:font-variant="normal" fo:text-transform="none" fo:color="#000000" loext:opacity="100%" style:font-name="Times New Roman1" fo:letter-spacing="normal" fo:font-style="normal" officeooo:rsid="01058b7a" style:font-size-asian="12pt" style:font-size-complex="12pt"/>
    </style:style>
    <style:style style:name="T85" style:family="text">
      <style:text-properties fo:font-variant="normal" fo:text-transform="none" fo:color="#000000" loext:opacity="100%" style:font-name="Times New Roman1" fo:letter-spacing="normal" fo:font-style="normal" officeooo:rsid="017fe42e" style:font-size-asian="12pt" style:font-size-complex="12pt"/>
    </style:style>
    <style:style style:name="T86" style:family="text">
      <style:text-properties fo:font-variant="normal" fo:text-transform="none" fo:color="#000000" loext:opacity="100%" style:font-name="Times New Roman1" fo:letter-spacing="normal" fo:font-style="normal" officeooo:rsid="01c0742e" style:font-size-asian="12pt" style:font-size-complex="12pt"/>
    </style:style>
    <style:style style:name="T87" style:family="text">
      <style:text-properties fo:font-variant="normal" fo:text-transform="none" fo:color="#000000" loext:opacity="100%" style:font-name="Times New Roman1" fo:letter-spacing="normal" fo:font-style="normal" officeooo:rsid="01c48c61" style:font-size-asian="12pt" style:font-size-complex="12pt"/>
    </style:style>
    <style:style style:name="T88" style:family="text">
      <style:text-properties fo:font-variant="normal" fo:text-transform="none" fo:color="#000000" loext:opacity="100%" style:font-name="Times New Roman1" fo:letter-spacing="normal" fo:font-style="normal" style:font-size-asian="12pt" style:font-weight-asian="normal" style:font-size-complex="12pt" style:font-weight-complex="normal"/>
    </style:style>
    <style:style style:name="T89" style:family="text">
      <style:text-properties fo:font-variant="normal" fo:text-transform="none" fo:color="#000000" loext:opacity="100%" style:font-name="Times New Roman1" fo:letter-spacing="normal" fo:font-style="normal" officeooo:rsid="00f3beef" style:font-size-asian="12pt" style:font-weight-asian="normal" style:font-size-complex="12pt" style:font-weight-complex="normal"/>
    </style:style>
    <style:style style:name="T90" style:family="text">
      <style:text-properties fo:font-variant="normal" fo:text-transform="none" fo:color="#000000" loext:opacity="100%" style:font-name="Times New Roman1" fo:letter-spacing="normal" fo:font-style="normal" officeooo:rsid="00d1ff48"/>
    </style:style>
    <style:style style:name="T91" style:family="text">
      <style:text-properties fo:font-variant="normal" fo:text-transform="none" fo:color="#000000" loext:opacity="100%" style:font-name="Times New Roman1" fo:letter-spacing="normal" fo:font-style="normal" officeooo:rsid="00d293d4"/>
    </style:style>
    <style:style style:name="T92" style:family="text">
      <style:text-properties fo:font-variant="normal" fo:text-transform="none" fo:color="#000000" loext:opacity="100%" style:font-name="Times New Roman1" fo:letter-spacing="normal" fo:font-style="normal" fo:font-weight="bold" style:font-size-asian="12pt" style:font-weight-asian="bold" style:font-size-complex="12pt" style:font-weight-complex="bold"/>
    </style:style>
    <style:style style:name="T93" style:family="text">
      <style:text-properties fo:font-variant="normal" fo:text-transform="none" fo:color="#000000" loext:opacity="100%" style:font-name="Times New Roman1" fo:letter-spacing="normal" fo:font-style="normal" fo:font-weight="bold" officeooo:rsid="012b8e2b" style:font-size-asian="12pt" style:font-weight-asian="bold" style:font-size-complex="12pt" style:font-weight-complex="bold"/>
    </style:style>
    <style:style style:name="T94" style:family="text">
      <style:text-properties fo:font-variant="normal" fo:text-transform="none" fo:color="#000000" loext:opacity="100%" style:font-name="Times New Roman1" fo:letter-spacing="normal" fo:font-style="normal" fo:font-weight="bold" officeooo:rsid="01058b7a" style:font-size-asian="12pt" style:font-weight-asian="bold" style:font-size-complex="12pt" style:font-weight-complex="bold"/>
    </style:style>
    <style:style style:name="T95" style:family="text">
      <style:text-properties fo:font-variant="normal" fo:text-transform="none" fo:color="#000000" loext:opacity="100%" style:font-name="Times New Roman1" fo:letter-spacing="normal" fo:font-style="normal" fo:font-weight="bold" officeooo:rsid="017fe42e" style:font-size-asian="12pt" style:font-weight-asian="bold" style:font-size-complex="12pt" style:font-weight-complex="bold"/>
    </style:style>
    <style:style style:name="T96" style:family="text">
      <style:text-properties fo:font-variant="normal" fo:text-transform="none" fo:color="#000000" loext:opacity="100%" style:font-name="Times New Roman1" fo:letter-spacing="normal" fo:font-style="italic" officeooo:rsid="00f70045" style:font-size-asian="12pt" style:font-style-asian="italic" style:font-size-complex="12pt" style:font-style-complex="italic"/>
    </style:style>
    <style:style style:name="T97" style:family="text">
      <style:text-properties fo:font-variant="normal" fo:text-transform="none" fo:color="#000000" loext:opacity="100%" style:text-position="super 58%" style:font-name="Times New Roman1" fo:font-size="12pt" fo:letter-spacing="normal" fo:font-style="normal" fo:font-weight="normal" fo:background-color="transparent" loext:char-shading-value="0" style:font-name-asian="Times New Roman" style:font-size-asian="12pt" style:font-name-complex="Times New Roman" style:font-size-complex="12pt"/>
    </style:style>
    <style:style style:name="T98" style:family="text">
      <style:text-properties fo:font-variant="normal" fo:text-transform="none" fo:color="#000000" loext:opacity="100%" style:text-position="super 58%" style:font-name="Times New Roman1" fo:font-size="12pt" fo:letter-spacing="normal" fo:font-style="normal" fo:font-weight="normal" style:font-size-asian="12pt" style:font-size-complex="12pt"/>
    </style:style>
    <style:style style:name="T99" style:family="text">
      <style:text-properties fo:font-variant="normal" fo:text-transform="none" fo:color="#000000" loext:opacity="100%" style:text-position="super 58%" style:font-name="Times New Roman1" fo:font-size="12pt" fo:letter-spacing="normal" fo:font-style="normal" fo:font-weight="normal" officeooo:rsid="0083bdd5" style:font-size-asian="12pt" style:font-size-complex="12pt"/>
    </style:style>
    <style:style style:name="T100" style:family="text">
      <style:text-properties fo:font-variant="normal" fo:text-transform="none" fo:color="#000000" loext:opacity="100%" style:text-position="super 58%" style:font-name="Times New Roman1" fo:font-size="12pt" fo:letter-spacing="normal" fo:font-style="normal" fo:font-weight="normal" officeooo:rsid="01058b7a" style:font-size-asian="12pt" style:font-size-complex="12pt"/>
    </style:style>
    <style:style style:name="T101" style:family="text">
      <style:text-properties fo:font-variant="normal" fo:text-transform="none" fo:color="#000000" loext:opacity="100%" style:text-position="super 58%" style:font-name="Times New Roman1" fo:font-size="12pt" fo:letter-spacing="normal" fo:font-style="normal" fo:font-weight="normal" officeooo:rsid="01293a58" style:font-size-asian="12pt" style:font-size-complex="12pt"/>
    </style:style>
    <style:style style:name="T102" style:family="text">
      <style:text-properties fo:font-variant="normal" fo:text-transform="none" fo:color="#000000" loext:opacity="100%" style:text-position="super 58%" style:font-name="Times New Roman1" fo:letter-spacing="normal" fo:font-style="normal" style:font-size-asian="12pt" style:font-size-complex="12pt"/>
    </style:style>
    <style:style style:name="T103" style:family="text">
      <style:text-properties fo:font-variant="normal" fo:text-transform="none" fo:color="#000000" loext:opacity="100%" style:text-position="super 58%" style:font-name="Times New Roman1" fo:letter-spacing="normal" fo:font-style="normal" officeooo:rsid="00ff91c3" style:font-size-asian="12pt" style:font-size-complex="12pt"/>
    </style:style>
    <style:style style:name="T104" style:family="text">
      <style:text-properties fo:font-variant="normal" fo:text-transform="none" fo:color="#000000" loext:opacity="100%" style:text-position="super 58%" style:font-name="Times New Roman1" fo:letter-spacing="normal" fo:font-style="normal" officeooo:rsid="012b8e2b" style:font-size-asian="12pt" style:font-size-complex="12pt"/>
    </style:style>
    <style:style style:name="T105" style:family="text">
      <style:text-properties fo:font-variant="normal" fo:text-transform="none" fo:color="#000000" loext:opacity="100%" style:text-position="super 58%" style:font-name="Times New Roman1" fo:letter-spacing="normal" fo:font-style="normal" officeooo:rsid="01c0742e" style:font-size-asian="12pt" style:font-size-complex="12pt"/>
    </style:style>
    <style:style style:name="T106" style:family="text">
      <style:text-properties fo:font-variant="normal" fo:text-transform="none" fo:color="#000000" loext:opacity="100%" style:text-position="super 58%" fo:letter-spacing="normal" fo:font-style="normal" fo:font-weight="normal"/>
    </style:style>
    <style:style style:name="T107" style:family="text">
      <style:text-properties fo:font-variant="normal" fo:text-transform="none" fo:color="#000000" loext:opacity="100%" style:text-position="super 58%" fo:letter-spacing="normal" fo:font-style="normal" officeooo:rsid="0083aab6"/>
    </style:style>
    <style:style style:name="T108" style:family="text">
      <style:text-properties fo:font-variant="normal" fo:text-transform="none" fo:color="#000000" loext:opacity="100%" style:text-position="super 58%" fo:letter-spacing="normal" fo:font-style="normal" officeooo:rsid="01293a58"/>
    </style:style>
    <style:style style:name="T109" style:family="text">
      <style:text-properties fo:font-variant="normal" fo:text-transform="none" fo:color="#000000" loext:opacity="100%" style:font-name="Trebuchet MS" fo:font-size="10.5pt" fo:letter-spacing="normal" fo:font-style="normal" fo:font-weight="normal"/>
    </style:style>
    <style:style style:name="T110" style:family="text">
      <style:text-properties fo:font-variant="normal" fo:text-transform="none" fo:color="#000000" loext:opacity="100%" style:font-name="Trebuchet MS" fo:font-size="10.5pt" fo:letter-spacing="normal" fo:font-style="normal" fo:font-weight="normal" officeooo:rsid="00c226bf"/>
    </style:style>
    <style:style style:name="T111" style:family="text">
      <style:text-properties fo:font-variant="normal" fo:text-transform="none" fo:color="#000000" loext:opacity="100%" fo:letter-spacing="normal" fo:font-style="normal"/>
    </style:style>
    <style:style style:name="T112" style:family="text">
      <style:text-properties fo:font-variant="normal" fo:text-transform="none" fo:color="#000000" loext:opacity="100%" fo:letter-spacing="normal" fo:font-style="normal" fo:font-weight="normal"/>
    </style:style>
    <style:style style:name="T113" style:family="text">
      <style:text-properties fo:font-variant="normal" fo:text-transform="none" fo:color="#000000" loext:opacity="100%" fo:letter-spacing="normal" fo:font-style="normal" fo:font-weight="normal" style:font-weight-asian="bold" style:font-weight-complex="bold"/>
    </style:style>
    <style:style style:name="T114" style:family="text">
      <style:text-properties fo:font-variant="normal" fo:text-transform="none" fo:color="#000000" loext:opacity="100%" fo:letter-spacing="normal" fo:font-style="normal" fo:font-weight="normal" officeooo:rsid="009bbf6c"/>
    </style:style>
    <style:style style:name="T115" style:family="text">
      <style:text-properties fo:font-variant="normal" fo:text-transform="none" fo:color="#000000" loext:opacity="100%" fo:letter-spacing="normal" fo:font-style="normal" fo:font-weight="normal" officeooo:rsid="01293a58" fo:background-color="transparent" loext:char-shading-value="0" style:font-name-asian="Times New Roman" style:font-name-complex="Times New Roman"/>
    </style:style>
    <style:style style:name="T116" style:family="text">
      <style:text-properties fo:font-variant="normal" fo:text-transform="none" fo:color="#000000" loext:opacity="100%" fo:letter-spacing="normal" fo:font-style="normal" fo:font-weight="normal" officeooo:rsid="01293a58"/>
    </style:style>
    <style:style style:name="T117" style:family="text">
      <style:text-properties fo:font-variant="normal" fo:text-transform="none" fo:color="#000000" loext:opacity="100%" fo:letter-spacing="normal" fo:font-style="normal" fo:font-weight="normal" officeooo:rsid="0129db12"/>
    </style:style>
    <style:style style:name="T118" style:family="text">
      <style:text-properties fo:font-variant="normal" fo:text-transform="none" fo:color="#000000" loext:opacity="100%" fo:letter-spacing="normal" fo:font-style="normal" fo:font-weight="normal" officeooo:rsid="012b8e2b"/>
    </style:style>
    <style:style style:name="T119" style:family="text">
      <style:text-properties fo:font-variant="normal" fo:text-transform="none" fo:color="#000000" loext:opacity="100%" fo:letter-spacing="normal" fo:font-style="normal" fo:font-weight="bold" style:font-weight-asian="bold" style:font-weight-complex="bold"/>
    </style:style>
    <style:style style:name="T120" style:family="text">
      <style:text-properties fo:font-variant="normal" fo:text-transform="none" fo:color="#000000" loext:opacity="100%" fo:letter-spacing="normal" fo:font-style="normal" fo:font-weight="bold" officeooo:rsid="01293a58" style:font-weight-asian="bold" style:font-weight-complex="bold"/>
    </style:style>
    <style:style style:name="T121" style:family="text">
      <style:text-properties fo:font-variant="normal" fo:text-transform="none" fo:color="#000000" loext:opacity="100%" fo:letter-spacing="normal" fo:font-style="normal" officeooo:rsid="01293a58"/>
    </style:style>
    <style:style style:name="T122" style:family="text">
      <style:text-properties fo:font-variant="normal" fo:text-transform="none" fo:color="#000000" loext:opacity="100%" fo:letter-spacing="normal" fo:font-style="normal" officeooo:rsid="0083aab6"/>
    </style:style>
    <style:style style:name="T123" style:family="text">
      <style:text-properties fo:font-variant="normal" fo:text-transform="none" fo:color="#000000" loext:opacity="100%" fo:font-size="12pt" fo:letter-spacing="normal" fo:font-style="normal" fo:font-weight="normal" officeooo:rsid="0085dd86" fo:background-color="transparent" loext:char-shading-value="0" style:font-name-asian="Times New Roman" style:font-size-asian="12pt" style:font-name-complex="Times New Roman" style:font-size-complex="12pt"/>
    </style:style>
    <style:style style:name="T124" style:family="text">
      <style:text-properties fo:font-variant="normal" fo:text-transform="none" fo:color="#000000" loext:opacity="100%" style:font-name="Times New Roman" fo:font-size="12pt" fo:letter-spacing="normal" fo:font-style="normal" fo:font-weight="normal" officeooo:rsid="0085dd86" fo:background-color="transparent" loext:char-shading-value="0" style:font-name-asian="Times New Roman" style:font-size-asian="12pt" style:font-name-complex="Times New Roman" style:font-size-complex="12pt"/>
    </style:style>
    <style:style style:name="T125" style:family="text">
      <style:text-properties fo:font-variant="normal" fo:text-transform="none" fo:color="#000000" loext:opacity="100%" style:font-name="Times New Roman" fo:font-size="12pt" fo:letter-spacing="normal" fo:font-style="normal" fo:font-weight="normal" officeooo:rsid="008798d9" fo:background-color="transparent" loext:char-shading-value="0" style:font-name-asian="Times New Roman" style:font-size-asian="12pt" style:font-name-complex="Times New Roman" style:font-size-complex="12pt"/>
    </style:style>
    <style:style style:name="T126" style:family="text">
      <style:text-properties fo:font-variant="normal" fo:text-transform="none" fo:color="#111111" loext:opacity="100%" style:font-name="Times New Roman1" fo:font-size="12pt" fo:letter-spacing="normal" fo:font-style="normal" fo:font-weight="normal" fo:background-color="transparent" loext:char-shading-value="0" style:font-name-asian="Times New Roman" style:font-size-asian="12pt" style:font-name-complex="Times New Roman" style:font-size-complex="12pt"/>
    </style:style>
    <style:style style:name="T127" style:family="text">
      <style:text-properties fo:font-variant="normal" fo:text-transform="none" fo:color="#111111" loext:opacity="100%" style:font-name="Times New Roman1" fo:font-size="12pt" fo:letter-spacing="normal" fo:font-style="normal" fo:font-weight="normal" fo:background-color="transparent" loext:char-shading-value="0" style:font-name-asian="Times New Roman" style:font-size-asian="12pt" style:font-weight-asian="normal" style:font-name-complex="Times New Roman" style:font-size-complex="12pt" style:font-weight-complex="normal"/>
    </style:style>
    <style:style style:name="T128" style:family="text">
      <style:text-properties fo:font-variant="normal" fo:text-transform="none" fo:color="#111111" loext:opacity="100%" style:font-name="Times New Roman1" fo:font-size="12pt" fo:letter-spacing="normal" fo:font-style="normal" fo:font-weight="normal" style:font-size-asian="12pt" style:font-size-complex="12pt"/>
    </style:style>
    <style:style style:name="T129" style:family="text">
      <style:text-properties fo:font-variant="normal" fo:text-transform="none" fo:color="#111111" loext:opacity="100%" style:text-position="super 58%" style:font-name="Times New Roman1" fo:font-size="12pt" fo:letter-spacing="normal" fo:font-style="normal" fo:font-weight="normal" style:font-size-asian="12pt" style:font-size-complex="12pt"/>
    </style:style>
    <style:style style:name="T130" style:family="text">
      <style:text-properties fo:font-variant="normal" fo:text-transform="none" fo:color="#111111" loext:opacity="100%" style:text-position="super 58%" fo:letter-spacing="normal" fo:font-style="normal" fo:font-weight="normal"/>
    </style:style>
    <style:style style:name="T131" style:family="text">
      <style:text-properties fo:font-variant="normal" fo:text-transform="none" fo:color="#111111" loext:opacity="100%" fo:letter-spacing="normal" fo:font-style="normal" fo:font-weight="normal"/>
    </style:style>
    <style:style style:name="T132" style:family="text">
      <style:text-properties fo:font-variant="normal" fo:text-transform="none" fo:font-style="normal"/>
    </style:style>
    <style:style style:name="T133" style:family="text">
      <style:text-properties fo:font-variant="normal" fo:text-transform="none" style:use-window-font-color="true" loext:opacity="0%" fo:font-size="12pt" fo:letter-spacing="normal" fo:font-style="normal" fo:font-weight="normal" fo:background-color="transparent" loext:char-shading-value="0" style:font-name-asian="Times New Roman" style:font-size-asian="12pt" style:font-name-complex="Times New Roman" style:font-size-complex="12pt"/>
    </style:style>
    <style:style style:name="T134" style:family="text">
      <style:text-properties fo:font-variant="normal" fo:text-transform="none" style:use-window-font-color="true" loext:opacity="0%" fo:font-size="12pt" fo:letter-spacing="normal" fo:font-style="normal" fo:font-weight="normal" officeooo:rsid="01ed6ed2" fo:background-color="transparent" loext:char-shading-value="0" style:font-name-asian="Times New Roman" style:font-size-asian="12pt" style:font-name-complex="Times New Roman" style:font-size-complex="12pt"/>
    </style:style>
    <style:style style:name="T135" style:family="text">
      <style:text-properties fo:font-variant="normal" fo:text-transform="none" style:use-window-font-color="true" loext:opacity="0%" fo:font-size="12pt" fo:letter-spacing="normal" fo:font-style="normal" fo:font-weight="bold" fo:background-color="transparent" loext:char-shading-value="0" style:font-name-asian="Times New Roman" style:font-size-asian="12pt" style:font-weight-asian="bold" style:font-name-complex="Times New Roman" style:font-size-complex="12pt" style:font-weight-complex="bold"/>
    </style:style>
    <style:style style:name="T136" style:family="text">
      <style:text-properties fo:font-variant="normal" fo:text-transform="none" style:use-window-font-color="true" loext:opacity="0%" style:font-name="Times New Roman" fo:letter-spacing="normal" fo:font-style="normal" style:font-size-asian="12pt" style:font-size-complex="12pt"/>
    </style:style>
    <style:style style:name="T137" style:family="text">
      <style:text-properties fo:font-variant="normal" fo:text-transform="none" style:use-window-font-color="true" loext:opacity="0%" style:font-name="Times New Roman" fo:letter-spacing="normal" fo:font-style="normal" officeooo:rsid="00f70045" style:font-size-asian="12pt" style:font-size-complex="12pt"/>
    </style:style>
    <style:style style:name="T138" style:family="text">
      <style:text-properties fo:font-variant="normal" fo:text-transform="none" style:use-window-font-color="true" loext:opacity="0%" style:font-name="Times New Roman" fo:font-size="12pt" fo:letter-spacing="normal" fo:font-style="normal" fo:font-weight="normal" officeooo:rsid="00ff91c3" fo:background-color="transparent" loext:char-shading-value="0" style:font-name-asian="Times New Roman" style:font-size-asian="12pt" style:font-name-complex="Times New Roman" style:font-size-complex="12pt"/>
    </style:style>
    <style:style style:name="T139" style:family="text">
      <style:text-properties fo:font-variant="normal" fo:text-transform="none" style:use-window-font-color="true" loext:opacity="0%" style:font-name="Times New Roman" fo:font-size="12pt" fo:letter-spacing="normal" fo:font-style="normal" fo:font-weight="normal" officeooo:rsid="01293a58" fo:background-color="transparent" loext:char-shading-value="0" style:font-name-asian="Times New Roman" style:font-size-asian="12pt" style:font-name-complex="Times New Roman" style:font-size-complex="12pt"/>
    </style:style>
    <style:style style:name="T140" style:family="text">
      <style:text-properties fo:font-variant="normal" fo:text-transform="none" style:use-window-font-color="true" loext:opacity="0%" style:font-name="Times New Roman" fo:font-size="12pt" fo:letter-spacing="normal" fo:font-style="normal" fo:font-weight="normal" officeooo:rsid="0129db12" fo:background-color="transparent" loext:char-shading-value="0" style:font-name-asian="Times New Roman" style:font-size-asian="12pt" style:font-name-complex="Times New Roman" style:font-size-complex="12pt"/>
    </style:style>
    <style:style style:name="T141" style:family="text">
      <style:text-properties fo:font-variant="normal" fo:text-transform="none" fo:color="#777777" loext:opacity="100%" fo:font-size="12pt" fo:letter-spacing="normal" fo:font-style="normal" fo:font-weight="normal" style:font-size-asian="12pt" style:font-size-complex="12pt"/>
    </style:style>
    <style:style style:name="T142" style:family="text">
      <style:text-properties fo:font-variant="normal" fo:text-transform="none" fo:letter-spacing="normal" fo:font-style="normal" style:font-size-asian="12pt" style:font-size-complex="12pt"/>
    </style:style>
    <style:style style:name="T143" style:family="text">
      <style:text-properties fo:font-variant="normal" fo:text-transform="none" fo:letter-spacing="normal" fo:font-style="normal" officeooo:rsid="00d293d4" style:font-size-asian="12pt" style:font-size-complex="12pt"/>
    </style:style>
    <style:style style:name="T144" style:family="text">
      <style:text-properties fo:font-variant="normal" fo:text-transform="none" fo:letter-spacing="normal" fo:font-style="normal" officeooo:rsid="0088d2c4" style:font-size-asian="12pt" style:font-size-complex="12pt"/>
    </style:style>
    <style:style style:name="T145" style:family="text">
      <style:text-properties fo:font-variant="normal" fo:text-transform="none" fo:letter-spacing="normal" fo:font-style="normal" officeooo:rsid="00f70045" style:font-size-asian="12pt" style:font-size-complex="12pt"/>
    </style:style>
    <style:style style:name="T146" style:family="text">
      <style:text-properties fo:font-variant="normal" fo:text-transform="none" fo:letter-spacing="normal" fo:font-style="normal" officeooo:rsid="017fe42e" style:font-size-asian="12pt" style:font-size-complex="12pt"/>
    </style:style>
    <style:style style:name="T147" style:family="text">
      <style:text-properties fo:font-variant="normal" fo:text-transform="none" fo:letter-spacing="normal" fo:font-style="normal" officeooo:rsid="0129db12" style:font-size-asian="12pt" style:font-size-complex="12pt"/>
    </style:style>
    <style:style style:name="T148" style:family="text">
      <style:text-properties fo:font-variant="normal" fo:text-transform="none" fo:letter-spacing="normal" fo:font-style="normal" fo:background-color="transparent" loext:char-shading-value="0" style:font-name-asian="Times New Roman" style:font-size-asian="12pt" style:font-name-complex="Times New Roman" style:font-size-complex="12pt"/>
    </style:style>
    <style:style style:name="T149" style:family="text">
      <style:text-properties style:font-name="Times New Roman1"/>
    </style:style>
    <style:style style:name="T150" style:family="text">
      <style:text-properties style:font-name="Times New Roman1" fo:font-size="12pt" style:font-size-asian="12pt" style:font-size-complex="12pt"/>
    </style:style>
    <style:style style:name="T151" style:family="text">
      <style:text-properties style:font-name="Times New Roman1" fo:font-size="12pt" officeooo:rsid="0088d2c4" style:font-size-asian="12pt" style:font-size-complex="12pt"/>
    </style:style>
    <style:style style:name="T152" style:family="text">
      <style:text-properties style:font-name="Times New Roman1" fo:font-size="12pt" officeooo:rsid="009a2f65" style:font-size-asian="12pt" style:font-size-complex="12pt"/>
    </style:style>
    <style:style style:name="T153" style:family="text">
      <style:text-properties style:font-name="Times New Roman1" fo:font-size="12pt" officeooo:rsid="00c226bf" style:font-size-asian="12pt" style:font-size-complex="12pt"/>
    </style:style>
    <style:style style:name="T154" style:family="text">
      <style:text-properties style:font-name="Times New Roman1" fo:font-size="12pt" officeooo:rsid="01a2e6a0" style:font-size-asian="12pt" style:font-size-complex="12pt"/>
    </style:style>
    <style:style style:name="T155" style:family="text">
      <style:text-properties style:font-name="Times New Roman1" fo:font-size="12pt" fo:font-weight="bold" style:font-size-asian="12pt" style:font-weight-asian="bold" style:font-size-complex="12pt" style:font-weight-complex="bold"/>
    </style:style>
    <style:style style:name="T156" style:family="text">
      <style:text-properties style:font-name="Times New Roman1" fo:font-size="12pt" officeooo:rsid="00d20a01" style:font-name-asian="Times New Roman" style:font-size-asian="12pt" style:font-name-complex="Times New Roman" style:font-size-complex="12pt"/>
    </style:style>
    <style:style style:name="T157" style:family="text">
      <style:text-properties style:font-name="Times New Roman1" fo:font-size="12pt" fo:font-style="italic" style:font-size-asian="12pt" style:font-style-asian="italic" style:font-size-complex="12pt" style:font-style-complex="italic"/>
    </style:style>
    <style:style style:name="T158" style:family="text">
      <style:text-properties style:font-name="Times New Roman1" fo:font-weight="bold" style:font-size-asian="12pt" style:font-weight-asian="bold" style:font-size-complex="12pt" style:font-weight-complex="bold"/>
    </style:style>
    <style:style style:name="T159" style:family="text">
      <style:text-properties style:font-name="Times New Roman1" style:font-size-asian="12pt" style:font-size-complex="12pt"/>
    </style:style>
    <style:style style:name="T160" style:family="text">
      <style:text-properties style:font-name="Times New Roman1" officeooo:rsid="00795e77" style:font-size-asian="12pt" style:font-size-complex="12pt"/>
    </style:style>
    <style:style style:name="T161" style:family="text">
      <style:text-properties style:font-name="Times New Roman1" officeooo:rsid="01741377" style:font-size-asian="12pt" style:font-size-complex="12pt"/>
    </style:style>
    <style:style style:name="T162" style:family="text">
      <style:text-properties style:font-name="Times New Roman1" officeooo:rsid="01a2e6a0" style:font-size-asian="12pt" style:font-size-complex="12pt"/>
    </style:style>
    <style:style style:name="T163" style:family="text">
      <style:text-properties style:font-name="Times New Roman1" officeooo:rsid="00c226bf"/>
    </style:style>
    <style:style style:name="T164" style:family="text">
      <style:text-properties style:font-name="Times New Roman1" officeooo:rsid="00d1ff48"/>
    </style:style>
    <style:style style:name="T165" style:family="text">
      <style:text-properties style:font-name="Times New Roman1" officeooo:rsid="01ed6ed2"/>
    </style:style>
    <style:style style:name="T166" style:family="text">
      <style:text-properties fo:font-style="italic" style:font-style-asian="italic" style:font-style-complex="italic"/>
    </style:style>
    <style:style style:name="T167" style:family="text">
      <style:text-properties fo:font-style="italic" officeooo:rsid="00f17cd1" style:font-style-asian="italic" style:font-style-complex="italic"/>
    </style:style>
    <style:style style:name="T168" style:family="text">
      <style:text-properties fo:font-style="italic" officeooo:rsid="012ae9d2" style:font-style-asian="italic" style:font-style-complex="italic"/>
    </style:style>
    <style:style style:name="T169" style:family="text">
      <style:text-properties fo:font-style="italic" officeooo:rsid="0164eea0" style:font-style-asian="italic" style:font-style-complex="italic"/>
    </style:style>
    <style:style style:name="T170" style:family="text">
      <style:text-properties fo:font-style="italic" officeooo:rsid="016cbd26" style:font-style-asian="italic" style:font-style-complex="italic"/>
    </style:style>
    <style:style style:name="T171" style:family="text">
      <style:text-properties fo:font-style="italic" officeooo:rsid="0207eb2d" style:font-style-asian="italic" style:font-style-complex="italic"/>
    </style:style>
    <style:style style:name="T172" style:family="text">
      <style:text-properties style:font-size-asian="12pt" style:font-size-complex="12pt"/>
    </style:style>
    <style:style style:name="T173" style:family="text">
      <style:text-properties officeooo:rsid="00848ac1" style:font-size-asian="12pt" style:font-size-complex="12pt"/>
    </style:style>
    <style:style style:name="T174" style:family="text">
      <style:text-properties style:use-window-font-color="true" loext:opacity="0%" style:font-name="Times New Roman"/>
    </style:style>
    <style:style style:name="T175" style:family="text">
      <style:text-properties style:use-window-font-color="true" loext:opacity="0%" style:font-name="Times New Roman" fo:font-size="12pt" fo:font-weight="normal" fo:background-color="transparent" loext:char-shading-value="0" style:font-name-asian="Times New Roman" style:font-name-complex="Times New Roman"/>
    </style:style>
    <style:style style:name="T176" style:family="text">
      <style:text-properties style:use-window-font-color="true" loext:opacity="0%" style:font-name="Times New Roman" fo:font-size="12pt" fo:font-weight="normal" officeooo:rsid="001f6e3a" fo:background-color="transparent" loext:char-shading-value="0" style:font-name-asian="Times New Roman" style:font-name-complex="Times New Roman"/>
    </style:style>
    <style:style style:name="T177" style:family="text">
      <style:text-properties style:use-window-font-color="true" loext:opacity="0%" style:font-name="Times New Roman" fo:font-size="12pt" fo:font-weight="normal" officeooo:rsid="006b5849" fo:background-color="transparent" loext:char-shading-value="0" style:font-name-asian="Times New Roman" style:font-name-complex="Times New Roman"/>
    </style:style>
    <style:style style:name="T178" style:family="text">
      <style:text-properties style:use-window-font-color="true" loext:opacity="0%" style:font-name="Times New Roman" fo:font-size="12pt" fo:font-weight="normal" officeooo:rsid="0085dd86" fo:background-color="transparent" loext:char-shading-value="0" style:font-name-asian="Times New Roman" style:font-name-complex="Times New Roman"/>
    </style:style>
    <style:style style:name="T179" style:family="text">
      <style:text-properties style:use-window-font-color="true" loext:opacity="0%" style:font-name="Times New Roman" fo:font-size="12pt" fo:font-weight="normal" officeooo:rsid="00864d88" fo:background-color="transparent" loext:char-shading-value="0" style:font-name-asian="Times New Roman" style:font-name-complex="Times New Roman"/>
    </style:style>
    <style:style style:name="T180" style:family="text">
      <style:text-properties style:use-window-font-color="true" loext:opacity="0%" style:font-name="Times New Roman" fo:font-size="12pt" fo:font-weight="normal" officeooo:rsid="008798d9" fo:background-color="transparent" loext:char-shading-value="0" style:font-name-asian="Times New Roman" style:font-name-complex="Times New Roman"/>
    </style:style>
    <style:style style:name="T181" style:family="text">
      <style:text-properties style:use-window-font-color="true" loext:opacity="0%" style:font-name="Times New Roman" fo:font-size="12pt" fo:font-weight="normal" officeooo:rsid="00893874" fo:background-color="transparent" loext:char-shading-value="0" style:font-name-asian="Times New Roman" style:font-name-complex="Times New Roman"/>
    </style:style>
    <style:style style:name="T182" style:family="text">
      <style:text-properties style:use-window-font-color="true" loext:opacity="0%" style:font-name="Times New Roman" fo:font-size="12pt" fo:font-weight="normal" officeooo:rsid="0099e54b" fo:background-color="transparent" loext:char-shading-value="0" style:font-name-asian="Times New Roman" style:font-name-complex="Times New Roman"/>
    </style:style>
    <style:style style:name="T183" style:family="text">
      <style:text-properties style:use-window-font-color="true" loext:opacity="0%" style:font-name="Times New Roman" fo:font-size="12pt" fo:font-weight="normal" officeooo:rsid="009bbf6c" fo:background-color="transparent" loext:char-shading-value="0" style:font-name-asian="Times New Roman" style:font-name-complex="Times New Roman"/>
    </style:style>
    <style:style style:name="T184" style:family="text">
      <style:text-properties style:use-window-font-color="true" loext:opacity="0%" style:font-name="Times New Roman" fo:font-size="12pt" fo:font-weight="normal" officeooo:rsid="0031b520" fo:background-color="transparent" loext:char-shading-value="0" style:font-name-asian="Times New Roman" style:font-name-complex="Times New Roman"/>
    </style:style>
    <style:style style:name="T185" style:family="text">
      <style:text-properties style:use-window-font-color="true" loext:opacity="0%" style:font-name="Times New Roman" fo:font-size="12pt" fo:font-weight="normal" officeooo:rsid="009de782" fo:background-color="transparent" loext:char-shading-value="0" style:font-name-asian="Times New Roman" style:font-name-complex="Times New Roman"/>
    </style:style>
    <style:style style:name="T186" style:family="text">
      <style:text-properties style:use-window-font-color="true" loext:opacity="0%" style:font-name="Times New Roman" fo:font-size="12pt" fo:font-weight="normal" officeooo:rsid="00a08024" fo:background-color="transparent" loext:char-shading-value="0" style:font-name-asian="Times New Roman" style:font-name-complex="Times New Roman"/>
    </style:style>
    <style:style style:name="T187" style:family="text">
      <style:text-properties style:use-window-font-color="true" loext:opacity="0%" style:font-name="Times New Roman" fo:font-size="12pt" fo:font-weight="normal" officeooo:rsid="00bea4e4" fo:background-color="transparent" loext:char-shading-value="0" style:font-name-asian="Times New Roman" style:font-name-complex="Times New Roman"/>
    </style:style>
    <style:style style:name="T188" style:family="text">
      <style:text-properties style:use-window-font-color="true" loext:opacity="0%" style:font-name="Times New Roman" fo:font-size="12pt" fo:font-weight="normal" officeooo:rsid="00d293d4" fo:background-color="transparent" loext:char-shading-value="0" style:font-name-asian="Times New Roman" style:font-name-complex="Times New Roman"/>
    </style:style>
    <style:style style:name="T189" style:family="text">
      <style:text-properties style:use-window-font-color="true" loext:opacity="0%" style:font-name="Times New Roman" fo:font-size="12pt" fo:font-weight="normal" officeooo:rsid="00e62e52" fo:background-color="transparent" loext:char-shading-value="0" style:font-name-asian="Times New Roman" style:font-name-complex="Times New Roman"/>
    </style:style>
    <style:style style:name="T190" style:family="text">
      <style:text-properties style:use-window-font-color="true" loext:opacity="0%" style:font-name="Times New Roman" fo:font-size="12pt" fo:font-weight="normal" officeooo:rsid="00e6ba8c" fo:background-color="transparent" loext:char-shading-value="0" style:font-name-asian="Times New Roman" style:font-name-complex="Times New Roman"/>
    </style:style>
    <style:style style:name="T191" style:family="text">
      <style:text-properties style:use-window-font-color="true" loext:opacity="0%" style:font-name="Times New Roman" fo:font-size="12pt" fo:font-weight="normal" officeooo:rsid="00f17cd1" fo:background-color="transparent" loext:char-shading-value="0" style:font-name-asian="Times New Roman" style:font-name-complex="Times New Roman"/>
    </style:style>
    <style:style style:name="T192" style:family="text">
      <style:text-properties style:use-window-font-color="true" loext:opacity="0%" style:font-name="Times New Roman" fo:font-size="12pt" fo:font-weight="normal" officeooo:rsid="00f3beef" fo:background-color="transparent" loext:char-shading-value="0" style:font-name-asian="Times New Roman" style:font-name-complex="Times New Roman"/>
    </style:style>
    <style:style style:name="T193" style:family="text">
      <style:text-properties style:use-window-font-color="true" loext:opacity="0%" style:font-name="Times New Roman" fo:font-size="12pt" fo:font-weight="normal" officeooo:rsid="00f70045" fo:background-color="transparent" loext:char-shading-value="0" style:font-name-asian="Times New Roman" style:font-name-complex="Times New Roman"/>
    </style:style>
    <style:style style:name="T194" style:family="text">
      <style:text-properties style:use-window-font-color="true" loext:opacity="0%" style:font-name="Times New Roman" fo:font-size="12pt" fo:font-weight="normal" officeooo:rsid="00ff91c3" fo:background-color="transparent" loext:char-shading-value="0" style:font-name-asian="Times New Roman" style:font-name-complex="Times New Roman"/>
    </style:style>
    <style:style style:name="T195" style:family="text">
      <style:text-properties style:use-window-font-color="true" loext:opacity="0%" style:font-name="Times New Roman" fo:font-size="12pt" fo:font-weight="normal" officeooo:rsid="0102f115" fo:background-color="transparent" loext:char-shading-value="0" style:font-name-asian="Times New Roman" style:font-name-complex="Times New Roman"/>
    </style:style>
    <style:style style:name="T196" style:family="text">
      <style:text-properties style:use-window-font-color="true" loext:opacity="0%" style:font-name="Times New Roman" fo:font-size="12pt" fo:font-weight="normal" officeooo:rsid="01046735" fo:background-color="transparent" loext:char-shading-value="0" style:font-name-asian="Times New Roman" style:font-name-complex="Times New Roman"/>
    </style:style>
    <style:style style:name="T197" style:family="text">
      <style:text-properties style:use-window-font-color="true" loext:opacity="0%" style:font-name="Times New Roman" fo:font-size="12pt" fo:font-weight="normal" officeooo:rsid="010632dc" fo:background-color="transparent" loext:char-shading-value="0" style:font-name-asian="Times New Roman" style:font-name-complex="Times New Roman"/>
    </style:style>
    <style:style style:name="T198" style:family="text">
      <style:text-properties style:use-window-font-color="true" loext:opacity="0%" style:font-name="Times New Roman" fo:font-size="12pt" fo:font-weight="normal" officeooo:rsid="01071e02" fo:background-color="transparent" loext:char-shading-value="0" style:font-name-asian="Times New Roman" style:font-name-complex="Times New Roman"/>
    </style:style>
    <style:style style:name="T199" style:family="text">
      <style:text-properties style:use-window-font-color="true" loext:opacity="0%" style:font-name="Times New Roman" fo:font-size="12pt" fo:font-weight="normal" officeooo:rsid="010b3427" fo:background-color="transparent" loext:char-shading-value="0" style:font-name-asian="Times New Roman" style:font-name-complex="Times New Roman"/>
    </style:style>
    <style:style style:name="T200" style:family="text">
      <style:text-properties style:use-window-font-color="true" loext:opacity="0%" style:font-name="Times New Roman" fo:font-size="12pt" fo:font-weight="normal" officeooo:rsid="01293a58" fo:background-color="transparent" loext:char-shading-value="0" style:font-name-asian="Times New Roman" style:font-name-complex="Times New Roman"/>
    </style:style>
    <style:style style:name="T201" style:family="text">
      <style:text-properties style:use-window-font-color="true" loext:opacity="0%" style:font-name="Times New Roman" fo:font-size="12pt" fo:font-weight="normal" officeooo:rsid="0129db12" fo:background-color="transparent" loext:char-shading-value="0" style:font-name-asian="Times New Roman" style:font-name-complex="Times New Roman"/>
    </style:style>
    <style:style style:name="T202" style:family="text">
      <style:text-properties style:use-window-font-color="true" loext:opacity="0%" style:font-name="Times New Roman" fo:font-size="12pt" fo:font-weight="normal" officeooo:rsid="013181ce" fo:background-color="transparent" loext:char-shading-value="0" style:font-name-asian="Times New Roman" style:font-name-complex="Times New Roman"/>
    </style:style>
    <style:style style:name="T203" style:family="text">
      <style:text-properties style:use-window-font-color="true" loext:opacity="0%" style:font-name="Times New Roman" fo:font-size="12pt" fo:font-weight="normal" officeooo:rsid="01452fce" fo:background-color="transparent" loext:char-shading-value="0" style:font-name-asian="Times New Roman" style:font-name-complex="Times New Roman"/>
    </style:style>
    <style:style style:name="T204" style:family="text">
      <style:text-properties style:use-window-font-color="true" loext:opacity="0%" style:font-name="Times New Roman" fo:font-size="12pt" fo:font-weight="normal" officeooo:rsid="0164eea0" fo:background-color="transparent" loext:char-shading-value="0" style:font-name-asian="Times New Roman" style:font-name-complex="Times New Roman"/>
    </style:style>
    <style:style style:name="T205" style:family="text">
      <style:text-properties style:use-window-font-color="true" loext:opacity="0%" style:font-name="Times New Roman" fo:font-size="12pt" fo:font-weight="normal" officeooo:rsid="016b3200" fo:background-color="transparent" loext:char-shading-value="0" style:font-name-asian="Times New Roman" style:font-name-complex="Times New Roman"/>
    </style:style>
    <style:style style:name="T206" style:family="text">
      <style:text-properties style:use-window-font-color="true" loext:opacity="0%" style:font-name="Times New Roman" fo:font-size="12pt" fo:font-weight="normal" officeooo:rsid="01b1c1d9" fo:background-color="transparent" loext:char-shading-value="0" style:font-name-asian="Times New Roman" style:font-name-complex="Times New Roman"/>
    </style:style>
    <style:style style:name="T207" style:family="text">
      <style:text-properties style:use-window-font-color="true" loext:opacity="0%" style:font-name="Times New Roman" fo:font-size="12pt" fo:font-weight="normal" officeooo:rsid="01be59db" fo:background-color="transparent" loext:char-shading-value="0" style:font-name-asian="Times New Roman" style:font-name-complex="Times New Roman"/>
    </style:style>
    <style:style style:name="T208" style:family="text">
      <style:text-properties style:use-window-font-color="true" loext:opacity="0%" style:font-name="Times New Roman" fo:font-size="12pt" fo:font-weight="normal" officeooo:rsid="01c0742e" fo:background-color="transparent" loext:char-shading-value="0" style:font-name-asian="Times New Roman" style:font-name-complex="Times New Roman"/>
    </style:style>
    <style:style style:name="T209" style:family="text">
      <style:text-properties style:use-window-font-color="true" loext:opacity="0%" style:font-name="Times New Roman" fo:font-size="12pt" fo:font-weight="normal" officeooo:rsid="01c0ba55" fo:background-color="transparent" loext:char-shading-value="0" style:font-name-asian="Times New Roman" style:font-name-complex="Times New Roman"/>
    </style:style>
    <style:style style:name="T210" style:family="text">
      <style:text-properties style:use-window-font-color="true" loext:opacity="0%" style:font-name="Times New Roman" fo:font-size="12pt" fo:font-weight="normal" officeooo:rsid="01c48c61" fo:background-color="transparent" loext:char-shading-value="0" style:font-name-asian="Times New Roman" style:font-name-complex="Times New Roman"/>
    </style:style>
    <style:style style:name="T211" style:family="text">
      <style:text-properties style:use-window-font-color="true" loext:opacity="0%" style:font-name="Times New Roman" fo:font-size="12pt" fo:font-weight="normal" officeooo:rsid="01c4a8db" fo:background-color="transparent" loext:char-shading-value="0" style:font-name-asian="Times New Roman" style:font-name-complex="Times New Roman"/>
    </style:style>
    <style:style style:name="T212" style:family="text">
      <style:text-properties style:use-window-font-color="true" loext:opacity="0%" style:font-name="Times New Roman" fo:font-size="12pt" fo:font-weight="normal" officeooo:rsid="01cc3d2c" fo:background-color="transparent" loext:char-shading-value="0" style:font-name-asian="Times New Roman" style:font-name-complex="Times New Roman"/>
    </style:style>
    <style:style style:name="T213" style:family="text">
      <style:text-properties style:use-window-font-color="true" loext:opacity="0%" style:font-name="Times New Roman" fo:font-size="12pt" fo:font-weight="normal" officeooo:rsid="01cd4219" fo:background-color="transparent" loext:char-shading-value="0" style:font-name-asian="Times New Roman" style:font-name-complex="Times New Roman"/>
    </style:style>
    <style:style style:name="T214" style:family="text">
      <style:text-properties style:use-window-font-color="true" loext:opacity="0%" style:font-name="Times New Roman" fo:font-size="12pt" fo:font-weight="normal" officeooo:rsid="01cdcd02" fo:background-color="transparent" loext:char-shading-value="0" style:font-name-asian="Times New Roman" style:font-name-complex="Times New Roman"/>
    </style:style>
    <style:style style:name="T215" style:family="text">
      <style:text-properties style:use-window-font-color="true" loext:opacity="0%" style:font-name="Times New Roman" fo:font-size="12pt" fo:font-weight="normal" officeooo:rsid="01d8206d" fo:background-color="transparent" loext:char-shading-value="0" style:font-name-asian="Times New Roman" style:font-name-complex="Times New Roman"/>
    </style:style>
    <style:style style:name="T216" style:family="text">
      <style:text-properties style:use-window-font-color="true" loext:opacity="0%" style:font-name="Times New Roman" fo:font-size="12pt" fo:font-weight="normal" officeooo:rsid="01ed6ed2" fo:background-color="transparent" loext:char-shading-value="0" style:font-name-asian="Times New Roman" style:font-name-complex="Times New Roman"/>
    </style:style>
    <style:style style:name="T217" style:family="text">
      <style:text-properties style:use-window-font-color="true" loext:opacity="0%" style:font-name="Times New Roman" fo:font-size="12pt" fo:font-weight="normal" officeooo:rsid="020273fe" fo:background-color="transparent" loext:char-shading-value="0" style:font-name-asian="Times New Roman" style:font-name-complex="Times New Roman"/>
    </style:style>
    <style:style style:name="T218" style:family="text">
      <style:text-properties style:use-window-font-color="true" loext:opacity="0%" style:font-name="Times New Roman" fo:font-size="12pt" fo:font-weight="normal" officeooo:rsid="0202d56d" fo:background-color="transparent" loext:char-shading-value="0" style:font-name-asian="Times New Roman" style:font-name-complex="Times New Roman"/>
    </style:style>
    <style:style style:name="T219" style:family="text">
      <style:text-properties style:use-window-font-color="true" loext:opacity="0%" style:font-name="Times New Roman" fo:font-size="12pt" fo:font-weight="normal" officeooo:rsid="0205cf4c" fo:background-color="transparent" loext:char-shading-value="0" style:font-name-asian="Times New Roman" style:font-name-complex="Times New Roman"/>
    </style:style>
    <style:style style:name="T220" style:family="text">
      <style:text-properties style:use-window-font-color="true" loext:opacity="0%" style:font-name="Times New Roman" fo:font-size="12pt" fo:font-weight="normal" officeooo:rsid="0207a8c0" fo:background-color="transparent" loext:char-shading-value="0" style:font-name-asian="Times New Roman" style:font-name-complex="Times New Roman"/>
    </style:style>
    <style:style style:name="T221" style:family="text">
      <style:text-properties style:use-window-font-color="true" loext:opacity="0%" style:font-name="Times New Roman" fo:font-size="12pt" fo:font-weight="normal" officeooo:rsid="02086fb8" fo:background-color="transparent" loext:char-shading-value="0" style:font-name-asian="Times New Roman" style:font-name-complex="Times New Roman"/>
    </style:style>
    <style:style style:name="T222" style:family="text">
      <style:text-properties style:use-window-font-color="true" loext:opacity="0%" style:font-name="Times New Roman" fo:font-size="12pt" fo:font-weight="normal" fo:background-color="transparent" loext:char-shading-value="0" style:font-name-asian="Times New Roman" style:font-weight-asian="normal" style:font-name-complex="Times New Roman" style:font-weight-complex="normal"/>
    </style:style>
    <style:style style:name="T223" style:family="text">
      <style:text-properties style:use-window-font-color="true" loext:opacity="0%" style:font-name="Times New Roman" fo:font-size="12pt" fo:font-weight="normal" officeooo:rsid="0099e54b" fo:background-color="transparent" loext:char-shading-value="0" style:font-name-asian="Times New Roman" style:font-weight-asian="normal" style:font-name-complex="Times New Roman" style:font-weight-complex="normal"/>
    </style:style>
    <style:style style:name="T224" style:family="text">
      <style:text-properties style:use-window-font-color="true" loext:opacity="0%" style:font-name="Times New Roman" fo:font-size="12pt" fo:font-weight="normal" officeooo:rsid="00ec4b31" fo:background-color="transparent" loext:char-shading-value="0" style:font-name-asian="Times New Roman" style:font-weight-asian="normal" style:font-name-complex="Times New Roman" style:font-weight-complex="normal"/>
    </style:style>
    <style:style style:name="T225" style:family="text">
      <style:text-properties style:use-window-font-color="true" loext:opacity="0%" style:font-name="Times New Roman" fo:font-size="12pt" fo:font-weight="normal" officeooo:rsid="00fc6dfa" fo:background-color="transparent" loext:char-shading-value="0" style:font-name-asian="Times New Roman" style:font-weight-asian="normal" style:font-name-complex="Times New Roman" style:font-weight-complex="normal"/>
    </style:style>
    <style:style style:name="T226" style:family="text">
      <style:text-properties style:use-window-font-color="true" loext:opacity="0%" style:font-name="Times New Roman" fo:font-size="12pt" fo:font-weight="normal" officeooo:rsid="00ff91c3" fo:background-color="transparent" loext:char-shading-value="0" style:font-name-asian="Times New Roman" style:font-weight-asian="normal" style:font-name-complex="Times New Roman" style:font-weight-complex="normal"/>
    </style:style>
    <style:style style:name="T227" style:family="text">
      <style:text-properties style:use-window-font-color="true" loext:opacity="0%" style:font-name="Times New Roman" fo:font-size="12pt" fo:font-weight="normal" officeooo:rsid="0112fd96" fo:background-color="transparent" loext:char-shading-value="0" style:font-name-asian="Times New Roman" style:font-weight-asian="normal" style:font-name-complex="Times New Roman" style:font-weight-complex="normal"/>
    </style:style>
    <style:style style:name="T228" style:family="text">
      <style:text-properties style:use-window-font-color="true" loext:opacity="0%" style:font-name="Times New Roman" fo:font-size="12pt" fo:font-weight="normal" officeooo:rsid="01909c29" fo:background-color="transparent" loext:char-shading-value="0" style:font-name-asian="Times New Roman" style:font-weight-asian="normal" style:font-name-complex="Times New Roman" style:font-weight-complex="normal"/>
    </style:style>
    <style:style style:name="T229" style:family="text">
      <style:text-properties style:use-window-font-color="true" loext:opacity="0%" style:font-name="Times New Roman" fo:font-size="12pt" fo:font-weight="normal" officeooo:rsid="01c0742e" fo:background-color="transparent" loext:char-shading-value="0" style:font-name-asian="Times New Roman" style:font-weight-asian="normal" style:font-name-complex="Times New Roman" style:font-weight-complex="normal"/>
    </style:style>
    <style:style style:name="T230" style:family="text">
      <style:text-properties style:use-window-font-color="true" loext:opacity="0%" style:font-name="Times New Roman" fo:font-size="12pt" fo:font-weight="normal" officeooo:rsid="01c48c61" fo:background-color="transparent" loext:char-shading-value="0" style:font-name-asian="Times New Roman" style:font-weight-asian="normal" style:font-name-complex="Times New Roman" style:font-weight-complex="normal"/>
    </style:style>
    <style:style style:name="T231" style:family="text">
      <style:text-properties style:use-window-font-color="true" loext:opacity="0%" style:font-name="Times New Roman" fo:font-size="12pt" fo:font-weight="normal" officeooo:rsid="01c4a8db" fo:background-color="transparent" loext:char-shading-value="0" style:font-name-asian="Times New Roman" style:font-weight-asian="normal" style:font-name-complex="Times New Roman" style:font-weight-complex="normal"/>
    </style:style>
    <style:style style:name="T232" style:family="text">
      <style:text-properties style:use-window-font-color="true" loext:opacity="0%" style:font-name="Times New Roman" fo:font-size="12pt" fo:font-weight="normal" officeooo:rsid="01cd4219" fo:background-color="transparent" loext:char-shading-value="0" style:font-name-asian="Times New Roman" style:font-weight-asian="normal" style:font-name-complex="Times New Roman" style:font-weight-complex="normal"/>
    </style:style>
    <style:style style:name="T233" style:family="text">
      <style:text-properties style:use-window-font-color="true" loext:opacity="0%" style:font-name="Times New Roman" fo:font-size="12pt" fo:font-weight="normal" officeooo:rsid="0207eb2d" fo:background-color="transparent" loext:char-shading-value="0" style:font-name-asian="Times New Roman" style:font-weight-asian="normal" style:font-name-complex="Times New Roman" style:font-weight-complex="normal"/>
    </style:style>
    <style:style style:name="T234" style:family="text">
      <style:text-properties style:use-window-font-color="true" loext:opacity="0%" style:font-name="Times New Roman" fo:font-size="12pt" fo:font-weight="normal" fo:background-color="transparent" loext:char-shading-value="0" style:font-name-asian="Times New Roman" style:font-size-asian="12pt" style:font-weight-asian="normal" style:font-name-complex="Times New Roman" style:font-size-complex="12pt" style:font-weight-complex="normal"/>
    </style:style>
    <style:style style:name="T235" style:family="text">
      <style:text-properties style:use-window-font-color="true" loext:opacity="0%" style:font-name="Times New Roman" fo:font-size="12pt" fo:font-weight="normal" officeooo:rsid="009a2f65" fo:background-color="transparent" loext:char-shading-value="0" style:font-name-asian="Times New Roman" style:font-size-asian="12pt" style:font-weight-asian="normal" style:font-name-complex="Times New Roman" style:font-size-complex="12pt" style:font-weight-complex="normal"/>
    </style:style>
    <style:style style:name="T236" style:family="text">
      <style:text-properties style:use-window-font-color="true" loext:opacity="0%" style:font-name="Times New Roman" fo:font-size="12pt" fo:font-weight="normal" fo:background-color="transparent" loext:char-shading-value="0" style:font-name-asian="Times New Roman" style:font-size-asian="12pt" style:font-name-complex="Times New Roman" style:font-size-complex="12pt"/>
    </style:style>
    <style:style style:name="T237" style:family="text">
      <style:text-properties style:use-window-font-color="true" loext:opacity="0%" style:font-name="Times New Roman" fo:font-size="12pt" fo:font-weight="normal" officeooo:rsid="0085dd86" fo:background-color="transparent" loext:char-shading-value="0" style:font-name-asian="Times New Roman" style:font-size-asian="12pt" style:font-name-complex="Times New Roman" style:font-size-complex="12pt"/>
    </style:style>
    <style:style style:name="T238" style:family="text">
      <style:text-properties style:use-window-font-color="true" loext:opacity="0%" style:font-name="Times New Roman" fo:font-size="12pt" fo:font-weight="normal" officeooo:rsid="00d293d4" fo:background-color="transparent" loext:char-shading-value="0" style:font-name-asian="Times New Roman" style:font-size-asian="12pt" style:font-name-complex="Times New Roman" style:font-size-complex="12pt"/>
    </style:style>
    <style:style style:name="T239" style:family="text">
      <style:text-properties style:use-window-font-color="true" loext:opacity="0%" style:font-name="Times New Roman" fo:font-size="12pt" fo:font-weight="normal" fo:background-color="transparent" loext:char-shading-value="0" style:font-name-asian="Times New Roman" style:font-weight-asian="bold" style:font-name-complex="Times New Roman" style:font-weight-complex="bold"/>
    </style:style>
    <style:style style:name="T240" style:family="text">
      <style:text-properties style:use-window-font-color="true" loext:opacity="0%" style:font-name="Times New Roman" fo:font-size="12pt" fo:font-weight="normal" officeooo:rsid="01c4a8db" fo:background-color="transparent" loext:char-shading-value="0" style:font-name-asian="Times New Roman" style:font-weight-asian="bold" style:font-name-complex="Times New Roman" style:font-weight-complex="bold"/>
    </style:style>
    <style:style style:name="T241" style:family="text">
      <style:text-properties style:use-window-font-color="true" loext:opacity="0%" style:font-name="Times New Roman" fo:font-size="12pt" fo:font-weight="normal" officeooo:rsid="01c0ba55" fo:background-color="transparent" loext:char-shading-value="0" style:font-name-asian="Times New Roman" style:font-weight-asian="bold" style:font-name-complex="Times New Roman" style:font-weight-complex="bold"/>
    </style:style>
    <style:style style:name="T242" style:family="text">
      <style:text-properties style:use-window-font-color="true" loext:opacity="0%" style:font-name="Times New Roman" fo:font-size="12pt" fo:font-weight="normal" officeooo:rsid="01cb80bd" fo:background-color="transparent" loext:char-shading-value="0" style:font-name-asian="Times New Roman" style:font-weight-asian="bold" style:font-name-complex="Times New Roman" style:font-weight-complex="bold"/>
    </style:style>
    <style:style style:name="T243" style:family="text">
      <style:text-properties style:use-window-font-color="true" loext:opacity="0%" style:font-name="Times New Roman" fo:font-size="12pt" fo:font-weight="normal" officeooo:rsid="01cc3d2c" fo:background-color="transparent" loext:char-shading-value="0" style:font-name-asian="Times New Roman" style:font-weight-asian="bold" style:font-name-complex="Times New Roman" style:font-weight-complex="bold"/>
    </style:style>
    <style:style style:name="T244" style:family="text">
      <style:text-properties style:use-window-font-color="true" loext:opacity="0%" style:font-name="Times New Roman" fo:font-size="12pt" fo:font-weight="normal" officeooo:rsid="01cdcd02" fo:background-color="transparent" loext:char-shading-value="0" style:font-name-asian="Times New Roman" style:font-weight-asian="bold" style:font-name-complex="Times New Roman" style:font-weight-complex="bold"/>
    </style:style>
    <style:style style:name="T245" style:family="text">
      <style:text-properties style:use-window-font-color="true" loext:opacity="0%" style:font-name="Times New Roman" fo:font-size="12pt" fo:font-weight="normal" officeooo:rsid="01d01b81" fo:background-color="transparent" loext:char-shading-value="0" style:font-name-asian="Times New Roman" style:font-weight-asian="bold" style:font-name-complex="Times New Roman" style:font-weight-complex="bold"/>
    </style:style>
    <style:style style:name="T246" style:family="text">
      <style:text-properties style:use-window-font-color="true" loext:opacity="0%" style:font-name="Times New Roman" fo:font-size="12pt" fo:font-weight="normal" officeooo:rsid="01d0ca90" fo:background-color="transparent" loext:char-shading-value="0" style:font-name-asian="Times New Roman" style:font-weight-asian="bold" style:font-name-complex="Times New Roman" style:font-weight-complex="bold"/>
    </style:style>
    <style:style style:name="T247" style:family="text">
      <style:text-properties style:use-window-font-color="true" loext:opacity="0%" style:font-name="Times New Roman" fo:font-size="12pt" fo:font-weight="normal" officeooo:rsid="01d1c51d" fo:background-color="transparent" loext:char-shading-value="0" style:font-name-asian="Times New Roman" style:font-weight-asian="bold" style:font-name-complex="Times New Roman" style:font-weight-complex="bold"/>
    </style:style>
    <style:style style:name="T248" style:family="text">
      <style:text-properties style:use-window-font-color="true" loext:opacity="0%" style:font-name="Times New Roman" fo:font-size="12pt" fo:font-weight="normal" officeooo:rsid="02086fb8" fo:background-color="transparent" loext:char-shading-value="0" style:font-name-asian="Times New Roman" style:font-weight-asian="bold" style:font-name-complex="Times New Roman" style:font-weight-complex="bold"/>
    </style:style>
    <style:style style:name="T249" style:family="text">
      <style:text-properties style:use-window-font-color="true" loext:opacity="0%" style:font-name="Times New Roman" fo:font-size="12pt" fo:font-weight="bold" fo:background-color="transparent" loext:char-shading-value="0" style:font-name-asian="Times New Roman" style:font-name-complex="Times New Roman"/>
    </style:style>
    <style:style style:name="T250" style:family="text">
      <style:text-properties style:use-window-font-color="true" loext:opacity="0%" style:font-name="Times New Roman" fo:font-size="12pt" fo:font-weight="bold" officeooo:rsid="01ad328b" fo:background-color="transparent" loext:char-shading-value="0" style:font-name-asian="Times New Roman" style:font-name-complex="Times New Roman"/>
    </style:style>
    <style:style style:name="T251" style:family="text">
      <style:text-properties style:use-window-font-color="true" loext:opacity="0%" style:font-name="Times New Roman" fo:font-size="12pt" fo:font-weight="bold" fo:background-color="transparent" loext:char-shading-value="0" style:font-name-asian="Times New Roman" style:font-weight-asian="bold" style:font-name-complex="Times New Roman" style:font-weight-complex="bold"/>
    </style:style>
    <style:style style:name="T252" style:family="text">
      <style:text-properties style:use-window-font-color="true" loext:opacity="0%" style:font-name="Times New Roman" fo:font-size="12pt" fo:font-weight="bold" officeooo:rsid="0085dd86" fo:background-color="transparent" loext:char-shading-value="0" style:font-name-asian="Times New Roman" style:font-weight-asian="bold" style:font-name-complex="Times New Roman" style:font-weight-complex="bold"/>
    </style:style>
    <style:style style:name="T253" style:family="text">
      <style:text-properties style:use-window-font-color="true" loext:opacity="0%" style:font-name="Times New Roman" fo:font-size="12pt" fo:font-weight="bold" officeooo:rsid="00ba3e6b" fo:background-color="transparent" loext:char-shading-value="0" style:font-name-asian="Times New Roman" style:font-weight-asian="bold" style:font-name-complex="Times New Roman" style:font-weight-complex="bold"/>
    </style:style>
    <style:style style:name="T254" style:family="text">
      <style:text-properties style:use-window-font-color="true" loext:opacity="0%" style:font-name="Times New Roman" fo:font-size="12pt" fo:font-weight="bold" officeooo:rsid="00bd3a32" fo:background-color="transparent" loext:char-shading-value="0" style:font-name-asian="Times New Roman" style:font-weight-asian="bold" style:font-name-complex="Times New Roman" style:font-weight-complex="bold"/>
    </style:style>
    <style:style style:name="T255" style:family="text">
      <style:text-properties style:use-window-font-color="true" loext:opacity="0%" style:font-name="Times New Roman" fo:font-size="12pt" fo:font-weight="bold" officeooo:rsid="00ec4b31" fo:background-color="transparent" loext:char-shading-value="0" style:font-name-asian="Times New Roman" style:font-weight-asian="bold" style:font-name-complex="Times New Roman" style:font-weight-complex="bold"/>
    </style:style>
    <style:style style:name="T256" style:family="text">
      <style:text-properties style:use-window-font-color="true" loext:opacity="0%" style:font-name="Times New Roman" fo:font-size="12pt" fo:font-weight="bold" officeooo:rsid="01257194" fo:background-color="transparent" loext:char-shading-value="0" style:font-name-asian="Times New Roman" style:font-weight-asian="bold" style:font-name-complex="Times New Roman" style:font-weight-complex="bold"/>
    </style:style>
    <style:style style:name="T257" style:family="text">
      <style:text-properties style:use-window-font-color="true" loext:opacity="0%" style:font-name="Times New Roman" fo:font-size="12pt" fo:font-weight="bold" officeooo:rsid="019ee8df" fo:background-color="transparent" loext:char-shading-value="0" style:font-name-asian="Times New Roman" style:font-weight-asian="bold" style:font-name-complex="Times New Roman" style:font-weight-complex="bold"/>
    </style:style>
    <style:style style:name="T258" style:family="text">
      <style:text-properties style:use-window-font-color="true" loext:opacity="0%" style:font-name="Times New Roman" fo:font-size="12pt" fo:font-weight="bold" officeooo:rsid="01c0ba55" fo:background-color="transparent" loext:char-shading-value="0" style:font-name-asian="Times New Roman" style:font-weight-asian="bold" style:font-name-complex="Times New Roman" style:font-weight-complex="bold"/>
    </style:style>
    <style:style style:name="T259" style:family="text">
      <style:text-properties style:use-window-font-color="true" loext:opacity="0%" style:font-name="Times New Roman" fo:font-size="12pt" fo:font-weight="bold" officeooo:rsid="01c48c61" fo:background-color="transparent" loext:char-shading-value="0" style:font-name-asian="Times New Roman" style:font-weight-asian="bold" style:font-name-complex="Times New Roman" style:font-weight-complex="bold"/>
    </style:style>
    <style:style style:name="T260" style:family="text">
      <style:text-properties style:use-window-font-color="true" loext:opacity="0%" style:font-name="Times New Roman" fo:font-size="12pt" fo:font-weight="bold" officeooo:rsid="01c4a8db" fo:background-color="transparent" loext:char-shading-value="0" style:font-name-asian="Times New Roman" style:font-weight-asian="bold" style:font-name-complex="Times New Roman" style:font-weight-complex="bold"/>
    </style:style>
    <style:style style:name="T261" style:family="text">
      <style:text-properties style:use-window-font-color="true" loext:opacity="0%" style:font-name="Times New Roman" fo:font-size="12pt" fo:font-weight="bold" officeooo:rsid="01c66f5e" fo:background-color="transparent" loext:char-shading-value="0" style:font-name-asian="Times New Roman" style:font-weight-asian="bold" style:font-name-complex="Times New Roman" style:font-weight-complex="bold"/>
    </style:style>
    <style:style style:name="T262" style:family="text">
      <style:text-properties style:use-window-font-color="true" loext:opacity="0%" style:font-name="Times New Roman" fo:font-size="12pt" fo:font-weight="bold" officeooo:rsid="01c771f8" fo:background-color="transparent" loext:char-shading-value="0" style:font-name-asian="Times New Roman" style:font-weight-asian="bold" style:font-name-complex="Times New Roman" style:font-weight-complex="bold"/>
    </style:style>
    <style:style style:name="T263" style:family="text">
      <style:text-properties style:use-window-font-color="true" loext:opacity="0%" style:font-name="Times New Roman" fo:font-size="12pt" fo:font-weight="bold" officeooo:rsid="01cb80bd" fo:background-color="transparent" loext:char-shading-value="0" style:font-name-asian="Times New Roman" style:font-weight-asian="bold" style:font-name-complex="Times New Roman" style:font-weight-complex="bold"/>
    </style:style>
    <style:style style:name="T264" style:family="text">
      <style:text-properties style:use-window-font-color="true" loext:opacity="0%" style:font-name="Times New Roman" fo:font-size="12pt" fo:font-weight="bold" officeooo:rsid="01cc3d2c" fo:background-color="transparent" loext:char-shading-value="0" style:font-name-asian="Times New Roman" style:font-weight-asian="bold" style:font-name-complex="Times New Roman" style:font-weight-complex="bold"/>
    </style:style>
    <style:style style:name="T265" style:family="text">
      <style:text-properties style:use-window-font-color="true" loext:opacity="0%" style:font-name="Times New Roman" fo:font-size="12pt" fo:font-weight="bold" officeooo:rsid="01cd4219" fo:background-color="transparent" loext:char-shading-value="0" style:font-name-asian="Times New Roman" style:font-weight-asian="bold" style:font-name-complex="Times New Roman" style:font-weight-complex="bold"/>
    </style:style>
    <style:style style:name="T266" style:family="text">
      <style:text-properties style:use-window-font-color="true" loext:opacity="0%" style:font-name="Times New Roman" fo:font-size="12pt" fo:font-weight="bold" officeooo:rsid="01d01b81" fo:background-color="transparent" loext:char-shading-value="0" style:font-name-asian="Times New Roman" style:font-weight-asian="bold" style:font-name-complex="Times New Roman" style:font-weight-complex="bold"/>
    </style:style>
    <style:style style:name="T267" style:family="text">
      <style:text-properties style:use-window-font-color="true" loext:opacity="0%" style:font-name="Times New Roman" fo:font-size="12pt" fo:font-weight="bold" officeooo:rsid="01d0ca90" fo:background-color="transparent" loext:char-shading-value="0" style:font-name-asian="Times New Roman" style:font-weight-asian="bold" style:font-name-complex="Times New Roman" style:font-weight-complex="bold"/>
    </style:style>
    <style:style style:name="T268" style:family="text">
      <style:text-properties style:use-window-font-color="true" loext:opacity="0%" style:font-name="Times New Roman" fo:font-size="12pt" fo:font-weight="bold" officeooo:rsid="01e0afb5" fo:background-color="transparent" loext:char-shading-value="0" style:font-name-asian="Times New Roman" style:font-weight-asian="bold" style:font-name-complex="Times New Roman" style:font-weight-complex="bold"/>
    </style:style>
    <style:style style:name="T269" style:family="text">
      <style:text-properties style:use-window-font-color="true" loext:opacity="0%" style:font-name="Times New Roman" fo:font-size="12pt" fo:font-weight="bold" officeooo:rsid="01ed6ed2" fo:background-color="transparent" loext:char-shading-value="0" style:font-name-asian="Times New Roman" style:font-weight-asian="bold" style:font-name-complex="Times New Roman" style:font-weight-complex="bold"/>
    </style:style>
    <style:style style:name="T270" style:family="text">
      <style:text-properties style:use-window-font-color="true" loext:opacity="0%" style:font-name="Times New Roman" fo:font-size="12pt" fo:font-style="italic" fo:font-weight="normal" fo:background-color="transparent" loext:char-shading-value="0" style:font-name-asian="Times New Roman" style:font-style-asian="italic" style:font-name-complex="Times New Roman" style:font-style-complex="italic"/>
    </style:style>
    <style:style style:name="T271" style:family="text">
      <style:text-properties style:use-window-font-color="true" loext:opacity="0%" style:font-name="Times New Roman" fo:font-size="12pt" fo:font-style="italic" fo:font-weight="normal" officeooo:rsid="010632dc" fo:background-color="transparent" loext:char-shading-value="0" style:font-name-asian="Times New Roman" style:font-style-asian="italic" style:font-name-complex="Times New Roman" style:font-style-complex="italic"/>
    </style:style>
    <style:style style:name="T272" style:family="text">
      <style:text-properties style:use-window-font-color="true" loext:opacity="0%" style:font-name="Times New Roman" fo:font-size="12pt" fo:font-style="italic" fo:font-weight="normal" officeooo:rsid="01e5fa4e" fo:background-color="transparent" loext:char-shading-value="0" style:font-name-asian="Times New Roman" style:font-style-asian="italic" style:font-name-complex="Times New Roman" style:font-style-complex="italic"/>
    </style:style>
    <style:style style:name="T273" style:family="text">
      <style:text-properties style:use-window-font-color="true" loext:opacity="0%" style:font-name="Times New Roman" fo:font-size="12pt" fo:background-color="transparent" loext:char-shading-value="0" style:font-name-asian="Times New Roman" style:font-name-complex="Times New Roman"/>
    </style:style>
    <style:style style:name="T274" style:family="text">
      <style:text-properties style:use-window-font-color="true" loext:opacity="0%" style:font-name="Times New Roman" fo:font-size="12pt" officeooo:rsid="00ff91c3" fo:background-color="transparent" loext:char-shading-value="0" style:font-name-asian="Times New Roman" style:font-name-complex="Times New Roman"/>
    </style:style>
    <style:style style:name="T275" style:family="text">
      <style:text-properties style:use-window-font-color="true" loext:opacity="0%" style:font-name="Times New Roman" fo:font-size="12pt" officeooo:rsid="01c48c61" fo:background-color="transparent" loext:char-shading-value="0" style:font-name-asian="Times New Roman" style:font-name-complex="Times New Roman"/>
    </style:style>
    <style:style style:name="T276" style:family="text">
      <style:text-properties style:use-window-font-color="true" loext:opacity="0%" style:font-name="Times New Roman" fo:font-size="12pt" officeooo:rsid="01c4a8db" fo:background-color="transparent" loext:char-shading-value="0" style:font-name-asian="Times New Roman" style:font-name-complex="Times New Roman"/>
    </style:style>
    <style:style style:name="T277" style:family="text">
      <style:text-properties style:use-window-font-color="true" loext:opacity="0%" style:font-name="Times New Roman" fo:font-size="12pt" officeooo:rsid="01cd4219" fo:background-color="transparent" loext:char-shading-value="0" style:font-name-asian="Times New Roman" style:font-name-complex="Times New Roman"/>
    </style:style>
    <style:style style:name="T278" style:family="text">
      <style:text-properties style:use-window-font-color="true" loext:opacity="0%" style:font-name="Times New Roman" fo:background-color="transparent" loext:char-shading-value="0" style:font-name-asian="Times New Roman" style:font-name-complex="Times New Roman"/>
    </style:style>
    <style:style style:name="T279" style:family="text">
      <style:text-properties style:use-window-font-color="true" loext:opacity="0%" style:font-name="Times New Roman" fo:font-weight="normal" fo:background-color="transparent" loext:char-shading-value="0" style:font-name-asian="Times New Roman" style:font-name-complex="Times New Roman"/>
    </style:style>
    <style:style style:name="T280" style:family="text">
      <style:text-properties style:use-window-font-color="true" loext:opacity="0%" style:font-name="Times New Roman" fo:font-weight="bold" fo:background-color="transparent" loext:char-shading-value="0" style:font-name-asian="Times New Roman" style:font-weight-asian="bold" style:font-name-complex="Times New Roman" style:font-weight-complex="bold"/>
    </style:style>
    <style:style style:name="T281" style:family="text">
      <style:text-properties style:use-window-font-color="true" loext:opacity="0%" style:text-position="super 58%" style:font-name="Times New Roman" fo:font-size="12pt" fo:font-weight="normal" fo:background-color="transparent" loext:char-shading-value="0" style:font-name-asian="Times New Roman" style:font-name-complex="Times New Roman"/>
    </style:style>
    <style:style style:name="T282" style:family="text">
      <style:text-properties style:use-window-font-color="true" loext:opacity="0%" style:text-position="super 58%" style:font-name="Times New Roman" fo:font-size="12pt" fo:font-weight="normal" officeooo:rsid="0085dd86" fo:background-color="transparent" loext:char-shading-value="0" style:font-name-asian="Times New Roman" style:font-name-complex="Times New Roman"/>
    </style:style>
    <style:style style:name="T283" style:family="text">
      <style:text-properties style:use-window-font-color="true" loext:opacity="0%" style:text-position="super 58%" style:font-name="Times New Roman" fo:font-size="12pt" fo:font-weight="normal" officeooo:rsid="00ff91c3" fo:background-color="transparent" loext:char-shading-value="0" style:font-name-asian="Times New Roman" style:font-name-complex="Times New Roman"/>
    </style:style>
    <style:style style:name="T284" style:family="text">
      <style:text-properties style:use-window-font-color="true" loext:opacity="0%" style:text-position="super 58%" style:font-name="Times New Roman" fo:font-size="12pt" fo:font-weight="normal" officeooo:rsid="01046735" fo:background-color="transparent" loext:char-shading-value="0" style:font-name-asian="Times New Roman" style:font-name-complex="Times New Roman"/>
    </style:style>
    <style:style style:name="T285" style:family="text">
      <style:text-properties style:use-window-font-color="true" loext:opacity="0%" style:text-position="super 58%" style:font-name="Times New Roman" fo:font-size="12pt" fo:font-weight="normal" officeooo:rsid="010632dc" fo:background-color="transparent" loext:char-shading-value="0" style:font-name-asian="Times New Roman" style:font-name-complex="Times New Roman"/>
    </style:style>
    <style:style style:name="T286" style:family="text">
      <style:text-properties style:use-window-font-color="true" loext:opacity="0%" style:text-position="super 58%" style:font-name="Times New Roman" fo:font-size="12pt" fo:font-weight="normal" officeooo:rsid="01293a58" fo:background-color="transparent" loext:char-shading-value="0" style:font-name-asian="Times New Roman" style:font-name-complex="Times New Roman"/>
    </style:style>
    <style:style style:name="T287" style:family="text">
      <style:text-properties style:use-window-font-color="true" loext:opacity="0%" style:text-position="super 58%" style:font-name="Times New Roman" fo:font-size="12pt" fo:font-weight="normal" officeooo:rsid="01452fce" fo:background-color="transparent" loext:char-shading-value="0" style:font-name-asian="Times New Roman" style:font-name-complex="Times New Roman"/>
    </style:style>
    <style:style style:name="T288" style:family="text">
      <style:text-properties style:use-window-font-color="true" loext:opacity="0%" style:text-position="super 58%" style:font-name="Times New Roman" fo:font-size="12pt" fo:font-weight="normal" officeooo:rsid="01c0ba55" fo:background-color="transparent" loext:char-shading-value="0" style:font-name-asian="Times New Roman" style:font-name-complex="Times New Roman"/>
    </style:style>
    <style:style style:name="T289" style:family="text">
      <style:text-properties style:use-window-font-color="true" loext:opacity="0%" style:text-position="super 58%" style:font-name="Times New Roman" fo:font-size="12pt" fo:font-weight="normal" fo:background-color="transparent" loext:char-shading-value="0" style:font-name-asian="Times New Roman" style:font-weight-asian="normal" style:font-name-complex="Times New Roman" style:font-weight-complex="normal"/>
    </style:style>
    <style:style style:name="T290" style:family="text">
      <style:text-properties style:use-window-font-color="true" loext:opacity="0%" style:text-position="super 58%" style:font-name="Times New Roman" fo:font-size="12pt" fo:font-weight="normal" officeooo:rsid="00fc6dfa" fo:background-color="transparent" loext:char-shading-value="0" style:font-name-asian="Times New Roman" style:font-weight-asian="normal" style:font-name-complex="Times New Roman" style:font-weight-complex="normal"/>
    </style:style>
    <style:style style:name="T291" style:family="text">
      <style:text-properties style:use-window-font-color="true" loext:opacity="0%" style:text-position="super 58%" style:font-name="Times New Roman" fo:font-size="12pt" fo:font-weight="normal" officeooo:rsid="01c48c61" fo:background-color="transparent" loext:char-shading-value="0" style:font-name-asian="Times New Roman" style:font-weight-asian="normal" style:font-name-complex="Times New Roman" style:font-weight-complex="normal"/>
    </style:style>
    <style:style style:name="T292" style:family="text">
      <style:text-properties style:use-window-font-color="true" loext:opacity="0%" style:text-position="super 58%" style:font-name="Times New Roman" fo:font-size="12pt" fo:font-weight="normal" officeooo:rsid="01c0742e" fo:background-color="transparent" loext:char-shading-value="0" style:font-name-asian="Times New Roman" style:font-weight-asian="normal" style:font-name-complex="Times New Roman" style:font-weight-complex="normal"/>
    </style:style>
    <style:style style:name="T293" style:family="text">
      <style:text-properties style:use-window-font-color="true" loext:opacity="0%" style:text-position="super 58%" style:font-name="Times New Roman" fo:font-size="12pt" fo:font-weight="normal" officeooo:rsid="01c4a8db" fo:background-color="transparent" loext:char-shading-value="0" style:font-name-asian="Times New Roman" style:font-weight-asian="bold" style:font-name-complex="Times New Roman" style:font-weight-complex="bold"/>
    </style:style>
    <style:style style:name="T294" style:family="text">
      <style:text-properties style:use-window-font-color="true" loext:opacity="0%" style:text-position="super 58%" style:font-name="Times New Roman" fo:font-size="12pt" fo:font-weight="normal" officeooo:rsid="01d0ca90" fo:background-color="transparent" loext:char-shading-value="0" style:font-name-asian="Times New Roman" style:font-weight-asian="bold" style:font-name-complex="Times New Roman" style:font-weight-complex="bold"/>
    </style:style>
    <style:style style:name="T295" style:family="text">
      <style:text-properties style:use-window-font-color="true" loext:opacity="0%" style:text-position="super 58%" fo:font-weight="normal" fo:background-color="transparent" loext:char-shading-value="0" style:font-name-asian="Calibri" style:font-name-complex="Calibri"/>
    </style:style>
    <style:style style:name="T296" style:family="text">
      <style:text-properties style:use-window-font-color="true" loext:opacity="0%" style:text-position="super 58%" style:font-name="Times New Roman1" fo:font-size="12pt" fo:font-weight="normal" fo:background-color="transparent" loext:char-shading-value="0" style:font-name-asian="Times New Roman" style:font-size-asian="12pt" style:font-name-complex="Times New Roman" style:font-size-complex="12pt"/>
    </style:style>
    <style:style style:name="T297" style:family="text">
      <style:text-properties style:use-window-font-color="true" loext:opacity="0%" style:font-name="Times New Roman1" fo:font-size="12pt" fo:font-weight="normal" fo:background-color="transparent" loext:char-shading-value="0" style:font-name-asian="Times New Roman" style:font-size-asian="12pt" style:font-name-complex="Times New Roman" style:font-size-complex="12pt"/>
    </style:style>
    <style:style style:name="T298" style:family="text">
      <style:text-properties style:use-window-font-color="true" loext:opacity="0%" style:font-name="Times New Roman1" fo:font-size="12pt" fo:font-weight="normal" officeooo:rsid="00893874" fo:background-color="transparent" loext:char-shading-value="0" style:font-name-asian="Times New Roman" style:font-size-asian="12pt" style:font-name-complex="Times New Roman" style:font-size-complex="12pt"/>
    </style:style>
    <style:style style:name="T299" style:family="text">
      <style:text-properties style:use-window-font-color="true" loext:opacity="0%" style:font-name="Times New Roman1" fo:font-size="12pt" fo:font-weight="normal" officeooo:rsid="00b3e947" fo:background-color="transparent" loext:char-shading-value="0" style:font-name-asian="Times New Roman" style:font-size-asian="12pt" style:font-name-complex="Times New Roman" style:font-size-complex="12pt"/>
    </style:style>
    <style:style style:name="T300" style:family="text">
      <style:text-properties style:use-window-font-color="true" loext:opacity="0%" style:font-name="Times New Roman1" fo:font-size="12pt" fo:font-weight="normal" officeooo:rsid="00795e77" fo:background-color="transparent" loext:char-shading-value="0" style:font-name-asian="Times New Roman" style:font-size-asian="12pt" style:font-name-complex="Times New Roman" style:font-size-complex="12pt"/>
    </style:style>
    <style:style style:name="T301" style:family="text">
      <style:text-properties style:use-window-font-color="true" loext:opacity="0%" style:font-name="Times New Roman1" fo:font-size="12pt" fo:font-weight="normal" officeooo:rsid="00d1ff48" fo:background-color="transparent" loext:char-shading-value="0" style:font-name-asian="Times New Roman" style:font-size-asian="12pt" style:font-name-complex="Times New Roman" style:font-size-complex="12pt"/>
    </style:style>
    <style:style style:name="T302" style:family="text">
      <style:text-properties style:use-window-font-color="true" loext:opacity="0%" style:font-name="Times New Roman1" fo:font-size="12pt" fo:font-weight="normal" officeooo:rsid="00d293d4" fo:background-color="transparent" loext:char-shading-value="0" style:font-name-asian="Times New Roman" style:font-size-asian="12pt" style:font-name-complex="Times New Roman" style:font-size-complex="12pt"/>
    </style:style>
    <style:style style:name="T303" style:family="text">
      <style:text-properties style:use-window-font-color="true" loext:opacity="0%" style:font-name="Times New Roman1" fo:font-size="12pt" fo:font-weight="normal" officeooo:rsid="00ee383e" fo:background-color="transparent" loext:char-shading-value="0" style:font-name-asian="Times New Roman" style:font-size-asian="12pt" style:font-name-complex="Times New Roman" style:font-size-complex="12pt"/>
    </style:style>
    <style:style style:name="T304" style:family="text">
      <style:text-properties style:use-window-font-color="true" loext:opacity="0%" style:font-name="Times New Roman1" fo:font-size="12pt" fo:font-weight="normal" fo:background-color="transparent" loext:char-shading-value="0" style:font-name-asian="Times New Roman" style:font-size-asian="12pt" style:font-weight-asian="normal" style:font-name-complex="Times New Roman" style:font-size-complex="12pt" style:font-weight-complex="normal"/>
    </style:style>
    <style:style style:name="T305" style:family="text">
      <style:text-properties style:use-window-font-color="true" loext:opacity="0%" style:font-name="Times New Roman1" fo:font-size="12pt" fo:font-weight="normal" officeooo:rsid="00b3e947" fo:background-color="transparent" loext:char-shading-value="0" style:font-name-asian="Times New Roman" style:font-size-asian="12pt" style:font-weight-asian="bold" style:font-name-complex="Times New Roman" style:font-size-complex="12pt" style:font-weight-complex="bold"/>
    </style:style>
    <style:style style:name="T306" style:family="text">
      <style:text-properties style:use-window-font-color="true" loext:opacity="0%" style:font-name="Times New Roman1" fo:font-size="12pt" fo:font-weight="normal" fo:background-color="transparent" loext:char-shading-value="0" style:font-name-asian="TimesNewRoman" style:font-size-asian="12pt" style:font-name-complex="TimesNewRoman" style:font-size-complex="12pt"/>
    </style:style>
    <style:style style:name="T307" style:family="text">
      <style:text-properties style:use-window-font-color="true" loext:opacity="0%" style:font-name="Times New Roman1" fo:font-size="12pt" fo:font-weight="normal" officeooo:rsid="00c226bf" fo:background-color="transparent" loext:char-shading-value="0" style:font-name-asian="TimesNewRoman" style:font-size-asian="12pt" style:font-name-complex="TimesNewRoman" style:font-size-complex="12pt"/>
    </style:style>
    <style:style style:name="T308" style:family="text">
      <style:text-properties style:use-window-font-color="true" loext:opacity="0%" style:font-name="Times New Roman1" fo:font-size="12pt" fo:font-weight="bold" fo:background-color="transparent" loext:char-shading-value="0" style:font-name-asian="Times New Roman" style:font-size-asian="12pt" style:font-weight-asian="bold" style:font-name-complex="Times New Roman" style:font-size-complex="12pt" style:font-weight-complex="bold"/>
    </style:style>
    <style:style style:name="T309" style:family="text">
      <style:text-properties style:use-window-font-color="true" loext:opacity="0%" fo:font-weight="normal" fo:background-color="transparent" loext:char-shading-value="0"/>
    </style:style>
    <style:style style:name="T310" style:family="text">
      <style:text-properties style:use-window-font-color="true" loext:opacity="0%" fo:font-weight="normal" fo:background-color="transparent" loext:char-shading-value="0" style:font-name-asian="Calibri" style:font-name-complex="Calibri"/>
    </style:style>
    <style:style style:name="T311" style:family="text">
      <style:text-properties style:use-window-font-color="true" loext:opacity="0%" fo:font-weight="normal" fo:background-color="transparent" loext:char-shading-value="0" style:font-weight-asian="normal" style:font-weight-complex="normal"/>
    </style:style>
    <style:style style:name="T312" style:family="text">
      <style:text-properties style:use-window-font-color="true" loext:opacity="0%" fo:font-weight="normal" fo:background-color="transparent" loext:char-shading-value="0" style:font-size-asian="12pt" style:font-weight-asian="normal" style:font-size-complex="12pt" style:font-weight-complex="normal"/>
    </style:style>
    <style:style style:name="T313" style:family="text">
      <style:text-properties style:use-window-font-color="true" loext:opacity="0%" fo:font-weight="normal" fo:background-color="transparent" loext:char-shading-value="0" style:font-size-asian="12pt" style:font-size-complex="12pt"/>
    </style:style>
    <style:style style:name="T314" style:family="text">
      <style:text-properties style:use-window-font-color="true" loext:opacity="0%" fo:font-weight="normal" fo:background-color="transparent" loext:char-shading-value="0" style:font-name-asian="Times New Roman" style:font-name-complex="Times New Roman"/>
    </style:style>
    <style:style style:name="T315" style:family="text">
      <style:text-properties style:use-window-font-color="true" loext:opacity="0%" fo:font-weight="normal" officeooo:rsid="0085dd86" fo:background-color="transparent" loext:char-shading-value="0" style:font-name-asian="Times New Roman" style:font-name-complex="Times New Roman"/>
    </style:style>
    <style:style style:name="T316" style:family="text">
      <style:text-properties style:use-window-font-color="true" loext:opacity="0%" fo:font-weight="normal" officeooo:rsid="008798d9" fo:background-color="transparent" loext:char-shading-value="0" style:font-name-asian="Times New Roman" style:font-name-complex="Times New Roman"/>
    </style:style>
    <style:style style:name="T317" style:family="text">
      <style:text-properties style:use-window-font-color="true" loext:opacity="0%" style:font-name="TimesNewRoman" fo:font-weight="normal" fo:background-color="transparent" loext:char-shading-value="0" style:font-name-asian="TimesNewRoman" style:font-name-complex="TimesNewRoman"/>
    </style:style>
    <style:style style:name="T318" style:family="text">
      <style:text-properties style:use-window-font-color="true" loext:opacity="0%" style:font-name="TimesNewRoman" fo:font-weight="normal" officeooo:rsid="0116844c" fo:background-color="transparent" loext:char-shading-value="0" style:font-name-asian="TimesNewRoman" style:font-name-complex="TimesNewRoman"/>
    </style:style>
    <style:style style:name="T319" style:family="text">
      <style:text-properties style:use-window-font-color="true" loext:opacity="0%" style:font-name="TimesNewRoman" fo:font-weight="normal" officeooo:rsid="012fe76a" fo:background-color="transparent" loext:char-shading-value="0" style:font-name-asian="TimesNewRoman" style:font-name-complex="TimesNewRoman"/>
    </style:style>
    <style:style style:name="T320" style:family="text">
      <style:text-properties style:use-window-font-color="true" loext:opacity="0%" style:font-name="TimesNewRoman" fo:font-weight="normal" fo:background-color="transparent" loext:char-shading-value="0" style:font-name-asian="TimesNewRoman" style:font-size-asian="12pt" style:font-weight-asian="normal" style:font-name-complex="TimesNewRoman" style:font-size-complex="12pt" style:font-weight-complex="normal"/>
    </style:style>
    <style:style style:name="T321" style:family="text">
      <style:text-properties style:use-window-font-color="true" loext:opacity="0%" style:font-name="TimesNewRoman" fo:font-weight="normal" fo:background-color="transparent" loext:char-shading-value="0" style:font-name-asian="TimesNewRoman" style:font-size-asian="12pt" style:font-name-complex="TimesNewRoman" style:font-size-complex="12pt"/>
    </style:style>
    <style:style style:name="T322" style:family="text">
      <style:text-properties style:use-window-font-color="true" loext:opacity="0%" style:font-name="TimesNewRoman" fo:font-weight="bold" fo:background-color="transparent" loext:char-shading-value="0" style:font-name-asian="TimesNewRoman" style:font-weight-asian="bold" style:font-name-complex="TimesNewRoman" style:font-weight-complex="bold"/>
    </style:style>
    <style:style style:name="T323" style:family="text">
      <style:text-properties style:use-window-font-color="true" loext:opacity="0%" style:font-name="TimesNewRoman" fo:font-weight="bold" officeooo:rsid="0116844c" fo:background-color="transparent" loext:char-shading-value="0" style:font-name-asian="TimesNewRoman" style:font-weight-asian="bold" style:font-name-complex="TimesNewRoman" style:font-weight-complex="bold"/>
    </style:style>
    <style:style style:name="T324" style:family="text">
      <style:text-properties style:use-window-font-color="true" loext:opacity="0%" fo:font-size="12pt" fo:font-weight="normal" fo:background-color="transparent" loext:char-shading-value="0" style:font-name-asian="Times New Roman" style:font-name-complex="Times New Roman"/>
    </style:style>
    <style:style style:name="T325" style:family="text">
      <style:text-properties style:use-window-font-color="true" loext:opacity="0%" fo:font-size="12pt" fo:font-weight="normal" fo:background-color="transparent" loext:char-shading-value="0" style:font-name-asian="Times New Roman" style:font-size-asian="12pt" style:font-name-complex="Times New Roman" style:font-size-complex="12pt"/>
    </style:style>
    <style:style style:name="T326" style:family="text">
      <style:text-properties style:use-window-font-color="true" loext:opacity="0%" fo:font-size="12pt" fo:font-weight="normal" officeooo:rsid="0085dd86" fo:background-color="transparent" loext:char-shading-value="0" style:font-name-asian="Times New Roman" style:font-size-asian="12pt" style:font-name-complex="Times New Roman" style:font-size-complex="12pt"/>
    </style:style>
    <style:style style:name="T327" style:family="text">
      <style:text-properties style:use-window-font-color="true" loext:opacity="0%" fo:font-size="12pt" fo:font-weight="bold" fo:background-color="transparent" loext:char-shading-value="0" style:font-name-asian="Times New Roman" style:font-weight-asian="bold" style:font-name-complex="Times New Roman" style:font-weight-complex="bold"/>
    </style:style>
    <style:style style:name="T328" style:family="text">
      <style:text-properties style:use-window-font-color="true" loext:opacity="0%" fo:background-color="transparent" loext:char-shading-value="0"/>
    </style:style>
    <style:style style:name="T329" style:family="text">
      <style:text-properties style:use-window-font-color="true" loext:opacity="0%" fo:font-weight="bold" fo:background-color="transparent" loext:char-shading-value="0" style:font-size-asian="12pt" style:font-weight-asian="bold" style:font-size-complex="12pt" style:font-weight-complex="bold"/>
    </style:style>
    <style:style style:name="T330" style:family="text">
      <style:text-properties style:use-window-font-color="true" loext:opacity="0%" fo:font-weight="bold" officeooo:rsid="0085dd86" fo:background-color="transparent" loext:char-shading-value="0" style:font-name-asian="Times New Roman" style:font-weight-asian="bold" style:font-name-complex="Times New Roman" style:font-weight-complex="bold"/>
    </style:style>
    <style:style style:name="T331" style:family="text">
      <style:text-properties style:use-window-font-color="true" loext:opacity="0%" fo:font-weight="bold" officeooo:rsid="008798d9" fo:background-color="transparent" loext:char-shading-value="0" style:font-name-asian="Times New Roman" style:font-weight-asian="bold" style:font-name-complex="Times New Roman" style:font-weight-complex="bold"/>
    </style:style>
    <style:style style:name="T332" style:family="text">
      <style:text-properties fo:font-weight="bold"/>
    </style:style>
    <style:style style:name="T333" style:family="text">
      <style:text-properties fo:font-weight="bold" style:font-weight-asian="bold" style:font-weight-complex="bold"/>
    </style:style>
    <style:style style:name="T334" style:family="text">
      <style:text-properties fo:font-weight="bold" officeooo:rsid="000110c1" style:font-weight-asian="bold" style:font-weight-complex="bold"/>
    </style:style>
    <style:style style:name="T335" style:family="text">
      <style:text-properties fo:font-weight="bold" officeooo:rsid="000f9bb1" style:font-weight-asian="bold" style:font-weight-complex="bold"/>
    </style:style>
    <style:style style:name="T336" style:family="text">
      <style:text-properties fo:font-weight="bold" officeooo:rsid="003a3df6" style:font-weight-asian="bold" style:font-weight-complex="bold"/>
    </style:style>
    <style:style style:name="T337" style:family="text">
      <style:text-properties fo:font-weight="bold" officeooo:rsid="004255b3" style:font-weight-asian="bold" style:font-weight-complex="bold"/>
    </style:style>
    <style:style style:name="T338" style:family="text">
      <style:text-properties fo:font-weight="bold" officeooo:rsid="00440b83" style:font-weight-asian="bold" style:font-weight-complex="bold"/>
    </style:style>
    <style:style style:name="T339" style:family="text">
      <style:text-properties fo:font-weight="bold" officeooo:rsid="0061784c" style:font-weight-asian="bold" style:font-weight-complex="bold"/>
    </style:style>
    <style:style style:name="T340" style:family="text">
      <style:text-properties fo:font-weight="bold" officeooo:rsid="006c1701" style:font-weight-asian="bold" style:font-weight-complex="bold"/>
    </style:style>
    <style:style style:name="T341" style:family="text">
      <style:text-properties fo:font-weight="bold" officeooo:rsid="006d0974" style:font-weight-asian="bold" style:font-weight-complex="bold"/>
    </style:style>
    <style:style style:name="T342" style:family="text">
      <style:text-properties fo:font-weight="bold" officeooo:rsid="007c9eda" style:font-weight-asian="bold" style:font-weight-complex="bold"/>
    </style:style>
    <style:style style:name="T343" style:family="text">
      <style:text-properties fo:font-weight="bold" officeooo:rsid="007d6443" style:font-weight-asian="bold" style:font-weight-complex="bold"/>
    </style:style>
    <style:style style:name="T344" style:family="text">
      <style:text-properties fo:font-weight="bold" officeooo:rsid="007fa29b" style:font-weight-asian="bold" style:font-weight-complex="bold"/>
    </style:style>
    <style:style style:name="T345" style:family="text">
      <style:text-properties fo:font-weight="bold" officeooo:rsid="0081d300" style:font-weight-asian="bold" style:font-weight-complex="bold"/>
    </style:style>
    <style:style style:name="T346" style:family="text">
      <style:text-properties fo:font-weight="bold" officeooo:rsid="008798d9" style:font-weight-asian="bold" style:font-weight-complex="bold"/>
    </style:style>
    <style:style style:name="T347" style:family="text">
      <style:text-properties fo:font-weight="bold" officeooo:rsid="00910282" style:font-weight-asian="bold" style:font-weight-complex="bold"/>
    </style:style>
    <style:style style:name="T348" style:family="text">
      <style:text-properties fo:font-weight="bold" officeooo:rsid="009118ad" style:font-weight-asian="bold" style:font-weight-complex="bold"/>
    </style:style>
    <style:style style:name="T349" style:family="text">
      <style:text-properties fo:font-weight="bold" officeooo:rsid="0092014e" style:font-weight-asian="bold" style:font-weight-complex="bold"/>
    </style:style>
    <style:style style:name="T350" style:family="text">
      <style:text-properties fo:font-weight="bold" officeooo:rsid="0099e54b" style:font-weight-asian="bold" style:font-weight-complex="bold"/>
    </style:style>
    <style:style style:name="T351" style:family="text">
      <style:text-properties fo:font-weight="bold" officeooo:rsid="00ab0e4d" style:font-weight-asian="bold" style:font-weight-complex="bold"/>
    </style:style>
    <style:style style:name="T352" style:family="text">
      <style:text-properties fo:font-weight="bold" officeooo:rsid="00b8a65d" style:font-weight-asian="bold" style:font-weight-complex="bold"/>
    </style:style>
    <style:style style:name="T353" style:family="text">
      <style:text-properties fo:font-weight="bold" officeooo:rsid="00bd3a32" style:font-weight-asian="bold" style:font-weight-complex="bold"/>
    </style:style>
    <style:style style:name="T354" style:family="text">
      <style:text-properties fo:font-weight="bold" officeooo:rsid="00bea4e4" style:font-weight-asian="bold" style:font-weight-complex="bold"/>
    </style:style>
    <style:style style:name="T355" style:family="text">
      <style:text-properties fo:font-weight="bold" officeooo:rsid="00c226bf" style:font-weight-asian="bold" style:font-weight-complex="bold"/>
    </style:style>
    <style:style style:name="T356" style:family="text">
      <style:text-properties fo:font-weight="bold" officeooo:rsid="00c8dc10" style:font-weight-asian="bold" style:font-weight-complex="bold"/>
    </style:style>
    <style:style style:name="T357" style:family="text">
      <style:text-properties fo:font-weight="bold" officeooo:rsid="00c9becc" style:font-weight-asian="bold" style:font-weight-complex="bold"/>
    </style:style>
    <style:style style:name="T358" style:family="text">
      <style:text-properties fo:font-weight="bold" officeooo:rsid="00cd5b40" style:font-weight-asian="bold" style:font-weight-complex="bold"/>
    </style:style>
    <style:style style:name="T359" style:family="text">
      <style:text-properties fo:font-weight="bold" officeooo:rsid="00d2ed4f" style:font-weight-asian="bold" style:font-weight-complex="bold"/>
    </style:style>
    <style:style style:name="T360" style:family="text">
      <style:text-properties fo:font-weight="bold" officeooo:rsid="00d60813" style:font-weight-asian="bold" style:font-weight-complex="bold"/>
    </style:style>
    <style:style style:name="T361" style:family="text">
      <style:text-properties fo:font-weight="bold" officeooo:rsid="00d7034e" style:font-weight-asian="bold" style:font-weight-complex="bold"/>
    </style:style>
    <style:style style:name="T362" style:family="text">
      <style:text-properties fo:font-weight="bold" officeooo:rsid="00d79d8c" style:font-weight-asian="bold" style:font-weight-complex="bold"/>
    </style:style>
    <style:style style:name="T363" style:family="text">
      <style:text-properties fo:font-weight="bold" officeooo:rsid="00d82b1b" style:font-weight-asian="bold" style:font-weight-complex="bold"/>
    </style:style>
    <style:style style:name="T364" style:family="text">
      <style:text-properties fo:font-weight="bold" officeooo:rsid="00dbaddb" style:font-weight-asian="bold" style:font-weight-complex="bold"/>
    </style:style>
    <style:style style:name="T365" style:family="text">
      <style:text-properties fo:font-weight="bold" officeooo:rsid="00df9bec" style:font-weight-asian="bold" style:font-weight-complex="bold"/>
    </style:style>
    <style:style style:name="T366" style:family="text">
      <style:text-properties fo:font-weight="bold" officeooo:rsid="00e50556" style:font-weight-asian="bold" style:font-weight-complex="bold"/>
    </style:style>
    <style:style style:name="T367" style:family="text">
      <style:text-properties fo:font-weight="bold" officeooo:rsid="00e6ba8c" style:font-weight-asian="bold" style:font-weight-complex="bold"/>
    </style:style>
    <style:style style:name="T368" style:family="text">
      <style:text-properties fo:font-weight="bold" officeooo:rsid="00e7a6b0" style:font-weight-asian="bold" style:font-weight-complex="bold"/>
    </style:style>
    <style:style style:name="T369" style:family="text">
      <style:text-properties fo:font-weight="bold" officeooo:rsid="00e85661" style:font-weight-asian="bold" style:font-weight-complex="bold"/>
    </style:style>
    <style:style style:name="T370" style:family="text">
      <style:text-properties fo:font-weight="bold" officeooo:rsid="00f17cd1" style:font-weight-asian="bold" style:font-weight-complex="bold"/>
    </style:style>
    <style:style style:name="T371" style:family="text">
      <style:text-properties fo:font-weight="bold" officeooo:rsid="00f3beef" style:font-weight-asian="bold" style:font-weight-complex="bold"/>
    </style:style>
    <style:style style:name="T372" style:family="text">
      <style:text-properties fo:font-weight="bold" officeooo:rsid="00f70045" style:font-weight-asian="bold" style:font-weight-complex="bold"/>
    </style:style>
    <style:style style:name="T373" style:family="text">
      <style:text-properties fo:font-weight="bold" officeooo:rsid="00f8f7a7" style:font-weight-asian="bold" style:font-weight-complex="bold"/>
    </style:style>
    <style:style style:name="T374" style:family="text">
      <style:text-properties fo:font-weight="bold" officeooo:rsid="00f98f90" style:font-weight-asian="bold" style:font-weight-complex="bold"/>
    </style:style>
    <style:style style:name="T375" style:family="text">
      <style:text-properties fo:font-weight="bold" officeooo:rsid="00ff91c3" style:font-weight-asian="bold" style:font-weight-complex="bold"/>
    </style:style>
    <style:style style:name="T376" style:family="text">
      <style:text-properties fo:font-weight="bold" officeooo:rsid="0102f115" style:font-weight-asian="bold" style:font-weight-complex="bold"/>
    </style:style>
    <style:style style:name="T377" style:family="text">
      <style:text-properties fo:font-weight="bold" officeooo:rsid="010632dc" style:font-weight-asian="bold" style:font-weight-complex="bold"/>
    </style:style>
    <style:style style:name="T378" style:family="text">
      <style:text-properties fo:font-weight="bold" officeooo:rsid="01071e02" style:font-weight-asian="bold" style:font-weight-complex="bold"/>
    </style:style>
    <style:style style:name="T379" style:family="text">
      <style:text-properties fo:font-weight="bold" officeooo:rsid="010ce813" style:font-weight-asian="bold" style:font-weight-complex="bold"/>
    </style:style>
    <style:style style:name="T380" style:family="text">
      <style:text-properties fo:font-weight="bold" officeooo:rsid="0111b3fb" style:font-weight-asian="bold" style:font-weight-complex="bold"/>
    </style:style>
    <style:style style:name="T381" style:family="text">
      <style:text-properties fo:font-weight="bold" officeooo:rsid="0111edfe" style:font-weight-asian="bold" style:font-weight-complex="bold"/>
    </style:style>
    <style:style style:name="T382" style:family="text">
      <style:text-properties fo:font-weight="bold" officeooo:rsid="01257194" style:font-weight-asian="bold" style:font-weight-complex="bold"/>
    </style:style>
    <style:style style:name="T383" style:family="text">
      <style:text-properties fo:font-weight="bold" officeooo:rsid="01280c70" style:font-weight-asian="bold" style:font-weight-complex="bold"/>
    </style:style>
    <style:style style:name="T384" style:family="text">
      <style:text-properties fo:font-weight="bold" officeooo:rsid="0129db12" style:font-weight-asian="bold" style:font-weight-complex="bold"/>
    </style:style>
    <style:style style:name="T385" style:family="text">
      <style:text-properties fo:font-weight="bold" officeooo:rsid="012b1140" style:font-weight-asian="bold" style:font-weight-complex="bold"/>
    </style:style>
    <style:style style:name="T386" style:family="text">
      <style:text-properties fo:font-weight="bold" officeooo:rsid="012b8e2b" style:font-weight-asian="bold" style:font-weight-complex="bold"/>
    </style:style>
    <style:style style:name="T387" style:family="text">
      <style:text-properties fo:font-weight="bold" officeooo:rsid="012fe76a" style:font-weight-asian="bold" style:font-weight-complex="bold"/>
    </style:style>
    <style:style style:name="T388" style:family="text">
      <style:text-properties fo:font-weight="bold" officeooo:rsid="013181ce" style:font-weight-asian="bold" style:font-weight-complex="bold"/>
    </style:style>
    <style:style style:name="T389" style:family="text">
      <style:text-properties fo:font-weight="bold" officeooo:rsid="01336f27" style:font-weight-asian="bold" style:font-weight-complex="bold"/>
    </style:style>
    <style:style style:name="T390" style:family="text">
      <style:text-properties fo:font-weight="bold" officeooo:rsid="01349e37" style:font-weight-asian="bold" style:font-weight-complex="bold"/>
    </style:style>
    <style:style style:name="T391" style:family="text">
      <style:text-properties fo:font-weight="bold" officeooo:rsid="013a3857" style:font-weight-asian="bold" style:font-weight-complex="bold"/>
    </style:style>
    <style:style style:name="T392" style:family="text">
      <style:text-properties fo:font-weight="bold" officeooo:rsid="013ceec9" style:font-weight-asian="bold" style:font-weight-complex="bold"/>
    </style:style>
    <style:style style:name="T393" style:family="text">
      <style:text-properties fo:font-weight="bold" officeooo:rsid="013e5c33" style:font-weight-asian="bold" style:font-weight-complex="bold"/>
    </style:style>
    <style:style style:name="T394" style:family="text">
      <style:text-properties fo:font-weight="bold" officeooo:rsid="013e9c94" style:font-weight-asian="bold" style:font-weight-complex="bold"/>
    </style:style>
    <style:style style:name="T395" style:family="text">
      <style:text-properties fo:font-weight="bold" officeooo:rsid="014121e3" style:font-weight-asian="bold" style:font-weight-complex="bold"/>
    </style:style>
    <style:style style:name="T396" style:family="text">
      <style:text-properties fo:font-weight="bold" officeooo:rsid="01452fce" style:font-weight-asian="bold" style:font-weight-complex="bold"/>
    </style:style>
    <style:style style:name="T397" style:family="text">
      <style:text-properties fo:font-weight="bold" officeooo:rsid="014726e0" style:font-weight-asian="bold" style:font-weight-complex="bold"/>
    </style:style>
    <style:style style:name="T398" style:family="text">
      <style:text-properties fo:font-weight="bold" officeooo:rsid="014c5b53" style:font-weight-asian="bold" style:font-weight-complex="bold"/>
    </style:style>
    <style:style style:name="T399" style:family="text">
      <style:text-properties fo:font-weight="bold" officeooo:rsid="01526618" style:font-weight-asian="bold" style:font-weight-complex="bold"/>
    </style:style>
    <style:style style:name="T400" style:family="text">
      <style:text-properties fo:font-weight="bold" officeooo:rsid="01584540" style:font-weight-asian="bold" style:font-weight-complex="bold"/>
    </style:style>
    <style:style style:name="T401" style:family="text">
      <style:text-properties fo:font-weight="bold" officeooo:rsid="015e5ca9" style:font-weight-asian="bold" style:font-weight-complex="bold"/>
    </style:style>
    <style:style style:name="T402" style:family="text">
      <style:text-properties fo:font-weight="bold" officeooo:rsid="0160814d" style:font-weight-asian="bold" style:font-weight-complex="bold"/>
    </style:style>
    <style:style style:name="T403" style:family="text">
      <style:text-properties fo:font-weight="bold" officeooo:rsid="01632196" style:font-weight-asian="bold" style:font-weight-complex="bold"/>
    </style:style>
    <style:style style:name="T404" style:family="text">
      <style:text-properties fo:font-weight="bold" officeooo:rsid="012ae9d2" style:font-weight-asian="bold" style:font-weight-complex="bold"/>
    </style:style>
    <style:style style:name="T405" style:family="text">
      <style:text-properties fo:font-weight="bold" officeooo:rsid="012b3349" style:font-weight-asian="bold" style:font-weight-complex="bold"/>
    </style:style>
    <style:style style:name="T406" style:family="text">
      <style:text-properties fo:font-weight="bold" officeooo:rsid="0164eea0" style:font-weight-asian="bold" style:font-weight-complex="bold"/>
    </style:style>
    <style:style style:name="T407" style:family="text">
      <style:text-properties fo:font-weight="bold" officeooo:rsid="0165b0d8" style:font-weight-asian="bold" style:font-weight-complex="bold"/>
    </style:style>
    <style:style style:name="T408" style:family="text">
      <style:text-properties fo:font-weight="bold" officeooo:rsid="01674b96" style:font-weight-asian="bold" style:font-weight-complex="bold"/>
    </style:style>
    <style:style style:name="T409" style:family="text">
      <style:text-properties fo:font-weight="bold" officeooo:rsid="0169c028" style:font-weight-asian="bold" style:font-weight-complex="bold"/>
    </style:style>
    <style:style style:name="T410" style:family="text">
      <style:text-properties fo:font-weight="bold" officeooo:rsid="016cbd26" style:font-weight-asian="bold" style:font-weight-complex="bold"/>
    </style:style>
    <style:style style:name="T411" style:family="text">
      <style:text-properties fo:font-weight="bold" officeooo:rsid="01714f32" style:font-weight-asian="bold" style:font-weight-complex="bold"/>
    </style:style>
    <style:style style:name="T412" style:family="text">
      <style:text-properties fo:font-weight="bold" officeooo:rsid="01771480" style:font-weight-asian="bold" style:font-weight-complex="bold"/>
    </style:style>
    <style:style style:name="T413" style:family="text">
      <style:text-properties fo:font-weight="bold" officeooo:rsid="018c853e" style:font-weight-asian="bold" style:font-weight-complex="bold"/>
    </style:style>
    <style:style style:name="T414" style:family="text">
      <style:text-properties fo:font-weight="bold" officeooo:rsid="019373df" style:font-weight-asian="bold" style:font-weight-complex="bold"/>
    </style:style>
    <style:style style:name="T415" style:family="text">
      <style:text-properties fo:font-weight="bold" officeooo:rsid="019547e1" style:font-weight-asian="bold" style:font-weight-complex="bold"/>
    </style:style>
    <style:style style:name="T416" style:family="text">
      <style:text-properties fo:font-weight="bold" officeooo:rsid="0195dcfb" style:font-weight-asian="bold" style:font-weight-complex="bold"/>
    </style:style>
    <style:style style:name="T417" style:family="text">
      <style:text-properties fo:font-weight="bold" officeooo:rsid="019d110a" style:font-weight-asian="bold" style:font-weight-complex="bold"/>
    </style:style>
    <style:style style:name="T418" style:family="text">
      <style:text-properties fo:font-weight="bold" officeooo:rsid="019ee8df" style:font-weight-asian="bold" style:font-weight-complex="bold"/>
    </style:style>
    <style:style style:name="T419" style:family="text">
      <style:text-properties fo:font-weight="bold" officeooo:rsid="01a406e6" style:font-weight-asian="bold" style:font-weight-complex="bold"/>
    </style:style>
    <style:style style:name="T420" style:family="text">
      <style:text-properties fo:font-weight="bold" officeooo:rsid="01ae4f44" style:font-weight-asian="bold" style:font-weight-complex="bold"/>
    </style:style>
    <style:style style:name="T421" style:family="text">
      <style:text-properties fo:font-weight="bold" officeooo:rsid="01b1c1d9" style:font-weight-asian="bold" style:font-weight-complex="bold"/>
    </style:style>
    <style:style style:name="T422" style:family="text">
      <style:text-properties fo:font-weight="bold" officeooo:rsid="01b7d562" style:font-weight-asian="bold" style:font-weight-complex="bold"/>
    </style:style>
    <style:style style:name="T423" style:family="text">
      <style:text-properties fo:font-weight="bold" officeooo:rsid="01b97bd7" style:font-weight-asian="bold" style:font-weight-complex="bold"/>
    </style:style>
    <style:style style:name="T424" style:family="text">
      <style:text-properties fo:font-weight="bold" officeooo:rsid="01bdc3e3" style:font-weight-asian="bold" style:font-weight-complex="bold"/>
    </style:style>
    <style:style style:name="T425" style:family="text">
      <style:text-properties fo:font-weight="bold" officeooo:rsid="01cdcd02" style:font-weight-asian="bold" style:font-weight-complex="bold"/>
    </style:style>
    <style:style style:name="T426" style:family="text">
      <style:text-properties fo:font-weight="bold" officeooo:rsid="01d26e4e" style:font-weight-asian="bold" style:font-weight-complex="bold"/>
    </style:style>
    <style:style style:name="T427" style:family="text">
      <style:text-properties fo:font-weight="bold" officeooo:rsid="01d31058" style:font-weight-asian="bold" style:font-weight-complex="bold"/>
    </style:style>
    <style:style style:name="T428" style:family="text">
      <style:text-properties fo:font-weight="bold" officeooo:rsid="018d3b3d" style:font-weight-asian="bold" style:font-weight-complex="bold"/>
    </style:style>
    <style:style style:name="T429" style:family="text">
      <style:text-properties fo:font-weight="bold" officeooo:rsid="01e0afb5" style:font-weight-asian="bold" style:font-weight-complex="bold"/>
    </style:style>
    <style:style style:name="T430" style:family="text">
      <style:text-properties fo:font-weight="bold" officeooo:rsid="01ed6ed2" style:font-weight-asian="bold" style:font-weight-complex="bold"/>
    </style:style>
    <style:style style:name="T431" style:family="text">
      <style:text-properties fo:font-weight="bold" officeooo:rsid="01f06b9e" style:font-weight-asian="bold" style:font-weight-complex="bold"/>
    </style:style>
    <style:style style:name="T432" style:family="text">
      <style:text-properties fo:font-weight="bold" officeooo:rsid="020021ea" style:font-weight-asian="bold" style:font-weight-complex="bold"/>
    </style:style>
    <style:style style:name="T433" style:family="text">
      <style:text-properties fo:font-weight="bold" officeooo:rsid="0200c299" style:font-weight-asian="bold" style:font-weight-complex="bold"/>
    </style:style>
    <style:style style:name="T434" style:family="text">
      <style:text-properties fo:font-weight="bold" officeooo:rsid="020273fe" style:font-weight-asian="bold" style:font-weight-complex="bold"/>
    </style:style>
    <style:style style:name="T435" style:family="text">
      <style:text-properties fo:font-weight="bold" officeooo:rsid="0202d56d" style:font-weight-asian="bold" style:font-weight-complex="bold"/>
    </style:style>
    <style:style style:name="T436" style:family="text">
      <style:text-properties style:font-weight-asian="normal" style:font-weight-complex="normal"/>
    </style:style>
    <style:style style:name="T437" style:family="text">
      <style:text-properties officeooo:rsid="0099e54b" style:font-weight-asian="normal" style:font-weight-complex="normal"/>
    </style:style>
    <style:style style:name="T438" style:family="text">
      <style:text-properties officeooo:rsid="00a15458" style:font-weight-asian="normal" style:font-weight-complex="normal"/>
    </style:style>
    <style:style style:name="T439" style:family="text">
      <style:text-properties officeooo:rsid="00945d7d" style:font-weight-asian="normal" style:font-weight-complex="normal"/>
    </style:style>
    <style:style style:name="T440" style:family="text">
      <style:text-properties officeooo:rsid="00bea4e4" style:font-weight-asian="normal" style:font-weight-complex="normal"/>
    </style:style>
    <style:style style:name="T441" style:family="text">
      <style:text-properties officeooo:rsid="00c76d5d" style:font-weight-asian="normal" style:font-weight-complex="normal"/>
    </style:style>
    <style:style style:name="T442" style:family="text">
      <style:text-properties officeooo:rsid="00ddadd6" style:font-weight-asian="normal" style:font-weight-complex="normal"/>
    </style:style>
    <style:style style:name="T443" style:family="text">
      <style:text-properties officeooo:rsid="00e85661" style:font-weight-asian="normal" style:font-weight-complex="normal"/>
    </style:style>
    <style:style style:name="T444" style:family="text">
      <style:text-properties officeooo:rsid="00f27845" style:font-weight-asian="normal" style:font-weight-complex="normal"/>
    </style:style>
    <style:style style:name="T445" style:family="text">
      <style:text-properties officeooo:rsid="00f3beef" style:font-weight-asian="normal" style:font-weight-complex="normal"/>
    </style:style>
    <style:style style:name="T446" style:family="text">
      <style:text-properties officeooo:rsid="016cbd26" style:font-weight-asian="normal" style:font-weight-complex="normal"/>
    </style:style>
    <style:style style:name="T447" style:family="text">
      <style:text-properties officeooo:rsid="0190d245" style:font-weight-asian="normal" style:font-weight-complex="normal"/>
    </style:style>
    <style:style style:name="T448" style:family="text">
      <style:text-properties officeooo:rsid="019ee8df" style:font-weight-asian="normal" style:font-weight-complex="normal"/>
    </style:style>
    <style:style style:name="T449" style:family="text">
      <style:text-properties officeooo:rsid="018eede3" style:font-weight-asian="normal" style:font-weight-complex="normal"/>
    </style:style>
    <style:style style:name="T450" style:family="text">
      <style:text-properties officeooo:rsid="01ec31c3" style:font-weight-asian="normal" style:font-weight-complex="normal"/>
    </style:style>
    <style:style style:name="T451" style:family="text">
      <style:text-properties fo:font-style="normal" style:font-style-asian="normal" style:font-weight-asian="normal" style:font-style-complex="normal" style:font-weight-complex="normal"/>
    </style:style>
    <style:style style:name="T452" style:family="text">
      <style:text-properties fo:font-style="normal" style:font-style-asian="normal" style:font-style-complex="normal"/>
    </style:style>
    <style:style style:name="T453" style:family="text">
      <style:text-properties fo:font-style="normal" fo:font-weight="bold" style:font-style-asian="normal" style:font-weight-asian="bold" style:font-style-complex="normal" style:font-weight-complex="bold"/>
    </style:style>
    <style:style style:name="T454" style:family="text">
      <style:text-properties fo:font-weight="normal"/>
    </style:style>
    <style:style style:name="T455" style:family="text">
      <style:text-properties fo:font-weight="normal" style:font-weight-asian="normal" style:font-weight-complex="normal"/>
    </style:style>
    <style:style style:name="T456" style:family="text">
      <style:text-properties fo:font-weight="normal" officeooo:rsid="0102f115" style:font-weight-asian="normal" style:font-weight-complex="normal"/>
    </style:style>
    <style:style style:name="T457" style:family="text">
      <style:text-properties fo:color="#000000" loext:opacity="100%" style:font-name="Times New Roman1" fo:font-size="12pt" fo:letter-spacing="normal" style:font-size-asian="12pt" style:font-size-complex="12pt"/>
    </style:style>
    <style:style style:name="T458" style:family="text">
      <style:text-properties fo:color="#000000" loext:opacity="100%" style:font-name="Times New Roman1" fo:font-size="12pt" fo:letter-spacing="normal" officeooo:rsid="01fde67d" style:font-size-asian="12pt" style:font-size-complex="12pt"/>
    </style:style>
    <style:style style:name="T459" style:family="text">
      <style:text-properties fo:color="#000000" loext:opacity="100%" style:font-name="Times New Roman1" fo:font-size="12pt" fo:letter-spacing="normal" fo:font-style="italic" style:font-size-asian="12pt" style:font-style-asian="italic" style:font-size-complex="12pt" style:font-style-complex="italic"/>
    </style:style>
    <style:style style:name="T460" style:family="text">
      <style:text-properties style:font-name="Times New Roman"/>
    </style:style>
    <style:style style:name="T461" style:family="text">
      <style:text-properties style:font-name="Times New Roman" fo:font-size="12pt" style:font-name-asian="Times New Roman" style:font-name-complex="Times New Roman"/>
    </style:style>
    <style:style style:name="T462" style:family="text">
      <style:text-properties style:font-name="Times New Roman" fo:font-size="12pt" officeooo:rsid="00d20a01" style:font-name-asian="Times New Roman" style:font-name-complex="Times New Roman"/>
    </style:style>
    <style:style style:name="T463" style:family="text">
      <style:text-properties style:font-name="Times New Roman" fo:font-size="12pt" officeooo:rsid="00d293d4" style:font-name-asian="Times New Roman" style:font-name-complex="Times New Roman"/>
    </style:style>
    <style:style style:name="T464" style:family="text">
      <style:text-properties style:font-name="Times New Roman" officeooo:rsid="005c8418"/>
    </style:style>
    <style:style style:name="T465" style:family="text">
      <style:text-properties style:font-name="Times New Roman" officeooo:rsid="00980310"/>
    </style:style>
    <style:style style:name="T466" style:family="text">
      <style:text-properties style:font-name="TimesNewRoman" style:font-name-asian="TimesNewRoman" style:font-name-complex="TimesNewRoman"/>
    </style:style>
    <style:style style:name="T467" style:family="text">
      <style:text-properties style:font-name="TimesNewRoman" officeooo:rsid="000580fa" style:font-name-asian="TimesNewRoman" style:font-name-complex="TimesNewRoman"/>
    </style:style>
    <style:style style:name="T468" style:family="text">
      <style:text-properties style:font-name="TimesNewRoman" officeooo:rsid="003a3df6" style:font-name-asian="TimesNewRoman" style:font-name-complex="TimesNewRoman"/>
    </style:style>
    <style:style style:name="T469" style:family="text">
      <style:text-properties style:font-name="TimesNewRoman" officeooo:rsid="00bea4e4" style:font-name-asian="TimesNewRoman" style:font-name-complex="TimesNewRoman"/>
    </style:style>
    <style:style style:name="T470" style:family="text">
      <style:text-properties style:font-name="TimesNewRoman" officeooo:rsid="00c05c53" style:font-name-asian="TimesNewRoman" style:font-name-complex="TimesNewRoman"/>
    </style:style>
    <style:style style:name="T471" style:family="text">
      <style:text-properties style:font-name="TimesNewRoman" officeooo:rsid="00ddadd6" style:font-name-asian="TimesNewRoman" style:font-name-complex="TimesNewRoman"/>
    </style:style>
    <style:style style:name="T472" style:family="text">
      <style:text-properties style:font-name="TimesNewRoman" officeooo:rsid="01d3c02f" style:font-name-asian="TimesNewRoman" style:font-name-complex="TimesNewRoman"/>
    </style:style>
    <style:style style:name="T473" style:family="text">
      <style:text-properties style:font-name="TimesNewRoman" officeooo:rsid="01fc00ac" style:font-name-asian="TimesNewRoman" style:font-name-complex="TimesNewRoman"/>
    </style:style>
    <style:style style:name="T474" style:family="text">
      <style:text-properties style:font-name="TimesNewRoman" style:font-name-asian="TimesNewRoman" style:font-size-asian="12pt" style:font-name-complex="TimesNewRoman" style:font-size-complex="12pt"/>
    </style:style>
    <style:style style:name="T475" style:family="text">
      <style:text-properties style:font-name="TimesNewRoman" fo:font-weight="bold" style:font-name-asian="TimesNewRoman" style:font-size-asian="12pt" style:font-weight-asian="bold" style:font-name-complex="TimesNewRoman" style:font-size-complex="12pt" style:font-weight-complex="bold"/>
    </style:style>
    <style:style style:name="T476" style:family="text">
      <style:text-properties style:font-name="TimesNewRoman" fo:font-weight="bold" style:font-name-asian="TimesNewRoman" style:font-weight-asian="bold" style:font-name-complex="TimesNewRoman" style:font-weight-complex="bold"/>
    </style:style>
    <style:style style:name="T477" style:family="text">
      <style:text-properties style:font-name="TimesNewRoman" fo:font-weight="bold" officeooo:rsid="003a3df6" style:font-name-asian="TimesNewRoman" style:font-weight-asian="bold" style:font-name-complex="TimesNewRoman" style:font-weight-complex="bold"/>
    </style:style>
    <style:style style:name="T478" style:family="text">
      <style:text-properties style:font-name="TimesNewRoman" fo:font-weight="bold" officeooo:rsid="00bea4e4" style:font-name-asian="TimesNewRoman" style:font-weight-asian="bold" style:font-name-complex="TimesNewRoman" style:font-weight-complex="bold"/>
    </style:style>
    <style:style style:name="T479" style:family="text">
      <style:text-properties style:font-name="TimesNewRoman" fo:font-weight="bold" officeooo:rsid="00c05c53" style:font-name-asian="TimesNewRoman" style:font-weight-asian="bold" style:font-name-complex="TimesNewRoman" style:font-weight-complex="bold"/>
    </style:style>
    <style:style style:name="T480" style:family="text">
      <style:text-properties style:font-name="TimesNewRoman" fo:font-weight="bold" officeooo:rsid="014bf3f5" style:font-name-asian="TimesNewRoman" style:font-weight-asian="bold" style:font-name-complex="TimesNewRoman" style:font-weight-complex="bold"/>
    </style:style>
    <style:style style:name="T481" style:family="text">
      <style:text-properties style:font-name="TimesNewRoman" fo:font-weight="normal" style:font-name-asian="TimesNewRoman" style:font-size-asian="12pt" style:font-weight-asian="normal" style:font-name-complex="TimesNewRoman" style:font-size-complex="12pt" style:font-weight-complex="normal"/>
    </style:style>
    <style:style style:name="T482" style:family="text">
      <style:text-properties style:font-name="TimesNewRoman" fo:font-weight="normal" style:font-name-asian="TimesNewRoman" style:font-weight-asian="normal" style:font-name-complex="TimesNewRoman" style:font-weight-complex="normal"/>
    </style:style>
    <style:style style:name="T483" style:family="text">
      <style:text-properties style:font-name="TimesNewRoman,Italic" fo:font-style="italic" style:font-name-asian="TimesNewRoman,Italic" style:font-style-asian="italic" style:font-name-complex="TimesNewRoman,Italic" style:font-style-complex="italic"/>
    </style:style>
    <style:style style:name="T484" style:family="text">
      <style:text-properties style:font-name="TimesNewRoman,Italic" fo:font-style="italic" style:font-name-asian="TimesNewRoman,Italic" style:font-size-asian="12pt" style:font-style-asian="italic" style:font-name-complex="TimesNewRoman,Italic" style:font-size-complex="12pt" style:font-style-complex="italic"/>
    </style:style>
    <style:style style:name="T485" style:family="text">
      <style:text-properties officeooo:rsid="000110c1"/>
    </style:style>
    <style:style style:name="T486" style:family="text">
      <style:text-properties officeooo:rsid="000580fa"/>
    </style:style>
    <style:style style:name="T487" style:family="text">
      <style:text-properties officeooo:rsid="00070d27"/>
    </style:style>
    <style:style style:name="T488" style:family="text">
      <style:text-properties officeooo:rsid="000f1a6a"/>
    </style:style>
    <style:style style:name="T489" style:family="text">
      <style:text-properties officeooo:rsid="000f9bb1"/>
    </style:style>
    <style:style style:name="T490" style:family="text">
      <style:text-properties officeooo:rsid="001761b5"/>
    </style:style>
    <style:style style:name="T491" style:family="text">
      <style:text-properties officeooo:rsid="001a2c31"/>
    </style:style>
    <style:style style:name="T492" style:family="text">
      <style:text-properties officeooo:rsid="001ed07b"/>
    </style:style>
    <style:style style:name="T493" style:family="text">
      <style:text-properties officeooo:rsid="0021ef7d"/>
    </style:style>
    <style:style style:name="T494" style:family="text">
      <style:text-properties officeooo:rsid="002260c0"/>
    </style:style>
    <style:style style:name="T495" style:family="text">
      <style:text-properties officeooo:rsid="00227c7c"/>
    </style:style>
    <style:style style:name="T496" style:family="text">
      <style:text-properties officeooo:rsid="0023099b"/>
    </style:style>
    <style:style style:name="T497" style:family="text">
      <style:text-properties officeooo:rsid="0023a193"/>
    </style:style>
    <style:style style:name="T498" style:family="text">
      <style:text-properties officeooo:rsid="0023c489"/>
    </style:style>
    <style:style style:name="T499" style:family="text">
      <style:text-properties officeooo:rsid="00263146"/>
    </style:style>
    <style:style style:name="T500" style:family="text">
      <style:text-properties officeooo:rsid="00267e0e"/>
    </style:style>
    <style:style style:name="T501" style:family="text">
      <style:text-properties officeooo:rsid="002809aa"/>
    </style:style>
    <style:style style:name="T502" style:family="text">
      <style:text-properties officeooo:rsid="00286fe0"/>
    </style:style>
    <style:style style:name="T503" style:family="text">
      <style:text-properties officeooo:rsid="0029f12c"/>
    </style:style>
    <style:style style:name="T504" style:family="text">
      <style:text-properties officeooo:rsid="002bcad1"/>
    </style:style>
    <style:style style:name="T505" style:family="text">
      <style:text-properties officeooo:rsid="002cbeb9"/>
    </style:style>
    <style:style style:name="T506" style:family="text">
      <style:text-properties officeooo:rsid="002db36d"/>
    </style:style>
    <style:style style:name="T507" style:family="text">
      <style:text-properties officeooo:rsid="002ea4b5"/>
    </style:style>
    <style:style style:name="T508" style:family="text">
      <style:text-properties officeooo:rsid="0031b520"/>
    </style:style>
    <style:style style:name="T509" style:family="text">
      <style:text-properties officeooo:rsid="00339e71"/>
    </style:style>
    <style:style style:name="T510" style:family="text">
      <style:text-properties officeooo:rsid="0034797d"/>
    </style:style>
    <style:style style:name="T511" style:family="text">
      <style:text-properties officeooo:rsid="00376ed0"/>
    </style:style>
    <style:style style:name="T512" style:family="text">
      <style:text-properties officeooo:rsid="0037dd48"/>
    </style:style>
    <style:style style:name="T513" style:family="text">
      <style:text-properties officeooo:rsid="003a3df6"/>
    </style:style>
    <style:style style:name="T514" style:family="text">
      <style:text-properties officeooo:rsid="003ea182"/>
    </style:style>
    <style:style style:name="T515" style:family="text">
      <style:text-properties officeooo:rsid="003ff245"/>
    </style:style>
    <style:style style:name="T516" style:family="text">
      <style:text-properties officeooo:rsid="004255b3"/>
    </style:style>
    <style:style style:name="T517" style:family="text">
      <style:text-properties officeooo:rsid="00440b83"/>
    </style:style>
    <style:style style:name="T518" style:family="text">
      <style:text-properties officeooo:rsid="0045794a"/>
    </style:style>
    <style:style style:name="T519" style:family="text">
      <style:text-properties officeooo:rsid="00461599"/>
    </style:style>
    <style:style style:name="T520" style:family="text">
      <style:text-properties officeooo:rsid="0047ff9e"/>
    </style:style>
    <style:style style:name="T521" style:family="text">
      <style:text-properties officeooo:rsid="0048bd32"/>
    </style:style>
    <style:style style:name="T522" style:family="text">
      <style:text-properties officeooo:rsid="004ad9a5"/>
    </style:style>
    <style:style style:name="T523" style:family="text">
      <style:text-properties officeooo:rsid="004c7ef6"/>
    </style:style>
    <style:style style:name="T524" style:family="text">
      <style:text-properties officeooo:rsid="004fb449"/>
    </style:style>
    <style:style style:name="T525" style:family="text">
      <style:text-properties officeooo:rsid="0052ddbb"/>
    </style:style>
    <style:style style:name="T526" style:family="text">
      <style:text-properties officeooo:rsid="0053d166"/>
    </style:style>
    <style:style style:name="T527" style:family="text">
      <style:text-properties officeooo:rsid="0053d3fe"/>
    </style:style>
    <style:style style:name="T528" style:family="text">
      <style:text-properties officeooo:rsid="0055d1c8"/>
    </style:style>
    <style:style style:name="T529" style:family="text">
      <style:text-properties officeooo:rsid="00590921"/>
    </style:style>
    <style:style style:name="T530" style:family="text">
      <style:text-properties officeooo:rsid="005a01d6"/>
    </style:style>
    <style:style style:name="T531" style:family="text">
      <style:text-properties officeooo:rsid="005bf8d9"/>
    </style:style>
    <style:style style:name="T532" style:family="text">
      <style:text-properties officeooo:rsid="005c8418"/>
    </style:style>
    <style:style style:name="T533" style:family="text">
      <style:text-properties officeooo:rsid="005e4299"/>
    </style:style>
    <style:style style:name="T534" style:family="text">
      <style:text-properties officeooo:rsid="006205a5"/>
    </style:style>
    <style:style style:name="T535" style:family="text">
      <style:text-properties officeooo:rsid="00637793"/>
    </style:style>
    <style:style style:name="T536" style:family="text">
      <style:text-properties officeooo:rsid="0064dd85"/>
    </style:style>
    <style:style style:name="T537" style:family="text">
      <style:text-properties officeooo:rsid="0066d3ca"/>
    </style:style>
    <style:style style:name="T538" style:family="text">
      <style:text-properties officeooo:rsid="006753b7"/>
    </style:style>
    <style:style style:name="T539" style:family="text">
      <style:text-properties officeooo:rsid="0068b710"/>
    </style:style>
    <style:style style:name="T540" style:family="text">
      <style:text-properties officeooo:rsid="006a6b2d"/>
    </style:style>
    <style:style style:name="T541" style:family="text">
      <style:text-properties officeooo:rsid="006bdf44"/>
    </style:style>
    <style:style style:name="T542" style:family="text">
      <style:text-properties officeooo:rsid="006c1701"/>
    </style:style>
    <style:style style:name="T543" style:family="text">
      <style:text-properties officeooo:rsid="006d0974"/>
    </style:style>
    <style:style style:name="T544" style:family="text">
      <style:text-properties officeooo:rsid="006dfac9"/>
    </style:style>
    <style:style style:name="T545" style:family="text">
      <style:text-properties officeooo:rsid="007089ce"/>
    </style:style>
    <style:style style:name="T546" style:family="text">
      <style:text-properties officeooo:rsid="0071f4ba"/>
    </style:style>
    <style:style style:name="T547" style:family="text">
      <style:text-properties officeooo:rsid="00727d15"/>
    </style:style>
    <style:style style:name="T548" style:family="text">
      <style:text-properties officeooo:rsid="0072d3ca"/>
    </style:style>
    <style:style style:name="T549" style:family="text">
      <style:text-properties officeooo:rsid="007858a7"/>
    </style:style>
    <style:style style:name="T550" style:family="text">
      <style:text-properties officeooo:rsid="00795e77"/>
    </style:style>
    <style:style style:name="T551" style:family="text">
      <style:text-properties officeooo:rsid="007aba66"/>
    </style:style>
    <style:style style:name="T552" style:family="text">
      <style:text-properties officeooo:rsid="007c9eda"/>
    </style:style>
    <style:style style:name="T553" style:family="text">
      <style:text-properties officeooo:rsid="007cc81b"/>
    </style:style>
    <style:style style:name="T554" style:family="text">
      <style:text-properties officeooo:rsid="007d6443"/>
    </style:style>
    <style:style style:name="T555" style:family="text">
      <style:text-properties officeooo:rsid="007f3bd3"/>
    </style:style>
    <style:style style:name="T556" style:family="text">
      <style:text-properties officeooo:rsid="007fa29b"/>
    </style:style>
    <style:style style:name="T557" style:family="text">
      <style:text-properties officeooo:rsid="007fb162"/>
    </style:style>
    <style:style style:name="T558" style:family="text">
      <style:text-properties officeooo:rsid="00818617"/>
    </style:style>
    <style:style style:name="T559" style:family="text">
      <style:text-properties officeooo:rsid="0081d300"/>
    </style:style>
    <style:style style:name="T560" style:family="text">
      <style:text-properties officeooo:rsid="00827231"/>
    </style:style>
    <style:style style:name="T561" style:family="text">
      <style:text-properties officeooo:rsid="0083aab6"/>
    </style:style>
    <style:style style:name="T562" style:family="text">
      <style:text-properties officeooo:rsid="00842b27"/>
    </style:style>
    <style:style style:name="T563" style:family="text">
      <style:text-properties officeooo:rsid="00848ac1"/>
    </style:style>
    <style:style style:name="T564" style:family="text">
      <style:text-properties officeooo:rsid="00848c7a"/>
    </style:style>
    <style:style style:name="T565" style:family="text">
      <style:text-properties officeooo:rsid="0085dd86"/>
    </style:style>
    <style:style style:name="T566" style:family="text">
      <style:text-properties officeooo:rsid="00864d88"/>
    </style:style>
    <style:style style:name="T567" style:family="text">
      <style:text-properties officeooo:rsid="008798d9"/>
    </style:style>
    <style:style style:name="T568" style:family="text">
      <style:text-properties officeooo:rsid="008d649b"/>
    </style:style>
    <style:style style:name="T569" style:family="text">
      <style:text-properties officeooo:rsid="008dc89e"/>
    </style:style>
    <style:style style:name="T570" style:family="text">
      <style:text-properties officeooo:rsid="00910282"/>
    </style:style>
    <style:style style:name="T571" style:family="text">
      <style:text-properties officeooo:rsid="009118ad"/>
    </style:style>
    <style:style style:name="T572" style:family="text">
      <style:text-properties officeooo:rsid="0092014e"/>
    </style:style>
    <style:style style:name="T573" style:family="text">
      <style:text-properties officeooo:rsid="00921f37"/>
    </style:style>
    <style:style style:name="T574" style:family="text">
      <style:text-properties officeooo:rsid="00930c0c"/>
    </style:style>
    <style:style style:name="T575" style:family="text">
      <style:text-properties officeooo:rsid="009558f5"/>
    </style:style>
    <style:style style:name="T576" style:family="text">
      <style:text-properties officeooo:rsid="00980310"/>
    </style:style>
    <style:style style:name="T577" style:family="text">
      <style:text-properties officeooo:rsid="00992019"/>
    </style:style>
    <style:style style:name="T578" style:family="text">
      <style:text-properties officeooo:rsid="0099e54b"/>
    </style:style>
    <style:style style:name="T579" style:family="text">
      <style:text-properties officeooo:rsid="009a2f65"/>
    </style:style>
    <style:style style:name="T580" style:family="text">
      <style:text-properties officeooo:rsid="009bbf6c"/>
    </style:style>
    <style:style style:name="T581" style:family="text">
      <style:text-properties officeooo:rsid="009c8c36"/>
    </style:style>
    <style:style style:name="T582" style:family="text">
      <style:text-properties officeooo:rsid="009f00b9"/>
    </style:style>
    <style:style style:name="T583" style:family="text">
      <style:text-properties officeooo:rsid="00a08024"/>
    </style:style>
    <style:style style:name="T584" style:family="text">
      <style:text-properties officeooo:rsid="00a0d598"/>
    </style:style>
    <style:style style:name="T585" style:family="text">
      <style:text-properties officeooo:rsid="00a15458"/>
    </style:style>
    <style:style style:name="T586" style:family="text">
      <style:text-properties officeooo:rsid="00a2ba02"/>
    </style:style>
    <style:style style:name="T587" style:family="text">
      <style:text-properties officeooo:rsid="00a50014"/>
    </style:style>
    <style:style style:name="T588" style:family="text">
      <style:text-properties officeooo:rsid="00a6bb7b"/>
    </style:style>
    <style:style style:name="T589" style:family="text">
      <style:text-properties officeooo:rsid="00a79ca8"/>
    </style:style>
    <style:style style:name="T590" style:family="text">
      <style:text-properties officeooo:rsid="00a8b882"/>
    </style:style>
    <style:style style:name="T591" style:family="text">
      <style:text-properties officeooo:rsid="00a8df53"/>
    </style:style>
    <style:style style:name="T592" style:family="text">
      <style:text-properties officeooo:rsid="00a9ab55"/>
    </style:style>
    <style:style style:name="T593" style:family="text">
      <style:text-properties officeooo:rsid="00ab0e4d"/>
    </style:style>
    <style:style style:name="T594" style:family="text">
      <style:text-properties officeooo:rsid="00ac919e"/>
    </style:style>
    <style:style style:name="T595" style:family="text">
      <style:text-properties officeooo:rsid="00ac9b2a"/>
    </style:style>
    <style:style style:name="T596" style:family="text">
      <style:text-properties officeooo:rsid="00ae8e5f"/>
    </style:style>
    <style:style style:name="T597" style:family="text">
      <style:text-properties officeooo:rsid="00b07cb6"/>
    </style:style>
    <style:style style:name="T598" style:family="text">
      <style:text-properties officeooo:rsid="00b27a5a"/>
    </style:style>
    <style:style style:name="T599" style:family="text">
      <style:text-properties officeooo:rsid="00b76c88"/>
    </style:style>
    <style:style style:name="T600" style:family="text">
      <style:text-properties officeooo:rsid="00b8a65d"/>
    </style:style>
    <style:style style:name="T601" style:family="text">
      <style:text-properties officeooo:rsid="00ba3e6b"/>
    </style:style>
    <style:style style:name="T602" style:family="text">
      <style:text-properties officeooo:rsid="00ba8725"/>
    </style:style>
    <style:style style:name="T603" style:family="text">
      <style:text-properties officeooo:rsid="00bb79c2"/>
    </style:style>
    <style:style style:name="T604" style:family="text">
      <style:text-properties officeooo:rsid="00bc5577"/>
    </style:style>
    <style:style style:name="T605" style:family="text">
      <style:text-properties officeooo:rsid="00bd3a32"/>
    </style:style>
    <style:style style:name="T606" style:family="text">
      <style:text-properties officeooo:rsid="00bea4e4"/>
    </style:style>
    <style:style style:name="T607" style:family="text">
      <style:text-properties officeooo:rsid="00c05c53"/>
    </style:style>
    <style:style style:name="T608" style:family="text">
      <style:text-properties officeooo:rsid="00c226bf"/>
    </style:style>
    <style:style style:name="T609" style:family="text">
      <style:text-properties officeooo:rsid="00c36d05"/>
    </style:style>
    <style:style style:name="T610" style:family="text">
      <style:text-properties officeooo:rsid="00c55b4d"/>
    </style:style>
    <style:style style:name="T611" style:family="text">
      <style:text-properties officeooo:rsid="00c76d5d"/>
    </style:style>
    <style:style style:name="T612" style:family="text">
      <style:text-properties officeooo:rsid="00c8dc10"/>
    </style:style>
    <style:style style:name="T613" style:family="text">
      <style:text-properties officeooo:rsid="00c9becc"/>
    </style:style>
    <style:style style:name="T614" style:family="text">
      <style:text-properties officeooo:rsid="00cb87e8"/>
    </style:style>
    <style:style style:name="T615" style:family="text">
      <style:text-properties officeooo:rsid="00cd5b40"/>
    </style:style>
    <style:style style:name="T616" style:family="text">
      <style:text-properties officeooo:rsid="00ce9228"/>
    </style:style>
    <style:style style:name="T617" style:family="text">
      <style:text-properties officeooo:rsid="00d293d4"/>
    </style:style>
    <style:style style:name="T618" style:family="text">
      <style:text-properties officeooo:rsid="00d2ed4f"/>
    </style:style>
    <style:style style:name="T619" style:family="text">
      <style:text-properties officeooo:rsid="00d557e8"/>
    </style:style>
    <style:style style:name="T620" style:family="text">
      <style:text-properties officeooo:rsid="00d7034e"/>
    </style:style>
    <style:style style:name="T621" style:family="text">
      <style:text-properties officeooo:rsid="00d79d8c"/>
    </style:style>
    <style:style style:name="T622" style:family="text">
      <style:text-properties officeooo:rsid="00d82b1b"/>
    </style:style>
    <style:style style:name="T623" style:family="text">
      <style:text-properties officeooo:rsid="00d967ae"/>
    </style:style>
    <style:style style:name="T624" style:family="text">
      <style:text-properties officeooo:rsid="00da1c35"/>
    </style:style>
    <style:style style:name="T625" style:family="text">
      <style:text-properties officeooo:rsid="00dbaddb"/>
    </style:style>
    <style:style style:name="T626" style:family="text">
      <style:text-properties officeooo:rsid="00dc504f"/>
    </style:style>
    <style:style style:name="T627" style:family="text">
      <style:text-properties officeooo:rsid="00ddadd6"/>
    </style:style>
    <style:style style:name="T628" style:family="text">
      <style:text-properties officeooo:rsid="00ddf56f"/>
    </style:style>
    <style:style style:name="T629" style:family="text">
      <style:text-properties officeooo:rsid="00df9bec"/>
    </style:style>
    <style:style style:name="T630" style:family="text">
      <style:text-properties officeooo:rsid="00e0f55e"/>
    </style:style>
    <style:style style:name="T631" style:family="text">
      <style:text-properties officeooo:rsid="00e21b97"/>
    </style:style>
    <style:style style:name="T632" style:family="text">
      <style:text-properties officeooo:rsid="00e3aeca"/>
    </style:style>
    <style:style style:name="T633" style:family="text">
      <style:text-properties officeooo:rsid="00e50556"/>
    </style:style>
    <style:style style:name="T634" style:family="text">
      <style:text-properties officeooo:rsid="00e533b4"/>
    </style:style>
    <style:style style:name="T635" style:family="text">
      <style:text-properties officeooo:rsid="00e62e52"/>
    </style:style>
    <style:style style:name="T636" style:family="text">
      <style:text-properties officeooo:rsid="00e6ba8c"/>
    </style:style>
    <style:style style:name="T637" style:family="text">
      <style:text-properties officeooo:rsid="00e7a6b0"/>
    </style:style>
    <style:style style:name="T638" style:family="text">
      <style:text-properties officeooo:rsid="00e85661"/>
    </style:style>
    <style:style style:name="T639" style:family="text">
      <style:text-properties officeooo:rsid="00e9e144"/>
    </style:style>
    <style:style style:name="T640" style:family="text">
      <style:text-properties officeooo:rsid="00ea9f87"/>
    </style:style>
    <style:style style:name="T641" style:family="text">
      <style:text-properties officeooo:rsid="00ee383e"/>
    </style:style>
    <style:style style:name="T642" style:family="text">
      <style:text-properties officeooo:rsid="00ee50c7"/>
    </style:style>
    <style:style style:name="T643" style:family="text">
      <style:text-properties officeooo:rsid="00effe90"/>
    </style:style>
    <style:style style:name="T644" style:family="text">
      <style:text-properties officeooo:rsid="00f17cd1"/>
    </style:style>
    <style:style style:name="T645" style:family="text">
      <style:text-properties officeooo:rsid="00f3beef"/>
    </style:style>
    <style:style style:name="T646" style:family="text">
      <style:text-properties officeooo:rsid="00f4f87c"/>
    </style:style>
    <style:style style:name="T647" style:family="text">
      <style:text-properties officeooo:rsid="00f61aba"/>
    </style:style>
    <style:style style:name="T648" style:family="text">
      <style:text-properties officeooo:rsid="00f70045"/>
    </style:style>
    <style:style style:name="T649" style:family="text">
      <style:text-properties officeooo:rsid="00f76e9b"/>
    </style:style>
    <style:style style:name="T650" style:family="text">
      <style:text-properties officeooo:rsid="00f8f7a7"/>
    </style:style>
    <style:style style:name="T651" style:family="text">
      <style:text-properties officeooo:rsid="00f98f90"/>
    </style:style>
    <style:style style:name="T652" style:family="text">
      <style:text-properties officeooo:rsid="00f9ed93"/>
    </style:style>
    <style:style style:name="T653" style:family="text">
      <style:text-properties officeooo:rsid="00fdc608"/>
    </style:style>
    <style:style style:name="T654" style:family="text">
      <style:text-properties officeooo:rsid="00ff91c3"/>
    </style:style>
    <style:style style:name="T655" style:family="text">
      <style:text-properties officeooo:rsid="0101435d"/>
    </style:style>
    <style:style style:name="T656" style:family="text">
      <style:text-properties officeooo:rsid="0102f115"/>
    </style:style>
    <style:style style:name="T657" style:family="text">
      <style:text-properties officeooo:rsid="01058b7a"/>
    </style:style>
    <style:style style:name="T658" style:family="text">
      <style:text-properties officeooo:rsid="010632dc"/>
    </style:style>
    <style:style style:name="T659" style:family="text">
      <style:text-properties officeooo:rsid="01071e02"/>
    </style:style>
    <style:style style:name="T660" style:family="text">
      <style:text-properties officeooo:rsid="01091cee"/>
    </style:style>
    <style:style style:name="T661" style:family="text">
      <style:text-properties officeooo:rsid="010b121a"/>
    </style:style>
    <style:style style:name="T662" style:family="text">
      <style:text-properties officeooo:rsid="010b3c1f"/>
    </style:style>
    <style:style style:name="T663" style:family="text">
      <style:text-properties officeooo:rsid="010ce813"/>
    </style:style>
    <style:style style:name="T664" style:family="text">
      <style:text-properties officeooo:rsid="010dc3e0"/>
    </style:style>
    <style:style style:name="T665" style:family="text">
      <style:text-properties officeooo:rsid="010fbaaf"/>
    </style:style>
    <style:style style:name="T666" style:family="text">
      <style:text-properties officeooo:rsid="0111b3fb"/>
    </style:style>
    <style:style style:name="T667" style:family="text">
      <style:text-properties officeooo:rsid="0111edfe"/>
    </style:style>
    <style:style style:name="T668" style:family="text">
      <style:text-properties officeooo:rsid="011373e8"/>
    </style:style>
    <style:style style:name="T669" style:family="text">
      <style:text-properties officeooo:rsid="011cacbd"/>
    </style:style>
    <style:style style:name="T670" style:family="text">
      <style:text-properties officeooo:rsid="011d97fa"/>
    </style:style>
    <style:style style:name="T671" style:family="text">
      <style:text-properties officeooo:rsid="011ea1d1"/>
    </style:style>
    <style:style style:name="T672" style:family="text">
      <style:text-properties officeooo:rsid="012102e1"/>
    </style:style>
    <style:style style:name="T673" style:family="text">
      <style:text-properties officeooo:rsid="01219d45"/>
    </style:style>
    <style:style style:name="T674" style:family="text">
      <style:text-properties officeooo:rsid="0122c2f3"/>
    </style:style>
    <style:style style:name="T675" style:family="text">
      <style:text-properties officeooo:rsid="01249df9"/>
    </style:style>
    <style:style style:name="T676" style:family="text">
      <style:text-properties officeooo:rsid="01257194"/>
    </style:style>
    <style:style style:name="T677" style:family="text">
      <style:text-properties officeooo:rsid="0126c212"/>
    </style:style>
    <style:style style:name="T678" style:family="text">
      <style:text-properties officeooo:rsid="01280c70"/>
    </style:style>
    <style:style style:name="T679" style:family="text">
      <style:text-properties officeooo:rsid="01293a58"/>
    </style:style>
    <style:style style:name="T680" style:family="text">
      <style:text-properties officeooo:rsid="0129db12"/>
    </style:style>
    <style:style style:name="T681" style:family="text">
      <style:text-properties officeooo:rsid="012b1140"/>
    </style:style>
    <style:style style:name="T682" style:family="text">
      <style:text-properties officeooo:rsid="012b8e2b"/>
    </style:style>
    <style:style style:name="T683" style:family="text">
      <style:text-properties officeooo:rsid="012fe76a"/>
    </style:style>
    <style:style style:name="T684" style:family="text">
      <style:text-properties officeooo:rsid="013181ce"/>
    </style:style>
    <style:style style:name="T685" style:family="text">
      <style:text-properties officeooo:rsid="01336f27"/>
    </style:style>
    <style:style style:name="T686" style:family="text">
      <style:text-properties officeooo:rsid="01349e37"/>
    </style:style>
    <style:style style:name="T687" style:family="text">
      <style:text-properties officeooo:rsid="0137662e"/>
    </style:style>
    <style:style style:name="T688" style:family="text">
      <style:text-properties officeooo:rsid="0138d24a"/>
    </style:style>
    <style:style style:name="T689" style:family="text">
      <style:text-properties officeooo:rsid="013a3857"/>
    </style:style>
    <style:style style:name="T690" style:family="text">
      <style:text-properties officeooo:rsid="013b6d26"/>
    </style:style>
    <style:style style:name="T691" style:family="text">
      <style:text-properties officeooo:rsid="013cdfb7"/>
    </style:style>
    <style:style style:name="T692" style:family="text">
      <style:text-properties officeooo:rsid="013ceec9"/>
    </style:style>
    <style:style style:name="T693" style:family="text">
      <style:text-properties officeooo:rsid="013e5c33"/>
    </style:style>
    <style:style style:name="T694" style:family="text">
      <style:text-properties officeooo:rsid="013e9b4c"/>
    </style:style>
    <style:style style:name="T695" style:family="text">
      <style:text-properties officeooo:rsid="013e9c94"/>
    </style:style>
    <style:style style:name="T696" style:family="text">
      <style:text-properties officeooo:rsid="014027f8"/>
    </style:style>
    <style:style style:name="T697" style:family="text">
      <style:text-properties officeooo:rsid="014121e3"/>
    </style:style>
    <style:style style:name="T698" style:family="text">
      <style:text-properties officeooo:rsid="014348d7"/>
    </style:style>
    <style:style style:name="T699" style:family="text">
      <style:text-properties officeooo:rsid="01452fce"/>
    </style:style>
    <style:style style:name="T700" style:family="text">
      <style:text-properties officeooo:rsid="014726e0"/>
    </style:style>
    <style:style style:name="T701" style:family="text">
      <style:text-properties officeooo:rsid="014a480d"/>
    </style:style>
    <style:style style:name="T702" style:family="text">
      <style:text-properties officeooo:rsid="014bf3f5"/>
    </style:style>
    <style:style style:name="T703" style:family="text">
      <style:text-properties officeooo:rsid="014c5b53"/>
    </style:style>
    <style:style style:name="T704" style:family="text">
      <style:text-properties officeooo:rsid="014c6bf3"/>
    </style:style>
    <style:style style:name="T705" style:family="text">
      <style:text-properties officeooo:rsid="014d3a70"/>
    </style:style>
    <style:style style:name="T706" style:family="text">
      <style:text-properties officeooo:rsid="014d64cc"/>
    </style:style>
    <style:style style:name="T707" style:family="text">
      <style:text-properties officeooo:rsid="014f1d26"/>
    </style:style>
    <style:style style:name="T708" style:family="text">
      <style:text-properties officeooo:rsid="014ffd3d"/>
    </style:style>
    <style:style style:name="T709" style:family="text">
      <style:text-properties officeooo:rsid="0150cbc8"/>
    </style:style>
    <style:style style:name="T710" style:family="text">
      <style:text-properties officeooo:rsid="0151d1e5"/>
    </style:style>
    <style:style style:name="T711" style:family="text">
      <style:text-properties officeooo:rsid="01526618"/>
    </style:style>
    <style:style style:name="T712" style:family="text">
      <style:text-properties officeooo:rsid="01530580"/>
    </style:style>
    <style:style style:name="T713" style:family="text">
      <style:text-properties officeooo:rsid="0154ee90"/>
    </style:style>
    <style:style style:name="T714" style:family="text">
      <style:text-properties officeooo:rsid="015673bd"/>
    </style:style>
    <style:style style:name="T715" style:family="text">
      <style:text-properties officeooo:rsid="0157900f"/>
    </style:style>
    <style:style style:name="T716" style:family="text">
      <style:text-properties officeooo:rsid="01584540"/>
    </style:style>
    <style:style style:name="T717" style:family="text">
      <style:text-properties officeooo:rsid="0159914a"/>
    </style:style>
    <style:style style:name="T718" style:family="text">
      <style:text-properties officeooo:rsid="015c454e"/>
    </style:style>
    <style:style style:name="T719" style:family="text">
      <style:text-properties officeooo:rsid="015e5ca9"/>
    </style:style>
    <style:style style:name="T720" style:family="text">
      <style:text-properties officeooo:rsid="015f35b4"/>
    </style:style>
    <style:style style:name="T721" style:family="text">
      <style:text-properties officeooo:rsid="016178f7"/>
    </style:style>
    <style:style style:name="T722" style:family="text">
      <style:text-properties officeooo:rsid="0161e657"/>
    </style:style>
    <style:style style:name="T723" style:family="text">
      <style:text-properties officeooo:rsid="01632196"/>
    </style:style>
    <style:style style:name="T724" style:family="text">
      <style:text-properties officeooo:rsid="0163c855"/>
    </style:style>
    <style:style style:name="T725" style:family="text">
      <style:text-properties officeooo:rsid="0163f41c"/>
    </style:style>
    <style:style style:name="T726" style:family="text">
      <style:text-properties officeooo:rsid="012ae9d2"/>
    </style:style>
    <style:style style:name="T727" style:family="text">
      <style:text-properties officeooo:rsid="012b3349"/>
    </style:style>
    <style:style style:name="T728" style:family="text">
      <style:text-properties officeooo:rsid="0164eea0"/>
    </style:style>
    <style:style style:name="T729" style:family="text">
      <style:text-properties officeooo:rsid="0165b0d8"/>
    </style:style>
    <style:style style:name="T730" style:family="text">
      <style:text-properties officeooo:rsid="0165ca50"/>
    </style:style>
    <style:style style:name="T731" style:family="text">
      <style:text-properties officeooo:rsid="01669382"/>
    </style:style>
    <style:style style:name="T732" style:family="text">
      <style:text-properties officeooo:rsid="01674b96"/>
    </style:style>
    <style:style style:name="T733" style:family="text">
      <style:text-properties officeooo:rsid="016940c0"/>
    </style:style>
    <style:style style:name="T734" style:family="text">
      <style:text-properties officeooo:rsid="0169c028"/>
    </style:style>
    <style:style style:name="T735" style:family="text">
      <style:text-properties officeooo:rsid="016b3200"/>
    </style:style>
    <style:style style:name="T736" style:family="text">
      <style:text-properties officeooo:rsid="016c5748"/>
    </style:style>
    <style:style style:name="T737" style:family="text">
      <style:text-properties officeooo:rsid="016cbd26"/>
    </style:style>
    <style:style style:name="T738" style:family="text">
      <style:text-properties officeooo:rsid="016ef14c"/>
    </style:style>
    <style:style style:name="T739" style:family="text">
      <style:text-properties officeooo:rsid="01714f32"/>
    </style:style>
    <style:style style:name="T740" style:family="text">
      <style:text-properties officeooo:rsid="01741377"/>
    </style:style>
    <style:style style:name="T741" style:family="text">
      <style:text-properties officeooo:rsid="0174460b"/>
    </style:style>
    <style:style style:name="T742" style:family="text">
      <style:text-properties officeooo:rsid="0175c317"/>
    </style:style>
    <style:style style:name="T743" style:family="text">
      <style:text-properties officeooo:rsid="01771480"/>
    </style:style>
    <style:style style:name="T744" style:family="text">
      <style:text-properties officeooo:rsid="01780e67"/>
    </style:style>
    <style:style style:name="T745" style:family="text">
      <style:text-properties officeooo:rsid="0178669d"/>
    </style:style>
    <style:style style:name="T746" style:family="text">
      <style:text-properties officeooo:rsid="0178af18"/>
    </style:style>
    <style:style style:name="T747" style:family="text">
      <style:text-properties officeooo:rsid="017a3c0d"/>
    </style:style>
    <style:style style:name="T748" style:family="text">
      <style:text-properties officeooo:rsid="017c3435"/>
    </style:style>
    <style:style style:name="T749" style:family="text">
      <style:text-properties officeooo:rsid="017e1143"/>
    </style:style>
    <style:style style:name="T750" style:family="text">
      <style:text-properties officeooo:rsid="017e4068"/>
    </style:style>
    <style:style style:name="T751" style:family="text">
      <style:text-properties officeooo:rsid="0180799b"/>
    </style:style>
    <style:style style:name="T752" style:family="text">
      <style:text-properties officeooo:rsid="0182869e"/>
    </style:style>
    <style:style style:name="T753" style:family="text">
      <style:text-properties officeooo:rsid="01844a54"/>
    </style:style>
    <style:style style:name="T754" style:family="text">
      <style:text-properties officeooo:rsid="0184c6ae"/>
    </style:style>
    <style:style style:name="T755" style:family="text">
      <style:text-properties officeooo:rsid="018781f0"/>
    </style:style>
    <style:style style:name="T756" style:family="text">
      <style:text-properties officeooo:rsid="01887f8f"/>
    </style:style>
    <style:style style:name="T757" style:family="text">
      <style:text-properties officeooo:rsid="018a0a20"/>
    </style:style>
    <style:style style:name="T758" style:family="text">
      <style:text-properties officeooo:rsid="018bbc09"/>
    </style:style>
    <style:style style:name="T759" style:family="text">
      <style:text-properties officeooo:rsid="018c853e"/>
    </style:style>
    <style:style style:name="T760" style:family="text">
      <style:text-properties officeooo:rsid="018d3b3d"/>
    </style:style>
    <style:style style:name="T761" style:family="text">
      <style:text-properties officeooo:rsid="018eede3"/>
    </style:style>
    <style:style style:name="T762" style:family="text">
      <style:text-properties officeooo:rsid="018f5f6a"/>
    </style:style>
    <style:style style:name="T763" style:family="text">
      <style:text-properties officeooo:rsid="01905bba"/>
    </style:style>
    <style:style style:name="T764" style:family="text">
      <style:text-properties officeooo:rsid="019373df"/>
    </style:style>
    <style:style style:name="T765" style:family="text">
      <style:text-properties officeooo:rsid="0194796c"/>
    </style:style>
    <style:style style:name="T766" style:family="text">
      <style:text-properties officeooo:rsid="019547e1"/>
    </style:style>
    <style:style style:name="T767" style:family="text">
      <style:text-properties officeooo:rsid="0195dcfb"/>
    </style:style>
    <style:style style:name="T768" style:family="text">
      <style:text-properties officeooo:rsid="019688b1"/>
    </style:style>
    <style:style style:name="T769" style:family="text">
      <style:text-properties officeooo:rsid="0197e716"/>
    </style:style>
    <style:style style:name="T770" style:family="text">
      <style:text-properties officeooo:rsid="0199a50a"/>
    </style:style>
    <style:style style:name="T771" style:family="text">
      <style:text-properties officeooo:rsid="019b847d"/>
    </style:style>
    <style:style style:name="T772" style:family="text">
      <style:text-properties officeooo:rsid="019d110a"/>
    </style:style>
    <style:style style:name="T773" style:family="text">
      <style:text-properties officeooo:rsid="019ee8df"/>
    </style:style>
    <style:style style:name="T774" style:family="text">
      <style:text-properties officeooo:rsid="019f3eb9"/>
    </style:style>
    <style:style style:name="T775" style:family="text">
      <style:text-properties officeooo:rsid="01a1a27c"/>
    </style:style>
    <style:style style:name="T776" style:family="text">
      <style:text-properties officeooo:rsid="01a2e6a0"/>
    </style:style>
    <style:style style:name="T777" style:family="text">
      <style:text-properties officeooo:rsid="01a406e6"/>
    </style:style>
    <style:style style:name="T778" style:family="text">
      <style:text-properties officeooo:rsid="01a4cf96"/>
    </style:style>
    <style:style style:name="T779" style:family="text">
      <style:text-properties officeooo:rsid="01a64a1d"/>
    </style:style>
    <style:style style:name="T780" style:family="text">
      <style:text-properties officeooo:rsid="01a75c30"/>
    </style:style>
    <style:style style:name="T781" style:family="text">
      <style:text-properties officeooo:rsid="01a7617e"/>
    </style:style>
    <style:style style:name="T782" style:family="text">
      <style:text-properties officeooo:rsid="01a877c6"/>
    </style:style>
    <style:style style:name="T783" style:family="text">
      <style:text-properties officeooo:rsid="01ad1ee1"/>
    </style:style>
    <style:style style:name="T784" style:family="text">
      <style:text-properties officeooo:rsid="01ad2e31"/>
    </style:style>
    <style:style style:name="T785" style:family="text">
      <style:text-properties officeooo:rsid="01ad328b"/>
    </style:style>
    <style:style style:name="T786" style:family="text">
      <style:text-properties officeooo:rsid="01ae4f44"/>
    </style:style>
    <style:style style:name="T787" style:family="text">
      <style:text-properties officeooo:rsid="01af0a01"/>
    </style:style>
    <style:style style:name="T788" style:family="text">
      <style:text-properties officeooo:rsid="01b03fbc"/>
    </style:style>
    <style:style style:name="T789" style:family="text">
      <style:text-properties officeooo:rsid="01b1c1d9"/>
    </style:style>
    <style:style style:name="T790" style:family="text">
      <style:text-properties officeooo:rsid="01b36fa5"/>
    </style:style>
    <style:style style:name="T791" style:family="text">
      <style:text-properties officeooo:rsid="01b7d562"/>
    </style:style>
    <style:style style:name="T792" style:family="text">
      <style:text-properties officeooo:rsid="01b97bd7"/>
    </style:style>
    <style:style style:name="T793" style:family="text">
      <style:text-properties officeooo:rsid="01b9eaf2"/>
    </style:style>
    <style:style style:name="T794" style:family="text">
      <style:text-properties officeooo:rsid="01ba8751"/>
    </style:style>
    <style:style style:name="T795" style:family="text">
      <style:text-properties officeooo:rsid="01bbf2c7"/>
    </style:style>
    <style:style style:name="T796" style:family="text">
      <style:text-properties officeooo:rsid="01bbfcee"/>
    </style:style>
    <style:style style:name="T797" style:family="text">
      <style:text-properties officeooo:rsid="01bdc3e3"/>
    </style:style>
    <style:style style:name="T798" style:family="text">
      <style:text-properties officeooo:rsid="01c0742e"/>
    </style:style>
    <style:style style:name="T799" style:family="text">
      <style:text-properties officeooo:rsid="01c48c61"/>
    </style:style>
    <style:style style:name="T800" style:family="text">
      <style:text-properties officeooo:rsid="01cdcd02"/>
    </style:style>
    <style:style style:name="T801" style:family="text">
      <style:text-properties officeooo:rsid="01cee295"/>
    </style:style>
    <style:style style:name="T802" style:family="text">
      <style:text-properties officeooo:rsid="01d26e4e"/>
    </style:style>
    <style:style style:name="T803" style:family="text">
      <style:text-properties officeooo:rsid="01d558c1"/>
    </style:style>
    <style:style style:name="T804" style:family="text">
      <style:text-properties officeooo:rsid="01d5a686"/>
    </style:style>
    <style:style style:name="T805" style:family="text">
      <style:text-properties officeooo:rsid="01d768b7"/>
    </style:style>
    <style:style style:name="T806" style:family="text">
      <style:text-properties officeooo:rsid="01d9c9f4"/>
    </style:style>
    <style:style style:name="T807" style:family="text">
      <style:text-properties officeooo:rsid="01dbd95c"/>
    </style:style>
    <style:style style:name="T808" style:family="text">
      <style:text-properties officeooo:rsid="01dd610f"/>
    </style:style>
    <style:style style:name="T809" style:family="text">
      <style:text-properties officeooo:rsid="01dde463"/>
    </style:style>
    <style:style style:name="T810" style:family="text">
      <style:text-properties officeooo:rsid="01e0afb5"/>
    </style:style>
    <style:style style:name="T811" style:family="text">
      <style:text-properties officeooo:rsid="01e0ff79"/>
    </style:style>
    <style:style style:name="T812" style:family="text">
      <style:text-properties officeooo:rsid="01e13adf"/>
    </style:style>
    <style:style style:name="T813" style:family="text">
      <style:text-properties officeooo:rsid="01e146fa"/>
    </style:style>
    <style:style style:name="T814" style:family="text">
      <style:text-properties officeooo:rsid="01e362dd"/>
    </style:style>
    <style:style style:name="T815" style:family="text">
      <style:text-properties officeooo:rsid="01e5fa4e"/>
    </style:style>
    <style:style style:name="T816" style:family="text">
      <style:text-properties officeooo:rsid="01e7d9a4"/>
    </style:style>
    <style:style style:name="T817" style:family="text">
      <style:text-properties officeooo:rsid="01e93af0"/>
    </style:style>
    <style:style style:name="T818" style:family="text">
      <style:text-properties officeooo:rsid="01ea5aae"/>
    </style:style>
    <style:style style:name="T819" style:family="text">
      <style:text-properties officeooo:rsid="01ec31c3"/>
    </style:style>
    <style:style style:name="T820" style:family="text">
      <style:text-properties officeooo:rsid="01ed6ed2"/>
    </style:style>
    <style:style style:name="T821" style:family="text">
      <style:text-properties officeooo:rsid="01f06b9e"/>
    </style:style>
    <style:style style:name="T822" style:family="text">
      <style:text-properties officeooo:rsid="01f25512"/>
    </style:style>
    <style:style style:name="T823" style:family="text">
      <style:text-properties officeooo:rsid="01f26f7d"/>
    </style:style>
    <style:style style:name="T824" style:family="text">
      <style:text-properties officeooo:rsid="01f2d866"/>
    </style:style>
    <style:style style:name="T825" style:family="text">
      <style:text-properties officeooo:rsid="01f4c7a3"/>
    </style:style>
    <style:style style:name="T826" style:family="text">
      <style:text-properties officeooo:rsid="01f5c658"/>
    </style:style>
    <style:style style:name="T827" style:family="text">
      <style:text-properties officeooo:rsid="01f795ea"/>
    </style:style>
    <style:style style:name="T828" style:family="text">
      <style:text-properties officeooo:rsid="01f90543"/>
    </style:style>
    <style:style style:name="T829" style:family="text">
      <style:text-properties officeooo:rsid="01f9ecf7"/>
    </style:style>
    <style:style style:name="T830" style:family="text">
      <style:text-properties officeooo:rsid="01fb9e76"/>
    </style:style>
    <style:style style:name="T831" style:family="text">
      <style:text-properties officeooo:rsid="01fc35f6"/>
    </style:style>
    <style:style style:name="T832" style:family="text">
      <style:text-properties officeooo:rsid="01fde67d"/>
    </style:style>
    <style:style style:name="T833" style:family="text">
      <style:text-properties officeooo:rsid="020021ea"/>
    </style:style>
    <style:style style:name="T834" style:family="text">
      <style:text-properties officeooo:rsid="02004abe"/>
    </style:style>
    <style:style style:name="T835" style:family="text">
      <style:text-properties officeooo:rsid="0200c299"/>
    </style:style>
    <style:style style:name="T836" style:family="text">
      <style:text-properties officeooo:rsid="020273fe"/>
    </style:style>
    <style:style style:name="T837" style:family="text">
      <style:text-properties officeooo:rsid="0202d56d"/>
    </style:style>
    <style:style style:name="T838" style:family="text">
      <style:text-properties officeooo:rsid="02040e26"/>
    </style:style>
    <style:style style:name="T839" style:family="text">
      <style:text-properties officeooo:rsid="0207a8c0"/>
    </style:style>
    <style:style style:name="T840" style:family="text">
      <style:text-properties officeooo:rsid="0207eb2d"/>
    </style:style>
    <style:style style:name="T841" style:family="text">
      <style:text-properties officeooo:rsid="02086fb8"/>
    </style:style>
    <style:style style:name="T842" style:family="text">
      <style:text-properties officeooo:rsid="02087b0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28"/>
      <text:h text:style-name="Heading_20_1" text:outline-level="1">E5 System</text:h>
      <text:p text:style-name="P30">The E5 system is a variant to the normal 3.5 D&amp;D tabletop system. <text:s/>The goal of the E5 system is to provide more of a sense of tactical realism and excitement. <text:s/>Once a given character reaches level 5, they stop gaining class levels as per normal. <text:s/>Instead, at every 5,000 exp, the player chooses from a list of options to enhance their character.</text:p>
      <text:p text:style-name="P97"><text:span text:style-name="T333">Important</text:span> <text:span text:style-name="T333">Note</text:span>: <text:s/>This variant is actually inspired by another 3.5 variant called E6. <text:s/>This variant uses the same basic structure as E6 but expands it in many different ways. <text:s/>The following link is to the main description of E6, which gives a <text:span text:style-name="T333">much</text:span> better explanation of the goal and theme that these variants are trying to accomplish.</text:p>
      <text:p text:style-name="P97"><text:a xlink:type="simple" xlink:href="https://www.enworld.org/threads/e6-the-game-inside-d-d.206323/" text:style-name="Internet_20_link" text:visited-style-name="Visited_20_Internet_20_Link">https://www.enworld.org/threads/e6-the-game-inside-d-d.206323/</text:a></text:p>
      <text:p text:style-name="P97">And with that, welcome to E5.</text:p>
      <text:p text:style-name="P28"/>
      <text:p text:style-name="P170">This <text:span text:style-name="T589">variant</text:span> uses some <text:span text:style-name="T589">special</text:span> <text:span text:style-name="T589">additional </text:span>rules as follows:</text:p>
      <text:p text:style-name="P30">-The use of the “Armor as DR” system.</text:p>
      <text:p text:style-name="P30">-The use of the variant rule that allows for multiple attacks at a BAB multiples of +5.</text:p>
      <text:p text:style-name="P30">-The use of the variant rule that successive multiple attacks derived from BAB do not lose bonus.</text:p>
      <text:p text:style-name="P30">-The use of the Skill Trick <text:span text:style-name="T589">system</text:span>.</text:p>
      <text:p text:style-name="P30">-The use of Ability score racial maximums</text:p>
      <text:p text:style-name="P30">-The use of modified Racial Traits.</text:p>
      <text:p text:style-name="P30">-The use of modified universal leveling bonuses.</text:p>
      <text:p text:style-name="P30">-<text:span text:style-name="T590">The use of a revised damage progression system as well as some notable changes to critical hits, most notably in the way the Fortification property works.</text:span></text:p>
      <text:h text:style-name="Heading_20_2" text:outline-level="2">Starting Characters:</text:h>
      <text:p text:style-name="P199">-At 1<text:span text:style-name="T1">st</text:span> level, a new character selects a Race, a Class, a general feat, and a racial feat.</text:p>
      <text:p text:style-name="P120">-At 1<text:span text:style-name="T1">st</text:span> level, a character <text:span text:style-name="T782">with a standard class</text:span> starts with Hit Points equal to <text:span text:style-name="T782">5</text:span> + their class's hit die, plus Con modifier. <text:s/><text:span text:style-name="T782">Characters with an NPC class start with Hit Points equal to 2 + their class's hit die, plus Con modifier.(Monstrous races with class levels do not gain any bonus Hit Points beyond their racial Hit Dice/ class Hit Dice, plus Con modifier)</text:span></text:p>
      <text:p text:style-name="P118">-At 1<text:span text:style-name="T1">st</text:span> level all characters gain 4 times their normal Skill Points gained <text:span text:style-name="T587">at a given</text:span> level., <text:span text:style-name="T588">as well as a single rank in all of their class skills.</text:span></text:p>
      <text:h text:style-name="P291" text:outline-level="2">Universal leveling bonuses:</text:h>
      <text:p text:style-name="P35">-In E5, characters do not gain the normal feats, ability points and hit points in the same order as normal.</text:p>
      <text:p text:style-name="P35">-Additional general feats are gained at levels 3 and 5.</text:p>
      <text:p text:style-name="P35">-An additional racial feat is gained at level 5</text:p>
      <text:p text:style-name="P35">-Ability score points are gained at levels 2 and 4.</text:p>
      <text:p text:style-name="P35">-When you gain hit points upon gaining a level, you do not roll your hit die, but simply gain your hit die's worth of hit points plus your Con modifier.</text:p>
      <text:p text:style-name="P256"><text:span text:style-name="T175">-Your </text:span><text:span text:style-name="T249">base</text:span><text:span text:style-name="T175"> maximum ranks in class skills is always equal to 5 + class levels. </text:span></text:p>
      <text:p text:style-name="P35">-Your limit on Skill Tricks is equal to 2 <text:span text:style-name="T588">+ </text:span>class levels. </text:p>
      <text:p text:style-name="P20">-Every 5,000 XP a character earns after 5<text:span text:style-name="T1">th</text:span> level, they gain a “Milestone”. <text:s/>When a character gains a Milestone, they choose <text:span text:style-name="T555">a single feat from the Compiled Training feat tree, as well as </text:span>2 feats(general or <text:soft-page-break/>racial) for advancement. <text:s/><text:span text:style-name="T763">Note that you cannot take a single feat twice in the same Milestone, even if the feat can be taken multiple times.</text:span></text:p>
      <text:h text:style-name="Heading_20_2" text:outline-level="2">Racial Traits:</text:h>
      <text:p text:style-name="P30">-When choosing a race, you gain the following racial abilities:</text:p>
      <text:p text:style-name="P176">-Human:</text:p>
      <text:p text:style-name="P30">-Gain a +2 to a single ability score of the player's choice.</text:p>
      <text:p text:style-name="P30">-Medium sized</text:p>
      <text:p text:style-name="P30">-Base land speed of 30 ft.</text:p>
      <text:p text:style-name="P30">-Your Int modifier is always considered 1 higher when determining your skill points gained every level.</text:p>
      <text:p text:style-name="P30">-Gain a general feat at levels 2 and 4</text:p>
      <text:p text:style-name="P30">-Gain a racial feat at level 3</text:p>
      <text:p text:style-name="P176">-Elf:</text:p>
      <text:p text:style-name="P30">-Gain a +2 to Dex and Int.</text:p>
      <text:p text:style-name="P30">-Medium sized</text:p>
      <text:p text:style-name="P30">-Base land speed of 30 ft.</text:p>
      <text:p text:style-name="P2">-Immunity to magic sleep effects, and a +2 racial saving throw bonus against enchantment spells or effects.</text:p>
      <text:p text:style-name="P2"><text:bookmark text:name="elf-low-light-vision"/>-Low-Light Vision: An elf can see twice as far as a human in starlight, moonlight, torchlight, and similar conditions of poor illumination. She retains the ability to distinguish color and detail under these conditions.</text:p>
      <text:p text:style-name="P2">-Elves receive the Martial Weapon Proficiency feats for the longsword, rapier, longbow (including composite longbow), and shortbow (including composite shortbow) as bonus feats. Elves esteem the arts of swordplay and archery, so all elves are familiar with these weapons.</text:p>
      <text:p text:style-name="P223">-+2 racial bonus on Listen, Search, and Spot checks. An elf who merely passes within 5 feet of a secret or concealed door is entitled to a Search check to notice it as if she were actively looking for it. An elf's senses are so keen that she practically has a sixth sense about hidden portals.</text:p>
      <text:p text:style-name="P14">Drow</text:p>
      <text:p text:style-name="P2">-Drow mirror an elf's starting traits except as follows:</text:p>
      <text:p text:style-name="P6">-Darkvision out to 120 feet. This trait replaces the high elf 's low-light vision. <text:s/>Darkvision is black and white only, but it is otherwise like normal sight, and <text:span text:style-name="T574">drow</text:span> can function just fine with no light at all.</text:p>
      <text:p text:style-name="Standard"><text:span text:style-name="T30">-Spell Resistance equal to 11 + HD or caster level, whichever is higher. <text:s/>This spell resistance is different in that it affects </text:span><text:span text:style-name="T57">all</text:span><text:span text:style-name="T30"> spells not cast by the character themselves, including healing and other beneficial spells.</text:span></text:p>
      <text:p text:style-name="Standard"><text:span text:style-name="T30">-</text:span><text:span text:style-name="T150">+2 racial bonus on Will saves against spells and spell-like abilities. <text:s/>This trait replaces the elf's resistance to enchantment spells or effects.</text:span></text:p>
      <text:p text:style-name="Standard"><text:span text:style-name="T30">-Spell-Like Abilities: Drow can use the following spell-like abilities once per day: </text:span><text:span text:style-name="T66">dancing</text:span><text:span text:style-name="T30"> </text:span><text:span text:style-name="T66">lights</text:span><text:span text:style-name="T30">, </text:span><text:span text:style-name="T66">darkness</text:span><text:span text:style-name="T30">, </text:span><text:span text:style-name="T66">faerie</text:span><text:span text:style-name="T30"> </text:span><text:span text:style-name="T66">fire</text:span><text:span text:style-name="T30">. <text:s/>Caster level equals the drow's caster level(if any) or </text:span><text:span text:style-name="T36">their</text:span><text:span text:style-name="T30"> HD, whichever is higher.</text:span></text:p>
      <text:p text:style-name="Standard"><text:span text:style-name="T30">-</text:span><text:span text:style-name="T150">Weapon Proficiency: A drow is automatically proficient with the hand crossbow, the rapier, and the short sword. This trait replaces the high elf's weapon proficiency.</text:span></text:p>
      <text:p text:style-name="P223">-A drow chooses racial feats from the Elven list.</text:p>
      <text:p text:style-name="P176">-Dwarf:</text:p>
      <text:p text:style-name="P30">-Gain a +2 to Con and Wis.</text:p>
      <text:p text:style-name="P30">-Medium sized</text:p>
      <text:p text:style-name="P2">-Base land speed of 20 feet. However, dwarves can move at this speed even when wearing medium or heavy armor or when carrying a medium or heavy load (unlike other creatures, whose speed is reduced in such situations).</text:p>
      <text:p text:style-name="P2"><text:bookmark text:name="dwarf-darkvision"/><text:soft-page-break/>-Darkvision: Dwarves can see in the dark up to 60 feet. Darkvision is black and white only, but it is otherwise like normal sight, and dwarves can function just fine with no light at all.</text:p>
      <text:p text:style-name="P223"><text:bookmark text:name="dwarf-stonecunning"/>-Stonecunning: This ability grants a dwarf a +2 racial bonus on Search checks to notice unusual stonework, such as sliding walls, stonework traps, new construction (even when built to match the old), unsafe stone surfaces, shaky stone ceilings, and the like. Something that isn't stone but that is disguised as stone also counts as unusual stonework. A dwarf who merely comes within 10 feet of unusual stonework can make a Search check as if he were actively searching, and a dwarf can use the Search skill to find stonework traps as a rogue can. A dwarf can also intuit depth, sensing his approximate depth underground as naturally as a human can sense which way is up. Dwarves have a sixth sense about stonework, an innate ability that they get plenty of opportunity to practice and hone in their underground homes.</text:p>
      <text:p text:style-name="Standard"><text:bookmark text:name="dwarf-weapon-familiarity"/><text:span text:style-name="T30">-</text:span><text:span text:style-name="T150">Dwarves may treat dwarven waraxes and dwarven urgroshes as martial weapons, rather than exotic weapons.</text:span></text:p>
      <text:p text:style-name="P223"><text:bookmark text:name="stability"/>-A dwarf gains a +4 bonus on ability checks made to resist being bull-rushed or tripped when standing on the ground (but not when climbing, flying, riding, or otherwise not standing firmly on the ground).</text:p>
      <text:p text:style-name="Standard"><text:span text:style-name="T30">-</text:span><text:span text:style-name="T150">+2 racial bonus on saving throws against poison: Dwarves are hardy and resistant to toxins.</text:span></text:p>
      <text:p text:style-name="P2">-+2 racial bonus on saving throws against spells and spell-like effects: Dwarves have an innate resistance to magic spells.</text:p>
      <text:p text:style-name="P2">-+1 racial bonus on attack rolls against orcs (including half-orcs) and goblinoids (including goblins, hobgoblins, and bugbears): Dwarves are trained in the special combat techniques that allow them to fight their common enemies more effectively.</text:p>
      <text:p text:style-name="P223">-+4 dodge bonus to Armor Class against monsters of the giant type (such as ogres, trolls, and hill giants): This bonus represents special training that dwarves undergo, during which they learn tricks that previous generations developed in their battles with giants. Any time a creature loses its Dexterity bonus (if any) to Armor Class, such as when it's caught flat-footed, it loses its dodge bonus, too.</text:p>
      <text:p text:style-name="P223">-+2 racial bonus on Appraise checks that are related to stone or metal items: Dwarves are familiar with valuable items of all kinds, especially those made of stone or metal.</text:p>
      <text:p text:style-name="P223">-+2 racial bonus on Craft checks that are related to stone or metal: Dwarves are especially capable with stonework and metalwork.</text:p>
      <text:p text:style-name="P176">-Gnome:</text:p>
      <text:p text:style-name="P30"><text:s/>-Gain a +2 to Con and Int.</text:p>
      <text:p text:style-name="P234">-Small sized: As a Small creature, a gnome gains a +1 size bonus to Armor Class, a +1 size bonus on attack rolls, and a +4 size bonus on Hide checks, but he uses smaller weapons than humans use, and his lifting and carrying limits are three-quarters of those of a Medium character.</text:p>
      <text:p text:style-name="Standard"><text:span text:style-name="T63">-B</text:span><text:span text:style-name="T150">ase land speed of 20 feet.</text:span></text:p>
      <text:p text:style-name="P2"><text:bookmark text:name="gnome-low-light-vision"/>-Low-Light Vision: A gnome can see twice as far as a human in starlight, moonlight, torchlight, and similar conditions of poor illumination. He retains the ability to distinguish color and detail under these conditions.</text:p>
      <text:p text:style-name="P2">-Gnomes may treat gnome hooked hammers as martial weapons rather than exotic weapons.</text:p>
      <text:p text:style-name="P2">-+2 racial bonus on saving throws against illusions: Gnomes are innately familiar with illusions of all kinds.</text:p>
      <text:p text:style-name="P2">-Add +1 to the Difficulty Class for all saving throws against illusion spells cast by gnomes. Their innate familiarity with these effects make their illusions more difficult to see through. This adjustment stacks with those from similar effects, such as the Spell Focus feat.</text:p>
      <text:p text:style-name="Standard"><text:span text:style-name="T150">-+1 racial bonus on attack rolls against kobolds and goblinoids (including goblins, hobgoblins, and bugbears): Gnomes battle these creatures frequently and practice special techniques for fighting them.-</text:span><text:span text:style-name="T30">+4 dodge bonus to Armor Class against monsters of the giant type (such as ogres, trolls, and hill giants): This bonus represents special training that gnomes undergo, during which they learn tricks that </text:span><text:soft-page-break/><text:span text:style-name="T30">previous generations developed in their battles with giants. Any time a creature loses its Dexterity bonus (if any) to Armor Class, such as when it's caught flat-footed, loses its dodge bonus, too.</text:span></text:p>
      <text:p text:style-name="P223">-+2 racial bonus on Listen checks: Gnomes have keen ears.</text:p>
      <text:p text:style-name="P223">-+2 racial bonus on Craft(alchemy) checks: A gnome's sensitive nose allows him to monitor alchemical processes by smell.</text:p>
      <text:p text:style-name="Standard"><text:span text:style-name="T30">-</text:span><text:span text:style-name="T150">Spell-Like Abilities: 1/day—speak with animals (burrowing mammal only, duration 1 minute). A gnome with a Charisma score of at least 10 also has the following spell-like abilities: 1/day—dancing lights, ghost sound, prestidigitation. Caster level 1st; save DC 10 + gnome's Cha modifier + spell level.</text:span></text:p>
      <text:p text:style-name="P176">-Halfling:</text:p>
      <text:p text:style-name="P30"><text:s/>-Gain a +2 to Dex and Cha.</text:p>
      <text:p text:style-name="P234">Small sized: As a Small creature, a halfling gains a +1 size bonus to Armor Class, a +1 size bonus on attack rolls, and a +4 size bonus on Hide checks, but she uses smaller weapons than humans use, and her lifting and carrying limits are three-quarters of those of a Medium character.</text:p>
      <text:p text:style-name="Standard"><text:span text:style-name="T63">-B</text:span><text:span text:style-name="T150">ase land speed is 20 feet.</text:span></text:p>
      <text:p text:style-name="P223">-+2 racial bonus on Climb, Jump and Move Silently checks: Halflings are agile, surefooted, and athletic.</text:p>
      <text:p text:style-name="Standard"><text:span text:style-name="T30">-</text:span><text:span text:style-name="T150">+1 racial bonus on all saving throws: Halflings are surprisingly capable of avoiding mishaps.</text:span></text:p>
      <text:p text:style-name="P2">-+2 morale bonus on saving throws against fear. This bonus stacks with the halfling's +1 bonus on saving throws in general.</text:p>
      <text:p text:style-name="P2">-+1 racial bonus on attack rolls with thrown weapons and slings: Throwing and slinging stones is a universal sport among halflings, and they develop especially good aim.</text:p>
      <text:p text:style-name="P223">-+2 racial bonus on Listen checks: Halflings have keen ears.</text:p>
      <text:p text:style-name="P176">-Half-Elf:</text:p>
      <text:p text:style-name="P30"><text:s/>-Gain a +2 to either Dex or Int(players choice)</text:p>
      <text:p text:style-name="P30">-Medium sized</text:p>
      <text:p text:style-name="P30">-Base land speed of 30 ft.</text:p>
      <text:p text:style-name="P30">-Half-Elves can take racial feats from the Human or Elf lists. <text:s/>Any feat that can be taken twice can only be taken once and any feat that can be taken more than twice can only be taken twice.</text:p>
      <text:p text:style-name="P2">-Immunity to sleep spells and similar magical effects, and a +2 racial bonus on saving throws against enchantment spells or effects.</text:p>
      <text:p text:style-name="P2"><text:bookmark text:name="half-elf-low-light-vision"/>-Low-Light Vision: A half-elf can see twice as far as a human in starlight, moonlight, torchlight, and similar conditions of poor illumination. She retains the ability to distinguish color and detail under these conditions.</text:p>
      <text:p text:style-name="P223">-+1 racial bonus on Listen, Search and Spot checks: A half-elf does not have the elf's ability to notice secret doors simply by passing near them. Half-elves have keen senses, but not as keen as those of an elf.</text:p>
      <text:p text:style-name="P223">-+2 racial bonus on Diplomacy and Gather Information checks: Half-elves get along naturally with all people.</text:p>
      <text:p text:style-name="Standard"><text:bookmark text:name="half-elf-elven-blood"/><text:span text:style-name="T30">-</text:span><text:span text:style-name="T150">For all effects related to race, a half-elf is considered an elf. Half-elves, for example, are just as vulnerable to special effects that affect elves as their elf ancestors are, and they can use magic items that are only usable by elves.</text:span></text:p>
      <text:p text:style-name="P176">-Half-Orc:</text:p>
      <text:p text:style-name="P30">-Gain a +2 to Str and Con.</text:p>
      <text:p text:style-name="P199">-Medium sized</text:p>
      <text:p text:style-name="P199">-Base land speed of 30 ft</text:p>
      <text:p text:style-name="P118">-Half-Orcs can take racial feats from the Human or Half-Orc lists. <text:s/>Any feat that can be taken twice can only be taken once and any feat that can be taken more than twice can only be taken twice.</text:p>
      <text:p text:style-name="P2">Darkvision: Half-orcs can see in the dark up to 60 feet. Darkvision is black and white only, but it is otherwise like normal sight, and half-orcs can function just fine with no light at all.</text:p>
      <text:p text:style-name="P2"><text:soft-page-break/>-For all effects related to race, a half-orc is considered an orc. Half-orcs, for example, are just as vulnerable to special effects that affect orcs as their orc ancestors are, and they can use magic items that are only usable by orcs.</text:p>
      <text:p text:style-name="P214">Dragonborn:</text:p>
      <text:p text:style-name="P199">-Gain a +2 to Str and Cha </text:p>
      <text:p text:style-name="P199">-Medium sized</text:p>
      <text:p text:style-name="P199">-Base land speed of 30 ft</text:p>
      <text:p text:style-name="P5">Darkvision: <text:span text:style-name="T573">Dragonborne</text:span> can see in the dark up to 60 feet. Darkvision is black and white only, but it is otherwise like normal sight, and <text:span text:style-name="T573">dragonborne</text:span> can function just fine with no light at all.</text:p>
      <text:p text:style-name="P199">-Gain a natural armor bonus to AC equal to half of your HD(round <text:span text:style-name="T647">up</text:span>, minimum 1).</text:p>
      <text:p text:style-name="P199">-Gain a +2 bonus to resist paralysis and sleep effects.</text:p>
      <text:p text:style-name="P199">-Choose a dragon subtype from the list below. <text:s/>Gain a Resistance rating of 5 to the element that corresponds to your chosen subtype. <text:s/>At 5 HD, this resistance changes to 10.</text:p>
      <text:p text:style-name="P199"><text:tab/>-Red/Gold/Copper: <text:s/>Fire</text:p>
      <text:p text:style-name="P199"><text:tab/>-Black/Green/Bronze: <text:s/>Acid </text:p>
      <text:p text:style-name="P199"><text:tab/>-Blue/Brass: <text:s/>Lightning</text:p>
      <text:p text:style-name="P199"><text:tab/>-White/Silver: <text:s/>Cold</text:p>
      <text:p text:style-name="P199">-Once per day you may unleash a breath weapon attack on your enemies. <text:s/>This attack takes the form of a 30ft cone or 60 ft line(chosen at character creation). <text:s/>The element of your breath weapon must coincide with your chosen draconic subtype. <text:s/>Your breath weapon deals 1d6 points of damage plus additional 1d6<text:span text:style-name="T647">s</text:span> <text:span text:style-name="T647">equal to your HD or half your caster level, whichever is higher.</text:span> <text:s/>The save DC for anyone caught in your breath weapon's area of effect is 10 + your HD<text:span text:style-name="T647">(or half your caster level)</text:span> + your Con modifier.</text:p>
      <text:p text:style-name="P199">-+2 bonus on Knowledge(Arcana) and Knowledge(History) checks in regard to dragons.</text:p>
      <text:p text:style-name="P199">-For all effects related to race, a dragonborne is considered a dragon. Dragonborne, for example, are just as vulnerable to special effects that affect dragons as their draconic ancestors are, and they can use magic items that are only usable by dragons.</text:p>
      <text:p text:style-name="P199">-Gain a natural claw attack that deals 1d4 points of damage.</text:p>
      <text:p text:style-name="P214">Goliath:</text:p>
      <text:p text:style-name="P199">-Gain a +2 to Str and Wis </text:p>
      <text:p text:style-name="P199">-Medium sized</text:p>
      <text:p text:style-name="P199">-Base land speed of 30 ft</text:p>
      <text:p text:style-name="P199">-Gain a natural DR of 1/-. <text:s/>At 5 HD and higher this DR increases to 2/-.</text:p>
      <text:p text:style-name="P2">-The physical stature of a goliath lets them function in many ways as if they were one size category larger. Whenever a goliath is subject to a size modifier or special size modifier for an opposed check (such as during grapple checks, bull rush attempts, and trip attempts), the goliath is treated as one size larger if doing so is advantageous to them. A goliath is also considered to be one size larger when determining whether a creature's special attacks based on size (such as improved grab or swallow whole) can affect them. A goliath can use weapons designed for a creature one size larger without penalty. However, their space and reach remain those of a creature of their actual size. The benefits of this racial trait stack with the effects of powers, abilities, and spells that change the subject's size category.</text:p>
      <text:p text:style-name="P2">-Because goliaths practically live on the ledges and cliffs of the most forbidding mountains, they are particularly adept at negotiating mountain hazards. Goliaths can make standing long jumps and high jumps as if they were running long jumps and high jumps. A goliath can engage in accelerated climbing (climbing half his speed as a move action) without taking the -5 penalty on the Climb check.</text:p>
      <text:p text:style-name="P2">-Goliaths are automatically acclimated to life at high altitude. They don't take the penalties for altitude, and unlike other denizens of the mountains, goliaths don't lose their acclimation to high altitude even if they spend a long time at a lower elevation.</text:p>
      <text:p text:style-name="P2"><text:soft-page-break/>-+2 bonus on Sense Motive checks: When speaking to one another, goliaths tend to augment their verbal communication with subtle body language. They are likewise able to "read" the unintentional body language of others.</text:p>
      <text:p text:style-name="P14">Teifling:</text:p>
      <text:p text:style-name="P2">-Gain a +2 to Dex and Cha</text:p>
      <text:p text:style-name="P199">-Medium sized</text:p>
      <text:p text:style-name="P199">-Base land speed of 30 ft</text:p>
      <text:p text:style-name="P2">-Outsider (native): Tieflings are outsiders native to the Material Plane, and thus have the outsider (native) type. They gain the extraplanar subtype when not on the Material Plane. They are not subject to spells or effects that affect only humanoids, such as charm person and dominate person. Unlike true outsiders, native outsiders need to eat and sleep.</text:p>
      <text:p text:style-name="P2">-Tieflings have darkvision out to 60 feet. <text:s/>Darkvision is black and white only, but it is otherwise like normal sight, and tieflings can function just fine with no light at all.</text:p>
      <text:p text:style-name="P2">-Tieflings have a +2 racial bonus on Bluff and Hide checks.</text:p>
      <text:p text:style-name="P2">-A tiefling can use <text:span text:style-name="T166">darkness</text:span>, as the spell, once per day. Their caster level is equal to their HD.</text:p>
      <text:p text:style-name="P2">-Resistance to cold, electricity, and fire of 5(player chooses 2): Tieflings share some of their fiendish ancestors' resistance to energy damage.</text:p>
      <text:p text:style-name="P14">Aasimar:</text:p>
      <text:p text:style-name="P2">-Gain a +2 Con and Int </text:p>
      <text:p text:style-name="P2">-Medium sized</text:p>
      <text:p text:style-name="P2">Base land speed of 30 ft.</text:p>
      <text:p text:style-name="P2">-Outsider (native): Aasimars are outsiders who are native to the Material Plane. and thus have the outsider (native) type. They gain the extraplanar subtype when not on the Material Plane. They are not subject to spells or effects that affect only humanoids, such as charm person and dominate person. <text:s/>Unlike true outsiders, native outsiders need to eat and sleep.</text:p>
      <text:p text:style-name="P2">-Aasimars have Darkvision out to 60 feet. Darkvision is black and white only, but it is otherwise like normal sight, and aasimars can function just fine with no light at all.</text:p>
      <text:p text:style-name="P2">-+2 racial bonus on Listen and Spot checks:</text:p>
      <text:p text:style-name="P2">-An aasimar can use <text:span text:style-name="T166">daylight</text:span>, as the spell, once per day. <text:s/>Their caster level is equal to their HD.</text:p>
      <text:p text:style-name="P2">-Resistance to acid, cold, and electricity 5(player chooses 2): Aasimars gain a slight resistance from their celestial blood.</text:p>
      <text:p text:style-name="P14">Warforged:</text:p>
      <text:p text:style-name="P2">-Gain a +2 Str and Int</text:p>
      <text:p text:style-name="P2">-Medium sized</text:p>
      <text:p text:style-name="P2">-Base land speed is 30 feet.</text:p>
      <text:p text:style-name="P2">Living Construct Subtype (Ex): Warforged are constructs with the living construct subtype. A living construct is a created being given sentience and free will through powerful and complex creation enchantments. Warforged are living constructs who combine aspects of both constructs and living creatures, as detailed below.</text:p>
      <text:p text:style-name="P2">-As a living construct, a warforged has the following features.</text:p>
      <text:p text:style-name="P2">-A warforged derives its Hit Dice, base attack bonus progression, saving throws, and skill points from the class it selects.</text:p>
      <text:p text:style-name="P2">-Unlike other constructs, a warforged has a Constitution score.</text:p>
      <text:p text:style-name="P2">-Unlike other constructs, a warforged does not have low-light vision or darkvision.</text:p>
      <text:p text:style-name="P2">-Unlike other constructs, a warforged is not immune to mind-affecting spells and abilities.</text:p>
      <text:p text:style-name="P2">-Immunity to poison, sleep effects, paralysis, disease, nausea, fatigue, exhaustion, effects that cause the sickened condition, and energy drain.</text:p>
      <text:p text:style-name="P2">-A warforged cannot heal lethal damage naturally.</text:p>
      <text:p text:style-name="P2"><text:soft-page-break/>-Unlike other constructs, warforged are subject to critical hits, nonlethal damage, stunning, ability damage, ability drain, death effects, and necromancy effects.</text:p>
      <text:p text:style-name="P2">-As living constructs, warforged can be affected by spells that target living creatures as well as by those that target constructs. Damage dealt to a warforged can be healed by a cure light wounds spell or a repair light damage spell, for example, and a warforged is vulnerable to disable construct and harm. However, spells from the healing subschool and supernatural abilities that cure hit point damage or ability damage(including Fast Healing and regeneration) provide only half their normal effects to a warforged, including repair spells that heal objects.</text:p>
      <text:p text:style-name="P2">-In addition to the above methods, a character with ranks in certain Craft skills can attempt to repair a warforged character who has taken hit point damage. <text:s/>A check requires 8 hours and restores a number of hit points equal to(the Craft check result – 15). <text:s/>A character can take 10 on this check, but not 20. <text:s/>Other types of constructs cannot be repaired in this way. <text:s/>Applicable skills include armorsmithing, blacksmithing, woodworking and sculpting. <text:s/>A warforged with an applicable skill can repair itself.</text:p>
      <text:p text:style-name="P2">-The unusual physical construction of warforged makes them vulnerable to certain spells and effects that normally don't affect living creatures. A warforged takes damage from heat metal and chill metal as if he were wearing metal armor. Likewise, a warforged is affected by repel metal or stone as if he were wearing metal armor. A warforged is repelled by repel wood. The iron in the body of a warforged makes him vulnerable to rusting grasp, taking 2d6 points of damage from the spell (Reflex half; save DC 14 + caster's ability modifier). A warforged takes the same damage from a rust monster's touch (Reflex DC 17 half). Spells such as stone to flesh, stone shape, warp wood, and wood shape affect objects only and thus cannot be used on a warforged.</text:p>
      <text:p text:style-name="P2">-A warforged responds slightly differently from other living creatures when reduced to 0 hit points. A warforged with 0 hit points is disabled, as with a living creature. <text:span text:style-name="T782">They</text:span> can take only a single move action or standard action in each round, but strenuous activity does not risk further injury. When <text:span text:style-name="T782">their</text:span> hit points are less than 0 and greater than -10, a warforged is inert. <text:span text:style-name="T782">They</text:span> <text:span text:style-name="T782">are</text:span> unconscious and helpless, and cannot perform any actions. An inert warforged does not lose additional hit points unless more damage is dealt to <text:span text:style-name="T782">them</text:span>, however, as with a living creature that has become stable.</text:p>
      <text:p text:style-name="P2">-As a living construct, a warforged can be raised or resurrected.</text:p>
      <text:p text:style-name="P2">-A warforged does not need to eat, sleep, or breathe, but <text:span text:style-name="T782">they</text:span> can still benefit from the effects of consumable spells and magic items such as heroes' feast and potions.</text:p>
      <text:p text:style-name="P2">-Although living constructs do not need to sleep, a warforged <text:span text:style-name="T782">spellcaster</text:span> must rest for 8 hours before preparing spells.</text:p>
      <text:p text:style-name="P2">-Composite Plating: The plating used to build a warforged provides a +2 armor bonus as well as a DR of 1/- <text:span text:style-name="T553">with no maximum Dex bonus</text:span>. This plating is not natural armor and does not stack with other effects that give an armor bonus (other than natural armor). This composite plating occupies the same space on the body as a suit of armor or a robe, and thus a warforged cannot benefit from the effects of magic armor or magic robes. Composite plating can gain a magic enhancement bonus and magic armor properties as armor can, using the Craft Magic Arms and Armor feat. The character must be present for the entire time it takes to add this enhancement. In addition, spells and infusions that normally target armor, such as magic vestment and armor enhancement, can be cast with the composite plating of a warforged character as the target. Composite plating also provides a warforged with a 5% arcane spell failure chance, similar to the penalty for wearing light armor. Any class ability that allows a warforged to ignore the arcane spell failure chance for light armor lets him ignore this penalty as well. <text:s/>Standard composite plating is not considered worn armor and as such does not incur armor check penalties for skills, nor does it impede class abilities that do not function when wearing armor(such as those from the Monk class). This composite plating can be made from other materials as well. <text:s/>At character creation, a player can choose one of the following alternate materials, each with their own benefits and drawbacks as described below.</text:p>
      <text:p text:style-name="P194">Adamantine Composite Plating</text:p>
      <text:p text:style-name="P118"><text:soft-page-break/>-Your composite plating is made from adamantine, granting a +<text:span text:style-name="T804">12</text:span> armor bonus to AC and a DR rating of <text:span text:style-name="T804">9</text:span>/- with a maximum Dex bonus of +1. <text:s/>You also gain a +2 bonus to resist being bull-rushed, overrun or tripped. <text:s/>Your base speed is reduced to 20 ft and you suffer armor check penalties on skills as if you were wearing <text:span text:style-name="T805">full</text:span> plate armor, and have a base arcane spell failure chance of 35%. <text:s/>Unlike standard composite armor, you cannot cast druid spells or use druid supernatural and spell-like abilities, nor can you make use of any ability that does not function while wearing heavy armor. <text:s/></text:p>
      <text:p text:style-name="P214">Mithril Composite Plating</text:p>
      <text:p text:style-name="P118">-Your composite plating is made from mithril, granting a +4 armor bonus to AC and a DR rating of 2/-. <text:s text:c="2"/>Your maximum bonus to AC from Dex is +5 and you suffer armor check penalties on skills as if you were wearing chain shirt armor, and have a base arcane spell failure chance of 15%. <text:s/>Unlike standard composite armor, you cannot cast druid spells or use druid supernatural and spell-like abilities, nor can you make use of any ability that does not function while wearing light armor. <text:s/></text:p>
      <text:p text:style-name="P194">Ironwood Composite Plating</text:p>
      <text:p text:style-name="P118">-Your composite plating is made from ironwood, granting a +<text:span text:style-name="T804">8</text:span> armor bonus to AC and a DR rating of <text:span text:style-name="T804">4</text:span>/-. <text:s text:c="2"/>Your maximum bonus to AC from Dex is +<text:span text:style-name="T804">3</text:span> and you suffer armor check penalties on skills as if you were wearing <text:span text:style-name="T804">scale</text:span> armor, and have a base arcane spell failure chance of 2<text:span text:style-name="T804">5</text:span>%. <text:s/><text:span text:style-name="T539">Unlike other</text:span> composite armor, you can cast druid spells and use druid supernatural and spell-like abilities, however you cannot make use of any ability that does not function while wearing medium armor. <text:s/></text:p>
      <text:p text:style-name="P2">-Fortification: When a critical hit is scored on a warforged, the critical multiplier is reduced by 1 per effective armor type(light, medium or heavy), <text:span text:style-name="T562">as well as imposing a -2 penalty on confirmation rolls per effective armor type. </text:span><text:s/><text:span text:style-name="T562">I</text:span>f this would reduce the multiplier below x2 then the critical hit simply receives a 50% damage increase. <text:s/>Likewise when a Sneak Attack or similar ability is scored on a warforged, the number of bonus dice is reduced by 2 per effective armor type, to a minimum of 0 bonus dice of damage. <text:span text:style-name="T590"><text:s/>Any feat or other non-magical effect that overrides critical damage immunity </text:span><text:span text:style-name="T814">applies</text:span><text:span text:style-name="T590"> to a warforged’s Fortification.</text:span></text:p>
      <text:p text:style-name="P2">-A warforged has a natural weapon in the form of a slam attack that deals 1d4 points of damage. <text:s/>Note that a slam is different from an unarmed attack(a slam is not affected by the Improved Unarmed Strike feat tree, for example).</text:p>
      <text:h text:style-name="Heading_20_2" text:outline-level="2">Class Defense Bonus</text:h>
      <text:p text:style-name="P30">E5 uses the Class defense bonus system. <text:s/>This bonus to AC, much like Base Attack Bonus, increases with level and varies by class. <text:s/>It's progression is based on your armor proficiency via your class. <text:s/>The heavier the armor, the higher the bonus. <text:s/>This AC bonus does not, however, stack with armor(including natural armor). <text:s/>This bonus also only applies to attacks that the character is aware of(including touch attacks). <text:s/>In the case of multiclassing, the highest armor proficiency is used against the characters total level.</text:p>
      <text:h text:style-name="P297" text:outline-level="2">Racial Score Maximums:</text:h>
      <text:p text:style-name="P86">-All ability scores have a maximum of 18, unless modified by racial bonuses and certain feats.</text:p>
      <text:h text:style-name="P297" text:outline-level="2">Armor as DR variant:</text:h>
      <text:p text:style-name="P202">-Half of an armor's AC bonus(round down), including any <text:span text:style-name="T498">feats or </text:span>magical bonus grants a DR(Damage Reduction) rating. <text:s/>This DR is /-, meaning it applies to all forms of damage. <text:s/>Natural armor<text:span text:style-name="T512"> </text:span>operates similarly <text:span text:style-name="T511">but rounds up</text:span>. <text:s/><text:span text:style-name="T563">Deflection bonuses grant DR equal to it’s AC bonus.</text:span> <text:s text:c="2"/>E5 has a great many feats and abilities that grant /- DR. <text:s/>There are a few notable differences in how this DR operates, which is described as follows: <text:s/>/- DR gained in E5 can be divided into 3 broad categories, armor DR, natural DR and skill-based DR. <text:s/>Armor DR represents DR gained from worn armor or having natural armor. <text:s/><text:soft-page-break/>This DR is applied to flat-footed and touch attacks. <text:s/>Natural DR is gained from being exceptionally tough and thus is applied to flat-footed and touch attacks. <text:s/>Examples include the barbarian Resiliency ability, and DR gained from the Endurance and Great Fortitude feat trees. <text:s/>Skill-based DR is mitigation that relies on the character's ability to react to attacks to gain their effect. <text:s/>This type of DR is applied to touch attacks but is not applicable to flat-footed attacks. <text:s/>Examples include DR from the Armor Focus and Shield Focus feat trees.</text:p>
      <text:h text:style-name="P297" text:outline-level="2">Light Weapons:</text:h>
      <text:p text:style-name="P205">-When wielding a light melee <text:span text:style-name="T728">or thrown</text:span> weapon, you may use your Dex modifier for your attack rolls at your discretion.</text:p>
      <text:h text:style-name="P310" text:outline-level="2">Fortification/Keen changes:</text:h>
      <text:p text:style-name="P27">Due to the nature of the system and it’s changes, the Fortification and Keen magical proporties work somewhat differently. <text:s/>Fortification reduces the critical multiplier of critical hits by 1 per level of Fortification. <text:s/>If this reduction would reduce the multiplier to less than 2 than the critical hit simply does not deal any additional damage. <text:s/>Sneak Attack and other simlar effects are also reduced by 2 dice per level of Fortification, to a minimum of 0. <text:s/>The Keen effect raises the critical threat threshold of a weapon by 1(2 if the DM decides to implement a lesser and greater Keen effect for weapons, which would apply a +1 and +3 to the critical hit threshold respectively).</text:p>
      <text:h text:style-name="P297" text:outline-level="2">Alternate Damage Progression <text:span text:style-name="T752">and Armor/Shield changes</text:span>:</text:h>
      <text:p text:style-name="P202">-In E5, there are many feats that lower and raise damage by modifying the die type. <text:s/>Use the following list to see what the damage spectrum for weapon damage is used for E5. <text:s/>Note that this list is different from the damage changes based on weapon size. <text:s/><text:span text:style-name="T752">Weapons that have a base damage that does not correspond to this list uses the closest approximate damage from this list for it’s damage.</text:span></text:p>
      <text:p text:style-name="P202">-1</text:p>
      <text:p text:style-name="P202">-<text:span text:style-name="T774">d2</text:span></text:p>
      <text:p text:style-name="P202">-d4</text:p>
      <text:p text:style-name="P202">-d6</text:p>
      <text:p text:style-name="P202">-d8</text:p>
      <text:p text:style-name="P202">-d10</text:p>
      <text:p text:style-name="P202">-2d6</text:p>
      <text:p text:style-name="P202">-2d8</text:p>
      <text:p text:style-name="P202">-<text:span text:style-name="T492">3d6</text:span></text:p>
      <text:p text:style-name="P202">-3d<text:span text:style-name="T492">8</text:span></text:p>
      <text:p text:style-name="P202">-<text:span text:style-name="T492">4d6</text:span></text:p>
      <text:p text:style-name="P202">-<text:span text:style-name="T492">4d8</text:span> </text:p>
      <text:p text:style-name="P202">-<text:span text:style-name="T492">6d6</text:span></text:p>
      <text:p text:style-name="P202">-<text:span text:style-name="T492">6d8</text:span></text:p>
      <text:p text:style-name="P202">-<text:span text:style-name="T492">8d6</text:span></text:p>
      <text:p text:style-name="P202">-<text:span text:style-name="T492">8d8</text:span></text:p>
      <text:p text:style-name="P202">-<text:span text:style-name="T492">12d6</text:span></text:p>
      <text:p text:style-name="P202">-<text:span text:style-name="T492">12d8</text:span></text:p>
      <text:p text:style-name="P202">-<text:span text:style-name="T492">16d6</text:span></text:p>
      <text:p text:style-name="P202">-<text:span text:style-name="T492">16d8</text:span></text:p>
      <text:p text:style-name="P202">-etc…</text:p>
      <text:p text:style-name="P202">-<text:span text:style-name="T774">There are also changes to how damage from weapons(including natural attacks) changing size works.</text:span></text:p>
      <text:p text:style-name="P215"><text:soft-page-break/>Original Weapon Size<text:tab/>New Weapon Size<text:tab/><text:tab/>Number of Die Type increases</text:p>
      <text:p text:style-name="P204">Tiny<text:tab/><text:tab/><text:tab/><text:tab/>Small<text:tab/><text:tab/><text:tab/><text:tab/>1 die type</text:p>
      <text:p text:style-name="P204">Small<text:tab/><text:tab/><text:tab/><text:tab/>Medium<text:tab/><text:tab/><text:tab/>1 die type</text:p>
      <text:p text:style-name="P204">Medium<text:tab/><text:tab/><text:tab/>Large<text:tab/><text:tab/><text:tab/><text:tab/>1 die type</text:p>
      <text:p text:style-name="P204">Large<text:tab/><text:tab/><text:tab/><text:tab/>Huge<text:tab/><text:tab/><text:tab/><text:tab/>2 die types</text:p>
      <text:p text:style-name="P204">Huge<text:tab/><text:tab/><text:tab/><text:tab/>Gargantuan<text:tab/><text:tab/><text:tab/><text:span text:style-name="T775">2</text:span> die types</text:p>
      <text:p text:style-name="P204">Gargantuan<text:tab/><text:tab/><text:tab/>Colossal<text:tab/><text:tab/><text:tab/><text:span text:style-name="T775">3</text:span> die types</text:p>
      <text:p text:style-name="P202"/>
      <text:p text:style-name="P202">-<text:span text:style-name="T752">In addition, changes have been made to the progression of some armor/shield values as follows. <text:s/>Note that values not listed here are not changed in E5(speed, weight, cost, etc.)</text:span></text:p>
      <text:p text:style-name="P216">Armor Type<text:tab/><text:tab/><text:tab/>AC Bonus<text:span text:style-name="T756">(DR)</text:span><text:tab/>Max Dex Bonus<text:tab/>Armor Check Penalty</text:p>
      <text:p text:style-name="P216">Light Armors:<text:tab/></text:p>
      <text:p text:style-name="P203">Padded <text:tab/><text:tab/><text:tab/>1<text:tab/><text:tab/><text:tab/><text:span text:style-name="T753">+</text:span>8<text:tab/><text:tab/><text:tab/>-0</text:p>
      <text:p text:style-name="P203">Leather<text:tab/><text:tab/><text:tab/>2<text:span text:style-name="T756">(1)</text:span><text:tab/><text:tab/><text:tab/><text:span text:style-name="T753">+</text:span>6<text:tab/><text:tab/><text:tab/>-0</text:p>
      <text:p text:style-name="P203">Studded Leather<text:tab/><text:tab/>3<text:span text:style-name="T756">(1)</text:span><text:tab/><text:tab/><text:tab/><text:span text:style-name="T753">+</text:span>5<text:tab/><text:tab/><text:tab/>-1</text:p>
      <text:p text:style-name="P203">Chain Shirt<text:tab/><text:tab/><text:tab/>4<text:span text:style-name="T756">(2)</text:span><text:tab/><text:tab/><text:tab/><text:span text:style-name="T753">+</text:span>4<text:tab/><text:tab/><text:tab/>-2</text:p>
      <text:p text:style-name="P216">Medium Armors:</text:p>
      <text:p text:style-name="P203">Hide<text:tab/><text:tab/><text:tab/><text:tab/>5<text:span text:style-name="T756">(2)</text:span><text:tab/><text:tab/><text:tab/><text:span text:style-name="T753">+</text:span>4<text:tab/><text:tab/><text:tab/>-3</text:p>
      <text:p text:style-name="P203">Scale<text:tab/><text:tab/><text:tab/><text:tab/>6<text:span text:style-name="T756">(3)</text:span><text:tab/><text:tab/><text:tab/><text:span text:style-name="T753">+</text:span>3<text:tab/><text:tab/><text:tab/>-4</text:p>
      <text:p text:style-name="P203">Breastplate<text:tab/><text:tab/><text:tab/>7<text:span text:style-name="T756">(3)</text:span><text:tab/><text:tab/><text:tab/><text:span text:style-name="T753">+</text:span>3<text:tab/><text:tab/><text:tab/>-4</text:p>
      <text:p text:style-name="P203">Chainmail<text:tab/><text:tab/><text:tab/>8<text:span text:style-name="T756">(4)</text:span><text:tab/><text:tab/><text:tab/><text:span text:style-name="T753">+</text:span>2<text:tab/><text:tab/><text:tab/>-5</text:p>
      <text:p text:style-name="P216">Heavy Armors:</text:p>
      <text:p text:style-name="P203"><text:span text:style-name="T754">Splint</text:span><text:tab/><text:tab/><text:tab/><text:tab/>9<text:span text:style-name="T756">(4)</text:span><text:tab/><text:tab/><text:tab/><text:span text:style-name="T753">+</text:span>1<text:tab/><text:tab/><text:tab/>-6</text:p>
      <text:p text:style-name="P203">Banded/Platemail<text:tab/><text:tab/>10<text:span text:style-name="T756">(5)</text:span><text:tab/><text:tab/><text:tab/><text:span text:style-name="T753">+</text:span><text:span text:style-name="T754">1</text:span><text:tab/><text:tab/><text:tab/>-7</text:p>
      <text:p text:style-name="P203">Half Plate<text:tab/><text:tab/><text:tab/>1<text:span text:style-name="T754">2</text:span><text:span text:style-name="T756">(6)</text:span><text:tab/><text:tab/><text:tab/><text:span text:style-name="T753">+</text:span>0<text:tab/><text:tab/><text:tab/>-<text:span text:style-name="T754">8</text:span></text:p>
      <text:p text:style-name="P203">Full Plate<text:tab/><text:tab/><text:tab/>1<text:span text:style-name="T754">4</text:span><text:span text:style-name="T756">(7)</text:span><text:tab/><text:tab/><text:tab/><text:span text:style-name="T753">+</text:span>1<text:tab/><text:tab/><text:tab/>-6</text:p>
      <text:p text:style-name="P216">Shields:</text:p>
      <text:p text:style-name="P203">Buckler<text:tab/><text:tab/><text:tab/>1<text:tab/><text:tab/><text:tab/>-<text:tab/><text:tab/><text:tab/>-1</text:p>
      <text:p text:style-name="P203">Light Wooden/Steel<text:tab/><text:tab/>2<text:tab/><text:tab/><text:tab/>-<text:tab/><text:tab/><text:tab/>-2</text:p>
      <text:p text:style-name="P203">Heavy Wooden/Steel<text:tab/><text:tab/>3<text:tab/><text:tab/><text:tab/>-<text:tab/><text:tab/><text:tab/>-3</text:p>
      <text:p text:style-name="P203">Tower<text:tab/><text:tab/><text:tab/><text:tab/>5<text:tab/><text:tab/><text:tab/><text:span text:style-name="T753">+2</text:span><text:tab/><text:tab/><text:tab/>-10</text:p>
      <text:p text:style-name="P203">-<text:span text:style-name="T835">Lastly, masterwork changes have been made for weapons/armor. <text:s/>For weapons, masterwork grants a bonus of +1 to a given weapon's attack </text:span><text:span text:style-name="T433">and</text:span><text:span text:style-name="T835"> damage. <text:s/>For armor, masterwork decreases a given armor’s armor check penalty by 1 </text:span><text:span text:style-name="T433">and</text:span><text:span text:style-name="T835"> increases it’s AC bonus by 1. <text:s/>In both cases, these effects stack with magical weapon/armor properties.</text:span></text:p>
      <text:h text:style-name="Heading_20_2" text:outline-level="2">Class Progression:</text:h>
      <text:p text:style-name="P30">-Use the following charts to determine progression for Base Attack Bonus(BAB), Class Defense Bonus saves and spells per day.</text:p>
      <text:p text:style-name="P30"/>
      <text:p text:style-name="P176">-BAB progression by level:</text:p>
      <text:p text:style-name="P30">Effective Class Level<text:tab/><text:tab/>Good<text:tab/><text:tab/><text:tab/>Average<text:tab/><text:tab/>Poor</text:p>
      <text:p text:style-name="P30">1<text:tab/><text:tab/><text:tab/><text:tab/>1<text:tab/><text:tab/><text:tab/>0<text:tab/><text:tab/><text:tab/>0</text:p>
      <text:p text:style-name="P30">2<text:tab/><text:tab/><text:tab/><text:tab/>2<text:tab/><text:tab/><text:tab/>1<text:tab/><text:tab/><text:tab/>1</text:p>
      <text:p text:style-name="P30">3<text:tab/><text:tab/><text:tab/><text:tab/>3<text:tab/><text:tab/><text:tab/>2<text:tab/><text:tab/><text:tab/>1</text:p>
      <text:p text:style-name="P30">4<text:tab/><text:tab/><text:tab/><text:tab/>4<text:tab/><text:tab/><text:tab/>3<text:tab/><text:tab/><text:tab/>2</text:p>
      <text:p text:style-name="P30">5<text:tab/><text:tab/><text:tab/><text:tab/>5<text:tab/><text:tab/><text:tab/>3<text:tab/><text:tab/><text:tab/>2</text:p>
      <text:p text:style-name="P30">6<text:tab/><text:tab/><text:tab/><text:tab/>6<text:tab/><text:tab/><text:tab/>4<text:tab/><text:tab/><text:tab/>3</text:p>
      <text:p text:style-name="P30"><text:soft-page-break/>7<text:tab/><text:tab/><text:tab/><text:tab/>7<text:tab/><text:tab/><text:tab/>5<text:tab/><text:tab/><text:tab/>3</text:p>
      <text:p text:style-name="P30">8<text:tab/><text:tab/><text:tab/><text:tab/>8<text:tab/><text:tab/><text:tab/>6<text:tab/><text:tab/><text:tab/>4</text:p>
      <text:p text:style-name="P30">9<text:tab/><text:tab/><text:tab/><text:tab/>9<text:tab/><text:tab/><text:tab/>6<text:tab/><text:tab/><text:tab/>4</text:p>
      <text:p text:style-name="P30">10<text:tab/><text:tab/><text:tab/><text:tab/>10<text:tab/><text:tab/><text:tab/>7<text:tab/><text:tab/><text:tab/>5</text:p>
      <text:p text:style-name="P30">11<text:tab/><text:tab/><text:tab/><text:tab/>11<text:tab/><text:tab/><text:tab/>8<text:tab/><text:tab/><text:tab/>5</text:p>
      <text:p text:style-name="P30">12<text:tab/><text:tab/><text:tab/><text:tab/>12<text:tab/><text:tab/><text:tab/>9<text:tab/><text:tab/><text:tab/>6</text:p>
      <text:p text:style-name="P30">13<text:tab/><text:tab/><text:tab/><text:tab/>13<text:tab/><text:tab/><text:tab/>9<text:tab/><text:tab/><text:tab/>6</text:p>
      <text:p text:style-name="P30">14<text:tab/><text:tab/><text:tab/><text:tab/>14<text:tab/><text:tab/><text:tab/>10<text:tab/><text:tab/><text:tab/>7</text:p>
      <text:p text:style-name="P30">15<text:tab/><text:tab/><text:tab/><text:tab/>15<text:tab/><text:tab/><text:tab/>11<text:tab/><text:tab/><text:tab/>7</text:p>
      <text:p text:style-name="P30">16<text:tab/><text:tab/><text:tab/><text:tab/>16<text:tab/><text:tab/><text:tab/>12<text:tab/><text:tab/><text:tab/>8</text:p>
      <text:p text:style-name="P30">17<text:tab/><text:tab/><text:tab/><text:tab/>17<text:tab/><text:tab/><text:tab/>12<text:tab/><text:tab/><text:tab/>8</text:p>
      <text:p text:style-name="P30">18<text:tab/><text:tab/><text:tab/><text:tab/>18<text:tab/><text:tab/><text:tab/>13<text:tab/><text:tab/><text:tab/>9</text:p>
      <text:p text:style-name="P30">19<text:tab/><text:tab/><text:tab/><text:tab/>19<text:tab/><text:tab/><text:tab/>14<text:tab/><text:tab/><text:tab/>9</text:p>
      <text:p text:style-name="P30">20<text:tab/><text:tab/><text:tab/><text:tab/>20<text:tab/><text:tab/><text:tab/>15<text:tab/><text:tab/><text:tab/>10</text:p>
      <text:p text:style-name="P30"/>
      <text:p text:style-name="P176">-Class Defense Bonus Progression by level and Armor Proficiency</text:p>
      <text:p text:style-name="P125">Effective Class Level<text:tab/><text:tab/>None<text:tab/><text:tab/>Light<text:tab/><text:tab/>Medium<text:tab/>Heavy</text:p>
      <text:p text:style-name="P125">1<text:tab/><text:tab/><text:tab/><text:tab/>2<text:tab/><text:tab/>3<text:tab/><text:tab/>4<text:tab/><text:tab/>6</text:p>
      <text:p text:style-name="P125">2<text:tab/><text:tab/><text:tab/><text:tab/>2<text:tab/><text:tab/>3<text:tab/><text:tab/>4<text:tab/><text:tab/>6</text:p>
      <text:p text:style-name="P125">3<text:tab/><text:tab/><text:tab/><text:tab/>3<text:tab/><text:tab/>4<text:tab/><text:tab/>5<text:tab/><text:tab/>7</text:p>
      <text:p text:style-name="P125">4<text:tab/><text:tab/><text:tab/><text:tab/>3<text:tab/><text:tab/>4<text:tab/><text:tab/>5<text:tab/><text:tab/>7</text:p>
      <text:p text:style-name="P125">5<text:tab/><text:tab/><text:tab/><text:tab/>3<text:tab/><text:tab/>4<text:tab/><text:tab/>5<text:tab/><text:tab/>7</text:p>
      <text:p text:style-name="P125">6<text:tab/><text:tab/><text:tab/><text:tab/>4<text:tab/><text:tab/>5<text:tab/><text:tab/>6<text:tab/><text:tab/>8</text:p>
      <text:p text:style-name="P125">7<text:tab/><text:tab/><text:tab/><text:tab/>4<text:tab/><text:tab/>5<text:tab/><text:tab/>6<text:tab/><text:tab/>8</text:p>
      <text:p text:style-name="P125">8<text:tab/><text:tab/><text:tab/><text:tab/>4<text:tab/><text:tab/>5<text:tab/><text:tab/>6<text:tab/><text:tab/>8</text:p>
      <text:p text:style-name="P125">9<text:tab/><text:tab/><text:tab/><text:tab/>5<text:tab/><text:tab/>6<text:tab/><text:tab/>7<text:tab/><text:tab/>9</text:p>
      <text:p text:style-name="P125">10<text:tab/><text:tab/><text:tab/><text:tab/>5<text:tab/><text:tab/>6<text:tab/><text:tab/>7<text:tab/><text:tab/>9</text:p>
      <text:p text:style-name="P125">11<text:tab/><text:tab/><text:tab/><text:tab/>5<text:tab/><text:tab/>6<text:tab/><text:tab/>7<text:tab/><text:tab/>9</text:p>
      <text:p text:style-name="P125">12<text:tab/><text:tab/><text:tab/><text:tab/>6<text:tab/><text:tab/>7<text:tab/><text:tab/>8<text:tab/><text:tab/>10</text:p>
      <text:p text:style-name="P125">13<text:tab/><text:tab/><text:tab/><text:tab/>6<text:tab/><text:tab/>7<text:tab/><text:tab/>8<text:tab/><text:tab/>10</text:p>
      <text:p text:style-name="P125">14<text:tab/><text:tab/><text:tab/><text:tab/>6<text:tab/><text:tab/>7<text:tab/><text:tab/>8<text:tab/><text:tab/>10</text:p>
      <text:p text:style-name="P125">15<text:tab/><text:tab/><text:tab/><text:tab/>7<text:tab/><text:tab/>8<text:tab/><text:tab/>9<text:tab/><text:tab/>11</text:p>
      <text:p text:style-name="P125">16<text:tab/><text:tab/><text:tab/><text:tab/>7<text:tab/><text:tab/>8<text:tab/><text:tab/>9<text:tab/><text:tab/>11</text:p>
      <text:p text:style-name="P125">17<text:tab/><text:tab/><text:tab/><text:tab/>7<text:tab/><text:tab/>8<text:tab/><text:tab/>9<text:tab/><text:tab/>11</text:p>
      <text:p text:style-name="P125">18<text:tab/><text:tab/><text:tab/><text:tab/>8<text:tab/><text:tab/>9<text:tab/><text:tab/>10<text:tab/><text:tab/>12</text:p>
      <text:p text:style-name="P125">19<text:tab/><text:tab/><text:tab/><text:tab/>8<text:tab/><text:tab/>9<text:tab/><text:tab/>10<text:tab/><text:tab/>12</text:p>
      <text:p text:style-name="P125">20<text:tab/><text:tab/><text:tab/><text:tab/>8<text:tab/><text:tab/>9<text:tab/><text:tab/>10<text:tab/><text:tab/>12</text:p>
      <text:p text:style-name="P125"/>
      <text:p text:style-name="P176">-Save Progression by level</text:p>
      <text:p text:style-name="P125">Effective Class Level<text:tab/><text:tab/>Good<text:tab/><text:tab/>Poor</text:p>
      <text:p text:style-name="P125">1<text:tab/><text:tab/><text:tab/><text:tab/>2<text:tab/><text:tab/>0</text:p>
      <text:p text:style-name="P125">2<text:tab/><text:tab/><text:tab/><text:tab/>3<text:tab/><text:tab/>0</text:p>
      <text:p text:style-name="P125">3<text:tab/><text:tab/><text:tab/><text:tab/>3<text:tab/><text:tab/>1</text:p>
      <text:p text:style-name="P125">4<text:tab/><text:tab/><text:tab/><text:tab/>4<text:tab/><text:tab/>1</text:p>
      <text:p text:style-name="P125">5<text:tab/><text:tab/><text:tab/><text:tab/>4<text:tab/><text:tab/>1</text:p>
      <text:p text:style-name="P125">6<text:tab/><text:tab/><text:tab/><text:tab/>5<text:tab/><text:tab/>2</text:p>
      <text:p text:style-name="P125">7<text:tab/><text:tab/><text:tab/><text:tab/>5<text:tab/><text:tab/>2</text:p>
      <text:p text:style-name="P125">8<text:tab/><text:tab/><text:tab/><text:tab/>6<text:tab/><text:tab/>2</text:p>
      <text:p text:style-name="P125">9<text:tab/><text:tab/><text:tab/><text:tab/>6<text:tab/><text:tab/>3</text:p>
      <text:p text:style-name="P125"><text:soft-page-break/>10<text:tab/><text:tab/><text:tab/><text:tab/>7<text:tab/><text:tab/>3</text:p>
      <text:p text:style-name="P125">11<text:tab/><text:tab/><text:tab/><text:tab/>7<text:tab/><text:tab/>3</text:p>
      <text:p text:style-name="P125">12<text:tab/><text:tab/><text:tab/><text:tab/>8<text:tab/><text:tab/>4</text:p>
      <text:p text:style-name="P125">13<text:tab/><text:tab/><text:tab/><text:tab/>8<text:tab/><text:tab/>4</text:p>
      <text:p text:style-name="P125">14<text:tab/><text:tab/><text:tab/><text:tab/>9<text:tab/><text:tab/>4</text:p>
      <text:p text:style-name="P125">15<text:tab/><text:tab/><text:tab/><text:tab/>9<text:tab/><text:tab/>5</text:p>
      <text:p text:style-name="P125">16<text:tab/><text:tab/><text:tab/><text:tab/>10<text:tab/><text:tab/>5</text:p>
      <text:p text:style-name="P125">17<text:tab/><text:tab/><text:tab/><text:tab/>10<text:tab/><text:tab/>5</text:p>
      <text:p text:style-name="P125">18<text:tab/><text:tab/><text:tab/><text:tab/>11<text:tab/><text:tab/>6</text:p>
      <text:p text:style-name="P125">19<text:tab/><text:tab/><text:tab/><text:tab/>11<text:tab/><text:tab/>6</text:p>
      <text:p text:style-name="P125">20<text:tab/><text:tab/><text:tab/><text:tab/>12<text:tab/><text:tab/>6</text:p>
      <text:p text:style-name="P125"/>
      <text:p text:style-name="P176">-Spells Per Day Progression by level(Bard/Cleric/<text:span text:style-name="T798">Shaman/</text:span>Swordmage):</text:p>
      <text:p text:style-name="P125"><text:span text:style-name="T173">Caster</text:span><text:span text:style-name="T172"> Level: <text:tab/></text:span>0<text:tab/>1<text:span text:style-name="T1">st<text:tab/><text:tab/></text:span>2<text:span text:style-name="T1">nd<text:tab/><text:tab/></text:span>3<text:span text:style-name="T1">rd<text:tab/><text:tab/></text:span>4<text:span text:style-name="T1">th<text:tab/><text:tab/></text:span>5<text:span text:style-name="T1">th<text:tab/><text:tab/></text:span>6<text:span text:style-name="T1">th</text:span> </text:p>
      <text:p text:style-name="P125">1<text:tab/><text:tab/>2<text:tab/>-<text:tab/><text:tab/>-<text:tab/><text:tab/>-<text:tab/><text:tab/>-<text:tab/><text:tab/>-<text:tab/><text:tab/>-</text:p>
      <text:p text:style-name="P125">2<text:tab/><text:tab/>3<text:tab/>0<text:span text:style-name="T563">(+1*)</text:span><text:tab/><text:tab/>-<text:tab/><text:tab/>-<text:tab/><text:tab/>-<text:tab/><text:tab/>-<text:tab/><text:tab/>-</text:p>
      <text:p text:style-name="P128">3<text:tab/><text:tab/>3<text:tab/>1<text:span text:style-name="T563">(+1*)</text:span><text:tab/><text:tab/>-<text:tab/><text:tab/>-<text:tab/><text:tab/>-<text:tab/><text:tab/>-<text:tab/><text:tab/>-</text:p>
      <text:p text:style-name="P128">4<text:tab/><text:tab/>3<text:tab/>2<text:span text:style-name="T563">(+1*)</text:span><text:tab/><text:tab/>0<text:span text:style-name="T563">(+1*)</text:span><text:tab/><text:tab/>-<text:tab/><text:tab/>-<text:tab/><text:tab/>-<text:tab/><text:tab/>-</text:p>
      <text:p text:style-name="P128">5<text:tab/><text:tab/>3<text:tab/>3<text:span text:style-name="T563">(+1*)</text:span><text:tab/><text:tab/>1<text:span text:style-name="T563">(+1*)</text:span><text:tab/><text:tab/>-<text:tab/><text:tab/>-<text:tab/><text:tab/>-<text:tab/><text:tab/>-</text:p>
      <text:p text:style-name="P128">6<text:tab/><text:tab/>3<text:tab/>3<text:span text:style-name="T563">(+1*)</text:span><text:tab/><text:tab/>2<text:span text:style-name="T563">(+1*)</text:span><text:tab/><text:tab/>-<text:tab/><text:tab/>-<text:tab/><text:tab/>-<text:tab/><text:tab/>-</text:p>
      <text:p text:style-name="P128">7<text:tab/><text:tab/>3<text:tab/>3<text:span text:style-name="T563">(+1*)</text:span><text:tab/><text:tab/>2<text:span text:style-name="T563">(+1*)</text:span><text:tab/><text:tab/>0<text:span text:style-name="T563">(+1*)</text:span><text:tab/><text:tab/>-<text:tab/><text:tab/>-<text:tab/><text:tab/>-</text:p>
      <text:p text:style-name="P128">8<text:tab/><text:tab/>3<text:tab/>3<text:span text:style-name="T563">(+1*)</text:span><text:tab/><text:tab/>2<text:span text:style-name="T563">(+1*)</text:span><text:tab/><text:tab/>1<text:span text:style-name="T563">(+1*)</text:span><text:tab/><text:tab/>-<text:tab/><text:tab/>-<text:tab/><text:tab/>-</text:p>
      <text:p text:style-name="P128">9<text:tab/><text:tab/>3<text:tab/>3<text:span text:style-name="T563">(+1*)</text:span><text:tab/><text:tab/>3<text:span text:style-name="T563">(+1*)</text:span><text:tab/><text:tab/>2<text:span text:style-name="T563">(+1*)</text:span><text:tab/><text:tab/>-<text:tab/><text:tab/>-<text:tab/><text:tab/>-</text:p>
      <text:p text:style-name="P128">10<text:tab/><text:tab/>3<text:tab/>3<text:span text:style-name="T563">(+1*)</text:span><text:tab/><text:tab/>3<text:span text:style-name="T563">(+1*)</text:span><text:tab/><text:tab/>2<text:span text:style-name="T563">(+1*)</text:span><text:tab/><text:tab/>0<text:span text:style-name="T563">(+1*)</text:span><text:tab/><text:tab/>-<text:tab/><text:tab/>-</text:p>
      <text:p text:style-name="P128">11<text:tab/><text:tab/>3<text:tab/>3<text:span text:style-name="T563">(+1*)</text:span><text:tab/><text:tab/>3<text:span text:style-name="T563">(+1*)</text:span><text:tab/><text:tab/>3<text:span text:style-name="T563">(+1*)</text:span><text:tab/><text:tab/>1<text:span text:style-name="T563">(+1*)</text:span><text:tab/><text:tab/>-<text:tab/><text:tab/>-</text:p>
      <text:p text:style-name="P128">12<text:tab/><text:tab/>3<text:tab/>3<text:span text:style-name="T563">(+1*)</text:span><text:tab/><text:tab/>3<text:span text:style-name="T563">(+1*)</text:span><text:tab/><text:tab/>3<text:span text:style-name="T563">(+1*)</text:span><text:tab/><text:tab/>2<text:span text:style-name="T563">(+1*)</text:span><text:tab/><text:tab/>-<text:tab/><text:tab/>-</text:p>
      <text:p text:style-name="P128">13<text:tab/><text:tab/>3<text:tab/>3<text:span text:style-name="T563">(+1*)</text:span><text:tab/><text:tab/>3<text:span text:style-name="T563">(+1*)</text:span><text:tab/><text:tab/>3<text:span text:style-name="T563">(+1*)</text:span><text:tab/><text:tab/>2<text:span text:style-name="T563">(+1*)</text:span><text:tab/><text:tab/>0<text:span text:style-name="T563">(+1*)</text:span><text:tab/><text:tab/>-</text:p>
      <text:p text:style-name="P128">14<text:tab/><text:tab/>4<text:tab/>3<text:span text:style-name="T563">(+1*)</text:span><text:tab/><text:tab/>3<text:span text:style-name="T563">(+1*)</text:span><text:tab/><text:tab/>3<text:span text:style-name="T563">(+1*)</text:span><text:tab/><text:tab/>3<text:span text:style-name="T563">(+1*)</text:span><text:tab/><text:tab/>1<text:span text:style-name="T563">(+1*)</text:span><text:tab/><text:tab/>-</text:p>
      <text:p text:style-name="P128">15<text:tab/><text:tab/>4<text:tab/>4<text:span text:style-name="T563">(+1*)</text:span><text:tab/><text:tab/>3<text:span text:style-name="T563">(+1*)</text:span><text:tab/><text:tab/>3<text:span text:style-name="T563">(+1*)</text:span><text:tab/><text:tab/>3<text:span text:style-name="T563">(+1*)</text:span><text:tab/><text:tab/>2<text:span text:style-name="T563">(+1*)</text:span><text:tab/><text:tab/>-</text:p>
      <text:p text:style-name="P128">16<text:tab/><text:tab/>4<text:tab/>4<text:span text:style-name="T563">(+1*)</text:span><text:tab/><text:tab/>4<text:span text:style-name="T563">(+1*)</text:span><text:tab/><text:tab/>3<text:span text:style-name="T563">(+1*)</text:span><text:tab/><text:tab/>3<text:span text:style-name="T563">(+1*)</text:span><text:tab/><text:tab/>2<text:span text:style-name="T563">(+1*)</text:span><text:tab/><text:tab/> 0<text:span text:style-name="T563">(+1*)</text:span></text:p>
      <text:p text:style-name="P128">17<text:tab/><text:tab/>4<text:tab/>4<text:span text:style-name="T563">(+1*)</text:span><text:tab/><text:tab/>4<text:span text:style-name="T563">(+1*)</text:span><text:tab/><text:tab/>4<text:span text:style-name="T563">(+1*)</text:span><text:tab/><text:tab/>3<text:span text:style-name="T563">(+1*)</text:span><text:tab/><text:tab/>3<text:span text:style-name="T563">(+1*)</text:span><text:tab/><text:tab/>1<text:span text:style-name="T563">(+1*)</text:span></text:p>
      <text:p text:style-name="P128">18<text:tab/><text:tab/>4<text:tab/>4<text:span text:style-name="T563">(+1*)</text:span><text:tab/><text:tab/>4<text:span text:style-name="T563">(+1*)</text:span><text:tab/><text:tab/>4<text:span text:style-name="T563">(+1*)</text:span><text:tab/><text:tab/>4<text:span text:style-name="T563">(+1*)</text:span><text:tab/><text:tab/>3<text:span text:style-name="T563">(+1*)</text:span><text:tab/><text:tab/>2<text:span text:style-name="T563">(+1*)</text:span></text:p>
      <text:p text:style-name="P128">19<text:tab/><text:tab/>4<text:tab/>4<text:span text:style-name="T563">(+1*)</text:span><text:tab/><text:tab/>4<text:span text:style-name="T563">(+1*)</text:span><text:tab/><text:tab/>4<text:span text:style-name="T563">(+1*)</text:span><text:tab/><text:tab/>4<text:span text:style-name="T563">(+1*)</text:span><text:tab/><text:tab/>4<text:span text:style-name="T563">(+1*)</text:span><text:tab/><text:tab/>3<text:span text:style-name="T563">(+1*)</text:span></text:p>
      <text:p text:style-name="P128">20<text:tab/><text:tab/>4<text:tab/>4<text:span text:style-name="T563">(+1*)</text:span><text:tab/><text:tab/>4<text:span text:style-name="T563">(+1*)</text:span><text:tab/><text:tab/>4<text:span text:style-name="T563">(+1*)</text:span><text:tab/><text:tab/>4<text:span text:style-name="T563">(+1*)</text:span><text:tab/><text:tab/>4<text:span text:style-name="T563">(+1*)</text:span><text:tab/><text:tab/>4<text:span text:style-name="T563">(+1*)</text:span></text:p>
      <text:p text:style-name="P155">*: Clerics gain additional spells as indicated on the chart chosen from <text:span text:style-name="T564">their</text:span> Domain spell lists.</text:p>
      <text:p text:style-name="P125"/>
      <text:p text:style-name="P176">-Spells Per Day Progression by level(Druid):</text:p>
      <text:p text:style-name="P125">C<text:span text:style-name="T563">aster</text:span> Level: <text:s text:c="2"/><text:tab/> <text:s/>0 <text:s text:c="9"/>1<text:span text:style-name="T1">st</text:span> <text:s text:c="7"/>2<text:span text:style-name="T1">nd</text:span> <text:s text:c="7"/>3<text:span text:style-name="T1">rd</text:span> <text:s text:c="7"/>4<text:span text:style-name="T1">th</text:span> <text:s text:c="7"/>5<text:span text:style-name="T1">th</text:span> <text:s text:c="7"/>6<text:span text:style-name="T1">th</text:span> <text:s text:c="7"/>7<text:span text:style-name="T1">th</text:span> <text:s text:c="8"/>8<text:span text:style-name="T1">th</text:span> <text:s text:c="7"/>9<text:span text:style-name="T1">th</text:span></text:p>
      <text:p text:style-name="P125">1<text:tab/><text:tab/><text:tab/> <text:s/>3 <text:s text:c="9"/>1 <text:s text:c="9"/>- <text:s text:c="9"/>- <text:s text:c="10"/>- <text:s text:c="10"/>- <text:s text:c="9"/>- <text:s text:c="10"/>- <text:s text:c="10"/>- <text:s text:c="9"/>- <text:s text:c="13"/></text:p>
      <text:p text:style-name="P125">2<text:tab/><text:tab/><text:tab/> <text:s/>4 <text:s text:c="9"/>2 <text:s text:c="9"/>- <text:s text:c="9"/>- <text:s text:c="10"/>- <text:s text:c="10"/>- <text:s text:c="9"/>- <text:s text:c="10"/>- <text:s text:c="10"/>- <text:s text:c="9"/>- <text:s text:c="12"/></text:p>
      <text:p text:style-name="P125">3<text:tab/><text:tab/><text:tab/> <text:s/>4 <text:s text:c="9"/>2 <text:s text:c="9"/>1 <text:s text:c="8"/>- <text:s text:c="10"/>- <text:s text:c="10"/>- <text:s text:c="9"/>- <text:s text:c="10"/>- <text:s text:c="10"/>- <text:s text:c="9"/>- <text:s text:c="14"/></text:p>
      <text:p text:style-name="P125">4<text:tab/><text:tab/><text:tab/> <text:s/>5 <text:s text:c="9"/>3 <text:s text:c="9"/>2 <text:s text:c="8"/>- <text:s text:c="10"/>- <text:s text:c="10"/>- <text:s text:c="9"/>- <text:s text:c="10"/>- <text:s text:c="10"/>- <text:s text:c="9"/>- <text:s text:c="14"/></text:p>
      <text:p text:style-name="P125">5<text:tab/><text:tab/><text:tab/> <text:s/>5 <text:s text:c="9"/>3 <text:s text:c="9"/>2 <text:s text:c="8"/>1 <text:s text:c="9"/>- <text:s text:c="10"/>- <text:s text:c="9"/>- <text:s text:c="10"/>- <text:s text:c="10"/>- <text:s text:c="9"/>- <text:s text:c="15"/></text:p>
      <text:p text:style-name="P125">6<text:tab/><text:tab/><text:tab/> <text:s/>5 <text:s text:c="9"/>3 <text:s text:c="9"/>3 <text:s text:c="8"/>2 <text:s text:c="9"/>- <text:s text:c="10"/>- <text:s text:c="9"/>- <text:s text:c="10"/>- <text:s text:c="10"/>- <text:s text:c="9"/>- </text:p>
      <text:p text:style-name="P125">7<text:tab/><text:tab/><text:tab/> <text:s/>6 <text:s text:c="9"/>4 <text:s text:c="9"/>3 <text:s text:c="8"/>2 <text:s text:c="9"/>1 <text:s text:c="9"/>- <text:s text:c="9"/>- <text:s text:c="10"/>- <text:s text:c="10"/>- <text:s text:c="9"/>-</text:p>
      <text:p text:style-name="P125">8<text:tab/><text:tab/><text:tab/> <text:s/>6 <text:s text:c="9"/>4 <text:s text:c="9"/>3 <text:s text:c="8"/>3 <text:s text:c="9"/>2 <text:s text:c="9"/>- <text:s text:c="9"/>- <text:s text:c="10"/>- <text:s text:c="10"/>- <text:s text:c="9"/>- </text:p>
      <text:p text:style-name="P125">9<text:tab/><text:tab/><text:tab/> <text:s/>6 <text:s text:c="9"/>4 <text:s text:c="9"/>4 <text:s text:c="8"/>3 <text:s text:c="9"/>2 <text:s text:c="9"/>1 <text:s text:c="8"/>- <text:s text:c="10"/>- <text:s text:c="10"/>- <text:s text:c="9"/>- <text:s text:c="4"/></text:p>
      <text:p text:style-name="P125">10<text:tab/><text:tab/><text:tab/> <text:s/>6 <text:s text:c="9"/>4 <text:s text:c="9"/>4 <text:s text:c="8"/>3 <text:s text:c="9"/>3 <text:s text:c="9"/>2 <text:s text:c="8"/>- <text:s text:c="10"/>- <text:s text:c="10"/>- <text:s text:c="9"/>- <text:s text:c="2"/></text:p>
      <text:p text:style-name="P125">11<text:tab/><text:tab/><text:tab/> <text:s/>6 <text:s text:c="9"/>5 <text:s text:c="9"/>4 <text:s text:c="8"/>4 <text:s text:c="9"/>3 <text:s text:c="9"/>2 <text:s text:c="8"/>1 <text:s text:c="9"/>- <text:s text:c="10"/>- <text:s text:c="9"/>- <text:s/></text:p>
      <text:p text:style-name="P125"><text:soft-page-break/>12<text:tab/><text:tab/><text:tab/> <text:s/>6 <text:s text:c="9"/>5 <text:s text:c="9"/>4 <text:s text:c="8"/>4 <text:s text:c="9"/>3 <text:s text:c="9"/>3 <text:s text:c="8"/>2 <text:s text:c="9"/>- <text:s text:c="10"/>- <text:s text:c="9"/>- <text:s text:c="3"/></text:p>
      <text:p text:style-name="P125">13<text:tab/><text:tab/><text:tab/> <text:s/>6 <text:s text:c="9"/>5 <text:s text:c="9"/>5 <text:s text:c="8"/>4 <text:s text:c="9"/>4 <text:s text:c="9"/>3 <text:s text:c="8"/>2 <text:s text:c="9"/>1 <text:s text:c="9"/>- <text:s text:c="9"/>- <text:s text:c="4"/></text:p>
      <text:p text:style-name="P125">14<text:tab/><text:tab/><text:tab/> <text:s/>6 <text:s text:c="9"/>5 <text:s text:c="9"/>5 <text:s text:c="8"/>4 <text:s text:c="9"/>4 <text:s text:c="9"/>3 <text:s text:c="8"/>3 <text:s text:c="9"/>2 <text:s text:c="9"/>- <text:s text:c="9"/>- <text:s text:c="8"/></text:p>
      <text:p text:style-name="P125">15<text:tab/><text:tab/><text:tab/> <text:s/>6 <text:s text:c="9"/>5 <text:s text:c="9"/>5 <text:s text:c="8"/>5 <text:s text:c="9"/>4 <text:s text:c="9"/>4 <text:s text:c="8"/>3 <text:s text:c="9"/>2 <text:s text:c="9"/>1 <text:s text:c="8"/>- <text:s text:c="8"/></text:p>
      <text:p text:style-name="P125">16<text:tab/><text:tab/><text:tab/> <text:s/>6 <text:s text:c="9"/>5 <text:s text:c="9"/>5 <text:s text:c="8"/>5 <text:s text:c="9"/>4 <text:s text:c="9"/>4 <text:s text:c="8"/>3 <text:s text:c="9"/>3 <text:s text:c="9"/>2 <text:s text:c="8"/>- <text:s text:c="7"/></text:p>
      <text:p text:style-name="P125">17<text:tab/><text:tab/><text:tab/> <text:s/>6 <text:s text:c="9"/>5 <text:s text:c="9"/>5 <text:s text:c="8"/>5 <text:s text:c="9"/>5 <text:s text:c="9"/>4 <text:s text:c="8"/>4 <text:s text:c="9"/>3 <text:s text:c="9"/>2 <text:s text:c="8"/>1</text:p>
      <text:p text:style-name="P125">18 <text:s text:c="19"/><text:tab/> <text:s/>6 <text:s text:c="9"/>5 <text:s text:c="9"/>5 <text:s text:c="8"/>5 <text:s text:c="9"/>5 <text:s text:c="9"/>4 <text:s text:c="8"/>4 <text:s text:c="9"/>3 <text:s text:c="9"/>3 <text:s text:c="8"/>2 </text:p>
      <text:p text:style-name="P125">19 <text:s text:c="19"/><text:tab/> <text:s/>6 <text:s text:c="9"/>5 <text:s text:c="9"/>5 <text:s text:c="8"/>5 <text:s text:c="9"/>5 <text:s text:c="9"/>5 <text:s text:c="8"/>4 <text:s text:c="9"/>4 <text:s text:c="9"/>3 <text:s text:c="8"/>3 <text:s text:c="4"/></text:p>
      <text:p text:style-name="P125">20 <text:s text:c="19"/><text:tab/> <text:s/>6 <text:s text:c="9"/>5 <text:s text:c="9"/>5 <text:s text:c="8"/>5 <text:s text:c="9"/>5 <text:s text:c="9"/>5 <text:s text:c="8"/>4 <text:s text:c="9"/>4 <text:s text:c="9"/>4 <text:s text:c="8"/>4 <text:s text:c="10"/></text:p>
      <text:p text:style-name="P125"/>
      <text:p text:style-name="P176">-Spells Per Day Progression by level(Duskblade):</text:p>
      <text:p text:style-name="P125">C<text:span text:style-name="T563">aster</text:span> Level:<text:tab/><text:tab/><text:tab/>0<text:tab/>1<text:span text:style-name="T1">st</text:span><text:tab/>2<text:span text:style-name="T1">nd</text:span><text:tab/>3<text:span text:style-name="T1">rd</text:span><text:tab/>4<text:span text:style-name="T1">th</text:span><text:tab/>5<text:span text:style-name="T1">th</text:span></text:p>
      <text:p text:style-name="P125">1<text:tab/><text:tab/><text:tab/><text:tab/>2<text:tab/>1<text:tab/>-<text:tab/>-<text:tab/>-<text:tab/>-</text:p>
      <text:p text:style-name="P125">2<text:tab/><text:tab/><text:tab/><text:tab/>3<text:tab/>1<text:tab/>-<text:tab/>-<text:tab/>-<text:tab/>-</text:p>
      <text:p text:style-name="P125">3<text:tab/><text:tab/><text:tab/><text:tab/>4<text:tab/>2<text:tab/>1<text:tab/>-<text:tab/>-<text:tab/>-</text:p>
      <text:p text:style-name="P125">4<text:tab/><text:tab/><text:tab/><text:tab/>5<text:tab/>2<text:tab/>1<text:tab/>-<text:tab/>-<text:tab/>-</text:p>
      <text:p text:style-name="P125">5<text:tab/><text:tab/><text:tab/><text:tab/>6<text:tab/>3<text:tab/>2<text:tab/>1<text:tab/>-<text:tab/>-</text:p>
      <text:p text:style-name="P125">6<text:tab/><text:tab/><text:tab/><text:tab/>6<text:tab/>3<text:tab/>2<text:tab/>1<text:tab/>-<text:tab/>-</text:p>
      <text:p text:style-name="P125">7<text:tab/><text:tab/><text:tab/><text:tab/>6<text:tab/>4<text:tab/>3<text:tab/>2<text:tab/>1<text:tab/>-</text:p>
      <text:p text:style-name="P125">8<text:tab/><text:tab/><text:tab/><text:tab/>6<text:tab/>4<text:tab/>3<text:tab/>2<text:tab/>1<text:tab/>-</text:p>
      <text:p text:style-name="P125">9<text:tab/><text:tab/><text:tab/><text:tab/>6<text:tab/>5<text:tab/>4<text:tab/>3<text:tab/>2<text:tab/>1</text:p>
      <text:p text:style-name="P125">10<text:tab/><text:tab/><text:tab/><text:tab/>6<text:tab/>5<text:tab/>4<text:tab/>3<text:tab/>2<text:tab/>1</text:p>
      <text:p text:style-name="P125">11<text:tab/> <text:s text:c="9"/><text:tab/><text:tab/><text:tab/>6<text:tab/>6<text:tab/>5<text:tab/>4<text:tab/>3<text:tab/>2</text:p>
      <text:p text:style-name="P125">12<text:tab/><text:tab/><text:tab/><text:tab/>6<text:tab/>6<text:tab/>5<text:tab/>4<text:tab/>3<text:tab/>2</text:p>
      <text:p text:style-name="P125">13<text:tab/><text:tab/><text:tab/><text:tab/>6<text:tab/>7<text:tab/>6<text:tab/>5<text:tab/>4<text:tab/>3</text:p>
      <text:p text:style-name="P125">14<text:tab/><text:tab/><text:tab/><text:tab/>6<text:tab/>7<text:tab/>6<text:tab/>5<text:tab/>4<text:tab/>3</text:p>
      <text:p text:style-name="P125">15<text:tab/><text:tab/><text:tab/><text:tab/>6<text:tab/>8<text:tab/>7<text:tab/>6<text:tab/>5<text:tab/>4</text:p>
      <text:p text:style-name="P125">16<text:tab/><text:tab/><text:tab/><text:tab/>6<text:tab/>8<text:tab/>7<text:tab/>6<text:tab/>5<text:tab/>4</text:p>
      <text:p text:style-name="P125">17<text:tab/><text:tab/><text:tab/><text:tab/>6<text:tab/>9<text:tab/>8<text:tab/>7<text:tab/>6<text:tab/>5</text:p>
      <text:p text:style-name="P125">18<text:tab/><text:tab/><text:tab/><text:tab/>6<text:tab/>9<text:tab/>8<text:tab/>7<text:tab/>6<text:tab/>5</text:p>
      <text:p text:style-name="P125">19<text:tab/><text:tab/><text:tab/><text:tab/>6<text:tab/>10<text:tab/>9<text:tab/>8<text:tab/>7<text:tab/>6</text:p>
      <text:p text:style-name="P125">20<text:tab/><text:tab/><text:tab/><text:tab/>6<text:tab/>10<text:tab/>9<text:tab/>8<text:tab/>7<text:tab/>6</text:p>
      <text:p text:style-name="P125"/>
      <text:p text:style-name="P176">-Spells Per Day Progression by level(Paladin/Ranger):</text:p>
      <text:p text:style-name="P125">C<text:span text:style-name="T563">aster</text:span> Level:<text:tab/><text:tab/><text:tab/>1<text:span text:style-name="T1">st</text:span><text:tab/>2<text:span text:style-name="T1">nd</text:span><text:tab/>3<text:span text:style-name="T1">rd</text:span><text:tab/>4<text:span text:style-name="T1">th</text:span></text:p>
      <text:p text:style-name="P125">1<text:tab/><text:tab/><text:tab/><text:tab/>0<text:tab/>-<text:tab/>-<text:tab/>-</text:p>
      <text:p text:style-name="P125">2<text:tab/><text:tab/><text:tab/><text:tab/><text:span text:style-name="T653">1</text:span><text:tab/>-<text:tab/>-<text:tab/>-</text:p>
      <text:p text:style-name="P125">3<text:tab/><text:tab/><text:tab/><text:tab/>1<text:tab/><text:span text:style-name="T653">0</text:span><text:tab/>-<text:tab/>-</text:p>
      <text:p text:style-name="P125">4<text:tab/><text:tab/><text:tab/><text:tab/>1<text:tab/><text:span text:style-name="T653">0</text:span><text:tab/>-<text:tab/>-</text:p>
      <text:p text:style-name="P125">5<text:tab/><text:tab/><text:tab/><text:tab/>1<text:tab/><text:span text:style-name="T653">1</text:span><text:tab/><text:span text:style-name="T653">0</text:span><text:tab/>-</text:p>
      <text:p text:style-name="P125">6<text:tab/><text:tab/><text:tab/><text:tab/>1<text:tab/><text:span text:style-name="T653">1</text:span><text:tab/><text:span text:style-name="T653">0</text:span><text:tab/><text:span text:style-name="T653">0</text:span></text:p>
      <text:p text:style-name="P125">7<text:tab/><text:tab/><text:tab/><text:tab/>1<text:tab/>1<text:tab/><text:span text:style-name="T653">1</text:span><text:tab/><text:span text:style-name="T653">0</text:span></text:p>
      <text:p text:style-name="P125">8<text:tab/><text:tab/><text:tab/><text:tab/>1<text:tab/>1<text:tab/><text:span text:style-name="T653">1</text:span><text:tab/><text:span text:style-name="T653">1</text:span></text:p>
      <text:p text:style-name="P125">9<text:tab/><text:tab/><text:tab/><text:tab/><text:span text:style-name="T653">2</text:span><text:tab/>1<text:tab/>1<text:tab/><text:span text:style-name="T653">1</text:span></text:p>
      <text:p text:style-name="P125">10<text:tab/><text:tab/><text:tab/><text:tab/><text:span text:style-name="T653">2</text:span><text:tab/><text:span text:style-name="T653">2</text:span><text:tab/>1<text:tab/><text:span text:style-name="T653">1</text:span></text:p>
      <text:p text:style-name="P125">11<text:tab/><text:tab/><text:tab/><text:tab/>2<text:tab/><text:span text:style-name="T653">2</text:span><text:tab/><text:span text:style-name="T653">2</text:span><text:tab/><text:span text:style-name="T653">1</text:span></text:p>
      <text:p text:style-name="P125">12<text:tab/><text:tab/><text:tab/><text:tab/>2<text:tab/><text:span text:style-name="T653">2</text:span><text:tab/><text:span text:style-name="T653">2</text:span><text:tab/><text:span text:style-name="T653">2</text:span></text:p>
      <text:p text:style-name="P125">13<text:tab/><text:tab/><text:tab/><text:tab/><text:span text:style-name="T653">3</text:span><text:tab/>2<text:tab/><text:span text:style-name="T653">2</text:span><text:tab/><text:span text:style-name="T653">2</text:span></text:p>
      <text:p text:style-name="P125">14<text:tab/><text:tab/><text:tab/><text:tab/><text:span text:style-name="T653">3</text:span><text:tab/><text:span text:style-name="T653">3</text:span><text:tab/>2<text:tab/><text:span text:style-name="T653">2</text:span></text:p>
      <text:p text:style-name="P125"><text:soft-page-break/>15<text:tab/><text:tab/><text:tab/><text:tab/>3<text:tab/><text:span text:style-name="T653">3</text:span><text:tab/><text:span text:style-name="T653">3</text:span><text:tab/><text:span text:style-name="T653">2</text:span></text:p>
      <text:p text:style-name="P125">16<text:tab/><text:tab/><text:tab/><text:tab/>3<text:tab/>3<text:tab/>3<text:tab/><text:span text:style-name="T653">3</text:span></text:p>
      <text:p text:style-name="P125">17<text:tab/><text:tab/><text:tab/><text:tab/><text:span text:style-name="T653">4</text:span><text:tab/>3<text:tab/>3<text:tab/>3</text:p>
      <text:p text:style-name="P125">18<text:tab/><text:tab/><text:tab/><text:tab/>4<text:tab/><text:span text:style-name="T653">4</text:span><text:tab/>3<text:tab/>3</text:p>
      <text:p text:style-name="P125">19<text:tab/><text:tab/><text:tab/><text:tab/>4<text:tab/>4<text:tab/><text:span text:style-name="T653">4</text:span><text:tab/>3</text:p>
      <text:p text:style-name="P125">20<text:tab/><text:tab/><text:tab/><text:tab/>4<text:tab/>4<text:tab/>4<text:tab/><text:span text:style-name="T653">4</text:span></text:p>
      <text:p text:style-name="P125"/>
      <text:p text:style-name="P176">-Spells Per Day Progression by level(Sorcerer):</text:p>
      <text:p text:style-name="P125">C<text:span text:style-name="T563">aster</text:span> Level: <text:s/><text:tab/><text:tab/> <text:s/>0 <text:s text:c="9"/>1<text:span text:style-name="T1">st</text:span> <text:s text:c="8"/>2<text:span text:style-name="T1">nd</text:span> <text:s text:c="7"/>3<text:span text:style-name="T1">rd</text:span> <text:s text:c="7"/>4<text:span text:style-name="T1">th</text:span> <text:s text:c="7"/>5<text:span text:style-name="T1">th</text:span> <text:s text:c="7"/>6<text:span text:style-name="T1">th</text:span> <text:s text:c="7"/>7<text:span text:style-name="T1">th</text:span> <text:s text:c="7"/>8<text:span text:style-name="T1">th</text:span> <text:s text:c="7"/>9<text:span text:style-name="T1">th</text:span></text:p>
      <text:p text:style-name="P125">1<text:tab/><text:tab/><text:tab/> <text:s/>5 <text:s text:c="9"/>3 <text:s text:c="9"/>- <text:s text:c="9"/>- <text:s text:c="10"/>- <text:s text:c="10"/>- <text:s text:c="9"/>- <text:s text:c="10"/>- <text:s text:c="10"/>- <text:s text:c="9"/>- <text:s text:c="13"/></text:p>
      <text:p text:style-name="P125">2<text:tab/><text:tab/><text:tab/> <text:s/>6 <text:s text:c="9"/>4 <text:s text:c="9"/>- <text:s text:c="9"/>- <text:s text:c="10"/>- <text:s text:c="10"/>- <text:s text:c="9"/>- <text:s text:c="10"/>- <text:s text:c="10"/>- <text:s text:c="9"/>- <text:s text:c="12"/></text:p>
      <text:p text:style-name="P125">3<text:tab/><text:tab/><text:tab/> <text:s/>6 <text:s text:c="9"/>5 <text:s text:c="9"/>- <text:s text:c="8"/>- <text:s text:c="10"/>- <text:s text:c="10"/>- <text:s text:c="9"/>- <text:s text:c="10"/>- <text:s text:c="10"/>- <text:s text:c="9"/>- <text:s text:c="14"/></text:p>
      <text:p text:style-name="P125">4<text:tab/><text:tab/><text:tab/> <text:s/>6 <text:s text:c="9"/>6 <text:s text:c="9"/>3 <text:s text:c="8"/>- <text:s text:c="10"/>- <text:s text:c="10"/>- <text:s text:c="9"/>- <text:s text:c="10"/>- <text:s text:c="10"/>- <text:s text:c="9"/>- <text:s text:c="14"/></text:p>
      <text:p text:style-name="P125">5<text:tab/><text:tab/><text:tab/> <text:s/>6 <text:s text:c="9"/>6 <text:s text:c="9"/>4 <text:s text:c="8"/>- <text:s text:c="9"/>- <text:s text:c="10"/>- <text:s text:c="9"/>- <text:s text:c="10"/>- <text:s text:c="10"/>- <text:s text:c="9"/>- <text:s text:c="15"/></text:p>
      <text:p text:style-name="P125">6<text:tab/><text:tab/><text:tab/> <text:s/>6 <text:s text:c="9"/>6 <text:s text:c="9"/>5 <text:s text:c="8"/>3 <text:s text:c="9"/>- <text:s text:c="10"/>- <text:s text:c="9"/>- <text:s text:c="10"/>- <text:s text:c="10"/>- <text:s text:c="9"/>- </text:p>
      <text:p text:style-name="P125">7<text:tab/><text:tab/><text:tab/> <text:s/>6 <text:s text:c="9"/>6 <text:s text:c="9"/>6 <text:s text:c="8"/>4 <text:s text:c="9"/>- <text:s text:c="9"/>- <text:s text:c="9"/>- <text:s text:c="10"/>- <text:s text:c="10"/>- <text:s text:c="9"/>-</text:p>
      <text:p text:style-name="P125">8<text:tab/><text:tab/><text:tab/> <text:s/>6 <text:s text:c="9"/>6 <text:s text:c="9"/>6 <text:s text:c="8"/>5 <text:s text:c="9"/>3 <text:s text:c="9"/>- <text:s text:c="9"/>- <text:s text:c="10"/>- <text:s text:c="10"/>- <text:s text:c="9"/>- </text:p>
      <text:p text:style-name="P125">9<text:tab/><text:tab/><text:tab/> <text:s/>6 <text:s text:c="9"/>6 <text:s text:c="9"/>6 <text:s text:c="8"/>6 <text:s text:c="9"/>4 <text:s text:c="9"/>- <text:s text:c="8"/>- <text:s text:c="10"/>- <text:s text:c="10"/>- <text:s text:c="9"/>- <text:s text:c="4"/></text:p>
      <text:p text:style-name="P125">10<text:tab/><text:tab/><text:tab/> <text:s/>6 <text:s text:c="9"/>6 <text:s text:c="9"/>6 <text:s text:c="8"/>6 <text:s text:c="9"/>5 <text:s text:c="9"/>3 <text:s text:c="8"/>- <text:s text:c="10"/>- <text:s text:c="10"/>- <text:s text:c="9"/>- <text:s text:c="2"/></text:p>
      <text:p text:style-name="P125">11<text:tab/><text:tab/><text:tab/> <text:s/>6 <text:s text:c="9"/>6 <text:s text:c="9"/>6 <text:s text:c="8"/>6 <text:s text:c="9"/>6 <text:s text:c="9"/>4 <text:s text:c="8"/>- <text:s text:c="9"/>- <text:s text:c="10"/>- <text:s text:c="9"/>- <text:s/></text:p>
      <text:p text:style-name="P125">12<text:tab/><text:tab/><text:tab/> <text:s/>6 <text:s text:c="9"/>6 <text:s text:c="9"/>6 <text:s text:c="8"/>6 <text:s text:c="9"/>6 <text:s text:c="9"/>5 <text:s text:c="8"/>3 <text:s text:c="9"/>- <text:s text:c="10"/>- <text:s text:c="9"/>- <text:s text:c="3"/></text:p>
      <text:p text:style-name="P125">13<text:tab/><text:tab/><text:tab/> <text:s/>6 <text:s text:c="9"/>6 <text:s text:c="9"/>6 <text:s text:c="8"/>6 <text:s text:c="9"/>6 <text:s text:c="9"/>6 <text:s text:c="8"/>4 <text:s text:c="9"/>- <text:s text:c="9"/>- <text:s text:c="9"/>- <text:s text:c="4"/></text:p>
      <text:p text:style-name="P125">14<text:tab/><text:tab/><text:tab/> <text:s/>6 <text:s text:c="9"/>6 <text:s text:c="9"/>6 <text:s text:c="8"/>6 <text:s text:c="9"/>6 <text:s text:c="9"/>6 <text:s text:c="8"/>5 <text:s text:c="9"/>3 <text:s text:c="9"/>- <text:s text:c="9"/>- <text:s text:c="8"/></text:p>
      <text:p text:style-name="P125">15<text:tab/><text:tab/><text:tab/> <text:s/>6 <text:s text:c="9"/>6 <text:s text:c="9"/>6 <text:s text:c="8"/>6 <text:s text:c="9"/>6 <text:s text:c="9"/>6 <text:s text:c="8"/>6 <text:s text:c="9"/>4 <text:s text:c="9"/>- <text:s text:c="8"/>- <text:s text:c="8"/></text:p>
      <text:p text:style-name="P125">16<text:tab/><text:tab/><text:tab/> <text:s/>6 <text:s text:c="9"/>6 <text:s text:c="9"/>6 <text:s text:c="8"/>6 <text:s text:c="9"/>6 <text:s text:c="9"/>6 <text:s text:c="8"/>6 <text:s text:c="9"/>5 <text:s text:c="9"/>3 <text:s text:c="8"/>- <text:s text:c="7"/></text:p>
      <text:p text:style-name="P125">17<text:tab/><text:tab/><text:tab/> <text:s/>6 <text:s text:c="9"/>6 <text:s text:c="9"/>6 <text:s text:c="8"/>6 <text:s text:c="9"/>6 <text:s text:c="9"/>6 <text:s text:c="8"/>6 <text:s text:c="9"/>6 <text:s text:c="9"/>4 <text:s text:c="8"/>-</text:p>
      <text:p text:style-name="P125">18 <text:s text:c="19"/><text:tab/> <text:s/>6 <text:s text:c="9"/>6 <text:s text:c="9"/>6 <text:s text:c="8"/>6 <text:s text:c="9"/>6 <text:s text:c="9"/>6 <text:s text:c="8"/>6 <text:s text:c="9"/>6 <text:s text:c="9"/>5 <text:s text:c="8"/>3</text:p>
      <text:p text:style-name="P125">19 <text:s text:c="19"/><text:tab/> <text:s/>6 <text:s text:c="9"/>6 <text:s text:c="9"/>6 <text:s text:c="8"/>6 <text:s text:c="9"/>6 <text:s text:c="9"/>6 <text:s text:c="8"/>6 <text:s text:c="9"/>6 <text:s text:c="9"/>6 <text:s text:c="8"/>4 <text:s text:c="4"/></text:p>
      <text:p text:style-name="P125">20 <text:s text:c="19"/><text:tab/> <text:s/>6 <text:s text:c="9"/>6 <text:s text:c="9"/>6 <text:s text:c="8"/>6 <text:s text:c="9"/>6 <text:s text:c="9"/>6 <text:s text:c="8"/>6 <text:s text:c="9"/>6 <text:s text:c="9"/>6 <text:s text:c="8"/>5 </text:p>
      <text:p text:style-name="P125"/>
      <text:p text:style-name="P176">-Spells Per Day Progression by level(Priest/Wizard):</text:p>
      <text:p text:style-name="P125"><text:span text:style-name="T563">Caster</text:span> Level:0 <text:s text:c="4"/>1<text:span text:style-name="T1">st</text:span> <text:s text:c="7"/>2<text:span text:style-name="T1">nd</text:span> <text:s text:c="10"/>3<text:span text:style-name="T1">rd</text:span> <text:s text:c="11"/>4<text:span text:style-name="T1">th</text:span> <text:s text:c="12"/>5<text:span text:style-name="T1">th</text:span> <text:s text:c="11"/>6<text:span text:style-name="T1">th</text:span> <text:s text:c="11"/>7<text:span text:style-name="T1">th</text:span> <text:s text:c="11"/>8<text:span text:style-name="T1">th</text:span> <text:s text:c="11"/>9<text:span text:style-name="T1">th</text:span></text:p>
      <text:p text:style-name="P125">1<text:tab/> <text:s text:c="7"/>3 <text:s text:c="4"/>1<text:span text:style-name="T564">(+2*)</text:span> <text:s text:c="4"/>- <text:s text:c="13"/>- <text:s text:c="13"/>- <text:s text:c="14"/>- <text:s text:c="14"/>- <text:s text:c="13"/>- <text:s text:c="14"/>- <text:s text:c="13"/>- <text:s text:c="13"/></text:p>
      <text:p text:style-name="P129">2<text:tab/> <text:s text:c="7"/>4 <text:s text:c="4"/>2<text:span text:style-name="T564">(+2*)</text:span> <text:s text:c="4"/>- <text:s text:c="13"/>- <text:s text:c="13"/>- <text:s text:c="14"/>- <text:s text:c="14"/>- <text:s text:c="13"/>- <text:s text:c="14"/>- <text:s text:c="13"/>- <text:s text:c="12"/></text:p>
      <text:p text:style-name="P129">3<text:tab/> <text:s text:c="7"/>4 <text:s text:c="4"/>2<text:span text:style-name="T564">(+2*)</text:span> <text:s text:c="4"/>1<text:span text:style-name="T564">(+2*)</text:span> <text:s text:c="4"/>- <text:s text:c="13"/>- <text:s text:c="14"/>- <text:s text:c="13"/>- <text:s text:c="14"/>- <text:s text:c="13"/>- <text:s text:c="13"/>- <text:s text:c="14"/></text:p>
      <text:p text:style-name="P129">4<text:tab/> <text:s text:c="7"/>4 <text:s text:c="4"/>3<text:span text:style-name="T564">(+2*)</text:span> <text:s text:c="4"/>2<text:span text:style-name="T564">(+2*)</text:span> <text:s text:c="4"/>- <text:s text:c="13"/>- <text:s text:c="14"/>- <text:s text:c="13"/>- <text:s text:c="14"/>- <text:s text:c="13"/>- <text:s text:c="13"/>- <text:s text:c="14"/></text:p>
      <text:p text:style-name="P129">5<text:tab/> <text:s text:c="7"/>4 <text:s text:c="4"/>3<text:span text:style-name="T564">(+2*)</text:span> <text:s text:c="4"/>2<text:span text:style-name="T564">(+2*)</text:span> <text:s text:c="4"/>1<text:span text:style-name="T564">(+2*)</text:span> <text:s text:c="4"/>- <text:s text:c="13"/>- <text:s text:c="14"/>- <text:s text:c="13"/>- <text:s text:c="14"/>- <text:s text:c="13"/>- <text:s text:c="15"/></text:p>
      <text:p text:style-name="P129">6<text:tab/> <text:s text:c="7"/>4 <text:s text:c="4"/>3<text:span text:style-name="T564">(+2*)</text:span> <text:s text:c="4"/>3<text:span text:style-name="T564">(+2*)</text:span> <text:s text:c="4"/>2<text:span text:style-name="T564">(+2*)</text:span> <text:s text:c="4"/>- <text:s text:c="13"/>- <text:s text:c="14"/>- <text:s text:c="13"/>- <text:s text:c="14"/>- <text:s text:c="14"/>- </text:p>
      <text:p text:style-name="P129">7<text:tab/> <text:s text:c="7"/>4 <text:s text:c="4"/>4<text:span text:style-name="T564">(+2*)</text:span> <text:s text:c="4"/>3<text:span text:style-name="T564">(+2*)</text:span> <text:s text:c="4"/>2<text:span text:style-name="T564">(+2*)</text:span> <text:s text:c="4"/>1<text:span text:style-name="T564">(+2*)</text:span> <text:s text:c="4"/>- <text:s text:c="13"/>- <text:s text:c="14"/>- <text:s text:c="13"/>- <text:s text:c="14"/>-</text:p>
      <text:p text:style-name="P129">8<text:tab/> <text:s text:c="7"/>4 <text:s text:c="4"/>4<text:span text:style-name="T564">(+2*)</text:span> <text:s text:c="4"/>3<text:span text:style-name="T564">(+2*)</text:span> <text:s text:c="4"/>3<text:span text:style-name="T564">(+2*)</text:span> <text:s text:c="4"/>2<text:span text:style-name="T564">(+2*)</text:span> <text:s text:c="4"/>- <text:s text:c="13"/>- <text:s text:c="14"/>- <text:s text:c="13"/>- <text:s text:c="14"/>- </text:p>
      <text:p text:style-name="P129">9<text:tab/> <text:s text:c="7"/>4 <text:s text:c="4"/>4<text:span text:style-name="T564">(+2*)</text:span> <text:s text:c="4"/>4<text:span text:style-name="T564">(+2*)</text:span> <text:s text:c="4"/>3<text:span text:style-name="T564">(+2*)</text:span> <text:s text:c="4"/>2<text:span text:style-name="T564">(+2*)</text:span> <text:s text:c="4"/>1<text:span text:style-name="T564">(+2*)</text:span> <text:s text:c="4"/>- <text:s text:c="13"/>- <text:s text:c="14"/>- <text:s text:c="14"/>- <text:s text:c="4"/></text:p>
      <text:p text:style-name="P129">10<text:tab/> <text:s text:c="7"/>4 <text:s text:c="4"/>4<text:span text:style-name="T564">(+2*)</text:span> <text:s text:c="4"/>4<text:span text:style-name="T564">(+2*)</text:span> <text:s text:c="4"/>3<text:span text:style-name="T564">(+2*)</text:span> <text:s text:c="4"/>3<text:span text:style-name="T564">(+2*)</text:span> <text:s text:c="4"/>2<text:span text:style-name="T564">(+2*)</text:span> <text:s text:c="4"/>- <text:s text:c="13"/>- <text:s text:c="14"/>- <text:s text:c="14"/>- <text:s text:c="2"/></text:p>
      <text:p text:style-name="P129">11<text:tab/> <text:s text:c="7"/>4 <text:s text:c="4"/>4<text:span text:style-name="T564">(+2*)</text:span> <text:s text:c="4"/>4<text:span text:style-name="T564">(+2*)</text:span> <text:s text:c="4"/>4<text:span text:style-name="T564">(+2*)</text:span> <text:s text:c="4"/>3<text:span text:style-name="T564">(+2*)</text:span> <text:s text:c="4"/>2<text:span text:style-name="T564">(+2*)</text:span> <text:s text:c="4"/>1<text:span text:style-name="T564">(+2*)</text:span> <text:s text:c="4"/>- <text:s text:c="13"/>- <text:s text:c="14"/>- <text:s/></text:p>
      <text:p text:style-name="P129">12<text:tab/> <text:s text:c="7"/>4 <text:s text:c="4"/>4<text:span text:style-name="T564">(+2*)</text:span> <text:s text:c="4"/>4<text:span text:style-name="T564">(+2*)</text:span> <text:s text:c="4"/>4<text:span text:style-name="T564">(+2*)</text:span> <text:s text:c="4"/>3<text:span text:style-name="T564">(+2*)</text:span> <text:s text:c="4"/>3<text:span text:style-name="T564">(+2*)</text:span> <text:s text:c="4"/>2<text:span text:style-name="T564">(+2*)</text:span> <text:s text:c="4"/>- <text:s text:c="13"/>- <text:s text:c="14"/>- <text:s text:c="3"/></text:p>
      <text:p text:style-name="P129">13<text:tab/> <text:s text:c="7"/>4 <text:s text:c="4"/>4<text:span text:style-name="T564">(+2*)</text:span> <text:s text:c="4"/>4<text:span text:style-name="T564">(+2*)</text:span> <text:s text:c="4"/>4<text:span text:style-name="T564">(+2*)</text:span> <text:s text:c="4"/>4<text:span text:style-name="T564">(+2*)</text:span> <text:s text:c="4"/>3<text:span text:style-name="T564">(+2*)</text:span> <text:s text:c="4"/>2<text:span text:style-name="T564">(+2*)</text:span> <text:s text:c="4"/>1<text:span text:style-name="T564">(+2*)</text:span> <text:s text:c="4"/>- <text:s text:c="13"/>- <text:s text:c="4"/></text:p>
      <text:p text:style-name="P129">14<text:tab/> <text:s text:c="7"/>4 <text:s text:c="4"/>4<text:span text:style-name="T564">(+2*)</text:span> <text:s text:c="4"/>4<text:span text:style-name="T564">(+2*)</text:span> <text:s text:c="4"/>4<text:span text:style-name="T564">(+2*)</text:span> <text:s text:c="4"/>4<text:span text:style-name="T564">(+2*)</text:span> <text:s text:c="4"/>3<text:span text:style-name="T564">(+2*)</text:span> <text:s text:c="4"/>3<text:span text:style-name="T564">(+2*)</text:span> <text:s text:c="4"/>2<text:span text:style-name="T564">(+2*)</text:span> <text:s text:c="4"/>- <text:s text:c="13"/>- <text:s text:c="8"/></text:p>
      <text:p text:style-name="P129">15<text:tab/> <text:s text:c="7"/>4 <text:s text:c="4"/>4<text:span text:style-name="T564">(+2*)</text:span> <text:s text:c="4"/>4<text:span text:style-name="T564">(+2*)</text:span> <text:s text:c="4"/>4<text:span text:style-name="T564">(+2*)</text:span> <text:s text:c="4"/>4<text:span text:style-name="T564">(+2*)</text:span> <text:s text:c="4"/>4<text:span text:style-name="T564">(+2*)</text:span> <text:s text:c="4"/>3<text:span text:style-name="T564">(+2*)</text:span> <text:s text:c="4"/>2<text:span text:style-name="T564">(+2*)</text:span> <text:s text:c="4"/>1<text:span text:style-name="T564">(+2*)</text:span> <text:s text:c="4"/>- <text:s text:c="8"/></text:p>
      <text:p text:style-name="P129">16<text:tab/> <text:s text:c="7"/>4 <text:s text:c="4"/>4<text:span text:style-name="T564">(+2*)</text:span> <text:s text:c="4"/>4<text:span text:style-name="T564">(+2*)</text:span> <text:s text:c="4"/>4<text:span text:style-name="T564">(+2*)</text:span> <text:s text:c="4"/>4<text:span text:style-name="T564">(+2*)</text:span> <text:s text:c="4"/>4<text:span text:style-name="T564">(+2*)</text:span> <text:s text:c="4"/>3<text:span text:style-name="T564">(+2*)</text:span> <text:s text:c="4"/>3<text:span text:style-name="T564">(+2*)</text:span> <text:s text:c="4"/>2<text:span text:style-name="T564">(+2*)</text:span> <text:s text:c="4"/>- <text:s text:c="7"/></text:p>
      <text:p text:style-name="P129">17<text:tab/> <text:s text:c="7"/>4 <text:s text:c="4"/>4<text:span text:style-name="T564">(+2*)</text:span> <text:s text:c="4"/>4<text:span text:style-name="T564">(+2*)</text:span> <text:s text:c="4"/>4<text:span text:style-name="T564">(+2*)</text:span> <text:s text:c="4"/>4<text:span text:style-name="T564">(+2*)</text:span> <text:s text:c="4"/>4<text:span text:style-name="T564">(+2*)</text:span> <text:s text:c="4"/>4<text:span text:style-name="T564">(+2*)</text:span> <text:s text:c="4"/>3<text:span text:style-name="T564">(+2*)</text:span> <text:s text:c="4"/>2<text:span text:style-name="T564">(+2*)</text:span> <text:s text:c="4"/>1<text:span text:style-name="T564">(+2*)</text:span> </text:p>
      <text:p text:style-name="P129"><text:soft-page-break/>18 <text:s text:c="15"/>4 <text:s text:c="4"/>4<text:span text:style-name="T564">(+2*)</text:span> <text:s text:c="4"/>4<text:span text:style-name="T564">(+2*)</text:span> <text:s text:c="4"/>4<text:span text:style-name="T564">(+2*)</text:span> <text:s text:c="4"/>4<text:span text:style-name="T564">(+2*)</text:span> <text:s text:c="4"/>4<text:span text:style-name="T564">(+2*)</text:span> <text:s text:c="4"/>4<text:span text:style-name="T564">(+2*)</text:span> <text:s text:c="4"/>3<text:span text:style-name="T564">(+2*)</text:span> <text:s text:c="4"/>3<text:span text:style-name="T564">(+2*)</text:span> <text:s text:c="4"/>2<text:span text:style-name="T564">(+2*)</text:span> <text:s text:c="10"/></text:p>
      <text:p text:style-name="P129">19 <text:s text:c="15"/>4 <text:s text:c="4"/>4<text:span text:style-name="T564">(+2*)</text:span> <text:s text:c="4"/>4<text:span text:style-name="T564">(+2*)</text:span> <text:s text:c="4"/>4<text:span text:style-name="T564">(+2*)</text:span> <text:s text:c="4"/>4<text:span text:style-name="T564">(+2*)</text:span> <text:s text:c="4"/>4<text:span text:style-name="T564">(+2*)</text:span> <text:s text:c="4"/>4<text:span text:style-name="T564">(+2*)</text:span> <text:s text:c="4"/>4<text:span text:style-name="T564">(+2*)</text:span> <text:s text:c="4"/>3<text:span text:style-name="T564">(+2*)</text:span> <text:s text:c="4"/>2<text:span text:style-name="T564">(+2*)</text:span> <text:s text:c="8"/></text:p>
      <text:p text:style-name="P129">20 <text:s text:c="15"/>4 <text:s text:c="4"/>4<text:span text:style-name="T564">(+2*)</text:span> <text:s text:c="4"/>4<text:span text:style-name="T564">(+2*)</text:span> <text:s text:c="4"/>4<text:span text:style-name="T564">(+2*)</text:span> <text:s text:c="4"/>4<text:span text:style-name="T564">(+2*)</text:span> <text:s text:c="4"/>4<text:span text:style-name="T564">(+2*)</text:span> <text:s text:c="4"/>4<text:span text:style-name="T564">(+2*)</text:span> <text:s text:c="4"/>4<text:span text:style-name="T564">(+2*)</text:span> <text:s text:c="4"/>3<text:span text:style-name="T564">(+2*)</text:span> <text:s text:c="4"/>3<text:span text:style-name="T564">(+2*)</text:span> <text:s text:c="3"/></text:p>
      <text:p text:style-name="P129"><text:s text:c="2"/><text:span text:style-name="T563">*: </text:span><text:span text:style-name="T564">Priests</text:span><text:span text:style-name="T563"> gain additional spells as indicated on the chart chosen from </text:span><text:span text:style-name="T564">their</text:span><text:span text:style-name="T563"> Domain spell lists.</text:span></text:p>
      <text:p text:style-name="P125"/>
      <text:p text:style-name="P176">-Spells Known Progression by level(Bard/Swordmage):</text:p>
      <text:p text:style-name="P125">C<text:span text:style-name="T563">aster</text:span> Level: <text:tab/><text:tab/>0<text:tab/>1<text:span text:style-name="T1">st<text:tab/></text:span>2<text:span text:style-name="T1">nd<text:tab/></text:span>3<text:span text:style-name="T1">rd<text:tab/></text:span>4<text:span text:style-name="T1">th<text:tab/></text:span>5<text:span text:style-name="T1">th<text:tab/></text:span>6<text:span text:style-name="T1">th</text:span> </text:p>
      <text:p text:style-name="P125">1<text:tab/><text:tab/><text:tab/>4<text:tab/>-<text:tab/>-<text:tab/>-<text:tab/>-<text:tab/>-<text:tab/>-</text:p>
      <text:p text:style-name="P125">2<text:tab/><text:tab/><text:tab/>5<text:tab/>2<text:tab/>-<text:tab/>-<text:tab/>-<text:tab/>-<text:tab/>-</text:p>
      <text:p text:style-name="P125">3<text:tab/><text:tab/><text:tab/>6<text:tab/>3<text:tab/>-<text:tab/>-<text:tab/>-<text:tab/>-<text:tab/>-</text:p>
      <text:p text:style-name="P125">4<text:tab/><text:tab/><text:tab/>6<text:tab/>3<text:tab/>2<text:tab/>-<text:tab/>-<text:tab/>-<text:tab/>-</text:p>
      <text:p text:style-name="P125">5<text:tab/><text:tab/><text:tab/>6<text:tab/>4<text:tab/>3<text:tab/>-<text:tab/>-<text:tab/>-<text:tab/>-</text:p>
      <text:p text:style-name="P125">6<text:tab/><text:tab/><text:tab/>6<text:tab/>4<text:tab/><text:span text:style-name="T742">4</text:span><text:tab/>-<text:tab/>-<text:tab/>-<text:tab/>-</text:p>
      <text:p text:style-name="P125">7<text:tab/><text:tab/><text:tab/>6<text:tab/>4<text:tab/>4<text:tab/>2<text:tab/>-<text:tab/>-<text:tab/>-</text:p>
      <text:p text:style-name="P125">8<text:tab/><text:tab/><text:tab/>6<text:tab/>4<text:tab/>4<text:tab/>3<text:tab/>-<text:tab/>-<text:tab/>-</text:p>
      <text:p text:style-name="P125">9<text:tab/><text:tab/><text:tab/>6<text:tab/>4<text:tab/>4<text:tab/><text:span text:style-name="T742">4</text:span><text:tab/>-<text:tab/>-<text:tab/>-</text:p>
      <text:p text:style-name="P125">10<text:tab/><text:tab/><text:tab/>6<text:tab/>4<text:tab/>4<text:tab/>4<text:tab/>2<text:tab/>-<text:tab/>-</text:p>
      <text:p text:style-name="P125">11<text:tab/><text:tab/><text:tab/>6<text:tab/>4<text:tab/>4<text:tab/>4<text:tab/>3<text:tab/>-<text:tab/>-</text:p>
      <text:p text:style-name="P125">12<text:tab/><text:tab/><text:tab/>6<text:tab/>4<text:tab/>4<text:tab/>4<text:tab/><text:span text:style-name="T742">4</text:span><text:tab/>-<text:tab/>-</text:p>
      <text:p text:style-name="P125">13<text:tab/><text:tab/><text:tab/>6<text:tab/>4<text:tab/>4<text:tab/>4<text:tab/>4<text:tab/>2<text:tab/>-</text:p>
      <text:p text:style-name="P125">14<text:tab/><text:tab/><text:tab/>6<text:tab/>4<text:tab/>4<text:tab/>4<text:tab/>4<text:tab/>3<text:tab/>-</text:p>
      <text:p text:style-name="P125">15<text:tab/><text:tab/><text:tab/>6<text:tab/>4<text:tab/>4<text:tab/>4<text:tab/>4<text:tab/><text:span text:style-name="T742">4</text:span><text:tab/>-</text:p>
      <text:p text:style-name="P125">16<text:tab/><text:tab/><text:tab/>6<text:tab/>5<text:tab/>4<text:tab/>4<text:tab/>4<text:tab/>4<text:tab/>2</text:p>
      <text:p text:style-name="P125">17<text:tab/><text:tab/><text:tab/>6<text:tab/>5<text:tab/>5<text:tab/>4<text:tab/>4<text:tab/>4<text:tab/>3</text:p>
      <text:p text:style-name="P125">18<text:tab/><text:tab/><text:tab/>6<text:tab/>5<text:tab/>5<text:tab/>5<text:tab/>4<text:tab/>4<text:tab/><text:span text:style-name="T742">4</text:span></text:p>
      <text:p text:style-name="P125">19<text:tab/><text:tab/><text:tab/>6<text:tab/>5<text:tab/>5<text:tab/>5<text:tab/>5<text:tab/>4<text:tab/>4</text:p>
      <text:p text:style-name="P125">20<text:tab/><text:tab/><text:tab/>6<text:tab/>5<text:tab/>5<text:tab/>5<text:tab/>5<text:tab/>5<text:tab/>4 <text:s text:c="4"/></text:p>
      <text:p text:style-name="P125"/>
      <text:p text:style-name="P176">-Spells Known Progression by level(Duskblade):</text:p>
      <text:p text:style-name="P125">C<text:span text:style-name="T563">aster</text:span> Level:<text:tab/><text:tab/><text:tab/>0<text:tab/>1<text:span text:style-name="T1">st</text:span><text:tab/>2<text:span text:style-name="T1">nd</text:span><text:tab/>3<text:span text:style-name="T1">rd</text:span><text:tab/>4<text:span text:style-name="T1">th</text:span><text:tab/>5<text:span text:style-name="T1">th</text:span></text:p>
      <text:p text:style-name="P125">1<text:tab/><text:tab/><text:tab/><text:tab/>4<text:tab/>2<text:tab/>-<text:tab/>-<text:tab/>-<text:tab/>-</text:p>
      <text:p text:style-name="P125">2<text:tab/><text:tab/><text:tab/><text:tab/>5<text:tab/>3<text:tab/>-<text:tab/>-<text:tab/>-<text:tab/>-</text:p>
      <text:p text:style-name="P125">3<text:tab/><text:tab/><text:tab/><text:tab/>6<text:tab/>3<text:tab/>2<text:tab/>-<text:tab/>-<text:tab/>-</text:p>
      <text:p text:style-name="P125">4<text:tab/><text:tab/><text:tab/><text:tab/>6<text:tab/>4<text:tab/>3<text:tab/>-<text:tab/>-<text:tab/>-</text:p>
      <text:p text:style-name="P125">5<text:tab/><text:tab/><text:tab/><text:tab/>6<text:tab/>4<text:tab/>3<text:tab/>2<text:tab/>-<text:tab/>-</text:p>
      <text:p text:style-name="P125">6<text:tab/><text:tab/><text:tab/><text:tab/>6<text:tab/>4<text:tab/>4<text:tab/>3<text:tab/>-<text:tab/>-</text:p>
      <text:p text:style-name="P125">7<text:tab/><text:tab/><text:tab/><text:tab/>6<text:tab/>4<text:tab/>4<text:tab/>3<text:tab/>2<text:tab/>-</text:p>
      <text:p text:style-name="P125">8<text:tab/><text:tab/><text:tab/><text:tab/>6<text:tab/>4<text:tab/>4<text:tab/>4<text:tab/>3<text:tab/>-</text:p>
      <text:p text:style-name="P125">9<text:tab/><text:tab/><text:tab/><text:tab/>6<text:tab/>4<text:tab/>4<text:tab/>4<text:tab/>3<text:tab/>2</text:p>
      <text:p text:style-name="P125">10<text:tab/><text:tab/><text:tab/><text:tab/>6<text:tab/>4<text:tab/>4<text:tab/>4<text:tab/>4<text:tab/>3</text:p>
      <text:p text:style-name="P125">11<text:tab/><text:tab/><text:tab/><text:tab/>6<text:tab/>4<text:tab/>4<text:tab/>4<text:tab/>4<text:tab/><text:span text:style-name="T742">4</text:span></text:p>
      <text:p text:style-name="P125">12<text:tab/><text:tab/><text:tab/><text:tab/>6<text:tab/><text:span text:style-name="T742">5</text:span><text:tab/>4<text:tab/>4<text:tab/>4<text:tab/>4</text:p>
      <text:p text:style-name="P125">13<text:tab/><text:tab/><text:tab/><text:tab/>6<text:tab/>5<text:tab/><text:span text:style-name="T742">5</text:span><text:tab/>4<text:tab/>4<text:tab/>4</text:p>
      <text:p text:style-name="P125">14<text:tab/><text:tab/><text:tab/><text:tab/>6<text:tab/>5<text:tab/><text:span text:style-name="T742">5</text:span><text:tab/><text:span text:style-name="T742">5</text:span><text:tab/>4<text:tab/>4</text:p>
      <text:p text:style-name="P125">15<text:tab/><text:tab/><text:tab/><text:tab/>6<text:tab/>5<text:tab/>5<text:tab/><text:span text:style-name="T742">5</text:span><text:tab/><text:span text:style-name="T742">5</text:span><text:tab/>4</text:p>
      <text:p text:style-name="P125">16<text:tab/><text:tab/><text:tab/><text:tab/>6<text:tab/>5<text:tab/>5<text:tab/><text:span text:style-name="T742">5</text:span><text:tab/><text:span text:style-name="T742">5</text:span><text:tab/><text:span text:style-name="T742">5</text:span></text:p>
      <text:p text:style-name="P125">17<text:tab/><text:tab/><text:tab/><text:tab/>6<text:tab/><text:span text:style-name="T742">6</text:span><text:tab/>5<text:tab/>5<text:tab/><text:span text:style-name="T742">5</text:span><text:tab/><text:span text:style-name="T742">5</text:span></text:p>
      <text:p text:style-name="P125">18<text:tab/><text:tab/><text:tab/><text:tab/>6<text:tab/><text:span text:style-name="T742">6</text:span><text:tab/><text:span text:style-name="T742">6</text:span><text:tab/>5<text:tab/><text:span text:style-name="T742">5</text:span><text:tab/><text:span text:style-name="T742">5</text:span></text:p>
      <text:p text:style-name="P125">19<text:tab/><text:tab/><text:tab/><text:tab/>6<text:tab/><text:span text:style-name="T742">6</text:span><text:tab/><text:span text:style-name="T742">6</text:span><text:tab/><text:span text:style-name="T742">6</text:span><text:tab/>5<text:tab/><text:span text:style-name="T742">5</text:span></text:p>
      <text:p text:style-name="P125"><text:soft-page-break/>20<text:tab/><text:tab/><text:tab/><text:tab/>6<text:tab/><text:span text:style-name="T742">6</text:span><text:tab/><text:span text:style-name="T742">6</text:span><text:tab/><text:span text:style-name="T742">6</text:span><text:tab/><text:span text:style-name="T742">6</text:span><text:tab/><text:span text:style-name="T742">5</text:span></text:p>
      <text:p text:style-name="P125"/>
      <text:p text:style-name="P177">-Spells <text:span text:style-name="T525">Known</text:span> Progression by level(Sorcerer):</text:p>
      <text:p text:style-name="P126">C<text:span text:style-name="T563">aster</text:span> Level: <text:s text:c="2"/><text:tab/> <text:s/>0 <text:s text:c="9"/>1<text:span text:style-name="T1">st</text:span> <text:s text:c="8"/>2<text:span text:style-name="T1">nd</text:span> <text:s text:c="7"/>3<text:span text:style-name="T1">rd</text:span> <text:s text:c="7"/>4<text:span text:style-name="T1">th</text:span> <text:s text:c="7"/>5<text:span text:style-name="T1">th</text:span> <text:s text:c="7"/>6<text:span text:style-name="T1">th</text:span> <text:s text:c="7"/>7<text:span text:style-name="T1">th</text:span> <text:s text:c="7"/>8<text:span text:style-name="T1">th</text:span> <text:s text:c="7"/>9<text:span text:style-name="T1">th</text:span></text:p>
      <text:p text:style-name="P126">1<text:tab/><text:tab/><text:tab/> <text:s/><text:span text:style-name="T525">4</text:span> <text:s text:c="9"/><text:span text:style-name="T525">2</text:span> <text:s text:c="9"/>- <text:s text:c="9"/>- <text:s text:c="10"/>- <text:s text:c="10"/>- <text:s text:c="9"/>- <text:s text:c="10"/>- <text:s text:c="10"/>- <text:s text:c="9"/>- <text:s text:c="13"/></text:p>
      <text:p text:style-name="P126">2<text:tab/><text:tab/><text:tab/> <text:s/><text:span text:style-name="T525">5</text:span> <text:s text:c="9"/><text:span text:style-name="T525">2</text:span> <text:s text:c="9"/>- <text:s text:c="9"/>- <text:s text:c="10"/>- <text:s text:c="10"/>- <text:s text:c="9"/>- <text:s text:c="10"/>- <text:s text:c="10"/>- <text:s text:c="9"/>- <text:s text:c="12"/></text:p>
      <text:p text:style-name="P126">3<text:tab/><text:tab/><text:tab/> <text:s/><text:span text:style-name="T525">5</text:span> <text:s text:c="9"/><text:span text:style-name="T525">3</text:span> <text:s text:c="9"/>- <text:s text:c="8"/>- <text:s text:c="10"/>- <text:s text:c="10"/>- <text:s text:c="9"/>- <text:s text:c="10"/>- <text:s text:c="10"/>- <text:s text:c="9"/>- <text:s text:c="14"/></text:p>
      <text:p text:style-name="P126">4<text:tab/><text:tab/><text:tab/> <text:s/>6 <text:s text:c="9"/><text:span text:style-name="T525">3</text:span> <text:s text:c="9"/><text:span text:style-name="T525">1</text:span> <text:s text:c="8"/>- <text:s text:c="10"/>- <text:s text:c="10"/>- <text:s text:c="9"/>- <text:s text:c="10"/>- <text:s text:c="10"/>- <text:s text:c="9"/>- <text:s text:c="14"/></text:p>
      <text:p text:style-name="P126">5<text:tab/><text:tab/><text:tab/> <text:s/>6 <text:s text:c="9"/><text:span text:style-name="T525">4</text:span> <text:s text:c="9"/><text:span text:style-name="T525">2</text:span> <text:s text:c="8"/>- <text:s text:c="9"/>- <text:s text:c="10"/>- <text:s text:c="9"/>- <text:s text:c="10"/>- <text:s text:c="10"/>- <text:s text:c="9"/>- <text:s text:c="15"/></text:p>
      <text:p text:style-name="P126">6<text:tab/><text:tab/><text:tab/> <text:s/><text:span text:style-name="T525">7</text:span> <text:s text:c="9"/><text:span text:style-name="T525">4</text:span> <text:s text:c="9"/><text:span text:style-name="T525">2</text:span> <text:s text:c="8"/><text:span text:style-name="T525">1</text:span> <text:s text:c="9"/>- <text:s text:c="10"/>- <text:s text:c="9"/>- <text:s text:c="10"/>- <text:s text:c="10"/>- <text:s text:c="9"/>- </text:p>
      <text:p text:style-name="P126">7<text:tab/><text:tab/><text:tab/> <text:s/><text:span text:style-name="T525">7</text:span> <text:s text:c="9"/><text:span text:style-name="T525">5</text:span> <text:s text:c="9"/><text:span text:style-name="T525">3</text:span> <text:s text:c="8"/><text:span text:style-name="T525">2</text:span> <text:s text:c="9"/>- <text:s text:c="9"/>- <text:s text:c="9"/>- <text:s text:c="10"/>- <text:s text:c="10"/>- <text:s text:c="9"/>-</text:p>
      <text:p text:style-name="P126">8<text:tab/><text:tab/><text:tab/> <text:s/><text:span text:style-name="T525">8</text:span> <text:s text:c="9"/><text:span text:style-name="T525">5</text:span> <text:s text:c="9"/><text:span text:style-name="T525">3</text:span> <text:s text:c="8"/><text:span text:style-name="T525">2</text:span> <text:s text:c="9"/><text:span text:style-name="T525">1</text:span> <text:s text:c="9"/>- <text:s text:c="9"/>- <text:s text:c="10"/>- <text:s text:c="10"/>- <text:s text:c="9"/>- </text:p>
      <text:p text:style-name="P126">9<text:tab/><text:tab/><text:tab/> <text:s/><text:span text:style-name="T525">8</text:span> <text:s text:c="9"/><text:span text:style-name="T525">5</text:span> <text:s text:c="9"/><text:span text:style-name="T525">4</text:span> <text:s text:c="8"/><text:span text:style-name="T525">3</text:span> <text:s text:c="9"/><text:span text:style-name="T525">2</text:span> <text:s text:c="9"/>- <text:s text:c="8"/>- <text:s text:c="10"/>- <text:s text:c="10"/>- <text:s text:c="9"/>- <text:s text:c="4"/></text:p>
      <text:p text:style-name="P126">10<text:tab/><text:tab/><text:tab/> <text:s/><text:span text:style-name="T525">9</text:span> <text:s text:c="9"/><text:span text:style-name="T525">5</text:span> <text:s text:c="9"/><text:span text:style-name="T525">4</text:span> <text:s text:c="8"/><text:span text:style-name="T525">3</text:span> <text:s text:c="9"/><text:span text:style-name="T525">2</text:span> <text:s text:c="9"/><text:span text:style-name="T525">1</text:span> <text:s text:c="8"/>- <text:s text:c="10"/>- <text:s text:c="10"/>- <text:s text:c="9"/>- <text:s text:c="2"/></text:p>
      <text:p text:style-name="P126">11<text:tab/><text:tab/><text:tab/> <text:s/><text:span text:style-name="T525">9</text:span> <text:s text:c="9"/><text:span text:style-name="T525">5</text:span> <text:s text:c="9"/><text:span text:style-name="T525">5</text:span> <text:s text:c="8"/><text:span text:style-name="T525">4</text:span> <text:s text:c="9"/><text:span text:style-name="T525">3</text:span> <text:s text:c="9"/><text:span text:style-name="T525">2</text:span> <text:s text:c="8"/>- <text:s text:c="9"/>- <text:s text:c="10"/>- <text:s text:c="9"/>- <text:s/></text:p>
      <text:p text:style-name="P126">12<text:tab/><text:tab/><text:tab/> <text:s/><text:span text:style-name="T525">9</text:span> <text:s text:c="9"/><text:span text:style-name="T525">5</text:span> <text:s text:c="9"/><text:span text:style-name="T525">5</text:span> <text:s text:c="8"/><text:span text:style-name="T525">4</text:span> <text:s text:c="9"/><text:span text:style-name="T525">3</text:span> <text:s text:c="9"/><text:span text:style-name="T525">2</text:span> <text:s text:c="8"/><text:span text:style-name="T525">1</text:span> <text:s text:c="9"/>- <text:s text:c="10"/>- <text:s text:c="9"/>- <text:s text:c="3"/></text:p>
      <text:p text:style-name="P126">13<text:tab/><text:tab/><text:tab/> <text:s/><text:span text:style-name="T525">9</text:span> <text:s text:c="9"/><text:span text:style-name="T525">5</text:span> <text:s text:c="9"/><text:span text:style-name="T525">5</text:span> <text:s text:c="8"/><text:span text:style-name="T525">5</text:span> <text:s text:c="9"/><text:span text:style-name="T525">4</text:span> <text:s text:c="9"/><text:span text:style-name="T525">3</text:span> <text:s text:c="8"/><text:span text:style-name="T525">2</text:span> <text:s text:c="9"/>- <text:s text:c="9"/>- <text:s text:c="9"/>- <text:s text:c="4"/></text:p>
      <text:p text:style-name="P126">14<text:tab/><text:tab/><text:tab/> <text:s/><text:span text:style-name="T525">9</text:span> <text:s text:c="9"/><text:span text:style-name="T525">5</text:span> <text:s text:c="9"/><text:span text:style-name="T525">5</text:span> <text:s text:c="8"/><text:span text:style-name="T525">5</text:span> <text:s text:c="9"/><text:span text:style-name="T525">4</text:span> <text:s text:c="9"/><text:span text:style-name="T525">3</text:span> <text:s text:c="8"/><text:span text:style-name="T525">2</text:span> <text:s text:c="9"/><text:span text:style-name="T525">1</text:span> <text:s text:c="9"/>- <text:s text:c="9"/>- <text:s text:c="8"/></text:p>
      <text:p text:style-name="P126">15<text:tab/><text:tab/><text:tab/> <text:s/><text:span text:style-name="T525">9</text:span> <text:s text:c="9"/><text:span text:style-name="T525">5</text:span> <text:s text:c="9"/><text:span text:style-name="T525">5</text:span> <text:s text:c="8"/><text:span text:style-name="T525">5</text:span> <text:s text:c="9"/><text:span text:style-name="T525">5</text:span> <text:s text:c="9"/><text:span text:style-name="T525">4</text:span> <text:s text:c="8"/><text:span text:style-name="T525">3</text:span> <text:s text:c="9"/><text:span text:style-name="T525">2</text:span> <text:s text:c="9"/>- <text:s text:c="8"/>- <text:s text:c="8"/></text:p>
      <text:p text:style-name="P126">16<text:tab/><text:tab/><text:tab/> <text:s/><text:span text:style-name="T525">9</text:span> <text:s text:c="9"/><text:span text:style-name="T525">5</text:span> <text:s text:c="9"/><text:span text:style-name="T525">5</text:span> <text:s text:c="8"/><text:span text:style-name="T525">5</text:span> <text:s text:c="9"/><text:span text:style-name="T525">5</text:span> <text:s text:c="9"/><text:span text:style-name="T525">4</text:span> <text:s text:c="8"/><text:span text:style-name="T525">3</text:span> <text:s text:c="9"/><text:span text:style-name="T525">2</text:span> <text:s text:c="9"/><text:span text:style-name="T525">1</text:span> <text:s text:c="8"/>- <text:s text:c="7"/></text:p>
      <text:p text:style-name="P126">17<text:tab/><text:tab/><text:tab/> <text:s/><text:span text:style-name="T525">9</text:span> <text:s text:c="9"/><text:span text:style-name="T525">5</text:span> <text:s text:c="9"/><text:span text:style-name="T525">5</text:span> <text:s text:c="8"/><text:span text:style-name="T525">5</text:span> <text:s text:c="9"/><text:span text:style-name="T525">5</text:span> <text:s text:c="9"/><text:span text:style-name="T525">5</text:span> <text:s text:c="8"/><text:span text:style-name="T525">4</text:span> <text:s text:c="9"/><text:span text:style-name="T525">3</text:span> <text:s text:c="9"/><text:span text:style-name="T525">2</text:span> <text:s text:c="8"/>-</text:p>
      <text:p text:style-name="P126">18 <text:s text:c="19"/><text:tab/> <text:s/><text:span text:style-name="T525">9</text:span> <text:s text:c="9"/><text:span text:style-name="T525">5</text:span> <text:s text:c="9"/><text:span text:style-name="T525">5</text:span> <text:s text:c="8"/><text:span text:style-name="T525">5</text:span> <text:s text:c="9"/><text:span text:style-name="T525">5</text:span> <text:s text:c="9"/><text:span text:style-name="T525">5</text:span> <text:s text:c="8"/><text:span text:style-name="T525">4</text:span> <text:s text:c="9"/><text:span text:style-name="T525">3</text:span> <text:s text:c="9"/><text:span text:style-name="T525">2</text:span> <text:s text:c="8"/><text:span text:style-name="T525">1</text:span></text:p>
      <text:p text:style-name="P126">19 <text:s text:c="19"/><text:tab/> <text:s/><text:span text:style-name="T525">9</text:span> <text:s text:c="9"/><text:span text:style-name="T525">5</text:span> <text:s text:c="9"/><text:span text:style-name="T525">5</text:span> <text:s text:c="8"/><text:span text:style-name="T525">5</text:span> <text:s text:c="9"/><text:span text:style-name="T525">5</text:span> <text:s text:c="9"/><text:span text:style-name="T525">5</text:span> <text:s text:c="8"/><text:span text:style-name="T525">5</text:span> <text:s text:c="9"/><text:span text:style-name="T525">4</text:span> <text:s text:c="9"/><text:span text:style-name="T525">3</text:span> <text:s text:c="8"/><text:span text:style-name="T525">2</text:span> <text:s text:c="4"/></text:p>
      <text:p text:style-name="P126">20 <text:s text:c="19"/><text:tab/> <text:s/><text:span text:style-name="T525">9</text:span> <text:s text:c="9"/><text:span text:style-name="T525">5</text:span> <text:s text:c="9"/><text:span text:style-name="T525">5</text:span> <text:s text:c="8"/><text:span text:style-name="T525">5</text:span> <text:s text:c="9"/><text:span text:style-name="T525">5</text:span> <text:s text:c="9"/><text:span text:style-name="T525">5</text:span> <text:s text:c="8"/><text:span text:style-name="T525">5</text:span> <text:s text:c="9"/><text:span text:style-name="T742">5</text:span> <text:s text:c="9"/><text:span text:style-name="T742">4</text:span> <text:s text:c="8"/><text:span text:style-name="T742">3</text:span> </text:p>
      <text:h text:style-name="Heading_20_2" text:outline-level="2">Class, Progression and Changes:</text:h>
      <text:p text:style-name="P30">Based on the nature of the system, certain changes have been made to the classes. <text:s/>The class abilities you gain from the 5 levels in any single class are called <text:span text:style-name="T333">Core</text:span> <text:span text:style-name="T333">Abilities</text:span>. <text:s/>The abilities you can gain after the 5<text:span text:style-name="T1">th</text:span> level of a given class are called <text:span text:style-name="T333">Advanced</text:span> <text:span text:style-name="T333">Abilities</text:span>. <text:s/>Advanced Abilities from any given class <text:span text:style-name="T578">can be purchased as Milestone feats, but</text:span> can only be obtained from having 5 levels in that class. <text:s/>Core <text:span text:style-name="T578">A</text:span>bilities from other classes that you do not have levels in can <text:span text:style-name="T755">also</text:span> be obtained via Milestone feats.</text:p>
      <text:h text:style-name="Heading_20_2" text:outline-level="2">Barbarian</text:h>
      <text:p text:style-name="P125">HD- d12</text:p>
      <text:p text:style-name="P125">BAB Progression- Good</text:p>
      <text:p text:style-name="P125">Good Saves- Fort</text:p>
      <text:p text:style-name="P125">Skill Points per level- 4 + Int modifier</text:p>
      <text:p text:style-name="P125">Class Skills- Climb, Craft, Handle Animal, Intimidate, Jump, Listen, <text:span text:style-name="T720">Proffesion,</text:span> Ride, Survival, Swim.</text:p>
      <text:p text:style-name="P125">Armor Proficiency- Light and Medium armor. <text:s/>All shields(save tower shields).</text:p>
      <text:p text:style-name="P125">Weapon Proficiency- All simple and martial weapons.</text:p>
      <text:p text:style-name="P125">-At 1<text:span text:style-name="T1">st</text:span> level the barbarian gains the Fast Movement and Rage class abilities </text:p>
      <text:p text:style-name="P125">-<text:span text:style-name="T565">At 1</text:span><text:span text:style-name="T8">st</text:span><text:span text:style-name="T565"> level the Barbarian gains the Power Attack feat OR the Weapon Focus feat for a single weapon they are proficient with.</text:span></text:p>
      <text:p text:style-name="P125">-At 2<text:span text:style-name="T1">nd</text:span> level the barbarian gains the Danger Sense and <text:span text:style-name="T566">Endurance</text:span> feats.</text:p>
      <text:p text:style-name="P253"><text:span text:style-name="T175">-At 3</text:span><text:span text:style-name="T281">rd</text:span><text:span text:style-name="T175"> level, the barbarian gains the </text:span><text:span text:style-name="T182">Tenacity and the</text:span><text:span text:style-name="T175"> Uncanny Dodge class </text:span><text:span text:style-name="T182">abilities</text:span><text:span text:style-name="T175">.</text:span></text:p>
      <text:p text:style-name="P253"><text:span text:style-name="T175">-At 4</text:span><text:span text:style-name="T281">th</text:span><text:span text:style-name="T175"> level the barbarian gains</text:span><text:span text:style-name="T179"> the Berserker Trigger</text:span><text:span text:style-name="T175"> class </text:span><text:span text:style-name="T182">ability</text:span><text:span text:style-name="T175">.</text:span></text:p>
      <text:p text:style-name="P253"><text:span text:style-name="T175">-</text:span><text:span text:style-name="T178">At 4</text:span><text:span text:style-name="T282">th</text:span><text:span text:style-name="T178"> level the barbarian gains the </text:span><text:span text:style-name="T179">Stalwart</text:span><text:span text:style-name="T178"> feat.</text:span></text:p>
      <text:p text:style-name="P253"><text:span text:style-name="T175">-At 5</text:span><text:span text:style-name="T281">th</text:span><text:span text:style-name="T175"> level the barbarian gains </text:span><text:span text:style-name="T182">the Improved Rage</text:span><text:span text:style-name="T175"> and the Improved Uncanny Dodge class </text:span><text:span text:style-name="T182">abilities</text:span><text:span text:style-name="T175">. </text:span></text:p>
      <text:p text:style-name="P176"><text:soft-page-break/>Barbarian <text:span text:style-name="T578">Core Abilities</text:span>:</text:p>
      <text:p text:style-name="P170">Rage</text:p>
      <text:p text:style-name="P125">-BAB of 1</text:p>
      <text:p text:style-name="P30">-Gain the Rage ability(+4 Str/Con, +2 to Will saves, -2 to AC). <text:s/>This ability lasts for a number of rounds equal to 1 + your Con modifier and can be used once per day. <text:s/><text:span text:style-name="T534">When your Rage comes to an end, you are fatigued for the remainder of the encounter. <text:s/>If you go into another Rage during this state, you ignore your fatigue for the duration of your Rage. <text:s/></text:span>This feat can be taken a number of times equal to half of your Barbarian levels(round <text:span text:style-name="T536">down</text:span>) <text:s/>Every time it is taken your Rage lasts for 1 additional round and you gain 1 additional use of your Rage per day.</text:p>
      <text:p text:style-name="P253"><text:span text:style-name="T175"><text:tab/></text:span><text:span text:style-name="T251">Fast Movement</text:span></text:p>
      <text:p text:style-name="P30"><text:tab/>-Rage</text:p>
      <text:p text:style-name="P30"><text:tab/>-Gain the Fast Movement ability, increasing your base speed by 10 ft when wearing <text:tab/>medium armor or less. <text:s/>This feat does not stack with other abilities that grant Fast <text:tab/>Movement.</text:p>
      <text:p text:style-name="P253"><text:span text:style-name="T175"><text:tab/><text:tab/></text:span><text:span text:style-name="T251">Uncanny Dodge</text:span></text:p>
      <text:p text:style-name="P30"><text:tab/><text:tab/>-Fast Movement</text:p>
      <text:p text:style-name="P30"><text:tab/><text:tab/>-BAB of 3</text:p>
      <text:p text:style-name="P30"><text:tab/><text:tab/>-Gain the Uncanny Dodge ability, retaining Dex bonus to AC when flanked or struck by <text:tab/><text:tab/><text:tab/>an invisible attacker. <text:s/>This ability doe not function against attackers that have 5 or more <text:tab/><text:tab/><text:tab/>BAB than yourself.</text:p>
      <text:p text:style-name="P30"><text:tab/><text:tab/><text:tab/><text:span text:style-name="T339">Tenacity</text:span></text:p>
      <text:p text:style-name="P30"><text:span text:style-name="T333"><text:tab/><text:tab/><text:tab/></text:span><text:span text:style-name="T436">Rage</text:span></text:p>
      <text:p text:style-name="P30"><text:tab/><text:tab/><text:tab/>-<text:span text:style-name="T578">Fast Movement</text:span></text:p>
      <text:p text:style-name="P30"><text:tab/><text:tab/><text:tab/>-BAB of <text:span text:style-name="T578">3</text:span></text:p>
      <text:p text:style-name="P30"><text:tab/><text:tab/><text:tab/>-Gain a natural DR of 1/-. <text:s/>This feat can be taken a number of additional times <text:tab/><text:tab/><text:tab/><text:tab/>equal to half of your Barbarian levels(round up). <text:s/>It's effects stack</text:p>
      <text:p text:style-name="P30"><text:tab/><text:tab/><text:tab/><text:tab/><text:span text:style-name="T346">Berserker Trigger</text:span></text:p>
      <text:p text:style-name="P37"><text:tab/><text:tab/><text:tab/><text:tab/><text:span text:style-name="T436">-</text:span><text:span text:style-name="T437">Tenacity</text:span></text:p>
      <text:p text:style-name="P37"><text:tab/><text:tab/><text:tab/><text:tab/>-BAB of 4</text:p>
      <text:p text:style-name="P37"><text:tab/><text:tab/><text:tab/><text:tab/>-<text:span text:style-name="T567">Once per day, when you are reduced to less than half of your maximum <text:tab/><text:tab/><text:tab/><text:tab/><text:tab/>hit point total, you gain a +1 to attack and damage rolls, a DR rating of 1/- <text:tab/><text:tab/><text:tab/><text:tab/>and </text:span><text:span text:style-name="T572">+5 temporary hit points</text:span><text:span text:style-name="T567">. <text:s/></text:span><text:span text:style-name="T572">When you gain Greater Rage, these bonuses <text:tab/><text:tab/><text:tab/><text:tab/>increase to +2 to attack and damage rolls, a DR of 2/- and +10 temporary <text:tab/><text:tab/><text:tab/><text:tab/><text:tab/>hit points. <text:s/>When you gain the Mighty Rage feat, these bonuses increase <text:tab/><text:tab/><text:tab/><text:tab/><text:tab/>to +3 to attack and damage rolls, a D</text:span><text:span text:style-name="T718">R</text:span><text:span text:style-name="T572"> of 3/- and +15 temporary hit <text:tab/><text:tab/><text:tab/><text:tab/><text:tab/>points. </text:span><text:span text:style-name="T567"><text:s/>These effects effects last until you are healed above half of your <text:tab/><text:tab/><text:tab/><text:tab/><text:tab/>maximum hit point total. </text:span></text:p>
      <text:p text:style-name="P37"><text:tab/><text:tab/><text:tab/><text:tab/><text:tab/><text:span text:style-name="T350">Improved Rage</text:span></text:p>
      <text:p text:style-name="P37"><text:tab/><text:tab/><text:tab/><text:tab/><text:tab/>-<text:span text:style-name="T578">Berserker Trigger</text:span></text:p>
      <text:p text:style-name="P37"><text:tab/><text:tab/><text:tab/><text:tab/><text:tab/>-<text:span text:style-name="T578">BAB of 5</text:span></text:p>
      <text:p text:style-name="P40"><text:tab/><text:tab/><text:tab/><text:tab/><text:tab/>-When you use Rage, your bonus to Str/Con increases by +2, and <text:tab/><text:tab/><text:tab/><text:tab/><text:tab/><text:tab/>your Will save bonus increases by +1. <text:s/>Your Rage lasts for 1 <text:tab/><text:tab/><text:tab/><text:tab/><text:tab/><text:tab/>additional round and you gain 1 additional use of your Rage per <text:tab/><text:tab/><text:tab/><text:tab/><text:tab/><text:tab/>day.</text:p>
      <text:p text:style-name="P253"><text:span text:style-name="T175"><text:tab/><text:tab/><text:tab/><text:tab/><text:tab/></text:span><text:span text:style-name="T251">Improved Uncanny Dodge</text:span></text:p>
      <text:p text:style-name="P253"><text:span text:style-name="T251"><text:tab/><text:tab/><text:tab/><text:tab/><text:tab/></text:span><text:span text:style-name="T222">-</text:span><text:span text:style-name="T223">Berserker Trigger </text:span></text:p>
      <text:p text:style-name="P30"><text:tab/><text:tab/><text:tab/><text:tab/><text:tab/>-Uncanny Dodge</text:p>
      <text:p text:style-name="P30"><text:tab/><text:tab/><text:tab/><text:tab/><text:tab/>-BAB of 5</text:p>
      <text:p text:style-name="P30"><text:soft-page-break/><text:tab/><text:tab/><text:tab/><text:tab/><text:tab/>-Your Uncanny Dodge improves, granting you immunity to being <text:tab/><text:tab/><text:tab/><text:tab/><text:tab/><text:tab/>flanked by an attacker who does not have 5 BAB or more than <text:tab/><text:tab/><text:tab/><text:tab/><text:tab/><text:tab/>yourself.</text:p>
      <text:p text:style-name="P182">Barbarian Advanced Abilities:</text:p>
      <text:p text:style-name="P170">Greater Rage</text:p>
      <text:p text:style-name="P30">-<text:span text:style-name="T578">Improved </text:span>Rag<text:span text:style-name="T578">e</text:span></text:p>
      <text:p text:style-name="P30">BAB of 6</text:p>
      <text:p text:style-name="P30">-<text:span text:style-name="T578">Compiled Training(Barbarian)</text:span></text:p>
      <text:p text:style-name="P30">-When you use Rage, your bonus to Str/Con increases by +2, and your Will save bonus <text:tab/>increases by +1. <text:s/>Your Rage lasts for 1 additional round and you gain 1 additional use of your Rage per day.</text:p>
      <text:p text:style-name="P170"><text:tab/>Indomitable Will</text:p>
      <text:p text:style-name="P30"><text:tab/>-Greater Rage</text:p>
      <text:p text:style-name="P30"><text:tab/>-BAB of 8</text:p>
      <text:p text:style-name="P30"><text:tab/>-Gain a +4 bonus on Will saves to resist enchantment/charm spells when in Rage.</text:p>
      <text:p text:style-name="P30"><text:tab/><text:tab/><text:span text:style-name="T332">Indomitable Tenacity</text:span></text:p>
      <text:p text:style-name="P30"><text:span text:style-name="T332"><text:tab/><text:tab/></text:span><text:span text:style-name="T436">-</text:span><text:span text:style-name="T451">Indomitable Will</text:span></text:p>
      <text:p text:style-name="P197"><text:tab/><text:tab/>-BAB of 10</text:p>
      <text:p text:style-name="P197"><text:tab/><text:tab/>-Your Con score increases by 2 and it's ability score maximum increases by 2. <text:s/>Your <text:tab/><text:tab/><text:tab/>Indomitable Will bonus also applies to Fort saves against death effects.</text:p>
      <text:p text:style-name="P30"><text:span text:style-name="T451"><text:tab/><text:tab/><text:tab/></text:span><text:span text:style-name="T453">Indomitable Rage</text:span></text:p>
      <text:p text:style-name="P197"><text:tab/><text:tab/><text:tab/>-Indomitable Tenacity</text:p>
      <text:p text:style-name="P30"><text:span text:style-name="T451"><text:tab/><text:tab/><text:tab/>-When you are in a Rage, your </text:span><text:span text:style-name="T453">base</text:span><text:span text:style-name="T451"> bonus to Will saves now applies to all saves<text:tab/></text:span></text:p>
      <text:p text:style-name="P253"><text:span text:style-name="T175"><text:tab/></text:span><text:span text:style-name="T249">Tireless Rage</text:span></text:p>
      <text:p text:style-name="P30"><text:tab/>-Greater Rage</text:p>
      <text:p text:style-name="P30"><text:tab/>-BAB of 1<text:span text:style-name="T783">0</text:span></text:p>
      <text:p text:style-name="P30"><text:tab/>-You are no longer fatigued after using Rage.</text:p>
      <text:p text:style-name="P30"><text:tab/><text:tab/><text:span text:style-name="T333">Berserker Rage</text:span></text:p>
      <text:p text:style-name="P30"><text:tab/><text:tab/>-Tireless Rage</text:p>
      <text:p text:style-name="P30"><text:tab/><text:tab/>-BAB of 12</text:p>
      <text:p text:style-name="P30"><text:tab/><text:tab/>When you are in a Rage, you may make one additional attack per round when using a <text:tab/><text:tab/><text:tab/>Standard action(at a -5 penalty). <text:s/>In addition, once per round when you are in a Rage and <text:tab/><text:tab/>an opponent deals damage to you, you may make an attack of opportunity against <text:tab/><text:tab/><text:tab/>them(at a -5 penalty). <text:s/>This attack does not count against your normal allotment of <text:tab/><text:tab/><text:tab/>attacks of opportunities per round.</text:p>
      <text:p text:style-name="P30"><text:tab/><text:tab/><text:span text:style-name="T332">Mighty Rage</text:span></text:p>
      <text:p text:style-name="P30"><text:tab/><text:tab/>-Tireless Rage</text:p>
      <text:p text:style-name="P30"><text:tab/><text:tab/>-BAB of 12</text:p>
      <text:p text:style-name="P30"><text:tab/><text:tab/>-When you use Rage, your bonus to Str/Con increases by +2, and <text:tab/>your Will save bonus <text:tab/><text:tab/><text:tab/>increases by +1. <text:s/>Your Rage lasts for 1 additional round and you gain 1 additional use of <text:tab/><text:tab/>your Rage per day.</text:p>
      <text:p text:style-name="P253"><text:span text:style-name="T175"><text:tab/><text:tab/><text:tab/></text:span><text:span text:style-name="T251">Heroic Berserker</text:span></text:p>
      <text:p text:style-name="P30"><text:tab/><text:tab/><text:tab/>-Berserker Rage</text:p>
      <text:p text:style-name="P30"><text:tab/><text:tab/><text:tab/>-Mighty Rage</text:p>
      <text:p text:style-name="P30"><text:tab/><text:tab/><text:tab/>-BAB of 15</text:p>
      <text:p text:style-name="P30"><text:tab/><text:tab/><text:tab/>-Your class Hit Die is considered a d16. <text:s/>When you are in a Rage, your /- <text:tab/>DR is <text:tab/><text:tab/><text:tab/><text:tab/>considered 1 higher and your melee weapon damage is also considered one die <text:tab/><text:tab/><text:tab/><text:tab/>type higher.</text:p>
      <text:h text:style-name="Heading_20_2" text:outline-level="2"><text:soft-page-break/>Bard</text:h>
      <text:p text:style-name="P125">HD- d6</text:p>
      <text:p text:style-name="P125">BAB Progression- Average</text:p>
      <text:p text:style-name="P125">Good Saves- Ref, Will</text:p>
      <text:p text:style-name="P125">Skill Points per level- 6 + Int modifier</text:p>
      <text:p text:style-name="P125">Class Skills- Appraise, Balance, Bluff, Climb, Concentration, Craft, Decipher Script, Diplomacy, Disguise, Escape Artist, Gather Information, Hide, Jump, Knowledge(all skills, taken individually), Listen, Move Silently, Perform<text:span text:style-name="T750">(Sing and 1 other)</text:span>, Profession, Sense Motive, Slight of Hand, Speak Language, Spellcraft, Swim, Tumble, Use Magic Device</text:p>
      <text:p text:style-name="P125">Armor Proficiency- Light armor, All shields(save tower shields)*</text:p>
      <text:p text:style-name="P125">* <text:s/>Bards are subject to spell failure chance from shields, but not from light armor.</text:p>
      <text:p text:style-name="P125">Weapon Proficiency- All simple weapons plus longsword, rapier, sap, short sword, whip and shortbow.</text:p>
      <text:p text:style-name="P125">-At 1<text:span text:style-name="T1">st</text:span> level the bard gains the Bardic Knowledge class ability as well as the Fascinate, Countersong and Inspire Courage +1 effects for their Bardic music class ability.</text:p>
      <text:p text:style-name="P125">-At 2<text:span text:style-name="T1">nd</text:span> level the bard gains the Inspire Competence effect for their Bardic Music class ability <text:span text:style-name="T679">as well as the Viscous Mockery class ability</text:span>.</text:p>
      <text:p text:style-name="P125">-<text:span text:style-name="T679">At 3</text:span><text:span text:style-name="T17">rd</text:span><text:span text:style-name="T679"> level the bard gains the Song of Rest effect of their Bardic Music ability.</text:span></text:p>
      <text:p text:style-name="P125">-At 3<text:span text:style-name="T1">rd</text:span> level the bard gains <text:span text:style-name="T679">a bonus feat of their choice.</text:span></text:p>
      <text:p text:style-name="P125">-<text:span text:style-name="T679">At 4</text:span><text:span text:style-name="T17">th</text:span><text:span text:style-name="T679"> level the bard gains the </text:span><text:span text:style-name="T721">Obscure Lore</text:span><text:span text:style-name="T679"> class ability.</text:span></text:p>
      <text:p text:style-name="P253"><text:span text:style-name="T175">-At 4</text:span><text:span text:style-name="T281">th</text:span><text:span text:style-name="T175"> level the bard gains </text:span><text:span text:style-name="T200">a bonus feat of their choice</text:span></text:p>
      <text:p text:style-name="P253"><text:span text:style-name="T175">-At 5</text:span><text:span text:style-name="T281">th</text:span><text:span text:style-name="T175"> level the bard gains </text:span><text:span text:style-name="T222">the </text:span><text:span text:style-name="T226">Lyric Inspiration class ability and the</text:span><text:span text:style-name="T222"> Suggestion effect for their Bardic Music class ability.</text:span></text:p>
      <text:p text:style-name="P253"><text:span text:style-name="T222">-</text:span><text:span text:style-name="T225">At 5</text:span><text:span text:style-name="T290">th</text:span><text:span text:style-name="T225"> level the bard gains a bonus feat of their choice.</text:span></text:p>
      <text:p text:style-name="P14">Bard C<text:span text:style-name="T579">ore Abilities</text:span>:</text:p>
      <text:p text:style-name="P14">Bardic Arcane Spellcasting</text:p>
      <text:p text:style-name="Standard"><text:span text:style-name="T297">-You gain the ability to cast arcane spells as if you were a 1</text:span><text:span text:style-name="T296">st</text:span><text:span text:style-name="T297"> level Bard. <text:s/></text:span><text:span text:style-name="T302">Charisma is the ability score that governs your spellcasting. <text:s/></text:span><text:span text:style-name="T301">A</text:span><text:span text:style-name="T49"> bard need not prepare </text:span><text:span text:style-name="T53">their</text:span><text:span text:style-name="T49"> spells in advance. </text:span><text:span text:style-name="T53">They</text:span><text:span text:style-name="T49"> can cast any spell </text:span><text:span text:style-name="T53">they</text:span><text:span text:style-name="T49"> know at any time, assuming </text:span><text:span text:style-name="T53">they</text:span><text:span text:style-name="T49"> </text:span><text:span text:style-name="T53">have</text:span><text:span text:style-name="T49"> not yet used up </text:span><text:span text:style-name="T53">their</text:span><text:span text:style-name="T49"> allotment of spells per day for the spell’s level. <text:s/>Like other spellcasters, a bard can cast only a certain number of spells of each spell level per day. In addition, </text:span><text:span text:style-name="T54">they</text:span><text:span text:style-name="T49"> receives bonus spells per day if </text:span><text:span text:style-name="T53">they</text:span><text:span text:style-name="T49"> </text:span><text:span text:style-name="T54">have</text:span><text:span text:style-name="T49"> a high Charisma score. When the bard gets 0 spells per day of a given spell level, </text:span><text:span text:style-name="T53">they</text:span><text:span text:style-name="T49"> gain only the bonus spells </text:span><text:span text:style-name="T53">they</text:span><text:span text:style-name="T49"> would be entitled to based on </text:span><text:span text:style-name="T53">their</text:span><text:span text:style-name="T49"> Charisma score for that spell level. </text:span></text:p>
      <text:p text:style-name="P14">Bardic Music</text:p>
      <text:p text:style-name="P170">-<text:span text:style-name="T455">Perform 3 ranks</text:span></text:p>
      <text:p text:style-name="P170"><text:span text:style-name="T455">-Caster level 1</text:span><text:span text:style-name="T2">st</text:span><text:span text:style-name="T455"> (Bardic)</text:span></text:p>
      <text:p text:style-name="Standard"><text:span text:style-name="T175">-You gain the ability to use </text:span><text:span text:style-name="T297">the Bardic Music feature once per day, per Bard </text:span><text:span text:style-name="T303">caster</text:span><text:span text:style-name="T297"> level. <text:s/></text:span><text:span text:style-name="T71">A</text:span><text:span text:style-name="T30"> bard can use </text:span><text:span text:style-name="T45">their</text:span><text:span text:style-name="T30"> song or poetics to produce magical effects on those around </text:span><text:span text:style-name="T45">them</text:span><text:span text:style-name="T30"> (usually including </text:span><text:span text:style-name="T45">themselves</text:span><text:span text:style-name="T30">, if desired). While these abilities fall under the category of bardic music and the descriptions discuss singing or playing instruments, they can all be activated by reciting poetry, chanting, singing lyrical songs, singing melodies, whistling, playing an instrument, or playing an instrument in combination with some spoken performance. Each ability requires both a minimum bard </text:span><text:span text:style-name="T48">caster</text:span><text:span text:style-name="T30"> level and a minimum number of ranks in the Perform skill to qualify; if a bard does not have the required number of ranks in at least one Perform skill, </text:span><text:span text:style-name="T45">they</text:span><text:span text:style-name="T30"> </text:span><text:span text:style-name="T45">do</text:span><text:span text:style-name="T30"> not gain the bardic music ability until </text:span><text:span text:style-name="T45">they</text:span><text:span text:style-name="T30"> acquires the needed ranks.</text:span></text:p>
      <text:p text:style-name="P223">Starting a bardic music effect is a standard action. <text:s/>Some bardic music abilities require concentration, which means the bard must take a standard action each round to maintain the ability. Even while using bardic music that doesn’t require concentration, a bard cannot cast spells, activate magic items, by spell completions(such as scrolls), spell triggers(such as wands), or command word Just as for casting a spell <text:soft-page-break/>with a verbal component, a deaf bard has a 20% chance to fail when attempting to use bardic music. If <text:span text:style-name="T721">they</text:span> fail, the attempt still counts against <text:span text:style-name="T721">their</text:span> daily limit.</text:p>
      <text:p text:style-name="P2">You may choose from the Countersong, Fascinate and Inspire Courage abilities to use, which are described below. <text:s/></text:p>
      <text:p text:style-name="P253"><text:span text:style-name="T62">Countersong-</text:span><text:span text:style-name="T49"> <text:s/>A bard of 1</text:span><text:span text:style-name="T97">st</text:span><text:span text:style-name="T49"> caster level with 3 or more ranks in a Perform skill can use </text:span><text:span text:style-name="T55">their</text:span><text:span text:style-name="T49"> music or poetics to counter magical effects that depend on sound (but not spells that simply have verbal components). Each round of the countersong, </text:span><text:span text:style-name="T55">they</text:span><text:span text:style-name="T49"> mak</text:span><text:span text:style-name="T55">e</text:span><text:span text:style-name="T49"> a Perform check. Any creature within 30 feet of the bard (including the bard </text:span><text:span text:style-name="T55">themselves</text:span><text:span text:style-name="T49">) that is affected by a sonic or language-dependent magical attack may use the bard's Perform heck result in place of its own save. If a creature within range of the countersong is already under the effect of a noninstantaneous sonic or language-dependent magical attack, it gains another saving throw against the effect each round it hears the countersong, but it must use the bard's Perform check result for the save. Countersong has no effect against effects that don’t allow saves. The bard may keep up the countersong for 10 rounds.</text:span><text:span text:style-name="T297"> </text:span></text:p>
      <text:p text:style-name="Standard"><text:span text:style-name="T308">Fascinate</text:span><text:span text:style-name="T297">- <text:s/></text:span><text:span text:style-name="T49">A bard of 1</text:span><text:span text:style-name="T97">st</text:span><text:span text:style-name="T49"> caster level <text:s/>with 3 or more ranks in a Perform skill can use </text:span><text:span text:style-name="T55">their</text:span><text:span text:style-name="T49"> music or poetics to cause one or more creatures to become fascinated with </text:span><text:span text:style-name="T55">them</text:span><text:span text:style-name="T49">. Each creature to be fascinated must be within 90 feet, able to see and hear the bard, and able to pay attention to </text:span><text:span text:style-name="T55">them</text:span><text:span text:style-name="T49">. The bard must also be able to see the creature. The distraction of nearby combat or other dangers prevents the ability from working. For every three caster levels a bard attains beyond 1st, </text:span><text:span text:style-name="T55">they</text:span><text:span text:style-name="T49"> can target one additional creature with a single use of this ability. <text:s/></text:span><text:span text:style-name="T30">To use the ability, a bard makes a Perform check. </text:span><text:span text:style-name="T48">Their</text:span><text:span text:style-name="T30"> check result is the DC for each affected creature's Will save against the effect. If a creature's save succeeds, the bard cannot attempt to fascinate that creature again for 24 hours. If its saving throw fails, the creature sits quietly and listens to the song, taking no other actions, for as long as the bard continues to play and concentrate (up to a maximum of 1 round per bard</text:span><text:span text:style-name="T48"> caster</text:span><text:span text:style-name="T30"> level). While fascinated, a target takes a -4 penalty on skill checks made as reactions, such as Spot or Listen checks. Any potential threat requires the bard to make another Perform check and allows the creature a new saving throw against a DC equal to the new Perform check result. <text:s/>Any obvious threat, such as someone drawing a weapon, casting a spell, or aiming a ranged weapon at the target, automatically breaks the effect. Fascinate is an enchantment (compulsion), mind-affecting ability.</text:span></text:p>
      <text:p text:style-name="Standard"><text:span text:style-name="T57">Inspire Courage- </text:span><text:span text:style-name="T30"><text:s/>A bard of 1</text:span><text:span text:style-name="T98">st</text:span><text:span text:style-name="T30"> caster level with 3 or more ranks in a Perform skill can use song or poetics to inspire courage in </text:span><text:span text:style-name="T48">their</text:span><text:span text:style-name="T30"> allies (including </text:span><text:span text:style-name="T48">themselves</text:span><text:span text:style-name="T30">), bolstering them against fear and improving their combat abilities. To be affected, an ally must be able to hear the bard sing. The effect lasts for as long as the ally hears the bard sing and for 5 rounds thereafter. An affected ally receives </text:span><text:span text:style-name="T32">a </text:span><text:span text:style-name="T30">+1 bonus on saves against charm and fear effects and a +1 morale bonus on attack and weapon damage rolls. At 5</text:span><text:span text:style-name="T98">th</text:span><text:span text:style-name="T30"> caster level , and every 5 bard caster levels thereafter, this bonus increases by 1 (+2 at 5th, +3 at 10th, and so on.). Inspire courage is a mind-affecting ability. </text:span></text:p>
      <text:p text:style-name="P170">Bardic Knowledge</text:p>
      <text:p text:style-name="P125">-<text:span text:style-name="T679">Caster level 1</text:span><text:span text:style-name="T17">st</text:span><text:span text:style-name="T679"> (Bardic)</text:span></text:p>
      <text:p text:style-name="P30">-You can make a special Bardic Knowledge check for legends and rumors about people places and items using your Bard <text:span text:style-name="T721">caster</text:span> level(minimum 1) + your Int modifier as the <text:span text:style-name="T561">bonus</text:span>. <text:s/>If you have 5 ranks in Knowledge(history), you also gain an additional +2 on this check. <text:s/><text:span text:style-name="T697">In addition, gain 5 skill points. <text:s/>These skill points can only be spent on Knowledge skills. <text:s/>Every time you gain further skill points, gain 1 additional skill point that can only be spent on Knowledge skills. <text:s/></text:span><text:span text:style-name="T778">Finally, your ranks in Perform(Singing) are always equal to your ranks in your highest Perform skill.</text:span></text:p>
      <text:p text:style-name="P30"/>
      <table:table table:name="Table11" table:style-name="Table11">
        <table:table-column table:style-name="Table11.A"/>
        <table:table-column table:style-name="Table11.B"/>
        <table:table-column table:style-name="Table11.C"/>
        <table:table-row>
          <table:table-cell table:style-name="Table11.A1" office:value-type="string">
            <text:p text:style-name="P278">DC</text:p>
          </table:table-cell>
          <table:table-cell table:style-name="Table11.A1" office:value-type="string">
            <text:p text:style-name="P278">Type of Knowledge</text:p>
          </table:table-cell>
          <table:table-cell table:style-name="Table11.C1" office:value-type="string">
            <text:p text:style-name="P278">Example</text:p>
          </table:table-cell>
        </table:table-row>
        <table:table-row>
          <table:table-cell table:style-name="Table11.A2" office:value-type="string">
            <text:p text:style-name="P278">10</text:p>
          </table:table-cell>
          <table:table-cell table:style-name="Table11.A2" office:value-type="string">
            <text:p text:style-name="P278">Common, known by at least a substantial minority of the local population.</text:p>
          </table:table-cell>
          <table:table-cell table:style-name="Table11.C2" office:value-type="string">
            <text:p text:style-name="P278">A local mayor’s reputation for drinking; common legends about a powerful place of mystery.</text:p>
          </table:table-cell>
        </table:table-row>
        <text:soft-page-break/>
        <table:table-row>
          <table:table-cell table:style-name="Table11.A2" office:value-type="string">
            <text:p text:style-name="P278">20</text:p>
          </table:table-cell>
          <table:table-cell table:style-name="Table11.A2" office:value-type="string">
            <text:p text:style-name="P278">Uncommon but available, known by only a few people’s legends.</text:p>
          </table:table-cell>
          <table:table-cell table:style-name="Table11.C2" office:value-type="string">
            <text:p text:style-name="P278">A local public figure’s shady past; legends about a powerful magic item.</text:p>
          </table:table-cell>
        </table:table-row>
        <table:table-row>
          <table:table-cell table:style-name="Table11.A2" office:value-type="string">
            <text:p text:style-name="P278">25</text:p>
          </table:table-cell>
          <table:table-cell table:style-name="Table11.A2" office:value-type="string">
            <text:p text:style-name="P278">Obscure, known by few, hard to come by.</text:p>
          </table:table-cell>
          <table:table-cell table:style-name="Table11.C2" office:value-type="string">
            <text:p text:style-name="P278">A knight’s family history; legends about a minor place of mystery or magic item.</text:p>
          </table:table-cell>
        </table:table-row>
        <table:table-row>
          <table:table-cell table:style-name="Table11.A2" office:value-type="string">
            <text:p text:style-name="P278">30</text:p>
          </table:table-cell>
          <table:table-cell table:style-name="Table11.A2" office:value-type="string">
            <text:p text:style-name="Standard"><text:span text:style-name="T462">Extremely Obsc</text:span><text:span text:style-name="T156">ure, kn</text:span><text:span text:style-name="T30">own by very few, possibly forgotten by most who once knew it, possibly known only by those who don’t understand the significance of the knowledge.</text:span><text:span text:style-name="T150"> </text:span></text:p>
          </table:table-cell>
          <table:table-cell table:style-name="Table11.C2" office:value-type="string">
            <text:p text:style-name="P278">A mighty wizard’s childhood nickname; the history of a petty magic item.</text:p>
          </table:table-cell>
        </table:table-row>
      </table:table>
      <text:p text:style-name="P30"/>
      <text:p text:style-name="P253"><text:span text:style-name="T175"><text:tab/></text:span><text:span text:style-name="T249">Inspire Competence</text:span></text:p>
      <text:p text:style-name="P253"><text:span text:style-name="T249"><text:tab/></text:span><text:span text:style-name="T175">-Bardic Music</text:span></text:p>
      <text:p text:style-name="P30"><text:tab/>-Perform 5 ranks</text:p>
      <text:p text:style-name="P30"><text:tab/>-BAB of <text:span text:style-name="T679">1</text:span></text:p>
      <text:p text:style-name="P30"><text:tab/>-Caster level <text:span text:style-name="T561">2</text:span><text:span text:style-name="T7">nd</text:span><text:span text:style-name="T561"> </text:span>(Bardic)</text:p>
      <text:p text:style-name="Standard"><text:span text:style-name="T297"><text:tab/>-You add the Inspire Competence ability to your Bardic Music list. <text:s/></text:span><text:span text:style-name="T30">A bard of </text:span><text:span text:style-name="T33">2</text:span><text:span text:style-name="T99">nd</text:span><text:span text:style-name="T33"> </text:span><text:span text:style-name="T30">caster level <text:tab/>with 5 or more ranks in a Perform skill can use </text:span><text:span text:style-name="T48">their</text:span><text:span text:style-name="T30"> music or poetics to help an ally succeed at <text:tab/>a</text:span><text:span text:style-name="T109"> </text:span><text:span text:style-name="T30">task. The ally must be within 30 feet and able to see and hear the bard. The bard must also be <text:tab/>able to see the ally. <text:s/>The ally gets a +2 competence bonus on Skill checks made with a particular <text:tab/>skill as long as </text:span><text:span text:style-name="T48">they</text:span><text:span text:style-name="T30"> continue to hear the bard’s music. Certain uses of this ability are infeasible. <text:tab/>The effect lasts as long as the bard concentrates, up to a maximum of 2 minutes. A bard can’t <text:tab/>inspire competence in himself. Inspire </text:span><text:span text:style-name="T48">C</text:span><text:span text:style-name="T30">ompetence is a mind-affecting ability.</text:span></text:p>
      <text:p text:style-name="Standard"><text:span text:style-name="T30"><text:tab/></text:span><text:span text:style-name="T60">Viscous Mockery</text:span></text:p>
      <text:p text:style-name="P296"><text:span text:style-name="T43"><text:tab/></text:span><text:span text:style-name="T139">-Bardic Music</text:span></text:p>
      <text:p text:style-name="P69"><text:tab/>-BAB of <text:span text:style-name="T679">1</text:span></text:p>
      <text:p text:style-name="P211"><text:span text:style-name="T121"><text:tab/>-Caster level </text:span><text:span text:style-name="T122">2</text:span><text:span text:style-name="T107">nd</text:span><text:span text:style-name="T122"> </text:span><text:span text:style-name="T121">(Bardic)</text:span></text:p>
      <text:p text:style-name="P12"><text:span text:style-name="T115"><text:tab/>-</text:span><text:span text:style-name="T116">You gain the ability to unleash a string of insults laced with subtle magic at a creature you can <text:tab/>see within a range of 60 ft </text:span><text:span text:style-name="T118">as a standard action</text:span><text:span text:style-name="T116">. If the target can hear you (though it need not <text:tab/>understand you). This attack deals 1d6+1 damage that ignores all forms of DR. <text:s/></text:span><text:span text:style-name="T117">Every 5 ranks <text:tab/>you posses in your highest Perform skill </text:span><text:span text:style-name="T118">increases the die type and </text:span><text:span text:style-name="T117">adds an additional +1 to the <text:tab/>damage of this ability.</text:span><text:span text:style-name="T116"> <text:s/>The target may attempt a Will save with a DC of 10 + half your bardic <text:tab/>caster level + your Cha modifier to take half damage. <text:s/>You must have at least one 0-level spell <text:tab/>remaining to use this ability. <text:s/>Viscous Mockery is a </text:span><text:span text:style-name="T118">sonic,</text:span><text:span text:style-name="T116"> mind-affecting ability.</text:span></text:p>
      <text:p text:style-name="P2"><text:span text:style-name="T112"><text:tab/><text:tab/></text:span><text:span text:style-name="T120">Song of Rest</text:span></text:p>
      <text:p text:style-name="P225"><text:tab/><text:tab/>-Inspire Competence</text:p>
      <text:p text:style-name="P225"><text:tab/><text:tab/>-Perform 5 ranks</text:p>
      <text:p text:style-name="P225"><text:tab/><text:tab/>-BAB of 2</text:p>
      <text:p text:style-name="Standard"><text:span text:style-name="T43"><text:tab/><text:tab/>-Caster level 3</text:span><text:span text:style-name="T101">rd</text:span><text:span text:style-name="T43"> (Bardic)</text:span></text:p>
      <text:p text:style-name="P296"><text:span text:style-name="T43"><text:tab/><text:tab/>-You add the Song of Rest to your Bardic Music list. <text:s/>A bard of 3</text:span><text:span text:style-name="T101">rd</text:span><text:span text:style-name="T43"> caster level with 5 or <text:tab/><text:tab/><text:tab/>more ranks in a Perform skill can use their music or poetics to allow themselves and <text:tab/><text:tab/><text:tab/>their allies to recover more fully from a short rest. <text:s/>The bard must play for 1 minute <text:tab/><text:tab/><text:tab/>during the beginning of the rest and the rest cannot be interpreted for the ability to work. <text:s/><text:tab/><text:tab/>Any strenuous effort the bard or their allies perform during the short rest will also cause <text:tab/><text:tab/><text:tab/>the ability to fail. <text:s/>At the end of the short rest, the bard and all allies that can hear the <text:tab/><text:tab/><text:tab/>bard heal for a number of hit points equal to a </text:span><text:span text:style-name="T67">cure</text:span><text:span text:style-name="T43"> </text:span><text:span text:style-name="T67">light</text:span><text:span text:style-name="T43"> </text:span><text:span text:style-name="T67">wounds</text:span><text:span text:style-name="T43"> spell. <text:s/>At 6</text:span><text:span text:style-name="T101">th</text:span><text:span text:style-name="T43"> caster level <text:tab/><text:tab/>this ability instead mimics a </text:span><text:span text:style-name="T67">cure</text:span><text:span text:style-name="T43"> </text:span><text:span text:style-name="T67">moderate</text:span><text:span text:style-name="T43"> </text:span><text:span text:style-name="T67">wounds</text:span><text:span text:style-name="T43"> spell. <text:s/>At 9</text:span><text:span text:style-name="T101">th</text:span><text:span text:style-name="T43"> caster level this ability <text:tab/></text:span><text:soft-page-break/><text:span text:style-name="T43"><text:tab/><text:tab/>instead mimics a </text:span><text:span text:style-name="T67">cure</text:span><text:span text:style-name="T43"> </text:span><text:span text:style-name="T67">serious</text:span><text:span text:style-name="T43"> </text:span><text:span text:style-name="T67">wounds</text:span><text:span text:style-name="T43"> spell. <text:s/>At 12</text:span><text:span text:style-name="T101">th</text:span><text:span text:style-name="T43"> caster level this ability instead <text:tab/><text:tab/><text:tab/>mimics a </text:span><text:span text:style-name="T67">cure</text:span><text:span text:style-name="T43"> </text:span><text:span text:style-name="T67">critical</text:span><text:span text:style-name="T43"> </text:span><text:span text:style-name="T67">wounds</text:span><text:span text:style-name="T43"> spell. <text:s/>Song of Rest is a mind-affecting ability.</text:span></text:p>
      <text:p text:style-name="P296"><text:span text:style-name="T43"><text:tab/><text:tab/><text:tab/></text:span><text:span text:style-name="T61">Obscure Lore</text:span></text:p>
      <text:p text:style-name="P296"><text:span text:style-name="T43"><text:tab/><text:tab/><text:tab/></text:span><text:span text:style-name="T139">-Song of Rest</text:span></text:p>
      <text:p text:style-name="P69"><text:tab/><text:tab/><text:tab/>-BAB of <text:span text:style-name="T679">3</text:span></text:p>
      <text:p text:style-name="P211"><text:span text:style-name="T121"><text:tab/><text:tab/><text:tab/>-Caster level 4</text:span><text:span text:style-name="T108">th</text:span><text:span text:style-name="T122"> </text:span><text:span text:style-name="T121">(Bardic)</text:span></text:p>
      <text:p text:style-name="P229"><text:tab/><text:tab/><text:tab/>-Gain an effect chosen from the list below:</text:p>
      <text:p text:style-name="P229"><text:tab/><text:tab/><text:tab/>-Choose a new bard spell to add to your list of spells known. <text:s/>This spell cannot <text:tab/><text:tab/><text:tab/><text:tab/>be of your highest spell level you are able to cast.</text:p>
      <text:p text:style-name="P229"><text:tab/><text:tab/><text:tab/>-Choose one of your bard spells that you have not already chosen with this <text:tab/><text:tab/><text:tab/><text:tab/>ability, the DC of that spell is increased by 1 and you gain a +2 bonus to <text:tab/><text:tab/><text:tab/><text:tab/><text:tab/>overcome the SR of targets you cast this spell against.</text:p>
      <text:p text:style-name="P229"><text:tab/><text:tab/><text:tab/>-Gain a +1 bonus to any Knowledge check you have at least 1 rank in as well as a <text:tab/><text:tab/><text:tab/>+2 to your Bardic Knowledge checks.</text:p>
      <text:p text:style-name="P229"><text:tab/><text:tab/><text:tab/>-Gain a metamagic feat that doesn’t require another metamagic feat as a <text:tab/><text:tab/><text:tab/><text:tab/><text:tab/>prerequisite. <text:s/>This metamagic feat can only apply to your bard spells</text:p>
      <text:p text:style-name="P229"><text:tab/><text:tab/><text:tab/>-This feat can be taken a number of times equal to your bard levels. <text:s/>Each time it <text:tab/><text:tab/><text:tab/>is taken, you choose another effect from the list.</text:p>
      <text:p text:style-name="P170"><text:tab/><text:tab/><text:tab/><text:tab/>Suggestion</text:p>
      <text:p text:style-name="P253"><text:span text:style-name="T249"><text:tab/><text:tab/><text:tab/><text:tab/></text:span><text:span text:style-name="T175">-</text:span><text:span text:style-name="T201">Obscure Lore</text:span></text:p>
      <text:p text:style-name="P30"><text:tab/><text:tab/><text:tab/><text:tab/>-Perform 7 ranks</text:p>
      <text:p text:style-name="P30"><text:tab/><text:tab/><text:tab/><text:tab/>-BAB of 4</text:p>
      <text:p text:style-name="P30"><text:tab/><text:tab/><text:tab/><text:tab/>-Caster level 5<text:span text:style-name="T1">th</text:span> (Bardic)</text:p>
      <text:p text:style-name="P253"><text:span text:style-name="T297"><text:tab/><text:tab/><text:tab/><text:tab/>-You add the Suggestion ability to your Bardic Music list. <text:s/></text:span><text:span text:style-name="T30">A bard of 5</text:span><text:span text:style-name="T98">th</text:span><text:span text:style-name="T30"> <text:tab/><text:tab/><text:tab/><text:tab/><text:tab/>caster level with 7 or more ranks in a Perform skill can make a <text:tab/><text:tab/><text:tab/><text:tab/><text:tab/><text:tab/></text:span><text:span text:style-name="T66">suggestion</text:span><text:span text:style-name="T30">(as the spell) to a creature that he has already fascinated. <text:s/><text:tab/><text:tab/><text:tab/><text:tab/><text:tab/>Using this ability does not break the bard’s concentration on the fascinate <text:tab/><text:tab/><text:tab/><text:tab/>effect, nor does it allow a second save against the fascinate effect. <text:s/><text:tab/><text:tab/><text:tab/><text:tab/><text:tab/>Making a suggestion doesn’t count against a bard’s daily limit on bardic <text:tab/><text:tab/><text:tab/><text:tab/><text:tab/>music performances. A Will save(DC 10 + ½ bard’s caster level + bard’s <text:tab/><text:tab/><text:tab/><text:tab/><text:tab/>Cha modifier) negates the effect. This ability affects only a single <text:tab/><text:tab/><text:tab/><text:tab/><text:tab/><text:tab/>creature. <text:s/>Suggestion is an enchantment (compulsion), mind-affecting, <text:tab/><text:tab/><text:tab/><text:tab/><text:tab/>language dependent ability.</text:span></text:p>
      <text:p text:style-name="P253"><text:span text:style-name="T30"><text:tab/><text:tab/><text:tab/><text:tab/></text:span><text:span text:style-name="T58">Lyric Inspiration</text:span></text:p>
      <text:p text:style-name="P264"><text:span text:style-name="T40"><text:tab/><text:tab/><text:tab/><text:tab/></text:span><text:span text:style-name="T138">-</text:span><text:span text:style-name="T140">Obscure Lore</text:span></text:p>
      <text:p text:style-name="P63"><text:tab/><text:tab/><text:tab/><text:tab/>-Perform 7 ranks</text:p>
      <text:p text:style-name="P63"><text:tab/><text:tab/><text:tab/><text:tab/>-BAB of 4</text:p>
      <text:p text:style-name="P63"><text:span text:style-name="T81"><text:tab/><text:tab/><text:tab/><text:tab/>-Caster level 5</text:span><text:span text:style-name="T103">th</text:span><text:span text:style-name="T81"> (Bardic)</text:span></text:p>
      <text:p text:style-name="P228"><text:tab/><text:tab/><text:tab/><text:tab/>-When using your Bardic Music ability, you may cast bardic spells <text:tab/><text:tab/><text:tab/><text:tab/><text:tab/>without interfering with your Bardic Music. <text:s/>Any sonic or somatic <text:tab/><text:tab/><text:tab/><text:tab/><text:tab/>components are considered part of the Bardic Music itself and the spell <text:tab/><text:tab/><text:tab/><text:tab/><text:tab/>cannot have a cast time of longer than one action. <text:s/>This ability can be <text:tab/><text:tab/><text:tab/><text:tab/><text:tab/>used once per use of Bardic Music.</text:p>
      <text:p text:style-name="P237">Bard Advanced Abilities:</text:p>
      <text:p text:style-name="P170">Inspire Greatness</text:p>
      <text:p text:style-name="P30">-Suggestion</text:p>
      <text:p text:style-name="P30">-Perform 9 ranks</text:p>
      <text:p text:style-name="P30">-BAB of 6</text:p>
      <text:p text:style-name="P30">-Caster level 9<text:span text:style-name="T1">th</text:span> (Bardic)</text:p>
      <text:p text:style-name="P30"><text:soft-page-break/>-<text:span text:style-name="T579">Compiled Training(Bard)</text:span></text:p>
      <text:p text:style-name="P253"><text:span text:style-name="T175">-You add the Inspire Greatness ability to your Bardic Music list. <text:s/></text:span><text:span text:style-name="T30">A bard of 9th caster level or higher with 9 or more ranks in a Perform skill can use music or poetics to inspire greatness in himself or a single willing ally within 30 feet, granting him or her extra fighting capability. For every three caster levels a bard attains beyond 9th, he can target one additional ally with a single use of this ability (two at 12th level, three at 15th, four at 18th). To inspire greatness, a bard must sing and an ally must hear him sing. The effect lasts for as long as the ally hears the bard sing and for 5 rounds thereafter. A creature inspired with greatness gains 2 bonus Hit Dice (d10s), the commensurate number of temporary hit points (apply the target’s Constitution modifier, if any, to these bonus Hit Dice), a +2 competence bonus on attack rolls and a +1 competence bonus on Fort saves. <text:s/>The bonus Hit Dice count as regular Hit Dice for determining the effect of spells that are Hit Dice dependent. Inspire </text:span><text:span text:style-name="T31">G</text:span><text:span text:style-name="T30">reatness is a mind-affecting ability.</text:span><text:span text:style-name="T150"> </text:span></text:p>
      <text:p text:style-name="P15"><text:tab/>Swift Melody</text:p>
      <text:p text:style-name="P3"><text:tab/>-Suggestion</text:p>
      <text:p text:style-name="P3"><text:tab/>-BAB of 5</text:p>
      <text:p text:style-name="P3"><text:tab/>-Caster level 7th(Bardic)</text:p>
      <text:p text:style-name="P253"><text:span text:style-name="T150"><text:tab/>-</text:span><text:span text:style-name="T152">Compiled Training(Bard)</text:span></text:p>
      <text:p text:style-name="P170"><text:tab/><text:span text:style-name="T455">-When you use Inspire Courage, Inspire Greatness or Inspire Heroics, you can expend one <text:tab/>additional use of bardic music to grant anyone affected a 10ft bonus to their base speed. <text:s/>This <text:tab/>bonus overrides limitations of speed based on non-magical means.</text:span><text:tab/></text:p>
      <text:p text:style-name="P170"><text:tab/><text:tab/>Song of Freedom</text:p>
      <text:p text:style-name="P30"><text:tab/><text:tab/>-Inspire Greatness</text:p>
      <text:p text:style-name="P30"><text:tab/><text:tab/>-Perform 11 Ranks</text:p>
      <text:p text:style-name="P30"><text:tab/><text:tab/>-BAB of 8</text:p>
      <text:p text:style-name="P30"><text:tab/><text:tab/>-Caster level 11<text:span text:style-name="T1">th</text:span> (Bardic)</text:p>
      <text:p text:style-name="P253"><text:span text:style-name="T175"><text:tab/><text:tab/></text:span><text:span text:style-name="T297">You add the Song of Freedom to your Bardic Music list. <text:s/></text:span><text:span text:style-name="T30">A bard of 11</text:span><text:span text:style-name="T98">th</text:span><text:span text:style-name="T30"> caster level with <text:tab/><text:tab/>11 or more ranks in a Perform skill can use music or poetics to create an effect <text:tab/><text:tab/><text:tab/><text:tab/>equivalent to the </text:span><text:span text:style-name="T66">break</text:span><text:span text:style-name="T30"> </text:span><text:span text:style-name="T66">enchantment</text:span><text:span text:style-name="T30"> spell (caster level equals the character’s bard level). <text:tab/><text:tab/>Using this ability requires 1 minute of uninterrupted concentration and music, and it <text:tab/><text:tab/><text:tab/>functions on a single target within 30 feet. A bard can’t use </text:span><text:span text:style-name="T31">S</text:span><text:span text:style-name="T30">ong of </text:span><text:span text:style-name="T31">F</text:span><text:span text:style-name="T30">reedom on <text:tab/><text:tab/><text:tab/><text:tab/>themselves.</text:span><text:span text:style-name="T150"> </text:span></text:p>
      <text:p text:style-name="P253"><text:span text:style-name="T150"><text:tab/><text:tab/><text:tab/></text:span><text:span text:style-name="T155">Enduring Melody</text:span></text:p>
      <text:p text:style-name="P3"><text:tab/><text:tab/><text:tab/>-Swift Melody</text:p>
      <text:p text:style-name="P3"><text:tab/><text:tab/><text:tab/>-BAB of 7</text:p>
      <text:p text:style-name="P253"><text:span text:style-name="T150"><text:tab/><text:tab/><text:tab/>-Caster level 10</text:span><text:span text:style-name="T3">th</text:span><text:span text:style-name="T150"> (Bardic)</text:span></text:p>
      <text:p text:style-name="P253"><text:span text:style-name="T150"><text:tab/><text:tab/><text:tab/>- </text:span><text:span text:style-name="T234">When you use Inspire Courage, Inspire Greatness or Inspire Heroics, you c</text:span><text:span text:style-name="T235">an <text:tab/><text:tab/><text:tab/><text:tab/></text:span><text:span text:style-name="T234">expend one additional use of bardic music to grant anyone <text:tab/>affected a DR rating <text:tab/><text:tab/><text:tab/><text:tab/>of 2/- and a bonus of +5 to any single resistance the bard chooses. <text:s/>This <text:tab/><text:tab/><text:tab/><text:tab/><text:tab/>resistance must be the same for all affected and stacks with any current resistance <text:tab/><text:tab/><text:tab/>the target already has.</text:span></text:p>
      <text:p text:style-name="P170"><text:tab/><text:tab/><text:tab/><text:tab/>Inspire Heroics</text:p>
      <text:p text:style-name="P30"><text:tab/><text:tab/><text:tab/><text:tab/>-Song of Freedom</text:p>
      <text:p text:style-name="P30"><text:tab/><text:tab/><text:tab/><text:tab/>-Perform 13 ranks</text:p>
      <text:p text:style-name="P30"><text:tab/><text:tab/><text:tab/><text:tab/>-BAB of 10</text:p>
      <text:p text:style-name="P30"><text:tab/><text:tab/><text:tab/><text:tab/>-Caster level 13<text:span text:style-name="T1">th</text:span> (Bardic)</text:p>
      <text:p text:style-name="P253"><text:span text:style-name="T175"><text:tab/><text:tab/><text:tab/><text:tab/>-You add the Inspire Heroics to your Bardic </text:span><text:span text:style-name="T297">Music list. <text:s/></text:span><text:span text:style-name="T30">A bard of <text:tab/>13</text:span><text:span text:style-name="T98">th</text:span><text:span text:style-name="T30"> <text:tab/><text:tab/><text:tab/><text:tab/><text:tab/>caster level with 13 or more ranks in a Perform Skill can use music or <text:tab/><text:tab/><text:tab/><text:tab/><text:tab/>poetics to inspire tremendous heroism in himself or a single willing ally <text:tab/><text:tab/><text:tab/><text:tab/><text:tab/>within 30 feet. For every three caster levels the character attains beyond <text:tab/></text:span><text:soft-page-break/><text:span text:style-name="T30"><text:tab/><text:tab/><text:tab/><text:tab/>13th, he can inspire heroics in one additional creature. To inspire heroics, <text:tab/><text:tab/><text:tab/><text:tab/>a bard must sing and an ally must hear the bard sing for a full round. A <text:tab/><text:tab/><text:tab/><text:tab/><text:tab/>creature so inspired gains a +4 morale bonus on saves and a +4 dodge <text:tab/><text:tab/><text:tab/><text:tab/><text:tab/>bonus to AC. The effect lasts for as long as the ally hears the bard sing <text:tab/><text:tab/><text:tab/><text:tab/><text:tab/>and for up to 5 rounds thereafter. Inspire heroics is a mind-affecting <text:tab/><text:tab/><text:tab/><text:tab/><text:tab/>ability.</text:span><text:span text:style-name="T150"> </text:span></text:p>
      <text:p text:style-name="P253"><text:span text:style-name="T150"><text:tab/><text:tab/><text:tab/><text:tab/></text:span><text:span text:style-name="T155">Legendary Melody</text:span></text:p>
      <text:p text:style-name="P3"><text:tab/><text:tab/><text:tab/><text:tab/>-Enduring Melody</text:p>
      <text:p text:style-name="P3"><text:tab/><text:tab/><text:tab/><text:tab/>-BAB of 9</text:p>
      <text:p text:style-name="P253"><text:span text:style-name="T150"><text:tab/><text:tab/><text:tab/><text:tab/>-Caster level 12</text:span><text:span text:style-name="T3">th</text:span><text:span text:style-name="T150"> (Bardic)</text:span></text:p>
      <text:p text:style-name="P253"><text:span text:style-name="T150"><text:tab/><text:tab/><text:tab/><text:tab/>- </text:span><text:span text:style-name="T234">When you use Inspire Courage, Inspire Greatness or Inspire Heroics, <text:tab/><text:tab/><text:tab/><text:tab/><text:tab/>you can expend one additional use of bardic music to grant anyone <text:tab/><text:tab/><text:tab/><text:tab/><text:tab/>affected a bonus attack when they use a standard or full attack action as <text:tab/><text:tab/><text:tab/><text:tab/><text:tab/>well as an additional attack of opportunity per round. <text:s/>In addition, when <text:tab/><text:tab/><text:tab/><text:tab/><text:tab/>rolling any save affected by your bardic music, the target rolls twice and <text:tab/><text:tab/><text:tab/><text:tab/><text:tab/>takes the better result.</text:span></text:p>
      <text:p text:style-name="P170"><text:tab/><text:tab/><text:tab/><text:tab/>Mass Suggestion</text:p>
      <text:p text:style-name="P30"><text:tab/><text:tab/><text:tab/><text:tab/>-Inspire Heroics</text:p>
      <text:p text:style-name="P30"><text:tab/><text:tab/><text:tab/><text:tab/>-Perform 15 ranks</text:p>
      <text:p text:style-name="P30"><text:tab/><text:tab/><text:tab/><text:tab/>-BAB of 11</text:p>
      <text:p text:style-name="P30"><text:tab/><text:tab/><text:tab/><text:tab/>-Caster level 15<text:span text:style-name="T1">th</text:span> (Bardic)</text:p>
      <text:p text:style-name="P253"><text:span text:style-name="T297"><text:tab/><text:tab/><text:tab/><text:tab/>-</text:span><text:span text:style-name="T30">This ability functions like suggestion, above, except that a bard of 15</text:span><text:span text:style-name="T98">th</text:span><text:span text:style-name="T30"> <text:tab/><text:tab/><text:tab/><text:tab/><text:tab/>caster level with 15 or more ranks in a Perform </text:span><text:span text:style-name="T35">s</text:span><text:span text:style-name="T30">kill can make the <text:tab/><text:tab/><text:tab/><text:tab/><text:tab/>suggestion simultaneously to any number of creatures that he has already <text:tab/><text:tab/><text:tab/><text:tab/><text:tab/>fascinated. <text:s/>Mass </text:span><text:span text:style-name="T35">S</text:span><text:span text:style-name="T30">uggestion is an enchantment (compulsion), mind-<text:tab/><text:tab/><text:tab/><text:tab/><text:tab/>affecting, language-dependent ability.</text:span><text:span text:style-name="T150"> </text:span></text:p>
      <text:p text:style-name="P253"><text:span text:style-name="T150"><text:tab/><text:tab/><text:tab/><text:tab/><text:tab/></text:span><text:span text:style-name="T155">Hero's Maestro</text:span></text:p>
      <text:p text:style-name="P3"><text:tab/><text:tab/><text:tab/><text:tab/><text:tab/>-Inspire Heroics</text:p>
      <text:p text:style-name="P3"><text:tab/><text:tab/><text:tab/><text:tab/><text:tab/>-Legendary Melody</text:p>
      <text:p text:style-name="P253"><text:span text:style-name="T150"><text:tab/><text:tab/><text:tab/><text:tab/><text:tab/></text:span><text:span text:style-name="T236">-You gain 1 additional Hit Die. This Hit Die grants you the BAB, <text:tab/><text:tab/><text:tab/><text:tab/><text:tab/><text:tab/>class defense, saves, caster level, skill points and Hit Points that <text:tab/><text:tab/><text:tab/><text:tab/><text:tab/><text:tab/>gaining an additional level in Bard would grant. <text:s/>You also gain an <text:tab/><text:tab/><text:tab/><text:tab/><text:tab/><text:tab/>additional use of Bardic Music for every 5 ranks in a single <text:tab/><text:tab/><text:tab/><text:tab/><text:tab/><text:tab/>Perform you posses and a +2 enhancement bonus to your Cha. <text:s/><text:tab/><text:tab/><text:tab/><text:tab/><text:tab/><text:tab/>This bonus does not raise your normal maximum.</text:span></text:p>
      <text:p text:style-name="P3"><text:tab/><text:tab/><text:tab/><text:tab/><text:tab/><text:tab/></text:p>
      <text:h text:style-name="Heading_20_2" text:outline-level="2">Cleric</text:h>
      <text:p text:style-name="P125">HD- d8</text:p>
      <text:p text:style-name="P125">BAB Progression- Average</text:p>
      <text:p text:style-name="P125">Good Saves- Fort, Will</text:p>
      <text:p text:style-name="P125">Skill Points per level- 2 + Int modifier</text:p>
      <text:p text:style-name="P125">Class Skills- Concentration, Craft, Diplomacy, Heal, Knowledge(arcana, history, religion, the planes), Profession, Spellcraft.</text:p>
      <text:p text:style-name="P125">Armor Proficiency- Light <text:span text:style-name="T751">and </text:span>medium armor. <text:s/>All shields(save tower shields)</text:p>
      <text:p text:style-name="P125">Weapon Proficiency- All simple weapons and the favored weapon of their chosen deity.</text:p>
      <text:p text:style-name="P125">-At 1<text:span text:style-name="T1">st</text:span> level the cleric gains the ability to Turn Undead and chooses 2 of their deities' Domains as their own.</text:p>
      <text:p text:style-name="P125"><text:soft-page-break/>-At 1<text:span text:style-name="T1">st</text:span> level the cleric gains the Wrapriest's Training class ability.</text:p>
      <text:p text:style-name="P253"><text:span text:style-name="T175">-At 2</text:span><text:span text:style-name="T281">nd</text:span><text:span text:style-name="T175"> level the cleric gains the Warpriest's Blessing and the Warpriest's Reprieve class abilities.</text:span></text:p>
      <text:p text:style-name="P253"><text:span text:style-name="T175">-At 3</text:span><text:span text:style-name="T281">rd</text:span><text:span text:style-name="T175"> level the cleric gains the Warpriest's Training class ability.</text:span></text:p>
      <text:p text:style-name="P253"><text:span text:style-name="T175">-At 4</text:span><text:span text:style-name="T281">th</text:span><text:span text:style-name="T175"> level the cleric gains the Warpriest's Endurance and the Warpriest's Reprisal class abilities.</text:span></text:p>
      <text:p text:style-name="P253"><text:span text:style-name="T175">-At 5</text:span><text:span text:style-name="T281">th</text:span><text:span text:style-name="T175"> level the cleric gains the Warpriest's Training class ability.</text:span></text:p>
      <text:p text:style-name="P176">Cleric C<text:span text:style-name="T580">ore Abilities</text:span>:</text:p>
      <text:p text:style-name="P170">Cleric Divine Spellcasting</text:p>
      <text:p text:style-name="P262"><text:span text:style-name="T175">-You gain the ability to cast divine spells as if you were a 1</text:span><text:span text:style-name="T281">st</text:span><text:span text:style-name="T175"> level </text:span><text:span text:style-name="T181">c</text:span><text:span text:style-name="T175">leric. <text:s/></text:span><text:span text:style-name="T188">Wisdom is the ability score that governs your spellcasting.</text:span><text:span text:style-name="T175"> <text:s/></text:span><text:span text:style-name="T49">Like other spellcasters, a </text:span><text:span text:style-name="T54">cleric</text:span><text:span text:style-name="T49"> can cast only a certain number of spells of each spell level per day. In addition, </text:span><text:span text:style-name="T54">they</text:span><text:span text:style-name="T49"> receives bonus spells per day if </text:span><text:span text:style-name="T53">they</text:span><text:span text:style-name="T49"> </text:span><text:span text:style-name="T54">have</text:span><text:span text:style-name="T49"> a high </text:span><text:span text:style-name="T54">Wisdom</text:span><text:span text:style-name="T49"> score. When the </text:span><text:span text:style-name="T54">cleric</text:span><text:span text:style-name="T49"> gets 0 spells per day of a given spell level, </text:span><text:span text:style-name="T53">they</text:span><text:span text:style-name="T49"> gain only the bonus spells </text:span><text:span text:style-name="T53">they</text:span><text:span text:style-name="T49"> would be entitled to based on </text:span><text:span text:style-name="T53">their</text:span><text:span text:style-name="T49"> </text:span><text:span text:style-name="T54">Wisdom</text:span><text:span text:style-name="T49"> score for that spell level. </text:span><text:span text:style-name="T175"><text:s text:c="2"/></text:span><text:span text:style-name="T49">A good </text:span><text:span text:style-name="T51">cleric</text:span><text:span text:style-name="T49"> (or a neutral </text:span><text:span text:style-name="T51">cleric</text:span><text:span text:style-name="T49"> of a good deity) can channel stored spell energy into healing spells that the </text:span><text:span text:style-name="T51">cleric</text:span><text:span text:style-name="T49"> did not prepare ahead of time. The </text:span><text:span text:style-name="T51">cleric</text:span><text:span text:style-name="T49"> can "lose" any prepared spell that is not </text:span><text:span text:style-name="T50">a domain s</text:span><text:span text:style-name="T49">pell in order to cast any cure spell of the same spell level or lower (a cure spell is any spell with "cure" in its name). <text:s/></text:span><text:span text:style-name="T297">An evil </text:span><text:span text:style-name="T298">cleric</text:span><text:span text:style-name="T297"> (or a neutral </text:span><text:span text:style-name="T298">cleric</text:span><text:span text:style-name="T297"> of an evil deity), can’t convert prepared spells to cure spells but can convert them to inflict spells (an inflict spell is one with "inflict" in its name). <text:s/></text:span><text:span text:style-name="T49">A </text:span><text:span text:style-name="T51">cleric</text:span><text:span text:style-name="T49"> who is neither good nor evil and whose deity is neither good nor evil can convert spells to either cure spells or inflict spells (player’s choice). Once the player makes this choice, it cannot be reversed. This choice also determines whether the </text:span><text:span text:style-name="T51">cleric</text:span><text:span text:style-name="T50"> turns or commands undead. <text:s/>A </text:span><text:span text:style-name="T51">cleric</text:span><text:span text:style-name="T50"> can’t cast spells of an alignment opposed to their own or their deity’s (if they have one). Spells associated with particular alignments are indicated by the chaos, evil, good, and law descriptors in their spell descriptions. </text:span></text:p>
      <text:p text:style-name="P253"><text:span text:style-name="T175"><text:tab/></text:span><text:span text:style-name="T252">Domain Spellcasting(Cleric)</text:span></text:p>
      <text:p text:style-name="P98"><text:tab/>-Caster level 1st(Cleric)</text:p>
      <text:p text:style-name="P1"><text:span text:style-name="T326"><text:tab/></text:span><text:span text:style-name="T123">A cleric’s deity influences their alignment, what magic they can perform, their values, and how <text:tab/>others see them. A cleric chooses two domains from among those belonging to their deity. A <text:tab/>cleric can select an alignment domain(Chaos, Evil, Good and Law) only if their alignment <text:tab/>matches that domain. <text:s/></text:span>Each domain gives the cleric access to a domain spell at each spell level <text:tab/><text:span text:style-name="T565">they</text:span> can cast, from 1st on up, as well as a granted power. The cleric gets the granted powers of <text:tab/>both the domains selected. <text:s/>With access to two domain spells at a given spell level, a cleric <text:tab/>prepares one or the other each day in <text:span text:style-name="T565">their</text:span> domain spell slot. If a domain spell is not on the <text:tab/>cleric spell list, a cleric can prepare it only in <text:span text:style-name="T565">their</text:span> domain spell slot.</text:p>
      <text:p text:style-name="P176">Turn Undead(Cleric)</text:p>
      <text:p text:style-name="P30">-Caster level 1st(Cleric)</text:p>
      <text:p text:style-name="P253"><text:span text:style-name="T175">-You gain the ability to turn undead. <text:s/>C</text:span><text:span text:style-name="T297">lerics of a good or neutral deity </text:span><text:span text:style-name="T126">can channel positive energy, which can halt, drive off, or destroy</text:span><text:span text:style-name="T297"> undead. <text:s/></text:span><text:span text:style-name="T126">Turning undead is a supernatural ability that a character can perform as a standard action. <text:s/>It does not provoke attack of opportunity <text:s/></text:span><text:span text:style-name="T128">You must present your deity's holy symbol to turn undead Turning is considered an attack. <text:s/>You turn the closest turnable undead first, and you can’t turn undead that are more than 60 feet away or that have total cover relative to you. You don’t need line of sight to a target, but you do need line of effect. <text:s text:c="2"/>The first step in turning undead is roll a turning check to see how powerful an undead creature you can turn. This is a Charisma check(1d20 + your Charisma modifier). A cleric with 5 or more ranks in Knowledge (religion) gets a +2 bonus on turning checks against undead. The following table gives you the Hit Dice(HD)of the most powerful undead you can affect, relative to your level. On a given turning attempt, you can turn no undead creature whose HD exceed the result on this table. </text:span></text:p>
      <text:p text:style-name="P245"/>
      <table:table table:name="Table10" table:style-name="Table10">
        <table:table-column table:style-name="Table10.A"/>
        <table:table-column table:style-name="Table10.B"/>
        <table:table-row>
          <table:table-cell table:style-name="Table10.A1" office:value-type="string">
            <text:p text:style-name="P240">Turning Check Result</text:p>
          </table:table-cell>
          <table:table-cell table:style-name="Table10.B1" office:value-type="string">
            <text:p text:style-name="P240">Highest HD Undead affected</text:p>
          </table:table-cell>
        </table:table-row>
        <table:table-row>
          <table:table-cell table:style-name="Table10.A2" office:value-type="string">
            <text:p text:style-name="P19">0 or less</text:p>
          </table:table-cell>
          <table:table-cell table:style-name="Table10.B2" office:value-type="string">
            <text:p text:style-name="P243">Caster level -4</text:p>
          </table:table-cell>
        </table:table-row>
        <text:soft-page-break/>
        <table:table-row>
          <table:table-cell table:style-name="Table10.A2" office:value-type="string">
            <text:p text:style-name="P19">1-3</text:p>
          </table:table-cell>
          <table:table-cell table:style-name="Table10.B2" office:value-type="string">
            <text:p text:style-name="P243">Caster level -<text:span text:style-name="T610">3</text:span></text:p>
          </table:table-cell>
        </table:table-row>
        <table:table-row>
          <table:table-cell table:style-name="Table10.A2" office:value-type="string">
            <text:p text:style-name="P19">4-6</text:p>
          </table:table-cell>
          <table:table-cell table:style-name="Table10.B2" office:value-type="string">
            <text:p text:style-name="P243">Caster level -<text:span text:style-name="T610">2</text:span></text:p>
          </table:table-cell>
        </table:table-row>
        <table:table-row>
          <table:table-cell table:style-name="Table10.A2" office:value-type="string">
            <text:p text:style-name="P19">7-9</text:p>
          </table:table-cell>
          <table:table-cell table:style-name="Table10.B2" office:value-type="string">
            <text:p text:style-name="P243">Caster level -<text:span text:style-name="T610">1</text:span></text:p>
          </table:table-cell>
        </table:table-row>
        <table:table-row>
          <table:table-cell table:style-name="Table10.A2" office:value-type="string">
            <text:p text:style-name="P19">10-12</text:p>
          </table:table-cell>
          <table:table-cell table:style-name="Table10.B2" office:value-type="string">
            <text:p text:style-name="P243">Caster level </text:p>
          </table:table-cell>
        </table:table-row>
        <table:table-row>
          <table:table-cell table:style-name="Table10.A2" office:value-type="string">
            <text:p text:style-name="P19">13-15</text:p>
          </table:table-cell>
          <table:table-cell table:style-name="Table10.B2" office:value-type="string">
            <text:p text:style-name="P243">Caster level <text:span text:style-name="T610">+1</text:span></text:p>
          </table:table-cell>
        </table:table-row>
        <table:table-row>
          <table:table-cell table:style-name="Table10.A2" office:value-type="string">
            <text:p text:style-name="P19">16-18</text:p>
          </table:table-cell>
          <table:table-cell table:style-name="Table10.B2" office:value-type="string">
            <text:p text:style-name="P243">Caster level <text:span text:style-name="T610">+2</text:span></text:p>
          </table:table-cell>
        </table:table-row>
        <table:table-row>
          <table:table-cell table:style-name="Table10.A2" office:value-type="string">
            <text:p text:style-name="P19">19-21</text:p>
          </table:table-cell>
          <table:table-cell table:style-name="Table10.B2" office:value-type="string">
            <text:p text:style-name="P243">Caster level <text:span text:style-name="T610">+3</text:span></text:p>
          </table:table-cell>
        </table:table-row>
        <table:table-row>
          <table:table-cell table:style-name="Table10.A2" office:value-type="string">
            <text:p text:style-name="P19">22 or more</text:p>
          </table:table-cell>
          <table:table-cell table:style-name="Table10.B2" office:value-type="string">
            <text:p text:style-name="P243">Caster level <text:span text:style-name="T610">+</text:span>4</text:p>
          </table:table-cell>
        </table:table-row>
      </table:table>
      <text:p text:style-name="P245"/>
      <text:p text:style-name="P242">If your roll on table is high enough to let you turn at least some of the undead within 60 feet, roll 2d6 + your cleric caster level + your Charisma modifier for turning damage. That’s how many total HD of undead you can turn. <text:s/>If your Charisma score is average or low, it’s possible to roll fewer HD of turned undead than indicated on the table. <text:s/>You may skip over already turned undead that are still within range, so that you do not waste your turning capacity on them. <text:s/>Turned undead flee from you by the best and fastest means available to them. They flee for 10 rounds (1 minute). If they cannot flee, they cower (giving any attack rolls against them a +2 bonus). If you approach within 10 feet of them, however, they overcome being turned and act normally. (You can stand within 10 feet without breaking the turning effect—you just can’t approach them.) You can attack them with ranged attacks(from at least 10 feet away), and others can attack them in any fashion, without breaking the turning effect. <text:s text:c="2"/>If you have twice as many caster levels (or more) as the undead have HD, you destroy any that you would normally turn. <text:s text:c="2"/>Clerics may attempt to turn undead a number of times per day equal to 2 + your Charisma modifier. </text:p>
      <text:p text:style-name="P14">Warpriest's Training</text:p>
      <text:p text:style-name="P2">-Heavy armor proficiency</text:p>
      <text:p text:style-name="P2">-Ability to cast Domain spells from a patron deity.</text:p>
      <text:p text:style-name="P206">-Gain a <text:span text:style-name="T634">+2 bonus to attack and damage rolls</text:span> <text:span text:style-name="T634">with</text:span> your deity's favored weapon as well as a <text:span text:style-name="T634">+2 bonus to AC for a single armor you are proficient with.</text:span> <text:s/>You can take this feat a number of times equal to half of your Cleric levels(round <text:span text:style-name="T634">down</text:span>) <text:s/>Every time this feat is taken, you gain <text:span text:style-name="T634">an additional +2 to attack and damage rolls with your deity’s favored weapon as well as an additional +2 to the AC of the armor you chose with your first purchase of Warpriest Training.</text:span></text:p>
      <text:p text:style-name="P253"><text:span text:style-name="T175"><text:tab/></text:span><text:span text:style-name="T251">Warpriest's Blessing</text:span></text:p>
      <text:p text:style-name="P30"><text:tab/>-Warpriest's Training</text:p>
      <text:p text:style-name="P30"><text:tab/>-Caster level 2th(Cleric)</text:p>
      <text:p text:style-name="P30"><text:tab/>-BAB of 1</text:p>
      <text:p text:style-name="P253"><text:span text:style-name="T175"><text:tab/>-Allies in adjacent spaces to you gain a +1 bonus to AC, attack rolls, saves, skill checks and <text:tab/>ability checks so long as they remain in spaces adjacent to you. <text:s/>This ability only functions <text:tab/>during combat and does not stack with itself or similar effects, such as a </text:span><text:span text:style-name="T270">Bless</text:span><text:span text:style-name="T175"> spell.</text:span></text:p>
      <text:p text:style-name="P253"><text:span text:style-name="T175"><text:tab/></text:span><text:span text:style-name="T251">Warpriest's Reprieve</text:span></text:p>
      <text:p text:style-name="P30"><text:tab/>-Warpriest's Training</text:p>
      <text:p text:style-name="P30"><text:tab/>-Caster level 2th(Cleric)</text:p>
      <text:p text:style-name="P30"><text:tab/>-BAB of 1</text:p>
      <text:p text:style-name="P271"><text:span text:style-name="T175"><text:tab/>-Once per turn, when you strike an opponent in combat, you may choose to cast a </text:span><text:span text:style-name="T270">Cure</text:span><text:span text:style-name="T175"> </text:span><text:span text:style-name="T270">Wounds</text:span><text:span text:style-name="T175"> <text:tab/>spell that you have prepared or can spontaneously cast</text:span><text:span text:style-name="T191">(using one of your spells per day to do <text:tab/>so)</text:span><text:span text:style-name="T175">, on </text:span><text:span text:style-name="T191">yourself or </text:span><text:span text:style-name="T175">an adjacent ally without <text:tab/>actually touching them or provoking an attack of <text:tab/>opportunity as part of the attack. <text:s/>This ability overrides the normal restriction on deity </text:span><text:soft-page-break/><text:span text:style-name="T175"><text:tab/>alignment and </text:span><text:span text:style-name="T272">Cure</text:span><text:span text:style-name="T175"> </text:span><text:span text:style-name="T270">Wounds</text:span><text:span text:style-name="T175"> spells. <text:s/></text:span><text:span text:style-name="T191">If you have no more spells per day to use, you may still use <text:tab/>this ability as if you had used a 0 level spell.</text:span></text:p>
      <text:p text:style-name="P253"><text:span text:style-name="T175"><text:tab/><text:tab/></text:span><text:span text:style-name="T251">Warpriest's Endurance</text:span></text:p>
      <text:p text:style-name="P30"><text:tab/><text:tab/>-Warpriest's Blessing</text:p>
      <text:p text:style-name="P30"><text:tab/><text:tab/>-Caster level 4th(Cleric)</text:p>
      <text:p text:style-name="P30"><text:tab/><text:tab/>-BAB of 3</text:p>
      <text:p text:style-name="P30"><text:tab/><text:tab/>-Gain a resistance to all elemental damage equal to your Wis modifier as well as a <text:tab/><text:tab/><text:tab/>natural DR of 1/-. <text:s/>This resistance stacks with other forms of resistance.</text:p>
      <text:p text:style-name="P253"><text:span text:style-name="T175"><text:tab/><text:tab/></text:span><text:span text:style-name="T251">Warpriest's Reprisal</text:span></text:p>
      <text:p text:style-name="P30"><text:tab/><text:tab/>-Warpriest's Training</text:p>
      <text:p text:style-name="P30"><text:tab/><text:tab/>-Caster level 4th(Cleric)</text:p>
      <text:p text:style-name="P30"><text:tab/><text:tab/>-BAB of 3</text:p>
      <text:p text:style-name="P263"><text:span text:style-name="T175"><text:tab/><text:tab/>-Once per turn, when an adjacent ally is struck in combat, you may choose to sacrifice <text:tab/><text:tab/><text:tab/>an unused spell slot to cast an </text:span><text:span text:style-name="T270">Inflict</text:span><text:span text:style-name="T175"> </text:span><text:span text:style-name="T270">Wounds</text:span><text:span text:style-name="T175"> spell upon then as if you had touched them <text:tab/><text:tab/>and without provoking an attack of opportunity. <text:s/>This damage is considered to be of any <text:tab/><text:tab/>type you choose that corresponds to your deity. <text:s/>This damage is not affected by armor <text:tab/><text:tab/><text:tab/>DR. <text:s/>This ability overrides the normal restriction on deity alignment and </text:span><text:span text:style-name="T270">Inflict</text:span><text:span text:style-name="T175"> </text:span><text:span text:style-name="T270">Wounds</text:span><text:span text:style-name="T175"> <text:tab/><text:tab/><text:tab/>spells. <text:s/></text:span><text:span text:style-name="T191">If you have no more spells per day to use, you may still use this ability as if you <text:tab/><text:tab/><text:tab/>had used a 0 level spell.</text:span></text:p>
      <text:p text:style-name="P183">Cleric Advanced Abilities:</text:p>
      <text:p text:style-name="P176">Warpriest's Renewal</text:p>
      <text:p text:style-name="P30">-Warpriest Training</text:p>
      <text:p text:style-name="P41">Caster level 5th(Cleric)</text:p>
      <text:p text:style-name="P253"><text:span text:style-name="T175">-</text:span><text:span text:style-name="T183">Compiled Training(Cleric)</text:span></text:p>
      <text:p text:style-name="P253"><text:span text:style-name="T175">-Once per round, you may cast a </text:span><text:span text:style-name="T270">Cure </text:span><text:span text:style-name="T271">Light </text:span><text:span text:style-name="T270">Wounds</text:span><text:span text:style-name="T175"> spell upon yourself as a free action. <text:s/></text:span><text:span text:style-name="T197">This ability can be used so long as you have unused 1</text:span><text:span text:style-name="T285">st</text:span><text:span text:style-name="T197"> level spell to cast.</text:span></text:p>
      <text:p text:style-name="P253"><text:span text:style-name="T175"><text:tab/></text:span><text:span text:style-name="T251">Warpriest's Reinforcement</text:span></text:p>
      <text:p text:style-name="P30"><text:tab/>-Warpriest Renewal</text:p>
      <text:p text:style-name="P30"><text:tab/>-Caster level 7th(Cleric)</text:p>
      <text:p text:style-name="P30"><text:tab/>-BAB of 5</text:p>
      <text:p text:style-name="P30"><text:tab/>-Gain a +2 armor bonus to your AC. <text:s/>This bonus stacks with any existing armor you are <text:tab/>wearing. <text:s/>You may choose to spend a turning attempt to double this bonus until the start of your <text:tab/>next turn. <text:s/>Against any opponent that has a subtype that directly opposes the alignment of your <text:tab/>deity, this bonus triples instead of doubles. <text:s/>This ability cannot stack on itself.</text:p>
      <text:p text:style-name="P253"><text:span text:style-name="T175"><text:tab/><text:tab/></text:span><text:span text:style-name="T251">Warpriest's Fury</text:span></text:p>
      <text:p text:style-name="P30"><text:tab/><text:tab/>-Warpriest Reinforcement</text:p>
      <text:p text:style-name="P30"><text:tab/><text:tab/>-Caster level 9th(Cleric)</text:p>
      <text:p text:style-name="P30"><text:tab/><text:tab/>-BAB of 6</text:p>
      <text:p text:style-name="P30"><text:tab/><text:tab/>-A number of times per day equal to 2 + your Wis modifier, you can grant yourself a +2 <text:tab/><text:tab/><text:tab/>bonus to your attack and damage rolls, as well as a +10 ft bonus to your base speed <text:span text:style-name="T556">until <text:tab/><text:tab/>the start of your next turn</text:span>. <text:s/>This speed bonus overrides any speed restriction your worn <text:tab/><text:tab/><text:tab/>armor may possess. <text:s text:c="3"/>You may choose to spend a turning attempt to double the attack <text:tab/><text:tab/><text:tab/>and damage bonus <text:span text:style-name="T556">granted by this ability</text:span>. <text:s/><text:span text:style-name="T580">A</text:span>gainst any opponent that has a subtype that <text:tab/><text:tab/><text:tab/>directly opposes the alignment of your deity, this bonus triples instead of doubles. <text:s/><text:tab/><text:tab/><text:tab/>Attacks made while this ability is active are considered magic and alignment based for <text:tab/><text:tab/><text:tab/>the purposes of overcoming DR. <text:s/>This ability cannot stack on itself.</text:p>
      <text:p text:style-name="P253"><text:span text:style-name="T175"><text:tab/><text:tab/><text:tab/></text:span><text:span text:style-name="T251">Warprieat's Zeal</text:span></text:p>
      <text:p text:style-name="P30"><text:tab/><text:tab/><text:tab/>-Warpriest's Fury</text:p>
      <text:p text:style-name="P30"><text:tab/><text:tab/><text:tab/>-Caster level 11th(Cleric)</text:p>
      <text:p text:style-name="P30"><text:soft-page-break/><text:tab/><text:tab/><text:tab/>-BAB of 7</text:p>
      <text:p text:style-name="P30"><text:tab/><text:tab/><text:tab/>-You gain a +1 bonus to your saves and a +1 bonus to the caster level and DCs of <text:tab/><text:tab/><text:tab/>your Cleric and Domain spells. <text:s/>When casting a Cleric spell that matches the <text:tab/><text:tab/><text:tab/><text:tab/>alignment of your deity or any Domain spell, this bonus doubles.</text:p>
      <text:p text:style-name="P253"><text:span text:style-name="T175"><text:tab/><text:tab/><text:tab/><text:tab/></text:span><text:span text:style-name="T251">Warpreist's Favor</text:span></text:p>
      <text:p text:style-name="P30"><text:tab/><text:tab/><text:tab/><text:tab/>-Warpriest's Zeal</text:p>
      <text:p text:style-name="P30"><text:tab/><text:tab/><text:tab/><text:tab/>-Caster level 13th(Cleric)</text:p>
      <text:p text:style-name="P30"><text:tab/><text:tab/><text:tab/><text:tab/>-BAB of 8</text:p>
      <text:p text:style-name="P30"><text:tab/><text:tab/><text:tab/><text:tab/>-When using Warpriest's Reinforcement, or Warpreist's Fury, you may <text:tab/><text:tab/><text:tab/><text:tab/><text:tab/>expend one turning attempt to grant that effect to a single ally within 10 ft <text:tab/><text:tab/><text:tab/><text:tab/>of your space in addition to yourself. <text:s/>You may spend multiple turning <text:tab/><text:tab/><text:tab/><text:tab/><text:tab/>attempts to grant multiple allies these effects on a 1 for 1 basis. <text:s/></text:p>
      <text:p text:style-name="P253"><text:span text:style-name="T175"><text:tab/><text:tab/><text:tab/><text:tab/><text:tab/></text:span><text:span text:style-name="T251">Warpriest's Ascension</text:span></text:p>
      <text:p text:style-name="P30"><text:tab/><text:tab/><text:tab/><text:tab/><text:tab/>-Warpriest's Favor</text:p>
      <text:p text:style-name="P30"><text:tab/><text:tab/><text:tab/><text:tab/><text:tab/>-Caster level 15th(Cleric)</text:p>
      <text:p text:style-name="P30"><text:tab/><text:tab/><text:tab/><text:tab/><text:tab/>-BAB of 9</text:p>
      <text:p text:style-name="P30"><text:tab/><text:tab/><text:tab/><text:tab/><text:tab/>-Your creature type changes to Outsider(native to the Material <text:tab/><text:tab/><text:tab/><text:tab/><text:tab/><text:tab/>Plane) for the purposes of spells and effects. <text:s/>You also gain a +10 <text:tab/><text:tab/><text:tab/><text:tab/><text:tab/><text:tab/>to your Hit Points, a +1 to your BAB and Cleric caster level, a +1 <text:tab/><text:tab/><text:tab/><text:tab/><text:tab/><text:tab/>to your saves(tripled against death and petrification effects) and a <text:tab/><text:tab/><text:tab/><text:tab/><text:tab/><text:tab/>Resistances of 10 to acid, cold, fire and electricity. You can still be <text:tab/><text:tab/><text:tab/><text:tab/><text:tab/>freely brought back to life by spells and effects that affect non-<text:tab/><text:tab/><text:tab/><text:tab/><text:tab/><text:tab/>Outsiders.</text:p>
      <text:p text:style-name="P30"/>
      <text:h text:style-name="Heading_20_2" text:outline-level="2">Druid</text:h>
      <text:p text:style-name="P125">HD- d8</text:p>
      <text:p text:style-name="P125">BAB Progression- Average</text:p>
      <text:p text:style-name="P125">Good Saves- Fort, Will</text:p>
      <text:p text:style-name="P125">Skill Points per level- 4 + Int modifier</text:p>
      <text:p text:style-name="P125">Class Skills- Concentration, Craft, Diplomacy, Handle Animal, Heal, Knowledge(nature), Listen, Profession, Ride, Spellcraft, Spot, Survival, Swim</text:p>
      <text:p text:style-name="P125">Armor Proficiency- Any non-metal light or medium armor and non-metal shields(save tower shields).</text:p>
      <text:p text:style-name="P125">Weapon Proficiency- Club, dagger, dart, quarterstaff, scimitar, sickle, shortspear, sling, spear, as well as all forms of natural attacks while in their wild shape forms.</text:p>
      <text:p text:style-name="P125">-At 1<text:span text:style-name="T1">st</text:span> level the druid gains the Animal Companion OR the Turn Elementals class feature, as well as the Nature Sense and the Wild Empathy class features.</text:p>
      <text:p text:style-name="P253"><text:span text:style-name="T175">-At 2</text:span><text:span text:style-name="T281">nd</text:span><text:span text:style-name="T175"> level the druid gains the Wild Shape and Woodland Stride class features.</text:span></text:p>
      <text:p text:style-name="P253"><text:span text:style-name="T175">-At 3</text:span><text:span text:style-name="T281">rd</text:span><text:span text:style-name="T175"> level the druid gains the Trackless Step class feature as well as a feat </text:span><text:span text:style-name="T200">from the </text:span><text:span text:style-name="T206">Nature’s Chosen</text:span><text:span text:style-name="T200"> tree</text:span><text:span text:style-name="T175"> that they have the prerequisites for.</text:span></text:p>
      <text:p text:style-name="P253"><text:span text:style-name="T175">-At 4</text:span><text:span text:style-name="T281">th</text:span><text:span text:style-name="T175"> level the druid gain the Resist Nature's Lure </text:span><text:span text:style-name="T194">and Nature’s Insight</text:span><text:span text:style-name="T175"> class feature</text:span><text:span text:style-name="T194">s.</text:span></text:p>
      <text:p text:style-name="P253"><text:span text:style-name="T175">-At 5</text:span><text:span text:style-name="T281">th</text:span><text:span text:style-name="T175"> level the druid </text:span><text:span text:style-name="T200">gains a 2</text:span><text:span text:style-name="T286">nd</text:span><text:span text:style-name="T200"> use per day of their Wild Shape and </text:span><text:span text:style-name="T175">may take a feat </text:span><text:span text:style-name="T183">from the </text:span><text:span text:style-name="T206">Nature’s Chosen</text:span><text:span text:style-name="T183"> tree</text:span><text:span text:style-name="T175"> that they </text:span><text:span text:style-name="T183">meet</text:span><text:span text:style-name="T175"> the prerequisites for.</text:span></text:p>
      <text:p text:style-name="P176">Druid C<text:span text:style-name="T580">ore Abilities</text:span>:</text:p>
      <text:p text:style-name="P218">Druid Divine Spellcasting</text:p>
      <text:p text:style-name="P269"><text:span text:style-name="T297">-You gain the ability to cast divine spells as if you were a 1</text:span><text:span text:style-name="T296">st</text:span><text:span text:style-name="T297"> level Druid. <text:s/></text:span><text:span text:style-name="T238">Wisdom is the ability score that governs your spellcasting.</text:span><text:span text:style-name="T236"> <text:s/></text:span><text:span text:style-name="T49">Like other spellcasters, a </text:span><text:span text:style-name="T56">druid</text:span><text:span text:style-name="T49"> can cast only a certain number of spells of each spell level per day. In addition, </text:span><text:span text:style-name="T54">they</text:span><text:span text:style-name="T49"> receives bonus spells per day if </text:span><text:span text:style-name="T53">they</text:span><text:span text:style-name="T49"> </text:span><text:span text:style-name="T54">have</text:span><text:span text:style-name="T49"> a high </text:span><text:span text:style-name="T54">Wisdom</text:span><text:span text:style-name="T49"> </text:span><text:soft-page-break/><text:span text:style-name="T49">score. When the </text:span><text:span text:style-name="T56">druid</text:span><text:span text:style-name="T49"> gets 0 spells per day of a given spell level, </text:span><text:span text:style-name="T53">they</text:span><text:span text:style-name="T49"> gain only the bonus spells </text:span><text:span text:style-name="T53">they</text:span><text:span text:style-name="T49"> would be entitled to based on </text:span><text:span text:style-name="T53">their</text:span><text:span text:style-name="T49"> </text:span><text:span text:style-name="T54">Wisdom</text:span><text:span text:style-name="T49"> score for that spell level.</text:span><text:span text:style-name="T297"> <text:s/></text:span><text:span text:style-name="T49">A druid prepares and casts spells the way </text:span><text:span text:style-name="T52">a cleric or priest d</text:span><text:span text:style-name="T49">oes, though </text:span><text:span text:style-name="T52">they</text:span><text:span text:style-name="T49"> cannot lose a prepared spell to cast a </text:span><text:span text:style-name="T68">cure</text:span><text:span text:style-name="T49"> spell in its place. <text:s/>A druid may prepare and cast any spell on the druid spell list, provided that </text:span><text:span text:style-name="T52">they</text:span><text:span text:style-name="T49"> can cast spells of that level, but </text:span><text:span text:style-name="T52">they</text:span><text:span text:style-name="T49"> must choose which spells to prepare during </text:span><text:span text:style-name="T52">their</text:span><text:span text:style-name="T49"> daily meditation.</text:span><text:span text:style-name="T297"> </text:span><text:span text:style-name="T305"><text:s/></text:span><text:span text:style-name="T52">A druid can channel stored spell energy into summoning spells that they haven’t prepared ahead of time. They can "lose" a prepared spell in order to cast any </text:span><text:span text:style-name="T69">summon nature’s ally</text:span><text:span text:style-name="T52"> spell of the same level or lower.</text:span><text:span text:style-name="T299"> </text:span></text:p>
      <text:p text:style-name="P218">Animal Companion</text:p>
      <text:p text:style-name="P125">-Caster level 1<text:span text:style-name="T1">st</text:span> (Druidic)</text:p>
      <text:p text:style-name="P32">-You can perform a special 24 hour ceremony to gain the service of a natural animal of your choice, so long as the animal is native to the region you perform the ritual in and the animal does not possess more HD than your Druid CL. <text:s/>Animals summoned in this way are considered Magical Beasts for the purposes of spells and abilities that affect that creature type as well as progression based on gaining addition HD. <text:s/>If the animal you summon has less HD than your Druid CL then it gains HD to match it. <text:s/>This progression matches any further gains you make in your Druid CL. <text:s/>As your Animal Companion gains additional HD beyond it's base, it gains special abilities based on the chart below. <text:s/></text:p>
      <text:p text:style-name="P32"/>
      <text:p text:style-name="P254"/>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0">Bonus Hit Dice</text:p>
          </table:table-cell>
          <table:table-cell table:style-name="Table3.A1" office:value-type="string">
            <text:p text:style-name="P10">Bonus Natural Armor</text:p>
          </table:table-cell>
          <table:table-cell table:style-name="Table3.A1" office:value-type="string">
            <text:p text:style-name="P10">Bonus Str/Dex</text:p>
          </table:table-cell>
          <table:table-cell table:style-name="Table3.A1" office:value-type="string">
            <text:p text:style-name="P10">Bonus Feats</text:p>
          </table:table-cell>
          <table:table-cell table:style-name="Table3.E1" office:value-type="string">
            <text:p text:style-name="P10">Special</text:p>
          </table:table-cell>
        </table:table-row>
        <table:table-row>
          <table:table-cell table:style-name="Table3.A2" office:value-type="string">
            <text:p text:style-name="P10">0</text:p>
          </table:table-cell>
          <table:table-cell table:style-name="Table3.A2" office:value-type="string">
            <text:p text:style-name="P10">+0</text:p>
          </table:table-cell>
          <table:table-cell table:style-name="Table3.A2" office:value-type="string">
            <text:p text:style-name="P10">+0</text:p>
          </table:table-cell>
          <table:table-cell table:style-name="Table3.A2" office:value-type="string">
            <text:p text:style-name="P10">+0</text:p>
          </table:table-cell>
          <table:table-cell table:style-name="Table3.E2" office:value-type="string">
            <text:p text:style-name="P10">Link, Share Spells</text:p>
          </table:table-cell>
        </table:table-row>
        <table:table-row>
          <table:table-cell table:style-name="Table3.A2" office:value-type="string">
            <text:p text:style-name="P10">2</text:p>
          </table:table-cell>
          <table:table-cell table:style-name="Table3.A2" office:value-type="string">
            <text:p text:style-name="P10">+2</text:p>
          </table:table-cell>
          <table:table-cell table:style-name="Table3.A2" office:value-type="string">
            <text:p text:style-name="P10">+1</text:p>
          </table:table-cell>
          <table:table-cell table:style-name="Table3.A2" office:value-type="string">
            <text:p text:style-name="P10">+1</text:p>
          </table:table-cell>
          <table:table-cell table:style-name="Table3.E2" office:value-type="string">
            <text:p text:style-name="P10">Evasion</text:p>
          </table:table-cell>
        </table:table-row>
        <table:table-row>
          <table:table-cell table:style-name="Table3.A2" office:value-type="string">
            <text:p text:style-name="P10">4</text:p>
          </table:table-cell>
          <table:table-cell table:style-name="Table3.A2" office:value-type="string">
            <text:p text:style-name="P10">+4</text:p>
          </table:table-cell>
          <table:table-cell table:style-name="Table3.A2" office:value-type="string">
            <text:p text:style-name="P10">+2</text:p>
          </table:table-cell>
          <table:table-cell table:style-name="Table3.A2" office:value-type="string">
            <text:p text:style-name="P10">+1</text:p>
          </table:table-cell>
          <table:table-cell table:style-name="Table3.E2" office:value-type="string">
            <text:p text:style-name="P10">Devotion</text:p>
          </table:table-cell>
        </table:table-row>
        <table:table-row>
          <table:table-cell table:style-name="Table3.A2" office:value-type="string">
            <text:p text:style-name="P10">6</text:p>
          </table:table-cell>
          <table:table-cell table:style-name="Table3.A2" office:value-type="string">
            <text:p text:style-name="P10">+6</text:p>
          </table:table-cell>
          <table:table-cell table:style-name="Table3.A2" office:value-type="string">
            <text:p text:style-name="P10">+3</text:p>
          </table:table-cell>
          <table:table-cell table:style-name="Table3.A2" office:value-type="string">
            <text:p text:style-name="P10">+2</text:p>
          </table:table-cell>
          <table:table-cell table:style-name="Table3.E2" office:value-type="string">
            <text:p text:style-name="P10">Multiattack</text:p>
          </table:table-cell>
        </table:table-row>
        <table:table-row>
          <table:table-cell table:style-name="Table3.A2" office:value-type="string">
            <text:p text:style-name="P10">8</text:p>
          </table:table-cell>
          <table:table-cell table:style-name="Table3.A2" office:value-type="string">
            <text:p text:style-name="P10">+8</text:p>
          </table:table-cell>
          <table:table-cell table:style-name="Table3.A2" office:value-type="string">
            <text:p text:style-name="P10">+4</text:p>
          </table:table-cell>
          <table:table-cell table:style-name="Table3.A2" office:value-type="string">
            <text:p text:style-name="P10">+2</text:p>
          </table:table-cell>
          <table:table-cell table:style-name="Table3.E2" office:value-type="string">
            <text:p text:style-name="P9"/>
          </table:table-cell>
        </table:table-row>
        <table:table-row>
          <table:table-cell table:style-name="Table3.A2" office:value-type="string">
            <text:p text:style-name="P10">10</text:p>
          </table:table-cell>
          <table:table-cell table:style-name="Table3.A2" office:value-type="string">
            <text:p text:style-name="P10">+10</text:p>
          </table:table-cell>
          <table:table-cell table:style-name="Table3.A2" office:value-type="string">
            <text:p text:style-name="P10">+5</text:p>
          </table:table-cell>
          <table:table-cell table:style-name="Table3.A2" office:value-type="string">
            <text:p text:style-name="P10">+3</text:p>
          </table:table-cell>
          <table:table-cell table:style-name="Table3.E2" office:value-type="string">
            <text:p text:style-name="P10">Improved Evasion</text:p>
          </table:table-cell>
        </table:table-row>
        <table:table-row>
          <table:table-cell table:style-name="Table3.A2" office:value-type="string">
            <text:p text:style-name="P10">12</text:p>
          </table:table-cell>
          <table:table-cell table:style-name="Table3.A2" office:value-type="string">
            <text:p text:style-name="P10">+12</text:p>
          </table:table-cell>
          <table:table-cell table:style-name="Table3.A2" office:value-type="string">
            <text:p text:style-name="P10">+6</text:p>
          </table:table-cell>
          <table:table-cell table:style-name="Table3.A2" office:value-type="string">
            <text:p text:style-name="P10">+3</text:p>
          </table:table-cell>
          <table:table-cell table:style-name="Table3.E2" office:value-type="string">
            <text:p text:style-name="P9"/>
          </table:table-cell>
        </table:table-row>
        <table:table-row>
          <table:table-cell table:style-name="Table3.A2" office:value-type="string">
            <text:p text:style-name="P10">14</text:p>
          </table:table-cell>
          <table:table-cell table:style-name="Table3.A2" office:value-type="string">
            <text:p text:style-name="P10">+14</text:p>
          </table:table-cell>
          <table:table-cell table:style-name="Table3.A2" office:value-type="string">
            <text:p text:style-name="P10">+7</text:p>
          </table:table-cell>
          <table:table-cell table:style-name="Table3.A2" office:value-type="string">
            <text:p text:style-name="P10">+4</text:p>
          </table:table-cell>
          <table:table-cell table:style-name="Table3.E2" office:value-type="string">
            <text:p text:style-name="P9"/>
          </table:table-cell>
        </table:table-row>
        <table:table-row>
          <table:table-cell table:style-name="Table3.A2" office:value-type="string">
            <text:p text:style-name="P10">16</text:p>
          </table:table-cell>
          <table:table-cell table:style-name="Table3.A2" office:value-type="string">
            <text:p text:style-name="P10">+16</text:p>
          </table:table-cell>
          <table:table-cell table:style-name="Table3.A2" office:value-type="string">
            <text:p text:style-name="P10">+8</text:p>
          </table:table-cell>
          <table:table-cell table:style-name="Table3.A2" office:value-type="string">
            <text:p text:style-name="P10">+4</text:p>
          </table:table-cell>
          <table:table-cell table:style-name="Table3.E2" office:value-type="string">
            <text:p text:style-name="P9"/>
          </table:table-cell>
        </table:table-row>
        <table:table-row>
          <table:table-cell table:style-name="Table3.A2" office:value-type="string">
            <text:p text:style-name="P10">18</text:p>
          </table:table-cell>
          <table:table-cell table:style-name="Table3.A2" office:value-type="string">
            <text:p text:style-name="P10">+18</text:p>
          </table:table-cell>
          <table:table-cell table:style-name="Table3.A2" office:value-type="string">
            <text:p text:style-name="P10">+9</text:p>
          </table:table-cell>
          <table:table-cell table:style-name="Table3.A2" office:value-type="string">
            <text:p text:style-name="P10">+5</text:p>
          </table:table-cell>
          <table:table-cell table:style-name="Table3.E2" office:value-type="string">
            <text:p text:style-name="P9"/>
          </table:table-cell>
        </table:table-row>
        <table:table-row>
          <table:table-cell table:style-name="Table3.A2" office:value-type="string">
            <text:p text:style-name="P10">20</text:p>
          </table:table-cell>
          <table:table-cell table:style-name="Table3.A2" office:value-type="string">
            <text:p text:style-name="P10">+20</text:p>
          </table:table-cell>
          <table:table-cell table:style-name="Table3.A2" office:value-type="string">
            <text:p text:style-name="P10">+10</text:p>
          </table:table-cell>
          <table:table-cell table:style-name="Table3.A2" office:value-type="string">
            <text:p text:style-name="P10">+5</text:p>
          </table:table-cell>
          <table:table-cell table:style-name="Table3.E2" office:value-type="string">
            <text:p text:style-name="P9"/>
          </table:table-cell>
        </table:table-row>
      </table:table>
      <text:p text:style-name="P99">This ability cannot be taken if you have taken the Turn Elementals class ability.</text:p>
      <text:p text:style-name="P14"><text:bookmark text:name="bonusHD"/>Bonus HD</text:p>
      <text:p text:style-name="P223">Extra eight-sided (d8) Hit Dice, each of which gains a Constitution modifier, as normal. Remember that extra Hit Dice improve the animal companion’s base attack and base save bonuses. An animal companion’s base attack bonus progression is the same as that of a druid. An animal companion has good Fortitude and Reflex saves(treat it as a character whose level equals the animal’s HD). An animal companion gains additional skill points and feats for bonus HD as normal for advancing a monster’s Hit Dice.</text:p>
      <text:p text:style-name="P14"><text:bookmark text:name="naturalArmorAdj"/><text:span text:style-name="T609">Bonus </text:span>Natural Armor </text:p>
      <text:p text:style-name="P223">The number noted here is an improvement to the animal companion’s existing natural armor bonus.</text:p>
      <text:p text:style-name="P14"><text:bookmark text:name="strDexAdj"/><text:span text:style-name="T609">Bonus </text:span>Str/Dex </text:p>
      <text:p text:style-name="P2">Add this value to the animal companion’s Strength and Dexterity scores.</text:p>
      <text:p text:style-name="P14"><text:bookmark text:name="bonusTricks"/>Bonus Feats</text:p>
      <text:p text:style-name="P223"><text:soft-page-break/>The value given in this column is the total number of bonus feats that the animal has in addition to any it already possesses as it's base creature. <text:s/>These feats can be selected from any feat tree that the animal can reasonably gain and meets the perquisites for.</text:p>
      <text:p text:style-name="P273"><text:bookmark text:name="link"/>Link</text:p>
      <text:p text:style-name="P223">A druid can handle <text:span text:style-name="T776">their</text:span> animal companion as a free action or push it as a move action even if <text:span text:style-name="T776">they</text:span> <text:span text:style-name="T776">don’t</text:span> have any ranks in the Handle Animal skill. The druid gains a +4 circumstance bonus on all wild empathy checks and Handle Animal checks made regarding an animal companion.</text:p>
      <text:p text:style-name="P273"><text:bookmark text:name="shareSpells"/>Share Spells</text:p>
      <text:p text:style-name="Standard"><text:span text:style-name="T30">At the druid’s option, </text:span><text:span text:style-name="T47">they</text:span><text:span text:style-name="T30"> may have any spell (but not any spell-like ability)</text:span><text:span text:style-name="T47">they</text:span><text:span text:style-name="T30"> casts upon </text:span><text:span text:style-name="T47">themselves</text:span><text:span text:style-name="T30"> also affect </text:span><text:span text:style-name="T47">their</text:span><text:span text:style-name="T30"> animal companion. The animal companion must be within 5 feet of </text:span><text:span text:style-name="T47">them</text:span><text:span text:style-name="T30"> at the time of casting to receive the benefit. If the spell or effect has a duration other than instantaneous, it stops affecting the animal companion if the companion moves farther than 5 feet away and will not affect the animal again, even if it returns to the druid before the duration expires. <text:s/></text:span><text:span text:style-name="T150">Additionally, the druid may cast a spell with a target of "You" on </text:span><text:span text:style-name="T154">their</text:span><text:span text:style-name="T150"> animal companion (as a touch range spell) instead of on </text:span><text:span text:style-name="T154">themselves</text:span><text:span text:style-name="T150">. A druid and </text:span><text:span text:style-name="T154">their</text:span><text:span text:style-name="T150"> animal companion can share spells even if the spells normally do not affect creatures of the companion’s type (animal).</text:span></text:p>
      <text:p text:style-name="P273"><text:bookmark text:name="animalCompanionEvasion"/>Evasion </text:p>
      <text:p text:style-name="P223">If an animal companion is subjected to an attack that normally allows a Reflex save for half damage, it takes no damage if it makes a successful saving throw.</text:p>
      <text:p text:style-name="P273"><text:bookmark text:name="devotion"/>Devotion </text:p>
      <text:p text:style-name="P223">An animal companion gains a +4 morale bonus on Will saves against enchantment spells and effects.</text:p>
      <text:p text:style-name="P14"><text:bookmark text:name="multiattack"/>Multiattack</text:p>
      <text:p text:style-name="P223">An animal companion gains Multiattack as a bonus feat if it has three or more natural attacks and does not already have that feat. If it does not have the requisite three or more natural attacks, the animal companion instead gains a second attack with its primary natural weapon, albeit at a -5 penalty.</text:p>
      <text:p text:style-name="P273"><text:bookmark text:name="ImprovedEvasion"/>Improved Evasion </text:p>
      <text:p text:style-name="P223">When subjected to an attack that normally allows a Reflex save for half damage, an animal companion takes no damage if it makes a successful saving throw and only half damage if the saving throw fails.</text:p>
      <text:p text:style-name="P206">If you choose to dismiss your Animal Companion or it dies in combat, you may perform the same 24-hour ritual to resurrect it or summon a new one</text:p>
      <text:p text:style-name="P176">Turn Elementals(Druid)</text:p>
      <text:p text:style-name="P30">-Caster level 1st(<text:span text:style-name="T493">Druid</text:span>)</text:p>
      <text:p text:style-name="P253"><text:span text:style-name="T175">-You gain the ability to turn elementals. <text:s/>Druids</text:span><text:span text:style-name="T297"> </text:span><text:span text:style-name="T126">can channel divine energy, which can halt, drive off, or destroy</text:span><text:span text:style-name="T297"> elementals. <text:s/></text:span><text:span text:style-name="T126">Turning elementals is a supernatural ability that a character can perform as a standard action. <text:s/>It does not provoke attack of opportunity <text:s/></text:span><text:span text:style-name="T128">You must present a symbol of your faith in nature to turn elementals <text:s/>Turning is considered an attack. <text:s/>You turn the closest turnable elemental first, and you can’t turn elementals that are more than 60 feet away or that have total cover relative to you. You don’t need line of sight to a target, but you do need line of effect. <text:s text:c="2"/>The first step in turning elementals is roll a turning check to see how powerful an elemental creature you can turn. This is a Charisma check(1d20 + your Charisma modifier). A druid with 5 or more ranks in Knowledge (nature) gets a +2 bonus on turning checks against elementals. The following table gives you the Hit Dice(HD)of the most powerful elementals you can affect, relative to your level. On a given turning attempt, you can turn no elemental creature whose HD exceed the result on this table. </text:span></text:p>
      <text:p text:style-name="P245"/>
      <table:table table:name="Table9" table:style-name="Table9">
        <table:table-column table:style-name="Table9.A"/>
        <table:table-column table:style-name="Table9.B"/>
        <table:table-row>
          <table:table-cell table:style-name="Table9.A1" office:value-type="string">
            <text:p text:style-name="P240">Turning Check Result</text:p>
          </table:table-cell>
          <table:table-cell table:style-name="Table9.B1" office:value-type="string">
            <text:p text:style-name="P240">Highest HD <text:span text:style-name="T610">Elemental</text:span> affected</text:p>
          </table:table-cell>
        </table:table-row>
        <table:table-row>
          <table:table-cell table:style-name="Table9.A2" office:value-type="string">
            <text:p text:style-name="P19">0 or less</text:p>
          </table:table-cell>
          <table:table-cell table:style-name="Table9.B2" office:value-type="string">
            <text:p text:style-name="P243">Caster level -4</text:p>
          </table:table-cell>
        </table:table-row>
        <table:table-row>
          <table:table-cell table:style-name="Table9.A2" office:value-type="string">
            <text:p text:style-name="P19">1-3</text:p>
          </table:table-cell>
          <table:table-cell table:style-name="Table9.B2" office:value-type="string">
            <text:p text:style-name="P243">Caster level -<text:span text:style-name="T610">3</text:span></text:p>
          </table:table-cell>
        </table:table-row>
        <text:soft-page-break/>
        <table:table-row>
          <table:table-cell table:style-name="Table9.A2" office:value-type="string">
            <text:p text:style-name="P19">4-6</text:p>
          </table:table-cell>
          <table:table-cell table:style-name="Table9.B2" office:value-type="string">
            <text:p text:style-name="P243">Caster level -<text:span text:style-name="T610">2</text:span></text:p>
          </table:table-cell>
        </table:table-row>
        <table:table-row>
          <table:table-cell table:style-name="Table9.A2" office:value-type="string">
            <text:p text:style-name="P19">7-9</text:p>
          </table:table-cell>
          <table:table-cell table:style-name="Table9.B2" office:value-type="string">
            <text:p text:style-name="P243">Caster level -<text:span text:style-name="T610">1</text:span></text:p>
          </table:table-cell>
        </table:table-row>
        <table:table-row>
          <table:table-cell table:style-name="Table9.A2" office:value-type="string">
            <text:p text:style-name="P19">10-12</text:p>
          </table:table-cell>
          <table:table-cell table:style-name="Table9.B2" office:value-type="string">
            <text:p text:style-name="P243">Caster level </text:p>
          </table:table-cell>
        </table:table-row>
        <table:table-row>
          <table:table-cell table:style-name="Table9.A2" office:value-type="string">
            <text:p text:style-name="P19">13-15</text:p>
          </table:table-cell>
          <table:table-cell table:style-name="Table9.B2" office:value-type="string">
            <text:p text:style-name="P243">Caster level <text:span text:style-name="T610">+1</text:span></text:p>
          </table:table-cell>
        </table:table-row>
        <table:table-row>
          <table:table-cell table:style-name="Table9.A2" office:value-type="string">
            <text:p text:style-name="P19">16-18</text:p>
          </table:table-cell>
          <table:table-cell table:style-name="Table9.B2" office:value-type="string">
            <text:p text:style-name="P243">Caster level <text:span text:style-name="T610">+2</text:span></text:p>
          </table:table-cell>
        </table:table-row>
        <table:table-row>
          <table:table-cell table:style-name="Table9.A2" office:value-type="string">
            <text:p text:style-name="P19">19-21</text:p>
          </table:table-cell>
          <table:table-cell table:style-name="Table9.B2" office:value-type="string">
            <text:p text:style-name="P243">Caster level <text:span text:style-name="T610">+3</text:span></text:p>
          </table:table-cell>
        </table:table-row>
        <table:table-row>
          <table:table-cell table:style-name="Table9.A2" office:value-type="string">
            <text:p text:style-name="P19">22 or more</text:p>
          </table:table-cell>
          <table:table-cell table:style-name="Table9.B2" office:value-type="string">
            <text:p text:style-name="P243">Caster level <text:span text:style-name="T610">+</text:span>4</text:p>
          </table:table-cell>
        </table:table-row>
      </table:table>
      <text:p text:style-name="P245"/>
      <text:p text:style-name="P244">If your roll on table is high enough to let you turn at least some elementals within 60 feet, roll 2d6 + your druid caster level + your Charisma modifier for turning damage. That’s how many total HD of elementals you can turn. <text:s/>If your Charisma score is average or low, it’s possible to roll fewer HD of turned elementals than indicated on the table. <text:s/>You may skip over already turned elementals that are still within range, so that you do not waste your turning capacity on them. <text:s/>Turned elementals flee from you by the best and fastest means available to them. They flee for 10 rounds (1 minute). If they cannot flee, they cower (giving any attack rolls against them a +2 bonus). If you approach within 10 feet of them, however, they overcome being turned and act normally. (You can stand within 10 feet without breaking the turning effect—you just can’t approach them.) You can attack them with ranged attacks(from at least 10 feet away), and others can attack them in any fashion, without breaking the turning effect. <text:s text:c="2"/>If you have twice as many caster levels (or more) as the elementals have HD, you destroy any that you would normally turn. <text:s text:c="2"/>Druids may attempt to turn elementals a number of times per day equal to 2 + your Charisma modifier. <text:span text:style-name="T494">This ability cannot be taken if you have taken the Animal Companion class ability.</text:span></text:p>
      <text:p text:style-name="P170">Nature Sense</text:p>
      <text:p text:style-name="P125">-Caster level 1<text:span text:style-name="T1">st</text:span> (Druidic)</text:p>
      <text:p text:style-name="P30">-You gain a +2 bonus on all Survival and Knowledge(Nature) skill checks.</text:p>
      <text:p text:style-name="P170">Wild Empathy</text:p>
      <text:p text:style-name="P125">-Caster level 1<text:span text:style-name="T1">st</text:span> (Druidic)</text:p>
      <text:p text:style-name="P30">-You can make a check to improve the attitude of an animal that can see and hear you within 30 ft. <text:s/>This check is a d20 + your druid <text:span text:style-name="T776">caster</text:span> level + your Cha modifier.</text:p>
      <text:p text:style-name="P257"><text:span text:style-name="T175"><text:tab/></text:span><text:span text:style-name="T249">Wild Shape</text:span></text:p>
      <text:p text:style-name="P41"><text:tab/>-Wild Empathy</text:p>
      <text:p text:style-name="P41"><text:tab/>-Caster level 3<text:span text:style-name="T1">rd</text:span> (Druidic) </text:p>
      <text:p text:style-name="P41"><text:tab/><text:span text:style-name="T159">-You gain the ability to turn into a natural animal </text:span><text:span text:style-name="T161">of Small Medium or Large size</text:span><text:span text:style-name="T159"> who's HD are <text:tab/>no more than your Druid caster level once per day. </text:span><text:span text:style-name="T73"><text:s/>The effect lasts for 1 hour per druid caster <text:tab/>level, or until they change back. Changing form (to animal or back) is a standard action and <text:tab/>doesn’t provoke an attack of opportunity. <text:s/>Each time you use wild shape, you regain lost hit <text:tab/>points as if you had rested for a night. <text:s/></text:span><text:span text:style-name="T159">Any gear worn or carried by the druid melds into the <text:tab/>new form and becomes nonfunctional. When the druid reverts to </text:span><text:span text:style-name="T162">their</text:span><text:span text:style-name="T159"> true form, any objects <text:tab/>previously melded into the new form reappear in the same location on </text:span><text:span text:style-name="T162">their</text:span><text:span text:style-name="T159"> body that they <text:tab/>previously occupied and are once again functional. Any new items worn in the assumed form <text:tab/>fall off and land at the druid's feet. <text:s/>The form chosen must be that of an animal the druid is <text:tab/>familiar with. <text:s/>A druid loses </text:span><text:span text:style-name="T162">their</text:span><text:span text:style-name="T159"> ability to speak while in animal form because </text:span><text:span text:style-name="T162">they</text:span><text:span text:style-name="T159"> </text:span><text:span text:style-name="T162">are</text:span><text:span text:style-name="T159"> limited <text:tab/>to the sounds that a normal, untrained animal can make, but </text:span><text:span text:style-name="T162">they</text:span><text:span text:style-name="T159"> can communicate normally <text:tab/>with other animals of the same general grouping as </text:span><text:span text:style-name="T162">their</text:span><text:span text:style-name="T159"> new form. (The normal sound a wild <text:tab/>parrot <text:tab/>makes is a squawk, so changing to this form does not permit speech.)</text:span></text:p>
      <text:p text:style-name="P253"><text:span text:style-name="T175"><text:tab/></text:span><text:span text:style-name="T249">Woodland Stride</text:span></text:p>
      <text:p text:style-name="P30"><text:soft-page-break/><text:tab/>-Nature Sense</text:p>
      <text:p text:style-name="P30"><text:tab/>-Caster level 2<text:span text:style-name="T1">nd</text:span> (Druidic)</text:p>
      <text:p text:style-name="P30"><text:tab/>-You may move through any non-magical undergrowth or similar terrain without damage <text:tab/>or impediment. </text:p>
      <text:p text:style-name="P253"><text:span text:style-name="T175"><text:tab/><text:tab/></text:span><text:span text:style-name="T249">Trackless Step</text:span></text:p>
      <text:p text:style-name="P30"><text:tab/><text:tab/>-Nature Sense</text:p>
      <text:p text:style-name="P30"><text:tab/><text:tab/>-Caster level 3<text:span text:style-name="T1">rd</text:span> (Druidic)</text:p>
      <text:p text:style-name="P30"><text:tab/><text:tab/>-You leave no trace that others can use to track you unless you so desire.</text:p>
      <text:p text:style-name="P253"><text:span text:style-name="T175"><text:tab/><text:tab/><text:tab/></text:span><text:span text:style-name="T249">Resist Nature's Lure</text:span></text:p>
      <text:p text:style-name="P30"><text:tab/><text:tab/><text:tab/>-Trackless Step</text:p>
      <text:p text:style-name="P30"><text:tab/><text:tab/><text:tab/>-Caster level 4<text:span text:style-name="T1">th</text:span> (Druidic)</text:p>
      <text:p text:style-name="P30"><text:tab/><text:tab/><text:tab/>-You gain a +4 bonus on saves vs the spell-like abilities of fey creatures.</text:p>
      <text:p text:style-name="P30"><text:tab/><text:tab/><text:tab/><text:span text:style-name="T375">Nature’s Insight</text:span></text:p>
      <text:p text:style-name="P63"><text:tab/><text:tab/><text:tab/>-Trackless Step</text:p>
      <text:p text:style-name="P63"><text:tab/><text:tab/><text:tab/>-Caster level 4<text:span text:style-name="T1">th</text:span> (Druidic)</text:p>
      <text:p text:style-name="P63"><text:tab/><text:tab/><text:tab/>-<text:span text:style-name="T654">You gain one of the effects listed below to your druid spells:</text:span></text:p>
      <text:p text:style-name="P88"><text:tab/><text:tab/><text:tab/>-<text:span text:style-name="T654">Your spells that deal damage or healing deal 1 additional point of damage or <text:tab/><text:tab/><text:tab/><text:tab/>healing per level of the spell. <text:s/>This bonus can exceed the normal numerical <text:tab/><text:tab/><text:tab/><text:tab/>limitations on bonus damage or healing</text:span><text:span text:style-name="T791">(This effect can be chosen twice).</text:span></text:p>
      <text:p text:style-name="P63"><text:tab/><text:tab/><text:tab/>-<text:span text:style-name="T654">The save DCs of your spells increase by 1</text:span><text:span text:style-name="T791">(This effect can be chosen twice).</text:span></text:p>
      <text:p text:style-name="P88"><text:tab/><text:tab/><text:tab/>-<text:span text:style-name="T654">Your spells gain a +</text:span><text:span text:style-name="T791">2</text:span><text:span text:style-name="T654"> bonus to overcome the SR of their targets</text:span><text:span text:style-name="T791">(This effect can <text:tab/><text:tab/><text:tab/><text:tab/>be chosen twice).</text:span></text:p>
      <text:p text:style-name="P63"><text:tab/><text:tab/><text:tab/>-<text:span text:style-name="T654">You may apply </text:span><text:span text:style-name="T375">one</text:span><text:span text:style-name="T654"> of the following metamagic feats to your spells for free <text:tab/><text:tab/><text:tab/><text:tab/>when you cast them: Enlarge Spell, Extend Spell, Reach Spell, Silent Spell, Still <text:tab/><text:tab/><text:tab/><text:tab/>Spell, Transdimentional Spell. <text:s/>Metamagic effects provided by this ability cannot <text:tab/><text:tab/><text:tab/>stack with other metamagic feats. <text:s/>This feat can be taken a number of times equal <text:tab/><text:tab/><text:tab/>to half your Druid levels(round up). <text:s/>Each time it is taken, you may choose one <text:tab/><text:tab/><text:tab/><text:tab/>additional effect.</text:span></text:p>
      <text:p text:style-name="P183">Druid Advanced Abilities:</text:p>
      <text:p text:style-name="P170">Tongue of the Sun and Moon</text:p>
      <text:p text:style-name="P30">-Resist Nature's Lure</text:p>
      <text:p text:style-name="P30">-Plant Wild Shape</text:p>
      <text:p text:style-name="P253"><text:span text:style-name="T175">-Caster level 6</text:span><text:span text:style-name="T281">th</text:span><text:span text:style-name="T175"> (Druidic)</text:span></text:p>
      <text:p text:style-name="P253"><text:span text:style-name="T175">-</text:span><text:span text:style-name="T183">Compiled Training(Druid)</text:span></text:p>
      <text:p text:style-name="P30">-You gain the ability to speak with any living creature. Gain a +2 bonus to your Wild Empathy checks.</text:p>
      <text:p text:style-name="P253"><text:span text:style-name="T175"><text:tab/></text:span><text:span text:style-name="T249">Venom Immunity</text:span></text:p>
      <text:p text:style-name="P253"><text:span text:style-name="T249"><text:tab/></text:span><text:span text:style-name="T222">-Tongue of the Sun and Moon</text:span></text:p>
      <text:p text:style-name="P253"><text:span text:style-name="T222"><text:tab/>Caster level 8</text:span><text:span text:style-name="T289">th</text:span><text:span text:style-name="T222"> (Druidic)</text:span></text:p>
      <text:p text:style-name="P30"><text:tab/>-You gain immunity to all poisons</text:p>
      <text:p text:style-name="P30"><text:tab/><text:span text:style-name="T333">A Thousand Faces</text:span></text:p>
      <text:p text:style-name="P30"><text:tab/><text:span text:style-name="T436">-Tongue of the Sun and Moon</text:span></text:p>
      <text:p text:style-name="P30"><text:tab/>-Caster level 10<text:span text:style-name="T1">th</text:span> (Druidic)</text:p>
      <text:p text:style-name="P30"><text:tab/>-You may change your appearance at will as per the <text:span text:style-name="T166">Alter</text:span> <text:span text:style-name="T166">Self</text:span> spell.</text:p>
      <text:p text:style-name="P170"><text:tab/><text:tab/>Timeless Body</text:p>
      <text:p text:style-name="P253"><text:span text:style-name="T249"><text:tab/><text:tab/></text:span><text:span text:style-name="T175">-Venom Immunity</text:span></text:p>
      <text:p text:style-name="P30"><text:tab/><text:tab/>-A Thousand Faces</text:p>
      <text:p text:style-name="P253"><text:span text:style-name="T175"><text:tab/><text:tab/>-Caster level 12</text:span><text:span text:style-name="T281">th</text:span><text:span text:style-name="T175"> (Druidic)</text:span></text:p>
      <text:p text:style-name="P253"><text:soft-page-break/><text:span text:style-name="T175"><text:tab/><text:tab/>-</text:span><text:span text:style-name="T184">You</text:span><text:span text:style-name="T175"> no longer takes ability score penalties for aging and cannot be magically aged. Any <text:tab/><text:tab/>penalties </text:span><text:span text:style-name="T184">you</text:span><text:span text:style-name="T175"> may have already incurred, however, remain in place. <text:s/>Bonuses still <text:tab/><text:tab/><text:tab/>accrue, and </text:span><text:span text:style-name="T184">you</text:span><text:span text:style-name="T175"> still dies of old age when </text:span><text:span text:style-name="T184">your</text:span><text:span text:style-name="T175"> time is up.</text:span></text:p>
      <text:p text:style-name="P170">Improved Wild Shape</text:p>
      <text:p text:style-name="P30">-Wild Shape</text:p>
      <text:p text:style-name="P30">-Caster level 6<text:span text:style-name="T1">th</text:span> (Druidic) </text:p>
      <text:p text:style-name="P30">-<text:span text:style-name="T580">Compiled Training(Druid)</text:span></text:p>
      <text:p text:style-name="P30">-You may take a <text:span text:style-name="T740">Magical Beast</text:span> <text:span text:style-name="T740">subtype </text:span>creature shape with your Wild Shape ability <text:span text:style-name="T744">with the same restrictions as your base Wild Shape ability</text:span>. <text:s/>You gain one additional use of your Wild Shape. <text:s/>This feat can be taken twice, if taken again, you may also assume a Tiny creature shape with your Wild Shape ability<text:span text:style-name="T744">(Animal or Magical Beast)</text:span>, and gain one additional use of your Wild Shape.</text:p>
      <text:p text:style-name="P253"><text:span text:style-name="T175"><text:tab/></text:span><text:span text:style-name="T249">Plant Wild Shape</text:span></text:p>
      <text:p text:style-name="P30"><text:tab/>-Improved Wild Shape</text:p>
      <text:p text:style-name="P30"><text:tab/>-Caster level 9<text:span text:style-name="T1">th</text:span> (Druidic) </text:p>
      <text:p text:style-name="P30"><text:tab/>You may take a Plant creature shape with your Wild Shape ability <text:span text:style-name="T744">with the same restrictions as <text:tab/>your base Wild Shape ability</text:span>. <text:s/>You gain one additional use <text:tab/>of your Wild Shape. <text:s/></text:p>
      <text:p text:style-name="P253"><text:span text:style-name="T175"><text:tab/><text:tab/></text:span><text:span text:style-name="T249">Greater Wild Shape</text:span></text:p>
      <text:p text:style-name="P30"><text:tab/><text:tab/>-Plant Wild Shape</text:p>
      <text:p text:style-name="P30"><text:tab/><text:tab/>-Caster level 12<text:span text:style-name="T1">th</text:span> (Druidic) </text:p>
      <text:p text:style-name="P30"><text:tab/><text:tab/>-You may take a Huge animal<text:span text:style-name="T740">(But not a Magical Beast)</text:span> creature shape with your Wild <text:tab/><text:tab/><text:tab/>Shape feature. <text:s/>You gain one additional use of your Wild Shape . <text:s/></text:p>
      <text:p text:style-name="P253"><text:span text:style-name="T175"><text:tab/><text:tab/><text:tab/></text:span><text:span text:style-name="T249">Elemental Wild Shape</text:span></text:p>
      <text:p text:style-name="P30"><text:tab/><text:tab/><text:tab/>-Greater Wild Shape</text:p>
      <text:p text:style-name="P30"><text:tab/><text:tab/><text:tab/>-Caster level 15<text:span text:style-name="T1">th</text:span> (Druidic)</text:p>
      <text:p text:style-name="P30"><text:tab/><text:tab/><text:tab/>-You may take a Small Medium or Large elemental creature shape with your <text:tab/><text:tab/><text:tab/><text:tab/>Wild Shape ability. <text:s/>This ability is separate from your normal Wild Shape and <text:tab/><text:tab/><text:tab/><text:tab/>can be used twice per day. <text:s/>This feat can be taken twice, if taken again, you gain <text:tab/><text:tab/><text:tab/><text:tab/>an additional use of your elemental Wild Shape ability and may take a Huge <text:tab/><text:tab/><text:tab/><text:tab/>elemental creature shape.</text:p>
      <text:p text:style-name="P30"><text:tab/><text:tab/><text:tab/><text:tab/><text:span text:style-name="T334">Child of Nature </text:span></text:p>
      <text:p text:style-name="P30"><text:tab/><text:tab/><text:tab/><text:tab/>-<text:span text:style-name="T485">Elemental Wild Shape</text:span></text:p>
      <text:p text:style-name="P30"><text:tab/><text:tab/><text:tab/><text:tab/>-<text:span text:style-name="T485">Timeless Body</text:span></text:p>
      <text:p text:style-name="P30"><text:tab/><text:tab/><text:tab/><text:tab/>-<text:span text:style-name="T485">Gain a +2 to all of your ability scores</text:span><text:span text:style-name="T739">(the Str, Dex and Con bonuses also <text:tab/><text:tab/><text:tab/><text:tab/>apply to ny Wild Shape you use)</text:span><text:span text:style-name="T485">. <text:s/>Your ability score maximums increase <text:tab/><text:tab/><text:tab/><text:tab/><text:tab/>by 4. <text:s/>Gain an additional use of your Wild Shape ability, and an additional <text:tab/><text:tab/><text:tab/><text:tab/>caster level in your Druidic spellcasting.</text:span></text:p>
      <text:h text:style-name="Heading_20_2" text:outline-level="2">Duskblade</text:h>
      <text:p text:style-name="P125">HD- d8</text:p>
      <text:p text:style-name="P125">BAB Progression- Good</text:p>
      <text:p text:style-name="P125">Good Saves- Fort and Will</text:p>
      <text:p text:style-name="P125">Skill Points per level- 2 + Int modifier</text:p>
      <text:p text:style-name="P125">Class Skills- Climb, Concentration, <text:span text:style-name="T531">Craft, </text:span>Decipher Script, Jump, Knowledge(all skills, taken individually) <text:span text:style-name="T560">Profession, </text:span>Ride, Sense Motive, Spellcraft, Swim</text:p>
      <text:p text:style-name="P125">Armor Proficiency- Light and medium armor and all shields except tower shields.</text:p>
      <text:p text:style-name="P123">Weapon Proficiency- All simple and martial weapons.</text:p>
      <text:p text:style-name="P253"><text:span text:style-name="T175">-At 1</text:span><text:span text:style-name="T281">st</text:span><text:span text:style-name="T175"> level the duskblade gains the Armored Mage and Arcane Ire class abilities.</text:span></text:p>
      <text:p text:style-name="P253"><text:span text:style-name="T175">-At 2</text:span><text:span text:style-name="T281">nd</text:span><text:span text:style-name="T175"> level the duskblade gains the Arcane Resistance class feature.</text:span></text:p>
      <text:p text:style-name="P267"><text:soft-page-break/><text:span text:style-name="T175">-</text:span><text:span text:style-name="T194">At </text:span><text:span text:style-name="T203">2</text:span><text:span text:style-name="T287">nd</text:span><text:span text:style-name="T194"> level the duskblade gains a bonus feat of their choice.</text:span></text:p>
      <text:p text:style-name="P253"><text:span text:style-name="T175">-At 3</text:span><text:span text:style-name="T281">rd</text:span><text:span text:style-name="T175"> level the duskblade gains the Summon Twilight Familiar class ability.</text:span></text:p>
      <text:p text:style-name="P253"><text:span text:style-name="T175">-</text:span><text:span text:style-name="T194">At 3</text:span><text:span text:style-name="T283">rd</text:span><text:span text:style-name="T194"> level the duskblade gains a bonus feat of their choice.</text:span></text:p>
      <text:p text:style-name="P253"><text:span text:style-name="T175">-At 4</text:span><text:span text:style-name="T281">th</text:span><text:span text:style-name="T175"> level the duskblade gains the Arcane Channeling class ability.</text:span></text:p>
      <text:p text:style-name="P267"><text:span text:style-name="T175">-</text:span><text:span text:style-name="T194">At </text:span><text:span text:style-name="T203">4</text:span><text:span text:style-name="T287">th</text:span><text:span text:style-name="T203"> </text:span><text:span text:style-name="T194">level the duskblade gains a bonus feat of their choice.</text:span></text:p>
      <text:p text:style-name="P123">-At 5<text:span text:style-name="T1">th</text:span> level the duskblade gains the Arcane Fury class ability.</text:p>
      <text:p text:style-name="P123">-<text:span text:style-name="T654">At 5</text:span><text:span text:style-name="T14">th</text:span><text:span text:style-name="T654"> level the duskblade gains a bonus feat of their choice.</text:span></text:p>
      <text:p text:style-name="P195">Duskblade Core Abilities:</text:p>
      <text:p text:style-name="P170">Duskblade Arcane Spellcasting</text:p>
      <text:p text:style-name="P124">-You gain the ability to cast arcane spells as if you were a 1<text:span text:style-name="T1">st</text:span> level Duskblade. <text:s/>Your spells are taken from the Duskblade and Hexblade spell lists. <text:s/><text:span text:style-name="T149"><text:s/></text:span><text:span text:style-name="T164">A</text:span><text:span text:style-name="T72"> </text:span><text:span text:style-name="T91">duskblade</text:span><text:span text:style-name="T72"> need not prepare </text:span><text:span text:style-name="T90">their</text:span><text:span text:style-name="T72"> spells in advance. </text:span><text:span text:style-name="T90">They</text:span><text:span text:style-name="T72"> can cast any spell </text:span><text:span text:style-name="T90">they</text:span><text:span text:style-name="T72"> know at any time, assuming </text:span><text:span text:style-name="T90">they</text:span><text:span text:style-name="T72"> </text:span><text:span text:style-name="T90">have</text:span><text:span text:style-name="T72"> not yet used up </text:span><text:span text:style-name="T90">their</text:span><text:span text:style-name="T72"> allotment of spells per day for the spell’s level. <text:s/>Like other spellcasters, a bard can cast only a certain number of spells of each spell level per day. In addition, </text:span><text:span text:style-name="T91">they</text:span><text:span text:style-name="T72"> receives bonus spells per day if </text:span><text:span text:style-name="T90">they</text:span><text:span text:style-name="T72"> </text:span><text:span text:style-name="T91">have</text:span><text:span text:style-name="T72"> a high </text:span><text:span text:style-name="T91">Intelligence</text:span><text:span text:style-name="T72"> score. When the </text:span><text:span text:style-name="T91">duskblade</text:span><text:span text:style-name="T72"> gets 0 spells per day of a given spell level, </text:span><text:span text:style-name="T90">they</text:span><text:span text:style-name="T72"> gain only the bonus spells </text:span><text:span text:style-name="T90">they</text:span><text:span text:style-name="T72"> would be entitled to based on </text:span><text:span text:style-name="T90">their</text:span><text:span text:style-name="T72"> </text:span><text:span text:style-name="T91">Intelligence</text:span><text:span text:style-name="T72"> score for that spell level. </text:span></text:p>
      <text:p text:style-name="P213">Arcane Ire</text:p>
      <text:p text:style-name="P198">-Caster level 1st(Duskblade)</text:p>
      <text:p text:style-name="P198">-BAB of 1</text:p>
      <text:p text:style-name="P2"><text:span text:style-name="T112">-Once per round, as a free action, a you can unleash a curse upon a foe. The target must be visible to you and be within 60 feet. The target takes a -2 penalty on attacks, saves, ability checks, skill checks, and damage rolls for 1 hour. A successful Will save with a (DC of (10 + 1/2 your duskblade caster level + <text:s/>Int modifier) negates the effect.</text:span> <text:s text:c="2"/><text:span text:style-name="T112">Multiple uses of Arcane Ire don't stack, and any foe that successfully resists the effect cannot be affected again by the same Arcane Ire for 24 hours. A duskblade can only have one active curse at any given time.</text:span> <text:s/>A<text:span text:style-name="T112">ny effect that removes or dispels a curse eliminates the effect of Arcane Ire. <text:s/>This feat can be taken a number of times equal to 1 + your Duskblade levels, each time it is taken you may have one additional curse active at any given time.</text:span></text:p>
      <text:p text:style-name="P14">Armored Mage</text:p>
      <text:p text:style-name="P2"><text:span text:style-name="T310">-Caster level 1</text:span><text:span text:style-name="T295">st</text:span><text:span text:style-name="T310">(Duskblade)</text:span></text:p>
      <text:p text:style-name="P198">-BAB of 1</text:p>
      <text:p text:style-name="P223">Normally, armor of any type interferes with an arcane spellcaster's gestures, which can cause spells to fail if those spells have a somatic component. A duskblade's limited focus and specialized training, however, allows you to avoid arcane spell failure so long as you stick to light armor and light shields. This training does not extend to medium or heavy armors, nor to heavy shields. This ability does not apply to spells gained from a different spellcasting class.</text:p>
      <text:p text:style-name="P235"><text:tab/>Arcane Resistance</text:p>
      <text:p text:style-name="P223"><text:tab/>-Arcane Ire</text:p>
      <text:p text:style-name="P2"><text:span text:style-name="T112"><text:tab/>-Caster level 2</text:span><text:span text:style-name="T106">nd</text:span><text:span text:style-name="T112">(Duskblade)</text:span></text:p>
      <text:p text:style-name="P223"><text:tab/>BAB of 2</text:p>
      <text:p text:style-name="P2"><text:span text:style-name="T112"><text:tab/>-A Duskblade gains a bonus equal to his Intelligence bonus (minimum +1) on saving throws <text:tab/>against spells and spell-like effects. </text:span><text:s/></text:p>
      <text:p text:style-name="P14"><text:tab/><text:tab/>Summon Twilight Familiar</text:p>
      <text:p text:style-name="P2"><text:tab/><text:tab/>Arcane Resistance </text:p>
      <text:p text:style-name="P2"><text:tab/><text:tab/>-Caster level 3<text:span text:style-name="T1">rd</text:span>*Duskblade)</text:p>
      <text:p text:style-name="P2"><text:tab/><text:tab/>-BAB of 3</text:p>
      <text:p text:style-name="P2"><text:span text:style-name="T112"><text:tab/><text:tab/>-You can create an illusory companion resembling a medium sized creature of your <text:tab/><text:tab/><text:tab/>choice, spun from the darkness of night. Doing so takes 24 hours and uses up magic <text:tab/><text:tab/><text:tab/>materials that cost 100 gp. Once created, your dark companion stands with you in <text:tab/><text:tab/><text:tab/>battle, hindering your enemies' defenses. <text:s/></text:span>Any enemy adjacent to your dark companion <text:tab/><text:soft-page-break/><text:tab/><text:tab/>takes a -2 penalty on its saves and to its AC. Your companion's speed is equal to yours <text:tab/><text:tab/><text:tab/>(including all modes of movement you possess) and it acts during your turn each round. <text:tab/><text:tab/><text:tab/>It follows your mental commands perfectly and in effect, is merely an extension of your <text:tab/><text:tab/><text:tab/>will. <text:s/>Your dark companion has no real substance, and thus can't attack or otherwise <text:tab/><text:tab/><text:tab/>affect creatures or objects. It occupies a 5-foot space,.and is immune to any damage or <text:tab/><text:tab/><text:tab/>other effects that might harm creatures, though it can be dispelled or suppressed just like <text:tab/><text:tab/>a spell effect. Your dark companion is treated as a spell whose level is equal to the <text:tab/><text:tab/><text:tab/>highest level spell you can cast as a duskblade. <text:s text:c="2"/>If it is dispelled, it automatically <text:tab/><text:tab/><text:tab/>reforms at your side 24 hours later. <text:s/>A dark companion can't create flanking situations, <text:tab/><text:tab/><text:tab/>nor does it provoke attacks of opportunity from movement, because enemies <text:tab/><text:tab/><text:tab/><text:tab/>automatically recognize it as an illusion. If it is more than 120 feet from you at the start <text:tab/><text:tab/><text:tab/>of your turn, or if you ever lose line of effect to it, it instantly reappears adjacent to you.</text:p>
      <text:p text:style-name="P2"><text:span text:style-name="T112"><text:tab/><text:tab/><text:tab/></text:span><text:span text:style-name="T119">Arcane Channeling</text:span></text:p>
      <text:p text:style-name="P223"><text:tab/><text:tab/><text:tab/>-Summon Twilight Familiar</text:p>
      <text:p text:style-name="P2"><text:span text:style-name="T112"><text:tab/><text:tab/><text:tab/>-Caster level 4</text:span><text:span text:style-name="T106">th</text:span><text:span text:style-name="T112">(Duskblade)</text:span></text:p>
      <text:p text:style-name="P223"><text:tab/><text:tab/><text:tab/>-BAB of 4</text:p>
      <text:p text:style-name="P223"><text:tab/><text:tab/><text:tab/>You can use a standard action to cast any touch spell you know and deliver the <text:tab/><text:tab/><text:tab/><text:tab/>spell through your weapon with a melee attack. Casting a spell in this manner <text:tab/><text:tab/><text:tab/><text:tab/>does not provoke attacks of opportunity. The spell must have a casting time of 1 <text:tab/><text:tab/><text:tab/><text:tab/>standard action or less. If the melee attack is successful, the attack deals damage <text:tab/><text:tab/><text:tab/><text:tab/>normally; then the effect of the spell is resolved. <text:s/></text:p>
      <text:p text:style-name="P2"><text:span text:style-name="T112"><text:tab/><text:tab/><text:tab/><text:tab/></text:span><text:span text:style-name="T119">Arcane Fury</text:span></text:p>
      <text:p text:style-name="P223"><text:tab/><text:tab/><text:tab/><text:tab/>-Arcane Channeling</text:p>
      <text:p text:style-name="P2"><text:span text:style-name="T112"><text:tab/><text:tab/><text:tab/><text:tab/>-Caster level 5</text:span><text:span text:style-name="T106">th</text:span><text:span text:style-name="T112">( Duskblade)</text:span></text:p>
      <text:p text:style-name="P223"><text:tab/><text:tab/><text:tab/><text:tab/>-BAB of 5</text:p>
      <text:p text:style-name="P223"><text:tab/><text:tab/><text:tab/><text:tab/>-You can more easily overcome the spell resistance of any opponent you <text:tab/><text:tab/><text:tab/><text:tab/><text:tab/>successfully strike with a melee attack. If you have struck an opponent <text:tab/><text:tab/><text:tab/><text:tab/><text:tab/>with a melee attack(DR and damage are irrelevant), you gain a +2 bonus <text:tab/><text:tab/><text:tab/><text:tab/><text:tab/>on your caster level check to overcome spell resistance for the remainder <text:tab/><text:tab/><text:tab/><text:tab/><text:tab/>of the encounter. This ability stacks with itself with successive strikes on <text:tab/><text:tab/><text:tab/><text:tab/><text:tab/>the same opponent, up to a maximum of +6.</text:p>
      <text:p text:style-name="P236">Duskblade Advanced Abilities:</text:p>
      <text:p text:style-name="P14">Vexing Aura</text:p>
      <text:p text:style-name="P2">-Arcane Fury</text:p>
      <text:p text:style-name="P2"><text:span text:style-name="T112">-Caster level 7</text:span><text:span text:style-name="T106">th</text:span><text:span text:style-name="T112">( Duskblade)</text:span></text:p>
      <text:p text:style-name="P223">-BAB of 7</text:p>
      <text:p text:style-name="P2">-<text:span text:style-name="T580">Compiled Training(Duskblade)</text:span> </text:p>
      <text:p text:style-name="P2">-O<text:span text:style-name="T112">nce per day, a duskblade can create a baleful aura of misfortune. Any melee or ranged attack made against the duskblade while this aura of unluck is active has a 20% miss chance (similar to the effect of concealment). Activating the aura is a free action, and the aura lasts for a number of rounds equal to 3 + the duskblade's Intelligence bonus (if any). <text:s/>Feats that reduce or ignore concealment do not effect this ability, but any magical effect does. <text:s/>This feat can be taken twice. <text:s/>If taken a second time you may use you Vexing Aura once per encounter.</text:span></text:p>
      <text:p text:style-name="P2"><text:span text:style-name="T113"><text:tab/></text:span><text:span text:style-name="T119">Arcane Reserve</text:span></text:p>
      <text:p text:style-name="P223"><text:tab/>-Vexing Aura</text:p>
      <text:p text:style-name="P2"><text:span text:style-name="T112"><text:tab/>-Caster level 9</text:span><text:span text:style-name="T106">th</text:span><text:span text:style-name="T112">( Duskblade)</text:span></text:p>
      <text:p text:style-name="P223"><text:tab/>-BAB of 9</text:p>
      <text:p text:style-name="P223"><text:tab/>-When making attacks with your weapon, gain a +1 bonus <text:tab/>to your attack rolls and a bonus to <text:tab/>damage rolls equal to <text:tab/>the highest level of spell you have not cast yet. <text:s/>This damage is <text:soft-page-break/><text:tab/>considered force damage and makes your weapon magical for the purpose of overcoming DR as <text:tab/>well as negating the miss chance when attacking incorporeal creatures.</text:p>
      <text:p text:style-name="P2"><text:span text:style-name="T112"><text:tab/></text:span><text:span text:style-name="T119">Arcane Alacrity</text:span></text:p>
      <text:p text:style-name="P223"><text:tab/>-Vexing Aura</text:p>
      <text:p text:style-name="P2"><text:span text:style-name="T112"><text:tab/>-Caster level 10</text:span><text:span text:style-name="T106">th</text:span><text:span text:style-name="T112">( Duskblade)</text:span></text:p>
      <text:p text:style-name="P223"><text:tab/>-BAB of 10</text:p>
      <text:p text:style-name="P223"><text:tab/>-Once per encounter, you may cast an arcane spell you know as a swift action rather than a <text:tab/>standard action. <text:s/>This feat can be taken twice. <text:s/>If taken a second time, you gain an additional use <text:tab/>of this feat per encounter.</text:p>
      <text:p text:style-name="P235">Improved Armored Mage </text:p>
      <text:p text:style-name="P223">-Armored Mage </text:p>
      <text:p text:style-name="P2"><text:span text:style-name="T112">-Caster level 6</text:span><text:span text:style-name="T106">th</text:span><text:span text:style-name="T112">(Duskblade)</text:span></text:p>
      <text:p text:style-name="P223">-BAB of 6</text:p>
      <text:p text:style-name="P2"><text:span text:style-name="T112">-</text:span><text:span text:style-name="T114">Compiled Training(Duskblade)</text:span></text:p>
      <text:p text:style-name="P223">-Your Armored Mage ability now allows you to ignore arcane spell failure from a heavy shield.</text:p>
      <text:p text:style-name="P2"><text:span text:style-name="T112"><text:tab/></text:span><text:span text:style-name="T119">Improved Arcane Channeling </text:span></text:p>
      <text:p text:style-name="P223"><text:tab/>-Improved Armored Mage </text:p>
      <text:p text:style-name="P223"><text:tab/>-Vexing Aura</text:p>
      <text:p text:style-name="P2"><text:span text:style-name="T112"><text:tab/>-Caster level 8</text:span><text:span text:style-name="T106">th</text:span><text:span text:style-name="T112">(Duskblade)</text:span></text:p>
      <text:p text:style-name="P223"><text:tab/>-BAB of 8</text:p>
      <text:p text:style-name="P223"><text:tab/> -You can cast any touch spell you know as part of a full attack action, and the spell affects each <text:tab/>target you hit in melee combat that round. Doing so discharges the spell at the end of the round, <text:tab/>in the case of a touch spell that would otherwise last longer than 1 round.</text:p>
      <text:p text:style-name="P2"><text:span text:style-name="T112"><text:tab/><text:tab/></text:span><text:span text:style-name="T119">Greater Armored Mage </text:span></text:p>
      <text:p text:style-name="P223"><text:tab/><text:tab/>-Improved Arcane Channeling </text:p>
      <text:p text:style-name="P2"><text:span text:style-name="T112"><text:tab/><text:tab/>-Caster level 11</text:span><text:span text:style-name="T106">th</text:span><text:span text:style-name="T112">( Duskblade)</text:span></text:p>
      <text:p text:style-name="P223"><text:tab/><text:tab/>-BAB of 11</text:p>
      <text:p text:style-name="P223"><text:tab/><text:tab/>-Your Armored Mage ability now allows you to ignore arcane spell failure from medium <text:tab/><text:tab/>armor</text:p>
      <text:p text:style-name="P2"><text:span text:style-name="T112"><text:tab/><text:tab/><text:tab/></text:span><text:span text:style-name="T119">Legendary Magic Knight</text:span></text:p>
      <text:p text:style-name="P223"><text:tab/><text:tab/><text:tab/>-Greater Armored Mage </text:p>
      <text:p text:style-name="P223"><text:tab/><text:tab/><text:tab/>-Arcane Alacrity</text:p>
      <text:p text:style-name="P2"><text:span text:style-name="T112"><text:tab/><text:tab/><text:tab/>-Caster level 15</text:span><text:span text:style-name="T106">th</text:span><text:span text:style-name="T112">( Duskblade)</text:span></text:p>
      <text:p text:style-name="P223"><text:tab/><text:tab/><text:tab/>-BAB of 15</text:p>
      <text:p text:style-name="P223"><text:tab/><text:tab/><text:tab/><text:span text:style-name="T278">-Upon taking this feat, you gain a number of benefits, listed below.</text:span></text:p>
      <text:p text:style-name="P30"><text:tab/><text:tab/><text:tab/><text:tab/>-You gain 1 additional Hit Die. <text:s/>This Hit Die grants you the BAB, class <text:tab/><text:tab/><text:tab/><text:tab/><text:tab/>defense, saves, caster level, skill points and Hit Points that gaining an <text:tab/><text:tab/><text:tab/><text:tab/><text:tab/>additional level in Duskblade would grant.</text:p>
      <text:p text:style-name="P250"><text:tab/><text:tab/><text:tab/><text:tab/>-Gain a +2 to your Int ability score and +2 to it's maximum.</text:p>
      <text:p text:style-name="P227"><text:tab/><text:tab/><text:tab/><text:tab/>-Gain Spell Resistance equal to 10 + your class defense bonus.</text:p>
      <text:h text:style-name="Heading_20_2" text:outline-level="2">Fighter</text:h>
      <text:p text:style-name="P125">HD- d10</text:p>
      <text:p text:style-name="P125">BAB Progression- Good</text:p>
      <text:p text:style-name="P125">Good Saves- Fort</text:p>
      <text:p text:style-name="P125">Skill Points per level- 2 + Int modifier</text:p>
      <text:p text:style-name="P125">Class Skills- Climb, Craft, Handle Animal, Intimidate, Jump, <text:span text:style-name="T549">Profession, </text:span>Ride, Swim</text:p>
      <text:p text:style-name="P125">Armor Proficiency- Light medium and heavy armor and all shields.</text:p>
      <text:p text:style-name="P125"><text:soft-page-break/>Weapon Proficiency- All simple and martial weapons.</text:p>
      <text:p text:style-name="P253"><text:span text:style-name="T175">-At 1</text:span><text:span text:style-name="T281">st</text:span><text:span text:style-name="T175"> level the fighter gains the Combat </text:span><text:span text:style-name="T189">Adept</text:span><text:span text:style-name="T175"> class ability as well as </text:span><text:span text:style-name="T189">two</text:span><text:span text:style-name="T175"> bonus feat</text:span><text:span text:style-name="T189">s</text:span><text:span text:style-name="T175"> of their choice</text:span></text:p>
      <text:p text:style-name="P253"><text:span text:style-name="T175">-At 2</text:span><text:span text:style-name="T281">nd</text:span><text:span text:style-name="T175"> level The fighter gains the </text:span><text:span text:style-name="T190">Combat Stance class ability</text:span><text:span text:style-name="T175"> as well as two bonus feats of their choice.</text:span></text:p>
      <text:p text:style-name="P253"><text:span text:style-name="T175">-At 3</text:span><text:span text:style-name="T281">rd</text:span><text:span text:style-name="T175"> level the fighter gains the Combat </text:span><text:span text:style-name="T189">Adept</text:span><text:span text:style-name="T175"> class ability as well as </text:span><text:span text:style-name="T189">two</text:span><text:span text:style-name="T175"> bonus feat</text:span><text:span text:style-name="T189">s</text:span><text:span text:style-name="T175"> of their choice.</text:span></text:p>
      <text:p text:style-name="P253"><text:span text:style-name="T175">-At 4</text:span><text:span text:style-name="T281">th</text:span><text:span text:style-name="T175"> level the fighter gains the </text:span><text:span text:style-name="T218">Physical</text:span><text:span text:style-name="T175"> </text:span><text:span text:style-name="T218">Conditioning</text:span><text:span text:style-name="T217"> class ability</text:span><text:span text:style-name="T175"> feat as well as two bonus feats of their choice.</text:span></text:p>
      <text:p text:style-name="P253"><text:span text:style-name="T175">-At 5</text:span><text:span text:style-name="T281">th</text:span><text:span text:style-name="T175"> level the fighter gains the Combat </text:span><text:span text:style-name="T189">Adept</text:span><text:span text:style-name="T175"> class ability as well as </text:span><text:span text:style-name="T189">two</text:span><text:span text:style-name="T175"> bonus feat</text:span><text:span text:style-name="T189">s</text:span><text:span text:style-name="T175"> of their choice.</text:span></text:p>
      <text:p text:style-name="P176">Fighter C<text:span text:style-name="T580">ore Abilities</text:span>:</text:p>
      <text:p text:style-name="P176">Combat <text:span text:style-name="T602">Adept</text:span></text:p>
      <text:p text:style-name="P125">-Heavy armor proficiency</text:p>
      <text:p text:style-name="P125">-Proficient in all martial weapons</text:p>
      <text:p text:style-name="P125">-BAB of 1</text:p>
      <text:p text:style-name="P125">-<text:span text:style-name="T635">Gain a +1 bonus to attack and damage rolls with all weapons you are proficient with as well as a +1 bonus to AC from any armor you are proficient with.</text:span> This feat can be taken a number of times equal to half of your Fighter levels(round up). <text:s/>Each time this feat is taken you <text:span text:style-name="T635">gain an additional +1 bonus to attack and damage rolls with weapons you are proficient with as well as a +1 to AC from armor with all armors you are proficient with.</text:span></text:p>
      <text:p text:style-name="P56"><text:tab/><text:span text:style-name="T367">Combat Stance</text:span></text:p>
      <text:p text:style-name="P56"><text:tab/>-<text:span text:style-name="T636">Combat Adept</text:span></text:p>
      <text:p text:style-name="P56"><text:tab/>-<text:span text:style-name="T636">BAB of 2</text:span></text:p>
      <text:p text:style-name="P56"><text:tab/>-<text:span text:style-name="T636">Assume a stance that grants you bonuses in combat. <text:s/>You can take a stance as a free action at <text:tab/>the start of your turn, but you can only have one stance active at a time.</text:span></text:p>
      <text:p text:style-name="P56"><text:tab/><text:span text:style-name="T333">-</text:span><text:span text:style-name="T367">Battle Stance: </text:span><text:span text:style-name="T636">Your bonuses from Combat Adept increase by 1.</text:span></text:p>
      <text:p text:style-name="P56"><text:tab/><text:span text:style-name="T333">-</text:span><text:span text:style-name="T367">Reckless Stance: </text:span><text:span text:style-name="T636">Your bonus to attack and damage rolls from Combat Adept </text:span><text:span text:style-name="T710">double</text:span><text:span text:style-name="T636">, but you <text:tab/>lose your Combat Adept bonus to AC.</text:span></text:p>
      <text:p text:style-name="P56"><text:tab/><text:span text:style-name="T333">-</text:span><text:span text:style-name="T367">Defensive Stance:</text:span><text:span text:style-name="T636"> Your bonus to AC from Combat Adept </text:span><text:span text:style-name="T710">double</text:span><text:span text:style-name="T636">, but you lose your Combat <text:tab/>Adept bonus to attack and damage rolls.</text:span></text:p>
      <text:p text:style-name="P56"><text:tab/><text:tab/><text:span text:style-name="T435">Physical</text:span><text:span text:style-name="T434"> </text:span><text:span text:style-name="T435">Conditioning</text:span></text:p>
      <text:p text:style-name="P56"><text:tab/><text:tab/>-<text:span text:style-name="T836">Combat Stance</text:span></text:p>
      <text:p text:style-name="P56"><text:tab/><text:tab/>-<text:span text:style-name="T836">BAB of 4</text:span></text:p>
      <text:p text:style-name="P56"><text:tab/><text:tab/>-<text:span text:style-name="T836">This ability functions like the Stalwart feat in all regards, and also grants you Hit Points <text:tab/><text:tab/>equal to your </text:span><text:span text:style-name="T434">base</text:span><text:span text:style-name="T836"> Fort bonus. <text:s/>If you possess the Compiled Training(Fighter) feat, this <text:tab/><text:tab/><text:tab/></text:span><text:span text:style-name="T837">ability</text:span><text:span text:style-name="T836"> </text:span><text:span text:style-name="T837">grants</text:span><text:span text:style-name="T836"> </text:span><text:span text:style-name="T837">a +1 bonus to your Fort saves</text:span><text:span text:style-name="T836"> and you a</text:span><text:span text:style-name="T837">lso</text:span><text:span text:style-name="T836"> gain a natural DR of 1/-.</text:span></text:p>
      <text:p text:style-name="P183">Fighter Advanced Abilities:</text:p>
      <text:p text:style-name="P176">Combat Prodigy</text:p>
      <text:p text:style-name="P125">-<text:span text:style-name="T837">Physical</text:span><text:span text:style-name="T836"> </text:span><text:span text:style-name="T837">Conditioning</text:span></text:p>
      <text:p text:style-name="P253"><text:span text:style-name="T175">-</text:span><text:span text:style-name="T183">Compiled Training(Fighter)</text:span></text:p>
      <text:p text:style-name="P30">-When obtaining feats from the Armor Focus, <text:span text:style-name="T635">Shield Focus and</text:span> Weapon Focus tress, you ignore any BAB requirement above 5. <text:s/><text:span text:style-name="T711">In addition, your Weapon Focus, Armor Focus and Shield Focus tree feats apply to all weapons, armor and shields you are respectively proficient with.</text:span></text:p>
      <text:p text:style-name="P30"><text:tab/><text:span text:style-name="T333">Versatile Prodigy</text:span></text:p>
      <text:p text:style-name="P30"><text:tab/>-Combat Prodigy</text:p>
      <text:p text:style-name="P30"><text:tab/>-<text:span text:style-name="T635">Gain a +1 to your Str, Dex and Con scores and increase their ability score maximums by 1 for <text:tab/>every 5 points of BAB you possess.</text:span></text:p>
      <text:p text:style-name="P30"><text:tab/><text:span text:style-name="T333">Combat Veteran</text:span></text:p>
      <text:p text:style-name="P30"><text:tab/>-Combat Prodigy</text:p>
      <text:p text:style-name="P30"><text:tab/>-BAB of 10</text:p>
      <text:p text:style-name="P30"><text:soft-page-break/><text:tab/>-<text:span text:style-name="T669">Your Combat Adept also grants a bonus to your class defense equal to the amount of bonus AC <text:tab/>to any armor you are proficient with.</text:span></text:p>
      <text:p text:style-name="P30"><text:tab/><text:tab/><text:span text:style-name="T333">Hardened Veteran</text:span></text:p>
      <text:p text:style-name="P30"><text:tab/><text:tab/>-Combat Veteran</text:p>
      <text:p text:style-name="P30"><text:tab/><text:tab/>-<text:span text:style-name="T544">Your</text:span> Combat <text:span text:style-name="T669">Adept grants you a bonus to all of your saves equal to half(round up) of <text:tab/><text:tab/><text:tab/>the amount it increases your AC from armors you are proficient with.</text:span></text:p>
      <text:p text:style-name="P30"><text:tab/><text:tab/><text:tab/><text:span text:style-name="T333">Combat Master </text:span></text:p>
      <text:p text:style-name="P30"><text:tab/><text:tab/><text:tab/>-Hardened Veteran</text:p>
      <text:p text:style-name="P30"><text:tab/><text:tab/><text:tab/>-BAB of 15</text:p>
      <text:p text:style-name="P30"><text:tab/><text:tab/><text:tab/>-You gain a +1 to your BAB. <text:s/>This feat can be taken a number of times equal to <text:tab/><text:tab/><text:tab/><text:tab/>your fighter levels, it's effects stack.</text:p>
      <text:p text:style-name="P30"><text:tab/><text:tab/><text:tab/><text:tab/><text:span text:style-name="T333">Tenacious Master </text:span></text:p>
      <text:p text:style-name="P30"><text:tab/><text:tab/><text:tab/><text:tab/>-Combat Master </text:p>
      <text:p text:style-name="P30"><text:tab/><text:tab/><text:tab/><text:tab/>-You gain 2 Hit Points for every point of BAB you possess and a DR of <text:tab/><text:tab/><text:tab/><text:tab/><text:tab/>1/- for every 5 BAB you possess.</text:p>
      <text:p text:style-name="P30"><text:tab/><text:tab/><text:tab/><text:tab/><text:tab/><text:span text:style-name="T333">Combat Legend</text:span></text:p>
      <text:p text:style-name="P30"><text:tab/><text:tab/><text:tab/><text:tab/><text:tab/>-Tenacious Master </text:p>
      <text:p text:style-name="P30"><text:tab/><text:tab/><text:tab/><text:tab/><text:tab/>-BAB of 20</text:p>
      <text:p text:style-name="P30"><text:tab/><text:tab/><text:tab/><text:tab/><text:tab/>-When an opponent makes an attack against you, after the roll has <text:tab/><text:tab/><text:tab/><text:tab/><text:tab/>been made, you may impose a -4 penalty on their attack roll or <text:tab/><text:tab/><text:tab/><text:tab/><text:tab/><text:tab/>force them to reroll the attack with a -2 penalty and take the worse <text:tab/><text:tab/><text:tab/><text:tab/><text:tab/>result. <text:s/>This effect can used once per round, <text:span text:style-name="T669">per opponent</text:span>. <text:s/>When <text:tab/><text:tab/><text:tab/><text:tab/><text:tab/><text:tab/>you make an attack roll against an opponent, after the roll has <text:tab/><text:tab/><text:tab/><text:tab/><text:tab/><text:tab/>been made, you may apply a +4 bonus to the roll or reroll the <text:tab/><text:tab/><text:tab/><text:tab/><text:tab/><text:tab/>attack with a +2 bonus and take the better result. This effect can be <text:tab/><text:tab/><text:tab/><text:tab/><text:tab/>used once per round, <text:span text:style-name="T669">per opponent.</text:span></text:p>
      <text:p text:style-name="P30"/>
      <text:h text:style-name="Heading_20_2" text:outline-level="2">Kensai</text:h>
      <text:p text:style-name="P125">HD- d12</text:p>
      <text:p text:style-name="P125">BAB Progression- Good</text:p>
      <text:p text:style-name="P125">Good Saves- Fort, Ref, Will</text:p>
      <text:p text:style-name="P125">Skill Points per level- 2 + Int modifier</text:p>
      <text:p text:style-name="P125">Class Skills- Balance, Climb, Craft,, Intimidate, Jump, <text:span text:style-name="T540">Profession,</text:span> Ride, Sense Motive, Swim, Tumble</text:p>
      <text:p text:style-name="P125">Armor Proficiency- Light and medium armor. No shields</text:p>
      <text:p text:style-name="P125">Weapon Proficiency- All simple and martial weapons</text:p>
      <text:p text:style-name="P125">-At 1<text:span text:style-name="T1">st</text:span> level the Kensai gains the Ki Pool, Combat Focus and Sudden Strike(+1) class abilities.</text:p>
      <text:p text:style-name="P253"><text:span text:style-name="T222">-At 2</text:span><text:span text:style-name="T289">nd</text:span><text:span text:style-name="T222"> level the Kensai gains the Combat Sense(+1) class ability.</text:span></text:p>
      <text:p text:style-name="P264"><text:span text:style-name="T222">-At 2</text:span><text:span text:style-name="T289">nd</text:span><text:span text:style-name="T222"> level the Kensai gains </text:span><text:span text:style-name="T226">a feat from the</text:span><text:span text:style-name="T222"> </text:span><text:span text:style-name="T226">Weapon Focus tree that they meet the prerequisites for.</text:span></text:p>
      <text:p text:style-name="P253"><text:span text:style-name="T175">-At 3</text:span><text:span text:style-name="T281">rd</text:span><text:span text:style-name="T175"> level the Kensai gains the Focused Reserves class ability.</text:span></text:p>
      <text:p text:style-name="P264"><text:span text:style-name="T175">-At 3</text:span><text:span text:style-name="T281">rd</text:span><text:span text:style-name="T175"> level the Kensai gains </text:span><text:span text:style-name="T194">a feat from the Improved Ki tree that they meet the prerequisites for.</text:span></text:p>
      <text:p text:style-name="P253"><text:span text:style-name="T175">-At 4</text:span><text:span text:style-name="T281">th</text:span><text:span text:style-name="T175"> level the Kensai gains the Uncanny Dodge </text:span><text:span text:style-name="T202">and the Combat Fluidity</text:span><text:span text:style-name="T175"> class a</text:span><text:span text:style-name="T202">bilities.</text:span></text:p>
      <text:p text:style-name="P125">-At 5<text:span text:style-name="T1">th</text:span> level the Kensai gains the Sudden Strike(+2) class ability.</text:p>
      <text:p text:style-name="P137">-At 5<text:span text:style-name="T1">th</text:span> level the Kensai gains <text:span text:style-name="T654">a bonus feat of their choosing.</text:span></text:p>
      <text:p text:style-name="P176">Kensai C<text:span text:style-name="T581">ore Abilities</text:span>:</text:p>
      <text:p text:style-name="P170">Ki Pool<text:span text:style-name="T581">(Kensai)</text:span></text:p>
      <text:p text:style-name="P125">-<text:span text:style-name="T581">BAB of 1</text:span></text:p>
      <text:p text:style-name="P30"><text:soft-page-break/>-The Kensai gains a Ki Pool. <text:s/>They may access this ki pool a number of times per day equal to (Kensai levels + 2). <text:s/>They may expend a use of this pool once per round to achieve a number of effects listed below. <text:s text:c="2"/>If you posses a Ki Pool from another class, your levels from those classes stack to determine your total K<text:span text:style-name="T770">i</text:span> Pool.</text:p>
      <text:p text:style-name="P30"><text:tab/><text:tab/>-Gain <text:s/>a +2 dodge bonus to your AC. <text:s/>This bonus lasts until the start of your next turn.</text:p>
      <text:p text:style-name="P30"><text:tab/><text:tab/>-Gain a +2 bonus to a single attack. <text:s/>This bonus applies to attack and damage.</text:p>
      <text:p text:style-name="P30"><text:tab/><text:tab/>-Gain a +2 bonus to a single save.</text:p>
      <text:p text:style-name="P125"><text:tab/><text:tab/>-You may also expend a use of your Ki Pool to fuel any effect that would <text:tab/>require a use <text:tab/><text:tab/><text:tab/>of the Sudden Strike ability.</text:p>
      <text:p text:style-name="P125"><text:tab/><text:span text:style-name="T333">Combat Focus</text:span></text:p>
      <text:p text:style-name="P125"><text:tab/>-Ki Pool</text:p>
      <text:p text:style-name="P125"><text:tab/>-BAB of 1</text:p>
      <text:p text:style-name="P125"><text:tab/>-When you strike an opponent in combat you can choose to enter a state of heightened focus <text:tab/>and clarity. <text:s/>This focused state grants you a +1 bonus to AC as well as on all attack and damage <text:tab/>rolls and saves and lasts for 10 rounds. <text:s/>You can only enter a focused state once per encounter. <text:s/><text:tab/>When wielding a one-handed weapon, this ability grants you an additional +1 to your AC. <text:s/><text:tab/>When wielding a 2-handed weapon, this ability grants a /- DR of 1 in addition to it's other <text:tab/>effects. <text:s/>At BAB 5, 10 and 15, your bonuses from this ability increase by 1.</text:p>
      <text:p text:style-name="P125"><text:tab/><text:span text:style-name="T333">Sudden Strike</text:span></text:p>
      <text:p text:style-name="P125"><text:tab/>-Ki Pool</text:p>
      <text:p text:style-name="P125"><text:tab/>-BAB of 1</text:p>
      <text:p text:style-name="P125"><text:tab/>-By expending a use from your Ki Pool, you may make an attack with your weapon as a <text:tab/>standard action with a +2 bonus to the attack roll and increase the damage from that attack <text:tab/>by a single die appropriate for your weapon<text:span text:style-name="T776">(in the instance that a weapon has multiple dice as <text:tab/>it’s base damage, then a +</text:span><text:span text:style-name="T778">1</text:span><text:span text:style-name="T776"> damage bonus is added </text:span><text:span text:style-name="T778">for each </text:span><text:span text:style-name="T776">extra die </text:span><text:span text:style-name="T778">provided by this ability</text:span><text:span text:style-name="T776">.)</text:span>. <text:s/><text:tab/>This feat can be taken a number of times equal to half your Kensai levels(round down). <text:s/>Each <text:tab/>time it is taken you increase the damage of your Sudden Strike ability by another die <text:tab/>appropriate for your weapon. <text:s/>The extra damage granted by this ability affects all creatures, <text:tab/>regardless of critical hit immunity and is multiplied normally with a critical hit. <text:s/>In addition, <text:tab/>when using Sudden Strike with a 1-handed weapon, you roll the attack roll twice and take the <text:tab/>better result. <text:s/>When using Sudden Strike with a 2-handed weapon, you roll the damage roll <text:tab/>twice and take the better result.</text:p>
      <text:p text:style-name="P125"><text:tab/><text:tab/><text:span text:style-name="T333">Combat Sense</text:span></text:p>
      <text:p text:style-name="P125"><text:span text:style-name="T333"><text:tab/><text:tab/></text:span>-Combat Focus</text:p>
      <text:p text:style-name="P125"><text:tab/><text:tab/>-Sudden Strike</text:p>
      <text:p text:style-name="P125"><text:tab/><text:tab/>-BAB of 2</text:p>
      <text:p text:style-name="P125"><text:tab/><text:tab/>-Gain a +1 dodge bonus to AC and a +1 to Initiative checks. <text:s/>At BAB 5, 10 and 15 the <text:tab/><text:tab/><text:tab/>bonus to AC and initiative checks increases by 1. <text:s/>The AC bonus provided by this feat <text:tab/><text:tab/><text:tab/>works the same way <text:span text:style-name="T533">as your class defense bonus.</text:span> <text:s/><text:span text:style-name="T533">This bonus</text:span> does not stack with <text:span text:style-name="T533">the</text:span> <text:tab/><text:tab/><text:tab/>unarmed AC bonus of a monk.</text:p>
      <text:p text:style-name="P125"><text:tab/><text:tab/><text:span text:style-name="T333">Focused Reserves</text:span></text:p>
      <text:p text:style-name="P125"><text:tab/><text:tab/>-Combat Focus</text:p>
      <text:p text:style-name="P125"><text:tab/><text:tab/>-BAB of 3</text:p>
      <text:p text:style-name="P125"><text:tab/><text:tab/>-Your Ki Pool maximum increases by 1. <text:s/>At BAB 5, 10 and 15 your Ki Pool maximum <text:tab/><text:tab/><text:tab/>also increases by 1.<text:span text:style-name="T684">The first time in an encounter that you use Sudden Strike, you need <text:tab/><text:tab/><text:tab/>not spend a use of your Ki Pool. <text:s/>This ability does not function if you start an encounter <text:tab/><text:tab/><text:tab/>with no uses remaining in your Ki Pool.</text:span></text:p>
      <text:p text:style-name="P125"><text:tab/><text:tab/><text:tab/><text:span text:style-name="T333">Uncanny Dodge</text:span></text:p>
      <text:p text:style-name="P30"><text:tab/><text:tab/><text:tab/>-Combat Sense</text:p>
      <text:p text:style-name="P30"><text:soft-page-break/><text:tab/><text:tab/><text:tab/>-BAB of 4</text:p>
      <text:p text:style-name="P125"><text:tab/><text:tab/><text:tab/>-Gain the Uncanny Dodge ability, retaining Dex bonus to AC when flanked or <text:tab/><text:tab/><text:tab/><text:tab/>struck by an invisible attacker. <text:s/>This ability doe not function against attackers <text:tab/><text:tab/><text:tab/><text:tab/>that have 5 or more BAB than yourself.</text:p>
      <text:p text:style-name="P125"><text:tab/><text:tab/><text:tab/><text:span text:style-name="T388">Combat Fluidity</text:span></text:p>
      <text:p text:style-name="P141"><text:tab/><text:tab/><text:tab/>-Combat Sense</text:p>
      <text:p text:style-name="P141"><text:tab/><text:tab/><text:tab/>-BAB of 4</text:p>
      <text:p text:style-name="P141"><text:tab/><text:tab/><text:tab/>-<text:span text:style-name="T684">When wearing armor </text:span><text:span text:style-name="T838">you are proficient with</text:span><text:span text:style-name="T684">, you reduce it’s armor check <text:tab/><text:tab/><text:tab/><text:tab/>penalty and increase it’s maximum Dex bonus by 1. <text:s/>In addition when wearing <text:tab/><text:tab/><text:tab/><text:tab/>armor, you reduce it’s movement speed penalty by 5ft. <text:s/>If you are not wearing <text:tab/><text:tab/><text:tab/><text:tab/>armor, your base speed increases by 5ft, and your class defense bonus is <text:tab/><text:tab/><text:tab/><text:tab/><text:tab/>considered 2 higher. <text:s/>This ability does not function if you start an encounter with <text:tab/><text:tab/><text:tab/>no uses remaining in your Ki Pool.</text:span></text:p>
      <text:p text:style-name="P184">Kensai Advanced Abilities:</text:p>
      <text:p text:style-name="P176">Enhanced Strike</text:p>
      <text:p text:style-name="P125">-<text:span text:style-name="T690">Combat Fluidity</text:span></text:p>
      <text:p text:style-name="P125">-BAB of 6</text:p>
      <text:p text:style-name="P125">-<text:span text:style-name="T581">Compiled Training(Kensai)</text:span></text:p>
      <text:p text:style-name="P125">-Your Sudden Strike ability counts as magical for the purposes of overcoming DR. <text:s/>At BAB 10 and 15 your Sudden strike counts as lawful and adamantine respectively or the purposes of overcoming DR.</text:p>
      <text:p text:style-name="P176"><text:tab/>See the Unseen</text:p>
      <text:p text:style-name="P30"><text:tab/>-<text:span text:style-name="T581">Enhamced Strike</text:span></text:p>
      <text:p text:style-name="P30"><text:tab/>-BAB of 8</text:p>
      <text:p text:style-name="P125"><text:tab/>While in your focused state you are intuitively aware of the hit point totals of all <text:tab/>enemies and <text:tab/>allies adjacent to you. <text:s/>You also gain a bonus on all Sense Motive and Spot checks while in your <text:tab/>focused state equal to how much more BAB you have than the opponent that prompted one of <text:tab/>those checks(minimum bonus +2).</text:p>
      <text:p text:style-name="P176"><text:tab/><text:tab/>Focused Resilience</text:p>
      <text:p text:style-name="P125"><text:tab/><text:tab/>-See the Unseen</text:p>
      <text:p text:style-name="P125"><text:tab/><text:tab/>-BAB of 12</text:p>
      <text:p text:style-name="P125"><text:tab/><text:tab/>-While in your focused state, you gain a DR of <text:span text:style-name="T777">2</text:span>/-. <text:s/>At BAB 15 <text:span text:style-name="T777">this ability also grants <text:tab/><text:tab/><text:tab/>you a Fast Healing rating of 1.</text:span><text:tab/></text:p>
      <text:p text:style-name="P125"><text:tab/><text:tab/><text:tab/><text:span text:style-name="T333">Way of the Warrior</text:span></text:p>
      <text:p text:style-name="P30"><text:tab/><text:tab/><text:tab/>-Focused Resilience </text:p>
      <text:p text:style-name="P30"><text:tab/><text:tab/><text:tab/>-BAB of 15</text:p>
      <text:p text:style-name="P125"><text:tab/><text:tab/><text:tab/>-Your focused state now lasts <text:span text:style-name="T781">for 5 additional rounds</text:span>, and while in your focused <text:tab/><text:tab/><text:tab/><text:tab/>state, all of your numerical bonuses provided by your <text:span text:style-name="T419">Core</text:span><text:span text:style-name="T777"> </text:span><text:span text:style-name="T419">Abilities</text:span> increase by <text:tab/><text:tab/><text:tab/>1<text:span text:style-name="T777">(In the case of Combat Fluidity, your unarmored bonuses are simply doubled)</text:span>. <text:s/><text:tab/><text:tab/><text:tab/><text:tab/><text:span text:style-name="T777">Finally, w</text:span>hile in your Focused State, your Sudden Strike gains a +2 to the attack <text:tab/><text:tab/><text:tab/><text:tab/>roll and deals an additional die of damage. <text:s/><text:span text:style-name="T777">This ability has no effect on your <text:tab/><text:tab/><text:tab/><text:tab/></text:span><text:span text:style-name="T419">Advanced</text:span><text:span text:style-name="T777"> </text:span><text:span text:style-name="T419">Abilities</text:span><text:span text:style-name="T777">.</text:span></text:p>
      <text:h text:style-name="Heading_20_2" text:outline-level="2">Monk</text:h>
      <text:p text:style-name="P125">HD- d8</text:p>
      <text:p text:style-name="P125">BAB Progression- Average</text:p>
      <text:p text:style-name="P125">Good Saves- Fort, Ref, Will</text:p>
      <text:p text:style-name="P125">Skill Points per level- 4 + Int modifier</text:p>
      <text:p text:style-name="P125"><text:soft-page-break/>Class Skills- Balance, Climb, Concentration, Craft, Diplomacy, Escape Artist, Hide, Jump, Knowledge(arcana, religion), Listen, Move Silently, Perform, Profession, Sense Motive, Spot, Swim, Tumble</text:p>
      <text:p text:style-name="P125">Armor Proficiency- None</text:p>
      <text:p text:style-name="P125">Weapon Proficiency- <text:span text:style-name="T618">K</text:span>ama, <text:span text:style-name="T618">section-staff</text:span>, quarterstaff, sai, shuriken.</text:p>
      <text:p text:style-name="P68">-At 1<text:span text:style-name="T1">st</text:span> level the monk gains the <text:span text:style-name="T677">Unarmed Expertise and </text:span>Ki Pool class abilit<text:span text:style-name="T677">ies</text:span>.</text:p>
      <text:p text:style-name="P253"><text:span text:style-name="T175">-At 1</text:span><text:span text:style-name="T281">st</text:span><text:span text:style-name="T175"> level the monk gains the Improved Unarmed Strike and the Stunning Fist feats. </text:span></text:p>
      <text:p text:style-name="P30">-At 2<text:span text:style-name="T1">nd</text:span> level the monk gains the Combat Reflexes <text:span text:style-name="T713">and</text:span> the Deflect Arrows feat </text:p>
      <text:p text:style-name="P30">-At 3<text:span text:style-name="T1">rd</text:span> level the monk gains the Still Mind class ability and either the Flurry of Blows OR the Decisive Strike class ability.</text:p>
      <text:p text:style-name="P30">-At 4<text:span text:style-name="T1">th</text:span> level the monk gains the Ki Strike(Magic) class ability.</text:p>
      <text:p text:style-name="P30">-At <text:span text:style-name="T538">4</text:span><text:span text:style-name="T1">th</text:span> level the monk gains the Improved Disarm OR the Improved Trip feat </text:p>
      <text:p text:style-name="P30">-At 5<text:span text:style-name="T1">th</text:span> level the monk gains the Purity of Body and the Slow Fall class abilities.</text:p>
      <text:p text:style-name="P176">Monk C<text:span text:style-name="T581">ore Abilities</text:span>:</text:p>
      <text:p text:style-name="P170">Unarmed Expertise</text:p>
      <text:p text:style-name="P30">-You <text:span text:style-name="T550">gain the Unarmed Expertise class feature. <text:s/>This ability functions like the Improved Unarmed Stri</text:span><text:span text:style-name="T160">ke feat with the following changes:</text:span></text:p>
      <text:p text:style-name="Standard"><text:span text:style-name="T297"><text:tab/>-</text:span><text:span text:style-name="T300">Your unarmed damage increases by 1 die type. <text:s/></text:span><text:span text:style-name="T30">A monk’s attacks may be with either fist <text:tab/>interchangeably or even from elbows, knees, and feet. This means that a monk may even mak</text:span><text:span text:style-name="T38">e <text:tab/>unarmed strikes w</text:span><text:span text:style-name="T30">ith </text:span><text:span text:style-name="T38">their</text:span><text:span text:style-name="T30"> hands full. There is no such thing as an off-hand attack for a monk <text:tab/>striking unarmed. A monk may thus apply </text:span><text:span text:style-name="T38">their</text:span><text:span text:style-name="T30"> full </text:span><text:span text:style-name="T38">damage</text:span><text:span text:style-name="T30"> bonus on damage rolls for all </text:span><text:span text:style-name="T38">their</text:span><text:span text:style-name="T30"> <text:tab/>unarmed strikes. <text:s/>Usually a monk’s unarmed strikes deal lethal damage, but she can choose to <text:tab/>dea</text:span><text:span text:style-name="T38">l nonlethal damage i</text:span><text:span text:style-name="T30">nstead with no penalty on </text:span><text:span text:style-name="T38">their attack rolls. <text:s/>They</text:span><text:span text:style-name="T30"> </text:span><text:span text:style-name="T42">have</text:span><text:span text:style-name="T30"> the same choice <text:tab/>to deal lethal or nonlethal damag</text:span><text:span text:style-name="T38">e while grappling. <text:s/></text:span><text:span text:style-name="T30">A monk’s unarmed strike is treated both as <text:tab/>a manufactured weapon and </text:span><text:span text:style-name="T38">a natural weapon f</text:span><text:span text:style-name="T30">or the purpose of spells and effects that enhance <text:tab/>or improve eithe</text:span><text:span text:style-name="T38">r manufactured weapons o</text:span><text:span text:style-name="T30">r natural weapons. <text:s/></text:span><text:span text:style-name="T39">This ability does not extend to <text:tab/>weapons, including mink weapons.</text:span></text:p>
      <text:p text:style-name="P2"><text:tab/>-<text:span text:style-name="T550">You gain a bonus to your AC equal to 1 + your Wis modifier. <text:s/>This bonus counts as a dodge <text:tab/>bonus. <text:s/></text:span><text:span text:style-name="T613">This bonus applies even if the monk is flat-footed, but not immobilized or helpless.</text:span></text:p>
      <text:p text:style-name="P2"><text:tab/>-Your speed increases by 5ft.</text:p>
      <text:p text:style-name="P2"><text:tab/>-You make unarmed <text:span text:style-name="T618">and monk weapon </text:span>attack <text:span text:style-name="T551">and damage</text:span> rolls using your Dex or Wis modifier <text:tab/>at your discretion.</text:p>
      <text:p text:style-name="P2"><text:tab/>-<text:span text:style-name="T618">When wielding your monk weapons you gain additional benefits as follows:</text:span></text:p>
      <text:p text:style-name="P11"><text:tab/><text:tab/>-<text:span text:style-name="T359">Kama</text:span><text:span text:style-name="T618">: +1 to damage rolls and a +3 bonus when making Trip attempts against <text:tab/><text:tab/><text:tab/><text:tab/>opponents that are no more than 1 size category larger than you.</text:span></text:p>
      <text:p text:style-name="P2"><text:tab/><text:tab/>-<text:span text:style-name="T359">Section-staff</text:span><text:span text:style-name="T618">: +1 to attack rolls and a +1 bonus when making Disarm/Feint/Trip <text:tab/><text:tab/><text:tab/>attempts against opponents that are no more than 1 size category larger than you.</text:span></text:p>
      <text:p text:style-name="P2"><text:tab/><text:tab/>-<text:span text:style-name="T359">Quarterstaff</text:span><text:span text:style-name="T618">: </text:span><text:span text:style-name="T628">When</text:span><text:span text:style-name="T618"> you </text:span><text:span text:style-name="T628">use your Flurry of Blows/Decisive Strike, you </text:span><text:span text:style-name="T618">gain </text:span><text:span text:style-name="T676">a +2 to the <text:tab/><text:tab/>attack roll as well as</text:span><text:span text:style-name="T618"> an additional attack/+1 multiplier respectively. </text:span></text:p>
      <text:p text:style-name="P11"><text:tab/><text:tab/>-<text:span text:style-name="T359">Sai</text:span><text:span text:style-name="T618">: +1 to AC and a +3 bonus when making Disarm attempts against opponents that are <text:tab/><text:tab/>no more than 1 size category larger than you.</text:span></text:p>
      <text:p text:style-name="P11"><text:tab/><text:tab/>-<text:span text:style-name="T359">Shuriken</text:span><text:span text:style-name="T618">: Gain +10 ft to throw range and you may use shuriken with your Flurry of <text:tab/><text:tab/><text:tab/>Blows/Decisive Strike class abilities.</text:span></text:p>
      <text:p text:style-name="P2">This ability does not function when wearing any armor <text:span text:style-name="T614">or carrying any more than a light load, </text:span><text:span text:style-name="T643">nor does this ability work with the Weapon Training and Improved Weapon Training feats. <text:s/></text:span><text:span text:style-name="T758">In addition, unlike other Core Abilities, this class ability is not affected by the Compiled Training feat if you have taken levels in a class other than Monk.</text:span></text:p>
      <text:p text:style-name="P170"><text:tab/>Ki Pool<text:span text:style-name="T581">(Monk)</text:span></text:p>
      <text:p text:style-name="P125"><text:tab/>-Unarmed Expertise</text:p>
      <text:p text:style-name="P30"><text:soft-page-break/><text:tab/>-The monk gains a Ki Pool. <text:s/>They may access this ki pool a number of times per day equal to <text:tab/><text:span text:style-name="T485">your</text:span>(Monk levels + 2). <text:s/>They may expend a use of this pool once per round to achieve a <text:tab/>number of effects listed below. If you posses a Ki Pool from another class, your levels from <text:tab/>those classes stack to determine your total KI Pool.</text:p>
      <text:p text:style-name="P30"><text:tab/><text:tab/>-Gain <text:s/>a +2 dodge bonus to your AC. <text:s/>This bonus lasts until the start of your next turn.</text:p>
      <text:p text:style-name="P30"><text:tab/><text:tab/>-Gain a +2 bonus to a single attack. <text:s/>This bonus applies to attack and damage.</text:p>
      <text:p text:style-name="P30"><text:tab/><text:tab/>-Gain a +2 bonus on a single save.</text:p>
      <text:p text:style-name="P30"><text:tab/><text:span text:style-name="T332">Flurry of Blows</text:span></text:p>
      <text:p text:style-name="P30"><text:span text:style-name="T332"><text:tab/></text:span><text:span text:style-name="T436">-Unarmed Expertise</text:span></text:p>
      <text:p text:style-name="P125"><text:tab/>-BAB of 2</text:p>
      <text:p text:style-name="P30"><text:tab/>-You gain the Flurry of Blows class feature. <text:s/>This feature allows you to <text:span text:style-name="T661">expend a use of your Ki <text:tab/>Pool to</text:span> gain an extra attack above and beyond what your BAB would allow when making a full <text:tab/>attack <text:span text:style-name="T628">with unarmed attacks <text:tab/>or with monk weapons</text:span>. <text:s/>This feat can be taken a number of <text:tab/>additional times equal to half your Monk levels(round down) <text:s/>Every time it is taken, you gain <text:tab/>an additional attack when using Flurry of Blows. <text:s/>This feat cannot be taken with Decisive <text:tab/>Strik<text:span text:style-name="T676">e. <text:s/>This feat cannot be used in conjunction with Two-Weapon Fighting feats.</text:span></text:p>
      <text:p text:style-name="P30"><text:tab/><text:span text:style-name="T333">Decisive Strike</text:span></text:p>
      <text:p text:style-name="P30"><text:span text:style-name="T333"><text:tab/></text:span><text:span text:style-name="T436">-Unarmed Expertise</text:span></text:p>
      <text:p text:style-name="P125"><text:tab/>-BAB of 2</text:p>
      <text:p text:style-name="P30"><text:tab/>-You gain the Decisive Strike class feature. <text:s/>This feature allows you to <text:span text:style-name="T661">expend a use of your Ki <text:tab/>Pool to</text:span> make a single attack <text:span text:style-name="T628">unarmed or with a monk weapon</text:span> as a full round action that deals <text:tab/><text:span text:style-name="T679">50% additional</text:span> damage. <text:s/>This feat can be taken a number of additional times equal to half your <text:tab/>Monk <text:tab/>levels(round down) <text:s/>Every time it is taken, you gain an additional +1 to the multiplier of <text:tab/>the damage dealt with Decisive Strike. <text:s/>This feat cannot be taken with Flurry of Blows. <text:span text:style-name="T676">This <text:tab/>feat cannot be used in conjunction with other feats that grant attacks that multiply damage.</text:span></text:p>
      <text:p text:style-name="P170"><text:tab/>Still Mind</text:p>
      <text:p text:style-name="P125"><text:tab/>-Ki Pool</text:p>
      <text:p text:style-name="P30"><text:tab/><text:span text:style-name="T436">-Unarmed Expertise</text:span></text:p>
      <text:p text:style-name="P125"><text:tab/>-BAB of 2</text:p>
      <text:p text:style-name="P30"><text:tab/>-You gain a +2 bonus on saves against enchantment spells and effects.</text:p>
      <text:p text:style-name="P170"><text:tab/><text:tab/>Ki Fist(Magic)</text:p>
      <text:p text:style-name="P30"><text:tab/><text:tab/>-Still Mind</text:p>
      <text:p text:style-name="P30"><text:tab/><text:tab/>-BAB of 3</text:p>
      <text:p text:style-name="P30"><text:tab/><text:tab/>-The monk's unarmed attacks are considered magical for the purposes of overcoming <text:tab/><text:tab/><text:tab/>DR.</text:p>
      <text:p text:style-name="P253"><text:span text:style-name="T175"><text:tab/><text:tab/><text:tab/></text:span><text:span text:style-name="T249">Purity of Body</text:span></text:p>
      <text:p text:style-name="P30"><text:tab/><text:tab/><text:tab/>-Ki Strike(Magic)</text:p>
      <text:p text:style-name="P30"><text:tab/><text:tab/><text:tab/>-You gain immunity to all non-magical disease.</text:p>
      <text:p text:style-name="P170"><text:tab/><text:tab/><text:tab/>Slow Fall</text:p>
      <text:p text:style-name="P30"><text:tab/><text:tab/><text:tab/>-Ki Strike(Magic)</text:p>
      <text:p text:style-name="P30"><text:tab/><text:tab/><text:tab/>-You gain the ability to slow your decent when falling. <text:s/>The distance of the fall <text:tab/><text:tab/><text:tab/><text:tab/>reduced is 20ft. <text:s/>You may take this feat a number of additional times equal to <text:tab/><text:tab/><text:tab/><text:tab/>your Ki Strike feats. <text:s/>Each time it is taken, increase the fall distance reduced by <text:tab/><text:tab/><text:tab/><text:tab/>20 ft. <text:s/>When you first gain this ability you may instead choose to gain a <text:tab/><text:tab/><text:tab/><text:tab/><text:tab/>Movement Skill Trick instead. <text:s/>In this case you may still take this feat a number <text:tab/><text:tab/><text:tab/><text:tab/>of additional times equal to your Ki Strike feats, gaining a new Movement Skill <text:tab/><text:tab/><text:tab/><text:tab/>Trick each time.</text:p>
      <text:p text:style-name="P184">Monk Advanced Abilities:</text:p>
      <text:p text:style-name="P171">Ki Fist(Lawful)</text:p>
      <text:p text:style-name="P42"><text:soft-page-break/>-Ki Strike(Magic)</text:p>
      <text:p text:style-name="P42">-BAB of 6</text:p>
      <text:p text:style-name="P42">-<text:span text:style-name="T581">Compiled Training(Monk)</text:span></text:p>
      <text:p text:style-name="P42">-The monk's unarmed attacks are considered lawful for the purposes of overcoming DR.<text:span text:style-name="T332"><text:tab/></text:span></text:p>
      <text:p text:style-name="P171"><text:tab/>Quivering Palm</text:p>
      <text:p text:style-name="P42"><text:tab/>-Ki Strike(Lawful)</text:p>
      <text:p text:style-name="P42"><text:tab/>-BAB of 9</text:p>
      <text:p text:style-name="P42"><text:tab/>-You can, once per day, set up deadly vibrations within a target you have <text:tab/>attacked and <text:tab/>damaged <text:span text:style-name="T628">with an unarmed attack</text:span>. <text:s/>You must announce this ability before the attack roll is made. <text:s/><text:tab/>Targets affected can be willed to die for up to a number of days after the attack equal to 10 + <text:tab/>your monk levels. <text:s/>Targets must make a Fort save with a DC equal to 10 + your monk levels + <text:tab/>your Wis modifier. <text:s/>Targets that make the save take no damage and are safe from this ability <text:tab/>until you use it upon them again.</text:p>
      <text:p text:style-name="P171"><text:tab/><text:tab/>Ki Fist(Adamantine)</text:p>
      <text:p text:style-name="P258"><text:span text:style-name="T249"><text:tab/><text:tab/></text:span><text:span text:style-name="T175">-</text:span><text:span text:style-name="T185">Quivering Palm</text:span></text:p>
      <text:p text:style-name="P42"><text:tab/><text:tab/>-BAB of 10</text:p>
      <text:p text:style-name="P42"><text:tab/><text:tab/>-The monk's unarmed attacks are considered adamantine for the purposes of overcoming <text:tab/><text:tab/>DR(They ignore the first 2 points of /- DR and the first 5 points of any other DR).</text:p>
      <text:p text:style-name="P170">Abundant Step</text:p>
      <text:p text:style-name="P253"><text:span text:style-name="T249">-</text:span><text:span text:style-name="T175">Slow Fall(x2)</text:span></text:p>
      <text:p text:style-name="P30">-BAB of 7</text:p>
      <text:p text:style-name="P30">-<text:span text:style-name="T581">Compiled Training(Monk)</text:span></text:p>
      <text:p text:style-name="P30">-You gain the ability to slip between spaces magically as per the <text:span text:style-name="T166">dimension door</text:span> spell once per day. <text:s/>Your caster level is considered 2 + your monk levels + your Wis modifier for this ability.</text:p>
      <text:p text:style-name="P170"><text:tab/>Empty Body</text:p>
      <text:p text:style-name="P253"><text:span text:style-name="T249"><text:tab/></text:span><text:span text:style-name="T175">-Abundant Step</text:span></text:p>
      <text:p text:style-name="P30"><text:tab/>-BAB of 9</text:p>
      <text:p text:style-name="P30"><text:tab/>-You gain the ability to assume an ethereal state for a number of rounds in a single day equal to <text:tab/>2 + your monk levels + your Wis modifier.<text:span text:style-name="T332"><text:tab/></text:span></text:p>
      <text:p text:style-name="P172"><text:tab/><text:tab/>Timeless Body</text:p>
      <text:p text:style-name="P259"><text:span text:style-name="T249"><text:tab/><text:tab/></text:span><text:span text:style-name="T175">-</text:span><text:span text:style-name="T185">Empty</text:span><text:span text:style-name="T175"> Body</text:span></text:p>
      <text:p text:style-name="P43"><text:tab/><text:tab/>-BAB of 10</text:p>
      <text:p text:style-name="P43"><text:tab/><text:tab/>-<text:span text:style-name="T508">You</text:span> no longer takes ability score penalties for aging and cannot be magically aged. Any <text:tab/><text:tab/>penalties <text:span text:style-name="T508">you</text:span> may have already incurred, however, remain in place. <text:s/>Bonuses still <text:tab/><text:tab/><text:tab/>accrue, and <text:span text:style-name="T508">you</text:span> still dies of old age when <text:span text:style-name="T508">your</text:span> time is up.</text:p>
      <text:p text:style-name="P170">Wholeness of Body</text:p>
      <text:p text:style-name="P30">-Purity of Body</text:p>
      <text:p text:style-name="P30">-BAB of 5</text:p>
      <text:p text:style-name="P30">-<text:span text:style-name="T581">Compiled Training(Monk)</text:span></text:p>
      <text:p text:style-name="P125">-You gain the ability to heal your own wounds. <text:s/>This ability heals for a number of hit points per day equal to 10 + your monk levels +your Wis modifier.</text:p>
      <text:p text:style-name="P170"><text:tab/>Diamond Body</text:p>
      <text:p text:style-name="P253"><text:span text:style-name="T249"><text:tab/></text:span><text:span text:style-name="T175">-Wholeness of Body</text:span></text:p>
      <text:p text:style-name="P30"><text:tab/>-BAB of 8</text:p>
      <text:p text:style-name="P30"><text:tab/>-You ga<text:span text:style-name="T734">in a natural armor rating equal to </text:span><text:span text:style-name="T759">half</text:span><text:span text:style-name="T734"> your Monk levels</text:span><text:span text:style-name="T759">(round up)</text:span><text:span text:style-name="T734">.</text:span></text:p>
      <text:p text:style-name="P170"><text:tab/><text:tab/>Diamond Soul</text:p>
      <text:p text:style-name="P253"><text:span text:style-name="T249"><text:tab/><text:tab/></text:span><text:span text:style-name="T175">-Diamond Body</text:span></text:p>
      <text:p text:style-name="P30"><text:tab/><text:tab/>-BAB of 9</text:p>
      <text:p text:style-name="P31"><text:tab/><text:tab/>-Gain a passive SR equal to 10 + half your monk levels(round up)<text:tab/>+ your Wis modifier.<text:span text:style-name="T332"><text:tab/><text:tab/></text:span></text:p>
      <text:p text:style-name="P170"><text:soft-page-break/><text:tab/><text:tab/><text:tab/><text:tab/>Perfect Self</text:p>
      <text:p text:style-name="P125"><text:tab/><text:tab/><text:tab/><text:tab/>-<text:span text:style-name="T581">Ki Fist(Adamantine)</text:span></text:p>
      <text:p text:style-name="P253"><text:span text:style-name="T249"><text:tab/><text:tab/><text:tab/><text:tab/></text:span><text:span text:style-name="T175">-Timeless Body</text:span></text:p>
      <text:p text:style-name="P253"><text:span text:style-name="T175"><text:tab/><text:tab/><text:tab/><text:tab/>-</text:span><text:span text:style-name="T185">Diamond Soul</text:span></text:p>
      <text:p text:style-name="P30"><text:tab/><text:tab/><text:tab/><text:tab/>-BAB of 11</text:p>
      <text:p text:style-name="P30"><text:tab/><text:tab/><text:tab/><text:tab/>-You gain the Perfect Self ability, which grants you the following <text:tab/><text:tab/><text:tab/><text:tab/><text:tab/><text:tab/>benefits:</text:p>
      <text:p text:style-name="P30"><text:tab/><text:tab/><text:tab/><text:tab/><text:tab/>-You are considered an Outsider creature type(native to the <text:tab/><text:tab/><text:tab/><text:tab/><text:tab/><text:tab/>Material Plane) for the purposes of spells and abilities. <text:s/>You can <text:tab/><text:tab/><text:tab/><text:tab/><text:tab/><text:tab/>still be freely brought back to life by spells and effects that affect <text:tab/><text:tab/><text:tab/><text:tab/><text:tab/><text:tab/>non-Outsiders</text:p>
      <text:p text:style-name="P30"><text:tab/><text:tab/><text:tab/><text:tab/><text:tab/>-Gain a +2 to your Dex, Con and Wis ability scores and +2 to the <text:tab/><text:tab/><text:tab/><text:tab/><text:tab/><text:tab/>maximum of those ability scores.</text:p>
      <text:p text:style-name="P30"><text:tab/><text:tab/><text:tab/><text:tab/><text:tab/>-Your Unarmed <text:span text:style-name="T581">Expertise class ability</text:span> <text:span text:style-name="T759">improves</text:span> by 1 step.</text:p>
      <text:h text:style-name="Heading_20_2" text:outline-level="2">Paladin</text:h>
      <text:p text:style-name="P125">HD- d10</text:p>
      <text:p text:style-name="P125">BAB Progression- Good</text:p>
      <text:p text:style-name="P125">Good Saves- Fort</text:p>
      <text:p text:style-name="P125">Skill Points per level- 2 + Int modifier</text:p>
      <text:p text:style-name="P125">Class Skills- Concentration, Craft, Diplomacy, Handle Animal, Heal, Knowledge(nobility and royalty, religion), Profession, Ride, Sense Motive</text:p>
      <text:p text:style-name="P125">Armor Proficiency- Light, medium and heavy armor. <text:s/>All shields(save tower shields)</text:p>
      <text:p text:style-name="P125">Weapon Proficiency- All simple and martial weapons <text:span text:style-name="T648">and their deity’s favored weapon</text:span>.</text:p>
      <text:p text:style-name="P125">-At 1<text:span text:style-name="T1">st</text:span> level the paladin gains the <text:span text:style-name="T648">Champion’s Vow</text:span> and the Smite Evil <text:span text:style-name="T645">class abilities</text:span>..</text:p>
      <text:p text:style-name="P125">-At 2<text:span text:style-name="T1">nd</text:span> level the paladin gain the Divine Grace, Lay On Hands <text:span text:style-name="T645">and Champion’s Training</text:span> <text:span text:style-name="T645">class abilities</text:span>.</text:p>
      <text:p text:style-name="P253"><text:span text:style-name="T175">-At 3</text:span><text:span text:style-name="T281">rd</text:span><text:span text:style-name="T175"> level the paladin gains the Aura of Courage </text:span><text:span text:style-name="T192">and Champion’s Training</text:span><text:span text:style-name="T175"> </text:span><text:span text:style-name="T192">class abilities</text:span><text:span text:style-name="T175">.</text:span></text:p>
      <text:p text:style-name="P253"><text:span text:style-name="T175">-At 4</text:span><text:span text:style-name="T281">th</text:span><text:span text:style-name="T175"> level the paladin gains the Turn Undead </text:span><text:span text:style-name="T192">and the Champion’s Training </text:span><text:span text:style-name="T175">class abilities.</text:span></text:p>
      <text:p text:style-name="P253"><text:span text:style-name="T175">-At 4</text:span><text:span text:style-name="T281">th</text:span><text:span text:style-name="T175"> level the paladin gains the Stalwart feat.</text:span></text:p>
      <text:p text:style-name="P30"><text:span text:style-name="T436">-At 5</text:span><text:span text:style-name="T4">th</text:span><text:span text:style-name="T436"> level the paladin gains </text:span><text:span text:style-name="T446">the Champion’s Justice class ability and</text:span><text:span text:style-name="T436"> a second use of their Smite Evil </text:span><text:span text:style-name="T445">class ability</text:span><text:span text:style-name="T436">, as well as the Special Mount OR the Charging Smite </text:span><text:span text:style-name="T445">class ability</text:span><text:span text:style-name="T436">.</text:span></text:p>
      <text:p text:style-name="P176">Paladin C<text:span text:style-name="T582">ore Abilities</text:span>:</text:p>
      <text:p text:style-name="P170">Paladin Divine Spellcasting</text:p>
      <text:p text:style-name="P59">-You gain the ability to cast divine spells as if you were a 1<text:span text:style-name="T1">st</text:span> level Paladin. <text:span text:style-name="T75"><text:s/></text:span><text:span text:style-name="T143">Wisdom is the ability score that governs your spellcasting.</text:span><text:span text:style-name="T144"> <text:s/></text:span><text:span text:style-name="T75">Like other spellcasters, a </text:span><text:span text:style-name="T77">paladin</text:span><text:span text:style-name="T75"> can cast only a certain number of spells of each spell level per day. In addition, </text:span><text:span text:style-name="T77">they</text:span><text:span text:style-name="T75"> receives bonus spells per day if </text:span><text:span text:style-name="T78">they</text:span><text:span text:style-name="T75"> </text:span><text:span text:style-name="T77">have</text:span><text:span text:style-name="T75"> a high </text:span><text:span text:style-name="T77">Wisdom</text:span><text:span text:style-name="T75"> score. When the </text:span><text:span text:style-name="T77">paladin</text:span><text:span text:style-name="T75"> gets 0 spells per day of a given spell level, </text:span><text:span text:style-name="T78">they</text:span><text:span text:style-name="T75"> gain only the bonus spells </text:span><text:span text:style-name="T78">they</text:span><text:span text:style-name="T75"> would be entitled to based on </text:span><text:span text:style-name="T78">their</text:span><text:span text:style-name="T75"> </text:span><text:span text:style-name="T77">Wisdom</text:span><text:span text:style-name="T75"> score for that spell level. <text:s text:c="2"/>A </text:span><text:span text:style-name="T76">paladin</text:span><text:span text:style-name="T75"> can’t cast spells of an alignment opposed to their own or their deity’s (if they have one). Spells associated with particular alignments are indicated by the chaos, evil, good, and law descriptors in their spell descriptions. </text:span></text:p>
      <text:p text:style-name="P190"><text:span text:style-name="T75">C</text:span><text:span text:style-name="T73">hampion’s Vow</text:span></text:p>
      <text:p text:style-name="P61"><text:span text:style-name="T73">-Caster level 1</text:span><text:span text:style-name="T102">st</text:span><text:span text:style-name="T73"> (Paladin)</text:span></text:p>
      <text:p text:style-name="P61"><text:span text:style-name="T73">-</text:span><text:span text:style-name="T80">BAB of 1</text:span></text:p>
      <text:p text:style-name="P61"><text:span text:style-name="T80">-You champion the cause of your chosen deity. <text:s/>This ability functions like(but does not stack with) the Sacred Vow and Vow of Justice feats, and you are considered to have both of these feats for the purposes of other feats in the Sacred Vow feat tree. <text:s/>You are also surrounded by a continuous </text:span><text:span text:style-name="T96">Detect</text:span><text:span text:style-name="T80"> </text:span><text:span text:style-name="T96">Evil</text:span><text:span text:style-name="T80"> effect that can be suppressed and reactivated at will. <text:s/>This effect uses your Paladin caster level as </text:span><text:soft-page-break/><text:span text:style-name="T80">it’s base. <text:s/>You gain a + 2 bonus to all Wis and Cha based skill checks against any evil creature within range of this effect.</text:span></text:p>
      <text:p text:style-name="P173">Smite Evil</text:p>
      <text:p text:style-name="P135">-Caster level 1<text:span text:style-name="T1">st</text:span> (Paladin)</text:p>
      <text:p text:style-name="P135">-<text:span text:style-name="T798">BAB of 1</text:span></text:p>
      <text:p text:style-name="P61"><text:span text:style-name="T80">-You gain the Smite Evil feature. <text:s/>This feature works by granting you a bonus to your attack roll equal to 2 + your Cha modifier and makes your attack deal double damage as well as adding your Cha modifier. <text:s/>This attack counts as </text:span><text:span text:style-name="T79">magic and g</text:span><text:span text:style-name="T80">ood for the purposes of overcoming DR. <text:s/>This feature can be used once per day. <text:s/>This feat can be taken a number of additional times equal to 2 + your paladin levels. <text:s/>Each time it is taken, you gain one additional usage of your Smite Evil per day.</text:span></text:p>
      <text:p text:style-name="P178"><text:span text:style-name="T75"><text:tab/>C</text:span><text:span text:style-name="T79">hampion’s Training</text:span></text:p>
      <text:p text:style-name="P134"><text:span text:style-name="T79"><text:tab/>-</text:span><text:span text:style-name="T80">Champion’s Vow</text:span></text:p>
      <text:p text:style-name="P134"><text:tab/>-Heavy armor proficiency</text:p>
      <text:p text:style-name="P134"><text:tab/>-<text:span text:style-name="T645">Light and Heavy shield proficiency</text:span></text:p>
      <text:p text:style-name="P134"><text:tab/>-Proficient in all martial weapons</text:p>
      <text:p text:style-name="P60"><text:span text:style-name="T88"><text:tab/>-</text:span><text:span text:style-name="T89">Gain the Weapon Focus feat for your deity’s favored weapon, as well as the Armor Focus feat <text:tab/>and the Shield Focus feat in a single armor and shield you are proficient in. <text:s/>This feat can be <text:tab/>taken multiple times. <text:s/>The second time this feat is taken, gain the Weapon Expertise feat for <text:tab/>your deity’s favored weapon, as well as the Armor Expertise feat and the Shield Expertise feat <text:tab/>in the armor and shield you chose previously. <text:s/>The third time this feat is taken gain the Weapon <text:tab/>Specialization feat for your deity’s favored weapon, as well as the Armor Specialization feat and <text:tab/>the Shield Specialization feat in the armor and shield you chose previously. </text:span></text:p>
      <text:p text:style-name="P170"><text:tab/>Divine Grace</text:p>
      <text:p text:style-name="P30"><text:tab/>-<text:span text:style-name="T648">Smite Evil </text:span></text:p>
      <text:p text:style-name="P30"><text:tab/>-BAB of 2</text:p>
      <text:p text:style-name="P30"><text:tab/>-Caster level 2<text:span text:style-name="T1">nd</text:span> (Paladin)</text:p>
      <text:p text:style-name="P30"><text:tab/>-You add your Cha modifier to all of your base saves.</text:p>
      <text:p text:style-name="P170"><text:tab/>Lay on Hands</text:p>
      <text:p text:style-name="P30"><text:tab/>-<text:span text:style-name="T648">Smite Evil</text:span></text:p>
      <text:p text:style-name="P30"><text:tab/>-BAB of 2</text:p>
      <text:p text:style-name="P30"><text:tab/>-Caster level 2<text:span text:style-name="T1">nd</text:span> (Paladin)</text:p>
      <text:p text:style-name="P30"><text:tab/>-You gain the ability to heal others by touching them. <text:s/>This ability allows you to heal a number <text:tab/>of hit points per day equal to (2 + your Paladin caster level) x your Cha modifier.</text:p>
      <text:p text:style-name="P170"><text:tab/><text:tab/>Aura of Courage</text:p>
      <text:p text:style-name="P125"><text:tab/><text:tab/>-<text:span text:style-name="T648">Champion’s Vow</text:span></text:p>
      <text:p text:style-name="P30"><text:tab/><text:tab/>-Divine Grace</text:p>
      <text:p text:style-name="P30"><text:tab/><text:tab/>-BAB of 3</text:p>
      <text:p text:style-name="P30"><text:tab/><text:tab/>-Caster level 3<text:span text:style-name="T1">rd</text:span> (Paladin)</text:p>
      <text:p text:style-name="P30"><text:tab/><text:tab/>-You are immune to all forms of fear, even magically induced fear. <text:s/>So long as you are <text:tab/><text:tab/><text:tab/>conscious, all allies within 10 ft of you gain a +4 bonus on saves vs fear.</text:p>
      <text:p text:style-name="P176"><text:tab/><text:tab/><text:tab/>Turn Undead(Paladin)</text:p>
      <text:p text:style-name="P135"><text:tab/><text:tab/><text:tab/>-Aura of Courage</text:p>
      <text:p text:style-name="P61"><text:tab/><text:tab/><text:tab/>-Lay on Hands</text:p>
      <text:p text:style-name="P135"><text:tab/><text:tab/><text:tab/>-BAB of 4</text:p>
      <text:p text:style-name="P30"><text:tab/><text:tab/><text:tab/>-Caster level 4th(Paladin)</text:p>
      <text:p text:style-name="P253"><text:span text:style-name="T175"><text:tab/><text:tab/><text:tab/>-You gain the ability to turn undead. <text:s/>Paladins</text:span><text:span text:style-name="T297"> of a good or neutral deity </text:span><text:span text:style-name="T126">can <text:tab/><text:tab/><text:tab/><text:tab/>channel positive energy, which can halt, drive off, or destroy</text:span><text:span text:style-name="T297"> undead. <text:s/></text:span><text:span text:style-name="T126">Turning <text:tab/><text:tab/><text:tab/><text:tab/>undead is a supernatural ability that a character can perform as a standard action. <text:s/><text:tab/><text:tab/><text:tab/>It does not provoke attack of opportunity <text:s/></text:span><text:span text:style-name="T128">You must present your deity's holy <text:tab/></text:span><text:soft-page-break/><text:span text:style-name="T128"><text:tab/><text:tab/><text:tab/>symbol to turn undead. <text:s/>Turning is considered an attack. <text:s/>You turn the closest <text:tab/><text:tab/><text:tab/><text:tab/>turnable undead first, and you can’t turn undead that are more than 60 feet away <text:tab/><text:tab/><text:tab/><text:tab/>or that have total cover relative to you. You don’t need line of sight to a target, <text:tab/><text:tab/><text:tab/><text:tab/>but you do need line of effect. <text:s text:c="2"/>The first step in turning undead is roll a turning <text:tab/><text:tab/><text:tab/><text:tab/>check to see how powerful an undead creature you can turn. This is a Charisma <text:tab/><text:tab/><text:tab/><text:tab/>check(1d20 + your Charisma modifier). A paladin with 5 or more ranks in <text:tab/><text:tab/><text:tab/><text:tab/>Knowledge (religion) gets a +2 bonus on turning checks against undead. The <text:tab/><text:tab/><text:tab/><text:tab/>following table gives you the Hit Dice(HD)of the most powerful undead you can <text:tab/><text:tab/><text:tab/>affect, relative to your level. On a given turning attempt, you can turn no undead <text:tab/><text:tab/><text:tab/><text:tab/>creature whose HD exceed the result on this table. <text:s/>Note that paladins use only <text:tab/><text:tab/><text:tab/><text:tab/>half of their paladin caster levels(round up) when in regards to the following <text:tab/><text:tab/><text:tab/><text:tab/>chart.</text:span></text:p>
      <text:p text:style-name="P245"/>
      <table:table table:name="Table8" table:style-name="Table8">
        <table:table-column table:style-name="Table8.A"/>
        <table:table-column table:style-name="Table8.B"/>
        <table:table-row>
          <table:table-cell table:style-name="Table8.A1" office:value-type="string">
            <text:p text:style-name="P240">Turning Check Result</text:p>
          </table:table-cell>
          <table:table-cell table:style-name="Table8.B1" office:value-type="string">
            <text:p text:style-name="P240">Highest HD Undead affected</text:p>
          </table:table-cell>
        </table:table-row>
        <table:table-row>
          <table:table-cell table:style-name="Table8.A2" office:value-type="string">
            <text:p text:style-name="P19">0 or less</text:p>
          </table:table-cell>
          <table:table-cell table:style-name="Table8.B2" office:value-type="string">
            <text:p text:style-name="P243">Caster level -4</text:p>
          </table:table-cell>
        </table:table-row>
        <table:table-row>
          <table:table-cell table:style-name="Table8.A2" office:value-type="string">
            <text:p text:style-name="P19">1-3</text:p>
          </table:table-cell>
          <table:table-cell table:style-name="Table8.B2" office:value-type="string">
            <text:p text:style-name="P243">Caster level -<text:span text:style-name="T610">3</text:span></text:p>
          </table:table-cell>
        </table:table-row>
        <table:table-row>
          <table:table-cell table:style-name="Table8.A2" office:value-type="string">
            <text:p text:style-name="P19">4-6</text:p>
          </table:table-cell>
          <table:table-cell table:style-name="Table8.B2" office:value-type="string">
            <text:p text:style-name="P243">Caster level -<text:span text:style-name="T610">2</text:span></text:p>
          </table:table-cell>
        </table:table-row>
        <table:table-row>
          <table:table-cell table:style-name="Table8.A2" office:value-type="string">
            <text:p text:style-name="P19">7-9</text:p>
          </table:table-cell>
          <table:table-cell table:style-name="Table8.B2" office:value-type="string">
            <text:p text:style-name="P243">Caster level -<text:span text:style-name="T610">1</text:span></text:p>
          </table:table-cell>
        </table:table-row>
        <table:table-row>
          <table:table-cell table:style-name="Table8.A2" office:value-type="string">
            <text:p text:style-name="P19">10-12</text:p>
          </table:table-cell>
          <table:table-cell table:style-name="Table8.B2" office:value-type="string">
            <text:p text:style-name="P243">Caster level </text:p>
          </table:table-cell>
        </table:table-row>
        <table:table-row>
          <table:table-cell table:style-name="Table8.A2" office:value-type="string">
            <text:p text:style-name="P19">13-15</text:p>
          </table:table-cell>
          <table:table-cell table:style-name="Table8.B2" office:value-type="string">
            <text:p text:style-name="P243">Caster level <text:span text:style-name="T610">+1</text:span></text:p>
          </table:table-cell>
        </table:table-row>
        <table:table-row>
          <table:table-cell table:style-name="Table8.A2" office:value-type="string">
            <text:p text:style-name="P19">16-18</text:p>
          </table:table-cell>
          <table:table-cell table:style-name="Table8.B2" office:value-type="string">
            <text:p text:style-name="P243">Caster level <text:span text:style-name="T610">+2</text:span></text:p>
          </table:table-cell>
        </table:table-row>
        <table:table-row>
          <table:table-cell table:style-name="Table8.A2" office:value-type="string">
            <text:p text:style-name="P19">19-21</text:p>
          </table:table-cell>
          <table:table-cell table:style-name="Table8.B2" office:value-type="string">
            <text:p text:style-name="P243">Caster level <text:span text:style-name="T610">+3</text:span></text:p>
          </table:table-cell>
        </table:table-row>
        <table:table-row>
          <table:table-cell table:style-name="Table8.A2" office:value-type="string">
            <text:p text:style-name="P19">22 or more</text:p>
          </table:table-cell>
          <table:table-cell table:style-name="Table8.B2" office:value-type="string">
            <text:p text:style-name="P243">Caster level <text:span text:style-name="T610">+</text:span>4</text:p>
          </table:table-cell>
        </table:table-row>
      </table:table>
      <text:p text:style-name="P245"/>
      <text:p text:style-name="P244"><text:tab/><text:tab/><text:tab/>If your roll on table is high enough to let you turn at least some of the undead <text:tab/><text:tab/><text:tab/><text:tab/>within 60 feet, roll 2d6 + ½ your paladin caster level + your Charisma modifier <text:tab/><text:tab/><text:tab/><text:tab/>for turning damage. That’s how many total HD of undead you can turn. <text:s/>If your <text:tab/><text:tab/><text:tab/><text:tab/>Charisma score is average or low, it’s possible to roll fewer HD of turned undead <text:tab/><text:tab/><text:tab/>than indicated on the table. <text:s/>You may skip over already turned undead that are <text:tab/><text:tab/><text:tab/><text:tab/>still within range, so that you do not waste your turning capacity on them. <text:s/><text:tab/><text:tab/><text:tab/><text:tab/>Turned undead flee from you by the best and fastest means available to them. <text:tab/><text:tab/><text:tab/><text:tab/>They flee for 10 rounds (1 minute). If they cannot flee, they cower (giving any <text:tab/><text:tab/><text:tab/><text:tab/>attack rolls against them a +2 bonus). If you approach within 10 feet of them, <text:tab/><text:tab/><text:tab/><text:tab/>however, they overcome being turned and act normally. (You can stand within 10 <text:tab/><text:tab/><text:tab/>feet without breaking the turning effect—you just can’t approach them.) You can <text:tab/><text:tab/><text:tab/>attack them with ranged attacks(from at least 10 feet away), and others can attack <text:tab/><text:tab/><text:tab/>them in any fashion, without breaking the turning effect. <text:s text:c="2"/>If you have twice as <text:tab/><text:tab/><text:tab/><text:tab/>many caster levels (or more) as the undead have HD, you destroy any that you <text:tab/><text:tab/><text:tab/><text:tab/>would normally turn. <text:s text:c="2"/>Paladins may attempt to turn undead a number of times <text:tab/><text:tab/><text:tab/><text:tab/>per day equal to <text:span text:style-name="T737">1 +</text:span> your Charisma modifier. </text:p>
      <text:p text:style-name="P244"><text:tab/><text:tab/><text:tab/><text:tab/><text:span text:style-name="T410">Champion’s Justice</text:span></text:p>
      <text:p text:style-name="P247"><text:tab/><text:tab/><text:tab/><text:tab/><text:span text:style-name="T174">-Turn Undead</text:span></text:p>
      <text:p text:style-name="P79"><text:tab/><text:tab/><text:tab/><text:tab/>-BAB of 5</text:p>
      <text:p text:style-name="P252"><text:tab/><text:tab/><text:tab/><text:tab/>-Caster level 5<text:span text:style-name="T1">th</text:span> (Paladin)</text:p>
      <text:p text:style-name="P252"><text:soft-page-break/><text:tab/><text:tab/><text:tab/><text:tab/><text:span text:style-name="T737">You gain a +1 bonus to AC, saves and attack rolls against evil creatures. <text:s/><text:tab/><text:tab/><text:tab/><text:tab/><text:tab/>In addition you also gain a damage bonus against evil creatures equal to <text:tab/><text:tab/><text:tab/><text:tab/><text:tab/>half your BAB(round up)</text:span></text:p>
      <text:p text:style-name="P30"><text:tab/><text:tab/><text:tab/><text:tab/><text:span text:style-name="T333">Special Mount</text:span></text:p>
      <text:p text:style-name="P30"><text:tab/><text:tab/><text:tab/><text:tab/>-Turn Undead</text:p>
      <text:p text:style-name="P30"><text:tab/><text:tab/><text:tab/><text:tab/>-BAB of 5</text:p>
      <text:p text:style-name="P30"><text:tab/><text:tab/><text:tab/><text:tab/>-Caster level 5<text:span text:style-name="T1">th</text:span> (Paladin)</text:p>
      <text:p text:style-name="P51"><text:tab/><text:tab/><text:tab/><text:tab/>-You can perform a special 24 hour ceremony to gain the service of a <text:s/><text:tab/><text:tab/><text:tab/><text:tab/><text:tab/>special mount of your choice, so long as the mount is an animal native to <text:tab/><text:tab/><text:tab/><text:tab/><text:tab/>the region you perform the ritual in, is suitable to ride and the animal does <text:tab/><text:tab/><text:tab/><text:tab/>not possess more HD than your Paladin CL. <text:s/>Animals summoned in this <text:tab/><text:tab/><text:tab/><text:tab/><text:tab/>way are considered Magical Beasts for the purposes of spells and abilities <text:tab/><text:tab/><text:tab/><text:tab/>that affect that creature type as well as progression based on gaining <text:tab/><text:tab/><text:tab/><text:tab/><text:tab/>addition HD. <text:s/>If the animal you summon has less HD than your Paladin <text:tab/><text:tab/><text:tab/><text:tab/><text:tab/>CL then it gains HD to match it. <text:s/>This progression matches any further <text:tab/><text:tab/><text:tab/><text:tab/><text:tab/>gains you make in your Paladin CL. <text:s/>As your Special Mount gains <text:tab/><text:tab/><text:tab/><text:tab/><text:tab/>additional HD <text:span text:style-name="T738">beyond it’s base</text:span>, it gains special abilities based on the <text:tab/><text:tab/><text:tab/><text:tab/><text:tab/>chart below. </text:p>
      <text:p text:style-name="P4"><text:tab/><text:tab/><text:tab/><text:tab/><text:tab/><text:tab/></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0"><text:span text:style-name="T738">Bonus </text:span>Hit Dice</text:p>
          </table:table-cell>
          <table:table-cell table:style-name="Table5.A1" office:value-type="string">
            <text:p text:style-name="P10">Natural Armor Bonus</text:p>
          </table:table-cell>
          <table:table-cell table:style-name="Table5.A1" office:value-type="string">
            <text:p text:style-name="P10">Bonus Str/Con</text:p>
          </table:table-cell>
          <table:table-cell table:style-name="Table5.A1" office:value-type="string">
            <text:p text:style-name="P10">Bonus Feats</text:p>
          </table:table-cell>
          <table:table-cell table:style-name="Table5.A1" office:value-type="string">
            <text:p text:style-name="P10">Int Score</text:p>
          </table:table-cell>
          <table:table-cell table:style-name="Table5.F1" office:value-type="string">
            <text:p text:style-name="P10">Special</text:p>
          </table:table-cell>
        </table:table-row>
        <table:table-row>
          <table:table-cell table:style-name="Table5.A2" office:value-type="string">
            <text:p text:style-name="P13">2 or less</text:p>
          </table:table-cell>
          <table:table-cell table:style-name="Table5.A2" office:value-type="string">
            <text:p text:style-name="P13">+2</text:p>
          </table:table-cell>
          <table:table-cell table:style-name="Table5.A2" office:value-type="string">
            <text:p text:style-name="P13">+1</text:p>
          </table:table-cell>
          <table:table-cell table:style-name="Table5.A2" office:value-type="string">
            <text:p text:style-name="P13">+0</text:p>
          </table:table-cell>
          <table:table-cell table:style-name="Table5.A2" office:value-type="string">
            <text:p text:style-name="P13">6</text:p>
          </table:table-cell>
          <table:table-cell table:style-name="Table5.F2" office:value-type="string">
            <text:p text:style-name="P13">Empathic Link</text:p>
          </table:table-cell>
        </table:table-row>
        <table:table-row>
          <table:table-cell table:style-name="Table5.A2" office:value-type="string">
            <text:p text:style-name="P10">5</text:p>
          </table:table-cell>
          <table:table-cell table:style-name="Table5.A2" office:value-type="string">
            <text:p text:style-name="P10">+4</text:p>
          </table:table-cell>
          <table:table-cell table:style-name="Table5.A2" office:value-type="string">
            <text:p text:style-name="P10">+<text:span text:style-name="T738">2</text:span></text:p>
          </table:table-cell>
          <table:table-cell table:style-name="Table5.A2" office:value-type="string">
            <text:p text:style-name="P10">+1</text:p>
          </table:table-cell>
          <table:table-cell table:style-name="Table5.A2" office:value-type="string">
            <text:p text:style-name="P13">8</text:p>
          </table:table-cell>
          <table:table-cell table:style-name="Table5.F2" office:value-type="string">
            <text:p text:style-name="P10"><text:s/>Improved Evasion</text:p>
          </table:table-cell>
        </table:table-row>
        <table:table-row>
          <table:table-cell table:style-name="Table5.A2" office:value-type="string">
            <text:p text:style-name="P10">8</text:p>
          </table:table-cell>
          <table:table-cell table:style-name="Table5.A2" office:value-type="string">
            <text:p text:style-name="P10">+6</text:p>
          </table:table-cell>
          <table:table-cell table:style-name="Table5.A2" office:value-type="string">
            <text:p text:style-name="P10">+<text:span text:style-name="T738">3</text:span></text:p>
          </table:table-cell>
          <table:table-cell table:style-name="Table5.A2" office:value-type="string">
            <text:p text:style-name="P10">+3</text:p>
          </table:table-cell>
          <table:table-cell table:style-name="Table5.A2" office:value-type="string">
            <text:p text:style-name="P13">10</text:p>
          </table:table-cell>
          <table:table-cell table:style-name="Table5.F2" office:value-type="string">
            <text:p text:style-name="P10">Share Spells/Saves</text:p>
          </table:table-cell>
        </table:table-row>
        <table:table-row>
          <table:table-cell table:style-name="Table5.A2" office:value-type="string">
            <text:p text:style-name="P10">11</text:p>
          </table:table-cell>
          <table:table-cell table:style-name="Table5.A2" office:value-type="string">
            <text:p text:style-name="P10">+8</text:p>
          </table:table-cell>
          <table:table-cell table:style-name="Table5.A2" office:value-type="string">
            <text:p text:style-name="P10">+<text:span text:style-name="T738">4</text:span></text:p>
          </table:table-cell>
          <table:table-cell table:style-name="Table5.A2" office:value-type="string">
            <text:p text:style-name="P10">+5</text:p>
          </table:table-cell>
          <table:table-cell table:style-name="Table5.A2" office:value-type="string">
            <text:p text:style-name="P10">1<text:span text:style-name="T738">2</text:span></text:p>
          </table:table-cell>
          <table:table-cell table:style-name="Table5.F2" office:value-type="string">
            <text:p text:style-name="P10">Improved Speed</text:p>
          </table:table-cell>
        </table:table-row>
        <table:table-row>
          <table:table-cell table:style-name="Table5.A2" office:value-type="string">
            <text:p text:style-name="P10">14</text:p>
          </table:table-cell>
          <table:table-cell table:style-name="Table5.A2" office:value-type="string">
            <text:p text:style-name="P10">+10</text:p>
          </table:table-cell>
          <table:table-cell table:style-name="Table5.A2" office:value-type="string">
            <text:p text:style-name="P10">+<text:span text:style-name="T738">5</text:span></text:p>
          </table:table-cell>
          <table:table-cell table:style-name="Table5.A2" office:value-type="string">
            <text:p text:style-name="P10">+7</text:p>
          </table:table-cell>
          <table:table-cell table:style-name="Table5.A2" office:value-type="string">
            <text:p text:style-name="P10">1<text:span text:style-name="T738">4</text:span></text:p>
          </table:table-cell>
          <table:table-cell table:style-name="Table5.F2" office:value-type="string">
            <text:p text:style-name="P10"><text:span text:style-name="T166">Command</text:span> creatures of it’s kind</text:p>
          </table:table-cell>
        </table:table-row>
        <table:table-row>
          <table:table-cell table:style-name="Table5.A2" office:value-type="string">
            <text:p text:style-name="P10">17</text:p>
          </table:table-cell>
          <table:table-cell table:style-name="Table5.A2" office:value-type="string">
            <text:p text:style-name="P10">+12</text:p>
          </table:table-cell>
          <table:table-cell table:style-name="Table5.A2" office:value-type="string">
            <text:p text:style-name="P10">+<text:span text:style-name="T738">6</text:span></text:p>
          </table:table-cell>
          <table:table-cell table:style-name="Table5.A2" office:value-type="string">
            <text:p text:style-name="P10">+9</text:p>
          </table:table-cell>
          <table:table-cell table:style-name="Table5.A2" office:value-type="string">
            <text:p text:style-name="P10">1<text:span text:style-name="T738">6</text:span></text:p>
          </table:table-cell>
          <table:table-cell table:style-name="Table5.F2" office:value-type="string">
            <text:p text:style-name="P10">Spell Resistance</text:p>
          </table:table-cell>
        </table:table-row>
        <table:table-row>
          <table:table-cell table:style-name="Table5.A2" office:value-type="string">
            <text:p text:style-name="P10">20</text:p>
          </table:table-cell>
          <table:table-cell table:style-name="Table5.A2" office:value-type="string">
            <text:p text:style-name="P10">+14</text:p>
          </table:table-cell>
          <table:table-cell table:style-name="Table5.A2" office:value-type="string">
            <text:p text:style-name="P10">+<text:span text:style-name="T738">7</text:span></text:p>
          </table:table-cell>
          <table:table-cell table:style-name="Table5.A2" office:value-type="string">
            <text:p text:style-name="P10">+11</text:p>
          </table:table-cell>
          <table:table-cell table:style-name="Table5.A2" office:value-type="string">
            <text:p text:style-name="P10">1<text:span text:style-name="T738">8</text:span></text:p>
          </table:table-cell>
          <table:table-cell table:style-name="Table5.F2" office:value-type="string">
            <text:p text:style-name="P9"/>
          </table:table-cell>
        </table:table-row>
      </table:table>
      <text:p text:style-name="P2"/>
      <text:p text:style-name="P14"><text:tab/><text:tab/><text:tab/><text:tab/>Hit Dice</text:p>
      <text:p text:style-name="P226"><text:tab/><text:tab/><text:tab/><text:tab/>Extra eight-sided (d8) Hit Dice, each of which gains a Constitution <text:tab/><text:tab/><text:tab/><text:tab/><text:tab/>modifier, as normal. Remember that extra Hit Dice improve the special <text:tab/><text:tab/><text:tab/><text:tab/><text:tab/>mount's base attack and base save bonuses. A special mount's base attack <text:tab/><text:tab/><text:tab/><text:tab/><text:tab/>bonus progression is the same as that of a druid. A special mount has <text:tab/><text:tab/><text:tab/><text:tab/><text:tab/>good Fortitude and Reflex saves(treat it as a character whose level equals <text:tab/><text:tab/><text:tab/><text:tab/>the mount's HD). A special mount gains additional skill points and feats <text:tab/><text:tab/><text:tab/><text:tab/><text:tab/>for bonus HD as normal for advancing a monster’s Hit Dice.</text:p>
      <text:p text:style-name="P14"><text:tab/><text:tab/><text:tab/><text:tab/><text:span text:style-name="T609">Bonus </text:span>Natural Armor </text:p>
      <text:p text:style-name="P223"><text:tab/><text:tab/><text:tab/><text:tab/>The number noted here is an improvement to the animal companion’s <text:tab/><text:tab/><text:tab/><text:tab/><text:tab/>existing natural armor bonus.</text:p>
      <text:p text:style-name="P14"><text:bookmark text:name="strDexAdj1"/><text:tab/><text:tab/><text:tab/><text:tab/><text:span text:style-name="T609">Bonus </text:span>Str/Con </text:p>
      <text:p text:style-name="P234"><text:tab/><text:tab/><text:tab/><text:tab/>Add this value to the animal companion’s Strength and Constitution <text:tab/><text:tab/><text:tab/><text:tab/><text:tab/>scores.</text:p>
      <text:p text:style-name="P234"><text:tab/><text:tab/><text:tab/><text:tab/><text:span text:style-name="T333">Bonus Feats</text:span></text:p>
      <text:p text:style-name="P234"><text:soft-page-break/><text:tab/><text:tab/><text:tab/><text:tab/><text:span text:style-name="T454">The value given in this column is the total number of bonus feats that the <text:tab/><text:tab/><text:tab/><text:tab/><text:tab/>animal has in addition to any it already possesses as it's base creature. <text:s/><text:tab/><text:tab/><text:tab/><text:tab/><text:tab/>These feats can be selected from any feat tree that the animal can <text:tab/><text:tab/><text:tab/><text:tab/><text:tab/><text:tab/>reasonably gain and meets the perquisites for.</text:span></text:p>
      <text:p text:style-name="P14"><text:bookmark text:name="mountInt"/><text:span text:style-name="T111"><text:tab/><text:tab/><text:tab/><text:tab/></text:span><text:span text:style-name="T132">Int Score</text:span></text:p>
      <text:p text:style-name="P2"><text:tab/><text:tab/><text:tab/><text:tab/>The mount’s minimum Intelligence score.</text:p>
      <text:p text:style-name="P273"><text:bookmark text:name="mountEmpathicLink"/><text:tab/><text:tab/><text:tab/><text:tab/>Empathic Link </text:p>
      <text:p text:style-name="Standard"><text:span text:style-name="T150"><text:tab/><text:tab/><text:tab/><text:tab/>The paladin has an empathic link with her mount out to a distance of up <text:tab/><text:tab/><text:tab/><text:tab/><text:tab/>to 1 mile. The paladin cannot see through the mount’s eyes, but they can <text:tab/><text:tab/><text:tab/><text:tab/><text:tab/>communicate empathically. <text:s/>Note that even intelligent mounts see the <text:tab/><text:tab/><text:tab/><text:tab/><text:tab/>world differently from humans, so misunderstandings are always <text:tab/><text:tab/><text:tab/><text:tab/><text:tab/><text:tab/>possible. <text:s/></text:span><text:span text:style-name="T30">Because of this empathic link, the paladin has the same <text:tab/><text:tab/><text:tab/><text:tab/><text:tab/><text:tab/>connection to an item or place that her mount does, just as with a master <text:tab/><text:tab/><text:tab/><text:tab/><text:tab/>and his familiar</text:span></text:p>
      <text:p text:style-name="P273"><text:tab/><text:tab/><text:tab/><text:tab/>Improved Evasion </text:p>
      <text:p text:style-name="P226"><text:tab/><text:tab/><text:tab/><text:tab/>When subjected to an attack that normally allows a Reflex save for half <text:tab/><text:tab/><text:tab/><text:tab/><text:tab/>damage, an animal companion takes no damage if it makes a successful <text:tab/><text:tab/><text:tab/><text:tab/><text:tab/>saving throw and only half damage if the saving throw fails.</text:p>
      <text:p text:style-name="P273"><text:tab/><text:tab/><text:tab/><text:tab/>Share Spells</text:p>
      <text:p text:style-name="Standard"><text:span text:style-name="T30"><text:tab/><text:tab/><text:tab/><text:tab/>At the paladin's option, she may have any spell (but not any spell-like <text:tab/><text:tab/><text:tab/><text:tab/><text:tab/>ability)she casts upon herself also affect her special mount. The special <text:tab/><text:tab/><text:tab/><text:tab/><text:tab/>mount must be within 5 feet of her at the time of casting to receive the <text:tab/><text:tab/><text:tab/><text:tab/><text:tab/>benefit. If the spell or effect has a duration other than instantaneous, it <text:tab/><text:tab/><text:tab/><text:tab/><text:tab/>stops affecting the special mount if the mount moves farther than 5 feet <text:tab/><text:tab/><text:tab/><text:tab/><text:tab/>away and will not affect the mount again, even if it returns to the paladin <text:tab/><text:tab/><text:tab/><text:tab/><text:tab/>before the duration expires. <text:s/></text:span><text:span text:style-name="T49">Additionally, the paladin may cast a spell <text:tab/><text:tab/><text:tab/><text:tab/><text:tab/>with a target of "You" on her special mount (as a touch range spell) <text:tab/><text:tab/><text:tab/><text:tab/><text:tab/>instead of on herself. A paladin and her special mounts can share spells <text:tab/><text:tab/><text:tab/><text:tab/><text:tab/>even if the spells normally do not affect creatures of the mount's type.</text:span></text:p>
      <text:p text:style-name="P14"><text:bookmark text:name="shareSavingThrows"/><text:span text:style-name="T111"><text:tab/><text:tab/><text:tab/><text:tab/></text:span><text:span text:style-name="T132">Share Saving Throws</text:span></text:p>
      <text:p text:style-name="P223"><text:tab/><text:tab/><text:tab/><text:tab/>For each of it's saves the mount uses its own base save bonus or the <text:tab/><text:tab/><text:tab/><text:tab/><text:tab/>paladin’s, whichever is higher. The mount applies its own ability <text:tab/><text:tab/><text:tab/><text:tab/><text:tab/><text:tab/>modifiers to saves, and it doesn’t share any other bonuses on saves that <text:tab/><text:tab/><text:tab/><text:tab/><text:tab/>the master might have.</text:p>
      <text:p text:style-name="P273"><text:bookmark text:name="improvedSpeed"/><text:tab/><text:tab/><text:tab/><text:tab/>Improved Speed</text:p>
      <text:p text:style-name="P2"><text:tab/><text:tab/><text:tab/><text:tab/>The mount’s speed increases by 10 feet.</text:p>
      <text:p text:style-name="P275"><text:bookmark text:name="command"/><text:span text:style-name="T457"><text:tab/><text:tab/><text:tab/><text:tab/></text:span><text:span text:style-name="T459">Command</text:span><text:span text:style-name="T457"> other</text:span><text:span text:style-name="T458">s</text:span><text:span text:style-name="T457"> of it's kind</text:span></text:p>
      <text:p text:style-name="Standard"><text:span text:style-name="T30"><text:tab/><text:tab/><text:tab/><text:tab/>Once per day per two paladin caster levels of its master, a mount can use <text:tab/><text:tab/><text:tab/><text:tab/><text:tab/>this ability to command other any normal animal of approximately the <text:tab/><text:tab/><text:tab/><text:tab/><text:tab/>same kind as itself (for warhorses and warponies, this category includes <text:tab/><text:tab/><text:tab/><text:tab/><text:tab/>donkeys, mules and ponies, as long as the target creature has fewer Hit <text:tab/><text:tab/><text:tab/><text:tab/><text:tab/>Dice than the mount. This ability functions like the </text:span><text:span text:style-name="T66">command</text:span><text:span text:style-name="T30"> spell, but <text:tab/><text:tab/><text:tab/><text:tab/><text:tab/>the mount must make a DC 21 Concentration check to succeed if it’s <text:tab/><text:tab/><text:tab/><text:tab/><text:tab/>being ridden at the time. If the check fails, the ability does not work that <text:tab/><text:tab/><text:tab/><text:tab/><text:tab/>time, but it still counts against the mount’s daily uses. Each target may <text:tab/><text:tab/><text:tab/><text:tab/><text:tab/>attempt a Will save(DC 10 + ½ paladin’s caster level + paladin’s Cha <text:tab/><text:tab/><text:tab/><text:tab/><text:tab/>modifier) to negate the effect.</text:span></text:p>
      <text:p text:style-name="P273"><text:bookmark text:name="mountSpellResistance"/><text:tab/><text:tab/><text:tab/><text:tab/>Spell Resistance</text:p>
      <text:p text:style-name="P274"><text:soft-page-break/><text:span text:style-name="T142"><text:tab/><text:tab/><text:tab/><text:tab/>A mount's spell resistance equals its master’s paladin caster level + 5. To <text:tab/><text:tab/><text:tab/><text:tab/><text:tab/>affect the mount with a spell, a spellcaster must get a result on a caster <text:tab/><text:tab/><text:tab/><text:tab/><text:tab/>check(1d20 + caster level) that equals or exceeds the mount’s spell <text:tab/><text:tab/><text:tab/><text:tab/><text:tab/>resistance. <text:s/></text:span><text:span text:style-name="T148">If you choose to dismiss your Animal Companion or it dies in <text:tab/><text:tab/><text:tab/><text:tab/>combat, you may perform the same 24-hour ritual to resurrect it or <text:tab/><text:tab/><text:tab/><text:tab/><text:tab/>summon a new one. </text:span><text:span text:style-name="T278">This feat cannot be taken if you have taken the <text:tab/><text:tab/><text:tab/><text:tab/><text:tab/>Charging Smite feat.</text:span></text:p>
      <text:p text:style-name="P30"><text:tab/><text:tab/><text:tab/><text:tab/><text:span text:style-name="T333">Charging Smite</text:span></text:p>
      <text:p text:style-name="P30"><text:tab/><text:tab/><text:tab/><text:tab/>-Turn Undead</text:p>
      <text:p text:style-name="P30"><text:tab/><text:tab/><text:tab/><text:tab/>-BAB of 5</text:p>
      <text:p text:style-name="P30"><text:tab/><text:tab/><text:tab/><text:tab/>-Caster level 5<text:span text:style-name="T1">th</text:span> (Paladin)</text:p>
      <text:p text:style-name="P30"><text:tab/><text:tab/><text:tab/><text:tab/>-You gain the ability to use a Smite Evil attack at the end of a charge, <text:tab/><text:tab/><text:tab/><text:tab/><text:tab/>doing so doubles the normal benefits of a charge, and adds an additional <text:tab/><text:tab/><text:tab/><text:tab/><text:tab/>10 ft to your base movement speed for the charge. <text:s/>If the Smite misses it <text:tab/><text:tab/><text:tab/><text:tab/><text:tab/>is not considered used. <text:s/>This feat cannot be taken if you have taken the <text:tab/><text:tab/><text:tab/><text:tab/><text:tab/>Special Mount feat.</text:p>
      <text:p text:style-name="P189">Paladin Advanced Abilities:</text:p>
      <text:p text:style-name="P241">Holy Weapon</text:p>
      <text:p text:style-name="P295"><text:span text:style-name="T136">-</text:span><text:span text:style-name="T137">Special Mount OR Charging Smite class ability</text:span></text:p>
      <text:p text:style-name="P61">-<text:span text:style-name="T648">Compiled Training(Paladin)</text:span></text:p>
      <text:p text:style-name="P251">-<text:span text:style-name="T645">Once per day you can imbue your weapon with divine energy. <text:s/>A weapon imbued in this way counts as magic and good for the purposes of<text:tab/>overcoming damage reduction, gains a</text:span><text:span text:style-name="T651">n enhancement</text:span><text:span text:style-name="T645"> bonus </text:span><text:span text:style-name="T651">equal to your Cha modifier(max +5)</text:span><text:span text:style-name="T645"> and deals an additional 1d6 holy damage. <text:s/>This bonus </text:span><text:span text:style-name="T651">holy</text:span><text:span text:style-name="T645"> damage is doubled when <text:tab/>using Smite Evil but not with critical hits. <text:s/></text:span><text:span text:style-name="T651">Weapons already with an enhancement bonus have their existing bonus increased by 1 or replaced with the bonus granted by this ability, whichever is higher. <text:s/></text:span><text:span text:style-name="T645">Your weapon stays imbued for a number of rounds equal to 5 + your Cha modifier.</text:span></text:p>
      <text:p text:style-name="P173">Divine Health</text:p>
      <text:p text:style-name="P61"><text:span text:style-name="T142">-</text:span><text:span text:style-name="T145">Special Mount OR Charging Smite class ability</text:span></text:p>
      <text:p text:style-name="P61">-<text:span text:style-name="T648">Compiled Training(Paladin)</text:span></text:p>
      <text:p text:style-name="P61">You gain immunity to all disease, natural and magical <text:span text:style-name="T649">and a +4 bonus to resist negative levels and all forms of energy drain</text:span>. <text:s/></text:p>
      <text:p text:style-name="P173"><text:tab/>Remove Disease</text:p>
      <text:p text:style-name="P61"><text:tab/>-Divine Health</text:p>
      <text:p text:style-name="P61"><text:tab/>-BAB of <text:span text:style-name="T648">7</text:span></text:p>
      <text:p text:style-name="P61"><text:tab/>-Caster level <text:span text:style-name="T648">7</text:span><text:span text:style-name="T1">th</text:span> (Paladin)</text:p>
      <text:p text:style-name="P61"><text:tab/>-You gain to cure disease by touching others. <text:s/>You may use this feature once per <text:span text:style-name="T648">day</text:span>. <text:s/>You may <text:tab/>take this feat a number of times equal to your paladin levels, Each time you gain one additional <text:tab/>use of this feature per <text:span text:style-name="T648">day</text:span>.</text:p>
      <text:p text:style-name="P176">Aura of Justice</text:p>
      <text:p text:style-name="P30">-BAB of <text:span text:style-name="T651">7</text:span></text:p>
      <text:p text:style-name="P30">-Caster level <text:span text:style-name="T651">7</text:span><text:span text:style-name="T1">th</text:span>(Paladin)</text:p>
      <text:p text:style-name="P30">-<text:span text:style-name="T582">Compiled Training(Paladin)</text:span></text:p>
      <text:p text:style-name="P30">-Your Aura of Courage also grants the attack and damage bonus provided by Vow of Justice <text:s/>to all allies within 10 ft and makes the attacks of yourself and your allies within magical for the purposes of overcoming DR against undead and evil outsiders.. <text:s/>This ability does not stack with Vow of Justice if your allies also possess that feat.</text:p>
      <text:p text:style-name="P30"><text:tab/><text:span text:style-name="T333">Aura of Purity</text:span></text:p>
      <text:p text:style-name="P30"><text:tab/>-Aura of Justice</text:p>
      <text:p text:style-name="P30"><text:tab/>-BAB of 9</text:p>
      <text:p text:style-name="P30"><text:soft-page-break/><text:tab/>-Caster level 9<text:span text:style-name="T1">th</text:span>(Paladin)</text:p>
      <text:p text:style-name="P30"><text:tab/>-Your Aura of Courage grants you and all of your allies within 10 ft Fast Healing 1 and a +2 <text:tab/>bonus on saves to resist negative levels and any other effect that use negative energy. Once per <text:tab/>turn as a free action, you can apply your Lay On Hands ability to anyone within your Aura of <text:tab/>Courage without actually touching them. <text:s/></text:p>
      <text:p text:style-name="P30"><text:tab/><text:tab/><text:span text:style-name="T333">Aura of Resolve</text:span></text:p>
      <text:p text:style-name="P30"><text:tab/><text:tab/>-Aura of Purity</text:p>
      <text:p text:style-name="P30"><text:tab/><text:tab/>-BAB of 1<text:span text:style-name="T651">1</text:span></text:p>
      <text:p text:style-name="P30"><text:tab/><text:tab/>-Caster level 1<text:span text:style-name="T651">1</text:span><text:span text:style-name="T1">th</text:span>(Paladin)</text:p>
      <text:p text:style-name="P30"><text:tab/><text:tab/>-Your Aura of Courage grants you and all allies within 10 ft a DR<text:tab/>rating of 2/- as well as <text:tab/><text:tab/>increasing all of their resistance by 5 to all sources of damage. <text:s/>This boost stacks with <text:tab/><text:tab/><text:tab/>other forms of resistance.</text:p>
      <text:p text:style-name="P30"><text:tab/><text:tab/><text:tab/><text:span text:style-name="T374">Aura of Protection</text:span></text:p>
      <text:p text:style-name="P62"><text:tab/><text:tab/><text:tab/>-Aura of Resolve</text:p>
      <text:p text:style-name="P62"><text:tab/><text:tab/><text:tab/>-BAB of 1<text:span text:style-name="T651">3</text:span></text:p>
      <text:p text:style-name="P62"><text:tab/><text:tab/><text:tab/>-Caster level 1<text:span text:style-name="T651">3</text:span><text:span text:style-name="T1">th</text:span>(Paladin)</text:p>
      <text:p text:style-name="P62"><text:tab/><text:tab/><text:tab/>-<text:span text:style-name="T651">You Aura of Courage now also acts as a continuous Magic Circle against Evil, <text:tab/><text:tab/><text:tab/><text:tab/>using your paladin caster level as it’s base.</text:span></text:p>
      <text:p text:style-name="P30"><text:tab/><text:tab/><text:tab/><text:tab/><text:span text:style-name="T333">Aura of Command</text:span></text:p>
      <text:p text:style-name="P30"><text:tab/><text:tab/><text:tab/><text:tab/>-Aura of <text:span text:style-name="T651">Protection</text:span></text:p>
      <text:p text:style-name="P30"><text:tab/><text:tab/><text:tab/><text:tab/>-BAB of 15</text:p>
      <text:p text:style-name="P30"><text:tab/><text:tab/><text:tab/><text:tab/>-Caster level 15<text:span text:style-name="T1">th</text:span>(Paladin)</text:p>
      <text:p text:style-name="P30"><text:tab/><text:tab/><text:tab/><text:tab/>-The base range of your Aura of Courage increases to 20 ft <text:span text:style-name="T582">a</text:span><text:span text:style-name="T592">nd</text:span>. <text:span text:style-name="T591">Your <text:tab/><text:tab/><text:tab/><text:tab/><text:tab/>allies within your Aura of Courage gain a </text:span><text:span text:style-name="T592">+</text:span><text:span text:style-name="T651">2</text:span><text:span text:style-name="T591"> to all saves, a +</text:span><text:span text:style-name="T651">2</text:span><text:span text:style-name="T591"> to attack <text:tab/><text:tab/><text:tab/><text:tab/><text:tab/>and damage rolls against evil creatures, and immunity to fear effects and <text:tab/><text:tab/><text:tab/><text:tab/><text:tab/>disease.</text:span> <text:s/>Once per encounter you can single out an ally and grant them <text:tab/><text:tab/><text:tab/><text:tab/><text:tab/>twice the bonus from your Aura of Courage for a number of rounds equal <text:tab/><text:tab/><text:tab/><text:tab/>to your Cha modifier.</text:p>
      <text:h text:style-name="Heading_20_2" text:outline-level="2">Priest</text:h>
      <text:p text:style-name="P125">HD- d4</text:p>
      <text:p text:style-name="P125">BAB Progression- Poor</text:p>
      <text:p text:style-name="P125">Good Saves- Will</text:p>
      <text:p text:style-name="P125">Skill Points per level- 2 + Int modifier</text:p>
      <text:p text:style-name="P125">Class Skills- Concentration, Craft, Diplomacy, Heal, Knowledge(arcana, history, religion, the planes), Profession, Sense Motive, Spellcraft.</text:p>
      <text:p text:style-name="P125">Armor Proficiency- None</text:p>
      <text:p text:style-name="P125">Weapon Proficiency- All simple weapons, plus the favored weapon of their deity.</text:p>
      <text:p text:style-name="P125">-At 1<text:span text:style-name="T1">st</text:span> level the priest gains the Domain powers and spells from 4 of their deity's Domains rather than 2.</text:p>
      <text:p text:style-name="P125">-At 1<text:span text:style-name="T1">st</text:span> level the priest gains the Spellbolt and Turn Undead class abilities </text:p>
      <text:p text:style-name="P125">-At 1<text:span text:style-name="T1">st</text:span> level the priest gains the Divine Blessing and the Sacred Vow feats.</text:p>
      <text:p text:style-name="P125">-At 2<text:span text:style-name="T1">nd</text:span> level the priest gain<text:span text:style-name="T725">s</text:span> the Nimbus of Light feat.</text:p>
      <text:p text:style-name="P146">-At 2<text:span text:style-name="T1">nd</text:span> level the priest gain<text:span text:style-name="T725">s</text:span> the <text:span text:style-name="T725">Divine Training class ability.</text:span></text:p>
      <text:p text:style-name="P253"><text:span text:style-name="T175">-At 3</text:span><text:span text:style-name="T281">rd</text:span><text:span text:style-name="T175"> level the priest gains a </text:span><text:span text:style-name="T194">feat from the </text:span><text:span text:style-name="T175">Divine </text:span><text:span text:style-name="T194">Blessing </text:span><text:span text:style-name="T204">and Sacred Vow</text:span><text:span text:style-name="T175"> </text:span><text:span text:style-name="T194">tree</text:span><text:span text:style-name="T204">s</text:span><text:span text:style-name="T175"> that you meet the prerequisites for.</text:span></text:p>
      <text:p text:style-name="P253"><text:span text:style-name="T175">-At 4</text:span><text:span text:style-name="T281">th</text:span><text:span text:style-name="T175"> level the priest gains the Focused Mind feat </text:span><text:span text:style-name="T194">and one bonus feat of their choosing.</text:span></text:p>
      <text:p text:style-name="P253"><text:span text:style-name="T175">-At 5</text:span><text:span text:style-name="T281">th</text:span><text:span text:style-name="T175"> level the priest gains </text:span><text:span text:style-name="T204">the Divine Insight class ability.</text:span></text:p>
      <text:p text:style-name="P176"><text:soft-page-break/>Priest C<text:span text:style-name="T583">ore Abilities</text:span>:</text:p>
      <text:p text:style-name="P14">Priest Divine Spellcasting</text:p>
      <text:p text:style-name="P294"><text:span text:style-name="T297">-You gain the ability to cast divine spells as if you were a 1</text:span><text:span text:style-name="T296">st</text:span><text:span text:style-name="T297"> level Priest. <text:s/></text:span><text:span text:style-name="T238">Wisdom is the ability score that governs your spellcasting.</text:span><text:span text:style-name="T236"> <text:s/></text:span><text:span text:style-name="T49">Like other spellcasters, a </text:span><text:span text:style-name="T54">priest</text:span><text:span text:style-name="T49"> can cast only a certain number of spells of each spell level per day. In addition, </text:span><text:span text:style-name="T54">they</text:span><text:span text:style-name="T49"> receives bonus spells per day if </text:span><text:span text:style-name="T53">they</text:span><text:span text:style-name="T49"> </text:span><text:span text:style-name="T54">have</text:span><text:span text:style-name="T49"> a high </text:span><text:span text:style-name="T54">Wisdom</text:span><text:span text:style-name="T49"> score. When the </text:span><text:span text:style-name="T54">priest</text:span><text:span text:style-name="T49"> gets 0 spells per day of a given spell level, </text:span><text:span text:style-name="T53">they</text:span><text:span text:style-name="T49"> gain only the bonus spells </text:span><text:span text:style-name="T53">they</text:span><text:span text:style-name="T49"> would be entitled to based on </text:span><text:span text:style-name="T53">their</text:span><text:span text:style-name="T49"> </text:span><text:span text:style-name="T54">Wisdom</text:span><text:span text:style-name="T49"> score for that spell level. </text:span><text:span text:style-name="T297"><text:s text:c="2"/></text:span><text:span text:style-name="T49">A good </text:span><text:span text:style-name="T50">priest</text:span><text:span text:style-name="T49"> (or a neutral </text:span><text:span text:style-name="T50">priest</text:span><text:span text:style-name="T49"> of a good deity) can channel stored spell energy into healing spells that the </text:span><text:span text:style-name="T50">priest</text:span><text:span text:style-name="T49"> did not prepare ahead of time. The </text:span><text:span text:style-name="T50">priest</text:span><text:span text:style-name="T49"> can "lose" any prepared spell that is not </text:span><text:span text:style-name="T50">a domain s</text:span><text:span text:style-name="T49">pell in order to cast any </text:span><text:span text:style-name="T68">cure</text:span><text:span text:style-name="T49"> spell of the same spell level or lower (a cure spell is any spell with "cure" in its name). <text:s/></text:span><text:span text:style-name="T150">An evil </text:span><text:span text:style-name="T151">priest</text:span><text:span text:style-name="T150"> (or a neutral </text:span><text:span text:style-name="T151">priest</text:span><text:span text:style-name="T150"> of an evil deity), can’t convert prepared spells to </text:span><text:span text:style-name="T157">cure</text:span><text:span text:style-name="T150"> spells but can convert them to </text:span><text:span text:style-name="T157">inflict</text:span><text:span text:style-name="T150"> spells (an inflict spell is one with "inflict" in its name). <text:s/></text:span><text:span text:style-name="T30">A </text:span><text:span text:style-name="T34">priest</text:span><text:span text:style-name="T30"> who is neither good nor evil and whose deity is neither good nor evil can convert spells to either cure spells or inflict spells (player’s choice). Once the player makes this choice, it cannot be reversed. This choice also determines whether the </text:span><text:span text:style-name="T34">priest turns or commands undead. <text:s/>A priest can’t cast spells of an alignment opposed to their own or their deity’s (if they have one). Spells associated with particular alignments are indicated by the chaos, evil, good, and law descriptors in their spell descriptions. </text:span></text:p>
      <text:p text:style-name="P2"><text:span text:style-name="T314"><text:tab/></text:span><text:span text:style-name="T330">Domain Spellcasting(</text:span><text:span text:style-name="T331">Priest</text:span><text:span text:style-name="T330">)</text:span></text:p>
      <text:p text:style-name="P2"><text:span text:style-name="T315"><text:tab/>-Caster level 1st(</text:span><text:span text:style-name="T316">Priest</text:span><text:span text:style-name="T315">)</text:span></text:p>
      <text:p text:style-name="P21"><text:span text:style-name="T237"><text:tab/></text:span><text:span text:style-name="T124">A </text:span><text:span text:style-name="T125">priest’s</text:span><text:span text:style-name="T124"> deity influences their alignment, what magic they can perform, their values, and how <text:tab/>others see them. A </text:span><text:span text:style-name="T125">priest</text:span><text:span text:style-name="T124"> </text:span><text:span text:style-name="T125">gains</text:span><text:span text:style-name="T124"> </text:span><text:span text:style-name="T125">4</text:span><text:span text:style-name="T124"> domains from among those belonging to their deity. A </text:span><text:span text:style-name="T125">priest</text:span><text:span text:style-name="T124"> <text:tab/>can </text:span><text:span text:style-name="T125">only gain</text:span><text:span text:style-name="T124"> an alignment domain(Chaos, Evil, Good and Law) if their alignment matches that <text:tab/>domain. <text:s/></text:span><text:span text:style-name="T175">Each domain gives the </text:span><text:span text:style-name="T180">priest</text:span><text:span text:style-name="T175"> access to </text:span><text:span text:style-name="T180">2</text:span><text:span text:style-name="T175"> domain spell</text:span><text:span text:style-name="T180">s</text:span><text:span text:style-name="T175"> at each spell level </text:span><text:span text:style-name="T178">they</text:span><text:span text:style-name="T175"> can <text:tab/>cast, from 1st on up, as well as a granted power. The </text:span><text:span text:style-name="T180">priest</text:span><text:span text:style-name="T175"> gets the granted powers of </text:span><text:span text:style-name="T180">all</text:span><text:span text:style-name="T175"> </text:span><text:span text:style-name="T180">four</text:span><text:span text:style-name="T175"> <text:tab/>domains </text:span><text:span text:style-name="T180">gained</text:span><text:span text:style-name="T175">. <text:s/>With access to </text:span><text:span text:style-name="T180">four</text:span><text:span text:style-name="T175"> domain spells at a given spell level, a </text:span><text:span text:style-name="T180">priest</text:span><text:span text:style-name="T175"> prepares </text:span><text:span text:style-name="T180">two</text:span><text:span text:style-name="T175"> <text:tab/>o</text:span><text:span text:style-name="T180">f</text:span><text:span text:style-name="T175"> the </text:span><text:span text:style-name="T180">four</text:span><text:span text:style-name="T175"> each day in </text:span><text:span text:style-name="T178">their</text:span><text:span text:style-name="T175"> domain spell slot</text:span><text:span text:style-name="T180">s</text:span><text:span text:style-name="T175">. If a domain spell is not on the </text:span><text:span text:style-name="T180">cleric/priest</text:span><text:span text:style-name="T175"> spell <text:tab/>list, a </text:span><text:span text:style-name="T180">priest</text:span><text:span text:style-name="T175"> can prepare it only in </text:span><text:span text:style-name="T178">their</text:span><text:span text:style-name="T175"> domain spell slot</text:span><text:span text:style-name="T180">s.</text:span></text:p>
      <text:p text:style-name="P30"><text:tab/><text:span text:style-name="T333">Spellbolt(Priest)</text:span></text:p>
      <text:p text:style-name="P30"><text:tab/>-Priest Divine Spellcasting</text:p>
      <text:p text:style-name="P30"><text:tab/>-The priest can, as a standard action, unleash a bolt of divine energy at their foes. <text:s/>The priest <text:tab/>makes a ranged attack using their Wis modifier and deals damage on a successful hit equal to <text:tab/>their priest caster level plus their Wis modifier of any energy type the priest knows from their <text:tab/>spells, including holy/profane, depending on their deity. <text:s/>This ability has a range of 30 ft and <text:tab/>can be used once per round. <text:s/>In addition, your Spellbolt gains an additional bonus to it's attack <text:tab/>and damage equal to the highest level of spell you can still cast. <text:s/><text:span text:style-name="T751">Using Spellbolt does not <text:tab/>provoke an attack of opportunity, but is affected by armor check penalties, regardless of <text:tab/>proficiency.</text:span></text:p>
      <text:p text:style-name="P176">Turn Undead(Priest)</text:p>
      <text:p text:style-name="P30">-Caster level 1st(Priest)</text:p>
      <text:p text:style-name="P253"><text:span text:style-name="T175">-You gain the ability to turn undead. <text:s/>Priests</text:span><text:span text:style-name="T297"> of a good or neutral deity </text:span><text:span text:style-name="T126">can channel positive energy, which can halt, drive off, or destroy</text:span><text:span text:style-name="T297"> undead. <text:s/></text:span><text:span text:style-name="T126">Turning undead is a supernatural ability that a character can perform as a standard action. <text:s/>It does not provoke attack of opportunity <text:s/></text:span><text:span text:style-name="T128">You must present your deity's holy symbol to turn undead Turning is considered an attack. <text:s/>You turn the closest turnable undead first, and you can’t turn undead that are more than 60 feet away or that have total cover relative to you. You don’t need line of sight to a target, but you do need line of effect. <text:s text:c="2"/>The first step in turning undead is roll a turning check to see how powerful an undead creature you can turn. This is a Charisma check(1d20 + your Charisma modifier). A priest with 5 or more ranks in Knowledge (religion) gets a +2 bonus on turning checks against undead. The following table gives you the Hit Dice(HD)of the most </text:span><text:soft-page-break/><text:span text:style-name="T128">powerful undead you can affect, relative to your level. On a given turning attempt, you can turn no undead creature whose HD exceed the result on this table. </text:span></text:p>
      <text:p text:style-name="P244"/>
      <table:table table:name="Table7" table:style-name="Table7">
        <table:table-column table:style-name="Table7.A"/>
        <table:table-column table:style-name="Table7.B"/>
        <table:table-row>
          <table:table-cell table:style-name="Table7.A1" office:value-type="string">
            <text:p text:style-name="P240">Turning Check Result</text:p>
          </table:table-cell>
          <table:table-cell table:style-name="Table7.B1" office:value-type="string">
            <text:p text:style-name="P240">Highest HD Undead affected</text:p>
          </table:table-cell>
        </table:table-row>
        <table:table-row>
          <table:table-cell table:style-name="Table7.A2" office:value-type="string">
            <text:p text:style-name="P19">0 or less</text:p>
          </table:table-cell>
          <table:table-cell table:style-name="Table7.B2" office:value-type="string">
            <text:p text:style-name="P243">Caster level -4</text:p>
          </table:table-cell>
        </table:table-row>
        <table:table-row>
          <table:table-cell table:style-name="Table7.A2" office:value-type="string">
            <text:p text:style-name="P19">1-3</text:p>
          </table:table-cell>
          <table:table-cell table:style-name="Table7.B2" office:value-type="string">
            <text:p text:style-name="P243">Caster level -<text:span text:style-name="T610">3</text:span></text:p>
          </table:table-cell>
        </table:table-row>
        <table:table-row>
          <table:table-cell table:style-name="Table7.A2" office:value-type="string">
            <text:p text:style-name="P19">4-6</text:p>
          </table:table-cell>
          <table:table-cell table:style-name="Table7.B2" office:value-type="string">
            <text:p text:style-name="P243">Caster level -<text:span text:style-name="T610">2</text:span></text:p>
          </table:table-cell>
        </table:table-row>
        <table:table-row>
          <table:table-cell table:style-name="Table7.A2" office:value-type="string">
            <text:p text:style-name="P19">7-9</text:p>
          </table:table-cell>
          <table:table-cell table:style-name="Table7.B2" office:value-type="string">
            <text:p text:style-name="P243">Caster level -<text:span text:style-name="T610">1</text:span></text:p>
          </table:table-cell>
        </table:table-row>
        <table:table-row>
          <table:table-cell table:style-name="Table7.A2" office:value-type="string">
            <text:p text:style-name="P19">10-12</text:p>
          </table:table-cell>
          <table:table-cell table:style-name="Table7.B2" office:value-type="string">
            <text:p text:style-name="P243">Caster level </text:p>
          </table:table-cell>
        </table:table-row>
        <table:table-row>
          <table:table-cell table:style-name="Table7.A2" office:value-type="string">
            <text:p text:style-name="P19">13-15</text:p>
          </table:table-cell>
          <table:table-cell table:style-name="Table7.B2" office:value-type="string">
            <text:p text:style-name="P243">Caster level <text:span text:style-name="T610">+1</text:span></text:p>
          </table:table-cell>
        </table:table-row>
        <table:table-row>
          <table:table-cell table:style-name="Table7.A2" office:value-type="string">
            <text:p text:style-name="P19">16-18</text:p>
          </table:table-cell>
          <table:table-cell table:style-name="Table7.B2" office:value-type="string">
            <text:p text:style-name="P243">Caster level <text:span text:style-name="T610">+2</text:span></text:p>
          </table:table-cell>
        </table:table-row>
        <table:table-row>
          <table:table-cell table:style-name="Table7.A2" office:value-type="string">
            <text:p text:style-name="P19">19-21</text:p>
          </table:table-cell>
          <table:table-cell table:style-name="Table7.B2" office:value-type="string">
            <text:p text:style-name="P243">Caster level <text:span text:style-name="T610">+3</text:span></text:p>
          </table:table-cell>
        </table:table-row>
        <table:table-row>
          <table:table-cell table:style-name="Table7.A2" office:value-type="string">
            <text:p text:style-name="P19">22 or more</text:p>
          </table:table-cell>
          <table:table-cell table:style-name="Table7.B2" office:value-type="string">
            <text:p text:style-name="P243">Caster level <text:span text:style-name="T610">+</text:span>4</text:p>
          </table:table-cell>
        </table:table-row>
      </table:table>
      <text:p text:style-name="P244"/>
      <text:p text:style-name="P244">If your roll on table is high enough to let you turn at least some of the undead within 60 feet, roll 2d6 + your priest caster level + your Charisma modifier for turning damage. That’s how many total HD of undead you can turn. <text:s/>If your Charisma score is average or low, it’s possible to roll fewer HD of turned undead than indicated on the table. <text:s/>You may skip over already turned undead that are still within range, so that you do not waste your turning capacity on them. <text:s/>Turned undead flee from you by the best and fastest means available to them. They flee for 10 rounds (1 minute). If they cannot flee, they cower (giving any attack rolls against them a +2 bonus). If you approach within 10 feet of them, however, they overcome being turned and act normally. (You can stand within 10 feet without breaking the turning effect—you just can’t approach them.) You can attack them with ranged attacks(from at least 10 feet away), and others can attack them in any fashion, without breaking the turning effect. <text:s text:c="2"/>If you have twice as many caster levels (or more) as the undead have HD, you destroy any that you would normally turn. <text:s text:c="2"/>Priests may attempt to turn undead a number of times per day equal to 4 + your Charisma modifier. </text:p>
      <text:p text:style-name="P246"><text:tab/><text:span text:style-name="T404">Divine Training</text:span></text:p>
      <text:p text:style-name="P246"><text:tab/>-<text:span text:style-name="T726">Turn Undead</text:span></text:p>
      <text:p text:style-name="P246"><text:tab/>-<text:span text:style-name="T726">Spellbolt(Priest)</text:span></text:p>
      <text:p text:style-name="P246"><text:tab/>-<text:span text:style-name="T726">Caster level 2nd(Priest)</text:span></text:p>
      <text:p text:style-name="P249"><text:tab/>-<text:span text:style-name="T726">When casting any </text:span><text:span text:style-name="T168">cure</text:span><text:span text:style-name="T726"> or </text:span><text:span text:style-name="T168">inflict</text:span><text:span text:style-name="T726"> spell, whether prepared or through spontaneous casting, the <text:tab/>priest can cast that spell at a range of 30ft. <text:s/>In addition, these spells are also cast with a +</text:span><text:span text:style-name="T832">2</text:span><text:span text:style-name="T726"> <text:tab/>bonus to the damage/healing. <text:s/>This bonus </text:span><text:span text:style-name="T832">spell range </text:span><text:span text:style-name="T726">stacks with the Reach Spell feat.</text:span><text:span text:style-name="T751"> <text:s/></text:span><text:span text:style-name="T832">If you <text:tab/>possess the Compiled Training(Priest) feat, then the bonus damage/healing increases to your <text:tab/>Priest level and the bonus can override the normal numerical bonus limitations on your divine <text:tab/>spells. <text:s/></text:span><text:span text:style-name="T751">This ability is not usable while wearing any armor.</text:span></text:p>
      <text:p text:style-name="P246"><text:tab/><text:tab/><text:span text:style-name="T406">Divine Insight </text:span></text:p>
      <text:p text:style-name="P246"><text:tab/><text:tab/>-<text:span text:style-name="T728">Divine Training</text:span></text:p>
      <text:p text:style-name="P246"><text:tab/><text:tab/>-<text:span text:style-name="T728">Caster level 5</text:span><text:span text:style-name="T25">th</text:span><text:span text:style-name="T728">(Priest)</text:span></text:p>
      <text:p text:style-name="P248"><text:tab/><text:tab/>-<text:span text:style-name="T728">Your Domain spells gain a +1 to the save DCs and gain a +1 bonus to any <text:tab/><text:tab/><text:tab/><text:tab/>damage/healing that they do. <text:s/>Once per encounter, you may use a spell-like ability that <text:tab/><text:tab/><text:tab/>corresponds to what type of spell you can normally spontaneously cast. <text:s/>The amount of <text:tab/><text:tab/><text:tab/>damage/healing this ability does is equal to 1d8 + your priest caster level. <text:s/>This ability <text:tab/></text:span><text:soft-page-break/><text:span text:style-name="T728"><text:tab/><text:tab/>cannot benefit from metamagic feats or other feats that normally affect your spellcasting, <text:tab/><text:tab/>but also does not provoke an attack of opportunity nor does it require any normal spell <text:tab/><text:tab/><text:tab/>components, including a Concentration check to use while injured or even grappled. <text:s/><text:tab/><text:tab/><text:tab/>Finally, once per day, you may spontaneously cast a </text:span><text:span text:style-name="T169">cure</text:span><text:span text:style-name="T728"> or </text:span><text:span text:style-name="T169">inflict</text:span><text:span text:style-name="T728"> spell that does not <text:tab/><text:tab/><text:tab/>correlate to your normal spontaneously cast spells.. <text:s/></text:span><text:span text:style-name="T726"><text:s/></text:span><text:span text:style-name="T751">This ability is not usable while <text:tab/><text:tab/><text:tab/>wearing any armor</text:span></text:p>
      <text:h text:style-name="Heading_20_2" text:outline-level="2">Ranger</text:h>
      <text:p text:style-name="P125">HD- d8</text:p>
      <text:p text:style-name="P125">BAB Progression- Good</text:p>
      <text:p text:style-name="P125">Good Saves- Fort, Ref</text:p>
      <text:p text:style-name="P125">Skill Points per level- 6 + Int modifier</text:p>
      <text:p text:style-name="P125">Class Skills- Climb, Concentration, Craft, Handle Animal, Heal, Hide, Jump, Knowledge(dungeoneering, geography, nature), Listen, Move Silently, Profession, Ride, Search, Spot, Survival, Swim, Use Rope</text:p>
      <text:p text:style-name="P125">Armor Proficiency- Light armor and all shields(save tower shields).</text:p>
      <text:p text:style-name="P125">Weapon Proficiency- All simple and martial weapons.</text:p>
      <text:p text:style-name="P125">-At 1<text:span text:style-name="T1">st</text:span> level the ranger gains the Favored Enemy OR the Skirmish, as well as the Wild Empathy class abilities..</text:p>
      <text:p text:style-name="P125">-At 1<text:span text:style-name="T1">st</text:span> level the ranger gains the Track feat.</text:p>
      <text:p text:style-name="P125">-At 2<text:span text:style-name="T1">nd</text:span> level the ranger gains the Combat Style <text:span text:style-name="T766">and the Hunter’s Training</text:span> class abilit<text:span text:style-name="T766">ies</text:span>.</text:p>
      <text:p text:style-name="P125">-At 3<text:span text:style-name="T1">rd</text:span> level, the ranger gains a new favored enemy or their Skirmish ability improves by 1 step. <text:s/></text:p>
      <text:p text:style-name="P125">-At 3<text:span text:style-name="T1">rd</text:span> level the ranger gains the Endurance feat.</text:p>
      <text:p text:style-name="P125">-At 4<text:span text:style-name="T1">th</text:span> level the ranger gains the Animal Companion OR the Nature's Adept, as well as the Fast Movement class abilities.</text:p>
      <text:p text:style-name="P30"><text:span text:style-name="T436">-At 5</text:span><text:span text:style-name="T4">th</text:span><text:span text:style-name="T436"> level, the ranger gains a new favored enemy, </text:span><text:span text:style-name="T444">o</text:span><text:span text:style-name="T436">r their Skirmish ability improves by 1 step. <text:s/></text:span></text:p>
      <text:p text:style-name="P253"><text:span text:style-name="T175">-At 5</text:span><text:span text:style-name="T281">th</text:span><text:span text:style-name="T175"> level, the ranger gains 2 feats from the Nature's </text:span><text:span text:style-name="T176">Warrior</text:span><text:span text:style-name="T175"> tree that they meet the prerequisites for.</text:span></text:p>
      <text:p text:style-name="P176">Ranger C<text:span text:style-name="T583">ore Abilities</text:span>:</text:p>
      <text:p text:style-name="P170">Ranger Divine Spellcasting</text:p>
      <text:p text:style-name="P262"><text:span text:style-name="T175">-You gain the ability to cast divine spells as if you were a 1</text:span><text:span text:style-name="T281">st</text:span><text:span text:style-name="T175"> level Ranger. <text:s/></text:span><text:span text:style-name="T188">Wisdom is the ability score that governs your spellcasting.</text:span><text:span text:style-name="T175"> <text:s/></text:span><text:span text:style-name="T49">Like other spellcasters, a </text:span><text:span text:style-name="T54">ranger</text:span><text:span text:style-name="T49"> can cast only a certain number of spells of each spell level per day. In addition, </text:span><text:span text:style-name="T54">they</text:span><text:span text:style-name="T49"> receives bonus spells per day if </text:span><text:span text:style-name="T53">they</text:span><text:span text:style-name="T49"> </text:span><text:span text:style-name="T54">have</text:span><text:span text:style-name="T49"> a high </text:span><text:span text:style-name="T54">Wisdom</text:span><text:span text:style-name="T49"> score. When the </text:span><text:span text:style-name="T54">ranger</text:span><text:span text:style-name="T49"> gets 0 spells per day of a given spell level, </text:span><text:span text:style-name="T53">they</text:span><text:span text:style-name="T49"> gain only the bonus spells </text:span><text:span text:style-name="T53">they</text:span><text:span text:style-name="T49"> would be entitled to based on </text:span><text:span text:style-name="T53">their</text:span><text:span text:style-name="T49"> </text:span><text:span text:style-name="T54">Wisdom</text:span><text:span text:style-name="T49"> score for that spell level. </text:span></text:p>
      <text:p text:style-name="P170">Wild Empathy</text:p>
      <text:p text:style-name="P125">-Caster level 1<text:span text:style-name="T1">st</text:span> (Ranger)</text:p>
      <text:p text:style-name="P30">-You can make a check to improve the attitude of an animal that can see and hear you within 30 ft. <text:s/>This check is a d20 + your ranger <text:span text:style-name="T712">caster</text:span> level + your Cha modifier.</text:p>
      <text:p text:style-name="P170"><text:tab/>Favored Enemy</text:p>
      <text:p text:style-name="P30"><text:tab/>-Track</text:p>
      <text:p text:style-name="P30"><text:tab/>-Wild Empathy</text:p>
      <text:p text:style-name="P30"><text:tab/>-BAB of 1</text:p>
      <text:p text:style-name="P30"><text:tab/>-You gain the Favored Enemy class ability. <text:s/>This ability grants the following benefits:</text:p>
      <text:p text:style-name="P30"><text:tab/><text:tab/>-A +2 bonus to Bluff, Listen, Sense Motive, Spot and Survival checks made against your <text:tab/><text:tab/>chosen favored enemy.</text:p>
      <text:p text:style-name="P30"><text:tab/><text:tab/>-A +2 bonus to damage rolls against your chosen favored enemy.</text:p>
      <text:p text:style-name="P30"><text:tab/><text:tab/>-A +2 dodge bonus to AC from attacks made by your chosen favored enemy.</text:p>
      <text:p text:style-name="P30"><text:soft-page-break/><text:tab/>This feat can be taken a number of times equal to half your Ranger levels(round down). <text:s/>Every <text:tab/>time this feat is taken or gained from a class level, you choose a new favored enemy and your <text:tab/>bonuses against any previous favored enemies all increase by 2. <text:s/>This feat cannot be taken if <text:tab/>you have taken the Skirmish feat.</text:p>
      <text:p text:style-name="P176"><text:tab/>Skirmish</text:p>
      <text:p text:style-name="P125"><text:tab/>-Track</text:p>
      <text:p text:style-name="P30"><text:tab/>-Wild Empathy</text:p>
      <text:p text:style-name="P125"><text:tab/>-BAB of 1</text:p>
      <text:p text:style-name="P30"><text:tab/>-You gain the Skirmish class ability If you move at least 10 ft during a combat turn, your <text:tab/>attacks made during that turn deal an extra 1d6 of damage and you gain a +1 bonus to your <text:tab/>AC until the start of your next turn. <text:s/>This extra damage does not apply to creatures immune <text:tab/>to critical hits or that are more than 30 ft from you. <text:s/>This feat can be taken a number of times <text:tab/>equal to half your Ranger levels(round down). <text:s/>Every time this feat is taken or gained from a <text:tab/>class level, you deal an additional 1d6 of damage with your attacks made during your turn when <text:tab/>using Skirmish and gain an additional +1 to your AC. This feat cannot be taken if you have <text:tab/>taken the Favored Enemy feat.</text:p>
      <text:p text:style-name="P30"><text:tab/><text:tab/><text:span text:style-name="T333">Combat Style</text:span></text:p>
      <text:p text:style-name="P30"><text:tab/><text:tab/>-Favored Enemy OR Skirmish</text:p>
      <text:p text:style-name="P30"><text:tab/><text:tab/>-BAB of 2</text:p>
      <text:p text:style-name="P30"><text:tab/><text:tab/>-You can choose to be a melee or ranged combat specialist. <text:s/>If you choose melee, then <text:tab/><text:tab/><text:tab/>you gain the Two-Weapon Fighting and the Two-Weapon Defense feats <text:span text:style-name="T768">as well as the <text:tab/><text:tab/><text:tab/>Weapon Focus feat for a single light melee weapon you are proficient in</text:span>. <text:s/>If you choose <text:tab/><text:tab/><text:tab/>ranged, then you gain the Rapid Shot and Steady Shot feats <text:span text:style-name="T768">as well as the Weapon <text:tab/><text:tab/><text:tab/>Training feat for a single ranged weapon you are proficient in</text:span>. <text:s/>These feats do not <text:tab/><text:tab/><text:tab/>require their respective prerequisites.</text:p>
      <text:p text:style-name="P30"><text:tab/><text:tab/><text:span text:style-name="T415">Hunter’s Training</text:span></text:p>
      <text:p text:style-name="P82"><text:tab/><text:tab/>-Favored Enemy OR Skirmish</text:p>
      <text:p text:style-name="P82"><text:tab/><text:tab/>-BAB of 2</text:p>
      <text:p text:style-name="P82"><text:tab/><text:tab/>-<text:span text:style-name="T766">Gain a bonus to all attack rolls you make with weapons you are proficient with, as well <text:tab/><text:tab/><text:tab/>as Handle Animal, and Survival checks, as well as all Knowledge checks covered by <text:tab/><text:tab/><text:tab/>your Ranger class equal to half your Ranger class levels(round up). <text:s/>If you posses the <text:tab/><text:tab/><text:tab/>Compiled Training(Ranger) feat, you also gain a +2 bonus to your Will saves and a +2 <text:tab/><text:tab/><text:tab/>bonus to your class defense from this ability. </text:span></text:p>
      <text:p text:style-name="P170"><text:tab/><text:tab/><text:tab/>Animal Companion</text:p>
      <text:p text:style-name="P30"><text:tab/><text:tab/><text:tab/>-Favored Enemy OR Skirmish(x2)</text:p>
      <text:p text:style-name="P30"><text:tab/><text:tab/><text:tab/>-Combat Style</text:p>
      <text:p text:style-name="P30"><text:tab/><text:tab/><text:tab/><text:span text:style-name="T436">-Caster level 4</text:span><text:span text:style-name="T4">th</text:span><text:span text:style-name="T436"> (Ranger)</text:span></text:p>
      <text:p text:style-name="P32"><text:tab/><text:tab/><text:tab/>-You can perform a special 24 hour ceremony to gain the service of a natural <text:tab/><text:tab/><text:tab/><text:tab/>animal of your choice, so long as the animal is native to the region you perform <text:tab/><text:tab/><text:tab/><text:tab/>the ritual in and the animal does not possess more HD than your Ranger CL. <text:s/><text:tab/><text:tab/><text:tab/><text:tab/>Animals summoned in this way are considered a Magical Beast for the purposes <text:tab/><text:tab/><text:tab/><text:tab/>of spells and abilities that affect that creature type as well as progression based <text:tab/><text:tab/><text:tab/><text:tab/>on gaining addition HD. <text:s/>If the animal you summon has less HD than your <text:tab/><text:tab/><text:tab/><text:tab/>Ranger CL then it gains HD to match it. <text:s/>This progression matches any further <text:tab/><text:tab/><text:tab/><text:tab/>gains you make in your Ranger CL. <text:s/>As your Animal Companion gains additional <text:tab/><text:tab/><text:tab/>HD beyond it's base, it gains special abilities based on the chart below.</text:p>
      <text:p text:style-name="P32"/>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8">Bonus Hit Dice</text:p>
          </table:table-cell>
          <table:table-cell table:style-name="Table4.A1" office:value-type="string">
            <text:p text:style-name="P18">Bonus Natural Armor</text:p>
          </table:table-cell>
          <table:table-cell table:style-name="Table4.A1" office:value-type="string">
            <text:p text:style-name="P18">Bonus Str/Dex/Con</text:p>
          </table:table-cell>
          <table:table-cell table:style-name="Table4.A1" office:value-type="string">
            <text:p text:style-name="P18">Bonus Feats</text:p>
          </table:table-cell>
          <table:table-cell table:style-name="Table4.E1" office:value-type="string">
            <text:p text:style-name="P18">Special</text:p>
          </table:table-cell>
        </table:table-row>
        <text:soft-page-break/>
        <table:table-row>
          <table:table-cell table:style-name="Table4.A2" office:value-type="string">
            <text:p text:style-name="P18">0</text:p>
          </table:table-cell>
          <table:table-cell table:style-name="Table4.A2" office:value-type="string">
            <text:p text:style-name="P18">+2</text:p>
          </table:table-cell>
          <table:table-cell table:style-name="Table4.A2" office:value-type="string">
            <text:p text:style-name="P18">+1</text:p>
          </table:table-cell>
          <table:table-cell table:style-name="Table4.A2" office:value-type="string">
            <text:p text:style-name="P18">+1</text:p>
          </table:table-cell>
          <table:table-cell table:style-name="Table4.E2" office:value-type="string">
            <text:p text:style-name="P18">Link, Share Spells</text:p>
          </table:table-cell>
        </table:table-row>
        <table:table-row>
          <table:table-cell table:style-name="Table4.A2" office:value-type="string">
            <text:p text:style-name="P18">2</text:p>
          </table:table-cell>
          <table:table-cell table:style-name="Table4.A2" office:value-type="string">
            <text:p text:style-name="P18">+4</text:p>
          </table:table-cell>
          <table:table-cell table:style-name="Table4.A2" office:value-type="string">
            <text:p text:style-name="P18">+2</text:p>
          </table:table-cell>
          <table:table-cell table:style-name="Table4.A2" office:value-type="string">
            <text:p text:style-name="P18">+2</text:p>
          </table:table-cell>
          <table:table-cell table:style-name="Table4.E2" office:value-type="string">
            <text:p text:style-name="P18">Evasion</text:p>
          </table:table-cell>
        </table:table-row>
        <table:table-row>
          <table:table-cell table:style-name="Table4.A2" office:value-type="string">
            <text:p text:style-name="P18">4</text:p>
          </table:table-cell>
          <table:table-cell table:style-name="Table4.A2" office:value-type="string">
            <text:p text:style-name="P18">+6</text:p>
          </table:table-cell>
          <table:table-cell table:style-name="Table4.A2" office:value-type="string">
            <text:p text:style-name="P18">+3</text:p>
          </table:table-cell>
          <table:table-cell table:style-name="Table4.A2" office:value-type="string">
            <text:p text:style-name="P18">+3</text:p>
          </table:table-cell>
          <table:table-cell table:style-name="Table4.E2" office:value-type="string">
            <text:p text:style-name="P18">Devotion</text:p>
          </table:table-cell>
        </table:table-row>
        <table:table-row>
          <table:table-cell table:style-name="Table4.A2" office:value-type="string">
            <text:p text:style-name="P18">6</text:p>
          </table:table-cell>
          <table:table-cell table:style-name="Table4.A2" office:value-type="string">
            <text:p text:style-name="P18">+8</text:p>
          </table:table-cell>
          <table:table-cell table:style-name="Table4.A2" office:value-type="string">
            <text:p text:style-name="P18">+4</text:p>
          </table:table-cell>
          <table:table-cell table:style-name="Table4.A2" office:value-type="string">
            <text:p text:style-name="P18">+4</text:p>
          </table:table-cell>
          <table:table-cell table:style-name="Table4.E2" office:value-type="string">
            <text:p text:style-name="P18">Multiattack</text:p>
          </table:table-cell>
        </table:table-row>
        <table:table-row>
          <table:table-cell table:style-name="Table4.A2" office:value-type="string">
            <text:p text:style-name="P18">8</text:p>
          </table:table-cell>
          <table:table-cell table:style-name="Table4.A2" office:value-type="string">
            <text:p text:style-name="P18">+10</text:p>
          </table:table-cell>
          <table:table-cell table:style-name="Table4.A2" office:value-type="string">
            <text:p text:style-name="P18">+5</text:p>
          </table:table-cell>
          <table:table-cell table:style-name="Table4.A2" office:value-type="string">
            <text:p text:style-name="P18">+5</text:p>
          </table:table-cell>
          <table:table-cell table:style-name="Table4.E2" office:value-type="string">
            <text:p text:style-name="P17"/>
          </table:table-cell>
        </table:table-row>
        <table:table-row>
          <table:table-cell table:style-name="Table4.A2" office:value-type="string">
            <text:p text:style-name="P18">10</text:p>
          </table:table-cell>
          <table:table-cell table:style-name="Table4.A2" office:value-type="string">
            <text:p text:style-name="P18">+12</text:p>
          </table:table-cell>
          <table:table-cell table:style-name="Table4.A2" office:value-type="string">
            <text:p text:style-name="P18">+6</text:p>
          </table:table-cell>
          <table:table-cell table:style-name="Table4.A2" office:value-type="string">
            <text:p text:style-name="P18">+6</text:p>
          </table:table-cell>
          <table:table-cell table:style-name="Table4.E2" office:value-type="string">
            <text:p text:style-name="P18">Improved Evasion</text:p>
          </table:table-cell>
        </table:table-row>
        <table:table-row>
          <table:table-cell table:style-name="Table4.A2" office:value-type="string">
            <text:p text:style-name="P18">12</text:p>
          </table:table-cell>
          <table:table-cell table:style-name="Table4.A2" office:value-type="string">
            <text:p text:style-name="P18">+14</text:p>
          </table:table-cell>
          <table:table-cell table:style-name="Table4.A2" office:value-type="string">
            <text:p text:style-name="P18">+7</text:p>
          </table:table-cell>
          <table:table-cell table:style-name="Table4.A2" office:value-type="string">
            <text:p text:style-name="P18">+7</text:p>
          </table:table-cell>
          <table:table-cell table:style-name="Table4.E2" office:value-type="string">
            <text:p text:style-name="P17"/>
          </table:table-cell>
        </table:table-row>
        <table:table-row>
          <table:table-cell table:style-name="Table4.A2" office:value-type="string">
            <text:p text:style-name="P18">14</text:p>
          </table:table-cell>
          <table:table-cell table:style-name="Table4.A2" office:value-type="string">
            <text:p text:style-name="P18">+16</text:p>
          </table:table-cell>
          <table:table-cell table:style-name="Table4.A2" office:value-type="string">
            <text:p text:style-name="P18">+8</text:p>
          </table:table-cell>
          <table:table-cell table:style-name="Table4.A2" office:value-type="string">
            <text:p text:style-name="P18">+8</text:p>
          </table:table-cell>
          <table:table-cell table:style-name="Table4.E2" office:value-type="string">
            <text:p text:style-name="P17"/>
          </table:table-cell>
        </table:table-row>
        <table:table-row>
          <table:table-cell table:style-name="Table4.A2" office:value-type="string">
            <text:p text:style-name="P18">16</text:p>
          </table:table-cell>
          <table:table-cell table:style-name="Table4.A2" office:value-type="string">
            <text:p text:style-name="P18">+18</text:p>
          </table:table-cell>
          <table:table-cell table:style-name="Table4.A2" office:value-type="string">
            <text:p text:style-name="P18">+9</text:p>
          </table:table-cell>
          <table:table-cell table:style-name="Table4.A2" office:value-type="string">
            <text:p text:style-name="P18">+9</text:p>
          </table:table-cell>
          <table:table-cell table:style-name="Table4.E2" office:value-type="string">
            <text:p text:style-name="P17"/>
          </table:table-cell>
        </table:table-row>
        <table:table-row>
          <table:table-cell table:style-name="Table4.A2" office:value-type="string">
            <text:p text:style-name="P18">18</text:p>
          </table:table-cell>
          <table:table-cell table:style-name="Table4.A2" office:value-type="string">
            <text:p text:style-name="P18">+20</text:p>
          </table:table-cell>
          <table:table-cell table:style-name="Table4.A2" office:value-type="string">
            <text:p text:style-name="P18">+10</text:p>
          </table:table-cell>
          <table:table-cell table:style-name="Table4.A2" office:value-type="string">
            <text:p text:style-name="P18">+10</text:p>
          </table:table-cell>
          <table:table-cell table:style-name="Table4.E2" office:value-type="string">
            <text:p text:style-name="P17"/>
          </table:table-cell>
        </table:table-row>
        <table:table-row>
          <table:table-cell table:style-name="Table4.A2" office:value-type="string">
            <text:p text:style-name="P18">20</text:p>
          </table:table-cell>
          <table:table-cell table:style-name="Table4.A2" office:value-type="string">
            <text:p text:style-name="P18">+22</text:p>
          </table:table-cell>
          <table:table-cell table:style-name="Table4.A2" office:value-type="string">
            <text:p text:style-name="P18">+11</text:p>
          </table:table-cell>
          <table:table-cell table:style-name="Table4.A2" office:value-type="string">
            <text:p text:style-name="P18">+11</text:p>
          </table:table-cell>
          <table:table-cell table:style-name="Table4.E2" office:value-type="string">
            <text:p text:style-name="P17"/>
          </table:table-cell>
        </table:table-row>
      </table:table>
      <text:p text:style-name="P206"/>
      <text:p text:style-name="P14"><text:tab/><text:tab/><text:tab/>Bonus HD</text:p>
      <text:p text:style-name="P223"><text:tab/><text:tab/><text:tab/>Extra eight-sided (d8) Hit Dice, each of which gains a Constitution modifier, as <text:tab/><text:tab/><text:tab/><text:tab/>normal. Remember that extra Hit Dice improve the animal companion’s base <text:tab/><text:tab/><text:tab/><text:tab/>attack and base save bonuses. An animal companion’s base attack bonus <text:tab/><text:tab/><text:tab/><text:tab/><text:tab/>progression is the same as that of a druid. An animal companion has good <text:tab/><text:tab/><text:tab/><text:tab/>Fortitude and Reflex saves(treat it as a character whose level equals the animal’s <text:tab/><text:tab/><text:tab/><text:tab/>HD). An animal companion gains additional skill points and feats for bonus HD <text:tab/><text:tab/><text:tab/><text:tab/>as normal for advancing a monster’s Hit Dice.</text:p>
      <text:p text:style-name="P14"><text:bookmark text:name="naturalArmorAdj1"/><text:tab/><text:tab/><text:tab/><text:span text:style-name="T609">Bonus </text:span>Natural Armor </text:p>
      <text:p text:style-name="P223"><text:tab/><text:tab/><text:tab/>The number noted here is an improvement to the animal companion’s existing <text:tab/><text:tab/><text:tab/><text:tab/>natural armor bonus.</text:p>
      <text:p text:style-name="P14"><text:bookmark text:name="strDexAdj2"/><text:tab/><text:tab/><text:tab/><text:span text:style-name="T609">Bonus </text:span>Str/Dex/Con </text:p>
      <text:p text:style-name="P2"><text:tab/><text:tab/><text:tab/>Add this value to the animal companion’s Strength, Dexterity and Constitution <text:tab/><text:tab/><text:tab/><text:tab/>scores.</text:p>
      <text:p text:style-name="P14"><text:bookmark text:name="bonusTricks1"/><text:tab/><text:tab/><text:tab/>Bonus Feats</text:p>
      <text:p text:style-name="P223"><text:tab/><text:tab/><text:tab/>The value given in this column is the total number of bonus feats that the animal <text:tab/><text:tab/><text:tab/><text:tab/>has in addition to any it already possesses as it's base creature. <text:s/>These feats can <text:tab/><text:tab/><text:tab/><text:tab/>be selected from any feat tree that the animal can reasonably gain and meets the <text:tab/><text:tab/><text:tab/><text:tab/>perquisites for.</text:p>
      <text:p text:style-name="P273"><text:bookmark text:name="link1"/><text:tab/><text:tab/><text:tab/>Link</text:p>
      <text:p text:style-name="P223"><text:tab/><text:tab/><text:tab/>A ranger can handle their animal companion as a free action or push it as a move <text:tab/><text:tab/><text:tab/>action even if they don't have any ranks in the Handle Animal skill. The ranger <text:tab/><text:tab/><text:tab/><text:tab/>gains a +4 circumstance bonus on all wild empathy checks and Handle Animal <text:tab/><text:tab/><text:tab/><text:tab/>checks made regarding an animal companion.</text:p>
      <text:p text:style-name="P273"><text:bookmark text:name="shareSpells1"/><text:tab/><text:tab/><text:tab/>Share Spells</text:p>
      <text:p text:style-name="Standard"><text:span text:style-name="T30"><text:tab/><text:tab/><text:tab/>At the ranger's option, </text:span><text:span text:style-name="T46">they</text:span><text:span text:style-name="T30"> may have any spell (but not any spell-like ability)she <text:tab/><text:tab/><text:tab/>casts upon herself also affect her animal companion. The animal companion must <text:tab/><text:tab/><text:tab/>be within 5 feet of her at the time of casting to receive the benefit. If the spell or <text:tab/><text:tab/><text:tab/><text:tab/>effect has a duration other than instantaneous, it stops affecting the animal <text:tab/><text:tab/><text:tab/><text:tab/>companion if the companion moves farther than 5 feet away and will not affect <text:tab/><text:tab/><text:tab/><text:tab/>the animal again, even if it returns to the ranger before the duration expires. <text:s/><text:tab/><text:tab/><text:tab/><text:tab/></text:span><text:span text:style-name="T150">Additionally, the ranger may cast a spell with a target of "You" on her animal <text:tab/></text:span><text:soft-page-break/><text:span text:style-name="T150"><text:tab/><text:tab/><text:tab/>companion (as a touch range spell) instead of on herself. A ranger and her animal <text:tab/><text:tab/><text:tab/>companion can share spells even if the spells normally do not affect creatures of <text:tab/><text:tab/><text:tab/><text:tab/>the companion’s type (animal).</text:span></text:p>
      <text:p text:style-name="P273"><text:bookmark text:name="animalCompanionEvasion1"/><text:tab/><text:tab/><text:tab/>Evasion </text:p>
      <text:p text:style-name="P223"><text:tab/><text:tab/><text:tab/>If an animal companion is subjected to an attack that normally allows a Reflex <text:tab/><text:tab/><text:tab/><text:tab/>save for half damage, it takes no damage if it makes a successful saving throw.</text:p>
      <text:p text:style-name="P273"><text:bookmark text:name="devotion1"/><text:tab/><text:tab/><text:tab/>Devotion </text:p>
      <text:p text:style-name="P223"><text:tab/><text:tab/><text:tab/>An animal companion gains a +4 morale bonus on Will saves against <text:tab/><text:tab/><text:tab/><text:tab/><text:tab/>enchantment spells and effects.</text:p>
      <text:p text:style-name="P14"><text:bookmark text:name="multiattack1"/><text:tab/><text:tab/><text:tab/>Multiattack</text:p>
      <text:p text:style-name="P223"><text:tab/><text:tab/><text:tab/>An animal companion gains Multiattack as a bonus feat if it has three or more <text:tab/><text:tab/><text:tab/><text:tab/>natural attacks and does not already have that feat. If it does not have the <text:tab/><text:tab/><text:tab/><text:tab/><text:tab/>requisite three or more natural attacks, the animal companion instead gains a <text:tab/><text:tab/><text:tab/><text:tab/>second attack with its primary natural weapon, albeit at a -5 penalty.</text:p>
      <text:p text:style-name="P273"><text:bookmark text:name="ImprovedEvasion1"/><text:tab/><text:tab/><text:tab/>Improved Evasion </text:p>
      <text:p text:style-name="P227"><text:tab/><text:tab/><text:tab/>When subjected to an attack that normally allows a Reflex save for half damage, <text:tab/><text:tab/><text:tab/><text:tab/>an animal companion takes no damage if it makes a successful saving throw and <text:tab/><text:tab/><text:tab/><text:tab/>only half damage if the saving throw fails.</text:p>
      <text:p text:style-name="P227"/>
      <text:p text:style-name="P206"><text:tab/><text:tab/><text:tab/>If you choose to dismiss your Animal Companion or it dies in combat, you may <text:tab/><text:tab/><text:tab/><text:tab/>perform the same 24-hour ritual to resurrect it or summon a new one. This feat <text:tab/><text:tab/><text:tab/><text:tab/>cannot be taken if you have taken the Nature's Adept feat.</text:p>
      <text:p text:style-name="P30"><text:tab/><text:tab/><text:span text:style-name="T333"><text:tab/>Nature's Adept</text:span></text:p>
      <text:p text:style-name="P30"><text:tab/><text:tab/><text:tab/>-Favored Enemy OR Skirmish(x2)</text:p>
      <text:p text:style-name="P30"><text:tab/><text:tab/><text:tab/>-Combat Style</text:p>
      <text:p text:style-name="P30"><text:tab/><text:tab/><text:tab/><text:span text:style-name="T436">-Caster level 4</text:span><text:span text:style-name="T4">th</text:span><text:span text:style-name="T436"> (Ranger)</text:span></text:p>
      <text:p text:style-name="P125"><text:tab/><text:tab/><text:tab/>-You gain an expanded spellcasting capability. <text:s/>You may now cast an additional <text:tab/><text:tab/><text:tab/><text:tab/>spell, per level, per day, as per the domain spells of a Cleric. <text:s/>These additional <text:tab/><text:tab/><text:tab/><text:tab/>spells are chosen from the Druid spell list and use your Ranger CL in place of a <text:tab/><text:tab/><text:tab/><text:tab/>druid CL for the purpose of determining spell effects. <text:s/>In addition, your Ranger <text:tab/><text:tab/><text:tab/><text:tab/>spells are cast at a CL one higher and the DCs for your Ranger spells(and <text:span text:style-name="T333">only</text:span> <text:tab/><text:tab/><text:tab/><text:tab/>your Ranger spells) are increased by 2. <text:s/>This feat cannot be taken if you have <text:tab/><text:tab/><text:tab/><text:tab/>taken the Animal Companion feat.</text:p>
      <text:p text:style-name="P30"><text:tab/><text:tab/><text:tab/><text:span text:style-name="T333">Fast Movement</text:span></text:p>
      <text:p text:style-name="P125"><text:tab/><text:tab/><text:tab/>-Favored Enemy OR Skirmish(x2)</text:p>
      <text:p text:style-name="P125"><text:tab/><text:tab/><text:tab/>-Combat Style</text:p>
      <text:p text:style-name="P125"><text:tab/><text:tab/><text:tab/>-Caster level 4<text:span text:style-name="T1">th</text:span> (Ranger)</text:p>
      <text:p text:style-name="P125"><text:tab/><text:tab/><text:tab/>-BAB of 4</text:p>
      <text:p text:style-name="P30"><text:tab/><text:tab/><text:tab/>-Gain the Fast Movement ability, increasing your base speed by 10 ft when <text:tab/><text:tab/><text:tab/><text:tab/>wearing medium armor or less. <text:s/>This feat does not stack with other abilities that <text:tab/><text:tab/><text:tab/><text:tab/>grant Fast Movement.</text:p>
      <text:p text:style-name="P185">Ranger Advanced Abilities:</text:p>
      <text:p text:style-name="P170">Woodland Stride</text:p>
      <text:p text:style-name="P30">-Favored Enemy OR Skirmish(x3)</text:p>
      <text:p text:style-name="P253"><text:span text:style-name="T175">-Caster level 7</text:span><text:span text:style-name="T281">th</text:span><text:span text:style-name="T175"> (Ranger)</text:span></text:p>
      <text:p text:style-name="P253"><text:span text:style-name="T175">-</text:span><text:span text:style-name="T186">Compiled Training(Ranger)</text:span></text:p>
      <text:p text:style-name="P30">-You may move through any non-magical undergrowth or similar terrain without damage or impediment. </text:p>
      <text:p text:style-name="P30"><text:tab/><text:span text:style-name="T333">Nature's Favor</text:span></text:p>
      <text:p text:style-name="P30"><text:soft-page-break/><text:tab/>-Woodland Stride</text:p>
      <text:p text:style-name="P30"><text:tab/>-Caster level 8<text:span text:style-name="T1">th</text:span>(Ranger)</text:p>
      <text:p text:style-name="P30"><text:tab/>-Gain a +4 bonus to saves vs all natural, non-magical poisons.. <text:s/>Once per day you can cleanse a <text:tab/>target of poisons in it's body with a touch. <text:s/>This ability works as per the <text:span text:style-name="T166">remove</text:span> <text:span text:style-name="T166">poison</text:span> spell. <text:s/><text:tab/>Use of this ability counts as a standard action and is cast as a Ranger of your current CL.</text:p>
      <text:p text:style-name="P30"><text:tab/><text:span text:style-name="T333">Combat Style Adept</text:span></text:p>
      <text:p text:style-name="P30"><text:tab/>-Woodland Stride</text:p>
      <text:p text:style-name="P30"><text:tab/>-BAB of <text:span text:style-name="T583">7</text:span></text:p>
      <text:p text:style-name="P30"><text:tab/>--Your chosen combat style improves.. <text:s/>If you chose melee, then you gain the Improved <text:tab/>Improved Two-Weapon Fighting and the Off-Hand Parry feats. <text:s/>If you chose ranged, then you <text:tab/>gain the Pinpoint Shot and the Manyshot feats. <text:s/>These feats do not require their respective <text:tab/>prerequisites.</text:p>
      <text:p text:style-name="P170"><text:tab/>Swift Tracker</text:p>
      <text:p text:style-name="P30"><text:tab/>-Woodland Stride</text:p>
      <text:p text:style-name="P30"><text:tab/>-BAB of 6</text:p>
      <text:p text:style-name="P30"><text:tab/>-Caster level 6<text:span text:style-name="T1">th</text:span>(Ranger)</text:p>
      <text:p text:style-name="P30"><text:tab/>-You ignore the -5 penalty when using the Track feat while moving at your normal speed and <text:tab/>only a -10 penalty when using the Track feat while moving at twice your normal <text:tab/>speed.</text:p>
      <text:p text:style-name="P30"><text:tab/><text:tab/><text:span text:style-name="T333">Nature's Blessing</text:span></text:p>
      <text:p text:style-name="P30"><text:tab/><text:tab/>-Nature's Favor</text:p>
      <text:p text:style-name="P30"><text:tab/><text:tab/>-Caster level 10<text:span text:style-name="T1">th</text:span>(Ranger)</text:p>
      <text:p text:style-name="P30"><text:tab/><text:tab/>-For a number of rounds per day equal to your Ranger caster level, you can grant <text:tab/><text:tab/><text:tab/>yourself a +4 bonus to your Con, Dex or Wis. <text:s/>Uses of this ability can be spread out over <text:tab/><text:tab/>the course of an entire day. <text:s/>Use of this ability counts as a standard action.</text:p>
      <text:p text:style-name="P30"><text:tab/><text:tab/><text:span text:style-name="T333">Combat Style Expert</text:span></text:p>
      <text:p text:style-name="P30"><text:tab/><text:tab/>-Combat Style Adept</text:p>
      <text:p text:style-name="P30"><text:tab/><text:tab/>-BAB of <text:span text:style-name="T583">9</text:span></text:p>
      <text:p text:style-name="P30"><text:tab/><text:tab/>--Your chosen combat style improves.. <text:s/>If you chose melee, then you gain the Greater <text:tab/><text:tab/><text:tab/>Two-Weapon Fighting and the Bladed Shield feats. <text:s/>If you <text:tab/>chose ranged, then you gain <text:tab/><text:tab/><text:tab/>the <text:s/>Improved Rapid Shot and the Improved Steady Shot feats. <text:s/>These feats do not <text:tab/><text:tab/><text:tab/>require their respective prerequisites.</text:p>
      <text:p text:style-name="P170"><text:tab/><text:tab/>Camouflage</text:p>
      <text:p text:style-name="P30"><text:tab/><text:tab/>-Swift Tracker</text:p>
      <text:p text:style-name="P30"><text:tab/><text:tab/>-BAB of 10</text:p>
      <text:p text:style-name="P30"><text:tab/><text:tab/>-Caster level 10<text:span text:style-name="T1">th</text:span>(Ranger)</text:p>
      <text:p text:style-name="P30"><text:tab/><text:tab/>-You may use the Hide skill in any natural terrain even if it does not offer concealment.</text:p>
      <text:p text:style-name="P30"><text:tab/><text:tab/><text:tab/><text:span text:style-name="T333">Nature's Freedom</text:span></text:p>
      <text:p text:style-name="P30"><text:tab/><text:tab/><text:tab/>-Nature's Blessing</text:p>
      <text:p text:style-name="P30"><text:tab/><text:tab/><text:tab/>-Caster level 12<text:span text:style-name="T1">th</text:span>(Ranger)</text:p>
      <text:p text:style-name="P30"><text:tab/><text:tab/><text:tab/>-Once per day, you can use <text:span text:style-name="T166">freedom of movement </text:span>as a spell-like ability on <text:tab/><text:tab/><text:tab/><text:tab/>yourself and every ally adjacent to you. <text:s/>Those affected also gain a movement <text:tab/><text:tab/><text:tab/><text:tab/>speed bonus of 10ft for the duration. <text:s/>Use of this ability counts as a standard <text:tab/><text:tab/><text:tab/><text:tab/>action and is cast as a Ranger of your current CL..</text:p>
      <text:p text:style-name="P30"><text:tab/><text:tab/><text:tab/><text:span text:style-name="T333">Combat Style Master </text:span></text:p>
      <text:p text:style-name="P30"><text:tab/><text:tab/><text:tab/>-Combat Style Expert</text:p>
      <text:p text:style-name="P30"><text:tab/><text:tab/><text:tab/>-BAB of 12</text:p>
      <text:p text:style-name="P30"><text:tab/><text:tab/><text:tab/>-Your chosen combat style improves. <text:s/>If you chose melee than you can make one <text:tab/><text:tab/><text:tab/>extra attack when using a standard attack action at <text:tab/>no penalty, and your bonuses <text:tab/><text:tab/><text:tab/>from your Combat Style defensive feats grant twice their normal bonus. <text:s/>If you <text:tab/><text:soft-page-break/><text:tab/><text:tab/><text:tab/>chose ranged than your ranged attacks with weapons you are proficient with gain <text:tab/><text:tab/><text:tab/>a +2 bonus to the attack roll and deal an extra die of damage appropriate to the <text:tab/><text:tab/><text:tab/><text:tab/>weapon.</text:p>
      <text:p text:style-name="P170"><text:tab/><text:tab/><text:tab/>Hide in Plain Sight</text:p>
      <text:p text:style-name="P30"><text:tab/><text:tab/><text:tab/>-Camouflage</text:p>
      <text:p text:style-name="P30"><text:tab/><text:tab/><text:tab/>-BAB of 10</text:p>
      <text:p text:style-name="P30"><text:tab/><text:tab/><text:tab/>-Caster level 10<text:span text:style-name="T1">th</text:span>(Ranger)</text:p>
      <text:p text:style-name="P30"><text:tab/><text:tab/><text:tab/>-You may use the Hide skill in natural terrain even while being observed.</text:p>
      <text:p text:style-name="P30"><text:tab/><text:tab/><text:tab/><text:tab/><text:span text:style-name="T333">Nature's Guardian</text:span></text:p>
      <text:p text:style-name="P30"><text:tab/><text:tab/><text:tab/><text:tab/>-Nature's Freedom</text:p>
      <text:p text:style-name="P30"><text:tab/><text:tab/><text:tab/><text:tab/>-Combat Style Master </text:p>
      <text:p text:style-name="P30"><text:tab/><text:tab/><text:tab/><text:tab/>-Hide In Plain Sight</text:p>
      <text:p text:style-name="P30"><text:tab/><text:tab/><text:tab/><text:tab/>-Upon taking this feat, you gain a number of benefits, listed below.</text:p>
      <text:p text:style-name="P30"><text:tab/><text:tab/><text:tab/><text:tab/><text:tab/>-You gain 1 additional Hit Die. <text:s/>This Hit Die grants you the BAB, <text:tab/><text:tab/><text:tab/><text:tab/><text:tab/>class defense, saves, caster level, skill points and Hit Points that <text:tab/><text:tab/><text:tab/><text:tab/><text:tab/><text:tab/>gaining an additional level in Ranger would grant.</text:p>
      <text:p text:style-name="P30"><text:tab/><text:tab/><text:tab/><text:tab/><text:tab/>-Gain a +2 to your Dex, Con and Wis ability scores and +2 to the <text:tab/><text:tab/><text:tab/><text:tab/><text:tab/><text:tab/>maximum of those ability scores.</text:p>
      <text:h text:style-name="Heading_20_2" text:outline-level="2">Rogue</text:h>
      <text:p text:style-name="P125">HD- d6</text:p>
      <text:p text:style-name="P125">BAB Progression- Average</text:p>
      <text:p text:style-name="P125">Good Saves- Ref </text:p>
      <text:p text:style-name="P125">Skill Points per level- 8 + Int modifier</text:p>
      <text:p text:style-name="P125">Class Skills- Appraise, Balance, Bluff, Climb, Craft, Decipher Script, Diplomacy, Disable Device, Disguise, Escape Artist, Forgery, Gather Information, Hide, Intimidate, Jump, Knowledge(local), Listen, Move Silently, Open Lock, Perform, Profession, Search, Sense Motive, Sleight of Hand, Spot, Swim, Tumble, Use Magic Device, Use Rope</text:p>
      <text:p text:style-name="P125">Armor Proficiency- Light armor</text:p>
      <text:p text:style-name="P125">Weapon Proficiency- All simple weapons plus hand crossbow, rapier, short sword and shortbow.</text:p>
      <text:p text:style-name="P125">-At 1<text:span text:style-name="T1">st</text:span> level the rogue gains the Sneak Attack(+1d6) and the Trapfinding class abilities</text:p>
      <text:p text:style-name="P125">-At 1<text:span text:style-name="T1">st</text:span> level the rogue gains the Danger Sense feat.</text:p>
      <text:p text:style-name="P125">-At 2<text:span text:style-name="T1">nd</text:span> level the rogue gains the Insightful Strike class ability.</text:p>
      <text:p text:style-name="P125">-At 2<text:span text:style-name="T1">nd</text:span> level the rogue gains the Skillful(any) and the Evasion feats.</text:p>
      <text:p text:style-name="P253"><text:span text:style-name="T175">-At 3</text:span><text:span text:style-name="T281">rd</text:span><text:span text:style-name="T175"> level the rogue gains the Sneak Attack(+2d6) and the Spell Sense class abilities</text:span></text:p>
      <text:p text:style-name="P253"><text:span text:style-name="T175">-At 3</text:span><text:span text:style-name="T281">rd</text:span><text:span text:style-name="T175"> level the rogue gains a feat from the Dodge tree OR the Good Luck tree that they meet the prerequisites for..</text:span></text:p>
      <text:p text:style-name="P253"><text:span text:style-name="T175">-At 4</text:span><text:span text:style-name="T281">th</text:span><text:span text:style-name="T175"> level the rogue gains the Uncanny Dodge </text:span><text:span text:style-name="T202">and Slippery Target</text:span><text:span text:style-name="T175"> class abilit</text:span><text:span text:style-name="T202">ies.</text:span></text:p>
      <text:p text:style-name="P253"><text:span text:style-name="T175">-At 5</text:span><text:span text:style-name="T281">th</text:span><text:span text:style-name="T175"> level the rogue gains the Sneak Attack(+3d6) and their first Special Ability class </text:span><text:span text:style-name="T198">ability</text:span><text:span text:style-name="T175">.</text:span></text:p>
      <text:p text:style-name="P176">Rogue C<text:span text:style-name="T584">ore Abilities</text:span>:</text:p>
      <text:p text:style-name="P2">Sneak Attack</text:p>
      <text:p text:style-name="Standard"><text:span text:style-name="T150">If a rogue can catch an opponent when he is unable to defend himself effectively from her attack, she can strike a vital spot for extra damage. <text:s/></text:span><text:span text:style-name="T30">The rogue’s attack deals extra damage any time </text:span><text:span text:style-name="T44">their</text:span><text:span text:style-name="T30"> target would be denied a Dexterity bonus to AC (whether the target actually has a Dexterity bonus or not), or when the rogue </text:span><text:span text:style-name="T44">flanks their</text:span><text:span text:style-name="T30"> target. This extra damage is 1d6 </text:span><text:span text:style-name="T44">when this ability is first gained. <text:s/></text:span><text:span text:style-name="T30">Should the rogue score a </text:span><text:span text:style-name="T44">critical hit </text:span><text:span text:style-name="T30">with a sneak attack, this extra damage is not multiplied. <text:s/></text:span><text:span text:style-name="T150">Ranged attacks can count as sneak attacks only if the target is within 30 feet. <text:s/></text:span><text:span text:style-name="T30">With a sap (blackjack) or an</text:span><text:span text:style-name="T44"> unarmed strike</text:span><text:span text:style-name="T30">, a rogue can make a sneak attack that deals </text:span><text:span text:style-name="T44">nonlethal damage </text:span><text:span text:style-name="T30">instead of lethal damage. She </text:span><text:soft-page-break/><text:span text:style-name="T30">cannot use a weapon that deals lethal damage to deal nonlethal damage in a sneak attack, not even with the usual -4 penalty. <text:s/>A rogue can sneak attack only living creatures with discernible anatomies—undead, </text:span><text:span text:style-name="T44">constructs, oozes, plants</text:span><text:span text:style-name="T30">, and </text:span><text:span text:style-name="T44">incorporeal creatures </text:span><text:span text:style-name="T30">lack vital areas to attack. Any creature that is immune to </text:span><text:span text:style-name="T44">critical hits </text:span><text:span text:style-name="T30">is not vulnerable to sneak attacks. The rogue must be able to see the target well enough to pick out a vital spot and must be able to reach such a spot. A rogue cannot sneak attack while striking a creature with </text:span><text:span text:style-name="T44">concealment </text:span><text:span text:style-name="T30">or striking the limbs of a creature whose vitals are beyond reach. <text:s/></text:span><text:span text:style-name="T150">You may take this feat a number of times equal to (your Rogue levels + 2) <text:s/>Every time you take this feat your Sneak Attack damage increases by 1d6. <text:s/></text:span></text:p>
      <text:p text:style-name="P253"><text:span text:style-name="T175"><text:tab/></text:span><text:span text:style-name="T249">Trapfinding</text:span></text:p>
      <text:p text:style-name="P30"><text:tab/>-Sneak Attack(+1d6) </text:p>
      <text:p text:style-name="P30"><text:tab/>-You add a bonus to all Search and Disable Device checks involving traps by 1 + your rogue <text:tab/>levels. <text:s/>You can use the Disable Device skill to disarm magical traps and if your beat the DC to <text:tab/>disable <text:span text:style-name="T333">any</text:span> trap by 10 or more, you can bypass it with your party without triggering it.</text:p>
      <text:p text:style-name="P30"><text:tab/><text:tab/><text:span text:style-name="T333">Insightful Strike </text:span></text:p>
      <text:p text:style-name="P30"><text:tab/><text:tab/>-Trapfinding</text:p>
      <text:p text:style-name="P30"><text:tab/><text:tab/>-BAB of 1</text:p>
      <text:p text:style-name="P30"><text:tab/><text:tab/>-Gain the Insightful Strike ability. <text:s/>When making a standard attack against an <text:tab/><text:tab/><text:tab/><text:tab/>opponent(including a Sneak Attack), you may add 1 + your <text:span text:style-name="T733">Rogue levels</text:span> to your damage <text:tab/><text:tab/>roll(in the case of Sneak Attack, the +1 is increased by the number of d6s you roll with <text:tab/><text:tab/><text:tab/>Sneak Attack). <text:s/>This extra damage cannot be applied to opponents immune to critical <text:tab/><text:tab/><text:tab/>hits.</text:p>
      <text:p text:style-name="P30"><text:tab/><text:tab/><text:span text:style-name="T333">Spell Sense</text:span></text:p>
      <text:p text:style-name="P30"><text:tab/><text:tab/>-Sneak Attack(+2d6)</text:p>
      <text:p text:style-name="P30"><text:tab/><text:tab/>-BAB of <text:span text:style-name="T688">2</text:span></text:p>
      <text:p text:style-name="P30"><text:tab/><text:tab/>-Gain a +2 dodge bonus to AC against spells and spell-like abilities that rely on your AC. <text:s/><text:tab/><text:tab/>This feat can be taken a number of times equal to half your rogue levels(round up). <text:s/><text:tab/><text:tab/><text:tab/>Each time it is taken, you gain an additional +2 dodge bonus to your AC against spells <text:tab/><text:tab/><text:tab/>and spell-like abilities that rely on your AC.</text:p>
      <text:p text:style-name="P253"><text:span text:style-name="T175"><text:tab/><text:tab/></text:span><text:span text:style-name="T251">Uncanny Dodge</text:span></text:p>
      <text:p text:style-name="P253"><text:span text:style-name="T251"><text:tab/><text:tab/></text:span><text:span text:style-name="T222">-Sneak Attack(+2d6)</text:span></text:p>
      <text:p text:style-name="P30"><text:tab/><text:tab/>-BAB of 3</text:p>
      <text:p text:style-name="P30"><text:tab/><text:tab/>-Gain the Uncanny Dodge ability, retaining Dex bonus to AC when flanked or struck by <text:tab/><text:tab/><text:tab/>an invisible attacker. <text:s/>This ability doe not function against attackers that have 5 or more <text:tab/><text:tab/><text:tab/>BAB than yourself.</text:p>
      <text:p text:style-name="P30"><text:tab/><text:tab/><text:span text:style-name="T388">Slippery Target</text:span></text:p>
      <text:p text:style-name="P71"><text:tab/><text:tab/><text:span text:style-name="T436">-Sneak Attack(+2d6)</text:span></text:p>
      <text:p text:style-name="P71"><text:tab/><text:tab/>-BAB of 3</text:p>
      <text:p text:style-name="P71"><text:tab/><text:tab/>-<text:span text:style-name="T684">Your class defense bonus increases by 1. <text:s/>So long as you are using your class defense <text:tab/><text:tab/><text:tab/>instead of your armor bonus, you gain a DR of X/- where X is equal to </text:span><text:span text:style-name="T698">1 +</text:span><text:span text:style-name="T684"> </text:span><text:span text:style-name="T708">half of </text:span><text:span text:style-name="T684">your <text:tab/><text:tab/><text:tab/></text:span><text:span text:style-name="T708">class defense bonus(round up)</text:span><text:span text:style-name="T684">. <text:s/></text:span><text:span text:style-name="T706">Use of this feat forgoes any DR from armor(but not <text:tab/><text:tab/><text:tab/>natural armor) you are wearing.</text:span></text:p>
      <text:p text:style-name="P260"><text:span text:style-name="T175"><text:tab/><text:tab/><text:tab/>-</text:span><text:span text:style-name="T249">Special Ability</text:span></text:p>
      <text:p text:style-name="P44"><text:tab/><text:tab/><text:tab/>-Uncanny Dodge</text:p>
      <text:p text:style-name="P44"><text:tab/><text:tab/><text:tab/>-<text:span text:style-name="T691">Slippery Target</text:span></text:p>
      <text:p text:style-name="P44"><text:tab/><text:tab/><text:tab/>-BAB of <text:span text:style-name="T584">3</text:span></text:p>
      <text:p text:style-name="P44"><text:tab/><text:tab/><text:tab/>-You may choose a Rogue Special ability that you do not already posses from the <text:tab/><text:tab/><text:tab/>list below:</text:p>
      <text:p text:style-name="P44"><text:tab/><text:tab/><text:tab/><text:tab/>-<text:span text:style-name="T333">Crippling Strik</text:span>e- When you use Sneak Attack on an enemy, they also <text:tab/><text:tab/><text:tab/><text:tab/><text:tab/>take 2 points of Str damage in addition to the normal damage.</text:p>
      <text:p text:style-name="P44"><text:soft-page-break/><text:tab/><text:tab/><text:tab/><text:tab/>-<text:span text:style-name="T333">Defensive Roll-</text:span> Once per encounter, if a melee or ranged attack would <text:tab/><text:tab/><text:tab/><text:tab/><text:tab/>reduce you to 0 hit points or less you may attempt a reflex save with a DC <text:tab/><text:tab/><text:tab/><text:tab/>equal to the damage dealt. <text:s/>If you succeed, you take only half damage <text:tab/><text:tab/><text:tab/><text:tab/><text:tab/>from the attack. <text:s/>You must be aware of the attack to use this ability and <text:tab/><text:tab/><text:tab/><text:tab/><text:tab/>not be denied your Dex bonus to AC. <text:s/>Evasion has no effect on this <text:tab/><text:tab/><text:tab/><text:tab/><text:tab/>ability.</text:p>
      <text:p text:style-name="P44"><text:tab/><text:tab/><text:tab/><text:tab/>-<text:span text:style-name="T333">Opportunist</text:span>- Once per round you may make an attack of opportunity <text:tab/><text:tab/><text:tab/><text:tab/><text:tab/>against an opponent who has just been attacked by another character. <text:s/><text:tab/><text:tab/><text:tab/><text:tab/><text:tab/>Combat Reflexes has no effect on this ability.</text:p>
      <text:p text:style-name="P44"><text:tab/><text:tab/><text:tab/><text:tab/>-<text:span text:style-name="T333">Skill Mastery</text:span>- Upon gaining this ability, choose a number of class skill <text:tab/><text:tab/><text:tab/><text:tab/><text:tab/>you possess equal to 3 + your <text:span text:style-name="T333">base</text:span> Int modifier. <text:s/>You may take 10 on <text:tab/><text:tab/><text:tab/><text:tab/><text:tab/>these skills even if stressed or distracted. <text:s/>Humans choose one extra skill <text:tab/><text:tab/><text:tab/><text:tab/><text:tab/>with this ability.</text:p>
      <text:p text:style-name="P44"><text:tab/><text:tab/><text:tab/><text:tab/>-<text:span text:style-name="T333">Slippery Mind</text:span>- <text:s/>If you fail a save against an enchantment spell or effect, <text:tab/><text:tab/><text:tab/><text:tab/>you may attempt a second save the following round at a +2 bonus.<text:tab/> This <text:tab/><text:tab/><text:tab/><text:tab/><text:tab/>feat can be taken a number of times equal to half your rogue levels(round <text:tab/><text:tab/><text:tab/><text:tab/>up)</text:p>
      <text:p text:style-name="P186">Rogue Advanced Abilities:</text:p>
      <text:p text:style-name="P176">Improved Uncanny Dodge</text:p>
      <text:p text:style-name="P30">Uncanny Dodge</text:p>
      <text:p text:style-name="P30">-BAB of 5</text:p>
      <text:p text:style-name="P30">-<text:span text:style-name="T584">Compiled Training(Rogue)</text:span></text:p>
      <text:p text:style-name="P30">-Your Uncanny Dodge improves, granting you immunity to being <text:tab/>flanked by an attacker who does not have 5 BAB or more than yourself.</text:p>
      <text:p text:style-name="P176">Spell Reflection</text:p>
      <text:p text:style-name="P30">-Spell Sense</text:p>
      <text:p text:style-name="P30">-BAB of 5</text:p>
      <text:p text:style-name="P30">-<text:span text:style-name="T584">Compiled Training(Rogue)</text:span></text:p>
      <text:p text:style-name="P30">-You gain the ability to reflect magical attacks made with spells or spell-like abilities that rely on your AC if they miss you. <text:s/>Attacks reflected in this way gain a new attack roll, using the same bonuses as the original attack agonist the attackers AC. <text:s/>If a single magical attack misses you more than once at the same time, you may redirect every separate attack that missed you. <text:s/></text:p>
      <text:p text:style-name="P188">Improved Insightful Strike</text:p>
      <text:p text:style-name="P30">-<text:span text:style-name="T554">Insightful Strike</text:span></text:p>
      <text:p text:style-name="P30">-<text:span text:style-name="T554">BAB of 5</text:span></text:p>
      <text:p text:style-name="P30">-<text:span text:style-name="T584">Compiled Training(Rogue)</text:span></text:p>
      <text:p text:style-name="P30">-<text:span text:style-name="T554">When making a standard attack that is not a Sneak </text:span><text:span text:style-name="T689">A</text:span><text:span text:style-name="T554">ttack, your damage bonus increases by +1 for every die of Sneak Attack damage your Sneak </text:span><text:span text:style-name="T689">A</text:span><text:span text:style-name="T554">ttack would deal. <text:s/>When making a Sneak Attack, your bonus from Insightful Strike increases by 50%</text:span><text:span text:style-name="T746">(round up).</text:span></text:p>
      <text:p text:style-name="P30"><text:tab/><text:span text:style-name="T333">Savoy Rogue</text:span></text:p>
      <text:p text:style-name="P30"><text:tab/>-Special Ability(x3)</text:p>
      <text:p text:style-name="P30"><text:tab/>-BAB of <text:span text:style-name="T584">8</text:span></text:p>
      <text:p text:style-name="P30"><text:tab/>-Your rogue abilities improve in various ways:</text:p>
      <text:p text:style-name="P30"><text:tab/>-Your Sneak Attack damage dice increase by one die size.</text:p>
      <text:p text:style-name="P30"><text:tab/>-You gain a number of skill points equal to twice your rogue levels. <text:s/>Your skill checks with <text:tab/>rogue class skills gain a +1 bonus.</text:p>
      <text:p text:style-name="P30"><text:tab/>-Your Crippling Strike can deal strength damage to <text:tab/>enemies immune to critical hits.</text:p>
      <text:p text:style-name="P30"><text:tab/>-You may use Defensive roll twice per encounter and when used successfully, you take the <text:tab/>minimum rolled damage plus half of any numerical bonus(round down) on the damage roll.</text:p>
      <text:p text:style-name="P30"><text:soft-page-break/><text:tab/>-You may use Opportunist as many times in a round as your have attacks of opportunity. <text:s/>It <text:tab/>cannot, however, trigger from the same attacking character more than once per round.</text:p>
      <text:p text:style-name="P30"><text:tab/>-When you use Skill Mastery, you take 12 instead of taking 10.</text:p>
      <text:p text:style-name="P30"><text:tab/>-The second save granted by Slippery Mind has a +4 bonus.<text:tab/></text:p>
      <text:p text:style-name="P30"><text:tab/><text:tab/><text:span text:style-name="T418">Master Thief </text:span></text:p>
      <text:p text:style-name="P30"><text:tab/><text:tab/>-<text:span text:style-name="T773">Savvy Rogue</text:span></text:p>
      <text:p text:style-name="P85"><text:tab/><text:tab/>--You gain 1 additional Hit Die. <text:s/>This Hit Die grants you the BAB, class defense, saves, <text:tab/><text:tab/><text:tab/>caster level, skill points and Hit Points that gaining an additional level in R<text:span text:style-name="T773">ogue</text:span> would <text:tab/><text:tab/><text:tab/>grant. <text:s/><text:span text:style-name="T773">You also gain a +4 to your Dex and a +4 bonus to your Dex maximum. <text:s/></text:span></text:p>
      <text:h text:style-name="P300" text:outline-level="2">Shaman</text:h>
      <text:p text:style-name="P150">HD- d8</text:p>
      <text:p text:style-name="P150">BAB Progression- Average</text:p>
      <text:p text:style-name="P150">Good Saves-Will</text:p>
      <text:p text:style-name="P150">Skill Points per level- 4 + Int modifier</text:p>
      <text:p text:style-name="P150">Class Skills- Concentration, Craft, Diplomacy, Heal, Knowledge(<text:span text:style-name="T798">arcana, </text:span>nature, <text:span text:style-name="T798">the planes</text:span>), Listen, Profession, Spellcraft, Spot, Survival, Swim</text:p>
      <text:p text:style-name="P150">Armor Proficiency- <text:span text:style-name="T798">L</text:span>ight <text:span text:style-name="T798">and</text:span> medium armor and <text:span text:style-name="T798">all</text:span> shields(save tower shields).</text:p>
      <text:p text:style-name="P150">Weapon Proficiency- <text:span text:style-name="T798">All simple and one-handed martial weapons.</text:span></text:p>
      <text:p text:style-name="P150">-At 1<text:span text:style-name="T1">st</text:span> level the <text:span text:style-name="T798">shaman gains the Spiritcaller Training and the Call of the Elements class abilities</text:span></text:p>
      <text:p text:style-name="P270"><text:span text:style-name="T175">-At 2</text:span><text:span text:style-name="T281">nd</text:span><text:span text:style-name="T175"> level the </text:span><text:span text:style-name="T208">shaman </text:span><text:span text:style-name="T229">gains the Elemental Shock class ability</text:span></text:p>
      <text:p text:style-name="P270"><text:span text:style-name="T175">-At 3</text:span><text:span text:style-name="T281">rd</text:span><text:span text:style-name="T175"> level the </text:span><text:span text:style-name="T208">shaman </text:span><text:span text:style-name="T229">gains the Spiritual Weapon class ability</text:span></text:p>
      <text:p text:style-name="P270"><text:span text:style-name="T175">-At 4</text:span><text:span text:style-name="T281">th</text:span><text:span text:style-name="T175"> level the </text:span><text:span text:style-name="T208">shaman </text:span><text:span text:style-name="T229">gains the Elemental Affinity class ability</text:span></text:p>
      <text:p text:style-name="P270"><text:span text:style-name="T175">-At 5</text:span><text:span text:style-name="T281">th</text:span><text:span text:style-name="T175"> level the </text:span><text:span text:style-name="T208">shaman </text:span><text:span text:style-name="T229">gains the Improved Call of the Elements class ability</text:span></text:p>
      <text:p text:style-name="P316"><text:span text:style-name="T229">-At 5</text:span><text:span text:style-name="T292">th</text:span><text:span text:style-name="T229"> level the shaman gains </text:span><text:span text:style-name="T233">a bonus feat of their choosing.</text:span></text:p>
      <text:p text:style-name="P288"><text:span text:style-name="T275">Shaman </text:span><text:span text:style-name="T273">Core Abilities:</text:span></text:p>
      <text:p text:style-name="P174"><text:span text:style-name="T798">Shaman</text:span> Divine Spellcasting</text:p>
      <text:p text:style-name="P270"><text:span text:style-name="T175">-You gain the ability to cast divine spells as if you were a 1</text:span><text:span text:style-name="T281">st</text:span><text:span text:style-name="T175"> level </text:span><text:span text:style-name="T208">shaman</text:span><text:span text:style-name="T175">. <text:s/></text:span><text:span text:style-name="T208">These spells are chosen from the druid spell list. <text:s/></text:span><text:span text:style-name="T188">Wisdom is the ability score that governs your spellcasting.</text:span><text:span text:style-name="T175"> <text:s/></text:span><text:span text:style-name="T49">Like other spellcasters, a </text:span><text:span text:style-name="T56">shaman</text:span><text:span text:style-name="T49"> can cast only a certain number of spells of each spell level per day. In addition, </text:span><text:span text:style-name="T54">they</text:span><text:span text:style-name="T49"> receives bonus spells per day if </text:span><text:span text:style-name="T53">they</text:span><text:span text:style-name="T49"> </text:span><text:span text:style-name="T54">have</text:span><text:span text:style-name="T49"> a high </text:span><text:span text:style-name="T54">Wisdom</text:span><text:span text:style-name="T49"> score. When the </text:span><text:span text:style-name="T56">shaman</text:span><text:span text:style-name="T49"> gets 0 spells per day of a given spell level, </text:span><text:span text:style-name="T53">they</text:span><text:span text:style-name="T49"> gain only the bonus spells </text:span><text:span text:style-name="T53">they</text:span><text:span text:style-name="T49"> would be entitled to based on </text:span><text:span text:style-name="T53">their</text:span><text:span text:style-name="T49"> </text:span><text:span text:style-name="T54">Wisdom</text:span><text:span text:style-name="T49"> score for that spell level. <text:s/></text:span><text:span text:style-name="T56">Unlike druids, a shaman does not lose the ability to cast druid spells while wearing metal armor or wielding metal shields.</text:span></text:p>
      <text:p text:style-name="P193">Spiritcaller’s Training</text:p>
      <text:p text:style-name="P92"><text:span text:style-name="T73">-Caster level 1</text:span><text:span text:style-name="T102">st</text:span><text:span text:style-name="T73"> (</text:span><text:span text:style-name="T86">Shaman</text:span><text:span text:style-name="T73">)</text:span></text:p>
      <text:p text:style-name="P104">-Gain a +1 bonus to their Fort and Ref saves. <text:s/>This feat’s bonus increases to +2 if you take the Compiled Training(Shaman) feat.</text:p>
      <text:p text:style-name="P193">Call of the Elements</text:p>
      <text:p text:style-name="P92"><text:span text:style-name="T73">-Caster level 1</text:span><text:span text:style-name="T102">st</text:span><text:span text:style-name="T73"> (</text:span><text:span text:style-name="T86">Shaman</text:span><text:span text:style-name="T73">)</text:span></text:p>
      <text:p text:style-name="P301"><text:span text:style-name="T175">-You may, as a standard action, summon an ephemeral spirit totem corresponding to one of 4 elements of your choice: air, earth, fire </text:span><text:span text:style-name="T219">or</text:span><text:span text:style-name="T175"> water. <text:s/>These totems manifest in an unoccupied space adjacent to you for 5 rounds and provide benefits corresponding to their type. <text:s/>These totems cannot be directly attacked but can be dispelled. <text:s/>You can only have a single totem active at one time </text:span><text:span text:style-name="T209">and when you place a totem, you must wait 5 rounds before placing a new totem of the same element</text:span><text:span text:style-name="T175">. <text:s/>Their benefits are as follows:</text:span></text:p>
      <text:p text:style-name="P193">Air</text:p>
      <text:p text:style-name="P301"><text:span text:style-name="T251">Grace of Air Totem</text:span><text:span text:style-name="T175">- Grants a dodge bonus to AC of </text:span><text:span text:style-name="T209">1</text:span><text:span text:style-name="T175"> to all allies within 10ft of the totem. <text:s/></text:span><text:span text:style-name="T213">This bonus increases by 1 for every 5 shaman CLs you posses.</text:span></text:p>
      <text:p text:style-name="P303"><text:soft-page-break/><text:span text:style-name="T258">Wrath of Air</text:span><text:span text:style-name="T251"> Totem-</text:span><text:span text:style-name="T175"> Grants a +1 bonus to attack rolls to all allies within 10ft of the totem. <text:s/></text:span><text:span text:style-name="T213">This bonus increases by 1 for every 5 shaman CLs you posses.</text:span></text:p>
      <text:p text:style-name="P303"><text:span text:style-name="T251">Lightning Resist Totem-</text:span><text:span text:style-name="T175"> Grants Resist 5(electricity) to all allies within 10ft of the totem. <text:s/></text:span><text:span text:style-name="T213">This bonus increases by 2 for every 5 shaman CLs you posses.</text:span></text:p>
      <text:p text:style-name="P193">Earth</text:p>
      <text:p text:style-name="P303"><text:span text:style-name="T251">Stoneskin Totem</text:span><text:span text:style-name="T175">- Grants a DR rating of 1/- to all allies within 10ft of the totem. <text:s/></text:span><text:span text:style-name="T213">This bonus increases by 1 for every 5 shaman CLs you posses.</text:span></text:p>
      <text:p text:style-name="P303"><text:span text:style-name="T251">Strength of Earth Totem</text:span><text:span text:style-name="T175">- Grants a +1 bonus to unarmed and weapon damage rolls to all allies within 10ft of the totem. <text:s/></text:span><text:span text:style-name="T213">This bonus increases by 1 for every 5 shaman CLs you posses.</text:span></text:p>
      <text:p text:style-name="P303"><text:span text:style-name="T251">Nature Resist Totem</text:span><text:span text:style-name="T175">- Grants Resist 5(acid) to all allies within 10ft of the totem. <text:s/></text:span><text:span text:style-name="T213">This bonus increases by 2 for every 5 shaman CLs you posses.</text:span></text:p>
      <text:p text:style-name="P193">Fire </text:p>
      <text:p text:style-name="P301"><text:span text:style-name="T251">Heartflame Totem-</text:span><text:span text:style-name="T175"> Grants a +1 bonus to the worst save of all allies within 10ft of the totem.</text:span></text:p>
      <text:p text:style-name="P303"><text:span text:style-name="T251">Searing Totem</text:span><text:span text:style-name="T175">- Deals 1d6 + 1 fire damage to a single enemy within 10ft of the totem of the shaman’s choice once per round. <text:s/>This damage ignores DR from armor and natural armor. <text:s/></text:span><text:span text:style-name="T213">This damage increases by 1d6 + 1 for every 5 shaman CLs you posses.</text:span></text:p>
      <text:p text:style-name="P303"><text:span text:style-name="T251">Fire Resist Totem-</text:span><text:span text:style-name="T175"> Grants Resist 5(fire) to all allies within 10ft of the totem. <text:s/></text:span><text:span text:style-name="T213">This bonus increases by 2 for every 5 shaman CLs you posses.</text:span></text:p>
      <text:p text:style-name="P193">Water</text:p>
      <text:p text:style-name="P303"><text:span text:style-name="T251">Healing Stream Totem</text:span><text:span text:style-name="T175">- </text:span><text:span text:style-name="T213">H</text:span><text:span text:style-name="T175">eals 1d6 + 1 </text:span><text:span text:style-name="T213">hit points</text:span><text:span text:style-name="T175"> to a single </text:span><text:span text:style-name="T213">ally</text:span><text:span text:style-name="T175"> within 10ft of the totem of the shaman’s choice once per round. <text:s/></text:span><text:span text:style-name="T213">This healing increases by 1d6 + 1 for every 5 shaman CLs you posses.</text:span></text:p>
      <text:p text:style-name="P303"><text:span text:style-name="T251">Spelltide Totem</text:span><text:span text:style-name="T175">- Grants a +1 bonus to the DC of all spells of allies within 10ft of the totem. <text:s/></text:span><text:span text:style-name="T213">This bonus increases by 1 for every 5 shaman CLs you posses.</text:span></text:p>
      <text:p text:style-name="P303"><text:span text:style-name="T251">Frost Resist Totem-</text:span><text:span text:style-name="T175"> Grants Resist 5(cold) to all allies within 10ft of the totem. <text:s/></text:span><text:span text:style-name="T213">This bonus increases by 2 for every 5 shaman CLs you posses.</text:span></text:p>
      <text:p text:style-name="P193"><text:tab/>Elemental Shock</text:p>
      <text:p text:style-name="P165"><text:tab/>-Spiritcaller’s Training</text:p>
      <text:p text:style-name="P165"><text:tab/>-Call of the Elements</text:p>
      <text:p text:style-name="P92"><text:span text:style-name="T73"><text:tab/>-Caster level </text:span><text:span text:style-name="T86">2</text:span><text:span text:style-name="T105">nd</text:span><text:span text:style-name="T73"> (</text:span><text:span text:style-name="T86">Shaman</text:span><text:span text:style-name="T73">)</text:span></text:p>
      <text:p text:style-name="P92"><text:span text:style-name="T73"><text:tab/>-</text:span><text:span text:style-name="T86">BAB of 1</text:span></text:p>
      <text:p text:style-name="P104"><text:tab/>-The shaman can choose to, as a standard <text:span text:style-name="T840">or move </text:span>action, attack nearby enemies with a sudden <text:tab/>burst of pure elemental energy. <text:s/>This attack is made as a ranged attack using the Shaman’s Wis <text:tab/>modifier with a +2 bonus to the roll. <text:s/>The burst deals 1d6 plus the shaman’s Wis modifier in <text:tab/>damage and an additional 1d6 + 1 for every 4 caster levels the shaman possesses. <text:s/>This ability <text:tab/>can be used once per round and has a range of 20ft.</text:p>
      <text:p text:style-name="P193"><text:tab/><text:tab/>Spiritual Weapon</text:p>
      <text:p text:style-name="P165"><text:tab/><text:tab/>-Elemental Shock</text:p>
      <text:p text:style-name="P92"><text:span text:style-name="T73"><text:tab/><text:tab/>-Caster level </text:span><text:span text:style-name="T86">3</text:span><text:span text:style-name="T105">rd <text:s/></text:span><text:span text:style-name="T73">(</text:span><text:span text:style-name="T86">Shaman</text:span><text:span text:style-name="T73">)</text:span></text:p>
      <text:p text:style-name="P92"><text:span text:style-name="T73"><text:tab/><text:tab/>-</text:span><text:span text:style-name="T86">BAB of 2</text:span></text:p>
      <text:p text:style-name="P301"><text:span text:style-name="T175"><text:tab/><text:tab/>-The shaman may imbue an equipped weapon </text:span><text:span text:style-name="T209">or shield</text:span><text:span text:style-name="T175"> for which they are proficient <text:tab/><text:tab/><text:tab/>with raw magical energy for a time. <text:s/>This ability grants weapon</text:span><text:span text:style-name="T209">s</text:span><text:span text:style-name="T175"> a +1 to attack and <text:tab/><text:tab/><text:tab/>damage rolls, and the weapon is considered magical for the purpose of overcoming DR. <text:s/><text:tab/><text:tab/></text:span><text:span text:style-name="T209">For shields, the shield’s bonus to AC increases by 1 and the shield deals one damage die <text:tab/><text:tab/>higher when used to bash an opponent. <text:s/></text:span><text:span text:style-name="T175">The weapon/</text:span><text:span text:style-name="T209">shield’s</text:span><text:span text:style-name="T175"> damage is also considered <text:tab/><text:tab/><text:tab/>force, making it usable against any incorporeal creatures. <text:s/>Using this ability takes a full-<text:tab/><text:tab/><text:tab/>round action and it’s effects last for the rest of the encounter. <text:s/></text:span><text:span text:style-name="T209">If the shaman is wielding 2 <text:tab/><text:tab/>weapons or a single weapon and a shield, then this ability affects both items held in each <text:tab/><text:tab/>hand with a single use. </text:span><text:span text:style-name="T175">This ability cannot be used if the shaman has no more spells of <text:tab/></text:span><text:soft-page-break/><text:span text:style-name="T175"><text:tab/><text:tab/>1</text:span><text:span text:style-name="T281">st</text:span><text:span text:style-name="T175"> level or higher to cast. <text:s/>The effects of this ability do not stack with the existing effects <text:tab/><text:tab/>of magic weapons.</text:span></text:p>
      <text:p text:style-name="P193"><text:tab/><text:tab/><text:tab/>Elemental Affinity</text:p>
      <text:p text:style-name="P165"><text:tab/><text:tab/><text:tab/>-Spiritual Weapon</text:p>
      <text:p text:style-name="P92"><text:span text:style-name="T73"><text:tab/><text:tab/><text:tab/>-Caster level </text:span><text:span text:style-name="T86">4</text:span><text:span text:style-name="T105">th</text:span><text:span text:style-name="T73"> (</text:span><text:span text:style-name="T86">Shaman</text:span><text:span text:style-name="T73">)</text:span></text:p>
      <text:p text:style-name="P230"><text:tab/><text:tab/><text:tab/>-BAB of 3</text:p>
      <text:p text:style-name="P104"><text:tab/><text:tab/><text:tab/>-The shaman chooses an elemental-based Domain(Air, Earth, Fire etc). <text:s/>This <text:tab/><text:tab/><text:tab/><text:tab/>Domain is treated as any used by a cleric or priest. <text:s/><text:span text:style-name="T840">In addition, gain a +1 to the <text:tab/><text:tab/><text:tab/><text:tab/>DC of spells matching that element as well as a +1 to any damage/healing of <text:tab/><text:tab/><text:tab/><text:tab/>those spells. <text:s/>Finally, you may spontaneously cast spells of that element in the <text:tab/><text:tab/><text:tab/><text:tab/>same way that priests and clerics can cast </text:span><text:span text:style-name="T171">cure</text:span><text:span text:style-name="T840"> or </text:span><text:span text:style-name="T171">inflict</text:span><text:span text:style-name="T840"> spells based on the type <text:tab/><text:tab/><text:tab/><text:tab/>of divine energy they channel.</text:span></text:p>
      <text:p text:style-name="P193"><text:tab/><text:tab/><text:tab/><text:tab/>Improved Call of the Elements</text:p>
      <text:p text:style-name="P165"><text:tab/><text:tab/><text:tab/><text:tab/>-Elemental Affinity</text:p>
      <text:p text:style-name="P92"><text:span text:style-name="T73"><text:tab/><text:tab/><text:tab/><text:tab/>-Caster level </text:span><text:span text:style-name="T86">5</text:span><text:span text:style-name="T105">th</text:span><text:span text:style-name="T73"> (</text:span><text:span text:style-name="T86">Shaman</text:span><text:span text:style-name="T73">)</text:span></text:p>
      <text:p text:style-name="P104"><text:tab/><text:tab/><text:tab/><text:tab/>-You may maintain 2 totems at a time so long as they are different <text:tab/><text:tab/><text:tab/><text:tab/><text:tab/>elements. When using the Call of the Elements ability, the shaman may <text:tab/><text:tab/><text:tab/><text:tab/><text:tab/>summon an additional totem of a different element. <text:s/><text:span text:style-name="T812">These totems can <text:tab/><text:tab/><text:tab/><text:tab/><text:tab/>occupy the same 5ft space.</text:span></text:p>
      <text:p text:style-name="P301"/>
      <text:p text:style-name="P288"><text:span text:style-name="T275">Shaman </text:span><text:span text:style-name="T273">Advanced Abilities:</text:span></text:p>
      <text:p text:style-name="P288"><text:span text:style-name="T273">Elemental </text:span><text:span text:style-name="T276">Weapons</text:span></text:p>
      <text:p text:style-name="P288"><text:span text:style-name="T222">-</text:span><text:span text:style-name="T230">Compiled Training(Shaman)</text:span></text:p>
      <text:p text:style-name="P288"><text:span text:style-name="T230">-Caster level 7</text:span><text:span text:style-name="T291">th</text:span><text:span text:style-name="T230"> (Shaman)</text:span></text:p>
      <text:p text:style-name="P166">-BAB of 5</text:p>
      <text:p text:style-name="P301"><text:span text:style-name="T175">-The shaman’s Spiritual Weapon ability is enhanced. <text:s/>When using that ability, the shaman chooses an element(air, earth, fire or water). <text:s/>Once active</text:span><text:span text:style-name="T211"> on a weapon,</text:span><text:span text:style-name="T175"> the weapon deals an additional 1d6 + 1 of elemental damage depending on the element chosen(electricity, acid, fire and cold respectively). <text:s/></text:span><text:span text:style-name="T211">Once active on a shield, the shield gains a resist rating of 5 to the chosen element.</text:span><text:span text:style-name="T175"> <text:s/>Your Spiritual Weapon effects can now be used on weapons with existing magical properties.</text:span></text:p>
      <text:p text:style-name="P289"><text:span text:style-name="T273"><text:tab/>Spiritual </text:span><text:span text:style-name="T277">Expertise</text:span></text:p>
      <text:p text:style-name="P166"><text:tab/>-Elemental Fury</text:p>
      <text:p text:style-name="P288"><text:span text:style-name="T230"><text:tab/>-Caster level 8</text:span><text:span text:style-name="T291">th</text:span><text:span text:style-name="T230"> (Shaman)</text:span></text:p>
      <text:p text:style-name="P166"><text:tab/>-BAB of 6</text:p>
      <text:p text:style-name="P166"><text:tab/>-When casting druidic spells that deal damage or healing, add 1 to the damage/healing of those <text:tab/>spells per die they use. <text:s/>This bonus can exceed the normal numerical restrictions on bonuses for <text:tab/>a given spell.</text:p>
      <text:p text:style-name="P193"><text:tab/><text:tab/>Greater Call of the Elements</text:p>
      <text:p text:style-name="P288"><text:span text:style-name="T222"><text:tab/><text:tab/>-</text:span><text:span text:style-name="T230">Spiritual </text:span><text:span text:style-name="T232">Expertise</text:span></text:p>
      <text:p text:style-name="P92"><text:span text:style-name="T73"><text:tab/><text:tab/>-Caster level </text:span><text:span text:style-name="T86">10</text:span><text:span text:style-name="T105">th</text:span><text:span text:style-name="T73"> (</text:span><text:span text:style-name="T86">Shaman</text:span><text:span text:style-name="T73">)</text:span></text:p>
      <text:p text:style-name="P92"><text:span text:style-name="T73"><text:tab/><text:tab/>-</text:span><text:span text:style-name="T86">BAB of 7</text:span></text:p>
      <text:p text:style-name="P105"><text:tab/><text:tab/>-You may maintain 3 totems at a time so long as they are different elements. When using <text:tab/><text:tab/>the Call of the Elements ability, the shaman may summon an additional totem of a <text:tab/><text:tab/><text:tab/>different element. <text:s/><text:span text:style-name="T812">These totems can <text:tab/>occupy the same 5ft space.</text:span></text:p>
      <text:p text:style-name="P193"><text:tab/><text:tab/><text:tab/>Improved Elemental Affinity</text:p>
      <text:p text:style-name="P288"><text:span text:style-name="T222"><text:tab/><text:tab/><text:tab/>-</text:span><text:span text:style-name="T230">Greater Call of the Elements</text:span></text:p>
      <text:p text:style-name="P92"><text:span text:style-name="T73"><text:tab/><text:tab/><text:tab/>-Caster level </text:span><text:span text:style-name="T86">10</text:span><text:span text:style-name="T105">th</text:span><text:span text:style-name="T73"> (</text:span><text:span text:style-name="T87">Shaman</text:span><text:span text:style-name="T73">)</text:span></text:p>
      <text:p text:style-name="P92"><text:span text:style-name="T73"><text:tab/><text:tab/><text:tab/>-</text:span><text:span text:style-name="T86">BAB or 8</text:span></text:p>
      <text:p text:style-name="P230"><text:soft-page-break/><text:tab/><text:tab/><text:tab/>-You may choose a second elemental-based Domain with your Elemental <text:tab/><text:tab/><text:tab/><text:tab/>Affinity ability.</text:p>
      <text:p text:style-name="P192"><text:span text:style-name="T86"><text:tab/><text:tab/><text:tab/><text:tab/>E</text:span><text:span text:style-name="T73">lemental Awakening</text:span></text:p>
      <text:p text:style-name="P233"><text:tab/><text:tab/><text:tab/><text:tab/>-Improved Elemental Affinity</text:p>
      <text:p text:style-name="P92"><text:span text:style-name="T73"><text:tab/><text:tab/><text:tab/><text:tab/>-Caster level </text:span><text:span text:style-name="T86">1</text:span><text:span text:style-name="T87">2</text:span><text:span text:style-name="T105">th</text:span><text:span text:style-name="T73"> (</text:span><text:span text:style-name="T87">Shaman</text:span><text:span text:style-name="T73">)</text:span></text:p>
      <text:p text:style-name="P92"><text:span text:style-name="T73"><text:tab/><text:tab/><text:tab/><text:tab/>-</text:span><text:span text:style-name="T86">BAB or </text:span><text:span text:style-name="T87">9</text:span></text:p>
      <text:p text:style-name="P231"><text:tab/><text:tab/><text:tab/><text:tab/>-You can take on a form that imbues you with the raw power of one of the <text:tab/><text:tab/><text:tab/><text:tab/>elements, granting you special abilities based upon the chosen <text:tab/><text:tab/><text:tab/><text:tab/><text:tab/><text:tab/>elements(air, earth, fire or water). <text:s/>This ability can be used once per day <text:tab/><text:tab/><text:tab/><text:tab/><text:tab/>and lasts for 5 rounds. Their effects <text:tab/>are listed below:</text:p>
      <text:p text:style-name="P106"><text:span text:style-name="T92"><text:tab/><text:tab/><text:tab/><text:tab/>Air</text:span><text:span text:style-name="T73">- <text:s/>You may make one additional attack as part of a standard or full <text:tab/><text:tab/><text:tab/><text:tab/><text:tab/>attack action, and you gain a 10ft bonus to your land speed.</text:span></text:p>
      <text:p text:style-name="P106"><text:span text:style-name="T92"><text:tab/><text:tab/><text:tab/><text:tab/>Earth</text:span><text:span text:style-name="T73">- <text:s/>You gain a DR rating of X/-, where X is your Wis modifier, as <text:tab/><text:tab/><text:tab/><text:tab/><text:tab/>well as the Tremorsense ability at a range of 30ft.</text:span></text:p>
      <text:p text:style-name="P106"><text:span text:style-name="T92"><text:tab/><text:tab/><text:tab/><text:tab/>Fire</text:span><text:span text:style-name="T73">- <text:s/>You emit an aura of heat so intense that it damages those that attack <text:tab/><text:tab/><text:tab/><text:tab/>you or are even too close. <text:s/>Any creature that ends it’s turn in a space <text:tab/><text:tab/><text:tab/><text:tab/><text:tab/>adjacent to yours or hits you with a melee attack suffers damage equal to <text:tab/><text:tab/><text:tab/><text:tab/><text:tab/>2 + your Wis modifier. <text:s/>This damage ignores all DR from armor and <text:tab/><text:tab/><text:tab/><text:tab/><text:tab/>natural armor. <text:s/>You may also make melee attacks against opponents at a <text:tab/><text:tab/><text:tab/><text:tab/><text:tab/>range of 20ft. <text:s/>These attacks manifest as beams of searing concentrated <text:tab/><text:tab/><text:tab/><text:tab/><text:tab/>flame from your hands or weapons. <text:s/>These attacks gain a +2 bonus to <text:tab/><text:tab/><text:tab/><text:tab/><text:tab/>their attack and damage rolls.</text:span></text:p>
      <text:p text:style-name="P308"><text:span text:style-name="T62"><text:tab/><text:tab/><text:tab/><text:tab/>Water</text:span><text:span text:style-name="T49">- <text:s/>You gain a dodge bonus to your AC equal to your Wis modifier <text:tab/><text:tab/><text:tab/><text:tab/><text:tab/>and as a standard or move action, you may douse an ally no more than <text:tab/><text:tab/><text:tab/><text:tab/><text:tab/>20ft away with healing waters. <text:s/>This effects is equal to the highest </text:span><text:span text:style-name="T70">cure</text:span><text:span text:style-name="T49"> <text:tab/><text:tab/><text:tab/><text:tab/><text:tab/>spell you can cast save that it heals for d6s rather than d8s.</text:span></text:p>
      <text:p text:style-name="P193"><text:tab/><text:tab/><text:tab/><text:tab/><text:tab/>Superior Call of the Elements</text:p>
      <text:p text:style-name="P288"><text:span text:style-name="T222"><text:tab/><text:tab/><text:tab/><text:tab/><text:tab/>-</text:span><text:span text:style-name="T230">Elemental Awakening</text:span></text:p>
      <text:p text:style-name="P92"><text:span text:style-name="T73"><text:tab/><text:tab/><text:tab/><text:tab/><text:tab/>-Caster level </text:span><text:span text:style-name="T86">15</text:span><text:span text:style-name="T105">th</text:span><text:span text:style-name="T73"> (</text:span><text:span text:style-name="T86">Shaman</text:span><text:span text:style-name="T73">)</text:span></text:p>
      <text:p text:style-name="P92"><text:span text:style-name="T73"><text:tab/><text:tab/><text:tab/><text:tab/><text:tab/>-</text:span><text:span text:style-name="T86">BAB of 1</text:span><text:span text:style-name="T87">0</text:span></text:p>
      <text:p text:style-name="P105"><text:tab/><text:tab/><text:tab/><text:tab/><text:tab/>-You may maintain 4 totems at a time so long as they are different <text:tab/><text:tab/><text:tab/><text:tab/><text:tab/>elements. When using the Call of the Elements ability, the shaman <text:tab/><text:tab/><text:tab/><text:tab/><text:tab/>may summon an additional totem of a different element. <text:s/><text:span text:style-name="T812">These <text:tab/><text:tab/><text:tab/><text:tab/><text:tab/><text:tab/>totems can occupy the same 5ft space.</text:span></text:p>
      <text:p text:style-name="P192"><text:tab/><text:tab/><text:tab/><text:tab/><text:tab/><text:tab/>Elemental Ascension</text:p>
      <text:p text:style-name="P106"><text:tab/><text:tab/><text:tab/><text:tab/><text:tab/><text:tab/>-Superior Call of the Elements</text:p>
      <text:p text:style-name="P106"><text:tab/><text:tab/><text:tab/><text:tab/><text:tab/><text:tab/>-BAB of 11</text:p>
      <text:p text:style-name="P92"><text:tab/><text:tab/><text:tab/><text:tab/><text:tab/><text:tab/>-Your creature type changes to Outsider(native to the <text:tab/><text:tab/><text:tab/><text:tab/><text:tab/><text:tab/><text:tab/>Material Plane) for the purposes of spells and effects. <text:s/>You <text:tab/><text:tab/><text:tab/><text:tab/><text:tab/><text:tab/>als<text:span text:style-name="T799">o gain a +1 to your BAB, an additional</text:span> <text:span text:style-name="T799">Shaman</text:span> caster <text:tab/><text:tab/><text:tab/><text:tab/><text:tab/><text:tab/><text:tab/>level, and a Resistance of <text:span text:style-name="T799">2</text:span>0 to acid, cold, fire and <text:tab/><text:tab/><text:tab/><text:tab/><text:tab/><text:tab/><text:tab/><text:tab/>electricity. <text:span text:style-name="T799"><text:s/></text:span>You can still be freely brought back to life by <text:tab/><text:tab/><text:tab/><text:tab/><text:tab/><text:tab/><text:tab/>spells and effects that affect non-Outsiders.</text:p>
      <text:h text:style-name="Heading_20_2" text:outline-level="2">Sorcerer</text:h>
      <text:p text:style-name="P125">HD- d4</text:p>
      <text:p text:style-name="P125">BAB Progression- Poor</text:p>
      <text:p text:style-name="P125">Good Saves- Will</text:p>
      <text:p text:style-name="P125"><text:soft-page-break/>Skill Points per level- 2 + Int modifier</text:p>
      <text:p text:style-name="P125">Class Skills- Bluff, Concentration, Craft, Knowledge(arcana), Profession, Spellcraft.</text:p>
      <text:p text:style-name="P125">Armor Proficiency- None</text:p>
      <text:p text:style-name="P125">Weapon Proficiency- All simple weapons.</text:p>
      <text:p text:style-name="P125">-At 1<text:span text:style-name="T1">st</text:span> level the Sorcerer gains the Draconic Heritage feat.</text:p>
      <text:p text:style-name="P125">-At 1<text:span text:style-name="T1">st</text:span> level the sorcerer gain the Instant Magic class ability, as well as the Spellbolt class ability.</text:p>
      <text:p text:style-name="P125">-At 2<text:span text:style-name="T1">nd</text:span> level the sorcerer gains <text:span text:style-name="T655">a feat from the</text:span> Adept Spellcaster <text:span text:style-name="T655">tree that they meet the prerequisites for.</text:span>.</text:p>
      <text:p text:style-name="P253"><text:span text:style-name="T175">-At 3</text:span><text:span text:style-name="T281">rd</text:span><text:span text:style-name="T175"> level the sorcerer gains a feat from the Draconic Heritage tree that they meet the prerequisites for.</text:span></text:p>
      <text:p text:style-name="P253"><text:span text:style-name="T175">-At 4</text:span><text:span text:style-name="T281">th</text:span><text:span text:style-name="T175"> level the sorcerer gains the Focused Mind feat.</text:span></text:p>
      <text:p text:style-name="P265"><text:span text:style-name="T175">-At 4</text:span><text:span text:style-name="T281">th</text:span><text:span text:style-name="T175"> level the sorcerer gains the </text:span><text:span text:style-name="T195">Signature Spell class ability.</text:span></text:p>
      <text:p text:style-name="P253"><text:span text:style-name="T175">-At 5</text:span><text:span text:style-name="T281">th</text:span><text:span text:style-name="T175"> level the sorcerer gains a feat from the Draconic Heritage tree that they meet the prerequisites for.</text:span></text:p>
      <text:p text:style-name="P176">Sorcerer <text:span text:style-name="T584">Core Abilities</text:span>:</text:p>
      <text:p text:style-name="P170">Sorcerer Arcane Spellcasting</text:p>
      <text:p text:style-name="P262"><text:span text:style-name="T175">-You gain the ability to cast arcane spells as if you were a 1</text:span><text:span text:style-name="T281">st</text:span><text:span text:style-name="T175"> level Sorcerer. <text:s/></text:span><text:span text:style-name="T188">Charisma is the ability score that governs your spellcasting. <text:s/></text:span><text:span text:style-name="T301">A</text:span><text:span text:style-name="T54"> sorcerer need not prepare </text:span><text:span text:style-name="T53">their</text:span><text:span text:style-name="T54"> spells in advance. </text:span><text:span text:style-name="T53">They</text:span><text:span text:style-name="T54"> can cast any spell </text:span><text:span text:style-name="T53">they</text:span><text:span text:style-name="T54"> know at any time, assuming </text:span><text:span text:style-name="T53">they</text:span><text:span text:style-name="T54"> </text:span><text:span text:style-name="T53">have</text:span><text:span text:style-name="T54"> not yet used up </text:span><text:span text:style-name="T53">their</text:span><text:span text:style-name="T54"> allotment of spells per day for the spell’s level. <text:s/>Like other spellcasters, a sorcerer can cast only a certain number of spells of each spell level per day. In addition, they receives bonus spells per day if </text:span><text:span text:style-name="T53">they</text:span><text:span text:style-name="T54"> have a high Charisma score. When the sorcerer gets 0 spells per day of a given spell level, </text:span><text:span text:style-name="T53">they</text:span><text:span text:style-name="T54"> gain only the bonus spells </text:span><text:span text:style-name="T53">they</text:span><text:span text:style-name="T54"> would be entitled to based on </text:span><text:span text:style-name="T53">their</text:span><text:span text:style-name="T54"> Charisma score for that spell level. </text:span></text:p>
      <text:p text:style-name="P30"><text:tab/><text:span text:style-name="T333">Spellbolt(Sorcerer)</text:span></text:p>
      <text:p text:style-name="P30"><text:tab/>-<text:span text:style-name="T585">Caster level 1</text:span><text:span text:style-name="T11">st</text:span><text:span text:style-name="T585">(Sorcerer)</text:span></text:p>
      <text:p text:style-name="P80"><text:tab/>-The sorcerer can, as a standard action, unleash a bolt of arcane energy at their foes. <text:s/>The <text:tab/>sorcerer makes a ranged attack using their Cha modifier and deals damage on a successful <text:tab/>hit equal to their Sorcerer caster level plus their Cha modifier of any energy type the <text:tab/>sorcerer knows from their spells. <text:s/>This ability has a range of 30 ft and can be used once per <text:tab/>round. <text:s/>In addition, your Spellbolt gains an additional bonus to it's attack and damage equal <text:tab/>to the highest level of spell you can still cast. <text:s/><text:span text:style-name="T751">Using Spellbolt does not provoke an attack of <text:tab/>opportunity, but is affected by armor check penalties, regardless of proficiency.</text:span></text:p>
      <text:p text:style-name="P176"><text:tab/>Instant Magic</text:p>
      <text:p text:style-name="P176"><text:span text:style-name="T455"><text:tab/>-</text:span><text:span text:style-name="T456">Draconic Heritage</text:span></text:p>
      <text:p text:style-name="P160"><text:tab/>-Adept Spellcaster</text:p>
      <text:p text:style-name="P45"><text:tab/>-<text:span text:style-name="T585">Caster level 1</text:span><text:span text:style-name="T11">st</text:span><text:span text:style-name="T585">(Sorcerer)</text:span></text:p>
      <text:p text:style-name="P30"><text:tab/>-You gain a number of innate magical abilities based on the various schools of magic. You <text:tab/>can use any of these abilities so long as you know a spell of that particular school. <text:s/>You can <text:tab/>use your Instant Magic as an immediate action. <text:s/>The spell level of these abilities is equal to <text:tab/>half your sorcerer <text:span text:style-name="T526">caster </text:span>level(round up), minimum 1<text:span text:style-name="T1">st</text:span> . <text:s/>The caster level of these abilities is <text:tab/>equal <text:tab/>to your sorcerer <text:span text:style-name="T509">caster</text:span> level. <text:s/>The DC of these abilities(if any) is equal to 10 + half your <text:tab/>sorcerer <text:span text:style-name="T509">caster </text:span>level(round up) + the ability modifier that affects your spellcasting. <text:s/>The abilities <text:tab/>are as follows:</text:p>
      <text:p text:style-name="P253"><text:span text:style-name="T175"><text:tab/><text:tab/>-</text:span><text:span text:style-name="T249">Urgent Shield(Abjuration): </text:span><text:span text:style-name="T175">You gain a temporary shield of force that provides a +2 <text:tab/><text:tab/><text:tab/>bonus to AC. <text:s/>Lasts for a single attack or flurry of attacks from a full attack action. <text:s/>Must <text:tab/><text:tab/>be used before an attack roll has been made.</text:span></text:p>
      <text:p text:style-name="P253"><text:span text:style-name="T175"><text:tab/><text:tab/>-</text:span><text:span text:style-name="T249">Abrupt Jaunt(Conjuration):</text:span><text:span text:style-name="T175"> You teleport up to a distance of 10 ft away. <text:s/>You cannot <text:tab/><text:tab/><text:tab/>bring along any other creatures</text:span></text:p>
      <text:p text:style-name="P253"><text:soft-page-break/><text:span text:style-name="T175"><text:tab/><text:tab/>-</text:span><text:span text:style-name="T249">Glimpse Peril(Divination): </text:span><text:span text:style-name="T175">You gain a +2 bonus on your next save you make before <text:tab/><text:tab/><text:tab/>your next turn.</text:span></text:p>
      <text:p text:style-name="P253"><text:span text:style-name="T175"><text:tab/><text:tab/>-</text:span><text:span text:style-name="T249">Instant Daze(Enchantment): </text:span><text:span text:style-name="T175">When an opponent that has equal or less HD than you <text:tab/><text:tab/><text:tab/>makes an attack against you, you may render them dazed until the start of their next turn <text:tab/><text:tab/>unless they make a Will save.</text:span></text:p>
      <text:p text:style-name="P253"><text:span text:style-name="T175"><text:tab/><text:tab/>-</text:span><text:span text:style-name="T249">Counterfire(Evocation): </text:span><text:span text:style-name="T175">When a visible enemy targets you with a ranged attack or <text:tab/><text:tab/><text:tab/>spell within 60 ft, you can respond with a glowing arrow of force. <text:s/>This requires a <text:tab/><text:tab/><text:tab/>ranged touch attack to hit and deals 1d6 of damage per 3 caster levels. <text:s/>The attacks <text:tab/><text:tab/><text:tab/>resolve at the same time, so neither can disrupt the other.</text:span></text:p>
      <text:p text:style-name="P253"><text:span text:style-name="T175"><text:tab/><text:tab/>-</text:span><text:span text:style-name="T249">Brief Figment(Illusion):</text:span><text:span text:style-name="T175"> You create an illusionary duplicate of yourself, similar to <text:tab/><text:tab/><text:tab/></text:span><text:span text:style-name="T270">mirror</text:span><text:span text:style-name="T175"> </text:span><text:span text:style-name="T270">image</text:span><text:span text:style-name="T175">. <text:s/>This duplicate has 1 Hit Point and lasts until the end of your next turn.</text:span></text:p>
      <text:p text:style-name="P253"><text:span text:style-name="T175"><text:tab/><text:tab/>-</text:span><text:span text:style-name="T249">Cursed Glance(Necromancy):</text:span><text:span text:style-name="T175"> <text:s/>When a visible enemy targets you with a ranged attack <text:tab/><text:tab/>or spell within 60 ft, you can respond with a curse. <text:s/>If the enemy fails a Will save, they <text:tab/><text:tab/><text:tab/>take a – 2 penalty to AC and saves for a number of rounds equal to the ability modifier <text:tab/><text:tab/><text:tab/>that affects your spellcasting.</text:span></text:p>
      <text:p text:style-name="P30"><text:tab/><text:tab/>-<text:span text:style-name="T332">Sudden Shift(Transmutation):</text:span> You change your form to grant yourself a climb, fly or <text:tab/><text:tab/>swim speed equal to your base land speed. <text:s/>If you use this on your turn it lasts until the <text:tab/><text:tab/><text:tab/>end of your turn, otherwise it lasts until the end of your next turn.</text:p>
      <text:p text:style-name="P30"><text:tab/><text:tab/><text:span text:style-name="T376">Signature Spell </text:span></text:p>
      <text:p text:style-name="P30"><text:tab/><text:tab/>-<text:span text:style-name="T656">Instant Magic</text:span></text:p>
      <text:p text:style-name="P30"><text:tab/><text:tab/>-<text:span text:style-name="T659">Caster level 4</text:span><text:span text:style-name="T16">th</text:span><text:span text:style-name="T659">(Sorcerer)</text:span></text:p>
      <text:p text:style-name="P64"><text:tab/><text:tab/>-<text:span text:style-name="T656">Choose a single arcane spell from your spells known. <text:s/>When casting that spell, your <text:tab/><text:tab/><text:tab/>spell gain the effects of Spell Focus, Spell Expertise, Spell Specialization and Spell <text:tab/><text:tab/><text:tab/>Penetration. <text:s/>If you already have any of these feats this ability’s effects stack with them. <text:s/><text:tab/><text:tab/></text:span><text:span text:style-name="T657">At caster level 10</text:span><text:span text:style-name="T15">th</text:span><text:span text:style-name="T657"> you may select a second Signature Spell. </text:span><text:span text:style-name="T656">When you gain a new level <text:tab/><text:tab/>of spell that you can cast in your sorcerer progression, you may choose a new Signature <text:tab/><text:tab/><text:tab/>Spell in place of </text:span><text:span text:style-name="T657">an</text:span><text:span text:style-name="T656"> old one. <text:s/></text:span></text:p>
      <text:h text:style-name="Heading_20_2" text:outline-level="2">Swashbuckler</text:h>
      <text:p text:style-name="P125">HD- d8</text:p>
      <text:p text:style-name="P125">BAB Progression- Good</text:p>
      <text:p text:style-name="P125">Good Saves- Fort</text:p>
      <text:p text:style-name="P125">Skill Points per level- 4 + Int modifier</text:p>
      <text:p text:style-name="P125">Class Skills- Balance, Bluff, Climb, Craft, Diplomacy, Escape Artist, Jump, Profession, Sense Motive, Swim, Tumble, Use Rope</text:p>
      <text:p text:style-name="P125">Armor Proficiency- Light armor.</text:p>
      <text:p text:style-name="P125">Weapon Proficiency- All light simple and light martial weapons plus longsword, rapier and scimitar. </text:p>
      <text:p text:style-name="P253"><text:span text:style-name="T175">-At 1</text:span><text:span text:style-name="T281">st</text:span><text:span text:style-name="T175"> level the Swashbuckler gains the Weapon Training feat</text:span></text:p>
      <text:p text:style-name="P253"><text:span text:style-name="T175">-At 1</text:span><text:span text:style-name="T281">st</text:span><text:span text:style-name="T175"> level the swashbuckler gains the Grace(+1) class ability.</text:span></text:p>
      <text:p text:style-name="P253"><text:span text:style-name="T175">-At 2</text:span><text:span text:style-name="T281">nd</text:span><text:span text:style-name="T175"> level the swashbuckler gain a feat from the Good Luck tree that they meet the prerequisites for.</text:span></text:p>
      <text:p text:style-name="P253"><text:span text:style-name="T175">-At 2</text:span><text:span text:style-name="T281">nd</text:span><text:span text:style-name="T175"> level the swashbuckler gains their first Duelist Tactics class ability.</text:span></text:p>
      <text:p text:style-name="P253"><text:span text:style-name="T175">-At 3</text:span><text:span text:style-name="T281">rd</text:span><text:span text:style-name="T175"> level the swashbuckler gains the Improved Weapon Training feat, as well as a feat from the Combat Reflexes tree that they meet the prerequisites for.</text:span></text:p>
      <text:p text:style-name="P253"><text:span text:style-name="T175">-At 4</text:span><text:span text:style-name="T281">th</text:span><text:span text:style-name="T175"> level the swashbuckler gains a feat from the Good Luck tree that they meet the prerequisites for.</text:span></text:p>
      <text:p text:style-name="P253"><text:span text:style-name="T175">-At 4</text:span><text:span text:style-name="T281">th</text:span><text:span text:style-name="T175"> level the swashbuckler gain the Acrobatic Charge class ability..</text:span></text:p>
      <text:p text:style-name="P253"><text:span text:style-name="T175">-At 5</text:span><text:span text:style-name="T281">th</text:span><text:span text:style-name="T175"> level the swashbuckler gains the Grace(+2) and the Improved Flanking class abilities.</text:span></text:p>
      <text:p text:style-name="P176">Swashbuckler <text:span text:style-name="T585">Core Abilities</text:span>:</text:p>
      <text:p text:style-name="P176">Grace</text:p>
      <text:p text:style-name="P30"><text:soft-page-break/>-BAB of 1</text:p>
      <text:p text:style-name="P30">-Gain a +1 dodge bonus to AC, Ref saves and Initiative checks. <text:s/>This feat can be taken a number of additional times equal to your swashbuckler levels. <text:s/>It's effects stack.</text:p>
      <text:p text:style-name="P30"><text:tab/><text:span text:style-name="T333">Duelist Tactics</text:span></text:p>
      <text:p text:style-name="P30"><text:tab/>-Grace</text:p>
      <text:p text:style-name="P30"><text:tab/>-Weapon Training(any)</text:p>
      <text:p text:style-name="P30"><text:tab/>-BAB of 2</text:p>
      <text:p text:style-name="P30"><text:tab/>-When taking this feat, choose one of the abilities listed below. <text:s/>These abilities can only be <text:tab/>used if you are threatened by no more than 1 opponent and are holding nothing in your off-<text:tab/>hand.</text:p>
      <text:p text:style-name="P30"><text:tab/><text:tab/>-<text:span text:style-name="T333">Narrow Profile</text:span>: <text:s/>Gain a dodge bonus to AC and a <text:s/>/- DR <text:span text:style-name="T733">rating</text:span> <text:span text:style-name="T733">equal to your <text:tab/><text:tab/><text:tab/><text:tab/>Swashbuckler levels</text:span>. <text:s/>The bonuses of this ability increase by 1 and 2 respectively when <text:tab/><text:tab/><text:tab/>Fighting Defensively or using Total Defense.</text:p>
      <text:p text:style-name="P30"><text:tab/><text:tab/>-<text:span text:style-name="T333">Panache Strike: <text:s/></text:span>When making a standard attack action, <text:span text:style-name="T641">gain a bonus</text:span> to you attack <text:tab/><text:tab/><text:tab/>and damage rolls with swashbuckler weapons <text:span text:style-name="T733">equal to 1 + your Swashbuckler levels</text:span>. <text:s/></text:p>
      <text:p text:style-name="P253"><text:span text:style-name="T175"><text:tab/><text:tab/>-</text:span><text:span text:style-name="T251">Distracting Opportunist</text:span><text:span text:style-name="T175">: <text:s/>When an opponent you threaten attacks someone who is not <text:tab/><text:tab/>you with a melee or ranged attack, you may make an attack of opportunity against them. <text:s/><text:tab/><text:tab/>If the attack misses, the opponent suffers a -2 penalty to their attack and damage roll <text:tab/><text:tab/><text:tab/>against their target. <text:s/>If the attack hits and deals damage, then half(round up) of the base <text:tab/><text:tab/><text:tab/>damage(before DR is applied), is suffered as a penalty to their attack and damage roll <text:tab/><text:tab/><text:tab/>instead. <text:s/>If the swashbuckler does not have any remaining attacks of opportunity to use <text:tab/><text:tab/><text:tab/>this ability, they can still apply the penalties for a miss against their opponent.</text:span></text:p>
      <text:p text:style-name="P176"><text:tab/><text:tab/>Acrobatic Charge</text:p>
      <text:p text:style-name="P30"><text:tab/><text:tab/>-Duelist Tactics</text:p>
      <text:p text:style-name="P30"><text:tab/><text:tab/>-BAB of 4</text:p>
      <text:p text:style-name="P30"><text:tab/><text:tab/>-Can freely charge through rough terrain and allies in combat. <text:s/>Your total attack and <text:tab/><text:tab/><text:tab/>damage bonus from charging is increased by +1 <text:span text:style-name="T724">and an additional +1</text:span> <text:span text:style-name="T724">for every 5 ranks <text:tab/><text:tab/><text:tab/>of Tumble you possess</text:span>.</text:p>
      <text:p text:style-name="P253"><text:span text:style-name="T175"><text:tab/><text:tab/><text:tab/></text:span><text:span text:style-name="T251">Improved Flanking</text:span></text:p>
      <text:p text:style-name="P30"><text:tab/><text:tab/><text:tab/>-Acrobatic Charge</text:p>
      <text:p text:style-name="P30"><text:tab/><text:tab/><text:tab/>-BAB of 5</text:p>
      <text:p text:style-name="P30"><text:tab/><text:tab/><text:tab/>-When flanking an opponent, your bonus to attack <text:span text:style-name="T724">and damage</text:span> rolls against them <text:tab/><text:tab/><text:tab/>increases by +<text:span text:style-name="T724">1</text:span>.</text:p>
      <text:p text:style-name="P187">Swashbuckler Advanced Abilities:</text:p>
      <text:p text:style-name="P176">Acrobatic Skill Mastery</text:p>
      <text:p text:style-name="P30">-Grace(+2)</text:p>
      <text:p text:style-name="P30">-<text:span text:style-name="T585">Compiled Training(Swashbuckler)</text:span></text:p>
      <text:p text:style-name="P30">-Gain a +5 bonus on Jump and Tumble checks. <text:s/>You can take 10 on Jump and Tumble checks even when distracted or threatened.</text:p>
      <text:p text:style-name="P30"><text:tab/><text:span text:style-name="T333">Hampering Flourish</text:span></text:p>
      <text:p text:style-name="P30"><text:tab/>-Acrobatic Skill Mastery</text:p>
      <text:p text:style-name="P30"><text:tab/>-BAB of 7</text:p>
      <text:p text:style-name="P30"><text:tab/>-When an opponent strikes and misses you, you may choose to shift them 5ft to an unoccupied <text:tab/>square of your choosing so long as they are still in your threat range. <text:s/>If the miss was by 10 or <text:tab/>more, than you may also <text:span text:style-name="T510">r</text:span>ender them prone in that square as well. <text:s/>This ability cannot be used <text:tab/>against opponents that are more than 1 size category larger than you.</text:p>
      <text:p text:style-name="P30"><text:tab/><text:span text:style-name="T333">Improved Duelist Tactics</text:span></text:p>
      <text:p text:style-name="P30"><text:tab/>-Acrobatic Skill Mastery</text:p>
      <text:p text:style-name="P30"><text:tab/>-BAB of 7</text:p>
      <text:p text:style-name="P30"><text:soft-page-break/><text:tab/>-Gain another choice from the abilities listed under Duelist Tactics. </text:p>
      <text:p text:style-name="P253"><text:span text:style-name="T175"><text:tab/></text:span><text:span text:style-name="T251">Weakening Critical</text:span></text:p>
      <text:p text:style-name="P30"><text:tab/>-Acrobatic Skill Mastery</text:p>
      <text:p text:style-name="P30"><text:tab/>-BAB of 8</text:p>
      <text:p text:style-name="P253"><text:span text:style-name="T175"><text:tab/>-When you score a critical hit on an opponent your deal 2 points of Str damage </text:span><text:span text:style-name="T222">in addition to <text:tab/>the normal damage.</text:span></text:p>
      <text:p text:style-name="P253"><text:span text:style-name="T222"><text:tab/><text:tab/></text:span><text:span text:style-name="T251">Greater Duelist Tactics</text:span></text:p>
      <text:p text:style-name="P125"><text:tab/><text:tab/>-Improved Duelist Tactics</text:p>
      <text:p text:style-name="P125"><text:tab/><text:tab/>-BAB of 10</text:p>
      <text:p text:style-name="P125"><text:tab/><text:tab/>-Gain the third ability not yet chosen from the abilities listed under Duelist Tactics. <text:s/></text:p>
      <text:p text:style-name="P176"><text:tab/><text:tab/>Slippery Mind</text:p>
      <text:p text:style-name="P30"><text:tab/><text:tab/>-Weakening Critical </text:p>
      <text:p text:style-name="P30"><text:tab/><text:tab/>-BAB of 10</text:p>
      <text:p text:style-name="P30"><text:tab/><text:tab/>-If you fail a save against an enchantment spell or effect, you may attempt a second save <text:tab/><text:tab/>the following round at a +2 bonus.</text:p>
      <text:p text:style-name="P253"><text:span text:style-name="T175"><text:tab/><text:tab/></text:span><text:span text:style-name="T251">Wounding Critical </text:span></text:p>
      <text:p text:style-name="P30"><text:tab/><text:tab/>-Weakening Critical </text:p>
      <text:p text:style-name="P30"><text:tab/><text:tab/>-BAB of 13</text:p>
      <text:p text:style-name="P30"><text:tab/><text:tab/>-When you score a critical hit on an opponent your deal 2 points of Con damage in <text:tab/><text:tab/><text:tab/>addition to the normal damage.</text:p>
      <text:p text:style-name="P30"><text:tab/><text:tab/><text:tab/><text:span text:style-name="T333">Single-Minded Duelist</text:span></text:p>
      <text:p text:style-name="P30"><text:tab/><text:tab/><text:tab/>-Greater Duelist Tactics</text:p>
      <text:p text:style-name="P30"><text:tab/><text:tab/><text:tab/>-BAB of 15</text:p>
      <text:p text:style-name="P58"><text:tab/><text:tab/><text:tab/>-<text:span text:style-name="T641">Gain a +1 bonus to attack and damage rolls with swasgbuckler weapons and a <text:tab/><text:tab/><text:tab/><text:tab/>+2 bonus to your AC from wearing light armor. <text:s/></text:span>You retain your bonuses from <text:tab/><text:tab/><text:tab/><text:tab/>Duelist Tactics, even if you are threatened by more than one opponent <text:span text:style-name="T642">and t</text:span><text:span text:style-name="T641">he <text:tab/><text:tab/><text:tab/><text:tab/>numerical effects of your Duelist Tactics increase by 1.</text:span></text:p>
      <text:h text:style-name="Heading_20_2" text:outline-level="2">Swordmage</text:h>
      <text:p text:style-name="P125">HD- d8</text:p>
      <text:p text:style-name="P125">BAB Progression- <text:span text:style-name="T735">Average</text:span></text:p>
      <text:p text:style-name="P125">Good Saves- Fort, Will</text:p>
      <text:p text:style-name="P125">Skill Points per level- 2 + Int modifier</text:p>
      <text:p text:style-name="P125">Class Skills- Concentration, Craft, Knowledge(arcana), Listen, Profession, Sense Motive, Spellcraft, Spot, Tumble</text:p>
      <text:p text:style-name="P125">Armor Proficiency- Light armor.<text:span text:style-name="T617">*</text:span></text:p>
      <text:p text:style-name="P159">*- A swordmage is not subject to spell failure from light armor.</text:p>
      <text:p text:style-name="P125">Weapon Proficiency- All simple weapons plus all bladed martial weapons.</text:p>
      <text:p text:style-name="P253"><text:span text:style-name="T175">-At 1</text:span><text:span text:style-name="T281">st</text:span><text:span text:style-name="T175"> level the swordmage gains the Swordmage Bond, the Swordmage Aegis </text:span><text:span text:style-name="T205">and</text:span><text:span text:style-name="T175"> the Swordmage Warding class abilities.</text:span></text:p>
      <text:p text:style-name="P253"><text:span text:style-name="T175">-At 1</text:span><text:span text:style-name="T281">st</text:span><text:span text:style-name="T175"> level the swordmage gains the Arcane Study and the Arcane Adept feat</text:span><text:span text:style-name="T220">s</text:span><text:span text:style-name="T175">.</text:span></text:p>
      <text:p text:style-name="P253"><text:span text:style-name="T175">-At 2</text:span><text:span text:style-name="T281">nd</text:span><text:span text:style-name="T175"> level the swordmage gains the </text:span><text:span text:style-name="T205">Swordmage Training and </text:span><text:span text:style-name="T175">Elemental Strike class abili</text:span><text:span text:style-name="T205">ties</text:span><text:span text:style-name="T175">.</text:span></text:p>
      <text:p text:style-name="P253"><text:span text:style-name="T175">-At 3</text:span><text:span text:style-name="T281">rd</text:span><text:span text:style-name="T175"> level the swordmage gains the Arcane Lash class ability.</text:span></text:p>
      <text:p text:style-name="P266"><text:span text:style-name="T175">-At 3</text:span><text:span text:style-name="T281">rd</text:span><text:span text:style-name="T175"> level the swordmage gains </text:span><text:span text:style-name="T196">a bonus feat of their choosing.</text:span></text:p>
      <text:p text:style-name="P253"><text:span text:style-name="T175">-At 4</text:span><text:span text:style-name="T281">th</text:span><text:span text:style-name="T175"> level the swordmage gains the Sweeping Burst class ability.</text:span></text:p>
      <text:p text:style-name="P253"><text:span text:style-name="T175">-At 5</text:span><text:span text:style-name="T281">th</text:span><text:span text:style-name="T175"> level the swordmage gains the </text:span><text:span text:style-name="T220">Aegis of Pursuit</text:span><text:span text:style-name="T175"> class ability.</text:span></text:p>
      <text:p text:style-name="P266"><text:span text:style-name="T175">-At </text:span><text:span text:style-name="T196">5</text:span><text:span text:style-name="T284">th</text:span><text:span text:style-name="T175"> level the swordmage gains </text:span><text:span text:style-name="T196">a bonus feat of their choosing.</text:span></text:p>
      <text:p text:style-name="P176">Swordmage <text:span text:style-name="T585">Core Abilities:</text:span></text:p>
      <text:p text:style-name="P176"><text:soft-page-break/>Swordmage Arcane Spellcasting</text:p>
      <text:p text:style-name="P262"><text:span text:style-name="T175">-You gain the ability to cast arcane spells as if you were a 1</text:span><text:span text:style-name="T281">st</text:span><text:span text:style-name="T175"> level Swordmage. Intelligence is </text:span><text:span text:style-name="T188">the ability score that governes your spellcasting</text:span><text:span text:style-name="T175">, and the swordmages learn spells from the sorcerer/wizard spell list. <text:s/></text:span><text:span text:style-name="T301">A</text:span><text:span text:style-name="T49"> </text:span><text:span text:style-name="T54">swordmage</text:span><text:span text:style-name="T49"> need not prepare </text:span><text:span text:style-name="T53">their</text:span><text:span text:style-name="T49"> spells in advance. </text:span><text:span text:style-name="T53">They</text:span><text:span text:style-name="T49"> can cast any spell </text:span><text:span text:style-name="T53">they</text:span><text:span text:style-name="T49"> know at any time, assuming </text:span><text:span text:style-name="T53">they</text:span><text:span text:style-name="T49"> </text:span><text:span text:style-name="T53">have</text:span><text:span text:style-name="T49"> not yet used up </text:span><text:span text:style-name="T53">their</text:span><text:span text:style-name="T49"> allotment of spells per day for the spell’s level. <text:s/>Like other spellcasters, a </text:span><text:span text:style-name="T54">swordmage</text:span><text:span text:style-name="T49"> can cast only a certain number of spells of each spell level per day. In addition, </text:span><text:span text:style-name="T54">they</text:span><text:span text:style-name="T49"> receives bonus spells per day if </text:span><text:span text:style-name="T53">they</text:span><text:span text:style-name="T49"> </text:span><text:span text:style-name="T54">have</text:span><text:span text:style-name="T49"> a high </text:span><text:span text:style-name="T54">Intelligence</text:span><text:span text:style-name="T49"> score. When the </text:span><text:span text:style-name="T54">swordmage</text:span><text:span text:style-name="T49"> gets 0 spells per day of a given spell level, </text:span><text:span text:style-name="T53">they</text:span><text:span text:style-name="T49"> gain only the bonus spells </text:span><text:span text:style-name="T53">they</text:span><text:span text:style-name="T49"> would be entitled to based on </text:span><text:span text:style-name="T53">their</text:span><text:span text:style-name="T49"> </text:span><text:span text:style-name="T54">Intelligence</text:span><text:span text:style-name="T49"> score for that spell level. </text:span></text:p>
      <text:p text:style-name="P176"><text:span text:style-name="T773">Swordmage</text:span> Bond</text:p>
      <text:p text:style-name="P30">-Caster level(Swordmage) 1<text:span text:style-name="T1">st</text:span> </text:p>
      <text:p text:style-name="P30">-You gain a bond with a single bladed weapon of your choice by meditating with it for 1 hour. <text:s/>Your blade gains a +2 bonus to any save to resist being damaged or destroyed. <text:s/>You may also, as a free action or reaction, call your blade to your hand at a distance of up to 30 ft.</text:p>
      <text:p text:style-name="P176">Swordmage Aegis</text:p>
      <text:p text:style-name="P30">-Caster level(Swordmage) 1<text:span text:style-name="T1">st</text:span> </text:p>
      <text:p text:style-name="P30">-During your turn, as a standard action, you may mark a single opponent with an arcane symbol at a distance of up to 30 ft away. <text:s/>If the opponent attacks a target that isn't you with a melee or ranged attack, they take a -2 <text:span text:style-name="T772">penalty</text:span> on the attack roll and <text:span text:style-name="T772">if they successfully strike their target, they</text:span> trigger an effect based on the nature of the symbol. <text:s/><text:span text:style-name="T772">This effect can only occur once, per opponent, per round. <text:s/></text:span>The effect lasts until dismissed, the swordmage marks another target or the swordmage loses consciousnesses. </text:p>
      <text:p text:style-name="P30"><text:tab/><text:span text:style-name="T333">-Aegis of Assault</text:span>: The opponent takes damage equal to your <text:span text:style-name="T770">Swordmage levels</text:span> + your Int <text:tab/>modifier. <text:s/>If you are wielding a 2-handed weapon, <text:span text:style-name="T770">this damage is considered 50% <text:tab/>higher(round </text:span><text:span text:style-name="T771">up</text:span><text:span text:style-name="T770">)</text:span>. <text:s/>This damage bypasses armor DR.</text:p>
      <text:p text:style-name="P30"><text:tab/><text:span text:style-name="T333">-Aegis of Shielding</text:span>: Your opponent's damage is reduced by <text:span text:style-name="T770">an amount equal to your <text:tab/>Swordmage levels</text:span> + your Int modifier. <text:s/>If you are wielding a 1-handed weapon and nothing in <text:tab/>your off-hand, <text:span text:style-name="T770">the amount of negated damage</text:span> is considered <text:span text:style-name="T672">50%</text:span> higher<text:span text:style-name="T673">(round up)</text:span> for this <text:tab/>ability.</text:p>
      <text:p text:style-name="P176">Swordmage Warding</text:p>
      <text:p text:style-name="P30">-Caster level(Swordmage) 1<text:span text:style-name="T1">st</text:span> </text:p>
      <text:p text:style-name="P30">-You can sheath yourself in a field of arcane force. <text:s/>This ability provides a +1 deflection bonus to AC. <text:s/>This bonus increases <text:span text:style-name="T771">by</text:span> <text:span text:style-name="T770">half your Swordmage levels(round up)</text:span> when you are wielding a 1-handed blade and nothing in your other hand. <text:s/>You lose this effect if you are rendered unconsciousness.</text:p>
      <text:p text:style-name="P176"><text:tab/><text:span text:style-name="T773">Spelllblade</text:span> Training</text:p>
      <text:p text:style-name="P30"><text:tab/>-Swordmage Bond</text:p>
      <text:p text:style-name="P30"><text:tab/>-BAB of 1</text:p>
      <text:p text:style-name="P30"><text:tab/>-You <text:span text:style-name="T735">gain a bonus to attack and damage rolls made with your bonded weapon equal to half your <text:tab/>Swordmage caster level(round up)</text:span></text:p>
      <text:p text:style-name="P30"><text:tab/><text:span text:style-name="T333">Elemental Strike</text:span></text:p>
      <text:p text:style-name="P30"><text:tab/>-Swordmage Bond</text:p>
      <text:p text:style-name="P30"><text:tab/>-Swordmage Aegis</text:p>
      <text:p text:style-name="P30"><text:tab/>-Swordmage Warding</text:p>
      <text:p text:style-name="P30"><text:tab/>BAB of <text:span text:style-name="T735">1</text:span></text:p>
      <text:p text:style-name="P30"><text:tab/>-Caster level(Swordmage) 2<text:span text:style-name="T1">nd</text:span> </text:p>
      <text:p text:style-name="P30"><text:tab/>-The swordmage can, at will, sheath their blade in a veil of elemental energy. <text:s/>This veil grants a <text:tab/>+1 to attack and damage rolls made with that weapon <text:span text:style-name="T670">per highest level of spell you are still able <text:tab/>to cast</text:span> and changes the damage of that weapon to any element in their list of spells known. <text:s/><text:tab/>When using the Arcane Strike feat, the swordmage may also use any element that matches one <text:soft-page-break/><text:tab/>from their list of spells known. <text:s/>This effect lasts until dismissed. <text:s/><text:span text:style-name="T670">This ability cannot be used if <text:tab/>you have no spell slots </text:span><text:span text:style-name="T839">of 1</text:span><text:span text:style-name="T28">st</text:span><text:span text:style-name="T839"> level or higher </text:span><text:span text:style-name="T670">remaining.</text:span></text:p>
      <text:p text:style-name="P30"><text:tab/><text:tab/><text:span text:style-name="T333">Arcane Lash</text:span></text:p>
      <text:p text:style-name="P30"><text:tab/><text:tab/>-Elemental Strike</text:p>
      <text:p text:style-name="P30"><text:tab/><text:tab/>-BAB of <text:span text:style-name="T735">2</text:span></text:p>
      <text:p text:style-name="P30"><text:tab/><text:tab/>-Caster level(Swordmage) 3<text:span text:style-name="T1">rd</text:span> </text:p>
      <text:p text:style-name="P84"><text:tab/><text:tab/>-You reach out with a rope of arcane power and draw your opponent close to you. <text:s/>Make <text:tab/><text:tab/>a grapple check with your Int modifier against an opponent up to 30 ft away. <text:s/><text:span text:style-name="T671"><text:s text:c="2"/></text:span>If you <text:tab/><text:tab/><text:tab/>succeed, you pull that opponent to the nearest unoccupied square next to you and they <text:tab/><text:tab/><text:tab/>take damage equal to your Int modifier(armor DR is ignored). <text:s/>The damage dealt must <text:tab/><text:tab/><text:tab/>be of an element from a spell in your list of spells known. <text:span text:style-name="T671">This </text:span><text:span text:style-name="T772">ability</text:span><text:span text:style-name="T671"> also gains a</text:span><text:span text:style-name="T772">n <text:tab/><text:tab/><text:tab/>attack and damage</text:span><text:span text:style-name="T671"> bonus similar to that afforded by Elemental Strike(including the <text:tab/><text:tab/><text:tab/>initial touch attack). <text:s/></text:span>This ability cannot be used on an opponent who is more than one <text:tab/><text:tab/><text:tab/>size category larger than you, and if the opponent cannot be pulled to you than it <text:tab/><text:tab/><text:tab/><text:tab/>automatically fails with no damage dealt. <text:s/></text:p>
      <text:p text:style-name="P30"><text:tab/><text:tab/><text:tab/><text:span text:style-name="T333">Sweeping Burst</text:span></text:p>
      <text:p text:style-name="P30"><text:tab/><text:tab/><text:tab/>-Arcane Lash</text:p>
      <text:p text:style-name="P30"><text:tab/><text:tab/><text:tab/>-BAB of <text:span text:style-name="T735">3</text:span></text:p>
      <text:p text:style-name="P30"><text:tab/><text:tab/><text:tab/>-Caster level(Swordmage) 4<text:span text:style-name="T1">th</text:span> </text:p>
      <text:p text:style-name="P67"><text:tab/><text:tab/><text:tab/>-As a full-round action, you empower your Elemental Strike, striking all nearby <text:tab/><text:tab/><text:tab/><text:tab/>opponents<text:span text:style-name="T839">(allied units are unaffected(</text:span>. <text:s/>When you use this ability, make a single <text:tab/><text:tab/><text:tab/><text:tab/>attack and damage roll(with <text:tab/>a +1 bonus to each) against the AC of all enemies <text:tab/><text:tab/><text:tab/><text:tab/>within 5 ft of your square. </text:p>
      <text:p text:style-name="P30"><text:tab/><text:tab/><text:tab/><text:tab/><text:span text:style-name="T417">Aegis of Pursuit</text:span></text:p>
      <text:p text:style-name="P30"><text:tab/><text:tab/><text:tab/><text:tab/>-Sweeping Burst</text:p>
      <text:p text:style-name="P30"><text:tab/><text:tab/><text:tab/><text:tab/>-Caster level(Swordmage) 5<text:span text:style-name="T1">th</text:span> </text:p>
      <text:p text:style-name="P30"><text:tab/><text:tab/><text:tab/><text:tab/>-<text:span text:style-name="T772">When using your Aegis ability, your target also has their movement <text:tab/><text:tab/><text:tab/><text:tab/><text:tab/>speed reduced by 5 ft and you no longer provoke attacks of opportunity <text:tab/><text:tab/><text:tab/><text:tab/><text:tab/>by moving through their threatened spaces.</text:span></text:p>
      <text:p text:style-name="P187">Swordmage Advanced Abilities:</text:p>
      <text:p text:style-name="P191">Advanced <text:span text:style-name="T773">Spellblade</text:span> Training</text:p>
      <text:p text:style-name="P161">-BAB of 5</text:p>
      <text:p text:style-name="P78">-Caster level(Swordmage) <text:span text:style-name="T735">7</text:span><text:span text:style-name="T1">th</text:span> </text:p>
      <text:p text:style-name="P101">-Compliled Training(Swordmage)</text:p>
      <text:p text:style-name="P101">-Your BAB is considered 2 higher for the purposes of gaining feats in the Armor Focus and Weapon Focus trees. <text:s/><text:span text:style-name="T736">Your Swordmage Aegis effects gain a +1 bonus.</text:span></text:p>
      <text:p text:style-name="P176"><text:tab/>Improved Aegis</text:p>
      <text:p text:style-name="P30"><text:tab/>-<text:span text:style-name="T735">Advanced Swordmage Training</text:span></text:p>
      <text:p text:style-name="P30"><text:tab/>-BAB of <text:span text:style-name="T735">6</text:span></text:p>
      <text:p text:style-name="P45"><text:tab/>-Caster level(Swordmage) 8<text:span text:style-name="T1">th</text:span> </text:p>
      <text:p text:style-name="P30"><text:tab/>-Your Aegis has an increased effect. <text:s/><text:span text:style-name="T772">When applied, your Aegis penalizes your targets’ attack <text:tab/>rolls by an additional -1 and your Swordmage levels are considered 2 higher for it’s activated <text:tab/>effect. <text:s/>In addition, your Aegis effects can trigger an additional time per opponent, per turn.</text:span></text:p>
      <text:p text:style-name="P30"><text:tab/><text:tab/><text:span text:style-name="T333">Shifting Aegis</text:span></text:p>
      <text:p text:style-name="P30"><text:tab/><text:tab/>-Improved Aegis</text:p>
      <text:p text:style-name="P30"><text:tab/><text:tab/>-BAB of <text:span text:style-name="T772">8</text:span></text:p>
      <text:p text:style-name="P30"><text:tab/><text:tab/>-Caster level(Swordmage) 10<text:span text:style-name="T1">th</text:span> </text:p>
      <text:p text:style-name="P30"><text:tab/><text:tab/>-When your Aegis effect is triggered, you may teleport to an unoccupied adjacent square <text:tab/><text:tab/>to the target.</text:p>
      <text:p text:style-name="P30"><text:soft-page-break/><text:tab/><text:tab/><text:tab/><text:span text:style-name="T333">Greater Aegis</text:span></text:p>
      <text:p text:style-name="P30"><text:span text:style-name="T333"><text:tab/><text:tab/><text:tab/></text:span><text:span text:style-name="T436">-</text:span><text:span text:style-name="T438">Shifting</text:span><text:span text:style-name="T436"> Aegis</text:span></text:p>
      <text:p text:style-name="P125"><text:tab/><text:tab/><text:tab/>-BAB of 1<text:span text:style-name="T772">0</text:span></text:p>
      <text:p text:style-name="P30"><text:span text:style-name="T436"><text:tab/><text:tab/><text:tab/>-Caster level(Swordmage) 1</text:span><text:span text:style-name="T448">2</text:span><text:span text:style-name="T4">th</text:span><text:span text:style-name="T436"> </text:span></text:p>
      <text:p text:style-name="P84"><text:tab/><text:tab/><text:tab/>-Your Aegis has an increased effect. <text:s/><text:span text:style-name="T772">When applied, your Aegis penalizes your <text:tab/><text:tab/><text:tab/><text:tab/>targets’ attack <text:tab/>rolls by an additional -1 and your Swordmage levels are <text:tab/><text:tab/><text:tab/><text:tab/><text:tab/>considered 2 higher for it’s activated effect. <text:s/>In addition, your Aegis effects can <text:tab/><text:tab/><text:tab/><text:tab/>trigger an additional time per opponent, per turn.</text:span></text:p>
      <text:p text:style-name="P84"><text:tab/><text:tab/><text:tab/><text:tab/><text:span text:style-name="T418">Master Spellblade</text:span></text:p>
      <text:p text:style-name="P84"><text:tab/><text:tab/><text:tab/><text:tab/>-<text:span text:style-name="T773">Greater Aegis</text:span></text:p>
      <text:p text:style-name="P85"><text:tab/><text:tab/><text:tab/><text:tab/><text:span text:style-name="T436">-Caster level(Swordmage) 1</text:span><text:span text:style-name="T448">5</text:span><text:span text:style-name="T4">th</text:span><text:span text:style-name="T436"> </text:span></text:p>
      <text:p text:style-name="P85"><text:span text:style-name="T436"><text:tab/><text:tab/><text:tab/><text:tab/>--You gain 1 additional Hit Die. <text:s/>This Hit Die grants you the BAB, <text:tab/><text:tab/><text:tab/><text:tab/><text:tab/>class defense, saves, caster level, skill points and Hit Points that <text:tab/><text:tab/><text:tab/><text:tab/><text:tab/><text:tab/>gaining an additional level in </text:span><text:span text:style-name="T448">Swordmage</text:span><text:span text:style-name="T436"> would grant. <text:s/></text:span><text:span text:style-name="T448">You also gain a <text:tab/><text:tab/><text:tab/><text:tab/><text:tab/>+2 bonus to your Con and Int scores, as well as a +2 to the maximum of <text:tab/><text:tab/><text:tab/><text:tab/><text:tab/>these scores.</text:span></text:p>
      <text:p text:style-name="P30"/>
      <text:h text:style-name="Heading_20_2" text:outline-level="2">Wizard</text:h>
      <text:p text:style-name="P125">HD- d4</text:p>
      <text:p text:style-name="P125">BAB Progression- Poor</text:p>
      <text:p text:style-name="P125">Good Saves- Will</text:p>
      <text:p text:style-name="P125">Skill Points per level- 2 + Int modifier</text:p>
      <text:p text:style-name="P125">Class Skills- Concentration, Craft, Decipher Script, Knowledge(all skills, taken individually), Profession, Spellcraft</text:p>
      <text:p text:style-name="P125">Armor Proficiency- None</text:p>
      <text:p text:style-name="P125">Weapon Proficiency- Club, dagger, crossbow(light and heavy), and quarterstaff. </text:p>
      <text:p text:style-name="P125">-At 1<text:span text:style-name="T1">st</text:span> level you gain access to the Scribe Scroll feat and the Spell Focus feat.</text:p>
      <text:p text:style-name="P144">-At 1<text:span text:style-name="T1">st</text:span> level you gain access to the Familiar and the <text:span text:style-name="T697">Scholastic</text:span><text:span text:style-name="T657"> </text:span><text:span text:style-name="T697">Training</text:span><text:span text:style-name="T657"> </text:span>class <text:span text:style-name="T697">abilities</text:span> as well as the Spellbolt class ability.</text:p>
      <text:p text:style-name="P125">-At 2<text:span text:style-name="T1">nd</text:span> level the wizard gains the Focused Mind feat.</text:p>
      <text:p text:style-name="P138">-At 2<text:span text:style-name="T1">nd</text:span> level the wizard gains the <text:span text:style-name="T657">School Specialty class ability.</text:span></text:p>
      <text:p text:style-name="P253"><text:span text:style-name="T175">-At 3</text:span><text:span text:style-name="T281">rd</text:span><text:span text:style-name="T175"> level the wizard gains </text:span><text:span text:style-name="T193">the Brew Potion feat and</text:span><text:span text:style-name="T175"> a feat in the Spell Focus tree that they meet the prerequisite for.</text:span></text:p>
      <text:p text:style-name="P253"><text:span text:style-name="T175">-At 4</text:span><text:span text:style-name="T281">th</text:span><text:span text:style-name="T175"> level the wizard gains a feat in the Spell Focus tree that they meet the prerequisite for.</text:span></text:p>
      <text:p text:style-name="P144"><text:span text:style-name="T697">-At 4</text:span><text:span text:style-name="T22">th</text:span><text:span text:style-name="T697"> l</text:span>evel the wizard gains the <text:span text:style-name="T657">Metamagic Expertise class ability.</text:span></text:p>
      <text:p text:style-name="P253"><text:span text:style-name="T175">-At 5</text:span><text:span text:style-name="T281">th</text:span><text:span text:style-name="T175"> level the wizard gains </text:span><text:span text:style-name="T193">the Craft Wand feat and</text:span><text:span text:style-name="T175"> a feat in the Spell Focus tree that they meet the prerequisite for.</text:span></text:p>
      <text:p text:style-name="P176">Wizard C<text:span text:style-name="T586">or Abilities</text:span>:</text:p>
      <text:p text:style-name="P170">Wizard Arcane Spellcasting</text:p>
      <text:p text:style-name="P29"><text:span text:style-name="T461">-You gain the ability to cast arcane spells as if you were a 1</text:span><text:span text:style-name="T5">st</text:span><text:span text:style-name="T461"> level Wizard. <text:s/></text:span><text:span text:style-name="T463">Intelligence is the ability score that governs your spellcasting.</text:span><text:span text:style-name="T64"> <text:s/>Like other spellcasters, a wizard can cast only a certain number of spells of each spell level per day. In addition, they receives bonus spells per day if </text:span><text:span text:style-name="T65">they</text:span><text:span text:style-name="T64"> have a high Intelligence score. When the wizard gets 0 spells per day of a given spell level, </text:span><text:span text:style-name="T65">they</text:span><text:span text:style-name="T64"> gain only the bonus spells </text:span><text:span text:style-name="T65">they</text:span><text:span text:style-name="T64"> would be entitled to based on </text:span><text:span text:style-name="T65">their</text:span><text:span text:style-name="T64"> Intelligence score for that spell level. </text:span></text:p>
      <text:p text:style-name="P30"><text:tab/><text:span text:style-name="T333">Spellbolt(Wizard)</text:span></text:p>
      <text:p text:style-name="P30"><text:tab/>-<text:span text:style-name="T586">Caster level 1</text:span><text:span text:style-name="T12">st</text:span><text:span text:style-name="T586">(Wizard)</text:span></text:p>
      <text:p text:style-name="P80"><text:soft-page-break/><text:tab/>-The wizard can, as a standard action, unleash a bolt of arcane energy at their foes. <text:s/>The<text:tab/>wizard <text:tab/>makes a ranged attack using their Int modifier and deals damage on a successful hit equal to <text:tab/>their wizard caster level plus their Int modifier of any energy type from their prepared spells. <text:s/><text:tab/>This ability has a range of 30 ft and can be used once per round. <text:s text:c="2"/>In addition, your Spellbolt <text:tab/>gains an additional bonus to it's attack and damage equal to the highest level of spell you can <text:tab/>still cast. <text:s/><text:span text:style-name="T751">Using Spellbolt does not <text:tab/>provoke an attack of opportunity, but is affected by armor <text:tab/>check penalties, regardless of proficiency.</text:span></text:p>
      <text:p text:style-name="P30"><text:span text:style-name="T333"><text:tab/></text:span><text:span text:style-name="T395">Scholastic Training</text:span></text:p>
      <text:p text:style-name="P125"><text:tab/>-<text:span text:style-name="T697">Caster level 1</text:span><text:span text:style-name="T22">st</text:span><text:span text:style-name="T697">(Wizard)</text:span></text:p>
      <text:p text:style-name="P125"><text:tab/>-<text:span text:style-name="T697">Gain skill points equal to 10 + your Int modifier. <text:s/>These skill points can only be spent on <text:tab/>Knowledge skills. <text:s/>Every time you gain further skill points, you gain 2 additional skill points <text:tab/>that can only be spent on Knowledge skills.</text:span></text:p>
      <text:p text:style-name="P30"><text:tab/><text:span text:style-name="T333">Familiar</text:span></text:p>
      <text:p text:style-name="P130"><text:tab/>-<text:span text:style-name="T586">Caster level 1</text:span><text:span text:style-name="T12">st</text:span><text:span text:style-name="T586">(Wizard)</text:span></text:p>
      <text:p text:style-name="Standard"><text:span text:style-name="T297"><text:tab/></text:span><text:span text:style-name="T30">A wizard can obtain a familiar. <text:s/>Doing so takes 24 hours and uses up magical materials that <text:tab/>cost 100 gp. A familiar is a magical beast that resembles a small animal and is unusually tough <text:tab/>and intelligent. The creature serves as a companion and servant. <text:s/></text:span><text:span text:style-name="T150">The wizard chooses the kind of <text:tab/>familiar he gets. As the wizard advances in caster level, his familiar also increases in power. <text:s/></text:span><text:span text:style-name="T30">If <text:tab/>the familiar dies or is dismissed by the wizard, the wizard must attempt a DC 15 Fort save. <text:s/><text:tab/>Failure means he loses 200 experience points per wizard level; success reduces the loss to one-<text:tab/>half that amount. However, a wizard's experience point total can never go below 0 as the result <text:tab/>of a familiar’s demise or dismissal. A slain or dismissed familiar cannot be replaced for a year <text:tab/>and day. A slain familiar can be raised from the dead just as a character can be, and it does not <text:tab/>lose a level or a Constitution point when this event occurs. <text:s/></text:span><text:span text:style-name="T63">A familiar is a normal animal that <text:tab/>gains new powers and becomes a magical beast when summoned to service by a wizard. It <text:tab/>retains the appearance, Hit Dice, base attack bonus, base save bonuses, skills, and feats of the <text:tab/>normal animal it once was, but it is treated as a magical beast instead of an animal for the <text:tab/>purpose of any effect that depends on its type. Only a normal, unmodified animal may become a <text:tab/>familiar. An animal companion cannot also function as a familiar. <text:s/></text:span><text:span text:style-name="T150">A familiar also grants special <text:tab/>abilities to its master (the wizard), as given on the table below. These special abilities apply only <text:tab/>when the master and familiar are within 1 mile of each other.</text:span></text:p>
      <text:p text:style-name="P14"><text:tab/>Familiar<text:tab/><text:tab/>Bonus to Master </text:p>
      <text:p text:style-name="P2"><text:tab/>Bat<text:tab/><text:tab/><text:tab/>+3 to Listen checks</text:p>
      <text:p text:style-name="P2"><text:tab/>Cat <text:tab/><text:tab/><text:tab/>+3 to Move Silently checks</text:p>
      <text:p text:style-name="P2"><text:tab/>Hawk<text:tab/><text:tab/><text:tab/>+3 to Spot checks in bright light</text:p>
      <text:p text:style-name="P2"><text:tab/>Lizard<text:tab/><text:tab/><text:tab/>+3 to Climb checks</text:p>
      <text:p text:style-name="P2"><text:tab/>Owl<text:tab/><text:tab/><text:tab/>+3 to Spot checks in shadows</text:p>
      <text:p text:style-name="P2"><text:tab/>Rat<text:tab/><text:tab/><text:tab/>+2 to Fort saves</text:p>
      <text:p text:style-name="P2"><text:tab/>Raven*<text:tab/><text:tab/>+3 to Appraise checks</text:p>
      <text:p text:style-name="P2"><text:tab/>Snake(Tiny Viper)<text:tab/>+3 to Bluff checks</text:p>
      <text:p text:style-name="P2"><text:tab/>Toad<text:tab/><text:tab/><text:tab/>+5 Hit Points</text:p>
      <text:p text:style-name="P2"><text:tab/>Weasel <text:tab/><text:tab/>+2 to Ref saves</text:p>
      <text:p text:style-name="P2"><text:tab/>*- A raven can speak one known language of it's master(player's choice) as a supernatural <text:tab/>ability.</text:p>
      <text:p text:style-name="P14"><text:bookmark text:name="familiarBasics"/><text:tab/>Familiar Basics</text:p>
      <text:p text:style-name="P2"><text:tab/>Use the basic statistics for a creature of the familiar’s kind, but make the following <text:tab/>changes:</text:p>
      <text:p text:style-name="P14"><text:bookmark text:name="hitDice"/><text:tab/>Hit Dice</text:p>
      <text:p text:style-name="P2"><text:soft-page-break/><text:tab/>For the purpose of effects related to number of Hit Dice, use the master’s caster level or the <text:tab/>familiar’s normal HD total, whichever is higher.</text:p>
      <text:p text:style-name="P14"><text:bookmark text:name="mountHitPoints"/><text:tab/>Hit Points</text:p>
      <text:p text:style-name="P2"><text:tab/>The familiar has one-half the master’s total hit points (not including temporary hit points), <text:tab/>rounded down, regardless of its actual Hit Dice.</text:p>
      <text:p text:style-name="P14"><text:bookmark text:name="attacks"/><text:tab/>Attacks</text:p>
      <text:p text:style-name="Standard"><text:span text:style-name="T30"><text:tab/>Use the master’s base attack bonus, as calculated from all his classes. Use the familiar’s <text:tab/>Dexterity or Strength modifier, whichever is greater, to get the familiar’s melee attack bonus <text:tab/>with natural weapons <text:s/></text:span><text:span text:style-name="T150">Damage equals that of a normal creature of the familiar’s <text:tab/>kind.</text:span></text:p>
      <text:p text:style-name="P14"><text:bookmark text:name="familiarSavingThrows"/><text:tab/>Saving Throws</text:p>
      <text:p text:style-name="P223"><text:tab/>For each saving throw, use either the familiar’s base save bonus (Fortitude +2, Reflex +2, Will <text:tab/>+0) or the master’s (as calculated from all his classes), whichever is better. The familiar uses its <text:tab/>own ability modifiers to saves, and it doesn’t share any of the other bonuses that the master <text:tab/>might have on saves.</text:p>
      <text:p text:style-name="P14"><text:bookmark text:name="familiarSkills"/><text:tab/>Skills</text:p>
      <text:p text:style-name="P223"><text:tab/>For each skill in which either the master or the familiar has ranks, use either the normal <text:tab/>skill <text:tab/>ranks for an animal of that type or the master’s skill ranks, whichever are better. In either case, <text:tab/>the familiar uses its own ability modifiers. Regardless of a familiar’s total skill modifiers, some <text:tab/>skills may remain beyond the familiar’s ability to use.</text:p>
      <text:p text:style-name="P2"><text:span text:style-name="T112"><text:tab/>All familiars have special abilities (or impart abilities to their masters) depending on the <text:tab/>master’s combined level in classes that grant familiars, as shown on the table below. The <text:tab/>abilities given on the table are cumulative.</text:span> </text:p>
      <text:p text:style-name="P2"/>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0">Master’s Caster Level</text:p>
          </table:table-cell>
          <table:table-cell table:style-name="Table6.A1" office:value-type="string">
            <text:p text:style-name="P10">Bonus Natural Armor</text:p>
          </table:table-cell>
          <table:table-cell table:style-name="Table6.A1" office:value-type="string">
            <text:p text:style-name="P10">Int Score</text:p>
          </table:table-cell>
          <table:table-cell table:style-name="Table6.D1" office:value-type="string">
            <text:p text:style-name="P10">Special</text:p>
          </table:table-cell>
        </table:table-row>
        <table:table-row>
          <table:table-cell table:style-name="Table6.A2" office:value-type="string">
            <text:p text:style-name="P10">1</text:p>
          </table:table-cell>
          <table:table-cell table:style-name="Table6.A2" office:value-type="string">
            <text:p text:style-name="P10">+1</text:p>
          </table:table-cell>
          <table:table-cell table:style-name="Table6.A2" office:value-type="string">
            <text:p text:style-name="P10">6</text:p>
          </table:table-cell>
          <table:table-cell table:style-name="Table6.D2" office:value-type="string">
            <text:p text:style-name="P10">Alertness, Emp<text:span text:style-name="T646">at</text:span>hic Link, Improved Evasion, Share Spells</text:p>
          </table:table-cell>
        </table:table-row>
        <table:table-row>
          <table:table-cell table:style-name="Table6.A2" office:value-type="string">
            <text:p text:style-name="P10">3</text:p>
          </table:table-cell>
          <table:table-cell table:style-name="Table6.A2" office:value-type="string">
            <text:p text:style-name="P10">+2</text:p>
          </table:table-cell>
          <table:table-cell table:style-name="Table6.A2" office:value-type="string">
            <text:p text:style-name="P10">7</text:p>
          </table:table-cell>
          <table:table-cell table:style-name="Table6.D2" office:value-type="string">
            <text:p text:style-name="P10">Deliver Touch Spells</text:p>
          </table:table-cell>
        </table:table-row>
        <table:table-row>
          <table:table-cell table:style-name="Table6.A2" office:value-type="string">
            <text:p text:style-name="P10">5</text:p>
          </table:table-cell>
          <table:table-cell table:style-name="Table6.A2" office:value-type="string">
            <text:p text:style-name="P10">+3</text:p>
          </table:table-cell>
          <table:table-cell table:style-name="Table6.A2" office:value-type="string">
            <text:p text:style-name="P10">8</text:p>
          </table:table-cell>
          <table:table-cell table:style-name="Table6.D2" office:value-type="string">
            <text:p text:style-name="P10">Speak with Master</text:p>
          </table:table-cell>
        </table:table-row>
        <table:table-row>
          <table:table-cell table:style-name="Table6.A2" office:value-type="string">
            <text:p text:style-name="P10">7</text:p>
          </table:table-cell>
          <table:table-cell table:style-name="Table6.A2" office:value-type="string">
            <text:p text:style-name="P10">+4</text:p>
          </table:table-cell>
          <table:table-cell table:style-name="Table6.A2" office:value-type="string">
            <text:p text:style-name="P10">9</text:p>
          </table:table-cell>
          <table:table-cell table:style-name="Table6.D2" office:value-type="string">
            <text:p text:style-name="P10">Speak with animals of it’s kind</text:p>
          </table:table-cell>
        </table:table-row>
        <table:table-row>
          <table:table-cell table:style-name="Table6.A2" office:value-type="string">
            <text:p text:style-name="P10">9</text:p>
          </table:table-cell>
          <table:table-cell table:style-name="Table6.A2" office:value-type="string">
            <text:p text:style-name="P10">+5</text:p>
          </table:table-cell>
          <table:table-cell table:style-name="Table6.A2" office:value-type="string">
            <text:p text:style-name="P10">10</text:p>
          </table:table-cell>
          <table:table-cell table:style-name="Table6.D2" office:value-type="string">
            <text:p text:style-name="P9"/>
          </table:table-cell>
        </table:table-row>
        <table:table-row>
          <table:table-cell table:style-name="Table6.A2" office:value-type="string">
            <text:p text:style-name="P10">11</text:p>
          </table:table-cell>
          <table:table-cell table:style-name="Table6.A2" office:value-type="string">
            <text:p text:style-name="P10">+6</text:p>
          </table:table-cell>
          <table:table-cell table:style-name="Table6.A2" office:value-type="string">
            <text:p text:style-name="P10">11</text:p>
          </table:table-cell>
          <table:table-cell table:style-name="Table6.D2" office:value-type="string">
            <text:p text:style-name="P10">Spell Resistance</text:p>
          </table:table-cell>
        </table:table-row>
        <table:table-row>
          <table:table-cell table:style-name="Table6.A2" office:value-type="string">
            <text:p text:style-name="P10">13</text:p>
          </table:table-cell>
          <table:table-cell table:style-name="Table6.A2" office:value-type="string">
            <text:p text:style-name="P10">+7</text:p>
          </table:table-cell>
          <table:table-cell table:style-name="Table6.A2" office:value-type="string">
            <text:p text:style-name="P10">12</text:p>
          </table:table-cell>
          <table:table-cell table:style-name="Table6.D2" office:value-type="string">
            <text:p text:style-name="P10"><text:span text:style-name="T166">Scry</text:span> on Familiar</text:p>
          </table:table-cell>
        </table:table-row>
        <table:table-row>
          <table:table-cell table:style-name="Table6.A2" office:value-type="string">
            <text:p text:style-name="P10">15</text:p>
          </table:table-cell>
          <table:table-cell table:style-name="Table6.A2" office:value-type="string">
            <text:p text:style-name="P10">+8</text:p>
          </table:table-cell>
          <table:table-cell table:style-name="Table6.A2" office:value-type="string">
            <text:p text:style-name="P10">13</text:p>
          </table:table-cell>
          <table:table-cell table:style-name="Table6.D2" office:value-type="string">
            <text:p text:style-name="P9"/>
          </table:table-cell>
        </table:table-row>
        <table:table-row>
          <table:table-cell table:style-name="Table6.A2" office:value-type="string">
            <text:p text:style-name="P10">17</text:p>
          </table:table-cell>
          <table:table-cell table:style-name="Table6.A2" office:value-type="string">
            <text:p text:style-name="P10">+9</text:p>
          </table:table-cell>
          <table:table-cell table:style-name="Table6.A2" office:value-type="string">
            <text:p text:style-name="P10">14</text:p>
          </table:table-cell>
          <table:table-cell table:style-name="Table6.D2" office:value-type="string">
            <text:p text:style-name="P9"/>
          </table:table-cell>
        </table:table-row>
        <table:table-row>
          <table:table-cell table:style-name="Table6.A2" office:value-type="string">
            <text:p text:style-name="P10">19</text:p>
          </table:table-cell>
          <table:table-cell table:style-name="Table6.A2" office:value-type="string">
            <text:p text:style-name="P10">+10</text:p>
          </table:table-cell>
          <table:table-cell table:style-name="Table6.A2" office:value-type="string">
            <text:p text:style-name="P10">15</text:p>
          </table:table-cell>
          <table:table-cell table:style-name="Table6.D2" office:value-type="string">
            <text:p text:style-name="P9"/>
          </table:table-cell>
        </table:table-row>
      </table:table>
      <text:p text:style-name="P2"/>
      <text:p text:style-name="P14"><text:bookmark text:name="familiarNaturalArmorAdj"/><text:tab/><text:span text:style-name="T609">Bonus </text:span>Natural Armor </text:p>
      <text:p text:style-name="P223"><text:tab/>The number noted here is an improvement to the familiar’s existing natural armor bonus</text:p>
      <text:p text:style-name="P14"><text:tab/> Int Score</text:p>
      <text:p text:style-name="P2"><text:tab/>The familiar’s Intelligence score.</text:p>
      <text:p text:style-name="P273"><text:bookmark text:name="alertness"/><text:tab/>Alertness</text:p>
      <text:p text:style-name="P223"><text:tab/>While a familiar is within arm’s reach, the master gains the Skillful(Alertness) feat </text:p>
      <text:p text:style-name="P273"><text:bookmark text:name="familiarImprovedEvasion"/><text:tab/>Improved Evasion</text:p>
      <text:p text:style-name="P223"><text:soft-page-break/><text:tab/>When subjected to an attack that normally allows a Reflex save for half damage, a familiar <text:tab/>takes no damage if it makes a successful saving throw and half damage even if the saving <text:tab/>throw fails.</text:p>
      <text:p text:style-name="P14"><text:bookmark text:name="familiarShareSpells"/><text:tab/>Share Spells</text:p>
      <text:p text:style-name="Standard"><text:span text:style-name="T30"><text:tab/>At the master’s option, he may have any spell (but not any spell-like ability) he casts on <text:tab/>himself <text:tab/>also affect his familiar. The familiar must be within 5 feet at the time of casting to receive the <text:tab/>benefit. <text:s/></text:span><text:span text:style-name="T150">If the spell or effect has a duration other than instantaneous, it stops affecting the <text:tab/>familiar if it moves farther than 5 feet away and will not affect the familiar again even if it <text:tab/>returns to the master before the duration expires. Additionally, the master may cast a spell with a <text:tab/>target of "You" on his familiar (as a touch range spell) instead of on himself. <text:s/></text:span><text:span text:style-name="T30">A master and his <text:tab/>familiar can share spells even if the spells normally do not affect creatures of the familiar’s <text:tab/>type(magical beast).</text:span></text:p>
      <text:p text:style-name="P273"><text:bookmark text:name="familiarEmpathicLink"/><text:tab/>Empathic Link</text:p>
      <text:p text:style-name="P2"><text:tab/>The master has an empathic link with his familiar out to a distance of up to 1 mile. The <text:tab/>master <text:tab/>cannot see through the familiar’s eyes, but they can communicate empathically. <text:tab/>Because of the <text:tab/>limited nature of the link, only general emotional content can be communicated. <text:s/>Because of <text:tab/>this empathic link, the master has the same connection to an item or place that his familiar does.</text:p>
      <text:p text:style-name="P273"><text:bookmark text:name="deliverTouchSpells"/><text:tab/>Deliver Touch Spells</text:p>
      <text:p text:style-name="P2"><text:tab/>If the master is 3rd caster level or higher, a familiar can deliver touch spells for him. If the <text:tab/>master and the familiar are in contact at the time the master casts a touch spell, he can designate <text:tab/>his familiar as the "toucher." The familiar can then deliver the touch spell just as <text:tab/>the master <text:tab/>could. As usual, if the master casts another spell before the touch is delivered, the touch spell <text:tab/>dissipates.</text:p>
      <text:p text:style-name="P273"><text:bookmark text:name="speakwithMaster"/><text:tab/>Speak with Master</text:p>
      <text:p text:style-name="P2"><text:tab/>If the master is 5th caster level or higher, a familiar and the master can communicate verbally as <text:tab/>if they were using a common language. Other creatures do not understand the communication <text:tab/>without magical help.</text:p>
      <text:p text:style-name="P273"><text:bookmark text:name="speakwithAnimalsofItsKind"/><text:tab/>Speak with Animals of Its Kind</text:p>
      <text:p text:style-name="P2"><text:tab/>If the master is 7th caster level or higher, a familiar can communicate with animals of <text:tab/>approximately the same kind as itself (including dire varieties): bats with bats, rats with <text:tab/>rodents, cats with felines, hawks and owls and ravens with birds, lizards and snakes with <text:tab/>reptiles, toads with amphibians, weasels with similar creatures (weasels, minks, polecats, <text:tab/>ermines, skunks, wolverines, and badgers). Such communication is limited by the <text:tab/>intelligence of the conversing creatures.</text:p>
      <text:p text:style-name="P273"><text:bookmark text:name="familiarSpellResistance"/><text:tab/>Spell Resistance</text:p>
      <text:p text:style-name="P223"><text:tab/>If the master is 11th caster level or higher, a familiar gains spell resistance equal to the master’s <text:tab/>caster level + 5. To affect the familiar with a spell, another spellcaster must get a <text:tab/>result on a <text:tab/>caster level check(1d20 + caster level) that equals or exceeds the familiar’s spell resistance.</text:p>
      <text:p text:style-name="P273"><text:bookmark text:name="scryonFamiliar"/><text:tab/>Scry on Familiar </text:p>
      <text:p text:style-name="Standard"><text:span text:style-name="T30"><text:tab/>If the master is 13</text:span><text:span text:style-name="T98">th</text:span><text:span text:style-name="T30"> caster level or higher, he may scry on his familiar (as if casting the </text:span><text:span text:style-name="T66">scrying</text:span><text:span text:style-name="T30"> <text:tab/>spell) once per day.</text:span></text:p>
      <text:p text:style-name="Standard"><text:span text:style-name="T30"><text:tab/><text:tab/></text:span><text:span text:style-name="T59">School Specialty</text:span></text:p>
      <text:p text:style-name="P224"><text:tab/><text:tab/>-<text:span text:style-name="T697">Scholastic Training</text:span></text:p>
      <text:p text:style-name="P224"><text:tab/><text:tab/>-Familiar</text:p>
      <text:p text:style-name="Standard"><text:span text:style-name="T41"><text:tab/><text:tab/>-Caster level 2</text:span><text:span text:style-name="T100">nd</text:span><text:span text:style-name="T41">(Wizard)</text:span></text:p>
      <text:p text:style-name="Standard"><text:span text:style-name="T41"><text:tab/><text:tab/>-Choose one of the 8 schools of magic. <text:s/>When casting spells from that school you gain a <text:tab/><text:tab/>+1 to the DC of those spells and a +2 to caster checks to overcome the SR of targets of <text:tab/><text:tab/><text:tab/>those spells. <text:s/>At caster level 10</text:span><text:span text:style-name="T100">th</text:span><text:span text:style-name="T41"> you may select a second school of magic to gain the <text:tab/><text:tab/><text:tab/>effects of this ability.</text:span></text:p>
      <text:p text:style-name="P74"><text:soft-page-break/><text:tab/><text:tab/><text:tab/><text:span text:style-name="T333">Metamagic Expertise</text:span></text:p>
      <text:p text:style-name="P144"><text:tab/><text:tab/><text:tab/>-<text:span text:style-name="T697">School Specialty</text:span></text:p>
      <text:p text:style-name="P74"><text:tab/><text:tab/><text:tab/>-<text:span text:style-name="T586">Caster level </text:span><text:span text:style-name="T697">4</text:span><text:span text:style-name="T22">th</text:span><text:span text:style-name="T586">(Wizard)</text:span></text:p>
      <text:p text:style-name="P74"><text:span text:style-name="T84"><text:tab/><text:tab/><text:tab/>-When you gain a metamagic feat, your </text:span><text:span text:style-name="T94">total</text:span><text:span text:style-name="T84"> number of times you can use that <text:tab/><text:tab/><text:tab/><text:tab/>feat is <text:tab/>increased by 2 if the base number of times you can use this feat per day is <text:tab/><text:tab/><text:tab/>3 or 4, and by 1 for all others.</text:span></text:p>
      <text:h text:style-name="Heading_20_2" text:outline-level="2">Skill Tricks</text:h>
      <text:p text:style-name="P30">Below is a list of various Skill Tricks, Skill Tricks are effects that you buy for 2 Skill points and are based on skills that a character can perform if they meet certain thresholds.</text:p>
      <text:p text:style-name="P30"/>
      <text:p text:style-name="P176">Interaction Skill Tricks:</text:p>
      <text:p text:style-name="P176">Assume Quirk</text:p>
      <text:p text:style-name="P30">-Disguise 5 ranks</text:p>
      <text:p text:style-name="P30">-When impersonating a particular individual, you eliminate the Spot check bonus from someone who is familiar with that individual. <text:s/>You can maintain this effect 1 hour per day.</text:p>
      <text:p text:style-name="P176">Fade Into Violence</text:p>
      <text:p text:style-name="P30">-Bluff 6 ranks</text:p>
      <text:p text:style-name="P30">Hide 6 ranks</text:p>
      <text:p text:style-name="P276"><text:span text:style-name="T309">-</text:span><text:span text:style-name="T466">Choose an opponent as an immediate action. For the current encounter, if that opponent is threatening you and an ally of yours, you may make a Bluff check opposed by your opponent’s Sense Motive check to make your opponent see you as no threat and attack your ally (+4 bonus on your Bluff check if your opponent is a larger size category than you). <text:s/>You may only use this ability if you are wearing light armor or no armor, have nothing in your hands, have made no attacks, &amp; have targeted no enemies with spells. Once you void any of these conditions, your opponent sees you as a threat and can attack you normally.</text:span></text:p>
      <text:p text:style-name="P176">Group Fake-Out</text:p>
      <text:p text:style-name="P30">-Bluff 8 ranks</text:p>
      <text:p text:style-name="P30">-You can use you Bluff to feint more than one enemy at once in combat. <text:s/>When you do your Bluff check receives a -2 penalty to every enemy you wish to feint after the first.</text:p>
      <text:p text:style-name="P176">Master Manipulator </text:p>
      <text:p text:style-name="P30">-Diplomacy 9 ranks</text:p>
      <text:p text:style-name="P276"><text:span text:style-name="T309">-</text:span><text:span text:style-name="T466">Gain the following two abilities. Each cannot be used in combat &amp; you must share a language with your target.</text:span></text:p>
      <text:p text:style-name="P280"><text:tab/>-Captivating Speech – you may distract (1 + Cha modifier) creatures within 20 ft as long as you <text:tab/>speak, inflicting a –4 penalty on each ones Listen, Sense Motive, &amp; Spot <text:tab/>checks. You must <text:tab/>make a Diplomacy check opposed by the target’s Diplomacy or Will save (whichever is better).</text:p>
      <text:p text:style-name="P280"><text:tab/>-Trap of Words – if a creature attempts a Bluff vs. Sense Motive check against you and you <text:tab/>win, you lead the creature to believe his/her “lie” worked. After 1 minute, make a Diplomacy <text:tab/>check opposed by the creature’s Bluff check. If successful, you trick the creature into revealing <text:tab/>the lie &amp; the reason making it</text:p>
      <text:p text:style-name="P176">Never Outnumbered</text:p>
      <text:p text:style-name="P30">-Intimidate 8 ranks</text:p>
      <text:p text:style-name="P30">-You can make an Intimidate check to demoralize every opponent that can see and hear you within 10 ft rather than just a single opponent.</text:p>
      <text:p text:style-name="P176">Second Impression</text:p>
      <text:p text:style-name="P30">-Bluff 5 ranks</text:p>
      <text:p text:style-name="P30">-Disguise 5 ranks</text:p>
      <text:p text:style-name="P30"><text:soft-page-break/>- If an observer sees through your disguise with a successful Spot check, you can (as an immediate action) attempt a Bluff check to convince him that he's mistaken. Use the observer's Spot check result as the DC for your Bluff check; if you succeed, the observer ignores the evidence of his own senses in favor of what your disguise attempts to show. You must be aware of the observer's discovery in order to use this trick; for example, you can't use it against someone viewing your secretly, nor can you use it against someone who sees through your disguise but keeps that information secret. When in doubt, the DM should allow a character to use this trick if she has any reason to fear that her cover has been blown. You can use this trick only once per day, but its effect extends to all viewers within 30 feet of you. For example, you could attempt it against an entire patrol of guards confronting you just as effectively as against a single person. This trick doesn't let you maintain a disguise hat has been defeated by other means; for example, if your<text:span text:style-name="T166"> disguise self </text:span>spell is penetrated by a<text:span text:style-name="T166"> true seeing</text:span> spell, Second Impression won't help.</text:p>
      <text:p text:style-name="P176">Social Recovery</text:p>
      <text:p text:style-name="P30">-Bluff 8 ranks</text:p>
      <text:p text:style-name="P30">-Diplomacy 5 ranks</text:p>
      <text:p text:style-name="P30">- If you Diplomacy check to influence an NPC's attitude fails, you can spend another full round talking to the NPC, then make a Bluff check with a -10 penalty. Use the result of this check in place of the Diplomacy check result, except that it can't improve the NPC's attitude by more than one step. Once you use this skill trick ( successfully or not), you cannot use it against the same target again for 24 hours.</text:p>
      <text:p text:style-name="P176">Supremely Confident</text:p>
      <text:p text:style-name="P30">-Perform(act or oratory) 7 ranks</text:p>
      <text:p text:style-name="P276"><text:span text:style-name="T309">-</text:span><text:span text:style-name="T466">When making a Demoralize actions, you may use a Perform check in place of an Intimidate check. <text:s/>On a confirmed critical hit, you immediately may attempt a Demoralize action on the foe you struck as a free action</text:span></text:p>
      <text:p text:style-name="P176">Timely Misdirection</text:p>
      <text:p text:style-name="P30">-Bluff 8 ranks</text:p>
      <text:p text:style-name="P30">-If you succeed on a Bluff check to feint in combat, your opponent cannot make attacks of opportunity against you until the start of it's next turn. <text:s/>This effect is in addition to the benefits of a normal feint.</text:p>
      <text:p text:style-name="P176">Wanderer's Diplomacy</text:p>
      <text:p text:style-name="P30">-Bluff 6 ranks</text:p>
      <text:p text:style-name="P30">-Diplomacy 6 ranks</text:p>
      <text:p text:style-name="P30">-Sense Motive 6 ranks</text:p>
      <text:p text:style-name="P276"><text:span text:style-name="T309">-This trick g</text:span><text:span text:style-name="T466">ains the following abilities which cannot be used in combat:</text:span></text:p>
      <text:p text:style-name="P280"><text:tab/>-Canny Merchant – you can make a Diplomacy check to locate a desired object that is normally <text:tab/>too expensive for the current settlement to sell. You must still purchase the object after locating <text:tab/>it. The DC of the check is 10 + ((item’s gp cost – settlement’s gp limit) /1000).</text:p>
      <text:p text:style-name="P280"><text:tab/>-Intuitive Communication – you may communicate in a simple way with a creature whose <text:tab/>language you do not share by spending 1 minute interacting with it and then making a Sense <text:tab/>Motive check vs. DC 20 if you and the creature are of the same type, otherwise DC 30.</text:p>
      <text:p text:style-name="P280"><text:tab/>-Social Agility – you may temporarily change a creature’s attitude towards you by using Bluff <text:tab/>(instead of Diplomacy as usual). The attempt takes a Standard Action and its DC is the same as <text:tab/>changing an Attitude with Diplomacy. You may not use this ability on a creature with the <text:tab/>Attitude of ‘Hostile’. If successful, the effect lasts for 1 minute, after which the creature’s <text:tab/>attitude becomes one category worse than it started for 10 minutes.</text:p>
      <text:p text:style-name="P176">Manipulation Skill Tricks</text:p>
      <text:p text:style-name="P176">Clever Improviser</text:p>
      <text:p text:style-name="P30">-Disable Device 5 ranks</text:p>
      <text:p text:style-name="P30">-Open Lock 5 ranks</text:p>
      <text:p text:style-name="P30"><text:soft-page-break/>-You can make Disable Device and Open Lock checks without thieves tools at no penalty. <text:s/>If you fail a check in this way you cannot use this trick again until you have rested 8 hours.</text:p>
      <text:p text:style-name="P176">Conceal Spellcasting</text:p>
      <text:p text:style-name="P30">-Concentration 1 rank</text:p>
      <text:p text:style-name="P30">-Sleight of Hand 5 ranks</text:p>
      <text:p text:style-name="P30">-Spellcraft 1 rank</text:p>
      <text:p text:style-name="P30">-When you cast a spell, you may also make a Sleight of Hand check as part of the action to cast the spell. <text:s/>This check is opposed by a Spot check from all onlookers, if they fail they cannot tell you are casting a spell and react accordingly.</text:p>
      <text:p text:style-name="P176">Disguise Spell </text:p>
      <text:p text:style-name="P30">-Perform 9 ranks</text:p>
      <text:p text:style-name="P30">-Bardic Music class ability</text:p>
      <text:p text:style-name="P276"><text:span text:style-name="T309">-</text:span><text:span text:style-name="T466">Onlookers realize you’re performing, but don’t realize you’re casting a spell unless they make an opposed Spot check against your Perform check.</text:span></text:p>
      <text:p text:style-name="P176">Easy Escape</text:p>
      <text:p text:style-name="P30">-Medium or smaller size</text:p>
      <text:p text:style-name="P30">-Escape Artist 8 ranks</text:p>
      <text:p text:style-name="P30">-If an opponent larger than medium is grappling you,, you gain a +4 bonus to the check to escape the grapple for every size category the enemy is larger than medium.</text:p>
      <text:p text:style-name="P176">False Theurgy</text:p>
      <text:p text:style-name="P30">-Bluff OR Sleight of Hand 8 ranks</text:p>
      <text:p text:style-name="P30">-Spellcraft 8 ranks</text:p>
      <text:p text:style-name="P30">-You can expend a swift action when casting a spell to mirror the verbal and somatic components of another spell of the same level. <text:s/>This skill trick makes your spells immune to standard counterspelling but feats from the Improved Counterspelling tree and Dispel Magic still works.</text:p>
      <text:p text:style-name="P176">Focused Performer</text:p>
      <text:p text:style-name="P30">-Concentration 1 rank</text:p>
      <text:p text:style-name="P30">-Perform(any) 6 ranks</text:p>
      <text:p text:style-name="P276"><text:span text:style-name="T309">-</text:span><text:span text:style-name="T466">You may make a Perform check in place of a Concentration check to maintain an Arcane spell with a</text:span></text:p>
      <text:p text:style-name="P281">Verbal component (not applicable to a spell with the Silent Spell metamagic applied to it).</text:p>
      <text:p text:style-name="P176">Healing Hands</text:p>
      <text:p text:style-name="P30">-Heal 5 ranks</text:p>
      <text:p text:style-name="P30">-When you succeed at a Heal check to stabilize a character at 0 hit points or less, that character also heals 1d6 hit points.</text:p>
      <text:p text:style-name="P176">Hidden Blade</text:p>
      <text:p text:style-name="P30">-Sleight of Hand 5 ranks</text:p>
      <text:p text:style-name="P30">-Quick Draw</text:p>
      <text:p text:style-name="P30">-When you use Sleight of Hand to conceal a weapon, and you draw and attack an opponent who is not aware of said weapon, they are treated as flat-footed for your first attack against them.</text:p>
      <text:p text:style-name="P176">Mosquito's Bite</text:p>
      <text:p text:style-name="P30">-Sleight of Hand 12 ranks</text:p>
      <text:p text:style-name="P30">-If you hit a flat-footed opponent with a light weapon, you can choose for the opponent to not realize it has been struck until the following turn. <text:s/>It instead reacts as if you had attacked and missed.</text:p>
      <text:p text:style-name="P176">Opening Tap</text:p>
      <text:p text:style-name="P30">-Open Lock 12 ranks</text:p>
      <text:p text:style-name="P30">-As a swift action, you may make an Open Lock check at a -10 penalty to open a lock without tools by striking the lock with a hard, blunt object. <text:s/>This penalty replaces the normal penalty for not using tools to open the lock.</text:p>
      <text:p text:style-name="P176">Quick Escape</text:p>
      <text:p text:style-name="P30"><text:soft-page-break/>-Escape Artist 12 ranks</text:p>
      <text:p text:style-name="P30">-This trick allows two options, both of which can be used once per encounter.</text:p>
      <text:p text:style-name="P30"><text:tab/>-You may use a swift action to escape a grapple, even if you have already used a standard <text:tab/>action to escape that grapple in the same turn.</text:p>
      <text:p text:style-name="P30"><text:tab/>-You can use a move action to make any Escape Artist check that would normally require a <text:tab/>full-round action.</text:p>
      <text:p text:style-name="P176">Shrouded Dance</text:p>
      <text:p text:style-name="P30">-Hide 8 ranks</text:p>
      <text:p text:style-name="P30">-Perform(Dance) 5 ranks</text:p>
      <text:p text:style-name="P30">-You can make a Hide check with a DC of 20 as a move action in combat. <text:s/>If you succeed, you gain concealment until the start of your next turn.</text:p>
      <text:p text:style-name="P176">Sudden Draw</text:p>
      <text:p text:style-name="P30">Sleight of Hand 8 ranks</text:p>
      <text:p text:style-name="P30">-Quick Draw</text:p>
      <text:p text:style-name="P30">-If an opponent provokes an attack of opportunity from you, you may draw a weapon that you concealed with Sleight of Hand and attack with it as an immediate action. <text:s/>The opponent is considered flat-footed for this attack.</text:p>
      <text:p text:style-name="P176">Tactile Trapsmith</text:p>
      <text:p text:style-name="P30">-Disable Device 6 ranks</text:p>
      <text:p text:style-name="P30">-Search 6 ranks</text:p>
      <text:p text:style-name="P30">-You may use your Dex modifier rather than your Int modifier when making Disable Device or Search checks. <text:s/>You receive no penalties for darkness or blindness when making these checks.</text:p>
      <text:p text:style-name="P176">Versatile Performer</text:p>
      <text:p text:style-name="P30">-Perform(any) 5 ranks</text:p>
      <text:p text:style-name="P276"><text:span text:style-name="T309">-</text:span><text:span text:style-name="T466">Pick a number of Perform categories equal to your Intelligence modifier (minimum 1). When making</text:span></text:p>
      <text:p text:style-name="P280">checks, treat all categories as if they had as many ranks as your highest-ranked category. <text:s/>You gain a +2 bonus to check when using more than one of these Performance categories together</text:p>
      <text:p text:style-name="P176">Whip Climber</text:p>
      <text:p text:style-name="P30">-Use Rope 5 ranks</text:p>
      <text:p text:style-name="P30">-Whip Proficiency</text:p>
      <text:p text:style-name="P30">-You can use a whip as a makeshift grappling hook, lashing it onto a weight-bearing object to swing or climb. <text:s/>You make Climb checks using the whip as if it were a normal grappling hook. <text:s/>Using this trick requires a Use Rope check as per normal to secure a grappling hook, but only requires a move action.</text:p>
      <text:p text:style-name="P176">Mental Skill Tricks</text:p>
      <text:p text:style-name="P176">Appraise Magic Value</text:p>
      <text:p text:style-name="P125">-Appraise 5 ranks</text:p>
      <text:p text:style-name="P125">-Knowledge(arcana) 5 ranks</text:p>
      <text:p text:style-name="P125">-Spellcraft 5 ranks</text:p>
      <text:p text:style-name="P125">-If you know an item is magical you may use the Appraise skill to ascertain it's specific magical properties. <text:s/>The DC of this Appraise check is 10 + the caster level of the item, requires 8 hours of uninterrupted work and consumes 25 gp of special materials.</text:p>
      <text:p text:style-name="P176">Astral Tracking</text:p>
      <text:p text:style-name="P125">-Knowledge(The Planes) 12 ranks</text:p>
      <text:p text:style-name="P125">-Spellcraft 8 ranks</text:p>
      <text:p text:style-name="P125">-Survival 10 ranks</text:p>
      <text:p text:style-name="P276"><text:span text:style-name="T311">-</text:span><text:span text:style-name="T466">You may make Survival checks to track creatures through the planes, as well as the following abilities:</text:span></text:p>
      <text:p text:style-name="P280"><text:tab/>-Track through the featureless Astral Plane – DC 25.</text:p>
      <text:p text:style-name="P280"><text:tab/>-Determine the destination of a <text:span text:style-name="T483">Teleport </text:span>spell or effect when standing at the point of <text:tab/>departure – DC 30.</text:p>
      <text:p text:style-name="P281"><text:soft-page-break/>If you succeed and can teleport, then you may attempt to follow as if you had viewed the destination once</text:p>
      <text:p text:style-name="P176">Clarity of Vision</text:p>
      <text:p text:style-name="P30">-Spot 12 ranks</text:p>
      <text:p text:style-name="P30">-Make a Spot check with a DC of 20 as a swift action. <text:s/>If you succeed, you can spot invisible creatures within 30 ft until the end of your turn.</text:p>
      <text:p text:style-name="P176">Collector of Stories</text:p>
      <text:p text:style-name="P30">-Knowledge(any) 5 ranks</text:p>
      <text:p text:style-name="P30">-When you make a trained Knowledge check to learn about a creature or it's special abilities or even vulnerabilities, you gain a +5 bonus on that check. <text:s/><text:span text:style-name="T632">Bards with this skill trick also gain a +2 bonus to Bardic Knowledge checks.</text:span></text:p>
      <text:p text:style-name="P176">Hear the Unseen</text:p>
      <text:p text:style-name="P30">-Listen 9 ranks</text:p>
      <text:p text:style-name="P30">-Blind-Fight</text:p>
      <text:p text:style-name="P276"><text:span text:style-name="T309">-</text:span><text:span text:style-name="T466">As a move action, you can attempt a Listen check vs. DC 25 to pinpoint all foes within 30 ft (as long as you have line of effect on them). This benefit does not eliminate your miss chance. If an opponent is using Move Silently, it is an opposed check, with a +15 bonus for your opponent. <text:s/>If you are Deafened, or in an area of </text:span><text:span text:style-name="T483">Silence</text:span><text:span text:style-name="T466">, you cannot use this feat.</text:span></text:p>
      <text:p text:style-name="P176">Keen-Eared Scout</text:p>
      <text:p text:style-name="P30">-Listen 6 ranks</text:p>
      <text:p text:style-name="P30">-Skillful(Alertness)</text:p>
      <text:p text:style-name="P276"><text:span text:style-name="T309">-</text:span><text:span text:style-name="T466">If your Listen check exceeds the DC by the indicated amount, you learn additional information from your check(cumulative):</text:span></text:p>
      <text:p text:style-name="P280">Exceed DC Additional Information</text:p>
      <text:p text:style-name="P280"><text:tab/>+5 Size, Speed, &amp; Direction of noise source</text:p>
      <text:p text:style-name="P280"><text:tab/>+10 Exact current position of noise source</text:p>
      <text:p text:style-name="P280"><text:tab/>+15 Armor worn &amp; items carried by noise source (if any)</text:p>
      <text:p text:style-name="P280"><text:tab/>+20 Type &amp; Subtype of the noise source</text:p>
      <text:p text:style-name="P281">Also, you gain a +5 bonus to pinpoint the location of invisible creatures.</text:p>
      <text:p text:style-name="P194">Listen to This</text:p>
      <text:p text:style-name="P30">-Listen 5 ranks</text:p>
      <text:p text:style-name="P30">-When you make a Listen check to hear a sound or a conversation, you may retell it verbatim to others as if they themselves had heard it within 1 hour of making the check.</text:p>
      <text:p text:style-name="P176">Magical Appraisal</text:p>
      <text:p text:style-name="P30">-Appraise 5 ranks</text:p>
      <text:p text:style-name="P30">-Knowledge(arcana) 5 ranks</text:p>
      <text:p text:style-name="P30">-Spellcraft 12 ranks</text:p>
      <text:p text:style-name="P30">-When you succeed at 5 or more on a Spellcraft check to read the school of magic on a magic item, you may spend 1 minute concentrating on said item to determine it's magical properties. <text:s/>This skill trick also works if you cast Detect Magic on a magic item.</text:p>
      <text:p text:style-name="P176">Point it Out </text:p>
      <text:p text:style-name="P30">-Spot 8 ranks</text:p>
      <text:p text:style-name="P30">-When you make a successful Spot check, you can spend an immediate action to grant an ally within 30 ft that can see or hear you a free Spot check to see the same thing with a +2 bonus to the check.</text:p>
      <text:p text:style-name="P176">Quick Reconnoiter</text:p>
      <text:p text:style-name="P30">-Listen 5 ranks</text:p>
      <text:p text:style-name="P30">Spot 5 ranks</text:p>
      <text:p text:style-name="P30">-Can make Listen and Spot checks as free actions. <text:s/>Gain a +2 bonus to Initiative checks.</text:p>
      <text:p text:style-name="P176">Spot the Weak Point</text:p>
      <text:p text:style-name="P30"><text:soft-page-break/>-Spot 12 ranks</text:p>
      <text:p text:style-name="P30">-As a standard action, you may attempt a Spot check using your opponent's AC as the DC for the check. <text:s/>If you succeed, your next attack made against them in the same round is made as a touch attack. <text:s/>If this feat is used with a ranged weapon, you must be within 30 ft to use this trick.</text:p>
      <text:p text:style-name="P176">Swift Concentration</text:p>
      <text:p text:style-name="P30">-Concentration 12 ranks</text:p>
      <text:p text:style-name="P30">-You can maintain concentration on a spell or similar effect as a swift action.</text:p>
      <text:p text:style-name="P176">Movement Skill Tricks</text:p>
      <text:p text:style-name="P176">Acrobatic Backstab</text:p>
      <text:p text:style-name="P30">-Tumble 12 ranks</text:p>
      <text:p text:style-name="P30">-If you make a successful Tumble check to move through an enemy's square, you treat that enemy as flat-footed for your next melee attack against them in your current turn.</text:p>
      <text:p text:style-name="P176">Acrobatic Strike</text:p>
      <text:p text:style-name="P30">-Tumble 12 ranks</text:p>
      <text:p text:style-name="P30">-If you succeed in a Tumble check to move past an opponent without provoking an attack of opportunity, you gain a +4 bonus on your next attack made against them this turn.</text:p>
      <text:p text:style-name="P176">Agile Athlete</text:p>
      <text:p text:style-name="P30">Climb 1 rank</text:p>
      <text:p text:style-name="P30">Jump 1 rank</text:p>
      <text:p text:style-name="P30">-When making Climb and Jump checks, use your Dex modifier instead of your Str.</text:p>
      <text:p text:style-name="P176">Back on Your Feet</text:p>
      <text:p text:style-name="P30">-Tumble 12 ranks</text:p>
      <text:p text:style-name="P30">-If you are rendered prone, you may get back up as an immediate action without provoking an attack of opportunity.</text:p>
      <text:p text:style-name="P176">Brachiation</text:p>
      <text:p text:style-name="P30">-Climb 6 ranks</text:p>
      <text:p text:style-name="P30">-Jump 6 ranks</text:p>
      <text:p text:style-name="P276"><text:span text:style-name="T309">-</text:span><text:span text:style-name="T466">You can move through medium and dense forest area at your normal land speed. <text:s/>You must be at least 20 ft from the ground to use this ability.</text:span></text:p>
      <text:p text:style-name="P176">Corner Perch</text:p>
      <text:p text:style-name="P30">-Climb 8 ranks</text:p>
      <text:list text:style-name="L1">
        <text:list-header>
          <text:p text:style-name="P312">-If you succeed on a Climb check to ascend or descend either a “chimney,” where you can brace opposite walls, or a corner where you can brace against perpendicular walls, you can suspend yourself momentarily. Until the end of your next turn, you can use your hands freely for any other purpose ( including attacking) without risk of falling. At the end of your next turn, you fall from the wall unless you succeed on a Climb check against the normal DC + 5 (made as a move action) or you have succeeded on another Climb check to move up or down the wall as normal. </text:p>
          <text:list>
            <text:list-header>
              <text:p text:style-name="P312">Example: Ember the monk succeeds on a DC 15 Climb check to scramble up 10 feet ( one-quarter of her speed) into a corner formed by two typical dungeon walls. Using Corner Perch, she then braces her legs against the walls and uses her remaining standard action to draw and throw a shuriken at a bugbear on the ground below her. On her next turn, still braced in the corner, she draws her quarterstaff and attacks an ogre that has moved next to her, gaining a +1 bonus on the attack roll for higher ground. At the end of that turn, she drops from the wall rather than attempting to hold her position. Since she has the slow fall class ability, Ember takes no damage from the drop.</text:p>
            </text:list-header>
          </text:list>
        </text:list-header>
      </text:list>
      <text:p text:style-name="P176">Cunning Evasion</text:p>
      <text:p text:style-name="P30">-Hide 9 ranks</text:p>
      <text:p text:style-name="P30">-Evasion</text:p>
      <text:p text:style-name="P219">-If you avoid all the damage from an Area-of-Effect attack due to your Evasion class ability, you may</text:p>
      <text:p text:style-name="P280"><text:soft-page-break/>use an Immediate Action to make a 5’ Step and a Hide check, assuming there is cover within 5’.If you have the ‘Hide in Plain Sight’ class ability, you do not need cover to make your Hide check.</text:p>
      <text:p text:style-name="P176">Dismount Attack</text:p>
      <text:p text:style-name="P30">-Ride 5 ranks</text:p>
      <text:p text:style-name="P30">-If your mount has moved at least 10 ft this round, you may attempt a Fast Dismount action. <text:s/>If you succeed, you may make a standard attack against an opponent in melee range as if you had charged them.</text:p>
      <text:p text:style-name="P176">Escape Attack</text:p>
      <text:p text:style-name="P30">-Escape Artist 8 ranks</text:p>
      <text:p text:style-name="P30">-When you escape a grapple, you may deliver an attack with a light weapon against the opponent who grappled you. <text:s/>The opponent is considered flat-footed for the attack, and you must have had the weapon in hand or posses the Quick Draw feat to use this skill trick.</text:p>
      <text:p text:style-name="P176">Extreme Leap</text:p>
      <text:p text:style-name="P30">-Jump 5 ranks</text:p>
      <text:p text:style-name="P30">-If you make a horizontal jump of at least 10 ft, you make take a swift action to move an additional 10 ft in the same turn.</text:p>
      <text:p text:style-name="P176">Leap Attack </text:p>
      <text:p text:style-name="P30">-Jump 8 ranks</text:p>
      <text:p text:style-name="P30">-Power Attack </text:p>
      <text:p text:style-name="P276"><text:span text:style-name="T309">-</text:span><text:span text:style-name="T466">You can combine a jump with a charge against an opponent. If your jump covers at least 10 ft of horizontal distance and end in a square which threatens your opponent, you double your bonus damage from Power Attack, if you are wielding a 2-handed weapon, you triple it instead.</text:span></text:p>
      <text:p text:style-name="P176">Leap of the Heavens</text:p>
      <text:p text:style-name="P30">-Jump 6 ranks</text:p>
      <text:p text:style-name="P276"><text:span text:style-name="T309">-</text:span><text:span text:style-name="T466">If you do not get a running start, your Jump checks do not have their DC’s doubled, and if you do get a running start, you receive a +5 Competence bonus on your Jump checks</text:span></text:p>
      <text:p text:style-name="P176">Leaping Climber</text:p>
      <text:p text:style-name="P30">-Climb 5 ranks</text:p>
      <text:p text:style-name="P30">-Jump 5 ranks</text:p>
      <text:p text:style-name="P30">-If you make a Jump check as a swift action to begin a climb, you add the vertical distance of your Jump check to the initial climb distance. <text:s/>This Jump check is treated as if you made a running start, even if you did not move 20 ft.</text:p>
      <text:p text:style-name="P176">Mobile Spellcasting</text:p>
      <text:p text:style-name="P30">-Concentration 8 ranks</text:p>
      <text:p text:style-name="P282"><text:span text:style-name="T309">You can make a special Concentration check (DC 20 + spell level) to cast a spell and move as one standard a</text:span>ction. You can’t use this ability to cast spells that normally take longer than a Standard Action to cast. <text:s/>If you fail the check, you lose the spell. You may combine the effect of this feat with casting on the defensive, by raising the DC by 5.</text:p>
      <text:p text:style-name="P222">Natural Swimmer</text:p>
      <text:p text:style-name="P219">-Swim 12 ranks</text:p>
      <text:p text:style-name="P219">-You can swim half your speed as a move action, or your speed as a full-round action. <text:s/>You take the normal armor check and encumbrance penalty for swimming, rather than double.</text:p>
      <text:p text:style-name="P176">Nimble Charge</text:p>
      <text:p text:style-name="P30">-Balance 5 ranks</text:p>
      <text:p text:style-name="P30">-You can run or charge across difficult surfaces without needing to make a Balance check.</text:p>
      <text:p text:style-name="P176">Nimble Stand</text:p>
      <text:p text:style-name="P30">-Tumble 8 ranks</text:p>
      <text:p text:style-name="P30">-On your turn, you may stand up from prone without provoking an attack of opportunity.</text:p>
      <text:p text:style-name="P176">Quick Swimmer</text:p>
      <text:p text:style-name="P30"><text:soft-page-break/>-Swim 5 ranks</text:p>
      <text:p text:style-name="P30">-If you succeed on a Swim check to move at least 10 ft, you can add 10 more ft to that action.</text:p>
      <text:p text:style-name="P176">Slipping Past</text:p>
      <text:p text:style-name="P30">-Escape Artist 5 ranks</text:p>
      <text:p text:style-name="P30">-Tumble 5 ranks</text:p>
      <text:p text:style-name="P30">-As a swift action you can ignore the movement, attack roll and AC penalties when squeezing through a narrow space. <text:s/>This effect lasts until the start of your next turn.</text:p>
      <text:p text:style-name="P176">Speedy Ascent</text:p>
      <text:p text:style-name="P30">-Climb 5 ranks</text:p>
      <text:p text:style-name="P30">--If you succeed on a Climb check to move at least 10 ft, you can add 10 more ft to that action.</text:p>
      <text:p text:style-name="P176">Tumbling Crawl</text:p>
      <text:p text:style-name="P30">-Tumble 5 ranks</text:p>
      <text:p text:style-name="P30">-If you succeed at a DC 15 Tumble check you can crawl 5 ft without provoking any attacks of opportunity.</text:p>
      <text:p text:style-name="P176">Tumbling Feint </text:p>
      <text:p text:style-name="P30">-Bluff 6 ranks</text:p>
      <text:p text:style-name="P30">-Tumble 6 ranks</text:p>
      <text:p text:style-name="P276"><text:span text:style-name="T309">-</text:span><text:span text:style-name="T466">Designate an opponent at the start of your turn.. If you avoid provoking an attack of opportunity against this opponent by using your Tumble skill, you receive a +5 bonus on a Bluff check to</text:span></text:p>
      <text:p text:style-name="P281">Feint in combat against that opponent once until the end of your next turn.</text:p>
      <text:p text:style-name="P176">Twisted Charge</text:p>
      <text:p text:style-name="P30">-Balance 5 ranks</text:p>
      <text:p text:style-name="P30">-Tumble 5 ranks</text:p>
      <text:p text:style-name="P30">-When you charge you can make one turn up to 90 degrees during your charge. <text:s/>This trick doe not give you extra movement during a charge and you must have line of sight on your chosen opponent at the start of your charge.</text:p>
      <text:p text:style-name="P176">Up the Hill</text:p>
      <text:p text:style-name="P30">-Balance 5 ranks</text:p>
      <text:p text:style-name="P30">Jump 5 ranks</text:p>
      <text:p text:style-name="P30">-You can move up a steep slope or stairs at your normal speed rather than half speed. <text:s/>This trick lasts for 1 round.</text:p>
      <text:p text:style-name="P176">Vault</text:p>
      <text:p text:style-name="P30">-Jump 5 ranks</text:p>
      <text:p text:style-name="P30">-Weapon Focus(any polearm)</text:p>
      <text:p text:style-name="P276"><text:span text:style-name="T309">-</text:span><text:span text:style-name="T466">While wielding a polearm, you reduce the DC for a Long Jump by 5; and the DC for a High Jump is equal to 3x the distance to be cleared (instead of 4x).</text:span></text:p>
      <text:p text:style-name="P176">Walk the Walls</text:p>
      <text:p text:style-name="P30">-Climb 12 ranks</text:p>
      <text:p text:style-name="P30">-Tumble 5 ranks</text:p>
      <text:p text:style-name="P30">-You can move up a wall without making a Climb check, every 5 feet you move vertically in this way costs you 4 squares of movement. <text:s/>You must begin and end your movement on a horizontal surface when using this trick.</text:p>
      <text:p text:style-name="P176">Wall Jumper</text:p>
      <text:p text:style-name="P30">-Climb 5 ranks</text:p>
      <text:p text:style-name="P30">Jump 5 ranks</text:p>
      <text:p text:style-name="P30">-If you have succeeded on a Climb check to ascend or descend a wall on your current or previous turn, you may leap from it as if you had a running start.</text:p>
      <text:p text:style-name="P28"/>
      <text:h text:style-name="Heading_20_2" text:outline-level="2"><text:soft-page-break/>Racial Feats:</text:h>
      <text:p text:style-name="P170">Human</text:p>
      <text:p text:style-name="P170">Versatile Ability</text:p>
      <text:p text:style-name="P30">-You gain +2 to an ability score of your choice. <text:s/>Your racial maximum in that ability also increases by 2.</text:p>
      <text:p text:style-name="P170">Human Perseverance</text:p>
      <text:p text:style-name="P30">-You gain a +1 bonus to all of your base saves. <text:s/>This feat can be taken more than once, it's effects stack. <text:s/>This feat can be taken a number of times equal to half of your Hit Dice(round up)</text:p>
      <text:p text:style-name="P170">Human Ingenuity</text:p>
      <text:p text:style-name="P30">-You gain a number of skill points equal to 5 + (your total HD x 2), whenever you gain a new Hit Die you also gain 2 extra skill points.</text:p>
      <text:p text:style-name="P176">Adaptive Ingenuity</text:p>
      <text:p text:style-name="P30">-Choose a non-class skill. <text:s/>You gain a Rank in that skill if you don't already and treat that skill as a class skill.</text:p>
      <text:p text:style-name="P170">Improved Weapon Proficiency</text:p>
      <text:p text:style-name="P30">-You gain a +1 to attack and damage rolls with one weapon you are proficient with. <text:s/>This feat can be taken twice, it's effects stack.</text:p>
      <text:p text:style-name="P170">Survival Instincts</text:p>
      <text:p text:style-name="P30">-When purchasing this feat you may choose 2 of the following benefits:</text:p>
      <text:p text:style-name="P30">+2 to Initiative</text:p>
      <text:p text:style-name="P30">+2 to Spot/</text:p>
      <text:p text:style-name="P30">+2 to Listen</text:p>
      <text:p text:style-name="P30">+1 to a save of your choice</text:p>
      <text:p text:style-name="P30">+1 dodge bonus to AC</text:p>
      <text:p text:style-name="P30">This feat can be taken a number of times equal to half of your Hit Dice(round up), it's effects stack <text:s/>You may not choose the same two effects with a single purchase of this feat.</text:p>
      <text:p text:style-name="P170">Heroic Surge</text:p>
      <text:p text:style-name="P30">-Once per day you may add +5 to an attack roll, save or skill/ability check. <text:s/>This ability can be used after the roll has been made. <text:s/>This feat can be taken a number of times equal to you Hit Dice. <text:s/>Each time it is taken you gain an additional use per day of this feat.</text:p>
      <text:p text:style-name="P28"/>
      <text:p text:style-name="P170">Elf</text:p>
      <text:p text:style-name="P170">Elven Grace</text:p>
      <text:p text:style-name="P30">-You gain a +1 to your Dex and Int scores. <text:s/>Your racial maximums in these abilities also goes up by one. <text:s/>This feat can be taken twice, it's effects stack.</text:p>
      <text:p text:style-name="P170">Elven Weapon Training</text:p>
      <text:p text:style-name="P30">-You gain a +1 to attack and damage rolls with Elven weapons. <text:s/>This feat can be taken twice, it's effects stack.</text:p>
      <text:p text:style-name="P170">Elven Clarity</text:p>
      <text:p text:style-name="P30">-You gain an additional +1 to Spot, Listen and Search checks and gain an additional 5 ft to notice secret doors.. <text:s/>This feat can be taken twice, it's effects stack.</text:p>
      <text:p text:style-name="P176">Elven Instincts</text:p>
      <text:p text:style-name="P201">-Gain Spot, Listen or Search as a class skill as well as a Rank in that skill if you do not already have one. <text:s/>This feat can be taken twice, if taken a second time, you gain the other skills as class skills along with a rank in them if you do not already have one.</text:p>
      <text:p text:style-name="P170">Fey Lineage</text:p>
      <text:p text:style-name="P30">-You gain an additional +3 bonus against enchantment and charm effects.</text:p>
      <text:p text:style-name="P170">Eldritch Blood</text:p>
      <text:p text:style-name="P253"><text:soft-page-break/><text:span text:style-name="T175">-You add +1 to the save DC of any Enchantment/Charm spells as well as spells of a single school of your choice. <text:s/>This feat can be taken a number of times equal to half of your Hit Dice(round up). <text:s/>Each time this feat is taken you may choose a new spell school to gain a +1 or enhance a single spell schools' bonus </text:span><text:span text:style-name="T249">once</text:span><text:span text:style-name="T175">..</text:span></text:p>
      <text:p text:style-name="P28"/>
      <text:p text:style-name="P170">Dwarf</text:p>
      <text:p text:style-name="P170">Dwarven Hardiness</text:p>
      <text:p text:style-name="P30">-You gain a +1 to your Con and Wis scores. Your racial maximums in these abilities also goes up by one. <text:s/>This feat can be taken twice, it's effects stack.</text:p>
      <text:p text:style-name="P170">Dwarven Weapon Training</text:p>
      <text:p text:style-name="P30">-You gain a +1 to attack and damage rolls with Dwarven weapons. <text:s/>This feat can be taken twice, it's effects stack.</text:p>
      <text:p text:style-name="P214">Eyes of the Mason</text:p>
      <text:p text:style-name="P201">-You gain an additional +2 to Search checks in regards to your Stonecunning ability and increase it's range by 5<text:span text:style-name="T1">th</text:span>. <text:s/>You also gain an additional +2 to Appraise and Craft check in regards to stonework and metalwork <text:s/>This feat can be taken twice, it's effects stack.</text:p>
      <text:p text:style-name="P214">Hands of the Mason</text:p>
      <text:p text:style-name="P201">-Gain Appraise or Craft(stonework) as a class skill as well as a Rank in that skill if you do not already have one. <text:s/>This feat can be taken twice, if taken a second time, you gain the other skill as a class skill along with a rank in it if you do not already have one.</text:p>
      <text:p text:style-name="P214">Stalwart Stance</text:p>
      <text:p text:style-name="P201">-You gain an additional +4 to resist being bull-rushed when standing firmly on solid ground. <text:s/>You also gain a +2 to resist being bull-rushed in all other situations.</text:p>
      <text:p text:style-name="P214">Healthy as an Ox</text:p>
      <text:p text:style-name="P201">-You gain an additional +1 to saves against poison, as well as a +2 bonus to saves against disease.</text:p>
      <text:p text:style-name="P214">Stubborn Resistance.</text:p>
      <text:p text:style-name="P201">-You gain an additional +1 against spells and spell-like abilities. <text:s/>This feat can be taken twice, it's effects stack.</text:p>
      <text:p text:style-name="P214">Dwarf Blood Feud</text:p>
      <text:p text:style-name="P201">-You gain a +1 to attack and damage rolls against orcs and goblinoids, as well as an additional +2 dodge bonus to AC against giants. <text:s/>This feat can be taken twice, if taken a second time, your racial attack and damage bonus applies to giants as well, and you gain a +2 dodge bonus to AC against orcs and golblinoids.</text:p>
      <text:p text:style-name="P28"/>
      <text:p text:style-name="P170">Gnome</text:p>
      <text:p text:style-name="P170">Gnomish Exuberance</text:p>
      <text:p text:style-name="P30">-You gain a +1 to your Con and Int scores. <text:s/>Your racial maximums in these abilities also goes up by one. <text:s/>This feat can be taken twice, it's effects stack.</text:p>
      <text:p text:style-name="P170">Gnomish Weapon Training</text:p>
      <text:p text:style-name="P30">-You gain a +1 to attack and damage rolls with Gnomish weapons. <text:s/>This feat can be taken twice, it's effects stack.</text:p>
      <text:p text:style-name="P176">Trick of the Eye</text:p>
      <text:p text:style-name="P30">-You gain an additional +2 to saves vs illusions and an additional +1 to the DC of your spells from the illusion school.</text:p>
      <text:p text:style-name="P176">It's All in the Wrist</text:p>
      <text:p text:style-name="P30">-You can use your gnomish spell-like abilities 1 more times per day, and you gain a +2 bonus to the DCs of those spells. <text:s/>This feat can be taken a number of times equal to half of your HD(round up), it's effects stack.</text:p>
      <text:p text:style-name="P176">Keen Senses</text:p>
      <text:p text:style-name="P30"><text:soft-page-break/>-You gain a<text:span text:style-name="T486">n</text:span> additional +2 to Listen checks and a +4 to Craft(alchemy) checks. <text:s/>This feat can be taken multiple times, if taken a second time you choose either Listen or Craft(alchemy) as a class skill with a rank in that skill if you don't already have one. <text:s/>If taken a third time, you gain the other skill as a class skill with a rank in <text:s/>it if you don't already have one.</text:p>
      <text:p text:style-name="P214">Gnome Blood Feud</text:p>
      <text:p text:style-name="P201">-You gain a +1 to attack and damage rolls against kobolds and golblinoids, as well as an additional +2 dodge bonus to AC against giants. <text:s/>This feat can be taken twice, if taken a second time, your racial attack and damage bonus applies to giants as well, and you gain a +2 dodge bonus to AC against kobolds and golblinoids.</text:p>
      <text:p text:style-name="P28"/>
      <text:p text:style-name="P170">Halfling</text:p>
      <text:p text:style-name="P170">Halfling Cunning</text:p>
      <text:p text:style-name="P30">-You gain a +1 to your Dex and Cha scores. <text:s/>Your racial maximums in these abilities also goes up by one. <text:s/>This feat can be taken twice, it's effects stack.</text:p>
      <text:p text:style-name="P170">Halfling Weapon Training</text:p>
      <text:p text:style-name="P30">-You gain a +1 to attack and damage rolls with Halfling weapons(including thrown weapons and slings). <text:s/>This feat can be taken twice, it's effects stack.</text:p>
      <text:p text:style-name="P176">Adventurous Spirit</text:p>
      <text:p text:style-name="P30">-You gain an additional +1 to all saves, as well as an additional +1 on saves vs fear.</text:p>
      <text:p text:style-name="P176">Halfling Life-Skills</text:p>
      <text:p text:style-name="P30">-You gain an additional +1 bonus to all Climb, Jump, Listen and Move Silently checks. <text:s/>This feat can be taken twice, it's effects stack.</text:p>
      <text:p text:style-name="P176">Halfling Life-Hacks</text:p>
      <text:p text:style-name="P201">-Gain Climb, Jump, Listen or Move Silently as a class skill as well as a Rank in that skill if you do not already have one. <text:s/>This feat can be taken multiple times, Every time it is taken, you gain one of the <text:s/>other listed skills as a class skill along with a rank in it if you do not already have one.</text:p>
      <text:p text:style-name="P30"/>
      <text:p text:style-name="P170">Half Orc</text:p>
      <text:p text:style-name="P170">Orcish Savagery </text:p>
      <text:p text:style-name="P30">-You gain a +1 to your Str and Con scores. <text:s/>Your racial maximums in these abilities also goes up by one. <text:s/>This feat can be taken twice, it's effects stack.</text:p>
      <text:p text:style-name="P170">Blood Rage</text:p>
      <text:p text:style-name="P253"><text:span text:style-name="T175">-You gain the ability to enter a Rage once per day as per a 1</text:span><text:span text:style-name="T281">st</text:span><text:span text:style-name="T175"> level Barbarian. <text:s/>This feat adds an additional use of your Rage if you have a class that already grants this ability.</text:span></text:p>
      <text:p text:style-name="P170">Orcish Weapon Training</text:p>
      <text:p text:style-name="P30">-You gain a +1 to attack and damage rolls with Orcish weapons. <text:s/>This feat can be taken twice, it's effects stack.</text:p>
      <text:p text:style-name="P176">Menacing Demeanor</text:p>
      <text:p text:style-name="P30">-You gain a +2 bonus to Intimidate checks. <text:s/>This feat can be taken twice, if taken a second time, you gain an additional +2 to Intimidate checks and you gain Intimidate as a class skill and one Rank in that skill if you don't already have one.</text:p>
      <text:p text:style-name="P176">Ferocious Charge</text:p>
      <text:p text:style-name="P30">-The first time you attack an opponent in combat you can choose to make a single attack as a full-found action. <text:s/>If you hit, the opponent you struck and all other enemies within 30 ft that can see and hear you must succeed at a Will save equal to 10 + half your HD + your Str modifier or be demoralized for 5 turns. <text:s/>If your attack was a charge then the DC of the save is increased by 2.</text:p>
      <text:p text:style-name="P30"/>
      <text:p text:style-name="P176">Dragonborn</text:p>
      <text:p text:style-name="P176">Dragon's Majesty</text:p>
      <text:p text:style-name="P30"><text:soft-page-break/>-You gain a +1 to your Str and Cha scores. <text:s/>Your racial maximums in these abilities also goes up by one. <text:s/>This feat can be taken twice, it's effects stack.</text:p>
      <text:p text:style-name="P217">Dragon's Will</text:p>
      <text:p text:style-name="P206">-Your bonus to resist sleep and paralysis effects increase by 1. <text:s/>This feat can be taken twice, it's effects stack.</text:p>
      <text:p text:style-name="P217">Tough Hide</text:p>
      <text:p text:style-name="P206">-Your natural armor bonus increases by 1. <text:s/>This feat can be taken a number of times equal to half of your <text:span text:style-name="T333">base</text:span> Con modifier(round up), it's effects stack.</text:p>
      <text:p text:style-name="P217">Energy Inured</text:p>
      <text:p text:style-name="P206">-Your resistance to your chosen energy type increases by 1 + your Con modifier.</text:p>
      <text:p text:style-name="P217">Dragon's Legacy</text:p>
      <text:p text:style-name="P206">-Gain an additional +2 bonus to Knowledge(Arcana) and Knowledge(History) checks made in regards to dragons. <text:s/>This feat can be taken twice, if taken a second time, you gain Knowledge(Arcana) and Knowledge(History) as class skills as well as a Rank in those skills if you don't already have one.</text:p>
      <text:p text:style-name="P217">Breath of Fury</text:p>
      <text:p text:style-name="P210">-The DC of your breath weapon increases by 2 and gains a<text:span text:style-name="T647">n additional 1d6 of damage.</text:span> <text:s/>This feat can be taken twice, if taken a second time you gain an additional use per day of your breath weapon, <text:span text:style-name="T647">increase it’s DC by an additional 2 and increase it’s damage by +1 for each d6 of damage that it rolls.</text:span></text:p>
      <text:p text:style-name="P217">Serrated Claws</text:p>
      <text:p text:style-name="P206">-Your natural claw attack gains a +1 to it's attack and damage rolls. <text:s/>This feat can be taken a number of times equal to 1 + your <text:span text:style-name="T333">base</text:span> Con modifier, it's effects stack.</text:p>
      <text:p text:style-name="P206"/>
      <text:p text:style-name="P214">Goliath</text:p>
      <text:p text:style-name="P214">Goliath Stalwartness</text:p>
      <text:p text:style-name="P118">-You gain a +1 to your Str and Wis scores. <text:s/>Your racial maximums in these abilities also goes up by one. <text:s/>This feat can be taken twice, it's effects stack.</text:p>
      <text:p text:style-name="P194">Oversized Weapon Familiarity</text:p>
      <text:p text:style-name="P118">-Gain a +1 to attack and damage rolls with oversized weapons that you can racially use. <text:s/>This feat can be taken twice, it's effects stack.</text:p>
      <text:p text:style-name="P194">Stone's Endurance</text:p>
      <text:p text:style-name="P118">-Your natural /- DR increases by 1. <text:s/>This feat can be taken a number of times equal to 1 + half of your <text:span text:style-name="T333">base</text:span> Con modifier(round up), it's effects stack</text:p>
      <text:p text:style-name="P194">Natural Athlete</text:p>
      <text:p text:style-name="P118">-Gain a +1 bonus to Climb and Jump checks and you choose one of those skills as a class skill as well as a Rank in that skill if you don't already have one. <text:s/>This feat can be taken three times, if taken a second time the bonus to Climb and Jump checks increases by 1 and you gain the other skill as a class skill as well as a Rank in that skill if you don't already have one. <text:s/>If taken a third time, then you also gain Swim as a class skill as well as a Rank in that skill if you don't already have one and the numerical bonus of this feat also applies to Swim checks.</text:p>
      <text:p text:style-name="P194">Unspoken Language</text:p>
      <text:p text:style-name="P118">-Gain an additional +2 to Sense Motive checks, and when you make a Sense Motive check outside of combat, you roll twice and take the better result. <text:s/>This feat can be taken twice, if taken a second time, you gain Sense Motive as a class skill and a Rank in it if you don't already have one, and can use this feat's reroll option in combat.</text:p>
      <text:p text:style-name="P199"/>
      <text:p text:style-name="P214">Tiefling</text:p>
      <text:p text:style-name="P214">Infernal Heritage </text:p>
      <text:p text:style-name="P118">-You gain a +1 to your Dex and Cha scores. <text:s/>Your racial maximums in these abilities also goes up by one. <text:s/>This feat can be taken twice, it's effects stack.</text:p>
      <text:p text:style-name="P194"><text:soft-page-break/>Trickster's Legacy</text:p>
      <text:p text:style-name="P118">-Gain an additional +1 to Bluff and Hide checks. <text:s/>This feat can be taken 3 times, if taken a second time your bonus to Bluff and Hide checks increases by 1 and you choose Bluff or Hide to gain as a class skill as well as a Rank in that skill if you don't already have one. <text:s/>If taken a third time your bonus to Bluff and Hide checks further increases by 1 and you gain the other skill as a class skill as well as a Rank in that skill if you don't already have one.</text:p>
      <text:p text:style-name="P194">Infernal Resistance</text:p>
      <text:p text:style-name="P118">-You gain the third energy resistance type you did not choose at creation. <text:s/></text:p>
      <text:p text:style-name="P194">Ancestral Bulwark</text:p>
      <text:p text:style-name="P118">-Choose one of your existing energy resistances, that resistance increases by 1 + your Cha modifier. <text:s/>This feat can be taken multiple times, each time it is taken you choose a new energy resistance to gain this feat's bonus. <text:s/>Note that this feat can only enhance each energy type <text:span text:style-name="T333">once</text:span>.</text:p>
      <text:p text:style-name="P194">Infernal Thirst</text:p>
      <text:p text:style-name="P118">-Gain a +1 to all attack rolls you make. <text:s/>This feat can be taken a number of times equal to half of your HD(round down), it's effects stack.</text:p>
      <text:p text:style-name="P118"/>
      <text:p text:style-name="P214">Aasimar</text:p>
      <text:p text:style-name="P214">Celestial Heritage</text:p>
      <text:p text:style-name="P118">-You gain a +1 to your Con and <text:span text:style-name="T714">Int</text:span> scores. <text:s/>Your racial maximums in these abilities also goes up by one. <text:s/>This feat can be taken twice, it's effects stack.</text:p>
      <text:p text:style-name="P194">Noble Vigilance</text:p>
      <text:p text:style-name="P118">-Gain an additional +1 to Spot and Listen checks. <text:s/>This feat can be taken 3 times, if taken a second time your bonus to Spot and Listen checks increases by 1 and you choose Spot or Listen to gain as a class skill as well as a Rank in that skill if you don't already have one. <text:s/>If taken a third time your bonus to Spot and Listen checks further increases by 1 and you gain the other skill as a class skill as well as a Rank in that skill if you don't already have one.</text:p>
      <text:p text:style-name="P194">Celestial Resistance</text:p>
      <text:p text:style-name="P118">-You gain the third energy resistance type you did not choose at creation. <text:s/></text:p>
      <text:p text:style-name="P194">Ancestral Bulwark</text:p>
      <text:p text:style-name="P118">-Choose one of your existing energy resistances, that resistance increases by 1 + your <text:span text:style-name="T715">Int</text:span> modifier. <text:s/>This feat can be taken multiple times, each time it is taken you choose a new energy resistance to gain this feat's bonus. <text:s/>Note that this feat can only enhance each energy type <text:span text:style-name="T333">once</text:span>.</text:p>
      <text:p text:style-name="P194">Celestial Grace</text:p>
      <text:p text:style-name="P118">-Gain a +1 dodge bonus to your AC. <text:s/>This feat can be taken a number of times equal to half of your HD(round down), it's effects stack.</text:p>
      <text:p text:style-name="P118"/>
      <text:p text:style-name="P194">Warforged</text:p>
      <text:p text:style-name="P194">Warforged Resoluteness</text:p>
      <text:p text:style-name="P118">-You gain a +1 to your Str and Int scores. <text:s/>Your racial maximums in these abilities also goes up by one. <text:s/>This feat can be taken twice, it's effects stack.</text:p>
      <text:p text:style-name="P194">Cold Iron Tracery</text:p>
      <text:p text:style-name="P118">-Magical cold-forged iron tracing runs through your body. <text:s/>Your natural weapons and grapples count as cold iron for the purposes of overcoming damage reduction. <text:s/>You also gain a +1 bonus on Will saves against spells and spell-like abilities. <text:s/>This feat can only be taken at character creation.</text:p>
      <text:p text:style-name="P194">Silver Tracery</text:p>
      <text:p text:style-name="P118">-Magical silver tracing runs through your body. <text:s/>Your natural weapons and grapples count as silver for the purposes of overcoming damage reduction. <text:s/>You also gain a +1 bonus on Fort saves against spells and spell-like abilities. <text:s/>This feat can only be taken at character creation.</text:p>
      <text:p text:style-name="P196">Familiar Weight</text:p>
      <text:p text:style-name="P122"><text:soft-page-break/>-Reduce the armor check penalty and increase the AC bonus of your composite plating by 1 each. <text:s/>This feat has no effect on standard composite plating.</text:p>
      <text:p text:style-name="P194">Construct's Strength</text:p>
      <text:p text:style-name="P118">-Your slam damage increases to 1d6 +1. <text:s/>This feat can taken a number of times equal to 1 + your <text:span text:style-name="T333">base</text:span> Con modifier. <text:s/>Every time it is taken your slam deals an additional +<text:span text:style-name="T680">2</text:span> damage.</text:p>
      <text:p text:style-name="P194">Fists of War</text:p>
      <text:p text:style-name="P118">-When taking a standard action to attack, you may make a slam attack with each fist at no penalty. <text:s/>Both of your hands must be free to use this feat.</text:p>
      <text:p text:style-name="P194">Channeling the Spark</text:p>
      <text:p text:style-name="P118">-You can tap into the raw elemental spark that lies at the heart of all constructs. <text:s/>At the start of your turn, you can enhance your fists with elemental energy(cold, electricity or fire), dealing an extra 1d6 of the chosen energy type with your slam attack and unarmed strikes. <text:s/>The element is chosen each time this feat is used and it's effects last until the start of your next turn. <text:s/>While enhanced in this way, your fists are considered magical for the purposes of overcoming DR. <text:s/>This feat can be used a number of times per day equal to 1 + your HD.</text:p>
      <text:p text:style-name="P194">Font of Life </text:p>
      <text:p text:style-name="P119">-The spark of life burns more purely inside you. <text:s/>Healing spells and <text:s/>supernatural abilities(like fast healing) no longer function at half effectiveness on you, but you also become vulnerable to poison, disease, <text:span text:style-name="T149">nausea, fatigue, exhaustion and effects that cause the sickened condition. <text:s/>Repair spells and effects that work on objects remain unaffected by this feat. </text:span>This feat can only be taken at character creation. <text:s/><text:span text:style-name="T532">This feat cannot be taken if you have already taken Heart of Iron.</text:span></text:p>
      <text:p text:style-name="P217">Heart of Iron</text:p>
      <text:p text:style-name="P207">-Your construct nature is closer to the surface than other warforged. <text:s/>You gain immunity to nonlethal damage and your existing composite plating armor bonus increases by 2(your effective armor type remains unchanged), but healing spells and supernatural abilities(like fast healing) have no effect on you. <text:s/>Repair spells and effects that work on objects remain unaffected by this feat. <text:span text:style-name="T460">This feat can only be taken at character creation. <text:s/></text:span><text:span text:style-name="T464">This feat cannot be taken if you have already taken Font of Life.</text:span></text:p>
      <text:h text:style-name="Heading_20_2" text:outline-level="2">Item Creation Feats:</text:h>
      <text:p text:style-name="P175">Scribe Scroll</text:p>
      <text:p text:style-name="Standard"><text:span text:style-name="T222">-Caster level 1</text:span><text:span text:style-name="T289">st</text:span><text:span text:style-name="T222"> (any)</text:span></text:p>
      <text:p text:style-name="Standard"><text:span text:style-name="T304">-</text:span><text:span text:style-name="T127">You can create a scroll of any spell that you know. Scribing a scroll takes 2 hours if the base price is 250 gp or less, or one day for each 1,000 gp in its base price. When you create a scroll, you set the caster level, which must be sufficient to cast the spell in question and no higher than your own caster level. The base price of a scroll is its spell level × its caster level × 25 gp. To scribe a scroll, you must spend 1/25 of this base price in XP and use up raw materials costing one-half of this base price.</text:span></text:p>
      <text:p text:style-name="P2">Any scroll that stores a spell with a costly material component or an XP cost also carries a commensurate cost. In addition to the costs derived from the base price, you must expend the material component or pay the XP when scribing the scroll.</text:p>
      <text:p text:style-name="P175">Brew Potion</text:p>
      <text:p text:style-name="Standard"><text:span text:style-name="T222">-Caster level 3</text:span><text:span text:style-name="T289">rd</text:span><text:span text:style-name="T222"> (any)</text:span></text:p>
      <text:p text:style-name="Standard"><text:span text:style-name="T304">-</text:span><text:span text:style-name="T127">You can create a potion of any 3rd-level or lower spell that you know and that targets one or more creatures. Brewing a potion takes 2 hours if the base price is 250 gp or less, otherwise it takes one day. When you create a potion, you set the caster level, which must be sufficient to cast the spell in question and no higher than your own caster level. The base price of a potion is its spell level × its caster level × 50 gp. To brew a potion, you must spend 1/25 of this base price in XP and use up raw materials costing one half this base price. <text:s/></text:span><text:span text:style-name="T150">When you create a potion, you make any choices that you would normally make when casting the spell. Whoever drinks the potion is the target of the spell. <text:s/></text:span><text:span text:style-name="T128">Any potion that </text:span><text:soft-page-break/><text:span text:style-name="T128">stores a spell with a costly material component or an XP cost also carries a commensurate cost. In addition to the costs derived from the base price, you must expend the material component or pay the XP when creating the potion.</text:span></text:p>
      <text:p text:style-name="P239">Craft Wondrous Item</text:p>
      <text:p text:style-name="Standard"><text:span text:style-name="T128">-Caster level 3</text:span><text:span text:style-name="T129">rd</text:span><text:span text:style-name="T128"> (any)</text:span></text:p>
      <text:p text:style-name="Standard"><text:span text:style-name="T128">-You can create any wondrous item whose prerequisites you meet. Enchanting a wondrous item takes one day for each 1,000 gp in its price. To enchant a wondrous item, you must spend 1/25 of the item’s price in XP and use up raw materials costing half of this price. <text:s/></text:span><text:span text:style-name="T150">You can also mend a broken wondrous item if it is one that you could make. Doing so costs half the XP, half the raw materials, and half the time it would take to craft that item in the first place. <text:s/>Some wondrous items incur extra costs in material components or XP, as noted in their descriptions. These costs are in addition to those derived from the item’s base price. You must pay such a cost to create an item or to mend a broken one.</text:span></text:p>
      <text:p text:style-name="P239">Craft Wand </text:p>
      <text:p text:style-name="P2"><text:span text:style-name="T131">-Caster level 5</text:span><text:span text:style-name="T130">th</text:span><text:span text:style-name="T131"> (any)</text:span></text:p>
      <text:p text:style-name="Standard"><text:span text:style-name="T128">-You can create a wand of any 4th-level or lower spell that you know. Crafting a wand takes one day for each 1,000 gp in its base price. </text:span><text:span text:style-name="T127">When you create a wand, you set the caster level, which must be sufficient to cast the spell in question and no higher than your own caster level. </text:span><text:span text:style-name="T128">The base price of a wand is its caster level × the spell level × 750 gp. To craft a wand, you must spend 1/25 of this base price in XP and use up raw materials costing one-half of this base price. A newly created wand has 50 charges. <text:s/></text:span><text:span text:style-name="T150">Any wand that stores a spell with a costly material component or an XP cost also carries a commensurate cost. In addition to the cost derived from the base price, you must expend fifty copies of the material component or pay fifty times the XP cost.</text:span></text:p>
      <text:p text:style-name="P239">Craft Magic Arms and Armor</text:p>
      <text:p text:style-name="P2"><text:span text:style-name="T131">-Caster level 5</text:span><text:span text:style-name="T130">th</text:span><text:span text:style-name="T131"> (any)</text:span></text:p>
      <text:p text:style-name="Standard"><text:span text:style-name="T128">-You can create any magic weapon, armor or shield whose prerequisites you meet. Enhancing a weapon, suit of armor, or shield takes one day for each 1,000 gp in the price of its magical features. To enhance a weapon, suit of armor, or shield, you must spend 1/25 of its features’ total price in XP and use up raw materials costing one-half of this total price. <text:s/></text:span><text:span text:style-name="T150">The weapon, armor, or shield to be enhanced must be a masterwork item that you provide. Its cost is not included in the above cost. <text:s/>You can also mend a broken magic weapon, suit of armor, or shield if it is one that you could make. Doing so costs half the XP, half the raw materials, and half the time it would take to craft that item in the first place.</text:span></text:p>
      <text:p text:style-name="P239">Craft Rod</text:p>
      <text:p text:style-name="P2"><text:span text:style-name="T131">-Caster level 9</text:span><text:span text:style-name="T130">th</text:span><text:span text:style-name="T131"> (any)</text:span></text:p>
      <text:p text:style-name="Standard"><text:span text:style-name="T128">-You can create any rod whose prerequisites you meet. Crafting a rod takes one day for each 1,000 gp in its base price. To craft a rod, you must spend 1/25 of its base price in XP and use up raw materials costing one-half of its base price. <text:s/></text:span><text:span text:style-name="T150">Some rods incur extra costs in material components or XP, as noted in their descriptions. These costs are in addition to those derived from the rod’s base price.</text:span></text:p>
      <text:p text:style-name="P239">Craft Staff</text:p>
      <text:p text:style-name="P2"><text:span text:style-name="T131">-Caster level 12</text:span><text:span text:style-name="T130">th</text:span><text:span text:style-name="T131"> (any)</text:span></text:p>
      <text:p text:style-name="Standard"><text:span text:style-name="T128">-You can create any staff whose prerequisites you meet. <text:s/></text:span><text:span text:style-name="T150">Crafting a staff takes one day for each 1,000 gp in its base price. To craft a staff, you must spend 1/25 of its base price in XP and use up raw materials costing one-half of its base price. A newly created staff has 50 charges. <text:s/>Some staffs incur extra costs in material components or XP, as noted in their descriptions. These costs are in addition to those derived from the staff ’s base price.</text:span></text:p>
      <text:p text:style-name="P239">Forge Ring</text:p>
      <text:p text:style-name="P2"><text:span text:style-name="T131">-Caster level 12</text:span><text:span text:style-name="T130">th</text:span><text:span text:style-name="T131"> (any)</text:span></text:p>
      <text:p text:style-name="Standard"><text:span text:style-name="T128">-You can create any ring whose prerequisites you meet. Crafting a ring takes one day for each 1,000 gp in its base price. To craft a ring, you must spend 1/25 of its base price in XP and use up raw materials costing one-half of its base price. <text:s/></text:span><text:span text:style-name="T150">You can also mend a broken ring if it is one that you could make. </text:span><text:soft-page-break/><text:span text:style-name="T150">Doing so costs half the XP, half the raw materials, and half the time it would take to forge that ring in the first place. <text:s/></text:span><text:span text:style-name="T297">Some magic rings incur extra costs in material components or XP, as noted in their descriptions. You must pay such a cost to forge such a ring or to mend a broken one.</text:span></text:p>
      <text:h text:style-name="P292" text:outline-level="2">Compiled Training</text:h>
      <text:p text:style-name="P127">-Character level 5th</text:p>
      <text:p text:style-name="P36">-When you take this feat you may choose 2 classes, your class levels from those classes stack for the purposes of obtaining Core Abilities(excluding caster levels). <text:s/>Or you may also instead choose a single class, your class levels are considered 2 higher in that class when determining BAB, class defense bonus, saves, caster levels(if applicable), skill rank maximums, Core Abilities and feats that rely on your class level. <text:s/>This feat does not affect your <text:span text:style-name="T333">base</text:span> levels in any given class.</text:p>
      <text:p text:style-name="P36"><text:tab/><text:span text:style-name="T333">Skill Training</text:span></text:p>
      <text:p text:style-name="P36"><text:tab/>-Compiled Training</text:p>
      <text:p text:style-name="P36"><text:tab/>-Gain skill points equal to (X + your <text:span text:style-name="T333">base</text:span> Int modifier), where X is equal to what you gain per <text:tab/>level in skill points in a class you have levels in(minimum 4). <text:s/>This feat can be taken a number <text:tab/>of times equal to 2 + your total HD, it's effects stack. <text:s/></text:p>
      <text:p text:style-name="P36"><text:tab/><text:tab/><text:span text:style-name="T333">Skillful Paragon</text:span></text:p>
      <text:p text:style-name="P36"><text:tab/><text:tab/>-Skill Training</text:p>
      <text:p text:style-name="P36"><text:tab/><text:tab/>-Your maximum Skill Rank threshold increases by 2, and you gain a +1 bonus to all <text:tab/><text:tab/><text:tab/>skills you have at least 1 rank in.</text:p>
      <text:p text:style-name="P36"><text:tab/><text:span text:style-name="T333">Survival Training</text:span></text:p>
      <text:p text:style-name="P36"><text:tab/>-Compiled Training</text:p>
      <text:p text:style-name="P36"><text:tab/>-Gain Hit Points equal to <text:span text:style-name="T732">5</text:span> <text:span text:style-name="T732">+</text:span> your <text:span text:style-name="T408">base</text:span> Con modifier. <text:s/>Your classes chosen in Compiled <text:tab/>Training are also considered 2(4 if you only chose 1 class) levels higher for the purpose of <text:tab/>determining your base saves for those classes.</text:p>
      <text:p text:style-name="P36"><text:tab/><text:tab/><text:span text:style-name="T333">Survivalist Paragon</text:span></text:p>
      <text:p text:style-name="P36"><text:tab/><text:tab/>-Survival Training</text:p>
      <text:p text:style-name="P36"><text:tab/><text:tab/>-Gain 2 Hit Points for every HD you posses. <text:s/>You also gain a natural DR of 1/- and a +1 <text:tab/><text:tab/><text:tab/>bonus to your worst save.</text:p>
      <text:p text:style-name="P36"><text:tab/><text:span text:style-name="T333">Combat Training</text:span></text:p>
      <text:p text:style-name="P36"><text:tab/>-Compiled Training</text:p>
      <text:p text:style-name="P36"><text:tab/>-Your BAB increases by 1. <text:s/>This feat can be taken a number of times equal to 3 + your total <text:tab/>BAB from <text:span text:style-name="T333">base</text:span> class levels, it's effects stack. </text:p>
      <text:p text:style-name="P36"><text:tab/><text:tab/><text:span text:style-name="T333">Combat Paragon</text:span></text:p>
      <text:p text:style-name="P36"><text:tab/><text:tab/>-Combat Training</text:p>
      <text:p text:style-name="P36"><text:tab/><text:tab/>-Gain a + 1 to attack and damage rolls with all weapons you are proficient with.</text:p>
      <text:p text:style-name="P36"><text:tab/><text:span text:style-name="T333">Defensive Training</text:span></text:p>
      <text:p text:style-name="P36"><text:tab/>-Compiled Training</text:p>
      <text:p text:style-name="P36"><text:tab/>-Your level is considered 4 levels higher for determining your class defense bonus. <text:s/>This feat <text:tab/>can be taken <text:span text:style-name="T674">three times</text:span>, it's effects stack. <text:s/></text:p>
      <text:p text:style-name="P36"><text:tab/><text:tab/><text:span text:style-name="T333">Defensive Paragon</text:span></text:p>
      <text:p text:style-name="P36"><text:tab/><text:tab/>-Defensive Training</text:p>
      <text:p text:style-name="P36"><text:tab/><text:tab/>-Your class defense bonus increases by 2. <text:s/>In addition, you gain a DR rating of 1/- plus <text:tab/><text:tab/><text:tab/>and additional 1/- for every 5 points of class defense bonus you posses. <text:s/>This DR only <text:tab/><text:tab/><text:tab/>applies when you are using your class defense bonus in lieu of an armor bonus to AC, <text:tab/><text:tab/><text:tab/>and does not stack with DR from armor.</text:p>
      <text:p text:style-name="P36"><text:tab/><text:span text:style-name="T333">Spell Training</text:span></text:p>
      <text:p text:style-name="P36"><text:tab/>-Compiled Training</text:p>
      <text:p text:style-name="P36"><text:soft-page-break/><text:tab/>-Ability to cast spells</text:p>
      <text:p text:style-name="P36"><text:tab/>-Choose a class that casts spells, you gain a caster level in that class. <text:s/>This feat can be taken a <text:tab/>number of times equal to 3 + <text:s/>your total caster levels from <text:span text:style-name="T333">base</text:span> class levels, it's effects stack.</text:p>
      <text:p text:style-name="P36"><text:tab/><text:tab/><text:span text:style-name="T333">Spellcasting Paragon</text:span></text:p>
      <text:p text:style-name="P36"><text:tab/><text:tab/>-Spell Training</text:p>
      <text:p text:style-name="P36"><text:tab/><text:tab/>-Your caster level is considered 1 higher for the purposes of spell DCs, caster checks and <text:tab/><text:tab/>rolls to overcome SR.</text:p>
      <text:p text:style-name="P36"><text:tab/><text:span text:style-name="T333">Versatile Training</text:span></text:p>
      <text:p text:style-name="P36"><text:tab/>-Compiled Training</text:p>
      <text:p text:style-name="P36"><text:tab/>-Gain 1 point in an ability score of your choice. <text:s/>You can take this feat multiple times, it's effects <text:tab/>stack. <text:s/>This feat cannot raise any ability score above it's normal maximum.</text:p>
      <text:p text:style-name="P36"><text:tab/><text:tab/> <text:span text:style-name="T333">Versatile Paragon</text:span></text:p>
      <text:p text:style-name="P36"><text:span text:style-name="T436"><text:tab/></text:span><text:span text:style-name="T333"><text:tab/></text:span><text:span text:style-name="T436"> -Versatile Training</text:span></text:p>
      <text:p text:style-name="P127"><text:tab/><text:tab/>-Choose an Ability Score, you gain 2 points in that score and your racial maximum in <text:tab/><text:tab/><text:tab/>that score increases by 2.</text:p>
      <text:p text:style-name="P36"><text:tab/><text:tab/><text:tab/><text:span text:style-name="T333">Paragon Adventurer</text:span></text:p>
      <text:p text:style-name="P36"><text:tab/><text:tab/><text:tab/>-Skill Paragon</text:p>
      <text:p text:style-name="P36"><text:tab/><text:tab/><text:tab/>-Survival Paragon</text:p>
      <text:p text:style-name="P36"><text:tab/><text:tab/><text:tab/>-Combat Paragon</text:p>
      <text:p text:style-name="P36"><text:tab/><text:tab/><text:tab/>-Defensive Paragon</text:p>
      <text:p text:style-name="P36"><text:tab/><text:tab/><text:tab/>-Gain an additional Hit Die from a class you have class levels in. <text:s/><text:tab/>This Hit Die <text:tab/><text:tab/><text:tab/><text:tab/>nets you no additional class abilities by itself but gives everything else a level in <text:tab/><text:tab/><text:tab/><text:tab/>that class would give, including increasing your effective class level for the <text:tab/><text:tab/><text:tab/><text:tab/>purposes of abilities and feats that rely on your class level(including feats within <text:tab/><text:tab/><text:tab/><text:tab/>this tree).</text:p>
      <text:p text:style-name="P36"><text:tab/><text:tab/><text:tab/><text:tab/><text:span text:style-name="T333">Heroic Adventurer </text:span></text:p>
      <text:p text:style-name="P36"><text:tab/><text:tab/><text:tab/><text:tab/>-Paragon Adventurer</text:p>
      <text:p text:style-name="P36"><text:tab/><text:tab/><text:tab/><text:tab/>-BAB of 9 or Caster level 9th(any)</text:p>
      <text:p text:style-name="P36"><text:tab/><text:tab/><text:tab/><text:tab/>-18 in 4 or more ability scores</text:p>
      <text:p text:style-name="P208"><text:tab/><text:tab/><text:tab/><text:tab/>-If you chose a single class when taking Compiled Training, your ability <text:tab/><text:tab/><text:tab/><text:tab/><text:tab/>score maximum in all ability <text:tab/>scores increases by 4. <text:s/>If you chose 2 classes <text:tab/><text:tab/><text:tab/><text:tab/>when taking Compiled Training you may freely select Advanced Abilities <text:tab/><text:tab/><text:tab/><text:tab/>from both of your chosen classes.</text:p>
      <text:h text:style-name="Heading_20_2" text:outline-level="2">General Feats:</text:h>
      <text:p text:style-name="P125">Due to the nature of the E5 system, various feats have been altered or created from scratch. <text:s/>Here is a list of the major feat trees and what kinds of characters they may benefit:</text:p>
      <text:p text:style-name="P125"/>
      <text:p text:style-name="P176">Feat Tree:<text:tab/><text:tab/><text:tab/>Useful to...</text:p>
      <text:p text:style-name="P125">Adept Spellcaster<text:tab/><text:tab/>Casters of all types.</text:p>
      <text:p text:style-name="P125">Armor Focus<text:tab/><text:tab/><text:tab/>People who don't like taking damage.</text:p>
      <text:p text:style-name="P125">Combat Expertise<text:tab/><text:tab/>Combat characters who want ti fight smarter, not harder.</text:p>
      <text:p text:style-name="P125">Combat Reflexes<text:tab/><text:tab/>Combat characters who want a flashy edge.</text:p>
      <text:p text:style-name="P125">Daring Hero<text:tab/><text:tab/><text:tab/>Swashbucklers, anyone wanting to pretend to be a pirate.</text:p>
      <text:p text:style-name="P125">Defender of the Faith<text:tab/><text:tab/>Clerics.</text:p>
      <text:p text:style-name="P125">Divine Blessing<text:tab/><text:tab/>Priests and clerics who want to channel the power of the gods.</text:p>
      <text:p text:style-name="P125">Dodge<text:tab/><text:tab/><text:tab/><text:tab/>People who don't like being hit in the first place.</text:p>
      <text:p text:style-name="P125">Draconic Heritage<text:tab/><text:tab/>Sorcerers.</text:p>
      <text:p text:style-name="P125"><text:soft-page-break/>Dragonfighting<text:tab/><text:tab/>Anyone wanting to fight dragons.</text:p>
      <text:p text:style-name="P149"><text:span text:style-name="T788">Empowered</text:span> Rage<text:tab/><text:tab/>Barbarians, any character with anger issues.</text:p>
      <text:p text:style-name="P125">Endurance<text:tab/><text:tab/><text:tab/>Anyone who hates running out of hit points.</text:p>
      <text:p text:style-name="P125">Good Luck<text:tab/><text:tab/><text:tab/>Players who don't trust their dice.</text:p>
      <text:p text:style-name="P125">Great Fortitude<text:tab/><text:tab/>Any character that hates failing Fort saves.</text:p>
      <text:p text:style-name="P125">Improved Bardic Music<text:tab/>Bards, all would-be rock stars.</text:p>
      <text:p text:style-name="P125">Improved Counterspell<text:tab/>Casters that hate other casters.</text:p>
      <text:p text:style-name="P125">Improved Critical<text:tab/><text:tab/>Anyone who believes a natural 20 is final.</text:p>
      <text:p text:style-name="P125">Improved Initiative<text:tab/><text:tab/>Characters that hate being surprised.</text:p>
      <text:p text:style-name="P125">Improved Ki<text:tab/><text:tab/><text:tab/>Monks, Kensai</text:p>
      <text:p text:style-name="P125">Improved Sneak Attack<text:tab/>Rogues</text:p>
      <text:p text:style-name="P125">Improved Spellbolt<text:tab/><text:tab/>Priests, sorcerers and wizards who hate using all of their spells in <text:tab/><text:tab/><text:tab/><text:tab/><text:tab/><text:tab/>one combat encounter.</text:p>
      <text:p text:style-name="P125">Improved Unarmed Strike<text:tab/>Monks, martial arts wannabees.</text:p>
      <text:p text:style-name="P125">Iron Will<text:tab/><text:tab/><text:tab/>Any character that hates failing Will saves.</text:p>
      <text:p text:style-name="P154">Knight of the Arcane<text:tab/><text:tab/>Duskblades</text:p>
      <text:p text:style-name="P125">Leadership<text:tab/><text:tab/><text:tab/>Any aspiring party leader.</text:p>
      <text:p text:style-name="P125">Lightning Reflexes<text:tab/><text:tab/>Any character that hates failing Ref saves.</text:p>
      <text:p text:style-name="P163">Nature’s Chosen<text:tab/><text:tab/>Druids</text:p>
      <text:p text:style-name="P125">Nature's Warrior<text:tab/><text:tab/>Rangers</text:p>
      <text:p text:style-name="P125">Power Attack<text:tab/><text:tab/><text:tab/>Combat characters that solve all their problems with brute force.</text:p>
      <text:p text:style-name="P125">Righteous Champion <text:tab/><text:tab/>Paladins </text:p>
      <text:p text:style-name="P125">Sacred Vow<text:tab/><text:tab/><text:tab/>Any good-alignment character.</text:p>
      <text:p text:style-name="P125">Shield Focus<text:tab/><text:tab/><text:tab/>Combat characters channeling their inner Captain America.</text:p>
      <text:p text:style-name="P125">Skillful<text:tab/><text:tab/><text:tab/>People who like skill tricks, anyone with too many skill points to <text:tab/><text:tab/><text:tab/><text:tab/><text:tab/><text:tab/>spend.</text:p>
      <text:p text:style-name="P125">Spell Focus<text:tab/><text:tab/><text:tab/>Caster of all types.</text:p>
      <text:p text:style-name="P164">Spiritcaller’s Boon<text:tab/><text:tab/>Shamans</text:p>
      <text:p text:style-name="P125">Student of Sword Magic<text:tab/>Swordmages</text:p>
      <text:p text:style-name="P125">Two-Weapon Fighting<text:tab/>Rangers, fighters pretending to be rangers.</text:p>
      <text:p text:style-name="P125">Warrior's Focus<text:tab/><text:tab/>Kensai</text:p>
      <text:p text:style-name="P125">Weapon Focus<text:tab/><text:tab/><text:tab/>Fighters, any aspiring murder-hobo.</text:p>
      <text:p text:style-name="P125"/>
      <text:h text:style-name="Heading_20_2" text:outline-level="2">Adept Spellcaster</text:h>
      <text:p text:style-name="P30">-Ability to cast spells.</text:p>
      <text:p text:style-name="P253"><text:span text:style-name="T175">-Your primary spellcasting ability is considered 4 higher for the purposes of determining bonus spells. <text:s/>This feat can be taken more than once, it's effects stack, however, the bonus conferred by this feat cannot more than double your </text:span><text:span text:style-name="T249">base </text:span><text:span text:style-name="T175">spellcasting ability score. <text:s/>Every time this feat is taken you also gain an extra 0 level </text:span><text:span text:style-name="T177">bonus </text:span><text:span text:style-name="T175">spell with a limit equal to the number of 1</text:span><text:span text:style-name="T281">st</text:span><text:span text:style-name="T175"> level spells you gain based on your primary spellcasting ability score</text:span></text:p>
      <text:p text:style-name="P253"><text:span text:style-name="T175"><text:tab/></text:span><text:span text:style-name="T249">Empowered Spellcaster</text:span></text:p>
      <text:p text:style-name="P30"><text:tab/>-Adept Spellcaster</text:p>
      <text:p text:style-name="P39"><text:tab/>-<text:span text:style-name="T576">Caster level 5</text:span><text:span text:style-name="T10">th</text:span><text:span text:style-name="T576">(any)</text:span></text:p>
      <text:p text:style-name="P30"><text:tab/>-When casting any spell that has a numerical component based on your caster level, add 1 <text:tab/>to you caster level. <text:s text:c="2"/>A divine spellcaster using a cure spell and an arcane spellcaster using a <text:tab/>spell in their chosen school via Spell Focus gains an additional +1 to their caster level, and <text:soft-page-break/><text:tab/>raises the normal numerical limitations by 2 for dice added and ignores the restriction for <text:tab/>straight numerical bonuses. </text:p>
      <text:p text:style-name="P253"><text:span text:style-name="T175"><text:tab/><text:tab/></text:span><text:span text:style-name="T249">Razing Spellcaster</text:span></text:p>
      <text:p text:style-name="P30"><text:tab/><text:tab/>-Empowered Spellcaster</text:p>
      <text:p text:style-name="P39"><text:tab/><text:tab/>-<text:span text:style-name="T576">Caster level 7</text:span><text:span text:style-name="T10">th</text:span><text:span text:style-name="T576">(any)</text:span></text:p>
      <text:p text:style-name="P253"><text:span text:style-name="T175"><text:tab/><text:tab/>-Choose an energy type. <text:s/>When casting spells that deal damage with that energy type, <text:tab/><text:tab/><text:tab/>you may ignore up to 10 points of resistance an opponent has to that energy type. <text:s/>When <text:tab/><text:tab/>casting such spells against opponents without such resistances, you gain a bonus to the <text:tab/><text:tab/><text:tab/>spell's damage equal to (the spell's level x 2). This bonus cannot be lower than your </text:span><text:span text:style-name="T249">base</text:span><text:span text:style-name="T175"> <text:tab/><text:tab/>primary spellcasting ability modifier. <text:s/>This feat can be taken multiple times. <text:s/>Each time <text:tab/><text:tab/><text:tab/>it is taken, choose a new energy type. </text:span></text:p>
      <text:p text:style-name="P253"><text:span text:style-name="T175"><text:tab/><text:tab/><text:tab/></text:span><text:span text:style-name="T249">Improved Razing Spellcaster</text:span></text:p>
      <text:p text:style-name="P30"><text:tab/><text:tab/><text:tab/>-Razing Spellcaster</text:p>
      <text:p text:style-name="P39"><text:tab/><text:tab/><text:tab/>-<text:span text:style-name="T576">Caster level 9</text:span><text:span text:style-name="T10">th</text:span><text:span text:style-name="T576">(any)</text:span></text:p>
      <text:p text:style-name="P30"><text:tab/><text:tab/><text:tab/>-When casting spells of your chosen energy type, you treat half of the damage as <text:tab/><text:tab/><text:tab/>untyped. <text:s/>In addition the numerical bonuses from Razing Spellcaster are <text:tab/><text:tab/><text:tab/><text:tab/><text:tab/>increased by 50%.</text:p>
      <text:p text:style-name="P253"><text:span text:style-name="T175"><text:tab/></text:span><text:span text:style-name="T249">Practiced Spellcaster</text:span></text:p>
      <text:p text:style-name="P30"><text:tab/>-Adept Spellcaster</text:p>
      <text:p text:style-name="P30"><text:tab/>-Spell Focus</text:p>
      <text:p text:style-name="P30"><text:tab/>-Your caster level is considered 2 higher for the purposes of determining numerical spell effects <text:tab/>in your chosen school.</text:p>
      <text:p text:style-name="P253"><text:span text:style-name="T175"><text:tab/><text:tab/></text:span><text:span text:style-name="T249">Extensive Spellcaster</text:span></text:p>
      <text:p text:style-name="P30"><text:tab/><text:tab/>-Practiced Spellcaster</text:p>
      <text:p text:style-name="P39"><text:tab/><text:tab/>-<text:span text:style-name="T576">Caster level 5</text:span><text:span text:style-name="T10">th</text:span><text:span text:style-name="T576">(any)</text:span></text:p>
      <text:p text:style-name="P30"><text:tab/><text:tab/>-Your caster level is considered 1 higher for purposes of determining numerical effects <text:tab/><text:tab/><text:tab/>when casting spells not in your chosen school.</text:p>
      <text:p text:style-name="P253"><text:span text:style-name="T175"><text:tab/></text:span><text:span text:style-name="T249">Prodigal Spellcaster</text:span></text:p>
      <text:p text:style-name="P30"><text:tab/>-Adept Spellcaster</text:p>
      <text:p text:style-name="P39"><text:tab/>-<text:span text:style-name="T576">Caster level 5</text:span><text:span text:style-name="T10">th</text:span><text:span text:style-name="T576">(any)</text:span></text:p>
      <text:p text:style-name="P30"><text:tab/>-You may cast spells 1 level higher than your caster levels would allow(you essentially gain 0 <text:tab/>spells per day in the higher spell level). <text:s/>This feat can be taken more than once, each time it is <text:tab/>taken, it applies to a new caster level type(Wizard, Paladin, etc.). <text:s/><text:span text:style-name="T541">This feat does not affect the <text:tab/>Spellbolt ability.</text:span></text:p>
      <text:p text:style-name="P30"><text:tab/><text:tab/><text:span text:style-name="T333">Improved Prodigal Spellcaster</text:span></text:p>
      <text:p text:style-name="P30"><text:tab/><text:tab/>-Prodigal Spellcaster</text:p>
      <text:p text:style-name="P39"><text:tab/><text:tab/>-<text:span text:style-name="T576">Caster level 9</text:span><text:span text:style-name="T10">th</text:span><text:span text:style-name="T576">(any)</text:span></text:p>
      <text:p text:style-name="P30"><text:tab/><text:tab/>-You gain 1 additional spell per day in you spell levels starting at 1<text:span text:style-name="T1">st</text:span> and going up for <text:tab/><text:tab/><text:tab/>each level of Adept Spellcaster you possess. <text:s/>For example, if you have taken Adept <text:tab/><text:tab/><text:tab/>Spellcaster 3 times you would gain 1 additional spell per day in your 1<text:span text:style-name="T1">st</text:span> <text:s/>2<text:span text:style-name="T1">nd</text:span>, and 3<text:span text:style-name="T1">rd</text:span> <text:tab/><text:tab/><text:tab/>spell levels. <text:s/>This feat can be taken multiple times, each time it is taken, it applies to a <text:tab/><text:tab/><text:tab/>new spell type(Wizard, Paladin, etc.). <text:s/>This feat cannot affect your highest level of spell <text:tab/><text:tab/><text:tab/>you can cast, no mater the bonus.</text:p>
      <text:p text:style-name="P253"><text:span text:style-name="T175"><text:tab/></text:span><text:span text:style-name="T249">Improved Adept Spellcaster</text:span></text:p>
      <text:p text:style-name="P30"><text:tab/>-Adept Spellcaster</text:p>
      <text:p text:style-name="P39"><text:tab/>-<text:span text:style-name="T576">Caster level 3</text:span><text:span text:style-name="T10">rd</text:span><text:span text:style-name="T576">(any)</text:span></text:p>
      <text:p text:style-name="P30"><text:tab/>-When you fail a caster check, you may reroll the check with a +1 bonus. <text:s/>This feat can be used <text:tab/>a number of times per day equal to 2 + the number of times you have taken the Adept <text:tab/>Spellcaster feat.</text:p>
      <text:p text:style-name="P30"><text:soft-page-break/><text:tab/><text:tab/><text:span text:style-name="T333">Arcane Potential</text:span></text:p>
      <text:p text:style-name="P30"><text:tab/><text:tab/>-Improved Adept Spellcaster</text:p>
      <text:p text:style-name="P30"><text:tab/><text:tab/>-Your bonus spell slots from your primary spellcasting ability can be used by any feat <text:tab/><text:tab/><text:tab/>that requires the use of spell slots. <text:s/>This feat does not allow you to cast spells that your <text:tab/><text:tab/><text:tab/>caster level would not normally allow you to cast.</text:p>
      <text:p text:style-name="P30"><text:tab/><text:tab/><text:span text:style-name="T333">Greater Adept Spellcaster</text:span></text:p>
      <text:p text:style-name="P30"><text:tab/><text:tab/>-Improved Adept Spellcaster</text:p>
      <text:p text:style-name="P39"><text:tab/><text:tab/>-<text:span text:style-name="T576">Caster level 8</text:span><text:span text:style-name="T10">th</text:span><text:span text:style-name="T576">(any)</text:span></text:p>
      <text:p text:style-name="P30"><text:tab/><text:tab/>-Your gain a +1 bonus to you spell DCs and caster checks for every 2 levels of Adept <text:tab/><text:tab/><text:tab/>Spellcaster you have(Minimum +2)..</text:p>
      <text:p text:style-name="P253"><text:span text:style-name="T175"><text:tab/></text:span><text:span text:style-name="T249">Arcane Mastery</text:span></text:p>
      <text:p text:style-name="P30"><text:tab/>-Adept Spellcaster</text:p>
      <text:p text:style-name="P39"><text:tab/>-<text:span text:style-name="T576">Caster level 7</text:span><text:span text:style-name="T10">th</text:span><text:span text:style-name="T576">(any)</text:span></text:p>
      <text:p text:style-name="P30"><text:tab/>-You may take 10 on caster checks as if they were skill checks. <text:s/>You also gain a +2 bonus on <text:tab/>Concentration and Spellcraft checks related to spellcasting.</text:p>
      <text:p text:style-name="P170"><text:tab/>Arcane Bolster</text:p>
      <text:p text:style-name="P30"><text:tab/>-Adept Spellcaster</text:p>
      <text:p text:style-name="P39"><text:tab/>-<text:span text:style-name="T576">Caster level 4</text:span><text:span text:style-name="T10">th</text:span><text:span text:style-name="T576">(any)</text:span></text:p>
      <text:p text:style-name="P30"><text:tab/>-You may expend a spell slot to grant one of your spells a +1 save DC per level of slot used. <text:s/><text:tab/>Your caster level for the spell is also increased by half the spell level(round down) <text:s/>This effect <text:tab/>lasts for a single cast. <text:s/>If you have the Spell Focus feat and use this feat on a spell of the chosen <text:tab/>school, the bonus conferred from this feat is considered 50% greater(round down, minimum <text:tab/>additional bonus of +1).</text:p>
      <text:p text:style-name="P253"><text:span text:style-name="T175"><text:tab/><text:tab/></text:span><text:span text:style-name="T249">Piercing Cast</text:span></text:p>
      <text:p text:style-name="P30"><text:tab/><text:tab/>-Arcane Bolster</text:p>
      <text:p text:style-name="P39"><text:tab/><text:tab/>-<text:span text:style-name="T576">Caster level 6</text:span><text:span text:style-name="T10">th</text:span><text:span text:style-name="T576">(any)</text:span></text:p>
      <text:p text:style-name="P30"><text:tab/><text:tab/>-When using Arcane Bolster, your spell also gains a bonus to overcome an opponent's <text:tab/><text:tab/><text:tab/>SR equal to the level of spell used. <text:s/>If you have the Spell Penetration feat, the bonus <text:tab/><text:tab/><text:tab/>conferred by this feat is considered 50% greater(round up)</text:p>
      <text:p text:style-name="P253"><text:span text:style-name="T175"><text:tab/><text:tab/><text:tab/></text:span><text:span text:style-name="T249">Overwhelming Force</text:span></text:p>
      <text:p text:style-name="P30"><text:tab/><text:tab/><text:tab/>-Piercing Cast</text:p>
      <text:p text:style-name="P39"><text:tab/><text:tab/><text:tab/>-<text:span text:style-name="T576">Caster level 8</text:span><text:span text:style-name="T10">th</text:span><text:span text:style-name="T576">(any)</text:span></text:p>
      <text:p text:style-name="P30"><text:tab/><text:tab/><text:tab/>-When you use Arcane Bolster on a spell that deals damage or healing, you gain <text:tab/><text:tab/><text:tab/><text:tab/>a bonus of +2 to the damage or healing of that spell for every level of slot used. <text:s/><text:tab/><text:tab/><text:tab/><text:tab/>If you have the Spell Focus feat and use this feat on a spell of the chosen school, <text:tab/><text:tab/><text:tab/><text:tab/>the bonus conferred from this feat is considered 50% greater.</text:p>
      <text:p text:style-name="P170"><text:tab/>Arcane Bulwark</text:p>
      <text:p text:style-name="P30"><text:tab/>-Adept Spellcaster</text:p>
      <text:p text:style-name="P39"><text:tab/>-<text:span text:style-name="T576">Caster level 5</text:span><text:span text:style-name="T10">th</text:span><text:span text:style-name="T576">(any)</text:span></text:p>
      <text:p text:style-name="P30"><text:tab/>-You may expend a spell slot to gain a one-time SR against a spell cast upon you equal to 12 + <text:tab/>the level of spell used. <text:s/>This feat can be used reflexively.</text:p>
      <text:p text:style-name="P253"><text:span text:style-name="T175"><text:tab/><text:tab/></text:span><text:span text:style-name="T249">Arcane Shielding</text:span></text:p>
      <text:p text:style-name="P30"><text:tab/><text:tab/>-Arcane Bulwark</text:p>
      <text:p text:style-name="P39"><text:tab/><text:tab/>-<text:span text:style-name="T576">Caster level 7</text:span><text:span text:style-name="T10">th</text:span><text:span text:style-name="T576">(any)</text:span></text:p>
      <text:p text:style-name="P30"><text:tab/><text:tab/>-When using Arcane Bulwark, you gain it's SR effect until, the start of your next turn.</text:p>
      <text:p text:style-name="P170"><text:tab/>Arcane Conversion</text:p>
      <text:p text:style-name="P30"><text:tab/>-Adept Spellcaster</text:p>
      <text:p text:style-name="P39"><text:tab/>-<text:span text:style-name="T576">Caster level 5</text:span><text:span text:style-name="T10">th</text:span><text:span text:style-name="T576">(any arcare)</text:span></text:p>
      <text:p text:style-name="P253"><text:soft-page-break/><text:span text:style-name="T175"><text:tab/>-You may expend a spell slot to cast a cure spell on yourself of one level lower than the <text:tab/>spell <text:tab/>slot used. <text:s/>These cure spells heal in d6s rather than d8s as normal. <text:s/>When used on spell slots <text:tab/>higher than 5</text:span><text:span text:style-name="T281">th</text:span><text:span text:style-name="T175"> level, the amount of dice healed is equal to one less than the level used with no <text:tab/>change to the bonus healing by caster level. <text:s/>This feat has no effect on Bardic arcane <text:tab/>spellcasting.</text:span></text:p>
      <text:p text:style-name="P253"><text:span text:style-name="T175"><text:tab/><text:tab/></text:span><text:span text:style-name="T249">Arcane Recovery</text:span></text:p>
      <text:p text:style-name="P30"><text:tab/><text:tab/>-Arcane Conversion</text:p>
      <text:p text:style-name="P30"><text:tab/><text:tab/>-When you are reduced to 0 Hit Points or lower, you may expend a 0-level spell to <text:tab/><text:tab/><text:tab/>stabilize with no roll required. <text:s/>If you elect to expend a higher level spell instead, you <text:tab/><text:tab/><text:tab/>also heal a number of Hit Points equal to 2+ the level of spell used. <text:s/>If this healing <text:tab/><text:tab/><text:tab/>would not return you to at least -9 Hit Points, you may expend additional spell levels to <text:tab/><text:tab/><text:tab/>attempt to do so <text:s/>This feat can be used reflexively.</text:p>
      <text:p text:style-name="P176"><text:tab/>Eschew Materials</text:p>
      <text:p text:style-name="P30"><text:tab/>-Adept Spellcaster</text:p>
      <text:p text:style-name="P30"><text:tab/>You may forgo any material component for spells that cost less than 1 gp.</text:p>
      <text:p text:style-name="P170"><text:tab/>Arcane Study</text:p>
      <text:p text:style-name="P125"><text:tab/>-Adept Spellcaster</text:p>
      <text:p text:style-name="P30"><text:tab/>-Ability to spontaneously cast spells.</text:p>
      <text:p text:style-name="P30"><text:tab/>-You may use your Int modifier instead of your Cha modifier to determine your bonus spells per <text:tab/>day and your spell DCs.</text:p>
      <text:p text:style-name="P253"><text:span text:style-name="T175"><text:tab/><text:tab/></text:span><text:span text:style-name="T249">Arcane Adept</text:span></text:p>
      <text:p text:style-name="P30"><text:tab/><text:tab/>-Arcane Study OR Caster level 1<text:span text:style-name="T1">st</text:span>(Duskblade)</text:p>
      <text:p text:style-name="P30"><text:tab/><text:tab/>-Your <text:span text:style-name="T333">base</text:span> bonus spells per day are also added to your spells known.</text:p>
      <text:p text:style-name="P170"><text:tab/>Improved Instant Magic</text:p>
      <text:p text:style-name="P30"><text:tab/>-Adept Spellcaster</text:p>
      <text:p text:style-name="P30"><text:tab/>-Instant Magic class feature </text:p>
      <text:p text:style-name="P30"><text:tab/>-You gain more benefit from your Instant Magic class feature based on the chart below.</text:p>
      <text:p text:style-name="P253"><text:span text:style-name="T175"><text:tab/>-</text:span><text:span text:style-name="T249">Urgent Shield(Abjuration): </text:span><text:span text:style-name="T175">The bonus to AC increases to +4 and can be used after an<text:tab/>attack <text:tab/>roll has been made.</text:span></text:p>
      <text:p text:style-name="P253"><text:span text:style-name="T175"><text:tab/>-</text:span><text:span text:style-name="T249">Abrupt Jaunt(Conjuration):</text:span><text:span text:style-name="T175"> You may teleport up to a distance of your base movement speed</text:span></text:p>
      <text:p text:style-name="P253"><text:span text:style-name="T175"><text:tab/>-</text:span><text:span text:style-name="T249">Glimpse Peril(Divination): </text:span><text:span text:style-name="T175">You may, instead of the normal bonus, give yourself a free reroll <text:tab/>on your next failed save.</text:span></text:p>
      <text:p text:style-name="P253"><text:span text:style-name="T175"><text:tab/>-</text:span><text:span text:style-name="T249">Instant Daze(Enchantment): </text:span><text:span text:style-name="T175">You may affect creatures 2 HD higher than normal.</text:span></text:p>
      <text:p text:style-name="P253"><text:span text:style-name="T175"><text:tab/>-</text:span><text:span text:style-name="T249">Counterfire(Evocation): </text:span><text:span text:style-name="T175">The damage from the bolt increases to 1d6 damage per 2 caster <text:tab/>levels and if you hit, the target suffers a -2 to their attack roll against you.</text:span></text:p>
      <text:p text:style-name="P253"><text:span text:style-name="T175"><text:tab/>-</text:span><text:span text:style-name="T249">Brief Figment(Illusion):</text:span><text:span text:style-name="T175"> The illusion gains hit points equal to your HD + your caster levels, <text:tab/>and lasts a number of rounds equal to you </text:span><text:span text:style-name="T249">base</text:span><text:span text:style-name="T175"> ability modifier that affects your <text:tab/>spellcasting.</text:span></text:p>
      <text:p text:style-name="P253"><text:span text:style-name="T175"><text:tab/>-</text:span><text:span text:style-name="T249">Cursed Glance(Necromancy):</text:span><text:span text:style-name="T175"> Your curse applies a -3 penalty and inflicts damage equal to 1 <text:tab/>+ your ability score modifier that affects your spellcasting. </text:span><text:span text:style-name="T207">This damage ignores all forms of DR</text:span></text:p>
      <text:p text:style-name="P253"><text:span text:style-name="T175"><text:tab/>-</text:span><text:span text:style-name="T249">Sudden Shift(Transmutation):</text:span><text:span text:style-name="T175"> Your Speed increases by half again(round up) and lasts for one <text:tab/>additional turn.</text:span></text:p>
      <text:p text:style-name="P253"><text:span text:style-name="T175"><text:tab/><text:tab/></text:span><text:span text:style-name="T249">Greater Instant Magic</text:span></text:p>
      <text:p text:style-name="P30"><text:tab/><text:tab/>-Improved Instant Magic</text:p>
      <text:p text:style-name="P39"><text:tab/><text:tab/>-<text:span text:style-name="T576">Caster level 5</text:span><text:span text:style-name="T10">th</text:span><text:span text:style-name="T576">(Sorcerer)</text:span></text:p>
      <text:p text:style-name="P30"><text:tab/><text:tab/>-Your caster level is considered 2 higher for the purposes of determining your spell level, <text:tab/><text:tab/>caster level, and save DC for your Instant Magic. <text:s/>This feat can be taken twice, it's <text:tab/><text:tab/><text:tab/>effects stack.</text:p>
      <text:p text:style-name="P30"><text:tab/><text:span text:style-name="T333">Improved Familiar </text:span></text:p>
      <text:p text:style-name="P30"><text:tab/>-Adept Spellcaster</text:p>
      <text:p text:style-name="P30"><text:soft-page-break/><text:tab/>-Ability to obtain a familiar </text:p>
      <text:p text:style-name="P30"><text:tab/>-Your familiar gains a +2 to their Dex/Con score and a natural DR of 1/-. <text:s/>You also gain <text:tab/><text:tab/>additional benefits from your familiar based on the chart below.</text:p>
      <text:p text:style-name="P30"><text:tab/><text:span text:style-name="T158">Familiar<text:tab/><text:tab/>Bonus to Master </text:span></text:p>
      <text:p text:style-name="P2"><text:tab/>Bat<text:tab/><text:tab/><text:tab/>Gain Listen as a class skill</text:p>
      <text:p text:style-name="P2"><text:tab/>Cat <text:tab/><text:tab/><text:tab/>Gain Move Silently as a class skill</text:p>
      <text:p text:style-name="P2"><text:tab/>Hawk<text:tab/><text:tab/><text:tab/>Gain Spot as a class skill</text:p>
      <text:p text:style-name="P2"><text:tab/>Lizard<text:tab/><text:tab/><text:tab/>Gain Climb as a class skill</text:p>
      <text:p text:style-name="P2"><text:tab/>Owl<text:tab/><text:tab/><text:tab/>Gain Spot as a class skill</text:p>
      <text:p text:style-name="P2"><text:tab/>Rat<text:tab/><text:tab/><text:tab/>Gain an additional +1 to Fort saves</text:p>
      <text:p text:style-name="P2"><text:tab/>Raven*<text:tab/><text:tab/>Gain Appraise as a class skill</text:p>
      <text:p text:style-name="P2"><text:tab/>Snake(Tiny Viper)<text:tab/>Gain Bluff as a class skill</text:p>
      <text:p text:style-name="P2"><text:tab/>Toad<text:tab/><text:tab/><text:tab/>Gain +5 additional Hit Points</text:p>
      <text:p text:style-name="P206"><text:tab/>Weasel <text:tab/><text:tab/>Gain an additional +1 to Ref saves</text:p>
      <text:p text:style-name="P206"><text:tab/><text:tab/><text:span text:style-name="T333">Bonded Familiar </text:span></text:p>
      <text:p text:style-name="P206"><text:tab/><text:tab/>-Improved Familiar </text:p>
      <text:p text:style-name="P209"><text:tab/><text:tab/><text:span text:style-name="T460">-</text:span><text:span text:style-name="T465">Caster level 5</text:span><text:span text:style-name="T6">th</text:span><text:span text:style-name="T465">(any)</text:span></text:p>
      <text:p text:style-name="P206"><text:tab/><text:tab/>-Should your familiar die, you gain a +<text:span text:style-name="T490">4</text:span> bonus to the resulting Fort save, and if you <text:tab/><text:tab/><text:tab/>succeed, you ignore the exp loss and the normal wait time to summon a new familiar, so <text:tab/><text:tab/>long as it was the same creature as before. <text:s/>This feat has no effect if you choose to <text:tab/><text:tab/><text:tab/>dismiss your familiar or summon a different familiar if the previous one perished.</text:p>
      <text:p text:style-name="P30"><text:tab/><text:span text:style-name="T333">Combat Casting</text:span></text:p>
      <text:p text:style-name="P30"><text:tab/>-Adept Spellcaster</text:p>
      <text:p text:style-name="P30"><text:tab/>-BAB of 1</text:p>
      <text:p text:style-name="P30"><text:tab/>-You gain a +4 bonus on Concentration checks to cast spells while casting on the defensive or <text:tab/>when grappled or pinned.</text:p>
      <text:p text:style-name="P30"><text:tab/><text:tab/><text:span text:style-name="T333">Improved Combat Casting</text:span></text:p>
      <text:p text:style-name="P30"><text:tab/><text:tab/>-Combat Casting</text:p>
      <text:p text:style-name="P30"><text:tab/><text:tab/>-BAB of 3</text:p>
      <text:p text:style-name="P39"><text:tab/><text:tab/>-<text:span text:style-name="T576">Caster level 3</text:span><text:span text:style-name="T10">rd</text:span><text:span text:style-name="T576">(any)</text:span></text:p>
      <text:p text:style-name="P30"><text:tab/><text:tab/>-You bonus to Concentration checks in regards to spellcasting apply to all situations in <text:tab/><text:tab/><text:tab/>combat. <text:s/>You no longer provoke attacks of opportunities when casting spells, so long as <text:tab/><text:tab/><text:tab/>the spell does not take longer than a standard action to cast.</text:p>
      <text:p text:style-name="P170"><text:tab/>Arcane Strike</text:p>
      <text:p text:style-name="P30"><text:tab/>-Adept Spellcaster</text:p>
      <text:p text:style-name="P30"><text:tab/>-BAB of 1</text:p>
      <text:p text:style-name="P30"><text:tab/>-You may expend a spell slot to enhance a single melee or ranged weapon attack with a <text:tab/>bonus <text:tab/>to the attack roll equal to 1 + the level of spell slot used and a bonus to the damage roll equal to <text:s/><text:tab/>the level of spell used and an additional 1d4 damage for every 2 levels of spell slot used. <text:s/>This <text:tab/>damage is force damage unless you also posses the Energy Substitution feat, in which case the <text:tab/>energy type can be whichever you choose.</text:p>
      <text:p text:style-name="P253"><text:span text:style-name="T175"><text:tab/><text:tab/></text:span><text:span text:style-name="T249">Arcane Smite</text:span></text:p>
      <text:p text:style-name="P30"><text:tab/><text:tab/>-Arcane Strike</text:p>
      <text:p text:style-name="P30"><text:tab/><text:tab/>-When using Arcane Strike, your attack roll is made as a touch attack, and the bonus <text:tab/><text:tab/><text:tab/>damage becomes +2 per level of spell used and 1d6 for every 2 spell levels used.</text:p>
      <text:p text:style-name="P253"><text:span text:style-name="T175"><text:tab/><text:tab/></text:span><text:span text:style-name="T249">Arcane Echo</text:span></text:p>
      <text:p text:style-name="P30"><text:tab/><text:tab/>-Arcane Strike</text:p>
      <text:p text:style-name="P30"><text:tab/><text:tab/>-When using Arcane Strike, gain it's effects until the start of your next turn. <text:s/>This feat <text:tab/><text:tab/><text:tab/>does not affect Arcane Smite.</text:p>
      <text:p text:style-name="P253"><text:soft-page-break/><text:span text:style-name="T175"><text:tab/><text:tab/></text:span><text:span text:style-name="T249">Arcane Armor</text:span></text:p>
      <text:p text:style-name="P253"><text:span text:style-name="T249"><text:tab/><text:tab/></text:span><text:span text:style-name="T175">-Arcane Strike</text:span></text:p>
      <text:p text:style-name="P30"><text:tab/><text:tab/>-When using Arcane Strike, you gain a natural armor bonus to your AC equal to (the <text:tab/><text:tab/><text:tab/>level of spell used-1, minimum 2) until the start of your next turn.</text:p>
      <text:p text:style-name="P253"><text:span text:style-name="T175"><text:tab/><text:tab/><text:tab/></text:span><text:span text:style-name="T249">Arcane Toughness</text:span></text:p>
      <text:p text:style-name="P30"><text:tab/><text:tab/><text:tab/>-Arcane Armor</text:p>
      <text:p text:style-name="P30"><text:tab/><text:tab/><text:tab/>-When using Arcane Strike, gain DR equal to 2/- until the start of <text:tab/>your next turn.</text:p>
      <text:p text:style-name="P253"><text:span text:style-name="T175"><text:tab/><text:tab/></text:span><text:span text:style-name="T249">-Arcane Healing</text:span></text:p>
      <text:p text:style-name="P30"><text:tab/><text:tab/>-Arcane Strike</text:p>
      <text:p text:style-name="P30"><text:tab/><text:tab/>-When using Arcane Strike, you also heal a number of hit points equal to (the level of <text:tab/><text:tab/><text:tab/>spell used <text:s/>+ 2)</text:p>
      <text:p text:style-name="P253"><text:span text:style-name="T175"><text:tab/><text:tab/><text:tab/></text:span><text:span text:style-name="T249">-Arcane Regeneration</text:span></text:p>
      <text:p text:style-name="P30"><text:tab/><text:tab/><text:tab/>-Arcane Healing</text:p>
      <text:p text:style-name="P30"><text:tab/><text:tab/><text:tab/>-Arcane Echo</text:p>
      <text:p text:style-name="P30"><text:tab/><text:tab/><text:tab/>-When using Arcane Strike, you gain the effects of Arcane Healing the following <text:tab/><text:tab/><text:tab/>turn equal to half of what you originally healed. <text:s/>This halving continues on <text:tab/><text:tab/><text:tab/><text:tab/>successive turns until the amount healed would be less then 1. If Arcane Strike is <text:tab/><text:tab/><text:tab/>used again when Arcane Regeneration is in effect the new healing overrides the <text:tab/><text:tab/><text:tab/><text:tab/>old one.</text:p>
      <text:p text:style-name="P253"><text:span text:style-name="T175"><text:tab/><text:tab/></text:span><text:span text:style-name="T249">Arcane Flicker</text:span></text:p>
      <text:p text:style-name="P30"><text:tab/><text:tab/>-Arcane Strike</text:p>
      <text:p text:style-name="P30"><text:tab/><text:tab/>-Fast Movement class feature or Instant Magic(Abjuration)</text:p>
      <text:p text:style-name="P30"><text:tab/><text:tab/>-When using Arcane Strike, you may use your Move Action to teleport a distance of <text:tab/><text:tab/><text:tab/>your movement speed rather then using your normal movement. <text:s/>Your movement speed <text:tab/><text:tab/><text:tab/>is considered 10 ft more when used in this way. <text:s/>This teleport does not provoke attacks <text:tab/><text:tab/><text:tab/>of opportunity based on threat area.</text:p>
      <text:p text:style-name="P253"><text:span text:style-name="T175"><text:tab/><text:tab/><text:tab/></text:span><text:span text:style-name="T249">Arcane Momentum</text:span></text:p>
      <text:p text:style-name="P30"><text:tab/><text:tab/><text:tab/>-Arcane Flicker</text:p>
      <text:p text:style-name="P30"><text:tab/><text:tab/><text:tab/>-The teleport used in Arcane Flicker counts as a free action rather <text:tab/>than a Move <text:tab/><text:tab/><text:tab/><text:tab/>action. <text:s/>In addition, the total distance traveled may be divided among more then <text:tab/><text:tab/><text:tab/><text:tab/>one use in a single turn.</text:p>
      <text:p text:style-name="P253"><text:span text:style-name="T175"><text:tab/><text:tab/></text:span><text:span text:style-name="T249">Arcane Empowerment</text:span></text:p>
      <text:p text:style-name="P30"><text:tab/><text:tab/>-Arcane Strike</text:p>
      <text:p text:style-name="P30"><text:tab/><text:tab/>-You may expend 0 level spell slots on Arcane Strike as if they were 1st level spell slots.</text:p>
      <text:p text:style-name="P253"><text:span text:style-name="T175"><text:tab/><text:tab/><text:tab/><text:tab/></text:span><text:span text:style-name="T249">Arcane Surge</text:span></text:p>
      <text:p text:style-name="P30"><text:tab/><text:tab/><text:tab/><text:tab/>-Arcane Echo</text:p>
      <text:p text:style-name="P30"><text:tab/><text:tab/><text:tab/><text:tab/>-Arcane Toughness</text:p>
      <text:p text:style-name="P30"><text:tab/><text:tab/><text:tab/><text:tab/>-Arcane Regeneration</text:p>
      <text:p text:style-name="P30"><text:tab/><text:tab/><text:tab/><text:tab/>-Arcane Momentum</text:p>
      <text:p text:style-name="P30"><text:tab/><text:tab/><text:tab/><text:tab/>-When using <text:span text:style-name="T612">a single spell slot for</text:span> Arcane Strike, your spell slot used is <text:tab/><text:tab/><text:tab/><text:tab/><text:tab/>considered 1 higher than normal. <text:s/>You may also expend 2 spell slots of <text:tab/><text:tab/><text:tab/><text:tab/><text:tab/>the same level to gain the effects of a spell slot half again higher(round <text:tab/><text:tab/><text:tab/><text:tab/><text:tab/>up) than normal. <text:s/>This feat has no effect on 0 level spell slots.</text:p>
      <text:h text:style-name="Heading_20_2" text:outline-level="2">Armor Focus</text:h>
      <text:p text:style-name="P30">-BAB of 1</text:p>
      <text:p text:style-name="P30">-Reduce the armor check penalty of a chosen armor by 1 and reduce the arcane spell failure chance by 5%. <text:s/></text:p>
      <text:p text:style-name="P30"><text:soft-page-break/><text:tab/><text:span text:style-name="T333">Improved Armor Focus</text:span></text:p>
      <text:p text:style-name="P30"><text:tab/>-Armor Focus</text:p>
      <text:p text:style-name="P54"><text:tab/>-BAB of <text:span text:style-name="T615">4</text:span></text:p>
      <text:p text:style-name="P30"><text:tab/>-Increase the bonus provided by Armor Focus by 1 and 5% respectively.</text:p>
      <text:p text:style-name="P30"><text:tab/><text:tab/><text:span text:style-name="T333">Greater Armor Focus</text:span></text:p>
      <text:p text:style-name="P30"><text:tab/><text:tab/>-Improved Armor Focus</text:p>
      <text:p text:style-name="P54"><text:tab/><text:tab/>-BAB of <text:span text:style-name="T615">8</text:span></text:p>
      <text:p text:style-name="P54"><text:tab/><text:tab/>-Increase the bonus provided by Armor Focus by 1 and 5% respectively.</text:p>
      <text:p text:style-name="P52"><text:tab/><text:tab/><text:tab/><text:span text:style-name="T357">Superior Armor Focus</text:span></text:p>
      <text:p text:style-name="P52"><text:tab/><text:tab/><text:tab/>-<text:span text:style-name="T613">Greater Armor Focus</text:span></text:p>
      <text:p text:style-name="P52"><text:tab/><text:tab/><text:tab/>-<text:span text:style-name="T613">BAB of </text:span><text:span text:style-name="T615">12</text:span></text:p>
      <text:p text:style-name="P54"><text:tab/><text:tab/><text:tab/>-Once per encounter when wearing your chosen armor, you can ignore the spell <text:tab/><text:tab/><text:tab/><text:tab/>failure chance on your armor when casting a spell. <text:s/>Twice per day when wearing <text:tab/><text:tab/><text:tab/><text:tab/>your chosen armor, you may reroll a failed skill check that your armor check <text:tab/><text:tab/><text:tab/><text:tab/>would apply to.</text:p>
      <text:p text:style-name="P253"><text:span text:style-name="T175"><text:tab/></text:span><text:span text:style-name="T249">Armor Expertise</text:span></text:p>
      <text:p text:style-name="P30"><text:tab/>-Armor Focus</text:p>
      <text:p text:style-name="P30"><text:tab/>-Increase the maximum Dex bonus of your chosen armor by 1, and reduce the movement <text:tab/>speed penalty(if any) by 5 ft. <text:s/></text:p>
      <text:p text:style-name="P30"><text:tab/><text:tab/><text:span text:style-name="T333">Improved Armor Expertise</text:span></text:p>
      <text:p text:style-name="P30"><text:tab/><text:tab/>-Armor Expertise</text:p>
      <text:p text:style-name="P54"><text:tab/><text:tab/>-BAB of <text:span text:style-name="T615">4</text:span></text:p>
      <text:p text:style-name="P30"><text:tab/><text:tab/>-Increase the bonus provided by Armor Expertise by 1 and 5 ft respectively.</text:p>
      <text:p text:style-name="P30"><text:tab/><text:tab/><text:tab/><text:span text:style-name="T333">Greater Armor Expertise</text:span></text:p>
      <text:p text:style-name="P30"><text:tab/><text:tab/><text:tab/>-Improved Armor Expertise</text:p>
      <text:p text:style-name="P54"><text:tab/><text:tab/><text:tab/>-BAB of <text:span text:style-name="T615">8</text:span></text:p>
      <text:p text:style-name="P30"><text:tab/><text:tab/><text:tab/>-<text:span text:style-name="T613">Increase the maximum Dex bonus of your chosen armor by 1, and if you are <text:tab/><text:tab/><text:tab/><text:tab/>subject to a movement speed penalty from a non-magical source, you reduce that <text:tab/><text:tab/><text:tab/>penalty by half(round up).</text:span></text:p>
      <text:p text:style-name="P30"><text:tab/><text:tab/><text:tab/><text:tab/><text:span text:style-name="T357">Superior Armor Expertise</text:span></text:p>
      <text:p text:style-name="P30"><text:tab/><text:tab/><text:tab/><text:tab/>-<text:span text:style-name="T613">Greater Armor Expertise</text:span></text:p>
      <text:p text:style-name="P30"><text:tab/><text:tab/><text:tab/><text:tab/>-<text:span text:style-name="T613">BAB of </text:span><text:span text:style-name="T615">12</text:span></text:p>
      <text:p text:style-name="P54"><text:tab/><text:tab/><text:tab/><text:tab/>-Once per encounter when wearing your chosen armor, you may increase <text:tab/><text:tab/><text:tab/><text:tab/><text:tab/>the AC of your armor by an amount equal to the maximum Dex bonus of <text:tab/><text:tab/><text:tab/><text:tab/><text:tab/>the armor. <text:s/>This feat can be used either before or after an attack roll has <text:tab/><text:tab/><text:tab/><text:tab/><text:tab/>been made against you. <text:s/>If it is used after the roll has been made, then this <text:tab/><text:tab/><text:tab/><text:tab/>feat's bonus is reduced to half(round down)</text:p>
      <text:p text:style-name="P170"><text:tab/>Armor Specialization</text:p>
      <text:p text:style-name="P30"><text:tab/>-Armor Focus</text:p>
      <text:p text:style-name="P30"><text:tab/>-Increases the AC of your chosen armor by 1. <text:s/></text:p>
      <text:p text:style-name="P30"><text:tab/><text:tab/><text:span text:style-name="T333">Improved Armor Specialization</text:span></text:p>
      <text:p text:style-name="P30"><text:tab/><text:tab/>-Armor Specialization</text:p>
      <text:p text:style-name="P54"><text:tab/><text:tab/>-BAB of <text:span text:style-name="T615">4</text:span></text:p>
      <text:p text:style-name="P30"><text:tab/><text:tab/>-<text:span text:style-name="T612">Increase the bonus provided by Armor Specialization by 1.</text:span></text:p>
      <text:p text:style-name="P30"><text:tab/><text:tab/><text:tab/><text:span text:style-name="T333">Greater Armor Specialization</text:span></text:p>
      <text:p text:style-name="P30"><text:tab/><text:tab/><text:tab/>-Improved Armor Specialization</text:p>
      <text:p text:style-name="P54"><text:tab/><text:tab/><text:tab/>-BAB of <text:span text:style-name="T615">8</text:span></text:p>
      <text:p text:style-name="P53"><text:tab/><text:tab/><text:tab/>-Increase the bonus provided by Armor Specialization by 1. <text:s/><text:span text:style-name="T498">Your DR value <text:tab/><text:tab/><text:tab/><text:tab/>derived from armor rounds up rather than down.</text:span></text:p>
      <text:p text:style-name="P30"><text:soft-page-break/><text:tab/><text:tab/><text:tab/><text:tab/><text:span text:style-name="T356">Superior Armor Specialization</text:span></text:p>
      <text:p text:style-name="P30"><text:tab/><text:tab/><text:tab/><text:tab/>-<text:span text:style-name="T612">Greater Armor Specialization</text:span></text:p>
      <text:p text:style-name="P30"><text:tab/><text:tab/><text:tab/><text:tab/>-<text:span text:style-name="T613">BAB of </text:span><text:span text:style-name="T615">12</text:span></text:p>
      <text:p text:style-name="P53"><text:tab/><text:tab/><text:tab/><text:tab/>-Increase the AC bonus of your chosen armor by 1 per armor type.<text:tab/></text:p>
      <text:p text:style-name="P53"><text:tab/><text:tab/><text:span text:style-name="T368">Universal Training</text:span></text:p>
      <text:p text:style-name="P53"><text:tab/><text:tab/>-<text:span text:style-name="T637">Armor Expertise</text:span></text:p>
      <text:p text:style-name="P53"><text:tab/><text:tab/>-<text:span text:style-name="T637">Armor Specialization</text:span></text:p>
      <text:p text:style-name="P116"><text:tab/><text:tab/>-BAB of 3</text:p>
      <text:p text:style-name="P53"><text:tab/><text:tab/>-<text:span text:style-name="T637">Your Armor Focus, Armor Expertise and Armor Specialization feats apply to all armors <text:tab/><text:tab/>you are proficient with.</text:span></text:p>
      <text:p text:style-name="P53"><text:tab/><text:tab/><text:span text:style-name="T368">Armored to the Teeth</text:span></text:p>
      <text:p text:style-name="P53"><text:tab/><text:tab/>-<text:span text:style-name="T637">Armor Expertise(any medium or heavy)</text:span></text:p>
      <text:p text:style-name="P53"><text:tab/><text:tab/>-<text:span text:style-name="T637">BAB of 2</text:span></text:p>
      <text:p text:style-name="P53"><text:tab/><text:tab/>-<text:span text:style-name="T637">When making melee damage rolls while wearing your chosen armor, you gain a +1 <text:tab/><text:tab/><text:tab/>bonus if your chosen armor is medium armor or a +2 bonus if it is heavy armor.</text:span></text:p>
      <text:p text:style-name="P53"><text:tab/><text:tab/><text:span text:style-name="T368">Critical Defense</text:span></text:p>
      <text:p text:style-name="P53"><text:tab/><text:tab/>-<text:span text:style-name="T637">Armor Specialization</text:span></text:p>
      <text:p text:style-name="P53"><text:tab/><text:tab/>-<text:span text:style-name="T637">BAB of 2</text:span></text:p>
      <text:p text:style-name="P53"><text:tab/><text:tab/>-<text:span text:style-name="T637">Your opponents suffer a penalty of -1 per armor type on rolls to confirm critical hits <text:tab/><text:tab/><text:tab/>against you. <text:s/>Should they still critically hit you, their damage roll takes a penalty of -2 <text:tab/><text:tab/><text:tab/>per armor type. <text:s/>This penalty applies </text:span><text:span text:style-name="T368">before</text:span><text:span text:style-name="T637"> the critical multiplier is applied.</text:span></text:p>
      <text:p text:style-name="P30"><text:tab/><text:tab/><text:span text:style-name="T333">Armor Mastery</text:span></text:p>
      <text:p text:style-name="P125"><text:tab/><text:tab/>-Armor Expertise</text:p>
      <text:p text:style-name="P30"><text:tab/><text:tab/>-Armor Specialization</text:p>
      <text:p text:style-name="P52"><text:tab/><text:tab/><text:span text:style-name="T436">-BAB of </text:span><text:span text:style-name="T441">5</text:span></text:p>
      <text:p text:style-name="P30"><text:tab/><text:tab/>-When wearing your chosen armor, you reduce the damage of any incoming melee or <text:tab/><text:tab/><text:tab/>ranged attack by a single die size per armor type(<text:span text:style-name="T500">to a </text:span>minimum <text:span text:style-name="T500">of </text:span>d4). <text:s/>This feat can <text:tab/><text:tab/><text:tab/>also be used against spells with a discernible source(such as <text:span text:style-name="T166">Fireball</text:span> or <text:span text:style-name="T166">Ray</text:span> <text:span text:style-name="T166">of</text:span> <text:span text:style-name="T166">Frost</text:span>), <text:tab/><text:tab/><text:tab/>but instead reduce the number of dice rather the type. <text:s/></text:p>
      <text:p text:style-name="P57"><text:tab/><text:tab/><text:tab/><text:span text:style-name="T333">Armored Bulwark</text:span></text:p>
      <text:p text:style-name="P57"><text:span text:style-name="T436"><text:tab/><text:tab/><text:tab/>-Armor </text:span><text:span text:style-name="T443">Mastery</text:span></text:p>
      <text:p text:style-name="P57"><text:tab/><text:tab/><text:tab/>-You add <text:span text:style-name="T827">a bonus</text:span> <text:span text:style-name="T828">equal to half</text:span> of your armor's DR<text:span text:style-name="T828">(round up)</text:span> to any Fort or <text:tab/><text:tab/><text:tab/><text:tab/>Ref save that you make.</text:p>
      <text:p text:style-name="P57"><text:tab/><text:tab/><text:tab/><text:tab/><text:span text:style-name="T333">Brace For Impact</text:span></text:p>
      <text:p text:style-name="P57"><text:tab/><text:tab/><text:tab/><text:tab/>-Armored Bulwark</text:p>
      <text:p text:style-name="P57"><text:tab/><text:tab/><text:tab/><text:tab/>-<text:span text:style-name="T638">When making a Ref save against any spell or effect that deals HP <text:tab/><text:tab/><text:tab/><text:tab/><text:tab/>damage, you may choose to replace your normal </text:span><text:span text:style-name="T369">base</text:span><text:span text:style-name="T638"> Ref save bonus <text:tab/><text:tab/><text:tab/><text:tab/><text:tab/>with the AC value of your armor</text:span>. <text:s/>If you <text:span text:style-name="T638">do so and </text:span>still fail the save, <text:tab/><text:tab/><text:tab/><text:tab/><text:tab/>your /- DR from armor is considered doubled.</text:p>
      <text:p text:style-name="P30"><text:tab/><text:tab/><text:tab/><text:span text:style-name="T333">Armor High Mastery</text:span></text:p>
      <text:p text:style-name="P30"><text:tab/><text:tab/><text:tab/>-Armor Mastery</text:p>
      <text:p text:style-name="P30"><text:tab/><text:tab/><text:tab/>-Improved Armor Focus</text:p>
      <text:p text:style-name="P30"><text:tab/><text:tab/><text:tab/>-Improved Armor Expertise</text:p>
      <text:p text:style-name="P30"><text:tab/><text:tab/><text:tab/>-Improved Armor Specialization</text:p>
      <text:p text:style-name="P52"><text:tab/><text:tab/><text:tab/>-BAB of <text:span text:style-name="T611">9</text:span></text:p>
      <text:p text:style-name="P30"><text:tab/><text:tab/><text:tab/>-When <text:span text:style-name="T637">wearing your chosen <text:tab/>armor, your opponents take a -4 penalty on rolls to <text:tab/><text:tab/><text:tab/><text:tab/>confirm critical hits against you. <text:s/>If </text:span>you are <text:span text:style-name="T637">still</text:span> critically hit while wearing your <text:tab/><text:tab/><text:tab/><text:tab/>chosen armor, you reduce the critical multiplier by <text:span text:style-name="T637">2 to a minimum of 50% <text:tab/><text:tab/><text:tab/><text:tab/>damage.</text:span>.</text:p>
      <text:p text:style-name="P30"><text:soft-page-break/><text:tab/><text:tab/><text:tab/><text:tab/><text:span text:style-name="T333">Shifting Defense</text:span></text:p>
      <text:p text:style-name="P30"><text:tab/><text:tab/><text:tab/><text:tab/>-Armor <text:span text:style-name="T499">High </text:span>Mastery</text:p>
      <text:p text:style-name="P30"><text:tab/><text:tab/><text:tab/><text:tab/>-Improved Dodge</text:p>
      <text:p text:style-name="P30"><text:tab/><text:tab/><text:tab/><text:tab/>-Your Armor bonus to AC is counted as a Deflection bonus. <text:s/>Up to a <text:tab/><text:tab/><text:tab/><text:tab/><text:tab/>maximum of 2 per armor type.</text:p>
      <text:p text:style-name="P30"><text:tab/><text:tab/><text:tab/><text:tab/><text:span text:style-name="T333">Glancing Defense</text:span></text:p>
      <text:p text:style-name="P30"><text:tab/><text:tab/><text:tab/><text:tab/>-Armor High Mastery</text:p>
      <text:p text:style-name="P30"><text:tab/><text:tab/><text:tab/><text:tab/>-Improved Combat Expertise</text:p>
      <text:p text:style-name="P30"><text:tab/><text:tab/><text:tab/><text:tab/>-When an opponent hits your AC by an amount equal to (2 + the AC <text:tab/><text:tab/><text:tab/><text:tab/><text:tab/>value of your armor) or less, you may treat an amount of damage equal to <text:tab/><text:tab/><text:tab/><text:tab/>the DR of your armor as nonlethal damage</text:p>
      <text:p text:style-name="P30"><text:tab/><text:tab/><text:tab/><text:tab/><text:span text:style-name="T333">Armor Grandmastery</text:span></text:p>
      <text:p text:style-name="P30"><text:tab/><text:tab/><text:tab/><text:tab/>-Armor High Mastery</text:p>
      <text:p text:style-name="P30"><text:tab/><text:tab/><text:tab/><text:tab/>-Greater Armor Focus</text:p>
      <text:p text:style-name="P30"><text:tab/><text:tab/><text:tab/><text:tab/>-Greater Armor Expertise</text:p>
      <text:p text:style-name="P30"><text:tab/><text:tab/><text:tab/><text:tab/>-Greater Armor Specialization</text:p>
      <text:p text:style-name="P52"><text:tab/><text:tab/><text:tab/><text:tab/>-BAB of 1<text:span text:style-name="T611">3</text:span></text:p>
      <text:p text:style-name="P30"><text:tab/><text:tab/><text:tab/><text:tab/>-When you are struck in combat you may make a special check with a DC <text:tab/><text:tab/><text:tab/><text:tab/>equal to the attack roll that hit you. <text:s/>This check uses a bonus equal to your <text:tab/><text:tab/><text:tab/><text:tab/>BAB + <text:s/>your armor's /- DR <text:span text:style-name="T829">rating</text:span> + 1 per armor type. <text:s/>If you succeed you <text:tab/><text:tab/><text:tab/><text:tab/>take half damage(round down) from the attack. <text:s/>This reduction occurs <text:tab/><text:tab/><text:tab/><text:tab/><text:tab/>after any DR has taken effect.</text:p>
      <text:h text:style-name="Heading_20_2" text:outline-level="2">Combat Expertise</text:h>
      <text:p text:style-name="P30">-You may, at the start of your turn, subtract from your BAB to gain a bonus to AC on a 1 for 1 basis, up to a maximum of 5. <text:s/>This bonus lasts until the start of your next turn.</text:p>
      <text:p text:style-name="P30"><text:tab/><text:span text:style-name="T333">Improved Disarm</text:span></text:p>
      <text:p text:style-name="P30"><text:tab/>-Combat Expertise</text:p>
      <text:p text:style-name="P30"><text:tab/>-BAB of 1</text:p>
      <text:p text:style-name="P30"><text:tab/>-Gain a +4 bonus when making a Disarm attempt. <text:s/>You Disarm attempts do not provoke <text:tab/>attacks <text:tab/>of opportunity, and should your attempt fail, you opponent does not get a chance to disarm you.</text:p>
      <text:p text:style-name="P30"><text:tab/><text:tab/><text:span text:style-name="T475">Bite of Steel</text:span></text:p>
      <text:p text:style-name="P282"><text:tab/><text:tab/>-Improved Disarm</text:p>
      <text:p text:style-name="P282"><text:tab/><text:tab/>-Weapon Focus(any 1-handed slashing or piecing weapon)</text:p>
      <text:p text:style-name="P276"><text:span text:style-name="T466"><text:tab/><text:tab/>-</text:span><text:span text:style-name="T317">When you successfully disarm an opponent, you also deal damage to them as if you had <text:tab/><text:tab/>struck them normally with an attack.</text:span></text:p>
      <text:p text:style-name="P30"><text:tab/><text:span text:style-name="T333">Improved Feint</text:span></text:p>
      <text:p text:style-name="P30"><text:tab/>-Combat Expertise</text:p>
      <text:p text:style-name="P30"><text:tab/>-Gain a +2 bonus to Feint in combat. <text:s/>You may make a Feint attempt in combat as a move <text:tab/>action rather than a standard action.</text:p>
      <text:p text:style-name="P30"><text:tab/><text:span text:style-name="T333">Improved Trip</text:span></text:p>
      <text:p text:style-name="P30"><text:tab/>-Combat Expertise</text:p>
      <text:p text:style-name="P30"><text:tab/>-Gain a +4 bonus when attempting to trip an opponent, and you do not provoke attacks of <text:tab/>opportunity when making a trip attempt. <text:s/>In addition, should you trip an opponent, you gain <text:tab/>an immediate attack against them.</text:p>
      <text:p text:style-name="P30"><text:tab/><text:span text:style-name="T332">Prone Attack</text:span></text:p>
      <text:p text:style-name="P30"><text:tab/>-Combat Expertise</text:p>
      <text:p text:style-name="P30"><text:tab/>-You may make an attack from prone at no penalty.</text:p>
      <text:p text:style-name="P30"><text:soft-page-break/><text:tab/><text:span text:style-name="T425">Weapon Ensnare</text:span></text:p>
      <text:p text:style-name="P93"><text:tab/>-Combat Expertise OR Combat Reflexes</text:p>
      <text:p text:style-name="P93"><text:tab/>-<text:span text:style-name="T800">Weapon Focus(Whip, Spiked Chain or equivalent)</text:span></text:p>
      <text:p text:style-name="P93"><text:tab/>-<text:span text:style-name="T800">You may make grapple, disarm and trip checks with your chosen weapon </text:span><text:span text:style-name="T801">at a distance up to it’s <text:tab/>reach</text:span><text:span text:style-name="T800">. <text:s/>These check are made at a +2 bonus and should you fail, your opponent cannot attempt <text:tab/>to disarm or trip you in return. <text:s/>This feat cannot be used against opponents that are more than <text:tab/>one size category larger than yourself.</text:span></text:p>
      <text:p text:style-name="P170"><text:tab/>Close-Quarters Fighting</text:p>
      <text:p text:style-name="P30"><text:tab/>-Combat Expertise OR Combat Reflexes</text:p>
      <text:p text:style-name="P30"><text:tab/>-<text:span text:style-name="T558">BAB of 2</text:span></text:p>
      <text:p text:style-name="P30"><text:tab/>-When targeted by a grapple action, make an attack of opportunity against your attacker. <text:s/>If you <text:tab/>hit and deal damage than that damage adds a bonus to your opposed grapple check equal to the <text:tab/>damage you dealt. <text:s/>This feat can be used even if the opponent has the Improved Grab or <text:tab/>Improved Grapple abilities.</text:p>
      <text:p text:style-name="P30"><text:tab/><text:tab/><text:span text:style-name="T333">Close-Quarters Defense</text:span></text:p>
      <text:p text:style-name="P30"><text:tab/><text:tab/>-Close-Quarters Fighting</text:p>
      <text:p text:style-name="P30"><text:tab/><text:tab/>-Improved Combat Expertise</text:p>
      <text:p text:style-name="P30"><text:tab/><text:tab/>-<text:span text:style-name="T513">BAB of 5</text:span></text:p>
      <text:p text:style-name="P276"><text:span text:style-name="T309"><text:tab/><text:tab/>-</text:span><text:span text:style-name="T466">You gain a +2 bonus on attack rolls to attacks of opportunity generated by any of the <text:s text:c="5"/><text:tab/><text:tab/>following actions: an opponent entering your hex, making an unarmed attack, bull <text:tab/><text:tab/><text:tab/>rushing you, sundering your weapon or armor, etc. <text:s/>If your opponent has a Feat that <text:tab/><text:tab/><text:tab/>allows them to do one of the above actions without </text:span><text:span text:style-name="T467">g</text:span><text:span text:style-name="T466">enerating an attack of opportunity, <text:tab/><text:tab/><text:tab/>you may still take an attack of opportunity with a –</text:span><text:span text:style-name="T468">5</text:span><text:span text:style-name="T466"> penalty to your attack roll (instead <text:tab/><text:tab/><text:tab/>of a +2).</text:span></text:p>
      <text:p text:style-name="P276"><text:span text:style-name="T466"><text:tab/><text:tab/><text:tab/></text:span><text:span text:style-name="T477">Close Quarters Expertise</text:span></text:p>
      <text:p text:style-name="P283"><text:tab/><text:tab/><text:tab/>-Close Quaters Defense</text:p>
      <text:p text:style-name="P283"><text:tab/><text:tab/><text:tab/>-Gain a +2 bonus on checks to resist disarm, trip, feint, grapple, bull rush, <text:tab/><text:tab/><text:tab/><text:tab/>overrun and sunder attempts. <text:s/>If you possess the Superior Combat Expertise feat, <text:tab/><text:tab/><text:tab/>this bonus increases to +4 instead.</text:p>
      <text:p text:style-name="P38"><text:tab/><text:span text:style-name="T345">Immovable Object</text:span></text:p>
      <text:p text:style-name="P38"><text:tab/>-<text:span text:style-name="T559">Combat Expertise</text:span></text:p>
      <text:p text:style-name="P38"><text:tab/>-<text:span text:style-name="T559">Armor Focus(Any medium or heavy)</text:span></text:p>
      <text:p text:style-name="P38"><text:tab/>-<text:span text:style-name="T559">Shield Focus(Any heavy) OR Weapon Expertise(Any 2-handed)</text:span></text:p>
      <text:p text:style-name="P38"><text:tab/>-<text:span text:style-name="T559">When resisting a grapple, Bull Rush, Overrun </text:span><text:span text:style-name="T696">or Trip</text:span><text:span text:style-name="T559"> attempt, you gain a bonus to the roll <text:tab/>equal to your Con modifier. <text:s/>In addition if you are wearing medium or heavy armor, you gain a <text:tab/>+1 or +2 bonus respectively. <text:s/>If you are wielding a heavy shield or a 2-handed weapon you also <text:tab/>gain an additional +1 bonus</text:span><text:span text:style-name="T803">(+2 for tower shields)</text:span><text:span text:style-name="T559">.</text:span></text:p>
      <text:p text:style-name="P30"><text:tab/><text:span text:style-name="T333">Polearm Balance</text:span></text:p>
      <text:p text:style-name="P30"><text:tab/>-Combat Expertise</text:p>
      <text:p text:style-name="P30"><text:tab/>-Weapon Expertise(any polearm)</text:p>
      <text:p text:style-name="P276"><text:span text:style-name="T309"><text:tab/></text:span><text:span text:style-name="T466">When wielding a polearm with two hands, you receive a +4 bonus to resist Bull Rush or Trip <text:tab/></text:span><text:span text:style-name="T473">attempts</text:span><text:span text:style-name="T466">. The bonus also applies to Balance checks to keep your footing as long as there is a <text:tab/>solid surface to brace the polearm against. <text:s/>You may not use this feat while Flat-Footed</text:span></text:p>
      <text:p text:style-name="P276"><text:span text:style-name="T466"><text:tab/></text:span><text:span text:style-name="T476">Quick Staff</text:span></text:p>
      <text:p text:style-name="P282"><text:tab/>-Combat Expertise</text:p>
      <text:p text:style-name="P282"><text:tab/>-Weapon Expertise(quarterstaff)</text:p>
      <text:p text:style-name="P282"><text:tab/>-Two-Weapon Fighting</text:p>
      <text:p text:style-name="P282"><text:soft-page-break/><text:tab/>-When using Combat Expertise with a quarterstaff, you gain an additional +2 dodge bonus <text:tab/>to AC above <text:span text:style-name="T800">what</text:span> your Combat Expertise would give you. <text:s/>When making a full attack with a <text:tab/>quarterstaff, you may make one additional attack with your quarterstaff.</text:p>
      <text:p text:style-name="P30"><text:tab/><text:span text:style-name="T333">Short Haft</text:span></text:p>
      <text:p text:style-name="P30"><text:tab/>-Combat Expertise</text:p>
      <text:p text:style-name="P30"><text:tab/>-Weapon Focus(any reach weapon)</text:p>
      <text:p text:style-name="P30"><text:tab/>-BAB of 1</text:p>
      <text:p text:style-name="P30"><text:tab/>-When using a reach weapon that is not a whip, spiked chain <text:span text:style-name="T831">or equivelent,</text:span> you may forego the <text:tab/>reach property of your weapon to threaten and attack foes in spaces adjacent to you. <text:s/>You <text:tab/>receive a +1 to attacks with that weapon and your AC while this feat is active.</text:p>
      <text:p text:style-name="P30"><text:tab/><text:tab/><text:span text:style-name="T333">Spinning Cane</text:span></text:p>
      <text:p text:style-name="P30"><text:tab/><text:tab/>-Short Haft</text:p>
      <text:p text:style-name="P30"><text:tab/><text:tab/>-Improved Unarmed Expertise</text:p>
      <text:p text:style-name="P30"><text:tab/><text:tab/>-You do not lose your reach property when you use Short Haft. <text:s/>In addition your double <text:tab/><text:tab/><text:tab/>the bonuses to attack rolls and AC when using Short Haft.</text:p>
      <text:p text:style-name="P30"><text:tab/><text:tab/><text:tab/><text:span text:style-name="T333">Spinning Defense</text:span></text:p>
      <text:p text:style-name="P30"><text:tab/><text:tab/><text:tab/>-Spinning Cane</text:p>
      <text:p text:style-name="P30"><text:tab/><text:tab/><text:tab/>-Deflect Arrows</text:p>
      <text:p text:style-name="P276"><text:span text:style-name="T309"><text:tab/><text:tab/><text:tab/>-</text:span><text:span text:style-name="T466">While wielding a polearm during a Total Defense Action, you gain an additional <text:tab/><text:tab/><text:tab/>+1 Dodge bonus to AC and you may use Deflect Arrows any number of times <text:tab/><text:tab/><text:tab/><text:tab/>until your next turn(you do not need a free hand to use that feat in this instance), <text:tab/><text:tab/><text:tab/><text:tab/>but you cannot use the Snatch Arrows feat if you have it.</text:span></text:p>
      <text:p text:style-name="P30"><text:tab/><text:tab/><text:span text:style-name="T333">Spear Mastery</text:span></text:p>
      <text:p text:style-name="P30"><text:tab/><text:tab/>-Short Haft</text:p>
      <text:p text:style-name="P30"><text:tab/><text:tab/>-Two-Weapon Fighting</text:p>
      <text:p text:style-name="P30"><text:tab/><text:tab/>-You may use your chosen polearm as a double weapon.</text:p>
      <text:p text:style-name="P253"><text:span text:style-name="T175"><text:tab/></text:span><text:span text:style-name="T249">Sense Weakness</text:span></text:p>
      <text:p text:style-name="P30"><text:tab/>-Combat Expertise</text:p>
      <text:p text:style-name="P30"><text:tab/>-Weapon Focus</text:p>
      <text:p text:style-name="P30"><text:tab/>-BAB of 2</text:p>
      <text:p text:style-name="P30"><text:tab/>-When attacking with your chosen weapon, you ignore 5 or your primary attack ability <text:tab/>modifier, whichever is higher, of your foe's DR for damage rolls. <text:s/>You cannot gain the <text:tab/>benefits of this feat more than once in a single round. <text:s/>This feat cannot ignore more than 2 <text:tab/>points of DR that is /-.</text:p>
      <text:p text:style-name="P30"><text:tab/><text:tab/><text:span text:style-name="T333">Exploit Weakness</text:span></text:p>
      <text:p text:style-name="P30"><text:tab/><text:tab/>-Sense Weakness</text:p>
      <text:p text:style-name="P30"><text:tab/><text:tab/>-Improved Critical </text:p>
      <text:p text:style-name="P30"><text:tab/><text:tab/>-<text:span text:style-name="T503">BAB of 5</text:span></text:p>
      <text:p text:style-name="P30"><text:tab/><text:tab/>-When you score a critical ht with a weapon, you always gain the effects of Sense <text:tab/><text:tab/><text:tab/>Weakness, even if you have already used it this round. <text:s/>In addition you increase the DR <text:tab/><text:tab/><text:tab/>ignored when you score a critical hit by 2 for standard DR and 1 for /- DR.</text:p>
      <text:p text:style-name="P170"><text:tab/>Deft Strike</text:p>
      <text:p text:style-name="P30"><text:tab/>-Combat Expertise</text:p>
      <text:p text:style-name="P30"><text:tab/>-Skill Focus(Spot)</text:p>
      <text:p text:style-name="P30"><text:tab/>-BAB of 2</text:p>
      <text:p text:style-name="P30"><text:tab/>-You may make a Spot check as a standard action against a single opponent. <text:s/>The DC of the <text:tab/>check is equal to the opponent's AC plus any DR they possess. <text:s/>Success indicates that your <text:tab/>next attack against them ignores any armor and natural armor bonuses as well any DR that <text:soft-page-break/><text:tab/>derives from said bonuses. <text:s/>Every time this ability is successfully used <text:span text:style-name="T501">in an encounter</text:span>, the DC <text:tab/>for the next use against the same opponent increases by 5.</text:p>
      <text:p text:style-name="P30"><text:tab/><text:tab/><text:span text:style-name="T333">Pinpoint Strike</text:span></text:p>
      <text:p text:style-name="P30"><text:tab/><text:tab/>-Sense Weakness</text:p>
      <text:p text:style-name="P30"><text:tab/><text:tab/>-Deft Strike</text:p>
      <text:p text:style-name="P30"><text:tab/><text:tab/>-<text:span text:style-name="T502">BAB of 8</text:span></text:p>
      <text:p text:style-name="P30"><text:tab/><text:tab/>-When making an attack you gain a +1 to damage for every 2 your attack roll exceeds a <text:tab/><text:tab/><text:tab/>target's AC. <text:s/>This feat can be used once if you attack using a Standard action and twice if <text:tab/><text:tab/>you attack using a Full Attack action.</text:p>
      <text:p text:style-name="P253"><text:span text:style-name="T175"><text:tab/></text:span><text:span text:style-name="T249">Tactical Strike</text:span></text:p>
      <text:p text:style-name="P30"><text:tab/>-Combat Expertise</text:p>
      <text:p text:style-name="P30"><text:tab/>-Combat Reflexes</text:p>
      <text:p text:style-name="P30"><text:tab/>-BAB of 3</text:p>
      <text:p text:style-name="P30"><text:tab/>-When fighting defensively and an opponent misses you with an attack by 5 or more, you may <text:tab/>make an immediate attack of opportunity against them at no penalty. <text:s/>If you are using Total <text:tab/>Defense and you are missed by an attack by 5 or more, you may make an immediate attack of <text:tab/>opportunity against them at a -4 penalty. <text:s/>An attack missed by 10 or more when using Total <text:tab/>Defense gives the counterattack a -2 penalty instead.</text:p>
      <text:p text:style-name="P30"><text:tab/><text:span text:style-name="T333">Defensive Strike </text:span></text:p>
      <text:p text:style-name="P30"><text:tab/>-Combat Expertise</text:p>
      <text:p text:style-name="P30"><text:tab/>-Dodge</text:p>
      <text:p text:style-name="P30"><text:tab/>-If an opponent attacks and misses you when you are using Total Defense, you gain a +4 on <text:tab/>your next attack roll made against them the following turn.</text:p>
      <text:p text:style-name="P30"><text:tab/><text:tab/><text:span text:style-name="T333">Defensive Sweep</text:span></text:p>
      <text:p text:style-name="P30"><text:tab/><text:tab/>-Tactical Strike</text:p>
      <text:p text:style-name="P30"><text:tab/><text:tab/>-Defensive Strike</text:p>
      <text:p text:style-name="P30"><text:tab/><text:tab/>-<text:span text:style-name="T491">BAB of 5</text:span></text:p>
      <text:p text:style-name="P30"><text:tab/><text:tab/>-When an opponent ends their turn in a space you threaten <text:span text:style-name="T503">when fighting defensively or <text:tab/><text:tab/><text:tab/>using Total Defense,</text:span> you may make an attack of opportunity against them unless they <text:tab/><text:tab/><text:tab/>make a 5 ft shift away from you. <text:s/></text:p>
      <text:p text:style-name="P253"><text:span text:style-name="T175"><text:tab/></text:span><text:span text:style-name="T249">Glancing Strike</text:span></text:p>
      <text:p text:style-name="P30"><text:tab/>-Combat Expertise</text:p>
      <text:p text:style-name="P30"><text:tab/>-Weapon Focus(any melee)</text:p>
      <text:p text:style-name="P30"><text:tab/>-When making an attack, you may choose to forgo the possibility of scoring a critical threat to <text:tab/>gain a +2 bonus to your attack roll plus an additional +1 for every point of threat range <text:tab/>on the <text:tab/>weapon beyond 20.</text:p>
      <text:p text:style-name="P253"><text:span text:style-name="T175"><text:tab/><text:tab/></text:span><text:span text:style-name="T249">Glancing Dervish</text:span></text:p>
      <text:p text:style-name="P30"><text:tab/><text:tab/>-Glancing Strike</text:p>
      <text:p text:style-name="P30"><text:tab/><text:tab/>-BAB of 3</text:p>
      <text:p text:style-name="P30"><text:tab/><text:tab/>-When using Glancing Strike, if you would score a critical threat, you gain a +2 to the <text:tab/><text:tab/><text:tab/>damage roll of the attack.</text:p>
      <text:p text:style-name="P253"><text:span text:style-name="T175"><text:tab/><text:tab/><text:tab/></text:span><text:span text:style-name="T249">Glancing Whirlwind</text:span></text:p>
      <text:p text:style-name="P30"><text:tab/><text:tab/><text:tab/>Glancing Dervish</text:p>
      <text:p text:style-name="P30"><text:tab/><text:tab/><text:tab/>-BAB of 5</text:p>
      <text:p text:style-name="P30"><text:tab/><text:tab/><text:tab/>When using the full attack option, you gain a +1 bonus to your AC and attack <text:tab/><text:tab/><text:tab/><text:tab/>rolls, and if you miss with an attack, you still deal damage to your target equal to <text:tab/><text:tab/><text:tab/>2 + 1 for every point of threat range on the weapon beyond 20. <text:s/>In addition <text:tab/><text:tab/><text:tab/><text:tab/>should an opponent hit you in melee, they also take the damage listed above. <text:s/><text:tab/><text:tab/><text:tab/><text:tab/>Both of these effect last until the start of your next turn.</text:p>
      <text:p text:style-name="P253"><text:soft-page-break/><text:span text:style-name="T175"><text:tab/></text:span><text:span text:style-name="T249">Improved Combat Expertise</text:span></text:p>
      <text:p text:style-name="P30"><text:tab/>-Combat Expertise</text:p>
      <text:p text:style-name="P30"><text:tab/>-BAB of <text:span text:style-name="T705">5</text:span></text:p>
      <text:p text:style-name="P30"><text:tab/>-When you are using Combat Expertise your limit increases from 5 to (your total BAB + 2)</text:p>
      <text:p text:style-name="P30"><text:tab/><text:tab/><text:span text:style-name="T333">Punish the Reckless</text:span></text:p>
      <text:p text:style-name="P30"><text:tab/><text:tab/>-Improved Combat Expertise</text:p>
      <text:p text:style-name="P30"><text:tab/><text:tab/>-Gain a +2 bonus to AC against opponents using Power Attack against you unless they <text:tab/><text:tab/><text:tab/>possess 4 more BAB than you.</text:p>
      <text:p text:style-name="P30"><text:tab/><text:tab/><text:span text:style-name="T333">Deflective Expertise</text:span></text:p>
      <text:p text:style-name="P30"><text:tab/><text:tab/>-Improved Combat Expertise</text:p>
      <text:p text:style-name="P30"><text:tab/><text:tab/>-When you use Combat Expertise, you gain a DR of 1/-. <text:s/>If you use this feat when <text:tab/><text:tab/><text:tab/>Fighting Defensively or using Total Defense, you increase this bonus to 2/- and 3/- <text:tab/><text:tab/><text:tab/>respectively. <text:s/>If you take a penalty of 5 or more to your attack rolls using Combat <text:tab/><text:tab/><text:tab/>Expertise, your bonus DR from this feat doubles.</text:p>
      <text:p text:style-name="P253"><text:span text:style-name="T175"><text:tab/></text:span><text:span text:style-name="T249"><text:tab/>Elusive Strike</text:span></text:p>
      <text:p text:style-name="P30"><text:tab/><text:tab/>-Improved Combat Expertise</text:p>
      <text:p text:style-name="P30"><text:tab/><text:tab/>-Improved Dodge</text:p>
      <text:p text:style-name="P30"><text:tab/><text:tab/>-You may take a full-round action to make a single attack. <text:s/>If you do, you may apply <text:tab/><text:tab/><text:tab/>your higher bonus from your Dodge feat to all opponents who attack you <text:tab/>until the start <text:tab/><text:tab/><text:tab/>of your next turn.</text:p>
      <text:p text:style-name="P30"><text:tab/><text:tab/><text:span text:style-name="T333">Battle-Tested</text:span></text:p>
      <text:p text:style-name="P125"><text:tab/><text:tab/>-Improved Combat Expertise</text:p>
      <text:p text:style-name="P30"><text:tab/><text:tab/>-Combat Reflexes</text:p>
      <text:p text:style-name="P30"><text:tab/><text:tab/>-Dodge</text:p>
      <text:p text:style-name="P125"><text:tab/><text:tab/>-Gain a +2 bonus to AC when threatened by 2 or more enemies.</text:p>
      <text:p text:style-name="P125"><text:tab/><text:tab/><text:tab/><text:span text:style-name="T333">Battle-Hardened</text:span></text:p>
      <text:p text:style-name="P125"><text:tab/><text:tab/><text:tab/>-Battle-Tested</text:p>
      <text:p text:style-name="P125"><text:tab/><text:tab/><text:tab/>-BAB of <text:span text:style-name="T705">8</text:span></text:p>
      <text:p text:style-name="P125"><text:tab/><text:tab/><text:tab/>-Gain a +2 to all attack and damage rolls for every enemy that threatens you <text:tab/><text:tab/><text:tab/><text:tab/>beyond the first, up to a maximum of your BAB.</text:p>
      <text:p text:style-name="P30"><text:span text:style-name="T436"><text:tab/><text:tab/></text:span><text:span text:style-name="T354">Measured Strike</text:span></text:p>
      <text:p text:style-name="P156"><text:tab/><text:tab/>-Improved Combat Expertise</text:p>
      <text:p text:style-name="P156"><text:tab/><text:tab/>-Weapon Focus(any melee)</text:p>
      <text:p text:style-name="P157"><text:tab/><text:tab/>-When attacking with your chosen weapon, you may take a full round action to take 10 <text:tab/><text:tab/><text:tab/>on the attack roll. <text:s/>If you choose to do this, then you forgo rolling damage and simply <text:tab/><text:tab/><text:tab/>deal the average damage the weapon's damage dice would deal. <text:s/></text:p>
      <text:p text:style-name="P49"><text:span text:style-name="T440"><text:tab/><text:tab/><text:tab/></text:span><text:span text:style-name="T354">Calculated Strike</text:span></text:p>
      <text:p text:style-name="P157"><text:tab/><text:tab/><text:tab/>-Measured Strike</text:p>
      <text:p text:style-name="P157"><text:tab/><text:tab/><text:tab/>-BAB of 5</text:p>
      <text:p text:style-name="P157"><text:tab/><text:tab/><text:tab/>-When using Measured Strike while Fighting Defensively or using Combat <text:tab/><text:tab/><text:tab/><text:tab/>Expertise, you gain additional bonus damage equal to your AC bonus from these <text:tab/><text:tab/><text:tab/><text:tab/>maneuvers.</text:p>
      <text:p text:style-name="P253"><text:span text:style-name="T175"><text:tab/><text:tab/></text:span><text:span text:style-name="T249">Greater Combat Expertise</text:span></text:p>
      <text:p text:style-name="P30"><text:tab/><text:tab/>-Improved Combat Expertise</text:p>
      <text:p text:style-name="P30"><text:tab/><text:tab/>-BAB of <text:span text:style-name="T705">10</text:span></text:p>
      <text:p text:style-name="P30"><text:tab/><text:tab/>-When using Combat Expertise, your bonus to AC is always considered 2 higher.</text:p>
      <text:p text:style-name="P30"><text:tab/><text:tab/><text:tab/><text:span text:style-name="T333">Defensive Expertise</text:span></text:p>
      <text:p text:style-name="P30"><text:tab/><text:tab/><text:tab/>-Greater Combat Expertise</text:p>
      <text:p text:style-name="P30"><text:soft-page-break/><text:tab/><text:tab/><text:tab/>-When you are using Combat Expertise and are hit with a critical hit, you reduce <text:tab/><text:tab/><text:tab/><text:tab/>the critical multiplier by 1.</text:p>
      <text:p text:style-name="P30"><text:tab/><text:tab/><text:tab/><text:span text:style-name="T333">Defensive Stability</text:span></text:p>
      <text:p text:style-name="P30"><text:tab/><text:tab/><text:tab/>-Greater Combat Expertise</text:p>
      <text:p text:style-name="P30"><text:tab/><text:tab/><text:tab/>-Your opponents cannot attempt to Bull Rush, Overrun or Trip you unless their <text:tab/><text:tab/><text:tab/><text:tab/>base BAB is more than 4 greater then yours. <text:s/>If your opponents still meet these <text:tab/><text:tab/><text:tab/><text:tab/>requirements then you gain a +2 bonus to resist Bull Rush, Overrun or Trip <text:tab/><text:tab/><text:tab/><text:tab/>attempts.</text:p>
      <text:p text:style-name="P253"><text:span text:style-name="T175"><text:tab/><text:tab/><text:tab/></text:span><text:span text:style-name="T249">Superior Combat Expertise</text:span></text:p>
      <text:p text:style-name="P30"><text:tab/><text:tab/><text:tab/>-Greater Combat Expertise</text:p>
      <text:p text:style-name="P30"><text:tab/><text:tab/><text:tab/>-BAB of <text:span text:style-name="T705">15</text:span></text:p>
      <text:p text:style-name="P30"><text:tab/><text:tab/><text:tab/>-You BAB to AC conversion increases from a 1:1 to a 2:1 ratio.</text:p>
      <text:h text:style-name="Heading_20_2" text:outline-level="2">Combat Reflexes</text:h>
      <text:p text:style-name="P30">-You may make a number of additional attacks of opportunity per round equal to your Dex modifier.</text:p>
      <text:p text:style-name="P30"><text:tab/><text:span text:style-name="T333">Mobility</text:span></text:p>
      <text:p text:style-name="P30"><text:tab/>-Combat Reflexes</text:p>
      <text:p text:style-name="P30"><text:tab/>- Dodge</text:p>
      <text:p text:style-name="P30"><text:tab/>-When moving through threatened areas, you gain a +4 dodge bonus to AC vs attacks of <text:tab/>opportunity made against you.</text:p>
      <text:p text:style-name="P30"><text:tab/><text:tab/><text:span text:style-name="T333">Spring Attack</text:span></text:p>
      <text:p text:style-name="P30"><text:tab/><text:tab/>-Mobility</text:p>
      <text:p text:style-name="P30"><text:tab/><text:tab/>-BAB of 1</text:p>
      <text:p text:style-name="P30"><text:tab/><text:tab/>-You may <text:span text:style-name="T692">make a standard attack with a melee weapon while taking a move action. <text:s/><text:tab/><text:tab/><text:tab/>Doing so forfeits your normal standard action in a round.</text:span></text:p>
      <text:p text:style-name="P70"><text:tab/><text:tab/><text:tab/><text:span text:style-name="T387">Momentum</text:span></text:p>
      <text:p text:style-name="P70"><text:tab/><text:tab/><text:tab/>-<text:span text:style-name="T683">Spring Attack</text:span></text:p>
      <text:p text:style-name="P70"><text:tab/><text:tab/><text:tab/>-<text:span text:style-name="T683">Fast Movement class ability OR Skill Focus(Tumble)</text:span></text:p>
      <text:p text:style-name="P70"><text:tab/><text:tab/><text:tab/>-<text:span text:style-name="T683">If you succeed on a Tumble check to move through an opponent's threatened <text:tab/><text:tab/><text:tab/><text:tab/>area without provoking an attack of opportunity by 5 or more, or an opponent <text:tab/><text:tab/><text:tab/><text:tab/>fails to hit you with an opportunity attack on the first move portion of your <text:tab/><text:tab/><text:tab/><text:tab/></text:span><text:span text:style-name="T830">movement</text:span><text:span text:style-name="T683">, your speed is increased by 10 ft for that round.</text:span></text:p>
      <text:p text:style-name="P170"><text:tab/><text:tab/><text:tab/>Bounding Assault</text:p>
      <text:p text:style-name="P30"><text:tab/><text:tab/><text:tab/>-Spring Attack</text:p>
      <text:p text:style-name="P30"><text:tab/><text:tab/><text:tab/>-BAB of 5</text:p>
      <text:p text:style-name="P30"><text:tab/><text:tab/><text:tab/>-You may make a second attack when using Spring Attack.</text:p>
      <text:p text:style-name="P30"><text:tab/><text:tab/><text:tab/><text:tab/><text:span text:style-name="T392">Wing Clip</text:span></text:p>
      <text:p text:style-name="P30"><text:tab/><text:tab/><text:tab/><text:tab/>-Bounding Assault</text:p>
      <text:p text:style-name="P30"><text:tab/><text:tab/><text:tab/><text:tab/>-When <text:span text:style-name="T692">you take a double-move action, you may make a single attack with <text:tab/><text:tab/><text:tab/><text:tab/>a melee weapon, so long as your movement is in a straight line.</text:span></text:p>
      <text:p text:style-name="P253"><text:span text:style-name="T175"><text:tab/><text:tab/><text:tab/><text:tab/></text:span><text:span text:style-name="T249">Rapid Blitz</text:span></text:p>
      <text:p text:style-name="P30"><text:tab/><text:tab/><text:tab/><text:tab/>-Bounding Assault</text:p>
      <text:p text:style-name="P30"><text:tab/><text:tab/><text:tab/><text:tab/>-BAB of <text:span text:style-name="T683">10</text:span></text:p>
      <text:p text:style-name="P30"><text:tab/><text:tab/><text:tab/><text:tab/>-You may make a third attack when using Spring Attack.</text:p>
      <text:p text:style-name="P179"><text:tab/><text:tab/><text:tab/><text:tab/><text:tab/>Escalating Assault</text:p>
      <text:p text:style-name="P72"><text:tab/><text:tab/><text:tab/><text:tab/><text:tab/>-<text:span text:style-name="T692">Rapid Blitz</text:span></text:p>
      <text:p text:style-name="P72"><text:tab/><text:tab/><text:tab/><text:tab/><text:tab/>-When using Spring Attack, you gain a +1 to the attack and <text:tab/><text:tab/><text:tab/><text:tab/><text:tab/><text:tab/>damage roll. <text:s/><text:tab/>This bonus doubles for every attack you make after <text:soft-page-break/><text:tab/><text:tab/><text:tab/><text:tab/><text:tab/>the first when using Spring Attack(+2 for Bounding Assault and <text:tab/><text:tab/><text:tab/><text:tab/><text:tab/><text:tab/>+4 for Rapid Blitz).</text:p>
      <text:p text:style-name="P30"><text:tab/><text:tab/><text:tab/><text:span text:style-name="T333">Whirlwind Attack</text:span> </text:p>
      <text:p text:style-name="P30"><text:tab/><text:tab/><text:tab/>-Spring Attack </text:p>
      <text:p text:style-name="P30"><text:tab/><text:tab/><text:tab/>-Weapon Focus(any melee)</text:p>
      <text:p text:style-name="P30"><text:tab/><text:tab/><text:tab/>-BAB of 5</text:p>
      <text:p text:style-name="P30"><text:tab/><text:tab/><text:tab/>-You can choose to, as a full-round action, make a single attack at <text:tab/>every <text:tab/><text:tab/><text:tab/><text:tab/><text:tab/>opponent within your reach. <text:s/>This attack gains a +2 bonus to the attack and <text:tab/><text:tab/><text:tab/><text:tab/>damage roll(should you hit). <text:s/>Using this feat negates all other attacks you can <text:tab/><text:tab/><text:tab/><text:tab/>make in the round from other abilities and spells, such as <text:span text:style-name="T166">haste</text:span>.</text:p>
      <text:p text:style-name="P176"><text:tab/>Backstab</text:p>
      <text:p text:style-name="P30"><text:tab/>-Combat Reflexes</text:p>
      <text:p text:style-name="P30"><text:tab/>-BAB of 3</text:p>
      <text:p text:style-name="P30"><text:tab/>-Gain an attack of opportunity against an opponent you flank that attacks someone that is not <text:tab/>you. <text:s/>This feat can be used once per opponent, per encounter</text:p>
      <text:p text:style-name="P30"><text:tab/><text:span text:style-name="T332">Risky Defense</text:span></text:p>
      <text:p text:style-name="P30"><text:span text:style-name="T332"><text:tab/></text:span><text:span text:style-name="T436">-Combat Reflexes</text:span></text:p>
      <text:p text:style-name="P30"><text:tab/>-BAB of 1</text:p>
      <text:p text:style-name="P30"><text:tab/>-Enemies gain +2 to attack and damage rolls against you, but their attacks provoke attacks of <text:tab/>opportunity.</text:p>
      <text:p text:style-name="P170"><text:tab/>Risky Offense</text:p>
      <text:p text:style-name="P125"><text:tab/>-Combat Reflexes</text:p>
      <text:p text:style-name="P30"><text:tab/>-BAB of 1</text:p>
      <text:p text:style-name="P30"><text:tab/>-Gain +2 on attack and damage rolls against a single opponent, but your attacks provoke attacks <text:tab/>of opportunity .You may change the target of this feat at the start of your turn.</text:p>
      <text:p text:style-name="P253"><text:span text:style-name="T175"><text:tab/></text:span><text:span text:style-name="T249">Defensive Strike</text:span></text:p>
      <text:p text:style-name="P30"><text:tab/>-Combat Reflexes</text:p>
      <text:p text:style-name="P30"><text:tab/>-BAB of 2</text:p>
      <text:p text:style-name="P30"><text:tab/>-You gain a +4 to your next attack roll after successful Total Defense.</text:p>
      <text:p text:style-name="P253"><text:span text:style-name="T175"><text:tab/><text:tab/></text:span><text:span text:style-name="T249">Defensive Trip</text:span></text:p>
      <text:p text:style-name="P30"><text:tab/><text:tab/>-Defensive Strike</text:p>
      <text:p text:style-name="P30"><text:tab/><text:tab/>-Improved Trip</text:p>
      <text:p text:style-name="P30"><text:tab/><text:tab/>-Dodge</text:p>
      <text:p text:style-name="P30"><text:tab/><text:tab/>-If your dodge target misses you with an attack, you gain a free trip attempt against <text:tab/><text:tab/><text:tab/>them.</text:p>
      <text:p text:style-name="P30"><text:tab/><text:span text:style-name="T332">Lunging Strike</text:span></text:p>
      <text:p text:style-name="P30"><text:tab/>-Combat Reflexes OR Power Attack</text:p>
      <text:p text:style-name="P30"><text:tab/>-<text:span text:style-name="T557">BAB of 2</text:span></text:p>
      <text:p text:style-name="P30"><text:tab/>-You may take a full-round action to make a single attack with a melee weapon with a 5 ft <text:tab/>extension to your normal reach. <text:s/>The first time you use this feat in an encounter, your <text:tab/>opponent is considered flat-footed for the attack.</text:p>
      <text:p text:style-name="P170"><text:tab/>Sudden Slash</text:p>
      <text:p text:style-name="P30"><text:tab/>-Combat Reflexes</text:p>
      <text:p text:style-name="P30"><text:tab/>-Weapon Focus(Any Slashing-type sword)</text:p>
      <text:p text:style-name="P30"><text:tab/>-Quick Draw</text:p>
      <text:p text:style-name="P30"><text:tab/>-When your chosen weapon is sheathed and you enter combat, if you choose to draw your <text:tab/>weapon and attack an opponent in melee on the same action, you gain a bonus to your attack <text:tab/>and damage roll equal to your total initiative bonus. <text:s/>This bonus only applies to your first attack, <text:tab/>even if you have access to multiple attacks. <text:s/>This feat can only be used once per encounter.</text:p>
      <text:p text:style-name="P253"><text:soft-page-break/><text:span text:style-name="T175"><text:tab/></text:span><text:span text:style-name="T249">Sweeping Axe</text:span></text:p>
      <text:p text:style-name="P30"><text:tab/>-Combat Reflexes</text:p>
      <text:p text:style-name="P30"><text:tab/>-Weapon Focus(Any non-light axe)</text:p>
      <text:p text:style-name="P30"><text:tab/>-Combat Expertise</text:p>
      <text:p text:style-name="P30"><text:tab/>-When wielding \your chosen axe, you may choose to take a -4 to your attack and damage roll <text:tab/>for an attack. <text:s/>If you still hit and deal damage you may choose to trip your opponent as a free <text:tab/>action with a +2 on the roll. <text:s/>The opponent does not get a chance to trip you if the attempt fails. <text:s/><text:tab/>This feat may not be used on targets who are more than one size category larger than you.</text:p>
      <text:p text:style-name="P253"><text:span text:style-name="T175"><text:tab/></text:span><text:span text:style-name="T249">Lightning Mace</text:span></text:p>
      <text:p text:style-name="P30"><text:tab/>-Combat Reflexes</text:p>
      <text:p text:style-name="P30"><text:tab/>-Weapon Focus(Any one-handed mace)</text:p>
      <text:p text:style-name="P30"><text:tab/>-BAB of 5</text:p>
      <text:p text:style-name="P30"><text:tab/>-When you are wielding your chosen mace, if you score a critical threat you gain an immediate <text:tab/>attack against the target <text:s/>This feat can be used on creatures with immunity to critical hits.</text:p>
      <text:p text:style-name="P253"><text:span text:style-name="T175"><text:tab/></text:span><text:span text:style-name="T249">Deadly Defense</text:span></text:p>
      <text:p text:style-name="P30"><text:tab/>-Combat Reflexes</text:p>
      <text:p text:style-name="P30"><text:tab/>-You deal an additional 1d6 of damage with a light weapon when fighting defensively.</text:p>
      <text:p text:style-name="P253"><text:span text:style-name="T175"><text:tab/></text:span><text:span text:style-name="T249">Hold the Line</text:span></text:p>
      <text:p text:style-name="P30"><text:tab/>-Combat Reflexes</text:p>
      <text:p text:style-name="P30"><text:tab/>-BAB of 1 </text:p>
      <text:p text:style-name="P30"><text:tab/>-Gain attack of opportunity and +2 AC when charged by an opponent.</text:p>
      <text:p text:style-name="P30"><text:tab/><text:span text:style-name="T333">Canny Opportunist</text:span></text:p>
      <text:p text:style-name="P30"><text:tab/>-Combat Reflexes</text:p>
      <text:p text:style-name="P30"><text:tab/>-Combat Expertise</text:p>
      <text:p text:style-name="P276"><text:span text:style-name="T309"><text:tab/>-</text:span><text:span text:style-name="T466">If an opponent you threaten does any of the following, you may make an attack of opportunity <text:tab/>on them, even if you are Flat-Footed: Draw a Weapon, Ready / Loosen a Shield, or Attempts a <text:tab/>Feint in Combat</text:span></text:p>
      <text:p text:style-name="P276"><text:span text:style-name="T466"><text:tab/><text:tab/></text:span><text:span text:style-name="T480">Shifting Opportunist</text:span></text:p>
      <text:p text:style-name="P284"><text:tab/><text:tab/>-Canny Opportunist</text:p>
      <text:p text:style-name="P284"><text:tab/><text:tab/>-BAB of 4</text:p>
      <text:p text:style-name="P284"><text:tab/><text:tab/>-Once per round when making an attack of opportunity, you may make a 5ft shift as part <text:tab/><text:tab/>of that attack.</text:p>
      <text:p text:style-name="P276"><text:span text:style-name="T466"><text:tab/><text:tab/></text:span><text:span text:style-name="T476">Distant Opportunist</text:span></text:p>
      <text:p text:style-name="P282"><text:tab/><text:tab/>-Canny Opportunist</text:p>
      <text:p text:style-name="P282"><text:tab/><text:tab/>-Rapid Shot</text:p>
      <text:p text:style-name="P282"><text:tab/><text:tab/>-If a creature within 20 ft of you takes an action that provokes an attack of opportunity, <text:tab/><text:tab/><text:tab/>you may make a single ranged attack against him/her/it at your highest attack bonus. <text:tab/><text:tab/><text:tab/>This consumes 2 of your remaining attacks of opportunity for the round.</text:p>
      <text:p text:style-name="P253"><text:span text:style-name="T175"><text:tab/></text:span><text:span text:style-name="T249">Defensive Tactics</text:span></text:p>
      <text:p text:style-name="P30"><text:tab/>-Combat Reflexes</text:p>
      <text:p text:style-name="P30"><text:tab/>-Gain a +2 dodge bonus to your AC when others make attacks of opportunity against you. <text:s/>This <text:tab/>feat's bonus does not stack with Mobility.</text:p>
      <text:p text:style-name="P170"><text:tab/>Combat Intuition</text:p>
      <text:p text:style-name="P30"><text:tab/>-Combat Reflexes</text:p>
      <text:p text:style-name="P30"><text:tab/>-BAB of 3 </text:p>
      <text:p text:style-name="P253"><text:span text:style-name="T175"><text:tab/>-Gain a +1 bonus to attack rolls against a target that you miss in combat. <text:s/>This bonus stacks <text:tab/>up to a limit of your </text:span><text:span text:style-name="T251">base</text:span><text:span text:style-name="T175"> Wis modifier, and is lost when you hit with an attack.</text:span></text:p>
      <text:p text:style-name="P253"><text:span text:style-name="T175"><text:tab/><text:tab/></text:span><text:span text:style-name="T249">Intuitive Assault</text:span></text:p>
      <text:p text:style-name="P30"><text:tab/><text:tab/>-Combat Intuition</text:p>
      <text:p text:style-name="P30"><text:soft-page-break/><text:tab/><text:tab/>-You double the bonus gained from Combat Intuition every time you miss, as well as its <text:tab/><text:tab/><text:tab/>maximum bonus.</text:p>
      <text:p text:style-name="P170"><text:tab/>Hindering Opportunist</text:p>
      <text:p text:style-name="P30"><text:tab/>-Combat Reflexes</text:p>
      <text:p text:style-name="P30"><text:tab/>-BAB of 1 </text:p>
      <text:p text:style-name="P30"><text:tab/>-When an opponent you threaten provokes an attack of opportunity, you may forgo the attack <text:tab/>and instead use an aid another action targeting that opponent.</text:p>
      <text:p text:style-name="P253"><text:span text:style-name="T175"><text:tab/><text:tab/></text:span><text:span text:style-name="T249">Stalwart Defense</text:span></text:p>
      <text:p text:style-name="P253"><text:span text:style-name="T249"><text:tab/><text:tab/></text:span><text:span text:style-name="T175">-Hindering Opportunist</text:span></text:p>
      <text:p text:style-name="P30"><text:tab/><text:tab/>-BAB of 3 </text:p>
      <text:p text:style-name="P30"><text:tab/><text:tab/>-When using the aid another action to increase an ally's AC you double the bonus they <text:tab/><text:tab/><text:tab/>receive to AC as well as reducing the damage they receive by 2 if they are hit.</text:p>
      <text:p text:style-name="P30"><text:tab/><text:span text:style-name="T333"><text:tab/>Pressing Attack</text:span></text:p>
      <text:p text:style-name="P30"><text:tab/><text:tab/>-Hindering Opportunist</text:p>
      <text:p text:style-name="P30"><text:tab/><text:tab/>-BAB of 3 </text:p>
      <text:p text:style-name="P30"><text:tab/><text:tab/>-When using the aid another action to grant an ally's a bonus to their attack roll you <text:tab/><text:tab/><text:tab/>double the bonus they receive to the attack roll as well as increasing the damage they <text:tab/><text:tab/><text:tab/>deal by 2 if they hit.</text:p>
      <text:p text:style-name="P170"><text:tab/>Combat Tactician</text:p>
      <text:p text:style-name="P253"><text:span text:style-name="T249"><text:tab/></text:span><text:span text:style-name="T175">-Combat Reflexes</text:span></text:p>
      <text:p text:style-name="P30"><text:tab/>-BAB of 4 </text:p>
      <text:p text:style-name="P118"><text:tab/>-You choose a target for this feat as a free action. <text:s/>If you or your target do not threaten each <text:tab/>other at the start of your turn, you gain a +2 bonus to melee damage against <text:span text:style-name="T505">them until the start <text:tab/>of</text:span> your <text:span text:style-name="T505">next </text:span>turn. <text:s/><text:span text:style-name="T504">The first time you use this feat against an opponent in an encounter, you do <text:tab/>not provoke an attack of opportunity by closing with them to attack, even if they have reach.</text:span></text:p>
      <text:p text:style-name="P253"><text:span text:style-name="T175"><text:tab/></text:span><text:span text:style-name="T249">Deft Opportunist</text:span></text:p>
      <text:p text:style-name="P30"><text:tab/>-Combat Reflexes</text:p>
      <text:p text:style-name="P30"><text:tab/>-BAB of 2</text:p>
      <text:p text:style-name="P30"><text:tab/>-Gain +4 bonus to attack rolls on attacks of opportunity.</text:p>
      <text:p text:style-name="P30"><text:tab/><text:tab/><text:span text:style-name="T333">Defensive Opportunist</text:span></text:p>
      <text:p text:style-name="P30"><text:tab/><text:tab/>-Deft Opportunist</text:p>
      <text:p text:style-name="P276"><text:span text:style-name="T309"><text:tab/><text:tab/>-</text:span><text:span text:style-name="T466">If you make an attack of opportunity while Fighting Defensively, the attack does not <text:tab/><text:tab/><text:tab/>receive the normal penalty for Fighting Defensively</text:span></text:p>
      <text:p text:style-name="P253"><text:span text:style-name="T175"><text:tab/><text:tab/></text:span><text:span text:style-name="T249">Vexing Flanker</text:span></text:p>
      <text:p text:style-name="P30"><text:tab/><text:tab/>-Deft Opportunist</text:p>
      <text:p text:style-name="P30"><text:tab/><text:tab/>-Gain a +2 bonus on attack rolls made while flanking an opponent.</text:p>
      <text:p text:style-name="P30"><text:tab/><text:tab/><text:tab/><text:span text:style-name="T333">Twitchy Opportunist</text:span></text:p>
      <text:p text:style-name="P30"><text:tab/><text:tab/><text:tab/>-Vexing Flanker</text:p>
      <text:p text:style-name="P30"><text:tab/><text:tab/><text:tab/>-Canny Opportunist</text:p>
      <text:p text:style-name="P30"><text:tab/><text:tab/><text:tab/>-<text:span text:style-name="T506">BAB of 4</text:span></text:p>
      <text:p text:style-name="P276"><text:span text:style-name="T309"><text:tab/><text:tab/><text:tab/>-</text:span><text:span text:style-name="T466">You may make an Attack of Opportunity on an opponent you threaten who takes <text:tab/><text:tab/><text:tab/>a 5’ step from one square adjacent to you to another square adjacent to you.</text:span></text:p>
      <text:p text:style-name="P253"><text:span text:style-name="T175"><text:tab/><text:tab/><text:tab/></text:span><text:span text:style-name="T249">Adaptive Flanker</text:span></text:p>
      <text:p text:style-name="P30"><text:tab/><text:tab/><text:tab/>-Vexing Flanker</text:p>
      <text:p text:style-name="P30"><text:tab/><text:tab/><text:tab/>-Can flank opponent from an adjacent square.</text:p>
      <text:p text:style-name="P30"><text:tab/><text:tab/><text:tab/><text:tab/><text:span text:style-name="T333">Tactical Opportunist</text:span></text:p>
      <text:p text:style-name="P30"><text:tab/><text:tab/><text:tab/><text:tab/>-Adaptive Flanker</text:p>
      <text:p text:style-name="P30"><text:tab/><text:tab/><text:tab/><text:tab/>-Mobility OR Skill Focus(Tumble)</text:p>
      <text:p text:style-name="P30"><text:tab/><text:tab/><text:tab/><text:tab/>-When making an attack of opportunity, you may also take a 5 ft step.</text:p>
      <text:p text:style-name="P253"><text:soft-page-break/><text:span text:style-name="T175"><text:tab/><text:tab/><text:tab/><text:tab/></text:span><text:span text:style-name="T249">Disruptive Attack</text:span></text:p>
      <text:p text:style-name="P30"><text:tab/><text:tab/><text:tab/><text:tab/>-Adaptive Flanker</text:p>
      <text:p text:style-name="P30"><text:tab/><text:tab/><text:tab/><text:tab/>-When striking an opponent who you flank or is flat-footed against you, <text:tab/><text:tab/><text:tab/><text:tab/><text:tab/>you may choose to deal half damage<text:span text:style-name="T703">(round down)</text:span> to inflict a -5 penalty <text:tab/><text:tab/><text:tab/><text:tab/><text:tab/>to the target's AC until the start of your next turn. <text:s/>If you posses dice of <text:tab/><text:tab/><text:tab/><text:tab/><text:tab/>sneak attack damage(or equivalent), you may give up half of your Sneak <text:tab/><text:tab/><text:tab/><text:tab/><text:tab/>Attack damage<text:span text:style-name="T703">(round up)</text:span> instead of dealing half damage.</text:p>
      <text:p text:style-name="P253"><text:span text:style-name="T175"><text:tab/><text:tab/><text:tab/><text:tab/></text:span><text:span text:style-name="T249">Overwhelming Flank</text:span></text:p>
      <text:p text:style-name="P253"><text:span text:style-name="T249"><text:tab/><text:tab/><text:tab/><text:tab/></text:span><text:span text:style-name="T175">-Adaptive Flanker</text:span></text:p>
      <text:p text:style-name="P30"><text:tab/><text:tab/><text:tab/><text:tab/>-BAB of 5</text:p>
      <text:p text:style-name="P30"><text:tab/><text:tab/><text:tab/><text:tab/>-When making an attack against a target that you and an ally threaten but <text:tab/><text:tab/><text:tab/><text:tab/><text:tab/>has done nothing against you since your last turn, you gain a +2 to attack <text:tab/><text:tab/><text:tab/><text:tab/><text:tab/>and damage rolls against that target.</text:p>
      <text:p text:style-name="P30"><text:tab/><text:tab/><text:tab/><text:tab/><text:span text:style-name="T333">Seize the Moment </text:span></text:p>
      <text:p text:style-name="P30"><text:tab/><text:tab/><text:tab/><text:tab/>-Adaptive Flanker</text:p>
      <text:p text:style-name="P30"><text:tab/><text:tab/><text:tab/><text:tab/>-BAB of 5</text:p>
      <text:p text:style-name="P30"><text:tab/><text:tab/><text:tab/><text:tab/>-Gain a +2 bonus to attack and damage rolls when making attacks of <text:tab/><text:tab/><text:tab/><text:tab/><text:tab/>opportunity.</text:p>
      <text:p text:style-name="P30"><text:tab/><text:tab/><text:tab/><text:tab/><text:tab/><text:span text:style-name="T336">Seize the </text:span><text:span text:style-name="T360">Oppertunity</text:span></text:p>
      <text:p text:style-name="P30"><text:tab/><text:tab/><text:tab/><text:tab/><text:tab/>-<text:span text:style-name="T513">Seize the Moment</text:span></text:p>
      <text:p text:style-name="P30"><text:tab/><text:tab/><text:tab/><text:tab/><text:tab/>-<text:span text:style-name="T703">BAB of 7</text:span></text:p>
      <text:p text:style-name="P30"><text:tab/><text:tab/><text:tab/><text:tab/><text:tab/>-<text:span text:style-name="T513">Your first attack against an opponent that is aware of you in an <text:tab/><text:tab/><text:tab/><text:tab/><text:tab/><text:tab/>encounter is treated as a flat-footed attack. <text:s/>This attack is made <text:tab/><text:tab/><text:tab/><text:tab/><text:tab/><text:tab/>with a +2 bonus to the attack and damage roll. <text:s/>If your initiative <text:tab/><text:tab/><text:tab/><text:tab/><text:tab/><text:tab/>modifier is higher than theirs, this bonus increases by 2. <text:s/>If your <text:tab/><text:tab/><text:tab/><text:tab/><text:tab/><text:tab/>initiative roll was higher than theirs, this bonus increases by 2. <text:s/><text:tab/><text:tab/><text:tab/><text:tab/><text:tab/><text:tab/>These bonuses stack.</text:span></text:p>
      <text:p text:style-name="P30"><text:tab/><text:tab/><text:tab/><text:tab/><text:tab/><text:tab/><text:span text:style-name="T398">Master Opportunist</text:span></text:p>
      <text:p text:style-name="P30"><text:tab/><text:tab/><text:tab/><text:tab/><text:tab/><text:tab/>-<text:span text:style-name="T703">Seize the Opportunity</text:span></text:p>
      <text:p text:style-name="P30"><text:tab/><text:tab/><text:tab/><text:tab/><text:tab/><text:tab/>-<text:span text:style-name="T703">BAB of 10</text:span></text:p>
      <text:p text:style-name="P30"><text:tab/><text:tab/><text:tab/><text:tab/><text:tab/><text:tab/>-<text:span text:style-name="T703">You may make 2 additional attacks of opportunity per <text:tab/><text:tab/><text:tab/><text:tab/><text:tab/><text:tab/><text:tab/>round. <text:s/></text:span><text:span text:style-name="T704">Feats and abilities your opponents possess that <text:tab/><text:tab/><text:tab/><text:tab/><text:tab/><text:tab/><text:tab/>prevent you from making attacks of opportunity against <text:tab/><text:tab/><text:tab/><text:tab/><text:tab/><text:tab/><text:tab/>them have no effect unless they possess more than 4 BAB <text:tab/><text:tab/><text:tab/><text:tab/><text:tab/><text:tab/><text:tab/>than you.</text:span></text:p>
      <text:h text:style-name="Heading_20_2" text:outline-level="2">Daring Hero</text:h>
      <text:p text:style-name="P30">-Grace class ability</text:p>
      <text:p text:style-name="P30">-Your total bonus from your Grace class ability is increased by 1.</text:p>
      <text:p text:style-name="P30"><text:tab/><text:span text:style-name="T333">Graceful Strike </text:span></text:p>
      <text:p text:style-name="P30"><text:tab/>-Daring Hero</text:p>
      <text:p text:style-name="P30"><text:tab/>Weapon Focus(any Swashbuckler weapon)</text:p>
      <text:p text:style-name="P30"><text:tab/>-Half of your Grace bonus(round up) also applies to your attack rolls with any light weapon you <text:tab/>are proficient with as a swashbuckler.</text:p>
      <text:p text:style-name="P30"><text:tab/><text:tab/><text:span text:style-name="T333">Graceful Assault</text:span></text:p>
      <text:p text:style-name="P30"><text:tab/><text:tab/>-Graceful Strike</text:p>
      <text:p text:style-name="P30"><text:tab/><text:tab/>-Weapon Specialization(any Swashbuckler weapon)</text:p>
      <text:p text:style-name="P30"><text:soft-page-break/><text:tab/><text:tab/>-Half of your Grace bonus(round up) also applies to damage rolls with any light weapon <text:tab/><text:tab/>you are proficient with as a Swashbuckler.</text:p>
      <text:p text:style-name="P30"><text:tab/><text:span text:style-name="T333">Graceful Deflection</text:span></text:p>
      <text:p text:style-name="P30"><text:tab/>-Daring Hero</text:p>
      <text:p text:style-name="P30"><text:tab/>-Weapon Expertise(any Swashbuckler weapon)</text:p>
      <text:p text:style-name="P30"><text:tab/>-Gain a /- DR rating equal to half the AC(round down) you gain from your Grace ability.</text:p>
      <text:p text:style-name="P30"><text:tab/><text:span text:style-name="T333">Elaborate Parry</text:span></text:p>
      <text:p text:style-name="P30"><text:tab/>-Daring Hero</text:p>
      <text:p text:style-name="P30"><text:tab/>-Duelist Tactics(Narrow Profile) class ability</text:p>
      <text:p text:style-name="P30"><text:tab/>-Increase the AC and DR bonus you gain from Narrow Profile by 1. <text:s/>If you possess the <text:tab/>Improved Duelist Tactics and Greater Duelist Tactics class abilities, increase the AC and <text:tab/>DR bonuses by an additional 1 for each.</text:p>
      <text:p text:style-name="P30"><text:tab/><text:tab/><text:span text:style-name="T333">Deflecting Parry</text:span></text:p>
      <text:p text:style-name="P30"><text:tab/><text:tab/>-Elaborate Parry</text:p>
      <text:p text:style-name="P30"><text:tab/><text:tab/>-Graceful Deflection</text:p>
      <text:p text:style-name="P30"><text:tab/><text:tab/>-When using Narrow Profile <text:span text:style-name="T514">your opponents suffer a -4 penalty on their confirmation <text:tab/><text:tab/><text:tab/>rolls to critically hit you. <text:s/>If</text:span> your opponent critically hits you, you reduce their critical <text:tab/><text:tab/><text:tab/>multiplier by 1. <text:s/>If this ability would reduce their multiplier to a 1, they instead receive a <text:tab/><text:tab/>50% bonus to their damage roll instead of doubling it.</text:p>
      <text:p text:style-name="P30"><text:tab/><text:span text:style-name="T333">Daring Flourish</text:span></text:p>
      <text:p text:style-name="P30"><text:span text:style-name="T333"><text:tab/></text:span><text:span text:style-name="T436">-Daring Hero</text:span></text:p>
      <text:p text:style-name="P30"><text:tab/>-Duelist Tactics(Panache Strike) class ability</text:p>
      <text:p text:style-name="P30"><text:tab/>-Increase the bonus to attack and damage rolls you gain from Panache Strike by 1. <text:s/>If you <text:tab/>possess the Improved Duelist Tactics and Greater Duelist Tactics class abilities, increase the <text:tab/>attack and damage bonuses by an additional 1 for each.</text:p>
      <text:p text:style-name="P30"><text:tab/><text:tab/><text:span text:style-name="T333">Daring Critical </text:span></text:p>
      <text:p text:style-name="P30"><text:tab/><text:tab/>-Daring Flourish</text:p>
      <text:p text:style-name="P30"><text:tab/><text:tab/>-<text:span text:style-name="T515">Improved Critical(any light melee weapon)</text:span></text:p>
      <text:p text:style-name="P30"><text:tab/><text:tab/>-Your <text:span text:style-name="T515">critical hit threshold and critical damage multiplier are increased by 1 for all light <text:tab/><text:tab/><text:tab/>melee weapons you are proficient with. <text:s/>Your Panache Strike bonus is doubled when <text:tab/><text:tab/><text:tab/>rolling to confirm a critical hit.</text:span></text:p>
      <text:p text:style-name="P30"><text:tab/><text:span text:style-name="T333">Distracting Saboteur </text:span></text:p>
      <text:p text:style-name="P30"><text:tab/>-Daring Hero</text:p>
      <text:p text:style-name="P30"><text:tab/>-Duelist Tactics(Distracting Opportunist) class ability</text:p>
      <text:p text:style-name="P30"><text:tab/>-When using your Distracting Opportunist ability, you increase the penalties by 1 on a hit and <text:tab/><text:tab/>by 2 on a miss. <text:s/>If you possess the Improved Duelist Tactics and Greater Duelist Tactics class <text:tab/>abilities, increase the <text:s/>bonuses by an additional 1 on a hit and a 2 on a miss for each.</text:p>
      <text:p text:style-name="P30"><text:tab/><text:tab/><text:span text:style-name="T333">Leading Opportunist</text:span></text:p>
      <text:p text:style-name="P30"><text:tab/><text:tab/>-Distracting Saboteur</text:p>
      <text:p text:style-name="P30"><text:tab/><text:tab/>-<text:span text:style-name="T515">Mobility</text:span></text:p>
      <text:p text:style-name="P30"><text:tab/><text:tab/>-When you strike an opponent with Distracting Opportunist, you may choose to force <text:tab/><text:tab/><text:tab/>them into an unoccupied square adjacent to them. <text:s/>If you do so, you may also shift 5 feet <text:tab/><text:tab/>as well so long as you still threaten them in your new square.</text:p>
      <text:p text:style-name="P30"><text:tab/><text:span text:style-name="T333">Defensive Panache</text:span></text:p>
      <text:p text:style-name="P30"><text:tab/>-Daring Hero</text:p>
      <text:p text:style-name="P30"><text:tab/>-Hampering Flourish class ability</text:p>
      <text:p text:style-name="P30"><text:tab/>-The threshold of your Hampering Flourish to render an opponent prone is reduced by your Cha <text:tab/>modifier. <text:s/>And in addition, when you shift your opponent with Hampering Flourish, you need <text:tab/>not shift them to a space you threaten.</text:p>
      <text:p text:style-name="P30"><text:soft-page-break/><text:tab/><text:span text:style-name="T333">Deadly Flanker</text:span></text:p>
      <text:p text:style-name="P30"><text:span text:style-name="T333"><text:tab/></text:span><text:span text:style-name="T436">-Daring Hero</text:span></text:p>
      <text:p text:style-name="P30"><text:tab/>-Improved Flanker class ability</text:p>
      <text:p text:style-name="P30"><text:tab/>-Deadly Defense</text:p>
      <text:p text:style-name="P30"><text:tab/>-When flanking an opponent, gain a +2 bonus to damage rolls against them.</text:p>
      <text:p text:style-name="P30"><text:tab/><text:span text:style-name="T333">Slippery Grace</text:span></text:p>
      <text:p text:style-name="P30"><text:tab/>-Daring Hero</text:p>
      <text:p text:style-name="P30"><text:tab/>-Slippery Mind class ability</text:p>
      <text:p text:style-name="P30"><text:tab/>-Your Grace bonus also applies to saves vs enchantment spells and effects.</text:p>
      <text:p text:style-name="P30"><text:tab/><text:span text:style-name="T333">Deadly Critical </text:span></text:p>
      <text:p text:style-name="P30"><text:tab/>-Daring Hero</text:p>
      <text:p text:style-name="P30"><text:tab/>-Wounding Critical </text:p>
      <text:p text:style-name="P30"><text:tab/>-Your Wounding Critical also causes your target to bleed for an amount equal to half of<text:tab/>your <text:tab/>ability score modifier that affects your damage(round up) for 10 rounds. <text:s/>This damage bypasses <text:tab/>DR.</text:p>
      <text:p text:style-name="P30"><text:tab/><text:span text:style-name="T333">Master Duelist</text:span></text:p>
      <text:p text:style-name="P30"><text:tab/>-Daring Hero</text:p>
      <text:p text:style-name="P30"><text:tab/>-Single-Minded Duelist class ability</text:p>
      <text:p text:style-name="P30"><text:tab/>-You can apply your Duelist Tactics bonuses to two opponents at once. <text:s/>If your two duelist <text:tab/>targets attempt to flank you, you are not considered flanked unless one of them possesses more <text:tab/>than 4 BAB than you.</text:p>
      <text:h text:style-name="Heading_20_2" text:outline-level="2">Defender of the Faith</text:h>
      <text:p text:style-name="P2">-Warpriest's Training class ability</text:p>
      <text:p text:style-name="P2">-<text:span text:style-name="T634">When facing an </text:span>opponent with a subtype in direct opposition to your deity's alignment, <text:span text:style-name="T634">your bonuses from your Warpriest Training ability increase by 2. <text:s/>In addition, when making a save vs any spell or effect from such opponents, you gain a bonus to that save equal to half of the AC bonus granted by Warpriest Training</text:span><text:span text:style-name="T644">(round up).</text:span></text:p>
      <text:p text:style-name="P2"><text:tab/><text:span text:style-name="T333">Allies of the Faith</text:span></text:p>
      <text:p text:style-name="P2"><text:tab/>-Defender of the Faith</text:p>
      <text:p text:style-name="P2"><text:tab/>-Any ally in an adjacent space next to you gains <text:span text:style-name="T634">a +1 bonus to attack and damage rolls as well <text:tab/>as a +1 bonus to AC from armor </text:span>so long as they have at least one matching alignment with your <text:tab/>deity. <text:s/><text:span text:style-name="T634">This bonus doubles if the opponent has a subtype in direct opposition to your deity.</text:span></text:p>
      <text:p text:style-name="P2"><text:tab/><text:tab/><text:span text:style-name="T333">Faith's Shield</text:span></text:p>
      <text:p text:style-name="P2"><text:tab/><text:tab/>-Allies of the Faith</text:p>
      <text:p text:style-name="P2"><text:tab/><text:tab/>-When an ally under the effect of Allies of the Faith fails a save, you may make a save in <text:tab/><text:tab/>their place with a +4 bonus. <text:s/>This feat can be used once per day</text:p>
      <text:p text:style-name="P2"><text:tab/><text:tab/><text:tab/><text:span text:style-name="T333">Warpriest's Vigil</text:span></text:p>
      <text:p text:style-name="P2"><text:tab/><text:tab/><text:tab/>-Faith's Shield</text:p>
      <text:p text:style-name="P2"><text:tab/><text:tab/><text:tab/>-Warpriest's Renewal class ability</text:p>
      <text:p text:style-name="P2"><text:tab/><text:tab/><text:tab/>-Your Faith's Shield feat can be used once per encounter.</text:p>
      <text:p text:style-name="P2"><text:tab/><text:span text:style-name="T333">Warpriest's Cover</text:span></text:p>
      <text:p text:style-name="P2"><text:tab/>-Defender of the Faith</text:p>
      <text:p text:style-name="P2"><text:tab/>-Combat Reflexes</text:p>
      <text:p text:style-name="P2"><text:tab/>-Once per turn, when one of your allies adjacent to you is the target of a melee or ranged attack, <text:tab/>you may sacrifice one of your attacks of opportunity to shift yourself 5 ft into that ally's space <text:tab/>and become the target of the attack roll, shifting the ally into your previous space.</text:p>
      <text:p text:style-name="P2"><text:tab/><text:span text:style-name="T333">Crusader's Blessing</text:span></text:p>
      <text:p text:style-name="P2"><text:soft-page-break/><text:tab/>-Defender of the Faith</text:p>
      <text:p text:style-name="P2"><text:tab/>-Warpriest's Blessing class ability</text:p>
      <text:p text:style-name="P2"><text:tab/>-BAB of 5</text:p>
      <text:p text:style-name="P2"><text:tab/>-Your Warpriest's Blessing provides an additional +1 to AC and attack rolls as well as a +1 to all <text:tab/>damage rolls. <text:s/>These additional bonuses do not stack with other Clerics but do stack with <text:tab/>similar effects, such as a <text:span text:style-name="T166">Bless</text:span> spell.</text:p>
      <text:p text:style-name="P2"><text:tab/><text:tab/><text:span text:style-name="T333">Crusader's Boon</text:span></text:p>
      <text:p text:style-name="P2"><text:tab/><text:tab/>-Crusader's Blessing</text:p>
      <text:p text:style-name="P2"><text:tab/><text:tab/>-Warpriest's Favor class ability</text:p>
      <text:p text:style-name="P2"><text:tab/><text:tab/>-Expend a turning attempt to extend your Warpriest's Blessing to all allies within 10 ft of <text:tab/><text:tab/>your space for a number of rounds equal to your Cha modifier.</text:p>
      <text:p text:style-name="P2"><text:tab/><text:span text:style-name="T333">Warpriest's Mercy</text:span></text:p>
      <text:p text:style-name="P2"><text:tab/>-Defender of the Faith</text:p>
      <text:p text:style-name="P2"><text:tab/>-Warpriest's Reprieve class ability</text:p>
      <text:p text:style-name="P2"><text:tab/>-<text:span text:style-name="T279">Once per encounter, when you use Warpriest's Reprieve, you forgo the healing roll and <text:tab/>simply <text:tab/>deal maximum healing. <text:s/>You gain 1 free use of Warpriest's Reprieve per day.</text:span></text:p>
      <text:p text:style-name="P2"><text:tab/><text:span text:style-name="T333">Warpriest's Stoicism</text:span></text:p>
      <text:p text:style-name="P2"><text:tab/>-Defender of the Faith</text:p>
      <text:p text:style-name="P2"><text:tab/>-Warpriest's Endurance class ability</text:p>
      <text:p text:style-name="P2"><text:tab/><text:span text:style-name="T279">-Caster level 5th(Cleric)</text:span></text:p>
      <text:p text:style-name="P117"><text:tab/>-Your Warpriest's Endurance resistance bonus increases by 2 and it's /- DR bonus increases by 1.</text:p>
      <text:p text:style-name="P2"><text:span text:style-name="T279"><text:tab/><text:tab/></text:span><text:span text:style-name="T280">Crusader's Reinforcement</text:span></text:p>
      <text:p text:style-name="P117"><text:tab/><text:tab/>-Warpriest's Stoicism</text:p>
      <text:p text:style-name="P117"><text:tab/><text:tab/>-Warpriest's Reinforcement class ability</text:p>
      <text:p text:style-name="P117"><text:tab/><text:tab/>-When using Warpriest's Reinforcement on yourself or an ally, you can choose to grant <text:tab/><text:tab/><text:tab/>an energy resistance of 10 to a single energy type of your choice, or increase any <text:tab/><text:tab/><text:tab/>existing energy resistance of a certain type by 5 instead of the normal bonus.</text:p>
      <text:p text:style-name="P2"><text:span text:style-name="T279"><text:tab/></text:span><text:span text:style-name="T280">Warpriest's Vengeance</text:span></text:p>
      <text:p text:style-name="P117"><text:tab/>-Defender of the Faith</text:p>
      <text:p text:style-name="P117"><text:tab/>-Warpriest's Reprisal class ability</text:p>
      <text:p text:style-name="P117"><text:tab/>-BAB of 5</text:p>
      <text:p text:style-name="P117"><text:tab/>-Once per encounter, when you use Warpriest's Reprisal, you forgo the damage roll and simply <text:tab/>deal maximum damage. <text:s/>You gain 1 free use of Warpriest's Reprisal per day.</text:p>
      <text:p text:style-name="P117"><text:tab/><text:span text:style-name="T370">Warpriest’s Reserves</text:span></text:p>
      <text:p text:style-name="P117"><text:tab/>-<text:span text:style-name="T644">Defender of the Faith</text:span></text:p>
      <text:p text:style-name="P117"><text:tab/>-<text:span text:style-name="T644">Compiled Training(Cleric)</text:span></text:p>
      <text:p text:style-name="P117"><text:tab/>-<text:span text:style-name="T644">When using Warpriest’s Reprieve or Warpriest’s Reprisal with 0 level spells, you increase the <text:tab/>damage or healing to 1d4+1.</text:span></text:p>
      <text:p text:style-name="P117"><text:tab/><text:tab/><text:span text:style-name="T370">Warpriest’s Will</text:span></text:p>
      <text:p text:style-name="P117"><text:tab/><text:tab/>-<text:span text:style-name="T644">Warpriest’s Reserves</text:span></text:p>
      <text:p text:style-name="P117"><text:tab/><text:tab/>-<text:span text:style-name="T644">Once per encounter, per ability, when using Warpriest’s Reprieve or Warpriest’s <text:tab/><text:tab/><text:tab/><text:tab/>Reprisal, you may affect all allies or enemies within a 5 ft burst centered or your target.</text:span></text:p>
      <text:p text:style-name="P117"><text:tab/><text:tab/><text:span text:style-name="T370">Crusader’s Focus</text:span></text:p>
      <text:p text:style-name="P117"><text:tab/><text:tab/>-<text:span text:style-name="T644">Warpriest’s Reserves</text:span></text:p>
      <text:p text:style-name="P121"><text:tab/><text:tab/>-<text:span text:style-name="T644">When using Warpriest’s Reprieve or Warpriest’s Reprisal with 1</text:span><text:span text:style-name="T13">st</text:span><text:span text:style-name="T644"> level or higher spells, <text:tab/><text:tab/>increase the damage or healing by an amount equal to the spell level used. <text:s/>This bonus <text:tab/><text:tab/><text:tab/>overrides the normal limits on the damage and healing from </text:span><text:span text:style-name="T167">cure</text:span><text:span text:style-name="T644"> and </text:span><text:span text:style-name="T167">inflict</text:span><text:span text:style-name="T644"> spells based <text:tab/><text:tab/>on caster level.</text:span></text:p>
      <text:p text:style-name="P2"><text:tab/><text:span text:style-name="T333">Warpriest's Inspiration</text:span></text:p>
      <text:p text:style-name="P2"><text:soft-page-break/><text:tab/>-Defender of the Faith</text:p>
      <text:p text:style-name="P2"><text:tab/>-Warpriest's Renewal class ability</text:p>
      <text:p text:style-name="P2"><text:tab/>-When using Warpriest's Renewal, you also heal any allies in spaces adjacent to you for <text:tab/>half the <text:tab/>amount you heal yourself<text:span text:style-name="T658">(round down).</text:span></text:p>
      <text:p text:style-name="P2"><text:tab/><text:tab/><text:span text:style-name="T377">Warpriest’s Surge</text:span></text:p>
      <text:p text:style-name="P2"><text:tab/><text:tab/>-<text:span text:style-name="T658">Warpriest’s Inspiration</text:span></text:p>
      <text:p text:style-name="P2"><text:tab/><text:tab/>-<text:span text:style-name="T658">Once per day, when using Warpriest’s Renewal, you increase the healing done by an <text:tab/><text:tab/><text:tab/>additional die plus your Wis modifier.</text:span></text:p>
      <text:p text:style-name="P2"><text:tab/><text:tab/><text:span text:style-name="T377">Crusader’s Sacrifice</text:span></text:p>
      <text:p text:style-name="P2"><text:tab/><text:tab/><text:span text:style-name="T658">Warpriest’s Inspiration</text:span></text:p>
      <text:p text:style-name="P2"><text:tab/><text:tab/>-<text:span text:style-name="T658">Once per encounter, when using Warpriest’s Renewal, you may choose to heal an <text:tab/><text:tab/><text:tab/>adjacent ally instead.</text:span></text:p>
      <text:p text:style-name="P2"><text:tab/><text:span text:style-name="T333">-Crusader of the Faith</text:span></text:p>
      <text:p text:style-name="P2"><text:tab/>-Defender of the Faith</text:p>
      <text:p text:style-name="P2"><text:tab/>-Divine Blessing</text:p>
      <text:p text:style-name="P2"><text:tab/>-Gain 2 hit points plus a single additional hit point for each feat you have taken in the Defender <text:tab/>of the Faith and Divine Blessing trees.</text:p>
      <text:p text:style-name="P2"><text:tab/><text:tab/><text:span text:style-name="T333">Crusader's Resolve</text:span></text:p>
      <text:p text:style-name="P2"><text:tab/><text:tab/>-Crusaders of the Faith</text:p>
      <text:p text:style-name="P2"><text:tab/><text:tab/>-Gain a DR of 1/- for every 5 hit points gained from Crusaders of the Faith. <text:s/>Up to a <text:tab/><text:tab/><text:tab/>limit of your Wis modifier.</text:p>
      <text:p text:style-name="P2"><text:tab/><text:tab/><text:span text:style-name="T333">Warpriest's Burden </text:span></text:p>
      <text:p text:style-name="P2"><text:tab/><text:tab/>-Crusader's of the Faith</text:p>
      <text:p text:style-name="P2"><text:tab/><text:tab/>-Warpriest's Reinforcement class ability</text:p>
      <text:p text:style-name="P2"><text:tab/><text:tab/>-When an ally affected by your Warpriest's Reinforcement or Allies of the Faith abilities <text:tab/><text:tab/>take damage past their DR, you may choose to shift an amount of that damage to <text:tab/><text:tab/><text:tab/>yourself, up to a limit of your (Cleric caster level + your Cha modifier). <text:s/>This damage <text:tab/><text:tab/><text:tab/>overrides any DR you possess.</text:p>
      <text:p text:style-name="P2"><text:tab/><text:span text:style-name="T344">Swift Crusader</text:span></text:p>
      <text:p text:style-name="P2"><text:tab/>-<text:span text:style-name="T556">Defender of the Faith</text:span></text:p>
      <text:p text:style-name="P2"><text:tab/>-<text:span text:style-name="T556">Warpriest’s Fury class ability</text:span></text:p>
      <text:p text:style-name="P2"><text:tab/>-<text:span text:style-name="T556">When you use Warpriest’s Fury your bonus to movement speed increases to 20 ft. <text:s/>When you <text:tab/>charge an opponent when Warpriest’s Fury is active, you may make 2 attacks with your charge, <text:tab/>and if your target has a subtype that is in direct opposition to your deity's alignment your <text:tab/>normal charge bonuses are doubled.</text:span></text:p>
      <text:p text:style-name="P2"><text:tab/><text:span text:style-name="T344">Crusader’s Fury</text:span></text:p>
      <text:p text:style-name="P2"><text:tab/>-<text:span text:style-name="T556">Defender of the Faith</text:span></text:p>
      <text:p text:style-name="P2"><text:tab/>-<text:span text:style-name="T556">Warpriest’s Fury class ability</text:span></text:p>
      <text:p text:style-name="P2"><text:tab/>-<text:span text:style-name="T556">When making a standard attack against an opponent that has a subtype that is in direct <text:tab/>opposition to your deity’s alignment while your Warpriest’s Fury is active, your total bonus to <text:tab/>attack and damage is increased by 1 and when you roll for attack and damage, you may roll <text:tab/>twice and take the better result.</text:span></text:p>
      <text:p text:style-name="P2"><text:tab/><text:tab/><text:span text:style-name="T344">Crusader’s Judgment</text:span></text:p>
      <text:p text:style-name="P2"><text:tab/><text:tab/>-<text:span text:style-name="T556">Crusader’s Fury</text:span></text:p>
      <text:p text:style-name="P2"><text:tab/><text:tab/>-<text:span text:style-name="T556">BAB of 6</text:span></text:p>
      <text:p text:style-name="P2"><text:tab/><text:tab/>-<text:span text:style-name="T556">When attacking an opponent that has a subtype in direct opposition to your deity’s <text:tab/><text:tab/><text:tab/>alignment, your critical threat range increases by 1 and you gain a +2 to confirmation <text:tab/><text:tab/><text:tab/>rolls against such opponents. <text:s/>You also override any immunities to critical hits targets of </text:span><text:soft-page-break/><text:span text:style-name="T556"><text:tab/><text:tab/>this feat may possess. <text:s/>When your Warpriest’s Fury is active, your critical hit threshold <text:tab/><text:tab/><text:tab/>bonus and confirmation roll bonus increase by 1 and 2 respectively. </text:span></text:p>
      <text:p text:style-name="P2"><text:tab/><text:span text:style-name="T333">Warpriest's Wrath</text:span></text:p>
      <text:p text:style-name="P2"><text:tab/>-Defender of the Faith</text:p>
      <text:p text:style-name="P2"><text:tab/>-Warpriest's Fury class ability</text:p>
      <text:p text:style-name="P2"><text:tab/>-Once per day, when facing an opponent with a subtype in direct opposition to your deity, <text:tab/>you may expend a turning attempt as a full-round action to enter a special Rage. <text:s/>This Rage <text:tab/>lasts for 5 rounds and is similar to a standard Rage, but has several differences as listed <text:tab/>below:</text:p>
      <text:p text:style-name="P2"><text:tab/><text:tab/>-Your bonus to Str and Con is equal to your Cha modifier.</text:p>
      <text:p text:style-name="P2"><text:tab/><text:tab/>-You gain a +2 to all of your saves but only against spells and effects from opponents <text:tab/><text:tab/><text:tab/>that can trigger your Rage. <text:s/>You do not gain any bonuses to saves from any other <text:tab/><text:tab/><text:tab/>opponent.</text:p>
      <text:p text:style-name="P2"><text:tab/><text:tab/>-You do not suffer the normal -2 penalty to AC from opponents that can trigger your <text:tab/><text:tab/><text:tab/>Rage. <text:s/>You do suffer a -2 penalty to AC against all other opponents.</text:p>
      <text:p text:style-name="P2"><text:tab/><text:tab/>-You gain the empowered versions of Warpriest's Reinforcement and Warpriest's Fury at <text:tab/><text:tab/>no cost for the duration of your Rage.</text:p>
      <text:p text:style-name="P2"><text:tab/><text:tab/>-Your bonus speed from your Warpriest's Zeal increases to 20ft.</text:p>
      <text:p text:style-name="P2"><text:tab/><text:tab/>-Your actions in combat are limited to pursuing and attacking any opponents that can <text:tab/><text:tab/><text:tab/>trigger your Rage. <text:s/>When no such opponents remain, your Rage ends.</text:p>
      <text:p text:style-name="P2"><text:tab/><text:tab/><text:span text:style-name="T333">Warpriest's Victory</text:span></text:p>
      <text:p text:style-name="P2"><text:tab/><text:tab/>-Warpriest's Wrath</text:p>
      <text:p text:style-name="P2"><text:tab/><text:tab/>-When in your Rage, if an opponent you have successfully struck in combat drops, you <text:tab/><text:tab/><text:tab/>add 1 round to the duration of your Rage.</text:p>
      <text:p text:style-name="P2"><text:tab/><text:span text:style-name="T333">Warpriest's Reach</text:span></text:p>
      <text:p text:style-name="P2"><text:tab/>-Defender of the Faith</text:p>
      <text:p text:style-name="P2"><text:tab/>-Warpriest's Favor class ability</text:p>
      <text:p text:style-name="P2"><text:tab/>Your Warpriest's Reinforcement and Warpriest's Fury abilities can now target any ally within 30 <text:tab/>ft of your space. <text:s/>Your Warpriest's Reprieve and Warpriest's Reprisal can be used on any ally <text:tab/>within 10 ft of your space.</text:p>
      <text:p text:style-name="P2"><text:tab/><text:tab/><text:span text:style-name="T333">Crusader's Presence </text:span></text:p>
      <text:p text:style-name="P2"><text:tab/><text:tab/>-Warpriest's Reach</text:p>
      <text:p text:style-name="P2"><text:tab/><text:tab/>-When using Warpriest's Reinforcement and Warpriest's Fury, you may choose to effect <text:tab/><text:tab/><text:tab/>every ally within a 10 ft burst of your space at once. <text:s/>This feat can be used once per <text:tab/><text:tab/><text:tab/>ability, per encounter.</text:p>
      <text:p text:style-name="P2"><text:tab/><text:span text:style-name="T333">Ascended Crusader </text:span></text:p>
      <text:p text:style-name="P2"><text:tab/>-Defender of the Faith</text:p>
      <text:p text:style-name="P2"><text:tab/>-Warpriest's Ascension class ability</text:p>
      <text:p text:style-name="P2"><text:tab/>-When casting any divine spell that deals damage or healing, you increase that amount by your <text:tab/><text:tab/>Wis modifier. <text:s/><text:span text:style-name="T644">This bonus damage or healing overrides the normal limits on damage or healing <text:tab/>from spells based on caster level.</text:span> <text:span text:style-name="T644">In addition,</text:span> your Cleric and Domain spells have their DCs <text:tab/>increased by 1. <text:s/>You may select a third Domain from your deity's list.</text:p>
      <text:h text:style-name="Heading_20_2" text:outline-level="2">Divine Blessing</text:h>
      <text:p text:style-name="P30">-Ability to turn undead</text:p>
      <text:p text:style-name="P253"><text:span text:style-name="T175">-Expend turn attempt to grant yourself and all allies within 30 ft a +1 sacred bonus on saves, checks and attack rolls for a number of turns equal to your </text:span><text:span text:style-name="T251">base</text:span><text:span text:style-name="T175"> Cha modifier. <text:s/>This feat can be taken a number of times equal to the character's </text:span><text:span text:style-name="T249">base</text:span><text:span text:style-name="T175"> Cha modifier, every time it is taken increase the bonus this feat provides by 1.</text:span></text:p>
      <text:p text:style-name="P253"><text:soft-page-break/><text:span text:style-name="T175"><text:tab/></text:span><text:span text:style-name="T249">Divine Wrath</text:span></text:p>
      <text:p text:style-name="P30"><text:tab/>-Divine Blessing</text:p>
      <text:p text:style-name="P30"><text:tab/>-Expend two turning attempts to destroy rather than turn undead that are at or below your level <text:tab/>that grants you the ability to Turn Undead.</text:p>
      <text:p text:style-name="P253"><text:span text:style-name="T175"><text:tab/><text:tab/></text:span><text:span text:style-name="T249">Divine Banishment</text:span></text:p>
      <text:p text:style-name="P30"><text:tab/><text:tab/>-Divine Wrath</text:p>
      <text:p text:style-name="P30"><text:tab/><text:tab/>-Can turn evil elemental and extraplanar subtype creatures with turn undead.</text:p>
      <text:p text:style-name="P253"><text:span text:style-name="T175"><text:tab/><text:tab/><text:tab/></text:span><text:span text:style-name="T249">Divine Punishment</text:span></text:p>
      <text:p text:style-name="P30"><text:tab/><text:tab/><text:tab/>-Divine Banishment</text:p>
      <text:p text:style-name="P30"><text:tab/><text:tab/><text:tab/>-Can turn any creature with an evil alignment. <text:s/>“Turned” creatures not covered <text:tab/><text:tab/><text:tab/><text:tab/>by this feat's predecessors do not flee but instead take a -2 sacred penalty to their <text:tab/><text:tab/><text:tab/>AC, attack and damage rolls, saves and ability checks for 10 rounds. This feat <text:tab/><text:tab/><text:tab/><text:tab/>can be taken twice, if taken a second time, turned creatures also take damage <text:tab/><text:tab/><text:tab/><text:tab/>every turn equal to your <text:span text:style-name="T333">base</text:span> Cha modifier <text:span text:style-name="T486">This damage ignores all forms of DR</text:span>.</text:p>
      <text:p text:style-name="P253"><text:span text:style-name="T175"><text:tab/></text:span><text:span text:style-name="T249">Divine Recall</text:span></text:p>
      <text:p text:style-name="P30"><text:tab/>-Divine Blessing</text:p>
      <text:p text:style-name="P30"><text:tab/>-Expend turning attempts equal to spell level to regain a spent spell of that level.</text:p>
      <text:p text:style-name="P253"><text:span text:style-name="T175"><text:tab/><text:tab/></text:span><text:span text:style-name="T249">Divine Channeling</text:span></text:p>
      <text:p text:style-name="P30"><text:tab/><text:tab/>-Divine Recall</text:p>
      <text:p text:style-name="P30"><text:tab/><text:tab/>-When you use Divine Recall, you expend one fewer turning attempt to regain a spell of <text:tab/><text:tab/>a given level(minimum 1).</text:p>
      <text:p text:style-name="P253"><text:span text:style-name="T175"><text:tab/><text:tab/></text:span><text:span text:style-name="T249">Divine Counterspell</text:span></text:p>
      <text:p text:style-name="P30"><text:tab/><text:tab/>-Divine Recall</text:p>
      <text:p text:style-name="P30"><text:tab/><text:tab/>-Expend turning attempts equal to spell level to counter target spell. <text:s/>Reduce this number <text:tab/><text:tab/>by 1(to a minimum 1) when countering an evil spell or when you ready an action to <text:tab/><text:tab/><text:tab/>counter a spell cast by an evil creature. <text:s/>These conditions can stack.</text:p>
      <text:p text:style-name="P253"><text:span text:style-name="T175"><text:tab/><text:tab/></text:span><text:span text:style-name="T249">Divine Bolster</text:span></text:p>
      <text:p text:style-name="P30"><text:tab/><text:tab/>-Divine Recall</text:p>
      <text:p text:style-name="P96"><text:tab/><text:tab/>-Expend turning attempt to give a divine spell you cast +<text:span text:style-name="T833">4</text:span> damage/healin<text:span text:style-name="T833">g. <text:s/></text:span><text:span text:style-name="T834">Half of t</text:span><text:span text:style-name="T833">his <text:tab/><text:tab/><text:tab/>bonus damage/healing can override the normal bonus limitations of your divine spells.</text:span></text:p>
      <text:p text:style-name="P253"><text:span text:style-name="T175"><text:tab/><text:tab/><text:tab/></text:span><text:span text:style-name="T249">Divine Metamagic</text:span></text:p>
      <text:p text:style-name="P30"><text:tab/><text:tab/><text:tab/>-Divine Bolster</text:p>
      <text:p text:style-name="P30"><text:tab/><text:tab/><text:tab/>-Any two metamagic feats</text:p>
      <text:p text:style-name="P30"><text:tab/><text:tab/><text:tab/>-Expend turning attempts to gain an additional use of a metamagic feat that you <text:tab/><text:tab/><text:tab/><text:tab/>know. <text:s/>Turning attempts required varies by metamagic feat. This feat only applies <text:tab/><text:tab/><text:tab/>to divine spells.</text:p>
      <text:p text:style-name="P96"><text:tab/><text:tab/><text:tab/><text:span text:style-name="T432">Divine Judgment</text:span></text:p>
      <text:p text:style-name="P96"><text:tab/><text:tab/><text:tab/>-<text:span text:style-name="T833">Divine Recall</text:span></text:p>
      <text:p text:style-name="P96"><text:tab/><text:tab/><text:tab/>-<text:span text:style-name="T833">Divine Banishment </text:span></text:p>
      <text:p text:style-name="P96"><text:tab/><text:tab/><text:tab/>-<text:span text:style-name="T833">Your inflict spells now count as radiant instead of negative energy damage. <text:s/>If <text:tab/><text:tab/><text:tab/><text:tab/>used against undead or evil subtype targets, you add your Cha modifier to the <text:tab/><text:tab/><text:tab/><text:tab/>damage dealt <text:s/>This bonus damage can override the normal bonus limitations of <text:tab/><text:tab/><text:tab/><text:tab/>your divine spells.</text:span></text:p>
      <text:p text:style-name="P253"><text:span text:style-name="T175"><text:tab/></text:span><text:span text:style-name="T249">Divine Armor</text:span></text:p>
      <text:p text:style-name="P30"><text:tab/>-Divine Blessing</text:p>
      <text:p text:style-name="P30"><text:tab/>-Expend turn attempt to grant yourself and all allies within 30 ft a +2 sacred bonus to AC and a <text:tab/>DR of 1/- for a number of rounds equal to your Cha modifier.</text:p>
      <text:p text:style-name="P253"><text:span text:style-name="T175"><text:tab/><text:tab/></text:span><text:span text:style-name="T249">Divine Reinforcement</text:span></text:p>
      <text:p text:style-name="P30"><text:tab/><text:tab/>-Divine Armor</text:p>
      <text:p text:style-name="P253"><text:soft-page-break/><text:span text:style-name="T175"><text:tab/><text:tab/>You may spend additional turning attempts when using Divine Armor to stack it's <text:tab/><text:tab/><text:tab/>benefits up to your </text:span><text:span text:style-name="T249">base </text:span><text:span text:style-name="T175"><text:s/>Cha modifier.</text:span></text:p>
      <text:p text:style-name="P253"><text:span text:style-name="T175"><text:tab/><text:tab/></text:span><text:span text:style-name="T249">Divine Resistance</text:span></text:p>
      <text:p text:style-name="P30"><text:tab/><text:tab/>-Divine Armor</text:p>
      <text:p text:style-name="P30"><text:tab/><text:tab/>-Expend turning attempt to grant yourself and all allies within 30 ft a resistance to <text:tab/><text:tab/><text:tab/>elemental damage equal to 10 + your Cha modifier. <text:s/>This bonus lasts until the end of <text:tab/><text:tab/><text:tab/>your next turn. You may apply this bonus to any elemental type or mixture of elemental <text:tab/><text:tab/><text:tab/>types. <text:s/>When using this feat you may expend additional turning attempts to extend this <text:tab/><text:tab/><text:tab/>feat's effects for 2 turns per attempt spent.</text:p>
      <text:p text:style-name="P253"><text:span text:style-name="T175"><text:tab/><text:tab/><text:tab/></text:span><text:span text:style-name="T249">Divine Ward</text:span></text:p>
      <text:p text:style-name="P30"><text:tab/><text:tab/><text:tab/>-Divine Resistance</text:p>
      <text:p text:style-name="P30"><text:tab/><text:tab/><text:tab/>-Expend turning attempt to grant one ally a +5 sacred bonus to their AC and you <text:tab/><text:tab/><text:tab/><text:tab/>take half of their damage. <text:s/>Lasts until canceled. <text:s/>Only one target may be affected <text:tab/><text:tab/><text:tab/>by this feat at a time.</text:p>
      <text:p text:style-name="P253"><text:span text:style-name="T175"><text:tab/></text:span><text:span text:style-name="T249">Divine Might</text:span></text:p>
      <text:p text:style-name="P30"><text:tab/>-Divine Blessing</text:p>
      <text:p text:style-name="P30"><text:tab/>-Expend turn attempt to grant yourself or one ally within 30 ft a bonus to damage rolls equal to <text:tab/>your Cha modifier for a number of rounds equal to your Cha modifier.</text:p>
      <text:p text:style-name="P30"><text:tab/><text:tab/><text:span text:style-name="T333">Divine Critical </text:span></text:p>
      <text:p text:style-name="P30"><text:span text:style-name="T333"><text:tab/><text:tab/></text:span><text:span text:style-name="T436">-Divine Might</text:span></text:p>
      <text:p text:style-name="P30"><text:tab/><text:tab/>-When you confirm a critical hit or are struck by a critical hit, you regain a spent turning <text:tab/><text:tab/>attempt. <text:s/>This feat cannot gain you more than 2 turning attempts in a single encounter.</text:p>
      <text:p text:style-name="P253"><text:span text:style-name="T175"><text:tab/><text:tab/></text:span><text:span text:style-name="T249">Divine Imbue</text:span></text:p>
      <text:p text:style-name="P30"><text:tab/><text:tab/>-Divine Might</text:p>
      <text:p text:style-name="P30"><text:tab/><text:tab/>-Expend turn attempt to grant your weapon and all allies weapons within 30 ft the good <text:tab/><text:tab/><text:tab/>alignment for overcoming DR. <text:s/>This effects lasts a number of rounds equal to your Cha <text:tab/><text:tab/><text:tab/>modifier.</text:p>
      <text:p text:style-name="P253"><text:span text:style-name="T175"><text:tab/><text:tab/></text:span><text:span text:style-name="T249">Divine Justice</text:span></text:p>
      <text:p text:style-name="P30"><text:tab/><text:tab/>-Divine Might</text:p>
      <text:p text:style-name="P30"><text:tab/><text:tab/>-Expend turning attempt to mark an enemy. <text:s/>When the marked enemy strikes you or a <text:tab/><text:tab/><text:tab/>single chosen ally in combat, you may choose to deal that damage(up to double your <text:tab/><text:tab/><text:tab/>own maximum damage) to your attacker the next time you or the ally strike them. <text:s/>This <text:tab/><text:tab/><text:tab/>effect only lasts for one attack and may not be used against the same target more than <text:tab/><text:tab/><text:tab/>once per day.</text:p>
      <text:p text:style-name="P30"><text:tab/><text:tab/><text:tab/><text:span text:style-name="T333">Divine Retribution</text:span></text:p>
      <text:p text:style-name="P30"><text:tab/><text:tab/><text:tab/>-Divine Justice</text:p>
      <text:p text:style-name="P30"><text:tab/><text:tab/><text:tab/>-When using Divine Justice, the return damage is dealt the instant <text:tab/>the target's <text:tab/><text:tab/><text:tab/><text:tab/>attack lands and suffers no maximum limit.</text:p>
      <text:p text:style-name="P253"><text:span text:style-name="T175"><text:tab/><text:tab/></text:span><text:span text:style-name="T249">Divine Vengeance</text:span></text:p>
      <text:p text:style-name="P30"><text:tab/><text:tab/>-Divine Might</text:p>
      <text:p text:style-name="P30"><text:tab/><text:tab/>-Expend turning attempt to deal an additional 2d6 damage to any creature you can turn <text:tab/><text:tab/><text:tab/>for a number of rounds equal to your Cha modifier.</text:p>
      <text:p text:style-name="P253"><text:span text:style-name="T175"><text:tab/><text:tab/></text:span><text:span text:style-name="T249">Divine Smite</text:span></text:p>
      <text:p text:style-name="P30"><text:tab/><text:tab/>-Divine Might</text:p>
      <text:p text:style-name="P30"><text:tab/><text:tab/>-Smite ability</text:p>
      <text:p text:style-name="P253"><text:span text:style-name="T175"><text:tab/><text:tab/>-You may expend one or more turning attempts to increase your smite damage by 1dX + <text:tab/><text:tab/>2(where X is the normal damage die of your weapon) and a +2 to the attack roll for each <text:tab/><text:tab/>turning attempt spent. <text:s/>You may not spend more turning attempts on a single smite than <text:tab/><text:tab/><text:tab/>your </text:span><text:span text:style-name="T249">base</text:span><text:span text:style-name="T175"> Cha modifier.</text:span></text:p>
      <text:p text:style-name="P253"><text:soft-page-break/><text:span text:style-name="T175"><text:tab/><text:tab/></text:span><text:span text:style-name="T251">Divine Ki</text:span></text:p>
      <text:p text:style-name="P30"><text:tab/><text:tab/>-Divine Might</text:p>
      <text:p text:style-name="P30"><text:tab/><text:tab/>-Ki Pool class ability</text:p>
      <text:p text:style-name="P30"><text:tab/><text:tab/>-Expend turning attempt to regain a use of your Ki Pool. <text:s/>You may use this feat a <text:tab/><text:tab/><text:tab/>number of times per encounter equal to 1 + your Monk/Kensai levels.</text:p>
      <text:p text:style-name="P253"><text:span text:style-name="T175"><text:tab/></text:span><text:span text:style-name="T249">Divine Vigor</text:span></text:p>
      <text:p text:style-name="P30"><text:tab/>-Divine Blessing</text:p>
      <text:p text:style-name="P30"><text:tab/>-Expend turning attempt to increase your and all allies within 30 ft +10 movement speed, as <text:tab/>well as granting temporary hit points equal to 10 + your Cha modifier. <text:s/>This effect lasts for a <text:tab/>number of rounds equal to your Cha modifier.</text:p>
      <text:p text:style-name="P253"><text:span text:style-name="T175"><text:tab/><text:tab/></text:span><text:span text:style-name="T249">Divine Cleansing</text:span></text:p>
      <text:p text:style-name="P30"><text:tab/><text:tab/>-Divine Vigor</text:p>
      <text:p text:style-name="P30"><text:tab/><text:tab/>-Expend turn attempt to grant yourself and all allies within 30 ft a saving throw against <text:tab/><text:tab/><text:tab/>any and all appropriate harmful effects that they suffer. <text:s/>This feat may only grant a save <text:tab/><text:tab/><text:tab/>to any single effect once per day.</text:p>
      <text:p text:style-name="P253"><text:span text:style-name="T175"><text:tab/><text:tab/></text:span><text:span text:style-name="T249">Divine Renewal</text:span></text:p>
      <text:p text:style-name="P30"><text:tab/><text:tab/>-Divine Vigor</text:p>
      <text:p text:style-name="P30"><text:tab/><text:tab/>-Expend turning attempt to negate a single negative level, or to restore points of lost <text:tab/><text:tab/><text:tab/>ability score in yourself or a single ally within 30 ft equal to your Cha modifier.</text:p>
      <text:p text:style-name="P253"><text:span text:style-name="T175"><text:tab/><text:tab/></text:span><text:span text:style-name="T249"><text:tab/>Divine Buffer</text:span></text:p>
      <text:p text:style-name="P30"><text:tab/><text:tab/><text:tab/>-Divine Renewal</text:p>
      <text:p text:style-name="P30"><text:tab/><text:tab/><text:tab/>-Expend 2 turning attempts to grant yourself or a single ally within 30 ft a buffer <text:tab/><text:tab/><text:tab/><text:tab/>against a number of negative levels they would receive equal to your Cha <text:tab/><text:tab/><text:tab/><text:tab/>modifier. <text:s/>This feat can also protect against an amount of ability damage equal to <text:tab/><text:tab/><text:tab/>your Cha modifier x 5 <text:s/>Lasts for a single encounter.</text:p>
      <text:p text:style-name="P253"><text:span text:style-name="T175"><text:tab/><text:tab/></text:span><text:span text:style-name="T249">Divine Preservation</text:span></text:p>
      <text:p text:style-name="P30"><text:tab/><text:tab/>-Divine Vigor</text:p>
      <text:p text:style-name="P30"><text:tab/><text:tab/>-Expend turning attempt to heal a number of hit points equal to 15 + Cha <text:tab/>modifier <text:tab/><text:tab/><text:tab/>distributed among yourself and all allies within 30 ft.</text:p>
      <text:p text:style-name="P253"><text:span text:style-name="T175"><text:tab/><text:tab/><text:tab/></text:span><text:span text:style-name="T249">Divine Regeneration</text:span></text:p>
      <text:p text:style-name="P30"><text:tab/><text:tab/><text:tab/>-Divine Preservation</text:p>
      <text:p text:style-name="P30"><text:tab/><text:tab/><text:tab/>-Expend turning attempt to grant yourself or an ally within 30 ft fast healing 5 for <text:tab/><text:tab/><text:tab/>a number of rounds equal to your Cha modifier.</text:p>
      <text:p text:style-name="P253"><text:span text:style-name="T175"><text:tab/><text:tab/><text:tab/></text:span><text:span text:style-name="T249">Divine Sacrifice</text:span></text:p>
      <text:p text:style-name="P30"><text:tab/><text:tab/><text:tab/>-Divine Preservation</text:p>
      <text:p text:style-name="P30"><text:tab/><text:tab/><text:tab/>-When you use Divine Preservation, you may boost the healing distributed to 25 <text:tab/><text:tab/><text:tab/><text:tab/>+ Cha modifier if you choose not to heal yourself.</text:p>
      <text:p text:style-name="P253"><text:span text:style-name="T175"><text:tab/></text:span><text:span text:style-name="T249">Divine Fortune</text:span></text:p>
      <text:p text:style-name="P30"><text:tab/>-Divine Blessing</text:p>
      <text:p text:style-name="P30"><text:tab/>-Expend turning attempt to grant an ally within 30 ft a +5 sacred bonus to one saving throw. <text:s/><text:tab/>This feat can be used as an immediate action.</text:p>
      <text:p text:style-name="P253"><text:span text:style-name="T175"><text:tab/><text:tab/></text:span><text:span text:style-name="T249">Divine Shield</text:span></text:p>
      <text:p text:style-name="P30"><text:tab/><text:tab/>-Divine Fortune</text:p>
      <text:p text:style-name="P30"><text:tab/><text:tab/>-Expend turning attempt to grant yourself or one ally within 30 ft an SR rating of 10 + <text:tab/><text:tab/><text:tab/>Cha modifier for a number of rounds equal to you Cha modifier.</text:p>
      <text:p text:style-name="P253"><text:span text:style-name="T175"><text:tab/></text:span><text:span text:style-name="T249">Divine Radiance</text:span></text:p>
      <text:p text:style-name="P30"><text:tab/>-Divine Blessing</text:p>
      <text:p text:style-name="P30"><text:tab/>-Expend turning attempt to bathe yourself in a 60 ft radius of bright light, with another 60 ft <text:tab/>of shadowy illumination. <text:s/>Any non-evil creatures within the initial 60 ft gain a +2 bonus on <text:soft-page-break/><text:tab/>saves against fear, poison, disease and death. <text:s/>Evil creatures gain a -2 penalty to saves against <text:tab/>fear. <text:s/>Lasts 10 minutes.</text:p>
      <text:p text:style-name="P253"><text:span text:style-name="T175"><text:tab/><text:tab/></text:span><text:span text:style-name="T249">Divine Bulwark</text:span></text:p>
      <text:p text:style-name="P30"><text:tab/><text:tab/>-Divine Radiance</text:p>
      <text:p text:style-name="P30"><text:tab/><text:tab/>-Expend extra turning attempt to empower your Divine Radiance power by granting evil <text:tab/><text:tab/>creatures within it a -2 penalty on attack and damage rolls.</text:p>
      <text:p text:style-name="P253"><text:span text:style-name="T175"><text:tab/><text:tab/></text:span><text:span text:style-name="T249">Divine Sanctuary</text:span></text:p>
      <text:p text:style-name="P30"><text:tab/><text:tab/>-Divine Radiance</text:p>
      <text:p text:style-name="P30"><text:tab/><text:tab/>-Expend extra turning attempt to empower your Divine Radiance to prevent undead of a <text:tab/><text:tab/>number of Hit Die equal to your Hit Die + your Cha modifier or less to be unable to <text:tab/><text:tab/><text:tab/>enter the initial 60 ft radius. <text:s/>All turning attempts made within the full 120 ft radius <text:tab/><text:tab/><text:tab/>receive a +2 bonus to the check and the damage.</text:p>
      <text:p text:style-name="P30"><text:tab/><text:tab/><text:tab/><text:span text:style-name="T333">Divine Revelation</text:span></text:p>
      <text:p text:style-name="P30"><text:tab/><text:tab/><text:tab/>-Divine Bulwark</text:p>
      <text:p text:style-name="P30"><text:tab/><text:tab/><text:tab/>-Divine Sanctuary</text:p>
      <text:p text:style-name="P30"><text:tab/><text:tab/><text:tab/>When using Divine Radiance, if you expend an extra turning attempt for both <text:tab/><text:tab/><text:tab/><text:tab/>Divine Bulwark and Divine Sanctuary, all allies within your Divine Radiance <text:tab/><text:tab/><text:tab/><text:tab/>also gain The effects of your Divine Blessing for free and heal for 1d8 + your <text:tab/><text:tab/><text:tab/><text:tab/>Cha modifier when you activate it.</text:p>
      <text:p text:style-name="P253"><text:span text:style-name="T175"><text:tab/></text:span><text:span text:style-name="T249">Divine Conversion</text:span></text:p>
      <text:p text:style-name="P30"><text:tab/>-Adept Spellcaster</text:p>
      <text:p text:style-name="P30"><text:tab/>-Any Divine Feat</text:p>
      <text:p text:style-name="P30"><text:tab/>-You may apply the effects of the Arcane Bolster, Arcane Bulwark and Arcane Strike feats to <text:tab/>divine spells. <text:s/>You must still posses these feats to use their abilities. <text:s/>When using Arcane Strike <text:tab/>with this feat, the damage is holy or profane depending on the deity's alignment.</text:p>
      <text:p text:style-name="P253"><text:span text:style-name="T175"><text:tab/></text:span><text:span text:style-name="T249">Divine Reaction</text:span></text:p>
      <text:p text:style-name="P30"><text:tab/>-Any 2 divine feats</text:p>
      <text:p text:style-name="P253"><text:span text:style-name="T175"><text:tab/>-You may use your divine feats as an immediate action a number of times per day equal to your <text:tab/></text:span><text:span text:style-name="T249">base</text:span><text:span text:style-name="T175"> Cha modifier. <text:s/>You may take this feat multiple times, it's effects stack.</text:span></text:p>
      <text:p text:style-name="P253"><text:span text:style-name="T175"><text:tab/><text:tab/></text:span><text:span text:style-name="T251">Divine Fountain</text:span></text:p>
      <text:p text:style-name="P30"><text:tab/><text:tab/>-Divine Reaction</text:p>
      <text:p text:style-name="P30"><text:tab/><text:tab/>-Extra Turning</text:p>
      <text:p text:style-name="P30"><text:tab/><text:tab/>-Gain an additional use of Turn Undead for every Divine feat you posses that requires <text:tab/><text:tab/><text:tab/>the use of a Turning attempt. <text:s/>Gain a +1 bonus on Turning checks.</text:p>
      <text:p text:style-name="P30"><text:tab/><text:tab/><text:tab/><text:span text:style-name="T333">Divine Turning</text:span></text:p>
      <text:p text:style-name="P30"><text:tab/><text:tab/><text:tab/>-Divine Fountain</text:p>
      <text:p text:style-name="P30"><text:tab/><text:tab/><text:tab/>-Gain a +1 on Turning checks, plus your caster level is considered +1 for every <text:tab/><text:tab/><text:tab/><text:tab/>time you have taken Divine Blessing. <text:s/>This feat can be taken twice, if taken a <text:tab/><text:tab/><text:tab/><text:tab/>second time, your bonus to Turning checks increases to +2 and when rolling <text:tab/><text:tab/><text:tab/><text:tab/>Turning damage, your caster level is considered 1 higher for every time you have <text:tab/><text:tab/><text:tab/>taken Divine Blessing.</text:p>
      <text:p text:style-name="P77"><text:tab/><text:tab/><text:tab/><text:tab/><text:span text:style-name="T333">Divine Will</text:span></text:p>
      <text:p text:style-name="P77"><text:tab/><text:tab/><text:tab/><text:tab/>-Divine <text:span text:style-name="T730">Turning</text:span></text:p>
      <text:p text:style-name="P77"><text:tab/><text:tab/><text:tab/><text:tab/>-Improved Turning</text:p>
      <text:p text:style-name="P77"><text:tab/><text:tab/><text:tab/><text:tab/>-When using Turn Undead, add your <text:span text:style-name="T333">base</text:span> Wis modifier to the turning <text:tab/><text:tab/><text:tab/><text:tab/><text:tab/>check and the turning damage.</text:p>
      <text:p text:style-name="P253"><text:span text:style-name="T175"><text:tab/></text:span><text:span text:style-name="T249">Divine Beacon</text:span></text:p>
      <text:p text:style-name="P30"><text:tab/>-Any 5 divine feats</text:p>
      <text:p text:style-name="P30"><text:tab/>-<text:span text:style-name="T730">Caster level 12</text:span><text:span text:style-name="T26">th</text:span><text:span text:style-name="T730">(any divine)</text:span></text:p>
      <text:p text:style-name="P30"><text:soft-page-break/><text:tab/>-When using any divine feat that uses your Cha modifier, you may also add your Wis modifier <text:tab/>to that value.<text:span text:style-name="T333"/></text:p>
      <text:h text:style-name="Heading_20_2" text:outline-level="2">Dodge</text:h>
      <text:p text:style-name="P30">-Gain a +1 dodge bonus to your AC at all times. <text:s/>Can also choose a single opponent to gain an additional +1 dodge bonus against their attacks.. <text:s/>At the start of your turn you may change the opponent that this feat targets. <text:s/>If you are wearing heavy armor, this feat's bonuses are cut in half(round down). <text:s/>However, if you are wearing light armor, this feat's bonuses double, and when wearing no armor, this feat's bonuses triple.</text:p>
      <text:p text:style-name="P253"><text:span text:style-name="T175"><text:tab/></text:span><text:span text:style-name="T249">Improved Dodge</text:span></text:p>
      <text:p text:style-name="P30"><text:tab/>-Dodge</text:p>
      <text:p text:style-name="P30"><text:tab/>-<text:span text:style-name="T702">BAB of 3</text:span></text:p>
      <text:p text:style-name="P30"><text:tab/>-Gain a /- DR rating equal to half of your Dodge bonus(round <text:span text:style-name="T702">up</text:span>)</text:p>
      <text:p text:style-name="P30"><text:tab/><text:tab/><text:span text:style-name="T333">Roll With It</text:span></text:p>
      <text:p text:style-name="P30"><text:tab/><text:tab/>-Improved Dodge</text:p>
      <text:p text:style-name="P30"><text:tab/><text:tab/>-Improved Toughness</text:p>
      <text:p text:style-name="P30"><text:tab/><text:tab/>-When your Dodge target strikes you with a ranged or melee attack in combat, you <text:tab/><text:tab/><text:tab/>reduce one of their damage dice by 1 size to a minimum of d4.</text:p>
      <text:p text:style-name="P30"><text:tab/><text:tab/><text:span text:style-name="T333">Reflexive Dodge</text:span></text:p>
      <text:p text:style-name="P30"><text:tab/><text:tab/>-Improved Dodge</text:p>
      <text:p text:style-name="P30"><text:tab/><text:tab/>-Combat Reflexes</text:p>
      <text:p text:style-name="P30"><text:tab/><text:tab/>-You may apply your active Dodge bonus to one additional target. <text:s/>If you possess the <text:tab/><text:tab/><text:tab/>Greater Dodge feat, you may apply your active Dodge bonus to 2 <text:tab/>additional targets.</text:p>
      <text:p text:style-name="P30"><text:tab/><text:tab/><text:span text:style-name="T333">Glancing Dodge</text:span></text:p>
      <text:p text:style-name="P30"><text:tab/><text:tab/>-Improved Dodge</text:p>
      <text:p text:style-name="P30"><text:tab/><text:tab/>-<text:span text:style-name="T702">BAB of 5</text:span></text:p>
      <text:p text:style-name="P30"><text:tab/><text:tab/>-When you are hit with an attack by 5 or less, you may treat an amount of damage from <text:tab/><text:tab/><text:tab/>that attack equal to your dodge bonus against that target as nonlethal damage.</text:p>
      <text:p text:style-name="P30"><text:tab/><text:tab/><text:tab/><text:span text:style-name="T333">Improved Glancing Dodge</text:span></text:p>
      <text:p text:style-name="P30"><text:tab/><text:tab/><text:tab/>-Glancing Dodge</text:p>
      <text:p text:style-name="P30"><text:tab/><text:tab/><text:tab/>-Gain a DR of 1/- against your primary Dodge target(s). <text:s/>If you use Glancing <text:tab/><text:tab/><text:tab/><text:tab/>Dodge against them, this DR value doubles.</text:p>
      <text:p text:style-name="P30"><text:tab/><text:tab/><text:tab/><text:tab/><text:span text:style-name="T333">Zen Glancing Dodge</text:span></text:p>
      <text:p text:style-name="P30"><text:tab/><text:tab/><text:tab/><text:tab/>-Improved Glancing Dodge</text:p>
      <text:p text:style-name="P30"><text:tab/><text:tab/><text:tab/><text:tab/>-Zen Reflexes</text:p>
      <text:p text:style-name="P30"><text:tab/><text:tab/><text:tab/><text:tab/>-When wearing light or no armor, your Improved Glancing Dodge applies <text:tab/><text:tab/><text:tab/><text:tab/>to all of your opponents. The total /- DR from Improved Glancing Dodge <text:tab/><text:tab/><text:tab/><text:tab/><text:tab/>against your primary Dodge target increases by 1.</text:p>
      <text:p text:style-name="P253"><text:span text:style-name="T175"><text:tab/><text:tab/></text:span><text:span text:style-name="T249">Greater Dodge</text:span></text:p>
      <text:p text:style-name="P30"><text:tab/><text:tab/>-Improved Dodge</text:p>
      <text:p text:style-name="P30"><text:tab/><text:tab/>-<text:span text:style-name="T702">BAB of 7</text:span></text:p>
      <text:p text:style-name="P30"><text:tab/><text:tab/>-Twice per encounter, you may make a Ref save against an enemy’s attack roll <text:tab/><text:tab/><text:tab/><text:tab/>to avoid damage from that attack. <text:s/>This feat must be used before damage is rolled for an <text:tab/><text:tab/><text:tab/>attack.</text:p>
      <text:p text:style-name="P253"><text:span text:style-name="T175"><text:tab/><text:tab/><text:tab/></text:span><text:span text:style-name="T249">Evasive Dodge</text:span></text:p>
      <text:p text:style-name="P30"><text:tab/><text:tab/><text:tab/>-Greater Dodge</text:p>
      <text:p text:style-name="P30"><text:tab/><text:tab/><text:tab/>-Danger Sense or Evasion</text:p>
      <text:p text:style-name="P30"><text:soft-page-break/><text:tab/><text:tab/><text:tab/>-You may use your Greater Dodge feat after a damage roll has been made. <text:s/>If <text:tab/><text:tab/><text:tab/><text:tab/>used in this way, the attack deals half damage on a successful save. <text:s/>If you posses <text:tab/><text:tab/><text:tab/>the Improved Evasion ability, you take no damage when using this feat <text:tab/><text:tab/><text:tab/><text:tab/><text:tab/>successfully.</text:p>
      <text:p text:style-name="P30"><text:tab/><text:tab/><text:tab/><text:span text:style-name="T333">Superior Dodge</text:span></text:p>
      <text:p text:style-name="P30"><text:tab/><text:tab/><text:tab/>-Greater Dodge</text:p>
      <text:p text:style-name="P30"><text:tab/><text:tab/><text:tab/>-<text:span text:style-name="T702">BAB of 11</text:span></text:p>
      <text:p text:style-name="P30"><text:tab/><text:tab/><text:tab/>-Once per encounter, you may declare a single attack from one of <text:tab/>your Dodge <text:tab/><text:tab/><text:tab/><text:tab/>targets a miss after the roll has been made. <text:s/>In addition, once per round, your <text:tab/><text:tab/><text:tab/><text:tab/>primary Dodge target(s) must roll twice to hit you and take the worse result.</text:p>
      <text:h text:style-name="Heading_20_2" text:outline-level="2">Draconic Heritage</text:h>
      <text:p text:style-name="P30">-Ability to spontaneously cast arcane spells</text:p>
      <text:p text:style-name="P30">-Gain a +2 bonus on saves vs sleep and paralysis as well as a +1 on caster checks. <text:s/>When taking this feat, you must choose a dragon type that your heritage emulates.</text:p>
      <text:p text:style-name="P30"><text:tab/><text:span text:style-name="T333">Draconic Sight</text:span></text:p>
      <text:p text:style-name="P30"><text:tab/>-Draconic Heritage</text:p>
      <text:p text:style-name="P30"><text:tab/>-Gain a +4 bonus on Spot checks, as well as darkvision at a range of 60ft. <text:s/>If you already <text:tab/>posses darkvision, extend it's range by 30ft.</text:p>
      <text:p text:style-name="P30"><text:tab/><text:tab/><text:span text:style-name="T333">Draconic Sense</text:span></text:p>
      <text:p text:style-name="P30"><text:tab/><text:tab/>-Draconic Sight</text:p>
      <text:p text:style-name="P30"><text:tab/><text:tab/>-Gain the Blindsense ability with a range of 30ft.</text:p>
      <text:p text:style-name="P30"><text:tab/><text:tab/><text:tab/><text:span text:style-name="T333">Draconic Clairvoyance</text:span></text:p>
      <text:p text:style-name="P30"><text:tab/><text:tab/><text:tab/>-Draconic Sense</text:p>
      <text:p text:style-name="P30"><text:tab/><text:tab/><text:tab/>-HD of 5 or higher</text:p>
      <text:p text:style-name="P30"><text:tab/><text:tab/><text:tab/>-When making any Spot or Listen check, you roll twice and take the better result. <text:s/><text:tab/><text:tab/><text:tab/>You treat Spot and Listen as class skills.</text:p>
      <text:p text:style-name="P30"><text:tab/><text:span text:style-name="T333">Draconic Blood</text:span></text:p>
      <text:p text:style-name="P30"><text:tab/>-Draconic Heritage</text:p>
      <text:p text:style-name="P30"><text:tab/>-Choose a 1<text:span text:style-name="T1">st</text:span> level spell that you know, you may cast that spell once per day as a spell-like <text:tab/>ability. You may use this ability twice per day when you reach 3 HD and 3 times per day <text:tab/>when you reach 6 HD.</text:p>
      <text:p text:style-name="P30"><text:tab/><text:tab/><text:span text:style-name="T333">Draconic Will</text:span></text:p>
      <text:p text:style-name="P30"><text:tab/><text:tab/>-Draconic Blood</text:p>
      <text:p text:style-name="P30"><text:tab/><text:tab/>-Gain an SR rating equal to 9 + your HD..</text:p>
      <text:p text:style-name="P30"><text:tab/><text:tab/><text:tab/><text:span text:style-name="T333">Draconic Resolve</text:span></text:p>
      <text:p text:style-name="P30"><text:tab/><text:tab/><text:tab/>-Draconic Will</text:p>
      <text:p text:style-name="P30"><text:tab/><text:tab/><text:tab/>-HD of 5 or higher</text:p>
      <text:p text:style-name="P30"><text:tab/><text:tab/><text:tab/>-Your number of spells known increases by 2 per spell level. <text:s/>These bonus spells <text:tab/><text:tab/><text:tab/><text:tab/>can include Cleric spells.</text:p>
      <text:p text:style-name="P30"><text:tab/><text:span text:style-name="T333">Draconic Presence</text:span></text:p>
      <text:p text:style-name="P30"><text:tab/>-Draconic Heritage</text:p>
      <text:p text:style-name="P30"><text:tab/>-Gain a +2 bonus on Cha-based skill checks and Cha-based ability checks.</text:p>
      <text:p text:style-name="P30"><text:tab/><text:tab/><text:span text:style-name="T333">Draconic Visage</text:span></text:p>
      <text:p text:style-name="P30"><text:tab/><text:tab/>-Draconic Presence</text:p>
      <text:p text:style-name="P30"><text:tab/><text:tab/>-Once per day you may emulate the Frightful Presence of a dragon. <text:s/>When activated, all <text:tab/><text:tab/><text:tab/>foes must make a Will save against a DC of 10 + your HD + your Cha modifier or be <text:tab/><text:soft-page-break/><text:tab/><text:tab/>panicked for 1d6+1 rounds. <text:s/>Enemies with 5 or more HD are instead shaken for the same <text:tab/><text:tab/>duration.</text:p>
      <text:p text:style-name="P30"><text:tab/><text:tab/><text:tab/><text:span text:style-name="T333">Draconic Majesty</text:span></text:p>
      <text:p text:style-name="P30"><text:tab/><text:tab/><text:tab/>-Draconic Visage</text:p>
      <text:p text:style-name="P30"><text:tab/><text:tab/><text:tab/>-HD of 5 or higher</text:p>
      <text:p text:style-name="P30"><text:tab/><text:tab/><text:tab/>-<text:span text:style-name="T507">Twice</text:span> per day, when making any Cha-based check that is not related to your <text:tab/><text:tab/><text:tab/><text:tab/>spellcasting, you may choose to add a bonus to the roll equal to your HD. <text:s/>This <text:tab/><text:tab/><text:tab/><text:tab/>ability can be used after the check is made. <text:s/></text:p>
      <text:p text:style-name="P30"><text:tab/><text:span text:style-name="T333">Draconic Fury</text:span></text:p>
      <text:p text:style-name="P30"><text:tab/>-Draconic Heritage</text:p>
      <text:p text:style-name="P30"><text:tab/>-Gain a +1 to <text:span text:style-name="T530">melee</text:span> attack and damage rolls. <text:s/>These bonuses increase by 1 when you reach 3 <text:tab/>HD and again at 6 HD.</text:p>
      <text:p text:style-name="P30"><text:tab/><text:tab/><text:span text:style-name="T333">Draconic Strike</text:span></text:p>
      <text:p text:style-name="P30"><text:tab/><text:tab/>-Draconic Fury</text:p>
      <text:p text:style-name="P30"><text:tab/><text:tab/>-Gain a natural claw attack that deals damage based on your size(1d6 + 1 for Med. <text:tab/><text:tab/><text:tab/>creatures). <text:s/>This attack counts as magical and elemental for the purposes of overcoming <text:tab/><text:tab/><text:tab/>DR.</text:p>
      <text:p text:style-name="P30"><text:tab/><text:tab/><text:tab/><text:span text:style-name="T333">Draconic Warrior</text:span></text:p>
      <text:p text:style-name="P30"><text:tab/><text:tab/><text:tab/>-Draconic Strike</text:p>
      <text:p text:style-name="P30"><text:tab/><text:tab/><text:tab/>-HD of 5 or higher</text:p>
      <text:p text:style-name="P30"><text:tab/><text:tab/><text:tab/>-Gain a +1 to your BAB. <text:s/>Your damage bonus from Draconic Fury doubles when <text:tab/><text:tab/><text:tab/>using your natural weapons.</text:p>
      <text:p text:style-name="P30"><text:tab/><text:span text:style-name="T333">Draconic Skin</text:span></text:p>
      <text:p text:style-name="P125"><text:tab/>-Draconic Heritage</text:p>
      <text:p text:style-name="P30"><text:tab/>-Gain a +1 natural armor bonus to AC and a DR of X/magic where X is <text:span text:style-name="T528">equal</text:span> <text:span text:style-name="T528">to</text:span> your HD<text:tab/>The AC bonus increases by 1 when you reach 3 HD and again at 6 HD.</text:p>
      <text:p text:style-name="P30"><text:tab/><text:tab/><text:span text:style-name="T333">Draconic Resistance</text:span></text:p>
      <text:p text:style-name="P30"><text:tab/><text:tab/>-Draconic Skin</text:p>
      <text:p text:style-name="P30"><text:tab/><text:tab/>-Gain resistance 10 to an element that corresponds to your heritage choice.</text:p>
      <text:p text:style-name="P30"><text:tab/><text:tab/><text:tab/><text:span text:style-name="T333">Draconic Toughness</text:span></text:p>
      <text:p text:style-name="P30"><text:tab/><text:tab/><text:tab/>-Draconic Resistance </text:p>
      <text:p text:style-name="P30"><text:tab/><text:tab/><text:tab/>-HD of 5 or higher</text:p>
      <text:p text:style-name="P30"><text:tab/><text:tab/><text:tab/>-<text:span text:style-name="T528">One of your Sorcerer Hit Dice is treated as a d12</text:span></text:p>
      <text:p text:style-name="P30"><text:tab/><text:span text:style-name="T333">Draconic Magic</text:span></text:p>
      <text:p text:style-name="P30"><text:tab/>-Draconic Heritage</text:p>
      <text:p text:style-name="P30"><text:tab/>-Gain a +1 bonus to the DC of your spells. <text:s/>This bonus increases by 1 when you reach 3 <text:tab/>HD, <text:tab/>and again at 6 HD.</text:p>
      <text:p text:style-name="P30"><text:tab/><text:tab/><text:span text:style-name="T333">Draconic Power</text:span></text:p>
      <text:p text:style-name="P30"><text:tab/><text:tab/>-Draconic Magic</text:p>
      <text:p text:style-name="P30"><text:tab/><text:tab/>-Your caster level is considered 1 higher when casting spells. This bonus increases to 2 if <text:tab/><text:tab/>you cast a spell that corresponds to your heritage choice.</text:p>
      <text:p text:style-name="P30"><text:tab/><text:tab/><text:tab/><text:span text:style-name="T333">Draconic Lineage </text:span></text:p>
      <text:p text:style-name="P30"><text:tab/><text:tab/><text:tab/>-Draconic Power</text:p>
      <text:p text:style-name="P30"><text:tab/><text:tab/><text:tab/>-HD of 5 or higher</text:p>
      <text:p text:style-name="P30"><text:tab/><text:tab/><text:tab/>-Gain a caster level in your sorcerer spell progression.</text:p>
      <text:p text:style-name="P30"><text:tab/><text:tab/><text:tab/><text:span text:style-name="T333">Draconic Roar</text:span></text:p>
      <text:p text:style-name="P30"><text:tab/><text:tab/><text:tab/>-Draconic Sense</text:p>
      <text:p text:style-name="P30"><text:tab/><text:tab/><text:tab/>-Draconic Will</text:p>
      <text:p text:style-name="P30"><text:tab/><text:tab/><text:tab/>-HD of 5 or higher</text:p>
      <text:p text:style-name="P30"><text:soft-page-break/><text:tab/><text:tab/><text:tab/>-Expend a spell slot of 1<text:span text:style-name="T1">st</text:span> level or higher to deliver a powerful roar that damages <text:tab/><text:tab/><text:tab/><text:tab/>and disrupts your enemies. <text:s/>This ability affects any creature that can hear you <text:tab/><text:tab/><text:tab/><text:tab/>within a radius of (20 ft + 5 ft per spell level used) centered on you. <text:s/>This ability <text:tab/><text:tab/><text:tab/><text:tab/>takes a full round to use and can be maintained for as many rounds as your Con <text:tab/><text:tab/><text:tab/><text:tab/>modifier, using a full round action each round. <text:s/>Enemies within the radius take <text:tab/><text:tab/><text:tab/><text:tab/>1d6 + X damage per round, where X is the level of spell slot used. <text:s/>This damage <text:tab/><text:tab/><text:tab/><text:tab/>ignores all forms of DR. <text:s/>Enemies affected also take a penalty on all checks that <text:tab/><text:tab/><text:tab/><text:tab/>require attention or concentration equal to 1 + the spell slot used. <text:s/>Any affected <text:tab/><text:tab/><text:tab/><text:tab/>enemy casting a spell must succeed at a Concentration check with a DC equal to <text:tab/><text:tab/><text:tab/><text:tab/>10 + the level of spell being cast + the level of spell slot you used. <text:s/>This feat can <text:tab/><text:tab/><text:tab/><text:tab/>be used once per encounter.</text:p>
      <text:p text:style-name="P30"><text:tab/><text:tab/><text:tab/><text:span text:style-name="T333">Draconic Breath</text:span></text:p>
      <text:p text:style-name="P30"><text:tab/><text:tab/><text:tab/>-Draconic Strike</text:p>
      <text:p text:style-name="P30"><text:tab/><text:tab/><text:tab/>-Draconic Resistance</text:p>
      <text:p text:style-name="P30"><text:tab/><text:tab/><text:tab/>-HD of 5 or higher</text:p>
      <text:p text:style-name="P30"><text:tab/><text:tab/><text:tab/>-Expend a spell slot of 1<text:span text:style-name="T1">st</text:span> level or higher to deliver a breath attack <text:span text:style-name="T529">in a 30ft cone <text:tab/><text:tab/><text:tab/><text:tab/>or 60 ft line </text:span>that corresponds to your heritage choice. <text:s/>This breath attack deals an <text:tab/><text:tab/><text:tab/>amount of base damage equal to Xd6 + X, where X is the level of spell slot used <text:tab/><text:tab/><text:tab/><text:tab/>+ 1. <text:s/>The save DC for half damage is 10 + your HD + your Con modifier.</text:p>
      <text:p text:style-name="P30"><text:tab/><text:tab/><text:tab/><text:span text:style-name="T333">Draconic Legacy</text:span></text:p>
      <text:p text:style-name="P30"><text:tab/><text:tab/><text:tab/>Draconic Visage</text:p>
      <text:p text:style-name="P30"><text:tab/><text:tab/><text:tab/>-Draconic Power</text:p>
      <text:p text:style-name="P30"><text:tab/><text:tab/><text:tab/>-HD of 5 or higher</text:p>
      <text:p text:style-name="P30"><text:tab/><text:tab/><text:tab/>--You gain +2 to your Cha score. <text:s/>Your racial maximum in that ability also <text:tab/><text:tab/><text:tab/><text:tab/>increases by 2. <text:s/>Your Con modifier is considered 1 higher for the purposes of <text:tab/><text:tab/><text:tab/><text:tab/>checks and total Hit Points.</text:p>
      <text:p text:style-name="P30"><text:tab/><text:tab/><text:tab/><text:tab/><text:span text:style-name="T333">Draconic Ascension</text:span></text:p>
      <text:p text:style-name="P30"><text:tab/><text:tab/><text:tab/><text:tab/>-Draconic Roar</text:p>
      <text:p text:style-name="P30"><text:tab/><text:tab/><text:tab/><text:tab/>-Draconic Breath</text:p>
      <text:p text:style-name="P30"><text:tab/><text:tab/><text:tab/><text:tab/>-Draconic Legacy</text:p>
      <text:p text:style-name="P30"><text:tab/><text:tab/><text:tab/><text:tab/>-Your creature type changes to Dragon, gaining you several benefits listed <text:tab/><text:tab/><text:tab/><text:tab/>below</text:p>
      <text:p text:style-name="P30"><text:tab/><text:tab/><text:tab/><text:tab/><text:tab/>-<text:span text:style-name="T527">Gain an additional HD. <text:s/>This Hit Die is treated as a d12.</text:span></text:p>
      <text:p text:style-name="P30"><text:tab/><text:tab/><text:tab/><text:tab/><text:tab/>- Gain a +2 bonus to your Cha, Con, and 1 other ability score of <text:tab/><text:tab/><text:tab/><text:tab/><text:tab/><text:tab/>your choice. <text:s/>This bonus acts like an enhancement bonus and does <text:tab/><text:tab/><text:tab/><text:tab/><text:tab/>not increase your racial maximums.</text:p>
      <text:p text:style-name="P30"><text:tab/><text:tab/><text:tab/><text:tab/><text:tab/>-:Gain a +2 bonus to you Fort and Ref saves.</text:p>
      <text:p text:style-name="P30"><text:tab/><text:tab/><text:tab/><text:tab/><text:tab/>-Gain an immunity to sleep and paralysis effects.</text:p>
      <text:p text:style-name="P30"><text:tab/><text:tab/><text:tab/><text:tab/><text:tab/>-Gain a /- DR of 1 and a +1 bonus to your natural armor.</text:p>
      <text:p text:style-name="P30"><text:tab/><text:tab/><text:tab/><text:tab/><text:tab/>-Gain a +1 bonus to the CL of your spells. <text:s/>This bonus doubles if <text:tab/><text:tab/><text:tab/><text:tab/><text:tab/><text:tab/>the spell corresponds to your draconic heritage.</text:p>
      <text:p text:style-name="P30"><text:tab/><text:tab/><text:tab/><text:tab/><text:tab/>-Gain a pair of wings that grants you a flight speed equal to your <text:tab/><text:tab/><text:tab/><text:tab/><text:tab/><text:tab/>base land speed with good maneuverability.</text:p>
      <text:h text:style-name="Heading_20_2" text:outline-level="2">Dragonfighting</text:h>
      <text:p text:style-name="P30">-You gain a +1 to attack rolls made against dragons. <text:s/>You also gain <text:s/>a +1 dodge bonus to AC against attacks made by dragons. <text:s/>You also gain a +1 bonus to Ref saves against the breath weapons of dragons.</text:p>
      <text:p text:style-name="P170"><text:soft-page-break/><text:tab/>Dragon Hunter</text:p>
      <text:p text:style-name="P253"><text:span text:style-name="T249"><text:tab/></text:span><text:span text:style-name="T175">-Dragonfighting</text:span></text:p>
      <text:p text:style-name="P30"><text:tab/>-BAB of 1</text:p>
      <text:p text:style-name="P30"><text:tab/>-Gain a +2 dodge bonus when fighting dragons, a +2 bonus against spells and special <text:tab/>abilities of dragons, and gain a +2 bonus on opposed checks against dragons.</text:p>
      <text:p text:style-name="P253"><text:span text:style-name="T175"><text:tab/><text:tab/></text:span><text:span text:style-name="T249">Dragon Defense</text:span></text:p>
      <text:p text:style-name="P30"><text:tab/><text:tab/>-Dragon Hunter</text:p>
      <text:p text:style-name="P30"><text:tab/><text:tab/>-BAB of 3</text:p>
      <text:p text:style-name="P30"><text:tab/><text:tab/>Gain the evasion ability against the breath weapons of dragons, also gain a +2 bonus <text:tab/><text:tab/><text:tab/>against the supernatural and spell-like abilities of dragons.</text:p>
      <text:p text:style-name="P253"><text:span text:style-name="T175"><text:tab/><text:tab/><text:tab/></text:span><text:span text:style-name="T249">Dragon Inured</text:span></text:p>
      <text:p text:style-name="P30"><text:tab/><text:tab/><text:tab/>-Dragon Defense</text:p>
      <text:p text:style-name="P30"><text:tab/><text:tab/><text:tab/>-BAB of 5</text:p>
      <text:p text:style-name="P30"><text:tab/><text:tab/><text:tab/>-Choose one type of dragon. <text:s/>When subject to attacks from the dragon's element, <text:tab/><text:tab/><text:tab/>treat the first 10 points of damage as nonlethal damage. <text:s/>This feat only applies to <text:tab/><text:tab/><text:tab/>attacks made by the chosen dragon type. <text:s/>This feat can be taken multiple times, <text:tab/><text:tab/><text:tab/><text:tab/>each time it applies to a new dragon type.</text:p>
      <text:p text:style-name="P253"><text:span text:style-name="T175"><text:tab/></text:span><text:span text:style-name="T249">Dragonfoe</text:span></text:p>
      <text:p text:style-name="P30"><text:tab/>-Dragonfighting</text:p>
      <text:p text:style-name="P30"><text:tab/>-BAB of 1</text:p>
      <text:p text:style-name="P30"><text:tab/>-You gain a +2 bonus on damage rolls against dragons, a +2 bonus to overcome the SR of <text:tab/>dragons, and dragons take a -2 penalty on the saving throws of your spells made against <text:tab/>them.</text:p>
      <text:p text:style-name="P253"><text:span text:style-name="T175"><text:tab/><text:tab/></text:span><text:span text:style-name="T249">Dragonbane</text:span></text:p>
      <text:p text:style-name="P30"><text:tab/><text:tab/>-Dragonfoe</text:p>
      <text:p text:style-name="P30"><text:tab/><text:tab/>-BAB of 3</text:p>
      <text:p text:style-name="P30"><text:tab/><text:tab/>-You may take a full-round action to make a single attack against a dragon, such an <text:tab/><text:tab/><text:tab/>attack has a +4 bonus to hit and deals an additional +2 damage plus an extra die of <text:tab/><text:tab/><text:tab/>damage based on the weapon used. <text:s/>This damage is multiplied normally with a critical <text:tab/><text:tab/><text:tab/>hit.</text:p>
      <text:p text:style-name="P253"><text:span text:style-name="T175"><text:tab/><text:tab/><text:tab/></text:span><text:span text:style-name="T249">Dragondoom</text:span></text:p>
      <text:p text:style-name="P30"><text:tab/><text:tab/><text:tab/>-Dragonbane</text:p>
      <text:p text:style-name="P30"><text:tab/><text:tab/><text:tab/>-BAB of 5</text:p>
      <text:p text:style-name="P30"><text:tab/><text:tab/><text:tab/>-When you deal a critical hit to a dragon, you increase the multiplier of the <text:tab/><text:tab/><text:tab/><text:tab/>weapon used by 50%(round up). <text:s/>You also gain a +4 bonus to confirm critical <text:tab/><text:tab/><text:tab/><text:tab/>hits against dragons.</text:p>
      <text:p text:style-name="P30"><text:tab/><text:tab/><text:tab/><text:tab/><text:span text:style-name="T333">Master Dragonfighter</text:span></text:p>
      <text:p text:style-name="P30"><text:tab/><text:tab/><text:tab/><text:tab/>-Dragon Inured</text:p>
      <text:p text:style-name="P30"><text:tab/><text:tab/><text:tab/><text:tab/>-Dragondoom</text:p>
      <text:p text:style-name="P30"><text:tab/><text:tab/><text:tab/><text:tab/>-Double the bonuses provided by your Dragonfighting feat. <text:s/>When a <text:tab/><text:tab/><text:tab/><text:tab/><text:tab/>dragon deals damage to you, treat the first 5 points from any given attack <text:tab/><text:tab/><text:tab/><text:tab/><text:tab/>as nonlethal damage. <text:s/>Your critical hit threshold against dragons increases <text:tab/><text:tab/><text:tab/><text:tab/>by 1, regardless of weapon.</text:p>
      <text:h text:style-name="P293" text:outline-level="2"><text:span text:style-name="T599">Empowered</text:span> Rage</text:h>
      <text:p text:style-name="P46">-Rage class ability</text:p>
      <text:p text:style-name="P46">-When you use the Rage ability your Str./Con. bonus increases by +2, and your bonus to Will saves increases by 1.</text:p>
      <text:p text:style-name="P46"><text:tab/><text:span text:style-name="T346">Survival Trigger </text:span></text:p>
      <text:p text:style-name="P46"><text:soft-page-break/><text:tab/>-<text:span text:style-name="T599">Empowered</text:span><text:span text:style-name="T567"> Rage</text:span></text:p>
      <text:p text:style-name="P46"><text:tab/>-<text:span text:style-name="T567">Berserker Trigger class ability</text:span></text:p>
      <text:p text:style-name="P46"><text:tab/>-<text:span text:style-name="T567">When your Berserker Trigger activates, you</text:span><text:span text:style-name="T572">r total</text:span><text:span text:style-name="T567"> bonus </text:span><text:span text:style-name="T572">to attack and damage rolls as well as <text:tab/>your DR</text:span><text:span text:style-name="T567"> from that ability </text:span><text:span text:style-name="T572">increases by 1 and you gain an addition +5 hit points from your <text:tab/>Berserker Trigger. </text:span><text:span text:style-name="T567"><text:s/></text:span><text:span text:style-name="T572">In addition you gain a +1 to all of your saves when your Berserker Trigger is <text:tab/>active. <text:s/></text:span></text:p>
      <text:p text:style-name="P46"><text:tab/><text:tab/><text:span text:style-name="T349">Repeat Trigger</text:span></text:p>
      <text:p text:style-name="P46"><text:tab/><text:tab/>-<text:span text:style-name="T572">Survival Trigger</text:span></text:p>
      <text:p text:style-name="P46"><text:tab/><text:tab/>-<text:span text:style-name="T572">Tireless Rage class ability</text:span></text:p>
      <text:p text:style-name="P46"><text:tab/><text:tab/>-<text:span text:style-name="T572">Your Berserker Trigger can be used once per encounter and lasts for 2 additional rounds <text:tab/><text:tab/>should you be healed beyond half of your maximum hit point total.</text:span></text:p>
      <text:p text:style-name="P46"><text:tab/><text:span text:style-name="T333">Limitless Rage</text:span></text:p>
      <text:p text:style-name="P46"><text:tab/>-<text:span text:style-name="T599">Empowered</text:span> Rage</text:p>
      <text:p text:style-name="P46"><text:tab/>-You gain 2 more uses of your Rage ability per day. <text:s/>This feat can be taken a number of <text:tab/>times <text:tab/>equal to 1 + your barbarian class levels, it's effects stack.</text:p>
      <text:p text:style-name="P46"><text:tab/><text:span text:style-name="T333">Relentless Rage</text:span></text:p>
      <text:p text:style-name="P46"><text:tab/>-<text:span text:style-name="T599">Empowered</text:span> Rage</text:p>
      <text:p text:style-name="P46"><text:tab/>-Your Rage lasts for an additional 5 rounds. <text:s/>This feat can be taken twice, if taken a second time <text:tab/>your Rage lasts an additional 10 rounds.</text:p>
      <text:p text:style-name="P46"><text:tab/><text:tab/><text:span text:style-name="T333">Lingering Rage</text:span></text:p>
      <text:p text:style-name="P46"><text:tab/><text:tab/>-Relentless Rage</text:p>
      <text:p text:style-name="P46"><text:tab/><text:tab/>-Tireless Rage</text:p>
      <text:p text:style-name="P46"><text:tab/><text:tab/>-When your Rage comes to an end in an encounter, you still retain half of your Rage <text:tab/><text:tab/><text:tab/>bonuses to Str/Con, and Will saves for the rest of that encounter. <text:s/>You also retain half of <text:tab/><text:tab/><text:tab/>your AC penalty as well.</text:p>
      <text:p text:style-name="P46"><text:tab/><text:span text:style-name="T333">Monumental Rage</text:span></text:p>
      <text:p text:style-name="P46"><text:tab/>-<text:span text:style-name="T599">Empowered</text:span> Rage</text:p>
      <text:p text:style-name="P46"><text:tab/><text:span text:style-name="T599">Improved</text:span> Rage class ability</text:p>
      <text:p text:style-name="P46"><text:tab/>-Your Rage grants an additional +2 to your Str/Con and an additional +1 to your Will saves <text:tab/>and /-DR</text:p>
      <text:p text:style-name="P46"><text:tab/><text:tab/><text:span text:style-name="T333">Titanic Rage</text:span></text:p>
      <text:p text:style-name="P46"><text:tab/><text:tab/>-Monumental Rage</text:p>
      <text:p text:style-name="P46"><text:tab/><text:tab/>-Indomitable Tenacity class ability</text:p>
      <text:p text:style-name="P46"><text:tab/><text:tab/>-When in a Rage, you ignore the effects of any ability score damage for the duration of <text:tab/><text:tab/><text:tab/>your Rage. <text:s/>You also gain a +4 bonus to saves to resist poison and disease while in a <text:tab/><text:tab/><text:tab/>Rage.</text:p>
      <text:p text:style-name="P46"><text:tab/><text:span text:style-name="T333">Destructive Rage</text:span></text:p>
      <text:p text:style-name="P46"><text:tab/>-<text:span text:style-name="T599">Empowered</text:span> Rage</text:p>
      <text:p text:style-name="P46"><text:tab/>-When you are in your Rage you gain a +8 bonus to Strength checks to break down doors <text:tab/>and break inanimate objects. <text:s/>You also reduce the DR of any opponent you strike by 1 if <text:tab/>their DR is /- or by 5 points of any other type of DR.</text:p>
      <text:p text:style-name="P46"><text:tab/><text:span text:style-name="T333">Intimidating Rage</text:span></text:p>
      <text:p text:style-name="P46"><text:tab/>-<text:span text:style-name="T599">Empowered</text:span> Rage</text:p>
      <text:p text:style-name="P46"><text:tab/>-When you are in your Rage you may roll to demoralize any foe that you are attacking with a +2 <text:tab/>to the skill check. <text:s/>If the check succeeds your opponent is Shaken until your Rage ends. <text:s/>This <text:tab/>feat is used when you first Rage, but can be used again if the check fails so long as you <text:tab/>successfully strike the target in combat.</text:p>
      <text:p text:style-name="P46"><text:tab/><text:tab/><text:span text:style-name="T333">Inspiring Rage</text:span></text:p>
      <text:p text:style-name="P132"><text:tab/><text:tab/>-Intimidating Rage</text:p>
      <text:p text:style-name="P132"><text:soft-page-break/><text:tab/><text:tab/>-When you first use Rage in an encounter, your allies who can see and hear you, can also <text:tab/><text:tab/>go into a partial Rage, gaining a +2 to their Str/Con, a +2 to Will saves and a -1 to AC. <text:s/><text:tab/><text:tab/><text:tab/>These effects last for a number of rounds equal to 5 rounds or their Con modifier, <text:tab/><text:tab/><text:tab/>whichever is longer.</text:p>
      <text:p text:style-name="P46"><text:tab/><text:span text:style-name="T333">Instantaneous Rage</text:span></text:p>
      <text:p text:style-name="P46"><text:tab/>-<text:span text:style-name="T599">Empowered</text:span> Rage</text:p>
      <text:p text:style-name="P46"><text:tab/>-You may use your Rage even when it is not your turn as a free action.</text:p>
      <text:p text:style-name="P46"><text:tab/><text:span text:style-name="T333">Invigorating Rage</text:span></text:p>
      <text:p text:style-name="P46"><text:tab/>-<text:span text:style-name="T599">Empowered</text:span> Rage</text:p>
      <text:p text:style-name="P46"><text:tab/>-<text:span text:style-name="T599">Improved</text:span> Rage class ability</text:p>
      <text:p text:style-name="P46"><text:tab/>-When you activate your Rage, you gain a number of temporary Hit Points equal to your <text:tab/>modified Con bonus. <text:s/>Also while you are in your Rage you gain Fast Healing 1 for the <text:tab/>duration of your Rage.</text:p>
      <text:p text:style-name="P46"><text:tab/><text:tab/><text:span text:style-name="T333">Swift Rage</text:span></text:p>
      <text:p text:style-name="P46"><text:tab/><text:tab/>-Invigorating Rage</text:p>
      <text:p text:style-name="P46"><text:tab/><text:tab/>-When in a Rage you also gain a bonus to your Dex equal to half of your bonus to your <text:tab/><text:tab/><text:tab/>Str/Con. <text:s/>You also gain a 10ft bonus to your base speed while in a Rage.</text:p>
      <text:p text:style-name="P46"><text:tab/><text:tab/><text:span text:style-name="T333">Tenacious Berserker</text:span></text:p>
      <text:p text:style-name="P46"><text:tab/><text:tab/>-Invigorating Rage</text:p>
      <text:p text:style-name="P46"><text:tab/><text:tab/>-Indomitable Tenacity class ability.</text:p>
      <text:p text:style-name="P46"><text:tab/><text:tab/>-Gain hit points equal to twice your total uses of Rage per day. <text:s/>Your DR from your <text:tab/><text:tab/><text:tab/>Resiliency class ability increases by 1.</text:p>
      <text:p text:style-name="P46"><text:tab/><text:span text:style-name="T333">Uncontrollable Rage</text:span></text:p>
      <text:p text:style-name="P46"><text:tab/>-<text:span text:style-name="T599">Empowered</text:span> Rage</text:p>
      <text:p text:style-name="P46"><text:tab/>-Indomitable Will class ability</text:p>
      <text:p text:style-name="P46"><text:tab/>-The bonus you gain from your Indomitable Will ability increases by 2, and if you should fail a <text:tab/>save against a mind-affecting spell or ability you may choose to take subdual damage equal to <text:tab/>the save DC of the ability. <text:s/>If you do you ignore the effects of that ability for the duration of <text:tab/>your Rage.</text:p>
      <text:p text:style-name="P46"><text:tab/><text:tab/><text:span text:style-name="T333">Blind Rage</text:span></text:p>
      <text:p text:style-name="P46"><text:tab/><text:tab/>-Uncontrollable Rage</text:p>
      <text:p text:style-name="P46"><text:tab/><text:tab/>-Mighty Rage class ability</text:p>
      <text:p text:style-name="P46"><text:tab/><text:tab/>-While in a Rage, you are immune to the effects of Sickened, Fatigued and Shaken for <text:tab/><text:tab/><text:tab/>the duration of your Rage. <text:s/>If you would be effected by Nauseated, <text:s/>Exhausted, <text:tab/><text:tab/><text:tab/><text:tab/><text:span text:style-name="T789">Frightened</text:span> or Panicked during your Rage, you may instead take 5 subdual damage<text:span text:style-name="T789">(10 in <text:tab/><text:tab/>the case of Panicked)</text:span> <text:span text:style-name="T516">per effect</text:span> to ignored these effects for the duration of your Rage. <text:s/>If <text:tab/><text:tab/>you posses the Invigorating Rage feat, then latter part of your Blind Rage also affects <text:tab/><text:tab/><text:tab/>negative levels.</text:p>
      <text:p text:style-name="P46"><text:tab/><text:tab/><text:tab/><text:span text:style-name="T333">Enduring Berserker</text:span></text:p>
      <text:p text:style-name="P46"><text:tab/><text:tab/><text:tab/>-Blind Rage</text:p>
      <text:p text:style-name="P46"><text:tab/><text:tab/><text:tab/>-When your Rage comes to an end, you may make a save to shrug off any <text:tab/><text:tab/><text:tab/><text:tab/>adverse conditions you can delay with Blind Rage. <text:s/>The DC of this save is 10 + <text:tab/><text:tab/><text:tab/><text:tab/>the HD of the creature that inflicted the ability. If you posses the Titanic Rage <text:tab/><text:tab/><text:tab/><text:tab/>feat, then you may also make saves against ability score damage. <text:s/></text:p>
      <text:p text:style-name="P46"><text:tab/><text:span text:style-name="T333">Unstoppable Rage</text:span></text:p>
      <text:p text:style-name="P46"><text:tab/>-<text:span text:style-name="T599">Empowered</text:span> Rage</text:p>
      <text:p text:style-name="P46"><text:tab/>-Greater Rage class ability</text:p>
      <text:p text:style-name="P46"><text:tab/>-<text:span text:style-name="T535">Tenacity</text:span> clas<text:span text:style-name="T789">s</text:span> ability(x2)</text:p>
      <text:p text:style-name="P46"><text:soft-page-break/><text:tab/>-When you are in your Rage you increase your /- DR by 2. <text:s/>In addition, you may also choose to <text:tab/>delay the effect of one spell or attack made against you until the end of your next turn or to take <text:tab/>an amount of subdual damage to delay it until the end of your Rage. <text:s/>The amount taken depends <text:tab/>on the effect of the spell or attack, if the effect is Hit Point damage then the subdual damage <text:tab/>taken is equal to half that amount. <text:s/>If the effect has no Hit Point damage then the amount is <text:tab/>equal to the save DC of the effect. <text:s/>The extended delay effect of this feat requires you to expend <text:tab/>a daily use of your Rage.</text:p>
      <text:p text:style-name="P46"><text:tab/><text:tab/><text:span text:style-name="T333">Unkillable Rage</text:span></text:p>
      <text:p text:style-name="P46"><text:tab/><text:tab/>-Unstoppable Rage</text:p>
      <text:p text:style-name="P46"><text:tab/><text:tab/>-When you are in a Rage your /- DR is further increased by 2, and when you are <text:tab/><text:tab/><text:tab/><text:tab/>critically hit while in a Rage, you reduce the critical multiplier by 1. <text:s/>The first time you <text:tab/><text:tab/><text:tab/>choose to delay a spell effect <text:span text:style-name="T789">or attack</text:span> until the end of your Rage with Unstoppable <text:tab/><text:tab/><text:tab/>Rage, you need not expend a daily use of your Rage.</text:p>
      <text:p text:style-name="P46"><text:tab/><text:span text:style-name="T333">Wild Rage</text:span></text:p>
      <text:p text:style-name="P46"><text:tab/>-<text:span text:style-name="T599">Empowered</text:span> Rage</text:p>
      <text:p text:style-name="P46"><text:tab/>-Greater Rage class ability</text:p>
      <text:p text:style-name="P46"><text:tab/>-When you activate your Rage, you may choose to have it be a Wild Rage. <text:s/>During a Wild Rage <text:tab/>your AC penalty increases to -4 and you may not make attacks of opportunity but any enemy <text:tab/>that moves into your threat range or attacks you in melee combat within your reach takes <text:tab/>damage equal to the minimum amount as determined by your weapon(modified by your Str or <text:tab/>equivalent). <text:s/>If the enemy hit you with their attack, this damage is increased by 50%. <text:s/>All other <text:tab/>bonuses granted by your Rage remain unchanged.</text:p>
      <text:p text:style-name="P46"><text:tab/><text:span text:style-name="T333">Fanatical Rage</text:span></text:p>
      <text:p text:style-name="P46"><text:tab/>-<text:span text:style-name="T599">Empowered</text:span> Rage</text:p>
      <text:p text:style-name="P46"><text:tab/>-Mighty Rage class ability</text:p>
      <text:p text:style-name="P46"><text:tab/>-Upon gaining this feat, you choose a deity that you worship. <text:s/>When you are in your Rage <text:tab/>you choose one of their Domains that you wish to emulate. <text:s/>If you choose an alignment-<text:tab/>type or <text:tab/>elemental type Domain, your attacks count as that type for the purposes of overcoming DR, as <text:tab/>well as dealing an additional 2 points of damage. <text:s/>Other Domains can be selected at the DM's <text:tab/>discretion with their own effects.</text:p>
      <text:p text:style-name="P46"><text:tab/><text:span text:style-name="T402">Awesome</text:span><text:span text:style-name="T333"> Rage</text:span></text:p>
      <text:p text:style-name="P46"><text:tab/>-<text:span text:style-name="T789">Empowered Rage</text:span></text:p>
      <text:p text:style-name="P46"><text:tab/>-Mighty Rage class ability</text:p>
      <text:p text:style-name="P46"><text:tab/>-When you activate your Rage ability you may choose to expend 2 of your daily uses to <text:tab/>increase the Str/Con bonus granted by 50% and your bonus to Will saves by 2. <text:s/>If you posses <text:tab/>the Unstoppable Rage feat, you gain an additional /- DR bonus of 1. <text:s/>If you posses the Fanatical <text:tab/>Rage feat, you gain an additional +2 damage based on the energy type chosen.</text:p>
      <text:p text:style-name="P46"><text:tab/><text:tab/><text:span text:style-name="T333">Heroic Rage</text:span></text:p>
      <text:p text:style-name="P46"><text:tab/><text:tab/>-<text:span text:style-name="T789">Awesome</text:span> Rage</text:p>
      <text:p text:style-name="P46"><text:tab/><text:tab/>-Heroic Berserker class ability</text:p>
      <text:p text:style-name="P46"><text:tab/><text:tab/>-When you use Empowered Rage and would be dealt enough HP damage that would kill <text:tab/><text:tab/>you <text:span text:style-name="T789">or fail a save against a Death effect</text:span>, you may instead expend a daily use of your <text:tab/><text:tab/><text:tab/>Rage. <text:s/>If you do so, for a number of <text:tab/>rounds equal to the remainder of your Rage or <text:tab/><text:tab/><text:tab/>5(whichever is higher) you cannot be killed through HP loss or any Death effects and <text:tab/><text:tab/><text:tab/>your melee weapon attacks deal an additional die of damage appropriate to your <text:tab/><text:tab/><text:tab/><text:tab/>weapon.. <text:s/>At the end of these rounds you then succumb and die from your wounds, <text:tab/><text:tab/><text:tab/>unless you are sufficiently healed during that time..</text:p>
      <text:h text:style-name="Heading_20_2" text:outline-level="2"><text:soft-page-break/>Endurance</text:h>
      <text:p text:style-name="P30">-Gain 5 hit points. <text:s/>You also gain a +4 bonus to resist nonlethal damage.</text:p>
      <text:p text:style-name="P30"><text:tab/><text:span text:style-name="T333">Improved Endurance</text:span></text:p>
      <text:p text:style-name="P30"><text:tab/>-Endurance</text:p>
      <text:p text:style-name="P30"><text:tab/>-Gain 5 hit points. <text:s/>When rolling to resist nonlethal damage, roll twice and take the better result.</text:p>
      <text:p text:style-name="P30"><text:tab/><text:tab/><text:span text:style-name="T333">Enduring Toughness</text:span></text:p>
      <text:p text:style-name="P30"><text:tab/><text:tab/>-Improved Endurance</text:p>
      <text:p text:style-name="P30"><text:tab/><text:tab/>-Improved Toughness</text:p>
      <text:p text:style-name="P30"><text:tab/><text:tab/>-Increase the number of hit points gained through Improved Toughness by your Con <text:tab/><text:tab/><text:tab/>modifier + 2.</text:p>
      <text:p text:style-name="P30"><text:tab/><text:tab/><text:span text:style-name="T333">Enduring Mettle</text:span></text:p>
      <text:p text:style-name="P30"><text:tab/><text:tab/>-Improved Endurance</text:p>
      <text:p text:style-name="P30"><text:tab/><text:tab/>-Relentless Mettle</text:p>
      <text:p text:style-name="P30"><text:tab/><text:tab/>-Increase the number of hit points you must be reduced to to be killed by your Con <text:tab/><text:tab/><text:tab/>modifier.</text:p>
      <text:p text:style-name="P30"><text:tab/><text:tab/><text:span text:style-name="T333">Greater Endurance</text:span></text:p>
      <text:p text:style-name="P30"><text:tab/><text:tab/>-Improved Endurance</text:p>
      <text:p text:style-name="P30"><text:tab/><text:tab/>-Gain 5 hit points. <text:s/>Gain a Resistance rating against nonlethal damage equal to your Con <text:tab/><text:tab/>modifier</text:p>
      <text:p text:style-name="P30"><text:tab/><text:tab/><text:tab/><text:span text:style-name="T333">Enduring Resilience</text:span></text:p>
      <text:p text:style-name="P30"><text:tab/><text:tab/><text:tab/>-Greater Endurance</text:p>
      <text:p text:style-name="P30"><text:tab/><text:tab/><text:tab/>-Improved Resiliency</text:p>
      <text:p text:style-name="P30"><text:tab/><text:tab/><text:tab/>-Increase your bonus DR from Improved Resiliency by 1. <text:s/>Gain hit points equal <text:tab/><text:tab/><text:tab/><text:tab/>to your natural /- DR.</text:p>
      <text:p text:style-name="P30"><text:tab/><text:tab/><text:tab/><text:tab/><text:span text:style-name="T333">Superior Endurance</text:span></text:p>
      <text:p text:style-name="P30"><text:tab/><text:tab/><text:tab/><text:tab/>-Greater Endurance</text:p>
      <text:p text:style-name="P30"><text:tab/><text:tab/><text:tab/><text:tab/>-Too Tough to Kill</text:p>
      <text:p text:style-name="P30"><text:tab/><text:tab/><text:tab/><text:tab/>-Gain 5 hit points and a natural DR of 1/-. and increase your Resistance to <text:tab/><text:tab/><text:tab/><text:tab/>elemental damage by 2. <text:s/>Once per day, when resisting physical ability <text:tab/><text:tab/><text:tab/><text:tab/><text:tab/>score damage, you substitute your <text:span text:style-name="T333">base</text:span> Con modifier for the amount <text:tab/><text:tab/><text:tab/><text:tab/><text:tab/>resisted. <text:s/>This ability can be used after the damage roll has been made.</text:p>
      <text:p text:style-name="P30"><text:tab/><text:span text:style-name="T333">Run</text:span></text:p>
      <text:p text:style-name="P30"><text:tab/>-Endurance</text:p>
      <text:p text:style-name="P276"><text:span text:style-name="T309"><text:tab/>-</text:span><text:span text:style-name="T466">When running, the following apply:</text:span></text:p>
      <text:p text:style-name="P280"><text:tab/><text:tab/>-You move at 5x your normal movement if wearing no more than Light armor and <text:tab/><text:tab/><text:tab/>carrying no more than light encumbrance.</text:p>
      <text:p text:style-name="P280"><text:tab/><text:tab/>-You move at 4x your normal movement if wearing heavier armor or carrying more <text:tab/><text:tab/><text:tab/>encumbrance.</text:p>
      <text:p text:style-name="P280"><text:tab/><text:tab/>-You receive a +4 bonus on Jump checks when making a jump after a running start.</text:p>
      <text:p text:style-name="P281"><text:tab/><text:tab/>-While running, you retain your Dexterity bonus to AC.</text:p>
      <text:p text:style-name="P281"><text:tab/><text:tab/><text:span text:style-name="T333">Sprinter</text:span></text:p>
      <text:p text:style-name="P281"><text:tab/><text:tab/>-Run</text:p>
      <text:p text:style-name="P281"><text:tab/><text:tab/>-When you are running, you may increase your movement by 10 ft for a number of r<text:tab/><text:tab/><text:tab/>ounds equal to your Constitution modifier. <text:s/>This ability may be used up to 3 times per <text:tab/><text:tab/><text:tab/>day.</text:p>
      <text:p text:style-name="P30"><text:tab/><text:tab/><text:span text:style-name="T333">Dash</text:span></text:p>
      <text:p text:style-name="P30"><text:tab/><text:tab/>-Run</text:p>
      <text:p text:style-name="P276"><text:soft-page-break/><text:span text:style-name="T309"><text:tab/><text:tab/>-Your base speed is increased by 5 ft. <text:s/></text:span><text:span text:style-name="T466">When running or charging, you can make one turn <text:tab/><text:tab/>of up to 90 degrees. To maintain a charge, the last 10 ft must still <text:tab/>be in a straight line. <text:tab/><text:tab/><text:tab/>You can only use this feat when wearing no more than light armor.</text:span></text:p>
      <text:p text:style-name="P170"><text:tab/>Toughness</text:p>
      <text:p text:style-name="P125"><text:tab/>-Endurance</text:p>
      <text:p text:style-name="P30"><text:tab/>-Gain a number of hit points equal to your class's hit die(minimum d6), plus your Con modifier. <text:s/><text:tab/> <text:span text:style-name="T537">This feat counts as having </text:span><text:span text:style-name="T745">an</text:span><text:span text:style-name="T537"> additional HD </text:span><text:span text:style-name="T540">for the purposes of spells and effects.</text:span><text:span text:style-name="T537">.</text:span></text:p>
      <text:p text:style-name="P30"><text:tab/><text:tab/><text:span text:style-name="T333">Improved Toughness<text:tab/></text:span></text:p>
      <text:p text:style-name="P30"><text:tab/><text:tab/>-Toughness</text:p>
      <text:p text:style-name="P30"><text:tab/><text:tab/>-Gain a number of hit points equal to 5 + (2 for every HD you possess, as well as a <text:tab/><text:tab/><text:tab/>natural DR of 1/-. </text:p>
      <text:p text:style-name="P30"><text:tab/><text:tab/><text:tab/><text:span text:style-name="T333">Greater Toughness</text:span></text:p>
      <text:p text:style-name="P30"><text:tab/><text:tab/><text:tab/>-Improved Toughness</text:p>
      <text:p text:style-name="P30"><text:tab/><text:tab/><text:tab/>-Increase the die type of the HD provided by Toughness by one step. <text:s/>Also <text:tab/><text:tab/><text:tab/><text:tab/>increases the amount of Hit Points you need to lose to be killed by your total <text:tab/><text:tab/><text:tab/><text:tab/>natural /- DR.</text:p>
      <text:p text:style-name="P30"><text:tab/><text:tab/><text:tab/><text:tab/><text:span text:style-name="T333">Superior Toughness</text:span></text:p>
      <text:p text:style-name="P30"><text:tab/><text:tab/><text:tab/><text:tab/>-Greater Toughness</text:p>
      <text:p text:style-name="P30"><text:tab/><text:tab/><text:tab/><text:tab/>-Too Tough To Kill</text:p>
      <text:p text:style-name="P30"><text:tab/><text:tab/><text:tab/><text:tab/>-Gain a natural armor bonus of 2. <text:s/>Gain Hit Points equal to your total <text:tab/><text:tab/><text:tab/><text:tab/><text:tab/>natural /-DR</text:p>
      <text:p text:style-name="P30"><text:tab/><text:tab/><text:span text:style-name="T333">Faster Healing</text:span></text:p>
      <text:p text:style-name="P30"><text:tab/><text:tab/>-Toughness</text:p>
      <text:p text:style-name="P30"><text:tab/><text:tab/>-You heal hit point damage at twice the normal rate and ability point damage at 50% <text:tab/><text:tab/><text:tab/>greater than the normal rate(round up).</text:p>
      <text:p text:style-name="P253"><text:span text:style-name="T175"><text:tab/></text:span><text:span text:style-name="T249">Diehard</text:span></text:p>
      <text:p text:style-name="P253"><text:span text:style-name="T249"><text:tab/></text:span><text:span text:style-name="T175">-Endurance</text:span></text:p>
      <text:p text:style-name="P30"><text:tab/>-Gain 1 hit point for each HD you posses. <text:s/>You may take partial actions at no hit point loss or <text:tab/>full actions at the cost of 1 hit point while in negative hit points. </text:p>
      <text:p text:style-name="P253"><text:span text:style-name="T175"><text:tab/><text:tab/></text:span><text:span text:style-name="T249">Relentless Mettle</text:span></text:p>
      <text:p text:style-name="P253"><text:span text:style-name="T249"><text:tab/><text:tab/></text:span><text:span text:style-name="T175">-Diehard</text:span></text:p>
      <text:p text:style-name="P30"><text:tab/><text:tab/>-When reduced to negative hit points, you may act fully without losing further hit points. <text:s/><text:tab/><text:tab/>You must be reduced to -20 hit points to be killed.</text:p>
      <text:p text:style-name="P30"><text:tab/><text:tab/><text:span text:style-name="T333">Last Stand</text:span></text:p>
      <text:p text:style-name="P30"><text:tab/><text:tab/>-Diehard</text:p>
      <text:p text:style-name="P30"><text:tab/><text:tab/>-When you are at 0 or less hit points you gain a +2 dodge bonus to AC as well as a +2 <text:tab/><text:tab/><text:tab/>bonus to saves, attack and damage rolls, ability checks and skill checks.</text:p>
      <text:p text:style-name="P170"><text:tab/><text:tab/>True Grit</text:p>
      <text:p text:style-name="P170"><text:tab/><text:tab/><text:span text:style-name="T455">-Diehard</text:span></text:p>
      <text:p text:style-name="P125"><text:tab/><text:tab/>-Great Fortitude</text:p>
      <text:p text:style-name="P125"><text:tab/><text:tab/>-Iron Will</text:p>
      <text:p text:style-name="P125"><text:tab/><text:tab/>-Lightning Reflexes</text:p>
      <text:p text:style-name="P125"><text:tab/><text:tab/>-Gain a +1 bonus to all saves for each point of natural /- DR you possess, up to a <text:tab/><text:tab/><text:tab/>maximum of +5. <text:s/>Once per day, you may reroll a failed save with a +2 bonus</text:p>
      <text:p text:style-name="P125"><text:tab/><text:tab/><text:tab/><text:span text:style-name="T333">Peak Performance </text:span></text:p>
      <text:p text:style-name="P125"><text:tab/><text:tab/><text:tab/>-True Grit</text:p>
      <text:p text:style-name="P125"><text:tab/><text:tab/><text:tab/>-When at maximum Hit Points at the start of an encounter, gain a +2 to attack <text:tab/><text:tab/><text:tab/><text:tab/>and damage rolls, all saves and your AC(dodge bonus). <text:s/>This bonus is lost when <text:tab/><text:soft-page-break/><text:tab/><text:tab/><text:tab/>you take Hit Point damage. <text:s/>Once this bonus is lost in an encounter, it cannot be <text:tab/><text:tab/><text:tab/><text:tab/>regained for that encounter.</text:p>
      <text:p text:style-name="P125"><text:tab/><text:tab/><text:tab/><text:span text:style-name="T333">Hero's Grit</text:span></text:p>
      <text:p text:style-name="P125"><text:tab/><text:tab/><text:tab/>-True Grit</text:p>
      <text:p text:style-name="P125"><text:tab/><text:tab/><text:tab/>-Faster Healing</text:p>
      <text:p text:style-name="P125"><text:tab/><text:tab/><text:tab/>-When you make a successful save you heal a number of Hit Points equal to 5 or <text:tab/><text:tab/><text:tab/>2 + your Con modifier, whichever is higher.</text:p>
      <text:p text:style-name="P125"><text:tab/><text:tab/><text:tab/><text:span text:style-name="T333">Hero's Tenacity</text:span></text:p>
      <text:p text:style-name="P125"><text:tab/><text:tab/><text:tab/>-True Grit</text:p>
      <text:p text:style-name="P125"><text:tab/><text:tab/><text:tab/>-Greater Endurance</text:p>
      <text:p text:style-name="P125"><text:tab/><text:tab/><text:tab/>-Greater Toughness</text:p>
      <text:p text:style-name="P125"><text:tab/><text:tab/><text:tab/>-Your opponents take a -2 penalty to confirm critical hits against you plus an <text:tab/><text:tab/><text:tab/><text:tab/>additional penalty equal to your /- DR. <text:s/>When you are critically hit you reduce <text:tab/><text:tab/><text:tab/><text:tab/>the multiplier by 1. <text:s/>If this would reduce the multiplier to less than 2, then the <text:tab/><text:tab/><text:tab/><text:tab/>opponent simply receives a +4 to their damage roll.</text:p>
      <text:h text:style-name="Heading_20_2" text:outline-level="2">Good Luck</text:h>
      <text:p text:style-name="P30">-Once per day you may add a +1 to a single attack roll, damage roll, skill check, save or ability check. <text:s/>This bonus is applied after the check is made. <text:s/>This feat cannot prevent a critical failure or enable a critical success.</text:p>
      <text:p text:style-name="P30"><text:tab/><text:span text:style-name="T333">Victor's Luck</text:span></text:p>
      <text:p text:style-name="P30"><text:tab/>-Good Luck</text:p>
      <text:p text:style-name="P30"><text:tab/>-Gain a luck reroll. <text:s/>Expend one luck reroll to reroll a critical hit confirmation roll.</text:p>
      <text:p text:style-name="P30"><text:tab/><text:span text:style-name="T333">Good Karma</text:span></text:p>
      <text:p text:style-name="P30"><text:tab/>-Good Luck</text:p>
      <text:p text:style-name="P30"><text:tab/>-Gain a luck reroll. <text:s/>You may choose to have an attack targeting at an adjacent ally directed to <text:tab/>you before the attack is rolled. <text:s/>If you do so you regain a spent luck reroll for the day if the <text:tab/>attack hits you.</text:p>
      <text:p text:style-name="P176"><text:tab/>Miser's Fortune</text:p>
      <text:p text:style-name="P30"><text:tab/>Good Luck</text:p>
      <text:p text:style-name="P30"><text:tab/>-Gain a luck reroll. <text:s/>Your items gain a +5 bonus on saves. <text:s/></text:p>
      <text:p text:style-name="P30"><text:tab/><text:span text:style-name="T333">Lucky Start</text:span></text:p>
      <text:p text:style-name="P30"><text:tab/>-Good Luck</text:p>
      <text:p text:style-name="P30"><text:tab/>-Gain a luck reroll. <text:s/>Expend one luck reroll <text:span text:style-name="T683">to rerill</text:span> an initiative check.</text:p>
      <text:p text:style-name="P30"><text:tab/><text:span text:style-name="T333">Healer's Luck</text:span></text:p>
      <text:p text:style-name="P30"><text:tab/>-Good Luck</text:p>
      <text:p text:style-name="P30"><text:tab/>-Gain a luck reroll. <text:s/>Expend one luck reroll to reroll one cure spell.</text:p>
      <text:p text:style-name="P30"><text:tab/><text:span text:style-name="T333">Lucky Save</text:span></text:p>
      <text:p text:style-name="P30"><text:tab/>-Good Luck</text:p>
      <text:p text:style-name="P30"><text:tab/>-Any other Luck feat</text:p>
      <text:p text:style-name="P30"><text:tab/>-Gain a luck reroll. <text:s/>Expend a luck reroll to reroll one save.</text:p>
      <text:p text:style-name="P30"><text:tab/><text:span text:style-name="T333">Lucky Strike</text:span></text:p>
      <text:p text:style-name="P30"><text:tab/>-Good Luck</text:p>
      <text:p text:style-name="P30"><text:tab/>-Any other Luck feat</text:p>
      <text:p text:style-name="P30"><text:tab/>-Gain a luck reroll. <text:s/>Expend one luck reroll to reroll an attack roll. <text:s/>Expend two luck rerolls <text:tab/>to reroll a damage roll.</text:p>
      <text:p text:style-name="P30"><text:tab/><text:span text:style-name="T333">Make Your Own Luck</text:span></text:p>
      <text:p text:style-name="P30"><text:tab/>-Good Luck</text:p>
      <text:p text:style-name="P30"><text:soft-page-break/><text:tab/>-Any other Luck feat</text:p>
      <text:p text:style-name="P30"><text:tab/>-Gain a luck reroll. Expend one luck reroll to reroll a skill check.</text:p>
      <text:p text:style-name="P30"><text:tab/><text:span text:style-name="T333">Magical Fortune</text:span></text:p>
      <text:p text:style-name="P30"><text:tab/>-Good Luck</text:p>
      <text:p text:style-name="P30"><text:tab/>-Any other Luck feat</text:p>
      <text:p text:style-name="P30"><text:tab/>-Gain a luck reroll. Expend one luck reroll to reroll the damage of a spell or a caster check.</text:p>
      <text:p text:style-name="P30"><text:tab/><text:span text:style-name="T333">Tempting Fate</text:span></text:p>
      <text:p text:style-name="P30"><text:tab/>-Good Luck</text:p>
      <text:p text:style-name="P30"><text:tab/>-Any other Luck feat</text:p>
      <text:p text:style-name="P30"><text:tab/>-Gain a luck reroll. You may expend a luck reroll to force an opponent to reroll an attack <text:tab/>against you, but their critical threat range increases by 2.</text:p>
      <text:p text:style-name="P30"><text:tab/><text:span text:style-name="T333">Better Lucky Than Good</text:span></text:p>
      <text:p text:style-name="P30"><text:tab/>-Good Luck</text:p>
      <text:p text:style-name="P30"><text:tab/>-Any other 2 Luck feats</text:p>
      <text:p text:style-name="P30"><text:tab/>-Gain a luck reroll. Expend a luck reroll to treat a natural 1 as a natural 20 on an attack roll.</text:p>
      <text:p text:style-name="P30"><text:tab/><text:span text:style-name="T333">Dumb Luck</text:span></text:p>
      <text:p text:style-name="P30"><text:tab/>-Good Luck</text:p>
      <text:p text:style-name="P30"><text:tab/>-Any other 2 Luck feats</text:p>
      <text:p text:style-name="P30"><text:tab/>-Gain a luck reroll. Expend a luck reroll to treat a natural 1 as a natural 20 on a save.</text:p>
      <text:p text:style-name="P30"><text:tab/><text:span text:style-name="T333">Unbelievable Luck</text:span></text:p>
      <text:p text:style-name="P30"><text:tab/>-Good Luck</text:p>
      <text:p text:style-name="P30"><text:tab/>-Any other 2 Luck feats</text:p>
      <text:p text:style-name="P30"><text:tab/>-Gain 2 luck rerolls. <text:s/>So long as you have a luck reroll remaining, you gain a +2 bonus on your <text:tab/>worst save. <text:s/>You also gain a number of additional uses of your Good Luck feat equal to half of <text:tab/>the number of luck rerolls you start with per day(round up).</text:p>
      <text:p text:style-name="P30"><text:tab/><text:span text:style-name="T333">Third Time's the Charm</text:span></text:p>
      <text:p text:style-name="P30"><text:tab/>-Good Luck</text:p>
      <text:p text:style-name="P30"><text:tab/>-Any other 3 Luck feats</text:p>
      <text:p text:style-name="P30"><text:tab/>-Gain a luck reroll. You may use a second luck reroll on any roll that your Luck feats affect. <text:s/>All <text:tab/>of your luck rerolls gain a +2 bonus to that roll(+4 if you use a second luck reroll). You also <text:tab/>gain 3 additional uses of your Good Luck feat, and can pool multiple uses of that feat into the <text:tab/>same roll.</text:p>
      <text:h text:style-name="Heading_20_2" text:outline-level="2">Great Fortitude</text:h>
      <text:p text:style-name="P253"><text:span text:style-name="T175">-Gain a +2 bonus on Fortitude saves. <text:s/>This feat can be taken a number of times equal to the character's </text:span><text:span text:style-name="T249">base</text:span><text:span text:style-name="T175"> Con modifier + 1, it's effects stack.</text:span></text:p>
      <text:p text:style-name="P253"><text:span text:style-name="T175"><text:tab/></text:span><text:span text:style-name="T249">Iron Muscles</text:span></text:p>
      <text:p text:style-name="P30"><text:tab/>-Great Fortitude</text:p>
      <text:p text:style-name="P30"><text:tab/>-Add your Str modifier to your Fort saves.</text:p>
      <text:p text:style-name="P30"><text:tab/><text:span text:style-name="T333">Mind Over Matter</text:span></text:p>
      <text:p text:style-name="P30"><text:tab/>-Great Fortitude</text:p>
      <text:p text:style-name="P30"><text:tab/>-Iron Will</text:p>
      <text:p text:style-name="P30"><text:tab/>-Add your Wis modifier to your Fort saves.</text:p>
      <text:p text:style-name="P30"><text:tab/><text:span text:style-name="T333">Straining Resolve</text:span></text:p>
      <text:p text:style-name="P30"><text:tab/>-Great Fortitude</text:p>
      <text:p text:style-name="P30"><text:tab/>--If you fail a Fort save you may roll again with a +2 bonus, but you are nauseated after <text:tab/>doing <text:tab/>so until the end of your next turn.</text:p>
      <text:p text:style-name="P253"><text:span text:style-name="T175"><text:tab/></text:span><text:span text:style-name="T249">Tough as Nails</text:span></text:p>
      <text:p text:style-name="P30"><text:soft-page-break/><text:tab/>-Great Fortitude</text:p>
      <text:p text:style-name="P30"><text:tab/>-When making a Fort save against instant death or crippling effects, roll twice and take the <text:tab/>better result.</text:p>
      <text:p text:style-name="P30"><text:tab/><text:span text:style-name="T333">Enduring Life </text:span></text:p>
      <text:p text:style-name="P30"><text:tab/>-Great Fortitude</text:p>
      <text:p text:style-name="P30"><text:tab/>-Endurance</text:p>
      <text:p text:style-name="P277"><text:span text:style-name="T311"><text:tab/></text:span><text:span text:style-name="T312">-</text:span><text:span text:style-name="T320">Gain a +2 bonus on Fort saves to resist or remove Negative Levels. </text:span><text:span text:style-name="T481">Whenever you gain a <text:tab/>Negative Level, you can ignore the penalties and other ill effects associated with that </text:span><text:span text:style-name="T474">Negative <text:tab/>Level for a number of rounds equal to 2 + your Con modifier. <text:s/>This feat can be taken twice, if <text:tab/>taken a second time you gain a +4 to resist or remove negative levels and <text:tab/>can ignore the effects <text:tab/>of negative levels for 1 minute.</text:span></text:p>
      <text:p text:style-name="P281"><text:tab/><text:tab/><text:span text:style-name="T333">Will to Live</text:span></text:p>
      <text:p text:style-name="P281"><text:tab/><text:tab/>-Enduring Life</text:p>
      <text:p text:style-name="P281"><text:tab/><text:tab/>-Iron Will</text:p>
      <text:p text:style-name="P281"><text:tab/><text:tab/>-Once per round as a standard action, you can attempt to remove one Negative Level <text:tab/><text:tab/><text:tab/>from yourself with a Will save (DC 10 + ½ the attacker’s HD + attacker’s Cha modifier).</text:p>
      <text:p text:style-name="P253"><text:span text:style-name="T175"><text:tab/></text:span><text:span text:style-name="T249">Resiliency</text:span></text:p>
      <text:p text:style-name="P30"><text:tab/>-Great Fortitude(x2)</text:p>
      <text:p text:style-name="P30"><text:tab/>-You gain a natural DR of 1/- <text:s/>This feat can be taken a number of times equal to the times you <text:tab/>have taken Great Fortitude, it's effects stack. <text:s/></text:p>
      <text:p text:style-name="P253"><text:span text:style-name="T175"><text:tab/></text:span><text:span text:style-name="T249">Iron Stomach</text:span></text:p>
      <text:p text:style-name="P30"><text:tab/>-Great Fortitude(x3)</text:p>
      <text:p text:style-name="P30"><text:tab/>-You are immune to the Sickened effect, should an effect cause you to be Nauseated, you <text:tab/>instead treat it as being Sickened.</text:p>
      <text:p text:style-name="P30"><text:tab/><text:span text:style-name="T333">What Doesn't Kill You...</text:span></text:p>
      <text:p text:style-name="P30"><text:tab/>-Great Fortitude(x2)</text:p>
      <text:p text:style-name="P30"><text:tab/>-When you succeed at a Fortitude save, you gain temporary hit points equal to 1 + your <text:tab/>highest <text:tab/>class Hit Die. <text:s/>This feat can be used a number of times per encounter equal to half of the times <text:tab/>you have taken Great Fortitude(round up).</text:p>
      <text:p text:style-name="P30"><text:tab/><text:tab/><text:span text:style-name="T333">...Makes You Stronger</text:span></text:p>
      <text:p text:style-name="P30"><text:tab/><text:tab/>-What Doesn't Kill You...</text:p>
      <text:p text:style-name="P30"><text:tab/><text:tab/>-When you gain hit points from What Doesn't Kill You..., you also gain a +1 bonus to all <text:tab/><text:tab/>Str and Dex related checks(including attack and damage rolls) for a number of rounds <text:tab/><text:tab/><text:tab/>equal to your <text:span text:style-name="T333">base</text:span> Con modifier. <text:s/>This feat can stack on itself a number of times equal to <text:tab/><text:tab/>the number of times you have taken Great Fortitude.</text:p>
      <text:p text:style-name="P253"><text:span text:style-name="T175"><text:tab/></text:span><text:span text:style-name="T249">Iron Stamina</text:span></text:p>
      <text:p text:style-name="P30"><text:tab/>-Great Fortitude</text:p>
      <text:p text:style-name="P30"><text:tab/>-Endurance</text:p>
      <text:p text:style-name="P30"><text:tab/>-You are immune to the Fatigued effect. <text:s/>Should you be affected by Exhaustion, you instead <text:tab/>treat it as being Fatigued.</text:p>
      <text:p text:style-name="P30"><text:tab/><text:span text:style-name="T333">Stalwart </text:span></text:p>
      <text:p text:style-name="P30"><text:tab/>-Great Fortitude(x2)</text:p>
      <text:p text:style-name="P30"><text:tab/>-Diehard</text:p>
      <text:p text:style-name="P30"><text:tab/>-When making a Fort save against a <text:span text:style-name="T749">spell or</text:span> effect you <text:span text:style-name="T749">are completely unaffected</text:span> on a <text:tab/>successful save.</text:p>
      <text:p text:style-name="P30"><text:tab/><text:tab/><text:span text:style-name="T333">Improved Stalwart</text:span></text:p>
      <text:p text:style-name="P30"><text:tab/><text:tab/>-Stalwart</text:p>
      <text:p text:style-name="P30"><text:tab/><text:tab/>-C<text:span text:style-name="T668">ompiled Training(Any)</text:span></text:p>
      <text:p text:style-name="P30"><text:tab/><text:tab/>When using Stalwart, you take half damage on a failed save.</text:p>
      <text:p text:style-name="P253"><text:soft-page-break/><text:span text:style-name="T175"><text:tab/><text:tab/></text:span><text:span text:style-name="T249">Improved Resiliency</text:span></text:p>
      <text:p text:style-name="P30"><text:tab/><text:tab/>-(Resiliency(x3).</text:p>
      <text:p text:style-name="P30"><text:tab/><text:tab/>-Increase your natural DR by 2/-</text:p>
      <text:p text:style-name="P253"><text:span text:style-name="T175"><text:tab/><text:tab/><text:tab/></text:span><text:span text:style-name="T249">Greater Resiliency</text:span></text:p>
      <text:p text:style-name="P30"><text:tab/><text:tab/><text:tab/>-Improved Resiliency</text:p>
      <text:p text:style-name="P30"><text:tab/><text:tab/><text:tab/>-When taking damage, you may make a Fort save with a DC equal to the damage <text:tab/><text:tab/><text:tab/>dealt. <text:s/>If you succeed, you take half damage from the attack. <text:s/>This feat can be <text:tab/><text:tab/><text:tab/><text:tab/>used once per encounter. <text:s/>This feat can be taken twice, it's effects stack.</text:p>
      <text:p text:style-name="P30"><text:tab/><text:tab/><text:tab/><text:tab/><text:span text:style-name="T333">Too Tough to Kill</text:span></text:p>
      <text:p text:style-name="P30"><text:tab/><text:tab/><text:tab/><text:tab/>-Greater Resiliency</text:p>
      <text:p text:style-name="P30"><text:tab/><text:tab/><text:tab/><text:tab/>-Relentless Mettle</text:p>
      <text:p text:style-name="P30"><text:tab/><text:tab/><text:tab/><text:tab/>-You gain Resistance 5 to all elemental damage, which stacks with other <text:tab/><text:tab/><text:tab/><text:tab/><text:tab/>sources of Resistance. <text:s/>You also gain a Resistance 1 to all forms of <text:tab/><text:tab/><text:tab/><text:tab/><text:tab/>physical ability score damage.</text:p>
      <text:h text:style-name="Heading_20_2" text:outline-level="2">Improved Bardic Music</text:h>
      <text:p text:style-name="P30">-Bardic Music class ability </text:p>
      <text:p text:style-name="P30">-You gain enhanced benefit from your Bardic music based on the effect used. <text:s/>When using Countersong, Fascinate and Suggestion, you gain a +2 bonus to the Perform check that those effects use. <text:s/>When using Inspire Courage, increase the total bonus to attack and damage rolls by 1 each. <text:s/>When using Inspire Greatness, your targets gain a +1 bonus to all saves rather than just Fort saves. <text:s/>When using Inspire Heroics, increase the total saving throw bonus and AC bonus by 1.</text:p>
      <text:p text:style-name="P176"><text:tab/>Battle Dancer</text:p>
      <text:p text:style-name="P125"><text:tab/>-Improved Bardic Music</text:p>
      <text:p text:style-name="P125"><text:tab/>-You may use your Bardic music ability as part of a Move or Attack action.</text:p>
      <text:p text:style-name="P125"><text:tab/><text:tab/><text:span text:style-name="T333">War Dancer</text:span></text:p>
      <text:p text:style-name="P125"><text:tab/><text:tab/>-Battle Dancer</text:p>
      <text:p text:style-name="P125"><text:tab/><text:tab/>-When you are using the Battle Dancer feat, you gain a +<text:span text:style-name="T641">2</text:span> dodge bonus to AC <text:tab/><text:tab/><text:tab/><text:tab/>and a +<text:span text:style-name="T641">2</text:span> to attack rolls until the start of your next turn.</text:p>
      <text:p text:style-name="P125"><text:tab/><text:span text:style-name="T384">Sticks and Stones</text:span></text:p>
      <text:p text:style-name="P139"><text:tab/>-<text:span text:style-name="T680">Improved Bardic Music</text:span></text:p>
      <text:p text:style-name="P139"><text:tab/>-<text:span text:style-name="T680">Viscous Mockery class ability </text:span></text:p>
      <text:p text:style-name="P139"><text:tab/>-<text:span text:style-name="T680">W</text:span><text:span text:style-name="T82">hen using Viscous Mockery, you may choose to sacrifice an unspent spell slot to empower <text:tab/>this ability. <text:s/>For every level of spell slot used, your Viscous Mockery deals an additional 1d6+1 <text:tab/>damage. </text:span></text:p>
      <text:p text:style-name="P139"><text:span text:style-name="T82"><text:tab/><text:tab/></text:span><text:span text:style-name="T93">Scathing Retort</text:span></text:p>
      <text:p text:style-name="P232"><text:tab/><text:tab/>-Sticks and Stones</text:p>
      <text:p text:style-name="P139"><text:span text:style-name="T83"><text:tab/><text:tab/>-Caster level 7</text:span><text:span text:style-name="T104">th</text:span><text:span text:style-name="T83"> (Bardic)</text:span></text:p>
      <text:p text:style-name="P232"><text:tab/><text:tab/>-Once per round when you are targeted by a melee or ranged attack, or a spell, you may <text:tab/><text:tab/><text:tab/>use Viscous Mockery against that target. <text:s/>If the attack or spell misses, then your DC for <text:tab/><text:tab/><text:tab/>Viscous Mockery is raised by 2. <text:s/>If the attack or spell succeeds, you increase the damage <text:tab/><text:tab/>by an additional 2.</text:p>
      <text:p text:style-name="P232"><text:tab/><text:span text:style-name="T388">Reading the Room</text:span></text:p>
      <text:p text:style-name="P141"><text:tab/>-<text:span text:style-name="T680">Improved Bardic Music</text:span></text:p>
      <text:p text:style-name="P141"><text:tab/>-<text:span text:style-name="T680">Viscous Mockery class ability </text:span></text:p>
      <text:p text:style-name="P141"><text:tab/>-<text:span text:style-name="T684">Caster level 5</text:span><text:span text:style-name="T19">th</text:span><text:span text:style-name="T684"> (Bardic)</text:span></text:p>
      <text:p text:style-name="P141"><text:tab/>-<text:span text:style-name="T684">When using Viscous Mockery, increase it’s save DC by 2 and it’s damage by 1.</text:span></text:p>
      <text:p text:style-name="P141"><text:tab/><text:tab/><text:span text:style-name="T412">Spiteful Mockery</text:span></text:p>
      <text:p text:style-name="P141"><text:soft-page-break/><text:tab/><text:tab/>-<text:span text:style-name="T743">Reading the Room</text:span></text:p>
      <text:p text:style-name="P141"><text:tab/><text:tab/>-<text:span text:style-name="T743">Inspire Heroics class ability </text:span></text:p>
      <text:p text:style-name="P141"><text:tab/><text:tab/>-<text:span text:style-name="T743">When using Viscous Mockery, increase it’s save DC and it’s damage by 1 for every 5 <text:tab/><text:tab/><text:tab/>ranks you possess in your highest Perform skill. <text:s/>Targets that fail their save against your <text:tab/><text:tab/><text:tab/>Viscous Mockery also take damage the following round as if you had used Viscous <text:tab/><text:tab/><text:tab/>Mockery against them again and had successfully saved. <text:s/>This damage is applied eve if <text:tab/><text:tab/><text:tab/>you also use Viscous Mockery against them on that round.</text:span></text:p>
      <text:p text:style-name="P125"><text:tab/><text:span text:style-name="T384">Pointed Criticism</text:span></text:p>
      <text:p text:style-name="P125"><text:tab/>-<text:span text:style-name="T680">Improved Bardic Music</text:span></text:p>
      <text:p text:style-name="P125"><text:tab/>-<text:span text:style-name="T680">Viscous Mockery class ability </text:span></text:p>
      <text:p text:style-name="P125"><text:tab/>-<text:span text:style-name="T680">When using Viscous Mockery against a single target, you add your Cha modifier to the <text:tab/>damage. </text:span></text:p>
      <text:p text:style-name="P125"><text:tab/><text:tab/><text:span text:style-name="T384">Demoralizing Mockery</text:span></text:p>
      <text:p text:style-name="P125"><text:tab/><text:tab/>-<text:span text:style-name="T680">Pointed Criticism</text:span></text:p>
      <text:p text:style-name="P125"><text:tab/><text:tab/>-<text:span text:style-name="T682">Caster level 5</text:span><text:span text:style-name="T18">th</text:span><text:span text:style-name="T682"> (Bardic)</text:span></text:p>
      <text:p text:style-name="P125"><text:tab/><text:tab/>-<text:span text:style-name="T680">Should your target of Pointed Criticism fail their Will save, they take a -2 penalty on all <text:tab/><text:tab/>attack and damage rolls and skill checks until the start of your next turn.</text:span></text:p>
      <text:p text:style-name="P147"><text:tab/><text:tab/><text:span text:style-name="T95">If Looks Could Kill</text:span></text:p>
      <text:p text:style-name="P147"><text:span text:style-name="T85"><text:tab/><text:tab/></text:span><text:span text:style-name="T146">-</text:span><text:span text:style-name="T147">Pointed Criticism</text:span></text:p>
      <text:p text:style-name="P147"><text:span text:style-name="T85"><text:tab/><text:tab/>-</text:span><text:span text:style-name="T83">Caster level </text:span><text:span text:style-name="T85">8</text:span><text:span text:style-name="T104">th</text:span><text:span text:style-name="T83"> (Bardic)</text:span></text:p>
      <text:p text:style-name="P147"><text:span text:style-name="T83"><text:tab/><text:tab/>-</text:span><text:span text:style-name="T85">Your Viscous Mockery can be used as a gaze attack, with all the pewnalties and benefits <text:tab/><text:tab/>a gaze attack allows.. <text:s/>When used in this way, your target does not make a save vs your <text:tab/><text:tab/><text:tab/>damage but your Viscous Mockery damage suffers a -5 penalty.</text:span></text:p>
      <text:p text:style-name="P125"><text:tab/><text:tab/><text:span text:style-name="T412">Falling On Deaf Ears</text:span></text:p>
      <text:p text:style-name="P125"><text:tab/><text:tab/>-<text:span text:style-name="T743">Pointed Criticism</text:span></text:p>
      <text:p text:style-name="P125"><text:tab/><text:tab/>-<text:span text:style-name="T743">Inspire Heroics class ability </text:span></text:p>
      <text:p text:style-name="P125"><text:tab/><text:tab/>-<text:span text:style-name="T743">When using Viscous Mockery, you may target creatures normaly immune to it’s effects. <text:s/><text:tab/><text:tab/>In such cases, the target gets no save but always takes half damage from your Viscous <text:tab/><text:tab/><text:tab/>Mockery.</text:span></text:p>
      <text:p text:style-name="P125"><text:tab/><text:span text:style-name="T384">Call Out</text:span></text:p>
      <text:p text:style-name="P139"><text:tab/>-<text:span text:style-name="T680">Improved Bardic Music</text:span></text:p>
      <text:p text:style-name="P139"><text:tab/>-<text:span text:style-name="T680">Viscous Mockery class ability </text:span></text:p>
      <text:p text:style-name="P139"><text:tab/>-<text:span text:style-name="T680">When using Viscous Mockery against a single target, you may forgo the standard damage to <text:tab/>instead impose a -4 penalty on the target’s AC and saves until the end of your next turn. <text:s/></text:span><text:span text:style-name="T681">If your <text:tab/>target saves against your Viscous Mockery, then they only take half of the penalty.</text:span></text:p>
      <text:p text:style-name="P139"><text:tab/><text:span text:style-name="T385">Tough Crowd</text:span></text:p>
      <text:p text:style-name="P140"><text:tab/>-<text:span text:style-name="T680">Improved Bardic Music</text:span></text:p>
      <text:p text:style-name="P140"><text:tab/>-<text:span text:style-name="T680">Viscous Mockery class ability </text:span></text:p>
      <text:p text:style-name="P140"><text:tab/>-<text:span text:style-name="T681">Once per day when using Viscous Mockery, you may affect everyone that can hear you in a 30 <text:tab/>ft radius around yourself. <text:s/>A single Will save is made against the highest Will save among your <text:tab/>targets.</text:span></text:p>
      <text:p text:style-name="P140"><text:tab/><text:tab/><text:span text:style-name="T386">Catching Strays</text:span></text:p>
      <text:p text:style-name="P140"><text:tab/><text:tab/>-<text:span text:style-name="T682">Tough Crowd</text:span></text:p>
      <text:p text:style-name="P140"><text:tab/><text:tab/>-<text:span text:style-name="T682">Caster level 10</text:span><text:span text:style-name="T18">th</text:span><text:span text:style-name="T682"> (Bardic)</text:span></text:p>
      <text:p text:style-name="P140"><text:tab/><text:tab/>-<text:span text:style-name="T682">When using Viscous Mockery, you also affect all enemies adjacent to your target. <text:s/>Each <text:tab/><text:tab/>additional target gets it’s own save against your Viscous Mockery.</text:span></text:p>
      <text:p text:style-name="P140"><text:tab/><text:span text:style-name="T385">Passive-Aggressive Performance </text:span></text:p>
      <text:p text:style-name="P140"><text:tab/>-<text:span text:style-name="T680">Improved Bardic Music</text:span></text:p>
      <text:p text:style-name="P140"><text:tab/>-<text:span text:style-name="T680">Viscous Mockery class ability </text:span></text:p>
      <text:p text:style-name="P140"><text:soft-page-break/><text:tab/>-<text:span text:style-name="T681">When using your Bardic Music ability, you may still use your Viscous Mockery as part of the <text:tab/>performance without ending your Bardic Music.</text:span></text:p>
      <text:p text:style-name="P140"><text:tab/><text:span text:style-name="T385">Catch Your Breath</text:span></text:p>
      <text:p text:style-name="P140"><text:tab/>-<text:span text:style-name="T681">Improved Bardic Music</text:span></text:p>
      <text:p text:style-name="P140"><text:tab/>-<text:span text:style-name="T681">Song of Rest class ability</text:span></text:p>
      <text:p text:style-name="P140"><text:tab/>-<text:span text:style-name="T681">The first time you use Song of Rest in a day, you need not spend a use of Bardic Music. </text:span></text:p>
      <text:p text:style-name="P140"><text:tab/><text:tab/><text:span text:style-name="T385">Mother’s Lullaby</text:span></text:p>
      <text:p text:style-name="P140"><text:tab/><text:tab/>-<text:span text:style-name="T681">Catch Your Breath</text:span></text:p>
      <text:p text:style-name="P140"><text:tab/><text:tab/>-<text:span text:style-name="T681">When using Song of Rest, you may expend an additional use of Bardic Music to heal <text:tab/><text:tab/><text:tab/>1d4+1 points of ability score damage in addition to the normal healing.</text:span></text:p>
      <text:p text:style-name="P125"><text:tab/><text:span text:style-name="T333">Escalating Inspiration</text:span></text:p>
      <text:p text:style-name="P125"><text:tab/>-Improved Bardic Music</text:p>
      <text:p text:style-name="P125"><text:tab/>-Inspire Greatness <text:span text:style-name="T681">class ability</text:span></text:p>
      <text:p text:style-name="P125"><text:tab/>-When you use Inspire Greatness or Inspire Heroics and you target someone else, you also <text:tab/>gain their effects for free.</text:p>
      <text:p text:style-name="P125"><text:tab/><text:tab/><text:span text:style-name="T333">Legendary Inspiration</text:span></text:p>
      <text:p text:style-name="P125"><text:tab/><text:tab/>-Escalating Inspiration</text:p>
      <text:p text:style-name="P125"><text:tab/><text:tab/>-Inspire Heroics <text:span text:style-name="T681">class ability </text:span></text:p>
      <text:p text:style-name="P125"><text:tab/><text:tab/>-When you use Inspire Greatness, your targets also gain the effects of Inspire <text:tab/><text:tab/><text:tab/><text:tab/>Courage. <text:s/>When you Inspire Heroics, your targets also gain the effects of <text:tab/>Inspire <text:tab/><text:tab/><text:tab/>Courage and Inspire Greatness.</text:p>
      <text:p text:style-name="P125"><text:tab/><text:span text:style-name="T333">Subsonics</text:span></text:p>
      <text:p text:style-name="P125"><text:tab/>-Improved Bardic Music</text:p>
      <text:p text:style-name="P125"><text:tab/>-You can use your Bardic Music without making audible noise.</text:p>
      <text:p text:style-name="P125"><text:tab/><text:tab/><text:span text:style-name="T333">Sound of Silence</text:span></text:p>
      <text:p text:style-name="P125"><text:tab/><text:tab/>-Subsonics</text:p>
      <text:p text:style-name="P125"><text:tab/><text:tab/>-Expend a use of your Bardic Music to deafen a single target within 30 feet, using your <text:tab/><text:tab/><text:tab/>Perform check as the save DC.</text:p>
      <text:p text:style-name="P125"><text:tab/><text:span text:style-name="T333">Green Ear</text:span></text:p>
      <text:p text:style-name="P125"><text:tab/>-Improved Bardic Music</text:p>
      <text:p text:style-name="P125"><text:tab/>-Suggestion class ability </text:p>
      <text:p text:style-name="P125"><text:tab/>-You can alter your mind-affecting music abilities and other Performance-based effects to affect <text:tab/>plant creatures as well as normal targets. <text:s/>The affected plant creatures gain a +5 to Will saves in <text:tab/>these cases. <text:s/>You may also affect your abilities to only affect plant creatures, in this case, the <text:tab/>plant creatures bonus to Will saves reduces to +2.</text:p>
      <text:p text:style-name="P125"><text:tab/><text:tab/><text:span text:style-name="T333">Chant of the Dead</text:span></text:p>
      <text:p text:style-name="P125"><text:tab/><text:tab/>-Green Ear</text:p>
      <text:p text:style-name="P125"><text:tab/><text:tab/>-Your Bardic music effects(positive and negative) affect undead creatures. <text:s/>When using <text:tab/><text:tab/><text:tab/>negative Bardic music effects against undead, use the same restrictions and parameters <text:tab/><text:tab/><text:tab/>as the Green Ear feat.</text:p>
      <text:p text:style-name="P125"><text:tab/><text:tab/><text:tab/><text:span text:style-name="T333">Requiem</text:span></text:p>
      <text:p text:style-name="P125"><text:tab/><text:tab/><text:tab/>-Chant of the Dead</text:p>
      <text:p text:style-name="P125"><text:tab/><text:tab/><text:tab/>-Expend a use of Bardic Music to make a Turn Undead attempt as if you were a <text:tab/><text:tab/><text:tab/><text:tab/>cleric. <text:s/>Use your bard caster levels for the turning check and the damage check.</text:p>
      <text:p text:style-name="P125"><text:tab/><text:tab/><text:tab/><text:span text:style-name="T333">Inspire Dread</text:span></text:p>
      <text:p text:style-name="P125"><text:tab/><text:tab/><text:tab/>-Chant of the Dead</text:p>
      <text:p text:style-name="P125"><text:tab/><text:tab/><text:tab/>-Inspire Greatness class ability</text:p>
      <text:p text:style-name="P125"><text:tab/><text:tab/><text:tab/>-Expend a use of Bardic music to cause all living enemies that can see and hear <text:tab/><text:tab/><text:tab/><text:tab/>you to take a -2 penalty to AC as well all attack and damage rolls, saves, skill <text:tab/><text:soft-page-break/><text:tab/><text:tab/><text:tab/>checks and ability checks. <text:s/>This ability continues for as long as the character <text:tab/><text:tab/><text:tab/><text:tab/>plays and 5 rounds thereafter.</text:p>
      <text:p text:style-name="P170"><text:tab/>Extra Music</text:p>
      <text:p text:style-name="P125"><text:tab/>-Improved Bardic Music</text:p>
      <text:p text:style-name="P125"><text:tab/>-You gain 3 more uses of your Bardic Music per day. <text:s/>This feat can be taken a number of times <text:tab/>equal to half your Bard levels(round up), it's effects stack.</text:p>
      <text:p text:style-name="P125"><text:tab/><text:tab/><text:span text:style-name="T333">Lyric Arsenal</text:span></text:p>
      <text:p text:style-name="P125"><text:tab/><text:tab/>-Extra Music</text:p>
      <text:p text:style-name="P125"><text:tab/><text:tab/>-Gain additional uses of Bardic Music equal to you Cha modifier. <text:s/>The DCs of your <text:tab/><text:tab/><text:tab/>Bardic music abilities increase by 1.</text:p>
      <text:p text:style-name="P125"><text:tab/><text:span text:style-name="T333">Arcane Flourish</text:span></text:p>
      <text:p text:style-name="P125"><text:tab/>-Improved Bardic Music</text:p>
      <text:p text:style-name="P125"><text:tab/>-Ability to cast arcane spells</text:p>
      <text:p text:style-name="P125"><text:tab/>-You can expend a spell slot to gain a bonus to any single Perform check made within 1 <text:tab/>minute <text:tab/>of using this feat. <text:s/>This bonus is equal to <text:span text:style-name="T653">2</text:span> + the level of spell slot used.</text:p>
      <text:p text:style-name="P125"><text:tab/><text:tab/><text:span text:style-name="T333">Arcane Accompaniment </text:span></text:p>
      <text:p text:style-name="P125"><text:tab/><text:tab/>-Arcane Flourish</text:p>
      <text:p text:style-name="P125"><text:tab/><text:tab/>-When using Arcane Flourish on Bardic Music, you extend the duration of that Bardic <text:tab/><text:tab/><text:tab/>Music by a number of rounds equal to the spell slot used.</text:p>
      <text:p text:style-name="P125"><text:tab/><text:span text:style-name="T333">Lyric Spell </text:span></text:p>
      <text:p text:style-name="P125"><text:tab/>-Improved Bardic Music</text:p>
      <text:p text:style-name="P125"><text:tab/>-Ability to cast arcane spells</text:p>
      <text:p text:style-name="P125"><text:tab/>-You may expend uses of Bardic music to cast any spell from the Bard spell list that you know. <text:s/><text:tab/>The number of uses required is equal to (spell level – 1) minimum 1.</text:p>
      <text:p text:style-name="P125"><text:tab/><text:tab/><text:span text:style-name="T333">Improved Lyric Spell </text:span></text:p>
      <text:p text:style-name="P125"><text:tab/><text:tab/>-Lyric Spell</text:p>
      <text:p text:style-name="P125"><text:tab/><text:tab/>-When using the Lyric Spell feat, you reduce the required uses of Bardic music by 1 to a <text:tab/><text:tab/>minimum of 1.</text:p>
      <text:p text:style-name="P125"><text:tab/><text:tab/><text:span text:style-name="T333">Arcane Melody</text:span></text:p>
      <text:p text:style-name="P125"><text:tab/><text:tab/>-Lyric Spell</text:p>
      <text:p text:style-name="P125"><text:tab/><text:tab/>-When casting any Bardic spell or any other arcane spell with sonic components, you <text:tab/><text:tab/><text:tab/>may expend a use of Bardic music to add 2 to the DC of that spell or increase your caster <text:tab/><text:tab/>level for that spell by 1.</text:p>
      <text:p text:style-name="P125"><text:tab/><text:tab/><text:span text:style-name="T333">Song of Mercy</text:span></text:p>
      <text:p text:style-name="P125"><text:tab/><text:tab/>-Lyric Spell </text:p>
      <text:p text:style-name="P125"><text:tab/><text:tab/>-Sacred Vow</text:p>
      <text:p text:style-name="P125"><text:tab/><text:tab/>-When casting a cure spell from the Bardic school, you may expend a use of your Bardic <text:tab/><text:tab/>music to add <text:span text:style-name="T546">4</text:span> to the total amount healed as well as have the spell heal with d<text:span text:style-name="T545">10</text:span>s instead <text:tab/><text:tab/>of d<text:span text:style-name="T545">8</text:span>s.</text:p>
      <text:p text:style-name="P125"><text:tab/><text:tab/><text:tab/><text:span text:style-name="T333">Divine Hymn </text:span></text:p>
      <text:p text:style-name="P125"><text:tab/><text:tab/><text:tab/>-Song of Mercy</text:p>
      <text:p text:style-name="P125"><text:tab/><text:tab/><text:tab/>-Ability to Turn Undead</text:p>
      <text:p text:style-name="P125"><text:tab/><text:tab/><text:tab/>-When using Bardic Music you may expend a turning attempt to grant yourself a <text:tab/><text:tab/><text:tab/>bonus to the Perform check equal to your Wis modifier when using Countersong, <text:tab/><text:tab/><text:tab/>Fascinate and Suggestion or to increase the total bonus provided by your other <text:tab/><text:tab/><text:tab/><text:tab/>Bardic Music effects by 2. <text:s/>When turning undead you may expend a use of <text:tab/><text:tab/><text:tab/><text:tab/>Bardic Music to increase your effective level that allows you to Turn Undead as <text:tab/><text:tab/><text:tab/><text:tab/>well as your effective Cha modifier by 2</text:p>
      <text:p text:style-name="P125"><text:tab/><text:span text:style-name="T333">Lingering Song</text:span></text:p>
      <text:p text:style-name="P125"><text:soft-page-break/><text:tab/>-Improved Bardic Music</text:p>
      <text:p text:style-name="P125"><text:tab/>-Your Bardic music effects that last more than 1 turn last 5 additional turns. <text:s/>Your Bardic music <text:tab/>abilities that last only 1 turn last 1 additional turn.</text:p>
      <text:p text:style-name="P125"><text:tab/><text:span text:style-name="T333">Chant of the Long Road</text:span></text:p>
      <text:p text:style-name="P125"><text:tab/>-Improved Bardic Music</text:p>
      <text:p text:style-name="P125"><text:tab/>-Expend a use of Bardic Music to grant yourself and all allies within 60 feet the benefits of the <text:tab/>Endurance feat. <text:s/>This affect lasts for 1 hour. <text:s/>If anyone affected has that feat already than it <text:tab/>stacks with this ability. <text:s/>You may also expend 2 uses of this feat to extend the effect to a full <text:tab/>day.</text:p>
      <text:p text:style-name="P125"><text:tab/><text:tab/><text:span text:style-name="T333">Epic of the Lost King</text:span></text:p>
      <text:p text:style-name="P125"><text:tab/><text:tab/>-Chant of the Long Road</text:p>
      <text:p text:style-name="P125"><text:tab/><text:tab/>-Expend a use of Bardic music to remove fatigue from all allies within 30 feet. <text:s/>You may <text:tab/><text:tab/>also expend 2 uses of Bardic music to remove exhaustion from all allies within 30 feet.</text:p>
      <text:p text:style-name="P125"><text:tab/><text:tab/><text:span text:style-name="T333">Chant of Fortitude</text:span></text:p>
      <text:p text:style-name="P125"><text:tab/><text:tab/>-Chant of the Long Road</text:p>
      <text:p text:style-name="P125"><text:tab/><text:tab/>-Expend a use of Bardic music to grant all allies within 30 feet the benefits of the <text:tab/><text:tab/><text:tab/>Diehard feat for a number of rounds equal to your Cha modifier. <text:s/>If anyone affected <text:tab/><text:tab/><text:tab/>already has this feat then they simply gain additional Hit Points conferred by this feat. <text:s/><text:tab/><text:tab/><text:tab/>The hit points gained are temporary.</text:p>
      <text:p text:style-name="P125"><text:tab/><text:tab/><text:tab/><text:span text:style-name="T333">Ironskin Chant</text:span></text:p>
      <text:p text:style-name="P125"><text:tab/><text:tab/><text:tab/>-Chant of Fortitude</text:p>
      <text:p text:style-name="P125"><text:tab/><text:tab/><text:tab/>-Expend a use of Bardic music to grant yourself or a single ally within 30 feet <text:tab/><text:tab/><text:tab/><text:tab/>DR of 5/- until the end of your next turn. <text:s/>You may also expend an additional use <text:tab/><text:tab/><text:tab/>of Bardic music when using Chant of Fortitude to also grant a DR of 2/- for the <text:tab/><text:tab/><text:tab/><text:tab/>duration of that feat.</text:p>
      <text:p text:style-name="P125"><text:tab/><text:span text:style-name="T333">Chord of Distraction</text:span></text:p>
      <text:p text:style-name="P125"><text:tab/>-Improved Bardic Music</text:p>
      <text:p text:style-name="P125"><text:tab/>--Expend a use of Bardic music to reduce the AC of a single foe within 30 feet by 2 until the <text:tab/>end of your next turn or 2 uses of Bardic music to render a single foe within 30 feet flat-<text:tab/>footed <text:tab/>until the end of your next turn.</text:p>
      <text:p text:style-name="P125"><text:tab/><text:tab/><text:span text:style-name="T333">Warning Shout</text:span></text:p>
      <text:p text:style-name="P125"><text:tab/><text:tab/>-Chord of Distraction</text:p>
      <text:p text:style-name="P125"><text:tab/><text:tab/>-Expend a use of Bardic music to grant a single ally within 30 feet a +5 on their next Ref <text:tab/><text:tab/>save, or all allies within 30 feet a +2 on their next Ref save. <text:s/>You may also expend 2 uses <text:tab/><text:tab/>of Bardic music to also grant a single ally evasion or all allies an additional +2 on their <text:tab/><text:tab/><text:tab/>next Ref save.</text:p>
      <text:p text:style-name="P125"><text:tab/><text:tab/><text:span text:style-name="T333">Shout of Clarity</text:span></text:p>
      <text:p text:style-name="P125"><text:tab/><text:tab/>-Chord of Distraction</text:p>
      <text:p text:style-name="P125"><text:tab/><text:tab/>-Song of Freedom class ability</text:p>
      <text:p text:style-name="P125"><text:tab/><text:tab/>-You may expend 2 uses of Bardic music instead of 1 when using Song of Freedom to <text:tab/><text:tab/><text:tab/>reduce the cast time to a single turn of performing.</text:p>
      <text:p text:style-name="P125"><text:tab/><text:span text:style-name="T333">Song of the Heart</text:span></text:p>
      <text:p text:style-name="P125"><text:tab/>-Improved Bardic Music</text:p>
      <text:p text:style-name="P125"><text:tab/>-Inspire Heroics class ability</text:p>
      <text:p text:style-name="P276"><text:span text:style-name="T311"><text:tab/>-</text:span><text:span text:style-name="T466">By spending one (or more) daily use of Bardic Music and making the indicated Perform check, <text:tab/>you may modify your Bardic Music in any of the following ways (though only one for a given <text:tab/>use of Bardic Music):</text:span></text:p>
      <text:p text:style-name="P280"><text:tab/><text:tab/>-<text:span text:style-name="T333">Accompaniment: <text:s/></text:span><text:span text:style-name="T455">S</text:span>pend 3 uses to perform two Bardic Music abilities simultaneously. <text:tab/><text:tab/>Each round you must make a Perform check vs. DC (20 + highest Perform ranks <text:tab/><text:soft-page-break/><text:tab/><text:tab/>required) or both abilities end immediately. You may end one of the Bardic Music <text:tab/><text:tab/><text:tab/>abilities at any time and continue the other without requiring any more Perform checks. <text:tab/><text:tab/><text:tab/>Usable with all Bardic Music.</text:p>
      <text:p text:style-name="P280"><text:tab/><text:tab/>-<text:span text:style-name="T333">Dramatic Pause: <text:s/></text:span><text:span text:style-name="T455">Spend</text:span> 2 uses to stop an ongoing Bardic Music ability for 1 round (in <text:tab/><text:tab/>order to cast a spell, attack, etc.) and then resume it as if you had not stopped. Requires a <text:tab/><text:tab/>Perform check vs. DC (20 + Perform ranks required). Usable with Fascinate, Inspire <text:tab/><text:tab/><text:tab/>Courage, Inspire Greatness, and Inspire Heroics.</text:p>
      <text:p text:style-name="P280"><text:tab/><text:tab/>-<text:span text:style-name="T333">Harmony: <text:s/></text:span><text:span text:style-name="T455">Spend</text:span> 1 uses to make a Bardic Music that normally affects one target <text:tab/><text:tab/><text:tab/>instead affect two. <text:s/>Requires a Perform check vs. DC (20 + Perform ranks required). <text:tab/><text:tab/><text:tab/>Usable with Inspire Competence, Suggestion, and Song of Freedom.</text:p>
      <text:p text:style-name="P280"><text:tab/><text:tab/><text:span text:style-name="T333">-Individual Performance: <text:s/></text:span><text:span text:style-name="T455">Spend</text:span> 1 use to make a Bardic Music that normally affects <text:tab/><text:tab/><text:tab/>multiple targets instead only affect one (cannot be you). This target receives 2x the <text:tab/><text:tab/><text:tab/>normal bonuses / penalties. <text:s/>Requires a Perform check vs. DC (15 + Perform ranks <text:tab/><text:tab/><text:tab/>required). Usable with Fascinate, Inspire Courage, Inspire Greatness, and Inspire <text:tab/><text:tab/><text:tab/>Heroics.</text:p>
      <text:p text:style-name="P280"><text:tab/><text:tab/>-<text:span text:style-name="T333">Projection: <text:s/></text:span><text:span text:style-name="T455">Spend</text:span> 1 use to make a Bardic Music have 2x the normal area of effect. <text:tab/><text:tab/><text:tab/>Requires a Perform check vs. DC (10 + Perform ranks required). Usable with <text:tab/><text:tab/><text:tab/><text:tab/>Countersong, Fascinate, Inspire Competence, Inspire Greatness, Inspire Heroics, and <text:tab/><text:tab/><text:tab/>Song of Freedom.</text:p>
      <text:p text:style-name="P280"><text:tab/><text:tab/>-<text:span text:style-name="T333">Rhythm: <text:s/></text:span><text:span text:style-name="T455">Spend</text:span> 1 use to make a Bardic Music that you have been performing <text:tab/><text:tab/><text:tab/><text:tab/>for at least 3 round last two extra rounds after you stop performing. Requires a <text:tab/><text:tab/><text:tab/><text:tab/>Perform check vs. DC (10 + Perform ranks required). Usable with Fascinate, Inspire <text:tab/><text:tab/><text:tab/>Competence, Inspire Courage, Inspire Greatness, and Inspire Heroics.</text:p>
      <text:p text:style-name="P280"><text:tab/><text:tab/><text:span text:style-name="T333">-Riveting Performance:</text:span> <text:s/>Spend 1 use to make a Bardic Music affect all target in range <text:tab/><text:tab/><text:tab/>that can hear you, even if they cannot see you. Requires a Perform check vs. DC (15 + <text:tab/><text:tab/><text:tab/>Perform ranks required). Usable with Fascinate and Inspire Competence.</text:p>
      <text:h text:style-name="Heading_20_2" text:outline-level="2">Improved Counterspell</text:h>
      <text:p text:style-name="P30">-Ability to cast spells</text:p>
      <text:p text:style-name="P30">-When counterspelling you may counter with a spell of the same school that is one level higher than the spell used.</text:p>
      <text:p text:style-name="P30"><text:tab/><text:span text:style-name="T333">Dampen Spell </text:span></text:p>
      <text:p text:style-name="P30"><text:tab/>-Improved Counterspell</text:p>
      <text:p text:style-name="P30"><text:tab/>-You may expend a spell of any level to reduce the DC of an opponent's spell by the level of <text:tab/>spell expended.</text:p>
      <text:p text:style-name="P253"><text:span text:style-name="T175"><text:tab/></text:span><text:span text:style-name="T249">Greater Counterspell</text:span></text:p>
      <text:p text:style-name="P30"><text:tab/>-Improved Counterspell</text:p>
      <text:p text:style-name="P30"><text:tab/>-When counterspelling, you may either use a spell of the same level of the same school or a <text:tab/>spell of a different school of one spell level higher.</text:p>
      <text:p text:style-name="P253"><text:span text:style-name="T175"><text:tab/><text:tab/></text:span><text:span text:style-name="T249">Dampening Counterspell</text:span></text:p>
      <text:p text:style-name="P30"><text:tab/><text:tab/>-Greater Counterspell</text:p>
      <text:p text:style-name="P30"><text:tab/><text:tab/>-When counterspelling you may expend a spell slot of equal level to counter a given <text:tab/><text:tab/><text:tab/>spell or spell-like ability.</text:p>
      <text:p text:style-name="P253"><text:span text:style-name="T175"><text:tab/><text:tab/><text:tab/></text:span><text:span text:style-name="T249">Counterspell Mastery</text:span></text:p>
      <text:p text:style-name="P253"><text:span text:style-name="T249"><text:tab/><text:tab/><text:tab/></text:span><text:span text:style-name="T222">-Dampening Counterspell</text:span></text:p>
      <text:p text:style-name="P253"><text:span text:style-name="T249"><text:tab/><text:tab/><text:tab/></text:span><text:span text:style-name="T175">-When counterspelling, you may use a spell slot of 1 level lower than normal. <text:s/>If <text:tab/><text:tab/><text:tab/><text:tab/>you posses the Dampening Field feat, you may activate its effects with 2 slots of <text:tab/></text:span><text:soft-page-break/><text:span text:style-name="T175"><text:tab/><text:tab/><text:tab/>a spell level 1 lower than normal or 1 spell slot of equal level. <text:s/>When using <text:tab/><text:tab/><text:tab/><text:tab/>Dampen Spell, the spell you expend is considered 1 level higher.</text:span></text:p>
      <text:p text:style-name="P253"><text:span text:style-name="T175"><text:tab/><text:tab/><text:tab/><text:tab/></text:span><text:span text:style-name="T249">Reflexive Counterspell</text:span></text:p>
      <text:p text:style-name="P30"><text:tab/><text:tab/><text:tab/><text:tab/>-Counterspell Mastery</text:p>
      <text:p text:style-name="P30"><text:tab/><text:tab/><text:tab/><text:tab/>-You may use a counterspell as an immediate action.</text:p>
      <text:p text:style-name="P30"><text:tab/><text:tab/><text:tab/><text:tab/><text:span text:style-name="T333">Disorienting Counterspell</text:span></text:p>
      <text:p text:style-name="P30"><text:tab/><text:tab/><text:tab/><text:tab/>-Counterspell Mastery</text:p>
      <text:p text:style-name="P30"><text:tab/><text:tab/><text:tab/><text:tab/>-When you counter a spell your target suffers a -2 to AC saves, attack <text:tab/><text:tab/><text:tab/><text:tab/><text:tab/>rolls and skill checks until the end of their next turn.</text:p>
      <text:p text:style-name="P30"><text:tab/><text:tab/><text:tab/><text:tab/><text:tab/><text:span text:style-name="T333">Backlash Counterspell</text:span></text:p>
      <text:p text:style-name="P30"><text:tab/><text:tab/><text:tab/><text:tab/><text:tab/>-Disorienting Counterspell</text:p>
      <text:p text:style-name="P30"><text:tab/><text:tab/><text:tab/><text:tab/><text:tab/>-When you counter a spell, your target takes damage equal to 2 + <text:tab/><text:tab/><text:tab/><text:tab/><text:tab/><text:tab/>the level of spell countered. <text:s/>This damage is considered untyped <text:tab/><text:tab/><text:tab/><text:tab/><text:tab/><text:tab/>and bypasses armor DR.</text:p>
      <text:p text:style-name="P253"><text:span text:style-name="T175"><text:tab/><text:tab/><text:tab/></text:span><text:span text:style-name="T249">Suppressing Counterspell</text:span></text:p>
      <text:p text:style-name="P30"><text:tab/><text:tab/><text:tab/>-Dampening Counterspell</text:p>
      <text:p text:style-name="P253"><text:span text:style-name="T175"><text:tab/><text:tab/><text:tab/>-When you counter a spell-like ability that is continuous or at-will, you may <text:tab/><text:tab/><text:tab/><text:tab/>make a Concentration check with a DC equal to the spell save DC of the spell, <text:tab/><text:tab/><text:tab/><text:tab/>even if it doesn't normally have one. <text:s/>If you succeed, the spell-like ability cannot <text:tab/><text:tab/><text:tab/>be used for a number of rounds equal to your </text:span><text:span text:style-name="T249">base</text:span><text:span text:style-name="T175"> primary spellcasting modifier.</text:span></text:p>
      <text:p text:style-name="P253"><text:span text:style-name="T175"><text:tab/><text:tab/></text:span><text:span text:style-name="T249">Lingering Counterspell</text:span></text:p>
      <text:p text:style-name="P30"><text:tab/><text:tab/>-Greater Counterspell</text:p>
      <text:p text:style-name="P30"><text:tab/><text:tab/>-Dampen Spell </text:p>
      <text:p text:style-name="P30"><text:tab/><text:tab/>-When you counter a spell, your counterspell lasts until the end of your target's next turn. <text:s/><text:tab/><text:tab/>When the counterspell expires, the target takes a penalty to their spell DCs equal to 2 + <text:tab/><text:tab/><text:tab/>the level of spell you used for the counterspell. <text:s/>This penalty fades at a rate of -2 per <text:tab/><text:tab/><text:tab/>round. <text:s/></text:p>
      <text:p text:style-name="P253"><text:span text:style-name="T175"><text:tab/><text:tab/><text:tab/></text:span><text:span text:style-name="T249">Dampening Field</text:span></text:p>
      <text:p text:style-name="P30"><text:tab/><text:tab/><text:tab/>-Dampening Counterspell</text:p>
      <text:p text:style-name="P30"><text:tab/><text:tab/><text:tab/>-Lingering Counterspell</text:p>
      <text:p text:style-name="P30"><text:tab/><text:tab/><text:tab/>-During your turn you may expend 2 spell slots of the same level to grant <text:tab/><text:tab/><text:tab/><text:tab/>yourself and all allies within (10 ft per spell level) of you protection from spells <text:tab/><text:tab/><text:tab/><text:tab/>and spell-like abilities of that level or lower until the end of your next turn, after <text:tab/><text:tab/><text:tab/><text:tab/>this period, those within the field gain a bonus to the save DCs of spells equal to <text:tab/><text:tab/><text:tab/><text:tab/>2 + the level of spell slots used, this bonus fades at a rate of 2 per turn.</text:p>
      <text:h text:style-name="Heading_20_2" text:outline-level="2">Improved Critical</text:h>
      <text:p text:style-name="P30">-BAB of 3</text:p>
      <text:p text:style-name="P30">-When wielding a single chosen weapon, you increase the critical threat range by 1. <text:s/>This feat may be taken for the same weapon twice, it's effects stack.</text:p>
      <text:p text:style-name="P253"><text:span text:style-name="T175"><text:tab/></text:span><text:span text:style-name="T249">Reckless Abandon</text:span></text:p>
      <text:p text:style-name="P30"><text:tab/>-Improved Critical</text:p>
      <text:p text:style-name="P30"><text:tab/>-Power Attack</text:p>
      <text:p text:style-name="P30"><text:tab/>-You may sacrifice AC for additional critical threat on a 1 for 1 basis when making an attack <text:tab/>roll(to a limit of -5). <text:s/>This loss of AC lasts until the start of your next turn. <text:s/>This feat is modified <text:tab/>by any feat which also modifies Power Attack and has no effect on confirmation rolls..</text:p>
      <text:p text:style-name="P30"><text:tab/><text:span text:style-name="T333">Telling Critical</text:span></text:p>
      <text:p text:style-name="P30"><text:tab/>-Improved Critical </text:p>
      <text:p text:style-name="P30"><text:soft-page-break/><text:tab/>-Sneak Attack or similar ability</text:p>
      <text:p text:style-name="P30"><text:tab/>-When you score a critical hit on an attack that deals sneak attack damage or similar, you <text:tab/>multiply the sneak attack damage as well(at a x2 regardless of weapon). <text:s/>If you score a <text:tab/>critical <text:tab/>hit on an attack that would not normally deal sneak attack or similar damage, you also deal half <text:tab/>of that damage(non-multiplied)</text:p>
      <text:p text:style-name="P30"><text:tab/><text:span text:style-name="T333">Scent of Victory</text:span></text:p>
      <text:p text:style-name="P30"><text:span text:style-name="T333"><text:tab/></text:span><text:span text:style-name="T436">-Improved Critical</text:span></text:p>
      <text:p text:style-name="P30"><text:tab/>-Spring Attack</text:p>
      <text:p text:style-name="P30"><text:tab/>-BAB of 5</text:p>
      <text:p text:style-name="P30"><text:tab/>-Once per round, when you kill an enemy in combat or score a natural 20 on an attack roll <text:tab/>as well as confirm the critical hit, you may move up to 20 ft as a free action. <text:s/>This <text:tab/>movement does not provoke an attack of opportunity\from the opponent you struck but still <text:tab/>provokes attacks from others who threaten you. <text:s/></text:p>
      <text:p text:style-name="P30"><text:tab/><text:span text:style-name="T333">-Taste of Victory</text:span></text:p>
      <text:p text:style-name="P30"><text:tab/>-Improved Critical</text:p>
      <text:p text:style-name="P30"><text:tab/>-Cleave</text:p>
      <text:p text:style-name="P30"><text:tab/>-BAB of 5</text:p>
      <text:p text:style-name="P30"><text:tab/>-When you kill an enemy or confirm a critical hit in combat you gain temporary Hit Points <text:tab/>equal to 2 + your total HD. <text:s/>If you kill an opponent with a confirmed critical hit, you gain <text:tab/>50% more temporary Hit Points from this feat(round down). <text:s/>Hit points gained through this <text:tab/>feat do not stack with successive uses.</text:p>
      <text:p text:style-name="P253"><text:span text:style-name="T175"><text:tab/></text:span><text:span text:style-name="T249">Savage Critical</text:span></text:p>
      <text:p text:style-name="P30"><text:tab/>-Improved Critical</text:p>
      <text:p text:style-name="P30"><text:tab/>-Weapon Specialization(any melee)</text:p>
      <text:p text:style-name="P30"><text:tab/>-When you score a critical hit with your chosen weapon, you increase the critical multiplier by <text:tab/><text:tab/>1.</text:p>
      <text:p text:style-name="P30"><text:tab/><text:tab/><text:span text:style-name="T333">Overwhelming Critical </text:span></text:p>
      <text:p text:style-name="P30"><text:tab/><text:tab/>-Savage Critical</text:p>
      <text:p text:style-name="P30"><text:tab/><text:tab/>-BAB of 8</text:p>
      <text:p text:style-name="P30"><text:tab/><text:tab/>-When you score a critical hit against an enemy, that enemy takes a -2 penalty to their <text:tab/><text:tab/><text:tab/>AC, attack and damage rolls, saves and skill checks until the end of your next turn. <text:s/>This <text:tab/><text:tab/>feat cannot stack on itself.</text:p>
      <text:p text:style-name="P30"><text:tab/><text:tab/><text:span text:style-name="T333">Sundering Critical </text:span></text:p>
      <text:p text:style-name="P30"><text:tab/><text:tab/>-Savage Critical</text:p>
      <text:p text:style-name="P30"><text:tab/><text:tab/>-BAB of 6</text:p>
      <text:p text:style-name="P30"><text:tab/><text:tab/>-When you score a critical hit against a creature immune to critical hits, you increase the <text:tab/><text:tab/><text:span text:style-name="T333">base</text:span> damage of your attack by 50%(round up)</text:p>
      <text:p text:style-name="P30"><text:tab/><text:tab/><text:span text:style-name="T333">Critical Mastery</text:span></text:p>
      <text:p text:style-name="P30"><text:tab/><text:tab/>-Savage Critical </text:p>
      <text:p text:style-name="P30"><text:tab/><text:tab/>-Weapon Mastery(any)</text:p>
      <text:p text:style-name="P30"><text:tab/><text:tab/>-When you score a critical hit with your chosen weapon, if your base rolled damage is <text:tab/><text:tab/><text:tab/>less than the average damage the dice could normally roll, the rolled damage is instead <text:tab/><text:tab/><text:tab/>treated as if you had rolled the average damage. <text:s/>This feat can be used a number of times <text:tab/><text:tab/>per day equal to 1 + the <text:span text:style-name="T333">base</text:span> ability modifier that affects your attack and damage rolls.</text:p>
      <text:p text:style-name="P30"><text:tab/><text:tab/><text:tab/><text:span text:style-name="T333">Destructive Critical</text:span></text:p>
      <text:p text:style-name="P30"><text:tab/><text:tab/><text:tab/>-Sundering Critical </text:p>
      <text:p text:style-name="P30"><text:tab/><text:tab/><text:tab/>-BAB of 10</text:p>
      <text:p text:style-name="P30"><text:tab/><text:tab/><text:tab/>-When you score a critical hit against a creature with DR, you ignore that DR. <text:s/>If <text:tab/><text:tab/><text:tab/>the DR is /- than you instead reduce it by half(round down)</text:p>
      <text:p text:style-name="P30"><text:soft-page-break/><text:tab/><text:tab/><text:tab/><text:tab/><text:span text:style-name="T333">Final Critical </text:span></text:p>
      <text:p text:style-name="P30"><text:tab/><text:tab/><text:tab/><text:tab/>-Destructive Critical </text:p>
      <text:p text:style-name="P30"><text:tab/><text:tab/><text:tab/><text:tab/>-BAB of 12</text:p>
      <text:p text:style-name="P30"><text:tab/><text:tab/><text:tab/><text:tab/>-When you score a natural 20 on an attack roll, you do not make a <text:tab/><text:tab/><text:tab/><text:tab/><text:tab/>confirmation roll nor a damage roll, but simply deal maximum damage on <text:tab/><text:tab/><text:tab/><text:tab/>the attack with a +1 to the critical multiplier. <text:s/>When hitting enemies <text:tab/><text:tab/><text:tab/><text:tab/><text:tab/>immune to critical hits with this feat, you replace the standard bonus of <text:tab/><text:tab/><text:tab/><text:tab/><text:tab/>50% base damage from Sundering Critical with a 2x critical multiplier, <text:tab/><text:tab/><text:tab/><text:tab/><text:tab/>with all other aspects of this feat remaining the same.</text:p>
      <text:h text:style-name="Heading_20_2" text:outline-level="2">Improved Initiative</text:h>
      <text:p text:style-name="P30">-You gain a +4 bonus to Initiative checks.</text:p>
      <text:p text:style-name="P30"><text:tab/><text:span text:style-name="T332">Quick Draw</text:span></text:p>
      <text:p text:style-name="P30"><text:span text:style-name="T332"><text:tab/></text:span><text:span text:style-name="T436">-Improved Initiative</text:span></text:p>
      <text:p text:style-name="P125"><text:tab/>-BAB of 1</text:p>
      <text:p text:style-name="P30"><text:tab/>-Gain a +2 on Initiative checks and draw weapons as a free action.</text:p>
      <text:p text:style-name="P30"><text:tab/><text:span text:style-name="T333">Seize The Initiative</text:span></text:p>
      <text:p text:style-name="P30"><text:tab/>-Improved Initiative</text:p>
      <text:p text:style-name="P30"><text:tab/>-Gain a +4 bonus to your first attack and damage roll in any combat that you have a higher <text:tab/>initiative than your target.</text:p>
      <text:p text:style-name="P30"><text:tab/><text:span text:style-name="T332">Danger Sense</text:span></text:p>
      <text:p text:style-name="P30"><text:tab/>-Improved Initiative</text:p>
      <text:p text:style-name="P30"><text:tab/>-Gain a +1 bonus to Ref saves and AC against traps as well as Initiative checks. <text:s/>Re-roll <text:tab/>initiative checks 1/day. <text:s/>You may take this feat a number of times equal to your <text:span text:style-name="T332">base</text:span> Wis <text:tab/>modifier, it's effects stack.</text:p>
      <text:p text:style-name="P30"><text:tab/><text:tab/><text:span text:style-name="T333">Blind-Fight</text:span></text:p>
      <text:p text:style-name="P30"><text:tab/><text:tab/>-Danger Sense</text:p>
      <text:p text:style-name="P30"><text:tab/><text:tab/>-When in melee combat if you miss due to concealment, you may reroll that miss chance <text:tab/><text:tab/>once per attack. <text:s/>You do not lose your Dex bonus to AC against invisible attackers nor <text:tab/><text:tab/><text:tab/>do they gain a +2 bonus to hit you. <text:s/>You only take half the usual penalties to movement <text:tab/><text:tab/><text:tab/>for being unable to see(3/4 speed instead of half)</text:p>
      <text:p text:style-name="P30"><text:tab/><text:tab/><text:span text:style-name="T333">Eyes in the Back of Your Head</text:span></text:p>
      <text:p text:style-name="P30"><text:tab/><text:tab/>-Danger Sense</text:p>
      <text:p text:style-name="P30"><text:tab/><text:tab/>-BAB of 3</text:p>
      <text:p text:style-name="P30"><text:tab/><text:tab/>-Opponents do not gain the normal +2 bonus for flanking you. <text:s/>This feat has no effect on <text:tab/><text:tab/>attacks that are made when you are <text:span text:style-name="T619">otherwise </text:span>denied your Dex bonus to AC.</text:p>
      <text:p text:style-name="P30"><text:tab/><text:tab/><text:span text:style-name="T333">Tactical Awareness</text:span></text:p>
      <text:p text:style-name="P125"><text:tab/><text:tab/>-Danger Sense</text:p>
      <text:p text:style-name="P30"><text:tab/><text:tab/>-Skillful(Alertness)</text:p>
      <text:p text:style-name="P125"><text:tab/><text:tab/>-Gain a bonus to Listen and Spot checks equal to half of your Initiative bonus(round up)</text:p>
      <text:p text:style-name="P30"><text:tab/><text:tab/><text:span text:style-name="T333">Zen Instincts</text:span></text:p>
      <text:p text:style-name="P30"><text:tab/><text:tab/>-Danger Sense(x2)</text:p>
      <text:p text:style-name="P30"><text:tab/><text:tab/>-You gain a +1 <text:s/>dodge bonus to AC when wearing no armor. <text:s/>This feat can be taken a <text:tab/><text:tab/><text:tab/>number of times equal to your <text:span text:style-name="T333">base</text:span> Wis modifier, it's effects stack. <text:s/>This ability <text:tab/><text:tab/><text:tab/><text:tab/>functions like the Monk AC bonus, save that you may still receive half of this feat's <text:tab/><text:tab/><text:tab/>bonus(round up) while wearing light armor. and does not stack with the Monk AC <text:tab/><text:tab/><text:tab/>bonus.</text:p>
      <text:p text:style-name="P30"><text:tab/><text:tab/><text:tab/><text:span text:style-name="T333">Uncanny Dodge</text:span></text:p>
      <text:p text:style-name="P30"><text:soft-page-break/><text:tab/><text:tab/><text:tab/>-Zen Instincts</text:p>
      <text:p text:style-name="P30"><text:tab/><text:tab/><text:tab/>-You retain your Dex bonus to AC when flat-footed or struck by an invisible <text:tab/><text:tab/><text:tab/><text:tab/>attacker. <text:s/>This feat has no effect against opponents that have 5 or more BAB than <text:tab/><text:tab/><text:tab/>you.</text:p>
      <text:p text:style-name="P30"><text:tab/><text:tab/><text:tab/><text:tab/><text:span text:style-name="T333">Improved Uncanny Dodge</text:span></text:p>
      <text:p text:style-name="P30"><text:tab/><text:tab/><text:tab/><text:tab/>-Uncanny Dodge</text:p>
      <text:p text:style-name="P30"><text:tab/><text:tab/><text:tab/><text:tab/>-You can no longer be flanked by any opponent that has less than 5 BAB <text:tab/><text:tab/><text:tab/><text:tab/><text:tab/>more you.</text:p>
      <text:h text:style-name="Heading_20_2" text:outline-level="2">Improved Ki</text:h>
      <text:p text:style-name="P30">-Ki Pool class ability</text:p>
      <text:p text:style-name="P30">-Your Ki Pool maximum increases by 1. <text:s/>When you use your Ki Pool to increase your AC, saves <text:s/>or attack/damage rolls, your bonus increases by 1.</text:p>
      <text:p text:style-name="P253"><text:span text:style-name="T175"><text:tab/></text:span><text:span text:style-name="T249">Ki Strike</text:span></text:p>
      <text:p text:style-name="P30"><text:tab/>-<text:span text:style-name="T436">Improved Ki</text:span></text:p>
      <text:p text:style-name="P30"><text:tab/>-<text:span text:style-name="T659">When using your</text:span> Ki Pool to gain <text:span text:style-name="T659">a bonus to your attack/damage rolls, increase the attack bonus <text:tab/>by +1 and the damage bonus by</text:span> +1d6 elemental damage or +2 force damage. <text:s/>Lasts until the <text:tab/>start of your next turn.</text:p>
      <text:p text:style-name="P30"><text:tab/><text:tab/><text:span text:style-name="T333">Strike of Wrath</text:span></text:p>
      <text:p text:style-name="P30"><text:tab/><text:tab/>-Ki Strike</text:p>
      <text:p text:style-name="P30"><text:tab/><text:tab/>-When using Ki Strike your bonus <text:span text:style-name="T659">to your attack roll increases by +1 and your bonus to <text:tab/><text:tab/><text:tab/>damage</text:span> increases to +1d10 <text:span text:style-name="T659">in the case of elemental damage</text:span> and <text:span text:style-name="T659">to +4 in the case of <text:tab/><text:tab/><text:tab/>force damage.</text:span></text:p>
      <text:p text:style-name="P253"><text:span text:style-name="T175"><text:tab/></text:span><text:span text:style-name="T249">Ki Defense</text:span></text:p>
      <text:p text:style-name="P30"><text:tab/>-<text:span text:style-name="T659">Improved Ki</text:span></text:p>
      <text:p text:style-name="P30"><text:tab/>-When <text:span text:style-name="T659">using your Ki Pool to gain a bonus to AC</text:span>, gain an aura of damaging energy that harms <text:tab/>those who attack you. <text:s/>Aura deals 1d6 elemental damage or 2 force damage. <text:s/>Lasts until the <text:tab/>start of your next turn. <text:s/>This damage bypasses all forms of DR.</text:p>
      <text:p text:style-name="P253"><text:span text:style-name="T175"><text:tab/><text:tab/></text:span><text:span text:style-name="T249">Reflective Ki</text:span></text:p>
      <text:p text:style-name="P30"><text:tab/><text:tab/>-Ki Defense</text:p>
      <text:p text:style-name="P30"><text:tab/><text:tab/>-Your Ki Defense, grants you resistance 5 to all energy types <text:span text:style-name="T659">and</text:span> a <text:span text:style-name="T659">converts your AC <text:tab/><text:tab/><text:tab/>bonus to a</text:span> deflection bonus to AC. <text:s/>This effect stacks with other resistances and lasts <text:tab/><text:tab/><text:tab/><text:span text:style-name="T659">until the start of your next turn.</text:span>. This feat can be taken twice, it's effects stack.</text:p>
      <text:p text:style-name="P30"><text:tab/><text:tab/><text:tab/><text:span text:style-name="T333">Ki Shield</text:span></text:p>
      <text:p text:style-name="P30"><text:tab/><text:tab/><text:tab/>-<text:span text:style-name="T659">Reflective </text:span>Ki</text:p>
      <text:p text:style-name="P30"><text:tab/><text:tab/><text:tab/>-When hit by an attack <text:span text:style-name="T659">while your Reflective Ki is active</text:span>, you may expend a Ki <text:tab/><text:tab/><text:tab/><text:tab/>Pool use to grant yourself a shield that absorbs damage for you. <text:s/>This field has <text:tab/><text:tab/><text:tab/><text:tab/>Hit Points equal to 10 + your Wis modifier + any deflection bonus granted by <text:tab/><text:tab/><text:tab/><text:tab/>your Ki Defense. <text:s/>This field lasts for a single attack or flurry of attacks, if the <text:tab/><text:tab/><text:tab/><text:tab/>attacks are part of a full attack action.</text:p>
      <text:p text:style-name="P30"><text:tab/><text:span text:style-name="T378">Reflexive Ki</text:span></text:p>
      <text:p text:style-name="P30"><text:tab/>-<text:span text:style-name="T659">Improved Ki</text:span></text:p>
      <text:p text:style-name="P30"><text:tab/>-<text:span text:style-name="T659">When using your Ki Pool to gain a bonus to your saves, you may do so after a failed save has <text:tab/>already been rolled. <text:s/>Doing so allows you to reroll the save, but without the normal bonuses that <text:tab/>using your Ki Pool would allow.</text:span></text:p>
      <text:p text:style-name="P30"><text:tab/><text:tab/><text:span text:style-name="T378">Ki Redirection</text:span></text:p>
      <text:p text:style-name="P30"><text:tab/><text:tab/>-<text:span text:style-name="T659">Reflexive Ki</text:span></text:p>
      <text:p text:style-name="P30"><text:soft-page-break/><text:tab/><text:tab/>-<text:span text:style-name="T659">When using your Ki Pool to gain a bonus to a saves vs an effect that deals HP damage, <text:tab/><text:tab/><text:tab/>if you should fail the save, you negate an amount of damage equal to 2 + your Wis <text:tab/><text:tab/><text:tab/>modifier. <text:s/>When failing a save vs an effect that deals ability score damage, reduce that <text:tab/><text:tab/><text:tab/>damage by 2</text:span></text:p>
      <text:p text:style-name="P253"><text:span text:style-name="T175"><text:tab/></text:span><text:span text:style-name="T249">Ki Blast</text:span></text:p>
      <text:p text:style-name="P30"><text:tab/>-Ki Strike</text:p>
      <text:p text:style-name="P30"><text:tab/>-Expend 2 Ki Pool uses uses to make a ranged attack at a range of 30 ft. <text:s/>Attack deals half again <text:tab/>your base damage in elemental damage, or your base damage in force damage. Your Ki Blast <text:tab/>counts as an unarmed attack and a Sudden Strike for the purposes of other feats that affect either <text:tab/>ability.</text:p>
      <text:p text:style-name="P30"><text:tab/><text:tab/><text:span text:style-name="T380">Distant Ki Blast</text:span></text:p>
      <text:p text:style-name="P30"><text:tab/><text:tab/>-<text:span text:style-name="T666">Ki Blast</text:span></text:p>
      <text:p text:style-name="P30"><text:tab/><text:tab/>-<text:span text:style-name="T666">Your Ki Blast now has a base range of 60 ft.</text:span></text:p>
      <text:p text:style-name="P66"><text:tab/><text:tab/><text:span text:style-name="T333">Explosive Ki Blast</text:span></text:p>
      <text:p text:style-name="P66"><text:tab/><text:tab/>-Ki Blast</text:p>
      <text:p text:style-name="P66"><text:tab/><text:tab/>-Your Ki Blast now affects all targets in squares adjacent to your initial target. <text:s/>Apply <text:tab/><text:tab/><text:tab/>your original attack roll to the other targets to see if you hit.</text:p>
      <text:p text:style-name="P30"><text:tab/><text:tab/><text:span text:style-name="T333">Improved Ki Blast</text:span></text:p>
      <text:p text:style-name="P30"><text:tab/><text:tab/>-Ki Blast</text:p>
      <text:p text:style-name="P65"><text:tab/><text:tab/>-<text:span text:style-name="T665">Gain a +2 to the attack roll made with Ki Blast. <text:s/></text:span>Your Ki Blast damage is increased by 1 <text:tab/><text:tab/>die type, and gains a +1 damage for every die type rolled <text:span text:style-name="T665">starting at +1 for a d6.</text:span></text:p>
      <text:p text:style-name="P30"><text:tab/><text:tab/><text:tab/><text:span text:style-name="T340">Homing Ki Blast</text:span></text:p>
      <text:p text:style-name="P30"><text:tab/><text:tab/><text:tab/>-<text:span text:style-name="T542">Improved Ki Blast</text:span></text:p>
      <text:p text:style-name="P30"><text:tab/><text:tab/><text:tab/>-<text:span text:style-name="T542">Your Ki Blast is made as a ranged touch attack.</text:span></text:p>
      <text:p text:style-name="P30"><text:tab/><text:tab/><text:tab/><text:span text:style-name="T340">Volatile Ki Blast</text:span></text:p>
      <text:p text:style-name="P30"><text:tab/><text:tab/><text:tab/>-<text:span text:style-name="T542">Improved Ki Blast</text:span></text:p>
      <text:p text:style-name="P30"><text:tab/><text:tab/><text:tab/>-<text:span text:style-name="T542">Your Ki Blast now ignores an amount of DR from armor and natural armor <text:tab/><text:tab/><text:tab/><text:tab/>equal to your Wis modifier.</text:span></text:p>
      <text:p text:style-name="P30"><text:tab/><text:tab/><text:tab/><text:span text:style-name="T333">Greater Ki Blast</text:span></text:p>
      <text:p text:style-name="P30"><text:tab/><text:tab/><text:tab/>-Improved Ki Blast</text:p>
      <text:p text:style-name="P65"><text:tab/><text:tab/><text:tab/>-Your Ki Blast <text:span text:style-name="T666">range is increased by 50% and it’s</text:span> damage is increased by a <text:tab/><text:tab/><text:tab/><text:tab/>number of die types equal to <text:span text:style-name="T757">half of your Monk/Kensai levels(round down).</text:span></text:p>
      <text:p text:style-name="P253"><text:span text:style-name="T175"><text:tab/><text:tab/></text:span><text:span text:style-name="T249">Axiomatic Strike</text:span></text:p>
      <text:p text:style-name="P30"><text:tab/><text:tab/>-Ki Blast</text:p>
      <text:p text:style-name="P30"><text:tab/><text:tab/>-When you use Ki Strike, you may instead deal +2d6 + your Wis modifier damage to <text:tab/><text:tab/><text:tab/>chaotic subtype opponents instead of the normal damage bonuses <text:s/></text:p>
      <text:p text:style-name="P30"><text:tab/><text:tab/><text:tab/><text:span text:style-name="T333">Resonating Strike</text:span></text:p>
      <text:p text:style-name="P30"><text:tab/><text:tab/><text:tab/>-Axiomatic Strike</text:p>
      <text:p text:style-name="P30"><text:tab/><text:tab/><text:tab/>-When you use Ki Strike, you may instead deal +2d6 + your Wis modifier <text:tab/><text:tab/><text:tab/><text:tab/>damage to construct subtype opponents instead of the normal damage bonuses.</text:p>
      <text:p text:style-name="P30"><text:tab/><text:tab/><text:tab/><text:span text:style-name="T333">Life Strike</text:span></text:p>
      <text:p text:style-name="P30"><text:tab/><text:tab/><text:tab/>-Axiomatic Strike</text:p>
      <text:p text:style-name="P30"><text:tab/><text:tab/><text:tab/>-When you use Ki Strike, you may instead deal +2d6 + your Wis modifier <text:tab/><text:tab/><text:tab/><text:tab/>damage to undead subtype opponents instead of the normal damage bonuses </text:p>
      <text:p text:style-name="P30"><text:tab/><text:tab/><text:tab/><text:tab/><text:span text:style-name="T333">Spirit Strike</text:span></text:p>
      <text:p text:style-name="P30"><text:tab/><text:tab/><text:tab/><text:tab/>-Life Strike</text:p>
      <text:p text:style-name="P30"><text:tab/><text:tab/><text:tab/><text:tab/>-When using Ki Strike, your attacks affect incorporeal and ethereal <text:tab/><text:tab/><text:tab/><text:tab/><text:tab/>creatures normally.</text:p>
      <text:p text:style-name="P30"><text:tab/><text:tab/><text:tab/><text:span text:style-name="T333">Bane Strike</text:span></text:p>
      <text:p text:style-name="P30"><text:soft-page-break/><text:tab/><text:tab/><text:tab/>-Axiomatic Strike</text:p>
      <text:p text:style-name="P30"><text:tab/><text:tab/><text:tab/>-Favored Enemy class ability</text:p>
      <text:p text:style-name="P30"><text:tab/><text:tab/><text:tab/>-When you use Ki Strike, you may instead deal +2d6 + your Wis modifier <text:tab/><text:tab/><text:tab/><text:tab/>damage to your favored enemy subtype instead of the normal damage bonuses</text:p>
      <text:p text:style-name="P253"><text:span text:style-name="T175"><text:tab/><text:tab/><text:tab/></text:span><text:span text:style-name="T249">Flowing Ki </text:span></text:p>
      <text:p text:style-name="P253"><text:span text:style-name="T222"><text:tab/><text:tab/><text:tab/>-</text:span><text:span text:style-name="T227">Strike </text:span><text:span text:style-name="T228">of Wrath</text:span><text:span text:style-name="T227"> OR Ki Redirection</text:span></text:p>
      <text:p text:style-name="P162"><text:tab/><text:tab/><text:tab/>- Ki Shield</text:p>
      <text:p text:style-name="P30"><text:tab/><text:tab/><text:tab/>-Ki Blast</text:p>
      <text:p text:style-name="P30"><text:tab/><text:tab/><text:tab/>-Expansive Ki</text:p>
      <text:p text:style-name="P30"><text:tab/><text:tab/><text:tab/>-When using Ki Strike, <text:span text:style-name="T667">Ki Defense and Ki Redirection</text:span>, you gain their effects for <text:tab/><text:tab/><text:tab/>a number of rounds equal to your <text:span text:style-name="T381">base</text:span> Wis modifier. <text:s/>When you use Ki Blast, <text:tab/><text:tab/><text:tab/><text:tab/><text:span text:style-name="T667">you gain a +1 bonus to the attack roll and</text:span> your base damage is considered 1 die <text:tab/><text:tab/><text:tab/><text:tab/>type higher. <text:s/>And the first time you use Ki Blast in an encounter, you need only <text:tab/><text:tab/><text:tab/><text:tab/>expend 1 use of your Ki Pool.</text:p>
      <text:p text:style-name="P253"><text:span text:style-name="T175"><text:tab/><text:tab/><text:tab/><text:tab/></text:span><text:span text:style-name="T251">Empowered Ki</text:span></text:p>
      <text:p text:style-name="P125"><text:tab/><text:tab/><text:tab/><text:tab/>-Flowing Ki</text:p>
      <text:p text:style-name="P125"><text:tab/><text:tab/><text:tab/><text:tab/>-<text:span text:style-name="T575">BAB of 7</text:span></text:p>
      <text:p text:style-name="P30"><text:tab/><text:tab/><text:tab/><text:tab/>-When you use your Ki Pool to enhance your saves, attack and damage <text:tab/><text:tab/><text:tab/><text:tab/><text:tab/>rolls or your AC, you receive the other 2 benefits at half value(round up)</text:p>
      <text:p text:style-name="P30"><text:tab/><text:span text:style-name="T333">Ki Magic</text:span></text:p>
      <text:p text:style-name="P30"><text:tab/>-Improved Ki</text:p>
      <text:p text:style-name="P30"><text:tab/>-Adept Spellcaster</text:p>
      <text:p text:style-name="P30"><text:tab/>-Expend Ki Pool use to regain a spell of any slot that is not the highest spell you can <text:tab/>cast(minimum 1<text:span text:style-name="T1">st</text:span> level). <text:s/>This feat cannot regain spells of a level higher than your Wis <text:tab/>modifier.</text:p>
      <text:p text:style-name="P30"><text:tab/><text:tab/><text:span text:style-name="T333">Ki Spellcaster</text:span></text:p>
      <text:p text:style-name="P30"><text:tab/><text:tab/>-Ki Magic</text:p>
      <text:p text:style-name="P30"><text:tab/><text:tab/>-<text:span text:style-name="T576">Caster level 5</text:span><text:span text:style-name="T10">th</text:span><text:span text:style-name="T576">(any)</text:span><text:tab/><text:tab/><text:tab/><text:tab/><text:tab/><text:tab/><text:tab/><text:tab/><text:tab/><text:tab/><text:tab/><text:tab/>-When casting a spell, you may expend a use of your Ki Pool to grant the spell a bonus <text:tab/><text:tab/><text:tab/>to it's DC, if any, equal to your <text:span text:style-name="T333">base</text:span> Wis modifier. <text:s/>If the spell deals damage or healing, <text:tab/><text:tab/><text:tab/>then it also adds a bonus to the damage or healing equal to your total Wis modifier.</text:p>
      <text:p text:style-name="P253"><text:span text:style-name="T175"><text:tab/></text:span><text:span text:style-name="T249">Expansive Ki</text:span></text:p>
      <text:p text:style-name="P30"><text:tab/>-Improved Ki</text:p>
      <text:p text:style-name="P30"><text:tab/>-Your Ki Pool increases by 3. <text:s/>This feat can be taken a number of times equal to 1 + your <text:tab/><text:span text:style-name="T436">Monk/Kensai levels. <text:s/>It's effects stack. <text:s/></text:span></text:p>
      <text:p text:style-name="P30"><text:span text:style-name="T436"><text:tab/><text:tab/></text:span><text:span text:style-name="T333">Ki Healing</text:span></text:p>
      <text:p text:style-name="P125"><text:tab/><text:tab/>-Expansive Ki</text:p>
      <text:p text:style-name="P125"><text:tab/><text:tab/>-Expend a KI Pool use to heal yourself for a number of Hit Points equal to 5 + your Wis <text:tab/><text:tab/><text:tab/>modifier.</text:p>
      <text:p text:style-name="P30"><text:span text:style-name="T436"><text:tab/><text:tab/><text:tab/></text:span><text:span text:style-name="T333">Ki Purge</text:span></text:p>
      <text:p text:style-name="P125"><text:tab/><text:tab/><text:tab/>-Ki Healing</text:p>
      <text:p text:style-name="P125"><text:tab/><text:tab/><text:tab/>-Expend 2 Ki Pool uses as a full found action to grant yourself an <text:tab/>unmodified <text:tab/><text:tab/><text:tab/><text:tab/>save on every effect upon you that a saving throw can end and heal a number of <text:tab/><text:tab/><text:tab/><text:tab/>Hit Points as if you had used Ki Healing.</text:p>
      <text:p text:style-name="P30"><text:span text:style-name="T436"><text:tab/><text:tab/><text:tab/><text:tab/></text:span><text:span text:style-name="T333">Expel Harm</text:span></text:p>
      <text:p text:style-name="P125"><text:tab/><text:tab/><text:tab/><text:tab/>-Ki Purge</text:p>
      <text:p text:style-name="P125"><text:tab/><text:tab/><text:tab/><text:tab/>-<text:span text:style-name="T575">BAB of 6</text:span></text:p>
      <text:p text:style-name="P125"><text:tab/><text:tab/><text:tab/><text:tab/>-When you use Ki Purge, your saves receive a +2 bonus and when you <text:tab/><text:tab/><text:tab/><text:tab/><text:tab/>use Ki Healing, you heal 5 additional Hit Points.</text:p>
      <text:p text:style-name="P30"><text:soft-page-break/><text:tab/><text:tab/><text:span text:style-name="T333">Ki Conservation</text:span></text:p>
      <text:p text:style-name="P30"><text:tab/><text:tab/>-Expansive Ki</text:p>
      <text:p text:style-name="P30"><text:tab/><text:tab/>--The first time in an encounter you use an ability that is fueled by your Ki Pool, you do <text:tab/><text:tab/><text:tab/>not expend that use. <text:s/>This feat cannot be used if you start an encounter with no uses in <text:tab/><text:tab/><text:tab/>your Ki Pool remaining.</text:p>
      <text:p text:style-name="P30"><text:tab/><text:tab/><text:tab/><text:span text:style-name="T333">Ki Critical </text:span></text:p>
      <text:p text:style-name="P30"><text:tab/><text:tab/><text:tab/>-Ki Conservation</text:p>
      <text:p text:style-name="P30"><text:tab/><text:tab/><text:tab/>-Improved Critical </text:p>
      <text:p text:style-name="P30"><text:tab/><text:tab/><text:tab/>-When you confirm a critical hit or are struck by a critical hit you <text:tab/>regain a spent <text:tab/><text:tab/><text:tab/><text:tab/>use of you Ki Pool. <text:s/>This feat cannot gain you more than 2 uses of your K<text:span text:style-name="T690">i</text:span> Pool <text:tab/><text:tab/><text:tab/><text:tab/>in an encounter.</text:p>
      <text:p text:style-name="P30"><text:tab/><text:tab/><text:tab/><text:span text:style-name="T333">Ki Reserves</text:span></text:p>
      <text:p text:style-name="P30"><text:tab/><text:tab/><text:tab/>-Ki Conservation</text:p>
      <text:p text:style-name="P30"><text:tab/><text:tab/><text:tab/>So long as you have at least 1 Ki Pool use remaining, you gain a +1 bonus to AC, <text:tab/><text:tab/><text:tab/>all saves and all attack and damage rolls.</text:p>
      <text:p text:style-name="P176"><text:tab/><text:tab/><text:tab/>Boundless Ki</text:p>
      <text:p text:style-name="P125"><text:tab/><text:tab/><text:tab/>-Ki Conservation</text:p>
      <text:p text:style-name="P125"><text:tab/><text:tab/><text:tab/>-Expansive Ki(x3)</text:p>
      <text:p text:style-name="P125"><text:tab/><text:tab/><text:tab/>-<text:span text:style-name="T575">BAB of 7</text:span></text:p>
      <text:p text:style-name="P125"><text:tab/><text:tab/><text:tab/>-You recover a use of your Ki Pool after a short rest.</text:p>
      <text:p text:style-name="P30"><text:span text:style-name="T436"><text:tab/><text:tab/><text:tab/><text:tab/></text:span><text:span text:style-name="T333">Ki Mastery</text:span></text:p>
      <text:p text:style-name="P125"><text:tab/><text:tab/><text:tab/><text:tab/>-Boundless Ki</text:p>
      <text:p text:style-name="P125"><text:tab/><text:tab/><text:tab/><text:tab/>-Empowered Ki</text:p>
      <text:p text:style-name="P125"><text:tab/><text:tab/><text:tab/><text:tab/>-<text:span text:style-name="T575">BAB of 9</text:span></text:p>
      <text:p text:style-name="P30"><text:span text:style-name="T436"><text:tab/><text:tab/><text:tab/><text:tab/>-When you use your Ki Pool to enhance your saves or your attack/damage <text:tab/><text:tab/><text:tab/><text:tab/>rolls you roll twice and take the better result. <text:s/>When you use your Ki Pool <text:tab/><text:tab/><text:tab/><text:tab/>to enhance your AC your opponents only deal half damage with their <text:tab/><text:tab/><text:tab/><text:tab/><text:tab/>attacks if they hit your AC by your Wis modifier or less. <text:s/></text:span><text:span text:style-name="T439">These effects are <text:tab/><text:tab/><text:tab/><text:tab/>in addition to the normal effects when using your Ki Pool </text:span><text:span text:style-name="T447">but are not <text:tab/><text:tab/><text:tab/><text:tab/><text:tab/>affected by the Flowing Ki feat.</text:span><text:span text:style-name="T439">.</text:span></text:p>
      <text:h text:style-name="Heading_20_2" text:outline-level="2">Improved Sneak Attack</text:h>
      <text:p text:style-name="P125">-Sneak Attack class ability</text:p>
      <text:p text:style-name="P125">When using Sneak Attack, you gain a +1 bonus to the attack and damage roll for every die of Sneak Attack damage you possess. </text:p>
      <text:p text:style-name="P125"><text:tab/><text:span text:style-name="T333">Insightful Defense</text:span></text:p>
      <text:p text:style-name="P125"><text:tab/>-Improved Sneak Attack </text:p>
      <text:p text:style-name="P125"><text:tab/>-Insightful Strike class ability</text:p>
      <text:p text:style-name="P125"><text:tab/>-Dodge</text:p>
      <text:p text:style-name="P125"><text:tab/>-Gain a dodge bonus to AC equal to <text:span text:style-name="T707">half of</text:span> your Int modifier<text:span text:style-name="T707">(round up)</text:span>. <text:s/>This bonus can only <text:tab/>be applied to attacks from opponents you are aware of.</text:p>
      <text:p text:style-name="P125"><text:tab/><text:tab/><text:span text:style-name="T333">Adaptable Insight </text:span></text:p>
      <text:p text:style-name="P125"><text:tab/><text:tab/>-Insightful Defense</text:p>
      <text:p text:style-name="P125"><text:tab/><text:tab/>-Gain a bonus to your saves equal to half of your Int modifier(round up). <text:s/>This bonus <text:tab/><text:tab/><text:tab/>cannot exceed your Rogue class levels.</text:p>
      <text:p text:style-name="P125"><text:tab/><text:span text:style-name="T337">Canny Expertise</text:span></text:p>
      <text:p text:style-name="P125"><text:tab/>-<text:span text:style-name="T516">Improved Sneak Attack</text:span></text:p>
      <text:p text:style-name="P125"><text:tab/>-<text:span text:style-name="T516">2d6+ Sneak Attack damage</text:span></text:p>
      <text:p text:style-name="P125"><text:soft-page-break/><text:tab/>-<text:span text:style-name="T516">Gain a +1 bonus to all of your skill checks made with Rogue class skills</text:span></text:p>
      <text:p text:style-name="P125"><text:tab/><text:tab/><text:span text:style-name="T337">Insightful Mobility</text:span></text:p>
      <text:p text:style-name="P125"><text:tab/><text:tab/>-<text:span text:style-name="T516">Canny Expertise</text:span></text:p>
      <text:p text:style-name="P125"><text:tab/><text:tab/>-<text:span text:style-name="T516">Skillful(Acrobatics)</text:span></text:p>
      <text:p text:style-name="P125"><text:tab/><text:tab/>-<text:span text:style-name="T516">Add your Int modifier when making Tumble checks</text:span></text:p>
      <text:p text:style-name="P125"><text:tab/><text:tab/><text:span text:style-name="T337">Insightful Larceny</text:span></text:p>
      <text:p text:style-name="P125"><text:tab/><text:tab/>-<text:span text:style-name="T516">Canny Expertise</text:span></text:p>
      <text:p text:style-name="P125"><text:tab/><text:tab/>-<text:span text:style-name="T516">Skillful(Nimble Fingers)</text:span></text:p>
      <text:p text:style-name="P125"><text:tab/><text:tab/>-<text:span text:style-name="T516">Add yo</text:span><text:span text:style-name="T689">u</text:span><text:span text:style-name="T516">r Int modifier when making Open Lock checks</text:span></text:p>
      <text:p text:style-name="P153"><text:tab/><text:tab/><text:span text:style-name="T333">Insightful Profiler</text:span></text:p>
      <text:p text:style-name="P153"><text:tab/><text:tab/>-Canny Expertise</text:p>
      <text:p text:style-name="P153"><text:tab/><text:tab/>-Skillful(Negotiator) </text:p>
      <text:p text:style-name="P153"><text:tab/><text:tab/>-Add your Int modifier when making Sense Motive checks</text:p>
      <text:p text:style-name="P153"><text:tab/><text:tab/><text:span text:style-name="T333">Insightful Perception</text:span></text:p>
      <text:p text:style-name="P153"><text:tab/><text:tab/>-Canny Expertise</text:p>
      <text:p text:style-name="P153"><text:tab/><text:tab/>-Skillful(Alertness)</text:p>
      <text:p text:style-name="P153"><text:tab/><text:tab/>-3d6+ Sneak Attack damage</text:p>
      <text:p text:style-name="P153"><text:tab/><text:tab/>-Add your Int modifier when making Listen and Spot checks</text:p>
      <text:p text:style-name="P153"><text:tab/><text:tab/><text:span text:style-name="T333">Insightful Stealth</text:span></text:p>
      <text:p text:style-name="P153"><text:tab/><text:tab/>-Canny Expertise</text:p>
      <text:p text:style-name="P153"><text:tab/><text:tab/>-Skillful(Stealthy)</text:p>
      <text:p text:style-name="P153"><text:tab/><text:tab/>-4d6+ Sneak Attack damage</text:p>
      <text:p text:style-name="P153"><text:tab/><text:tab/>-Add your Int modifier when making Hide and Move Silently checks</text:p>
      <text:p text:style-name="P153"><text:tab/><text:span text:style-name="T343">Thieves Luck</text:span></text:p>
      <text:p text:style-name="P153"><text:tab/>-<text:span text:style-name="T554">Improved Sneak Attack</text:span></text:p>
      <text:p text:style-name="P153"><text:tab/>-<text:span text:style-name="T554">Good Luck</text:span></text:p>
      <text:p text:style-name="P153"><text:tab/>-<text:span text:style-name="T554">Your bonus from Good Luck increases to +2, and your Good Luck feat can now prevent a <text:tab/>critical failure or enable a critical success.</text:span></text:p>
      <text:p text:style-name="P153"><text:tab/><text:tab/><text:span text:style-name="T343">Canny Fortune</text:span></text:p>
      <text:p text:style-name="P153"><text:tab/><text:tab/>-<text:span text:style-name="T554">Thieves Luck</text:span></text:p>
      <text:p text:style-name="P153"><text:tab/><text:tab/>-<text:span text:style-name="T554">Any 3 luck feats</text:span></text:p>
      <text:p text:style-name="P153"><text:tab/><text:tab/>-<text:span text:style-name="T554">Gain a Luck reroll. <text:s/>The first time in a day that you fail a roll that you used a luck reroll <text:tab/><text:tab/>on, you do not expend that luck reroll.</text:span></text:p>
      <text:p text:style-name="P153"><text:tab/><text:span text:style-name="T338">Sixth Sense</text:span></text:p>
      <text:p text:style-name="P153"><text:tab/>-<text:span text:style-name="T517">Improved Sneak Attack</text:span></text:p>
      <text:p text:style-name="P153"><text:tab/>-<text:span text:style-name="T517">Spell Sense class ability</text:span></text:p>
      <text:p text:style-name="P153"><text:tab/>-<text:span text:style-name="T517">Once per encounter when targeted by a hostile spell that relies on your AC to hit, you may <text:tab/>force an opponent to roll twice and take the worse result. <text:s/>This feat can only be used before the <text:tab/>attack roll has been made. <text:s/>If you posses the Savoy Rogue class ability, this ability can be used <text:tab/>after the attack roll has been made.</text:span></text:p>
      <text:p text:style-name="P153"><text:tab/><text:span text:style-name="T390">Canny Target </text:span></text:p>
      <text:p text:style-name="P153"><text:tab/>-<text:span text:style-name="T686">Improved Sneak Attack</text:span></text:p>
      <text:p text:style-name="P153"><text:tab/>-<text:span text:style-name="T686">Slippery Target class ability</text:span></text:p>
      <text:p text:style-name="P153"><text:tab/>-<text:span text:style-name="T686">Your Slippery </text:span><text:span text:style-name="T689">T</text:span><text:span text:style-name="T686">arget adds an additional +</text:span><text:span text:style-name="T687">1</text:span><text:span text:style-name="T686"> to your class defense bonus. <text:s/>When you are hit with <text:tab/>an attack while using Slippery Target by an amount equal to 1 + your Int modifier or less, your <text:tab/>DR from Slippery Target increases by 1, and you reduce the damage of that attack by a single <text:tab/>die type</text:span></text:p>
      <text:p text:style-name="P153"><text:tab/><text:span text:style-name="T338">Canny Redirection</text:span></text:p>
      <text:p text:style-name="P153"><text:tab/>-<text:span text:style-name="T517">Improved Sneak Attack</text:span></text:p>
      <text:p text:style-name="P153"><text:soft-page-break/><text:tab/>-<text:span text:style-name="T517">Spell Reflection class ability</text:span></text:p>
      <text:p text:style-name="P153"><text:tab/>-<text:span text:style-name="T517">When using your Spell Reflection, you may instead target an opponent within 20 ft of the <text:tab/>caster who targeted you. <text:s/>If you posses the Savoy Rogue ability, you may also instead target a <text:tab/>foe withing 20 ft or </text:span><text:span text:style-name="T338">your</text:span><text:span text:style-name="T517"> space.</text:span></text:p>
      <text:p text:style-name="P153"><text:tab/><text:span text:style-name="T343">Precision Strike</text:span></text:p>
      <text:p text:style-name="P153"><text:tab/>-<text:span text:style-name="T554">Improved Sneak Attack</text:span></text:p>
      <text:p text:style-name="P153"><text:tab/>-<text:span text:style-name="T554">Improved Insightful Strike</text:span></text:p>
      <text:p text:style-name="P153"><text:tab/>-<text:span text:style-name="T554">When rolling your bonus damage dice from your Sneak Attack, you may roll twice and take the <text:tab/>better result.</text:span></text:p>
      <text:p text:style-name="P125"><text:tab/><text:span text:style-name="T333">Hindering Sneak Attack</text:span></text:p>
      <text:p text:style-name="P125"><text:tab/>-Improved Sneak Attack</text:p>
      <text:p text:style-name="P125"><text:tab/>-2d6+ Sneak Attack damage</text:p>
      <text:p text:style-name="P125"><text:tab/>-When using Sneak Attack you may reduce your damage by 1d6 to impose a -2 penalty to <text:tab/>the target's AC <text:span text:style-name="T521">until the end of your next turn</text:span>. <text:s/>You may do this up to a maximum of your Sneak <text:tab/>Attack dice. <text:s/><text:span text:style-name="T521">Penalties from this feat cannot stack on itself.</text:span></text:p>
      <text:p text:style-name="P125"><text:tab/><text:span text:style-name="T333">Sudden Sneak Attack</text:span></text:p>
      <text:p text:style-name="P125"><text:tab/>-Improved Sneak Attack </text:p>
      <text:p text:style-name="P125"><text:tab/>-2d6+ Sneak Attack damage</text:p>
      <text:p text:style-name="P125"><text:tab/>-<text:span text:style-name="T518">Quick Draw</text:span></text:p>
      <text:p text:style-name="P125"><text:tab/>-The first time you use Sneak <text:span text:style-name="T518">A</text:span>ttack <text:span text:style-name="T518">with a draw attack</text:span> in an encounter, your Sneak Attack <text:tab/>damage is considered <text:tab/>50% higher(round up)</text:p>
      <text:p text:style-name="P125"><text:tab/><text:span text:style-name="T333">Distant Sneak Attack</text:span></text:p>
      <text:p text:style-name="P125"><text:tab/>-Improved Sneak Attack</text:p>
      <text:p text:style-name="P125"><text:tab/>-2d6+ Sneak Attack damage</text:p>
      <text:p text:style-name="P125"><text:tab/>-Far Shot</text:p>
      <text:p text:style-name="P125"><text:tab/>-When using Sneak Attack with your chosen ranged weapon, you double the normal range <text:tab/>limit for Sneak Attack. </text:p>
      <text:p text:style-name="P125"><text:tab/><text:span text:style-name="T333">Pinpoint Sneak Attack</text:span></text:p>
      <text:p text:style-name="P125"><text:tab/>-Improved Sneak Attack</text:p>
      <text:p text:style-name="P125"><text:tab/>-2d6+ Sneak Attack damage</text:p>
      <text:p text:style-name="P125"><text:tab/>-When you use Sneak Attack, you may choose to take a -2 penalty on your attack roll to <text:tab/>increase your Sneak Attack damage by 1d6 to a maximum of +5d6). <text:s/>This feat does not <text:tab/>modify <text:tab/>your <text:span text:style-name="T333">base</text:span> Sneak Attack damage.</text:p>
      <text:p text:style-name="P125"><text:tab/><text:span text:style-name="T333">Esoteric Sneak Attack</text:span></text:p>
      <text:p text:style-name="P125"><text:tab/>-Improved Sneak Attack</text:p>
      <text:p text:style-name="P125"><text:tab/>-3d6+ Sneak Attack damage</text:p>
      <text:p text:style-name="P125"><text:tab/>-<text:span text:style-name="T519">Skillful(Creature Studies)</text:span></text:p>
      <text:p text:style-name="P125"><text:tab/>-You may use your Sneak Attack on creatures immune to critical hits. <text:s/>When used this way <text:tab/>your Sneak Attack damage is reduced by half(round down)</text:p>
      <text:p text:style-name="P125"><text:tab/><text:span text:style-name="T333">Persistent Sneak Attack</text:span></text:p>
      <text:p text:style-name="P125"><text:tab/>-Improved Sneak Attack</text:p>
      <text:p text:style-name="P125"><text:tab/>-5d6+ Sneak Attack damage</text:p>
      <text:p text:style-name="P125"><text:tab/>-When you hit with a Sneak Attack, you may use Sneak Attack on the same target again the <text:tab/>following round even if the target does not meet the requirements for Sneak Attack, when this <text:tab/>feat is used, your 2<text:span text:style-name="T1">nd</text:span> Sneak Attack does half of it's normal <text:span text:style-name="T520">Sneak Attack</text:span> damage(round down).</text:p>
      <text:p text:style-name="P125"><text:tab/><text:span text:style-name="T333">-Greater Sneak Attack</text:span></text:p>
      <text:p text:style-name="P125"><text:tab/>-Improved Sneak Attack</text:p>
      <text:p text:style-name="P125"><text:tab/>-7d6+ Sneak Attack damage</text:p>
      <text:p text:style-name="P125"><text:soft-page-break/><text:tab/>-Your Sneak Attack damage changes to d8s instead of d6s. <text:s/><text:span text:style-name="T554">You gain a +4 bonus to the attack <text:tab/>and damage rolls when making a Sneak Attack.</text:span></text:p>
      <text:h text:style-name="Heading_20_2" text:outline-level="2">Improved Spellbolt</text:h>
      <text:p text:style-name="P125">-Spellbolt class ability</text:p>
      <text:p text:style-name="P125">-When you use Spellbolt, you gain a +2 bonus to the attack roll and increase it's base range by 10 ft.</text:p>
      <text:p text:style-name="P125"><text:tab/><text:span text:style-name="T333">Distant Spellbolt</text:span></text:p>
      <text:p text:style-name="P125"><text:tab/>-Improved Spellbolt</text:p>
      <text:p text:style-name="P125"><text:tab/>-Your Spellbolt can be used at a base range of 60 ft.</text:p>
      <text:p text:style-name="P125"><text:tab/><text:tab/><text:span text:style-name="T391">Homing Spellbolt</text:span></text:p>
      <text:p text:style-name="P125"><text:tab/><text:tab/>-<text:span text:style-name="T689">Distant Spellbolt</text:span></text:p>
      <text:p text:style-name="P125"><text:tab/><text:tab/>-<text:span text:style-name="T689">Spellbolt Focus</text:span></text:p>
      <text:p text:style-name="P125"><text:tab/><text:tab/>-<text:span text:style-name="T689">Your Spellbolt gains the effects of the Point Blank Shot and Precise Shot feats.</text:span></text:p>
      <text:p text:style-name="P125"><text:tab/><text:tab/><text:tab/><text:span text:style-name="T391">Blasting Spellbolt</text:span></text:p>
      <text:p text:style-name="P125"><text:tab/><text:tab/><text:tab/>-<text:span text:style-name="T689">Homing Spellbolt</text:span></text:p>
      <text:p text:style-name="P125"><text:tab/><text:tab/><text:tab/>-<text:span text:style-name="T689">Caster level 7</text:span><text:span text:style-name="T21">th</text:span><text:span text:style-name="T689"> (Priest, Sorcerer or Wizard)</text:span></text:p>
      <text:p text:style-name="P143"><text:tab/><text:tab/><text:tab/>- A number of times per <text:span text:style-name="T639">day</text:span> equal to the ability modifier that affects your <text:tab/><text:tab/><text:tab/><text:tab/>spellcasting, you may <text:span text:style-name="T689">use your Spellbolt as a 10ft cone. <text:s/>You make a single <text:tab/><text:tab/><text:tab/><text:tab/>attack roll that applies to all targets in the cone, and your Spellbolt gains a +2 <text:tab/><text:tab/><text:tab/><text:tab/>bonus to it attack roll and it’s damage.</text:span></text:p>
      <text:p text:style-name="P125"><text:tab/><text:tab/><text:tab/><text:span text:style-name="T391">Defensive Spellbolt</text:span></text:p>
      <text:p text:style-name="P125"><text:tab/><text:tab/><text:tab/>-<text:span text:style-name="T689">Homing Spellbolt</text:span></text:p>
      <text:p text:style-name="P143"><text:tab/><text:tab/><text:tab/>-<text:span text:style-name="T689">Caster level 7</text:span><text:span text:style-name="T21">th</text:span><text:span text:style-name="T689"> (Priest, Sorcerer or Wizard)</text:span></text:p>
      <text:p text:style-name="P125"><text:tab/><text:tab/><text:tab/>-<text:span text:style-name="T689"> When you are missed by a melee or ranged attack within your Spellbolt range, <text:tab/><text:tab/><text:tab/><text:tab/>you may respond with a Spellbolt attack. <text:s/>This feat <text:tab/>cannot be used if you have <text:tab/><text:tab/><text:tab/><text:tab/>already made a Spellbolt attack this round.</text:span></text:p>
      <text:p text:style-name="P125"><text:tab/><text:span text:style-name="T333">Spellbol Focus</text:span></text:p>
      <text:p text:style-name="P125"><text:tab/>-Improved Spellbolt</text:p>
      <text:p text:style-name="P125"><text:tab/>-<text:span text:style-name="T685">Caster level 2</text:span><text:span text:style-name="T20">nd</text:span><text:span text:style-name="T685"> (Priest, Sorcerer or Wizard)</text:span></text:p>
      <text:p text:style-name="P125"><text:tab/>-Your Spellbolt gains the effects of Weapon Focus and Weapon Specialization</text:p>
      <text:p text:style-name="P125"><text:tab/><text:tab/><text:span text:style-name="T333">Improved Spellbolt Focus</text:span></text:p>
      <text:p text:style-name="P125"><text:tab/><text:tab/>-Spellbolt Focus</text:p>
      <text:p text:style-name="P142"><text:tab/><text:tab/>-<text:span text:style-name="T685">Caster level 4th <text:s/>(Priest, Sorcerer or Wizard)</text:span></text:p>
      <text:p text:style-name="P125"><text:tab/><text:tab/>-Your Spellbolt gains the effects of Improved Weapon Focus and Improved Weapon <text:tab/><text:tab/><text:tab/>Specialization</text:p>
      <text:p text:style-name="P125"><text:tab/><text:tab/><text:tab/><text:span text:style-name="T333">Greater Spellbolt Focus</text:span></text:p>
      <text:p text:style-name="P125"><text:tab/><text:tab/><text:tab/>-Improved Spellbolt Focus</text:p>
      <text:p text:style-name="P142"><text:tab/><text:tab/><text:tab/>-<text:span text:style-name="T685">Caster level 8</text:span><text:span text:style-name="T20">th</text:span><text:span text:style-name="T685"> (Priest, Sorcerer or Wizard)</text:span></text:p>
      <text:p text:style-name="P125"><text:tab/><text:tab/><text:tab/>-Your Spellbolt gains the effects of Greater Weapon Focus and Greater Weapon <text:tab/><text:tab/><text:tab/><text:tab/>Specialization</text:p>
      <text:p text:style-name="P125"><text:tab/><text:tab/><text:tab/><text:tab/><text:span text:style-name="T389">Superior Spellbolt Focus</text:span></text:p>
      <text:p text:style-name="P125"><text:tab/><text:tab/><text:tab/><text:tab/>-<text:span text:style-name="T685">Greater Spellbolt Focus</text:span></text:p>
      <text:p text:style-name="P142"><text:tab/><text:tab/><text:tab/><text:tab/>-<text:span text:style-name="T685">Caster level 12</text:span><text:span text:style-name="T20">th</text:span><text:span text:style-name="T685"> (Priest, Sorcerer or Wizard)</text:span></text:p>
      <text:p text:style-name="P142"><text:tab/><text:tab/><text:tab/><text:tab/>-Your Spellbolt gains the effects of <text:span text:style-name="T685">Superior</text:span> Weapon Focus and <text:span text:style-name="T685">Superior</text:span> <text:tab/><text:tab/><text:tab/><text:tab/><text:tab/>Weapon Specialization</text:p>
      <text:p text:style-name="P125"><text:tab/><text:tab/><text:span text:style-name="T333">Sudden Spellbolt</text:span></text:p>
      <text:p text:style-name="P125"><text:tab/><text:tab/>-Spellbolt Focus</text:p>
      <text:p text:style-name="P143"><text:tab/><text:tab/>-<text:span text:style-name="T689">Caster level 5</text:span><text:span text:style-name="T21">th</text:span><text:span text:style-name="T689"> (Priest, Sorcerer or Wizard)</text:span></text:p>
      <text:p text:style-name="P125"><text:soft-page-break/><text:tab/><text:tab/>-Your Spellbolt attack roll treats your opponent as if they were flat-footed.</text:p>
      <text:p text:style-name="P125"><text:tab/><text:tab/><text:tab/><text:span text:style-name="T333">Reflexive Spellbolt</text:span></text:p>
      <text:p text:style-name="P125"><text:tab/><text:tab/><text:tab/>-Sudden Spellbolt</text:p>
      <text:p text:style-name="P143"><text:tab/><text:tab/><text:tab/>-<text:span text:style-name="T689">Caster level 10</text:span><text:span text:style-name="T21">th</text:span><text:span text:style-name="T689"> (Priest, Sorcerer or Wizard)</text:span></text:p>
      <text:p text:style-name="P125"><text:tab/><text:tab/><text:tab/>-A number of times per <text:span text:style-name="T639">day</text:span> equal to the ability modifier that affects your <text:tab/><text:tab/><text:tab/><text:tab/><text:tab/>spellcasting, you may make a Spellbolt attack as a free action. <text:s/>This feat does not <text:tab/><text:tab/><text:tab/>allow you to make more than one Spellbolt attack per round.</text:p>
      <text:p text:style-name="P125"><text:tab/><text:tab/><text:span text:style-name="T333">Piercing Spellbolt</text:span></text:p>
      <text:p text:style-name="P125"><text:tab/><text:tab/>-Spellbolt Focus</text:p>
      <text:p text:style-name="P143"><text:tab/><text:tab/>-<text:span text:style-name="T689">Caster level 5</text:span><text:span text:style-name="T21">th</text:span><text:span text:style-name="T689"> (Priest, Sorcerer or Wizard)</text:span></text:p>
      <text:p text:style-name="P125"><text:tab/><text:tab/>-Your Spellbolt attack roll is treated as a touch attack.</text:p>
      <text:p text:style-name="P125"><text:tab/><text:tab/><text:tab/><text:span text:style-name="T333">Razing Spellbolt</text:span></text:p>
      <text:p text:style-name="P125"><text:tab/><text:tab/><text:tab/>-Piercing Spellbolt</text:p>
      <text:p text:style-name="P143"><text:tab/><text:tab/><text:tab/>-<text:span text:style-name="T689">Caster level 10</text:span><text:span text:style-name="T21">th</text:span><text:span text:style-name="T689"> (Priest, Sorcerer or Wizard)</text:span></text:p>
      <text:p text:style-name="P125"><text:tab/><text:tab/><text:tab/>-Your Spellbolt ignores 5 of your opponent's elemental resistances and 2 of it's /- <text:tab/><text:tab/><text:tab/>DR, if it has any. <text:s/>A number of times per <text:span text:style-name="T639">day</text:span> equal to the ability modifier that <text:tab/><text:tab/><text:tab/><text:tab/>affects your spellcasting, your Spellbolt ignores all of your opponent's elemental <text:tab/><text:tab/><text:tab/><text:tab/>resistances and reduces any /- DR your opponent posses by half(round up).</text:p>
      <text:p text:style-name="P125"><text:tab/><text:span text:style-name="T333">Elusive Spellbolt</text:span></text:p>
      <text:p text:style-name="P125"><text:tab/>-Improved Spellbolt</text:p>
      <text:p text:style-name="P125"><text:tab/>-Spell Focus(Illusion)</text:p>
      <text:p text:style-name="P143"><text:tab/>-<text:span text:style-name="T689">Caster level 5</text:span><text:span text:style-name="T21">th</text:span><text:span text:style-name="T689"> (Priest, Sorcerer or Wizard)</text:span></text:p>
      <text:p text:style-name="P125"><text:tab/>-When you miss a target with your Spellbolt ability by an amount less than <text:span text:style-name="T640">half </text:span>your caster <text:tab/>level<text:span text:style-name="T640">(round up)</text:span>, you may redirect the bolt to a new target within 10 ft. <text:s/>A new attack roll is <text:tab/>made for that target. <text:s/>This feat can be used a number of times per day equal to the ability <text:tab/>modifier that affects your spellcasting. <text:s/>This pool shares it's uses with other Spellbolt feats that <text:tab/>are based off schools of magic.</text:p>
      <text:p text:style-name="P125"><text:tab/><text:span text:style-name="T333">Sinister Spellbolt</text:span></text:p>
      <text:p text:style-name="P125"><text:tab/>-Improved Spellbolt</text:p>
      <text:p text:style-name="P125"><text:tab/>-Spell Focus(Necromancy)</text:p>
      <text:p text:style-name="P143"><text:tab/>-<text:span text:style-name="T689">Caster level 5</text:span><text:span text:style-name="T21">th</text:span><text:span text:style-name="T689"> (Priest, Sorcerer or Wizard)</text:span></text:p>
      <text:p text:style-name="P125"><text:tab/>-Your Spellbolt deals an additional 1d4 + 1 damage to living creatures(DR is ignored) and <text:tab/>forces them to make a Fort save against a DC of 10 + half your <text:span text:style-name="T640">caster level</text:span>(round up) + the <text:tab/>ability <text:tab/>modifier that affects your spellcasting. <text:s/>If they fail, they must roll twice on all attack <text:tab/>rolls, saves and skill checks and take the worse result until the end of your next turn. <text:s/>This <text:tab/>penalty cannot stack upon itself and is not limited by immunity to critical hits. <text:s/>This feat <text:tab/>can be used a <text:tab/>number of times per day equal to the ability modifier that affects your <text:tab/>spellcasting. This pool shares it's uses with other Spellbolt feats that are based off schools of <text:tab/>magic.</text:p>
      <text:p text:style-name="P125"><text:tab/><text:span text:style-name="T333">-Elemental Spellbolt</text:span></text:p>
      <text:p text:style-name="P125"><text:tab/>-Improved Spellbolt</text:p>
      <text:p text:style-name="P125"><text:tab/>-Spell Focus(Evocation)</text:p>
      <text:p text:style-name="P143"><text:tab/>-<text:span text:style-name="T689">Caster level 5</text:span><text:span text:style-name="T21">th</text:span><text:span text:style-name="T689"> (Priest, Sorcerer or Wizard)</text:span></text:p>
      <text:p text:style-name="P125"><text:tab/>-Your Spellbolt gains additional effects based on the type of energy damage it is dealing.</text:p>
      <text:p text:style-name="P125"><text:tab/><text:tab/>-<text:span text:style-name="T333">Acid</text:span>: <text:s/>The target takes half of the original Spellbolt damage(round up) the following <text:tab/><text:tab/><text:tab/>round. <text:s/>This damage does not stack with the damage from another acid-based Spellbolt.</text:p>
      <text:p text:style-name="P125"><text:tab/><text:tab/>-<text:span text:style-name="T333">Cold</text:span>: <text:s/>In addition to the base damage, the target takes a -2 to AC, all attack <text:tab/><text:tab/><text:tab/><text:tab/>and damage rolls and physical-based ability checks until the end of their next turn. <text:s/>This <text:tab/><text:tab/>penalty cannot stack with itself.</text:p>
      <text:p text:style-name="P125"><text:soft-page-break/><text:tab/><text:tab/>-<text:span text:style-name="T333">Electricity</text:span>: <text:s/>The target must make a Fort save equal to 10 + half your <text:span text:style-name="T639">caster <text:tab/><text:tab/><text:tab/><text:tab/>level(round down)</text:span> + the ability modifier that affects your spellcasting or be only able to <text:tab/><text:tab/><text:tab/>take partial actions on their next turn. <text:s/>This effect does not work on creatures immune to <text:tab/><text:tab/>critical hits.</text:p>
      <text:p text:style-name="P125"><text:tab/><text:tab/>-<text:span text:style-name="T333">Fire</text:span>: <text:s/>All enemies within 10 ft of the initial target take fire damage equal to half of the <text:tab/><text:tab/><text:tab/>base Spellbolt damage(round down, no save)</text:p>
      <text:p text:style-name="P125"><text:tab/>This feat can be used a number of times per day equal to the ability modifier that affects your <text:tab/>spellcasting. <text:s/>This pool shares it's uses with other Spellbolt feats that are based off schools of <text:tab/>magic.</text:p>
      <text:p text:style-name="P125"><text:tab/><text:span text:style-name="T333">Shielding Spellbolt</text:span></text:p>
      <text:p text:style-name="P125"><text:tab/>-Improved Spellbolt</text:p>
      <text:p text:style-name="P125"><text:tab/>-Spell Focus(Abjuration)</text:p>
      <text:p text:style-name="P143"><text:tab/>-<text:span text:style-name="T689">Caster level 5</text:span><text:span text:style-name="T21">th</text:span><text:span text:style-name="T689"> (Priest, Sorcerer or Wizard)</text:span></text:p>
      <text:p text:style-name="P125"><text:tab/>-You may, when using Spellbolt, choose to have the attack deal no damage to the enemy, but <text:tab/>rather, when they next attack an enemy, the Spellbolt manifests a shielding effect that impedes <text:tab/>their next attack, granting a bonus to the AC of their target equal to half the base damage of <text:tab/>their Spellbolt(round up) and a bonus to their DR rating equal to half of the AC bonus(round up) <text:s/><text:tab/>This DR is /-. <text:s/>This feat can be used a number of times per day equal to the ability modifier that <text:tab/>affects your spellcasting. <text:s/>This pool shares it's uses with other Spellbolt feats that are based off <text:tab/>schools of magic.</text:p>
      <text:p text:style-name="P125"><text:tab/><text:tab/><text:span text:style-name="T333">Hampering Spellbolt</text:span></text:p>
      <text:p text:style-name="P125"><text:tab/><text:tab/>-Shielding Spellbolt</text:p>
      <text:p text:style-name="P152"><text:tab/><text:tab/>-<text:span text:style-name="T689">Caster level </text:span><text:span text:style-name="T806">10</text:span><text:span text:style-name="T21">th</text:span><text:span text:style-name="T689"> (Priest, Sorcerer or Wizard)</text:span></text:p>
      <text:p text:style-name="P125"><text:tab/><text:tab/>-When you use Shielding Spellbolt, the effect lasts for all attacks made by the target <text:tab/><text:tab/><text:tab/>until the start of your next turn.</text:p>
      <text:p text:style-name="P125"><text:tab/><text:span text:style-name="T333">Revealing Spellbolt</text:span></text:p>
      <text:p text:style-name="P125"><text:tab/>-Improved SpellBolt</text:p>
      <text:p text:style-name="P125"><text:tab/>-Spell Focus(Divination)</text:p>
      <text:p text:style-name="P143"><text:tab/>-<text:span text:style-name="T689">Caster level 5</text:span><text:span text:style-name="T21">th</text:span><text:span text:style-name="T689"> (Priest, Sorcerer or Wizard)</text:span></text:p>
      <text:p text:style-name="P125"><text:tab/>-You may, when using Spellbolt, choose to have the target take half the base damage of your <text:tab/>Spellbolt and be marked with a special divination effect that grants all attacks a +2 bonus to hit <text:tab/>them and all spells cast against them gain a +2 bonus to their save DCs if they have one. <text:s/>This <text:tab/>effect lasts until the end of your next turn and cannot stack with itself. <text:s/>This feat can be used a <text:tab/>number of times per day equal to the ability modifier that affects your spellcasting. <text:s/>This pool <text:tab/>shares it's uses with other Spellbolt feats that are based off schools of magic.</text:p>
      <text:p text:style-name="P125"><text:tab/><text:span text:style-name="T333">Beguiling Spellbolt</text:span></text:p>
      <text:p text:style-name="P125"><text:tab/>-Improved Spellbolt</text:p>
      <text:p text:style-name="P125"><text:tab/>-Spell Focus(Enchantment/Charm)</text:p>
      <text:p text:style-name="P143"><text:tab/>-<text:span text:style-name="T689">Caster level 5</text:span><text:span text:style-name="T21">th</text:span><text:span text:style-name="T689"> (Priest, Sorcerer or Wizard)</text:span>-You may, when using Spellbolt, choose to have the <text:tab/>target take half the base damage of your Spellbolt and become wracked with wildly conflicting <text:tab/>emotions and confusion. <text:s/>They must make a Will save against a DC of 10 + half your <text:span text:style-name="T640">caster <text:tab/>level</text:span>(round up) + the ability modifier that affects your spellcasting or take a -4 penalty to saves, <text:tab/>attack rolls and skill checks until the end of their next turn. <text:s/>This penalty cannot stack on itself. <text:s/><text:tab/>This feat can be used a number of times per day equal to the ability modifier that affects your <text:tab/>spellcasting. <text:s/>This pool shares it's uses with other Spellbolt feats that are based off schools of <text:tab/>magic.</text:p>
      <text:p text:style-name="P125"><text:tab/><text:span text:style-name="T333">Disruptive Spellbolt</text:span></text:p>
      <text:p text:style-name="P125"><text:tab/>-Improved Spellbolt</text:p>
      <text:p text:style-name="P125"><text:tab/>-Spell Focus(Transmutation)</text:p>
      <text:p text:style-name="P143"><text:soft-page-break/><text:tab/>-<text:span text:style-name="T689">Caster level 5</text:span><text:span text:style-name="T21">th</text:span><text:span text:style-name="T689"> (Priest, Sorcerer or Wizard)</text:span></text:p>
      <text:p text:style-name="P125"><text:tab/>-You may use your Spellbolt against objects. <text:s/>When used against worn or held objects,(like <text:tab/>weapons, shield, etc.) the Spellbolt attack is treated like a Sunder attempt. <text:s/>If the target's Fort <text:tab/>save to resist the Sunder fails, the object takes damage equal to the base damage to the <text:tab/>Spellbolt(ignoring Hardness). <text:s/>When attacking other inanimate(or animate) objects, your <text:tab/>Spellbolt deals an additional 2d6 damage and ignores any Hardness or /-DR the object has. <text:s/><text:tab/>This feat can be used a number of times per day equal to the ability modifier that affects your <text:tab/>spellcasting. <text:s/>This pool shares it's uses with other Spellbolt feats that are based off schools of <text:tab/>magic.</text:p>
      <text:p text:style-name="P125"><text:tab/><text:span text:style-name="T333">Displacing Spellbolt</text:span></text:p>
      <text:p text:style-name="P125"><text:tab/>-Improved Spellbolt</text:p>
      <text:p text:style-name="P125"><text:tab/>-Spell Focus(Conjuration)</text:p>
      <text:p text:style-name="P143"><text:tab/>-<text:span text:style-name="T689">Caster level 5</text:span><text:span text:style-name="T21">th</text:span><text:span text:style-name="T689"> (Priest, Sorcerer or Wizard)</text:span></text:p>
      <text:p text:style-name="P125"><text:tab/>-You may, when using Spellbolt, choose to have the target take half the base damage of <text:tab/>your <text:tab/>Spellbolt and be teleported to an unoccupied square of your choosing within 20 ft of it's original <text:tab/>square(no save). <text:s/>This feat can be used a number of times per day equal to the ability modifier <text:tab/>that affects your spellcasting. <text:s/>This pool shares it's uses with other Spellbolt feats that are based <text:tab/>off schools of magic.</text:p>
      <text:p text:style-name="P125"><text:tab/><text:tab/><text:span text:style-name="T333">Shifting Spellbolt</text:span></text:p>
      <text:p text:style-name="P125"><text:tab/><text:tab/>Displacing Spellbolt</text:p>
      <text:p text:style-name="P125"><text:tab/><text:tab/>-When using Displacing Spellbolt, you may teleport your target to an unoccupied square <text:tab/><text:tab/>of your choosing within 20 ft of <text:span text:style-name="T333">your</text:span> square instead. <text:s/>You may also choose to swap <text:tab/><text:tab/><text:tab/>locations with your Spellbolt target, rather than teleport them to an unoccupied square..</text:p>
      <text:p text:style-name="P125"><text:tab/><text:tab/><text:span text:style-name="T333">Echoing Spellbolt</text:span></text:p>
      <text:p text:style-name="P125"><text:tab/><text:tab/>-Any 2 of Sinister, <text:s/>Revealing or Beguiling Spellbolt </text:p>
      <text:p text:style-name="P125"><text:tab/>`<text:tab/>-When using Sinister, Revealing or Beguiling Spellbolt, the effect lasts 1 additional <text:tab/><text:tab/><text:tab/>round. <text:s/>In the case of Sinister Spellbolt, the target also takes the bonus damage again the <text:tab/><text:tab/>following round. <text:s/>This feat does not allow your Spellbolt effects to stack with <text:tab/><text:tab/><text:tab/><text:tab/>themselves.</text:p>
      <text:p text:style-name="P125"><text:tab/><text:tab/><text:span text:style-name="T333">Empowered Spellbolt</text:span></text:p>
      <text:p text:style-name="P125"><text:tab/><text:tab/>-Greater Spellbolt Focus</text:p>
      <text:p text:style-name="P125"><text:tab/><text:tab/>-Any 3 of Shielding, Revealing, Beguiling or Displacing Spellbolt</text:p>
      <text:p text:style-name="P125"><text:tab/><text:tab/>-When using Revealing, Beguiling or Displacing Spellbolt, you deal full damage with <text:tab/><text:tab/><text:tab/>your Spellbolt in addition to the other effects. <text:s/>When using Shielding Spellbolt, you deal <text:tab/><text:tab/>half damage with your Spellbolt in addition to the other effects.</text:p>
      <text:p text:style-name="P125"><text:tab/><text:tab/><text:tab/><text:span text:style-name="T333">Adaptive Spellbolt</text:span></text:p>
      <text:p text:style-name="P125"><text:tab/><text:tab/><text:tab/>-Empowered Spellbolt</text:p>
      <text:p text:style-name="P125"><text:tab/><text:tab/><text:tab/>-Any 3 of Elusive, Sinister, Elemental or Disruptive Spellbolt</text:p>
      <text:p text:style-name="P125"><text:tab/><text:tab/><text:tab/>-You may use each of your different Spellbolt feats based off schools of magic <text:tab/><text:tab/><text:tab/><text:tab/>once per day without drawing from your daily pool of uses. <text:s/></text:p>
      <text:p text:style-name="P125"><text:tab/><text:tab/><text:tab/><text:tab/><text:span text:style-name="T333">Spellbolt Critical </text:span></text:p>
      <text:p text:style-name="P125"><text:tab/><text:tab/><text:tab/><text:tab/>-Greater Spellbolt Focus</text:p>
      <text:p text:style-name="P125"><text:tab/><text:tab/><text:tab/><text:tab/>-Caster Level 5th(Priest, Sorcerer or Wizard)</text:p>
      <text:p text:style-name="P125"><text:tab/><text:tab/><text:tab/><text:tab/>-Your Spellbolt can now critically hit with a threshold of 20 and a <text:tab/><text:tab/><text:tab/><text:tab/><text:tab/><text:tab/>multiplier of x2. <text:s/>This threshold increases by 1 for every 5 CLs you <text:tab/><text:tab/><text:tab/><text:tab/><text:tab/>posses in your spellcasting class that grants you Spellbolt. <text:s/>Your critical <text:tab/><text:tab/><text:tab/><text:tab/><text:tab/>multiplier also increases by 1 for every 10 CLs you posses in your <text:tab/><text:tab/><text:tab/><text:tab/><text:tab/>spellcasting class that grants you Spellbolt. <text:s/>Your Spellbolt criticals <text:tab/><text:tab/><text:tab/><text:tab/><text:tab/>cannot be further modified by feats beyond this one.</text:p>
      <text:p text:style-name="P176"><text:soft-page-break/><text:tab/><text:tab/><text:tab/><text:tab/>Omnibolt</text:p>
      <text:p text:style-name="P125"><text:tab/><text:tab/><text:tab/><text:tab/>-Adaptive Spellbolt</text:p>
      <text:p text:style-name="P125"><text:tab/><text:tab/><text:tab/><text:tab/>-Reflexive Spellbolt</text:p>
      <text:p text:style-name="P125"><text:tab/><text:tab/><text:tab/><text:tab/>-Razing Spellbolt</text:p>
      <text:p text:style-name="P125"><text:tab/><text:tab/><text:tab/><text:tab/>-Caster level <text:span text:style-name="T689">7</text:span><text:span text:style-name="T1">th</text:span> (Priest, Sorcerer or Wizard)</text:p>
      <text:p text:style-name="P125"><text:tab/><text:tab/><text:tab/><text:tab/>-When you use Spellbolt, you may attack an additional target for every <text:tab/><text:tab/><text:tab/><text:tab/><text:tab/>multiple of 5 caster levels you possess. <text:s/>You may not attack a single target <text:tab/><text:tab/><text:tab/><text:tab/>with more than one bolt with this feat.</text:p>
      <text:p text:style-name="P125"><text:tab/><text:tab/><text:tab/><text:tab/><text:tab/><text:span text:style-name="T333">Spellbolt Mastery</text:span></text:p>
      <text:p text:style-name="P125"><text:tab/><text:tab/><text:tab/><text:tab/><text:tab/>-Omnibolt</text:p>
      <text:p text:style-name="P125"><text:tab/><text:tab/><text:tab/><text:tab/><text:tab/>-Caster Level 1<text:span text:style-name="T689">2</text:span><text:span text:style-name="T1">th</text:span> (Priest, Sorcerer or Wizard)</text:p>
      <text:p text:style-name="P125"><text:tab/><text:tab/><text:tab/><text:tab/><text:tab/>-Your ability modifier that affects your spellcasting is considered 2 <text:tab/><text:tab/><text:tab/><text:tab/><text:tab/>higher for all purposes regarding your Spellbolt. <text:s/>When using <text:tab/><text:tab/><text:tab/><text:tab/><text:tab/><text:tab/>Omnibolt, you may sacrifice using one or more of your available <text:tab/><text:tab/><text:tab/><text:tab/><text:tab/><text:tab/>Spellbolts to grant the others a +4 to their damage. For each <text:tab/><text:tab/><text:tab/><text:tab/><text:tab/><text:tab/>Spellbolt sacrificed.</text:p>
      <text:h text:style-name="Heading_20_2" text:outline-level="2">Improved Unarmed Strike</text:h>
      <text:p text:style-name="P30">-<text:span text:style-name="T823">BAB of 1</text:span></text:p>
      <text:p text:style-name="P30">-You deal lethal damage<text:span text:style-name="T550">(1d4 for a Med</text:span><text:span text:style-name="T824">ium</text:span><text:span text:style-name="T550"> sized creature)</text:span> with your unarmed attacks and you do not provoke attacks of opportunity with your unarmed attacks.</text:p>
      <text:p text:style-name="P30"><text:tab/><text:span text:style-name="T333">Improved Grapple</text:span></text:p>
      <text:p text:style-name="P30"><text:tab/>-Improved Unarmed Strike</text:p>
      <text:p text:style-name="P30"><text:tab/>-Your touch attacks to start a grapple do not provoke an attack of opportunity. <text:s/>You gain a <text:tab/>+4 on all grapple checks, including checks to resist a grapple.</text:p>
      <text:p text:style-name="P30"><text:tab/><text:tab/><text:span text:style-name="T333">Slippery Grappler</text:span></text:p>
      <text:p text:style-name="P30"><text:tab/><text:tab/>-Improved Grapple</text:p>
      <text:p text:style-name="P30"><text:tab/><text:tab/>-BAB of 2 OR Skill Focus(Escape Artist)</text:p>
      <text:p text:style-name="P30"><text:tab/><text:tab/>-Gain a +2 bonus to resist or escape a grapple with another creature for every size <text:tab/><text:tab/><text:tab/>category larger it is than you</text:p>
      <text:p text:style-name="P30"><text:tab/><text:tab/><text:span text:style-name="T333">Grasp of the Scorpion</text:span></text:p>
      <text:p text:style-name="P30"><text:tab/><text:tab/>-Improved Grapple</text:p>
      <text:p text:style-name="P30"><text:tab/><text:tab/>-Improved Unarmed Expertise</text:p>
      <text:p text:style-name="P30"><text:tab/><text:tab/>-BAB of 4</text:p>
      <text:p text:style-name="P276"><text:span text:style-name="T309"><text:tab/><text:tab/>-</text:span><text:span text:style-name="T466">If you hit a creature with a one-handed or light weapon, deal damage normally and then <text:tab/><text:tab/>you have the option of starting a Grapple as a free action without provoking an attack of <text:tab/><text:tab/>opportunity(no touch needed). <text:s/>If a grapple is started and you were wielding a one-<text:tab/><text:tab/><text:tab/>handed weapon, you drop it. <text:s/>If a grapple is started and you were wielding a light <text:tab/><text:tab/><text:tab/>weapon, you may continue holding it. Each round, you may attack your grappled foe as <text:tab/><text:tab/><text:tab/>normal with it, except you do not have the standard –4 penalty</text:span></text:p>
      <text:p text:style-name="P170"><text:tab/>Stunning Fist</text:p>
      <text:p text:style-name="P125"><text:tab/>-Improved Unarmed Strike</text:p>
      <text:p text:style-name="P30"><text:tab/>-BAB of 3</text:p>
      <text:p text:style-name="P30"><text:tab/>-Once per day, when attacking an enemy with an unarmed strike but before the attack roll is <text:tab/>made,, you may choose to use this feat to force them to make a Fort save if you hit them. <text:s/>If <text:tab/>they fail they are <text:span text:style-name="T627">s</text:span>tunned until the start of your next turn. <text:s/>The save DC is <text:span text:style-name="T807">10 </text:span>+ <text:span text:style-name="T807">your</text:span> Wis <text:tab/>modifier. Monk<text:span text:style-name="T826">s</text:span> who take this feat gain an <text:span text:style-name="T333">initial</text:span> number of uses per day of this feat equal to <text:tab/>their Monk class levels instead of once per day. <text:s/>This feat can take this feat a number of times <text:soft-page-break/><text:tab/>equal to your <text:span text:style-name="T333">base</text:span> Wis modifier, each time it is taken, they gain one additional use of this feat <text:tab/>per day.</text:p>
      <text:p text:style-name="P30"><text:tab/><text:tab/><text:span text:style-name="T333">Improved Stunning Fist</text:span></text:p>
      <text:p text:style-name="P30"><text:tab/><text:tab/>-Stunning Fist</text:p>
      <text:p text:style-name="P30"><text:tab/><text:tab/>-Improved Unarmed Expertise</text:p>
      <text:p text:style-name="P30"><text:tab/><text:tab/>-When using Stunning Fist, increase it's save DC by 2 and if the target successfully <text:tab/><text:tab/><text:tab/>saves they take extra damage equal to 2 + an extra die of you<text:span text:style-name="T817">r</text:span> unarmed damage.</text:p>
      <text:p text:style-name="P253"><text:span text:style-name="T175"><text:tab/><text:tab/><text:tab/></text:span><text:span text:style-name="T249">Rapid Stunning</text:span></text:p>
      <text:p text:style-name="P30"><text:tab/><text:tab/><text:tab/>-Improved Stunning Fist</text:p>
      <text:p text:style-name="P30"><text:tab/><text:tab/><text:tab/>-<text:span text:style-name="T817">Flurry of Blows class ability</text:span></text:p>
      <text:p text:style-name="P30"><text:tab/><text:tab/><text:tab/>-<text:span text:style-name="T817">BAB of 5</text:span></text:p>
      <text:p text:style-name="P30"><text:tab/><text:tab/><text:tab/>-You may use Stunning Fist more than once per round.</text:p>
      <text:p text:style-name="P30"><text:tab/><text:tab/><text:tab/><text:span text:style-name="T333">Fists of Stone </text:span></text:p>
      <text:p text:style-name="P30"><text:tab/><text:tab/><text:tab/>-Improved Stunning Fist</text:p>
      <text:p text:style-name="P30"><text:tab/><text:tab/><text:tab/>-<text:span text:style-name="T817">Decisive Strike class ability</text:span></text:p>
      <text:p text:style-name="P30"><text:tab/><text:tab/><text:tab/>-BAB of 5</text:p>
      <text:p text:style-name="P30"><text:tab/><text:tab/><text:tab/>-<text:span text:style-name="T817">When using your Stunning Fist feat with your Decisive Strike ability, you gain a <text:tab/><text:tab/><text:tab/>bonus to the save DC of your Stunning Fist equal to the </text:span><text:span text:style-name="T825">twice the</text:span><text:span text:style-name="T817"> damage <text:tab/><text:tab/><text:tab/><text:tab/>multiplier of your Decisive Strike ability.</text:span></text:p>
      <text:p text:style-name="P30"><text:tab/><text:tab/><text:tab/><text:span text:style-name="T333">Greater Stunning Fist</text:span></text:p>
      <text:p text:style-name="P30"><text:tab/><text:tab/><text:tab/>-Improved Stunning Fist</text:p>
      <text:p text:style-name="P30"><text:tab/><text:tab/><text:tab/>-Improved Unarmed Expertise(x2)</text:p>
      <text:p text:style-name="P30"><text:tab/><text:tab/><text:tab/>-When using Stunning Fist, <text:span text:style-name="T807">add</text:span> <text:span text:style-name="T807">a bonus equal to your Monk levels</text:span> <text:span text:style-name="T807">to</text:span> the save <text:tab/><text:tab/><text:tab/><text:tab/>DC and your base unarmed damage is considered one step higher when using. <text:tab/><text:tab/><text:tab/><text:tab/>Stunning Fist.</text:p>
      <text:p text:style-name="P30"><text:tab/><text:tab/><text:tab/><text:tab/><text:span text:style-name="T333">Disciple of the Sun</text:span></text:p>
      <text:p text:style-name="P30"><text:tab/><text:tab/><text:tab/><text:tab/>-Greater Stunning Fist</text:p>
      <text:p text:style-name="P30"><text:tab/><text:tab/><text:tab/><text:tab/>-Improved Unarmed Expertise(x3)</text:p>
      <text:p text:style-name="P30"><text:tab/><text:tab/><text:tab/><text:tab/>-BAB of 8</text:p>
      <text:p text:style-name="P30"><text:tab/><text:tab/><text:tab/><text:tab/>-This feat allows the use of the following three combat maneuvers:</text:p>
      <text:p text:style-name="P30"><text:tab/><text:tab/><text:tab/><text:tab/><text:span text:style-name="T333">-Inexorable Progress of Dawn:</text:span> <text:s/>When using Flurry of Blows or making <text:tab/><text:tab/><text:tab/><text:tab/>a Full Attack, every attack you land after the first forces your opponent to <text:tab/><text:tab/><text:tab/><text:tab/>shift back 5 ft and you to shift 5 ft with them. <text:s/>Every time you move your <text:tab/><text:tab/><text:tab/><text:tab/>opponent in this way you deal an additional +2 damage to them. <text:s/>This <text:tab/><text:tab/><text:tab/><text:tab/><text:tab/>effect stacks until the end of your turn.</text:p>
      <text:p text:style-name="P30"><text:tab/><text:tab/><text:tab/><text:tab/><text:span text:style-name="T333">-Blinding Sun of Noon:</text:span> <text:s/>When you use Stunning Fist, you may choose to <text:tab/><text:tab/><text:tab/><text:tab/>also expend a use of your Ki Pool, if you do and your target fails their <text:tab/><text:tab/><text:tab/><text:tab/><text:tab/>save, they are blinded for 1d4 round after they are stunned. <text:s/>If they fail by <text:tab/><text:tab/><text:tab/><text:tab/>more than <text:span text:style-name="T816">10</text:span> than they are also confused for 1d4 rounds after their <text:tab/><text:tab/><text:tab/><text:tab/><text:tab/>blindness fades. <text:s/><text:span text:style-name="T816">If you possess the Decisive Strike ability and use it with <text:tab/><text:tab/><text:tab/><text:tab/>this feat, you add 1 to the rounds your target remains stunned and blinded <text:tab/><text:tab/><text:tab/><text:tab/>and you also reduce the failure threshold by half.</text:span></text:p>
      <text:p text:style-name="P30"><text:tab/><text:tab/><text:tab/><text:tab/><text:span text:style-name="T333">-Flash of Sunset:</text:span> <text:s/>When you use Tumble to move through the threatened <text:tab/><text:tab/><text:tab/><text:tab/>area of an opponent, you add your Wis modifier as an additional bonus to <text:tab/><text:tab/><text:tab/><text:tab/>the Tumble check, and you can choose for them to still gain an attack of <text:tab/><text:tab/><text:tab/><text:tab/><text:tab/>opportunity against you at a -2 penalty. <text:s/>If they miss, you may make a <text:tab/><text:tab/><text:tab/><text:tab/><text:tab/>damage roll against them as part of your move. <text:s/>If you use Tumble to <text:tab/><text:tab/><text:tab/><text:tab/><text:tab/>move through a space occupied by an opponent, you can choose to deny <text:tab/><text:soft-page-break/><text:tab/><text:tab/><text:tab/><text:tab/>them their attack of opportunity and still make a damage roll against them <text:tab/><text:tab/><text:tab/><text:tab/>as part of your move. <text:s/></text:p>
      <text:p text:style-name="P253"><text:span text:style-name="T175"><text:tab/></text:span><text:span text:style-name="T249">Versatile Unarmed Strike</text:span></text:p>
      <text:p text:style-name="P30"><text:tab/>-<text:span text:style-name="T436">Improved Unarmed Strike</text:span></text:p>
      <text:p text:style-name="P125"><text:tab/>-BAB of 2</text:p>
      <text:p text:style-name="P30"><text:tab/>-Can choose to deal slashing, piercing or bludgeoning damage with unarmed strikes and monk <text:tab/>weapons. <text:s/></text:p>
      <text:p text:style-name="P30"><text:tab/><text:span text:style-name="T333">Deflect Arrows</text:span></text:p>
      <text:p text:style-name="P30"><text:tab/>-Improved Unarmed Strike</text:p>
      <text:p text:style-name="P30"><text:tab/>-Combat Expertise</text:p>
      <text:p text:style-name="P276"><text:span text:style-name="T309"><text:tab/>-</text:span><text:span text:style-name="T466">You may deflect one projectile per round that would have hit you, but only if you are not flat-<text:tab/>footed and aware of the attack and one of your hands is free </text:span><text:span text:style-name="T471">or are wielding a monk weapon</text:span><text:span text:style-name="T466">. <text:s/><text:tab/>Unusually large and magical <text:tab/>attacks cannot be deflected with this feat.</text:span></text:p>
      <text:p text:style-name="P276"><text:span text:style-name="T466"><text:tab/><text:tab/></text:span><text:span text:style-name="T476">Snatch Arrows</text:span></text:p>
      <text:p text:style-name="P276"><text:span text:style-name="T476"><text:tab/><text:tab/></text:span><text:span text:style-name="T482">-Deflect Arrows</text:span></text:p>
      <text:p text:style-name="P282"><text:tab/><text:tab/>-When you use Deflect Arrows you may choose to catch the projectile instead of simply <text:tab/><text:tab/>deflecting it. <text:s/>If you catch a thrown weapon (such as a spear), you may throw it <text:tab/><text:tab/><text:tab/><text:tab/>immediately at the person who threw it at you <text:span text:style-name="T627">at no penalty</text:span>, even though it is not your <text:tab/><text:tab/><text:tab/>turn. <text:s/><text:span text:style-name="T627">This feat cannot be used if you have no hands free.</text:span></text:p>
      <text:p text:style-name="P276"><text:span text:style-name="T466"><text:tab/><text:tab/></text:span><text:span text:style-name="T476">Deflection of the Heavens</text:span></text:p>
      <text:p text:style-name="P282"><text:tab/><text:tab/>-Deflect Arrows</text:p>
      <text:p text:style-name="P282"><text:tab/><text:tab/>-Ki Strike(Adamante) class ability</text:p>
      <text:p text:style-name="P282"><text:tab/><text:tab/>-You can deflect even unusually large attacks and magics attacks(so long as they require <text:tab/><text:tab/>an attack roll) with Deflect Arrows.</text:p>
      <text:p text:style-name="P276"><text:span text:style-name="T466"><text:tab/><text:tab/><text:tab/></text:span><text:span text:style-name="T476">Reflection of Harm</text:span></text:p>
      <text:p text:style-name="P282"><text:tab/><text:tab/><text:tab/>-Deflection of the Heavens</text:p>
      <text:p text:style-name="P282"><text:tab/><text:tab/><text:tab/>-Snatch Arrows</text:p>
      <text:p text:style-name="P282"><text:tab/><text:tab/><text:tab/>-Expend <text:span text:style-name="T808">a</text:span> Ki Pool use when using Deflection of the Heavens to turn the attack <text:tab/><text:tab/><text:tab/><text:tab/>back on the attacker. <text:s/>The attacker's original attack roll is used against their AC <text:tab/><text:tab/><text:tab/><text:tab/>for this attack(at a +2 bonus).</text:p>
      <text:p text:style-name="P253"><text:span text:style-name="T175"><text:tab/></text:span><text:span text:style-name="T249">Improved Unarmed Expertise</text:span></text:p>
      <text:p text:style-name="P30"><text:tab/>-<text:span text:style-name="T436">Unarmed Expertise class ability</text:span></text:p>
      <text:p text:style-name="P30"><text:tab/>-Your unarmed strike damage increases by 1 die type, your AC bonus increases by +1 and your <text:tab/>unarmed speed bonus increases by +5 ft. <text:s/>This feat can be taken a number of times equal to <text:span text:style-name="T761">half</text:span> <text:tab/>your Monk levels<text:span text:style-name="T761">(round up </text:span><text:span text:style-name="T762">minimum 1</text:span><text:span text:style-name="T761">)</text:span>. <text:s/>It's effects stack. <text:s/>Every 2 times you take this feat you <text:tab/>also gain 1 additional use of your Ki Pool. <text:s/><text:span text:style-name="T760">This feat is unaffected by the Compiled Training feat <text:tab/>unless you have </text:span><text:span text:style-name="T428">only</text:span><text:span text:style-name="T760"> taken class levels in Monk.</text:span></text:p>
      <text:p text:style-name="P30"><text:tab/><text:tab/><text:span text:style-name="T342">Greater Unarmed Expertise</text:span></text:p>
      <text:p text:style-name="P30"><text:tab/><text:tab/>-<text:span text:style-name="T552">Improved Unarmed Expertise</text:span></text:p>
      <text:p text:style-name="P30"><text:tab/><text:tab/>-<text:span text:style-name="T809">Compiled Training(Monk)</text:span></text:p>
      <text:p text:style-name="P30"><text:tab/><text:tab/>-<text:span text:style-name="T818">BAB of 7</text:span></text:p>
      <text:p text:style-name="P30"><text:tab/><text:tab/>-<text:span text:style-name="T552">When making unarmed attack and damage rolls via your Unarmed Expertise, you may <text:tab/><text:tab/><text:tab/>apply both your Dex and Wis modifiers.</text:span></text:p>
      <text:p text:style-name="P30"><text:tab/><text:tab/><text:span text:style-name="T368">Melee Expertise</text:span></text:p>
      <text:p text:style-name="P30"><text:tab/><text:tab/>-<text:span text:style-name="T734">Improved</text:span><text:span text:style-name="T637"> Unarmed Expertise</text:span></text:p>
      <text:p text:style-name="P30"><text:tab/><text:tab/>-<text:span text:style-name="T809">Compiled Training(Monk)</text:span></text:p>
      <text:p text:style-name="P30"><text:tab/><text:tab/>-<text:span text:style-name="T637">Gain a +1 bonus to attack and damage rolls, as well as a +1 bonus to AC when wielding <text:tab/><text:tab/>monk weapons.</text:span></text:p>
      <text:p text:style-name="P253"><text:span text:style-name="T175"><text:tab/></text:span><text:span text:style-name="T251"><text:tab/>Unarmed Adept</text:span></text:p>
      <text:p text:style-name="P30"><text:soft-page-break/><text:tab/><text:tab/>-Improved Unarmed Expertise(x2)</text:p>
      <text:p text:style-name="P30"><text:tab/><text:tab/>-Ki Fist(Magic) class ability</text:p>
      <text:p text:style-name="P30"><text:tab/><text:tab/>-Flurry of Blows OR Decisive Strike class ability</text:p>
      <text:p text:style-name="P30"><text:tab/><text:tab/>-Your Flurry of Blows and your Decisive Strike class abilities gain an additional attack <text:tab/><text:tab/><text:tab/>or +1 damage <text:span text:style-name="T488">multiplier </text:span><text:span text:style-name="T809">step</text:span> respectively. Gain a +1 bonus on unarmed attack and <text:tab/><text:tab/><text:tab/>damage rolls for every Ki Fist class ability you possess.</text:p>
      <text:p text:style-name="P30"><text:tab/><text:tab/><text:tab/><text:span text:style-name="T333">Distant Touch</text:span></text:p>
      <text:p text:style-name="P30"><text:tab/><text:tab/><text:tab/>-Unarmed Adept</text:p>
      <text:p text:style-name="P30"><text:tab/><text:tab/><text:tab/>-Ki Blast</text:p>
      <text:p text:style-name="P30"><text:tab/><text:tab/><text:tab/>-<text:span text:style-name="T495">When using Flurry of Blows, Decisive Strike, or attacking with a standard <text:tab/><text:tab/><text:tab/><text:tab/>attack, you may make those attacks at a range of 5ft beyond your normal melee <text:tab/><text:tab/><text:tab/><text:tab/>range.. <text:s/>This increased range does not affect the range at which you threaten <text:tab/><text:tab/><text:tab/><text:tab/>based on your reach.</text:span></text:p>
      <text:p text:style-name="P30"><text:tab/><text:tab/><text:tab/><text:tab/><text:span text:style-name="T333">Voices on the Wind</text:span></text:p>
      <text:p text:style-name="P30"><text:tab/><text:tab/><text:tab/><text:tab/>-Distant Touch</text:p>
      <text:p text:style-name="P30"><text:tab/><text:tab/><text:tab/><text:tab/>-Quivering Palm class ability</text:p>
      <text:p text:style-name="P30"><text:tab/><text:tab/><text:tab/><text:tab/>-<text:span text:style-name="T495">Once per encounter w</text:span>hen using <text:span text:style-name="T495">Ki</text:span> <text:span text:style-name="T495">Blast</text:span>, <text:span text:style-name="T495">you may </text:span><text:span text:style-name="T496">expend an additional <text:tab/><text:tab/><text:tab/><text:tab/><text:tab/>use of your Ki Pool to</text:span><text:span text:style-name="T495"> empower it to have an increased range of 30 ft, </text:span><text:span text:style-name="T809">and <text:tab/><text:tab/><text:tab/><text:tab/></text:span><text:span text:style-name="T495">the attack treated as a touch attack. <text:s/>In addition, when you use this feat, <text:tab/><text:tab/><text:tab/><text:tab/><text:tab/></text:span>your damage increased by a die type and is not affected by any DR from <text:tab/><text:tab/><text:tab/><text:tab/><text:tab/>armor or natural armor.</text:p>
      <text:p text:style-name="P30"><text:tab/><text:tab/><text:tab/><text:tab/><text:span text:style-name="T333">Hurricane Combat Method</text:span></text:p>
      <text:p text:style-name="P30"><text:tab/><text:tab/><text:tab/><text:tab/>-Distant Touch</text:p>
      <text:p text:style-name="P30"><text:tab/><text:tab/><text:tab/><text:tab/>-Whirlwind Attack</text:p>
      <text:p text:style-name="P30"><text:tab/><text:tab/><text:tab/><text:tab/>-Expend <text:span text:style-name="T497">2</text:span> use<text:span text:style-name="T497">s</text:span> of your Ki Pool to attack all opponents in a 10 ft burst. <text:s/><text:tab/><text:tab/><text:tab/><text:tab/><text:tab/>One attack roll is made and applied to all of the AC's of the opponents in <text:tab/><text:tab/><text:tab/><text:tab/><text:tab/>the burst. This attack is considered a basic unarmed attack and is made at <text:tab/><text:tab/><text:tab/><text:tab/><text:tab/>a +1 to the attack and damage roll. You may, when using this feat, expend <text:tab/><text:tab/><text:tab/><text:tab/>more than 1 use of you Ki Pool, if you do, you increase the burst radius <text:tab/><text:tab/><text:tab/><text:tab/><text:tab/>by 10 ft and the bonus to attack and damage by 1 for every additional use <text:tab/><text:tab/><text:tab/><text:tab/>of Ki Pool, up to a limit of 1 + the number of levels of Improved <text:tab/><text:tab/><text:tab/><text:tab/><text:tab/><text:tab/>Unarmed Expertise you posses.</text:p>
      <text:p text:style-name="P30"><text:tab/><text:tab/><text:span text:style-name="T382">Essence of the Tiger</text:span></text:p>
      <text:p text:style-name="P30"><text:tab/><text:tab/>-<text:span text:style-name="T676">Improved Unarmed Expertise</text:span></text:p>
      <text:p text:style-name="P30"><text:tab/><text:tab/>-<text:span text:style-name="T676">Flurry of Blows class ability</text:span></text:p>
      <text:p text:style-name="P30"><text:tab/><text:tab/>-<text:span text:style-name="T676">BAB of 5</text:span></text:p>
      <text:p text:style-name="P30"><text:tab/><text:tab/>-<text:span text:style-name="T676">You may make 2 unarmed attacks when using a standard action. <text:s/>Both of these attacks <text:tab/><text:tab/><text:tab/>suffer a -2 penalty to the attack and damage roll.</text:span></text:p>
      <text:p text:style-name="P253"><text:span text:style-name="T175"><text:tab/><text:tab/></text:span><text:span text:style-name="T251">Flow Like Water</text:span></text:p>
      <text:p text:style-name="P30"><text:tab/><text:tab/>-Improved Unarmed Expertise</text:p>
      <text:p text:style-name="P30"><text:tab/><text:tab/>-Flurry of Blows class ability</text:p>
      <text:p text:style-name="P30"><text:tab/><text:tab/>-When using <text:span text:style-name="T809">Total Defense</text:span>, you may reduce the damage of an incoming melee attack by <text:tab/><text:tab/><text:span text:style-name="T810">X</text:span> + your Wis modifier, <text:span text:style-name="T810">where X is equal to the amount of times you have taken the <text:tab/><text:tab/><text:tab/>Improved Unarmed Expertise feat.</text:span>. <text:s/><text:span text:style-name="T809">This feat can be used a number of times per round <text:tab/><text:tab/><text:tab/>equal to the amount of attacks that your Flurry of Blows grants you. <text:s/>If you are Fighting <text:tab/><text:tab/>Defensively, you may also use this feat, but only once per round.</text:span></text:p>
      <text:p text:style-name="P253"><text:span text:style-name="T175"><text:tab/><text:tab/><text:tab/></text:span><text:span text:style-name="T251">Flow Like Blood</text:span></text:p>
      <text:p text:style-name="P125"><text:tab/><text:tab/><text:tab/>-Flow Like Water</text:p>
      <text:p text:style-name="P30"><text:tab/><text:tab/><text:tab/>-Improved Unarmed Expertise(x2)</text:p>
      <text:p text:style-name="P30"><text:soft-page-break/><text:tab/><text:tab/><text:tab/>-When using Flow like Water, you redirect <text:s/>the damage you negate back to your <text:tab/><text:tab/><text:tab/><text:tab/>attacker. <text:s/>This damage negates DR <text:span text:style-name="T809">from armor and natural armor</text:span>.</text:p>
      <text:p text:style-name="P253"><text:span text:style-name="T175"><text:tab/><text:tab/><text:tab/></text:span><text:span text:style-name="T251">Reed In The Wind</text:span></text:p>
      <text:p text:style-name="P30"><text:tab/><text:tab/><text:tab/>-Flow Like Water</text:p>
      <text:p text:style-name="P30"><text:tab/><text:tab/><text:tab/>-Improved Glancing Dodge</text:p>
      <text:p text:style-name="P253"><text:span text:style-name="T175"><text:tab/><text:tab/><text:tab/>-The threshold you can use Glancing Dodge increases by your </text:span><text:span text:style-name="T251">base</text:span><text:span text:style-name="T175"> Wis <text:tab/><text:tab/><text:tab/><text:tab/><text:tab/>modifier. <text:s/>In addition, you may apply your </text:span><text:span text:style-name="T251">base</text:span><text:span text:style-name="T175"> DR from Improved Glancing <text:tab/><text:tab/><text:tab/><text:tab/>Dodge to all opponents in combat.</text:span></text:p>
      <text:p text:style-name="P253"><text:span text:style-name="T175"><text:tab/><text:tab/></text:span><text:span text:style-name="T256">Strike of the Viper</text:span></text:p>
      <text:p text:style-name="P100"><text:tab/><text:tab/>-Improved Unarmed Expertise</text:p>
      <text:p text:style-name="P100"><text:tab/><text:tab/>-Decisive Strike class ability </text:p>
      <text:p text:style-name="P100"><text:tab/><text:tab/>-BAB of 5</text:p>
      <text:p text:style-name="P100"><text:tab/><text:tab/>-When using Decisive Strike, you may take a -2 on the attack and damage roll to ignore <text:tab/><text:tab/><text:tab/>all armor and natural armor(including DR from said sources), for that attack.</text:p>
      <text:p text:style-name="P253"><text:span text:style-name="T175"><text:tab/><text:tab/></text:span><text:span text:style-name="T249">Eagle Claw Attack</text:span></text:p>
      <text:p text:style-name="P253"><text:span text:style-name="T249"><text:tab/><text:tab/></text:span><text:span text:style-name="T222">Improved Unarmed Expertise</text:span></text:p>
      <text:p text:style-name="P30"><text:tab/><text:tab/>-Fists of Iron <text:span text:style-name="T822">OR</text:span> Ki <text:span text:style-name="T822">Fist(Magic) class ability</text:span></text:p>
      <text:p text:style-name="P30"><text:tab/><text:tab/>-Decisive Strike class ability</text:p>
      <text:p text:style-name="P30"><text:tab/><text:tab/>-You may expend a<text:span text:style-name="T663">n additional</text:span> use of your Ki Pool to enhance your Decisive Strike to <text:tab/><text:tab/><text:tab/>gain a +2 bonus to the attack roll, and increase your unarmed damage by <text:span text:style-name="T663">1</text:span> step.</text:p>
      <text:p text:style-name="P30"><text:tab/><text:tab/><text:tab/><text:span text:style-name="T333">Fist of the Dragon</text:span></text:p>
      <text:p text:style-name="P30"><text:tab/><text:tab/><text:tab/>-Eagle Claw Attack</text:p>
      <text:p text:style-name="P30"><text:tab/><text:tab/><text:tab/>-<text:span text:style-name="T663">BAB of 7</text:span></text:p>
      <text:p text:style-name="P30"><text:tab/><text:tab/><text:tab/>-Once per encounter, when using Eagle Claw Attack, your bonus to your attack <text:tab/><text:tab/><text:tab/><text:tab/>roll and your unarmed damage roll double. <text:s/>When making the attack roll, you roll <text:tab/><text:tab/><text:tab/>twice and take the better result. <text:s/>Finally when rolling damage, you do not roll but <text:tab/><text:tab/><text:tab/>simply deal the maximum amount of damage.</text:p>
      <text:p text:style-name="P30"><text:tab/><text:tab/><text:span text:style-name="T333">Tranquil Thoughts</text:span></text:p>
      <text:p text:style-name="P30"><text:tab/><text:tab/>-Improved Unarmed Expertise</text:p>
      <text:p text:style-name="P30"><text:tab/><text:tab/>-Still Mind class ability</text:p>
      <text:p text:style-name="P30"><text:tab/><text:tab/>-Half of your Still Mind bonus also applies to all mind-affecting spells and abilities. <text:s/><text:tab/><text:tab/><text:tab/>Twice per encounter, you may reroll a failed Will save against a mind-affecting spell or <text:tab/><text:tab/><text:tab/>ability</text:p>
      <text:p text:style-name="P30"><text:tab/><text:tab/><text:tab/><text:span text:style-name="T409">Essence of Crystalline Nothingness</text:span></text:p>
      <text:p text:style-name="P30"><text:tab/><text:tab/><text:tab/>-<text:span text:style-name="T734">Tranquil Thoughts</text:span></text:p>
      <text:p text:style-name="P30"><text:tab/><text:tab/><text:tab/>-<text:span text:style-name="T734">Diamond Soul class ability </text:span></text:p>
      <text:p text:style-name="P30"><text:tab/><text:tab/><text:tab/>-<text:span text:style-name="T734">Gain a resistance rating of half your Wis modifier(round up) to all affects that <text:tab/><text:tab/><text:tab/><text:tab/>damage or drain your Int, Wis and Cha. <text:s/>Your Tranquil Thoughts bonus now <text:tab/><text:tab/><text:tab/><text:tab/>applies to all spells and spell-</text:span><text:span text:style-name="T810">l</text:span><text:span text:style-name="T734">ike abilities.</text:span></text:p>
      <text:p text:style-name="P30"><text:tab/><text:tab/><text:span text:style-name="T333">Purity of Self </text:span></text:p>
      <text:p text:style-name="P30"><text:tab/><text:tab/>-Improved Unarmed Expertise</text:p>
      <text:p text:style-name="P30"><text:tab/><text:tab/>-Purity of Body class ability</text:p>
      <text:p text:style-name="P30"><text:tab/><text:tab/>-Your Purity of Body ability now extends to magical diseases as well.</text:p>
      <text:p text:style-name="P30"><text:tab/><text:tab/><text:tab/><text:span text:style-name="T379">Cleansing Chakras</text:span></text:p>
      <text:p text:style-name="P30"><text:tab/><text:tab/><text:tab/>-<text:span text:style-name="T663">Purity of Self</text:span></text:p>
      <text:p text:style-name="P30"><text:tab/><text:tab/><text:tab/>-<text:span text:style-name="T663">Gain a bonus on saves to resist poisons </text:span><text:span text:style-name="T734">and negative levels</text:span><text:span text:style-name="T663"> equal to your Wis <text:tab/><text:tab/><text:tab/><text:tab/>modifier.</text:span></text:p>
      <text:p text:style-name="P30"><text:tab/><text:tab/><text:tab/><text:tab/><text:span text:style-name="T409">Chakra Flow Mastery</text:span></text:p>
      <text:p text:style-name="P30"><text:tab/><text:tab/><text:tab/><text:tab/>-<text:span text:style-name="T734">Cleansing Chakras</text:span></text:p>
      <text:p text:style-name="P30"><text:soft-page-break/><text:tab/><text:tab/><text:tab/><text:tab/>-<text:span text:style-name="T734">Diamond Body class ability </text:span></text:p>
      <text:p text:style-name="P30"><text:tab/><text:tab/><text:tab/><text:tab/>-<text:span text:style-name="T734">Gain a resistance rating </text:span><text:span text:style-name="T450">of half your </text:span><text:span text:style-name="T449"><text:s/></text:span><text:span text:style-name="T734">Wis modifier</text:span><text:span text:style-name="T819">(round up)</text:span><text:span text:style-name="T734"> to all <text:tab/><text:tab/><text:tab/><text:tab/><text:tab/>effects <text:tab/>that damage or drain your Str, Des and Con. <text:s/></text:span><text:span text:style-name="T819">This bonus also <text:tab/><text:tab/><text:tab/><text:tab/><text:tab/>applies to all forms of energy damage. <text:s/>This energy resistance stacks with <text:tab/><text:tab/><text:tab/><text:tab/>other forms of resistance.</text:span></text:p>
      <text:p text:style-name="P30"><text:tab/><text:tab/><text:span text:style-name="T333">Strike From the Mirror</text:span></text:p>
      <text:p text:style-name="P30"><text:tab/><text:tab/>-Improved Unarmed Expertise(x2)</text:p>
      <text:p text:style-name="P30"><text:tab/><text:tab/>-Abundant Step class ability</text:p>
      <text:p text:style-name="P30"><text:tab/><text:tab/>-When you teleport adjacent to an enemy using Abundant Step, you may make an attack <text:tab/><text:tab/>against them as part of the ability. <text:s/>The enemy is considered flat-footed against this <text:tab/><text:tab/><text:tab/>attack.</text:p>
      <text:p text:style-name="P30"><text:tab/><text:tab/><text:span text:style-name="T333">Empty Fist</text:span></text:p>
      <text:p text:style-name="P30"><text:tab/><text:tab/>-Improved Unarmed Expertise</text:p>
      <text:p text:style-name="P30"><text:tab/><text:tab/>-Empty Body class ability</text:p>
      <text:p text:style-name="P30"><text:tab/><text:tab/>-When using Empty Body, you may expend a Ki Pool use to gain the ability to attack <text:tab/><text:tab/><text:tab/>non-ethereal creatures for the duration of your Empty Body use or to gain the ability to <text:tab/><text:tab/><text:tab/>attack ethereal creatures after your Empty Body has expired for the rest of the encounter. <text:s/><text:tab/><text:tab/>You may choose to expend 2 uses to gain both benefits of this feat at once.</text:p>
      <text:p text:style-name="P30"><text:tab/><text:tab/><text:tab/><text:span text:style-name="T333">Spirit Training</text:span></text:p>
      <text:p text:style-name="P30"><text:tab/><text:tab/><text:tab/>-Empty Fist</text:p>
      <text:p text:style-name="P30"><text:tab/><text:tab/><text:tab/>-Improved Unarmed Expertise(x2)</text:p>
      <text:p text:style-name="P30"><text:tab/><text:tab/><text:tab/>-You gain an additional 5 rounds of use from your Empty Body class ability. <text:s/><text:tab/><text:tab/><text:tab/><text:tab/>When using Empty Body, you gain an additional +2 bonus to AC, saves, attack <text:tab/><text:tab/><text:tab/><text:tab/>and damage rolls against ethereal creatures. <text:s/>This feat does not affect Empty Fist.</text:p>
      <text:p text:style-name="P253"><text:span text:style-name="T175"><text:tab/><text:tab/></text:span><text:span text:style-name="T251">The Body Obeys the Mind </text:span></text:p>
      <text:p text:style-name="P30"><text:tab/><text:tab/>-Improved Unarmed Expertise</text:p>
      <text:p text:style-name="P30"><text:tab/><text:tab/>-Wholeness of Body class ability</text:p>
      <text:p text:style-name="P30"><text:tab/><text:tab/>-Increases the amount of HP you can heal with your Wholeness of Body by 5 + your <text:tab/><text:tab/><text:tab/>Con modifier <text:s/>plus an additional 2 for every level of Improved Unarmed<text:tab/>Expertise you <text:tab/><text:tab/><text:tab/>possess</text:p>
      <text:p text:style-name="P30"><text:tab/><text:tab/><text:span text:style-name="T333">Ki Follows Will</text:span></text:p>
      <text:p text:style-name="P30"><text:tab/><text:tab/>-Improved Unarmed Expertise(x3)</text:p>
      <text:p text:style-name="P30"><text:tab/><text:tab/>-Still Mind class ability</text:p>
      <text:p text:style-name="P30"><text:tab/><text:tab/>-Purity of Body class ability</text:p>
      <text:p text:style-name="P30"><text:tab/><text:tab/>-Half of your Monk AC bonus(round down) also applies as a bonus to all of your saves.</text:p>
      <text:p text:style-name="P253"><text:span text:style-name="T175"><text:tab/><text:tab/></text:span><text:span text:style-name="T253">Extensions of the Self</text:span></text:p>
      <text:p text:style-name="P30"><text:tab/><text:tab/>-Improved Unarmed Expertise(x<text:span text:style-name="T601">2</text:span>)</text:p>
      <text:p text:style-name="P30"><text:tab/><text:tab/>-Melee Weapon Mastery(Unarmed)</text:p>
      <text:p text:style-name="P30"><text:tab/><text:tab/>-Your Weapon focus tree feats also apply to any monk weapon.<text:span text:style-name="T643"> <text:s/></text:span><text:span text:style-name="T627">This feat can be taken <text:tab/><text:tab/><text:tab/>twice. <text:s/>If taken a second time, you may use your K</text:span><text:span text:style-name="T660">i</text:span><text:span text:style-name="T627">Strike(Magic/Lawful/Adamantine) <text:tab/><text:tab/><text:tab/>and your Quivering Palm class abilities with all monk weapons. <text:s/>In addition, you may <text:tab/><text:tab/><text:tab/>use the following feats with monk weapons as well: Stunning Fist, Greater Unarmed <text:tab/><text:tab/><text:tab/>Expertise, Unarmed Adept and Fist of Iron.</text:span></text:p>
      <text:p text:style-name="P253"><text:span text:style-name="T175"><text:tab/><text:tab/><text:tab/></text:span><text:span text:style-name="T251">Unarmed Mastery</text:span></text:p>
      <text:p text:style-name="P253"><text:span text:style-name="T251"><text:tab/><text:tab/><text:tab/></text:span><text:span text:style-name="T222">Improved Unarmed Expertise(x3)</text:span></text:p>
      <text:p text:style-name="P30"><text:tab/><text:tab/><text:tab/>-<text:span text:style-name="T601">Extensions of the Self</text:span></text:p>
      <text:p text:style-name="P30"><text:tab/><text:tab/><text:tab/>-One-Handed Weapon Mastery(Unarmed)</text:p>
      <text:p text:style-name="P30"><text:tab/><text:tab/><text:tab/>-Two-Handed Weapon Mastery(Unarmed)</text:p>
      <text:p text:style-name="P30"><text:soft-page-break/><text:tab/><text:tab/><text:tab/>-When unarmed or wielding monk weapons, gain the effects of both One-Handed <text:tab/><text:tab/><text:tab/>Weapon Mastery and Two-Handed Weapon Mastery at the same time. <text:s/>In <text:tab/><text:tab/><text:tab/><text:tab/><text:tab/>addition you gain 1 more use from each of the abilities conferred by those feats <text:tab/><text:tab/><text:tab/><text:tab/>when unarmed or wielding monk weapons.</text:p>
      <text:p text:style-name="P170"><text:tab/>Kiai Shout</text:p>
      <text:p text:style-name="P30"><text:tab/>-<text:span text:style-name="T436">Improved Unarmed Strike</text:span></text:p>
      <text:p text:style-name="P30"><text:span text:style-name="T436"><text:tab/>-</text:span><text:span text:style-name="T442">Ki Pool class ability</text:span></text:p>
      <text:p text:style-name="P30"><text:tab/>-Once per encounter you may spend a use of <text:s/>you Ki Pool attempt to deliver a powerful <text:tab/>battle <text:tab/>cry that affects all enemies that can see and hear you within 30 ft. <text:s/>Affected opponents become <text:tab/>shaken for 1d6 + 1 rounds unless they succeed at a Will save with a DC <text:tab/>of 10 + your HD + <text:tab/>your Cha modifier.</text:p>
      <text:p text:style-name="P253"><text:span text:style-name="T175"><text:tab/><text:tab/></text:span><text:span text:style-name="T251">Empowered</text:span><text:span text:style-name="T249"> Kiai Shout</text:span></text:p>
      <text:p text:style-name="P30"><text:tab/><text:tab/>-Kiai Shout</text:p>
      <text:p text:style-name="P30"><text:tab/><text:tab/>-<text:span text:style-name="T627">Improved Unarmed Expertise</text:span></text:p>
      <text:p text:style-name="P30"><text:tab/><text:tab/>-Add your Wis modifier to the save DC of Kiai Shout and when you use it, you <text:tab/><text:tab/><text:tab/><text:tab/>empower yourself, granting a +1 dodge bonus to AC as well as a +1 bonus to attack <text:tab/><text:tab/><text:tab/>rolls, damage rolls and saves. <text:s/>This effect lasts for a number of rounds equal to 5 + your <text:tab/><text:tab/><text:tab/>Wis modifier.</text:p>
      <text:p text:style-name="P30"><text:tab/><text:span text:style-name="T333">Roundhouse Kick</text:span></text:p>
      <text:p text:style-name="P30"><text:tab/>-Improved Unarmed Strike</text:p>
      <text:p text:style-name="P30"><text:tab/>-Improved Unarmed Expertise</text:p>
      <text:p text:style-name="P30"><text:tab/>-When you hit an opponent with an unarmed strike by 5 or more, you may make a second attack <text:tab/>at another opponent that occupies a square next to you. <text:s/>This second attack uses that same result <text:tab/>as the first and deals the same damage but at a -2 penalty. <text:s/>If the initial attack hits by 10 or <text:tab/>more, then the second damage roll suffers no penalty.</text:p>
      <text:p text:style-name="P253"><text:span text:style-name="T175"><text:tab/></text:span><text:span text:style-name="T249">Flying Kick</text:span></text:p>
      <text:p text:style-name="P30"><text:tab/>-<text:span text:style-name="T436">Improved Unarmed Strike</text:span></text:p>
      <text:p text:style-name="P125"><text:tab/>-BAB of 1</text:p>
      <text:p text:style-name="P30"><text:tab/>-When charging with an unarmed strike, you may add a +3 bonus to the attack roll and an <text:tab/>extra die <text:span text:style-name="T734">type</text:span> of your unarmed damage in addition to the normal bonuses. <text:s/></text:p>
      <text:p text:style-name="P253"><text:span text:style-name="T175"><text:tab/><text:tab/></text:span><text:span text:style-name="T249">Follow-up Kick</text:span></text:p>
      <text:p text:style-name="P30"><text:tab/><text:tab/>-Flying Kick</text:p>
      <text:p text:style-name="P30"><text:tab/><text:tab/>-BAB of 3</text:p>
      <text:p text:style-name="P30"><text:tab/><text:tab/>-When you miss with an unarmed attack by a value equal to your Wis modifier or <text:tab/><text:tab/><text:tab/>less(minimum 5) that is not a special attack, you may make a second attack roll against <text:tab/><text:tab/><text:tab/>the target at a -2 penalty to the attack and damage roll. <text:s/>This feat can only be used once <text:tab/><text:tab/><text:tab/>per round.</text:p>
      <text:p text:style-name="P30"><text:tab/><text:tab/><text:tab/><text:span text:style-name="T333">Roundabout Kick</text:span></text:p>
      <text:p text:style-name="P30"><text:tab/><text:tab/><text:tab/>-Follow-Up Kick</text:p>
      <text:p text:style-name="P30"><text:tab/><text:tab/><text:tab/>-Improved Critical(Unarmed)</text:p>
      <text:p text:style-name="P30"><text:tab/><text:tab/><text:tab/>-When you score a critical hit with an unarmed strike, you can make a second <text:tab/><text:tab/><text:tab/><text:tab/>attack against the same opponent with the same bonus as the attack that landed <text:tab/><text:tab/><text:tab/><text:tab/>the critical strike. <text:s/>This feat can only be used once per round <text:span text:style-name="T664">and</text:span>cannot chain off <text:tab/><text:tab/><text:tab/>of itself</text:p>
      <text:p text:style-name="P30"><text:tab/><text:tab/><text:tab/><text:span text:style-name="T333">The Spaces Between Life and Death</text:span></text:p>
      <text:p text:style-name="P30"><text:tab/><text:tab/><text:tab/>-Improved Unarmed Expertise(x3)</text:p>
      <text:p text:style-name="P30"><text:tab/><text:tab/><text:tab/>-Improved Critical(Unarmed)(x2)</text:p>
      <text:p text:style-name="P30"><text:tab/><text:tab/><text:tab/>-BAB of 7</text:p>
      <text:p text:style-name="P30"><text:soft-page-break/><text:tab/><text:tab/><text:tab/>-Your critical hit threshold and your critical damage multiplier with unarmed <text:tab/><text:tab/><text:tab/><text:tab/>attacks increases by <text:span text:style-name="T679">1</text:span> <text:span text:style-name="T679">each</text:span>, and when making critical hit confirmation rolls, you <text:tab/><text:tab/><text:tab/><text:tab/>add your Wis modifier as an additional bonus. <text:s/>Once per day, before making a <text:tab/><text:tab/><text:tab/><text:tab/>confirmation roll, you can choose to add an additional +4 to the roll and replace <text:tab/><text:tab/><text:tab/><text:tab/>your normal critical damage multiplier with a value equal to 1 + your Wis <text:tab/><text:tab/><text:tab/><text:tab/>modifier. <text:s/>This feat is not usable with Monk weapons.</text:p>
      <text:p text:style-name="P30"><text:tab/><text:tab/><text:tab/><text:span text:style-name="T333">Shattering Material Illusions</text:span></text:p>
      <text:p text:style-name="P30"><text:tab/><text:tab/><text:tab/>-Improved Unarmed Expertise(x2)</text:p>
      <text:p text:style-name="P30"><text:tab/><text:tab/><text:tab/>-Weapon Mastery(Unarmed)</text:p>
      <text:p text:style-name="P30"><text:tab/><text:tab/><text:tab/>-You may make Sunder attempts with your unarmed attacks without provoking <text:tab/><text:tab/><text:tab/><text:tab/>attacks of opportunity. <text:s/>Sunder attempts made in this way receive a +4 to their <text:tab/><text:tab/><text:tab/><text:tab/>attack and damage rolls. <text:s/>This feat does not stack with the Power Tactics feat.</text:p>
      <text:p text:style-name="P253"><text:span text:style-name="T175"><text:tab/><text:tab/></text:span><text:span text:style-name="T249">Fists of Iron</text:span></text:p>
      <text:p text:style-name="P125"><text:tab/><text:tab/>-Improved Unarmed Expertise</text:p>
      <text:p text:style-name="P30"><text:tab/><text:tab/>-Expend <text:s/>Ki Pool use to raise your unarmed attack damage by 1 step and gain an <text:tab/><text:tab/><text:tab/>additional +1 <text:tab/>on unarmed damage rolls until the start of your next turn. <text:s/>This feat can <text:tab/><text:tab/><text:tab/>be taken twice, if taken a second time, you raise your unarmed damage by 2 steps and <text:tab/><text:tab/><text:tab/>gain a +2 damage to unarmed damage rolls when using this feat.</text:p>
      <text:p text:style-name="P253"><text:span text:style-name="T175"><text:tab/><text:tab/><text:tab/></text:span><text:span text:style-name="T249">Fists of Adamante</text:span></text:p>
      <text:p text:style-name="P30"><text:tab/><text:tab/><text:tab/>-Fists of Iron</text:p>
      <text:p text:style-name="P30"><text:tab/><text:tab/><text:tab/>-Ki Strike(Adamante) class feature</text:p>
      <text:p text:style-name="P30"><text:tab/><text:tab/><text:tab/>-When you activate Fists of Iron, you may choose to expend 1 additional use of <text:tab/><text:tab/><text:tab/><text:tab/>your Ki Pool to increase your unarmed damage by 50% <text:s/>This bonus is in addition <text:tab/><text:tab/><text:tab/>to the bonus conferred by Fists of Iron.</text:p>
      <text:p text:style-name="P253"><text:span text:style-name="T175"><text:tab/><text:tab/><text:tab/></text:span><text:span text:style-name="T249">Iron Skin</text:span></text:p>
      <text:p text:style-name="P30"><text:tab/><text:tab/><text:tab/>-Fists of Iron</text:p>
      <text:p text:style-name="P30"><text:tab/><text:tab/><text:tab/>-When you use Fists of Iron, you also gain a natural armor bonus <text:span text:style-name="T664">of</text:span> 1 <text:span text:style-name="T664">for</text:span> each <text:tab/><text:tab/><text:tab/><text:tab/>unarmed step you have until the start of your next turn. <text:s/>If you posses the Fists of <text:tab/><text:tab/><text:tab/>Adamante feat, the total bonuses conferred by this feat increase by <text:span text:style-name="T664">2.</text:span></text:p>
      <text:p text:style-name="P253"><text:span text:style-name="T175"><text:tab/><text:tab/><text:tab/><text:tab/></text:span><text:span text:style-name="T249">Adamante Skin</text:span></text:p>
      <text:p text:style-name="P30"><text:tab/><text:tab/><text:tab/><text:tab/>-Iron Skin</text:p>
      <text:p text:style-name="P30"><text:tab/><text:tab/><text:tab/><text:tab/>-Diamond Body class feature</text:p>
      <text:p text:style-name="P30"><text:tab/><text:tab/><text:tab/><text:tab/>-When your Fists of Iron effect is active, and you are hit by an attack, you <text:tab/><text:tab/><text:tab/><text:tab/>may expend a use of your Ki Pool to reduce the damage roll by 1 die and <text:tab/><text:tab/><text:tab/><text:tab/><text:tab/>half it's numerical bonus(if any)</text:p>
      <text:p text:style-name="P253"><text:span text:style-name="T175"><text:tab/><text:tab/><text:tab/><text:tab/><text:tab/></text:span><text:span text:style-name="T249">Enduring Iron </text:span></text:p>
      <text:p text:style-name="P253"><text:span text:style-name="T249"><text:tab/><text:tab/><text:tab/><text:tab/><text:tab/></text:span><text:span text:style-name="T175">-Fists of Adamante</text:span></text:p>
      <text:p text:style-name="P30"><text:tab/><text:tab/><text:tab/><text:tab/><text:tab/>-Adamante Skin</text:p>
      <text:p text:style-name="P30"><text:tab/><text:tab/><text:tab/><text:tab/><text:tab/>-When you use Fists of Iron, you gain it's effects for a number of <text:tab/><text:tab/><text:tab/><text:tab/><text:tab/><text:tab/>rounds equal to your Wis modifier.</text:p>
      <text:p text:style-name="P30"><text:tab/><text:tab/><text:tab/><text:span text:style-name="T333">Waves Upon The Shore</text:span></text:p>
      <text:p text:style-name="P30"><text:tab/><text:tab/><text:tab/>-Fists of Iron</text:p>
      <text:p text:style-name="P30"><text:tab/><text:tab/><text:tab/>-Improved Unarmed Expertise(x2)</text:p>
      <text:p text:style-name="P30"><text:tab/><text:tab/><text:tab/>-When using Fists of Iron and making unarmed attacks against foes with AC <text:tab/><text:tab/><text:tab/><text:tab/>from armor or natural armor, reduce that value by 2 + the number of times you <text:tab/><text:tab/><text:tab/><text:tab/>have taken Improved Unarmed Expertise.</text:p>
      <text:p text:style-name="P253"><text:span text:style-name="T175"><text:tab/><text:tab/><text:tab/><text:tab/></text:span><text:span text:style-name="T249">Water Splitting Stone</text:span></text:p>
      <text:p text:style-name="P30"><text:tab/><text:tab/><text:tab/><text:tab/>-Waves Upon The Shore</text:p>
      <text:p text:style-name="P30"><text:soft-page-break/><text:tab/><text:tab/><text:tab/><text:tab/>-When using Fists of Iron and rolling damage against a foe with DR <text:tab/><text:tab/><text:tab/><text:tab/><text:tab/>reduce that DR by your Wis modifier(minimum 5). <text:s/>This feat only <text:tab/><text:tab/><text:tab/><text:tab/><text:tab/>receives half of it's bonus(round up) against DR that is /- and cannot <text:tab/><text:tab/><text:tab/><text:tab/><text:tab/>reduce any DR rating below 0. <text:s/>This feat stacks with the Ki <text:tab/><text:tab/><text:tab/><text:tab/><text:tab/><text:tab/>Fist(Adamantine) class ability.</text:p>
      <text:p text:style-name="P253"><text:span text:style-name="T175"><text:tab/><text:tab/><text:tab/><text:tab/><text:tab/></text:span><text:span text:style-name="T249">Spell-Shattering Palm</text:span></text:p>
      <text:p text:style-name="P30"><text:tab/><text:tab/><text:tab/><text:tab/><text:tab/>-Water Splitting Stone</text:p>
      <text:p text:style-name="P30"><text:tab/><text:tab/><text:tab/><text:tab/><text:tab/>-Diamond Soul class ability</text:p>
      <text:p text:style-name="P30"><text:tab/><text:tab/><text:tab/><text:tab/><text:tab/>-When you are targeted as the focus of a hostile spell that you are <text:tab/><text:tab/><text:tab/><text:tab/><text:tab/><text:tab/>aware of, you may forgo your normal SR to make a<text:span text:style-name="T487">n</text:span> attack roll <text:tab/><text:tab/><text:tab/><text:tab/><text:tab/><text:tab/>against a DC of 5 + The spell save DC of the spell(even if it would <text:tab/><text:tab/><text:tab/><text:tab/><text:tab/>not normally allow one). <text:s/>If you succeed, you completely nullify <text:tab/><text:tab/><text:tab/><text:tab/><text:tab/><text:tab/>the spell from occurring. <text:s/>This feat can be used even against spells <text:tab/><text:tab/><text:tab/><text:tab/><text:tab/>that ignore SR, but in such a case a use of your <text:span text:style-name="T821">K</text:span>i <text:span text:style-name="T821">P</text:span>ool is <text:tab/><text:tab/><text:tab/><text:tab/><text:tab/><text:tab/><text:tab/>required.</text:p>
      <text:p text:style-name="P170"><text:tab/><text:tab/>Freezing the Lifeblood</text:p>
      <text:p text:style-name="P30"><text:tab/><text:tab/>-Stunning Fist</text:p>
      <text:p text:style-name="P30"><text:tab/><text:tab/>-BAB of 3</text:p>
      <text:p text:style-name="P30"><text:tab/><text:tab/>-Expend <text:s/>Ki Pool use to make an attack against an opponent for no damage but <text:tab/><text:tab/><text:tab/><text:tab/>paralyzes them .for 1d4 + 1 rounds.. <text:s/>Save DC is 15 + Wis modifier. <text:s/>You also gain 1 <text:tab/><text:tab/><text:tab/>additional use of your Ki Pool.</text:p>
      <text:p text:style-name="P253"><text:span text:style-name="T175"><text:tab/><text:tab/><text:tab/></text:span><text:span text:style-name="T249">Severing the Lifeblood</text:span></text:p>
      <text:p text:style-name="P30"><text:tab/><text:tab/><text:tab/>-Freezing the Lifeblood</text:p>
      <text:p text:style-name="P30"><text:tab/><text:tab/><text:tab/>-Quivering Palm class ability</text:p>
      <text:p text:style-name="P30"><text:tab/><text:tab/><text:tab/>-If your opponent saves against the death effect from your <text:tab/>Quivering Palm <text:tab/><text:tab/><text:tab/><text:tab/>ability they still take damage equal to <text:span text:style-name="T764">10 +</text:span> the maximum value of your base <text:tab/><text:tab/><text:tab/><text:tab/>unarmed strike damage. <text:s/>This damage is not affected by armor DR.</text:p>
      <text:p text:style-name="P30"><text:tab/><text:tab/><text:tab/><text:span text:style-name="T414">Exploding Palm</text:span></text:p>
      <text:p text:style-name="P81"><text:tab/><text:tab/><text:tab/>-Freezing the Lifeblood</text:p>
      <text:p text:style-name="P81"><text:tab/><text:tab/><text:tab/>-Quivering Palm class ability</text:p>
      <text:p text:style-name="P81"><text:tab/><text:tab/><text:tab/>-<text:span text:style-name="T764">If your opponent fails their save against the death effect of your Quivering Palm <text:tab/><text:tab/><text:tab/>ability, they explode with mystical force. <text:s/>Anyone within a </text:span><text:span text:style-name="T765">2</text:span><text:span text:style-name="T764">0 ft radius of the <text:tab/><text:tab/><text:tab/><text:tab/>target takes damage equal to the maximum value of your base unarmed strike <text:tab/><text:tab/><text:tab/><text:tab/>damage plus 2 additional damage for every Hit Die the target possessed. <text:s/>Targets <text:tab/><text:tab/><text:tab/>within this radius are allowed a Ref save with a DC equal to your original attack <text:tab/><text:tab/><text:tab/><text:tab/>roll for half damage.</text:span></text:p>
      <text:p text:style-name="P81"><text:tab/><text:tab/><text:span text:style-name="T431">There Is No Order Without Chaos</text:span></text:p>
      <text:p text:style-name="P81"><text:tab/><text:tab/>-<text:span text:style-name="T821">Improved Unarmed Expertise</text:span></text:p>
      <text:p text:style-name="P81"><text:tab/><text:tab/>-<text:span text:style-name="T821">Ki </text:span><text:span text:style-name="T822">Fist</text:span><text:span text:style-name="T821">(Lawful)</text:span></text:p>
      <text:p text:style-name="P81"><text:tab/><text:tab/>-<text:span text:style-name="T821">Your Ki Strike now counts as alignment-oriented for the purposes of overcoming DR.</text:span></text:p>
      <text:p text:style-name="P30"><text:tab/><text:tab/><text:span text:style-name="T333">Lethal Strike</text:span></text:p>
      <text:p text:style-name="P30"><text:tab/><text:tab/>-Stunning Fist</text:p>
      <text:p text:style-name="P30"><text:tab/><text:tab/>-Axiomatic Strike</text:p>
      <text:p text:style-name="P30"><text:tab/><text:tab/>-BAB of 8</text:p>
      <text:p text:style-name="P30"><text:tab/><text:tab/>-When you successfully strike an opponent in combat, you may choose to spend a use of <text:tab/><text:tab/>your KI Pool to gain a special type of Ki Strike that is keyed to that opponent. <text:s/>Your <text:tab/><text:tab/><text:tab/>attacks do not gain the normal Ki Strike bonuses, but instead <text:span text:style-name="T487">g</text:span>ain an additional +4 to hit <text:tab/><text:tab/>and deal 1d6 + 2 points of additional damage to them and your damage bypasses all <text:tab/><text:soft-page-break/><text:tab/><text:tab/>forms of DR your opponent possesses. <text:s/>This feat can be used once per encounter and can <text:tab/><text:tab/>affect any creature you can affect with Stunning Fist.</text:p>
      <text:p text:style-name="P253"><text:span text:style-name="T175"><text:tab/><text:tab/></text:span><text:span text:style-name="T249">Pain Touch</text:span></text:p>
      <text:p text:style-name="P30"><text:tab/><text:tab/>-Stunning Fist</text:p>
      <text:p text:style-name="P30"><text:tab/><text:tab/>-BAB of 2</text:p>
      <text:p text:style-name="P30"><text:tab/><text:tab/>-Opponents affected by Stunning Fist are nauseated for 1 round following the round they <text:tab/><text:tab/>are stunned. <text:s/>This feat cannot be used against targets that are more than 1 size category <text:tab/><text:tab/><text:tab/>larger than you.</text:p>
      <text:p text:style-name="P253"><text:span text:style-name="T175"><text:tab/><text:tab/><text:tab/></text:span><text:span text:style-name="T249">Weakening Touch</text:span></text:p>
      <text:p text:style-name="P30"><text:tab/><text:tab/><text:tab/>-Pain Touch</text:p>
      <text:p text:style-name="P30"><text:tab/><text:tab/><text:tab/>-BAB of 4</text:p>
      <text:p text:style-name="P30"><text:tab/><text:tab/><text:tab/>-Opponents who are affected by Pain Touch also suffer a -6 to Str <text:tab/>for 1 minute.</text:p>
      <text:p text:style-name="P253"><text:span text:style-name="T175"><text:tab/><text:tab/><text:tab/><text:tab/></text:span><text:span text:style-name="T249">Ki Disruption</text:span></text:p>
      <text:p text:style-name="P30"><text:tab/><text:tab/><text:tab/><text:tab/>-Weakening Touch</text:p>
      <text:p text:style-name="P30"><text:tab/><text:tab/><text:tab/><text:tab/>-Water Splitting Stone</text:p>
      <text:p text:style-name="P30"><text:tab/><text:tab/><text:tab/><text:tab/>-BAB of 7</text:p>
      <text:p text:style-name="P30"><text:tab/><text:tab/><text:tab/><text:tab/>-Your Stunning Fist can now affect creatures immune to critical hits.</text:p>
      <text:p text:style-name="P30"><text:tab/><text:tab/><text:tab/><text:tab/><text:tab/><text:span text:style-name="T340">Disruptive Ki Blast</text:span></text:p>
      <text:p text:style-name="P30"><text:tab/><text:tab/><text:tab/><text:tab/><text:tab/>-<text:span text:style-name="T542">Ki Disruption</text:span></text:p>
      <text:p text:style-name="P30"><text:tab/><text:tab/><text:tab/><text:tab/><text:tab/>-<text:span text:style-name="T542">Greater Ki Blast</text:span></text:p>
      <text:p text:style-name="P30"><text:tab/><text:tab/><text:tab/><text:tab/><text:tab/>-<text:span text:style-name="T542">Your Ki Blast now also counts as a Stunning Fist attempt.</text:span></text:p>
      <text:p text:style-name="P253"><text:span text:style-name="T175"><text:tab/><text:tab/><text:tab/><text:tab/><text:tab/></text:span><text:span text:style-name="T251">Unarmed</text:span><text:span text:style-name="T249"> Supremacy</text:span></text:p>
      <text:p text:style-name="P30"><text:tab/><text:tab/><text:tab/><text:tab/><text:tab/>-Enduring Iron</text:p>
      <text:p text:style-name="P30"><text:tab/><text:tab/><text:tab/><text:tab/><text:tab/>-Spell-Shattering Palm</text:p>
      <text:p text:style-name="P30"><text:tab/><text:tab/><text:tab/><text:tab/><text:tab/>-Ki Disruption</text:p>
      <text:p text:style-name="P30"><text:tab/><text:tab/><text:tab/><text:tab/><text:tab/>-Improved Unarmed Expertise(x4)</text:p>
      <text:p text:style-name="P30"><text:tab/><text:tab/><text:tab/><text:tab/><text:tab/>-BAB of 10</text:p>
      <text:p text:style-name="P30"><text:tab/><text:tab/><text:tab/><text:tab/><text:tab/>-Your unarmed damage is always considered 1 step higher for all <text:tab/><text:tab/><text:tab/><text:tab/><text:tab/><text:tab/>attacks. <text:s/>When using Fists of Iron, you always gain the effects of <text:tab/><text:tab/><text:tab/><text:tab/><text:tab/><text:tab/>Fists of Adamante and Adamante Skin without extra cost. <text:s/>Your <text:tab/><text:tab/><text:tab/><text:tab/><text:tab/><text:tab/>Spell-Shattering Palm can be used at a range of 20 ft. <text:s/>Finally, <text:tab/><text:tab/><text:tab/><text:tab/><text:tab/><text:tab/>when you use Stunning Fist, your attack deals additional damage <text:tab/><text:tab/><text:tab/><text:tab/><text:tab/><text:tab/>equal to 2 + your Wis modifier.</text:p>
      <text:p text:style-name="P30"><text:tab/><text:tab/><text:tab/><text:tab/><text:tab/><text:tab/><text:span text:style-name="T413">Perfection is the Embrace of Imperfections</text:span></text:p>
      <text:p text:style-name="P30"><text:tab/><text:tab/><text:tab/><text:tab/><text:tab/><text:tab/>-<text:span text:style-name="T759">Unarmed Supremacy</text:span></text:p>
      <text:p text:style-name="P30"><text:tab/><text:tab/><text:tab/><text:tab/><text:tab/><text:tab/>-<text:span text:style-name="T759">Perfect Self class ability </text:span></text:p>
      <text:p text:style-name="P30"><text:tab/><text:tab/><text:tab/><text:tab/><text:tab/><text:tab/>-<text:span text:style-name="T759">Your Monk Advanced Abilities that rely on half your <text:tab/><text:tab/><text:tab/><text:tab/><text:tab/><text:tab/><text:tab/>Monk class levels as a base now use your full Monk class <text:tab/><text:tab/><text:tab/><text:tab/><text:tab/><text:tab/><text:tab/>levels. <text:s/>Your Monk Advanced Abilities that rely on your <text:tab/><text:tab/><text:tab/><text:tab/><text:tab/><text:tab/><text:tab/>full Monk class levels as a base consider your Monk class <text:tab/><text:tab/><text:tab/><text:tab/><text:tab/><text:tab/><text:tab/>levels 2 higher. <text:s/>In addition, you gain 5 Hit Points, a +1 to <text:tab/><text:tab/><text:tab/><text:tab/><text:tab/><text:tab/><text:tab/>all attack/damage rolls, a +1 to all saves and skill checks <text:tab/><text:tab/><text:tab/><text:tab/><text:tab/><text:tab/><text:tab/>that you have at least 1 Rank in and a +1 bonus to your AC <text:tab/><text:tab/><text:tab/><text:tab/><text:tab/><text:tab/>as a dodge bonus.</text:span></text:p>
      <text:h text:style-name="Heading_20_2" text:outline-level="2">Iron Will</text:h>
      <text:p text:style-name="P253"><text:span text:style-name="T175">-Gain a +2 bonus to Will saves. <text:s/>This feat can be taken a number of times equal to the Character's </text:span><text:span text:style-name="T249">base</text:span><text:span text:style-name="T175"> Wis modifier + 1, it's effects stack.</text:span></text:p>
      <text:p text:style-name="P253"><text:soft-page-break/><text:span text:style-name="T175"><text:tab/></text:span><text:span text:style-name="T249">Force of Personality</text:span></text:p>
      <text:p text:style-name="P30"><text:tab/>-Iron Will</text:p>
      <text:p text:style-name="P30"><text:tab/>-Add your Cha modifier to your Will saves.</text:p>
      <text:p text:style-name="P30"><text:tab/><text:span text:style-name="T333">Steadfast Determination</text:span></text:p>
      <text:p text:style-name="P30"><text:tab/>-Iron Will</text:p>
      <text:p text:style-name="P30"><text:tab/>-Endurance</text:p>
      <text:p text:style-name="P30"><text:tab/>-Add your Con modifier to Will saves.</text:p>
      <text:p text:style-name="P30"><text:tab/><text:span text:style-name="T333">Stubborn </text:span></text:p>
      <text:p text:style-name="P30"><text:tab/>-Iron Will</text:p>
      <text:p text:style-name="P30"><text:tab/>-If you fail a Will save you may roll again with a +2 bonus, but you become <text:span text:style-name="T789">exhausted</text:span> after <text:tab/>doing so until the end of your next turn</text:p>
      <text:p text:style-name="P253"><text:span text:style-name="T175"><text:tab/></text:span><text:span text:style-name="T249">Indomitable Soul</text:span></text:p>
      <text:p text:style-name="P30"><text:tab/>-Iron Will</text:p>
      <text:p text:style-name="P30"><text:tab/>When making a Will save against fear or mind-controlling effects, roll twice and take the better <text:tab/>result.</text:p>
      <text:p text:style-name="P30"><text:tab/><text:span text:style-name="T333">Nobody's Fool</text:span></text:p>
      <text:p text:style-name="P30"><text:tab/>-Iron Will</text:p>
      <text:p text:style-name="P30"><text:tab/>-Gain a +2 bonus on saves vs illusions and a +2 on all Sense Motive checks.</text:p>
      <text:p text:style-name="P30"><text:tab/><text:span text:style-name="T333">Boost of Confidence</text:span></text:p>
      <text:p text:style-name="P30"><text:tab/>-Iron Will(x2)</text:p>
      <text:p text:style-name="P30"><text:tab/>-When you succeed on a Will save, you gain a +2 bonus to a single attack roll, save or skill <text:tab/>check of your choice. <text:s/>This effect lasts until the end of your next turn.</text:p>
      <text:p text:style-name="P253"><text:span text:style-name="T175"><text:tab/><text:tab/>F</text:span><text:span text:style-name="T249">earless Soul</text:span></text:p>
      <text:p text:style-name="P30"><text:tab/><text:tab/>-Iron Will(x2)</text:p>
      <text:p text:style-name="P30"><text:tab/><text:tab/>-Indomitable Soul</text:p>
      <text:p text:style-name="P30"><text:tab/><text:tab/>-You are immune to the effects of being Shaken. <text:s/>Should you become affected by the <text:tab/><text:tab/><text:tab/>Frightened effect, you instead treat that effect as being Shaken. <text:s/><text:span text:style-name="T643">This feat can be taken <text:tab/><text:tab/><text:tab/>twice. <text:s/></text:span>If taken a second time, you also treat Panicked as Shaken.</text:p>
      <text:p text:style-name="P30"><text:tab/><text:tab/><text:tab/><text:span text:style-name="T421">Rage-Driven</text:span></text:p>
      <text:p text:style-name="P30"><text:tab/><text:tab/><text:tab/>-<text:span text:style-name="T789">Fearless Soul</text:span></text:p>
      <text:p text:style-name="P30"><text:tab/><text:tab/><text:tab/>-<text:span text:style-name="T789">When you are affected by the Shaken condition, you instead fly into a Rage with <text:tab/><text:tab/><text:tab/>the following effects: <text:s/>You gain a +2 bonus to Str, a DR rating of 1/- a +1 to Will <text:tab/><text:tab/><text:tab/>saves and a -2 to AC. <text:s/>If you are subject to the Frightened condition, the <text:tab/><text:tab/><text:tab/><text:tab/><text:tab/>bonuses(not the penalties) double. <text:s/>If you are subject to the Panicked condition, <text:tab/><text:tab/><text:tab/><text:tab/>your bonuses(not the penalties) triple. <text:s/>In every case, you must close in and <text:tab/><text:tab/><text:tab/><text:tab/>attack the source of your fear to the best of your ability. <text:s/>These bonuses last for <text:tab/><text:tab/><text:tab/><text:tab/>the duration of your f</text:span><text:span text:style-name="T790">ea</text:span><text:span text:style-name="T789">r effect. <text:s/>The effects of this feat override the effects of <text:tab/><text:tab/><text:tab/><text:tab/>Fearless Soul.</text:span></text:p>
      <text:p text:style-name="P30"><text:tab/><text:span text:style-name="T333">Focused Mind</text:span></text:p>
      <text:p text:style-name="P30"><text:tab/>-Iron Will(x3)</text:p>
      <text:p text:style-name="P30"><text:tab/>-When making a Will save against a <text:span text:style-name="T748">spell or </text:span>effect, you <text:span text:style-name="T748">are completely unaffected</text:span> on a <text:tab/>successful save.</text:p>
      <text:p text:style-name="P30"><text:tab/><text:tab/><text:span text:style-name="T333">Improved Focused Mind </text:span></text:p>
      <text:p text:style-name="P30"><text:tab/><text:tab/>-Focused Mind</text:p>
      <text:p text:style-name="P30"><text:tab/><text:tab/>-C<text:span text:style-name="T668">ompiled Training(Any)</text:span></text:p>
      <text:p text:style-name="P30"><text:tab/><text:tab/>-When using Focused Mind, you take only half <text:span text:style-name="T749">effect</text:span> on a failed save.</text:p>
      <text:p text:style-name="P30"><text:tab/><text:tab/><text:tab/><text:span text:style-name="T333">Stoic Soul</text:span></text:p>
      <text:p text:style-name="P30"><text:tab/><text:tab/><text:tab/>-<text:span text:style-name="T668">Improved </text:span>Focused Mind</text:p>
      <text:p text:style-name="P30"><text:tab/><text:tab/><text:tab/>-Gain Resistance 2 to all non-physical ability score damage.</text:p>
      <text:p text:style-name="P30"><text:soft-page-break/></text:p>
      <text:h text:style-name="Heading_20_2" text:outline-level="2">Knight of the Arcane</text:h>
      <text:p text:style-name="P30">-Armored Mage class ability</text:p>
      <text:p text:style-name="P30">-Gain a +1 on weapon attack and damage rolls against any creature that has spell resistance. <text:s/>Your total AC bonus from armor is considered 2 higher against foes that can use spell-like abilities.</text:p>
      <text:p text:style-name="P30"><text:tab/><text:span text:style-name="T333">Exceptional Ire</text:span></text:p>
      <text:p text:style-name="P30"><text:tab/>-Knight of the Arcane</text:p>
      <text:p text:style-name="P30"><text:tab/>-Arcane Ire class ability</text:p>
      <text:p text:style-name="P30"><text:tab/>-Increase the DC to resist your Arcane Ire by 2.</text:p>
      <text:p text:style-name="P30"><text:tab/><text:tab/><text:span text:style-name="T333">Distant Ire</text:span></text:p>
      <text:p text:style-name="P30"><text:tab/><text:tab/>-Exceptional Ire</text:p>
      <text:p text:style-name="P30"><text:tab/><text:tab/>-Your Arcane Ire now has a range of 120 ft.</text:p>
      <text:p text:style-name="P30"><text:tab/><text:span text:style-name="T333"><text:tab/></text:span><text:span text:style-name="T396">Crippling Ire</text:span></text:p>
      <text:p text:style-name="P30"><text:tab/><text:tab/>-<text:span text:style-name="T699">Exceptional Ire</text:span></text:p>
      <text:p text:style-name="P30"><text:tab/><text:tab/>-<text:span text:style-name="T699">Your Arcane Ire now also affects your target’s AC.</text:span></text:p>
      <text:p text:style-name="P30"><text:tab/><text:tab/><text:tab/><text:span text:style-name="T333">Guilt by Association</text:span></text:p>
      <text:p text:style-name="P30"><text:tab/><text:tab/><text:tab/>-Distant Ire</text:p>
      <text:p text:style-name="P30"><text:tab/><text:tab/><text:tab/>-C<text:span text:style-name="T643">ompiled Training</text:span>(Duskblade)</text:p>
      <text:p text:style-name="P30"><text:tab/><text:tab/><text:tab/>-When you use Arcane Ire on a foe, you may also apply it's effects to an adjacent <text:tab/><text:tab/><text:tab/>foe of your choosing <text:span text:style-name="T643">to the original target</text:span>. <text:s/>Each target gets a save against your <text:tab/><text:tab/><text:tab/><text:tab/>Arcane Ire used in this way.</text:p>
      <text:p text:style-name="P30"><text:tab/><text:tab/><text:tab/><text:tab/><text:span text:style-name="T333">Explosive Ire</text:span></text:p>
      <text:p text:style-name="P30"><text:tab/><text:tab/><text:tab/><text:tab/>-Guilt by Association</text:p>
      <text:p text:style-name="P30"><text:tab/><text:tab/><text:tab/><text:tab/>-Once per day when using Arcane Ire, you may target an area centered <text:tab/><text:tab/><text:tab/><text:tab/><text:tab/>around a target within your Arcane Ire range. <text:s/>This area has is treated as a <text:tab/><text:tab/><text:tab/><text:tab/>burst with a radius of 20 ft. <text:s/>Every target in the burst gets a separate save <text:tab/><text:tab/><text:tab/><text:tab/><text:tab/>to resist your Arcane Ire.</text:p>
      <text:p text:style-name="P30"><text:tab/><text:tab/><text:span text:style-name="T333">Burning Ire</text:span></text:p>
      <text:p text:style-name="P30"><text:tab/><text:tab/>-Exceptional Ire</text:p>
      <text:p text:style-name="P30"><text:tab/><text:tab/>-Your Arcane Ire now also deals 2 damage to foes affected by it. <text:s/>This damage occurs <text:tab/><text:tab/><text:tab/>when you first apply the curse and at the start of each of your turns and ignores all forms <text:tab/><text:tab/>of DR.</text:p>
      <text:p text:style-name="P30"><text:tab/><text:tab/><text:tab/><text:span text:style-name="T333">Arcane Hate</text:span></text:p>
      <text:p text:style-name="P30"><text:tab/><text:tab/><text:tab/>-Burning Ire</text:p>
      <text:p text:style-name="P30"><text:tab/><text:tab/><text:tab/>-Your Burning Ire also deals damage whenever your target attacks, is struck in <text:tab/><text:tab/><text:tab/><text:tab/>combat with a melee or ranged attack, casts a spell, uses an extraordinary, <text:tab/><text:tab/><text:tab/><text:tab/>supernatural or spell-like ability, attempts an ability or skill check or attempts a <text:tab/><text:tab/><text:tab/><text:tab/>save.</text:p>
      <text:p text:style-name="P30"><text:tab/><text:tab/><text:tab/><text:span text:style-name="T333">Pointed Ire</text:span></text:p>
      <text:p text:style-name="P30"><text:tab/><text:tab/><text:tab/>-Burning Ire</text:p>
      <text:p text:style-name="P30"><text:tab/><text:tab/><text:tab/>-C<text:span text:style-name="T643">ompiled Training</text:span>(Duskblade)</text:p>
      <text:p text:style-name="P30"><text:tab/><text:tab/><text:tab/>-Your Arcane Ire penalty increases by 1. <text:s/>Targets affected by your <text:tab/>Arcane Ire <text:tab/><text:tab/><text:tab/><text:tab/>also suffer a -2 to their critical threat range and a -1 to their critical damage <text:tab/><text:tab/><text:tab/><text:tab/>multiplier. <text:s/>These penalties cannot reduce a threat range beyond a natural 20 or a <text:tab/><text:tab/><text:tab/>multiplier to less than x2.</text:p>
      <text:p text:style-name="P30"><text:tab/><text:tab/><text:tab/><text:span text:style-name="T333">Focused Ire</text:span></text:p>
      <text:p text:style-name="P30"><text:tab/><text:tab/><text:tab/>-Burning Ire</text:p>
      <text:p text:style-name="P30"><text:soft-page-break/><text:tab/><text:tab/><text:tab/>-C<text:span text:style-name="T643">ompiled Training</text:span>(Duskblade)</text:p>
      <text:p text:style-name="P30"><text:tab/><text:tab/><text:tab/>-The base penalty levied by your Arcane Ire increases to -5 so long as you only <text:tab/><text:tab/><text:tab/><text:tab/>have 1 target affected by Arcane Ire.</text:p>
      <text:p text:style-name="P30"><text:tab/><text:span text:style-name="T333">Arcane Mettle</text:span></text:p>
      <text:p text:style-name="P30"><text:tab/>-Knight of the Arcane</text:p>
      <text:p text:style-name="P30"><text:tab/>-Arcane Resistance class ability</text:p>
      <text:p text:style-name="P30"><text:tab/>-C<text:span text:style-name="T643">ompiled Training</text:span>(Duskblade)</text:p>
      <text:p text:style-name="P30"><text:tab/>-When saving against spells and spell-like abilities that rely on Fort and Will saves, you roll <text:tab/>twice and take the better result.</text:p>
      <text:p text:style-name="P30"><text:tab/><text:span text:style-name="T333">Menacing Familiar </text:span></text:p>
      <text:p text:style-name="P30"><text:tab/>-Knight of the Arcane</text:p>
      <text:p text:style-name="P30"><text:tab/>-Summon Twilight Familiar class ability</text:p>
      <text:p text:style-name="P30"><text:tab/>-The penalty to foe’s saves and AC incurred by your Twilight Familiar increases by 1.</text:p>
      <text:p text:style-name="P30"><text:tab/><text:tab/><text:span text:style-name="T333">Vexing Familiar </text:span></text:p>
      <text:p text:style-name="P30"><text:tab/><text:tab/>-Sinister Familiar </text:p>
      <text:p text:style-name="P30"><text:tab/><text:tab/>-Your Twilight Familiar also penalizes attack rolls and skill checks of adjacent foes.</text:p>
      <text:p text:style-name="P30"><text:tab/><text:tab/><text:tab/><text:span text:style-name="T333">Fangs of Twilight</text:span></text:p>
      <text:p text:style-name="P30"><text:tab/><text:tab/><text:tab/>-Vexing Familiar </text:p>
      <text:p text:style-name="P30"><text:tab/><text:tab/><text:tab/>-Any foe passing through or ending their turn in the space occupied by your <text:tab/><text:tab/><text:tab/><text:tab/>Twilight Familiar takes damage equal to 2 + your Int modifier. <text:s/>This damage <text:tab/><text:tab/><text:tab/><text:tab/>ignores all forms of DR.</text:p>
      <text:p text:style-name="P30"><text:tab/><text:span text:style-name="T333">Wrath of the Arcane</text:span></text:p>
      <text:p text:style-name="P30"><text:tab/>-Knight of the Arcane</text:p>
      <text:p text:style-name="P30"><text:tab/>-Arcane Fury class ability</text:p>
      <text:p text:style-name="P30"><text:tab/>-Your total bonus from your Arcane Fury increases by 1.</text:p>
      <text:p text:style-name="P30"><text:tab/><text:tab/><text:span text:style-name="T333">Arcane Punishment</text:span></text:p>
      <text:p text:style-name="P30"><text:tab/><text:tab/>-Wrath of the Arcane</text:p>
      <text:p text:style-name="P30"><text:tab/><text:tab/>-Half of your Arcane Fury bonus(round up) also applies to the DCs of your spells used <text:tab/><text:tab/><text:tab/>against foes affected by your Arcane Fury.</text:p>
      <text:p text:style-name="P30"><text:tab/><text:tab/><text:span text:style-name="T375">Arcane Rage</text:span></text:p>
      <text:p text:style-name="P30"><text:tab/><text:tab/>-<text:span text:style-name="T654">Wrath of the Arcane</text:span></text:p>
      <text:p text:style-name="P30"><text:tab/><text:tab/>-<text:span text:style-name="T654">Once per encounter, per opponent, you may reroll a failed caster check to overcome the <text:tab/><text:tab/>SR of an opponent with a +4 bonus</text:span></text:p>
      <text:p text:style-name="P30"><text:tab/><text:span text:style-name="T333">Spiteful Aura</text:span></text:p>
      <text:p text:style-name="P30"><text:tab/>-Knight of the Arcane</text:p>
      <text:p text:style-name="P30"><text:tab/>-Vexing Aura class ability</text:p>
      <text:p text:style-name="P30"><text:tab/>-Your Vexing Aura now grants a miss chance of 30%.</text:p>
      <text:p text:style-name="P30"><text:tab/><text:tab/><text:span text:style-name="T333">Lingering Aura</text:span></text:p>
      <text:p text:style-name="P30"><text:tab/><text:tab/>-Spiteful Aura</text:p>
      <text:p text:style-name="P30"><text:tab/><text:tab/>-Your Vexing Aura now lasts 2 additional rounds.</text:p>
      <text:p text:style-name="P30"><text:tab/><text:tab/><text:span text:style-name="T333">Deflecting Aura</text:span></text:p>
      <text:p text:style-name="P30"><text:tab/><text:tab/>-Spiteful Aura</text:p>
      <text:p text:style-name="P30"><text:tab/><text:tab/>-Your Vexing Aura also grants you a +2 deflection bonus to AC.</text:p>
      <text:p text:style-name="P30"><text:tab/><text:span text:style-name="T333">Sonic Reach</text:span></text:p>
      <text:p text:style-name="P30"><text:tab/>-Knight of the Arcane</text:p>
      <text:p text:style-name="P30"><text:tab/>-Arcane Reserve class ability</text:p>
      <text:p text:style-name="P30"><text:tab/>-You can, when making an attack with a melee weapon, choose to omit your normal bonuses <text:tab/>from Arcane Reserve to make attacks at a range 5 ft greater than your weapon would allow. <text:s/><text:soft-page-break/><text:tab/>This ability does not allow you to threaten an area beyond what your base weapon would allow. <text:s/><text:tab/><text:span text:style-name="T569">You must have a force spell of at least 1</text:span><text:span text:style-name="T9">st</text:span><text:span text:style-name="T569"> level that you have yet to cast to use this feat.</text:span></text:p>
      <text:p text:style-name="P30"><text:tab/><text:span text:style-name="T333">Fiery Burst</text:span></text:p>
      <text:p text:style-name="P30"><text:tab/>-Knight of the Arcane</text:p>
      <text:p text:style-name="P30"><text:tab/>-Arcane Reserve class ability</text:p>
      <text:p text:style-name="P30"><text:tab/>-<text:span text:style-name="T569">Once per turn</text:span>, when making an attack with a melee weapon, choose to omit your normal <text:tab/>bonuses from Arcane Reserve to deal additional damage on a successful hit equal to 1d6<text:span text:style-name="T569">+1</text:span> <text:tab/>points<text:tab/>of fire damage per highest level fire spell you have yet to cast.</text:p>
      <text:p text:style-name="P30"><text:tab/><text:span text:style-name="T333">Winter's Breath</text:span></text:p>
      <text:p text:style-name="P30"><text:tab/>-Knight of the Arcane</text:p>
      <text:p text:style-name="P30"><text:tab/>-Arcane Reserve class ability</text:p>
      <text:p text:style-name="P30"><text:tab/>-<text:span text:style-name="T569">Once per turn</text:span>, when making an attack with a melee weapon, choose to omit your normal <text:tab/>bonuses from Arcane Reserve to deal additional damage on a successful hit equal to 1d4 points <text:tab/>of cold damage per highest level cold spell you have yet to cast, and forcing the target to take a <text:tab/>-2 penalty to their AC attack rolls, Ref saves and any skill or ability check involving Str or Dex <text:tab/><text:span text:style-name="T568">until the end of your next turn</text:span>. <text:s/></text:p>
      <text:p text:style-name="P30"><text:tab/><text:span text:style-name="T333">Acid Splatter</text:span></text:p>
      <text:p text:style-name="P30"><text:tab/>-Knight of the Arcane</text:p>
      <text:p text:style-name="P30"><text:tab/>-Arcane Reserve class ability</text:p>
      <text:p text:style-name="P30"><text:tab/>-<text:span text:style-name="T569">Once per turn</text:span>, when making an attack with a melee weapon, choose to omit your normal <text:tab/>bonuses from Arcane Reserve to deal additional damage on a successful hit equal to 1d4 <text:tab/>points of acid damage per highest level acid spell you have yet to cast. <text:s/>Half of this <text:tab/>additional damage(round up) is dealt the following round. <text:s/>This second round damage ignores <text:tab/>all DR save natural DR.</text:p>
      <text:p text:style-name="P30"><text:tab/><text:span text:style-name="T333">Storm Bolt</text:span></text:p>
      <text:p text:style-name="P30"><text:tab/>-Knight of the Arcane</text:p>
      <text:p text:style-name="P30"><text:tab/>-Arcane Reserve class ability</text:p>
      <text:p text:style-name="P30"><text:tab/>-<text:span text:style-name="T569">Once per turn</text:span>, when making an attack with a melee weapon, choose to omit your normal <text:tab/>bonuses from Arcane Reserve to deal additional damage on a successful hit equal to 1d4 points <text:tab/>of electricity damage per highest level electricity spell you have yet to cast. <text:s/>This additional <text:tab/>damage also arcs to every enemy within 5 ft of your target, up to a maximum of 5. <text:s/>Any <text:tab/>secondary target may attempt a Ref save with a DC equal to (your attack roll- 4) to avoid taking <text:tab/>damage.</text:p>
      <text:p text:style-name="P30"><text:tab/><text:span text:style-name="T333">Thunder Clap</text:span></text:p>
      <text:p text:style-name="P30"><text:tab/>-Knight of the Arcane</text:p>
      <text:p text:style-name="P30"><text:tab/>-Arcane Reserve class ability</text:p>
      <text:p text:style-name="P30"><text:tab/>-<text:span text:style-name="T569">Once per turn</text:span>, when making an attack with a melee weapon, choose to omit your normal <text:tab/>bonuses from Arcane Reserve to deal additional damage on a successful hit equal to 1d4 points <text:tab/>of sonic damage per highest level sonic spell you have yet to cast. <text:s/>Targets hit must also make a <text:tab/>Fort save with a <text:s/>DC equal to 10 + ½ your Duskblade caster level + your Int modifier or be <text:tab/>deafened until the end of your next turn.</text:p>
      <text:p text:style-name="P30"><text:tab/><text:span text:style-name="T333">Champion of the Arcane</text:span></text:p>
      <text:p text:style-name="P30"><text:tab/>-Knight of the Arcane</text:p>
      <text:p text:style-name="P30"><text:tab/>-Legendary Magic Knight class ability</text:p>
      <text:p text:style-name="P30"><text:tab/><text:span text:style-name="T73">-Your list of spells known can now include </text:span><text:span text:style-name="T74">spells from the</text:span><text:span text:style-name="T73"> Sorcerer/Wizard spell </text:span><text:span text:style-name="T74">list.</text:span></text:p>
      <text:h text:style-name="Heading_20_2" text:outline-level="2"><text:soft-page-break/>Leadership</text:h>
      <text:p text:style-name="P2">-When in combat you may make a special check as a full round action to grant your allies special advantages. <text:s/>The check has a base DC equal to 10 + the highest CR creature in combat against you + 1 for every ally you wish to affect after the first(including yourself) + 1 for every 2 enemies facing you(maximum +5). <text:s/>This check has a bonus equal to you BAB + half your HD(round up). <text:s/>If you succeed, all those who can see and hear you gain 2 bonuses from the following list:</text:p>
      <text:p text:style-name="P2">- + 1 AC</text:p>
      <text:p text:style-name="P2">- DR of 1/-*</text:p>
      <text:p text:style-name="P2">- +1 on Attack rolls</text:p>
      <text:p text:style-name="P2">- +1 on Damage rolls*</text:p>
      <text:p text:style-name="P2">- +1 on a save of their choice</text:p>
      <text:p text:style-name="P2">- +2 on Bluff/Sense Motive checks made in combat</text:p>
      <text:p text:style-name="P2">*: Both choices must be used to get this bonus</text:p>
      <text:p text:style-name="P2">This bonus can be divided on 2 separate choices or doubled up on the same choice at the Leadership player's discretion. <text:s/>These bonuses can be shifted at the start of the Leadership player's turn and bonuses last for 10 rounds after the check succeeds. <text:s/>If you fail this check, you can try again the following round, but the DC increases by 2 each time. <text:s/>Only one Leadership roll can affect any given character at a time.</text:p>
      <text:p text:style-name="P2"><text:tab/><text:span text:style-name="T333">Analytical Leadership</text:span></text:p>
      <text:p text:style-name="P2"><text:tab/>-Leadership</text:p>
      <text:p text:style-name="P2"><text:tab/>-Add your Int modifier to Leadership checks. <text:s/>This feat cannot be used with Instinctive <text:tab/>Leadership or Charismatic Leadership.</text:p>
      <text:p text:style-name="P2"><text:tab/><text:span text:style-name="T333">Instinctive Leadership</text:span></text:p>
      <text:p text:style-name="P2"><text:tab/>-Leadership</text:p>
      <text:p text:style-name="P2"><text:tab/>-Add your Wis modifier to Leadership checks. <text:s/>This feat cannot be used with Analytical <text:tab/>Leadership or Charismatic Leadership.</text:p>
      <text:p text:style-name="P2"><text:tab/><text:span text:style-name="T333">Charismatic Leadership</text:span></text:p>
      <text:p text:style-name="P2"><text:tab/>-Leadership</text:p>
      <text:p text:style-name="P2"><text:tab/>-Add your Cha modifier to Leadership checks. <text:s/>This feat cannot be used with Analytical <text:tab/>Leadership or Instinctive Leadership.</text:p>
      <text:p text:style-name="P2"><text:tab/><text:tab/><text:span text:style-name="T333">Experienced Leadership</text:span></text:p>
      <text:p text:style-name="P2"><text:tab/><text:tab/>Analytical, Instinctive or Charismatic Leadership</text:p>
      <text:p text:style-name="P2"><text:tab/><text:tab/>-Character level 5<text:span text:style-name="T1">th</text:span> </text:p>
      <text:p text:style-name="P2"><text:tab/><text:tab/>-When making Leadership checks, you apply your full HD as a bonus to the <text:tab/><text:tab/>check rather than half.</text:p>
      <text:p text:style-name="P2"><text:tab/><text:span text:style-name="T333">Tactical Knowledge</text:span></text:p>
      <text:p text:style-name="P2"><text:tab/>-Leadership</text:p>
      <text:p text:style-name="P2"><text:tab/>-Skill Focus(any Knowledge)</text:p>
      <text:p text:style-name="P2"><text:tab/>-If you posses 5 or more ranks in a particular Knowledge skill that could reveal information <text:tab/>on your opponent's creature type, you may make a Knowledge check before you make a <text:tab/>Leadership check. <text:s/>If the result is 10 or higher, you gain a +1 on the Leadership check and <text:tab/>an additional +1 for every 5 you make it above 10.</text:p>
      <text:p text:style-name="P2"><text:tab/><text:span text:style-name="T333">Tactical Maneuvering</text:span></text:p>
      <text:p text:style-name="P2"><text:tab/>-Leadership</text:p>
      <text:p text:style-name="P2"><text:tab/>-When your allies are under the effects of a successful Leadership check from you, you can <text:tab/>make a secondary Leadership check as a standard action to reduce their total <text:s/>bonuses by 1 to <text:tab/>move up to 10 ft to an unoccupied square of your choosing. <text:s/>This movement does not count <text:soft-page-break/><text:tab/>against a given character's total movement in a turn, nor does it provoke attacks of opportunity. <text:s/><text:tab/>This feat can be used once per encounter.</text:p>
      <text:p text:style-name="P2"><text:tab/><text:span text:style-name="T333">Improved Leadership</text:span></text:p>
      <text:p text:style-name="P2"><text:tab/>-Leadership</text:p>
      <text:p text:style-name="P2"><text:tab/>-Gain a +2 on Leadership checks. <text:s/>The number of bonuses you provide with Leadership <text:tab/>checks <text:tab/>is considered 1 higher</text:p>
      <text:p text:style-name="P2"><text:tab/><text:tab/><text:span text:style-name="T333">Complex Tactics</text:span></text:p>
      <text:p text:style-name="P2"><text:tab/><text:tab/>-Improved Leadership</text:p>
      <text:p text:style-name="P2"><text:tab/><text:tab/>-When making Leadership checks, you can choose to voluntarily raise the DC by 5 to <text:tab/><text:tab/><text:tab/>add a +1 to the number of bonuses conferred. <text:s/>The limit on how much you can raise the <text:tab/><text:tab/><text:tab/>DC is equal to 5 + your BAB.</text:p>
      <text:p text:style-name="P2"><text:tab/><text:span text:style-name="T333"><text:tab/>Inspiring Leadership</text:span></text:p>
      <text:p text:style-name="P2"><text:tab/><text:tab/>-Improved Leadership</text:p>
      <text:p text:style-name="P2"><text:tab/><text:tab/>-When your allies are under the effects of a successful Leadership check from you, you <text:tab/><text:tab/><text:tab/>can make a secondary Leadership check as a standard action to <text:s/>reduce their total <text:s/><text:tab/><text:tab/><text:tab/>bonuses by 1 or more to gain temporary Hit Points equal to 5 + their Con modifier for <text:tab/><text:tab/><text:tab/>every bonus lost.</text:p>
      <text:p text:style-name="P2"><text:tab/><text:tab/><text:span text:style-name="T333">Tactical Warning</text:span></text:p>
      <text:p text:style-name="P2"><text:tab/><text:tab/>-Improved Leadership</text:p>
      <text:p text:style-name="P2"><text:tab/><text:tab/>-When your allies are under the effects of a successful Leadership check from you, you <text:tab/><text:tab/><text:tab/>can make a secondary Leadership check as a standard action to let a single ally of your <text:tab/><text:tab/><text:tab/>choosing reduce their total bonuses by 1 to double their total /-DR. <text:s/>This bonus lasts <text:tab/><text:tab/><text:tab/>until the start of your next turn</text:p>
      <text:p text:style-name="P2"><text:tab/><text:tab/><text:span text:style-name="T333">Tactical Strike</text:span></text:p>
      <text:p text:style-name="P2"><text:tab/><text:tab/>-Improved Leadership </text:p>
      <text:p text:style-name="P2"><text:tab/><text:tab/>-When your allies are under the effects of a successful Leadership check from you, you <text:tab/><text:tab/><text:tab/>can make a secondary Leadership check as a standard action to direct their attacks to a <text:tab/><text:tab/><text:tab/>single <text:tab/>target of your choosing. <text:s/>Allies who take heed of your roll reduce their total <text:tab/><text:tab/><text:tab/>bonuses by 1 to make their melee and ranged attacks made against this target receive an <text:tab/><text:tab/><text:tab/>additional die of damage based on the weapon used. <text:s/>This bonus lasts until the start of <text:tab/><text:tab/><text:tab/>your next turn.</text:p>
      <text:p text:style-name="P2"><text:tab/><text:tab/><text:span text:style-name="T333">Tactical Call Out </text:span></text:p>
      <text:p text:style-name="P2"><text:tab/><text:tab/>-Improved Leadership </text:p>
      <text:p text:style-name="P2"><text:tab/><text:tab/>-When an enemy targets your allies with an ability or spell that requires a save, you can, <text:tab/><text:tab/>as a free action, make a secondary Leadership check to allow any affected allies to <text:tab/><text:tab/><text:tab/>reduce their total bonuses by 1 to grant them a +2 on their save and the option to roll <text:tab/><text:tab/><text:tab/>twice and take the better result. <text:s/>When you use this feat, it cannot be used again until the <text:tab/><text:tab/>end of your next turn.</text:p>
      <text:p text:style-name="P2"><text:tab/><text:tab/><text:span text:style-name="T333">Greater Leadership</text:span></text:p>
      <text:p text:style-name="P2"><text:tab/><text:tab/>-Improved Leadership</text:p>
      <text:p text:style-name="P2"><text:tab/><text:tab/>-Experienced Leadership </text:p>
      <text:p text:style-name="P2"><text:tab/><text:tab/>-Gain a +2 on Leadership checks. <text:s/>The number of bonuses you provide with Leadership <text:tab/><text:tab/><text:tab/>checks is considered 1 higher</text:p>
      <text:p text:style-name="P2"><text:tab/><text:tab/><text:tab/><text:span text:style-name="T333">Swift Leadership</text:span></text:p>
      <text:p text:style-name="P2"><text:tab/><text:tab/><text:tab/>-Greater Leadership</text:p>
      <text:p text:style-name="P2"><text:tab/><text:tab/><text:tab/>-You can make base Leadership checks as a standard action and secondary <text:tab/><text:tab/><text:tab/><text:tab/>Leadership checks as a free action once per round.</text:p>
      <text:p text:style-name="P2"><text:tab/><text:tab/><text:tab/><text:span text:style-name="T333">Tactical Magic</text:span></text:p>
      <text:p text:style-name="P2"><text:tab/><text:tab/><text:tab/>-Greater Leadership</text:p>
      <text:p text:style-name="P2"><text:soft-page-break/><text:tab/><text:tab/><text:tab/>-When an ally affected by your Leadership check casts a spell that deals damage <text:tab/><text:tab/><text:tab/><text:tab/>or healing, you can make a secondary Leadership check as a free action to grant <text:tab/><text:tab/><text:tab/><text:tab/>them a +4 bonus to their damage or healing and when rolling the damage or <text:tab/><text:tab/><text:tab/><text:tab/>healing they can roll twice and take the better result.</text:p>
      <text:p text:style-name="P2"><text:tab/><text:tab/><text:tab/><text:span text:style-name="T333">Demanding Leadership </text:span></text:p>
      <text:p text:style-name="P2"><text:tab/><text:tab/><text:tab/>-Greater Leadership </text:p>
      <text:p text:style-name="P2"><text:tab/><text:tab/><text:tab/>-When your allies are under the effects of a successful Leadership check from <text:tab/><text:tab/><text:tab/><text:tab/>you, you can make a secondary Leadership check as a standard action to have a <text:tab/><text:tab/><text:tab/><text:tab/>single ally of your choosing reduce their total bonuses by 1 to regain a spend <text:tab/><text:tab/><text:tab/><text:tab/>spell of your choosing. <text:s/>This feat can be used once per encounter, per ally and is <text:tab/><text:tab/><text:tab/><text:tab/>not affected by the Swift Leadership feat.</text:p>
      <text:p text:style-name="P2"><text:tab/><text:tab/><text:tab/><text:span text:style-name="T333">Bolstering Leadership </text:span></text:p>
      <text:p text:style-name="P2"><text:tab/><text:tab/><text:tab/>-Greater Leadership </text:p>
      <text:p text:style-name="P2"><text:tab/><text:tab/><text:tab/>-When your allies are under the effects of a successful Leadership check from <text:tab/><text:tab/><text:tab/><text:tab/>you, you can make a secondary Leadership check as a standard action to allow <text:tab/><text:tab/><text:tab/><text:tab/>them to regain a use of a finite resource that normally replenishes after a long <text:tab/><text:tab/><text:tab/><text:tab/>rest(Turn Undead, Wild Shape, Ki Pool, etc). This feat can also regain spells but <text:tab/><text:tab/><text:tab/><text:tab/>is limited to 1<text:span text:style-name="T1">st</text:span> level spells only. <text:s/>This feat can be used once per day.</text:p>
      <text:p text:style-name="P2"><text:tab/><text:tab/><text:tab/><text:span text:style-name="T333">Heroic Leadership </text:span></text:p>
      <text:p text:style-name="P2"><text:tab/><text:tab/><text:tab/>-Greater Leadership </text:p>
      <text:p text:style-name="P2"><text:tab/><text:tab/><text:tab/>-Heroic Adventurer</text:p>
      <text:p text:style-name="P206"><text:tab/><text:tab/><text:tab/>-When you make a base Leadership check, the bonuses you choose provide <text:tab/><text:tab/><text:tab/><text:tab/>double their bonus.</text:p>
      <text:h text:style-name="Heading_20_2" text:outline-level="2">Lightning Reflexes</text:h>
      <text:p text:style-name="P253"><text:span text:style-name="T175">-Gain a +2 bonus to Reflex saves. <text:s/>This feat can be taken a number of times equal to the Character's </text:span><text:span text:style-name="T249">base</text:span><text:span text:style-name="T175"> Dex modifier +1, it's effects stack.</text:span></text:p>
      <text:p text:style-name="P253"><text:span text:style-name="T175"><text:tab/></text:span><text:span text:style-name="T249">Insightful Reflexes</text:span></text:p>
      <text:p text:style-name="P30"><text:tab/>-Lightning Reflexes</text:p>
      <text:p text:style-name="P30"><text:tab/>-Add your Int modifier to your Ref saves.</text:p>
      <text:p text:style-name="P30"><text:tab/><text:span text:style-name="T333">Zen Reflexes</text:span></text:p>
      <text:p text:style-name="P30"><text:tab/>-Lightning Reflexes</text:p>
      <text:p text:style-name="P30"><text:tab/>-Danger Sense</text:p>
      <text:p text:style-name="P30"><text:tab/>-Add your Wis modifier to Ref saves.</text:p>
      <text:p text:style-name="P30"><text:tab/><text:span text:style-name="T333">-Dive for Cover</text:span></text:p>
      <text:p text:style-name="P30"><text:tab/>-Lightning Reflexes</text:p>
      <text:p text:style-name="P30"><text:tab/>-If you fail a Ref save you may roll again with a +2 bonus, but you fall prone after doing <text:tab/>so.</text:p>
      <text:p text:style-name="P253"><text:span text:style-name="T175"><text:tab/></text:span><text:span text:style-name="T249">Snap Reflexes</text:span></text:p>
      <text:p text:style-name="P30"><text:tab/>-Lightning Reflexes</text:p>
      <text:p text:style-name="P30"><text:tab/>-Dodge</text:p>
      <text:p text:style-name="P253"><text:span text:style-name="T175"><text:tab/>-You may apply your </text:span><text:span text:style-name="T249">base</text:span><text:span text:style-name="T175"> Dodge bonus to your Reflex saves. <text:s/>Should an effect trigger <text:tab/>from <text:tab/>the target of your higher Dodge bonus, you may apply the higher bonus instead. <text:s/>This feat has <text:tab/>no effect on Greater Dodge.</text:span></text:p>
      <text:p text:style-name="P30"><text:tab/><text:span text:style-name="T333">Adrenaline Surge</text:span></text:p>
      <text:p text:style-name="P30"><text:tab/>-Lightning Reflexes(x2)</text:p>
      <text:p text:style-name="P30"><text:tab/>-When you succeed at a Reflex save, you gain a +2 dodge bonus to your AC until the end of <text:tab/>your next turn.</text:p>
      <text:p text:style-name="P253"><text:soft-page-break/><text:span text:style-name="T175"><text:tab/><text:tab/></text:span><text:span text:style-name="T249">Evasion</text:span></text:p>
      <text:p text:style-name="P30"><text:tab/><text:tab/>-Lightning Reflexes(x2)</text:p>
      <text:p text:style-name="P30"><text:tab/><text:tab/>-Snap Reflexes</text:p>
      <text:p text:style-name="P30"><text:tab/><text:tab/>-When making a Ref save against an effect that does damage, you take no damage on a <text:tab/><text:tab/><text:tab/>successful save.</text:p>
      <text:p text:style-name="P30"><text:tab/><text:tab/><text:tab/><text:span text:style-name="T333">Improved Evasion</text:span></text:p>
      <text:p text:style-name="P30"><text:tab/><text:tab/><text:tab/>-Evasion</text:p>
      <text:p text:style-name="P30"><text:tab/><text:tab/><text:tab/>-C<text:span text:style-name="T668">ompiled Training(Any)</text:span></text:p>
      <text:p text:style-name="P30"><text:tab/><text:tab/><text:tab/>-When using Evasion, you take only half damage on a failed save.</text:p>
      <text:h text:style-name="P298" text:outline-level="2">Nature’s Chosen</text:h>
      <text:p text:style-name="P87">-Wild Shape class ability </text:p>
      <text:p text:style-name="P89">-<text:span text:style-name="T792">When taking this feat, you choose one of the following options:</text:span></text:p>
      <text:p text:style-name="P89"><text:tab/>-When using Wild Shape, your gain an additional +2 bonus to your Str, Dex and Con. <text:s/><text:span text:style-name="T792">In <text:tab/>addition, y</text:span>our Druid caster level is considered 4 higher for the purpose of gaining new forms for <text:tab/>your Wild Shape ability. <text:s/><text:span text:style-name="T740">This feat only confers half of it’s bonus to the Improved Wild Shape <text:tab/>and Plant Wild Shape abilities and does not affect Elemental Wild Shape. <text:s/></text:span></text:p>
      <text:p text:style-name="P89"><text:tab/>-<text:span text:style-name="T792">When casting any druid spell that deals damage or healing, that spell deals 1 additional damage <text:tab/>or healing(this bonus cannot take you over your normal spell maximums). <text:s/>In addition your Wis <text:tab/>is considered 2 higher for the purpose of gaining bonus spells.</text:span></text:p>
      <text:p text:style-name="P102">Should you gain the Compiled Training(Druid) feat, you gain the other option that your did not originally choose with this feat.</text:p>
      <text:p text:style-name="P89"><text:span text:style-name="T792">As an alternative, w</text:span><text:span text:style-name="T791">hen taking this feat, you may choose to </text:span><text:span text:style-name="T422">s</text:span><text:span text:style-name="T423">acrifice</text:span><text:span text:style-name="T791"> your Wild Shape ability </text:span><text:span text:style-name="T792">or your druidic spellcasting to give the other a powerful bonus:</text:span></text:p>
      <text:p text:style-name="P89"><text:span text:style-name="T791"><text:tab/>-I</text:span><text:span text:style-name="T792">f you choose to sacrifice your Wild Shape ability,</text:span><text:span text:style-name="T791"> </text:span><text:span text:style-name="T792">you lose the ability to use Wild Shape and <text:tab/>you no longer gain abilities that enhance your Wild Shape. <text:s/>Instead, </text:span><text:span text:style-name="T791">you gain the ability to cast <text:tab/>one more spell per level per day and you gain 2 choices from your Nature’s Insight class ability <text:tab/>the </text:span><text:span text:style-name="T794">next</text:span><text:span text:style-name="T791"> time you gain it.</text:span></text:p>
      <text:p text:style-name="P89"><text:tab/>-<text:span text:style-name="T792">If you choose to sacrifice your druidic spellcasting you can no longer cast druid spells(though <text:tab/>you still gain the spell slots over time as your druid CL increases). <text:s/>Instead, when you are using <text:tab/>Wild Shape, you may expend a druidic spell slot to grant your Wild Shape for an increase to <text:tab/>it’s Str Dex and Con equal to 1 + the spell level. <text:s/>This bonus lasts for the duration of your Wild <text:tab/>Shape and cannot stack on itself.</text:span></text:p>
      <text:p text:style-name="P87"><text:tab/><text:span text:style-name="T333">Improved Companion</text:span></text:p>
      <text:p text:style-name="P87"><text:tab/>-<text:span text:style-name="T786">Nature’s Chosen</text:span></text:p>
      <text:p text:style-name="P87"><text:tab/>-Animal Companion class ability</text:p>
      <text:p text:style-name="P87"><text:tab/>-Your druid caster level is considered 2 higher for the purposes of your Animal Companion <text:tab/>class ability. This feat can be taken a number of times equal to <text:span text:style-name="T625">half</text:span> your Druid levels<text:span text:style-name="T625">(round up)</text:span>, <text:tab/><text:span text:style-name="T626">1</text:span>it's effects stack.</text:p>
      <text:p text:style-name="P87"><text:tab/><text:span text:style-name="T420">Elemental Companion</text:span></text:p>
      <text:p text:style-name="P87"><text:tab/>-<text:span text:style-name="T786">Nature’s Chosen</text:span></text:p>
      <text:p text:style-name="P87"><text:tab/>-<text:span text:style-name="T786">Animal Companion class ability</text:span></text:p>
      <text:p text:style-name="P90"><text:tab/>-<text:span text:style-name="T786">You gain the ability to summon a natural elemental of one of the 4 basic types(air, earth, fire or <text:tab/>water) in place of your normal Animal Companion. <text:s/>This elemental is treated as a Small <text:tab/>elemental of it’s type with all of it’s standard statistics. <text:s/>At 5</text:span><text:span text:style-name="T27">th</text:span><text:span text:style-name="T786"> caster level, your companion <text:tab/>becomes a Medium elemental of it’s type and it’s statistics change appropriately. <text:s/>At 10</text:span><text:span text:style-name="T27">th</text:span><text:span text:style-name="T786"> caster <text:tab/>level your companion can become a Large elemental of it’s type(with the appropriate changes to <text:tab/>it’s statistics), or remain a Medium elemental with +2 Hit Dice, a +2 to it’s Str/Dex/Con, a DR </text:span><text:soft-page-break/><text:span text:style-name="T786"><text:tab/>of 5/- and a bonus feat. These bonuses stack with the </text:span><text:span text:style-name="T795">5</text:span><text:span text:style-name="T27">th</text:span><text:span text:style-name="T786"> caster level increases. <text:s text:c="2"/>At 15</text:span><text:span text:style-name="T27">th</text:span><text:span text:style-name="T786"> caster <text:tab/>level your companion can become a Huge elemental of it’s type(with the appropriate changes to <text:tab/>it’s statistics), or remain a Medium or Large elemental with +4 Hit Dice, a +4 to it’s <text:tab/>Str/Dex/Con, a DR of 5/- and 2 bonus feats. <text:s/>These bonuses stack with the 10</text:span><text:span text:style-name="T27">th</text:span><text:span text:style-name="T786"> caster level <text:tab/>increases. <text:s/>Your elemental companion does </text:span><text:span text:style-name="T420">not</text:span><text:span text:style-name="T786"> gain any bonuses from the druid Animal <text:tab/>Companion chart, save for the special abilities(except Multiattack)</text:span></text:p>
      <text:p text:style-name="P181"><text:tab/>Natural Spell </text:p>
      <text:p text:style-name="P87"><text:tab/>-<text:span text:style-name="T786">Nature’s Chosen</text:span></text:p>
      <text:p text:style-name="P87"><text:tab/>-<text:span text:style-name="T815">Adept Spellcaster OR </text:span>Spell Focus<text:span text:style-name="T815">(any)</text:span></text:p>
      <text:p text:style-name="P87"><text:tab/>-When using Wild Shape, you may cast spells normally.<text:span text:style-name="T333"/></text:p>
      <text:p text:style-name="P268"><text:span text:style-name="T175"><text:tab/></text:span><text:span text:style-name="T251">Fast Wild Shape</text:span></text:p>
      <text:p text:style-name="P87"><text:tab/>-<text:span text:style-name="T786">Nature’s Chosen</text:span></text:p>
      <text:p text:style-name="P87"><text:tab/>-You can use you Wild Shape ability as an instant action, even if it is not your turn.</text:p>
      <text:p text:style-name="P87"><text:tab/><text:span text:style-name="T333">Extra Wild Shape</text:span></text:p>
      <text:p text:style-name="P87"><text:tab/>-<text:span text:style-name="T786">Nature’s Chosen</text:span></text:p>
      <text:p text:style-name="P87"><text:tab/>-Gain <text:span text:style-name="T709">2</text:span> more uses of your Wild Shape ability per day. <text:s/>You can take this feat a total number of <text:tab/>times equal to your <text:span text:style-name="T333">base</text:span> Wis modifier, it's effects stack.</text:p>
      <text:p text:style-name="P87"><text:tab/><text:tab/><text:span text:style-name="T333">Force of Nature</text:span></text:p>
      <text:p text:style-name="P87"><text:tab/><text:tab/>-Fast Wild Shape</text:p>
      <text:p text:style-name="P87"><text:tab/><text:tab/>-Extra Wild Shape</text:p>
      <text:p text:style-name="P87"><text:tab/><text:tab/>-Gain a<text:span text:style-name="T709">n addition use of your Wild Shape ability per day. <text:s/>When you use Wild Shape <text:tab/><text:tab/><text:tab/>you heal twice the normal amount of hit points and can make a save against any single <text:tab/><text:tab/><text:tab/>effect on you that a Fort save could end of your choice.</text:span>. <text:s/>Every time you take on a form <text:tab/><text:tab/><text:tab/>with Wild Shape, gain temporary Hit Points equal to 10 + Wis modifier.</text:p>
      <text:p text:style-name="P268"><text:span text:style-name="T175"><text:tab/></text:span><text:span text:style-name="T251">Blindsense</text:span></text:p>
      <text:p text:style-name="P87"><text:tab/>-<text:span text:style-name="T786">Nature’s Chosen</text:span></text:p>
      <text:p text:style-name="P87"><text:tab/>-Expend a use of Wild Shape to gain the Blindsense feature. This effect lasts for 1 hour.</text:p>
      <text:p text:style-name="P268"><text:span text:style-name="T175"><text:tab/></text:span><text:span text:style-name="T251">Boar's Ferocity</text:span></text:p>
      <text:p text:style-name="P87"><text:tab/>-<text:span text:style-name="T786">Nature’s Chosen</text:span></text:p>
      <text:p text:style-name="P87"><text:tab/>-Expend a use of Wild Shape to gain the effects of the Diehard feat. <text:s/>If you already have this <text:tab/>feat than you gain twice the effect from that feat, including the ability to take full actions <text:tab/>without losing hit points. <text:s/>This effect lasts for 1 hour.</text:p>
      <text:p text:style-name="P268"><text:span text:style-name="T175"><text:tab/></text:span><text:span text:style-name="T251">Cheetah's Speed</text:span></text:p>
      <text:p text:style-name="P148"><text:tab/>-<text:span text:style-name="T786">Nature’s Chosen</text:span></text:p>
      <text:p text:style-name="P148"><text:tab/>-Expend a use of Wild Shape to gain a base land speed of 50 feet. <text:s/>Once every 10 minutes you <text:tab/>may move 10 times your base movement speed as part of a charge. <text:s/>This effect lasts 1 hour.</text:p>
      <text:p text:style-name="P268"><text:span text:style-name="T175"><text:tab/></text:span><text:span text:style-name="T251">Climb Like an Ape</text:span></text:p>
      <text:p text:style-name="P87"><text:tab/>-<text:span text:style-name="T786">Nature’s Chosen</text:span></text:p>
      <text:p text:style-name="P87"><text:tab/>-Expend a use of Wild Shape to gain a +8 racial bonus to Climb checks and the ability to take <text:tab/>10 on Climb checks even if hurried or threatened. <text:s/>Your climb speed is equal to your base land <text:tab/>speed. <text:s/>This effect lasts for 1 hour.</text:p>
      <text:p text:style-name="P268"><text:span text:style-name="T175"><text:tab/></text:span><text:span text:style-name="T251">Cougar's Vision</text:span></text:p>
      <text:p text:style-name="P87"><text:tab/>-<text:span text:style-name="T786">Nature’s Chosen</text:span></text:p>
      <text:p text:style-name="P87"><text:tab/><text:span text:style-name="T436">-Expend a use of Wild Shape to gain low light vision and a +4 bonus on Spot checks. <text:s/>This <text:tab/>effect lasts 1 hour.</text:span></text:p>
      <text:p text:style-name="P268"><text:span text:style-name="T175"><text:tab/></text:span><text:span text:style-name="T251">Eagle's Wings</text:span></text:p>
      <text:p text:style-name="P87"><text:tab/>-<text:span text:style-name="T786">Nature’s Chosen</text:span></text:p>
      <text:p text:style-name="P87"><text:tab/><text:span text:style-name="T436">-Expend a use of Wild Shape to gain wings and a fly speed of 60 feet with average <text:tab/>maneuverability. <text:s/>This effect lasts 1 hour.</text:span></text:p>
      <text:p text:style-name="P268"><text:soft-page-break/><text:span text:style-name="T175"><text:tab/></text:span><text:span text:style-name="T251">Elemental Essence</text:span></text:p>
      <text:p text:style-name="P87"><text:tab/>-<text:span text:style-name="T786">Nature’s Chosen</text:span></text:p>
      <text:p text:style-name="P87"><text:tab/>-Wild Shape(Elemental) class ability </text:p>
      <text:p text:style-name="P87"><text:tab/>-Expend a use of Wild Shape to imbue yourself with elemental energy(acid, fire, ice or <text:tab/>lightning). <text:s/>When you do you must choose whether it is offensive or defensive. <text:s/>Offensive <text:tab/>grants your attacks a damage bonus of 2d6 + 2 elemental damage of the type you choose. <text:s/><text:tab/>Defensive grants you resistance 15 to the element you choose. <text:s/>This effect lasts for 1 hour.</text:p>
      <text:p text:style-name="P87"><text:tab/><text:span text:style-name="T333">Elephant's Hide</text:span></text:p>
      <text:p text:style-name="P87"><text:tab/>-<text:span text:style-name="T786">Nature’s Chosen</text:span></text:p>
      <text:p text:style-name="P87"><text:tab/>-Expend a use of Wild Shape to gain a +<text:span text:style-name="T786">7</text:span> natural armor bonus to AC. <text:s/>Th<text:span text:style-name="T786">is</text:span> bonus to AC does <text:tab/>not stack with other sources of natural armor. <text:s/>This effect lasts for 1 hour</text:p>
      <text:p text:style-name="P87"><text:tab/><text:span text:style-name="T333">Grizzly's Claws</text:span></text:p>
      <text:p text:style-name="P87"><text:tab/>-<text:span text:style-name="T786">Nature’s Chosen</text:span></text:p>
      <text:p text:style-name="P87"><text:tab/><text:span text:style-name="T436">-Expend a use of Wild Shape to gain two primary claw attacks, made at your base attack <text:tab/>bonus with your Str modifier. <text:s/>These claws deal damage based on your size(1d4 for Small, <text:tab/>1d6 for Medium, etc). <text:s/>If your form already has a claw attack, then this feat increases the <text:tab/>die type of that claw attack by one step. <text:s/>This effect lasts for one hour</text:span></text:p>
      <text:p text:style-name="P268"><text:span text:style-name="T175"><text:tab/></text:span><text:span text:style-name="T251">Hawk's Vision</text:span></text:p>
      <text:p text:style-name="P87"><text:tab/>-<text:span text:style-name="T786">Nature’s Chosen</text:span></text:p>
      <text:p text:style-name="P87"><text:tab/><text:span text:style-name="T436">-Expend a use of Wild Shape to gain a +8 to Spot checks and cut range increment penalties <text:tab/>for ranged attacks and Spot checks in half. <text:s/>This effect lasts 1 hour.</text:span></text:p>
      <text:p text:style-name="P87"><text:tab/><text:span text:style-name="T333">Lion's Pounce</text:span></text:p>
      <text:p text:style-name="P87"><text:tab/>-<text:span text:style-name="T786">Nature’s Chosen</text:span></text:p>
      <text:p text:style-name="P87"><text:tab/>-When making a charge, you may expend a use of Wild Shape to make a full attack at the <text:tab/>end of the charge with an additional +2 bonus to the attack and damage rolls. <text:s/>Using this <text:tab/>feat also increases your charge distance by 20 ft.</text:p>
      <text:p text:style-name="P87"><text:tab/><text:span text:style-name="T333">Oaken Resilience</text:span></text:p>
      <text:p text:style-name="P87"><text:tab/>-<text:span text:style-name="T786">Nature’s Chosen</text:span></text:p>
      <text:p text:style-name="P87"><text:tab/>-Wild Shape(Plant) class ability </text:p>
      <text:p text:style-name="P87"><text:tab/><text:span text:style-name="T436">-Expend a use of Wild Shape to gain immunity to critical hits, poison, sleep, paralysis, <text:tab/>polymorphing and stunning. <text:s/>Aldo gain a +4 bonus to resist Bull Rush and Overrun <text:tab/>attempts made against you. <text:s/>This effect lasts 10 minutes.</text:span></text:p>
      <text:p text:style-name="P268"><text:span text:style-name="T175"><text:tab/></text:span><text:span text:style-name="T251">Savage Grapple </text:span></text:p>
      <text:p text:style-name="P87"><text:tab/>-<text:span text:style-name="T786">Nature’s Chosen</text:span></text:p>
      <text:p text:style-name="P87"><text:tab/>-Expend a use of Wild Shape to gain the Improved Grab ability. <text:s/>This ability can be used <text:tab/>on any creature that is at least your size category or smaller.</text:p>
      <text:p text:style-name="P268"><text:span text:style-name="T175"><text:tab/></text:span><text:span text:style-name="T251">Scent</text:span></text:p>
      <text:p text:style-name="P87"><text:tab/>-<text:span text:style-name="T786">Nature’s Chosen</text:span></text:p>
      <text:p text:style-name="P87"><text:tab/>-Expend a use of Wild Shape to gain the Scent feature. <text:s/>This effect lasts 1 hour.</text:p>
      <text:p text:style-name="P87"><text:tab/><text:span text:style-name="T333">Serpent's Venom</text:span></text:p>
      <text:p text:style-name="P87"><text:tab/>-<text:span text:style-name="T786">Nature’s Chosen</text:span></text:p>
      <text:p text:style-name="P87"><text:tab/><text:span text:style-name="T436">-Expend a use of Wild Shape to gain a secondary bite attack made at your base attack <text:tab/>bonus -<text:tab/>5 and deals half your Str modifier. <text:s/>The bite deals damage based on your size(1d3 for Small, <text:tab/>1d4 for Medium, etc.) <text:s/>If the attack hits your opponent must make a save vs poison equal to 10 <text:tab/>+your HD + your Con modifier. <text:s/>Damage is 1d6 Con primary and secondary your form already <text:tab/>has a bite attack it simply gains the poison component of this feat. <text:s/>This effect lasts for 1 hour.</text:span></text:p>
      <text:p text:style-name="P87"><text:tab/><text:span text:style-name="T333">Swim Like a Fish</text:span></text:p>
      <text:p text:style-name="P87"><text:tab/>-<text:span text:style-name="T786">Nature’s Chosen</text:span></text:p>
      <text:p text:style-name="P87"><text:soft-page-break/><text:tab/><text:span text:style-name="T436">-Expend a use of Wild Shape to gain a swim speed of 40 feet and a +8 to Swim checks, as well <text:tab/>as the ability to breathe underwater. <text:s/>This effect lasts for 1 hour.</text:span></text:p>
      <text:p text:style-name="P87"><text:tab/><text:span text:style-name="T333">Wolverine's Rage</text:span></text:p>
      <text:p text:style-name="P87"><text:tab/>-<text:span text:style-name="T786">Nature’s Chosen</text:span></text:p>
      <text:p text:style-name="P87"><text:tab/>-Expend a use of Wild Shape after taking damage the previous round to enter a Rage as per <text:tab/>the Barbarian class ability. <text:s/>This effect lasts 5 rounds. <text:s/>If you have the Rage class ability <text:tab/>you <text:tab/>may expend a use of Wild Shape to increase your Rage bonuses by +2 to Str/Con and +1 to your <text:tab/>Will saves.</text:p>
      <text:p text:style-name="P268"><text:span text:style-name="T175"><text:tab/></text:span><text:span text:style-name="T251">Dire Shape</text:span></text:p>
      <text:p text:style-name="P87"><text:tab/>-<text:span text:style-name="T786">Nature’s Chosen</text:span></text:p>
      <text:p text:style-name="P87"><text:tab/>-Wild Shape(Large) class ability.</text:p>
      <text:p text:style-name="P87"><text:tab/>-When you use Wild Shape, you may spend an additional use to gain an additional +4 to Str <text:tab/>Dex and Con. <text:s/><text:span text:style-name="T740">This feat only confers half of it’s bonus to the Improved Wild Shape and Plant <text:tab/>Wild Shape abilities and does not affect Elemental Wild Shape.</text:span></text:p>
      <text:p text:style-name="P87"><text:tab/><text:tab/><text:span text:style-name="T333">Feral Instincts</text:span></text:p>
      <text:p text:style-name="P87"><text:tab/><text:tab/>-Dire Shape</text:p>
      <text:p text:style-name="P87"><text:tab/><text:tab/>-When you use Dire Shape, you gain a +2 to attack rolls a +2 dodge bonus to AC and a <text:tab/><text:tab/><text:tab/>+1 to all saves.</text:p>
      <text:p text:style-name="P87"><text:tab/><text:tab/><text:tab/><text:span text:style-name="T333">Feral Heart</text:span></text:p>
      <text:p text:style-name="P87"><text:tab/><text:tab/><text:tab/>-Feral Instincts</text:p>
      <text:p text:style-name="P87"><text:tab/><text:tab/><text:tab/>-Twice per encounter when using Dire Shape, you may either add <text:tab/>1d4+1 to an <text:tab/><text:tab/><text:tab/><text:tab/>attack roll or save of your choice after the roll has been made, or you may reduce <text:tab/><text:tab/><text:tab/>an opponent's attack roll against you by 1d4+1 after the attack roll has been <text:tab/><text:tab/><text:tab/><text:tab/>made.</text:p>
      <text:p text:style-name="P87"><text:tab/><text:tab/><text:span text:style-name="T333">Savage Fury</text:span></text:p>
      <text:p text:style-name="P87"><text:tab/><text:tab/>-Dire Shape</text:p>
      <text:p text:style-name="P87"><text:tab/><text:tab/>-When you use Dire Shape and you hit with an attack by less than 5, you gain a <text:tab/>+1 to <text:tab/><text:tab/><text:tab/>your damage roll for every size category your Dire Shape is above Small. <text:s/>If you hit by 5 <text:tab/><text:tab/>or more, your bonus damage instead increases by an additional die(starting at a d4 and <text:tab/><text:tab/><text:tab/>increasing by one step for each size category your Dire Shape is beyond Small .This feat <text:tab/><text:tab/>can only be used once per round when attacking with a Standard action and twice per <text:tab/><text:tab/><text:tab/>round when attacking with a Full Round action.</text:p>
      <text:p text:style-name="P87"><text:tab/><text:tab/><text:tab/><text:span text:style-name="T333">Savage Heart</text:span></text:p>
      <text:p text:style-name="P87"><text:tab/><text:tab/><text:tab/>-Savage Fury</text:p>
      <text:p text:style-name="P87"><text:tab/><text:tab/><text:tab/>-When dealing damage while in Dire Shape, you reduce any DR that is not /- by <text:tab/><text:tab/><text:tab/><text:tab/>5 and any DR that is /- by 1. <text:s/>Also your critical hit threat range is increased by 2 <text:tab/><text:tab/><text:tab/><text:tab/>and your critical hit damage multiplier is increased by 1</text:p>
      <text:p text:style-name="P87"><text:tab/><text:tab/><text:span text:style-name="T333">Rugged Hide</text:span></text:p>
      <text:p text:style-name="P87"><text:tab/><text:tab/>-Dire Shape</text:p>
      <text:p text:style-name="P87"><text:tab/><text:tab/>-When you use Dire Shape, you gain increase your natural armor bonus to AC by <text:span text:style-name="T741">2</text:span>. <text:s text:c="2"/><text:tab/><text:tab/><text:tab/>Your resistance to all elemental damage types increases by your Con modifier.</text:p>
      <text:p text:style-name="P87"><text:tab/><text:tab/><text:tab/><text:span text:style-name="T333">Rugged Heart</text:span></text:p>
      <text:p text:style-name="P87"><text:tab/><text:tab/><text:tab/>-Rugged Hide</text:p>
      <text:p text:style-name="P87"><text:tab/><text:tab/><text:tab/>-When using Dire Shape and you are struck in combat, you reduce the damage by <text:tab/><text:tab/><text:tab/>a single damage die, or if the attack is only a single damage die, by a single die <text:tab/><text:tab/><text:tab/><text:tab/>type.</text:p>
      <text:p text:style-name="P87"><text:tab/><text:tab/><text:tab/><text:tab/><text:span text:style-name="T333">Heart of the Wild</text:span></text:p>
      <text:p text:style-name="P87"><text:tab/><text:tab/><text:tab/><text:tab/>-Feral Heart</text:p>
      <text:p text:style-name="P87"><text:tab/><text:tab/><text:tab/><text:tab/>-Savage Heart</text:p>
      <text:p text:style-name="P87"><text:soft-page-break/><text:tab/><text:tab/><text:tab/><text:tab/>-Rugged Heart</text:p>
      <text:p text:style-name="P87"><text:tab/><text:tab/><text:tab/><text:tab/>-You no longer need to spend an additional use of Wild Shape to use Dire <text:tab/><text:tab/><text:tab/><text:tab/>Shape. Your Dire Shape also gains an additional +2 to your Str, Dex and <text:tab/><text:tab/><text:tab/><text:tab/><text:tab/>Con</text:p>
      <text:p text:style-name="P87"><text:tab/><text:tab/><text:tab/><text:tab/><text:tab/><text:span text:style-name="T411">Soul of Nature </text:span></text:p>
      <text:p text:style-name="P87"><text:tab/><text:tab/><text:tab/><text:tab/><text:tab/>-<text:span text:style-name="T739">Heart of the Wild</text:span></text:p>
      <text:p text:style-name="P87"><text:tab/><text:tab/><text:tab/><text:tab/><text:tab/>-<text:span text:style-name="T739">Child of Nature class ability </text:span></text:p>
      <text:p text:style-name="P87"><text:tab/><text:tab/><text:tab/><text:tab/><text:tab/>-<text:span text:style-name="T739">Gain a +</text:span><text:span text:style-name="T741">2</text:span><text:span text:style-name="T739"> to attack/damage rolls, skill checks, saves, AC and the <text:tab/><text:tab/><text:tab/><text:tab/><text:tab/><text:tab/>DC of all your Druid spells. <text:s/>When using Wild Shape, these <text:tab/><text:tab/><text:tab/><text:tab/><text:tab/><text:tab/>bonuses double. <text:s/></text:span><text:span text:style-name="T796">If you chose to give up your Wild Shape ability <text:tab/><text:tab/><text:tab/><text:tab/><text:tab/><text:tab/>when you took Nature’s Chosen, your bonuses from this feat <text:tab/><text:tab/><text:tab/><text:tab/><text:tab/><text:tab/>increase by +1.</text:span></text:p>
      <text:h text:style-name="Heading_20_2" text:outline-level="2">Nature's Warrior</text:h>
      <text:p text:style-name="P30">-Favored Enemy OR Skirmish class ability</text:p>
      <text:p text:style-name="P30">-Ability to cast Ranger spells</text:p>
      <text:p text:style-name="P30">-Gain a +1 to attack rolls against natural creature types(Animal, Monstrous Humanoid, etc) and a +1 to saves vs unnatural creature types(Aberrations, Undead, etc.)</text:p>
      <text:p text:style-name="P170"><text:tab/>Improved Favored Enemy</text:p>
      <text:p text:style-name="P125"><text:tab/>-Nature's Warrior</text:p>
      <text:p text:style-name="P30"><text:tab/>-BAB of 2</text:p>
      <text:p text:style-name="P30"><text:tab/>-Gain a +1 bonus on your skill checks and weapon damage rolls covered by your Favored <text:tab/>Enemy class ability. <text:s/>This feat applies to all of your favored enemies.</text:p>
      <text:p text:style-name="P30"><text:tab/><text:tab/><text:span text:style-name="T333">Favored Power Attack</text:span></text:p>
      <text:p text:style-name="P30"><text:tab/><text:tab/>-Improved Favored Enemy</text:p>
      <text:p text:style-name="P30"><text:tab/><text:tab/>-Power Attack</text:p>
      <text:p text:style-name="P30"><text:tab/><text:tab/>-When using Power Attack against a favored enemy, increase the total damage bonus by <text:tab/><text:tab/>1. <text:s/>If you took at least a -5 on the attack roll than increase this bonus to 2.</text:p>
      <text:p text:style-name="P30"><text:tab/><text:tab/><text:span text:style-name="T333">Favored Combat Expertise</text:span></text:p>
      <text:p text:style-name="P30"><text:tab/><text:tab/>-Improved Favored Enemy</text:p>
      <text:p text:style-name="P30"><text:tab/><text:tab/>-Combat Expertise</text:p>
      <text:p text:style-name="P30"><text:tab/><text:tab/>-When using Combat Expertise against a favored enemy, increase the total AC bonus by <text:tab/><text:tab/>1. <text:s/>If you took at least a -5 on the attack roll than increase this bonus to 2.</text:p>
      <text:p text:style-name="P30"><text:tab/><text:tab/><text:span text:style-name="T333">Favored Critical </text:span></text:p>
      <text:p text:style-name="P30"><text:tab/><text:tab/>-Improved Favored Enemy</text:p>
      <text:p text:style-name="P30"><text:tab/><text:tab/>-Improved Critical </text:p>
      <text:p text:style-name="P30"><text:tab/><text:tab/>-BAB of 5</text:p>
      <text:p text:style-name="P30"><text:tab/><text:tab/>-Increase your weapon's critical hit threshold by 1 against your favored enemies, as well <text:tab/><text:tab/>as your weapon's critical damage multiplier by 1. <text:s/>When facing favored enemies <text:tab/><text:tab/><text:tab/><text:tab/>immune to critical hits, you treat your weapon as having a critical hit threshold of 20 <text:tab/><text:tab/><text:tab/>against then and a critical multiplier of 2.</text:p>
      <text:p text:style-name="P30"><text:tab/><text:tab/><text:span text:style-name="T333">Favored Tactics</text:span></text:p>
      <text:p text:style-name="P30"><text:tab/><text:tab/>-Improved Favored Enemy</text:p>
      <text:p text:style-name="P30"><text:tab/><text:tab/>-Weapon Focus</text:p>
      <text:p text:style-name="P30"><text:tab/><text:tab/>-Gain a bonus to attack rolls against your favored enemies by half of your damage bonus <text:tab/><text:tab/>against them.</text:p>
      <text:p text:style-name="P30"><text:tab/><text:tab/><text:span text:style-name="T333">Favored Defense</text:span></text:p>
      <text:p text:style-name="P30"><text:tab/><text:tab/>-Improved Favored Enemy</text:p>
      <text:p text:style-name="P30"><text:soft-page-break/><text:tab/><text:tab/>-When you are struck by one of your favored enemies, you treat your total /- DR(if any) <text:tab/><text:tab/><text:tab/>as 1 higher. <text:s/>And the first X points of damage you receive from an attack from a favored <text:tab/><text:tab/>enemy is considered nonlethal damage, where X is your Dodge bonus against your <text:tab/><text:tab/><text:tab/>favored enemies from that ability.</text:p>
      <text:p text:style-name="P30"><text:tab/><text:tab/><text:tab/><text:span text:style-name="T333">Improved Favored Defense</text:span></text:p>
      <text:p text:style-name="P30"><text:tab/><text:tab/><text:tab/>-Favored Defense</text:p>
      <text:p text:style-name="P30"><text:tab/><text:tab/><text:tab/>-Your total AC bonus against your favored enemies increases by 1. <text:s/>Gain a bonus <text:tab/><text:tab/><text:tab/>to saves made against your favored enemies equal to half of your dodge bonus <text:tab/><text:tab/><text:tab/><text:tab/>against them(round up).</text:p>
      <text:p text:style-name="P170"><text:tab/>Improved Skirmish</text:p>
      <text:p text:style-name="P125"><text:tab/>-Nature's Warrior</text:p>
      <text:p text:style-name="P125"><text:tab/>-When using Skirmish, you can choose to travel an additional 10 ft to increase your bonus <text:tab/>damage by 2d6 and your AC bonus by 2.</text:p>
      <text:p text:style-name="P125"><text:tab/><text:tab/><text:span text:style-name="T333">Distant Skirmish</text:span></text:p>
      <text:p text:style-name="P125"><text:tab/><text:tab/>-Improved Skirmish</text:p>
      <text:p text:style-name="P125"><text:tab/><text:tab/>-2d6+ Skirmish damage</text:p>
      <text:p text:style-name="P125"><text:tab/><text:tab/>-Weapon Focus(any ranged)</text:p>
      <text:p text:style-name="P125"><text:tab/><text:tab/>-When using Skirmish with your chosen ranged weapon, you double the normal range <text:tab/><text:tab/><text:tab/>limit for Skirmish. <text:s/>If you also possess the Far Shot feat, triple the normal range.</text:p>
      <text:p text:style-name="P125"><text:tab/><text:tab/><text:span text:style-name="T333">Deadly Skirmish</text:span></text:p>
      <text:p text:style-name="P125"><text:tab/><text:tab/>-Improved Skirmish</text:p>
      <text:p text:style-name="P125"><text:tab/><text:tab/>-2d6 Skirmish damage</text:p>
      <text:p text:style-name="P125"><text:tab/><text:tab/>-Point Blank Shot</text:p>
      <text:p text:style-name="P125"><text:tab/><text:tab/>-When using Skirmish, you replace the normal bonuses for Point Black Shot with a +1 <text:tab/><text:tab/><text:tab/>to attack and damage for every die of Skirmish damage after the first.</text:p>
      <text:p text:style-name="P125"><text:tab/><text:tab/><text:span text:style-name="T366">Rending Skirmish</text:span></text:p>
      <text:p text:style-name="P125"><text:tab/><text:tab/>-<text:span text:style-name="T633">Improved Skirmish</text:span></text:p>
      <text:p text:style-name="P125"><text:tab/><text:tab/>-<text:span text:style-name="T633">2d6 Skirmish damage</text:span></text:p>
      <text:p text:style-name="P125"><text:tab/><text:tab/>-<text:span text:style-name="T633">Two-Weapon Rend</text:span></text:p>
      <text:p text:style-name="P125"><text:tab/><text:tab/>-<text:span text:style-name="T633">If you hit an opponent with both of your weapons in a single attack when using Two-<text:tab/><text:tab/><text:tab/>Weapon Rend, you replace the normal Rend damaged with your Skirmish damage. <text:s/>This <text:tab/><text:tab/>feat can be used once per opponent, per encounter.</text:span></text:p>
      <text:p text:style-name="P125"><text:tab/><text:tab/><text:span text:style-name="T333">Escalating Skirmish</text:span></text:p>
      <text:p text:style-name="P125"><text:tab/><text:tab/>-Improved Skirmish</text:p>
      <text:p text:style-name="P125"><text:tab/><text:tab/>-3d6 Skirmish damage</text:p>
      <text:p text:style-name="P125"><text:tab/><text:tab/>-When using Skirmish against a single foe, you <text:span text:style-name="T629">gain a +2 damage bonus when striking <text:tab/><text:tab/><text:tab/>that foe with Skirmish again. <text:s/>This bonus stacks for as many </text:span><text:span text:style-name="T365">base</text:span><text:span text:style-name="T629"> dice of Skirmish you <text:tab/><text:tab/><text:tab/>deal with an attack. <text:s/>This bonus is lost if you do not hit the same opponent with Skirmish <text:tab/><text:tab/>for a full turn.</text:span></text:p>
      <text:p text:style-name="P125"><text:tab/><text:tab/><text:tab/><text:span text:style-name="T365">Twin Skirmish</text:span></text:p>
      <text:p text:style-name="P125"><text:tab/><text:tab/><text:tab/>-<text:span text:style-name="T631">Escalating</text:span><text:span text:style-name="T629"> Skirmish</text:span></text:p>
      <text:p text:style-name="P125"><text:tab/><text:tab/><text:tab/>-<text:span text:style-name="T629">Improved Two-Weapon Fighting OR Manyshot</text:span></text:p>
      <text:p text:style-name="P125"><text:tab/><text:tab/><text:tab/>-<text:span text:style-name="T629">When using Skirmish with two melee weapons, you may attack two separate <text:tab/><text:tab/><text:tab/><text:tab/>targets, assuming they are both adjacent to you. <text:s/>When using Skirmish with </text:span><text:span text:style-name="T630">the</text:span><text:span text:style-name="T629"> <text:tab/><text:tab/><text:tab/><text:tab/></text:span><text:span text:style-name="T630">Manyshot feat using two arrows </text:span><text:span text:style-name="T629">you may attack two targets assuming both are <text:tab/><text:tab/><text:tab/><text:tab/>within 10 ft of each other.</text:span></text:p>
      <text:p text:style-name="P125"><text:tab/><text:tab/><text:span text:style-name="T361">Defensive Skirmish</text:span></text:p>
      <text:p text:style-name="P133"><text:tab/><text:tab/>-Improved Skirmish</text:p>
      <text:p text:style-name="P133"><text:tab/><text:tab/>-3d6 Skirmish damage</text:p>
      <text:p text:style-name="P133"><text:soft-page-break/><text:tab/><text:tab/>-<text:span text:style-name="T620">Dodge</text:span></text:p>
      <text:p text:style-name="P133"><text:tab/><text:tab/>-<text:span text:style-name="T620">When using Skirmish, you gain /- DR equal to half of your AC bonus from <text:tab/><text:tab/><text:tab/><text:tab/>Skirmish(round </text:span><text:span text:style-name="T621">up</text:span><text:span text:style-name="T620">).</text:span></text:p>
      <text:p text:style-name="P133"><text:tab/><text:tab/><text:tab/><text:span text:style-name="T362">Adaptive Skirmish</text:span></text:p>
      <text:p text:style-name="P133"><text:tab/><text:tab/><text:tab/>-<text:span text:style-name="T621">Defensive Skirmish</text:span></text:p>
      <text:p text:style-name="P133"><text:tab/><text:tab/><text:tab/>-<text:span text:style-name="T621">4d6 Skirmish damage</text:span></text:p>
      <text:p text:style-name="P133"><text:tab/><text:tab/><text:tab/>-<text:span text:style-name="T621">While your AC bonus from Skirmish is active you also gain a +2 to all your <text:tab/><text:tab/><text:tab/><text:tab/>saves.</text:span></text:p>
      <text:p text:style-name="P125"><text:tab/><text:tab/><text:span text:style-name="T333">Skirmish Sniper</text:span></text:p>
      <text:p text:style-name="P125"><text:tab/><text:tab/>-Improved Skirmish</text:p>
      <text:p text:style-name="P125"><text:tab/><text:tab/>-4d6 Skirmish damage</text:p>
      <text:p text:style-name="P125"><text:tab/><text:tab/>-When you use Skirmish you may choose to <text:span text:style-name="T622">use this feat before the attack roll is made</text:span>. <text:s/><text:tab/><text:tab/><text:tab/>If you do than you gain a bonus to the attack <text:span text:style-name="T622">and damage </text:span>roll equal to your damage dice <text:tab/><text:tab/>using Skirmish, in addition the bonus damage from Skirmish is not rolled but you simply <text:tab/><text:tab/>apply the average that the dice would deal. <text:s/><text:span text:style-name="T622">This feat can be used once per encounter, per <text:tab/><text:tab/>opponent.</text:span></text:p>
      <text:p text:style-name="P125"><text:tab/><text:tab/><text:tab/><text:span text:style-name="T363">Target of Opportunity</text:span></text:p>
      <text:p text:style-name="P125"><text:tab/><text:tab/><text:tab/>-<text:span text:style-name="T622">Skirmish Sniper</text:span></text:p>
      <text:p text:style-name="P125"><text:tab/><text:tab/><text:tab/>-<text:span text:style-name="T622">Combat Reflexes</text:span></text:p>
      <text:p text:style-name="P125"><text:tab/><text:tab/><text:tab/>-<text:span text:style-name="T622">Once per round, when an opponent provokes an attack of opportunity from an <text:tab/><text:tab/><text:tab/><text:tab/>ally within your Skirmish range, you may make an attack of opportunity against <text:tab/><text:tab/><text:tab/><text:tab/>them using Skirmish Sniper, even if you have already used Skirmish Sniper <text:tab/><text:tab/><text:tab/><text:tab/>against them this encounter. <text:s/>This feat cannot be used if you have no attacks of <text:tab/><text:tab/><text:tab/><text:tab/>opportunity remaining.</text:span></text:p>
      <text:p text:style-name="P125"><text:tab/><text:tab/><text:span text:style-name="T333">Greater Skirmish</text:span></text:p>
      <text:p text:style-name="P125"><text:tab/><text:tab/>-Improved Skirmish</text:p>
      <text:p text:style-name="P125"><text:tab/><text:tab/>-5d6+ Skirmish damage</text:p>
      <text:p text:style-name="P125"><text:tab/><text:tab/>-Your Skirmish damage changes to d8s instead of d6s.</text:p>
      <text:p text:style-name="P180"><text:tab/>Distracting Attack </text:p>
      <text:p text:style-name="P83"><text:tab/>-Nature's Warrior</text:p>
      <text:p text:style-name="P83"><text:tab/>-Combat Style class ability</text:p>
      <text:p text:style-name="P83"><text:tab/>-When you hit an enemy with a ranged or melee attack, that enemy is considered flanked by you <text:tab/>for adjudicating your allies attacks against them. <text:s/>This effect lasts until the enemy is attacked by <text:tab/>one of your allies, or until the start of your next turn, whichever comes first. <text:s/>This feat has no <text:tab/>effect on creatures that can't be flanked. <text:s/></text:p>
      <text:p text:style-name="P83"><text:tab/><text:tab/><text:span text:style-name="T333">Targeted Distraction</text:span></text:p>
      <text:p text:style-name="P83"><text:tab/><text:tab/>-Distracting Attack </text:p>
      <text:p text:style-name="P83"><text:tab/><text:tab/>-BAB of 5</text:p>
      <text:p text:style-name="P83"><text:tab/><text:tab/>-Your Distracting Attack also grants a +1 to damage in addition to it's normal effects. <text:s/><text:tab/><text:tab/><text:tab/>When you use Distracting Attack, you choose a single ally to gain it's effect. <text:s/>The ally <text:tab/><text:tab/><text:tab/>must still attack before the start of your next turn to gain the effect. <text:s/>In addition, the first <text:tab/><text:tab/>ally that <text:span text:style-name="T333">isn't</text:span> the ally you chose that attacks the target also gains the normal benefits of <text:tab/><text:tab/><text:tab/>Distracting Attack.</text:p>
      <text:p text:style-name="P83"><text:tab/><text:span text:style-name="T416">Hunter’s Instincts</text:span></text:p>
      <text:p text:style-name="P83"><text:tab/>-<text:span text:style-name="T767">Nature’s Warrior </text:span></text:p>
      <text:p text:style-name="P83"><text:tab/>-<text:span text:style-name="T767">Hunter’s Training class ability </text:span></text:p>
      <text:p text:style-name="P83"><text:tab/>-<text:span text:style-name="T767">Your bonus from Hunter’s Training increases by 1 and now also improves your Hide, Move <text:tab/>Silently, </text:span><text:span text:style-name="T769">Listen and Spot</text:span><text:span text:style-name="T767"> checks. <text:s/>In addition, half of your attack roll bonus(round up) now also <text:tab/>applies to all damage rolls you make with weapons you are proficient with.</text:span></text:p>
      <text:p text:style-name="P30"><text:soft-page-break/><text:tab/><text:span text:style-name="T333">Empowered Companion</text:span></text:p>
      <text:p text:style-name="P30"><text:tab/>-Nature's Warrior</text:p>
      <text:p text:style-name="P30"><text:tab/>-Animal Companion class ability</text:p>
      <text:p text:style-name="P30"><text:tab/>-Your Ranger caster level is considered 2 higher for the purposes of determining the max HD of <text:tab/>your Animal Companion. <text:s/>Your Animal Companion gains a +1 dodge bonus to AC, as well as a <text:tab/>+1 bonus to attack and damage rolls, saves, and skill checks.</text:p>
      <text:p text:style-name="P30"><text:tab/><text:span text:style-name="T333"><text:tab/></text:span><text:span text:style-name="T364">Enduring Companion</text:span></text:p>
      <text:p text:style-name="P30"><text:tab/><text:tab/>-<text:span text:style-name="T625">Empowered Companion</text:span></text:p>
      <text:p text:style-name="P30"><text:tab/><text:tab/>-<text:span text:style-name="T625">Your Animal Companion gains a DR of 2/- and resistance 10 to all forms of energy <text:tab/><text:tab/><text:tab/>damage.</text:span></text:p>
      <text:p text:style-name="P30"><text:tab/><text:tab/><text:span text:style-name="T333">Spirit Companion</text:span></text:p>
      <text:p text:style-name="P30"><text:tab/><text:tab/>-Empowered Companion</text:p>
      <text:p text:style-name="P30"><text:tab/><text:tab/>-Your <text:span text:style-name="T624">bonuses from Empowered Companion double and your</text:span> Animal Companion is <text:tab/><text:tab/><text:tab/>considered an Outsider native to your plane in terms of creature type and what it gains <text:tab/><text:tab/><text:tab/>from it's HD(BAB, skill points, saves etc). <text:s/>The ritual to summon or revive your Animal <text:tab/><text:tab/>Companion is reduced to 8 hours.</text:p>
      <text:p text:style-name="P30"><text:tab/><text:span text:style-name="T333">Nature's Acolyte</text:span></text:p>
      <text:p text:style-name="P30"><text:tab/>-Nature's Warrior</text:p>
      <text:p text:style-name="P30"><text:tab/>-Nature's Adept class ability</text:p>
      <text:p text:style-name="P30"><text:tab/>-You can cast orisians as if you were a Druid of an equivalent caster level to your Ranger <text:tab/>caster level. <text:s/>The bonuses to your base Ranger spells from Nature's Adept double.</text:p>
      <text:p text:style-name="P30"><text:tab/><text:tab/><text:span text:style-name="T333">Nature's Disciple</text:span></text:p>
      <text:p text:style-name="P30"><text:tab/><text:tab/>-Nature's Acolyte</text:p>
      <text:p text:style-name="P30"><text:tab/><text:tab/>-<text:span text:style-name="T701">Caster level 8</text:span><text:span text:style-name="T23">th</text:span><text:span text:style-name="T701">(Ranger)</text:span></text:p>
      <text:p text:style-name="P30"><text:tab/><text:tab/>-You gain an additional druid spell per level per day that you can cast. </text:p>
      <text:p text:style-name="P30"><text:tab/><text:span text:style-name="T333">Master Hunter</text:span></text:p>
      <text:p text:style-name="P30"><text:tab/>-Nature's Warrior</text:p>
      <text:p text:style-name="P30"><text:tab/>-Camouflage class ability</text:p>
      <text:p text:style-name="P30"><text:tab/>-Choose a single environment. <text:s/>You gain a +1 to attack rolls and your AC when in that <text:tab/>environment. <text:s/>When using the Hide or Survival skill in that environment, you gain a +4 to <text:tab/>the roll and can roll twice, taking the better result. <text:s/>This feat can be taken multiple times. <text:s/><text:tab/>Each time it is taken you choose a new environment for this feat's benefits.</text:p>
      <text:p text:style-name="P30"><text:tab/><text:span text:style-name="T333">Nature's Touch</text:span></text:p>
      <text:p text:style-name="P30"><text:tab/>-Nature's Warrior</text:p>
      <text:p text:style-name="P30"><text:tab/>-Nature's Favor class ability</text:p>
      <text:p text:style-name="P30"><text:tab/>-When you use Nature's Favor, you also heal yourself and your allies for an amount equal <text:tab/>to your Wis modifier or your CL, whichever is higher. <text:s/>Anyone healed in this way can also <text:tab/>choose to heal any temporary ability point damage for every 5 points of healing they do not <text:tab/>receive as HP.</text:p>
      <text:p text:style-name="P30"><text:tab/><text:tab/><text:span text:style-name="T333">Nature's Swiftness</text:span></text:p>
      <text:p text:style-name="P30"><text:tab/><text:tab/>-Nature's Touch class ability</text:p>
      <text:p text:style-name="P30"><text:tab/><text:tab/>-You can use your Nature's Favor, Nature's Blessing or Nature's Freedom as a free <text:tab/><text:tab/><text:tab/>action, even if it is not your current turn.</text:p>
      <text:p text:style-name="P30"><text:tab/><text:span text:style-name="T333">Nature's Gift</text:span></text:p>
      <text:p text:style-name="P125"><text:tab/>-Nature's Warrior</text:p>
      <text:p text:style-name="P30"><text:tab/>-Nature's Blessing class ability</text:p>
      <text:p text:style-name="P30"><text:tab/>-When you use Nature's Blessing, you may grant an adjacent ally a similar bonus equal to <text:tab/>half of your own.</text:p>
      <text:p text:style-name="P30"><text:tab/><text:tab/><text:span text:style-name="T333">-Boar's Blessing</text:span></text:p>
      <text:p text:style-name="P30"><text:soft-page-break/><text:tab/><text:tab/>-Nature's Gift</text:p>
      <text:p text:style-name="P30"><text:tab/><text:tab/>-When you choose to raise your Con score with Nature's Blessing, you increase the <text:tab/><text:tab/><text:tab/>bonus conferred by 2. <text:s/>This feat cannot be taken if you possess the Cat's Blessing or <text:tab/><text:tab/><text:tab/>Owl's Blessing feats.</text:p>
      <text:p text:style-name="P30"><text:tab/><text:tab/><text:span text:style-name="T333">-Cat’s Blessing</text:span></text:p>
      <text:p text:style-name="P30"><text:tab/><text:tab/>-Nature's Gift</text:p>
      <text:p text:style-name="P30"><text:tab/><text:tab/>-When you choose to raise your Dex score with Nature's Blessing, you increase the <text:tab/><text:tab/><text:tab/>bonus conferred by 2.This feat cannot be taken if you possess the Boar's Blessing or <text:tab/><text:tab/><text:tab/>Owl's Blessing feats.</text:p>
      <text:p text:style-name="P30"><text:tab/><text:tab/><text:span text:style-name="T333">-Owl's Blessing</text:span></text:p>
      <text:p text:style-name="P30"><text:tab/><text:tab/>-Nature's Gift</text:p>
      <text:p text:style-name="P30"><text:tab/><text:tab/>-When you choose to raise your Wis score with Nature's Blessing, you increase the <text:tab/><text:tab/><text:tab/>bonus conferred by 2.This feat cannot be taken if you possess the Boar's Blessing or <text:tab/><text:tab/><text:tab/>Cat's Blessing feats.</text:p>
      <text:p text:style-name="P30"><text:tab/><text:tab/><text:tab/><text:span text:style-name="T333">Nature's Boon</text:span></text:p>
      <text:p text:style-name="P30"><text:tab/><text:tab/><text:tab/>-Boar's Blessing OR Cat's Blessing OR Owl's Blessing</text:p>
      <text:p text:style-name="P30"><text:tab/><text:tab/><text:tab/>-When you use Nature's Blessing to increase your Con, Dex or Wis, the other 2 <text:tab/><text:tab/><text:tab/><text:tab/>ability scores you did not choose still gain a bonus of +2 for the duration of <text:tab/><text:tab/><text:tab/><text:tab/>Nature's Blessing.</text:p>
      <text:p text:style-name="P30"><text:tab/><text:span text:style-name="T333">Nature's Motion</text:span></text:p>
      <text:p text:style-name="P125"><text:tab/>-Nature's Warrior</text:p>
      <text:p text:style-name="P30"><text:tab/>-Nature's Freedom class ability</text:p>
      <text:p text:style-name="P30"><text:tab/>-When you use Nature's Freedom, you and you allies also act as if under the effects of a <text:tab/><text:span text:style-name="T166">Haste</text:span> <text:tab/>spell for the duration. <text:s/>This effect replaces the 10 ft movement speed increase of <text:tab/>Nature's <text:tab/>Freedom.</text:p>
      <text:p text:style-name="P176"><text:tab/><text:tab/>Nature's Reach</text:p>
      <text:p text:style-name="P30"><text:tab/><text:tab/>-Nature's Motion</text:p>
      <text:p text:style-name="P30"><text:tab/><text:tab/>-Your Nature's Favor, Nature's Gift and Nature's Freedom can now be used in a 20 ft <text:tab/><text:tab/><text:tab/>burst centered on your square.</text:p>
      <text:p text:style-name="P30"><text:tab/><text:span text:style-name="T333">Guardian of the Wild</text:span></text:p>
      <text:p text:style-name="P30"><text:tab/>-Nature's Warrior</text:p>
      <text:p text:style-name="P30"><text:tab/>-Nature's Guardian class ability</text:p>
      <text:p text:style-name="P30"><text:tab/>-You gain the Wild Shape feat: Scent. <text:s/>You may purchase and make use of the following<text:span text:style-name="T452"> <text:tab/>additional Wild Shape</text:span> feats: Blindsense, Boar's Ferocity, Cheetah's Speed, Climb Like an <text:tab/>Ape, Cougar's Vision, Eagle's Wings, Elephant's Hide, Grizzly's Claws, Hawk's Vision, <text:tab/>Lion's <text:tab/>Pounce, Savage Grapple, Serpent's Venom, Swim Like a Fish and Wolverine's Rage even if you <text:tab/>do not possess the <text:span text:style-name="T452">Wild Shape</text:span> ability. <text:s/>Instead, you expend a 1<text:span text:style-name="T1">st</text:span> level spell slot or higher to gain <text:tab/>the effects of these feats for their standard duration. <text:s/>Expending spell slots higher than 1<text:span text:style-name="T1">st</text:span> level <text:tab/>in this way allows you to activate more than one Wild Shape feat at once, based on the level <text:tab/>used or gain a longer base duration on any activated Wild Shape feat, based on spell level used <text:tab/>and DM discretion.</text:p>
      <text:h text:style-name="Heading_20_2" text:outline-level="2">Power Attack</text:h>
      <text:p text:style-name="P30">-BAB of 1</text:p>
      <text:p text:style-name="P30">-When making an attack, you may subtract up to 5 from your BAB to gain an equal amount of bonus to your damage roll.</text:p>
      <text:p text:style-name="P253"><text:span text:style-name="T175"><text:tab/></text:span><text:span text:style-name="T249">Cleave</text:span></text:p>
      <text:p text:style-name="P30"><text:tab/>-Power Attack</text:p>
      <text:p text:style-name="P30"><text:soft-page-break/><text:tab/>-When you drop a target of your attack to 0 Hit Points, you may apply your attack and damage <text:tab/>roll to an adjacent target. <text:s/>This feat may be used more than once per round but may only affect <text:tab/>one additional target.</text:p>
      <text:p text:style-name="P253"><text:span text:style-name="T175"><text:tab/><text:tab/></text:span><text:span text:style-name="T249">Great Cleave</text:span></text:p>
      <text:p text:style-name="P30"><text:tab/><text:tab/>-Cleave</text:p>
      <text:p text:style-name="P30"><text:tab/><text:tab/>-BAB of 2</text:p>
      <text:p text:style-name="P30"><text:tab/><text:tab/>-You are not limited in the number of targets you can hit with a Cleave attempt, so long <text:tab/><text:tab/><text:tab/>as you successfully drop each target and the next target is within your attacking range.</text:p>
      <text:p text:style-name="P253"><text:span text:style-name="T175"><text:tab/><text:tab/><text:tab/></text:span><text:span text:style-name="T249">Supreme Cleave</text:span></text:p>
      <text:p text:style-name="P30"><text:tab/><text:tab/><text:tab/>-Great Cleave</text:p>
      <text:p text:style-name="P30"><text:tab/><text:tab/><text:tab/>-BAB of 4</text:p>
      <text:p text:style-name="P30"><text:tab/><text:tab/><text:tab/>-When making a Cleave attempt, you may make a single 5 ft move during the <text:tab/><text:tab/><text:tab/><text:tab/>attempt.</text:p>
      <text:p text:style-name="P253"><text:span text:style-name="T175"><text:tab/><text:tab/></text:span><text:span text:style-name="T249">Cleaving Attack</text:span></text:p>
      <text:p text:style-name="P30"><text:tab/><text:tab/>-Cleave</text:p>
      <text:p text:style-name="P30"><text:tab/><text:tab/>-Improved Power Attack</text:p>
      <text:p text:style-name="P30"><text:tab/><text:tab/>-BAB of 5</text:p>
      <text:p text:style-name="P253"><text:span text:style-name="T175"><text:tab/><text:tab/>-When attacking a target, you may use the Cleave option even if you do not drop the <text:tab/><text:tab/><text:tab/>target. <text:s/>Used in this way, your Cleave attempt can only target one <text:tab/>additional target, and <text:tab/><text:tab/><text:tab/>the resulting damage roll(should you hit) only deals half damage. <text:s/>The same attack roll is <text:tab/><text:tab/>used against the AC of the 2</text:span><text:span text:style-name="T281">nd</text:span><text:span text:style-name="T175"> target. <text:s/>If you enhanced this attack with Power Attack, the <text:tab/><text:tab/>bonus damage is not halved as normal.</text:span></text:p>
      <text:p text:style-name="P253"><text:span text:style-name="T175"><text:tab/></text:span><text:span text:style-name="T251">Brutal Takedown</text:span></text:p>
      <text:p text:style-name="P30"><text:tab/>-Power Attack </text:p>
      <text:p text:style-name="P30"><text:tab/>-Improved Trip</text:p>
      <text:p text:style-name="P30"><text:tab/>-When you successfully trip an opponent in combat, your trip itself also deals 1d6+1 points of <text:tab/>damage in addition to rendering the target prone. <text:s/>This damage increases to 2d6+2 if you used <text:tab/>Power Attack with the Trip attempt and in either case, the damage is added to the base <text:tab/>damage <text:tab/>of the attack for effects such as DR.</text:p>
      <text:p text:style-name="P30"><text:tab/><text:span text:style-name="T347">Unstoppable Force</text:span></text:p>
      <text:p text:style-name="P38"><text:tab/>-<text:span text:style-name="T559">Power Attack </text:span></text:p>
      <text:p text:style-name="P38"><text:tab/>-<text:span text:style-name="T559">Armor Focus(Any medium or heavy)</text:span></text:p>
      <text:p text:style-name="P38"><text:tab/>-<text:span text:style-name="T559">Shield </text:span><text:span text:style-name="T570">Focus</text:span><text:span text:style-name="T559">(Any heavy) OR Weapon </text:span><text:span text:style-name="T570">Focus</text:span><text:span text:style-name="T559">(Any 2-handed)</text:span></text:p>
      <text:p text:style-name="P38"><text:tab/>-<text:span text:style-name="T559">When </text:span><text:span text:style-name="T570">attempting</text:span><text:span text:style-name="T559"> a, Bull Rush or Overrun attempt, you gain a bonus to the roll equal to </text:span><text:span text:style-name="T696">1 +</text:span><text:span text:style-name="T559"> <text:tab/>your Con modifier. <text:s/>In addition if you are wearing medium or heavy armor, you gain a +1 or +2 <text:tab/>bonus respectively. <text:s/>If you are wielding a heavy shield or a 2-handed weapon you also gain an <text:tab/>additional +1 bonus</text:span><text:span text:style-name="T803">(+2 for tower shields)</text:span><text:span text:style-name="T559">.</text:span></text:p>
      <text:p text:style-name="P253"><text:span text:style-name="T175"><text:tab/></text:span><text:span text:style-name="T249">Power Tactics</text:span></text:p>
      <text:p text:style-name="P30"><text:tab/>-Power Attack</text:p>
      <text:p text:style-name="P30"><text:tab/>-BAB of 2</text:p>
      <text:p text:style-name="P30"><text:tab/>-When using Bull Rush, Overrun or Sunder you do not provoke attacks of opportunity and in <text:tab/>the case of Overrun, your target cannot choose to avoid you.. <text:s/>In addition you gain a +1 <text:tab/>bonus <text:tab/>when using these maneuvers. <text:s/>This feat may be taken twice, if taken again the bonus you gain to <text:tab/>these maneuvers increases by an additional +3.</text:p>
      <text:p text:style-name="P30"><text:tab/><text:tab/><text:span text:style-name="T341">Brute Force</text:span></text:p>
      <text:p text:style-name="P30"><text:tab/><text:tab/>-<text:span text:style-name="T543">Power Tactics</text:span></text:p>
      <text:p text:style-name="P30"><text:tab/><text:tab/>-<text:span text:style-name="T543">BAB of 4</text:span></text:p>
      <text:p text:style-name="P30"><text:tab/><text:tab/>-<text:span text:style-name="T543">When you make Tumble checks to move through spaces your enemies threaten, you <text:tab/><text:tab/><text:tab/>may use your Str modifier instead of your Dex. <text:s/>In addition, any armor check penalty <text:tab/></text:span><text:soft-page-break/><text:span text:style-name="T543"><text:tab/><text:tab/>you may suffer from armor or shields is instead replaced by a bonus of +1 for every <text:tab/><text:tab/><text:tab/>armor and shield type you are wearing.</text:span></text:p>
      <text:p text:style-name="P30"><text:tab/><text:tab/><text:span text:style-name="T333">Brutal Tactics</text:span></text:p>
      <text:p text:style-name="P30"><text:tab/><text:tab/>-Power Tactics(x2)</text:p>
      <text:p text:style-name="P30"><text:tab/><text:tab/>When you successfully Bull Rush, Overrun or Sunder an enemy in combat, you deal an <text:tab/><text:tab/><text:tab/>additional 1d6+1 points of damage in addition to the effects of these maneuvers. <text:s/>This <text:tab/><text:tab/><text:tab/>damage increases to 2d6+2 if you used Power Attack with the attempt and in either case, <text:tab/><text:tab/>the damage is added to the base damage of the attack for effects such as DR.</text:p>
      <text:p text:style-name="P30"><text:tab/><text:tab/><text:span text:style-name="T333">Brutal Charge</text:span></text:p>
      <text:p text:style-name="P30"><text:tab/><text:tab/>-Power Tactics</text:p>
      <text:p text:style-name="P30"><text:tab/><text:tab/>-When you use Power Attack on a charge, and hit you gain twice the normal Power <text:tab/><text:tab/><text:tab/>Attack bonus damage with a one-handed weapon and triple the normal bonus damage <text:tab/><text:tab/><text:tab/>with a two-handed weapon.</text:p>
      <text:p text:style-name="P30"><text:tab/><text:tab/><text:tab/><text:span text:style-name="T333">Heedless Charge</text:span></text:p>
      <text:p text:style-name="P30"><text:tab/><text:tab/><text:tab/>-Brutal Charge</text:p>
      <text:p text:style-name="P30"><text:tab/><text:tab/><text:tab/>-When you use Power Attack on a charge you may shift your attack roll penalty <text:tab/><text:tab/><text:tab/><text:tab/>to your AC instead. <text:s/>This penalty is in addition to the standard -2 penalty to AC <text:tab/><text:tab/><text:tab/><text:tab/>for charging.</text:p>
      <text:p text:style-name="P30"><text:tab/><text:tab/><text:span text:style-name="T333">Cometary Collision</text:span></text:p>
      <text:p text:style-name="P30"><text:tab/><text:tab/>-Power Tactics</text:p>
      <text:p text:style-name="P30"><text:tab/><text:tab/>-You can ready an action to charge an opponent that is charging you or someone else. <text:s/><text:tab/><text:tab/><text:tab/>This charge attack gains an additional +2 to your attack and damage rolls on that charge, <text:tab/><text:tab/>while also negating the normal charge bonuses from the opponent's attack. <text:s/>If the <text:tab/><text:tab/><text:tab/>opponent was not targeting you with their charge, they may still attack you with their <text:tab/><text:tab/><text:tab/>charge.</text:p>
      <text:p text:style-name="P30"><text:tab/><text:tab/><text:span text:style-name="T332">Ranged Disarm</text:span></text:p>
      <text:p text:style-name="P30"><text:tab/><text:tab/>-Power Tactics</text:p>
      <text:p text:style-name="P30"><text:tab/><text:tab/>-Weapon Focus(any ranged)</text:p>
      <text:p text:style-name="P30"><text:tab/><text:tab/>-You may use the Disarm maneuver with a ranged weapon up to a range of 30ft.</text:p>
      <text:p text:style-name="P253"><text:span text:style-name="T175"><text:tab/><text:tab/><text:tab/></text:span><text:span text:style-name="T249">Ranged Sunder</text:span></text:p>
      <text:p text:style-name="P253"><text:span text:style-name="T249"><text:tab/><text:tab/><text:tab/></text:span><text:span text:style-name="T175">-Ranged Disarm</text:span></text:p>
      <text:p text:style-name="P30"><text:tab/><text:tab/><text:tab/>-You may use the Sunder maneuver with a ranged weapon up to a <text:tab/>range of 30ft.</text:p>
      <text:p text:style-name="P170"><text:tab/><text:tab/><text:tab/>Ranged Pin</text:p>
      <text:p text:style-name="P30"><text:tab/><text:tab/><text:tab/>-Ranged Disarm</text:p>
      <text:p text:style-name="P30"><text:tab/><text:tab/><text:tab/>-You may use the Pin maneuver with a ranged weapon up to a range of 30ft.</text:p>
      <text:p text:style-name="P253"><text:span text:style-name="T175"><text:tab/></text:span><text:span text:style-name="T249">Power Critical</text:span></text:p>
      <text:p text:style-name="P30"><text:tab/>-Power Attack</text:p>
      <text:p text:style-name="P30"><text:tab/>-Improved Critical </text:p>
      <text:p text:style-name="P30"><text:tab/>-You gain a +4 bonus to confirm a critical hit, and if you used Power Attack to modify the <text:tab/>attack, you add the bonus damage to the confirm roll as well. <text:s/>Finally, if you fail the <text:tab/>confirmation roll, you may add +2 to the damage roll, or you may double the bonus damage <text:tab/>instead if you used Power Attack on the attack roll.</text:p>
      <text:p text:style-name="P253"><text:span text:style-name="T175"><text:tab/><text:tab/></text:span><text:span text:style-name="T249">Devastating Critical</text:span></text:p>
      <text:p text:style-name="P30"><text:tab/><text:tab/>-Power Critical</text:p>
      <text:p text:style-name="P30"><text:tab/><text:tab/>-BAB of 5</text:p>
      <text:p text:style-name="P30"><text:tab/><text:tab/>-When you score a critical hit on a creature with immunity to critical hits, you override <text:tab/><text:tab/><text:tab/>that immunity. <text:s/>Any critical scored in this way only has a multiplier of x2 regardless of <text:tab/><text:tab/><text:tab/>weapon <text:span text:style-name="T487">or feats</text:span>.</text:p>
      <text:p text:style-name="P253"><text:span text:style-name="T175"><text:tab/><text:tab/></text:span><text:span text:style-name="T249">Improved Power Critical</text:span></text:p>
      <text:p text:style-name="P30"><text:soft-page-break/><text:tab/><text:tab/>-Power Critical</text:p>
      <text:p text:style-name="P30"><text:tab/><text:tab/>-BAB of 5</text:p>
      <text:p text:style-name="P30"><text:tab/><text:tab/>-When using Power Attack, you also increase the threat range of the weapon you are <text:tab/><text:tab/><text:tab/>using by 1 for every -2 you take to the attack roll.</text:p>
      <text:p text:style-name="P30"><text:tab/><text:span text:style-name="T401">All-Out Attack</text:span></text:p>
      <text:p text:style-name="P30"><text:tab/>-<text:span text:style-name="T719">Power Attack</text:span></text:p>
      <text:p text:style-name="P30"><text:tab/>-<text:span text:style-name="T719">When using the full-attack action, you can choose to make a single attack, gaining a +1 bonus <text:tab/>to your attack and a +2 bonus to your damage. <text:s/>This bonus increases by +1 and +2 respectively <text:tab/>for each attack you sacrifice when you would normally make a full-attack.</text:span></text:p>
      <text:p text:style-name="P30"><text:tab/><text:span text:style-name="T333">Grazing Strike</text:span></text:p>
      <text:p text:style-name="P30"><text:tab/>-Power Attack</text:p>
      <text:p text:style-name="P30"><text:tab/>-When wielding a 2-handed weapon, if you miss with an attack by 5 or less you still deal <text:tab/>damage equal to the minimum rolled damage of the weapon plus your Str modifier. <text:s/>If you used <text:tab/>Power Attack on this attack the bonus damage adds to this feats miss threshold and it's damage <text:tab/>on a miss.</text:p>
      <text:p text:style-name="P253"><text:span text:style-name="T175"><text:tab/></text:span><text:span text:style-name="T249">Wounding Attack</text:span></text:p>
      <text:p text:style-name="P30"><text:tab/>-Power Attack</text:p>
      <text:p text:style-name="P30"><text:tab/>-If you take at least a -5 penalty on your attack roll with Power Attack, and hit, your damage roll <text:tab/>forgoes the bonus damage and instead cause the target to bleed for half of the bonus <text:tab/>damage(round up) for 10 rounds or until the target receives a DC 15 Heal check, a <text:span text:style-name="T166">cure</text:span> spell or <text:tab/>some other magical healing. Creatures immune to critical hits are not affected by this feat.</text:p>
      <text:p text:style-name="P30"><text:tab/><text:span text:style-name="T333">Flay</text:span></text:p>
      <text:p text:style-name="P30"><text:tab/>-Power Attack </text:p>
      <text:p text:style-name="P30"><text:tab/>-Weapon Focus(any slashing or piercing)</text:p>
      <text:p text:style-name="P277"><text:span text:style-name="T309"><text:tab/></text:span><text:span text:style-name="T313">-</text:span><text:span text:style-name="T474">When you hit a creature without an armor or natural armor bonus to AC with a slashing or <text:tab/>piercing weapon while doing a Power Attack, the creature receives a –2 penalty on attacks <text:tab/>until the end of their next turn unless they succeed at a Fort save with a DC equal to 10 + <text:tab/>the Power Attack damage bonus. This ability may only be used on a given creature once <text:tab/>per round.</text:span></text:p>
      <text:p text:style-name="P253"><text:span text:style-name="T175"><text:tab/></text:span><text:span text:style-name="T249">Staggering Attack</text:span></text:p>
      <text:p text:style-name="P30"><text:tab/>-Power Attack</text:p>
      <text:p text:style-name="P30"><text:tab/>-If you take at least a -5 penalty on your attack roll with Power Attack, and hit, you knock <text:tab/>the target prone. <text:s/>This feat cannot affect a creature more than one size category larger than <text:tab/>you.</text:p>
      <text:p text:style-name="P253"><text:span text:style-name="T175"><text:tab/></text:span><text:span text:style-name="T249">Overwhelming Attack</text:span></text:p>
      <text:p text:style-name="P30"><text:tab/>-Power Attack</text:p>
      <text:p text:style-name="P30"><text:tab/>If you are wielding a 2-handed weapon and take at least a -5 penalty on your attack roll with <text:tab/>Power Attack, and hit, you double your Str bonus to the damage roll instead of 1.5x.</text:p>
      <text:p text:style-name="P170"><text:tab/>Brutal Strike</text:p>
      <text:p text:style-name="P30"><text:tab/>-Power Attack</text:p>
      <text:p text:style-name="P30"><text:tab/>`Weapon Specialization(Any Bludgeoning)</text:p>
      <text:p text:style-name="P30"><text:tab/>-When you hit an opponent with an attack from your chosen weapon that is modified by Power <text:tab/>Attack, they must make Fort save against a DC of (10 + the bonus damage from your Power <text:tab/>Attack). <text:s/>If they fail, your opponent is Sickened until the end of your next turn. <text:s/>This feat has no <text:tab/>effect on creatures immune to the sickened condition.</text:p>
      <text:p text:style-name="P30"><text:tab/><text:tab/><text:span text:style-name="T333">Three Mountains</text:span></text:p>
      <text:p text:style-name="P30"><text:tab/><text:tab/>-Brutal Strike</text:p>
      <text:p text:style-name="P30"><text:tab/><text:tab/>-Improved Weapon Focus(heavy mace, morningstar or greatclub)</text:p>
      <text:p text:style-name="P30"><text:soft-page-break/><text:tab/><text:tab/>-When you hit a foe twice in a round or if you strike them with a successful charge <text:tab/><text:tab/><text:tab/>attack with your chosen weapon,, they must make a Fort save with a DC equal to 10 + <text:tab/><text:tab/><text:tab/>half your HD + the ability modifier that affects your damage rolls or be nauseated with <text:tab/><text:tab/><text:tab/>pain until the start of your next turn. <text:s/>If you use Power Attack with these attacks the save <text:tab/><text:tab/>DC is increased by 2. <text:s/>This feat has no effect on creatures immune to the nauseated <text:tab/><text:tab/><text:tab/>condition.<text:span text:style-name="T249"/></text:p>
      <text:p text:style-name="P253"><text:span text:style-name="T175"><text:tab/></text:span><text:span text:style-name="T249">Improved Power Attack</text:span></text:p>
      <text:p text:style-name="P30"><text:tab/>-Power Attack</text:p>
      <text:p text:style-name="P30"><text:tab/>-BAB of <text:span text:style-name="T705">5</text:span></text:p>
      <text:p text:style-name="P30"><text:tab/>-When using Power Attack, there is no limit on the amount you can subtract from your BAB(up <text:tab/>to 2 higher than your actual BAB)</text:p>
      <text:p text:style-name="P30"><text:tab/><text:tab/><text:span text:style-name="T333">Sundering Strike</text:span></text:p>
      <text:p text:style-name="P125"><text:tab/><text:tab/>-Improved Power Attack </text:p>
      <text:p text:style-name="P30"><text:tab/><text:tab/>-Power Tactics</text:p>
      <text:p text:style-name="P30"><text:tab/><text:tab/>-Weapon Focus(Any non-light melee weapon)</text:p>
      <text:p text:style-name="P30"><text:tab/><text:tab/>-When attacking an opponent wearing armor with your chosen weapon, you reduce the <text:tab/><text:tab/><text:tab/>AC bonus of that armor by 1 per armor type. <text:s/>When attacking an opponent with natural <text:tab/><text:tab/><text:tab/>armor, you reduce the AC bonus of their natural armor by 2 plus an additional 2 per size <text:tab/><text:tab/>category larger they are than you. <text:s/>This feat has no affect on DR from armor or natural <text:tab/><text:tab/><text:tab/>armor.</text:p>
      <text:p text:style-name="P30"><text:tab/><text:tab/><text:span text:style-name="T333">Cull The Weak</text:span></text:p>
      <text:p text:style-name="P30"><text:tab/><text:tab/>-Improved Power Attack </text:p>
      <text:p text:style-name="P30"><text:tab/><text:tab/>-Gain a +4 bonus to attack rolls against any opponent that has less HD than you. <text:s/>When <text:tab/><text:tab/><text:tab/>dealing damage to said foes, you gain a bonus equal to 2 + how many more HD you <text:tab/><text:tab/><text:tab/>have more than them.</text:p>
      <text:p text:style-name="P30"><text:tab/><text:tab/><text:span text:style-name="T333">Punish the Cautious</text:span></text:p>
      <text:p text:style-name="P30"><text:tab/><text:tab/>-Improved Power Attack </text:p>
      <text:p text:style-name="P30"><text:tab/><text:tab/>-Gain a +2 bonus to attack rolls against opponents using Combat Expertise, unless they <text:tab/><text:tab/><text:tab/>possess more than 4 BAB than you.</text:p>
      <text:p text:style-name="P30"><text:tab/><text:tab/><text:span text:style-name="T430">Power Deflection</text:span></text:p>
      <text:p text:style-name="P30"><text:tab/><text:tab/>-<text:span text:style-name="T820">Improved Power Attack</text:span></text:p>
      <text:p text:style-name="P30"><text:tab/><text:tab/>-<text:span text:style-name="T820">Improved Weapon Expertise(Any non-light melee weapon)</text:span></text:p>
      <text:p text:style-name="P30"><text:tab/><text:tab/>-<text:span text:style-name="T820">You may, at the start of your turn, designate a single foe to be the target of this feat. <text:s/><text:tab/><text:tab/><text:tab/>You gain a DR rating of 1/- against all melee attacks from that foe for every die type of <text:tab/><text:tab/><text:tab/>your weapon’s damage starting at d8(or equivalent for small characters). <text:s/>If you are <text:tab/><text:tab/><text:tab/>wielding a 2-handed weapon, the total DR bonus conferred by this feat increases by 1</text:span></text:p>
      <text:p text:style-name="P30"><text:tab/><text:span text:style-name="T333"><text:tab/>Retribution</text:span></text:p>
      <text:p text:style-name="P30"><text:tab/><text:tab/>-Improved Power Attack </text:p>
      <text:p text:style-name="P277"><text:span text:style-name="T309"><text:tab/><text:tab/></text:span><text:span text:style-name="T313">-</text:span><text:span text:style-name="T474">For each 5 hp of damage (round down) inflicted on you by a specific foe in a single <text:tab/><text:tab/><text:tab/>round, you gain a +1 on your next attack and damage roll if it is against that foe that <text:tab/><text:tab/><text:tab/>takes place in the following round. <text:s/>For example, if a Wizard does 13 hp of damage to <text:tab/><text:tab/><text:tab/>you with </text:span><text:span text:style-name="T484">Magic Missile</text:span><text:span text:style-name="T474">, you receive a +2 to attack and damage that Wizard if it is the <text:tab/><text:tab/><text:tab/>next attack roll you make and it occurs before the end of your turn</text:span></text:p>
      <text:p text:style-name="P253"><text:span text:style-name="T175"><text:tab/><text:tab/></text:span><text:span text:style-name="T249">Greater Power Attack</text:span></text:p>
      <text:p text:style-name="P30"><text:tab/><text:tab/>-Improved Power Attack</text:p>
      <text:p text:style-name="P30"><text:tab/><text:tab/>-BAB of <text:span text:style-name="T705">10</text:span></text:p>
      <text:p text:style-name="P30"><text:tab/><text:tab/>-When using Power Attack, you bonus damage is always considered 2 higher.</text:p>
      <text:p text:style-name="P95"><text:tab/><text:tab/><text:tab/><text:span text:style-name="T430">The Best Defense...</text:span></text:p>
      <text:p text:style-name="P272"><text:span text:style-name="T175"><text:tab/><text:tab/><text:tab/>-</text:span><text:span text:style-name="T216">Greater Power Attack</text:span></text:p>
      <text:p text:style-name="P272"><text:soft-page-break/><text:span text:style-name="T216"><text:tab/><text:tab/><text:tab/></text:span><text:span text:style-name="T175">-</text:span><text:span text:style-name="T216">When an opponent enters a space threatened by you, you may make an attack of <text:tab/><text:tab/><text:tab/>opportunity against them. <text:s/>If this attack hits, their movement ends and they move <text:tab/><text:tab/><text:tab/>5ft in a direction you choose so long as it’s away from you. When Fighting <text:tab/><text:tab/><text:tab/><text:tab/>Defensively or using Total Defense this feat can be used even on movement that <text:tab/><text:tab/><text:tab/><text:tab/>would normally prevent an attack of opportunity. <text:s/>This feat cannot move a <text:tab/><text:tab/><text:tab/><text:tab/>creature more than one size category larger than you.</text:span></text:p>
      <text:p text:style-name="P272"><text:span text:style-name="T216"><text:tab/><text:tab/><text:tab/><text:tab/></text:span><text:span text:style-name="T269">...Is a Good Offense</text:span></text:p>
      <text:p text:style-name="P115"><text:tab/><text:tab/><text:tab/><text:tab/>-The Best Defense…</text:p>
      <text:p text:style-name="P272"><text:span text:style-name="T820"><text:tab/><text:tab/><text:tab/><text:tab/></text:span><text:span text:style-name="T165">-When using Power Attack on an attack of opportunity, you reduce the <text:tab/><text:tab/><text:tab/><text:tab/><text:tab/>total attack penalty by 1 and increase the total bonus damage by 2</text:span></text:p>
      <text:p text:style-name="P30"><text:tab/><text:tab/><text:tab/><text:span text:style-name="T333">Bloodthirst</text:span></text:p>
      <text:p text:style-name="P30"><text:tab/><text:tab/><text:tab/>-Greater Power Attack</text:p>
      <text:p text:style-name="P30"><text:tab/><text:tab/><text:tab/>-Scent of Victory OR Taste of Victory</text:p>
      <text:p text:style-name="P30"><text:tab/><text:tab/><text:tab/>-Gain a +2 damage bonus against any opponent that has less than 50% of their <text:tab/><text:tab/><text:tab/><text:tab/>total hit points remaining.</text:p>
      <text:p text:style-name="P30"><text:tab/><text:tab/><text:tab/><text:span text:style-name="T333">Relentless Assault</text:span></text:p>
      <text:p text:style-name="P30"><text:tab/><text:tab/><text:tab/>-Greater Power Attack </text:p>
      <text:p text:style-name="P30"><text:tab/><text:tab/><text:tab/>-BAB of <text:span text:style-name="T705">12</text:span></text:p>
      <text:p text:style-name="P30"><text:tab/><text:tab/><text:tab/>-Gain a +2 to attack and damage rolls against any target affected by an adverse <text:tab/><text:tab/><text:tab/><text:tab/>status effect. <text:s/>If a given target is affected by more than one effect, the bonus of <text:tab/><text:tab/><text:tab/><text:tab/>this feat increases by +1 per effect up to a maximum of +5.</text:p>
      <text:p text:style-name="P30"><text:tab/><text:tab/><text:tab/><text:span text:style-name="T333">Shock Trooper</text:span></text:p>
      <text:p text:style-name="P30"><text:span text:style-name="T333"><text:tab/><text:tab/><text:tab/></text:span><text:span text:style-name="T436">-Greater Power Attack </text:span></text:p>
      <text:p text:style-name="P30"><text:tab/><text:tab/><text:tab/>-Power Tactics(x2)</text:p>
      <text:p text:style-name="P276"><text:span text:style-name="T309"><text:tab/><text:tab/><text:tab/>-</text:span><text:span text:style-name="T466">If you successfully Bull Rush an opponent, you receive a +1 bonus per 5 ft you <text:tab/><text:tab/><text:tab/><text:tab/>moved the opponent on attack &amp; damage rolls against that opponent on the next <text:tab/><text:tab/><text:tab/><text:tab/>round. <text:s/>In addition, if you destroy an opponent’s weapon or shield with a Sunder <text:tab/><text:tab/><text:tab/><text:tab/>action, you receive an immediate melee attack on the opponent at the same attack <text:tab/><text:tab/><text:tab/>bonus which the Sunder used.</text:span></text:p>
      <text:p text:style-name="P276"><text:span text:style-name="T466"><text:tab/><text:tab/><text:tab/></text:span><text:span text:style-name="T476">Combat Brute</text:span></text:p>
      <text:p text:style-name="P276"><text:span text:style-name="T476"><text:tab/><text:tab/><text:tab/></text:span><text:span text:style-name="T482">-Greater Power Attack </text:span></text:p>
      <text:p text:style-name="P282"><text:tab/><text:tab/><text:tab/>-Power Tactics(x2)</text:p>
      <text:p text:style-name="P219"><text:tab/><text:tab/><text:tab/>-On a successful Bull Rush at the end of a Charge, you may move your opponent <text:tab/><text:tab/><text:tab/>one square to the left or right for each square you move <text:span text:style-name="T820">them</text:span> backwards. <text:s/>In <text:tab/><text:tab/><text:tab/><text:tab/>addition, on a successful Bull Rush <text:tab/>that pushes your opponent into the same <text:tab/><text:tab/><text:tab/><text:tab/>square as another opponent, you may attempt to Trip both opponents &amp; they <text:tab/><text:tab/><text:tab/><text:tab/>cannot attempt to trip you if you fail. <text:s/>Finally, when you move through any <text:tab/><text:tab/><text:tab/><text:tab/>opponent's threatened area, you may use your Str instead of your Dex to calculate <text:tab/><text:tab/><text:tab/>your AC against attacks of opportunity.</text:p>
      <text:p text:style-name="P253"><text:span text:style-name="T175"><text:tab/><text:tab/><text:tab/></text:span><text:span text:style-name="T249">Superior Power Attack</text:span></text:p>
      <text:p text:style-name="P30"><text:tab/><text:tab/><text:tab/>-Greater Power Attack</text:p>
      <text:p text:style-name="P30"><text:tab/><text:tab/><text:tab/>-BAB of <text:span text:style-name="T705">15</text:span></text:p>
      <text:p text:style-name="P30"><text:tab/><text:tab/><text:tab/>-You BAB to damage conversion increases from a 1:1 to a 2:1 ratio</text:p>
      <text:p text:style-name="P30"><text:tab/><text:tab/><text:tab/><text:tab/><text:span text:style-name="T333">Power Supremacy</text:span></text:p>
      <text:p text:style-name="P30"><text:tab/><text:tab/><text:span text:style-name="T149"><text:tab/><text:tab/>-Superior Power Attack</text:span></text:p>
      <text:p text:style-name="P212"><text:tab/><text:tab/><text:tab/><text:tab/>-Power Tactics(x2)</text:p>
      <text:p text:style-name="P212"><text:tab/><text:tab/><text:tab/><text:tab/>-Melee Weapon Mastery(any 2-handed)</text:p>
      <text:p text:style-name="P1"><text:span text:style-name="T324"><text:tab/><text:tab/><text:tab/><text:tab/></text:span><text:span text:style-name="T325">-Power Supremacy allows the use of the following 3 tactical maneuvers:</text:span></text:p>
      <text:p text:style-name="P1"><text:soft-page-break/><text:span text:style-name="T133"><text:tab/><text:tab/><text:tab/><text:tab/></text:span><text:span text:style-name="T135">-Combat Momentum</text:span><text:span text:style-name="T133">: <text:s/>If you deal damage to a foe with a charge attack <text:tab/><text:tab/><text:tab/><text:tab/><text:tab/>made with a 2-handed weapon and that opponent fails to hit you before <text:tab/><text:tab/><text:tab/><text:tab/><text:tab/>your next turn, you gain a +</text:span><text:span text:style-name="T134">2</text:span><text:span text:style-name="T133"> to attack and damage rolls against that <text:tab/><text:tab/><text:tab/><text:tab/><text:tab/>opponent on your next turn.</text:span></text:p>
      <text:p text:style-name="P1"><text:span text:style-name="T133"><text:tab/><text:tab/><text:tab/><text:tab/>-</text:span><text:span text:style-name="T135">Dispatch the Fallen</text:span><text:span text:style-name="T133">: <text:s/>If you successfully bull rush or overrun a foe, </text:span><text:span text:style-name="T134">the <text:tab/><text:tab/><text:tab/><text:tab/><text:tab/>first</text:span><text:span text:style-name="T133"> attack you make against that foe with a two-handed weapon on your <text:tab/><text:tab/><text:tab/><text:tab/><text:tab/>next turn </text:span><text:span text:style-name="T134">deals</text:span><text:span text:style-name="T133"> </text:span><text:span text:style-name="T134">double</text:span><text:span text:style-name="T133"> damage.</text:span></text:p>
      <text:p text:style-name="P1"><text:span text:style-name="T133"><text:tab/><text:tab/><text:tab/><text:tab/></text:span><text:span text:style-name="T135">-Frenzied Attack</text:span><text:span text:style-name="T133">: <text:s/>If you hit any foes with a two-handed weapon at least <text:tab/><text:tab/><text:tab/><text:tab/>once on two consecutive turns, while using Power Attack(and taking at <text:tab/><text:tab/><text:tab/><text:tab/><text:tab/>least a -2 penalty), you gain a +2 bonus on attack and damage rolls using <text:tab/><text:tab/><text:tab/><text:tab/><text:tab/>that weapon for the rest of the turn</text:span><text:span text:style-name="T141"> </text:span></text:p>
      <text:h text:style-name="Heading_20_2" text:outline-level="2">Righteous Champion</text:h>
      <text:p text:style-name="P125">-<text:span text:style-name="T723">Smite Evil class ability</text:span></text:p>
      <text:p text:style-name="P125">-Divine Grace class ability</text:p>
      <text:p text:style-name="P125">-Gain an additional use of your Smite Evil ability per day. <text:s/>When using Smite Evil, you gain an additional +1 to the attack roll and an additional +2 to the damage roll. <text:s/>You also gain a +1 bonus to your Divine Grace bonus. <text:s/>This feat can be taken a number of times equal to your Paladin levels, it's effects stack.</text:p>
      <text:p text:style-name="P125"><text:tab/><text:span text:style-name="T410">Discerning Champion </text:span></text:p>
      <text:p text:style-name="P125"><text:tab/>-<text:span text:style-name="T737">Righteous Champion </text:span></text:p>
      <text:p text:style-name="P125"><text:tab/>-<text:span text:style-name="T737">Champion’s Vow class ability </text:span></text:p>
      <text:p text:style-name="P125"><text:tab/>-<text:span text:style-name="T737">The </text:span><text:span text:style-name="T170">detect</text:span><text:span text:style-name="T737"> </text:span><text:span text:style-name="T170">evil</text:span><text:span text:style-name="T737"> portion of your Champion’s Vow can now also detect any evil alignment as well <text:tab/>as subtype. <text:s/>When making any Wis or Cha based skill check against a creature you can detect <text:tab/>with your Champion’s Vow, you roll twice and take the better result</text:span></text:p>
      <text:p text:style-name="P125"><text:tab/><text:span text:style-name="T372">Mighty Champion </text:span></text:p>
      <text:p text:style-name="P125"><text:tab/>-<text:span text:style-name="T648">Righteous Champion </text:span></text:p>
      <text:p text:style-name="P125"><text:tab/>-<text:span text:style-name="T648">Champion’s Training class ability</text:span></text:p>
      <text:p text:style-name="P125"><text:tab/>-<text:span text:style-name="T648">You may wield your deity’s favored weapon in one hand at no penalty, even if it </text:span><text:span text:style-name="T722">is</text:span><text:span text:style-name="T648"> a two-<text:tab/>handed weapon. <text:s/>You do not lose your half-again ability score bonus to damage when wielding <text:tab/>your weapon in this way. <text:s/>If your deity’s favored weapon is a one-handed weapon, you still gain <text:tab/></text:span><text:span text:style-name="T722">a</text:span><text:span text:style-name="T648"> half-again ability score bonus to damage as if it were a two-handed weapon.</text:span></text:p>
      <text:p text:style-name="P125"><text:tab/><text:tab/><text:span text:style-name="T410">Righteous Fury</text:span></text:p>
      <text:p text:style-name="P125"><text:tab/><text:tab/>-<text:span text:style-name="T737">Mighty Champion</text:span></text:p>
      <text:p text:style-name="P125"><text:tab/><text:tab/>-<text:span text:style-name="T737">Champion’s Justice class ability </text:span></text:p>
      <text:p text:style-name="P125"><text:tab/><text:tab/>-<text:span text:style-name="T737">The bonuses conferred by Champion’s Justice increase by 1. <text:s/>Your Champion’s Justice <text:tab/><text:tab/><text:tab/>now also applies against undead and any foe with an evil alignment, not just subtype.</text:span></text:p>
      <text:p text:style-name="P125"><text:tab/><text:span text:style-name="T333">Mounted Champion</text:span></text:p>
      <text:p text:style-name="P125"><text:tab/>-Righteous Champion</text:p>
      <text:p text:style-name="P125"><text:tab/>-Special Mount class ability</text:p>
      <text:p text:style-name="P125"><text:tab/>-Your caster level is considered 4 higher for the purpose of determining your Special Mount's <text:tab/>abilities. <text:s/>In addition, your Special Mount gains a +1 bonus to skill checks, attack and damage <text:tab/>rolls, saves, /-DR and AC(threat this as a dodge bonus).</text:p>
      <text:p text:style-name="P125"><text:tab/><text:span text:style-name="T333"><text:tab/></text:span><text:span text:style-name="T399">Adept Mount </text:span></text:p>
      <text:p text:style-name="P125"><text:tab/><text:tab/>-<text:span text:style-name="T711">Mounted Champion </text:span></text:p>
      <text:p text:style-name="P125"><text:tab/><text:tab/>-<text:span text:style-name="T711">Mount Int score of 10 or higher</text:span></text:p>
      <text:p text:style-name="P125"><text:tab/><text:tab/>-<text:span text:style-name="T711">Your mount gains their own caster levels in paladin spellcasting equal to </text:span><text:span text:style-name="T722">2</text:span><text:span text:style-name="T711"> + an extra 1 <text:tab/><text:tab/><text:tab/>for every 5 caster levels of paladin you possess. <text:s/>Your mount also gains a bonus to it’s <text:tab/></text:span><text:soft-page-break/><text:span text:style-name="T711"><text:tab/><text:tab/>Wis score to bring it in line with it’s Int score. <text:s/>This bonus scales as your mount’s Int <text:tab/><text:tab/><text:tab/>score increases.</text:span></text:p>
      <text:p text:style-name="P125"><text:tab/><text:tab/><text:span text:style-name="T333"><text:tab/></text:span><text:span text:style-name="T399">Shifting Mount </text:span></text:p>
      <text:p text:style-name="P125"><text:tab/><text:tab/><text:tab/>-<text:span text:style-name="T711">Adept Mount </text:span></text:p>
      <text:p text:style-name="P125"><text:tab/><text:tab/><text:tab/>-<text:span text:style-name="T711">Caster Level 12</text:span><text:span text:style-name="T24">th</text:span><text:span text:style-name="T711">(Paladin)</text:span></text:p>
      <text:p text:style-name="P125"><text:tab/><text:tab/><text:tab/>-<text:span text:style-name="T711">Your mount gains the ability to shift forms to a form that matches your race. <text:s/><text:tab/><text:tab/><text:tab/><text:tab/>Your mounts ability scores and creature type remain unchanged in this state. <text:s/>Any <text:tab/><text:tab/><text:tab/>natural attacks your mount had are lost in this new form, replaced by a slam <text:tab/><text:tab/><text:tab/><text:tab/>attack(2 on a full attack). <text:s/>Taking on this form is done as a standard action that <text:tab/><text:tab/><text:tab/><text:tab/>does not provoke an attack of opportunity. <text:s/>This form lasts until canceled. </text:span></text:p>
      <text:p text:style-name="P125"><text:tab/><text:span text:style-name="T333">Charging Champion</text:span></text:p>
      <text:p text:style-name="P125"><text:tab/>-Righteous Champion</text:p>
      <text:p text:style-name="P125"><text:tab/>-Charging Smite class ability</text:p>
      <text:p text:style-name="P125"><text:tab/>-When using your Charging Smite ability, you no longer provoke attacks of opportunity by <text:tab/>moving through spaces your foes threaten, nor are you affected by adverse terrain or magical <text:tab/>effects that hinder movement.</text:p>
      <text:p text:style-name="P125"><text:tab/><text:span text:style-name="T333"><text:tab/></text:span><text:span text:style-name="T399">Divine Charge</text:span></text:p>
      <text:p text:style-name="P125"><text:tab/><text:tab/>-<text:span text:style-name="T711">Charging Smite</text:span></text:p>
      <text:p text:style-name="P125"><text:tab/><text:tab/>-<text:span text:style-name="T711">Extra Turning</text:span></text:p>
      <text:p text:style-name="P125"><text:tab/><text:tab/>-<text:span text:style-name="T711">When using Charging Smite, you may expend a use of you Turn Undead. <text:s/>If you do so, <text:tab/><text:tab/>you gain an additional +2 to the attack and damage roll for your Smite and your weapon <text:tab/><text:tab/>damage die is treated as one type higher. <text:s/></text:span></text:p>
      <text:p text:style-name="P145"><text:tab/><text:tab/><text:tab/><text:span text:style-name="T399">Chain Smite</text:span></text:p>
      <text:p text:style-name="P145"><text:tab/><text:tab/><text:tab/>-<text:span text:style-name="T711">Divine Charge</text:span></text:p>
      <text:p text:style-name="P145"><text:tab/><text:tab/><text:tab/>-<text:span text:style-name="T711">BAB of 12</text:span></text:p>
      <text:p text:style-name="P145"><text:tab/><text:tab/><text:tab/><text:span text:style-name="T711">When you use Divine Charge, should you drop your target with your attack, you <text:tab/><text:tab/><text:tab/><text:tab/>may use Charging Smite against another target that is within your charging range <text:tab/><text:tab/><text:tab/>as part of your action. <text:s/>You may chain to 1 additional target plus another for <text:tab/><text:tab/><text:tab/><text:tab/>every 5 BAB you possess. <text:s/>To use this feat you must choose to expend a second <text:tab/><text:tab/><text:tab/><text:tab/>use of your Smite Evil before making your first charge. <text:s/>This additional <text:tab/><text:tab/><text:tab/><text:tab/><text:tab/>expenditure is not refunded should you miss with your Charging Smite.</text:span></text:p>
      <text:p text:style-name="P176"><text:tab/>Shielded Champion</text:p>
      <text:p text:style-name="P125"><text:tab/>-Righteous Champion</text:p>
      <text:p text:style-name="P125"><text:tab/>-Shield Mastery(any)</text:p>
      <text:p text:style-name="P125"><text:tab/>-When wielding your chosen shield, you increase the <text:span text:style-name="T333">base</text:span> AC and /- DR values by 1. <text:s/>In <text:tab/>addition, you gain(or increase) your resistance to all forms of energy damage by your Cha <text:tab/>modifier, so long as you are aware of the attack and thus can bring your shield to bear.</text:p>
      <text:p text:style-name="P125"><text:tab/><text:tab/><text:span text:style-name="T399">Sacred Shield </text:span></text:p>
      <text:p text:style-name="P125"><text:tab/><text:tab/>-<text:span text:style-name="T711">Shielded Champion </text:span></text:p>
      <text:p text:style-name="P125"><text:tab/><text:tab/>-<text:span text:style-name="T711">Holy Weapon Class ability </text:span></text:p>
      <text:p text:style-name="P125"><text:tab/><text:tab/>-<text:span text:style-name="T711">Expend a use of your Turn Undead ability to bolster your shield’s defensive <text:tab/><text:tab/><text:tab/><text:tab/>capabilities. <text:s/>Your bonuses from Shielded Champion double, and gain a +2 bonus to <text:tab/><text:tab/><text:tab/>your Ref and Fot saves. <text:s/>All of your allies within your Aura of Courage also gain a +2 to <text:tab/><text:tab/>their Ref and Fort saves as well as a DR of 1/-. <text:s/>These effects last until the end of the <text:tab/><text:tab/><text:tab/>encounter.</text:span></text:p>
      <text:p text:style-name="P125"><text:tab/><text:tab/><text:span text:style-name="T399">Shield of the Righteous </text:span></text:p>
      <text:p text:style-name="P125"><text:tab/><text:tab/>-<text:span text:style-name="T711">Shielded Champion </text:span></text:p>
      <text:p text:style-name="P125"><text:tab/><text:tab/>-<text:span text:style-name="T711">Holy Weapon Class ability </text:span></text:p>
      <text:p text:style-name="P125"><text:soft-page-break/><text:tab/><text:tab/>-<text:span text:style-name="T711">Expend a use of your Smite Evil to bolster your shield’s offensive capabilities. <text:s/>When <text:tab/><text:tab/><text:tab/>bas</text:span><text:span text:style-name="T722">h</text:span><text:span text:style-name="T711">ing an opponent with your shield, you gain a bonus to your attack and damage roll <text:tab/><text:tab/><text:tab/>equal to </text:span><text:span text:style-name="T722">2 +</text:span><text:span text:style-name="T711"> your Cha modifier. <text:s/>This effect lasts until the end of the encounter.</text:span></text:p>
      <text:p text:style-name="P125"><text:tab/><text:span text:style-name="T333">Merciful Champion</text:span></text:p>
      <text:p text:style-name="P125"><text:tab/>-Righteous Champion</text:p>
      <text:p text:style-name="P125"><text:tab/>-Lay on Hands class ability</text:p>
      <text:p text:style-name="P125"><text:tab/>-When using Lay on Hands, your total paladin caster levels to are considered 2 higher when<text:tab/>determining your total healing per day.</text:p>
      <text:p text:style-name="P125"><text:tab/><text:tab/><text:span text:style-name="T333">Sanctified Champion</text:span></text:p>
      <text:p text:style-name="P125"><text:tab/><text:tab/>-Merciful Champion</text:p>
      <text:p text:style-name="P125"><text:tab/><text:tab/>-Your Charisma is considered 2 higher for the purposes of your Lay On Hands ability. <text:s/><text:tab/><text:tab/><text:tab/>When you heal an ally with Lay On Hands, they gain a +1 to all saves for every 5 hit <text:tab/><text:tab/><text:tab/>Points you heal them, up to a limit of half your Divine Grace bonus(round up). <text:s/>This <text:tab/><text:tab/><text:tab/>bonus lasts for the duration of the encounter.</text:p>
      <text:p text:style-name="P125"><text:tab/><text:tab/><text:tab/><text:span text:style-name="T333">Cleansing Champion</text:span></text:p>
      <text:p text:style-name="P125"><text:tab/><text:tab/><text:tab/>-Sanctified Champion</text:p>
      <text:p text:style-name="P125"><text:tab/><text:tab/><text:tab/>-Remove Disease class ability</text:p>
      <text:p text:style-name="P136"><text:tab/><text:tab/><text:tab/>-You may cure a target of poison by touching them. <text:s/>This ability shares uses with <text:tab/><text:tab/><text:tab/>your Remove Disease ability. <text:s/>You gain 1 more use per <text:span text:style-name="T648">day</text:span> of your Remove <text:tab/><text:tab/><text:tab/><text:tab/>Disease ability.</text:p>
      <text:p text:style-name="P125"><text:tab/><text:tab/><text:tab/><text:span text:style-name="T333">Exorcising Champion</text:span></text:p>
      <text:p text:style-name="P125"><text:tab/><text:tab/><text:tab/>-Sanctified Champion</text:p>
      <text:p text:style-name="P125"><text:tab/><text:tab/><text:tab/>-Remove Disease class ability</text:p>
      <text:p text:style-name="P125"><text:tab/><text:tab/><text:tab/>-Caster level 7<text:span text:style-name="T1">th</text:span>(Paladin)</text:p>
      <text:p text:style-name="P125"><text:tab/><text:tab/><text:tab/>-You can remove a curse effect from a target by touching them. <text:s/>This ability <text:tab/><text:tab/><text:tab/><text:tab/>shares uses with your Remove Disease ability. <text:s/>You gain 1 more use per <text:span text:style-name="T648">day</text:span> of <text:tab/><text:tab/><text:tab/><text:tab/>your Remove Disease ability. <text:s/>In addition, you may expend 2 <text:span text:style-name="T648">daily</text:span> uses of this <text:tab/><text:tab/><text:tab/><text:tab/>ability to <text:span text:style-name="T166">break</text:span> <text:span text:style-name="T166">enchantment</text:span> on someone by touching them, as per the spell.</text:p>
      <text:p text:style-name="P125"><text:tab/><text:tab/><text:tab/><text:span text:style-name="T333">Radiant Champion</text:span></text:p>
      <text:p text:style-name="P125"><text:tab/><text:tab/><text:tab/>-Sanctified Champion</text:p>
      <text:p text:style-name="P125"><text:tab/><text:tab/><text:tab/>-Aura of Purity class ability</text:p>
      <text:p text:style-name="P125"><text:tab/><text:tab/><text:tab/>-Once per encounter you may use your Lay on Hands in a burst equal to your <text:tab/><text:tab/><text:tab/><text:tab/>Aura of Courage radius, healing all allies within as if you had used Lay On <text:tab/><text:tab/><text:tab/><text:tab/>Hands on each of them individually.</text:p>
      <text:p text:style-name="P125"><text:tab/><text:span text:style-name="T333">Inspiring Champion</text:span></text:p>
      <text:p text:style-name="P125"><text:tab/>-Righteous Champion</text:p>
      <text:p text:style-name="P125"><text:tab/>-Aura of Courage class ability</text:p>
      <text:p text:style-name="P125"><text:tab/>-Your Aura of Courage extends by 10<text:span text:style-name="T1">th</text:span> and also grants all allies within it a +1 bonus to all saves <text:tab/>and skill checks.</text:p>
      <text:p text:style-name="P125"><text:tab/><text:tab/><text:span text:style-name="T333">Purifying Champion</text:span></text:p>
      <text:p text:style-name="P125"><text:tab/><text:tab/>-Inspiring Champion</text:p>
      <text:p text:style-name="P125"><text:tab/><text:tab/>-Divine Health class ability</text:p>
      <text:p text:style-name="P125"><text:tab/><text:tab/>-Your Aura of Courage also grants allies a +4 bonus to saves against all forms of disease, <text:tab/><text:tab/><text:span text:style-name="T649">natural and</text:span> magical and <text:span text:style-name="T649">a +2 bonus to resist negative levels and all forms of energy <text:tab/><text:tab/><text:tab/>drain.</text:span></text:p>
      <text:p text:style-name="P125"><text:tab/><text:span text:style-name="T333">Sundering Champion</text:span></text:p>
      <text:p text:style-name="P125"><text:span text:style-name="T333"><text:tab/></text:span>-Righteous Champion</text:p>
      <text:p text:style-name="P125"><text:soft-page-break/><text:tab/>-When you use Smite Evil, your attack roll is made as a touch attack. <text:s/>This feat can be taken <text:tab/>twice, if taken a second time and you and hit with the attack, you no longer roll damage but <text:tab/>instead deal maximum damage.</text:p>
      <text:p text:style-name="P125"><text:tab/><text:tab/><text:span text:style-name="T403">Punishing Champion </text:span></text:p>
      <text:p text:style-name="P125"><text:tab/><text:tab/>-<text:span text:style-name="T723">Sundering Champion </text:span></text:p>
      <text:p text:style-name="P125"><text:tab/><text:tab/>-<text:span text:style-name="T723">Aura of Justice class ability</text:span></text:p>
      <text:p text:style-name="P125"><text:tab/><text:tab/>-<text:span text:style-name="T723">You paladin caster level is considered 2 higher for the purposes of you Smite Evil <text:tab/><text:tab/><text:tab/>ability. <text:s/>Once per day when using Smite Evil against an evil creature, you may choose to <text:tab/><text:tab/>automatically hit them. <text:s/>This feat can be taken twice. <text:s/>If taken a second time, your caster <text:tab/><text:tab/>lever bonus increases by an additional +2 and the second part of this <text:s/>feat can be used <text:tab/><text:tab/><text:tab/>once per encounter.</text:span></text:p>
      <text:p text:style-name="P125"><text:tab/><text:tab/><text:span text:style-name="T371">Imbued Champion</text:span></text:p>
      <text:p text:style-name="P125"><text:tab/><text:tab/>-<text:span text:style-name="T645">Sundering Champion </text:span></text:p>
      <text:p text:style-name="P125"><text:tab/><text:tab/>-<text:span text:style-name="T645">Holy Weapon class ability</text:span></text:p>
      <text:p text:style-name="P125"><text:tab/><text:tab/>-<text:span text:style-name="T652">The enhancement bonus limit granted by your Holy Weapon increases by 1 and t</text:span><text:span text:style-name="T645">he <text:tab/><text:tab/><text:tab/>bonus </text:span><text:span text:style-name="T652">holy</text:span><text:span text:style-name="T645"> damage from your Holy Weapon class ability changes to 2d6. <text:s/>When <text:tab/>making <text:tab/><text:tab/>attack rolls against evil outsiders and undead with your imbued weapon, you </text:span><text:span text:style-name="T650">ignore all <text:tab/><text:tab/><text:tab/>forms of AC and DR from natural armor.</text:span></text:p>
      <text:p text:style-name="P125"><text:tab/><text:tab/><text:tab/><text:span text:style-name="T371">Indiscriminate Justice</text:span></text:p>
      <text:p text:style-name="P125"><text:tab/><text:tab/><text:tab/>-<text:span text:style-name="T645">Imbued Champion</text:span></text:p>
      <text:p text:style-name="P125"><text:tab/><text:tab/><text:tab/>-<text:span text:style-name="T645">Aura of Justice </text:span><text:span text:style-name="T723">class ability</text:span></text:p>
      <text:p text:style-name="P125"><text:tab/><text:tab/><text:tab/>-<text:span text:style-name="T645">Your Smite Evil ability can be used on neutral(but not good) creatures.</text:span></text:p>
      <text:p text:style-name="P125"><text:tab/><text:tab/><text:span text:style-name="T333">Wrathful Champion</text:span></text:p>
      <text:p text:style-name="P125"><text:tab/><text:tab/>-Sundering Champion</text:p>
      <text:p text:style-name="P125"><text:tab/><text:tab/>-You may mark a single evil creature within a range of twice your Aura of Courage. <text:s/><text:tab/><text:tab/><text:tab/>Your attacks against this creature gain a +2 bonus to the attack roll and deal an <text:tab/><text:tab/><text:tab/><text:tab/>additional +2d6 damage against them. This damage is not multiplied with critical hits. <text:s/><text:tab/><text:tab/><text:tab/>This effect lasts for a number of rounds equal to 2 + your paladin levels. You may use <text:tab/><text:tab/><text:tab/>this feat a number of times per day equal to half your Smite Evil daily uses(round up). <text:s/><text:tab/><text:tab/><text:tab/>You can only mark one creature at a time with this feat.</text:p>
      <text:p text:style-name="P125"><text:tab/><text:tab/><text:span text:style-name="T333">Valorous Champion </text:span></text:p>
      <text:p text:style-name="P125"><text:tab/><text:tab/>-Sundering Champion</text:p>
      <text:p text:style-name="P125"><text:tab/><text:tab/>-Your Aura of Courage grants yourself and all allies a <text:span text:style-name="T645">+1 to hit and</text:span> +1d6 damage bonus <text:tab/><text:tab/><text:tab/>against undead and evil outsiders. This damage is not multiplied with critical hits.</text:p>
      <text:p text:style-name="P125"><text:tab/><text:span text:style-name="T333">Blessed Champion</text:span></text:p>
      <text:p text:style-name="P125"><text:tab/>-Righteous Champion</text:p>
      <text:p text:style-name="P125"><text:tab/>-Turn Undead class ability</text:p>
      <text:p text:style-name="P125"><text:tab/>-Your paladin caster level is considered 4 higher for purposes of using Turn Undead. <text:s/>You <text:tab/>gain 1 more use of Turn Undead per day. Your paladin spell DC are considered 1 higher.</text:p>
      <text:p text:style-name="P125"><text:tab/><text:tab/><text:span text:style-name="T333">Adept Champion</text:span></text:p>
      <text:p text:style-name="P125"><text:tab/><text:tab/>-Blessed Champion</text:p>
      <text:p text:style-name="P125"><text:tab/><text:tab/>-Caster level <text:span text:style-name="T723">7</text:span><text:span text:style-name="T1">th</text:span>(Paladin)</text:p>
      <text:p text:style-name="P125"><text:tab/><text:tab/>You gain an additional paladin caster level. <text:s/>This feat can be taken twice, it's effects <text:tab/><text:tab/><text:tab/>stack.</text:p>
      <text:p text:style-name="P125"><text:tab/><text:tab/><text:tab/><text:span text:style-name="T407">Scholarly Champion</text:span></text:p>
      <text:p text:style-name="P125"><text:tab/><text:tab/><text:tab/>-<text:span text:style-name="T729">Adept Champion </text:span></text:p>
      <text:p text:style-name="P125"><text:tab/><text:tab/><text:tab/>-<text:span text:style-name="T729">You gain a number of 0 level spells as if you have a cleric caster level equal to <text:tab/><text:tab/><text:tab/><text:tab/>your paladin caster level. <text:s/>You may also spontaneously cast spells of a nature <text:tab/></text:span><text:soft-page-break/><text:span text:style-name="T729"><text:tab/><text:tab/><text:tab/>appropriate to you deity. <text:s/></text:span><text:span text:style-name="T731">Your Wis is considered 2 higher for the purposes of <text:tab/><text:tab/><text:tab/><text:tab/>determining your bonus spells for every time you have taken Adept Champion.</text:span></text:p>
      <text:p text:style-name="P125"><text:tab/><text:tab/><text:span text:style-name="T333">Empowered Champion</text:span></text:p>
      <text:p text:style-name="P125"><text:tab/><text:tab/>-Blessed Champion</text:p>
      <text:p text:style-name="P125"><text:tab/><text:tab/>-Caster level <text:span text:style-name="T723">7</text:span><text:span text:style-name="T1">th</text:span>(Paladin)</text:p>
      <text:p text:style-name="P125"><text:tab/><text:tab/>-Choose a Domain from your patron deity. <text:s/>You gain that Domain's power and it's spells <text:tab/><text:tab/>per day as per a cleric/<text:span text:style-name="T729">priest</text:span>.</text:p>
      <text:p text:style-name="P125"><text:tab/><text:tab/><text:tab/><text:span text:style-name="T333">Divine Champion</text:span></text:p>
      <text:p text:style-name="P125"><text:tab/><text:tab/><text:tab/>-Empowered Champion</text:p>
      <text:p text:style-name="P125"><text:tab/><text:tab/><text:tab/>-Divine Beacon</text:p>
      <text:p text:style-name="P125"><text:tab/><text:tab/><text:tab/>-Aura of Resolve class ability</text:p>
      <text:p text:style-name="P125"><text:tab/><text:tab/><text:tab/>-You Wis modifier is added to any paladin class ability that uses your Cha <text:tab/><text:tab/><text:tab/><text:tab/>modifier.</text:p>
      <text:p text:style-name="P125"><text:tab/><text:tab/><text:tab/><text:span text:style-name="T333">Aura of Judgment </text:span></text:p>
      <text:p text:style-name="P125"><text:tab/><text:tab/><text:tab/>-Empowered Champion</text:p>
      <text:p text:style-name="P125"><text:tab/><text:tab/><text:tab/>-Aura of Justice</text:p>
      <text:p text:style-name="P125"><text:tab/><text:tab/><text:tab/>-Expend a turning attempt to empower your Aura of Courage. <text:s/>Evil outsider and <text:tab/><text:tab/><text:tab/><text:tab/>undead within your Aura take a -1 on attack and damage rolls, AC, saves, skill <text:tab/><text:tab/><text:tab/><text:tab/>checks and ability checks so long as they remain in your aura. <text:s/>Such creatures <text:tab/><text:tab/><text:tab/><text:tab/>also take damage every round equal to 1 + your Cha bonus. <text:s/>This damage negates <text:tab/><text:tab/><text:tab/>all forms of DR. <text:s/>This effect lasts for a number of rounds equal to your Cha <text:tab/><text:tab/><text:tab/><text:tab/>modifier</text:p>
      <text:p text:style-name="P125"><text:tab/><text:tab/><text:tab/><text:tab/><text:span text:style-name="T333">Aura of Wrath</text:span></text:p>
      <text:p text:style-name="P125"><text:tab/><text:tab/><text:tab/><text:tab/>-Aura of Judgment</text:p>
      <text:p text:style-name="P125"><text:tab/><text:tab/><text:tab/><text:tab/>-Your Aura of Judgment lasts for 2 additional rounds and now affects all <text:tab/><text:tab/><text:tab/><text:tab/><text:tab/>evil creatures. <text:s/>Evil outsiders and undead suffer twice the penalties and <text:tab/><text:tab/><text:tab/><text:tab/><text:tab/>damage while in your Aura of Judgment.</text:p>
      <text:p text:style-name="P125"><text:tab/><text:span text:style-name="T333">Sacred Champion </text:span></text:p>
      <text:p text:style-name="P125"><text:tab/>-Righteous Champion</text:p>
      <text:p text:style-name="P125"><text:tab/>-Aura of Justice class ability</text:p>
      <text:p text:style-name="P125"><text:tab/>- You gain 1 additional use per day of your Sacred Vow, and you may use your Sacred Vow on <text:tab/>behalf of an ally within your Aura of Courage.</text:p>
      <text:p text:style-name="P176"><text:tab/><text:tab/>Watchful Champion</text:p>
      <text:p text:style-name="P125"><text:span text:style-name="T333"><text:tab/><text:tab/>-</text:span>Sacred Champion</text:p>
      <text:p text:style-name="P125"><text:tab/><text:tab/>-You gain 1 additional use per day of your Sacred Vow. <text:s/>When you use your Sacred Vow <text:tab/><text:tab/>on behalf of an ally in a defensive manner, you increase the bonus they receive by +2.</text:p>
      <text:p text:style-name="P125"><text:tab/><text:tab/><text:tab/><text:span text:style-name="T333">Steadfast Champion</text:span></text:p>
      <text:p text:style-name="P125"><text:tab/><text:tab/><text:tab/>-Watchful Champion</text:p>
      <text:p text:style-name="P125"><text:tab/><text:tab/><text:tab/>-Aura of Resolve class ability</text:p>
      <text:p text:style-name="P125"><text:tab/><text:tab/><text:tab/>-Your Divine Grace bonus is also applied to resist any attempt to Bull Rush, <text:tab/><text:tab/><text:tab/><text:tab/>Disarm, Overrun, Sunder or Trip you. <text:s/>Half of your Divine Grace bonus(round <text:tab/><text:tab/><text:tab/><text:tab/>down) is also added to your AC and /- DR provided by your Aura of Resolve. <text:s/><text:tab/><text:tab/><text:tab/><text:tab/>These effects only apply against evil creatures. <text:s/>Your allies within your Aura of <text:tab/><text:tab/><text:tab/><text:tab/>Courage gain a +1 to resist the above maneuvers, a +1 to AC and a DR rating of <text:tab/><text:tab/><text:tab/><text:tab/>1/- against evil creatures.</text:p>
      <text:p text:style-name="P131"><text:tab/><text:tab/><text:tab/><text:tab/><text:span text:style-name="T333">Heroic Champion</text:span></text:p>
      <text:p text:style-name="P131"><text:tab/><text:tab/><text:tab/><text:tab/>-Steadfast Champion</text:p>
      <text:p text:style-name="P131"><text:tab/><text:tab/><text:tab/><text:tab/>-Aura of Command class ability</text:p>
      <text:p text:style-name="P131"><text:soft-page-break/><text:tab/><text:tab/><text:tab/><text:tab/>-You retain half of your Steadfast Champion bonus<text:span text:style-name="T593">(round up)</text:span> against <text:tab/><text:tab/><text:tab/><text:tab/><text:tab/>non-evil creatures(but not good creatures). <text:s/>Your allies bonus from <text:tab/><text:tab/><text:tab/><text:tab/><text:tab/>Steadfast Champion <text:span text:style-name="T593">increases by 1 and</text:span> also applies to non-evil <text:tab/><text:tab/><text:tab/><text:tab/><text:tab/><text:tab/>creatures(but not good creatures). <text:span text:style-name="T592"><text:s/></text:span></text:p>
      <text:p text:style-name="P125"><text:span text:style-name="T593"><text:tab/></text:span><text:span text:style-name="T351">Commanding Champion</text:span></text:p>
      <text:p text:style-name="P125"><text:tab/>-<text:span text:style-name="T593">Rightous Champion</text:span></text:p>
      <text:p text:style-name="P125"><text:tab/>-<text:span text:style-name="T593">Aura of Command class ability</text:span></text:p>
      <text:p text:style-name="P131"><text:tab/>- You gain a second use per encounter of your Aura of Command ability <text:span text:style-name="T592">and </text:span><text:span text:style-name="T593">when you use your <text:tab/>Aura of Command ability on an ally you also gain the benefits for yourself.</text:span></text:p>
      <text:p text:style-name="P125"><text:span text:style-name="T333"><text:tab/><text:tab/></text:span><text:span text:style-name="T351">Holy Champion</text:span></text:p>
      <text:p text:style-name="P158"><text:tab/><text:tab/>-Commanding Champion</text:p>
      <text:p text:style-name="P125"><text:tab/><text:tab/>-<text:span text:style-name="T593">You gain a free use of your Sacred Vow once per encounter, and your numerical <text:tab/><text:tab/><text:tab/>bonuses from your Aura of Courage increase by 1.</text:span></text:p>
      <text:h text:style-name="Heading_20_2" text:outline-level="2">Sacred Vow</text:h>
      <text:p text:style-name="P125">-Any <text:span text:style-name="T522">non-evil </text:span>alignment</text:p>
      <text:p text:style-name="P125">-Gain a +2 luck bonus to any save or check once per day. <text:s/>This can be applied after the roll has been made.</text:p>
      <text:p text:style-name="P125"><text:tab/><text:span text:style-name="T333">Vow of Abstinence</text:span></text:p>
      <text:p text:style-name="P125"><text:tab/>-Sacred Vow</text:p>
      <text:p text:style-name="P125"><text:tab/>-Gain a +4 bonus against drugs and poisons. <text:s/>You gain 1 additional use per day of your <text:tab/>Sacred <text:tab/>Vow. <text:s/>You must not partake of alcohol or drugs of any kind to gain the benefits of this feat.</text:p>
      <text:p text:style-name="P125"><text:tab/><text:span text:style-name="T333">Vow of Chastity</text:span></text:p>
      <text:p text:style-name="P125"><text:tab/>-Sacred Vow</text:p>
      <text:p text:style-name="P125"><text:tab/>-Gain a +4 bonus against any charm or phantasmal spell or effect. <text:s/>You gain 1 additional use per <text:tab/>day of your Sacred Vow. <text:s/>You must not engage in any sexual or other physically romantic <text:tab/>activity with any creature that is not sanctioned by a higher power you serve to gain the <text:tab/>benefits of this feat.</text:p>
      <text:p text:style-name="P125"><text:tab/><text:span text:style-name="T333">Vow of Nonviolence</text:span></text:p>
      <text:p text:style-name="P125"><text:tab/>-Sacred Vow</text:p>
      <text:p text:style-name="P125"><text:tab/>-The saving throw DCs for spells and effects you cast are increased by +4 so long as they do not <text:tab/>deal lethal or ability damage, bestow negative levels or cause death. <text:s/>You gain 1 <text:tab/>additional use <text:tab/>per day of your Sacred Vow. <text:s/>You must not willingly, through action or inaction, cause harm or <text:tab/>suffering to any humanoid or monstrous humanoid to gain the benefits of this feat.</text:p>
      <text:p text:style-name="P125"><text:tab/><text:tab/><text:span text:style-name="T333">Vow of Peace</text:span></text:p>
      <text:p text:style-name="P125"><text:tab/><text:tab/>-Vow of Nonviolence</text:p>
      <text:p text:style-name="P125"><text:tab/><text:tab/>-Gain a constant 20 ft aura that affects creatures like a <text:span text:style-name="T166">Calm Emotions</text:span> spell, the save to <text:tab/><text:tab/><text:tab/>resist this effect is 10 + your HD + your Cha modifier. <text:s/>You gain a +1 natural armor <text:tab/><text:tab/><text:tab/>bonus to AC, a +1 deflection bonus to AC and a +1 exalted bonus to AC as well as a DR <text:tab/><text:tab/>of <text:span text:style-name="T596">2</text:span>/-. <text:s/>Finally, any manufactured weapon that strikes you must make a Fort save equal <text:tab/><text:tab/><text:tab/>to 10 + your HD + your Con modifier or shatter upon impact, leaving you unharmed. <text:s/><text:tab/><text:tab/><text:tab/>You gain 1 additional use per day of your Sacred Vow. <text:s/>This feat operates like Vow of <text:tab/><text:tab/><text:tab/>Nonviolence but applies to all living creatures. <text:s/>Non-living creatures and living creatures <text:tab/><text:tab/>with the evil subtype are exempt from this feats restrictions.</text:p>
      <text:p text:style-name="P125"><text:tab/><text:span text:style-name="T333">Vow of Obedience</text:span></text:p>
      <text:p text:style-name="P125"><text:tab/>-Sacred Vow</text:p>
      <text:p text:style-name="P125"><text:soft-page-break/><text:tab/>-Gain a +4 bonus against compulsion spells and effects. <text:s/>You gain 1 additional use per day of <text:tab/>your Sacred Vow. <text:s/>You must uphold full truth and loyalty to a superior or organization to gain <text:tab/>the benefits of this feat.</text:p>
      <text:p text:style-name="P125"><text:tab/><text:span text:style-name="T333">Vow of Poverty</text:span></text:p>
      <text:p text:style-name="P125"><text:tab/>-Sacred Vow</text:p>
      <text:p text:style-name="P125"><text:tab/>-Gain the bonuses listed below. <text:s/>You gain 1 additional use per day of your Sacred Vow. <text:s/></text:p>
      <text:p text:style-name="P125"><text:tab/><text:tab/>-A bonus to all ability scores(and their racial maximums) equal to 1 + your character <text:tab/><text:tab/><text:tab/>level</text:p>
      <text:p text:style-name="P125"><text:tab/><text:tab/>-A <text:span text:style-name="T717">separate </text:span>dodge, natural armor and deflection bonus to AC equal to half your character <text:tab/><text:tab/>level(round up). </text:p>
      <text:p text:style-name="P125"><text:tab/><text:tab/>-An increase to all of your elemental resistances equal to 2 + your character level.</text:p>
      <text:p text:style-name="P125"><text:tab/><text:tab/>-An enhancement bonus to all attack and damage rolls equal to your character level. <text:s/><text:tab/><text:tab/><text:tab/>This bonus is considered magic and good-aligned for the purposes of overcoming <text:tab/><text:tab/><text:tab/>damage reduction.</text:p>
      <text:p text:style-name="P125"><text:tab/><text:tab/>-A bonus feat per character level.</text:p>
      <text:p text:style-name="P125"><text:tab/><text:tab/>-A bonus to all saving throws equal to half your character level(round up).</text:p>
      <text:p text:style-name="P125"><text:tab/><text:tab/>-A +10 bonus to resist non-lethal damage from all forms of exposure, fatigue, hunger, <text:tab/><text:tab/><text:tab/>dehydration and asphyxiation.</text:p>
      <text:p text:style-name="P125"><text:tab/><text:tab/>-A fast-healing rating equal to half your character level(round up).</text:p>
      <text:p text:style-name="P125"><text:tab/>You may not own wealth of any kind nor can you own any magical or masterwork items to gain <text:tab/>the benefits of this feat.</text:p>
      <text:p text:style-name="P125"><text:tab/><text:span text:style-name="T333">Vow of Purity</text:span></text:p>
      <text:p text:style-name="P125"><text:tab/>-Sacred Vow</text:p>
      <text:p text:style-name="P125"><text:tab/>-Gain a +4 bonus to resist disease and death effects. <text:s/>You gain 1 additional use per day of <text:tab/>your Sacred Vow. <text:s/>You must not touch dead flesh, <text:span text:style-name="T594">excluding</text:span> meat cooked for food to gain <text:tab/>the benefits of this feat. <text:s/>You may touch a corpse freely to bring it back to life. <text:s/>You may <text:tab/>also fight undead foes, but must purify yourself for 1 hour as soon as possible within a 24 <text:tab/>hour window afterward.</text:p>
      <text:p text:style-name="P125"><text:tab/><text:tab/><text:span text:style-name="T333">Sanctified Vows</text:span></text:p>
      <text:p text:style-name="P125"><text:tab/><text:tab/>-Vow of Abstinence</text:p>
      <text:p text:style-name="P125"><text:tab/><text:tab/>-Vow of Chastity</text:p>
      <text:p text:style-name="P125"><text:tab/><text:tab/>-Vow of <text:span text:style-name="T595">Nonviolence</text:span></text:p>
      <text:p text:style-name="P125"><text:tab/><text:tab/>-Vow of Obedience</text:p>
      <text:p text:style-name="P125"><text:tab/><text:tab/>Vow of Purity</text:p>
      <text:p text:style-name="P125"><text:tab/><text:tab/>-Character level 5<text:span text:style-name="T1">th</text:span></text:p>
      <text:p text:style-name="P125"><text:tab/><text:tab/>-So long as you abide by the restrictions of this feat's prerequisites, you gain double their <text:tab/><text:tab/>numerical bonuses, and gain a +2 to AC, saves, skill and ability checks, attack rolls, <text:tab/><text:tab/><text:tab/>spell save DCs and /- DR, as well as 2 additional uses of your Sacred Vow feat per day.</text:p>
      <text:p text:style-name="P125"><text:tab/><text:tab/><text:tab/><text:span text:style-name="T333">Sanctified Oath</text:span></text:p>
      <text:p text:style-name="P125"><text:tab/><text:tab/><text:tab/>-Sanctified Vows</text:p>
      <text:p text:style-name="P125"><text:tab/><text:tab/><text:tab/>-<text:span text:style-name="T595">Vow of Peace</text:span></text:p>
      <text:p text:style-name="P125"><text:tab/><text:tab/><text:tab/>-Vow of Poverty</text:p>
      <text:p text:style-name="P125"><text:tab/><text:tab/><text:tab/>-So long as you maintain the restrictions of your Vow feats you gain enhanced <text:tab/><text:tab/><text:tab/><text:tab/>effect from your Vow of Poverty as follows:</text:p>
      <text:p text:style-name="P125"><text:tab/><text:tab/><text:tab/><text:tab/>-An additional +2 to your ability scores(and their racial maximums).</text:p>
      <text:p text:style-name="P125"><text:tab/><text:tab/><text:tab/><text:tab/>-An additional +2(each) to your dodge, natural armor and deflection AC <text:tab/><text:tab/><text:tab/><text:tab/><text:tab/>bonuses.</text:p>
      <text:p text:style-name="P125"><text:tab/><text:tab/><text:tab/><text:tab/>-An additional +3 to your elemental resistances.</text:p>
      <text:p text:style-name="P125"><text:soft-page-break/><text:tab/><text:tab/><text:tab/><text:tab/>-An additional +2 to your enhancement bonus to attack and damage rolls. <text:s/><text:tab/><text:tab/><text:tab/><text:tab/>Your attacks now meet all criteria for overcoming DR(including <text:tab/><text:tab/><text:tab/><text:tab/><text:tab/><text:tab/>adamantine).</text:p>
      <text:p text:style-name="P125"><text:tab/><text:tab/><text:tab/><text:tab/>-Your bonus to saving throws changes to your character level, rather than <text:tab/><text:tab/><text:tab/><text:tab/><text:tab/>half.</text:p>
      <text:p text:style-name="P125"><text:tab/><text:tab/><text:tab/><text:tab/>-An additional +5 bonus to resist non-lethal damage from all forms of <text:tab/><text:tab/><text:tab/><text:tab/><text:tab/>exposure, fatigue, hunger, dehydration and asphyxiation.</text:p>
      <text:p text:style-name="P125"><text:tab/><text:tab/><text:tab/><text:tab/>-Your fast healing rating is now equal to your character level, rather than <text:tab/><text:tab/><text:tab/><text:tab/><text:tab/>half.</text:p>
      <text:p text:style-name="P125"><text:tab/><text:tab/>In addition, your bonus when you use your Sacred Vow feat changes to +5.</text:p>
      <text:p text:style-name="P125"><text:tab/><text:span text:style-name="T333">Vow of Justice</text:span></text:p>
      <text:p text:style-name="P125"><text:tab/>-Sacred Vow</text:p>
      <text:p text:style-name="P125"><text:tab/>-BAB of 1</text:p>
      <text:p text:style-name="P125"><text:tab/>-Gain a +1 bonus on attack and damage rolls against evil creatures. <text:s/>You gain 1 additional use <text:tab/>per day of your Sacred Vow. <text:s/>You may use your Sacred Vow on attack and damage rolls against <text:tab/>evil creatures.</text:p>
      <text:p text:style-name="P125"><text:tab/><text:tab/><text:span text:style-name="T333">Sanctified Smite</text:span></text:p>
      <text:p text:style-name="P125"><text:tab/><text:tab/>-Vow of Justice</text:p>
      <text:p text:style-name="P125"><text:tab/><text:tab/>-Smite Evil class ability</text:p>
      <text:p text:style-name="P125"><text:tab/><text:tab/>-Gain 1 additional use of your Smite Evil ability per day. <text:s/>When you use Smite Evil, you <text:tab/><text:tab/>gain a +2 bonus to the attack roll and gain a +1d6 damage against evil undead and a <text:tab/><text:tab/><text:tab/>+1d6 damage against evil outsiders. <text:s/>These damage bonuses stack.</text:p>
      <text:p text:style-name="P125"><text:tab/><text:tab/><text:tab/><text:span text:style-name="T333">Reach of Justice</text:span></text:p>
      <text:p text:style-name="P125"><text:tab/><text:tab/><text:tab/>-Sanctified Smite</text:p>
      <text:p text:style-name="P125"><text:tab/><text:tab/><text:tab/>-When wielding a ranged weapon you may make a Smite Evil attack with that <text:tab/><text:tab/><text:tab/><text:tab/>weapon up to a range of 60 ft. <text:s/>When wielding a melee weapon, you may make a <text:tab/><text:tab/><text:tab/>Smite Evil attack at a range of 20 ft.</text:p>
      <text:p text:style-name="P125"><text:tab/><text:tab/><text:tab/><text:span text:style-name="T373">Explosive Justice</text:span></text:p>
      <text:p text:style-name="P125"><text:tab/><text:tab/><text:tab/>-<text:span text:style-name="T650">Sanctified Smite</text:span></text:p>
      <text:p text:style-name="P125"><text:tab/><text:tab/><text:tab/>-<text:span text:style-name="T650">Once per day when using Smite Evil, you may apply the damage of your Smite <text:tab/><text:tab/><text:tab/><text:tab/>Evil to all enemies within a 20ft burst of your target. <text:s/>Use the same attack roll <text:tab/><text:tab/><text:tab/><text:tab/>against the AC of all foes in the burst.</text:span></text:p>
      <text:p text:style-name="P125"><text:tab/><text:tab/><text:tab/><text:span text:style-name="T333">Wrath of Justice</text:span></text:p>
      <text:p text:style-name="P125"><text:tab/><text:tab/><text:tab/>-Sanctified Smite</text:p>
      <text:p text:style-name="P125"><text:tab/><text:tab/><text:tab/>-Divine Smite</text:p>
      <text:p text:style-name="P125"><text:tab/><text:tab/><text:tab/>-Expend turning attempt when using Smite Evil to treat the attack as a critical <text:tab/><text:tab/><text:tab/><text:tab/>threat. <text:s/>When using Smite Evil, you use d8s for the bonus damage instead of d6s <text:tab/><text:tab/><text:tab/><text:tab/>as well as double the bonuses from Sanctified Smite. <text:s/>This feat can be used once <text:tab/><text:tab/><text:tab/><text:tab/>per encounter.</text:p>
      <text:p text:style-name="P125"><text:tab/><text:tab/><text:tab/><text:tab/><text:span text:style-name="T333">Relentless Justice</text:span></text:p>
      <text:p text:style-name="P125"><text:tab/><text:tab/><text:tab/><text:tab/>-Reach of Justice</text:p>
      <text:p text:style-name="P125"><text:tab/><text:tab/><text:tab/><text:tab/>-Wrath of Justice</text:p>
      <text:p text:style-name="P125"><text:tab/><text:tab/><text:tab/><text:tab/>-Gain a<text:span text:style-name="T487">n</text:span> additional use of Smite Evil once per encounter. </text:p>
      <text:p text:style-name="P125"><text:tab/><text:tab/><text:span text:style-name="T426">Inspire Redemption</text:span></text:p>
      <text:p text:style-name="P125"><text:tab/><text:tab/>-<text:span text:style-name="T802">Vow of Justice</text:span></text:p>
      <text:p text:style-name="P125"><text:tab/><text:tab/>-<text:span text:style-name="T802">Inspire Dread</text:span></text:p>
      <text:p text:style-name="P125"><text:tab/><text:tab/>-<text:span text:style-name="T802">Your Inspire Dread feat only affects evil creatures but confers double it’s penalty.</text:span></text:p>
      <text:p text:style-name="P125"><text:tab/><text:tab/><text:span text:style-name="T426">Chastise </text:span></text:p>
      <text:p text:style-name="P125"><text:tab/><text:tab/>-<text:span text:style-name="T802">Vow of Justice</text:span></text:p>
      <text:p text:style-name="P125"><text:soft-page-break/><text:tab/><text:tab/>-<text:span text:style-name="T802">Viscous Mockery class ability </text:span></text:p>
      <text:p text:style-name="P125"><text:tab/><text:tab/>-<text:span text:style-name="T802">Your Viscous Mockery deals 2 addition al damage and has it’s DC increased by 2 <text:tab/><text:tab/><text:tab/>against evil creatures.</text:span></text:p>
      <text:p text:style-name="P94"><text:tab/><text:tab/><text:span text:style-name="T333">Divine Nature</text:span></text:p>
      <text:p text:style-name="P94"><text:tab/><text:tab/>-<text:span text:style-name="T802">Vow of Justice</text:span></text:p>
      <text:p text:style-name="P94"><text:tab/><text:tab/>-Ability to turn/rebuke elementals</text:p>
      <text:p text:style-name="P94"><text:tab/><text:tab/>-Your Turn/rebuke elemental ability now also functions like Turn/Rebuke Undead</text:p>
      <text:p text:style-name="P94"><text:tab/><text:tab/><text:tab/><text:span text:style-name="T333">Divine Shape</text:span></text:p>
      <text:p text:style-name="P151"><text:tab/><text:tab/><text:tab/>-<text:span text:style-name="T802">Diviner Nature</text:span></text:p>
      <text:p text:style-name="P94"><text:tab/><text:tab/><text:tab/>-<text:span text:style-name="T802">Improved Wild Shape class ability</text:span></text:p>
      <text:p text:style-name="P94"><text:tab/><text:tab/><text:tab/>-When using Wild Shape, you may expend a turning attempt to have your form <text:tab/><text:tab/><text:tab/><text:tab/>gain the Celestial template.</text:p>
      <text:p text:style-name="P125"><text:tab/><text:tab/><text:span text:style-name="T426">Holy Ire</text:span></text:p>
      <text:p text:style-name="P125"><text:tab/><text:tab/>-<text:span text:style-name="T802">Vow of Justice</text:span></text:p>
      <text:p text:style-name="P125"><text:tab/><text:tab/>-<text:span text:style-name="T802">Arcane Ire class ability </text:span></text:p>
      <text:p text:style-name="P125"><text:tab/><text:tab/>-<text:span text:style-name="T802">Your Arcane Ire penalizes evil creatures by an additional 1.</text:span></text:p>
      <text:p text:style-name="P125"><text:tab/><text:tab/><text:tab/><text:tab/><text:span text:style-name="T426">Holy Mandate</text:span></text:p>
      <text:p text:style-name="P125"><text:tab/><text:tab/><text:tab/><text:tab/>-<text:span text:style-name="T802">Holy Ire</text:span></text:p>
      <text:p text:style-name="P125"><text:tab/><text:tab/><text:tab/><text:tab/>-<text:span text:style-name="T802">Compiled Training(Diskblade)</text:span></text:p>
      <text:p text:style-name="P125"><text:tab/><text:tab/><text:tab/><text:tab/>-<text:span text:style-name="T802">Your Arcane Resistance is considered 1 higher against evil creatures, and <text:tab/><text:tab/><text:tab/><text:tab/>your Arcane Fury is considered +1 higher per stack against evil creatures.</text:span></text:p>
      <text:p text:style-name="P125"><text:tab/><text:tab/><text:tab/><text:tab/><text:span text:style-name="T426">Vexation of the Damned</text:span></text:p>
      <text:p text:style-name="P125"><text:tab/><text:tab/><text:tab/><text:tab/>-<text:span text:style-name="T802">Holy Ire</text:span></text:p>
      <text:p text:style-name="P125"><text:tab/><text:tab/><text:tab/><text:tab/>-<text:span text:style-name="T802">Vexing Aura class ability </text:span></text:p>
      <text:p text:style-name="P125"><text:tab/><text:tab/><text:tab/><text:tab/>-<text:span text:style-name="T802">Your Vexing Aura is 50% more effective against evil creatures.</text:span></text:p>
      <text:p text:style-name="P125"><text:tab/><text:tab/><text:span text:style-name="T426">Sacred Focus</text:span></text:p>
      <text:p text:style-name="P125"><text:tab/><text:tab/>-<text:span text:style-name="T802">Vow of Justice</text:span></text:p>
      <text:p text:style-name="P125"><text:tab/><text:tab/>-<text:span text:style-name="T802">Combat Focus class ability </text:span></text:p>
      <text:p text:style-name="P125"><text:tab/><text:tab/>-<text:span text:style-name="T802">Your bonuses from Combat Focus are considered 1 higher when facing evil creatures.</text:span></text:p>
      <text:p text:style-name="P125"><text:tab/><text:tab/><text:tab/><text:span text:style-name="T426">Holy Strike</text:span></text:p>
      <text:p text:style-name="P125"><text:tab/><text:tab/><text:tab/>-<text:span text:style-name="T802">Sacred Focus</text:span></text:p>
      <text:p text:style-name="P125"><text:tab/><text:tab/><text:tab/>-<text:span text:style-name="T802">Sudden Strike class ability </text:span></text:p>
      <text:p text:style-name="P125"><text:tab/><text:tab/><text:tab/>-<text:span text:style-name="T802">When using Sudden Strike against evil creatures, your weapon is considered <text:tab/><text:tab/><text:tab/><text:tab/>good-aligned for overcoming DR and deals an additional die of damage.</text:span></text:p>
      <text:p text:style-name="P125"><text:tab/><text:tab/><text:span text:style-name="T333">Holy Ki Fist</text:span></text:p>
      <text:p text:style-name="P125"><text:tab/><text:tab/>-Vow of Justice</text:p>
      <text:p text:style-name="P125"><text:tab/><text:tab/>-Ki Fist(Lawful) class ability</text:p>
      <text:p text:style-name="P125"><text:tab/><text:tab/>-Your Ki Strike ability is also considered good-aligned <text:s/>for purposes of overcoming <text:tab/><text:tab/><text:tab/>damage reduction and deals an extra 1d6 holy damage against evil creatures.. <text:s/></text:p>
      <text:p text:style-name="P125"><text:tab/><text:tab/><text:tab/><text:span text:style-name="T333">Fist of the Heavens</text:span></text:p>
      <text:p text:style-name="P125"><text:tab/><text:tab/><text:tab/>-Holy Ki Fist</text:p>
      <text:p text:style-name="P125"><text:tab/><text:tab/><text:tab/>-Your Stunning Fist save DC is increased by 2 when used against evil creatures. <text:tab/><text:tab/><text:tab/><text:tab/>Your Stunning Fist can now affect any evil creature normally immune to critical <text:tab/><text:tab/><text:tab/><text:tab/>hits. </text:p>
      <text:p text:style-name="P125"><text:tab/><text:tab/><text:span text:style-name="T333">Sanctified Swordmagic</text:span></text:p>
      <text:p text:style-name="P125"><text:tab/><text:tab/>-Elemental Strike class ability</text:p>
      <text:p text:style-name="P125"><text:tab/><text:tab/>-You may choose holy as one of your elemental choices with your swordmage abilities. <text:s/></text:p>
      <text:p text:style-name="P125"><text:tab/><text:tab/><text:span text:style-name="T333">Holy Warding</text:span></text:p>
      <text:p text:style-name="P125"><text:tab/><text:tab/>-Swordmage Warding class ability</text:p>
      <text:p text:style-name="P125"><text:soft-page-break/><text:tab/><text:tab/>Your Swordmage Warding provides an additional +1 to AC and a +1/- DR against evil <text:tab/><text:tab/><text:tab/>creatures.</text:p>
      <text:p text:style-name="P125"><text:tab/><text:tab/><text:tab/><text:span text:style-name="T333">Aegis of Justice</text:span></text:p>
      <text:p text:style-name="P125"><text:tab/><text:tab/><text:tab/>-Sanctified Swordmagic</text:p>
      <text:p text:style-name="P125"><text:tab/><text:tab/><text:tab/>-Your Aegis of Assault deals 50% more total damage against evil creatures, and <text:tab/><text:tab/><text:tab/><text:tab/>your Aegis of Shielding negates 50% more damage <text:span text:style-name="T487">f</text:span>rom evil creatures.</text:p>
      <text:p text:style-name="P125"><text:tab/><text:tab/><text:tab/><text:tab/><text:span text:style-name="T333">Martyr's Aegis</text:span></text:p>
      <text:p text:style-name="P125"><text:tab/><text:tab/><text:tab/><text:tab/>-Aegis of Justice</text:p>
      <text:p text:style-name="P125"><text:tab/><text:tab/><text:tab/><text:tab/>-Improved Aegis class ability</text:p>
      <text:p text:style-name="P125"><text:tab/><text:tab/><text:tab/><text:tab/>-When using your Aegis of Shielding, you may choose to take any <text:tab/><text:tab/><text:tab/><text:tab/><text:tab/>damage your opponents' deal to their target <text:span text:style-name="T597">instead of the normal damage <text:tab/><text:tab/><text:tab/><text:tab/>reduction your Aegis of Shielding provides</text:span>. <text:s/>This damage is treated as <text:tab/><text:tab/><text:tab/><text:tab/><text:tab/>force damage and applies to your /- DR as normal.</text:p>
      <text:p text:style-name="P125"><text:tab/><text:tab/><text:span text:style-name="T333">Nemesis</text:span></text:p>
      <text:p text:style-name="P125"><text:tab/><text:tab/>-Vow of Justice</text:p>
      <text:p text:style-name="P125"><text:tab/><text:tab/>-Favored Enemy class ability</text:p>
      <text:p text:style-name="P125"><text:tab/><text:tab/>-Choose one of your favored enemies, you can sense their presence and exact location <text:tab/><text:tab/><text:tab/>within 60 ft. <text:s/>This sense does not allow you to see invisible and hidden creatures, merely <text:tab/><text:tab/>discern their location. <text:s/>Your damage bonus against these enemies also increases by +2. <text:s/><text:tab/><text:tab/><text:tab/>This feat only affects evil creatures.</text:p>
      <text:p text:style-name="P125"><text:tab/><text:tab/><text:span text:style-name="T333">Sanctified Strike</text:span></text:p>
      <text:p text:style-name="P125"><text:tab/><text:tab/>-Vow of Justice</text:p>
      <text:p text:style-name="P125"><text:tab/><text:tab/>-Sneak Attack or similar ability</text:p>
      <text:p text:style-name="P125"><text:tab/><text:tab/>-When using an attack which adds extra dice of damage like Sneak Attack or Skirmish, <text:tab/><text:tab/><text:tab/>you may sacrifice 1 die of that extra damage to make the attack good-aligned for the <text:tab/><text:tab/><text:tab/>purposes of overcoming damage reduction as well as increase the damage die type of <text:tab/><text:tab/><text:tab/>you bonus damage by one step against evil creatures. <text:s/>This feat can be used once per <text:tab/><text:tab/><text:tab/>encounter, per opponent.</text:p>
      <text:p text:style-name="P125"><text:tab/><text:tab/><text:span text:style-name="T427">Sanctified</text:span><text:span text:style-name="T426"> Weapons</text:span></text:p>
      <text:p text:style-name="P125"><text:tab/><text:tab/>-<text:span text:style-name="T802">Vow of Justice</text:span></text:p>
      <text:p text:style-name="P125"><text:tab/><text:tab/>-<text:span text:style-name="T802">Spiritual Weapons class ability </text:span></text:p>
      <text:p text:style-name="P125"><text:tab/><text:tab/>-<text:span text:style-name="T802">The base effect of your Spiritual Weapons class ability is considered 1 higher gainst evil <text:tab/><text:tab/>creatures. <text:s/>Your weapons imbused with this ability are also good-aligned for overcoming <text:tab/><text:tab/>DR.</text:span></text:p>
      <text:p text:style-name="P125"><text:tab/><text:tab/><text:span text:style-name="T426">Holy Shock</text:span></text:p>
      <text:p text:style-name="P125"><text:tab/><text:tab/>-<text:span text:style-name="T802">Vow of Justice</text:span></text:p>
      <text:p text:style-name="P125"><text:tab/><text:tab/>-<text:span text:style-name="T802">Elemental Shock class ability</text:span></text:p>
      <text:p text:style-name="P125"><text:tab/><text:tab/>-<text:span text:style-name="T802">You may use holy as an energy type when using Elemental Shock against evil creatures. <text:s/><text:tab/><text:tab/>In such cases, your CL is considered 4 higher for the purposes of your Elemental Shock.</text:span></text:p>
      <text:p text:style-name="P125"><text:tab/><text:tab/><text:span text:style-name="T333">Resounding Blow</text:span></text:p>
      <text:p text:style-name="P125"><text:tab/><text:tab/>-Vow of Justice</text:p>
      <text:p text:style-name="P125"><text:tab/><text:tab/>-Weapon Mastery(Any)</text:p>
      <text:p text:style-name="P125"><text:tab/><text:tab/>-A number of times per encounter equal to the ability modifier that affects your attack <text:tab/><text:tab/><text:tab/>rolls you may augment an attack to be good-aligned for the purposes of overcoming <text:tab/><text:tab/><text:tab/>damage reduction. <text:s/>These attack also deal an additional +1 damage to evil creatures, and <text:tab/><text:tab/>an additional 1d6 damage against evil outsiders.</text:p>
      <text:p text:style-name="P125"><text:tab/><text:tab/><text:span text:style-name="T333">Sacred Critical </text:span></text:p>
      <text:p text:style-name="P125"><text:tab/><text:tab/>-Vow of Justice</text:p>
      <text:p text:style-name="P125"><text:tab/><text:tab/>-Improved Critical </text:p>
      <text:p text:style-name="P125"><text:soft-page-break/><text:tab/><text:tab/>-You receive a +2 bonus to confirm critical hits against evil creatures. <text:s/>You can score <text:tab/><text:tab/><text:tab/>critical hits on evil creatures normally immune to critical hits.</text:p>
      <text:p text:style-name="P125"><text:tab/><text:tab/><text:tab/><text:span text:style-name="T333">Quell the Profane</text:span></text:p>
      <text:p text:style-name="P125"><text:tab/><text:tab/><text:tab/>-Resounding Blow</text:p>
      <text:p text:style-name="P125"><text:tab/><text:tab/><text:tab/>-Sacred Critical </text:p>
      <text:p text:style-name="P125"><text:tab/><text:tab/><text:tab/>-Your critical multiplier is increased by 1 against evil creatures. When you score <text:tab/><text:tab/><text:tab/><text:tab/>a critical hit against an evil creature they must make a Fortitude save against a <text:tab/><text:tab/><text:tab/><text:tab/>DC of 10 + <text:span text:style-name="T598">your</text:span> HD + the ability modifier that affects your damage rolls. <text:s/>If <text:tab/><text:tab/><text:tab/><text:tab/>they fail, they take 1d4 + 1 in temporary Str damage.</text:p>
      <text:p text:style-name="P125"><text:tab/><text:tab/><text:span text:style-name="T333">Sanctified Defense</text:span></text:p>
      <text:p text:style-name="P125"><text:tab/><text:tab/>-Vow of Justice</text:p>
      <text:p text:style-name="P125"><text:tab/><text:tab/>-Gain a +2 bonus to AC and a DR of 2/- against attacks and effects from evil creatures.</text:p>
      <text:p text:style-name="P125"><text:tab/><text:tab/><text:tab/><text:span text:style-name="T333">Sanctified Guardian</text:span></text:p>
      <text:p text:style-name="P125"><text:tab/><text:tab/><text:tab/>-Sanctified Defense</text:p>
      <text:p text:style-name="P125"><text:tab/><text:tab/><text:tab/>-Gain a +2 to all your saves against attacks and effects from evil creatures.</text:p>
      <text:p text:style-name="P125"><text:tab/><text:span text:style-name="T333">Nimbus of Light</text:span></text:p>
      <text:p text:style-name="P125"><text:tab/>-Sacred Vow</text:p>
      <text:p text:style-name="P125"><text:tab/>-Ability to cast spells</text:p>
      <text:p text:style-name="P125"><text:tab/>-You are surrounded by a soft glow that resonates against undead and evil. <text:s/>You gain a +1 <text:tab/>bonus to saves and checks against undead and evil creatures. <text:s/>This glow provides bright <text:tab/>illumination at a range of 5 ft, and shadowy illumination at a range of 10 ft. <text:s/>You can <text:tab/>deactivate and reactive this ability as a free action.</text:p>
      <text:p text:style-name="P125"><text:tab/><text:tab/><text:span text:style-name="T333">Holy Radiance</text:span></text:p>
      <text:p text:style-name="P125"><text:tab/><text:tab/>-Nimbus of Light</text:p>
      <text:p text:style-name="P125"><text:tab/><text:tab/>-You can empower your Nimbus of Light to shed bright light in a 10 ft radius and <text:tab/><text:tab/><text:tab/>shadowy illumination at a 20 ft radius. <text:s/>Undead within the 10 ft illumination take 1d4 + <text:tab/><text:tab/><text:tab/>1 damage per round and any evil creatures take 1 point of damage per round and are <text:tab/><text:tab/><text:tab/>seared for all to see. <text:s/>This damage ignores all forms of DR. <text:s/>You gain a +1 bonus to <text:tab/><text:tab/><text:tab/>turning checks and turning damage while your Holy Radiance is active.</text:p>
      <text:p text:style-name="P125"><text:tab/><text:tab/><text:tab/><text:span text:style-name="T333">Radiant Sanctuary</text:span></text:p>
      <text:p text:style-name="P125"><text:tab/><text:tab/><text:tab/>-Holy Radiance</text:p>
      <text:p text:style-name="P125"><text:tab/><text:tab/><text:tab/>-Divine Radiance</text:p>
      <text:p text:style-name="P125"><text:tab/><text:tab/><text:tab/>-When you activate your Holy Radiance, you may also expend a turning attempt <text:tab/><text:tab/><text:tab/><text:tab/>as a full-round action to activate your Divine Radiance. <text:s/>At the end of your turn <text:tab/><text:tab/><text:tab/><text:tab/>the two effects merge as follows:</text:p>
      <text:p text:style-name="P125"><text:tab/><text:tab/><text:tab/><text:tab/>-The effects of Holy Radiance are doubled and exten<text:span text:style-name="T523">d</text:span> to the 60 ft initial <text:tab/><text:tab/><text:tab/><text:tab/><text:tab/>radius of Divine Radiance.</text:p>
      <text:p text:style-name="P125"><text:tab/><text:tab/><text:tab/><text:tab/>-The bonuses provided to non-evil creatures now applies to all effects <text:tab/><text:tab/><text:tab/><text:tab/><text:tab/>caused by evil creatures.</text:p>
      <text:p text:style-name="P125"><text:tab/><text:tab/><text:tab/><text:tab/>-You gain a total combined bonus of +4 to turning checks and turning <text:tab/><text:tab/><text:tab/><text:tab/><text:tab/>damage within the 60 ft initial radius of your Sanctuary.</text:p>
      <text:p text:style-name="P125"><text:tab/><text:tab/><text:tab/><text:span text:style-name="T332">Consecrate Spell</text:span></text:p>
      <text:p text:style-name="P125"><text:span text:style-name="T332"><text:tab/><text:tab/><text:tab/></text:span>-Nimbus of Light</text:p>
      <text:p text:style-name="P30"><text:tab/><text:tab/><text:tab/>-Spell Focus</text:p>
      <text:p text:style-name="P125"><text:tab/><text:tab/><text:tab/>-Your spells gain the Good alignment. <text:s/>This feat is usable 4 times per day. <text:s/>You <text:tab/><text:tab/><text:tab/><text:tab/>may take his feat multiple times, it's effects stack.</text:p>
      <text:p text:style-name="P125"><text:tab/><text:tab/><text:tab/><text:tab/><text:span text:style-name="T333">Purified Spell Focus</text:span></text:p>
      <text:p text:style-name="P125"><text:tab/><text:tab/><text:tab/><text:tab/>-Consecrate Spell</text:p>
      <text:p text:style-name="P125"><text:soft-page-break/><text:tab/><text:tab/><text:tab/><text:tab/>-Your total bonus from your Spell Focus and Spell Penetration feats is <text:tab/><text:tab/><text:tab/><text:tab/><text:tab/>increased by 1 against evil creatures.</text:p>
      <text:p text:style-name="P125"><text:tab/><text:tab/><text:tab/><text:tab/><text:tab/><text:span text:style-name="T333">Sanctified Spellcaster</text:span></text:p>
      <text:p text:style-name="P125"><text:tab/><text:tab/><text:tab/><text:tab/><text:tab/>-Purified Spell Focus</text:p>
      <text:p text:style-name="P125"><text:tab/><text:tab/><text:tab/><text:tab/><text:tab/>-Improved Adept Spellcaster</text:p>
      <text:p text:style-name="P125"><text:tab/><text:tab/><text:tab/><text:tab/><text:tab/>-Your caster level is considered 1 higher on all good-aligned <text:tab/><text:tab/><text:tab/><text:tab/><text:tab/><text:tab/>spells.</text:p>
      <text:p text:style-name="P125"><text:tab/><text:tab/><text:span text:style-name="T333">Sanctified Spellbolt</text:span></text:p>
      <text:p text:style-name="P125"><text:tab/><text:tab/>-Nimbus of Light</text:p>
      <text:p text:style-name="P125"><text:tab/><text:tab/>-Spellbolt class ability</text:p>
      <text:p text:style-name="P125"><text:tab/><text:tab/>-You may choose holy as your element when using Spellbolt. <text:s/>When you use holy as <text:tab/><text:tab/><text:tab/>your Spellbolt element it deals double damage to evil creatures and undead, half damage <text:tab/><text:tab/>to neutral creatures and no damage to good-aligned creatures.</text:p>
      <text:p text:style-name="P125"><text:tab/><text:tab/><text:tab/><text:span text:style-name="T333">Divine Spellbolt</text:span></text:p>
      <text:p text:style-name="P125"><text:tab/><text:tab/><text:tab/>-Sanctified Spellbolt</text:p>
      <text:p text:style-name="P125"><text:tab/><text:tab/><text:tab/>-Ability to Turn Undead</text:p>
      <text:p text:style-name="P125"><text:tab/><text:tab/><text:tab/>-When you use Spellbolt against an undead, you may expend a turning attempt <text:tab/><text:tab/><text:tab/><text:tab/>before the attack roll to force the undead to resist a turning check from you if the <text:tab/><text:tab/><text:tab/>spellbolt hits. <text:s/>This turning check requires no action on your part and if <text:tab/><text:tab/><text:tab/><text:tab/><text:tab/>successful the undead is considered turned(no turning damage roll required) for a <text:tab/><text:tab/><text:tab/>number of rounds equal to your Cha modifier unless their HD is 10 or more than <text:tab/><text:tab/><text:tab/>yours.</text:p>
      <text:p text:style-name="P125"><text:tab/><text:tab/><text:tab/><text:span text:style-name="T333">Healing Spellbolt</text:span></text:p>
      <text:p text:style-name="P125"><text:tab/><text:tab/><text:tab/>-Sanctified Bolt</text:p>
      <text:p text:style-name="P125"><text:tab/><text:tab/><text:tab/>-You may target an ally with Spellbolt and heal them for an amount equal to the <text:tab/><text:tab/><text:tab/><text:tab/>damage it would normally deal to an enemy. <text:s/>This feat can be used a number of <text:tab/><text:tab/><text:tab/><text:tab/>times per day equal to the ability modifier that affects your spellcasting. <text:s/>This <text:tab/><text:tab/><text:tab/><text:tab/>feat is not affected by the modifiers of Sanctified Bolt.</text:p>
      <text:p text:style-name="P125"><text:tab/><text:tab/><text:span text:style-name="T333">Extra Turning</text:span></text:p>
      <text:p text:style-name="P125"><text:tab/><text:tab/>-Nimbus of Light</text:p>
      <text:p text:style-name="P125"><text:tab/><text:tab/>-Turn Undead class ability</text:p>
      <text:p text:style-name="P125"><text:tab/><text:tab/>-You gain 2 additional uses of Turn Undead per day. <text:s/>This feat can be taken a number of <text:tab/><text:tab/>times equal to 1 + your levels in classes that allow you to Turn Undead. <text:s/>Priests taking <text:tab/><text:tab/><text:tab/>this feat gain 1 additional Turn Undead use per purchase, and Paladins taking this feat <text:tab/><text:tab/><text:tab/>gain 1 less Turn Undead use per purchase. </text:p>
      <text:p text:style-name="P125"><text:tab/><text:tab/><text:span text:style-name="T332">Improved Turning</text:span></text:p>
      <text:p text:style-name="P125"><text:span text:style-name="T332"><text:tab/><text:tab/></text:span>-Nimbus of Light</text:p>
      <text:p text:style-name="P30"><text:tab/><text:tab/>-Turn Undead class ability </text:p>
      <text:p text:style-name="P253"><text:span text:style-name="T175"><text:tab/><text:tab/>-You gain a +2 bonus to turning checks. <text:s/>Your caster level is considered 2 higher for the <text:tab/><text:tab/><text:tab/>purpose of turning undead. <text:s/>This bonus only applies to the turning check(not the <text:tab/><text:tab/><text:tab/><text:tab/>damage), and only affects the levels of </text:span><text:span text:style-name="T251">one</text:span><text:span text:style-name="T175"> class that allows you to turn undead. <text:s/>This <text:tab/><text:tab/><text:tab/>feat can be taken twice. <text:s/>Its effects stack.</text:span></text:p>
      <text:p text:style-name="P253"><text:span text:style-name="T175"><text:tab/><text:tab/><text:tab/></text:span><text:span text:style-name="T251">Empowered Turning</text:span></text:p>
      <text:p text:style-name="P30"><text:tab/><text:tab/><text:tab/>-Improved Turning</text:p>
      <text:p text:style-name="P125"><text:tab/><text:tab/><text:tab/>-When rolling your turning damage, your rolled damage is d8s instead of d6s. <text:tab/><text:tab/><text:tab/><text:tab/>Also your combined (level + Cha modifier) value is considered 1.5 times higher.</text:p>
      <text:p text:style-name="P125"><text:tab/><text:tab/><text:tab/><text:tab/><text:span text:style-name="T333">Exalted Turning</text:span></text:p>
      <text:p text:style-name="P125"><text:tab/><text:tab/><text:tab/><text:tab/>Empowered Turning</text:p>
      <text:p text:style-name="P125"><text:soft-page-break/><text:tab/><text:tab/><text:tab/><text:tab/>-Gain a +2 bonus on turning checks and turning damage, and when you <text:tab/><text:tab/><text:tab/><text:tab/><text:tab/>successfully turn a creature they take 3d6 points of holy damage. This <text:tab/><text:tab/><text:tab/><text:tab/><text:tab/>damage ignores DR from Armor and natural armor.</text:p>
      <text:h text:style-name="Heading_20_2" text:outline-level="2">Shield Focus</text:h>
      <text:p text:style-name="P30">-BAB of 1</text:p>
      <text:p text:style-name="P30">-Reduce the check penalty of a chosen shield by 1 and reduce it's arcane spell failure chance by 5%. <text:s/>If taken for tower shields, instead reduces the check penalty and arcane spell failure chance by half.</text:p>
      <text:p text:style-name="P30"><text:tab/><text:span text:style-name="T333">Shield Expertise</text:span></text:p>
      <text:p text:style-name="P30"><text:tab/>-Shield Focus</text:p>
      <text:p text:style-name="P30"><text:tab/>-Increase the AC bonus of your <text:span text:style-name="T615">chosen </text:span>shield <text:span text:style-name="T577">by </text:span>1.</text:p>
      <text:p text:style-name="P30"><text:tab/><text:tab/><text:span text:style-name="T358">Improved Shield Expertise</text:span></text:p>
      <text:p text:style-name="P30"><text:tab/><text:tab/>-<text:span text:style-name="T615">Shield Expertise</text:span></text:p>
      <text:p text:style-name="P30"><text:tab/><text:tab/>-<text:span text:style-name="T615">BAB of 5</text:span></text:p>
      <text:p text:style-name="P55"><text:tab/><text:tab/>-Increase the AC bonus of your <text:span text:style-name="T615">chosen </text:span>shield <text:span text:style-name="T577">by </text:span>1 for every size category your chosen <text:tab/><text:tab/><text:tab/>shield is when wielding it.</text:p>
      <text:p text:style-name="P170"><text:tab/>Shield Specialization</text:p>
      <text:p text:style-name="P30"><text:tab/>-Shield Focus</text:p>
      <text:p text:style-name="P30"><text:tab/>-Gain a /- DR bonus of 1 when wielding <text:span text:style-name="T615">your chosen shield</text:span>. <text:s/><text:span text:style-name="T615">Note that if you lose your AC <text:tab/>bonus from your shield you also lose any DR from this and any other feat that gives DR from <text:tab/>your shield.</text:span></text:p>
      <text:p text:style-name="P30"><text:tab/><text:tab/><text:span text:style-name="T358">Improved Shield Specialization</text:span></text:p>
      <text:p text:style-name="P30"><text:tab/><text:tab/>-<text:span text:style-name="T615">Shield Specialization</text:span></text:p>
      <text:p text:style-name="P30"><text:tab/><text:tab/>-<text:span text:style-name="T615">BAB of 5</text:span></text:p>
      <text:p text:style-name="P55"><text:tab/><text:tab/>-Gain a /- DR bonus of 1 for every size category your chosen shield is when wielding it.</text:p>
      <text:p text:style-name="P170"><text:tab/>Improved Shield Bash</text:p>
      <text:p text:style-name="P30"><text:tab/>-Shield Focus(any)</text:p>
      <text:p text:style-name="P30"><text:tab/>BAB of 4</text:p>
      <text:p text:style-name="P30"><text:tab/>-Suffer no AC penalty when bashing an opponent with your shield. <text:s/><text:span text:style-name="T616">This feat can be taken <text:tab/>twice. <text:s/>If taken a second time, you only suffer a -2 penalty to your attack rolls(including your <text:tab/>shield bash), when bashing an opponent with your shield, </text:span><text:span text:style-name="T813">as if you had the Two-Weapon <text:tab/>Fight8ing feat and regardless of your shield would be regarded as a light weapon or not.</text:span></text:p>
      <text:p text:style-name="P30"><text:tab/><text:tab/><text:span text:style-name="T333">Shield Snare</text:span></text:p>
      <text:p text:style-name="P30"><text:tab/><text:tab/>-Improved Shield Bash</text:p>
      <text:p text:style-name="P30"><text:tab/><text:tab/>-Combat Expertise</text:p>
      <text:p text:style-name="P279"><text:span text:style-name="T328"><text:tab/><text:tab/>-</text:span><text:span text:style-name="T466">When your opponent attacks, you may immediately make a Disarm attempt with your <text:tab/><text:tab/><text:tab/>shield that does not generate an attack of opportunity. If you fail, your opponent cannot <text:tab/><text:tab/><text:tab/>attempt to disarm you in response. <text:s/>When making the disarm check, treat a Buckler as a <text:tab/><text:tab/><text:tab/>Light weapon, a Light Shield as a One-Handed weapon, and a Heavy or Tower Shield as <text:tab/><text:tab/>a Two-Handed weapon. <text:s/>If you attempt a Shield Snare action, you lose your Shield <text:tab/><text:tab/><text:tab/>Bonus to AC until the start of your next turn. <text:s/>This feat can be used once per round, per <text:tab/><text:tab/><text:tab/>opponent, up to your Dex modifier.</text:span></text:p>
      <text:p text:style-name="P279"><text:span text:style-name="T466"><text:tab/><text:tab/><text:tab/></text:span><text:span text:style-name="T476">Improved Shield Snare</text:span></text:p>
      <text:p text:style-name="P285"><text:tab/><text:tab/><text:tab/>-Shield Snare</text:p>
      <text:p text:style-name="P285"><text:tab/><text:tab/><text:tab/>-Combat Reflexes</text:p>
      <text:p text:style-name="P276"><text:span text:style-name="T482"><text:tab/><text:tab/><text:tab/>-</text:span><text:span text:style-name="T466">If your opponent is disarmed due to the use of your Shield Snare <text:tab/>feat, you can <text:tab/><text:tab/><text:tab/><text:tab/>make an attack of opportunity against your opponent immediately. </text:span><text:span text:style-name="T472">This attack</text:span><text:span text:style-name="T466"> <text:tab/></text:span><text:soft-page-break/><text:span text:style-name="T466"><text:tab/><text:tab/><text:tab/>gain a +</text:span><text:span text:style-name="T472">1</text:span><text:span text:style-name="T466"> bonus on </text:span><text:span text:style-name="T472">the</text:span><text:span text:style-name="T466"> attack </text:span><text:span text:style-name="T472">and damage roll. <text:s/>This bonus is doubled if the <text:tab/><text:tab/><text:tab/><text:tab/>attack is a shield bash.</text:span></text:p>
      <text:p text:style-name="P253"><text:span text:style-name="T175"><text:tab/><text:tab/></text:span><text:span text:style-name="T249">Active Shield Defense</text:span></text:p>
      <text:p text:style-name="P30"><text:tab/><text:tab/>-Improved Shield Bash</text:p>
      <text:p text:style-name="P30"><text:tab/><text:tab/>-BAB of 6</text:p>
      <text:p text:style-name="P30"><text:tab/><text:tab/>-When using your chosen shield, you take no attack penalty when making attacks of <text:tab/><text:tab/><text:tab/>opportunity while fighting defensively. <text:s/>When using Total Defense, you may make <text:tab/><text:tab/><text:tab/>attacks of opportunity at a -4 penalty.</text:p>
      <text:p text:style-name="P253"><text:span text:style-name="T175"><text:tab/><text:tab/><text:tab/></text:span><text:span text:style-name="T249">Agile Shield Fighter</text:span></text:p>
      <text:p text:style-name="P30"><text:tab/><text:tab/><text:tab/>-Active Shield Defense</text:p>
      <text:p text:style-name="P30"><text:tab/><text:tab/><text:tab/>-<text:span text:style-name="T616">BAB of 6</text:span></text:p>
      <text:p text:style-name="P30"><text:tab/><text:tab/><text:tab/>-Negate two-weapon penalties when bashing with a shield.</text:p>
      <text:p text:style-name="P253"><text:span text:style-name="T175"><text:tab/><text:tab/></text:span><text:span text:style-name="T249">Staggering Shield Bash</text:span></text:p>
      <text:p text:style-name="P30"><text:tab/><text:tab/>-Improved Shield Bash</text:p>
      <text:p text:style-name="P30"><text:tab/><text:tab/>-When you deal damage with a shield bash, the target takes a -2 penalty to their AC and <text:tab/><text:tab/><text:tab/>attack rolls until the start of your next turn</text:p>
      <text:p text:style-name="P30"><text:tab/><text:tab/><text:span text:style-name="T333">Greater Shield Bash</text:span></text:p>
      <text:p text:style-name="P30"><text:tab/><text:tab/>-Improved Shield Bash</text:p>
      <text:p text:style-name="P30"><text:tab/><text:tab/>-BAB of 6</text:p>
      <text:p text:style-name="P30"><text:tab/><text:tab/>-When bashing an opponent with your shield, you gain a +1 bonus to the attack roll for <text:tab/><text:tab/><text:tab/>each size your shield is, starting at +1 for a buckler. <text:s/>Your shield bash damage also <text:tab/><text:tab/><text:tab/>increases based on it's size to the amount listed on the table below:</text:p>
      <text:p text:style-name="P30"><text:tab/><text:tab/>Buckler:<text:tab/>1d4</text:p>
      <text:p text:style-name="P30"><text:tab/><text:tab/>Small<text:tab/><text:tab/>1d6</text:p>
      <text:p text:style-name="P30"><text:tab/><text:tab/>Large<text:tab/><text:tab/>1d8</text:p>
      <text:p text:style-name="P30"><text:tab/><text:tab/>Tower<text:tab/><text:tab/>2d6</text:p>
      <text:p text:style-name="P30"><text:tab/><text:tab/><text:tab/><text:span text:style-name="T333">Shield Counterstrike</text:span></text:p>
      <text:p text:style-name="P30"><text:tab/><text:tab/><text:tab/>-Greater Shield Bash</text:p>
      <text:p text:style-name="P30"><text:tab/><text:tab/><text:tab/>-Shield Mastery</text:p>
      <text:p text:style-name="P30"><text:tab/><text:tab/><text:tab/>-When an opponent attacks you in combat, you may respond with a shield bash <text:tab/><text:tab/><text:tab/><text:tab/>against them. <text:s/>This attack gains a +2 bonus and an additional +2 bonus if the <text:tab/><text:tab/><text:tab/><text:tab/>attack missed. <text:s/>This feat can be used once per round. <text:s/>When Fighting Defensively <text:tab/><text:tab/><text:tab/>or using Total Defense, you may use this feat two and three times a round <text:tab/><text:tab/><text:tab/><text:tab/>respectively.</text:p>
      <text:p text:style-name="P30"><text:tab/><text:tab/><text:tab/><text:tab/><text:span text:style-name="T333">Preemptive Shield Counter </text:span></text:p>
      <text:p text:style-name="P30"><text:tab/><text:tab/><text:tab/><text:tab/>-Shield Counterstrike</text:p>
      <text:p text:style-name="P30"><text:tab/><text:tab/><text:tab/><text:tab/>-BAB of 12</text:p>
      <text:p text:style-name="P30"><text:tab/><text:tab/><text:tab/><text:tab/>-You may use Shield Counterstrike before an opponent makes an attack <text:tab/><text:tab/><text:tab/><text:tab/><text:tab/>roll against you. <text:s/>Your attack roll bonus is always considered +2 and <text:tab/><text:tab/><text:tab/><text:tab/><text:tab/>should you hit, your opponent takes a penalty to their next attack and <text:tab/><text:tab/><text:tab/><text:tab/><text:tab/>damage roll against you equal to 1+ the base AC value of your shield. <text:s/><text:tab/><text:tab/><text:tab/><text:tab/><text:tab/>This feat shares the same limit of uses per round as Shield Counterstrike, <text:tab/><text:tab/><text:tab/><text:tab/><text:tab/>nor can you use a standard Shield Counterstrike after using this feat <text:tab/><text:tab/><text:tab/><text:tab/><text:tab/>against the same opponent in a given round.</text:p>
      <text:p text:style-name="P253"><text:span text:style-name="T175"><text:tab/><text:tab/></text:span><text:span text:style-name="T249">Shield Charge</text:span></text:p>
      <text:p text:style-name="P30"><text:tab/><text:tab/>-Improved Shield Bash</text:p>
      <text:p text:style-name="P30"><text:tab/><text:tab/>-When you use a shield bash as part of a charge, you gain an additional +2 to the attack <text:tab/><text:tab/><text:tab/>roll and an additional die of damage based on your shield. <text:s/>In addition you gain a free <text:tab/><text:soft-page-break/><text:tab/><text:tab/>trip attempt against you opponent. <text:s/>If this attempt fails your opponent may not attempt to <text:tab/><text:tab/>trip you in return.</text:p>
      <text:p text:style-name="P170"><text:tab/><text:tab/><text:tab/>Shield Sling</text:p>
      <text:p text:style-name="P253"><text:span text:style-name="T249"><text:tab/><text:tab/><text:tab/></text:span><text:span text:style-name="T175">-Shield Charge</text:span></text:p>
      <text:p text:style-name="P30"><text:tab/><text:tab/><text:tab/>-BAB of 5</text:p>
      <text:p text:style-name="P30"><text:tab/><text:tab/><text:tab/>-You can use your shield as a thrown weapon with a range of 30ft <text:tab/>with no <text:tab/><text:tab/><text:tab/><text:tab/>penalty. <text:s/>This attack gains a bonus to the attack and damage roll equal to the <text:span text:style-name="T333">base</text:span> <text:tab/><text:tab/><text:tab/>AC bonus of the shield used. <text:s/>When used in this way you may also attempt to trip <text:tab/><text:tab/><text:tab/>an opponent in addition to dealing damage. <text:s/>A failed attempt does not allow your <text:tab/><text:tab/><text:tab/>opponent to trip you. <text:s/>This feat cannot be used against an opponent that is more <text:tab/><text:tab/><text:tab/><text:tab/>than 1 size category larger than you, nor can it be used with tower shields or <text:tab/><text:tab/><text:tab/><text:tab/>bucklers.</text:p>
      <text:p text:style-name="P253"><text:span text:style-name="T175"><text:tab/><text:tab/><text:tab/></text:span><text:span text:style-name="T249">Shield Slam</text:span></text:p>
      <text:p text:style-name="P30"><text:tab/><text:tab/><text:tab/>-Shield Charge</text:p>
      <text:p text:style-name="P30"><text:tab/><text:tab/><text:tab/>-BAB of 10</text:p>
      <text:p text:style-name="P30"><text:tab/><text:tab/><text:tab/>-As a full round or charge action, you can slam your shield against a foe that is <text:tab/><text:tab/><text:tab/><text:tab/>no more than more than 1 size category larger than you. <text:s/>In addition to dealing <text:tab/><text:tab/><text:tab/><text:tab/>damage, the target must make a Fort save with a <text:s/>DC equal to 10 + your Shield <text:tab/><text:tab/><text:tab/><text:tab/>Bash damage. <text:s/>Failure leaves the target dazed until the end of your next turn. <text:s/><text:tab/><text:tab/><text:tab/><text:tab/>This feat cannot be used against targets that are immune to critical hits. <text:s/>This feat <text:tab/><text:tab/><text:tab/>counts as bashing an opponent with your shield.</text:p>
      <text:p text:style-name="P253"><text:span text:style-name="T175"><text:tab/><text:tab/><text:tab/><text:tab/></text:span><text:span text:style-name="T249">Improved Shield Slam</text:span></text:p>
      <text:p text:style-name="P30"><text:tab/><text:tab/><text:tab/><text:tab/>-Staggering Shield Bash</text:p>
      <text:p text:style-name="P30"><text:tab/><text:tab/><text:tab/><text:tab/>-Shield Slam</text:p>
      <text:p text:style-name="P30"><text:tab/><text:tab/><text:tab/><text:tab/>-When you use the Shield Slam feat, your shield deals an extra die of <text:tab/><text:tab/><text:tab/><text:tab/><text:tab/>damage and your Str modifier is considered 1.5 x higher. <text:s/>You also add 1 <text:tab/><text:tab/><text:tab/><text:tab/><text:tab/>to the penalties levied by Staggering Shield Bash. <text:s/>If you use Shield Slam <text:tab/><text:tab/><text:tab/><text:tab/>against a creature immune to critical hits, then your shield deals 2 extra <text:tab/><text:tab/><text:tab/><text:tab/><text:tab/>dice of damage and your Str is considered 2x higher.</text:p>
      <text:p text:style-name="P30"><text:tab/><text:tab/><text:tab/><text:tab/><text:tab/><text:span text:style-name="T333">Greater Shield Slam</text:span></text:p>
      <text:p text:style-name="P30"><text:tab/><text:tab/><text:tab/><text:tab/><text:tab/>-Improved Shield Slam</text:p>
      <text:p text:style-name="P30"><text:tab/><text:tab/><text:tab/><text:tab/><text:tab/>-Greater Shield Bash</text:p>
      <text:p text:style-name="P30"><text:tab/><text:tab/><text:tab/><text:tab/><text:tab/>-BAB of 12</text:p>
      <text:p text:style-name="P30"><text:tab/><text:tab/><text:tab/><text:tab/><text:tab/>-You gain a +<text:span text:style-name="T616">2</text:span> bonus to attack and damage <text:tab/>rolls when bashing an <text:tab/><text:tab/><text:tab/><text:tab/><text:tab/>opponent with your shield, and your shield bash damage ignores <text:tab/><text:tab/><text:tab/><text:tab/><text:tab/><text:tab/>all forms of armor and natural armor DR</text:p>
      <text:p text:style-name="P253"><text:span text:style-name="T175"><text:tab/><text:tab/></text:span><text:span text:style-name="T249">Improved Buckler Defense</text:span></text:p>
      <text:p text:style-name="P30"><text:tab/><text:tab/>-Shield Expertise(Buckler)</text:p>
      <text:p text:style-name="P30"><text:tab/><text:tab/>-Ignore the -1 attack penalty when wielding a buckler and a two-handed weapon or <text:tab/><text:tab/><text:tab/>when using two weapons.</text:p>
      <text:p text:style-name="P30"><text:tab/><text:tab/><text:span text:style-name="T333">Shield Ward</text:span></text:p>
      <text:p text:style-name="P30"><text:tab/><text:tab/>-Shield Specialization(non-Buckler)</text:p>
      <text:p text:style-name="P30"><text:tab/><text:tab/>-BAB of 5</text:p>
      <text:p text:style-name="P30"><text:tab/><text:tab/>-When wielding your chosen shield, you gain a bonus to Fort and Ref saves equal to(1 + <text:tab/><text:tab/>the <text:span text:style-name="T333">base</text:span> AC value of your shield).</text:p>
      <text:p text:style-name="P30"><text:tab/><text:tab/><text:tab/><text:span text:style-name="T333">Shield Brace</text:span></text:p>
      <text:p text:style-name="P30"><text:tab/><text:tab/><text:tab/>-Shield Ward</text:p>
      <text:p text:style-name="P30"><text:tab/><text:tab/><text:tab/>-Gain a bonus to any Ref save from an effect that deals HP damage equal to 1 per <text:tab/><text:tab/><text:tab/>size category of your shield. <text:s/>Should you still fail the save, your /- DR from your <text:soft-page-break/><text:tab/><text:tab/><text:tab/>shield is increased by 1 per size category of your shield. <text:s/>If you are Fighting <text:tab/><text:tab/><text:tab/><text:tab/>Defensively or using Total Defense, then the bonuses of this feat or doubled and <text:tab/><text:tab/><text:tab/><text:tab/>tripled respectively. </text:p>
      <text:p text:style-name="P30"><text:tab/><text:tab/><text:tab/><text:span text:style-name="T333">Shield Wall</text:span></text:p>
      <text:p text:style-name="P30"><text:tab/><text:tab/><text:tab/>-Shield Ward</text:p>
      <text:p text:style-name="P30"><text:tab/><text:tab/><text:tab/>-Shield Mastery</text:p>
      <text:p text:style-name="P30"><text:tab/><text:tab/><text:tab/>-When wielding your chosen shield, you may reduce the damage of an incoming <text:tab/><text:tab/><text:tab/><text:tab/>attack or spell by 1 die. <text:s/>You can use this feat a number of times per encounter <text:tab/><text:tab/><text:tab/><text:tab/>equal to half of your BAB(round up). <text:s/>If you are Fighting Defensively or using <text:tab/><text:tab/><text:tab/><text:tab/>Total Defense, you increase the dice reduction to 2 and 3 dice respectively.</text:p>
      <text:p text:style-name="P30"><text:tab/><text:tab/><text:span text:style-name="T333">Shield Deflection</text:span></text:p>
      <text:p text:style-name="P30"><text:tab/><text:tab/>-Shield Specialization(any)</text:p>
      <text:p text:style-name="P118"><text:tab/><text:tab/>-When you are wielding your chosen shield, y<text:span text:style-name="T466">ou may deflect one projectile per round <text:tab/><text:tab/><text:tab/>that would have hit you, but only if you are not flat-footed and aware of the attack and <text:tab/><text:tab/><text:tab/>your shield is readied for combat. <text:s/>Unusually large <text:s/>attacks cannot be deflected with this <text:tab/><text:tab/>feat. <text:s/>Magical attacks that require an attack roll can be deflected so long as your shield is <text:tab/><text:tab/>also magical.</text:span></text:p>
      <text:p text:style-name="P170"><text:tab/><text:tab/>Shield Mastery</text:p>
      <text:p text:style-name="P125"><text:tab/><text:tab/>-Shield Expertise</text:p>
      <text:p text:style-name="P30"><text:tab/><text:tab/>-Shield Specialization</text:p>
      <text:p text:style-name="P30"><text:tab/><text:tab/>-BAB of 10</text:p>
      <text:p text:style-name="P118"><text:span text:style-name="T466"><text:tab/><text:tab/>-Increase the </text:span><text:span text:style-name="T476">base</text:span><text:span text:style-name="T466"> AC and DR of your chosen shield by 1. <text:s/>When you are Fighting <text:tab/><text:tab/><text:tab/>Defensively or using Total Defense, you gain additional /- DR equal to half of the AC <text:tab/><text:tab/><text:tab/>bonus</text:span><text:span text:style-name="T470">(round down)</text:span><text:span text:style-name="T466"> you gain from these maneuvers.</text:span></text:p>
      <text:p text:style-name="P118"><text:span text:style-name="T466"><text:tab/><text:tab/><text:tab/></text:span><text:span text:style-name="T478">Adaptive Shield Defense</text:span></text:p>
      <text:p text:style-name="P220"><text:tab/><text:tab/><text:tab/>-Shield Mastery</text:p>
      <text:p text:style-name="P118"><text:span text:style-name="T469"><text:tab/><text:tab/><text:tab/>-When you are struck by a melee or ranged attack in combat that deals damage <text:tab/><text:tab/><text:tab/><text:tab/>past your DR, you gain a +1 to your shield’s </text:span><text:span text:style-name="T479">total</text:span><text:span text:style-name="T469"> AC and DR rating. <text:s/>This bonus <text:tab/><text:tab/><text:tab/>stacks with successive hits, up to a maximum of +1 for every 5 points of BAB <text:tab/><text:tab/><text:tab/><text:tab/>you possess. This bonus lasts for the rest of the encounter.</text:span></text:p>
      <text:p text:style-name="P118"><text:span text:style-name="T466"><text:tab/><text:tab/><text:tab/></text:span><text:span text:style-name="T476">Shield Parry</text:span></text:p>
      <text:p text:style-name="P219"><text:tab/><text:tab/><text:tab/>-Shield Mastery</text:p>
      <text:p text:style-name="P118"><text:span text:style-name="T466"><text:tab/><text:tab/><text:tab/>-When wielding your chosen shield and an opponent hits your AC by an amount <text:tab/><text:tab/><text:tab/><text:tab/>equal to or less than the AC value of your shield, your /- DR from your shield is <text:tab/><text:tab/><text:tab/><text:tab/>considered 50% higher(round up). <text:s/></text:span>If you are Fighting Defensively or using Total <text:tab/><text:tab/><text:tab/>Defense, you add the AC bonus from those maneuvers to this feat's threshold.</text:p>
      <text:p text:style-name="P30"><text:tab/><text:tab/><text:tab/><text:span text:style-name="T333">Shield High Mastery</text:span></text:p>
      <text:p text:style-name="P30"><text:tab/><text:tab/><text:tab/>-Shield Mastery</text:p>
      <text:p text:style-name="P30"><text:tab/><text:tab/><text:tab/>-BAB of 1<text:span text:style-name="T606">2</text:span></text:p>
      <text:p text:style-name="P30"><text:tab/><text:tab/><text:tab/>-Once per round, when wielding your chosen shield, you can force an opponent <text:tab/><text:tab/><text:tab/><text:tab/>to roll their attack roll against you twice and take the worse result. <text:s/>If you are <text:tab/><text:tab/><text:tab/><text:tab/>Fighting Defensively or using Total Defense, you can instead use this feat 2 or 3 <text:tab/><text:tab/><text:tab/><text:tab/>times per round respectively.</text:p>
      <text:p text:style-name="P118"><text:span text:style-name="T466"><text:tab/><text:tab/><text:tab/><text:tab/></text:span><text:span text:style-name="T476">Critical Block</text:span></text:p>
      <text:p text:style-name="P219"><text:tab/><text:tab/><text:tab/><text:tab/>-Shield High Mastery</text:p>
      <text:p text:style-name="P219"><text:tab/><text:tab/><text:tab/><text:tab/>-<text:span text:style-name="T606">BAB of 13</text:span></text:p>
      <text:p text:style-name="P118"><text:span text:style-name="T466"><text:tab/><text:tab/><text:tab/><text:tab/>-If an opponent rolls to confirm a critical hit against you when wielding <text:tab/><text:tab/><text:tab/><text:tab/><text:tab/>your chosen shield, they suffer a penalty on the confirmation roll equal to <text:tab/><text:tab/><text:tab/><text:tab/>2 + the AC bonus of your shield. <text:s/></text:span><text:s/>If you are Fighting Defensively this <text:tab/><text:soft-page-break/><text:tab/><text:tab/><text:tab/><text:tab/>penalty increase by 4. <text:s/>If you are using Total Defense, this penalty <text:tab/><text:tab/><text:tab/><text:tab/><text:tab/>increases by 8. <text:s/>If your opponent still manages to land a critical hit upon <text:tab/><text:tab/><text:tab/><text:tab/><text:tab/>you, their critical damage multiplier is reduced by 1(to a minimum of x2)</text:p>
      <text:p text:style-name="P30"><text:tab/><text:tab/><text:tab/><text:tab/><text:span text:style-name="T333">Shield Grandmastery</text:span></text:p>
      <text:p text:style-name="P30"><text:tab/><text:tab/><text:tab/><text:tab/>-Shield High Mastery</text:p>
      <text:p text:style-name="P30"><text:tab/><text:tab/><text:tab/><text:tab/>-BAB of 1<text:span text:style-name="T606">5</text:span></text:p>
      <text:p text:style-name="P50"><text:tab/><text:tab/><text:tab/><text:tab/>-When wielding your chosen shield, your <text:span text:style-name="T607">shield</text:span> reduces the damage roll <text:tab/><text:tab/><text:tab/><text:tab/><text:tab/><text:span text:style-name="T607">of any attack that hits you that you are aware of</text:span> by <text:span text:style-name="T607">a number of</text:span> die type<text:span text:style-name="T607">s</text:span> <text:tab/><text:tab/><text:tab/><text:tab/><text:tab/><text:span text:style-name="T607">as per the chart below:</text:span></text:p>
      <text:p text:style-name="P50"><text:tab/><text:tab/><text:tab/><text:tab/>Buckler:<text:tab/>1 d<text:span text:style-name="T607">ie type</text:span></text:p>
      <text:p text:style-name="P50"><text:tab/><text:tab/><text:tab/><text:tab/>Small<text:tab/><text:tab/><text:span text:style-name="T607">2</text:span> d<text:span text:style-name="T607">ie types</text:span></text:p>
      <text:p text:style-name="P50"><text:tab/><text:tab/><text:tab/><text:tab/>Large<text:tab/><text:tab/><text:span text:style-name="T607">3</text:span> <text:span text:style-name="T607">die types</text:span></text:p>
      <text:p text:style-name="P50"><text:tab/><text:tab/><text:tab/><text:tab/>Tower<text:tab/><text:tab/><text:span text:style-name="T607">4</text:span> d<text:span text:style-name="T607">ie types</text:span></text:p>
      <text:p text:style-name="P50"><text:span text:style-name="T607"><text:tab/><text:tab/><text:tab/><text:tab/>This negation is in addition to any</text:span> /- DR <text:span text:style-name="T607">your chosen shield already has</text:span>. <text:s/><text:tab/><text:tab/><text:tab/><text:tab/><text:tab/>If you are hit with a spell that deals multiple dice, this negation reduces <text:tab/><text:tab/><text:tab/><text:tab/><text:tab/>dice instead of die type.</text:p>
      <text:h text:style-name="Heading_20_2" text:outline-level="2">Skillful</text:h>
      <text:p text:style-name="P30">-When you take this feat choose a pair of skills from the list below. <text:s/>You gain a bonus of +2 to these skills. <text:s/>This feat can be taken multiple times. <text:s/>Each time this feat is taken you choose another <text:s/>pair of skills. <text:s/>Humans taking this feat can choose 2 pairs of skills when taking this feat. <text:s/>The same pair cannot be taken twice with a single purchase of this feat but can be chosen again with successive purchases, it's effects stack twice.</text:p>
      <text:p text:style-name="P253"><text:span text:style-name="T175">-</text:span><text:span text:style-name="T249">Acrobatic:</text:span><text:span text:style-name="T175"> Jump and Tumble</text:span></text:p>
      <text:p text:style-name="P253"><text:span text:style-name="T175">-</text:span><text:span text:style-name="T249">Agile:</text:span><text:span text:style-name="T175"> Balance and Escape Artist</text:span></text:p>
      <text:p text:style-name="P253"><text:span text:style-name="T175">-</text:span><text:span text:style-name="T249">Alertness:</text:span><text:span text:style-name="T175"> Listen and Spot</text:span></text:p>
      <text:p text:style-name="P253"><text:span text:style-name="T175">-</text:span><text:span text:style-name="T249">Animal</text:span><text:span text:style-name="T175"> </text:span><text:span text:style-name="T249">Affinity:</text:span><text:span text:style-name="T175"> Handle Animal and Ride</text:span></text:p>
      <text:p text:style-name="P253"><text:span text:style-name="T175">-</text:span><text:span text:style-name="T249">Athletic:</text:span><text:span text:style-name="T175"> Climb and Swim</text:span></text:p>
      <text:p text:style-name="P286"><text:span text:style-name="T273">-Creature Studies: </text:span><text:span text:style-name="T222">Knowledge(Arcana) and Knowledge(Dungeoneering)</text:span></text:p>
      <text:p text:style-name="P253"><text:span text:style-name="T175">-</text:span><text:span text:style-name="T249">Deceitful:</text:span><text:span text:style-name="T175"> Disguise and Forgery</text:span></text:p>
      <text:p text:style-name="P253"><text:span text:style-name="T175">-</text:span><text:span text:style-name="T249">Deft</text:span><text:span text:style-name="T175"> </text:span><text:span text:style-name="T249">Hands:</text:span><text:span text:style-name="T175"> Sleight of Hand and Use Rope</text:span></text:p>
      <text:p text:style-name="P253"><text:span text:style-name="T175">-</text:span><text:span text:style-name="T249">Diligent:</text:span><text:span text:style-name="T175"> Appraise and Decipher Script</text:span></text:p>
      <text:p text:style-name="P253"><text:span text:style-name="T175">-</text:span><text:span text:style-name="T249">Investigator:</text:span><text:span text:style-name="T175"> Gather Information and Search</text:span></text:p>
      <text:p text:style-name="P253"><text:span text:style-name="T175">-</text:span><text:span text:style-name="T249">Magical</text:span><text:span text:style-name="T175"> </text:span><text:span text:style-name="T249">Aptitude:</text:span><text:span text:style-name="T175"> Spellcraft and Use Magic Device</text:span></text:p>
      <text:p text:style-name="P253"><text:span text:style-name="T175">-</text:span><text:span text:style-name="T249">Negotiator:</text:span><text:span text:style-name="T175"> Diplomacy and Sense Motive</text:span></text:p>
      <text:p text:style-name="P253"><text:span text:style-name="T175">-</text:span><text:span text:style-name="T249">Nimble</text:span><text:span text:style-name="T175"> </text:span><text:span text:style-name="T249">Fingers:</text:span><text:span text:style-name="T175"> Disable Device and Open Locks</text:span></text:p>
      <text:p text:style-name="P286"><text:span text:style-name="T273">-Noble Bearing: </text:span><text:span text:style-name="T222">Knowledge(History) and Knowledge(Nobility and Royalty)</text:span></text:p>
      <text:p text:style-name="P286"><text:span text:style-name="T273">-Outdoorsman</text:span><text:span text:style-name="T222"> Knowledge(Geography) and Knowledge(Nature)</text:span></text:p>
      <text:p text:style-name="P286"><text:span text:style-name="T273">Outer Studies: </text:span><text:span text:style-name="T222">Knowledge(Religion) and Knowledge(The Planes)</text:span></text:p>
      <text:p text:style-name="P253"><text:span text:style-name="T175">-</text:span><text:span text:style-name="T249">Persuasive:</text:span><text:span text:style-name="T175"> Bluff and Intimidate</text:span></text:p>
      <text:p text:style-name="P253"><text:span text:style-name="T175">-</text:span><text:span text:style-name="T249">Self</text:span><text:span text:style-name="T175">-</text:span><text:span text:style-name="T249">Sufficient:</text:span><text:span text:style-name="T175"> <text:s/>Heal and Survival</text:span></text:p>
      <text:p text:style-name="P253"><text:span text:style-name="T175">-</text:span><text:span text:style-name="T249">Stealthy:</text:span><text:span text:style-name="T175"> Hide and Move Silently</text:span></text:p>
      <text:p text:style-name="P253"><text:span text:style-name="T251">-Surveyor: </text:span><text:span text:style-name="T222">Knowledge(Architecture and Engineering) and Knowledge(Local)</text:span></text:p>
      <text:p text:style-name="P287"><text:span text:style-name="T224">-</text:span><text:span text:style-name="T274">Virtuoso</text:span><text:span text:style-name="T226">: Any two Perform skills(any skill chosen with this feat cannot be a part of another)</text:span></text:p>
      <text:p text:style-name="P253"><text:span text:style-name="T251">-</text:span><text:span text:style-name="T255">Work Ethic: </text:span><text:span text:style-name="T224">Craft and Profession(must choose one Craft and Profession per purchase)</text:span></text:p>
      <text:p text:style-name="Standard"><text:span text:style-name="T175"><text:tab/></text:span><text:span text:style-name="T251">Improved Diversion</text:span></text:p>
      <text:p text:style-name="P30"><text:tab/>-Skillful(Persuasive)</text:p>
      <text:p text:style-name="P290"><text:soft-page-break/><text:span text:style-name="T279"><text:tab/>-</text:span><text:span text:style-name="T317">You can use Bluff to create a diversion as a move action. You gain a +4 bonus on Bluff <text:tab/>checks <text:tab/>to make a diversion. <text:s/></text:span></text:p>
      <text:p text:style-name="P290"><text:span text:style-name="T317"><text:tab/></text:span><text:span text:style-name="T323">Athletic Finesse</text:span></text:p>
      <text:p text:style-name="P221"><text:tab/>-Skillful(Acrobatic) OR Skillful(Athlete)</text:p>
      <text:p text:style-name="P290"><text:span text:style-name="T318"><text:tab/>-When making Climb, Jump or Swim checks, you may </text:span><text:span text:style-name="T319">add</text:span><text:span text:style-name="T318"> your Dex as the ability modifier <text:tab/></text:span><text:span text:style-name="T319">in addition</text:span><text:span text:style-name="T318"> </text:span><text:span text:style-name="T319">yo</text:span><text:span text:style-name="T318"> your Str. <text:s/></text:span><text:span text:style-name="T319">This feat can be used twice per day, per skill.</text:span></text:p>
      <text:p text:style-name="P290"><text:span text:style-name="T317"><text:tab/></text:span><text:span text:style-name="T322">Daredevil Athlete</text:span></text:p>
      <text:p text:style-name="P219"><text:tab/>-Skillful(Acrobatic)</text:p>
      <text:p text:style-name="P219"><text:tab/>-Skillful(Agile)</text:p>
      <text:p text:style-name="P219"><text:tab/>-Skillful(Athletic)</text:p>
      <text:p text:style-name="P219"><text:tab/>-As an immediate action you gain a +5 bonus to any skill check covered by this feat's <text:tab/>prerequisites. <text:s/>This feat can be used a number of times per day equal to 3 + your total HD.</text:p>
      <text:p text:style-name="P219"><text:tab/><text:span text:style-name="T383">Waxing Philosophy</text:span></text:p>
      <text:p text:style-name="P219"><text:tab/>-<text:span text:style-name="T678">Skillful(Negotiator) OR Skillful(Persuasive)</text:span></text:p>
      <text:p text:style-name="P219"><text:tab/>-<text:span text:style-name="T678">When using Bluff or Diplomacy, you may use your Wis modifier in</text:span><text:span text:style-name="T680">stead</text:span><text:span text:style-name="T678"> o</text:span><text:span text:style-name="T680">f</text:span><text:span text:style-name="T678"> your Cha. <text:s/></text:span><text:span text:style-name="T680">In <text:tab/>addition, once per skill, per day, you may use both your Wis and Cha modifiers when making a <text:tab/>Bluff or Diplomacy check.</text:span></text:p>
      <text:p text:style-name="P219"><text:tab/><text:span text:style-name="T355">Track</text:span></text:p>
      <text:p text:style-name="Standard"><text:tab/>-<text:span text:style-name="T163">Skillful(Self-Sufficient)</text:span></text:p>
      <text:p text:style-name="Standard"><text:span text:style-name="T306"><text:tab/></text:span><text:span text:style-name="T307">You can use your skill in Survival to track a creature. <text:s/></text:span><text:span text:style-name="T30">To find tracks or to follow them for 1 <text:tab/>mile requires a successful </text:span><text:span text:style-name="T37">Survival c</text:span><text:span text:style-name="T30">heck. You must make anothe</text:span><text:span text:style-name="T37">r Survival </text:span><text:span text:style-name="T30">check every time <text:tab/>the tracks become difficult to follow.</text:span></text:p>
      <text:p text:style-name="P1"><text:tab/>You move at half your normal speed (or at your normal speed with a -5 penalty on the check, or <text:tab/>at up to twice your normal speed with a -20 penalty on the check). The DC depends on the <text:tab/>surface and the prevailing conditions, as <text:span text:style-name="T608">shown on the following chart:</text:span></text:p>
      <text:p text:style-name="P1"><text:tab/></text:p>
      <table:table table:name="Table1" table:style-name="Table1">
        <table:table-column table:style-name="Table1.A"/>
        <table:table-column table:style-name="Table1.B"/>
        <table:table-row>
          <table:table-cell table:style-name="Table1.A1" office:value-type="string">
            <text:p text:style-name="P25">Surface</text:p>
          </table:table-cell>
          <table:table-cell table:style-name="Table1.B1" office:value-type="string">
            <text:p text:style-name="P25">Survival Check DC</text:p>
          </table:table-cell>
        </table:table-row>
        <table:table-row>
          <table:table-cell table:style-name="Table1.A2" office:value-type="string">
            <text:p text:style-name="P25">Very Soft Ground</text:p>
          </table:table-cell>
          <table:table-cell table:style-name="Table1.B2" office:value-type="string">
            <text:p text:style-name="P25"><text:s text:c="12"/>5</text:p>
          </table:table-cell>
        </table:table-row>
        <table:table-row>
          <table:table-cell table:style-name="Table1.A2" office:value-type="string">
            <text:p text:style-name="P25">Soft Ground</text:p>
          </table:table-cell>
          <table:table-cell table:style-name="Table1.B2" office:value-type="string">
            <text:p text:style-name="P25"><text:s text:c="12"/>10</text:p>
          </table:table-cell>
        </table:table-row>
        <table:table-row>
          <table:table-cell table:style-name="Table1.A2" office:value-type="string">
            <text:p text:style-name="P25">Firm Ground</text:p>
          </table:table-cell>
          <table:table-cell table:style-name="Table1.B2" office:value-type="string">
            <text:p text:style-name="P25"><text:s text:c="12"/>15</text:p>
          </table:table-cell>
        </table:table-row>
        <table:table-row>
          <table:table-cell table:style-name="Table1.A2" office:value-type="string">
            <text:p text:style-name="P25">Hard Ground</text:p>
          </table:table-cell>
          <table:table-cell table:style-name="Table1.B2" office:value-type="string">
            <text:p text:style-name="P25"><text:s text:c="12"/>20</text:p>
          </table:table-cell>
        </table:table-row>
      </table:table>
      <text:p text:style-name="P1"/>
      <text:p text:style-name="P23"><text:bookmark text:name="verySoftGround"/><text:tab/>Very Soft Ground</text:p>
      <text:p text:style-name="P1"><text:tab/>Any surface (fresh snow, thick dust, wet mud) that holds deep, clear impressions of footprints.</text:p>
      <text:p text:style-name="P23"><text:bookmark text:name="softGround"/><text:tab/>Soft Ground</text:p>
      <text:p text:style-name="P1"><text:tab/>Any surface soft enough to yield to pressure, but firmer than wet mud or fresh snow, in which a <text:tab/>creature leaves frequent but shallow footprints.</text:p>
      <text:p text:style-name="P23"><text:bookmark text:name="firmGround"/><text:tab/>Firm Ground</text:p>
      <text:p text:style-name="P1"><text:tab/>Most normal outdoor surfaces (such as lawns, fields, woods, and the like) or exceptionally soft <text:tab/>or dirty indoor surfaces (thick rugs and very dirty or dusty floors). The creature might leave <text:tab/>some traces (broken branches or tufts of hair), but it leaves only occasional or partial footprints.</text:p>
      <text:p text:style-name="P23"><text:bookmark text:name="hardGround"/><text:tab/>Hard Ground</text:p>
      <text:p text:style-name="P1"><text:tab/>Any surface that doesn’t hold footprints at all, such as bare rock or an indoor floor. Most <text:tab/>streambeds fall into this category, since any footprints left behind are obscured or washed away. <text:tab/>The creature leaves only traces (scuff marks or displaced pebbles).</text:p>
      <text:p text:style-name="P24"><text:tab/>Several modifiers may also apply to the Survival check as shown on the following table:</text:p>
      <table:table table:name="Table2" table:style-name="Table2">
        <table:table-column table:style-name="Table2.A"/>
        <table:table-column table:style-name="Table2.B"/>
        <text:soft-page-break/>
        <table:table-row>
          <table:table-cell table:style-name="Table2.A1" office:value-type="string">
            <text:p text:style-name="P25">Condition</text:p>
          </table:table-cell>
          <table:table-cell table:style-name="Table2.A1" office:value-type="string">
            <text:p text:style-name="P25">Survival DC Modifier</text:p>
          </table:table-cell>
        </table:table-row>
        <table:table-row>
          <table:table-cell table:style-name="Table2.A1" office:value-type="string">
            <text:p text:style-name="P238">Every three creatures in the group being tracked </text:p>
          </table:table-cell>
          <table:table-cell table:style-name="Table2.A1" office:value-type="string">
            <text:p text:style-name="P26"><text:s text:c="5"/>-<text:span text:style-name="T608">1</text:span></text:p>
          </table:table-cell>
        </table:table-row>
        <table:table-row>
          <table:table-cell table:style-name="Table2.A1" office:value-type="string">
            <text:p text:style-name="P26"><text:span text:style-name="T109">Size of creature or creatures being tracked</text:span><text:span text:style-name="T110">(*)</text:span></text:p>
          </table:table-cell>
          <table:table-cell table:style-name="Table2.A1" office:value-type="string">
            <text:p text:style-name="P26"/>
          </table:table-cell>
        </table:table-row>
        <table:table-row>
          <table:table-cell table:style-name="Table2.A1" office:value-type="string">
            <text:p text:style-name="P25">Fine</text:p>
          </table:table-cell>
          <table:table-cell table:style-name="Table2.A1" office:value-type="string">
            <text:p text:style-name="P25"><text:s text:c="5"/>+8</text:p>
          </table:table-cell>
        </table:table-row>
        <table:table-row>
          <table:table-cell table:style-name="Table2.A1" office:value-type="string">
            <text:p text:style-name="P25">Diminutive</text:p>
          </table:table-cell>
          <table:table-cell table:style-name="Table2.A1" office:value-type="string">
            <text:p text:style-name="P25"><text:s text:c="5"/>+4</text:p>
          </table:table-cell>
        </table:table-row>
        <table:table-row>
          <table:table-cell table:style-name="Table2.A1" office:value-type="string">
            <text:p text:style-name="P25">Tiny</text:p>
          </table:table-cell>
          <table:table-cell table:style-name="Table2.A1" office:value-type="string">
            <text:p text:style-name="P25"><text:s text:c="5"/>+2</text:p>
          </table:table-cell>
        </table:table-row>
        <table:table-row>
          <table:table-cell table:style-name="Table2.A1" office:value-type="string">
            <text:p text:style-name="P25">Small</text:p>
          </table:table-cell>
          <table:table-cell table:style-name="Table2.A1" office:value-type="string">
            <text:p text:style-name="P25"><text:s text:c="5"/>+1</text:p>
          </table:table-cell>
        </table:table-row>
        <table:table-row>
          <table:table-cell table:style-name="Table2.A1" office:value-type="string">
            <text:p text:style-name="P25">Medium</text:p>
          </table:table-cell>
          <table:table-cell table:style-name="Table2.A1" office:value-type="string">
            <text:p text:style-name="P25"><text:s text:c="6"/>0</text:p>
          </table:table-cell>
        </table:table-row>
        <table:table-row>
          <table:table-cell table:style-name="Table2.A1" office:value-type="string">
            <text:p text:style-name="P25">Large</text:p>
          </table:table-cell>
          <table:table-cell table:style-name="Table2.A1" office:value-type="string">
            <text:p text:style-name="P26"><text:s text:c="5"/>-<text:span text:style-name="T608">1</text:span></text:p>
          </table:table-cell>
        </table:table-row>
        <table:table-row>
          <table:table-cell table:style-name="Table2.A1" office:value-type="string">
            <text:p text:style-name="P25">Huge</text:p>
          </table:table-cell>
          <table:table-cell table:style-name="Table2.A1" office:value-type="string">
            <text:p text:style-name="P26"><text:s text:c="5"/>-<text:span text:style-name="T608">2</text:span></text:p>
          </table:table-cell>
        </table:table-row>
        <table:table-row>
          <table:table-cell table:style-name="Table2.A1" office:value-type="string">
            <text:p text:style-name="P25">Gargantuan</text:p>
          </table:table-cell>
          <table:table-cell table:style-name="Table2.A1" office:value-type="string">
            <text:p text:style-name="P26"><text:s text:c="5"/>-<text:span text:style-name="T608">4</text:span></text:p>
          </table:table-cell>
        </table:table-row>
        <table:table-row>
          <table:table-cell table:style-name="Table2.A1" office:value-type="string">
            <text:p text:style-name="P25">Colossal</text:p>
          </table:table-cell>
          <table:table-cell table:style-name="Table2.A1" office:value-type="string">
            <text:p text:style-name="P26"><text:s text:c="5"/>-<text:span text:style-name="T608">8</text:span></text:p>
          </table:table-cell>
        </table:table-row>
        <table:table-row>
          <table:table-cell table:style-name="Table2.A1" office:value-type="string">
            <text:p text:style-name="P25">Every 24 hours since the trail was made</text:p>
          </table:table-cell>
          <table:table-cell table:style-name="Table2.A1" office:value-type="string">
            <text:p text:style-name="P25"><text:s text:c="5"/>+1</text:p>
          </table:table-cell>
        </table:table-row>
        <table:table-row>
          <table:table-cell table:style-name="Table2.A1" office:value-type="string">
            <text:p text:style-name="P25">Every hour of rain since the trail was made</text:p>
          </table:table-cell>
          <table:table-cell table:style-name="Table2.A1" office:value-type="string">
            <text:p text:style-name="P25"><text:s text:c="5"/>+1</text:p>
          </table:table-cell>
        </table:table-row>
        <table:table-row>
          <table:table-cell table:style-name="Table2.A1" office:value-type="string">
            <text:p text:style-name="P25">Fresh snow cover since the trail was made</text:p>
          </table:table-cell>
          <table:table-cell table:style-name="Table2.A1" office:value-type="string">
            <text:p text:style-name="P25"><text:s text:c="5"/>+10</text:p>
          </table:table-cell>
        </table:table-row>
        <table:table-row>
          <table:table-cell table:style-name="Table2.A1" office:value-type="string">
            <text:p text:style-name="P25">Poor visibility(**)</text:p>
          </table:table-cell>
          <table:table-cell table:style-name="Table2.A1" office:value-type="string">
            <text:p text:style-name="P26"/>
          </table:table-cell>
        </table:table-row>
        <table:table-row>
          <table:table-cell table:style-name="Table2.A1" office:value-type="string">
            <text:p text:style-name="P25">Overcast or moonless night</text:p>
          </table:table-cell>
          <table:table-cell table:style-name="Table2.A1" office:value-type="string">
            <text:p text:style-name="P25"><text:s text:c="5"/>+6</text:p>
          </table:table-cell>
        </table:table-row>
        <table:table-row>
          <table:table-cell table:style-name="Table2.A1" office:value-type="string">
            <text:p text:style-name="P25">Moonlight</text:p>
          </table:table-cell>
          <table:table-cell table:style-name="Table2.A1" office:value-type="string">
            <text:p text:style-name="P25"><text:s text:c="5"/>+3</text:p>
          </table:table-cell>
        </table:table-row>
        <table:table-row>
          <table:table-cell table:style-name="Table2.A1" office:value-type="string">
            <text:p text:style-name="P25">Fog or precipitation</text:p>
          </table:table-cell>
          <table:table-cell table:style-name="Table2.A1" office:value-type="string">
            <text:p text:style-name="P25"><text:s text:c="5"/>+3</text:p>
          </table:table-cell>
        </table:table-row>
        <table:table-row>
          <table:table-cell table:style-name="Table2.A1" office:value-type="string">
            <text:p text:style-name="P26">Tracked party hides trail (and moves at half speed)<text:line-break/></text:p>
          </table:table-cell>
          <table:table-cell table:style-name="Table2.A1" office:value-type="string">
            <text:p text:style-name="P25"><text:s text:c="5"/>+5</text:p>
          </table:table-cell>
        </table:table-row>
      </table:table>
      <text:p text:style-name="P7"><text:span text:style-name="T608">*: F</text:span><text:span text:style-name="T112">or a group of mixed sizes, apply only the modifier for the largest size category.</text:span> </text:p>
      <text:p text:style-name="P8">**: Apply only the largest modifier from this category. </text:p>
      <text:p text:style-name="P299"><text:span text:style-name="T153"><text:tab/>If you fail a Survival check to track a creature </text:span><text:span text:style-name="T30">you can retry after 1 hour (outdoors) or 10 <text:tab/>minutes (indoors) of searching</text:span><text:span text:style-name="T150"> </text:span></text:p>
      <text:p text:style-name="P16"><text:tab/>Mounted Combat</text:p>
      <text:p text:style-name="P200"><text:tab/>-<text:span text:style-name="T788">Skillful(Animal Affinity)</text:span></text:p>
      <text:p text:style-name="P200"><text:tab/>-<text:span text:style-name="T788">BAB of 1</text:span></text:p>
      <text:p text:style-name="P200"><text:tab/>-Once per round when you are riding a mount in combat and you or your mount is struck with a <text:tab/>melee or ranged attack you may make a Ride check. <text:s/>If the result of the check is higher than the <text:tab/>attack roll the hit is negated.</text:p>
      <text:p text:style-name="P200"><text:tab/><text:tab/><text:span text:style-name="T333">-Mounted Fighting</text:span></text:p>
      <text:p text:style-name="P200"><text:tab/><text:tab/>-Mounted Combat</text:p>
      <text:p text:style-name="P200"><text:tab/><text:tab/>-BAB of 5</text:p>
      <text:p text:style-name="P200"><text:tab/><text:tab/>-Ride 5 ranks</text:p>
      <text:p text:style-name="P200"><text:tab/><text:tab/>-Gain a +1 to attack and dam<text:span text:style-name="T788">ag</text:span>e rolls while mounted.</text:p>
      <text:p text:style-name="P200"><text:tab/><text:tab/><text:span text:style-name="T333">Mounted Archery</text:span></text:p>
      <text:p text:style-name="P200"><text:tab/><text:tab/>-Mounted Combat</text:p>
      <text:p text:style-name="P200"><text:tab/><text:tab/>-Weapon Focus(any ranged)</text:p>
      <text:p text:style-name="P200"><text:tab/><text:tab/>-Ride 3 ranks</text:p>
      <text:p text:style-name="P200"><text:tab/><text:tab/>-When making a ranged attack from the back of a mount that is taking a double move, <text:tab/><text:tab/><text:tab/>you receive a -2 penalty on the attack roll, rather than a -4. <text:s/>If your mount is running, <text:tab/><text:tab/><text:tab/>you receive a -4 penalty on the attack roll, rather than a -8.</text:p>
      <text:p text:style-name="P200"><text:tab/><text:tab/><text:tab/><text:span text:style-name="T333">Improved Mounted Archery</text:span></text:p>
      <text:p text:style-name="P200"><text:tab/><text:tab/><text:tab/>-Mounted Archery</text:p>
      <text:p text:style-name="P200"><text:tab/><text:tab/><text:tab/>-Ride 7 ranks</text:p>
      <text:p text:style-name="P200"><text:tab/><text:tab/><text:tab/>-When making a ranged attack from the back of a mount that is taking a double <text:tab/><text:tab/><text:tab/><text:tab/>move, <text:tab/>you receive no penalty on the attack roll. <text:s/>If your mount is running, you <text:tab/><text:soft-page-break/><text:tab/><text:tab/><text:tab/>receive a -2 penalty on the attack roll, rather than a -4. <text:s/>You may also make your <text:tab/><text:tab/><text:tab/><text:tab/>attack at any point during your mounts movement.</text:p>
      <text:p text:style-name="P200"><text:tab/><text:tab/><text:span text:style-name="T333">Ride-by Attack </text:span></text:p>
      <text:p text:style-name="P200"><text:tab/><text:tab/>-Mounted Combat</text:p>
      <text:p text:style-name="P200"><text:tab/><text:tab/>-BAB of 3</text:p>
      <text:p text:style-name="P200"><text:tab/><text:tab/>-Ride 3 ranks</text:p>
      <text:p text:style-name="P200"><text:tab/><text:tab/>-When doing a Charge action on your mount, you may move, attack, and then continue <text:tab/><text:tab/><text:tab/>to move, up to a double move. <text:s/>You do not provoke an attack of opportunity from the <text:tab/><text:tab/><text:tab/>creature you attack.</text:p>
      <text:p text:style-name="P200"><text:tab/><text:tab/><text:tab/><text:span text:style-name="T333">Spirited Charge</text:span></text:p>
      <text:p text:style-name="P200"><text:tab/><text:tab/><text:tab/>-Ride-by Attack </text:p>
      <text:p text:style-name="P200"><text:tab/><text:tab/><text:tab/>-When attacking as part of a charge action while on a mount, you deal double <text:tab/><text:tab/><text:tab/><text:tab/>damage, or triple if wielding a piercing polearm weapon.</text:p>
      <text:p text:style-name="P200"><text:tab/><text:tab/><text:span text:style-name="T333">Trample</text:span></text:p>
      <text:p text:style-name="P200"><text:tab/><text:tab/>-Mounted Combat</text:p>
      <text:p text:style-name="P200"><text:tab/><text:tab/>-Ride 6 ranks</text:p>
      <text:p text:style-name="P200"><text:tab/><text:tab/>-When doing an Overrun action while mounted your target cannot choose to avoid you. <text:s/><text:tab/><text:tab/>If you knock your target down, your mount can make a free attack against <text:tab/><text:tab/><text:tab/><text:tab/>them(typically a hoof).</text:p>
      <text:p text:style-name="P200"><text:tab/><text:tab/><text:tab/><text:span text:style-name="T333">Fell Trample</text:span></text:p>
      <text:p text:style-name="P200"><text:tab/><text:tab/><text:tab/>-Trample</text:p>
      <text:p text:style-name="P200"><text:tab/><text:tab/><text:tab/>-Ride 10 ranks</text:p>
      <text:p text:style-name="P200"><text:tab/><text:tab/><text:tab/>-When mounted, you may overrun more than one target with a single action. <text:s/><text:tab/><text:tab/><text:tab/><text:tab/>Every target knocked prone gets a single attack from your mount as normal, <text:tab/><text:tab/><text:tab/><text:tab/>including the +4 bonus from being prone.</text:p>
      <text:p text:style-name="P200"><text:tab/><text:tab/><text:span text:style-name="T333">Leaping Charge</text:span></text:p>
      <text:p text:style-name="P200"><text:tab/><text:tab/>-Mounted Combat</text:p>
      <text:p text:style-name="P200"><text:tab/><text:tab/>-BAB of 5</text:p>
      <text:p text:style-name="P200"><text:tab/><text:tab/>-Ride 5 ranks</text:p>
      <text:p text:style-name="P200"><text:tab/><text:tab/>-When mounted you can make a Ride check during a charge action to gain additional <text:tab/><text:tab/><text:tab/>damage on all attacks made by you and your mount during the charge. <text:s/>The DC for this <text:tab/><text:tab/><text:tab/>Ride check is 15 for an additional +2 damage and 20 for an additional +4 damage. <text:s/>If <text:tab/><text:tab/><text:tab/>you fail this check you do not get to make the attack, and if you fail the check by 5 or <text:tab/><text:tab/><text:tab/>more you fall off your mount. <text:s/>This feat can only be used against targets that are at least <text:tab/><text:tab/><text:tab/>1 size category lower than your mount.</text:p>
      <text:p text:style-name="P200"><text:tab/><text:tab/><text:tab/><text:span text:style-name="T333">Slamming Charge</text:span></text:p>
      <text:p text:style-name="P200"><text:tab/><text:tab/><text:tab/>-Leaping Charge</text:p>
      <text:p text:style-name="P200"><text:tab/><text:tab/><text:tab/>-Ride 10 ranks</text:p>
      <text:p text:style-name="P200"><text:tab/><text:tab/><text:tab/>-Your Leaping charge can be used against targets that are of equal size to your <text:tab/><text:tab/><text:tab/><text:tab/>mount, and when you make a charge, bull rush or overrun action against a target <text:tab/><text:tab/><text:tab/><text:tab/>that is your mount's size or smaller, your mount gains an additional slam attack <text:tab/><text:tab/><text:tab/><text:tab/>against your target by smashing their body mass into them. <text:s/>This attack <text:tab/><text:tab/><text:tab/><text:tab/><text:tab/>automatically hits if your attack does and deals 1d<text:span text:style-name="T787">10</text:span> points of damage plus one <text:tab/><text:tab/><text:tab/><text:tab/>and a half your mount's Str modifier. <text:s/>This damage increases by 1d<text:span text:style-name="T787">10</text:span> +1 for <text:tab/><text:tab/><text:tab/><text:tab/>every size category your mount is larger than the target(maximum 3d<text:span text:style-name="T787">10</text:span> + 3).</text:p>
      <text:p text:style-name="P1"><text:span text:style-name="T324"><text:tab/></text:span><text:span text:style-name="T327">Able Learner</text:span></text:p>
      <text:p text:style-name="P30"><text:tab/>-Skillful(any 3)</text:p>
      <text:p text:style-name="P253"><text:soft-page-break/><text:span text:style-name="T175"><text:tab/>-Gain skill points equal to what you would gain per level from a class you have class levels <text:tab/>in(minimum 4 + Int modifier). <text:s/>This feat can be taken a number of times equal to 4 + your <text:tab/></text:span><text:span text:style-name="T251">base</text:span><text:span text:style-name="T175"> Int modifier, it's effects stack.</text:span></text:p>
      <text:p text:style-name="P253"><text:span text:style-name="T175"><text:tab/><text:tab/></text:span><text:span text:style-name="T251">Skillful Adept</text:span></text:p>
      <text:p text:style-name="P30"><text:tab/><text:tab/>-Able Learner</text:p>
      <text:p text:style-name="P30"><text:tab/><text:tab/>-Gain a rank in every skill you have taken the Skillful feat for. <text:s/>If this rank would put <text:tab/><text:tab/><text:tab/>you above your normal maximum than your maximum ranks in that skill also increases <text:tab/><text:tab/><text:tab/>by 1. <text:s/>This feat also applies every time you take Skillful after this.</text:p>
      <text:p text:style-name="P253"><text:span text:style-name="T175"><text:tab/><text:tab/></text:span><text:span text:style-name="T249">Open-Minded</text:span></text:p>
      <text:p text:style-name="P30"><text:tab/><text:tab/>-Able Learner</text:p>
      <text:p text:style-name="P30"><text:tab/><text:tab/>-Your maximum skill rank threshold is increased by 2 for all skills. <text:s/>You may also, when <text:tab/><text:tab/>taking this feat, gain a new class skill instead. <text:s/>This feat can be taken multiple times, it's <text:tab/><text:tab/><text:tab/>effects stack. <text:s/>This feat cannot grant more maximum ranks in skills or new class skills <text:tab/><text:tab/><text:tab/>than 5 + your <text:span text:style-name="T333">base</text:span> Int modifier with each total calculated separately. </text:p>
      <text:p text:style-name="P253"><text:span text:style-name="T175"><text:tab/><text:tab/><text:tab/></text:span><text:span text:style-name="T251">Jack of All Trades</text:span></text:p>
      <text:p text:style-name="P30"><text:tab/><text:tab/><text:tab/>-Open-Minded</text:p>
      <text:p text:style-name="P30"><text:tab/><text:tab/><text:tab/>-Ignore the -2 penalty when using a skill you have no ranks in. <text:s/>Can use Trained-<text:tab/><text:tab/><text:tab/><text:tab/>Only skills without a rank in them<text:span text:style-name="T662">(at the standard -2 penalty)</text:span>.</text:p>
      <text:p text:style-name="P253"><text:span text:style-name="T175"><text:tab/><text:tab/><text:tab/></text:span><text:span text:style-name="T249">Encyclopedic Lore </text:span></text:p>
      <text:p text:style-name="P30"><text:tab/><text:tab/><text:tab/>-Open-Minded</text:p>
      <text:p text:style-name="P253"><text:span text:style-name="T175"><text:tab/><text:tab/><text:tab/>-Choose a number of Knowledge or Language skills equal to </text:span><text:span text:style-name="T199">2 +</text:span><text:span text:style-name="T175"> your </text:span><text:span text:style-name="T249">base</text:span><text:span text:style-name="T175"> Int <text:tab/><text:tab/><text:tab/><text:tab/>modifier. These skills are considered class skills. <text:s/>This feat can be taken twice, <text:tab/><text:tab/><text:tab/><text:tab/>when taken a second time, you chose a new set of Knowledge and Language <text:tab/><text:tab/><text:tab/><text:tab/>skills to be class skills.</text:span></text:p>
      <text:p text:style-name="P170"><text:tab/>Skill Focus</text:p>
      <text:p text:style-name="P125"><text:tab/>-Skillful(any)</text:p>
      <text:p text:style-name="P30"><text:tab/>-You gain a +3 bonus to a skill you chose when taking Skillful(or +5 if it is also a class skill). <text:tab/>Your maximum skill rank in that skill increases by 3(or 5 if it is also a class skill). <text:s/>This feat can <text:tab/>be taken once per skill.</text:p>
      <text:p text:style-name="P30"><text:tab/><text:tab/><text:span text:style-name="T333">Steady Concentration</text:span></text:p>
      <text:p text:style-name="P30"><text:tab/><text:tab/>-Skill Focus(Concentration)</text:p>
      <text:p text:style-name="P30"><text:tab/><text:tab/>-You can always take 10 on Concentration checks. <text:s/>If you choose to not take 10 on a <text:tab/><text:tab/><text:tab/>Concentration check, you may roll twice and take the better result.</text:p>
      <text:p text:style-name="P253"><text:span text:style-name="T175"><text:tab/><text:tab/></text:span><text:span text:style-name="T251">Goad</text:span></text:p>
      <text:p text:style-name="P30"><text:tab/><text:tab/>-Skill Focus(Bluff)</text:p>
      <text:p text:style-name="P30"><text:tab/><text:tab/>-BAB of 1</text:p>
      <text:p text:style-name="P30"><text:tab/><text:tab/><text:span text:style-name="T172">-</text:span><text:span text:style-name="T474">As a Move Action, you can goad an opponent who threatens you, has line of sight on <text:tab/><text:tab/><text:tab/>you, can hear you, and has an Intelligence of 3 or higher (Goad is a mind-affecting <text:tab/><text:tab/><text:tab/>ability). On the goaded opponent’s next turn, if the above still applies, it cannot make <text:tab/><text:tab/><text:tab/>melee attacks against anyone but you unless they make a Will save with a DC equal to <text:tab/><text:tab/><text:tab/>10+ your HD + your Cha modifier. The opponent may still move, cast spells, and use <text:tab/><text:tab/><text:tab/>ranged attacks normally</text:span></text:p>
      <text:p text:style-name="P30"><text:span text:style-name="T474"><text:tab/><text:tab/><text:tab/></text:span><text:span text:style-name="T475">Incite Rage</text:span></text:p>
      <text:p text:style-name="P219"><text:tab/><text:tab/><text:tab/>-Goad</text:p>
      <text:p text:style-name="P219"><text:tab/><text:tab/><text:tab/>-You can taunt an opponent to attack you in a rage. To do so you must Goad your <text:tab/><text:tab/><text:tab/>opponent, with a DC 5 higher than normal(the opponent does not have to <text:tab/><text:tab/><text:tab/><text:tab/><text:tab/>threaten you in this case). <text:s/>If they fail their Will save, they must stop what they <text:tab/><text:tab/><text:tab/><text:tab/>are doing and attempt to close to melee with you on their turn. <text:s/>While affected, <text:tab/><text:soft-page-break/><text:tab/><text:tab/><text:tab/>they gain a +2 bonus to attack rolls made against you, but cannot use spells or <text:tab/><text:tab/><text:tab/><text:tab/>ranged attacks or move away from you, and suffer a -2 to their AC.</text:p>
      <text:p text:style-name="P219"><text:tab/><text:tab/><text:span text:style-name="T333">Defensive Climber</text:span></text:p>
      <text:p text:style-name="P219"><text:tab/><text:tab/>-Skill Focus(Climb)</text:p>
      <text:p text:style-name="P219"><text:tab/><text:tab/>-Agile Athlete Skill Trick</text:p>
      <text:p text:style-name="P219"><text:tab/><text:tab/>-By taking a –10 penalty on your Climb check, you retain your Dexterity bonus <text:tab/><text:tab/><text:tab/><text:tab/>to AC while climbing. <text:s/>In addition, you do not need to make a Climb check each time <text:tab/><text:tab/><text:tab/>you are hit.</text:p>
      <text:p text:style-name="P176"><text:tab/><text:tab/>High Society</text:p>
      <text:p text:style-name="P30"><text:tab/><text:tab/>-Skill Focus(Diplomacy)</text:p>
      <text:p text:style-name="P118"><text:tab/><text:tab/>-Gain a <text:span text:style-name="T466">+3 bonus on Bluff, Diplomacy and Disguise checks made when interacting with <text:tab/><text:tab/>members of the highest level of society.</text:span></text:p>
      <text:p text:style-name="P118"><text:span text:style-name="T466"><text:tab/><text:tab/></text:span><text:span text:style-name="T476">Passive Reconnoiter</text:span></text:p>
      <text:p text:style-name="P219"><text:tab/><text:tab/>-Skill Focus(Survival)</text:p>
      <text:p text:style-name="P219"><text:tab/><text:tab/>-You may take a full round action to survey for enemies in your vicinity, if you do you <text:tab/><text:tab/><text:tab/>receive a +3 bonus to all Listen and Spot checks made that round and the following <text:tab/><text:tab/><text:tab/>round.</text:p>
      <text:p text:style-name="P118"><text:span text:style-name="T466"><text:tab/><text:tab/></text:span><text:span text:style-name="T476">Takes One to Know One </text:span></text:p>
      <text:p text:style-name="P219"><text:tab/><text:tab/>-Skill Focus(Disguise)</text:p>
      <text:p text:style-name="P219"><text:tab/><text:tab/>-Skill Focus(Sense Motive)</text:p>
      <text:p text:style-name="P219"><text:tab/><text:tab/>-Gain a +4 bonus on Spot checks to see through another's disguise and to Sense Motive <text:tab/><text:tab/><text:tab/>checks to see through someone else's Bluff to impersonate someone else.</text:p>
      <text:p text:style-name="P118"><text:span text:style-name="T466"><text:tab/><text:tab/></text:span><text:span text:style-name="T476">Urban Stealth</text:span></text:p>
      <text:p text:style-name="P219"><text:tab/><text:tab/>-Skill Focus(Knowledge(Local))</text:p>
      <text:p text:style-name="P219"><text:tab/><text:tab/>-Gain a +3 bonus to all Hide and Move Silently checks made in an urban environment. </text:p>
      <text:p text:style-name="P118"><text:span text:style-name="T466"><text:tab/><text:tab/></text:span><text:span text:style-name="T476">Flotation</text:span></text:p>
      <text:p text:style-name="P219"><text:tab/><text:tab/>-Skill Focus(Swim)</text:p>
      <text:p text:style-name="P276"><text:span text:style-name="T317"><text:tab/><text:tab/>-</text:span><text:span text:style-name="T466">You may float on calm water as a Free Action. You are considered Prone, but otherwise <text:tab/><text:tab/>may cast spells and attack normally. You may sleep while floating on the water.</text:span></text:p>
      <text:p text:style-name="P118"><text:span text:style-name="T466"><text:tab/><text:tab/></text:span><text:span text:style-name="T476">Undead Empathy</text:span></text:p>
      <text:p text:style-name="P219"><text:tab/><text:tab/>-Skill Focus(Diplomacy)</text:p>
      <text:p text:style-name="P219"><text:tab/><text:tab/>-Ability to cast spells OR Wild Empathy class ability</text:p>
      <text:p text:style-name="P276"><text:span text:style-name="T317"><text:tab/><text:tab/>-Gain a </text:span><text:span text:style-name="T466">+4 bonus on Diplomacy checks to change the attitude of Intelligent Undead. <text:s/><text:tab/><text:tab/><text:tab/>You can also use your Diplomacy to influence Mindless Undead (such as Skeletons, <text:tab/><text:tab/><text:tab/>Zombies, etc.).</text:span></text:p>
      <text:p text:style-name="P280"><text:tab/><text:tab/>Mindless Undead initially have the attitude of Hostile.</text:p>
      <text:p text:style-name="P280"><text:tab/><text:tab/>-Stop a Mindless Undead from attacking (Indifferent DC 25)</text:p>
      <text:p text:style-name="P280"><text:tab/><text:tab/>-Stop a Mindless Undead under orders from attacking (Friendly DC 35)</text:p>
      <text:p text:style-name="P281"><text:tab/><text:tab/>-Make a Mindless Undead abandon what it has been ordered to guard (Helpful <text:tab/><text:tab/><text:tab/><text:tab/>DC 45)</text:p>
      <text:p text:style-name="P253"><text:span text:style-name="T175"><text:tab/></text:span><text:span text:style-name="T251">Cool Head</text:span></text:p>
      <text:p text:style-name="P30"><text:tab/>-Skillful</text:p>
      <text:p text:style-name="P30"><text:tab/>-Any 2 mental Skill Tricks</text:p>
      <text:p text:style-name="P30"><text:tab/>-Learn 2 mental Skill Tricks. <text:s/>Your maximum Skill Trick threshold increases by 1. <text:s/>This <text:tab/>feat can <text:tab/>be taken twice, it's effects stack.</text:p>
      <text:p text:style-name="P176"><text:tab/>Freerunner</text:p>
      <text:p text:style-name="P30"><text:tab/>-Skillful</text:p>
      <text:p text:style-name="P30"><text:tab/>-Any 2 movement Skill Tricks</text:p>
      <text:p text:style-name="P30"><text:soft-page-break/><text:tab/>-Learn 2 movement Skill Tricks. <text:s/>Your maximum Skill Trick threshold increases by 1. <text:s/>This <text:tab/>feat can be taken twice, it's effects stack.</text:p>
      <text:p text:style-name="P253"><text:span text:style-name="T175"><text:tab/></text:span><text:span text:style-name="T251">Sure Hand</text:span></text:p>
      <text:p text:style-name="P30"><text:tab/>-Skillful</text:p>
      <text:p text:style-name="P30"><text:tab/>-Any 2 Manipulation Skill Tricks</text:p>
      <text:p text:style-name="P30"><text:tab/>-Learn 2 manipulation Skill Tricks. <text:s/>Your maximum Skill Trick threshold increases by 1. <text:s/><text:tab/>This feat can be taken twice, it's effects stack.</text:p>
      <text:p text:style-name="P253"><text:span text:style-name="T175"><text:tab/></text:span><text:span text:style-name="T251">Sweet Talker</text:span></text:p>
      <text:p text:style-name="P30"><text:tab/>-Skillful</text:p>
      <text:p text:style-name="P30"><text:tab/>-Any 2 interaction Skill Tricks</text:p>
      <text:p text:style-name="P30"><text:tab/>-Learn 2 interaction Skill Tricks. <text:s/>Your maximum Skill Trick threshold increases by 1. <text:s/>This feat <text:tab/>can be taken twice, it's effects stack.</text:p>
      <text:p text:style-name="P253"><text:span text:style-name="T175"><text:tab/><text:tab/></text:span><text:span text:style-name="T251">Skillful Cosmopolitan </text:span></text:p>
      <text:p text:style-name="P30"><text:tab/><text:tab/>-Cool Head</text:p>
      <text:p text:style-name="P30"><text:tab/><text:tab/>-Freerunner</text:p>
      <text:p text:style-name="P30"><text:tab/><text:tab/>-Sure Hand</text:p>
      <text:p text:style-name="P30"><text:tab/><text:tab/>-Sweet Talker</text:p>
      <text:p text:style-name="P30"><text:tab/><text:tab/>-You use your total HD + 2 instead of your class levels to determine your base Skill <text:tab/><text:tab/><text:tab/>Trick threshold. <text:s/>You also learn one Skill Trick from each of the 4 categories.</text:p>
      <text:p text:style-name="P253"><text:span text:style-name="T175"><text:tab/><text:tab/></text:span><text:span text:style-name="T251">Skill Expertise</text:span></text:p>
      <text:p text:style-name="P30"><text:tab/><text:tab/>-Skillful(any 2)</text:p>
      <text:p text:style-name="P30"><text:tab/><text:tab/>-Skill Focus(any 2)</text:p>
      <text:p text:style-name="P30"><text:tab/><text:tab/>-Skill synergies provide an additional +1 to appropriate skill checks.</text:p>
      <text:p text:style-name="P253"><text:span text:style-name="T175"><text:tab/><text:tab/><text:tab/></text:span><text:span text:style-name="T251">Skill Specialization</text:span></text:p>
      <text:p text:style-name="P30"><text:tab/><text:tab/><text:tab/>-Skill Expertise</text:p>
      <text:p text:style-name="P30"><text:tab/><text:tab/><text:tab/>-Gain a +2 bonus to all checks made with your class skills. <text:s/>In addition, a number <text:tab/><text:tab/><text:tab/>of times per day equal to 1 + your Int modifier, you may add 1d6 +1 to any skill <text:tab/><text:tab/><text:tab/><text:tab/>check after the roll has been made. <text:s/>This feat only applies to class skills that <text:tab/><text:tab/><text:tab/><text:tab/>come from your class levels.</text:p>
      <text:p text:style-name="P253"><text:span text:style-name="T175"><text:tab/><text:tab/><text:tab/><text:tab/></text:span><text:span text:style-name="T251">Skill Mastery</text:span></text:p>
      <text:p text:style-name="P30"><text:tab/><text:tab/><text:tab/><text:tab/>-Skill Specialization </text:p>
      <text:p text:style-name="P253"><text:span text:style-name="T175"><text:tab/><text:tab/><text:tab/><text:tab/>-If you posses 10 or more ranks in a skill, you may <text:tab/>treat the die roll as a <text:tab/><text:tab/><text:tab/><text:tab/><text:tab/>10 before the roll is made. <text:s/>This ability can be used a number of times per <text:tab/><text:tab/><text:tab/><text:tab/>day, per skill equal to your </text:span><text:span text:style-name="T251">base</text:span><text:span text:style-name="T175"> Int modifier. <text:s/>In addition, for skills you <text:tab/><text:tab/><text:tab/><text:tab/><text:tab/>have 10 or more ranks in and the Skill Focus feat for, you may treat the <text:tab/><text:tab/><text:tab/><text:tab/><text:tab/>die roll as a 20 before the roll is made. <text:s/>This ability can be used twice per <text:tab/><text:tab/><text:tab/><text:tab/>day, per skill.</text:span></text:p>
      <text:h text:style-name="Heading_20_2" text:outline-level="2">Spell Focus</text:h>
      <text:p text:style-name="P30">-You gain a +1 bonus to the DCs of a single spell school. <text:s/>This feat can be taken a number of times equal to your <text:span text:style-name="T333">base</text:span> ability modifier that affects your spellcasting. <text:s/>Every time it is taken you choose a new school of magic that gains this bonus.</text:p>
      <text:p text:style-name="P253"><text:span text:style-name="T175"><text:tab/></text:span><text:span text:style-name="T249">Improved Spell Focus</text:span></text:p>
      <text:p text:style-name="P30"><text:tab/>-Spell Focus</text:p>
      <text:p text:style-name="P30"><text:tab/>-<text:span text:style-name="T548">Caster level 5th(any)</text:span></text:p>
      <text:p text:style-name="P30"><text:tab/>-You gain an additional +1 bonus to the DCs of the spell School you chose with Spell Focus.</text:p>
      <text:p text:style-name="P253"><text:span text:style-name="T175"><text:tab/><text:tab/></text:span><text:span text:style-name="T249">Greater Spell Focus</text:span></text:p>
      <text:p text:style-name="P30"><text:tab/><text:tab/>-Improved Spell Focus</text:p>
      <text:p text:style-name="P34"><text:soft-page-break/><text:tab/><text:tab/>-<text:span text:style-name="T548">Caster level 10th(any)</text:span></text:p>
      <text:p text:style-name="P30"><text:tab/><text:tab/>-You gain an additional +1 bonus to the DCs of the spell School you chose with Spell <text:tab/><text:tab/><text:tab/>Focus. <text:s/>Once per encounter you may add 1d4 + 1 to the DC of one of your spells in your <text:tab/><text:tab/>chosen school. <text:s/>This effect can be used after the target has rolled their save.</text:p>
      <text:p text:style-name="P253"><text:span text:style-name="T175"><text:tab/></text:span><text:span text:style-name="T249">Spell Penetration</text:span></text:p>
      <text:p text:style-name="P30"><text:tab/>-Spell Focus</text:p>
      <text:p text:style-name="P30"><text:tab/>-Your gain a +2 bonus to overcome a target's SR.</text:p>
      <text:p text:style-name="P253"><text:span text:style-name="T175"><text:tab/><text:tab/></text:span><text:span text:style-name="T249">Improved Spell Penetration</text:span></text:p>
      <text:p text:style-name="P30"><text:tab/><text:tab/>-Spell Penetration</text:p>
      <text:p text:style-name="P34"><text:tab/><text:tab/>-<text:span text:style-name="T548">Caster level 5th(any)</text:span></text:p>
      <text:p text:style-name="P30"><text:tab/><text:tab/>-You gain an additional +2 bonus to overcome a target’s SR</text:p>
      <text:p text:style-name="P253"><text:span text:style-name="T175"><text:tab/><text:tab/><text:tab/></text:span><text:span text:style-name="T249">Greater Spell Penetration</text:span></text:p>
      <text:p text:style-name="P30"><text:tab/><text:tab/><text:tab/>-Improved Spell Penetration</text:p>
      <text:p text:style-name="P34"><text:tab/><text:tab/><text:tab/>-<text:span text:style-name="T548">Caster level 10th(any)</text:span></text:p>
      <text:p text:style-name="P30"><text:tab/><text:tab/><text:tab/>-You gain an additional +2 bonus to overcome a target’s SR <text:s/>Once per encounter <text:tab/><text:tab/><text:tab/><text:tab/>you may roll twice to overcome an opponent's SR and take the better result.</text:p>
      <text:p text:style-name="P30"><text:tab/><text:span text:style-name="T333">Spell Expertise</text:span></text:p>
      <text:p text:style-name="P30"><text:tab/>-Spell Focus</text:p>
      <text:p text:style-name="P30"><text:tab/>-When casting a spell in your chosen school that deals damage or healing, you add +1 to that <text:tab/><text:tab/>value for every die the spell uses.</text:p>
      <text:p text:style-name="P30"><text:tab/><text:tab/><text:span text:style-name="T333">Improved Spell Expertise</text:span></text:p>
      <text:p text:style-name="P30"><text:tab/><text:tab/>-Spell Expertise</text:p>
      <text:p text:style-name="P34"><text:tab/><text:tab/>-<text:span text:style-name="T548">Caster level 5th(any)</text:span></text:p>
      <text:p text:style-name="P30"><text:tab/><text:tab/>-When casting a spell from your chosen school that deals damage or healing, you may <text:tab/><text:tab/><text:tab/>forgo the roll and simply apply the average damage or healing the dice would normally <text:tab/><text:tab/><text:tab/>allow. <text:s/>This feat only affects the dice rolled, not any numerical bonuses from others <text:tab/><text:tab/><text:tab/>effects and feats.</text:p>
      <text:p text:style-name="P30"><text:tab/><text:tab/><text:tab/><text:span text:style-name="T333">Greater Spell Expertise</text:span></text:p>
      <text:p text:style-name="P30"><text:tab/><text:tab/><text:tab/>-Improved Spell Expertise</text:p>
      <text:p text:style-name="P34"><text:tab/><text:tab/><text:tab/>--<text:span text:style-name="T548">Caster level 10th(any)</text:span></text:p>
      <text:p text:style-name="P30"><text:tab/><text:tab/><text:tab/>-When casting spells from your chosen school that deal damage or healing, you <text:tab/><text:tab/><text:tab/><text:tab/>roll 1 additional die for that spell that it would normally allow. <text:s/>This feat has no <text:tab/><text:tab/><text:tab/><text:tab/>effect on spells that only roll a single die.</text:p>
      <text:p text:style-name="P30"><text:tab/><text:span text:style-name="T333">Spell Specialization</text:span></text:p>
      <text:p text:style-name="P30"><text:tab/>-Spell Focus</text:p>
      <text:p text:style-name="P30"><text:tab/>-Choose a single spell you can cast from your chosen school. <text:s/>Your caster level is considered 1 <text:tab/><text:tab/>higher when casting that spell.</text:p>
      <text:p text:style-name="P30"><text:tab/><text:tab/><text:span text:style-name="T333">Improved Spell Specialization</text:span></text:p>
      <text:p text:style-name="P30"><text:tab/><text:tab/>-Spell Specialization</text:p>
      <text:p text:style-name="P34"><text:tab/><text:tab/>-<text:span text:style-name="T548">Caster level 5th(any)</text:span></text:p>
      <text:p text:style-name="P30"><text:tab/><text:tab/>--Your chosen spell from Spell Specialization gains twice the bonus from Spell Focus <text:tab/><text:tab/><text:tab/>and 50% more bonus from Spell Penetration.</text:p>
      <text:p text:style-name="P30"><text:tab/><text:tab/><text:tab/><text:span text:style-name="T333">Greater Spell Specialization</text:span></text:p>
      <text:p text:style-name="P30"><text:tab/><text:tab/><text:tab/>-Improved Spell Specialization</text:p>
      <text:p text:style-name="P34"><text:tab/><text:tab/><text:tab/>-<text:span text:style-name="T548">Caster level 10th(any)</text:span></text:p>
      <text:p text:style-name="P30"><text:tab/><text:tab/><text:tab/>-Once per day, when casting your chosen spell, you may apply the affects of a <text:tab/><text:tab/><text:tab/><text:tab/>metamagic feat that you know without using one of it's uses per day. <text:s/>This feat <text:tab/><text:tab/><text:tab/><text:tab/>has no effect on metamagic feats that can only be used once per day at base.</text:p>
      <text:p text:style-name="P30"><text:tab/><text:span text:style-name="T333">Arcane Defense</text:span></text:p>
      <text:p text:style-name="P30"><text:soft-page-break/><text:tab/>-Spell Focus(any)</text:p>
      <text:p text:style-name="P30"><text:tab/>-Caster level 3rd(any)</text:p>
      <text:p text:style-name="P30"><text:tab/>-Gain a +1 bonus on saves vs spells from a single school, +2 if it matches your Spell Focus <text:tab/>school. This feat can be taken a number of times equal to your <text:span text:style-name="T333">base</text:span> ability modifier that affects <text:tab/>your spellcasting. <text:s/>Every time it is taken you choose a new school of magic that gains this <text:tab/>bonus.</text:p>
      <text:p text:style-name="P30"><text:tab/><text:span text:style-name="T333">Arcane Familiarity</text:span></text:p>
      <text:p text:style-name="P30"><text:tab/>-Spell Focus(any)</text:p>
      <text:p text:style-name="P30"><text:tab/>-Caster level 5th(any arcane)</text:p>
      <text:p text:style-name="P30"><text:tab/>-Choose a number of spells from your chosen school equal to 1 + your <text:span text:style-name="T333">base</text:span> ability modifier that <text:tab/>governs your spellcasting. <text:s/>You no longer need to prepare these spells from a spellbook. <text:s/>This <text:tab/>feat can be taken multiple times, each time it is taken you choose a new set of spell from <text:tab/>another school of magic that you have Spell Focus in.</text:p>
      <text:p text:style-name="P30"><text:tab/><text:span text:style-name="T333">Arcane</text:span><text:span text:style-name="T332"> Gaze</text:span></text:p>
      <text:p text:style-name="P125"><text:tab/>-Spell Focus</text:p>
      <text:p text:style-name="P125"><text:tab/>-Caster level 9th(any arcane)</text:p>
      <text:p text:style-name="P277"><text:span text:style-name="T311"><text:tab/></text:span><text:span text:style-name="T312">-You can cast</text:span><text:span text:style-name="T474"> </text:span><text:span text:style-name="T484">Detect Magic</text:span><text:span text:style-name="T474">, at will. <text:s/>By making a Sense Motive check vs. DC (10 + the target’s <text:tab/>caster level), you may determine the highest level spell the target is still capable of casting.</text:span></text:p>
      <text:p text:style-name="P253"><text:span text:style-name="T175"><text:tab/><text:tab/></text:span><text:span text:style-name="T249">Spell Mastery</text:span></text:p>
      <text:p text:style-name="P30"><text:tab/><text:tab/>-Spell Focus</text:p>
      <text:p text:style-name="P30"><text:tab/><text:tab/>-Spell Expertise</text:p>
      <text:p text:style-name="P30"><text:tab/><text:tab/>-Spell Specialization</text:p>
      <text:p text:style-name="P34"><text:tab/><text:tab/>-<text:span text:style-name="T548">Caster level </text:span><text:span text:style-name="T606">5</text:span><text:span text:style-name="T548">th(any)</text:span></text:p>
      <text:p text:style-name="P30"><text:tab/><text:tab/>-You may choose a spell from one of your chosen schools, when casting that spell, your <text:tab/><text:tab/><text:tab/>target must roll to save against your spell twice(assuming the spell has one) and take the <text:tab/><text:tab/>worse result. <text:s/>This feat can be taken multiple times. <text:s/>Each time it is taken you may <text:tab/><text:tab/><text:tab/>choose an additional spell from a different school of magic you have taken Spell Focus <text:tab/><text:tab/><text:tab/>for.</text:p>
      <text:p text:style-name="P253"><text:span text:style-name="T175"><text:tab/><text:tab/><text:tab/></text:span><text:span text:style-name="T249">Extraordinary Spell Aim</text:span></text:p>
      <text:p text:style-name="P30"><text:tab/><text:tab/><text:tab/>-Spell Mastery</text:p>
      <text:p text:style-name="P34"><text:tab/><text:tab/><text:tab/>-<text:span text:style-name="T548">Caster level 8th(any)</text:span></text:p>
      <text:p text:style-name="P253"><text:span text:style-name="T175"><text:tab/><text:tab/><text:tab/>-When casting an area of effect spell, you may choose to omit one ally of your <text:tab/><text:tab/><text:tab/><text:tab/>choice from the effect or grant all allies in the effect a +4 bonus to their saving <text:tab/><text:tab/><text:tab/><text:tab/>throw. <text:s/>This feat can be taken a number of times equal to your </text:span><text:span text:style-name="T249">base</text:span><text:span text:style-name="T175"> primary <text:tab/><text:tab/><text:tab/><text:tab/>ability modifier that affects your spell casting. <text:s/>Each time it is taken you may <text:tab/><text:tab/><text:tab/><text:tab/>choose to exclude one additional ally or grant all allies an additional +2 to the <text:tab/><text:tab/><text:tab/><text:tab/>saving throw.</text:span></text:p>
      <text:p text:style-name="P253"><text:span text:style-name="T175"><text:tab/><text:tab/><text:tab/></text:span><text:span text:style-name="T249">Spell High Mastery</text:span></text:p>
      <text:p text:style-name="P30"><text:tab/><text:tab/><text:tab/>-Spell Mastery</text:p>
      <text:p text:style-name="P30"><text:tab/><text:tab/><text:tab/>-Improved Spell Focus</text:p>
      <text:p text:style-name="P30"><text:tab/><text:tab/><text:tab/>-Improved Spell Expertise</text:p>
      <text:p text:style-name="P30"><text:tab/><text:tab/><text:tab/>-Improved Spell Specialization</text:p>
      <text:p text:style-name="P34"><text:tab/><text:tab/><text:tab/>-<text:span text:style-name="T548">Caster level 10th(any)</text:span></text:p>
      <text:p text:style-name="P30"><text:tab/><text:tab/><text:tab/>-When taking this feat, choose one spell that you chose with Spell Mastery. <text:s/><text:tab/><text:tab/><text:tab/><text:tab/>When casting that spell, your total bonus from Spell Focus, Spell Penetration, <text:tab/><text:tab/><text:tab/><text:tab/>Spell Expertise, and Spell Specialization increase by 1. <text:s/>When casting your <text:tab/><text:tab/><text:tab/><text:tab/>chosen spell, you no longer need to roll a Concentration check to prevent losing <text:tab/><text:tab/><text:tab/><text:tab/>that spell from taking damage or other environmental hazards and penalties.</text:p>
      <text:p text:style-name="P253"><text:span text:style-name="T175"><text:tab/><text:tab/><text:tab/><text:tab/></text:span><text:span text:style-name="T251">Spell Grandmastery</text:span></text:p>
      <text:p text:style-name="P30"><text:soft-page-break/><text:tab/><text:tab/><text:tab/><text:tab/>-Spell High Mastery</text:p>
      <text:p text:style-name="P30"><text:tab/><text:tab/><text:tab/><text:tab/>-Greater Spell Focus</text:p>
      <text:p text:style-name="P30"><text:tab/><text:tab/><text:tab/><text:tab/>-Greater Spell Expertise</text:p>
      <text:p text:style-name="P30"><text:tab/><text:tab/><text:tab/><text:tab/>-Greater Spell Specialization</text:p>
      <text:p text:style-name="P34"><text:tab/><text:tab/><text:tab/><text:tab/>-<text:span text:style-name="T548">Caster level 15th(any)</text:span></text:p>
      <text:p text:style-name="P30"><text:tab/><text:tab/><text:tab/><text:tab/>-You can now cast your chosen spell as a spell-like ability. <text:s/>This ability <text:tab/><text:tab/><text:tab/><text:tab/><text:tab/>can be used a number of times per encounter equal to 10 - the level of the <text:tab/><text:tab/><text:tab/><text:tab/>spell. <text:s/>Any material components are ignored but you must still pay any <text:tab/><text:tab/><text:tab/><text:tab/><text:tab/>XP cost for the spell if it has any.</text:p>
      <text:p text:style-name="P170"><text:tab/>Empower Spell</text:p>
      <text:p text:style-name="P30"><text:tab/>-Spell Focus</text:p>
      <text:p text:style-name="P39"><text:tab/>-<text:span text:style-name="T576">Caster level 5</text:span><text:span text:style-name="T10">th</text:span><text:span text:style-name="T576">(any)</text:span></text:p>
      <text:p text:style-name="P30"><text:tab/>You can cast spells with all variable numeric components increased by 50%. <text:s/>This feat is usable <text:tab/>3 times per day. <text:s/>You may take this feat multiple times, it's effects stack.</text:p>
      <text:p text:style-name="P253"><text:span text:style-name="T175"><text:tab/></text:span><text:span text:style-name="T249">Enlarge Spell</text:span></text:p>
      <text:p text:style-name="P30"><text:tab/>-Spell Focus</text:p>
      <text:p text:style-name="P39"><text:tab/>-<text:span text:style-name="T576">Caster level 3</text:span><text:span text:style-name="T10">rd</text:span><text:span text:style-name="T576">(any)</text:span></text:p>
      <text:p text:style-name="P30"><text:tab/>-You can cast spells with a range of close, medium or long at one step higher in range. <text:s/>This feat <text:tab/>is usable 4 times per day. <text:s/>You may take this feat multiple times, it's effects stack.</text:p>
      <text:p text:style-name="P170"><text:tab/>Extend Spell</text:p>
      <text:p text:style-name="P30"><text:tab/>-Spell Focus</text:p>
      <text:p text:style-name="P39"><text:tab/>-<text:span text:style-name="T576">Caster level 4</text:span><text:span text:style-name="T10">th</text:span><text:span text:style-name="T576">(any)</text:span></text:p>
      <text:p text:style-name="P30"><text:tab/>-You can cast spells with a duration that is not instant, concentration or permanent at twice <text:tab/>it's duration. <text:s/>This feat is usable 4 times per day. <text:s/>You may take this feat multiple times, it's <text:tab/>effects stack.</text:p>
      <text:p text:style-name="P253"><text:span text:style-name="T175"><text:tab/><text:tab/></text:span><text:span text:style-name="T249">Persistent Spell</text:span></text:p>
      <text:p text:style-name="P30"><text:tab/><text:tab/>-Extend Spell</text:p>
      <text:p text:style-name="P39"><text:tab/><text:tab/>-<text:span text:style-name="T576">Caster level 8</text:span><text:span text:style-name="T10">th</text:span><text:span text:style-name="T576">(any)</text:span></text:p>
      <text:p text:style-name="P30"><text:tab/><text:tab/>-You can cast certain spells with a fixed or personal range to have a duration of 24 hours. <text:s/><text:tab/><text:tab/>This feat is usable 1 time per day. <text:s/>You may take this feat multiple times, it's effects <text:tab/><text:tab/><text:tab/>stack.</text:p>
      <text:p text:style-name="P253"><text:span text:style-name="T175"><text:tab/></text:span><text:span text:style-name="T249">Heighten Spell</text:span></text:p>
      <text:p text:style-name="P30"><text:tab/>-Spell Focus</text:p>
      <text:p text:style-name="P30"><text:tab/>You can cast spells as a higher level of spell. <text:s/><text:span text:style-name="T547">This feat cannot allow you to cast spells of a <text:tab/>higher level than you could normally cast.</text:span></text:p>
      <text:p text:style-name="P253"><text:span text:style-name="T175"><text:tab/></text:span><text:span text:style-name="T249">Maximize Spell</text:span></text:p>
      <text:p text:style-name="P30"><text:tab/>-Spell Focus</text:p>
      <text:p text:style-name="P39"><text:tab/>-<text:span text:style-name="T576">Caster level 5</text:span><text:span text:style-name="T10">th</text:span><text:span text:style-name="T576">(any)</text:span></text:p>
      <text:p text:style-name="P30"><text:tab/>-You can cast spells with variable numeric components at their maximum value. <text:s/>This feat is <text:tab/>usable 1 time per day. <text:s/>You may take this feat multiple times, it's effects stack.</text:p>
      <text:p text:style-name="P253"><text:span text:style-name="T175"><text:tab/></text:span><text:span text:style-name="T249">Quicken Spell</text:span></text:p>
      <text:p text:style-name="P30"><text:tab/>-Spell Focus</text:p>
      <text:p text:style-name="P39"><text:tab/>-<text:span text:style-name="T576">Caster level 5</text:span><text:span text:style-name="T10">th</text:span><text:span text:style-name="T576">(any)</text:span></text:p>
      <text:p text:style-name="P30"><text:tab/>-You can cast spells as a free action. <text:s/>This feat is usable 1 time per day. <text:s/>You may take this feat <text:tab/>multiple times, it's effects stack.</text:p>
      <text:p text:style-name="P253"><text:span text:style-name="T175"><text:tab/></text:span><text:span text:style-name="T249">Rapid Spell</text:span></text:p>
      <text:p text:style-name="P30"><text:tab/>-Spell Focus</text:p>
      <text:p text:style-name="P39"><text:tab/>-<text:span text:style-name="T576">Caster level 3</text:span><text:span text:style-name="T10">rd</text:span><text:span text:style-name="T576">(any)</text:span></text:p>
      <text:p text:style-name="P30"><text:soft-page-break/><text:tab/>-You can cast spell that have a longer cast time than a standard action within a standard <text:tab/>action. <text:s/><text:tab/>This feat is usable 1 time per day. <text:s/>You may take this feat multiple times, it's effects stack.</text:p>
      <text:p text:style-name="P253"><text:span text:style-name="T175"><text:tab/></text:span><text:span text:style-name="T249">Reach Spell</text:span></text:p>
      <text:p text:style-name="P30"><text:tab/>-Spell Focus</text:p>
      <text:p text:style-name="P30"><text:tab/>-You can cast spells with a range of touch at a range of 30 ft. <text:s/>This feat is usable 4 times per day. <text:s/><text:tab/>You may take this feat multiple times, it's effects stack.</text:p>
      <text:p text:style-name="P253"><text:span text:style-name="T175"><text:tab/></text:span><text:span text:style-name="T249">Silent Spell</text:span></text:p>
      <text:p text:style-name="P30"><text:tab/>-Spell Focus</text:p>
      <text:p text:style-name="P30"><text:tab/>-You can cast spells without sonic components. <text:s/>This feat is usable 4 times per day. <text:s/>You may <text:tab/>take this feat multiple times, it's effects stack.</text:p>
      <text:p text:style-name="P170"><text:tab/>Still Spell</text:p>
      <text:p text:style-name="P30"><text:tab/>-Spell Focus</text:p>
      <text:p text:style-name="P30"><text:tab/>-You can cast spells without somatic components. <text:s/>This feat is usable 4 times per day. <text:s/>You may <text:tab/>take this feat multiple times, it's effects stack.</text:p>
      <text:p text:style-name="P253"><text:span text:style-name="T175"><text:tab/></text:span><text:span text:style-name="T249">Transdimensional Spell</text:span></text:p>
      <text:p text:style-name="P30"><text:tab/>-Spell Focus</text:p>
      <text:p text:style-name="P39"><text:tab/>-<text:span text:style-name="T576">Caster level 3</text:span><text:span text:style-name="T10">rd</text:span><text:span text:style-name="T576">(any)</text:span></text:p>
      <text:p text:style-name="P30"><text:tab/>Your spells can affect beings on other planes. <text:s/>This feat is usable 4 times per day. <text:s/>You may take <text:tab/>this feat multiple times, it's effects stack.</text:p>
      <text:p text:style-name="P170"><text:tab/>Widen Spell</text:p>
      <text:p text:style-name="P30"><text:tab/>-Spell Focus</text:p>
      <text:p text:style-name="P39"><text:tab/>-<text:span text:style-name="T576">Caster level 3</text:span><text:span text:style-name="T10">rd</text:span><text:span text:style-name="T576">(any)</text:span></text:p>
      <text:p text:style-name="P30"><text:tab/>-You can cast spells with a burst, emanation, line or spread with twice the affected area. <text:s/>This <text:tab/>feat is usable 2 times per day. <text:s/>You may take this feat multiple times, it's effects stack.</text:p>
      <text:p text:style-name="P253"><text:span text:style-name="T175"><text:tab/><text:tab/></text:span><text:span text:style-name="T249">Delay Spell</text:span></text:p>
      <text:p text:style-name="P30"><text:tab/><text:tab/>-Any Metamagic feat</text:p>
      <text:p text:style-name="P30"><text:tab/><text:tab/>-<text:span text:style-name="T576">Caster level 5</text:span><text:span text:style-name="T10">th</text:span><text:span text:style-name="T576">(any)</text:span></text:p>
      <text:p text:style-name="P30"><text:tab/><text:tab/>You can cast a spell and delay it's effect for up to 5 rounds. <text:s/>This feat is usable 4 times <text:tab/><text:tab/><text:tab/>per day. <text:s/>You may take this feat multiple times, it's effects stack.</text:p>
      <text:p text:style-name="P253"><text:span text:style-name="T175"><text:tab/><text:tab/></text:span><text:span text:style-name="T249">Energy Substitution</text:span></text:p>
      <text:p text:style-name="P30"><text:tab/><text:tab/>-Any Metamagic feat</text:p>
      <text:p text:style-name="P39"><text:tab/><text:tab/>-<text:span text:style-name="T576">Caster level 5</text:span><text:span text:style-name="T10">th</text:span><text:span text:style-name="T576">(any)</text:span></text:p>
      <text:p text:style-name="P30"><text:tab/><text:tab/>-You can cast spells with a specific energy type to deal another type of energy damage. <text:s/><text:tab/><text:tab/><text:tab/>This feat is usable 4 times per day. <text:s/>You may take this feat multiple times, it's effects <text:tab/><text:tab/><text:tab/>stack.</text:p>
      <text:p text:style-name="P253"><text:span text:style-name="T175"><text:tab/><text:tab/><text:tab/></text:span><text:span text:style-name="T249">Energy Admixture</text:span></text:p>
      <text:p text:style-name="P30"><text:tab/><text:tab/><text:tab/>-Energy Substitution</text:p>
      <text:p text:style-name="P30"><text:tab/><text:tab/><text:tab/>-You can cast spells with an energy type to deal double damage by adding <text:tab/><text:tab/><text:tab/><text:tab/>another energy type to the spell. <text:s/>This feat is usable 1 time <text:tab/>per day. <text:s/>You may <text:tab/><text:tab/><text:tab/><text:tab/>take this feat multiple times, it's effects stack.</text:p>
      <text:p text:style-name="P253"><text:span text:style-name="T175"><text:tab/><text:tab/></text:span><text:span text:style-name="T249">Nonlethal Substitution</text:span></text:p>
      <text:p text:style-name="P30"><text:tab/><text:tab/>-Any Metamagic feat</text:p>
      <text:p text:style-name="P39"><text:tab/><text:tab/>-<text:span text:style-name="T576">Caster level 3</text:span><text:span text:style-name="T10">rd</text:span><text:span text:style-name="T576">(any)</text:span></text:p>
      <text:p text:style-name="P30"><text:tab/><text:tab/>-You can cast spells to deal nonlethal damage. <text:s/>This feat is usable 4 times per day. <text:s/>You <text:tab/><text:tab/><text:tab/>may take this feat multiple times, it's effects stack.</text:p>
      <text:p text:style-name="P253"><text:span text:style-name="T175"><text:tab/><text:tab/></text:span><text:span text:style-name="T249">Repeat Spell</text:span></text:p>
      <text:p text:style-name="P30"><text:tab/><text:tab/>-Any Metamagic feat</text:p>
      <text:p text:style-name="P39"><text:tab/><text:tab/>-<text:span text:style-name="T576">Caster level 5</text:span><text:span text:style-name="T10">th</text:span><text:span text:style-name="T576">(any)</text:span></text:p>
      <text:p text:style-name="P30"><text:soft-page-break/><text:tab/><text:tab/>-You can cast a spell that is automatically cast again the following round. <text:s/>This feat is <text:tab/><text:tab/><text:tab/>usable 2 times per day. <text:s/>You may take this feat multiple times, it's effects stack.</text:p>
      <text:p text:style-name="P253"><text:span text:style-name="T175"><text:tab/><text:tab/></text:span><text:span text:style-name="T249">Sculpt Spell</text:span></text:p>
      <text:p text:style-name="P30"><text:tab/><text:tab/>-Any Metamagic feat</text:p>
      <text:p text:style-name="P39"><text:tab/><text:tab/>-<text:span text:style-name="T576">Caster level 3</text:span><text:span text:style-name="T10">rd</text:span><text:span text:style-name="T576">(any)</text:span></text:p>
      <text:p text:style-name="P30"><text:tab/><text:tab/>-You can cast spells that have a particular shape as a different shape. <text:s/>This feat is usable <text:tab/><text:tab/><text:tab/>4 times per day. <text:s/>You may take this feat multiple times, it's effects stack.</text:p>
      <text:p text:style-name="P253"><text:span text:style-name="T175"><text:tab/></text:span><text:span text:style-name="T249"><text:tab/>Split Ray</text:span></text:p>
      <text:p text:style-name="P30"><text:tab/><text:tab/>-Any Metamagic feat</text:p>
      <text:p text:style-name="P39"><text:tab/><text:tab/>-<text:span text:style-name="T576">Caster level 5</text:span><text:span text:style-name="T10">th</text:span><text:span text:style-name="T576">(any)</text:span></text:p>
      <text:p text:style-name="P30"><text:tab/><text:tab/>-You can cast a ray spell at 2 different targets. <text:s/>This feat is usable 3 times per day. <text:s/>You <text:tab/><text:tab/><text:tab/>may take this feat multiple times, it's effects stack.</text:p>
      <text:p text:style-name="P253"><text:span text:style-name="T175"><text:tab/><text:tab/></text:span><text:span text:style-name="T249">Twin Spell</text:span></text:p>
      <text:p text:style-name="P30"><text:tab/><text:tab/>-Any Metamagic feat</text:p>
      <text:p text:style-name="P39"><text:tab/><text:tab/>-<text:span text:style-name="T576">Caster level 7</text:span><text:span text:style-name="T10">th</text:span><text:span text:style-name="T576">(any)</text:span></text:p>
      <text:p text:style-name="P30"><text:tab/><text:tab/>-You can cast a spell twice in a single action. <text:s/>This feat is usable 1 time per day. <text:s/>You <text:tab/><text:tab/><text:tab/>may take this feat multiple times, it's effects stack.</text:p>
      <text:p text:style-name="P253"><text:span text:style-name="T175"><text:tab/><text:tab/></text:span><text:span text:style-name="T249">Metamagic Mastery</text:span></text:p>
      <text:p text:style-name="P30"><text:tab/><text:tab/>-Any 5 Metamagic Feats.</text:p>
      <text:p text:style-name="P39"><text:tab/><text:tab/>-<text:span text:style-name="T576">Caster level 10</text:span><text:span text:style-name="T10">th</text:span><text:span text:style-name="T576">(any)</text:span></text:p>
      <text:p text:style-name="P253"><text:span text:style-name="T175"><text:tab/><text:tab/>-You gain 1 additional use of all the metamagic feats you know per day. <text:s/>You can take <text:tab/><text:tab/><text:tab/>this feat a number of times equal to your </text:span><text:span text:style-name="T249">base</text:span><text:span text:style-name="T175"> primary spellcasting modifier. <text:s/>It's effects <text:tab/><text:tab/>stack.</text:span></text:p>
      <text:h text:style-name="P307" text:outline-level="2">Spiritcaller’s Boon</text:h>
      <text:p text:style-name="P104">-Call of the Elements class ability </text:p>
      <text:p text:style-name="P301"><text:span text:style-name="T175">-Gain a +1 to the DC of your elemental spells. <text:s/>So long as you have at least one 1</text:span><text:span text:style-name="T281">st</text:span><text:span text:style-name="T175"> level spell remaining to cast, you are considered under the effects of a continuous </text:span><text:span text:style-name="T270">endure</text:span><text:span text:style-name="T175"> </text:span><text:span text:style-name="T270">elements</text:span><text:span text:style-name="T175"> spell, as well as having a resist 1 to all elemental damage. <text:s/>This resist rating stacks with other forms of resistance. </text:span></text:p>
      <text:p text:style-name="P301"><text:span text:style-name="T175"><text:tab/></text:span><text:span text:style-name="T264">Spiritual Guidance</text:span></text:p>
      <text:p text:style-name="P107"><text:tab/>-Spiritcaller’s Training class ability </text:p>
      <text:p text:style-name="P107"><text:tab/>-Your class abilities as well as your elemental spells do not damage or adversely affect your <text:tab/>allies in combat.</text:p>
      <text:p text:style-name="P107"><text:tab/><text:tab/><text:span text:style-name="T429">Spiritual Bane</text:span></text:p>
      <text:p text:style-name="P107"><text:tab/><text:tab/>-<text:span text:style-name="T810">Spiritual Guidance</text:span></text:p>
      <text:p text:style-name="P107"><text:tab/><text:tab/>-<text:span text:style-name="T810">Compiled Training(Shaman)</text:span></text:p>
      <text:p text:style-name="P107"><text:tab/><text:tab/>-<text:span text:style-name="T810">Your elemental damage from your druidic spells and class abilities ignore the normal <text:tab/><text:tab/><text:tab/>miss chance against incorporeal foes. </text:span></text:p>
      <text:p text:style-name="P301"><text:span text:style-name="T175"><text:tab/></text:span><text:span text:style-name="T258">Totemic Projection</text:span></text:p>
      <text:p text:style-name="P109"><text:tab/>-Spiritcaller’s Boon</text:p>
      <text:p text:style-name="P109"><text:tab/>-You may summon your totems in an unoccupied space up to 10ft away from your square.</text:p>
      <text:p text:style-name="P301"><text:span text:style-name="T209"><text:tab/></text:span><text:span text:style-name="T258">Totemic Reach</text:span></text:p>
      <text:p text:style-name="P109"><text:tab/>-Spiritcaller’s Boon</text:p>
      <text:p text:style-name="P109"><text:tab/>-Your totem effects now have a range of 15ft.</text:p>
      <text:p text:style-name="P301"><text:span text:style-name="T209"><text:tab/><text:tab/></text:span><text:span text:style-name="T258">Enhanced Totems</text:span></text:p>
      <text:p text:style-name="P109"><text:tab/><text:tab/>-Totemic Reach OR Totemic Projection</text:p>
      <text:p text:style-name="P109"><text:tab/><text:tab/>-Compiled Training(Shaman)</text:p>
      <text:p text:style-name="P109"><text:tab/><text:tab/>-Your defensive totems gain new abilities as follows:</text:p>
      <text:p text:style-name="P301"><text:soft-page-break/><text:span text:style-name="T209"><text:tab/><text:tab/></text:span><text:span text:style-name="T258">Windwall</text:span><text:span text:style-name="T209">- <text:s/>Your Grace of Air Totem’s AC bonus against ranged weapon attacks is <text:tab/><text:tab/><text:tab/>considered 50% higher(round up)</text:span></text:p>
      <text:p text:style-name="P301"><text:span text:style-name="T209"><text:tab/><text:tab/></text:span><text:span text:style-name="T258">Rootwalker</text:span><text:span text:style-name="T209">- <text:s/>Your Stoneskin Totem now grants a +2 bonus to resist Bull Rush, Overrun <text:tab/><text:tab/>and Trip attempts.</text:span></text:p>
      <text:p text:style-name="P301"><text:span text:style-name="T209"><text:tab/><text:tab/></text:span><text:span text:style-name="T258">Flame’s Focus-</text:span><text:span text:style-name="T209"> <text:s/>The first time you fail a save covered by Heartflame Totem, you may <text:tab/><text:tab/><text:tab/>reroll that save </text:span><text:span text:style-name="T221">with a +1 bonus</text:span><text:span text:style-name="T209">. <text:s/>If you come under the effect of a new Heartflame <text:tab/><text:tab/><text:tab/>totem in the same encounter, this effect can trigger again.</text:span></text:p>
      <text:p text:style-name="P301"><text:span text:style-name="T209"><text:tab/><text:tab/></text:span><text:span text:style-name="T258">Purifying Waters-</text:span><text:span text:style-name="T209"> <text:s/>Your Healing Stream Totem also grants a +2 bonus to saves vs <text:tab/><text:tab/><text:tab/>poisons and diseases, </text:span><text:span text:style-name="T213">as well as Fast Healing 1</text:span><text:span text:style-name="T209">.</text:span></text:p>
      <text:p text:style-name="P301"><text:span text:style-name="T209"><text:tab/><text:tab/></text:span><text:span text:style-name="T258">Empowered Totems</text:span></text:p>
      <text:p text:style-name="P109"><text:tab/><text:tab/>-Totemic Reach OR Totemic Projection</text:p>
      <text:p text:style-name="P109"><text:tab/><text:tab/>-Compiled Training(Shaman)</text:p>
      <text:p text:style-name="P109"><text:tab/><text:tab/>-Your offensive totems gain new abilities as follows:</text:p>
      <text:p text:style-name="P301"><text:span text:style-name="T209"><text:tab/><text:tab/></text:span><text:span text:style-name="T258">Windfury</text:span><text:span text:style-name="T209">- <text:s/>If you strike a target’s AC in melee combat by more than 5 or score a <text:tab/><text:tab/><text:tab/>critical threat against them, you may make an additional attack on that target as part of <text:tab/><text:tab/><text:tab/>your action. <text:s/>This effect cannot occur more than once per round.</text:span></text:p>
      <text:p text:style-name="P301"><text:span text:style-name="T209"><text:tab/><text:tab/></text:span><text:span text:style-name="T258">Rockbiter</text:span><text:span text:style-name="T209">- <text:s/>Your weapon damage rolls ignore an amount of DR equal to your </text:span><text:span text:style-name="T221">2</text:span><text:span text:style-name="T209"> + your <text:tab/><text:tab/><text:tab/>Wis modifier. <text:s/>In the case of DR that is /-, this bonus is halved(round down)</text:span></text:p>
      <text:p text:style-name="P301"><text:span text:style-name="T209"><text:tab/><text:tab/></text:span><text:span text:style-name="T258">Fire Nova</text:span><text:span text:style-name="T209">- <text:s/>You can choose to detonate and expend your Searing Totem before it makes <text:tab/><text:tab/>it’s first attack. <text:s/>Doing so deals damage to all opponents within the Totem’s radius equal <text:tab/><text:tab/>to Xd6 + your Wis modifier where X is your Wis modifier. <text:s/>This damage ignores DR <text:tab/><text:tab/><text:tab/>from armor and natural armor. <text:s/></text:span></text:p>
      <text:p text:style-name="P301"><text:span text:style-name="T209"><text:tab/><text:tab/></text:span><text:span text:style-name="T258">Spirit Link-</text:span><text:span text:style-name="T209"> <text:s/>When you cast a spell that deals damage or healing, you may copy half of <text:tab/><text:tab/><text:tab/>that damage or healing(round down) and apply it to another target within range of your <text:tab/><text:tab/><text:tab/>Spelltide Totem(no save). <text:s/>This ability can only be used once per active Spelltide Totem.</text:span></text:p>
      <text:p text:style-name="P301"><text:span text:style-name="T209"><text:tab/><text:tab/></text:span><text:span text:style-name="T258">Imbued Totems</text:span></text:p>
      <text:p text:style-name="P109"><text:tab/><text:tab/>-Totemic Reach OR Totemic Projection</text:p>
      <text:p text:style-name="P109"><text:tab/><text:tab/>-Compiled Training(Shaman)</text:p>
      <text:p text:style-name="P109"><text:tab/><text:tab/>-Your resistance totems have their bonuses increased by 50%(round up)</text:p>
      <text:p text:style-name="P301"><text:span text:style-name="T209"><text:tab/><text:tab/><text:tab/></text:span><text:span text:style-name="T258">Totemic Mastery</text:span></text:p>
      <text:p text:style-name="P110"><text:tab/><text:tab/><text:tab/>-Enhanced Totems</text:p>
      <text:p text:style-name="P110"><text:tab/><text:tab/><text:tab/>-Empowered Totems</text:p>
      <text:p text:style-name="P110"><text:tab/><text:tab/><text:tab/>-Imbued Totems</text:p>
      <text:p text:style-name="P301"><text:span text:style-name="T209"><text:tab/><text:tab/><text:tab/>-Caster level 10</text:span><text:span text:style-name="T288">th</text:span><text:span text:style-name="T209"> (Shaman)</text:span></text:p>
      <text:p text:style-name="P301"><text:span text:style-name="T209"><text:tab/><text:tab/><text:tab/>-The bonuses of your totems </text:span><text:span text:style-name="T213">are further improved as follows</text:span></text:p>
      <text:p text:style-name="P303"><text:span text:style-name="T213"><text:tab/><text:tab/><text:tab/></text:span><text:span text:style-name="T251">Grace of Air Totem</text:span><text:span text:style-name="T175">- </text:span><text:span text:style-name="T213">Once per turn, after an opponent makes an attack roll <text:tab/><text:tab/><text:tab/><text:tab/>against you, you may apply a penalty to the opponent's roll equal to 1 + the <text:tab/><text:tab/><text:tab/><text:tab/>shaman’s Wis modifier. <text:s/></text:span></text:p>
      <text:p text:style-name="P303"><text:span text:style-name="T258"><text:tab/><text:tab/><text:tab/>Wrath of Air</text:span><text:span text:style-name="T251"> Totem-</text:span><text:span text:style-name="T175"> </text:span><text:span text:style-name="T213">When making a standard attack while under the effects of <text:tab/><text:tab/><text:tab/><text:tab/>this totem, you may also attack an additional time as a part of that action. <text:s/>This <text:tab/><text:tab/><text:tab/><text:tab/>extra attack may be at the same target or an adjacent target.</text:span></text:p>
      <text:p text:style-name="P303"><text:span text:style-name="T251"><text:tab/><text:tab/><text:tab/>Lightning Resist Totem-</text:span><text:span text:style-name="T175"> </text:span><text:span text:style-name="T213">Increase the resistance rating of this totem by your Wis <text:tab/><text:tab/><text:tab/>modifier.</text:span></text:p>
      <text:p text:style-name="P303"><text:span text:style-name="T251"><text:tab/><text:tab/><text:tab/>Stoneskin Totem</text:span><text:span text:style-name="T175">- </text:span><text:span text:style-name="T213">You may choose to concentrate your Stoneskin Totem’s <text:tab/><text:tab/><text:tab/><text:tab/>effects on a single ally. <text:s/>Doing so doubles the DR bonus on that ally</text:span></text:p>
      <text:p text:style-name="P303"><text:span text:style-name="T251"><text:tab/><text:tab/><text:tab/>Strength of Earth Totem</text:span><text:span text:style-name="T175">- </text:span><text:span text:style-name="T215">I</text:span><text:span text:style-name="T213">ncreases the damage die type of affected allies by 1 <text:tab/><text:tab/><text:tab/><text:tab/>step, as well as an additional +1 bonus damage.</text:span></text:p>
      <text:p text:style-name="P303"><text:span text:style-name="T251"><text:tab/><text:tab/><text:tab/>Nature Resist Totem</text:span><text:span text:style-name="T175">- <text:s/></text:span><text:span text:style-name="T213">Increase the resistance rating of this totem by your Wis <text:tab/><text:tab/><text:tab/><text:tab/>modifier.</text:span></text:p>
      <text:p text:style-name="P303"><text:soft-page-break/><text:span text:style-name="T251"><text:tab/><text:tab/><text:tab/>Heartflame Totem-</text:span><text:span text:style-name="T175"> Grants a </text:span><text:span text:style-name="T213">reroll to a failed save(with an additional +1 bonus)</text:span><text:span text:style-name="T175"> <text:tab/><text:tab/><text:tab/></text:span><text:span text:style-name="T213">so long as it’s your</text:span><text:span text:style-name="T175"> worst save o</text:span><text:span text:style-name="T213">nce per round.</text:span></text:p>
      <text:p text:style-name="P303"><text:span text:style-name="T251"><text:tab/><text:tab/><text:tab/>Searing Totem</text:span><text:span text:style-name="T175">- Deals </text:span><text:span text:style-name="T213">damage to</text:span><text:span text:style-name="T175"> </text:span><text:span text:style-name="T213">an additional target of the shaman’s choice for <text:tab/><text:tab/><text:tab/><text:tab/>every 5 shaman CLs you posses.</text:span></text:p>
      <text:p text:style-name="P303"><text:span text:style-name="T251"><text:tab/><text:tab/><text:tab/>Fire Resist Totem-</text:span><text:span text:style-name="T175"> <text:s/></text:span><text:span text:style-name="T213">Increase the resistance rating of this totem by your Wis <text:tab/><text:tab/><text:tab/><text:tab/>modifier.</text:span></text:p>
      <text:p text:style-name="P303"><text:span text:style-name="T251"><text:tab/><text:tab/><text:tab/>Healing Stream Totem</text:span><text:span text:style-name="T175">- </text:span><text:span text:style-name="T213">H</text:span><text:span text:style-name="T175">eals </text:span><text:span text:style-name="T213">an additional target of the shaman’s choice for <text:tab/><text:tab/><text:tab/><text:tab/>every 5 shaman CLs you posses.</text:span></text:p>
      <text:p text:style-name="P303"><text:span text:style-name="T251"><text:tab/><text:tab/><text:tab/>Spelltide Totem</text:span><text:span text:style-name="T175">- Grants a </text:span><text:span text:style-name="T213">bonus to your ally’s spells to overcome the SR of <text:tab/><text:tab/><text:tab/><text:tab/>enemies by twice the normal DC bonus.</text:span></text:p>
      <text:p text:style-name="P303"><text:span text:style-name="T265"><text:tab/><text:tab/><text:tab/>Frost Resist Totem-</text:span><text:span text:style-name="T213"> </text:span><text:span text:style-name="T175"><text:s/></text:span><text:span text:style-name="T213">Increase the resistance rating of this totem by your Wis <text:tab/><text:tab/><text:tab/><text:tab/>modifier.</text:span></text:p>
      <text:p text:style-name="P301"><text:span text:style-name="T175"><text:tab/></text:span><text:span text:style-name="T264">Improved</text:span><text:span text:style-name="T251"> Elemental Shock</text:span></text:p>
      <text:p text:style-name="P104"><text:tab/>-Spiritcaller’s Boon</text:p>
      <text:p text:style-name="P104"><text:tab/>-Elemental Shock class ability </text:p>
      <text:p text:style-name="P104"><text:tab/>-Your Elemental Shock ability can now be used at a range of 30ft and if used on enemies within <text:tab/>10ft or less you gain a +1 to the attack and damage rolls for Elemental Shock.</text:p>
      <text:p text:style-name="P301"><text:span text:style-name="T175"><text:tab/><text:tab/></text:span><text:span text:style-name="T251">Elemental Blast</text:span></text:p>
      <text:p text:style-name="P301"><text:span text:style-name="T175"><text:tab/><text:tab/>-</text:span><text:span text:style-name="T212">Improved</text:span><text:span text:style-name="T175"> Elemental Shock</text:span></text:p>
      <text:p text:style-name="P104"><text:tab/><text:tab/>-Your Elemental Shocks now deals d8s of damage instead of d6s and deal 1 additional <text:tab/><text:tab/><text:tab/>damage for every die rolled.</text:p>
      <text:p text:style-name="P302"><text:span text:style-name="T209"><text:tab/><text:tab/><text:tab/></text:span><text:span text:style-name="T264">Concussive Shock</text:span></text:p>
      <text:p text:style-name="P108"><text:tab/><text:tab/><text:tab/>-Elemental Blast </text:p>
      <text:p text:style-name="P108"><text:tab/><text:tab/><text:tab/>-Compiled Training(Shaman)</text:p>
      <text:p text:style-name="P108"><text:tab/><text:tab/><text:tab/>-You may choose to have your Elemental Shock use untyped damage. <text:s/>If used in <text:tab/><text:tab/><text:tab/><text:tab/>such a way, your shaman CL is considered <text:span text:style-name="T811">4</text:span> lower for your Elemental Shock. </text:p>
      <text:p text:style-name="P301"><text:span text:style-name="T175"><text:tab/><text:tab/></text:span><text:span text:style-name="T258">Elemental Burst</text:span></text:p>
      <text:p text:style-name="P301"><text:span text:style-name="T209"><text:tab/><text:tab/>-</text:span><text:span text:style-name="T212">Improved</text:span><text:span text:style-name="T209"> Elemental Shock</text:span></text:p>
      <text:p text:style-name="P109"><text:tab/><text:tab/>-Twice per encounter, you may choose to empower your Elemental Shock before making <text:tab/><text:tab/>it’s attack roll. <text:s/>Doing so grants a +1 to the attack roll and an additional die of damage. <text:s/><text:tab/><text:tab/><text:tab/>The Shock also affects all opponents within 10ft of your target(your initial attack roll is <text:tab/><text:tab/><text:tab/>applied to all relevant targets).</text:p>
      <text:p text:style-name="P301"><text:span text:style-name="T209"><text:tab/><text:tab/></text:span><text:span text:style-name="T262">Elemental</text:span><text:span text:style-name="T258"> Swiftness</text:span></text:p>
      <text:p text:style-name="P301"><text:span text:style-name="T209"><text:tab/><text:tab/>-</text:span><text:span text:style-name="T212">Improved</text:span><text:span text:style-name="T209"> Elemental Shock</text:span></text:p>
      <text:p text:style-name="P109"><text:tab/><text:tab/>-Compiled Training(Shaman)</text:p>
      <text:p text:style-name="P301"><text:span text:style-name="T209"><text:tab/><text:tab/>-You may use your Elemental Shock ability as a free action. <text:s/>This feat can be used a <text:tab/><text:tab/><text:tab/>number of times per </text:span><text:span text:style-name="T211">day</text:span><text:span text:style-name="T209"> equal to your Wis modifier and does not allow you to use <text:tab/><text:tab/><text:tab/>more than one Elemental Shock per round.</text:span></text:p>
      <text:p text:style-name="P301"><text:span text:style-name="T209"><text:tab/><text:tab/><text:tab/></text:span><text:span text:style-name="T268">Elemental Shield Bash</text:span></text:p>
      <text:p text:style-name="P114"><text:tab/><text:tab/><text:tab/>-Elemental Swiftness</text:p>
      <text:p text:style-name="P114"><text:tab/><text:tab/><text:tab/>-Elemental Weapon class ability OR Improved Shield Bash</text:p>
      <text:p text:style-name="P114"><text:tab/><text:tab/><text:tab/>-Twice per encounter, if you successfully bash an opponent with your shield, you <text:tab/><text:tab/><text:tab/>may choose to follow up with an Elemental Shock as part of your shield bash. <text:s/><text:tab/><text:tab/><text:tab/><text:tab/>Your CL is considered 4 lower for the purpose of your Elemental Shock when <text:tab/><text:tab/><text:tab/><text:tab/>this feat is used. <text:s/>This feat cannot allow you to use your Elemental Shock more <text:tab/><text:tab/><text:tab/><text:tab/>than once per round.</text:p>
      <text:p text:style-name="P301"><text:span text:style-name="T209"><text:tab/><text:tab/><text:tab/></text:span><text:span text:style-name="T264">Adaptive Elemental Shock</text:span></text:p>
      <text:p text:style-name="P108"><text:tab/><text:tab/><text:tab/>-Elemental Blast </text:p>
      <text:p text:style-name="P108"><text:tab/><text:tab/><text:tab/>-Elemental Burst</text:p>
      <text:p text:style-name="P108"><text:soft-page-break/><text:tab/><text:tab/><text:tab/>-Elemental Swiftness</text:p>
      <text:p text:style-name="P108"><text:tab/><text:tab/><text:tab/>-<text:span text:style-name="T811">Your Elemental Shock gains the effects of the Precise Shot feat, and w</text:span>hen using <text:tab/><text:tab/><text:tab/>Elemental Shock, you may reroll an attack/damage roll after the roll has been <text:tab/><text:tab/><text:tab/><text:tab/>made. <text:s/>Th<text:span text:style-name="T811">e second part of this</text:span> feat can be used twice per encounter, per roll type.</text:p>
      <text:p text:style-name="P301"><text:span text:style-name="T209"><text:tab/><text:tab/><text:tab/><text:tab/></text:span><text:span text:style-name="T264">Shock Mastery</text:span></text:p>
      <text:p text:style-name="P107"><text:tab/><text:tab/><text:tab/><text:tab/>-Adaptive Elemental Shock</text:p>
      <text:p text:style-name="P302"><text:span text:style-name="T212"><text:tab/><text:tab/><text:tab/><text:tab/>-</text:span><text:span text:style-name="T209">Caster level 10</text:span><text:span text:style-name="T288">th</text:span><text:span text:style-name="T209"> (Shaman)</text:span></text:p>
      <text:p text:style-name="P302"><text:span text:style-name="T209"><text:tab/><text:tab/><text:tab/><text:tab/>-</text:span><text:span text:style-name="T240">Your Elemental </text:span><text:span text:style-name="T243">Shock</text:span><text:span text:style-name="T240"> gains additional bonuses based on the element <text:tab/><text:tab/><text:tab/><text:tab/><text:tab/>you choose </text:span><text:span text:style-name="T243">to use</text:span><text:span text:style-name="T240">:</text:span></text:p>
      <text:p text:style-name="P302"><text:span text:style-name="T240"><text:tab/><text:tab/><text:tab/><text:tab/></text:span><text:span text:style-name="T264">Capacitor Pulse</text:span><text:span text:style-name="T243">- You may choose to have your Elemental Shock be a <text:tab/><text:tab/><text:tab/><text:tab/><text:tab/>burst that affects all spaces adjacent to your own. <text:s/>Doing so increases the <text:tab/><text:tab/><text:tab/><text:tab/><text:tab/>die type of your Elemental Shock by 1 step. <text:s/>You make a single attack roll <text:tab/><text:tab/><text:tab/><text:tab/>for all affected targets and you gain a +1 bonus to the attack/damage roll. </text:span></text:p>
      <text:p text:style-name="P302"><text:span text:style-name="T240"><text:tab/><text:tab/><text:tab/><text:tab/></text:span><text:span text:style-name="T264">Acid Bath</text:span><text:span text:style-name="T243">- Your Elemental Shock damage die changes to d4s, but it <text:tab/><text:tab/><text:tab/><text:tab/><text:tab/>ignores all DR from armor and natural armor and it’s damage is applied <text:tab/><text:tab/><text:tab/><text:tab/><text:tab/>again the following round.</text:span></text:p>
      <text:p text:style-name="P302"><text:span text:style-name="T243"><text:tab/><text:tab/><text:tab/><text:tab/></text:span><text:span text:style-name="T264">Explosive Burst-</text:span><text:span text:style-name="T243"> When using Elemental Burst, you double it’s effect <text:tab/><text:tab/><text:tab/><text:tab/><text:tab/>radius and triple it’s numerical bonus.</text:span></text:p>
      <text:p text:style-name="P302"><text:span text:style-name="T243"><text:tab/><text:tab/><text:tab/><text:tab/></text:span><text:span text:style-name="T264">Healing Waters</text:span><text:span text:style-name="T243">- Your Elemental Shock can be used to target and heal <text:tab/><text:tab/><text:tab/><text:tab/><text:tab/>allies. <text:s/>This ability can be used once per ally, per encounter.</text:span></text:p>
      <text:p text:style-name="P193"><text:tab/>Spiritual Armor</text:p>
      <text:p text:style-name="P104"><text:tab/>-Spiritcaller’s Boon</text:p>
      <text:p text:style-name="P104"><text:tab/>-Spiritual Weapon class ability </text:p>
      <text:p text:style-name="P104"><text:tab/>-You may use your Spiritual Weapon ability on any armor you are wearing and are proficient in. <text:s/><text:tab/>This counts as a separate action from using Spiritual Weapon on your weapons. <text:s/>When used, <text:tab/>your armor’s bonus to AC increases by 2 and your AC from armor can be used against attacks <text:tab/>from incorporeal creatures. <text:s/></text:p>
      <text:p text:style-name="P301"><text:span text:style-name="T175"><text:tab/><text:tab/></text:span><text:span text:style-name="T251">Spiritual Armaments</text:span></text:p>
      <text:p text:style-name="P104"><text:tab/><text:tab/>-Spiritual Armor</text:p>
      <text:p text:style-name="P104"><text:tab/><text:tab/>-Compiled Training(Shaman)</text:p>
      <text:p text:style-name="P301"><text:span text:style-name="T240"><text:tab/><text:tab/>-When using Spiritual Weapon, your equipped weapons/</text:span><text:span text:style-name="T241">shields</text:span><text:span text:style-name="T240"> and armor are affected <text:tab/><text:tab/><text:tab/>with a single use.</text:span></text:p>
      <text:p text:style-name="P304"><text:span text:style-name="T175"><text:tab/><text:tab/><text:tab/></text:span><text:span text:style-name="T266">Spiritcaller’s Aegis</text:span></text:p>
      <text:p text:style-name="P111"><text:tab/><text:tab/><text:tab/>-Spiritual Armaments</text:p>
      <text:p text:style-name="P304"><text:span text:style-name="T245"><text:tab/><text:tab/><text:tab/>-Your Spiritual Armor provides an additional +2 to your armor’s AC. <text:s/></text:span><text:span text:style-name="T246">At caster <text:tab/><text:tab/><text:tab/><text:tab/>level 10</text:span><text:span text:style-name="T294">th</text:span><text:span text:style-name="T246"> this bonus increases to +4</text:span></text:p>
      <text:p text:style-name="P301"><text:span text:style-name="T240"><text:tab/><text:tab/><text:tab/></text:span><text:span text:style-name="T263">Spiritual Swiftness</text:span></text:p>
      <text:p text:style-name="P167"><text:tab/><text:tab/><text:tab/>-Spiritual Armaments</text:p>
      <text:p text:style-name="P305"><text:span text:style-name="T242"><text:tab/><text:tab/><text:tab/>-You may use your Spiritual Weapon ability as a standard action. <text:s/></text:span><text:span text:style-name="T246">At caster <text:tab/><text:tab/><text:tab/><text:tab/>level 10</text:span><text:span text:style-name="T294">th</text:span><text:span text:style-name="T246"> you may use your Spiritual Weapon ability as a free action.</text:span></text:p>
      <text:p text:style-name="P301"><text:span text:style-name="T242"><text:tab/><text:tab/><text:tab/><text:tab/></text:span><text:span text:style-name="T267">Call of the Ancients</text:span></text:p>
      <text:p text:style-name="P168"><text:tab/><text:tab/><text:tab/><text:tab/>-Spiritcaller’s Aegis OR Spiritual Swiftness</text:p>
      <text:p text:style-name="P305"><text:span text:style-name="T246"><text:tab/><text:tab/><text:tab/><text:tab/></text:span><text:span text:style-name="T240">-Caster level 10</text:span><text:span text:style-name="T293">th</text:span><text:span text:style-name="T240"> (Shaman)</text:span></text:p>
      <text:p text:style-name="P301"><text:span text:style-name="T246"><text:tab/><text:tab/><text:tab/><text:tab/>-As a standard action, you may summon a special non-elemental totem in <text:tab/><text:tab/><text:tab/><text:tab/>an unoccupied space adjacent to you. <text:s/>This totem grants 1 ally per 5 CLs <text:tab/><text:tab/><text:tab/><text:tab/><text:tab/>you possess within 10ft your </text:span><text:span text:style-name="T267">base</text:span><text:span text:style-name="T246"> Spiritual Weapon ability bonus for <text:tab/><text:tab/><text:tab/><text:tab/><text:tab/>their weapons, armor and shields(elemental effects are not conferred). <text:s/><text:tab/><text:tab/><text:tab/><text:tab/><text:tab/></text:span><text:span text:style-name="T248">These bonuses stack with existing magical properties.</text:span><text:span text:style-name="T246"> <text:s/></text:span><text:span text:style-name="T247">This totem does <text:tab/><text:tab/><text:tab/><text:tab/><text:tab/>not count against your normal limit on active totems.</text:span></text:p>
      <text:p text:style-name="P301"><text:soft-page-break/><text:span text:style-name="T239"><text:tab/><text:tab/></text:span><text:span text:style-name="T260">Elemental Armor</text:span></text:p>
      <text:p text:style-name="P169"><text:tab/><text:tab/>-Spiritual Armor</text:p>
      <text:p text:style-name="P169"><text:tab/><text:tab/>-Elemental Weapon class ability </text:p>
      <text:p text:style-name="P301"><text:span text:style-name="T240"><text:tab/><text:tab/>-When using Spiritual Armor</text:span><text:span text:style-name="T239">, your armor also gains a Resist rating </text:span><text:span text:style-name="T240">of 2 + your Wis <text:tab/><text:tab/><text:tab/>modifier</text:span><text:span text:style-name="T239"> to </text:span><text:span text:style-name="T245">an</text:span><text:span text:style-name="T239"> element </text:span><text:span text:style-name="T245">of</text:span><text:span text:style-name="T239"> you</text:span><text:span text:style-name="T245">r</text:span><text:span text:style-name="T239"> </text:span><text:span text:style-name="T245">choice</text:span><text:span text:style-name="T239"> for it’s duration.</text:span></text:p>
      <text:p text:style-name="P301"><text:span text:style-name="T239"><text:tab/><text:tab/><text:tab/></text:span><text:span text:style-name="T260">Elemental Stoicism</text:span></text:p>
      <text:p text:style-name="P169"><text:tab/><text:tab/><text:tab/>-Elemental Armor</text:p>
      <text:p text:style-name="P301"><text:span text:style-name="T240"><text:tab/><text:tab/><text:tab/>-Caster level 10</text:span><text:span text:style-name="T293">th</text:span><text:span text:style-name="T240"> (Shaman)</text:span></text:p>
      <text:p text:style-name="P169"><text:tab/><text:tab/><text:tab/>-Your Elemental Armor gains additional bonuses based on the element you <text:tab/><text:tab/><text:tab/><text:tab/>choose upon activation:</text:p>
      <text:p text:style-name="P301"><text:span text:style-name="T240"><text:tab/><text:tab/><text:tab/></text:span><text:span text:style-name="T260">Storm Armor-</text:span><text:span text:style-name="T240"> When an opponent hits your AC by 10 or more the opponent <text:tab/><text:tab/><text:tab/><text:tab/>takes electric damage equal to half of the damage(round down) they deal to you <text:tab/><text:tab/><text:tab/><text:tab/></text:span><text:span text:style-name="T260">after</text:span><text:span text:style-name="T240"> any DR is applied. <text:s/>When an opponent strikes you with a critical threat, <text:tab/><text:tab/><text:tab/><text:tab/>they gain a -2 penalty on the confirmation roll. <text:s/>And whether the confirmation <text:tab/><text:tab/><text:tab/><text:tab/>roll succeeds or fails, the opponent takes electric damage equal to half of the <text:tab/><text:tab/><text:tab/><text:tab/>damage(round down) they deal to you </text:span><text:span text:style-name="T260">before</text:span><text:span text:style-name="T240"> any DR is applied. <text:s/>In either case, <text:tab/><text:tab/><text:tab/><text:tab/>this damage applies to both melee and ranged weapon damage, and can only be <text:tab/><text:tab/><text:tab/><text:tab/>triggered once per round, per hit type.</text:span></text:p>
      <text:p text:style-name="P301"><text:span text:style-name="T240"><text:tab/><text:tab/><text:tab/></text:span><text:span text:style-name="T260">Earth Shield-</text:span><text:span text:style-name="T240"> Your armor gains additional DR equal to X/- where X is equal to <text:tab/><text:tab/><text:tab/><text:tab/>your Wis modifier.</text:span></text:p>
      <text:p text:style-name="P301"><text:span text:style-name="T240"><text:tab/><text:tab/><text:tab/></text:span><text:span text:style-name="T260">Molten Reaction</text:span><text:span text:style-name="T240">- When you take damage in combat, you gain a +1 to attack <text:tab/><text:tab/><text:tab/><text:tab/>rolls and a +2 to damage rolls for every 5 points of damage your receive. <text:s/>These <text:tab/><text:tab/><text:tab/><text:tab/>bonuses apply to all attacks made the following turn the damage was received. <text:s/><text:tab/><text:tab/><text:tab/><text:tab/>These bonuses stack with multiple damage sources in the same turn but are lost if <text:tab/><text:tab/><text:tab/>you make no attacks the following turn.</text:span></text:p>
      <text:p text:style-name="P301"><text:span text:style-name="T240"><text:tab/><text:tab/><text:tab/></text:span><text:span text:style-name="T260">Rising Tide- </text:span><text:span text:style-name="T240">When you are missed with an attack in combat by 10 or more, you <text:tab/><text:tab/><text:tab/><text:tab/>may shift 10ft to any unoccupied space as a reaction. <text:s/>This movement does not <text:tab/><text:tab/><text:tab/><text:tab/>provoke an attack of opportunity, nor is it affected by movement-impairing <text:tab/><text:tab/><text:tab/><text:tab/>effects. <text:s/>If you are Fighting Defensively, the threshold of this feat is 5 or more, <text:tab/><text:tab/><text:tab/><text:tab/>and when using Total Defense the threshold of this feat is 1 or more.</text:span></text:p>
      <text:p text:style-name="P301"><text:span text:style-name="T175"><text:tab/></text:span><text:span text:style-name="T260">Elemental Fury</text:span></text:p>
      <text:p text:style-name="P301"><text:span text:style-name="T211"><text:tab/></text:span><text:span text:style-name="T175">-Spi</text:span><text:span text:style-name="T211">ritcaller’s Boon</text:span></text:p>
      <text:p text:style-name="P301"><text:span text:style-name="T175"><text:tab/>-Elemental </text:span><text:span text:style-name="T211">Weapons</text:span><text:span text:style-name="T175"> class ability </text:span></text:p>
      <text:p text:style-name="P112"><text:tab/>-The bonus damage/resist rating granted by your Elemental Weapons ability is increased by <text:tab/>your Wis modifier.</text:p>
      <text:p text:style-name="P301"><text:span text:style-name="T175"><text:tab/><text:tab/></text:span><text:span text:style-name="T251">Shamanistic Rage </text:span></text:p>
      <text:p text:style-name="P301"><text:span text:style-name="T222"><text:tab/><text:tab/>-</text:span><text:span text:style-name="T231">Elemental Fury</text:span></text:p>
      <text:p text:style-name="P301"><text:span text:style-name="T231"><text:tab/><text:tab/>-</text:span><text:span text:style-name="T240">Caster level 10</text:span><text:span text:style-name="T293">th</text:span><text:span text:style-name="T240"> (Shaman)</text:span></text:p>
      <text:p text:style-name="P169"><text:tab/><text:tab/>-Your Elemental Weapons gains additional bonuses based on the element you <text:tab/><text:tab/><text:tab/><text:tab/>choose upon activation:</text:p>
      <text:p text:style-name="P301"><text:span text:style-name="T239"><text:tab/><text:tab/></text:span><text:span text:style-name="T260">Stormstrike</text:span><text:span text:style-name="T240">- You may make a single attack with your weapon or shield as a full round <text:tab/><text:tab/><text:tab/>action. <text:s/>If you do your weapon or shield deals double damage, including any electricity <text:tab/><text:tab/><text:tab/>elemental bonus damage.</text:span></text:p>
      <text:p text:style-name="P301"><text:span text:style-name="T240"><text:tab/><text:tab/></text:span><text:span text:style-name="T260">Sundering</text:span><text:span text:style-name="T240">- You may make a single attack as a full round action. <text:s/>If you do you attack <text:tab/><text:tab/><text:tab/>all opponents in a 20ft line from your space. <text:s/>Use a single attack and damage roll(with a <text:tab/><text:tab/>+</text:span><text:span text:style-name="T244">4</text:span><text:span text:style-name="T240"> bonus to each) for all opponents affected by this ability. <text:s/>For shields, your shield <text:tab/><text:tab/><text:tab/>provides an additional +</text:span><text:span text:style-name="T244">2</text:span><text:span text:style-name="T240"> to its AC bonus and it’s /- DR</text:span></text:p>
      <text:p text:style-name="P301"><text:span text:style-name="T240"><text:tab/><text:tab/></text:span><text:span text:style-name="T260">Lava Lash-</text:span><text:span text:style-name="T240"> When you attack as a standard action, you may attack targets 5ft further <text:tab/><text:tab/><text:tab/>away than your weapon would normally allow. <text:s/>These attacks gain a +1 bonus to their <text:tab/></text:span><text:soft-page-break/><text:span text:style-name="T240"><text:tab/><text:tab/>attack/damage rolls. <text:s/>In addition, when you do this, until the start of your next turn, your <text:tab/><text:tab/>weapon also threatens at a distance of 5ft more than it otherwise would. <text:s/>Attacks of <text:tab/><text:tab/><text:tab/>opportunity made while this ability is active also receive a +1 bonus to attack and <text:tab/><text:tab/><text:tab/>damage. <text:s/>For shields, you may bash an opponent with your shield 5ft further away than <text:tab/><text:tab/><text:tab/>you otherwise would(with a +1 to the attack/damage roll). <text:s/>You may also make Disarm <text:tab/><text:tab/><text:tab/>attempts with your shield at a distance of up to 10ft away, with a +2 bonus on the check. <text:s/><text:tab/><text:tab/>Your opponent cannot choose to attempt to Disarm you on a failed attempt.</text:span></text:p>
      <text:p text:style-name="P301"><text:span text:style-name="T240"><text:tab/><text:tab/></text:span><text:span text:style-name="T260">Frostbrand</text:span><text:span text:style-name="T240">- Your melee attacks impose a -2 penalty to the AC, attack rolls and <text:tab/><text:tab/><text:tab/><text:tab/>skill/ability checks based on Str/Dex on opponents that you strike. <text:s/>This penalty lasts <text:tab/><text:tab/><text:tab/>until the end of their next turn and cannot stack with itself. <text:s/>For shields, opponents that <text:tab/><text:tab/><text:tab/>hit your AC by 5 or less take half of this penalty and cannot take 5ft shifts while this <text:tab/><text:tab/><text:tab/>penalty is active.</text:span></text:p>
      <text:p text:style-name="P301"><text:span text:style-name="T175"><text:tab/></text:span><text:span text:style-name="T259">Elemental Revelation</text:span></text:p>
      <text:p text:style-name="P104"><text:tab/>-Spiritcaller’s Boon</text:p>
      <text:p text:style-name="P106"><text:tab/>-Elemental Affinity class ability </text:p>
      <text:p text:style-name="P106"><text:tab/>-Your elemental spells that deal damage deal 2 additional damage and have their DCs increased <text:tab/>by 1.</text:p>
      <text:p text:style-name="P301"><text:span text:style-name="T210"><text:tab/><text:tab/></text:span><text:span text:style-name="T261">Elemental Mastery</text:span></text:p>
      <text:p text:style-name="P113"><text:tab/><text:tab/>-Elemental Revelation</text:p>
      <text:p text:style-name="P309"><text:span text:style-name="T175"><text:tab/><text:tab/>-Caster level 10</text:span><text:span text:style-name="T281">th</text:span><text:span text:style-name="T175"> (Shaman)</text:span></text:p>
      <text:p text:style-name="P309"><text:span text:style-name="T175"><text:tab/><text:tab/>-Your elemental spells gain a bonus to overcome the SR of opponents equal to your Wis <text:tab/><text:tab/><text:tab/>modifie</text:span><text:span text:style-name="T214">r.</text:span><text:span text:style-name="T175"> </text:span><text:span text:style-name="T214">Y</text:span><text:span text:style-name="T175">our Elemental Revelation bonuses are increased by 1 and your <text:tab/><text:tab/><text:tab/><text:tab/>bonus damage can exceed normal spell maximums. <text:s/></text:span><text:span text:style-name="T214">In addition, when you deal <text:tab/><text:tab/><text:tab/><text:tab/>elemental damage of any kind through your class abilities or spells, reduce any <text:tab/><text:tab/><text:tab/><text:tab/>resistance rating they have by half(round up).</text:span></text:p>
      <text:p text:style-name="P301"><text:span text:style-name="T175"><text:tab/></text:span><text:span text:style-name="T251">Call of the Spirits</text:span></text:p>
      <text:p text:style-name="P104"><text:tab/>-Spiritcaller’s Boon</text:p>
      <text:p text:style-name="P104"><text:tab/>-Improved Elemental Affinity class ability </text:p>
      <text:p text:style-name="P104"><text:tab/>-When using Call of the Elements, you may summon 2 different totems of the same element. <text:s/>If <text:tab/>you posses the Greater Call of the Elements ability, you may summon 3 different totems of the <text:tab/>same element.</text:p>
      <text:p text:style-name="P301"><text:span text:style-name="T175"><text:tab/></text:span><text:span text:style-name="T259">Elemental Clarity</text:span></text:p>
      <text:p text:style-name="P106"><text:tab/>-Spiritcaller’s Boon</text:p>
      <text:p text:style-name="P106"><text:tab/>-Elemental Awakening class ability </text:p>
      <text:p text:style-name="P301"><text:span text:style-name="T210"><text:tab/>-Your Elemental Awakening now lasts additional rounds equal to your </text:span><text:span text:style-name="T259">base</text:span><text:span text:style-name="T210"> Wis modifier.</text:span></text:p>
      <text:p text:style-name="P301"><text:span text:style-name="T210"><text:tab/><text:tab/></text:span><text:span text:style-name="T259">Spiritcaller’s Dream</text:span></text:p>
      <text:p text:style-name="P106"><text:tab/><text:tab/>-Elemental Clarity.</text:p>
      <text:p text:style-name="P106"><text:tab/><text:tab/>-Elemental Ascension class ability </text:p>
      <text:p text:style-name="P106"><text:tab/><text:tab/>-Your Elemental Awakening ability may now be used once per encounter.</text:p>
      <text:p text:style-name="P301"><text:span text:style-name="T210"><text:tab/></text:span><text:span text:style-name="T259">Blessing of the Elements</text:span></text:p>
      <text:p text:style-name="P106"><text:tab/>-Spiritcaller’s Boon</text:p>
      <text:p text:style-name="P106"><text:tab/>-Elemental Ascension class ability </text:p>
      <text:p text:style-name="P301"><text:span text:style-name="T210"><text:tab/>-You gain a +2 to all your ability scores and to the maximums of those scores. <text:s/>Your CL is <text:tab/>considered 4 higher for the purpose of your </text:span><text:span text:style-name="T214">Call of the Elements and your </text:span><text:span text:style-name="T210">Elemental Shock <text:tab/></text:span><text:span text:style-name="T214">abilities</text:span><text:span text:style-name="T210">. <text:s/>Finally, your Call of the Elemental ability can be used as a free action </text:span><text:span text:style-name="T211">once</text:span><text:span text:style-name="T210"> per <text:tab/>encounter.</text:span></text:p>
      <text:h text:style-name="Heading_20_2" text:outline-level="2"><text:soft-page-break/>Student of Sword Magic</text:h>
      <text:p text:style-name="P30">-Swordmage Aegis class ability</text:p>
      <text:p text:style-name="P30">-Swordmage Training class ability</text:p>
      <text:p text:style-name="P30">-Your Int score is considered 2 higher for the purposes of your Swordmage Aegis ability as well as your bonus spells per day.</text:p>
      <text:p text:style-name="P30"><text:tab/><text:span text:style-name="T417">Trusted Bond</text:span></text:p>
      <text:p text:style-name="P30"><text:tab/>-<text:span text:style-name="T772">Student of Sword Magic</text:span></text:p>
      <text:p text:style-name="P30"><text:tab/>-<text:span text:style-name="T772">Swordmage Bond class ability </text:span></text:p>
      <text:p text:style-name="P30"><text:tab/>-<text:span text:style-name="T772">Your weapon's bonus to resist damage or destruction increases by an additional +2. <text:s/>In <text:tab/>additional, you may teleport your blade to your hand at a distance of 60 ft.</text:span></text:p>
      <text:p text:style-name="P253"><text:span text:style-name="T175"><text:tab/></text:span><text:span text:style-name="T251">Versatile Swordmage</text:span></text:p>
      <text:p text:style-name="P30"><text:tab/>-Student of Sword Magic</text:p>
      <text:p text:style-name="P30"><text:tab/>-Weapon Focus(any melee)</text:p>
      <text:p text:style-name="P30"><text:tab/>-You may use your chosen weapon with your swordmage abilities as if it were a blade.</text:p>
      <text:p text:style-name="P30"><text:tab/><text:span text:style-name="T333">Elemental Fury</text:span></text:p>
      <text:p text:style-name="P30"><text:tab/>-Student of Sword Magic</text:p>
      <text:p text:style-name="P30"><text:tab/>-Elemental Strike class ability</text:p>
      <text:p text:style-name="P30"><text:tab/>-Your Elemental Strike adds an additional +1 to your attack and damage rolls <text:span text:style-name="T841">and you may <text:tab/>activate Elemental Strike even if you have no spells of 1</text:span><text:span text:style-name="T29">st</text:span><text:span text:style-name="T841"> level or higher remaining.</text:span>.</text:p>
      <text:p text:style-name="P253"><text:span text:style-name="T175"><text:tab/></text:span><text:span text:style-name="T251">Viscous Lash</text:span></text:p>
      <text:p text:style-name="P30"><text:tab/>-Student of Sword Magic</text:p>
      <text:p text:style-name="P30"><text:tab/>-Elemental Lash class ability</text:p>
      <text:p text:style-name="P30"><text:tab/>-When you use Elemental Lash, you gain a +2 on the grapple check and an additional 1d6 of <text:tab/>damage, if successful. <text:s/>In addition when you pull the opponent to the square you choose they <text:tab/>are rendered prone.</text:p>
      <text:p text:style-name="P253"><text:span text:style-name="T175"><text:tab/></text:span><text:span text:style-name="T251">Improved Warding</text:span></text:p>
      <text:p text:style-name="P30"><text:tab/>-Student of Sword Magic</text:p>
      <text:p text:style-name="P30"><text:tab/>-Swordmage Warding class ability</text:p>
      <text:p text:style-name="P30"><text:tab/>-When using a 2-handed weapon, your Swordmage Warding provides an additional +1 bonus <text:tab/>to AC. <text:s/>When using a 1-handed weapon and nothing in your other hand, your Swordmage <text:tab/>Warding provides an additional +2 bonus to AC.</text:p>
      <text:p text:style-name="P253"><text:span text:style-name="T175"><text:tab/><text:tab/></text:span><text:span text:style-name="T251">Empowered Warding</text:span></text:p>
      <text:p text:style-name="P30"><text:tab/><text:tab/>-Improved Warding</text:p>
      <text:p text:style-name="P30"><text:tab/><text:tab/>-Your Swordmage Warding also grants a bonus to all your saves equal to half of it's AC <text:tab/><text:tab/><text:tab/>bonus(round up).</text:p>
      <text:p text:style-name="P253"><text:span text:style-name="T175"><text:tab/><text:tab/></text:span><text:span text:style-name="T251">Elemental Warding</text:span></text:p>
      <text:p text:style-name="P30"><text:tab/><text:tab/>-Improved Warding</text:p>
      <text:p text:style-name="P30"><text:tab/><text:tab/>-Your Swordmage Warding also increases your resistance by 5 to all elements that are in <text:tab/><text:tab/>your list of known spells.</text:p>
      <text:p text:style-name="P253"><text:span text:style-name="T175"><text:tab/><text:tab/></text:span><text:span text:style-name="T251">Shared Warding</text:span></text:p>
      <text:p text:style-name="P30"><text:tab/><text:tab/>-Improved Warding</text:p>
      <text:p text:style-name="P30"><text:tab/><text:tab/>-You can choose 1 ally within 30 ft. <text:s/>That ally gains half of your Swordmage Warding <text:tab/><text:tab/><text:tab/>bonus to AC and DR(round up) until you cancel it or are rendered unconsciousness. <text:s/>If <text:tab/><text:tab/><text:tab/>you possess the Dual Aegis feat then you can use this feat on two allies. <text:s/>If your possess <text:tab/><text:tab/><text:tab/>the Distant Aegis feat than the range that you can use this feat increases to 60 ft.</text:p>
      <text:p text:style-name="P30"><text:tab/><text:tab/><text:tab/><text:span text:style-name="T333">Aegis of Warding</text:span></text:p>
      <text:p text:style-name="P30"><text:tab/><text:tab/><text:tab/>-Shared Warding</text:p>
      <text:p text:style-name="P30"><text:tab/><text:tab/><text:tab/>-Shifting Aegis</text:p>
      <text:p text:style-name="P30"><text:soft-page-break/><text:tab/><text:tab/><text:tab/>-An ally marked with your Shared Warding gains an additional +1 to their AC <text:tab/><text:tab/><text:tab/><text:tab/>and reduces damage by a single die type when they take damage. <text:s/>When they are <text:tab/><text:tab/><text:tab/>attacked, you may expend a 0-level spell slot to teleport them to an unoccupied <text:tab/><text:tab/><text:tab/><text:tab/>square adjacent to you. <text:s/>Doing so causes them to take no damage from the attack.</text:p>
      <text:p text:style-name="P30"><text:tab/><text:span text:style-name="T333">Explosive Burst</text:span></text:p>
      <text:p text:style-name="P30"><text:tab/>-Student of Sword Magic</text:p>
      <text:p text:style-name="P30"><text:tab/>-Sweeping Burst class ability</text:p>
      <text:p text:style-name="P30"><text:tab/>-Your Sweeping Burst now affects all enemies within 10 ft of your square. <text:span text:style-name="T842">When used in this <text:tab/>way </text:span>our Sweeping Burst gains an additional +<text:span text:style-name="T842">2</text:span> to it's attack and damage roll, <text:span text:style-name="T842">however it affects <text:tab/>all targets in it’s radius, friend or foe.</text:span></text:p>
      <text:p text:style-name="P30"><text:tab/><text:tab/><text:span text:style-name="T333">Triggered Burst</text:span></text:p>
      <text:p text:style-name="P30"><text:tab/><text:tab/>-Explosive Burst</text:p>
      <text:p text:style-name="P30"><text:tab/><text:tab/>-Once per round, you may trigger your Sweeping Burst as a free action when you strike <text:tab/><text:tab/><text:tab/>an opponent in combat with your bonded weapon while Elemental Strike is active</text:p>
      <text:p text:style-name="P76"><text:tab/><text:tab/><text:span text:style-name="T405">Selective Burst</text:span></text:p>
      <text:p text:style-name="P76"><text:tab/><text:tab/>-<text:span text:style-name="T727">Explosive Burst</text:span></text:p>
      <text:p text:style-name="P76"><text:tab/><text:tab/>-<text:span text:style-name="T727">When using Sweeping Burst, you may omit 1 ally from the burst for every 5 caster <text:tab/><text:tab/><text:tab/>levels you posses.</text:span></text:p>
      <text:p text:style-name="P253"><text:span text:style-name="T175"><text:tab/></text:span><text:span text:style-name="T257">Relentless Pursuit</text:span></text:p>
      <text:p text:style-name="P30"><text:tab/>-Student of Sword Magic</text:p>
      <text:p text:style-name="P30"><text:tab/>-A<text:span text:style-name="T773">egis of Pursuit</text:span> class ability</text:p>
      <text:p text:style-name="P30"><text:tab/>-<text:span text:style-name="T773">Your Aegis of Pursuit now penalizes your targets’ movement speed by 10 ft. <text:s/>In addition, when <text:tab/>your target attempts to move away from you, even with a 5 ft shift, you may make a special <text:tab/>attack of opportunity against them. <text:s/>This attack deals no damage if it hits, but instead prevents <text:tab/>your target from moving in that action. <text:s/>This special attack of opportunity does not count <text:tab/>towards your normal total but can only be used once per opponent, per round.</text:span></text:p>
      <text:p text:style-name="P253"><text:span text:style-name="T175"><text:tab/></text:span><text:span text:style-name="T251">Tactical Shift</text:span></text:p>
      <text:p text:style-name="P30"><text:tab/>-Student of Sword Magic</text:p>
      <text:p text:style-name="P30"><text:tab/>-Shifting Aegis class ability</text:p>
      <text:p text:style-name="P30"><text:tab/>-When using Shifting Aegis, you may instead teleport your Aegis target to an unoccupied <text:tab/>square adjacent to you.</text:p>
      <text:p text:style-name="P253"><text:span text:style-name="T175"><text:tab/><text:tab/></text:span><text:span text:style-name="T251">Baleful Shift</text:span></text:p>
      <text:p text:style-name="P30"><text:tab/><text:tab/>-Tactical Shift</text:p>
      <text:p text:style-name="P30"><text:tab/><text:tab/>-Combat Reflexes</text:p>
      <text:p text:style-name="P30"><text:tab/><text:tab/>-When you use Shifting Aegis, you may make an immediate attack of opportunity <text:tab/><text:tab/><text:tab/>against your Aegis target.</text:p>
      <text:p text:style-name="P253"><text:span text:style-name="T175"><text:tab/></text:span><text:span text:style-name="T251">Hindering Aegis</text:span></text:p>
      <text:p text:style-name="P30"><text:tab/>-Student of Sword Magic</text:p>
      <text:p text:style-name="P30"><text:tab/>-You Aegis imposes an additional -2 to attack rolls made on your opponents that do not target <text:tab/>you.</text:p>
      <text:p text:style-name="P253"><text:span text:style-name="T175"><text:tab/><text:tab/></text:span><text:span text:style-name="T251">Retributive Aegis</text:span></text:p>
      <text:p text:style-name="P30"><text:tab/><text:tab/>-Hindering Aegis</text:p>
      <text:p text:style-name="P30"><text:tab/><text:tab/>-Gain a +1 to attack and damage rolls(+2 with Improved Aegis and +3 with Greater <text:tab/><text:tab/><text:tab/>Aegis) against your Aegis target if they trigger your Aegis. <text:s/>This bonus lasts until the <text:tab/><text:tab/><text:tab/>end of your next turn and does not stack with itself.</text:p>
      <text:p text:style-name="P253"><text:span text:style-name="T175"><text:tab/><text:tab/></text:span><text:span text:style-name="T251">Distant Aegis</text:span></text:p>
      <text:p text:style-name="P30"><text:tab/><text:tab/>-Hindering Aegis</text:p>
      <text:p text:style-name="P30"><text:tab/><text:tab/>-You may mark a target with your Aegis ability at a distance of up to 60 ft.</text:p>
      <text:p text:style-name="P253"><text:span text:style-name="T175"><text:tab/><text:tab/></text:span><text:span text:style-name="T251">Reflexive Aegis</text:span></text:p>
      <text:p text:style-name="P30"><text:soft-page-break/><text:tab/><text:tab/>-Hindering Aegis</text:p>
      <text:p text:style-name="P30"><text:tab/><text:tab/>-If your Aegis target dies, you may designate a new Aegis target as a reflexive action.</text:p>
      <text:p text:style-name="P30"><text:tab/><text:tab/><text:tab/><text:span text:style-name="T400">Rapid Aegis</text:span></text:p>
      <text:p text:style-name="P30"><text:tab/><text:tab/><text:tab/>-<text:span text:style-name="T716">Reflexive Aegis</text:span></text:p>
      <text:p text:style-name="P30"><text:tab/><text:tab/><text:tab/>-<text:span text:style-name="T716">Improved Aegis class ability </text:span></text:p>
      <text:p text:style-name="P30"><text:tab/><text:tab/><text:tab/>-<text:span text:style-name="T716">When using the Full Attack action, your Aegis of Assault may trigger twice per <text:tab/><text:tab/><text:tab/><text:tab/>round on a single opponent. <text:s/>When Fighting Defensively or using Total defense, <text:tab/><text:tab/><text:tab/><text:tab/>your Aegis of Shielding may trigger 2 or 3 times respectively against the same <text:tab/><text:tab/><text:tab/><text:tab/>opponent in a single turn.</text:span></text:p>
      <text:p text:style-name="P253"><text:span text:style-name="T175"><text:tab/><text:tab/></text:span><text:span text:style-name="T251">Smothering Aegis</text:span></text:p>
      <text:p text:style-name="P30"><text:tab/><text:tab/>-Hindering Aegis</text:p>
      <text:p text:style-name="P30"><text:tab/><text:tab/>-Improved Aegis class ability</text:p>
      <text:p text:style-name="P30"><text:tab/><text:tab/>-Your Aegis also imposes a -2 penalty on your target's AC and a -1 to all saves against <text:tab/><text:tab/><text:tab/>your attacks, spells and abilities.</text:p>
      <text:p text:style-name="P253"><text:span text:style-name="T175"><text:tab/><text:tab/><text:tab/></text:span><text:span text:style-name="T251">Disruptive Aegis</text:span></text:p>
      <text:p text:style-name="P30"><text:tab/><text:tab/><text:tab/>-Smothering Aegis</text:p>
      <text:p text:style-name="P30"><text:tab/><text:tab/><text:tab/>-Reflexive Aegis</text:p>
      <text:p text:style-name="P30"><text:tab/><text:tab/><text:tab/>-When your Aegis target attempts to cast a harmful spell that does not have you <text:tab/><text:tab/><text:tab/><text:tab/>as the primary target, you may choose to trigger your Aegis before their spell is <text:tab/><text:tab/><text:tab/><text:tab/>cast. <text:s/>Used in this way your Aegis of Assault does no damage but forces them to <text:tab/><text:tab/><text:tab/><text:tab/>make a Concentration check with a DC equal to 15 + your Int modifier or be <text:tab/><text:tab/><text:tab/><text:tab/>unable to cast the spell. <text:s/>Your Aegis of Shielding does not mitigate damage but <text:tab/><text:tab/><text:tab/><text:tab/>grants all targets of the spell a bonus to their save equal to the number of dice the <text:tab/><text:tab/><text:tab/>Aegis would mitigate plus your Int modifier.</text:p>
      <text:p text:style-name="P253"><text:span text:style-name="T175"><text:tab/><text:tab/></text:span><text:span text:style-name="T251">Piercing Aegis</text:span></text:p>
      <text:p text:style-name="P30"><text:tab/><text:tab/>-Hindering Aegis</text:p>
      <text:p text:style-name="P30"><text:tab/><text:tab/>-Improved Aegis class ability</text:p>
      <text:p text:style-name="P30"><text:tab/><text:tab/>-Your Aegis of Assault damage ignores DR from armor and natural armor.</text:p>
      <text:p text:style-name="P253"><text:span text:style-name="T175"><text:tab/><text:tab/><text:tab/></text:span><text:span text:style-name="T251">Searing Aegis</text:span></text:p>
      <text:p text:style-name="P30"><text:tab/><text:tab/><text:tab/>-Piercing Aegis</text:p>
      <text:p text:style-name="P30"><text:tab/><text:tab/><text:tab/>-Greater Aegis class ability</text:p>
      <text:p text:style-name="P30"><text:tab/><text:tab/><text:tab/>-Your Aegis of Assault inflicts 1 point of <text:span text:style-name="T773">temporary </text:span>Con damage every time it is <text:tab/><text:tab/><text:tab/><text:tab/>triggered. <text:s/>Your Aegis of Shielding inflicts 1 point of <text:span text:style-name="T773">temporary</text:span> Str damage <text:tab/><text:tab/><text:tab/><text:tab/>every time it is triggered.</text:p>
      <text:p text:style-name="P253"><text:span text:style-name="T175"><text:tab/><text:tab/></text:span><text:span text:style-name="T251">Dual Aegis</text:span></text:p>
      <text:p text:style-name="P30"><text:tab/><text:tab/>-Hindering Aegis</text:p>
      <text:p text:style-name="P30"><text:tab/><text:tab/>-Improved Aegis class ability</text:p>
      <text:p text:style-name="P30"><text:tab/><text:tab/>-You may apply your Aegis to 2 separate targets.</text:p>
      <text:p text:style-name="P253"><text:span text:style-name="T175"><text:tab/><text:tab/><text:tab/></text:span><text:span text:style-name="T251">Gestalt Aegis</text:span></text:p>
      <text:p text:style-name="P30"><text:tab/><text:tab/><text:tab/>-Dual Aegis</text:p>
      <text:p text:style-name="P30"><text:tab/><text:tab/><text:tab/>-Greater Aegis class ability.</text:p>
      <text:p text:style-name="P30"><text:tab/><text:tab/><text:tab/>-Your Aegis triggers both effects when it is triggered.</text:p>
      <text:p text:style-name="P30"><text:tab/><text:span text:style-name="T418">Master of Sword Magic</text:span></text:p>
      <text:p text:style-name="P30"><text:tab/>-<text:span text:style-name="T773">Student of Sword Magic</text:span></text:p>
      <text:p text:style-name="P30"><text:tab/>-<text:span text:style-name="T773">Master Spellblade class ability </text:span></text:p>
      <text:p text:style-name="P30"><text:tab/>-<text:span text:style-name="T773">Your spells known increase by 2 per level. <text:s/>And your spells per day increase by 1 per level.</text:span></text:p>
      <text:h text:style-name="Heading_20_2" text:outline-level="2"><text:soft-page-break/>Two-Weapon Fighting</text:h>
      <text:p text:style-name="P30">-BAB of 1</text:p>
      <text:p text:style-name="P30">-The penalties for fighting with two weapons <text:span text:style-name="T632">with a full attack</text:span> are reduced by 2 and 6 for your primary and off-hand respectively.</text:p>
      <text:p text:style-name="P253"><text:span text:style-name="T175"><text:tab/></text:span><text:span text:style-name="T249">Two-Weapon Defense</text:span></text:p>
      <text:p text:style-name="P253"><text:span text:style-name="T249"><text:tab/></text:span><text:span text:style-name="T175">-Two-Weapon Fighting</text:span></text:p>
      <text:p text:style-name="P30"><text:tab/>-Gain a +1 bonus to AC when wielding 2 weapons. <text:s/>This feat can be taken twice, it's effects <text:tab/>stack. <text:s/>When Fighting Defensively or using Total Defense, you double and triple the bonus <text:tab/>provided by this feat respectively. </text:p>
      <text:p text:style-name="P170"><text:tab/>Pin Shield</text:p>
      <text:p text:style-name="P30"><text:tab/>-Two-Weapon Fighting</text:p>
      <text:p text:style-name="P30"><text:tab/>-Combat Expertise</text:p>
      <text:p text:style-name="P30"><text:tab/>-When fighting with two weapons and facing an opponent with a shield, you may make an <text:tab/>off-hand attack against their shield using the standard rules for striking a weapon. <text:s/>If your <text:tab/>attack hits then you may make a single attack with your primary weapon at your full attack <text:tab/>bonus. <text:s/>Your opponent does not get their shield bonus to AC against this attack. <text:s/>This feat <text:tab/>can only be used once per round. <text:s/>If you posses the Power Tactics feat, it effects this feat.</text:p>
      <text:p text:style-name="P253"><text:span text:style-name="T175"><text:tab/></text:span><text:span text:style-name="T249">Two-Weapon Pounce</text:span></text:p>
      <text:p text:style-name="P30"><text:tab/>-Two-Weapon Fighting</text:p>
      <text:p text:style-name="P30"><text:tab/>-BAB of 2</text:p>
      <text:p text:style-name="P30"><text:tab/>-When charging while wielding two weapons, you may attack with both weapons, gaining <text:tab/>the normal <text:span text:style-name="T797">charge </text:span>bonuses with each attack.</text:p>
      <text:p text:style-name="P253"><text:span text:style-name="T175"><text:tab/></text:span><text:span text:style-name="T249">Two-Weapon Rend</text:span></text:p>
      <text:p text:style-name="P30"><text:tab/>-Two-Weapon Fighting</text:p>
      <text:p text:style-name="P30"><text:tab/>-BAB of 4</text:p>
      <text:p text:style-name="P30"><text:tab/>-Once per round, when you hit a single target with both of your weapons, you deal additional <text:tab/>damage equal to 1d6 + 1.5x your <text:span text:style-name="T632">melee damage ability</text:span> modifier. <text:s/>This damage uses your off-<text:tab/>hand weapon to determine it's effects on DR and such.</text:p>
      <text:p text:style-name="P30"><text:tab/><text:span text:style-name="T333">Oversized Two-Weapon Fighting</text:span></text:p>
      <text:p text:style-name="P30"><text:tab/>-Two-<text:span text:style-name="T550">W</text:span>eapon <text:span text:style-name="T550">F</text:span>ighting</text:p>
      <text:p text:style-name="P30"><text:tab/>-Monkey Grip</text:p>
      <text:p text:style-name="P30"><text:tab/>-You can treat your Monkey Grip weapon as a light weapon when wielded in your off-hand so <text:tab/>long as it is a one-handed weapon of your own size</text:p>
      <text:p text:style-name="P253"><text:span text:style-name="T175"><text:tab/></text:span><text:span text:style-name="T249">Improved Two-Weapon Fighting</text:span></text:p>
      <text:p text:style-name="P30"><text:tab/>-Two-Weapon Fighting</text:p>
      <text:p text:style-name="P30"><text:tab/>-BAB of 6</text:p>
      <text:p text:style-name="P75"><text:tab/>-Gain a second attack with your off-hand weapon when using the full-attack action with <text:tab/>two <text:tab/>weapons. <text:s/><text:span text:style-name="T716">All attacks made when using this feat suffer an additional -2 penalty to the standard <text:tab/>penalties when attacking with two weapons.</text:span></text:p>
      <text:p text:style-name="P30"><text:tab/><text:tab/><text:span text:style-name="T333">Off-Hand Parry</text:span></text:p>
      <text:p text:style-name="P30"><text:tab/><text:tab/>-Improved Two-Weapon Fighting</text:p>
      <text:p text:style-name="P30"><text:tab/><text:tab/>-Two-Weapon Defense</text:p>
      <text:p text:style-name="P30"><text:tab/><text:tab/>-When wielding two weapons you gain a DR rating of 1/-. <text:s/>When Fighting Defensively <text:tab/><text:tab/><text:tab/>or using Total Defense, this bonus doubles and triples respectively.</text:p>
      <text:p text:style-name="P253"><text:span text:style-name="T175"><text:tab/></text:span><text:span text:style-name="T249"><text:tab/>Dual Strike</text:span></text:p>
      <text:p text:style-name="P30"><text:tab/><text:tab/>-Improved Two-Weapon Fighting</text:p>
      <text:p text:style-name="P30"><text:tab/><text:tab/>-Make a single attack <text:span text:style-name="T675">each</text:span> with your main and off-hand weapon as a standard action. <text:s/><text:tab/><text:tab/><text:tab/><text:span text:style-name="T675">These attack</text:span><text:span text:style-name="T716">s</text:span><text:span text:style-name="T675"> suffer the same penalty as attack</text:span><text:span text:style-name="T716">ing</text:span><text:span text:style-name="T675"> normally with 2 weapons.</text:span></text:p>
      <text:p text:style-name="P30"><text:soft-page-break/><text:tab/><text:tab/><text:tab/><text:span text:style-name="T333">Cross Cut</text:span></text:p>
      <text:p text:style-name="P30"><text:tab/><text:tab/><text:tab/>-Dual Strike</text:p>
      <text:p text:style-name="P30"><text:tab/><text:tab/><text:tab/>-Weapon Specialization(any slashing)</text:p>
      <text:p text:style-name="P30"><text:tab/><text:tab/><text:tab/>-When you hit with both of your weapons when using Dual Strike(assuming they <text:tab/><text:tab/><text:tab/>are both slashing weapons) <text:s/>the combined damage from both attacks is set <text:tab/><text:tab/><text:tab/><text:tab/>against any DR the opponent has.</text:p>
      <text:p text:style-name="P30"><text:tab/><text:tab/><text:tab/><text:span text:style-name="T333">Dual Opportunity</text:span></text:p>
      <text:p text:style-name="P30"><text:tab/><text:tab/><text:tab/>-Dual Strike</text:p>
      <text:p text:style-name="P30"><text:tab/><text:tab/><text:tab/>-Combat Reflexes</text:p>
      <text:p text:style-name="P276"><text:span text:style-name="T309"><text:tab/><text:tab/><text:tab/>-</text:span><text:span text:style-name="T466">When you make an attack of opportunity, you are allowed an attack with each of <text:tab/><text:tab/><text:tab/>your weapons, with the normal penalties for doing so. This counts as two of your <text:tab/><text:tab/><text:tab/>Attacks of Opportunity per round and your maximum is not increased</text:span></text:p>
      <text:p text:style-name="P276"><text:span text:style-name="T466"><text:tab/><text:tab/><text:tab/></text:span><text:span text:style-name="T476">Anvil of Thunder</text:span></text:p>
      <text:p text:style-name="P282"><text:tab/><text:tab/><text:tab/>-Weapon Focus(warhammer or light hammer)</text:p>
      <text:p text:style-name="P282"><text:tab/><text:tab/><text:tab/>-Weapon Focus(any 1-handed axe)</text:p>
      <text:p text:style-name="P282"><text:tab/><text:tab/><text:tab/>-When using Dual Strike, if you hit the same opponent with your hammer and <text:tab/><text:tab/><text:tab/><text:tab/><text:span text:style-name="T632">axe</text:span>, your opponent is Dazed until the end of your next turn unless they make a <text:tab/><text:tab/><text:tab/><text:tab/>Fort save with a DC equal to 10 + half your HD + the modifier that affects your <text:tab/><text:tab/><text:tab/><text:tab/>damage rolls. <text:s/>This feat cannot be used on creatures more than one size category <text:tab/><text:tab/><text:tab/><text:tab/>larger than yourself or on creatures immune to the dazed condition</text:p>
      <text:p text:style-name="P276"><text:span text:style-name="T466"><text:tab/><text:tab/><text:tab/></text:span><text:span text:style-name="T476">Bear Fang</text:span></text:p>
      <text:p text:style-name="P282"><text:tab/><text:tab/><text:tab/>-Dual Strike</text:p>
      <text:p text:style-name="P282"><text:tab/><text:tab/><text:tab/>-Weapon Focus(any 1-handed axe)</text:p>
      <text:p text:style-name="P282"><text:tab/><text:tab/><text:tab/>-Weapon Focus(dagger)</text:p>
      <text:p text:style-name="P282"><text:tab/><text:tab/><text:tab/>-When using Dual Strike and you hit your opponent with both of <text:tab/>your weapons, <text:tab/><text:tab/><text:tab/>you can make a free grapple attempt against them as if you had the Improved <text:tab/><text:tab/><text:tab/><text:tab/>Grab ability(no touch attack required). <text:s/>If you grapple your target, you drop your <text:tab/><text:tab/><text:tab/>axe but gain an immediate attack with your dagger, at a -2 penalty instead of a -4 <text:tab/><text:tab/><text:tab/>and with a +2 damage bonus. <text:s/>Every round thereafter if you maintain the grapple, <text:tab/><text:tab/><text:tab/>you can attack with your dagger at the same -2 penalty but with a stacking +2 <text:tab/><text:tab/><text:tab/><text:tab/>damage for every dagger attack you hit with until the grapple ends(maximum of <text:tab/><text:tab/><text:tab/><text:tab/>+10).</text:p>
      <text:p text:style-name="P276"><text:span text:style-name="T466"><text:tab/><text:tab/><text:tab/></text:span><text:span text:style-name="T476">High Sword, Low Axe</text:span></text:p>
      <text:p text:style-name="P282"><text:tab/><text:tab/><text:tab/>-Dual Strike</text:p>
      <text:p text:style-name="P282"><text:tab/><text:tab/><text:tab/>-Weapon Focus(any non-dagger 1-handed slashing weapon)</text:p>
      <text:p text:style-name="P282"><text:tab/><text:tab/><text:tab/>-Weapon Focus(any 1-handed axe)</text:p>
      <text:p text:style-name="P282"><text:tab/><text:tab/><text:tab/>-When using Dual Strike and you hit your opponent with both of your weapons, <text:tab/><text:tab/><text:tab/><text:tab/>you can make a free trip attempt against them at a +2 bonus. <text:s/>If you fail the trip <text:tab/><text:tab/><text:tab/><text:tab/>attempt your opponent cannot make a trip attempt against you in return. <text:s/>This <text:tab/><text:tab/><text:tab/><text:tab/>feat cannot be used on creatures more than one size category larger than yourself.</text:p>
      <text:p text:style-name="P276"><text:span text:style-name="T466"><text:tab/><text:tab/><text:tab/></text:span><text:span text:style-name="T476">Crescent Moon</text:span></text:p>
      <text:p text:style-name="P282"><text:tab/><text:tab/><text:tab/>-Dual Strike</text:p>
      <text:p text:style-name="P282"><text:tab/><text:tab/><text:tab/>-Weapon Focus(bastard sword, longsword, scimitar or shortsword)</text:p>
      <text:p text:style-name="P282"><text:tab/><text:tab/><text:tab/>-Weapon Focus(dagger)</text:p>
      <text:p text:style-name="P282"><text:tab/><text:tab/><text:tab/>-When using Dual Strike, if you hit the same opponent with both your sword and <text:tab/><text:tab/><text:tab/>your dagger, you can make an immediate Disarm attempt as a free action with a <text:tab/><text:tab/><text:tab/><text:tab/>+2 bonus</text:p>
      <text:p text:style-name="P276"><text:span text:style-name="T466"><text:tab/><text:tab/><text:tab/></text:span><text:span text:style-name="T476">Hammer's Edge</text:span></text:p>
      <text:p text:style-name="P282"><text:tab/><text:tab/><text:tab/>-Dual Strike</text:p>
      <text:p text:style-name="P282"><text:soft-page-break/><text:tab/><text:tab/><text:tab/>-Weapon Focus(warhammer or light hammer)</text:p>
      <text:p text:style-name="P282"><text:tab/><text:tab/><text:tab/>-Weapon Focus(any non-dagger 1-handed slashing weapon)</text:p>
      <text:p text:style-name="P282"><text:tab/><text:tab/><text:tab/>-When using Dual Strike, if you hit the same opponent with your hammer and <text:tab/><text:tab/><text:tab/><text:tab/>slashing weapon, your opponent is knocked prone unless they make a Fort save <text:tab/><text:tab/><text:tab/><text:tab/>with a DC equal to 10 + half your HD + the modifier that affects your damage <text:tab/><text:tab/><text:tab/><text:tab/>rolls. <text:s/>This feat cannot be used on creatures more than one size category larger <text:tab/><text:tab/><text:tab/><text:tab/>than yourself.</text:p>
      <text:p text:style-name="P282"><text:tab/><text:tab/><text:tab/><text:span text:style-name="T425">Talons of the Raptor</text:span></text:p>
      <text:p text:style-name="P282"><text:tab/><text:tab/><text:tab/>-<text:span text:style-name="T800">Dual Strike</text:span></text:p>
      <text:p text:style-name="P282"><text:tab/><text:tab/><text:tab/>-<text:span text:style-name="T800">Weapon Ensnare</text:span></text:p>
      <text:p text:style-name="P282"><text:tab/><text:tab/><text:tab/>-<text:span text:style-name="T800">Weapon Focus(any 1-handed ranged weapon)</text:span></text:p>
      <text:p text:style-name="P282"><text:tab/><text:tab/><text:tab/>-<text:span text:style-name="T800">When using Weapon \Ensnare against an opponent, you may make an attack <text:tab/><text:tab/><text:tab/><text:tab/>with your ranged weapon as part of your action. <text:s/>If your grapple/disarm/trip is <text:tab/><text:tab/><text:tab/><text:tab/>successful, then your attack and damage roll with your ranged weapon provided <text:tab/><text:tab/><text:tab/><text:tab/>by this feat receives a +2 bonus.</text:span></text:p>
      <text:p text:style-name="P253"><text:span text:style-name="T175"><text:tab/><text:tab/></text:span><text:span text:style-name="T249">Two-Weapon Whirlwind</text:span></text:p>
      <text:p text:style-name="P30"><text:tab/><text:tab/>-Improved Two-Weapon Fighting</text:p>
      <text:p text:style-name="P30"><text:tab/><text:tab/>-Whirlwind Attack</text:p>
      <text:p text:style-name="P30"><text:tab/><text:tab/>When using Whirlwind Attack, you may make 2 attacks against each opponent in range</text:p>
      <text:p text:style-name="P30"><text:tab/><text:tab/><text:span text:style-name="T424">Dancing Lovers Technique</text:span></text:p>
      <text:p text:style-name="P91"><text:tab/><text:tab/>-Improved Two-Weapon Fighting</text:p>
      <text:p text:style-name="P91"><text:tab/><text:tab/>-<text:span text:style-name="T797">Weapon Mastery(any light)</text:span></text:p>
      <text:p text:style-name="P91"><text:tab/><text:tab/>-<text:span text:style-name="T797">When wielding 2 of your same chosen light weapon in combat, you gain a +1 to your <text:tab/><text:tab/><text:tab/>damage rolls and to your AC. <text:s/>Also, when an opponent attempts to Disarm or Trip you <text:tab/><text:tab/><text:tab/>within melee range they take a -2 penalty on the check and should they fail, you may <text:tab/><text:tab/><text:tab/>make an immediate attack of opportunity against them.</text:span></text:p>
      <text:p text:style-name="P30"><text:tab/><text:tab/><text:span text:style-name="T424">Loyal Partner Stance</text:span></text:p>
      <text:p text:style-name="P91"><text:tab/><text:tab/>-Improved Two-Weapon Fighting</text:p>
      <text:p text:style-name="P91"><text:tab/><text:tab/>-<text:span text:style-name="T797">Weapon Mastery(any double weapon)</text:span></text:p>
      <text:p text:style-name="P91"><text:tab/><text:tab/>-<text:span text:style-name="T797">When wielding your chosen double weapon in combat you gain a +1 to your damage <text:tab/><text:tab/><text:tab/>rolls and to your /- DR. <text:s/>When an opponent attempts to Disarm or Trip you, they must <text:tab/><text:tab/><text:tab/>roll twice and take the worse result.</text:span></text:p>
      <text:p text:style-name="P253"><text:span text:style-name="T175"><text:tab/><text:tab/></text:span><text:span text:style-name="T249">Greater Two-Weapon Fighting</text:span></text:p>
      <text:p text:style-name="P253"><text:span text:style-name="T249"><text:tab/><text:tab/></text:span><text:span text:style-name="T175">-Improved Two-Weapon Fighting</text:span></text:p>
      <text:p text:style-name="P30"><text:tab/><text:tab/>-BAB of 12</text:p>
      <text:p text:style-name="P75"><text:tab/><text:tab/>-Gain a third attack with your off-hand attack when using the full-attack action with two <text:tab/><text:tab/>weapons. <text:s/><text:span text:style-name="T716">All attacks made when using this feat suffer an additional -4 penalty to the <text:tab/><text:tab/><text:tab/>standard penalties when attacking with two weapons.</text:span></text:p>
      <text:p text:style-name="P30"><text:tab/><text:tab/><text:tab/><text:span text:style-name="T333">Bladed Shield</text:span></text:p>
      <text:p text:style-name="P30"><text:tab/><text:tab/><text:tab/>-Greater Two-Weapon Fighting</text:p>
      <text:p text:style-name="P30"><text:tab/><text:tab/><text:tab/>-Off-Hand Parry</text:p>
      <text:p text:style-name="P30"><text:tab/><text:tab/><text:tab/>-When fighting with two weapons, you may, once per round, reduce the damage <text:tab/><text:tab/><text:tab/><text:tab/>from an incoming melee or ranged attack by one die type. <text:s/>This bonus increases <text:tab/><text:tab/><text:tab/><text:tab/>to 2 die types when Fighting Defensively and 3 die types when using Total <text:tab/><text:tab/><text:tab/><text:tab/>Defense.</text:p>
      <text:p text:style-name="P30"><text:tab/><text:tab/><text:tab/><text:span text:style-name="T333">Two-Weapon Shiv</text:span></text:p>
      <text:p text:style-name="P30"><text:tab/><text:tab/><text:tab/>-Greater Two-Weapon Fighting</text:p>
      <text:p text:style-name="P30"><text:tab/><text:tab/><text:tab/>-Improved Weapon Focus(Any dagger or light piercing)</text:p>
      <text:p text:style-name="P30"><text:tab/><text:tab/><text:tab/>-Improved Weapon Specialization(Any dagger or light piercing)</text:p>
      <text:p text:style-name="P30"><text:soft-page-break/><text:tab/><text:tab/><text:tab/>-When making a Full-Attack with your chosen weapons in each hand. <text:s/>You may <text:tab/><text:tab/><text:tab/><text:tab/>choose to make your first attack at a -2 penalty. <text:s/>If you hit, all of your following <text:tab/><text:tab/><text:tab/><text:tab/>attacks in that round gain a stacking +1 damage bonus. <text:s/>If you possess the <text:tab/><text:tab/><text:tab/><text:tab/>Skirmish or Sneak Attack ability, you also gain a flat damage bonus to all of your <text:tab/><text:tab/><text:tab/>follow-up attacks equal to +1 for every die of that ability you possess. <text:s/>This <text:tab/><text:tab/><text:tab/><text:tab/>additional damage is not applicable to creatures immune to critical hits.</text:p>
      <text:p text:style-name="P30"><text:tab/><text:tab/><text:tab/><text:span text:style-name="T333">Two-Weapon Fury</text:span></text:p>
      <text:p text:style-name="P30"><text:tab/><text:tab/><text:tab/>-Greater Two-Weapon Fighting</text:p>
      <text:p text:style-name="P30"><text:tab/><text:tab/><text:tab/>-Two-Weapon Rend</text:p>
      <text:p text:style-name="P30"><text:tab/><text:tab/><text:tab/>-You may use your Two-Weapon Rend feat more than once per round so long as <text:tab/><text:tab/><text:tab/><text:tab/>you hit your opponent with both of your weapons.</text:p>
      <text:p text:style-name="P253"><text:span text:style-name="T175"><text:tab/><text:tab/><text:tab/></text:span><text:span text:style-name="T249">Two-Weapon Mastery</text:span></text:p>
      <text:p text:style-name="P30"><text:tab/><text:tab/><text:tab/>-Greater Two-Weapon Fighting</text:p>
      <text:p text:style-name="P30"><text:tab/><text:tab/><text:tab/>-Weapon High Mastery</text:p>
      <text:p text:style-name="P30"><text:tab/><text:tab/><text:tab/>-You may apply your Weapon Focus tree feats to a single chosen weapon in your <text:tab/><text:tab/><text:tab/>off-hand when fighting with 2 weapons.</text:p>
      <text:h text:style-name="Heading_20_2" text:outline-level="2">Warrior's Focus</text:h>
      <text:p text:style-name="P30">-Combat Focus class ability</text:p>
      <text:p text:style-name="P30">-You gain an additional +1 to <text:span text:style-name="T779">the</text:span> bonuses <text:span text:style-name="T779">not based on your weapon type</text:span> gained from <text:span text:style-name="T779">your</text:span> focused state. <text:s/>You may enter your focused state by being struck in combat.</text:p>
      <text:p text:style-name="P30"><text:tab/><text:span text:style-name="T333">Breath Control</text:span></text:p>
      <text:p text:style-name="P30"><text:tab/>-Warrior's Focus</text:p>
      <text:p text:style-name="P30"><text:tab/>-You gain an additional 2 rounds of Combat Focus per encounter. <text:s/>You may choose to end your <text:tab/>Combat Focus prematurely at the start of your turn. <text:s/>You may then reactivate it in the same <text:tab/>encounter by successfully striking another opponent <text:span text:style-name="T571">or being struck by an opponent.</text:span><text:line-break/><text:tab/><text:span text:style-name="T348">The River Flows</text:span><text:span text:style-name="T571"><text:line-break/><text:tab/>-Warrior’s Focus</text:span></text:p>
      <text:p text:style-name="P30"><text:tab/>-<text:span text:style-name="T690">Combat Fluidity</text:span></text:p>
      <text:p text:style-name="P30"><text:tab/>-<text:span text:style-name="T571">While in your focused state, you ignore any movement speed penalties imposed by wearing <text:tab/>medium armor and add a +5 to your land speed when wearing light or no armor.</text:span></text:p>
      <text:p text:style-name="P30"><text:tab/><text:tab/><text:span text:style-name="T397">Deadly Fluidity</text:span></text:p>
      <text:p text:style-name="P30"><text:tab/><text:tab/>-<text:span text:style-name="T700">The River Flows</text:span></text:p>
      <text:p text:style-name="P30"><text:tab/><text:tab/>-<text:span text:style-name="T700">BAB of 5</text:span></text:p>
      <text:p text:style-name="P30"><text:tab/><text:tab/>-<text:span text:style-name="T700">When you drop an opponent with a melee attack or score a natural 20 on an attack roll, <text:tab/><text:tab/><text:tab/>you may take a 5 ft shift as part of that attack. <text:s/>At BAB 10 this feat can </text:span><text:span text:style-name="T780">also</text:span><text:span text:style-name="T700"> trigger off <text:tab/><text:tab/><text:tab/>of any confirmed critical hit from you attacks with a melee weapon. <text:s/>At BAB 15 this feat <text:tab/><text:tab/>can </text:span><text:span text:style-name="T780">also </text:span><text:span text:style-name="T700">trigger off of any successful hit with Sudden Strike.</text:span></text:p>
      <text:p text:style-name="P30"><text:tab/><text:span text:style-name="T333">Guided Strike</text:span></text:p>
      <text:p text:style-name="P30"><text:tab/>-Warrior's Focus</text:p>
      <text:p text:style-name="P30"><text:tab/>-Enhanced Strike</text:p>
      <text:p text:style-name="P30"><text:tab/>-When using Sudden Strike, you <text:span text:style-name="T780">gain a</text:span> +1 to attack and damage rolls for each bonus die your <text:tab/>Sudden Strike ability <text:tab/>grants.</text:p>
      <text:p text:style-name="P30"><text:tab/><text:span text:style-name="T333">The Mountain Stands</text:span></text:p>
      <text:p text:style-name="P30"><text:tab/>-Warrior's Focus</text:p>
      <text:p text:style-name="P30"><text:tab/>BAB of 5</text:p>
      <text:p text:style-name="P30"><text:soft-page-break/><text:tab/>-While in your focused state, you gain a +2 bonus to resist being bull rushed, disarmed, <text:tab/>grappled, overrun, and tripped. <text:s/>At BAB 10 and 15 the bonus conferred by this feat to resist <text:tab/>these maneuvers increases by 2.</text:p>
      <text:p text:style-name="P30"><text:tab/><text:span text:style-name="T333">Defensive Shift</text:span></text:p>
      <text:p text:style-name="P30"><text:tab/>-Warrior's Focus</text:p>
      <text:p text:style-name="P30"><text:tab/>-Combat Sense</text:p>
      <text:p text:style-name="P30"><text:tab/>-Dodge</text:p>
      <text:p text:style-name="P30"><text:tab/>-While in your focused state you may change the target of your Dodge feat as an immediate <text:tab/>action, effectively granting it to all opponents that you are aware of that attack you.</text:p>
      <text:p text:style-name="P30"><text:tab/><text:tab/><text:span text:style-name="T333">Reflexive Shift</text:span></text:p>
      <text:p text:style-name="P30"><text:tab/><text:tab/>-Defensive Shift</text:p>
      <text:p text:style-name="P30"><text:tab/><text:tab/>-Once per focused state, you may shift you footing at a critical second, mitigating an <text:tab/><text:tab/><text:tab/>opponent's attack. <text:s/>After an opponent hits your AC with an attack by 5 or less you may <text:tab/><text:tab/><text:tab/>use this feat to negate the damage of that attack. <text:s/>If the opponent hits your AC by more <text:tab/><text:tab/><text:tab/>than 5, you may use this feat to take half damage from that attack. <text:s/>This feat only applies <text:tab/><text:tab/>to attacks that require an attack roll to hit. <text:s/>If you posses the Way of the Warrior class <text:tab/><text:tab/><text:tab/>ability, then this feat can be used twice per focused state.</text:p>
      <text:p text:style-name="P30"><text:tab/><text:span text:style-name="T333">Close Your Eyes and Look</text:span></text:p>
      <text:p text:style-name="P30"><text:span text:style-name="T333"><text:tab/>-</text:span><text:span text:style-name="T436">Warrior's Focus</text:span></text:p>
      <text:p text:style-name="P30"><text:tab/>-See the Unseen</text:p>
      <text:p text:style-name="P30"><text:tab/>-Blind-Fight</text:p>
      <text:p text:style-name="P30"><text:tab/>-While in your focused state, you gain Blindsight out to a range of 5 ft. <text:s/>Your Blind-Fight <text:tab/>bonuses also apply to ranged attacks.</text:p>
      <text:p text:style-name="P125"><text:tab/><text:span text:style-name="T333">Second Wind</text:span></text:p>
      <text:p text:style-name="P30"><text:tab/>-Warrior's Focus</text:p>
      <text:p text:style-name="P30"><text:tab/>-Focused Resilience </text:p>
      <text:p text:style-name="P125"><text:tab/>-While in your focused state, when you are in Total Defense, you may heal a number of hit <text:tab/>points equal to your BAB + your Con modifier + your Wis modifier. <text:s/>This feat can only be used <text:tab/>once per day. If you posses the Way of the Warrior class ability, then this feat can be used twice <text:tab/>per day.</text:p>
      <text:p text:style-name="P30"><text:tab/><text:tab/><text:span text:style-name="T333">Ignore Pain</text:span></text:p>
      <text:p text:style-name="P30"><text:tab/><text:tab/>-Second Wind</text:p>
      <text:p text:style-name="P30"><text:tab/><text:tab/>-While in your focused state, you treat an amount of damage per attack from all sources <text:tab/><text:tab/><text:tab/>equal to your Wis modifier as subdual damage. <text:s/>At the start of every turn you are in your <text:tab/><text:tab/>focused state you may make a Will save equal to 15 + the amount of subdual damage <text:tab/><text:tab/><text:tab/>you have. <text:s/>If you succeed you heal all of your subdual damage. <text:s/>On a failed save you <text:tab/><text:tab/><text:tab/>heal half(round up) of your total subdual damage.</text:p>
      <text:p text:style-name="P30"><text:tab/><text:tab/><text:tab/><text:span text:style-name="T333">Death Trance</text:span></text:p>
      <text:p text:style-name="P30"><text:tab/><text:tab/><text:tab/>-Ignore Pain</text:p>
      <text:p text:style-name="P30"><text:tab/><text:tab/><text:tab/>-Last Stand</text:p>
      <text:p text:style-name="P30"><text:tab/><text:tab/><text:tab/>-When your Last Stand feat is triggered, the bonus it provides increases to +5. <text:s/><text:tab/><text:tab/><text:tab/><text:tab/>While at 0 hit points or less you enter your focused state even if you have <text:tab/><text:tab/><text:tab/><text:tab/>exceeded your maximum rounds this encounter. <text:s/>If you are already in a focused <text:tab/><text:tab/><text:tab/><text:tab/>state should you reach 0 hit points or less you do not lose rounds from your <text:tab/><text:tab/><text:tab/><text:tab/>focused state until you are either dead or brought back to positive hit points.</text:p>
      <text:p text:style-name="P30"><text:tab/><text:span text:style-name="T333">Critical Strike</text:span></text:p>
      <text:p text:style-name="P30"><text:tab/>-Warrior's Focus</text:p>
      <text:p text:style-name="P30"><text:tab/>-Enhanced Strike</text:p>
      <text:p text:style-name="P30"><text:tab/>-Improved Critical </text:p>
      <text:p text:style-name="P30"><text:soft-page-break/><text:tab/>-While in your focused state, your critical hit threshold is increased by 1. <text:s/>If you score a <text:tab/>natural <text:tab/>critical threat on an attack roll with Sudden Strike or a natural 20 on any other attack roll, you <text:tab/>forgo the confirmation roll and your weapon's critical damage multiplier increases by 1.</text:p>
      <text:p text:style-name="P30"><text:tab/><text:span text:style-name="T333">Lightning Outruns Thunder</text:span></text:p>
      <text:p text:style-name="P30"><text:tab/>-Warrior's Focus</text:p>
      <text:p text:style-name="P30"><text:tab/>-Ki Strike</text:p>
      <text:p text:style-name="P30"><text:tab/>-Once per encounter, you may expend a Ki Pool use to make a charging attack as a full round <text:tab/>action on your turn. <text:s/>This charge is made as a straight line and attacks every opponent in that <text:tab/>line. <text:s/>Your speed for this charge is increased by 10 ft and you are not affected by non-magical <text:tab/>terrain and effects. You make a single attack and damage roll with twice the normal bonuses <text:tab/>afforded by a charge that is applied to every opponent in the affected area. <text:s/>Feats and effects <text:tab/>that normally allow for a change in direction during a charge have no effect on this feat.</text:p>
      <text:p text:style-name="P30"><text:tab/><text:span text:style-name="T333"><text:tab/></text:span><text:span text:style-name="T335">But Thunder Always Follows</text:span></text:p>
      <text:p text:style-name="P30"><text:tab/><text:tab/>-<text:span text:style-name="T489">Lightning Outruns Thunder</text:span></text:p>
      <text:p text:style-name="P30"><text:tab/><text:tab/>-<text:span text:style-name="T489">Strike of Wrath</text:span></text:p>
      <text:p text:style-name="P30"><text:tab/><text:tab/>-<text:span text:style-name="T489">When using Lightning Outruns Thunder, you may expend an additional use of your Ki <text:tab/><text:tab/><text:tab/>Pool to make 2 attacks as part of that feat. <text:s/>The second attack is rolled separately from <text:tab/><text:tab/><text:tab/>the first and the damage is considered force damage.</text:span></text:p>
      <text:p text:style-name="P30"><text:tab/><text:span text:style-name="T333">Impossible Unseen Strike </text:span></text:p>
      <text:p text:style-name="P125"><text:tab/>-Warrior's Focus</text:p>
      <text:p text:style-name="P125"><text:tab/>-Ki Blast</text:p>
      <text:p text:style-name="P30"><text:tab/>-When you use Ki Blast your range increases by 10 ft and your opponent is considered flat-<text:tab/>footed for the attack. <text:s/>In addition, when you use Impossible Unseen Strike, your Ki Blast <text:tab/>damage roll gains a +2 <text:span text:style-name="T785">bonus</text:span> and you roll twice, taking the better result. This feat can be used <text:tab/>once per encounter per opponent. <text:s/></text:p>
      <text:p text:style-name="P30"><text:tab/><text:span text:style-name="T333">Encompassing Focus</text:span></text:p>
      <text:p text:style-name="P125"><text:tab/>-Warrior's Focus</text:p>
      <text:p text:style-name="P30"><text:tab/>-Way of the Warrior</text:p>
      <text:p text:style-name="P30"><text:tab/>-Your bonus to saves while in a focused state is increased by +1 and when you make a save <text:tab/>of any kind you roll twice and take the better result.</text:p>
      <text:p text:style-name="P30"><text:tab/><text:tab/><text:span text:style-name="T333">Decisive Strike</text:span></text:p>
      <text:p text:style-name="P30"><text:tab/><text:tab/>-Encompassing Focus</text:p>
      <text:p text:style-name="P30"><text:tab/><text:tab/>-When using Sudden Strike, you may spend an additional use of your <text:span text:style-name="T690">K</text:span>i <text:span text:style-name="T690">P</text:span>ool to add an <text:tab/><text:tab/><text:tab/>additional +2 to the attack roll and increase the number of extra damage dice you roll <text:tab/><text:tab/><text:tab/>by 50%(round up).</text:p>
      <text:p text:style-name="P30"><text:tab/><text:tab/><text:span text:style-name="T333">Warrior's Clarity</text:span></text:p>
      <text:p text:style-name="P30"><text:tab/><text:tab/>-Encompassing Focus</text:p>
      <text:p text:style-name="P30"><text:tab/><text:tab/>-Your bonuses from Warrior's Focus increase by +1 and when you make attack and <text:tab/><text:tab/><text:tab/>damage rolls with your Sudden Strike, <text:span text:style-name="T777">regardless of your weapon type</text:span>, you roll twice <text:tab/><text:tab/><text:tab/>and take the better result.</text:p>
      <text:p text:style-name="P30"><text:tab/><text:tab/><text:tab/><text:span text:style-name="T333">Everything is Nothing</text:span></text:p>
      <text:p text:style-name="P30"><text:tab/><text:tab/><text:tab/>-Warrior's Clarity</text:p>
      <text:p text:style-name="P30"><text:tab/><text:tab/><text:tab/>-Every round while you are in your focused state, you gain a free use of your Ki <text:tab/><text:tab/><text:tab/><text:tab/>Pool. <text:s/>When using your Ki Pool to enhance your AC, saves and attack/damage <text:tab/><text:tab/><text:tab/><text:tab/>rolls while in your focused state, you may do so after the roll has been made. <text:tab/><text:tab/><text:tab/><text:tab/><text:span text:style-name="T793">This feat cannot be used if you start an encounter with no uses of your Ki Pool <text:tab/><text:tab/><text:tab/><text:tab/>remaining.</text:span> </text:p>
      <text:h text:style-name="Heading_20_2" text:outline-level="2"><text:soft-page-break/>Weapon Focus</text:h>
      <text:p text:style-name="P125">-BAB of 1</text:p>
      <text:p text:style-name="P30">-Gain a +1 to attack rolls with a weapon of your choice. <text:s/>This feat can be taken more than once, each time it is taken it's effects apply to a new weapon.</text:p>
      <text:p text:style-name="P255"><text:span text:style-name="T175"><text:tab/></text:span><text:span text:style-name="T249">Improved Weapon Focus</text:span></text:p>
      <text:p text:style-name="P33"><text:tab/>-Weapon Focus, </text:p>
      <text:p text:style-name="P33"><text:tab/>-BAB of <text:span text:style-name="T600">4</text:span></text:p>
      <text:p text:style-name="P47"><text:tab/>-<text:span text:style-name="T600">Your bonus from Weapon Focus increases by +1.</text:span></text:p>
      <text:p text:style-name="P255"><text:span text:style-name="T175"><text:tab/><text:tab/></text:span><text:span text:style-name="T249">Greater Weapon Focus</text:span></text:p>
      <text:p text:style-name="P33"><text:tab/><text:tab/>-Improved Weapon Focus</text:p>
      <text:p text:style-name="P33"><text:tab/><text:tab/>-BAB of <text:span text:style-name="T600">8</text:span></text:p>
      <text:p text:style-name="P47"><text:tab/><text:tab/>-<text:span text:style-name="T600">Your bonus from Weapon Focus increases by +1.</text:span></text:p>
      <text:p text:style-name="P33"><text:tab/><text:tab/><text:tab/><text:span text:style-name="T352">Superior Weapon Focus</text:span></text:p>
      <text:p text:style-name="P33"><text:tab/><text:tab/><text:tab/>-<text:span text:style-name="T600">Greater Weapon Focus</text:span></text:p>
      <text:p text:style-name="P33"><text:tab/><text:tab/><text:tab/>-<text:span text:style-name="T600">BAB of 12</text:span></text:p>
      <text:p text:style-name="P47"><text:tab/><text:tab/><text:tab/>-<text:span text:style-name="T600">Your bonus from Weapon Focus increases by +1.</text:span> <text:s/>Twice per encounter you may <text:tab/><text:tab/><text:tab/>add 5 to an attack roll you make with your chosen weapon that has already been <text:tab/><text:tab/><text:tab/><text:tab/>rolled.</text:p>
      <text:p text:style-name="P253"><text:span text:style-name="T175"><text:tab/></text:span><text:span text:style-name="T249">Weapon Expertise</text:span></text:p>
      <text:p text:style-name="P30"><text:tab/>-Weapon Focus</text:p>
      <text:p text:style-name="P30"><text:tab/>-Gain a +1 bonus to AC when wielding your chosen weapon.</text:p>
      <text:p text:style-name="P253"><text:span text:style-name="T175"><text:tab/><text:tab/></text:span><text:span text:style-name="T249">Improved Weapon Expertise</text:span></text:p>
      <text:p text:style-name="P30"><text:tab/><text:tab/>-Weapon Expertise</text:p>
      <text:p text:style-name="P30"><text:tab/><text:tab/>-BAB of <text:span text:style-name="T600">4</text:span></text:p>
      <text:p text:style-name="P30"><text:tab/><text:tab/>-When wielding your chosen weapon, you gain DR 1/-(GM discretion on spell use)</text:p>
      <text:p text:style-name="P253"><text:span text:style-name="T175"><text:tab/><text:tab/><text:tab/></text:span><text:span text:style-name="T249">Greater Weapon Expertise</text:span></text:p>
      <text:p text:style-name="P30"><text:tab/><text:tab/><text:tab/>-Improved Weapon Expertise</text:p>
      <text:p text:style-name="P30"><text:tab/><text:tab/><text:tab/>-BAB of <text:span text:style-name="T600">8</text:span></text:p>
      <text:p text:style-name="P30"><text:tab/><text:tab/><text:tab/>-<text:span text:style-name="T600">Your bonus from Weapon Expertise increases by +1.</text:span></text:p>
      <text:p text:style-name="P47"><text:tab/><text:tab/><text:tab/><text:tab/><text:span text:style-name="T352">Superior Weapon Expertise</text:span></text:p>
      <text:p text:style-name="P47"><text:tab/><text:tab/><text:tab/><text:tab/>-<text:span text:style-name="T600">Greater Weapon Expertise</text:span></text:p>
      <text:p text:style-name="P47"><text:tab/><text:tab/><text:tab/><text:tab/>-<text:span text:style-name="T600">BAB of 12</text:span></text:p>
      <text:p text:style-name="P47"><text:tab/><text:tab/><text:tab/><text:tab/>-When wielding your chosen weapon, you<text:span text:style-name="T600">r bonus to AC from Weapon <text:tab/><text:tab/><text:tab/><text:tab/><text:tab/>Expertise is considered a deflection bonus.</text:span> <text:s/>Also, twice per encounter you <text:tab/><text:tab/><text:tab/><text:tab/>may apply a -5 to an opponent's attack roll after the roll has been made.</text:p>
      <text:p text:style-name="P253"><text:span text:style-name="T175"><text:tab/></text:span><text:span text:style-name="T249">Weapon Specialization</text:span></text:p>
      <text:p text:style-name="P30"><text:tab/>-Weapon Focus</text:p>
      <text:p text:style-name="P30"><text:tab/>-Gain a +2 bonus on damage rolls with your chosen weapon.</text:p>
      <text:p text:style-name="P253"><text:span text:style-name="T175"><text:tab/><text:tab/></text:span><text:span text:style-name="T249">Improved Weapon Specialization</text:span></text:p>
      <text:p text:style-name="P30"><text:tab/><text:tab/>-Weapon Specialization, </text:p>
      <text:p text:style-name="P30"><text:tab/><text:tab/>-BAB of <text:span text:style-name="T600">4</text:span></text:p>
      <text:p text:style-name="P47"><text:tab/><text:tab/>-<text:span text:style-name="T600">Your bonus from Weapon Specialization increases by +2.</text:span></text:p>
      <text:p text:style-name="P253"><text:span text:style-name="T175"><text:tab/><text:tab/><text:tab/></text:span><text:span text:style-name="T249">Greater Weapon Specialization</text:span></text:p>
      <text:p text:style-name="P30"><text:tab/><text:tab/><text:tab/>-Improved Weapon Specialization</text:p>
      <text:p text:style-name="P30"><text:tab/><text:tab/><text:tab/>-BAB of <text:span text:style-name="T600">8</text:span></text:p>
      <text:p text:style-name="P47"><text:tab/><text:tab/><text:tab/>-<text:span text:style-name="T600">Your bonus from Weapon Specialization increases by +2.</text:span></text:p>
      <text:p text:style-name="P47"><text:tab/><text:tab/><text:tab/><text:tab/><text:span text:style-name="T352">Superior Weapon Specialization</text:span></text:p>
      <text:p text:style-name="P47"><text:tab/><text:tab/><text:tab/><text:tab/>-<text:span text:style-name="T600">Greater Weapon Specialization</text:span></text:p>
      <text:p text:style-name="P47"><text:soft-page-break/><text:tab/><text:tab/><text:tab/><text:tab/>-<text:span text:style-name="T600">BAB of 12</text:span></text:p>
      <text:p text:style-name="P47"><text:tab/><text:tab/><text:tab/><text:tab/>-<text:span text:style-name="T600">Your bonus from Weapon Specialization increases by +2.</text:span> <text:s/>Twice per <text:tab/><text:tab/><text:tab/><text:tab/><text:tab/>encounter you may add +<text:span text:style-name="T684">5</text:span> to your damage roll <text:span text:style-name="T600">after the damage roll has <text:tab/><text:tab/><text:tab/><text:tab/><text:tab/>been made</text:span>.</text:p>
      <text:p text:style-name="P255"><text:span text:style-name="T175"><text:tab/></text:span><text:span text:style-name="T249">Weapon Training</text:span></text:p>
      <text:p text:style-name="P33"><text:tab/>-Weapon Focus</text:p>
      <text:p text:style-name="P33"><text:tab/>-Use an ability modifier other than Str<text:span text:style-name="T604">(for melee </text:span><text:span text:style-name="T605">or thrown</text:span><text:span text:style-name="T604"> weapons) </text:span><text:span text:style-name="T623">or Dex(for ranged </text:span><text:span text:style-name="T747">or light</text:span><text:span text:style-name="T623"> <text:tab/>weapons) on attack rolls with your chosen weapon.</text:span> <text:span text:style-name="T623">Or use your</text:span> Dex<text:span text:style-name="T604">(for ranged </text:span><text:span text:style-name="T747">or light <text:tab/></text:span><text:span text:style-name="T604">weapons)</text:span> on <text:span text:style-name="T623">damage</text:span> rolls with your chosen <text:span text:style-name="T623">ranged weapon.</text:span></text:p>
      <text:p text:style-name="P255"><text:span text:style-name="T175"><text:tab/><text:tab/></text:span><text:span text:style-name="T249">Improved Weapon Trainin</text:span><text:span text:style-name="T250">g</text:span></text:p>
      <text:p text:style-name="P33"><text:tab/><text:tab/>-Weapon Training</text:p>
      <text:p text:style-name="P33"><text:tab/><text:tab/>-Use previously selected ability modifier on damage rolls with your chosen weapon</text:p>
      <text:p text:style-name="P33"><text:tab/><text:tab/><text:tab/><text:span text:style-name="T368">Universal Weapon Training.</text:span></text:p>
      <text:p text:style-name="P33"><text:tab/><text:tab/><text:tab/>-<text:span text:style-name="T637">Improved Weapon Training</text:span></text:p>
      <text:p text:style-name="P33"><text:tab/><text:tab/><text:tab/>-<text:span text:style-name="T637">BAB of 5</text:span></text:p>
      <text:p text:style-name="P33"><text:tab/><text:tab/><text:tab/>-<text:span text:style-name="T637">Your Weapon Training and Improved Weapon Training feats apply to all <text:tab/><text:tab/><text:tab/><text:tab/><text:tab/>weapons you are proficient with.</text:span></text:p>
      <text:p text:style-name="P30"><text:tab/><text:span text:style-name="T333">Monkey Grip</text:span></text:p>
      <text:p text:style-name="P30"><text:tab/>-Weapon Focus</text:p>
      <text:p text:style-name="P30"><text:tab/>-BAB of 2</text:p>
      <text:p text:style-name="P30"><text:tab/>-You may use your chosen weapon one size category larger than normal. <text:s/>All attacks made <text:tab/>with this weapon are made at a -2 penalty.</text:p>
      <text:p text:style-name="P261"><text:span text:style-name="T175"><text:tab/></text:span><text:span text:style-name="T249">Piercing Attack</text:span></text:p>
      <text:p text:style-name="P48"><text:tab/>-Weapon Focus(Any Piercing)</text:p>
      <text:p text:style-name="P48"><text:tab/>-When attacking with your chosen weapon, you may ignore up to 2 points of your target's armor <text:tab/>or natural armor bonus to AC.</text:p>
      <text:p text:style-name="P261"><text:span text:style-name="T175"><text:tab/></text:span><text:span text:style-name="T249">Sweeping Attack</text:span></text:p>
      <text:p text:style-name="P48"><text:tab/>-Weapon Focus(Any Bludgeoning)</text:p>
      <text:p text:style-name="P48"><text:tab/>-When attacking with your chosen weapon, you may ignore up to 2 points of your target's Dex <text:tab/>or dodge bonus to AC.</text:p>
      <text:p text:style-name="P261"><text:span text:style-name="T175"><text:tab/></text:span><text:span text:style-name="T249">Reaping Attack</text:span></text:p>
      <text:p text:style-name="P48"><text:tab/>-Weapon Focus(Any Slashing)</text:p>
      <text:p text:style-name="P48"><text:tab/>-When attacking with your chosen weapon, you may ignore 1 point of your target's armor or <text:tab/>natural armor bonus to AC as well as 1 point of your target's Dex or dodge bonus to AC.</text:p>
      <text:p text:style-name="P261"><text:span text:style-name="T175"><text:tab/><text:tab/></text:span><text:span text:style-name="T249">Relentless Attack</text:span></text:p>
      <text:p text:style-name="P48"><text:tab/><text:tab/>-Piercing Attack, Sweeping Attack or Reaping Attack</text:p>
      <text:p text:style-name="P22"><text:tab/><text:tab/>-<text:span text:style-name="T605">Improved Weapon Focus</text:span></text:p>
      <text:p text:style-name="P22"><text:tab/><text:tab/>-<text:span text:style-name="T605">BAB of 5</text:span></text:p>
      <text:p text:style-name="P48"><text:tab/><text:tab/>-When in combat you may choose one opponent as the target of this feat. <text:s/>The target <text:tab/><text:tab/><text:tab/>takes twice the AC penalty when you use any one of the 3 prerequisite feats against <text:tab/><text:tab/><text:tab/>them. <text:s/>In addition, when the target attempts to disengage you, you gain an immediate <text:tab/><text:tab/><text:tab/>attack of opportunity against them and may take a free 5 ft step with them. <text:s/>You may <text:tab/><text:tab/><text:tab/>change the target of this feat at the start of your turn.</text:p>
      <text:p text:style-name="P48"><text:tab/><text:tab/><text:span text:style-name="T353">Weapon Readiness</text:span></text:p>
      <text:p text:style-name="P48"><text:tab/><text:tab/>-<text:span text:style-name="T605">Weapon Expertise</text:span></text:p>
      <text:p text:style-name="P48"><text:tab/><text:tab/>-<text:span text:style-name="T605">When Fighting Defensively with your chosen weapon, your total bonus to AC increases <text:tab/><text:tab/>by 1 and you gain a DR of 1/-. <text:s/>When using Total Defense, these bonuses double.</text:span></text:p>
      <text:p text:style-name="P48"><text:tab/><text:tab/><text:tab/><text:span text:style-name="T353">Adaptive Readiness</text:span></text:p>
      <text:p text:style-name="P48"><text:tab/><text:tab/><text:tab/>-<text:span text:style-name="T605">Weapon Readiness</text:span></text:p>
      <text:p text:style-name="P48"><text:soft-page-break/><text:tab/><text:tab/><text:tab/>-<text:span text:style-name="T605">Improved Weapon Expertise</text:span></text:p>
      <text:p text:style-name="P48"><text:tab/><text:tab/><text:tab/>-<text:span text:style-name="T605">BAB of 5</text:span></text:p>
      <text:p text:style-name="P48"><text:tab/><text:tab/><text:tab/>-<text:span text:style-name="T605">When an opponent hits you in combat while wielding your chosen weapon, your <text:tab/><text:tab/><text:tab/>Weapon Readiness bonus against that opponent increases by 2. <text:s/>This bonus <text:tab/><text:tab/><text:tab/><text:tab/>stacks with successive hits up to a limit of 1 stack for every 5 points of BAB you <text:tab/><text:tab/><text:tab/>posses. <text:s/>This bonus can only be applied to one opponent at a time and lasts for <text:tab/><text:tab/><text:tab/><text:tab/>the rest of the encounter.</text:span></text:p>
      <text:p text:style-name="P48"><text:tab/><text:tab/><text:tab/><text:span text:style-name="T353">Defensive Footwork</text:span></text:p>
      <text:p text:style-name="P48"><text:tab/><text:tab/><text:tab/>-<text:span text:style-name="T605">Weapon Readiness</text:span></text:p>
      <text:p text:style-name="P48"><text:tab/><text:tab/><text:tab/>-<text:span text:style-name="T605">Improved Weapon Expertise</text:span></text:p>
      <text:p text:style-name="P48"><text:tab/><text:tab/><text:tab/>-<text:span text:style-name="T605">BAB of 5</text:span></text:p>
      <text:p text:style-name="P48"><text:tab/><text:tab/><text:tab/>-<text:span text:style-name="T605">When Fighting Defensively with your chosen weapon, you may take two 5ft <text:tab/><text:tab/><text:tab/><text:tab/>shifts in a single round. <text:s/>If you are using Total Defense, you may make three 5ft <text:tab/><text:tab/><text:tab/><text:tab/>shifts in a single round. <text:s/></text:span></text:p>
      <text:p text:style-name="P48"><text:tab/><text:tab/><text:span text:style-name="T353">Deliberate Strike</text:span></text:p>
      <text:p text:style-name="P48"><text:tab/><text:tab/>-<text:span text:style-name="T605">Weapon Specialization(any melee)</text:span></text:p>
      <text:p text:style-name="P48"><text:tab/><text:tab/>-<text:span text:style-name="T605">When making a standard attack with your chosen weapon, your damage is considered <text:tab/><text:tab/><text:tab/>one die type higher than normal for your weapon.</text:span></text:p>
      <text:p text:style-name="P261"><text:span text:style-name="T175"><text:tab/><text:tab/><text:tab/></text:span><text:span text:style-name="T249">Devastating Strike</text:span></text:p>
      <text:p text:style-name="P48"><text:tab/><text:tab/><text:tab/>-<text:span text:style-name="T605">Deliberate Strike</text:span></text:p>
      <text:p text:style-name="P48"><text:tab/><text:tab/><text:tab/>-Improved <text:span text:style-name="T605">Weapon Specialization</text:span></text:p>
      <text:p text:style-name="P48"><text:tab/><text:tab/><text:tab/>-BAB of <text:span text:style-name="T605">5</text:span></text:p>
      <text:p text:style-name="P48"><text:tab/><text:tab/><text:tab/>-You may take a full-round action to make a single attack <text:span text:style-name="T605">with Deliberate Strike</text:span>. <text:s/><text:tab/><text:tab/><text:tab/>If you do, your attack deals double damage <text:span text:style-name="T605">in addition to the normal bonus from <text:tab/><text:tab/><text:tab/><text:tab/>Deliberate Strike</text:span>.</text:p>
      <text:p text:style-name="P261"><text:span text:style-name="T175"><text:tab/><text:tab/><text:tab/><text:tab/></text:span><text:span text:style-name="T254">Furious</text:span><text:span text:style-name="T249"> Strike</text:span></text:p>
      <text:p text:style-name="P48"><text:tab/><text:tab/><text:tab/><text:tab/>-Devastating Strike</text:p>
      <text:p text:style-name="P48"><text:tab/><text:tab/><text:tab/><text:tab/>-BAB of <text:span text:style-name="T605">8</text:span></text:p>
      <text:p text:style-name="P48"><text:tab/><text:tab/><text:tab/><text:tab/>-When using <text:span text:style-name="T605">Deliberate Strike or </text:span>Devastating <text:span text:style-name="T605">S</text:span>trike, you may take a -2 <text:tab/><text:tab/><text:tab/><text:tab/><text:tab/>on the attack roll. <text:s/>If you miss by less than half your BAB(round up), you <text:tab/><text:tab/><text:tab/><text:tab/>still deal half damage against the target.</text:p>
      <text:p text:style-name="P170"><text:tab/>Hurl Weapon</text:p>
      <text:p text:style-name="P30"><text:tab/>-Weapon Focus(any)</text:p>
      <text:p text:style-name="P30"><text:tab/>-You may throw any weapon you are proficient with at no penalty with a base range of 30ft..</text:p>
      <text:p text:style-name="P30"><text:tab/><text:tab/><text:span text:style-name="T333">Brutal Throw</text:span></text:p>
      <text:p text:style-name="P30"><text:tab/><text:tab/>-Hurl Weapon</text:p>
      <text:p text:style-name="P30"><text:tab/><text:tab/>-Use your Str with damage rolls for thrown weapons</text:p>
      <text:p text:style-name="P30"><text:tab/><text:tab/><text:tab/><text:span text:style-name="T333">Power Throw</text:span></text:p>
      <text:p text:style-name="P30"><text:tab/><text:tab/><text:tab/>-Brutal Throw</text:p>
      <text:p text:style-name="P30"><text:tab/><text:tab/><text:tab/>-Power Attack </text:p>
      <text:p text:style-name="P30"><text:tab/><text:tab/><text:tab/>-Can use Power Attack with thrown weapons.</text:p>
      <text:p text:style-name="P253"><text:span text:style-name="T175"><text:tab/><text:tab/></text:span><text:span text:style-name="T249">Throw Anything</text:span></text:p>
      <text:p text:style-name="P30"><text:tab/><text:tab/>-Hurl Weapon</text:p>
      <text:p text:style-name="P30"><text:tab/><text:tab/>-BAB of 2</text:p>
      <text:p text:style-name="P30"><text:tab/><text:tab/>-You may throw any weapon or improvised implement at no penalty with a base range of <text:tab/><text:tab/>30ft.</text:p>
      <text:p text:style-name="P30"><text:tab/><text:span text:style-name="T333">Throw Focus</text:span></text:p>
      <text:p text:style-name="P30"><text:tab/>-<text:span text:style-name="T695">Weapon Focus(any thrown)</text:span></text:p>
      <text:p text:style-name="P30"><text:tab/>-BAB of 3</text:p>
      <text:p text:style-name="P30"><text:soft-page-break/><text:tab/>-Your Weapon Focus and Weapon Specialization feats(Improved, Greater, <text:span text:style-name="T694">etc</text:span>) apply to all <text:tab/><text:span text:style-name="T333">standard</text:span> thrown weapons you are proficient with.</text:p>
      <text:p text:style-name="P30"><text:tab/><text:tab/><text:span text:style-name="T333">Pinpoint Throw</text:span></text:p>
      <text:p text:style-name="P30"><text:tab/><text:tab/>-Throw Focus</text:p>
      <text:p text:style-name="P30"><text:tab/><text:tab/>-BAB of 5</text:p>
      <text:p text:style-name="P30"><text:tab/><text:tab/>-Your thrown weapons covered under Thrown Focus ignore AC and DR from armor and <text:tab/><text:tab/>natural armor.</text:p>
      <text:p text:style-name="P30"><text:tab/><text:tab/><text:tab/><text:span text:style-name="T333">Snap Throw</text:span></text:p>
      <text:p text:style-name="P30"><text:tab/><text:tab/><text:tab/>-Pinpoint Throw</text:p>
      <text:p text:style-name="P30"><text:tab/><text:tab/><text:tab/>-BAB of 7</text:p>
      <text:p text:style-name="P30"><text:tab/><text:tab/><text:tab/>-Once per round as a free action, you may make a single attack with a thrown <text:tab/><text:tab/><text:tab/><text:tab/>weapon covered under Thrown Focus. <text:s/>Any time you make a <text:span text:style-name="T394">standard</text:span> attack <text:tab/><text:tab/><text:tab/><text:tab/>with a weapon covered under Thrown Focus you gain a +1 to the attack and <text:tab/><text:tab/><text:tab/><text:tab/>damage roll. This feat is not usable with Twin Throw. <text:s/></text:p>
      <text:p text:style-name="P30"><text:tab/><text:tab/><text:span text:style-name="T333">Twin Throw</text:span></text:p>
      <text:p text:style-name="P30"><text:tab/><text:tab/>-Throw Focus</text:p>
      <text:p text:style-name="P30"><text:tab/><text:tab/>-BAB of 5</text:p>
      <text:p text:style-name="P30"><text:tab/><text:tab/>-When using a standard action to attack with a thrown weapon covered under Throw <text:tab/><text:tab/><text:tab/>Focus, you may throw a second weapon in that same attack, either at the same target or <text:tab/><text:tab/><text:tab/>an adjacent one. <text:s/>In either case you make a separate attack roll for each weapon.</text:p>
      <text:p text:style-name="P30"><text:tab/><text:tab/><text:tab/><text:span text:style-name="T333">Cascade of Stars</text:span></text:p>
      <text:p text:style-name="P30"><text:tab/><text:tab/><text:tab/>-Twin Throw</text:p>
      <text:p text:style-name="P30"><text:tab/><text:tab/><text:tab/>-BAB of 7</text:p>
      <text:p text:style-name="P30"><text:tab/><text:tab/><text:tab/>-When using Twin Throw, you may throw a number of separate weapons <text:tab/>equal <text:tab/><text:tab/><text:tab/><text:tab/>to 2 + the number of attacks you can make in a full attack. <text:s/>This attack is treated <text:tab/><text:tab/><text:tab/><text:tab/>as a 30 ft cone, with the attacks being divided up between any target within that <text:tab/><text:tab/><text:tab/><text:tab/>cone at the player's choosing.</text:p>
      <text:p text:style-name="P30"><text:tab/><text:tab/><text:tab/><text:span text:style-name="T333">Thrown Mastery</text:span></text:p>
      <text:p text:style-name="P30"><text:tab/><text:tab/><text:tab/>-Pinpoint Throw</text:p>
      <text:p text:style-name="P30"><text:tab/><text:tab/><text:tab/>-Twin Throw</text:p>
      <text:p text:style-name="P30"><text:tab/><text:tab/><text:tab/>-BAB of 10</text:p>
      <text:p text:style-name="P30"><text:tab/><text:tab/><text:tab/>-When attacking with any thrown weapon covered under Throw Focus you add <text:tab/><text:tab/><text:tab/><text:tab/>10 ft to the total range you can throw your weapon. <text:s/>Your attacks with these <text:tab/><text:tab/><text:tab/><text:tab/>weapons also gain a +1 bonus to their attack and damage rolls(or a +2 if the <text:tab/><text:tab/><text:tab/><text:tab/>weapon only deals 1 point of base damage). <text:s/>Finally, your critical threat range <text:tab/><text:tab/><text:tab/><text:tab/>with these weapons increases by 1 and their critical damage multiplier increases <text:tab/><text:tab/><text:tab/><text:tab/>by 1.</text:p>
      <text:p text:style-name="P30"><text:tab/><text:span text:style-name="T333">Rapid Reload</text:span></text:p>
      <text:p text:style-name="P30"><text:tab/>-Weapon Focus(any crossbow)</text:p>
      <text:p text:style-name="P30"><text:tab/>-You can reload your chosen crossbow more quickly than normal. <text:s/>For hand and light <text:tab/>crossbows, you can reload them as a free action. <text:s/>For heavy crossbows, you can reload <text:tab/>them as <text:tab/>a move action. <text:s/>You still provoke attacks of opportunity when reloading a crossbow.</text:p>
      <text:p text:style-name="P30"><text:tab/><text:span text:style-name="T333">Point Blank Shot</text:span></text:p>
      <text:p text:style-name="P30"><text:tab/>-Weapon Focus(any ranged)</text:p>
      <text:p text:style-name="P30"><text:tab/>-Gain a +1 bonus to attack and damage rolls with ranged weapons used less than 30 ft from a <text:tab/>target.</text:p>
      <text:p text:style-name="P73"><text:tab/><text:tab/><text:span text:style-name="T393">Zen Archery</text:span></text:p>
      <text:p text:style-name="P73"><text:tab/><text:tab/>-<text:span text:style-name="T693">Weapon Focus(any bow)</text:span></text:p>
      <text:p text:style-name="P30"><text:tab/><text:tab/>-<text:span text:style-name="T693">Point Blank Shot</text:span></text:p>
      <text:p text:style-name="P30"><text:soft-page-break/><text:tab/><text:tab/>-<text:span text:style-name="T693">Weapon Training(Wis)</text:span></text:p>
      <text:p text:style-name="P30"><text:tab/><text:tab/>-<text:span text:style-name="T693">Once per round when making an attack with your chosen ranged weapon, you may add <text:tab/><text:tab/><text:tab/>your Dex and Wis modifiers to your attack and damage rolls. <text:s/>This bonus overrides your <text:tab/><text:tab/>normal bonus from Point Blank Shot.</text:span></text:p>
      <text:p text:style-name="P176"><text:tab/><text:tab/>Plunging Shot</text:p>
      <text:p text:style-name="P125"><text:tab/><text:tab/>-Point Blank Shot</text:p>
      <text:p text:style-name="P125"><text:tab/><text:tab/>-If your target is at least 30 ft below you, your ranged attacks gain a +1 to hit and deal <text:tab/><text:tab/><text:tab/>and extra die of damage appropriate for the weapon.</text:p>
      <text:p text:style-name="P30"><text:tab/><text:tab/><text:span text:style-name="T333">Defensive Archery</text:span></text:p>
      <text:p text:style-name="P30"><text:tab/><text:tab/>-Point Blank Shot</text:p>
      <text:p text:style-name="P30"><text:tab/><text:tab/>-Weapon Expertise(any ranged)</text:p>
      <text:p text:style-name="P30"><text:tab/><text:tab/>-Gain a +4 bonus to AC vs attacks of opportunity you provoke making ranged attacks.</text:p>
      <text:p text:style-name="P30"><text:tab/><text:tab/><text:tab/><text:span text:style-name="T333">Rolling Shot</text:span></text:p>
      <text:p text:style-name="P30"><text:tab/><text:tab/><text:tab/>-Defensive Archery</text:p>
      <text:p text:style-name="P30"><text:tab/><text:tab/><text:tab/>-Skill Focus(Tumble)</text:p>
      <text:p text:style-name="P30"><text:tab/><text:tab/><text:tab/>-When using a standard action to make an attack with a ranged weapon, you may <text:tab/><text:tab/><text:tab/>combine that attack with a 5 ft shift to an unoccupied square. <text:s/>Doing so negates <text:tab/><text:tab/><text:tab/><text:tab/>you from provoking attacks of opportunity from any enemies threatening the <text:tab/><text:tab/><text:tab/><text:tab/>square you were on or the square you moved to.</text:p>
      <text:p text:style-name="P30"><text:tab/><text:tab/><text:span text:style-name="T333">Precise Shot</text:span></text:p>
      <text:p text:style-name="P30"><text:tab/><text:tab/>-Point Blank Shot</text:p>
      <text:p text:style-name="P30"><text:tab/><text:tab/>-BAB of 3</text:p>
      <text:p text:style-name="P30"><text:tab/><text:tab/>-You negate the -4 penalty when shooting at a target in melee combat.</text:p>
      <text:p text:style-name="P30"><text:tab/><text:tab/><text:tab/><text:span text:style-name="T333">Far Shot</text:span></text:p>
      <text:p text:style-name="P30"><text:tab/><text:tab/><text:tab/>-Precise Shot</text:p>
      <text:p text:style-name="P30"><text:tab/><text:tab/><text:tab/>-Increase your range increments by 50% with ranged weapons and 100% with <text:tab/><text:tab/><text:tab/><text:tab/>thrown weapons.</text:p>
      <text:p text:style-name="P30"><text:tab/><text:tab/><text:tab/><text:tab/><text:span text:style-name="T333">Sharp-Shooting</text:span></text:p>
      <text:p text:style-name="P30"><text:tab/><text:tab/><text:tab/><text:tab/>-Far Shot</text:p>
      <text:p text:style-name="P30"><text:tab/><text:tab/><text:tab/><text:tab/>-If you miss your target with a ranged attack due to their AC, you gain a <text:tab/><text:tab/><text:tab/><text:tab/><text:tab/>+4 bonus to hit them with all other ranged attacks until the start of their <text:tab/><text:tab/><text:tab/><text:tab/><text:tab/>next turn. <text:s/>If you miss a target due to Concealment(but not Total <text:tab/><text:tab/><text:tab/><text:tab/><text:tab/><text:tab/>Concealment), you ignore that miss chance on all you other ranged <text:tab/><text:tab/><text:tab/><text:tab/><text:tab/>attacks until the start of their next turn.</text:p>
      <text:p text:style-name="P30"><text:tab/><text:tab/><text:tab/><text:span text:style-name="T332">Deadeye Shot</text:span></text:p>
      <text:p text:style-name="P30"><text:tab/><text:tab/><text:tab/>-Precise Shot</text:p>
      <text:p text:style-name="P30"><text:tab/><text:tab/><text:tab/>-You may choose to hold you attack action against an opponent of your choosing <text:tab/><text:tab/><text:tab/>until an ally attacks them. <text:s/>If your ally attacks, your attack ignores that <text:tab/><text:tab/><text:tab/><text:tab/><text:tab/>opponent's Dex bonus to AC(Max 5).</text:p>
      <text:p text:style-name="P30"><text:tab/><text:tab/><text:tab/><text:span text:style-name="T392">Tactical Marksman</text:span></text:p>
      <text:p text:style-name="P30"><text:tab/><text:tab/><text:tab/>-<text:span text:style-name="T692">Precise Shot</text:span></text:p>
      <text:p text:style-name="P30"><text:tab/><text:tab/><text:tab/>-<text:span text:style-name="T692">You deal an additional +2 damage to any target you hit with a ranged attack that <text:tab/><text:tab/><text:tab/>is flanked by one of your allies.</text:span></text:p>
      <text:p text:style-name="P30"><text:tab/><text:tab/><text:tab/><text:span text:style-name="T333">Crossbow Sniper</text:span></text:p>
      <text:p text:style-name="P30"><text:tab/><text:tab/><text:tab/>-Weapon Focus(any crossbow)</text:p>
      <text:p text:style-name="P30"><text:tab/><text:tab/><text:tab/>-Precise Shot</text:p>
      <text:p text:style-name="P30"><text:tab/><text:tab/><text:tab/>-When you make attacks with a crossbow, you may add your Dex <text:tab/>bonus to your <text:tab/><text:tab/><text:tab/><text:tab/>damage roll. <text:s/></text:p>
      <text:p text:style-name="P277"><text:span text:style-name="T474"><text:tab/><text:tab/><text:tab/></text:span><text:span text:style-name="T475">Able Sniper</text:span></text:p>
      <text:p text:style-name="P282"><text:soft-page-break/><text:tab/><text:tab/><text:tab/>-Precise Shot</text:p>
      <text:p text:style-name="P282"><text:tab/><text:tab/><text:tab/>-Far Shot</text:p>
      <text:p text:style-name="P282"><text:tab/><text:tab/><text:tab/>-When using a ranged attack against an opponent who is at least 30 ft away and <text:tab/><text:tab/><text:tab/><text:tab/>unaware of your location, you gain a +2 bonus on the attack and damage roll. <text:s/><text:tab/><text:tab/><text:tab/><text:tab/>Gain a +4 bonus on Hide checks to hide again after making an attack roll from <text:tab/><text:tab/><text:tab/><text:tab/>hiding. <text:s/>This feat may not be used with a Full Attack action or with the Rapid <text:tab/><text:tab/><text:tab/><text:tab/>Shot feat.</text:p>
      <text:p text:style-name="P277"><text:span text:style-name="T474"><text:tab/><text:tab/><text:tab/><text:tab/></text:span><text:span text:style-name="T475">Expert Sniper</text:span></text:p>
      <text:p text:style-name="P282"><text:tab/><text:tab/><text:tab/><text:tab/>-Able Sniper</text:p>
      <text:p text:style-name="P282"><text:tab/><text:tab/><text:tab/><text:tab/>-Skill Focus(Hide)</text:p>
      <text:p text:style-name="P282"><text:tab/><text:tab/><text:tab/><text:tab/>-If you succeed in a Sniping Attack (i.e. hit your foe and make a Hide <text:tab/><text:tab/><text:tab/><text:tab/><text:tab/>check to remain hidden), the following round you can make a single <text:tab/><text:tab/><text:tab/><text:tab/><text:tab/>attack, take a Move Action (normally not allowed), and then make a Hide <text:tab/><text:tab/><text:tab/><text:tab/>check to remain hidden. As long as you remain unseen, you can continue <text:tab/><text:tab/><text:tab/><text:tab/><text:tab/>making Sniping Attacks</text:p>
      <text:p text:style-name="P277"><text:span text:style-name="T474"><text:tab/><text:tab/><text:tab/><text:tab/><text:tab/></text:span><text:span text:style-name="T329">Master Sniper</text:span></text:p>
      <text:p text:style-name="P30"><text:tab/><text:tab/><text:tab/><text:tab/><text:tab/>-Expert Sniper</text:p>
      <text:p text:style-name="P30"><text:tab/><text:tab/><text:tab/><text:tab/><text:tab/>-Ranged Weapon Mastery</text:p>
      <text:p text:style-name="P277"><text:span text:style-name="T321"><text:tab/><text:tab/><text:tab/><text:tab/><text:tab/>-</text:span><text:span text:style-name="T474">When attempting a Hide check after making a ranged attack <text:tab/><text:tab/><text:tab/><text:tab/><text:tab/><text:tab/>while hidden, you only receive a –10 penalty on your Hide check <text:tab/><text:tab/><text:tab/><text:tab/><text:tab/><text:tab/>(instead of the standard –20). <text:s/>When sniping, you roll for attack <text:tab/><text:tab/><text:tab/><text:tab/><text:tab/><text:tab/>and damage twice and take the better result.</text:span></text:p>
      <text:p text:style-name="P30"><text:tab/><text:tab/><text:span text:style-name="T333">Shot on the Run</text:span></text:p>
      <text:p text:style-name="P30"><text:tab/><text:tab/>-Point Blank Shot</text:p>
      <text:p text:style-name="P30"><text:tab/><text:tab/>-Mobility</text:p>
      <text:p text:style-name="P73"><text:tab/><text:tab/>-You may <text:span text:style-name="T692">make a standard attack with a </text:span><text:span text:style-name="T693">ranged</text:span><text:span text:style-name="T692"> weapon while taking a move action. <text:s/><text:tab/><text:tab/><text:tab/>Doing so forfeits your normal standard action in a round.</text:span></text:p>
      <text:p text:style-name="P73"><text:tab/><text:tab/><text:tab/><text:span text:style-name="T393">Mobile Marksman</text:span></text:p>
      <text:p text:style-name="P73"><text:tab/><text:tab/><text:tab/>-<text:span text:style-name="T693">Shot on the Run</text:span></text:p>
      <text:p text:style-name="P73"><text:tab/><text:tab/><text:tab/>-<text:span text:style-name="T693">Rapid Shot</text:span></text:p>
      <text:p text:style-name="P73"><text:tab/><text:tab/><text:tab/>-<text:span text:style-name="T693">BAB of 8</text:span></text:p>
      <text:p text:style-name="P73"><text:tab/><text:tab/><text:tab/>-<text:span text:style-name="T693">When using Rapid Shot in conjunction with Shot on the Run, you reduce the <text:tab/><text:tab/><text:tab/><text:tab/>attack roll penalty by 2.</text:span></text:p>
      <text:p text:style-name="P30"><text:tab/><text:tab/><text:span text:style-name="T333">Rapid Shot</text:span></text:p>
      <text:p text:style-name="P30"><text:tab/><text:tab/>-Point Blank Shot</text:p>
      <text:p text:style-name="P30"><text:tab/><text:tab/>-BAB of 5</text:p>
      <text:p text:style-name="P30"><text:tab/><text:tab/>-You may make an extra attack when using a standard attack. <text:s/>This attack must be the <text:tab/><text:tab/><text:tab/>same or an adjacent target and both attacks are made at a -5 penalty. <text:s/>You may also make <text:tab/><text:tab/>an extra attack when using a full attack. <text:s/>This attack must be the same or an adjacent <text:tab/><text:tab/><text:tab/>target to one of the other attacks and all attacks are made at a -2 penalty. <text:s/>This feat <text:tab/><text:tab/><text:tab/>requires the Rapid Reload feat for use with <text:span text:style-name="T693">hand and light </text:span>crossbows and does not work <text:tab/><text:tab/><text:tab/>with heavy crossbows.</text:p>
      <text:p text:style-name="P30"><text:tab/><text:tab/><text:span text:style-name="T333">-Steady Shot</text:span></text:p>
      <text:p text:style-name="P30"><text:tab/><text:tab/>-Point Blank Shot</text:p>
      <text:p text:style-name="P30"><text:tab/><text:tab/>-BAB of 5</text:p>
      <text:p text:style-name="P30"><text:tab/><text:tab/>-When using a ranged weapon, you may take a full round action to take 10 on the attack <text:tab/><text:tab/>roll. <text:s/>If you choose to do this, then you forgo rolling damage and simply deal the average <text:tab/><text:tab/>damage the weapon's damage dice would deal. <text:s/></text:p>
      <text:p text:style-name="P30"><text:tab/><text:tab/><text:span text:style-name="T332">Ranged Weapon Mastery</text:span></text:p>
      <text:p text:style-name="P30"><text:soft-page-break/><text:tab/><text:tab/>-Weapon Focus(any ranged)</text:p>
      <text:p text:style-name="P30"><text:tab/><text:tab/>-<text:span text:style-name="T524">Weapon Expertise(any ranged)</text:span></text:p>
      <text:p text:style-name="P30"><text:tab/><text:tab/>-Weapon Specialization(any ranged)</text:p>
      <text:p text:style-name="P30"><text:tab/><text:tab/>-BAB of 10</text:p>
      <text:p text:style-name="P30"><text:tab/><text:tab/>-When wielding your chosen ranged weapon, you gain a +1 or +2 bonus to AC if the <text:tab/><text:tab/><text:tab/>weapon is wielded with one or two hands respectively. <text:s/>Also, when firing at targets <text:tab/><text:tab/><text:tab/>beyond short range, reduce the attack roll penalties by 2. <text:s/>Finally, once per encounter <text:tab/><text:tab/><text:tab/>you may choose to take a full round action to make a single attack that deals maximum <text:tab/><text:tab/><text:tab/>damage.</text:p>
      <text:p text:style-name="P30"><text:tab/><text:tab/><text:tab/><text:span text:style-name="T333">Improved Precise Shot</text:span></text:p>
      <text:p text:style-name="P30"><text:tab/><text:tab/><text:tab/>-Ranged Weapon Mastery</text:p>
      <text:p text:style-name="P30"><text:tab/><text:tab/><text:tab/>-Precise Shot</text:p>
      <text:p text:style-name="P30"><text:tab/><text:tab/><text:tab/>-BAB of 12</text:p>
      <text:p text:style-name="P30"><text:tab/><text:tab/><text:tab/>-You ignore less than total cover or concealment when making ranged attacks <text:tab/><text:tab/><text:tab/><text:tab/>with your chosen ranged weapon.</text:p>
      <text:p text:style-name="P30"><text:tab/><text:tab/><text:tab/>-<text:span text:style-name="T333">Pinpoint Shot</text:span></text:p>
      <text:p text:style-name="P30"><text:tab/><text:tab/><text:tab/>-Ranged Weapon Mastery</text:p>
      <text:p text:style-name="P30"><text:tab/><text:tab/><text:tab/>-Improved Weapon Focus(any ranged)</text:p>
      <text:p text:style-name="P30"><text:tab/><text:tab/><text:tab/>-BAB of 12</text:p>
      <text:p text:style-name="P30"><text:tab/><text:tab/><text:tab/>-When wielding your chosen weapon, you ignore 2 from your opponent's AC due <text:tab/><text:tab/><text:tab/>to armor. <text:s/>In addition, when you hit with an attack, you gain a +2 to damage for <text:tab/><text:tab/><text:tab/><text:tab/>every 5 your hit a target's AC by. <text:s/>This feat cannot be used with Rapid Shot or <text:tab/><text:tab/><text:tab/><text:tab/>Manyshot.</text:p>
      <text:p text:style-name="P30"><text:tab/><text:tab/><text:tab/><text:span text:style-name="T333">Manyshot</text:span></text:p>
      <text:p text:style-name="P30"><text:tab/><text:tab/><text:tab/>-Ranged Weapon Mastery(any bow)</text:p>
      <text:p text:style-name="P30"><text:tab/><text:tab/><text:tab/>-Rapid Shot</text:p>
      <text:p text:style-name="P30"><text:tab/><text:tab/><text:tab/>-BAB of 12</text:p>
      <text:p text:style-name="P30"><text:tab/><text:tab/><text:tab/>-When making a standard attack with your chosen ranged weapon, you may fire <text:tab/><text:tab/><text:tab/><text:tab/>more than one arrow from your bow. <text:s/>Each extra arrow applies a -2 penalty to the <text:tab/><text:tab/><text:tab/>attack roll but adds an extra die of damage to the damage roll based on the <text:tab/><text:tab/><text:tab/><text:tab/>weapon's damage die. <text:span text:style-name="T620">Maximum of 3 arrows. <text:s/>This feat cannot be used in <text:tab/><text:tab/><text:tab/><text:tab/>conjunction with Rapid Shot.</text:span></text:p>
      <text:p text:style-name="P30"><text:tab/><text:tab/><text:span text:style-name="T333"><text:tab/>Penetrating Shot</text:span></text:p>
      <text:p text:style-name="P30"><text:tab/><text:tab/><text:tab/>Ranged Weapon Mastery</text:p>
      <text:p text:style-name="P30"><text:tab/><text:tab/><text:tab/>-BAB of 12</text:p>
      <text:p text:style-name="P30"><text:tab/><text:tab/><text:tab/>-When wielding your chosen ranged weapon you can choose to take a full round <text:tab/><text:tab/><text:tab/><text:tab/>action to make a single attack in a 60 ft line. <text:s/>This attack ignores 2 points of AC <text:tab/><text:tab/><text:tab/><text:tab/>from armor and deals an additional die of damage based on the weapon used.</text:p>
      <text:p text:style-name="P30"><text:tab/><text:tab/><text:tab/><text:span text:style-name="T333">Improved Steady Shot</text:span></text:p>
      <text:p text:style-name="P30"><text:tab/><text:tab/><text:tab/>-Ranged Weapon Mastery</text:p>
      <text:p text:style-name="P30"><text:tab/><text:tab/><text:tab/>-Steady Shot</text:p>
      <text:p text:style-name="P30"><text:tab/><text:tab/><text:tab/>-BAB of 12</text:p>
      <text:p text:style-name="P30"><text:tab/><text:tab/><text:tab/>-When using Steady Shot, you need only take a standard action rather than a full <text:tab/><text:tab/><text:tab/><text:tab/>round action. If you take a full attack action, then you may use Steady Shot <text:tab/><text:tab/><text:tab/><text:tab/>twice.</text:p>
      <text:p text:style-name="P30"><text:tab/><text:tab/><text:tab/><text:span text:style-name="T333">Improved Rapid Shot</text:span></text:p>
      <text:p text:style-name="P30"><text:tab/><text:tab/><text:tab/>-Ranged Weapon Mastery</text:p>
      <text:p text:style-name="P30"><text:tab/><text:tab/><text:tab/>-Rapid Shot</text:p>
      <text:p text:style-name="P30"><text:tab/><text:tab/><text:tab/>-BAB of 12</text:p>
      <text:p text:style-name="P30"><text:soft-page-break/><text:tab/><text:tab/><text:tab/>-You negate the attack roll penalties when using Rapid Shot.</text:p>
      <text:p text:style-name="P253"><text:span text:style-name="T175"><text:tab/><text:tab/></text:span><text:span text:style-name="T249">Melee Weapon Mastery</text:span></text:p>
      <text:p text:style-name="P30"><text:tab/><text:tab/>-Weapon Focus(any melee)</text:p>
      <text:p text:style-name="P30"><text:tab/><text:tab/>-Weapon Expertise(any melee)</text:p>
      <text:p text:style-name="P30"><text:tab/><text:tab/>-Weapon Specialization(any melee)</text:p>
      <text:p text:style-name="P30"><text:tab/><text:tab/>-BAB of 10</text:p>
      <text:p text:style-name="P253"><text:span text:style-name="T175"><text:tab/><text:tab/>-When wielding your chosen melee weapon, you gain a +1 to your attack and damage <text:tab/><text:tab/><text:tab/>rolls and to your AC. <text:s/>When you are </text:span><text:span text:style-name="T187">F</text:span><text:span text:style-name="T175">ighting </text:span><text:span text:style-name="T187">D</text:span><text:span text:style-name="T175">efensively, you switch the </text:span><text:span text:style-name="T249">base</text:span><text:span text:style-name="T175"> values <text:tab/><text:tab/><text:tab/>that modify your attack rolls and your AC.. <text:s/>When attacking with your chosen weapon <text:tab/><text:tab/><text:tab/>you may take 10 on the roll. <text:s/>When dealing damage with your chosen weapon, you may <text:tab/><text:tab/><text:tab/>instead of rolling your damage dice, deal the average damage those dice would deal. <text:s/><text:tab/><text:tab/><text:tab/>These last two effects can be used once per round.</text:span></text:p>
      <text:p text:style-name="P253"><text:span text:style-name="T175"><text:tab/><text:tab/><text:tab/></text:span><text:span text:style-name="T249">One-Handed Weapon Mastery</text:span></text:p>
      <text:p text:style-name="P30"><text:tab/><text:tab/><text:tab/>-Melee Weapon Mastery</text:p>
      <text:p text:style-name="P253"><text:span text:style-name="T175"><text:tab/><text:tab/><text:tab/>-When wielding your chosen one-handed weapon you gain a +1 bonus to attack <text:tab/><text:tab/><text:tab/><text:tab/>rolls and initiative rolls. <text:s/>Twice per encounter, you may deal half damage(round <text:tab/><text:tab/><text:tab/><text:tab/>down) to an opponent you have missed with an attack. <text:s/>A number of times per <text:tab/><text:tab/><text:tab/><text:tab/>day equal to your </text:span><text:span text:style-name="T249">base</text:span><text:span text:style-name="T175"> primary attack ability modifier you may add 1d4 + 1 to an <text:tab/><text:tab/><text:tab/>attack roll after the result has been rolled. <text:s/>This modification changes the </text:span><text:span text:style-name="T249">base</text:span><text:span text:style-name="T175"> <text:tab/><text:tab/><text:tab/><text:tab/>roll.</text:span></text:p>
      <text:p text:style-name="P253"><text:span text:style-name="T175"><text:tab/><text:tab/><text:tab/></text:span><text:span text:style-name="T249">Two-Handed Weapon Mastery</text:span></text:p>
      <text:p text:style-name="P30"><text:tab/><text:tab/><text:tab/>-Melee Weapon Mastery</text:p>
      <text:p text:style-name="P253"><text:span text:style-name="T175"><text:tab/><text:tab/><text:tab/>-When wielding your chosen two-handed weapon you gain a +1 deflection bonus <text:tab/><text:tab/><text:tab/>to your AC, and when rolling damage you may treat a damage die of 1 as a 2. <text:s/><text:tab/><text:tab/><text:tab/><text:tab/>Should an attack hit you, you may roll your damage <text:s/>for your weapon, the <text:tab/><text:tab/><text:tab/><text:tab/>damage you score negates your opponent's damage to a minimum of 0. <text:s/>This <text:tab/><text:tab/><text:tab/><text:tab/>ability can be used twice per encounter <text:s text:c="3"/>Finally, a number of times per day <text:tab/><text:tab/><text:tab/><text:tab/>equal to your </text:span><text:span text:style-name="T249">base</text:span><text:span text:style-name="T175"> primary attack ability modifier you may forgo a damage roll a<text:tab/><text:tab/><text:tab/><text:tab/>nd simply deal the maximum damage of the weapon.</text:span></text:p>
      <text:p text:style-name="P253"><text:span text:style-name="T175"><text:tab/><text:tab/><text:tab/><text:tab/></text:span><text:span text:style-name="T251">Defensive Combat Mastery</text:span></text:p>
      <text:p text:style-name="P30"><text:tab/><text:tab/><text:tab/><text:tab/>-One-Handed Weapon Mastery OR Two-Handed <text:tab/><text:tab/><text:tab/><text:tab/><text:tab/><text:tab/><text:tab/><text:tab/>Weapon Mastery</text:p>
      <text:p text:style-name="P30"><text:tab/><text:tab/><text:tab/><text:tab/>-BAB of 12</text:p>
      <text:p text:style-name="P30"><text:tab/><text:tab/><text:tab/><text:tab/>-Gain an additional +1 to AC and /- DR when wielding your chosen <text:tab/><text:tab/><text:tab/><text:tab/><text:tab/>weapon. <text:s/>In addition, your opponents suffer a -1 to their critical threat <text:tab/><text:tab/><text:tab/><text:tab/><text:tab/>range and a -4 penalty to confirmation rolls when making attacks against <text:tab/><text:tab/><text:tab/><text:tab/><text:tab/>you. <text:s/>When Fighting Defensively or using Total Defense, these bonuses <text:tab/><text:tab/><text:tab/><text:tab/><text:tab/>double and triple respectively. </text:p>
      <text:p text:style-name="P253"><text:span text:style-name="T175"><text:tab/><text:tab/><text:tab/></text:span><text:span text:style-name="T249">Crushing Strike</text:span></text:p>
      <text:p text:style-name="P30"><text:tab/><text:tab/><text:tab/>-Weapon Mastery(any Bludgeoning)</text:p>
      <text:p text:style-name="P30"><text:tab/><text:tab/><text:tab/>-When attacking a single target with your chosen weapon, you gain a +1 on <text:tab/><text:tab/><text:tab/><text:tab/>damage rolls against that same target for every attack you<text:tab/>land after the first(to a <text:tab/><text:tab/><text:tab/>maximum of +5) <text:s/>This bonus lasts until the end of the encounter. <text:s/>This bonus <text:tab/><text:tab/><text:tab/><text:tab/>damage is doubled for any weapon wielded with 2 hands.</text:p>
      <text:p text:style-name="P253"><text:span text:style-name="T175"><text:tab/><text:tab/><text:tab/></text:span><text:span text:style-name="T249">Driving Attack</text:span></text:p>
      <text:p text:style-name="P30"><text:tab/><text:tab/><text:tab/>-Weapon Mastery(any Piercing)</text:p>
      <text:p text:style-name="P30"><text:tab/><text:tab/><text:tab/>-You may use a <text:span text:style-name="T784">s</text:span>tandard action to make a single attack against a target with <text:tab/><text:tab/><text:tab/><text:tab/>your chosen weapon. <text:s/>If you do you gain a +2 attack bonus and deal 1 extra die <text:tab/><text:tab/><text:tab/><text:tab/>of damage appropriate to your weapon. <text:s/>If you deal damage you may bull rush <text:tab/><text:soft-page-break/><text:tab/><text:tab/><text:tab/>the target without moving with them and using your damage rolled in place of <text:tab/><text:tab/><text:tab/><text:tab/>your Str modifier. <text:s/>If you succeed, you push them 1 square have them fall prone <text:tab/><text:tab/><text:tab/><text:tab/>in that square. <text:s/>If you use this feat with a one-handed weapon, you can still push <text:tab/><text:tab/><text:tab/><text:tab/>them prone but only receive a +1 to the attack and damage roll.</text:p>
      <text:p text:style-name="P253"><text:span text:style-name="T175"><text:tab/><text:tab/><text:tab/></text:span><text:span text:style-name="T249">Slashing Flurry</text:span></text:p>
      <text:p text:style-name="P30"><text:tab/><text:tab/><text:tab/>-Weapon Mastery(any Slashing)</text:p>
      <text:p text:style-name="P30"><text:tab/><text:tab/><text:tab/>-When attacking with your chosen weapon, you may double the amount of <text:tab/><text:tab/><text:tab/><text:tab/>attacks you can make in a round with a Standard or Full Attack action, taking a -5 <text:tab/><text:tab/><text:tab/>penalty to you attack and damage rolls..</text:p>
      <text:p text:style-name="P253"><text:span text:style-name="T175"><text:tab/><text:tab/><text:tab/></text:span><text:span text:style-name="T249">Weapon High Mastery</text:span></text:p>
      <text:p text:style-name="P30"><text:tab/><text:tab/><text:tab/>-Improved Weapon Focus</text:p>
      <text:p text:style-name="P30"><text:tab/><text:tab/><text:tab/>-Improved Weapon Specialization</text:p>
      <text:p text:style-name="P30"><text:tab/><text:tab/><text:tab/>-Improved Weapon Expertise</text:p>
      <text:p text:style-name="P30"><text:tab/><text:tab/><text:tab/>-Melee Weapon Mastery or Ranged Weapon Mastery</text:p>
      <text:p text:style-name="P30"><text:tab/><text:tab/><text:tab/>-BAB of 11</text:p>
      <text:p text:style-name="P30"><text:tab/><text:tab/><text:tab/>-When wielding your chosen weapon, gain a +2 on Initiative checks when <text:tab/><text:tab/><text:tab/><text:tab/>wielding it, and you may draw you weapon as a free action. <text:s/>Your critical threat <text:tab/><text:tab/><text:tab/><text:tab/>range is increased by 1 with your weapon and you gain a +5 bonus when rolling <text:tab/><text:tab/><text:tab/><text:tab/>to confirm a critical strike. <text:s/>Should you still fail the confirmation roll, your <text:tab/><text:tab/><text:tab/><text:tab/>damage roll gains a +4 bonus. <text:s/>You may also make one additional attack when <text:tab/><text:tab/><text:tab/><text:tab/>using the Full Attack action. <text:s/>Finally, when you roll a natural 1 on an attack roll, <text:tab/><text:tab/><text:tab/><text:tab/>it is not considered a botch and resolves as a normal roll. <text:s/></text:p>
      <text:p text:style-name="P30"><text:tab/><text:tab/><text:tab/><text:tab/><text:span text:style-name="T333">Crushing Critical </text:span></text:p>
      <text:p text:style-name="P30"><text:tab/><text:tab/><text:tab/><text:tab/>-Crushing Strike</text:p>
      <text:p text:style-name="P30"><text:tab/><text:tab/><text:tab/><text:tab/>-Weapon High Mastery</text:p>
      <text:p text:style-name="P30"><text:tab/><text:tab/><text:tab/><text:tab/>-BAB of 1<text:span text:style-name="T603">3</text:span></text:p>
      <text:p text:style-name="P30"><text:tab/><text:tab/><text:tab/><text:tab/>-When you score a critical hit with your chosen weapon, your critical <text:tab/><text:tab/><text:tab/><text:tab/><text:tab/>damage increases by a single die type. <text:s/>When you successfully damage a <text:tab/><text:tab/><text:tab/><text:tab/><text:tab/>creature with your chosen weapon past it's DR, you gain a +1 to your <text:tab/><text:tab/><text:tab/><text:tab/><text:tab/>critical threat range and your critical confirmation rolls, up to a maximum <text:tab/><text:tab/><text:tab/><text:tab/>of +5. <text:s/>These bonuses reset if you land a critical hit on an opponent.</text:p>
      <text:p text:style-name="P30"><text:tab/><text:tab/><text:tab/><text:tab/><text:span text:style-name="T333">Deadly Precision</text:span></text:p>
      <text:p text:style-name="P30"><text:tab/><text:tab/><text:tab/><text:tab/>-Driving Attack </text:p>
      <text:p text:style-name="P30"><text:tab/><text:tab/><text:tab/><text:tab/>-Weapon High Mastery</text:p>
      <text:p text:style-name="P30"><text:tab/><text:tab/><text:tab/><text:tab/>-BAB of 1<text:span text:style-name="T603">3</text:span></text:p>
      <text:p text:style-name="P30"><text:tab/><text:tab/><text:tab/><text:tab/>-When dealing damage with your chosen weapon, you gain a +1 to <text:tab/><text:tab/><text:tab/><text:tab/><text:tab/>damage rolls with that weapon and an additional +1 for every 5 points of <text:tab/><text:tab/><text:tab/><text:tab/><text:tab/>BAB you possess. <text:s/>This same bonus also applies as a penalty to your <text:tab/><text:tab/><text:tab/><text:tab/><text:tab/>opponent's AC from armor and natural armor.</text:p>
      <text:p text:style-name="P30"><text:tab/><text:tab/><text:tab/><text:tab/><text:span text:style-name="T333">Defensive Edge</text:span></text:p>
      <text:p text:style-name="P30"><text:tab/><text:tab/><text:tab/><text:tab/>-Slashing Flurry</text:p>
      <text:p text:style-name="P30"><text:tab/><text:tab/><text:tab/><text:tab/>-Weapon High Mastery</text:p>
      <text:p text:style-name="P30"><text:tab/><text:tab/><text:tab/><text:tab/>-BAB of 1<text:span text:style-name="T603">3</text:span></text:p>
      <text:p text:style-name="P30"><text:tab/><text:tab/><text:tab/><text:tab/>-When wielding your chosen weapon, and Fighting Defensively, you gain <text:tab/><text:tab/><text:tab/><text:tab/>a bonus to AC and your /- DR equal to 1 for every die type your weapon <text:tab/><text:tab/><text:tab/><text:tab/><text:tab/>uses for damage, starting at a +1 for a d4. <text:s/>This bonus increases by half <text:tab/><text:tab/><text:tab/><text:tab/><text:tab/>again(round up) when using Total Defense, <text:s/>is cut in half(round up) when <text:tab/><text:tab/><text:tab/><text:tab/>using only a standard action in combat and is lost when using the Full <text:tab/><text:tab/><text:tab/><text:tab/><text:tab/>Attack option</text:p>
      <text:p text:style-name="P253"><text:soft-page-break/><text:span text:style-name="T175"><text:tab/><text:tab/><text:tab/><text:tab/></text:span><text:span text:style-name="T249">Weapon Grandmastery</text:span></text:p>
      <text:p text:style-name="P30"><text:tab/><text:tab/><text:tab/><text:tab/>-Weapon High Mastery</text:p>
      <text:p text:style-name="P30"><text:tab/><text:tab/><text:tab/><text:tab/>-Greater Weapon Expertise</text:p>
      <text:p text:style-name="P30"><text:tab/><text:tab/><text:tab/><text:tab/>-Greater Weapon Focus</text:p>
      <text:p text:style-name="P30"><text:tab/><text:tab/><text:tab/><text:tab/>-Greater Weapon Specialization</text:p>
      <text:p text:style-name="P30"><text:tab/><text:tab/><text:tab/><text:tab/>-BAB of 1<text:span text:style-name="T603">5</text:span></text:p>
      <text:p text:style-name="P30"><text:tab/><text:tab/><text:tab/><text:tab/>-When wielding your chosen weapon you may make a single attack at a -<text:tab/><text:tab/><text:tab/><text:tab/><text:tab/>5 penalty when using Total Defense. <text:s/>Once per encounter you may treat <text:tab/><text:tab/><text:tab/><text:tab/><text:tab/>an attack roll as a natural 20. <text:s/>When dealing damage with your chosen <text:tab/><text:tab/><text:tab/><text:tab/><text:tab/>weapon, you use the next highest damage die than your weapon normally <text:tab/><text:tab/><text:tab/><text:tab/>uses, and you increase the critical damage multiplier of your chosen <text:tab/><text:tab/><text:tab/><text:tab/><text:tab/>weapon by 1. <text:s/>Finally, you may make an additional attack with your <text:tab/><text:tab/><text:tab/><text:tab/><text:tab/>weapon when using the Standard Attack action. <text:s/></text:p>
      <text:p text:style-name="P30"/>
      <text:p text:style-name="P103"/>
      <text:p text:style-name="P306"/>
      <text:p text:style-name="P3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Times New Roman" svg:font-family="'Times New Roman'"/>
    <style:font-face style:name="Times New Roman1" svg:font-family="'Times New Roman'" style:font-family-generic="roman" style:font-pitch="variable"/>
    <style:font-face style:name="TimesNewRoman" svg:font-family="TimesNewRoman" style:font-family-generic="roman"/>
    <style:font-face style:name="TimesNewRoman,Italic" svg:font-family="'TimesNewRoman,Italic'" style:font-family-generic="roman"/>
    <style:font-face style:name="Trebuchet MS" svg:font-family="'Trebuchet MS', Verdana,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0T19:37:52.624000000</meta:creation-date>
    <meta:editing-duration>P418DT17H23M56S</meta:editing-duration>
    <meta:editing-cycles>474</meta:editing-cycles>
    <meta:generator>LibreOffice/7.5.0.3$Windows_X86_64 LibreOffice_project/c21113d003cd3efa8c53188764377a8272d9d6de</meta:generator>
    <dc:date>2025-06-17T16:13:18.286000000</dc:date>
    <meta:document-statistic meta:table-count="11" meta:image-count="0" meta:object-count="0" meta:page-count="233" meta:paragraph-count="7256" meta:word-count="97938" meta:character-count="579922" meta:non-whitespace-character-count="458239"/>
  </office:meta>
</office:document-meta>
</file>